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9.3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13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style:font-name="Arial" style:font-name-asian="DejaVu Sans" style:font-name-complex="DejaVu Sans"/>
    </style:style>
    <style:style style:name="ce3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table:formula="of:=MOD(ROW([.B16]);16)" office:value-type="float" office:value="0">
            <text:p>0</text:p>
          </table:table-cell>
          <table:table-cell table:number-columns-repeated="3"/>
          <table:table-cell table:number-matrix-columns-spanned="1" table:number-matrix-rows-spanned="1" table:formula="of:=SUM( IF([.C$1:.C$3696]=[.C1];[.D$1:.D$3696];&quot;&quot;) )" office:value-type="float" office:value="-935210">
            <text:p>-935210.0</text:p>
          </table:table-cell>
          <table:table-cell table:formula="of:=[.G1]/231" office:value-type="float" office:value="-4048.52813852814">
            <text:p>-4048.5</text:p>
          </table:table-cell>
          <table:table-cell/>
          <table:table-cell table:style-name="ce2" table:formula="of:=INDIRECT(&quot;B&quot;&amp;(ROW([.I1])*16))" office:value-type="float" office:value="3975">
            <text:p>3975.0</text:p>
          </table:table-cell>
          <table:table-cell table:style-name="ce2" office:value-type="float" office:value="1">
            <text:p>1.0</text:p>
          </table:table-cell>
          <table:table-cell table:formula="of:=[.K1]*500" office:value-type="float" office:value="500">
            <text:p>500</text:p>
          </table:table-cell>
          <table:table-cell table:style-name="ce3" table:formula="of:=(COUNTIF([.J1:.J231];&quot;&gt;=&quot;&amp;[.L1]) - COUNTIF([.J1:.J231];&quot;&gt;=&quot;&amp;[.L2])) / (231/400)" office:value-type="float" office:value="0">
            <text:p>0.000</text:p>
          </table:table-cell>
          <table:table-cell table:formula="of:=AVERAGE([.J1:.J231])" office:value-type="float" office:value="4066.49783549784">
            <text:p>4066.5</text:p>
          </table:table-cell>
        </table:table-row>
        <table:table-row table:style-name="ro1">
          <table:table-cell/>
          <table:table-cell office:value-type="float" office:value="3890">
            <text:p>3890</text:p>
          </table:table-cell>
          <table:table-cell table:formula="of:=MOD(ROW([.B17]);16)" office:value-type="float" office:value="1">
            <text:p>1</text:p>
          </table:table-cell>
          <table:table-cell table:formula="of:=[.B2]-[.B1]" office:value-type="float" office:value="3890">
            <text:p>3890</text:p>
          </table:table-cell>
          <table:table-cell table:number-columns-repeated="2"/>
          <table:table-cell table:number-matrix-columns-spanned="1" table:number-matrix-rows-spanned="1" table:formula="of:=SUM( IF([.C$1:.C$3696]=[.C2];[.D$1:.D$3696];&quot;&quot;) )" office:value-type="float" office:value="918572">
            <text:p>918572.0</text:p>
          </table:table-cell>
          <table:table-cell table:formula="of:=[.G2]/231" office:value-type="float" office:value="3976.50216450216">
            <text:p>3976.5</text:p>
          </table:table-cell>
          <table:table-cell/>
          <table:table-cell table:style-name="ce2" table:formula="of:=INDIRECT(&quot;B&quot;&amp;(ROW([.I2])*16))" office:value-type="float" office:value="3937">
            <text:p>3937.0</text:p>
          </table:table-cell>
          <table:table-cell table:style-name="ce2" office:value-type="float" office:value="2">
            <text:p>2.0</text:p>
          </table:table-cell>
          <table:table-cell table:formula="of:=[.K2]*500" office:value-type="float" office:value="1000">
            <text:p>1000</text:p>
          </table:table-cell>
          <table:table-cell table:style-name="ce3" table:formula="of:=(COUNTIF([.J2:.J232];&quot;&gt;=&quot;&amp;[.L2]) - COUNTIF([.J2:.J232];&quot;&gt;=&quot;&amp;[.L3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95">
            <text:p>3895</text:p>
          </table:table-cell>
          <table:table-cell table:formula="of:=MOD(ROW([.B18]);16)" office:value-type="float" office:value="2">
            <text:p>2</text:p>
          </table:table-cell>
          <table:table-cell table:formula="of:=[.B3]-[.B2]" office:value-type="float" office:value="5">
            <text:p>5</text:p>
          </table:table-cell>
          <table:table-cell table:number-columns-repeated="2"/>
          <table:table-cell table:number-matrix-columns-spanned="1" table:number-matrix-rows-spanned="1" table:formula="of:=SUM( IF([.C$1:.C$3696]=[.C3];[.D$1:.D$3696];&quot;&quot;) )" office:value-type="float" office:value="1504">
            <text:p>1504.0</text:p>
          </table:table-cell>
          <table:table-cell table:formula="of:=[.G3]/231" office:value-type="float" office:value="6.51082251082251">
            <text:p>6.5</text:p>
          </table:table-cell>
          <table:table-cell/>
          <table:table-cell table:style-name="ce2" table:formula="of:=INDIRECT(&quot;B&quot;&amp;(ROW([.I3])*16))" office:value-type="float" office:value="3119">
            <text:p>3119.0</text:p>
          </table:table-cell>
          <table:table-cell table:style-name="ce2" office:value-type="float" office:value="3">
            <text:p>3.0</text:p>
          </table:table-cell>
          <table:table-cell table:formula="of:=[.K3]*500" office:value-type="float" office:value="1500">
            <text:p>1500</text:p>
          </table:table-cell>
          <table:table-cell table:style-name="ce3" table:formula="of:=(COUNTIF([.J3:.J233];&quot;&gt;=&quot;&amp;[.L3]) - COUNTIF([.J3:.J233];&quot;&gt;=&quot;&amp;[.L4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02">
            <text:p>3902</text:p>
          </table:table-cell>
          <table:table-cell table:formula="of:=MOD(ROW([.B19]);16)" office:value-type="float" office:value="3">
            <text:p>3</text:p>
          </table:table-cell>
          <table:table-cell table:formula="of:=[.B4]-[.B3]" office:value-type="float" office:value="7">
            <text:p>7</text:p>
          </table:table-cell>
          <table:table-cell table:number-columns-repeated="2"/>
          <table:table-cell table:number-matrix-columns-spanned="1" table:number-matrix-rows-spanned="1" table:formula="of:=SUM( IF([.C$1:.C$3696]=[.C4];[.D$1:.D$3696];&quot;&quot;) )" office:value-type="float" office:value="1500">
            <text:p>1500.0</text:p>
          </table:table-cell>
          <table:table-cell table:formula="of:=[.G4]/231" office:value-type="float" office:value="6.49350649350649">
            <text:p>6.5</text:p>
          </table:table-cell>
          <table:table-cell/>
          <table:table-cell table:style-name="ce2" table:formula="of:=INDIRECT(&quot;B&quot;&amp;(ROW([.I4])*16))" office:value-type="float" office:value="2971">
            <text:p>2971.0</text:p>
          </table:table-cell>
          <table:table-cell table:style-name="ce2" office:value-type="float" office:value="4">
            <text:p>4.0</text:p>
          </table:table-cell>
          <table:table-cell table:formula="of:=[.K4]*500" office:value-type="float" office:value="2000">
            <text:p>2000</text:p>
          </table:table-cell>
          <table:table-cell table:style-name="ce3" table:formula="of:=(COUNTIF([.J4:.J234];&quot;&gt;=&quot;&amp;[.L4]) - COUNTIF([.J4:.J234];&quot;&gt;=&quot;&amp;[.L5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08">
            <text:p>3908</text:p>
          </table:table-cell>
          <table:table-cell table:formula="of:=MOD(ROW([.B20]);16)" office:value-type="float" office:value="4">
            <text:p>4</text:p>
          </table:table-cell>
          <table:table-cell table:formula="of:=[.B5]-[.B4]" office:value-type="float" office:value="6">
            <text:p>6</text:p>
          </table:table-cell>
          <table:table-cell table:number-columns-repeated="2"/>
          <table:table-cell table:number-matrix-columns-spanned="1" table:number-matrix-rows-spanned="1" table:formula="of:=SUM( IF([.C$1:.C$3696]=[.C5];[.D$1:.D$3696];&quot;&quot;) )" office:value-type="float" office:value="1472">
            <text:p>1472.0</text:p>
          </table:table-cell>
          <table:table-cell table:formula="of:=[.G5]/231" office:value-type="float" office:value="6.37229437229437">
            <text:p>6.4</text:p>
          </table:table-cell>
          <table:table-cell/>
          <table:table-cell table:style-name="ce2" table:formula="of:=INDIRECT(&quot;B&quot;&amp;(ROW([.I5])*16))" office:value-type="float" office:value="2838">
            <text:p>2838.0</text:p>
          </table:table-cell>
          <table:table-cell table:style-name="ce2" office:value-type="float" office:value="5">
            <text:p>5.0</text:p>
          </table:table-cell>
          <table:table-cell table:formula="of:=[.K5]*500" office:value-type="float" office:value="2500">
            <text:p>2500</text:p>
          </table:table-cell>
          <table:table-cell table:style-name="ce3" table:formula="of:=(COUNTIF([.J5:.J235];&quot;&gt;=&quot;&amp;[.L5]) - COUNTIF([.J5:.J235];&quot;&gt;=&quot;&amp;[.L6])) / (231/400)" office:value-type="float" office:value="1.73160173160173">
            <text:p>1.732</text:p>
          </table:table-cell>
          <table:table-cell/>
        </table:table-row>
        <table:table-row table:style-name="ro1">
          <table:table-cell/>
          <table:table-cell office:value-type="float" office:value="3913">
            <text:p>3913</text:p>
          </table:table-cell>
          <table:table-cell table:formula="of:=MOD(ROW([.B21]);16)" office:value-type="float" office:value="5">
            <text:p>5</text:p>
          </table:table-cell>
          <table:table-cell table:formula="of:=[.B6]-[.B5]" office:value-type="float" office:value="5">
            <text:p>5</text:p>
          </table:table-cell>
          <table:table-cell table:number-columns-repeated="2"/>
          <table:table-cell table:number-matrix-columns-spanned="1" table:number-matrix-rows-spanned="1" table:formula="of:=SUM( IF([.C$1:.C$3696]=[.C6];[.D$1:.D$3696];&quot;&quot;) )" office:value-type="float" office:value="1465">
            <text:p>1465.0</text:p>
          </table:table-cell>
          <table:table-cell table:formula="of:=[.G6]/231" office:value-type="float" office:value="6.34199134199134">
            <text:p>6.3</text:p>
          </table:table-cell>
          <table:table-cell/>
          <table:table-cell table:style-name="ce2" table:formula="of:=INDIRECT(&quot;B&quot;&amp;(ROW([.I6])*16))" office:value-type="float" office:value="3079">
            <text:p>3079.0</text:p>
          </table:table-cell>
          <table:table-cell table:style-name="ce2" office:value-type="float" office:value="6">
            <text:p>6.0</text:p>
          </table:table-cell>
          <table:table-cell table:formula="of:=[.K6]*500" office:value-type="float" office:value="3000">
            <text:p>3000</text:p>
          </table:table-cell>
          <table:table-cell table:style-name="ce3" table:formula="of:=(COUNTIF([.J6:.J236];&quot;&gt;=&quot;&amp;[.L6]) - COUNTIF([.J6:.J236];&quot;&gt;=&quot;&amp;[.L7])) / (231/400)" office:value-type="float" office:value="65.8008658008658">
            <text:p>65.801</text:p>
          </table:table-cell>
          <table:table-cell/>
        </table:table-row>
        <table:table-row table:style-name="ro1">
          <table:table-cell/>
          <table:table-cell office:value-type="float" office:value="3920">
            <text:p>3920</text:p>
          </table:table-cell>
          <table:table-cell table:formula="of:=MOD(ROW([.B22]);16)" office:value-type="float" office:value="6">
            <text:p>6</text:p>
          </table:table-cell>
          <table:table-cell table:formula="of:=[.B7]-[.B6]" office:value-type="float" office:value="7">
            <text:p>7</text:p>
          </table:table-cell>
          <table:table-cell table:number-columns-repeated="2"/>
          <table:table-cell table:number-matrix-columns-spanned="1" table:number-matrix-rows-spanned="1" table:formula="of:=SUM( IF([.C$1:.C$3696]=[.C7];[.D$1:.D$3696];&quot;&quot;) )" office:value-type="float" office:value="1467">
            <text:p>1467.0</text:p>
          </table:table-cell>
          <table:table-cell table:formula="of:=[.G7]/231" office:value-type="float" office:value="6.35064935064935">
            <text:p>6.4</text:p>
          </table:table-cell>
          <table:table-cell/>
          <table:table-cell table:style-name="ce2" table:formula="of:=INDIRECT(&quot;B&quot;&amp;(ROW([.I7])*16))" office:value-type="float" office:value="3096">
            <text:p>3096.0</text:p>
          </table:table-cell>
          <table:table-cell table:style-name="ce2" office:value-type="float" office:value="7">
            <text:p>7.0</text:p>
          </table:table-cell>
          <table:table-cell table:formula="of:=[.K7]*500" office:value-type="float" office:value="3500">
            <text:p>3500</text:p>
          </table:table-cell>
          <table:table-cell table:style-name="ce3" table:formula="of:=(COUNTIF([.J7:.J237];&quot;&gt;=&quot;&amp;[.L7]) - COUNTIF([.J7:.J237];&quot;&gt;=&quot;&amp;[.L8])) / (231/400)" office:value-type="float" office:value="129.87012987013">
            <text:p>129.870</text:p>
          </table:table-cell>
          <table:table-cell/>
        </table:table-row>
        <table:table-row table:style-name="ro1">
          <table:table-cell/>
          <table:table-cell office:value-type="float" office:value="3925">
            <text:p>3925</text:p>
          </table:table-cell>
          <table:table-cell table:formula="of:=MOD(ROW([.B23]);16)" office:value-type="float" office:value="7">
            <text:p>7</text:p>
          </table:table-cell>
          <table:table-cell table:formula="of:=[.B8]-[.B7]" office:value-type="float" office:value="5">
            <text:p>5</text:p>
          </table:table-cell>
          <table:table-cell table:number-columns-repeated="2"/>
          <table:table-cell table:number-matrix-columns-spanned="1" table:number-matrix-rows-spanned="1" table:formula="of:=SUM( IF([.C$1:.C$3696]=[.C8];[.D$1:.D$3696];&quot;&quot;) )" office:value-type="float" office:value="1473">
            <text:p>1473.0</text:p>
          </table:table-cell>
          <table:table-cell table:formula="of:=[.G8]/231" office:value-type="float" office:value="6.37662337662338">
            <text:p>6.4</text:p>
          </table:table-cell>
          <table:table-cell/>
          <table:table-cell table:style-name="ce2" table:formula="of:=INDIRECT(&quot;B&quot;&amp;(ROW([.I8])*16))" office:value-type="float" office:value="3123">
            <text:p>3123.0</text:p>
          </table:table-cell>
          <table:table-cell table:style-name="ce2" office:value-type="float" office:value="8">
            <text:p>8.0</text:p>
          </table:table-cell>
          <table:table-cell table:formula="of:=[.K8]*500" office:value-type="float" office:value="4000">
            <text:p>4000</text:p>
          </table:table-cell>
          <table:table-cell table:style-name="ce3" table:formula="of:=(COUNTIF([.J8:.J238];&quot;&gt;=&quot;&amp;[.L8]) - COUNTIF([.J8:.J238];&quot;&gt;=&quot;&amp;[.L9])) / (231/400)" office:value-type="float" office:value="116.017316017316">
            <text:p>116.017</text:p>
          </table:table-cell>
          <table:table-cell/>
        </table:table-row>
        <table:table-row table:style-name="ro1">
          <table:table-cell/>
          <table:table-cell office:value-type="float" office:value="3931">
            <text:p>3931</text:p>
          </table:table-cell>
          <table:table-cell table:formula="of:=MOD(ROW([.B24]);16)" office:value-type="float" office:value="8">
            <text:p>8</text:p>
          </table:table-cell>
          <table:table-cell table:formula="of:=[.B9]-[.B8]" office:value-type="float" office:value="6">
            <text:p>6</text:p>
          </table:table-cell>
          <table:table-cell table:number-columns-repeated="2"/>
          <table:table-cell table:number-matrix-columns-spanned="1" table:number-matrix-rows-spanned="1" table:formula="of:=SUM( IF([.C$1:.C$3696]=[.C9];[.D$1:.D$3696];&quot;&quot;) )" office:value-type="float" office:value="1497">
            <text:p>1497.0</text:p>
          </table:table-cell>
          <table:table-cell table:formula="of:=[.G9]/231" office:value-type="float" office:value="6.48051948051948">
            <text:p>6.5</text:p>
          </table:table-cell>
          <table:table-cell/>
          <table:table-cell table:style-name="ce2" table:formula="of:=INDIRECT(&quot;B&quot;&amp;(ROW([.I9])*16))" office:value-type="float" office:value="3318">
            <text:p>3318.0</text:p>
          </table:table-cell>
          <table:table-cell table:style-name="ce2" office:value-type="float" office:value="9">
            <text:p>9.0</text:p>
          </table:table-cell>
          <table:table-cell table:formula="of:=[.K9]*500" office:value-type="float" office:value="4500">
            <text:p>4500</text:p>
          </table:table-cell>
          <table:table-cell table:style-name="ce3" table:formula="of:=(COUNTIF([.J9:.J239];&quot;&gt;=&quot;&amp;[.L9]) - COUNTIF([.J9:.J239];&quot;&gt;=&quot;&amp;[.L10])) / (231/400)" office:value-type="float" office:value="45.021645021645">
            <text:p>45.022</text:p>
          </table:table-cell>
          <table:table-cell/>
        </table:table-row>
        <table:table-row table:style-name="ro1">
          <table:table-cell/>
          <table:table-cell office:value-type="float" office:value="3938">
            <text:p>3938</text:p>
          </table:table-cell>
          <table:table-cell table:formula="of:=MOD(ROW([.B25]);16)" office:value-type="float" office:value="9">
            <text:p>9</text:p>
          </table:table-cell>
          <table:table-cell table:formula="of:=[.B10]-[.B9]" office:value-type="float" office:value="7">
            <text:p>7</text:p>
          </table:table-cell>
          <table:table-cell table:number-columns-repeated="2"/>
          <table:table-cell table:number-matrix-columns-spanned="1" table:number-matrix-rows-spanned="1" table:formula="of:=SUM( IF([.C$1:.C$3696]=[.C10];[.D$1:.D$3696];&quot;&quot;) )" office:value-type="float" office:value="1504">
            <text:p>1504.0</text:p>
          </table:table-cell>
          <table:table-cell table:formula="of:=[.G10]/231" office:value-type="float" office:value="6.51082251082251">
            <text:p>6.5</text:p>
          </table:table-cell>
          <table:table-cell/>
          <table:table-cell table:style-name="ce2" table:formula="of:=INDIRECT(&quot;B&quot;&amp;(ROW([.I10])*16))" office:value-type="float" office:value="3050">
            <text:p>3050.0</text:p>
          </table:table-cell>
          <table:table-cell table:style-name="ce2" office:value-type="float" office:value="10">
            <text:p>10.0</text:p>
          </table:table-cell>
          <table:table-cell table:formula="of:=[.K10]*500" office:value-type="float" office:value="5000">
            <text:p>5000</text:p>
          </table:table-cell>
          <table:table-cell table:style-name="ce3" table:formula="of:=(COUNTIF([.J10:.J240];&quot;&gt;=&quot;&amp;[.L10]) - COUNTIF([.J10:.J240];&quot;&gt;=&quot;&amp;[.L11])) / (231/400)" office:value-type="float" office:value="22.5108225108225">
            <text:p>22.511</text:p>
          </table:table-cell>
          <table:table-cell/>
        </table:table-row>
        <table:table-row table:style-name="ro1">
          <table:table-cell/>
          <table:table-cell office:value-type="float" office:value="3944">
            <text:p>3944</text:p>
          </table:table-cell>
          <table:table-cell table:formula="of:=MOD(ROW([.B26]);16)" office:value-type="float" office:value="10">
            <text:p>10</text:p>
          </table:table-cell>
          <table:table-cell table:formula="of:=[.B11]-[.B10]" office:value-type="float" office:value="6">
            <text:p>6</text:p>
          </table:table-cell>
          <table:table-cell table:number-columns-repeated="2"/>
          <table:table-cell table:number-matrix-columns-spanned="1" table:number-matrix-rows-spanned="1" table:formula="of:=SUM( IF([.C$1:.C$3696]=[.C11];[.D$1:.D$3696];&quot;&quot;) )" office:value-type="float" office:value="1486">
            <text:p>1486.0</text:p>
          </table:table-cell>
          <table:table-cell table:formula="of:=[.G11]/231" office:value-type="float" office:value="6.43290043290043">
            <text:p>6.4</text:p>
          </table:table-cell>
          <table:table-cell/>
          <table:table-cell table:style-name="ce2" table:formula="of:=INDIRECT(&quot;B&quot;&amp;(ROW([.I11])*16))" office:value-type="float" office:value="3168">
            <text:p>3168.0</text:p>
          </table:table-cell>
          <table:table-cell table:style-name="ce2" office:value-type="float" office:value="11">
            <text:p>11.0</text:p>
          </table:table-cell>
          <table:table-cell table:formula="of:=[.K11]*500" office:value-type="float" office:value="5500">
            <text:p>5500</text:p>
          </table:table-cell>
          <table:table-cell table:style-name="ce3" table:formula="of:=(COUNTIF([.J11:.J241];&quot;&gt;=&quot;&amp;[.L11]) - COUNTIF([.J11:.J241];&quot;&gt;=&quot;&amp;[.L12])) / (231/400)" office:value-type="float" office:value="6.92640692640693">
            <text:p>6.926</text:p>
          </table:table-cell>
          <table:table-cell/>
        </table:table-row>
        <table:table-row table:style-name="ro1">
          <table:table-cell/>
          <table:table-cell office:value-type="float" office:value="3951">
            <text:p>3951</text:p>
          </table:table-cell>
          <table:table-cell table:formula="of:=MOD(ROW([.B27]);16)" office:value-type="float" office:value="11">
            <text:p>11</text:p>
          </table:table-cell>
          <table:table-cell table:formula="of:=[.B12]-[.B11]" office:value-type="float" office:value="7">
            <text:p>7</text:p>
          </table:table-cell>
          <table:table-cell table:number-columns-repeated="2"/>
          <table:table-cell table:number-matrix-columns-spanned="1" table:number-matrix-rows-spanned="1" table:formula="of:=SUM( IF([.C$1:.C$3696]=[.C12];[.D$1:.D$3696];&quot;&quot;) )" office:value-type="float" office:value="1502">
            <text:p>1502.0</text:p>
          </table:table-cell>
          <table:table-cell table:formula="of:=[.G12]/231" office:value-type="float" office:value="6.5021645021645">
            <text:p>6.5</text:p>
          </table:table-cell>
          <table:table-cell/>
          <table:table-cell table:style-name="ce2" table:formula="of:=INDIRECT(&quot;B&quot;&amp;(ROW([.I12])*16))" office:value-type="float" office:value="4166">
            <text:p>4166.0</text:p>
          </table:table-cell>
          <table:table-cell table:style-name="ce2" office:value-type="float" office:value="12">
            <text:p>12.0</text:p>
          </table:table-cell>
          <table:table-cell table:formula="of:=[.K12]*500" office:value-type="float" office:value="6000">
            <text:p>6000</text:p>
          </table:table-cell>
          <table:table-cell table:style-name="ce3" table:formula="of:=(COUNTIF([.J12:.J242];&quot;&gt;=&quot;&amp;[.L12]) - COUNTIF([.J12:.J242];&quot;&gt;=&quot;&amp;[.L13])) / (231/400)" office:value-type="float" office:value="1.73160173160173">
            <text:p>1.732</text:p>
          </table:table-cell>
          <table:table-cell/>
        </table:table-row>
        <table:table-row table:style-name="ro1">
          <table:table-cell/>
          <table:table-cell office:value-type="float" office:value="3957">
            <text:p>3957</text:p>
          </table:table-cell>
          <table:table-cell table:formula="of:=MOD(ROW([.B28]);16)" office:value-type="float" office:value="12">
            <text:p>12</text:p>
          </table:table-cell>
          <table:table-cell table:formula="of:=[.B13]-[.B12]" office:value-type="float" office:value="6">
            <text:p>6</text:p>
          </table:table-cell>
          <table:table-cell table:number-columns-repeated="2"/>
          <table:table-cell table:number-matrix-columns-spanned="1" table:number-matrix-rows-spanned="1" table:formula="of:=SUM( IF([.C$1:.C$3696]=[.C13];[.D$1:.D$3696];&quot;&quot;) )" office:value-type="float" office:value="1499">
            <text:p>1499.0</text:p>
          </table:table-cell>
          <table:table-cell table:formula="of:=[.G13]/231" office:value-type="float" office:value="6.48917748917749">
            <text:p>6.5</text:p>
          </table:table-cell>
          <table:table-cell/>
          <table:table-cell table:style-name="ce2" table:formula="of:=INDIRECT(&quot;B&quot;&amp;(ROW([.I13])*16))" office:value-type="float" office:value="3783">
            <text:p>3783.0</text:p>
          </table:table-cell>
          <table:table-cell table:style-name="ce2" office:value-type="float" office:value="13">
            <text:p>13.0</text:p>
          </table:table-cell>
          <table:table-cell table:formula="of:=[.K13]*500" office:value-type="float" office:value="6500">
            <text:p>6500</text:p>
          </table:table-cell>
          <table:table-cell table:style-name="ce3" table:formula="of:=(COUNTIF([.J13:.J243];&quot;&gt;=&quot;&amp;[.L13]) - COUNTIF([.J13:.J243];&quot;&gt;=&quot;&amp;[.L14])) / (231/400)" office:value-type="float" office:value="3.46320346320346">
            <text:p>3.463</text:p>
          </table:table-cell>
          <table:table-cell/>
        </table:table-row>
        <table:table-row table:style-name="ro1">
          <table:table-cell/>
          <table:table-cell office:value-type="float" office:value="3962">
            <text:p>3962</text:p>
          </table:table-cell>
          <table:table-cell table:formula="of:=MOD(ROW([.B29]);16)" office:value-type="float" office:value="13">
            <text:p>13</text:p>
          </table:table-cell>
          <table:table-cell table:formula="of:=[.B14]-[.B13]" office:value-type="float" office:value="5">
            <text:p>5</text:p>
          </table:table-cell>
          <table:table-cell table:number-columns-repeated="2"/>
          <table:table-cell table:number-matrix-columns-spanned="1" table:number-matrix-rows-spanned="1" table:formula="of:=SUM( IF([.C$1:.C$3696]=[.C14];[.D$1:.D$3696];&quot;&quot;) )" office:value-type="float" office:value="1483">
            <text:p>1483.0</text:p>
          </table:table-cell>
          <table:table-cell table:formula="of:=[.G14]/231" office:value-type="float" office:value="6.41991341991342">
            <text:p>6.4</text:p>
          </table:table-cell>
          <table:table-cell/>
          <table:table-cell table:style-name="ce2" table:formula="of:=INDIRECT(&quot;B&quot;&amp;(ROW([.I14])*16))" office:value-type="float" office:value="3250">
            <text:p>3250.0</text:p>
          </table:table-cell>
          <table:table-cell table:style-name="ce2" office:value-type="float" office:value="14">
            <text:p>14.0</text:p>
          </table:table-cell>
          <table:table-cell table:formula="of:=[.K14]*500" office:value-type="float" office:value="7000">
            <text:p>7000</text:p>
          </table:table-cell>
          <table:table-cell table:style-name="ce3" table:formula="of:=(COUNTIF([.J14:.J244];&quot;&gt;=&quot;&amp;[.L14]) - COUNTIF([.J14:.J244];&quot;&gt;=&quot;&amp;[.L15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69">
            <text:p>3969</text:p>
          </table:table-cell>
          <table:table-cell table:formula="of:=MOD(ROW([.B30]);16)" office:value-type="float" office:value="14">
            <text:p>14</text:p>
          </table:table-cell>
          <table:table-cell table:formula="of:=[.B15]-[.B14]" office:value-type="float" office:value="7">
            <text:p>7</text:p>
          </table:table-cell>
          <table:table-cell table:number-columns-repeated="2"/>
          <table:table-cell table:number-matrix-columns-spanned="1" table:number-matrix-rows-spanned="1" table:formula="of:=SUM( IF([.C$1:.C$3696]=[.C15];[.D$1:.D$3696];&quot;&quot;) )" office:value-type="float" office:value="1470">
            <text:p>1470.0</text:p>
          </table:table-cell>
          <table:table-cell table:formula="of:=[.G15]/231" office:value-type="float" office:value="6.36363636363636">
            <text:p>6.4</text:p>
          </table:table-cell>
          <table:table-cell/>
          <table:table-cell table:style-name="ce2" table:formula="of:=INDIRECT(&quot;B&quot;&amp;(ROW([.I15])*16))" office:value-type="float" office:value="3284">
            <text:p>3284.0</text:p>
          </table:table-cell>
          <table:table-cell table:style-name="ce2" office:value-type="float" office:value="15">
            <text:p>15.0</text:p>
          </table:table-cell>
          <table:table-cell table:formula="of:=[.K15]*500" office:value-type="float" office:value="7500">
            <text:p>7500</text:p>
          </table:table-cell>
          <table:table-cell table:style-name="ce3" table:formula="of:=(COUNTIF([.J15:.J245];&quot;&gt;=&quot;&amp;[.L15]) - COUNTIF([.J15:.J245];&quot;&gt;=&quot;&amp;[.L16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75">
            <text:p>3975</text:p>
          </table:table-cell>
          <table:table-cell table:formula="of:=MOD(ROW([.B31]);16)" office:value-type="float" office:value="15">
            <text:p>15</text:p>
          </table:table-cell>
          <table:table-cell table:formula="of:=[.B16]-[.B15]" office:value-type="float" office:value="6">
            <text:p>6</text:p>
          </table:table-cell>
          <table:table-cell table:number-columns-repeated="2"/>
          <table:table-cell table:number-matrix-columns-spanned="1" table:number-matrix-rows-spanned="1" table:formula="of:=SUM( IF([.C$1:.C$3696]=[.C16];[.D$1:.D$3696];&quot;&quot;) )" office:value-type="float" office:value="1467">
            <text:p>1467.0</text:p>
          </table:table-cell>
          <table:table-cell table:formula="of:=[.G16]/231" office:value-type="float" office:value="6.35064935064935">
            <text:p>6.4</text:p>
          </table:table-cell>
          <table:table-cell/>
          <table:table-cell table:style-name="ce2" table:formula="of:=INDIRECT(&quot;B&quot;&amp;(ROW([.I16])*16))" office:value-type="float" office:value="3444">
            <text:p>3444.0</text:p>
          </table:table-cell>
          <table:table-cell table:style-name="ce2" office:value-type="float" office:value="16">
            <text:p>16.0</text:p>
          </table:table-cell>
          <table:table-cell table:formula="of:=[.K16]*500" office:value-type="float" office:value="8000">
            <text:p>8000</text:p>
          </table:table-cell>
          <table:table-cell table:style-name="ce3" table:formula="of:=(COUNTIF([.J16:.J246];&quot;&gt;=&quot;&amp;[.L16]) - COUNTIF([.J16:.J246];&quot;&gt;=&quot;&amp;[.L17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]);16)" office:value-type="float" office:value="0">
            <text:p>0</text:p>
          </table:table-cell>
          <table:table-cell table:formula="of:=[.B17]-[.B16]" office:value-type="float" office:value="-3975">
            <text:p>-3975</text:p>
          </table:table-cell>
          <table:table-cell table:number-columns-repeated="5"/>
          <table:table-cell table:style-name="ce2" table:formula="of:=INDIRECT(&quot;B&quot;&amp;(ROW([.I17])*16))" office:value-type="float" office:value="3175">
            <text:p>3175.0</text:p>
          </table:table-cell>
          <table:table-cell table:style-name="ce2" office:value-type="float" office:value="17">
            <text:p>17.0</text:p>
          </table:table-cell>
          <table:table-cell table:formula="of:=[.K17]*500" office:value-type="float" office:value="8500">
            <text:p>8500</text:p>
          </table:table-cell>
          <table:table-cell table:style-name="ce3" table:formula="of:=(COUNTIF([.J17:.J247];&quot;&gt;=&quot;&amp;[.L17]) - COUNTIF([.J17:.J247];&quot;&gt;=&quot;&amp;[.L18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49">
            <text:p>3849</text:p>
          </table:table-cell>
          <table:table-cell table:formula="of:=MOD(ROW([.B33]);16)" office:value-type="float" office:value="1">
            <text:p>1</text:p>
          </table:table-cell>
          <table:table-cell table:formula="of:=[.B18]-[.B17]" office:value-type="float" office:value="3849">
            <text:p>3849</text:p>
          </table:table-cell>
          <table:table-cell table:number-columns-repeated="5"/>
          <table:table-cell table:style-name="ce2" table:formula="of:=INDIRECT(&quot;B&quot;&amp;(ROW([.I18])*16))" office:value-type="float" office:value="3441">
            <text:p>3441.0</text:p>
          </table:table-cell>
          <table:table-cell table:style-name="ce2" office:value-type="float" office:value="18">
            <text:p>18.0</text:p>
          </table:table-cell>
          <table:table-cell table:formula="of:=[.K18]*500" office:value-type="float" office:value="9000">
            <text:p>9000</text:p>
          </table:table-cell>
          <table:table-cell table:style-name="ce3" table:formula="of:=(COUNTIF([.J18:.J248];&quot;&gt;=&quot;&amp;[.L18]) - COUNTIF([.J18:.J248];&quot;&gt;=&quot;&amp;[.L19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56">
            <text:p>3856</text:p>
          </table:table-cell>
          <table:table-cell table:formula="of:=MOD(ROW([.B34]);16)" office:value-type="float" office:value="2">
            <text:p>2</text:p>
          </table:table-cell>
          <table:table-cell table:formula="of:=[.B19]-[.B18]" office:value-type="float" office:value="7">
            <text:p>7</text:p>
          </table:table-cell>
          <table:table-cell table:number-columns-repeated="5"/>
          <table:table-cell table:style-name="ce2" table:formula="of:=INDIRECT(&quot;B&quot;&amp;(ROW([.I19])*16))" office:value-type="float" office:value="3283">
            <text:p>3283.0</text:p>
          </table:table-cell>
          <table:table-cell table:style-name="ce2" office:value-type="float" office:value="19">
            <text:p>19.0</text:p>
          </table:table-cell>
          <table:table-cell table:formula="of:=[.K19]*500" office:value-type="float" office:value="9500">
            <text:p>9500</text:p>
          </table:table-cell>
          <table:table-cell table:style-name="ce3" table:formula="of:=(COUNTIF([.J19:.J249];&quot;&gt;=&quot;&amp;[.L19]) - COUNTIF([.J19:.J249];&quot;&gt;=&quot;&amp;[.L20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62">
            <text:p>3862</text:p>
          </table:table-cell>
          <table:table-cell table:formula="of:=MOD(ROW([.B35]);16)" office:value-type="float" office:value="3">
            <text:p>3</text:p>
          </table:table-cell>
          <table:table-cell table:formula="of:=[.B20]-[.B19]" office:value-type="float" office:value="6">
            <text:p>6</text:p>
          </table:table-cell>
          <table:table-cell table:number-columns-repeated="5"/>
          <table:table-cell table:style-name="ce2" table:formula="of:=INDIRECT(&quot;B&quot;&amp;(ROW([.I20])*16))" office:value-type="float" office:value="3280">
            <text:p>3280.0</text:p>
          </table:table-cell>
          <table:table-cell table:style-name="ce2" office:value-type="float" office:value="20">
            <text:p>20.0</text:p>
          </table:table-cell>
          <table:table-cell table:formula="of:=[.K20]*500" office:value-type="float" office:value="10000">
            <text:p>10000</text:p>
          </table:table-cell>
          <table:table-cell table:style-name="ce3" table:formula="of:=(COUNTIF([.J20:.J250];&quot;&gt;=&quot;&amp;[.L20]) - COUNTIF([.J20:.J250];&quot;&gt;=&quot;&amp;[.L21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68">
            <text:p>3868</text:p>
          </table:table-cell>
          <table:table-cell table:formula="of:=MOD(ROW([.B36]);16)" office:value-type="float" office:value="4">
            <text:p>4</text:p>
          </table:table-cell>
          <table:table-cell table:formula="of:=[.B21]-[.B20]" office:value-type="float" office:value="6">
            <text:p>6</text:p>
          </table:table-cell>
          <table:table-cell table:number-columns-repeated="5"/>
          <table:table-cell table:style-name="ce2" table:formula="of:=INDIRECT(&quot;B&quot;&amp;(ROW([.I21])*16))" office:value-type="float" office:value="3580">
            <text:p>3580.0</text:p>
          </table:table-cell>
          <table:table-cell table:style-name="ce2" office:value-type="float" office:value="21">
            <text:p>21.0</text:p>
          </table:table-cell>
          <table:table-cell table:formula="of:=[.K21]*500" office:value-type="float" office:value="10500">
            <text:p>10500</text:p>
          </table:table-cell>
          <table:table-cell table:style-name="ce3" table:formula="of:=(COUNTIF([.J21:.J251];&quot;&gt;=&quot;&amp;[.L21]) - COUNTIF([.J21:.J251];&quot;&gt;=&quot;&amp;[.L22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74">
            <text:p>3874</text:p>
          </table:table-cell>
          <table:table-cell table:formula="of:=MOD(ROW([.B37]);16)" office:value-type="float" office:value="5">
            <text:p>5</text:p>
          </table:table-cell>
          <table:table-cell table:formula="of:=[.B22]-[.B21]" office:value-type="float" office:value="6">
            <text:p>6</text:p>
          </table:table-cell>
          <table:table-cell table:number-columns-repeated="5"/>
          <table:table-cell table:style-name="ce2" table:formula="of:=INDIRECT(&quot;B&quot;&amp;(ROW([.I22])*16))" office:value-type="float" office:value="3776">
            <text:p>3776.0</text:p>
          </table:table-cell>
          <table:table-cell table:style-name="ce2" office:value-type="float" office:value="22">
            <text:p>22.0</text:p>
          </table:table-cell>
          <table:table-cell table:formula="of:=[.K22]*500" office:value-type="float" office:value="11000">
            <text:p>11000</text:p>
          </table:table-cell>
          <table:table-cell table:style-name="ce3" table:formula="of:=(COUNTIF([.J22:.J252];&quot;&gt;=&quot;&amp;[.L22]) - COUNTIF([.J22:.J252];&quot;&gt;=&quot;&amp;[.L23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81">
            <text:p>3881</text:p>
          </table:table-cell>
          <table:table-cell table:formula="of:=MOD(ROW([.B38]);16)" office:value-type="float" office:value="6">
            <text:p>6</text:p>
          </table:table-cell>
          <table:table-cell table:formula="of:=[.B23]-[.B22]" office:value-type="float" office:value="7">
            <text:p>7</text:p>
          </table:table-cell>
          <table:table-cell table:number-columns-repeated="5"/>
          <table:table-cell table:style-name="ce2" table:formula="of:=INDIRECT(&quot;B&quot;&amp;(ROW([.I23])*16))" office:value-type="float" office:value="4415">
            <text:p>4415.0</text:p>
          </table:table-cell>
          <table:table-cell table:style-name="ce2" office:value-type="float" office:value="23">
            <text:p>23.0</text:p>
          </table:table-cell>
          <table:table-cell table:formula="of:=[.K23]*500" office:value-type="float" office:value="11500">
            <text:p>11500</text:p>
          </table:table-cell>
          <table:table-cell table:style-name="ce3" table:formula="of:=(COUNTIF([.J23:.J253];&quot;&gt;=&quot;&amp;[.L23]) - COUNTIF([.J23:.J253];&quot;&gt;=&quot;&amp;[.L24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87">
            <text:p>3887</text:p>
          </table:table-cell>
          <table:table-cell table:formula="of:=MOD(ROW([.B39]);16)" office:value-type="float" office:value="7">
            <text:p>7</text:p>
          </table:table-cell>
          <table:table-cell table:formula="of:=[.B24]-[.B23]" office:value-type="float" office:value="6">
            <text:p>6</text:p>
          </table:table-cell>
          <table:table-cell table:number-columns-repeated="5"/>
          <table:table-cell table:style-name="ce2" table:formula="of:=INDIRECT(&quot;B&quot;&amp;(ROW([.I24])*16))" office:value-type="float" office:value="3776">
            <text:p>3776.0</text:p>
          </table:table-cell>
          <table:table-cell table:style-name="ce2" office:value-type="float" office:value="24">
            <text:p>24.0</text:p>
          </table:table-cell>
          <table:table-cell table:formula="of:=[.K24]*500" office:value-type="float" office:value="12000">
            <text:p>12000</text:p>
          </table:table-cell>
          <table:table-cell table:style-name="ce3" table:formula="of:=(COUNTIF([.J24:.J254];&quot;&gt;=&quot;&amp;[.L24]) - COUNTIF([.J24:.J254];&quot;&gt;=&quot;&amp;[.L25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93">
            <text:p>3893</text:p>
          </table:table-cell>
          <table:table-cell table:formula="of:=MOD(ROW([.B40]);16)" office:value-type="float" office:value="8">
            <text:p>8</text:p>
          </table:table-cell>
          <table:table-cell table:formula="of:=[.B25]-[.B24]" office:value-type="float" office:value="6">
            <text:p>6</text:p>
          </table:table-cell>
          <table:table-cell table:number-columns-repeated="5"/>
          <table:table-cell table:style-name="ce2" table:formula="of:=INDIRECT(&quot;B&quot;&amp;(ROW([.I25])*16))" office:value-type="float" office:value="4094">
            <text:p>4094.0</text:p>
          </table:table-cell>
          <table:table-cell table:style-name="ce2" office:value-type="float" office:value="25">
            <text:p>25.0</text:p>
          </table:table-cell>
          <table:table-cell table:formula="of:=[.K25]*500" office:value-type="float" office:value="12500">
            <text:p>12500</text:p>
          </table:table-cell>
          <table:table-cell table:style-name="ce3" table:formula="of:=(COUNTIF([.J25:.J255];&quot;&gt;=&quot;&amp;[.L25]) - COUNTIF([.J25:.J255];&quot;&gt;=&quot;&amp;[.L26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899">
            <text:p>3899</text:p>
          </table:table-cell>
          <table:table-cell table:formula="of:=MOD(ROW([.B41]);16)" office:value-type="float" office:value="9">
            <text:p>9</text:p>
          </table:table-cell>
          <table:table-cell table:formula="of:=[.B26]-[.B25]" office:value-type="float" office:value="6">
            <text:p>6</text:p>
          </table:table-cell>
          <table:table-cell table:number-columns-repeated="5"/>
          <table:table-cell table:style-name="ce2" table:formula="of:=INDIRECT(&quot;B&quot;&amp;(ROW([.I26])*16))" office:value-type="float" office:value="3797">
            <text:p>3797.0</text:p>
          </table:table-cell>
          <table:table-cell table:style-name="ce2" office:value-type="float" office:value="26">
            <text:p>26.0</text:p>
          </table:table-cell>
          <table:table-cell table:formula="of:=[.K26]*500" office:value-type="float" office:value="13000">
            <text:p>13000</text:p>
          </table:table-cell>
          <table:table-cell table:style-name="ce3" table:formula="of:=(COUNTIF([.J26:.J256];&quot;&gt;=&quot;&amp;[.L26]) - COUNTIF([.J26:.J256];&quot;&gt;=&quot;&amp;[.L27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06">
            <text:p>3906</text:p>
          </table:table-cell>
          <table:table-cell table:formula="of:=MOD(ROW([.B42]);16)" office:value-type="float" office:value="10">
            <text:p>10</text:p>
          </table:table-cell>
          <table:table-cell table:formula="of:=[.B27]-[.B26]" office:value-type="float" office:value="7">
            <text:p>7</text:p>
          </table:table-cell>
          <table:table-cell table:number-columns-repeated="5"/>
          <table:table-cell table:style-name="ce2" table:formula="of:=INDIRECT(&quot;B&quot;&amp;(ROW([.I27])*16))" office:value-type="float" office:value="4113">
            <text:p>4113.0</text:p>
          </table:table-cell>
          <table:table-cell table:style-name="ce2" office:value-type="float" office:value="27">
            <text:p>27.0</text:p>
          </table:table-cell>
          <table:table-cell table:formula="of:=[.K27]*500" office:value-type="float" office:value="13500">
            <text:p>13500</text:p>
          </table:table-cell>
          <table:table-cell table:style-name="ce3" table:formula="of:=(COUNTIF([.J27:.J257];&quot;&gt;=&quot;&amp;[.L27]) - COUNTIF([.J27:.J257];&quot;&gt;=&quot;&amp;[.L28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12">
            <text:p>3912</text:p>
          </table:table-cell>
          <table:table-cell table:formula="of:=MOD(ROW([.B43]);16)" office:value-type="float" office:value="11">
            <text:p>11</text:p>
          </table:table-cell>
          <table:table-cell table:formula="of:=[.B28]-[.B27]" office:value-type="float" office:value="6">
            <text:p>6</text:p>
          </table:table-cell>
          <table:table-cell table:number-columns-repeated="5"/>
          <table:table-cell table:style-name="ce2" table:formula="of:=INDIRECT(&quot;B&quot;&amp;(ROW([.I28])*16))" office:value-type="float" office:value="4161">
            <text:p>4161.0</text:p>
          </table:table-cell>
          <table:table-cell table:style-name="ce2" office:value-type="float" office:value="28">
            <text:p>28.0</text:p>
          </table:table-cell>
          <table:table-cell table:formula="of:=[.K28]*500" office:value-type="float" office:value="14000">
            <text:p>14000</text:p>
          </table:table-cell>
          <table:table-cell table:style-name="ce3" table:formula="of:=(COUNTIF([.J28:.J258];&quot;&gt;=&quot;&amp;[.L28]) - COUNTIF([.J28:.J258];&quot;&gt;=&quot;&amp;[.L29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19">
            <text:p>3919</text:p>
          </table:table-cell>
          <table:table-cell table:formula="of:=MOD(ROW([.B44]);16)" office:value-type="float" office:value="12">
            <text:p>12</text:p>
          </table:table-cell>
          <table:table-cell table:formula="of:=[.B29]-[.B28]" office:value-type="float" office:value="7">
            <text:p>7</text:p>
          </table:table-cell>
          <table:table-cell table:number-columns-repeated="5"/>
          <table:table-cell table:style-name="ce2" table:formula="of:=INDIRECT(&quot;B&quot;&amp;(ROW([.I29])*16))" office:value-type="float" office:value="4001">
            <text:p>4001.0</text:p>
          </table:table-cell>
          <table:table-cell table:style-name="ce2" office:value-type="float" office:value="29">
            <text:p>29.0</text:p>
          </table:table-cell>
          <table:table-cell table:formula="of:=[.K29]*500" office:value-type="float" office:value="14500">
            <text:p>14500</text:p>
          </table:table-cell>
          <table:table-cell table:style-name="ce3" table:formula="of:=(COUNTIF([.J29:.J259];&quot;&gt;=&quot;&amp;[.L29]) - COUNTIF([.J29:.J259];&quot;&gt;=&quot;&amp;[.L30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25">
            <text:p>3925</text:p>
          </table:table-cell>
          <table:table-cell table:formula="of:=MOD(ROW([.B45]);16)" office:value-type="float" office:value="13">
            <text:p>13</text:p>
          </table:table-cell>
          <table:table-cell table:formula="of:=[.B30]-[.B29]" office:value-type="float" office:value="6">
            <text:p>6</text:p>
          </table:table-cell>
          <table:table-cell table:number-columns-repeated="5"/>
          <table:table-cell table:style-name="ce2" table:formula="of:=INDIRECT(&quot;B&quot;&amp;(ROW([.I30])*16))" office:value-type="float" office:value="4224">
            <text:p>4224.0</text:p>
          </table:table-cell>
          <table:table-cell table:style-name="ce2" office:value-type="float" office:value="30">
            <text:p>30.0</text:p>
          </table:table-cell>
          <table:table-cell table:formula="of:=[.K30]*500" office:value-type="float" office:value="15000">
            <text:p>15000</text:p>
          </table:table-cell>
          <table:table-cell table:style-name="ce3" table:formula="of:=(COUNTIF([.J30:.J260];&quot;&gt;=&quot;&amp;[.L30]) - COUNTIF([.J30:.J260];&quot;&gt;=&quot;&amp;[.L31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31">
            <text:p>3931</text:p>
          </table:table-cell>
          <table:table-cell table:formula="of:=MOD(ROW([.B46]);16)" office:value-type="float" office:value="14">
            <text:p>14</text:p>
          </table:table-cell>
          <table:table-cell table:formula="of:=[.B31]-[.B30]" office:value-type="float" office:value="6">
            <text:p>6</text:p>
          </table:table-cell>
          <table:table-cell table:number-columns-repeated="5"/>
          <table:table-cell table:style-name="ce2" table:formula="of:=INDIRECT(&quot;B&quot;&amp;(ROW([.I31])*16))" office:value-type="float" office:value="3865">
            <text:p>3865.0</text:p>
          </table:table-cell>
          <table:table-cell table:style-name="ce2" office:value-type="float" office:value="31">
            <text:p>31.0</text:p>
          </table:table-cell>
          <table:table-cell table:formula="of:=[.K31]*500" office:value-type="float" office:value="15500">
            <text:p>15500</text:p>
          </table:table-cell>
          <table:table-cell table:style-name="ce3" table:formula="of:=(COUNTIF([.J31:.J261];&quot;&gt;=&quot;&amp;[.L31]) - COUNTIF([.J31:.J261];&quot;&gt;=&quot;&amp;[.L32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937">
            <text:p>3937</text:p>
          </table:table-cell>
          <table:table-cell table:formula="of:=MOD(ROW([.B47]);16)" office:value-type="float" office:value="15">
            <text:p>15</text:p>
          </table:table-cell>
          <table:table-cell table:formula="of:=[.B32]-[.B31]" office:value-type="float" office:value="6">
            <text:p>6</text:p>
          </table:table-cell>
          <table:table-cell table:number-columns-repeated="5"/>
          <table:table-cell table:style-name="ce2" table:formula="of:=INDIRECT(&quot;B&quot;&amp;(ROW([.I32])*16))" office:value-type="float" office:value="3956">
            <text:p>3956.0</text:p>
          </table:table-cell>
          <table:table-cell table:style-name="ce2" office:value-type="float" office:value="32">
            <text:p>32.0</text:p>
          </table:table-cell>
          <table:table-cell table:formula="of:=[.K32]*500" office:value-type="float" office:value="16000">
            <text:p>16000</text:p>
          </table:table-cell>
          <table:table-cell table:style-name="ce3" table:formula="of:=(COUNTIF([.J32:.J262];&quot;&gt;=&quot;&amp;[.L32]) - COUNTIF([.J32:.J262];&quot;&gt;=&quot;&amp;[.L33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8]);16)" office:value-type="float" office:value="0">
            <text:p>0</text:p>
          </table:table-cell>
          <table:table-cell table:formula="of:=[.B33]-[.B32]" office:value-type="float" office:value="-3937">
            <text:p>-3937</text:p>
          </table:table-cell>
          <table:table-cell table:number-columns-repeated="5"/>
          <table:table-cell table:style-name="ce2" table:formula="of:=INDIRECT(&quot;B&quot;&amp;(ROW([.I33])*16))" office:value-type="float" office:value="4113">
            <text:p>4113.0</text:p>
          </table:table-cell>
          <table:table-cell table:style-name="ce2" office:value-type="float" office:value="33">
            <text:p>33.0</text:p>
          </table:table-cell>
          <table:table-cell table:formula="of:=[.K33]*500" office:value-type="float" office:value="16500">
            <text:p>16500</text:p>
          </table:table-cell>
          <table:table-cell table:style-name="ce3" table:formula="of:=(COUNTIF([.J33:.J263];&quot;&gt;=&quot;&amp;[.L33]) - COUNTIF([.J33:.J263];&quot;&gt;=&quot;&amp;[.L34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45">
            <text:p>3045</text:p>
          </table:table-cell>
          <table:table-cell table:formula="of:=MOD(ROW([.B49]);16)" office:value-type="float" office:value="1">
            <text:p>1</text:p>
          </table:table-cell>
          <table:table-cell table:formula="of:=[.B34]-[.B33]" office:value-type="float" office:value="3045">
            <text:p>3045</text:p>
          </table:table-cell>
          <table:table-cell table:number-columns-repeated="5"/>
          <table:table-cell table:style-name="ce2" table:formula="of:=INDIRECT(&quot;B&quot;&amp;(ROW([.I34])*16))" office:value-type="float" office:value="4059">
            <text:p>4059.0</text:p>
          </table:table-cell>
          <table:table-cell table:style-name="ce2" office:value-type="float" office:value="34">
            <text:p>34.0</text:p>
          </table:table-cell>
          <table:table-cell table:formula="of:=[.K34]*500" office:value-type="float" office:value="17000">
            <text:p>17000</text:p>
          </table:table-cell>
          <table:table-cell table:style-name="ce3" table:formula="of:=(COUNTIF([.J34:.J264];&quot;&gt;=&quot;&amp;[.L34]) - COUNTIF([.J34:.J264];&quot;&gt;=&quot;&amp;[.L35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50">
            <text:p>3050</text:p>
          </table:table-cell>
          <table:table-cell table:formula="of:=MOD(ROW([.B50]);16)" office:value-type="float" office:value="2">
            <text:p>2</text:p>
          </table:table-cell>
          <table:table-cell table:formula="of:=[.B35]-[.B34]" office:value-type="float" office:value="5">
            <text:p>5</text:p>
          </table:table-cell>
          <table:table-cell table:number-columns-repeated="5"/>
          <table:table-cell table:style-name="ce2" table:formula="of:=INDIRECT(&quot;B&quot;&amp;(ROW([.I35])*16))" office:value-type="float" office:value="4189">
            <text:p>4189.0</text:p>
          </table:table-cell>
          <table:table-cell table:style-name="ce2" office:value-type="float" office:value="35">
            <text:p>35.0</text:p>
          </table:table-cell>
          <table:table-cell table:formula="of:=[.K35]*500" office:value-type="float" office:value="17500">
            <text:p>17500</text:p>
          </table:table-cell>
          <table:table-cell table:style-name="ce3" table:formula="of:=(COUNTIF([.J35:.J265];&quot;&gt;=&quot;&amp;[.L35]) - COUNTIF([.J35:.J265];&quot;&gt;=&quot;&amp;[.L36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56">
            <text:p>3056</text:p>
          </table:table-cell>
          <table:table-cell table:formula="of:=MOD(ROW([.B51]);16)" office:value-type="float" office:value="3">
            <text:p>3</text:p>
          </table:table-cell>
          <table:table-cell table:formula="of:=[.B36]-[.B35]" office:value-type="float" office:value="6">
            <text:p>6</text:p>
          </table:table-cell>
          <table:table-cell table:number-columns-repeated="5"/>
          <table:table-cell table:style-name="ce2" table:formula="of:=INDIRECT(&quot;B&quot;&amp;(ROW([.I36])*16))" office:value-type="float" office:value="4601">
            <text:p>4601.0</text:p>
          </table:table-cell>
          <table:table-cell table:style-name="ce2" office:value-type="float" office:value="36">
            <text:p>36.0</text:p>
          </table:table-cell>
          <table:table-cell table:formula="of:=[.K36]*500" office:value-type="float" office:value="18000">
            <text:p>18000</text:p>
          </table:table-cell>
          <table:table-cell table:style-name="ce3" table:formula="of:=(COUNTIF([.J36:.J266];&quot;&gt;=&quot;&amp;[.L36]) - COUNTIF([.J36:.J266];&quot;&gt;=&quot;&amp;[.L37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61">
            <text:p>3061</text:p>
          </table:table-cell>
          <table:table-cell table:formula="of:=MOD(ROW([.B52]);16)" office:value-type="float" office:value="4">
            <text:p>4</text:p>
          </table:table-cell>
          <table:table-cell table:formula="of:=[.B37]-[.B36]" office:value-type="float" office:value="5">
            <text:p>5</text:p>
          </table:table-cell>
          <table:table-cell table:number-columns-repeated="5"/>
          <table:table-cell table:style-name="ce2" table:formula="of:=INDIRECT(&quot;B&quot;&amp;(ROW([.I37])*16))" office:value-type="float" office:value="3692">
            <text:p>3692.0</text:p>
          </table:table-cell>
          <table:table-cell table:style-name="ce2" office:value-type="float" office:value="37">
            <text:p>37.0</text:p>
          </table:table-cell>
          <table:table-cell table:formula="of:=[.K37]*500" office:value-type="float" office:value="18500">
            <text:p>18500</text:p>
          </table:table-cell>
          <table:table-cell table:style-name="ce3" table:formula="of:=(COUNTIF([.J37:.J267];&quot;&gt;=&quot;&amp;[.L37]) - COUNTIF([.J37:.J267];&quot;&gt;=&quot;&amp;[.L38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66">
            <text:p>3066</text:p>
          </table:table-cell>
          <table:table-cell table:formula="of:=MOD(ROW([.B53]);16)" office:value-type="float" office:value="5">
            <text:p>5</text:p>
          </table:table-cell>
          <table:table-cell table:formula="of:=[.B38]-[.B37]" office:value-type="float" office:value="5">
            <text:p>5</text:p>
          </table:table-cell>
          <table:table-cell table:number-columns-repeated="5"/>
          <table:table-cell table:style-name="ce2" table:formula="of:=INDIRECT(&quot;B&quot;&amp;(ROW([.I38])*16))" office:value-type="float" office:value="3523">
            <text:p>3523.0</text:p>
          </table:table-cell>
          <table:table-cell table:style-name="ce2" office:value-type="float" office:value="38">
            <text:p>38.0</text:p>
          </table:table-cell>
          <table:table-cell table:formula="of:=[.K38]*500" office:value-type="float" office:value="19000">
            <text:p>19000</text:p>
          </table:table-cell>
          <table:table-cell table:style-name="ce3" table:formula="of:=(COUNTIF([.J38:.J268];&quot;&gt;=&quot;&amp;[.L38]) - COUNTIF([.J38:.J268];&quot;&gt;=&quot;&amp;[.L39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71">
            <text:p>3071</text:p>
          </table:table-cell>
          <table:table-cell table:formula="of:=MOD(ROW([.B54]);16)" office:value-type="float" office:value="6">
            <text:p>6</text:p>
          </table:table-cell>
          <table:table-cell table:formula="of:=[.B39]-[.B38]" office:value-type="float" office:value="5">
            <text:p>5</text:p>
          </table:table-cell>
          <table:table-cell table:number-columns-repeated="5"/>
          <table:table-cell table:style-name="ce2" table:formula="of:=INDIRECT(&quot;B&quot;&amp;(ROW([.I39])*16))" office:value-type="float" office:value="3367">
            <text:p>3367.0</text:p>
          </table:table-cell>
          <table:table-cell table:style-name="ce2" office:value-type="float" office:value="39">
            <text:p>39.0</text:p>
          </table:table-cell>
          <table:table-cell table:formula="of:=[.K39]*500" office:value-type="float" office:value="19500">
            <text:p>19500</text:p>
          </table:table-cell>
          <table:table-cell table:style-name="ce3" table:formula="of:=(COUNTIF([.J39:.J269];&quot;&gt;=&quot;&amp;[.L39]) - COUNTIF([.J39:.J269];&quot;&gt;=&quot;&amp;[.L40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77">
            <text:p>3077</text:p>
          </table:table-cell>
          <table:table-cell table:formula="of:=MOD(ROW([.B55]);16)" office:value-type="float" office:value="7">
            <text:p>7</text:p>
          </table:table-cell>
          <table:table-cell table:formula="of:=[.B40]-[.B39]" office:value-type="float" office:value="6">
            <text:p>6</text:p>
          </table:table-cell>
          <table:table-cell table:number-columns-repeated="5"/>
          <table:table-cell table:style-name="ce2" table:formula="of:=INDIRECT(&quot;B&quot;&amp;(ROW([.I40])*16))" office:value-type="float" office:value="3537">
            <text:p>3537.0</text:p>
          </table:table-cell>
          <table:table-cell table:style-name="ce2" office:value-type="float" office:value="40">
            <text:p>40.0</text:p>
          </table:table-cell>
          <table:table-cell table:formula="of:=[.K40]*500" office:value-type="float" office:value="20000">
            <text:p>20000</text:p>
          </table:table-cell>
          <table:table-cell table:style-name="ce3" table:formula="of:=(COUNTIF([.J40:.J270];&quot;&gt;=&quot;&amp;[.L40]) - COUNTIF([.J40:.J270];&quot;&gt;=&quot;&amp;[.L41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82">
            <text:p>3082</text:p>
          </table:table-cell>
          <table:table-cell table:formula="of:=MOD(ROW([.B56]);16)" office:value-type="float" office:value="8">
            <text:p>8</text:p>
          </table:table-cell>
          <table:table-cell table:formula="of:=[.B41]-[.B40]" office:value-type="float" office:value="5">
            <text:p>5</text:p>
          </table:table-cell>
          <table:table-cell table:number-columns-repeated="5"/>
          <table:table-cell table:style-name="ce2" table:formula="of:=INDIRECT(&quot;B&quot;&amp;(ROW([.I41])*16))" office:value-type="float" office:value="5566">
            <text:p>5566.0</text:p>
          </table:table-cell>
          <table:table-cell table:style-name="ce2" office:value-type="float" office:value="41">
            <text:p>41.0</text:p>
          </table:table-cell>
          <table:table-cell table:formula="of:=[.K41]*500" office:value-type="float" office:value="20500">
            <text:p>20500</text:p>
          </table:table-cell>
          <table:table-cell table:style-name="ce3" table:formula="of:=(COUNTIF([.J41:.J271];&quot;&gt;=&quot;&amp;[.L41]) - COUNTIF([.J41:.J271];&quot;&gt;=&quot;&amp;[.L42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87">
            <text:p>3087</text:p>
          </table:table-cell>
          <table:table-cell table:formula="of:=MOD(ROW([.B57]);16)" office:value-type="float" office:value="9">
            <text:p>9</text:p>
          </table:table-cell>
          <table:table-cell table:formula="of:=[.B42]-[.B41]" office:value-type="float" office:value="5">
            <text:p>5</text:p>
          </table:table-cell>
          <table:table-cell table:number-columns-repeated="5"/>
          <table:table-cell table:style-name="ce2" table:formula="of:=INDIRECT(&quot;B&quot;&amp;(ROW([.I42])*16))" office:value-type="float" office:value="3881">
            <text:p>3881.0</text:p>
          </table:table-cell>
          <table:table-cell table:style-name="ce2" office:value-type="float" office:value="42">
            <text:p>42.0</text:p>
          </table:table-cell>
          <table:table-cell table:formula="of:=[.K42]*500" office:value-type="float" office:value="21000">
            <text:p>21000</text:p>
          </table:table-cell>
          <table:table-cell table:style-name="ce3" table:formula="of:=(COUNTIF([.J42:.J272];&quot;&gt;=&quot;&amp;[.L42]) - COUNTIF([.J42:.J272];&quot;&gt;=&quot;&amp;[.L43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93">
            <text:p>3093</text:p>
          </table:table-cell>
          <table:table-cell table:formula="of:=MOD(ROW([.B58]);16)" office:value-type="float" office:value="10">
            <text:p>10</text:p>
          </table:table-cell>
          <table:table-cell table:formula="of:=[.B43]-[.B42]" office:value-type="float" office:value="6">
            <text:p>6</text:p>
          </table:table-cell>
          <table:table-cell table:number-columns-repeated="5"/>
          <table:table-cell table:style-name="ce2" table:formula="of:=INDIRECT(&quot;B&quot;&amp;(ROW([.I43])*16))" office:value-type="float" office:value="3841">
            <text:p>3841.0</text:p>
          </table:table-cell>
          <table:table-cell table:style-name="ce2" office:value-type="float" office:value="43">
            <text:p>43.0</text:p>
          </table:table-cell>
          <table:table-cell table:formula="of:=[.K43]*500" office:value-type="float" office:value="21500">
            <text:p>21500</text:p>
          </table:table-cell>
          <table:table-cell table:style-name="ce3" table:formula="of:=(COUNTIF([.J43:.J273];&quot;&gt;=&quot;&amp;[.L43]) - COUNTIF([.J43:.J273];&quot;&gt;=&quot;&amp;[.L44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098">
            <text:p>3098</text:p>
          </table:table-cell>
          <table:table-cell table:formula="of:=MOD(ROW([.B59]);16)" office:value-type="float" office:value="11">
            <text:p>11</text:p>
          </table:table-cell>
          <table:table-cell table:formula="of:=[.B44]-[.B43]" office:value-type="float" office:value="5">
            <text:p>5</text:p>
          </table:table-cell>
          <table:table-cell table:number-columns-repeated="5"/>
          <table:table-cell table:style-name="ce2" table:formula="of:=INDIRECT(&quot;B&quot;&amp;(ROW([.I44])*16))" office:value-type="float" office:value="3250">
            <text:p>3250.0</text:p>
          </table:table-cell>
          <table:table-cell table:style-name="ce2" office:value-type="float" office:value="44">
            <text:p>44.0</text:p>
          </table:table-cell>
          <table:table-cell table:formula="of:=[.K44]*500" office:value-type="float" office:value="22000">
            <text:p>22000</text:p>
          </table:table-cell>
          <table:table-cell table:style-name="ce3" table:formula="of:=(COUNTIF([.J44:.J274];&quot;&gt;=&quot;&amp;[.L44]) - COUNTIF([.J44:.J274];&quot;&gt;=&quot;&amp;[.L45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103">
            <text:p>3103</text:p>
          </table:table-cell>
          <table:table-cell table:formula="of:=MOD(ROW([.B60]);16)" office:value-type="float" office:value="12">
            <text:p>12</text:p>
          </table:table-cell>
          <table:table-cell table:formula="of:=[.B45]-[.B44]" office:value-type="float" office:value="5">
            <text:p>5</text:p>
          </table:table-cell>
          <table:table-cell table:number-columns-repeated="5"/>
          <table:table-cell table:style-name="ce2" table:formula="of:=INDIRECT(&quot;B&quot;&amp;(ROW([.I45])*16))" office:value-type="float" office:value="4557">
            <text:p>4557.0</text:p>
          </table:table-cell>
          <table:table-cell table:style-name="ce2" office:value-type="float" office:value="45">
            <text:p>45.0</text:p>
          </table:table-cell>
          <table:table-cell table:formula="of:=[.K45]*500" office:value-type="float" office:value="22500">
            <text:p>22500</text:p>
          </table:table-cell>
          <table:table-cell table:style-name="ce3" table:formula="of:=(COUNTIF([.J45:.J275];&quot;&gt;=&quot;&amp;[.L45]) - COUNTIF([.J45:.J275];&quot;&gt;=&quot;&amp;[.L46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109">
            <text:p>3109</text:p>
          </table:table-cell>
          <table:table-cell table:formula="of:=MOD(ROW([.B61]);16)" office:value-type="float" office:value="13">
            <text:p>13</text:p>
          </table:table-cell>
          <table:table-cell table:formula="of:=[.B46]-[.B45]" office:value-type="float" office:value="6">
            <text:p>6</text:p>
          </table:table-cell>
          <table:table-cell table:number-columns-repeated="5"/>
          <table:table-cell table:style-name="ce2" table:formula="of:=INDIRECT(&quot;B&quot;&amp;(ROW([.I46])*16))" office:value-type="float" office:value="3364">
            <text:p>3364.0</text:p>
          </table:table-cell>
          <table:table-cell table:style-name="ce2" office:value-type="float" office:value="46">
            <text:p>46.0</text:p>
          </table:table-cell>
          <table:table-cell table:formula="of:=[.K46]*500" office:value-type="float" office:value="23000">
            <text:p>23000</text:p>
          </table:table-cell>
          <table:table-cell table:style-name="ce3" table:formula="of:=(COUNTIF([.J46:.J276];&quot;&gt;=&quot;&amp;[.L46]) - COUNTIF([.J46:.J276];&quot;&gt;=&quot;&amp;[.L47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114">
            <text:p>3114</text:p>
          </table:table-cell>
          <table:table-cell table:formula="of:=MOD(ROW([.B62]);16)" office:value-type="float" office:value="14">
            <text:p>14</text:p>
          </table:table-cell>
          <table:table-cell table:formula="of:=[.B47]-[.B46]" office:value-type="float" office:value="5">
            <text:p>5</text:p>
          </table:table-cell>
          <table:table-cell table:number-columns-repeated="5"/>
          <table:table-cell table:style-name="ce2" table:formula="of:=INDIRECT(&quot;B&quot;&amp;(ROW([.I47])*16))" office:value-type="float" office:value="3345">
            <text:p>3345.0</text:p>
          </table:table-cell>
          <table:table-cell table:style-name="ce2" office:value-type="float" office:value="47">
            <text:p>47.0</text:p>
          </table:table-cell>
          <table:table-cell table:formula="of:=[.K47]*500" office:value-type="float" office:value="23500">
            <text:p>23500</text:p>
          </table:table-cell>
          <table:table-cell table:style-name="ce3" table:formula="of:=(COUNTIF([.J47:.J277];&quot;&gt;=&quot;&amp;[.L47]) - COUNTIF([.J47:.J277];&quot;&gt;=&quot;&amp;[.L48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3119">
            <text:p>3119</text:p>
          </table:table-cell>
          <table:table-cell table:formula="of:=MOD(ROW([.B63]);16)" office:value-type="float" office:value="15">
            <text:p>15</text:p>
          </table:table-cell>
          <table:table-cell table:formula="of:=[.B48]-[.B47]" office:value-type="float" office:value="5">
            <text:p>5</text:p>
          </table:table-cell>
          <table:table-cell table:number-columns-repeated="5"/>
          <table:table-cell table:style-name="ce2" table:formula="of:=INDIRECT(&quot;B&quot;&amp;(ROW([.I48])*16))" office:value-type="float" office:value="3319">
            <text:p>3319.0</text:p>
          </table:table-cell>
          <table:table-cell table:style-name="ce2" office:value-type="float" office:value="48">
            <text:p>48.0</text:p>
          </table:table-cell>
          <table:table-cell table:formula="of:=[.K48]*500" office:value-type="float" office:value="24000">
            <text:p>24000</text:p>
          </table:table-cell>
          <table:table-cell table:style-name="ce3" table:formula="of:=(COUNTIF([.J48:.J278];&quot;&gt;=&quot;&amp;[.L48]) - COUNTIF([.J48:.J278];&quot;&gt;=&quot;&amp;[.L49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4]);16)" office:value-type="float" office:value="0">
            <text:p>0</text:p>
          </table:table-cell>
          <table:table-cell table:formula="of:=[.B49]-[.B48]" office:value-type="float" office:value="-3119">
            <text:p>-3119</text:p>
          </table:table-cell>
          <table:table-cell table:number-columns-repeated="5"/>
          <table:table-cell table:style-name="ce2" table:formula="of:=INDIRECT(&quot;B&quot;&amp;(ROW([.I49])*16))" office:value-type="float" office:value="3536">
            <text:p>3536.0</text:p>
          </table:table-cell>
          <table:table-cell table:style-name="ce2" office:value-type="float" office:value="49">
            <text:p>49.0</text:p>
          </table:table-cell>
          <table:table-cell table:formula="of:=[.K49]*500" office:value-type="float" office:value="24500">
            <text:p>24500</text:p>
          </table:table-cell>
          <table:table-cell table:style-name="ce3" table:formula="of:=(COUNTIF([.J49:.J279];&quot;&gt;=&quot;&amp;[.L49]) - COUNTIF([.J49:.J279];&quot;&gt;=&quot;&amp;[.L50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2894">
            <text:p>2894</text:p>
          </table:table-cell>
          <table:table-cell table:formula="of:=MOD(ROW([.B65]);16)" office:value-type="float" office:value="1">
            <text:p>1</text:p>
          </table:table-cell>
          <table:table-cell table:formula="of:=[.B50]-[.B49]" office:value-type="float" office:value="2894">
            <text:p>2894</text:p>
          </table:table-cell>
          <table:table-cell table:number-columns-repeated="5"/>
          <table:table-cell table:style-name="ce2" table:formula="of:=INDIRECT(&quot;B&quot;&amp;(ROW([.I50])*16))" office:value-type="float" office:value="3483">
            <text:p>3483.0</text:p>
          </table:table-cell>
          <table:table-cell table:style-name="ce2" office:value-type="float" office:value="50">
            <text:p>50.0</text:p>
          </table:table-cell>
          <table:table-cell table:formula="of:=[.K50]*500" office:value-type="float" office:value="25000">
            <text:p>25000</text:p>
          </table:table-cell>
          <table:table-cell table:style-name="ce3" table:formula="of:=(COUNTIF([.J50:.J280];&quot;&gt;=&quot;&amp;[.L50]) - COUNTIF([.J50:.J280];&quot;&gt;=&quot;&amp;[.L51])) / (231/400)" office:value-type="float" office:value="0">
            <text:p>0.000</text:p>
          </table:table-cell>
          <table:table-cell/>
        </table:table-row>
        <table:table-row table:style-name="ro1">
          <table:table-cell/>
          <table:table-cell office:value-type="float" office:value="2899">
            <text:p>2899</text:p>
          </table:table-cell>
          <table:table-cell table:formula="of:=MOD(ROW([.B66]);16)" office:value-type="float" office:value="2">
            <text:p>2</text:p>
          </table:table-cell>
          <table:table-cell table:formula="of:=[.B51]-[.B50]" office:value-type="float" office:value="5">
            <text:p>5</text:p>
          </table:table-cell>
          <table:table-cell table:number-columns-repeated="5"/>
          <table:table-cell table:style-name="ce2" table:formula="of:=INDIRECT(&quot;B&quot;&amp;(ROW([.I51])*16))" office:value-type="float" office:value="3728">
            <text:p>3728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05">
            <text:p>2905</text:p>
          </table:table-cell>
          <table:table-cell table:formula="of:=MOD(ROW([.B67]);16)" office:value-type="float" office:value="3">
            <text:p>3</text:p>
          </table:table-cell>
          <table:table-cell table:formula="of:=[.B52]-[.B51]" office:value-type="float" office:value="6">
            <text:p>6</text:p>
          </table:table-cell>
          <table:table-cell table:number-columns-repeated="5"/>
          <table:table-cell table:style-name="ce2" table:formula="of:=INDIRECT(&quot;B&quot;&amp;(ROW([.I52])*16))" office:value-type="float" office:value="3813">
            <text:p>3813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10">
            <text:p>2910</text:p>
          </table:table-cell>
          <table:table-cell table:formula="of:=MOD(ROW([.B68]);16)" office:value-type="float" office:value="4">
            <text:p>4</text:p>
          </table:table-cell>
          <table:table-cell table:formula="of:=[.B53]-[.B52]" office:value-type="float" office:value="5">
            <text:p>5</text:p>
          </table:table-cell>
          <table:table-cell table:number-columns-repeated="5"/>
          <table:table-cell table:style-name="ce2" table:formula="of:=INDIRECT(&quot;B&quot;&amp;(ROW([.I53])*16))" office:value-type="float" office:value="4093">
            <text:p>4093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15">
            <text:p>2915</text:p>
          </table:table-cell>
          <table:table-cell table:formula="of:=MOD(ROW([.B69]);16)" office:value-type="float" office:value="5">
            <text:p>5</text:p>
          </table:table-cell>
          <table:table-cell table:formula="of:=[.B54]-[.B53]" office:value-type="float" office:value="5">
            <text:p>5</text:p>
          </table:table-cell>
          <table:table-cell table:number-columns-repeated="5"/>
          <table:table-cell table:style-name="ce2" table:formula="of:=INDIRECT(&quot;B&quot;&amp;(ROW([.I54])*16))" office:value-type="float" office:value="4253">
            <text:p>4253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21">
            <text:p>2921</text:p>
          </table:table-cell>
          <table:table-cell table:formula="of:=MOD(ROW([.B70]);16)" office:value-type="float" office:value="6">
            <text:p>6</text:p>
          </table:table-cell>
          <table:table-cell table:formula="of:=[.B55]-[.B54]" office:value-type="float" office:value="6">
            <text:p>6</text:p>
          </table:table-cell>
          <table:table-cell table:number-columns-repeated="5"/>
          <table:table-cell table:style-name="ce2" table:formula="of:=INDIRECT(&quot;B&quot;&amp;(ROW([.I55])*16))" office:value-type="float" office:value="3891">
            <text:p>3891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27">
            <text:p>2927</text:p>
          </table:table-cell>
          <table:table-cell table:formula="of:=MOD(ROW([.B71]);16)" office:value-type="float" office:value="7">
            <text:p>7</text:p>
          </table:table-cell>
          <table:table-cell table:formula="of:=[.B56]-[.B55]" office:value-type="float" office:value="6">
            <text:p>6</text:p>
          </table:table-cell>
          <table:table-cell table:number-columns-repeated="5"/>
          <table:table-cell table:style-name="ce2" table:formula="of:=INDIRECT(&quot;B&quot;&amp;(ROW([.I56])*16))" office:value-type="float" office:value="4480">
            <text:p>4480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32">
            <text:p>2932</text:p>
          </table:table-cell>
          <table:table-cell table:formula="of:=MOD(ROW([.B72]);16)" office:value-type="float" office:value="8">
            <text:p>8</text:p>
          </table:table-cell>
          <table:table-cell table:formula="of:=[.B57]-[.B56]" office:value-type="float" office:value="5">
            <text:p>5</text:p>
          </table:table-cell>
          <table:table-cell table:number-columns-repeated="5"/>
          <table:table-cell table:style-name="ce2" table:formula="of:=INDIRECT(&quot;B&quot;&amp;(ROW([.I57])*16))" office:value-type="float" office:value="4122">
            <text:p>4122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38">
            <text:p>2938</text:p>
          </table:table-cell>
          <table:table-cell table:formula="of:=MOD(ROW([.B73]);16)" office:value-type="float" office:value="9">
            <text:p>9</text:p>
          </table:table-cell>
          <table:table-cell table:formula="of:=[.B58]-[.B57]" office:value-type="float" office:value="6">
            <text:p>6</text:p>
          </table:table-cell>
          <table:table-cell table:number-columns-repeated="5"/>
          <table:table-cell table:style-name="ce2" table:formula="of:=INDIRECT(&quot;B&quot;&amp;(ROW([.I58])*16))" office:value-type="float" office:value="4105">
            <text:p>4105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43">
            <text:p>2943</text:p>
          </table:table-cell>
          <table:table-cell table:formula="of:=MOD(ROW([.B74]);16)" office:value-type="float" office:value="10">
            <text:p>10</text:p>
          </table:table-cell>
          <table:table-cell table:formula="of:=[.B59]-[.B58]" office:value-type="float" office:value="5">
            <text:p>5</text:p>
          </table:table-cell>
          <table:table-cell table:number-columns-repeated="5"/>
          <table:table-cell table:style-name="ce2" table:formula="of:=INDIRECT(&quot;B&quot;&amp;(ROW([.I59])*16))" office:value-type="float" office:value="4154">
            <text:p>4154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49">
            <text:p>2949</text:p>
          </table:table-cell>
          <table:table-cell table:formula="of:=MOD(ROW([.B75]);16)" office:value-type="float" office:value="11">
            <text:p>11</text:p>
          </table:table-cell>
          <table:table-cell table:formula="of:=[.B60]-[.B59]" office:value-type="float" office:value="6">
            <text:p>6</text:p>
          </table:table-cell>
          <table:table-cell table:number-columns-repeated="5"/>
          <table:table-cell table:style-name="ce2" table:formula="of:=INDIRECT(&quot;B&quot;&amp;(ROW([.I60])*16))" office:value-type="float" office:value="4550">
            <text:p>4550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54">
            <text:p>2954</text:p>
          </table:table-cell>
          <table:table-cell table:formula="of:=MOD(ROW([.B76]);16)" office:value-type="float" office:value="12">
            <text:p>12</text:p>
          </table:table-cell>
          <table:table-cell table:formula="of:=[.B61]-[.B60]" office:value-type="float" office:value="5">
            <text:p>5</text:p>
          </table:table-cell>
          <table:table-cell table:number-columns-repeated="5"/>
          <table:table-cell table:style-name="ce2" table:formula="of:=INDIRECT(&quot;B&quot;&amp;(ROW([.I61])*16))" office:value-type="float" office:value="4107">
            <text:p>4107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60">
            <text:p>2960</text:p>
          </table:table-cell>
          <table:table-cell table:formula="of:=MOD(ROW([.B77]);16)" office:value-type="float" office:value="13">
            <text:p>13</text:p>
          </table:table-cell>
          <table:table-cell table:formula="of:=[.B62]-[.B61]" office:value-type="float" office:value="6">
            <text:p>6</text:p>
          </table:table-cell>
          <table:table-cell table:number-columns-repeated="5"/>
          <table:table-cell table:style-name="ce2" table:formula="of:=INDIRECT(&quot;B&quot;&amp;(ROW([.I62])*16))" office:value-type="float" office:value="4034">
            <text:p>4034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65">
            <text:p>2965</text:p>
          </table:table-cell>
          <table:table-cell table:formula="of:=MOD(ROW([.B78]);16)" office:value-type="float" office:value="14">
            <text:p>14</text:p>
          </table:table-cell>
          <table:table-cell table:formula="of:=[.B63]-[.B62]" office:value-type="float" office:value="5">
            <text:p>5</text:p>
          </table:table-cell>
          <table:table-cell table:number-columns-repeated="5"/>
          <table:table-cell table:style-name="ce2" table:formula="of:=INDIRECT(&quot;B&quot;&amp;(ROW([.I63])*16))" office:value-type="float" office:value="4509">
            <text:p>4509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971">
            <text:p>2971</text:p>
          </table:table-cell>
          <table:table-cell table:formula="of:=MOD(ROW([.B79]);16)" office:value-type="float" office:value="15">
            <text:p>15</text:p>
          </table:table-cell>
          <table:table-cell table:formula="of:=[.B64]-[.B63]" office:value-type="float" office:value="6">
            <text:p>6</text:p>
          </table:table-cell>
          <table:table-cell table:number-columns-repeated="5"/>
          <table:table-cell table:style-name="ce2" table:formula="of:=INDIRECT(&quot;B&quot;&amp;(ROW([.I64])*16))" office:value-type="float" office:value="4437">
            <text:p>4437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0]);16)" office:value-type="float" office:value="0">
            <text:p>0</text:p>
          </table:table-cell>
          <table:table-cell table:formula="of:=[.B65]-[.B64]" office:value-type="float" office:value="-2971">
            <text:p>-2971</text:p>
          </table:table-cell>
          <table:table-cell table:number-columns-repeated="5"/>
          <table:table-cell table:style-name="ce2" table:formula="of:=INDIRECT(&quot;B&quot;&amp;(ROW([.I65])*16))" office:value-type="float" office:value="4140">
            <text:p>4140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754">
            <text:p>2754</text:p>
          </table:table-cell>
          <table:table-cell table:formula="of:=MOD(ROW([.B81]);16)" office:value-type="float" office:value="1">
            <text:p>1</text:p>
          </table:table-cell>
          <table:table-cell table:formula="of:=[.B66]-[.B65]" office:value-type="float" office:value="2754">
            <text:p>2754</text:p>
          </table:table-cell>
          <table:table-cell table:number-columns-repeated="5"/>
          <table:table-cell table:style-name="ce2" table:formula="of:=INDIRECT(&quot;B&quot;&amp;(ROW([.I66])*16))" office:value-type="float" office:value="4244">
            <text:p>4244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759">
            <text:p>2759</text:p>
          </table:table-cell>
          <table:table-cell table:formula="of:=MOD(ROW([.B82]);16)" office:value-type="float" office:value="2">
            <text:p>2</text:p>
          </table:table-cell>
          <table:table-cell table:formula="of:=[.B67]-[.B66]" office:value-type="float" office:value="5">
            <text:p>5</text:p>
          </table:table-cell>
          <table:table-cell table:number-columns-repeated="5"/>
          <table:table-cell table:style-name="ce2" table:formula="of:=INDIRECT(&quot;B&quot;&amp;(ROW([.I67])*16))" office:value-type="float" office:value="4257">
            <text:p>4257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767">
            <text:p>2767</text:p>
          </table:table-cell>
          <table:table-cell table:formula="of:=MOD(ROW([.B83]);16)" office:value-type="float" office:value="3">
            <text:p>3</text:p>
          </table:table-cell>
          <table:table-cell table:formula="of:=[.B68]-[.B67]" office:value-type="float" office:value="8">
            <text:p>8</text:p>
          </table:table-cell>
          <table:table-cell table:number-columns-repeated="5"/>
          <table:table-cell table:style-name="ce2" table:formula="of:=INDIRECT(&quot;B&quot;&amp;(ROW([.I68])*16))" office:value-type="float" office:value="4592">
            <text:p>4592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772">
            <text:p>2772</text:p>
          </table:table-cell>
          <table:table-cell table:formula="of:=MOD(ROW([.B84]);16)" office:value-type="float" office:value="4">
            <text:p>4</text:p>
          </table:table-cell>
          <table:table-cell table:formula="of:=[.B69]-[.B68]" office:value-type="float" office:value="5">
            <text:p>5</text:p>
          </table:table-cell>
          <table:table-cell table:number-columns-repeated="5"/>
          <table:table-cell table:style-name="ce2" table:formula="of:=INDIRECT(&quot;B&quot;&amp;(ROW([.I69])*16))" office:value-type="float" office:value="4443">
            <text:p>4443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778">
            <text:p>2778</text:p>
          </table:table-cell>
          <table:table-cell table:formula="of:=MOD(ROW([.B85]);16)" office:value-type="float" office:value="5">
            <text:p>5</text:p>
          </table:table-cell>
          <table:table-cell table:formula="of:=[.B70]-[.B69]" office:value-type="float" office:value="6">
            <text:p>6</text:p>
          </table:table-cell>
          <table:table-cell table:number-columns-repeated="5"/>
          <table:table-cell table:style-name="ce2" table:formula="of:=INDIRECT(&quot;B&quot;&amp;(ROW([.I70])*16))" office:value-type="float" office:value="4588">
            <text:p>4588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784">
            <text:p>2784</text:p>
          </table:table-cell>
          <table:table-cell table:formula="of:=MOD(ROW([.B86]);16)" office:value-type="float" office:value="6">
            <text:p>6</text:p>
          </table:table-cell>
          <table:table-cell table:formula="of:=[.B71]-[.B70]" office:value-type="float" office:value="6">
            <text:p>6</text:p>
          </table:table-cell>
          <table:table-cell table:number-columns-repeated="5"/>
          <table:table-cell table:style-name="ce2" table:formula="of:=INDIRECT(&quot;B&quot;&amp;(ROW([.I71])*16))" office:value-type="float" office:value="3355">
            <text:p>3355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790">
            <text:p>2790</text:p>
          </table:table-cell>
          <table:table-cell table:formula="of:=MOD(ROW([.B87]);16)" office:value-type="float" office:value="7">
            <text:p>7</text:p>
          </table:table-cell>
          <table:table-cell table:formula="of:=[.B72]-[.B71]" office:value-type="float" office:value="6">
            <text:p>6</text:p>
          </table:table-cell>
          <table:table-cell table:number-columns-repeated="5"/>
          <table:table-cell table:style-name="ce2" table:formula="of:=INDIRECT(&quot;B&quot;&amp;(ROW([.I72])*16))" office:value-type="float" office:value="3510">
            <text:p>3510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796">
            <text:p>2796</text:p>
          </table:table-cell>
          <table:table-cell table:formula="of:=MOD(ROW([.B88]);16)" office:value-type="float" office:value="8">
            <text:p>8</text:p>
          </table:table-cell>
          <table:table-cell table:formula="of:=[.B73]-[.B72]" office:value-type="float" office:value="6">
            <text:p>6</text:p>
          </table:table-cell>
          <table:table-cell table:number-columns-repeated="5"/>
          <table:table-cell table:style-name="ce2" table:formula="of:=INDIRECT(&quot;B&quot;&amp;(ROW([.I73])*16))" office:value-type="float" office:value="3540">
            <text:p>3540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802">
            <text:p>2802</text:p>
          </table:table-cell>
          <table:table-cell table:formula="of:=MOD(ROW([.B89]);16)" office:value-type="float" office:value="9">
            <text:p>9</text:p>
          </table:table-cell>
          <table:table-cell table:formula="of:=[.B74]-[.B73]" office:value-type="float" office:value="6">
            <text:p>6</text:p>
          </table:table-cell>
          <table:table-cell table:number-columns-repeated="5"/>
          <table:table-cell table:style-name="ce2" table:formula="of:=INDIRECT(&quot;B&quot;&amp;(ROW([.I74])*16))" office:value-type="float" office:value="3360">
            <text:p>3360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808">
            <text:p>2808</text:p>
          </table:table-cell>
          <table:table-cell table:formula="of:=MOD(ROW([.B90]);16)" office:value-type="float" office:value="10">
            <text:p>10</text:p>
          </table:table-cell>
          <table:table-cell table:formula="of:=[.B75]-[.B74]" office:value-type="float" office:value="6">
            <text:p>6</text:p>
          </table:table-cell>
          <table:table-cell table:number-columns-repeated="5"/>
          <table:table-cell table:style-name="ce2" table:formula="of:=INDIRECT(&quot;B&quot;&amp;(ROW([.I75])*16))" office:value-type="float" office:value="3618">
            <text:p>3618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814">
            <text:p>2814</text:p>
          </table:table-cell>
          <table:table-cell table:formula="of:=MOD(ROW([.B91]);16)" office:value-type="float" office:value="11">
            <text:p>11</text:p>
          </table:table-cell>
          <table:table-cell table:formula="of:=[.B76]-[.B75]" office:value-type="float" office:value="6">
            <text:p>6</text:p>
          </table:table-cell>
          <table:table-cell table:number-columns-repeated="5"/>
          <table:table-cell table:style-name="ce2" table:formula="of:=INDIRECT(&quot;B&quot;&amp;(ROW([.I76])*16))" office:value-type="float" office:value="3693">
            <text:p>3693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820">
            <text:p>2820</text:p>
          </table:table-cell>
          <table:table-cell table:formula="of:=MOD(ROW([.B92]);16)" office:value-type="float" office:value="12">
            <text:p>12</text:p>
          </table:table-cell>
          <table:table-cell table:formula="of:=[.B77]-[.B76]" office:value-type="float" office:value="6">
            <text:p>6</text:p>
          </table:table-cell>
          <table:table-cell table:number-columns-repeated="5"/>
          <table:table-cell table:style-name="ce2" table:formula="of:=INDIRECT(&quot;B&quot;&amp;(ROW([.I77])*16))" office:value-type="float" office:value="3517">
            <text:p>3517.0</text:p>
          </table:table-cell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office:value-type="float" office:value="2825">
            <text:p>2825</text:p>
          </table:table-cell>
          <table:table-cell table:formula="of:=MOD(ROW([.B93]);16)" office:value-type="float" office:value="13">
            <text:p>13</text:p>
          </table:table-cell>
          <table:table-cell table:formula="of:=[.B78]-[.B77]" office:value-type="float" office:value="5">
            <text:p>5</text:p>
          </table:table-cell>
          <table:table-cell table:number-columns-repeated="5"/>
          <table:table-cell table:style-name="ce2" table:formula="of:=INDIRECT(&quot;B&quot;&amp;(ROW([.I78])*16))" office:value-type="float" office:value="4041">
            <text:p>4041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2831">
            <text:p>2831</text:p>
          </table:table-cell>
          <table:table-cell table:formula="of:=MOD(ROW([.B94]);16)" office:value-type="float" office:value="14">
            <text:p>14</text:p>
          </table:table-cell>
          <table:table-cell table:formula="of:=[.B79]-[.B78]" office:value-type="float" office:value="6">
            <text:p>6</text:p>
          </table:table-cell>
          <table:table-cell table:number-columns-repeated="5"/>
          <table:table-cell table:style-name="ce2" table:formula="of:=INDIRECT(&quot;B&quot;&amp;(ROW([.I79])*16))" office:value-type="float" office:value="3609">
            <text:p>3609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2838">
            <text:p>2838</text:p>
          </table:table-cell>
          <table:table-cell table:formula="of:=MOD(ROW([.B95]);16)" office:value-type="float" office:value="15">
            <text:p>15</text:p>
          </table:table-cell>
          <table:table-cell table:formula="of:=[.B80]-[.B79]" office:value-type="float" office:value="7">
            <text:p>7</text:p>
          </table:table-cell>
          <table:table-cell table:number-columns-repeated="5"/>
          <table:table-cell table:style-name="ce2" table:formula="of:=INDIRECT(&quot;B&quot;&amp;(ROW([.I80])*16))" office:value-type="float" office:value="3495">
            <text:p>3495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6]);16)" office:value-type="float" office:value="0">
            <text:p>0</text:p>
          </table:table-cell>
          <table:table-cell table:formula="of:=[.B81]-[.B80]" office:value-type="float" office:value="-2838">
            <text:p>-2838</text:p>
          </table:table-cell>
          <table:table-cell table:number-columns-repeated="5"/>
          <table:table-cell table:style-name="ce2" table:formula="of:=INDIRECT(&quot;B&quot;&amp;(ROW([.I81])*16))" office:value-type="float" office:value="3577">
            <text:p>3577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2996">
            <text:p>2996</text:p>
          </table:table-cell>
          <table:table-cell table:formula="of:=MOD(ROW([.B97]);16)" office:value-type="float" office:value="1">
            <text:p>1</text:p>
          </table:table-cell>
          <table:table-cell table:formula="of:=[.B82]-[.B81]" office:value-type="float" office:value="2996">
            <text:p>2996</text:p>
          </table:table-cell>
          <table:table-cell table:number-columns-repeated="5"/>
          <table:table-cell table:style-name="ce2" table:formula="of:=INDIRECT(&quot;B&quot;&amp;(ROW([.I82])*16))" office:value-type="float" office:value="3559">
            <text:p>3559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02">
            <text:p>3002</text:p>
          </table:table-cell>
          <table:table-cell table:formula="of:=MOD(ROW([.B98]);16)" office:value-type="float" office:value="2">
            <text:p>2</text:p>
          </table:table-cell>
          <table:table-cell table:formula="of:=[.B83]-[.B82]" office:value-type="float" office:value="6">
            <text:p>6</text:p>
          </table:table-cell>
          <table:table-cell table:number-columns-repeated="5"/>
          <table:table-cell table:style-name="ce2" table:formula="of:=INDIRECT(&quot;B&quot;&amp;(ROW([.I83])*16))" office:value-type="float" office:value="3544">
            <text:p>3544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08">
            <text:p>3008</text:p>
          </table:table-cell>
          <table:table-cell table:formula="of:=MOD(ROW([.B99]);16)" office:value-type="float" office:value="3">
            <text:p>3</text:p>
          </table:table-cell>
          <table:table-cell table:formula="of:=[.B84]-[.B83]" office:value-type="float" office:value="6">
            <text:p>6</text:p>
          </table:table-cell>
          <table:table-cell table:number-columns-repeated="5"/>
          <table:table-cell table:style-name="ce2" table:formula="of:=INDIRECT(&quot;B&quot;&amp;(ROW([.I84])*16))" office:value-type="float" office:value="3660">
            <text:p>3660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14">
            <text:p>3014</text:p>
          </table:table-cell>
          <table:table-cell table:formula="of:=MOD(ROW([.B100]);16)" office:value-type="float" office:value="4">
            <text:p>4</text:p>
          </table:table-cell>
          <table:table-cell table:formula="of:=[.B85]-[.B84]" office:value-type="float" office:value="6">
            <text:p>6</text:p>
          </table:table-cell>
          <table:table-cell table:number-columns-repeated="5"/>
          <table:table-cell table:style-name="ce2" table:formula="of:=INDIRECT(&quot;B&quot;&amp;(ROW([.I85])*16))" office:value-type="float" office:value="3462">
            <text:p>3462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19">
            <text:p>3019</text:p>
          </table:table-cell>
          <table:table-cell table:formula="of:=MOD(ROW([.B101]);16)" office:value-type="float" office:value="5">
            <text:p>5</text:p>
          </table:table-cell>
          <table:table-cell table:formula="of:=[.B86]-[.B85]" office:value-type="float" office:value="5">
            <text:p>5</text:p>
          </table:table-cell>
          <table:table-cell table:number-columns-repeated="5"/>
          <table:table-cell table:style-name="ce2" table:formula="of:=INDIRECT(&quot;B&quot;&amp;(ROW([.I86])*16))" office:value-type="float" office:value="3533">
            <text:p>3533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25">
            <text:p>3025</text:p>
          </table:table-cell>
          <table:table-cell table:formula="of:=MOD(ROW([.B102]);16)" office:value-type="float" office:value="6">
            <text:p>6</text:p>
          </table:table-cell>
          <table:table-cell table:formula="of:=[.B87]-[.B86]" office:value-type="float" office:value="6">
            <text:p>6</text:p>
          </table:table-cell>
          <table:table-cell table:number-columns-repeated="5"/>
          <table:table-cell table:style-name="ce2" table:formula="of:=INDIRECT(&quot;B&quot;&amp;(ROW([.I87])*16))" office:value-type="float" office:value="3647">
            <text:p>3647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31">
            <text:p>3031</text:p>
          </table:table-cell>
          <table:table-cell table:formula="of:=MOD(ROW([.B103]);16)" office:value-type="float" office:value="7">
            <text:p>7</text:p>
          </table:table-cell>
          <table:table-cell table:formula="of:=[.B88]-[.B87]" office:value-type="float" office:value="6">
            <text:p>6</text:p>
          </table:table-cell>
          <table:table-cell table:number-columns-repeated="5"/>
          <table:table-cell table:style-name="ce2" table:formula="of:=INDIRECT(&quot;B&quot;&amp;(ROW([.I88])*16))" office:value-type="float" office:value="3885">
            <text:p>3885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37">
            <text:p>3037</text:p>
          </table:table-cell>
          <table:table-cell table:formula="of:=MOD(ROW([.B104]);16)" office:value-type="float" office:value="8">
            <text:p>8</text:p>
          </table:table-cell>
          <table:table-cell table:formula="of:=[.B89]-[.B88]" office:value-type="float" office:value="6">
            <text:p>6</text:p>
          </table:table-cell>
          <table:table-cell table:number-columns-repeated="5"/>
          <table:table-cell table:style-name="ce2" table:formula="of:=INDIRECT(&quot;B&quot;&amp;(ROW([.I89])*16))" office:value-type="float" office:value="4172">
            <text:p>4172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43">
            <text:p>3043</text:p>
          </table:table-cell>
          <table:table-cell table:formula="of:=MOD(ROW([.B105]);16)" office:value-type="float" office:value="9">
            <text:p>9</text:p>
          </table:table-cell>
          <table:table-cell table:formula="of:=[.B90]-[.B89]" office:value-type="float" office:value="6">
            <text:p>6</text:p>
          </table:table-cell>
          <table:table-cell table:number-columns-repeated="5"/>
          <table:table-cell table:style-name="ce2" table:formula="of:=INDIRECT(&quot;B&quot;&amp;(ROW([.I90])*16))" office:value-type="float" office:value="3990">
            <text:p>3990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49">
            <text:p>3049</text:p>
          </table:table-cell>
          <table:table-cell table:formula="of:=MOD(ROW([.B106]);16)" office:value-type="float" office:value="10">
            <text:p>10</text:p>
          </table:table-cell>
          <table:table-cell table:formula="of:=[.B91]-[.B90]" office:value-type="float" office:value="6">
            <text:p>6</text:p>
          </table:table-cell>
          <table:table-cell table:number-columns-repeated="5"/>
          <table:table-cell table:style-name="ce2" table:formula="of:=INDIRECT(&quot;B&quot;&amp;(ROW([.I91])*16))" office:value-type="float" office:value="4112">
            <text:p>4112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55">
            <text:p>3055</text:p>
          </table:table-cell>
          <table:table-cell table:formula="of:=MOD(ROW([.B107]);16)" office:value-type="float" office:value="11">
            <text:p>11</text:p>
          </table:table-cell>
          <table:table-cell table:formula="of:=[.B92]-[.B91]" office:value-type="float" office:value="6">
            <text:p>6</text:p>
          </table:table-cell>
          <table:table-cell table:number-columns-repeated="5"/>
          <table:table-cell table:style-name="ce2" table:formula="of:=INDIRECT(&quot;B&quot;&amp;(ROW([.I92])*16))" office:value-type="float" office:value="4109">
            <text:p>4109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61">
            <text:p>3061</text:p>
          </table:table-cell>
          <table:table-cell table:formula="of:=MOD(ROW([.B108]);16)" office:value-type="float" office:value="12">
            <text:p>12</text:p>
          </table:table-cell>
          <table:table-cell table:formula="of:=[.B93]-[.B92]" office:value-type="float" office:value="6">
            <text:p>6</text:p>
          </table:table-cell>
          <table:table-cell table:number-columns-repeated="5"/>
          <table:table-cell table:style-name="ce2" table:formula="of:=INDIRECT(&quot;B&quot;&amp;(ROW([.I93])*16))" office:value-type="float" office:value="4217">
            <text:p>4217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67">
            <text:p>3067</text:p>
          </table:table-cell>
          <table:table-cell table:formula="of:=MOD(ROW([.B109]);16)" office:value-type="float" office:value="13">
            <text:p>13</text:p>
          </table:table-cell>
          <table:table-cell table:formula="of:=[.B94]-[.B93]" office:value-type="float" office:value="6">
            <text:p>6</text:p>
          </table:table-cell>
          <table:table-cell table:number-columns-repeated="5"/>
          <table:table-cell table:style-name="ce2" table:formula="of:=INDIRECT(&quot;B&quot;&amp;(ROW([.I94])*16))" office:value-type="float" office:value="4414">
            <text:p>4414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73">
            <text:p>3073</text:p>
          </table:table-cell>
          <table:table-cell table:formula="of:=MOD(ROW([.B110]);16)" office:value-type="float" office:value="14">
            <text:p>14</text:p>
          </table:table-cell>
          <table:table-cell table:formula="of:=[.B95]-[.B94]" office:value-type="float" office:value="6">
            <text:p>6</text:p>
          </table:table-cell>
          <table:table-cell table:number-columns-repeated="5"/>
          <table:table-cell table:style-name="ce2" table:formula="of:=INDIRECT(&quot;B&quot;&amp;(ROW([.I95])*16))" office:value-type="float" office:value="3989">
            <text:p>3989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79">
            <text:p>3079</text:p>
          </table:table-cell>
          <table:table-cell table:formula="of:=MOD(ROW([.B111]);16)" office:value-type="float" office:value="15">
            <text:p>15</text:p>
          </table:table-cell>
          <table:table-cell table:formula="of:=[.B96]-[.B95]" office:value-type="float" office:value="6">
            <text:p>6</text:p>
          </table:table-cell>
          <table:table-cell table:number-columns-repeated="5"/>
          <table:table-cell table:style-name="ce2" table:formula="of:=INDIRECT(&quot;B&quot;&amp;(ROW([.I96])*16))" office:value-type="float" office:value="4404">
            <text:p>4404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2]);16)" office:value-type="float" office:value="0">
            <text:p>0</text:p>
          </table:table-cell>
          <table:table-cell table:formula="of:=[.B97]-[.B96]" office:value-type="float" office:value="-3079">
            <text:p>-3079</text:p>
          </table:table-cell>
          <table:table-cell table:number-columns-repeated="5"/>
          <table:table-cell table:style-name="ce2" table:formula="of:=INDIRECT(&quot;B&quot;&amp;(ROW([.I97])*16))" office:value-type="float" office:value="4405">
            <text:p>4405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13">
            <text:p>3013</text:p>
          </table:table-cell>
          <table:table-cell table:formula="of:=MOD(ROW([.B113]);16)" office:value-type="float" office:value="1">
            <text:p>1</text:p>
          </table:table-cell>
          <table:table-cell table:formula="of:=[.B98]-[.B97]" office:value-type="float" office:value="3013">
            <text:p>3013</text:p>
          </table:table-cell>
          <table:table-cell table:number-columns-repeated="5"/>
          <table:table-cell table:style-name="ce2" table:formula="of:=INDIRECT(&quot;B&quot;&amp;(ROW([.I98])*16))" office:value-type="float" office:value="4430">
            <text:p>4430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19">
            <text:p>3019</text:p>
          </table:table-cell>
          <table:table-cell table:formula="of:=MOD(ROW([.B114]);16)" office:value-type="float" office:value="2">
            <text:p>2</text:p>
          </table:table-cell>
          <table:table-cell table:formula="of:=[.B99]-[.B98]" office:value-type="float" office:value="6">
            <text:p>6</text:p>
          </table:table-cell>
          <table:table-cell table:number-columns-repeated="5"/>
          <table:table-cell table:style-name="ce2" table:formula="of:=INDIRECT(&quot;B&quot;&amp;(ROW([.I99])*16))" office:value-type="float" office:value="4452">
            <text:p>4452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25">
            <text:p>3025</text:p>
          </table:table-cell>
          <table:table-cell table:formula="of:=MOD(ROW([.B115]);16)" office:value-type="float" office:value="3">
            <text:p>3</text:p>
          </table:table-cell>
          <table:table-cell table:formula="of:=[.B100]-[.B99]" office:value-type="float" office:value="6">
            <text:p>6</text:p>
          </table:table-cell>
          <table:table-cell table:number-columns-repeated="5"/>
          <table:table-cell table:style-name="ce2" table:formula="of:=INDIRECT(&quot;B&quot;&amp;(ROW([.I100])*16))" office:value-type="float" office:value="4050">
            <text:p>4050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31">
            <text:p>3031</text:p>
          </table:table-cell>
          <table:table-cell table:formula="of:=MOD(ROW([.B116]);16)" office:value-type="float" office:value="4">
            <text:p>4</text:p>
          </table:table-cell>
          <table:table-cell table:formula="of:=[.B101]-[.B100]" office:value-type="float" office:value="6">
            <text:p>6</text:p>
          </table:table-cell>
          <table:table-cell table:number-columns-repeated="5"/>
          <table:table-cell table:style-name="ce2" table:formula="of:=INDIRECT(&quot;B&quot;&amp;(ROW([.I101])*16))" office:value-type="float" office:value="4464">
            <text:p>4464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36">
            <text:p>3036</text:p>
          </table:table-cell>
          <table:table-cell table:formula="of:=MOD(ROW([.B117]);16)" office:value-type="float" office:value="5">
            <text:p>5</text:p>
          </table:table-cell>
          <table:table-cell table:formula="of:=[.B102]-[.B101]" office:value-type="float" office:value="5">
            <text:p>5</text:p>
          </table:table-cell>
          <table:table-cell table:number-columns-repeated="5"/>
          <table:table-cell table:style-name="ce2" table:formula="of:=INDIRECT(&quot;B&quot;&amp;(ROW([.I102])*16))" office:value-type="float" office:value="4544">
            <text:p>4544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42">
            <text:p>3042</text:p>
          </table:table-cell>
          <table:table-cell table:formula="of:=MOD(ROW([.B118]);16)" office:value-type="float" office:value="6">
            <text:p>6</text:p>
          </table:table-cell>
          <table:table-cell table:formula="of:=[.B103]-[.B102]" office:value-type="float" office:value="6">
            <text:p>6</text:p>
          </table:table-cell>
          <table:table-cell table:number-columns-repeated="5"/>
          <table:table-cell table:style-name="ce2" table:formula="of:=INDIRECT(&quot;B&quot;&amp;(ROW([.I103])*16))" office:value-type="float" office:value="4151">
            <text:p>4151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48">
            <text:p>3048</text:p>
          </table:table-cell>
          <table:table-cell table:formula="of:=MOD(ROW([.B119]);16)" office:value-type="float" office:value="7">
            <text:p>7</text:p>
          </table:table-cell>
          <table:table-cell table:formula="of:=[.B104]-[.B103]" office:value-type="float" office:value="6">
            <text:p>6</text:p>
          </table:table-cell>
          <table:table-cell table:number-columns-repeated="5"/>
          <table:table-cell table:style-name="ce2" table:formula="of:=INDIRECT(&quot;B&quot;&amp;(ROW([.I104])*16))" office:value-type="float" office:value="4693">
            <text:p>4693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54">
            <text:p>3054</text:p>
          </table:table-cell>
          <table:table-cell table:formula="of:=MOD(ROW([.B120]);16)" office:value-type="float" office:value="8">
            <text:p>8</text:p>
          </table:table-cell>
          <table:table-cell table:formula="of:=[.B105]-[.B104]" office:value-type="float" office:value="6">
            <text:p>6</text:p>
          </table:table-cell>
          <table:table-cell table:number-columns-repeated="5"/>
          <table:table-cell table:style-name="ce2" table:formula="of:=INDIRECT(&quot;B&quot;&amp;(ROW([.I105])*16))" office:value-type="float" office:value="3597">
            <text:p>3597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60">
            <text:p>3060</text:p>
          </table:table-cell>
          <table:table-cell table:formula="of:=MOD(ROW([.B121]);16)" office:value-type="float" office:value="9">
            <text:p>9</text:p>
          </table:table-cell>
          <table:table-cell table:formula="of:=[.B106]-[.B105]" office:value-type="float" office:value="6">
            <text:p>6</text:p>
          </table:table-cell>
          <table:table-cell table:number-columns-repeated="5"/>
          <table:table-cell table:style-name="ce2" table:formula="of:=INDIRECT(&quot;B&quot;&amp;(ROW([.I106])*16))" office:value-type="float" office:value="3090">
            <text:p>3090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66">
            <text:p>3066</text:p>
          </table:table-cell>
          <table:table-cell table:formula="of:=MOD(ROW([.B122]);16)" office:value-type="float" office:value="10">
            <text:p>10</text:p>
          </table:table-cell>
          <table:table-cell table:formula="of:=[.B107]-[.B106]" office:value-type="float" office:value="6">
            <text:p>6</text:p>
          </table:table-cell>
          <table:table-cell table:number-columns-repeated="5"/>
          <table:table-cell table:style-name="ce2" table:formula="of:=INDIRECT(&quot;B&quot;&amp;(ROW([.I107])*16))" office:value-type="float" office:value="3280">
            <text:p>3280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72">
            <text:p>3072</text:p>
          </table:table-cell>
          <table:table-cell table:formula="of:=MOD(ROW([.B123]);16)" office:value-type="float" office:value="11">
            <text:p>11</text:p>
          </table:table-cell>
          <table:table-cell table:formula="of:=[.B108]-[.B107]" office:value-type="float" office:value="6">
            <text:p>6</text:p>
          </table:table-cell>
          <table:table-cell table:number-columns-repeated="5"/>
          <table:table-cell table:style-name="ce2" table:formula="of:=INDIRECT(&quot;B&quot;&amp;(ROW([.I108])*16))" office:value-type="float" office:value="3346">
            <text:p>3346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78">
            <text:p>3078</text:p>
          </table:table-cell>
          <table:table-cell table:formula="of:=MOD(ROW([.B124]);16)" office:value-type="float" office:value="12">
            <text:p>12</text:p>
          </table:table-cell>
          <table:table-cell table:formula="of:=[.B109]-[.B108]" office:value-type="float" office:value="6">
            <text:p>6</text:p>
          </table:table-cell>
          <table:table-cell table:number-columns-repeated="5"/>
          <table:table-cell table:style-name="ce2" table:formula="of:=INDIRECT(&quot;B&quot;&amp;(ROW([.I109])*16))" office:value-type="float" office:value="3196">
            <text:p>3196.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3084">
            <text:p>3084</text:p>
          </table:table-cell>
          <table:table-cell table:formula="of:=MOD(ROW([.B125]);16)" office:value-type="float" office:value="13">
            <text:p>13</text:p>
          </table:table-cell>
          <table:table-cell table:formula="of:=[.B110]-[.B109]" office:value-type="float" office:value="6">
            <text:p>6</text:p>
          </table:table-cell>
          <table:table-cell table:number-columns-repeated="5"/>
          <table:table-cell table:style-name="ce2" table:formula="of:=INDIRECT(&quot;B&quot;&amp;(ROW([.I110])*16))" office:value-type="float" office:value="3396">
            <text:p>339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0">
            <text:p>3090</text:p>
          </table:table-cell>
          <table:table-cell table:formula="of:=MOD(ROW([.B126]);16)" office:value-type="float" office:value="14">
            <text:p>14</text:p>
          </table:table-cell>
          <table:table-cell table:formula="of:=[.B111]-[.B110]" office:value-type="float" office:value="6">
            <text:p>6</text:p>
          </table:table-cell>
          <table:table-cell table:number-columns-repeated="5"/>
          <table:table-cell table:style-name="ce2" table:formula="of:=INDIRECT(&quot;B&quot;&amp;(ROW([.I111])*16))" office:value-type="float" office:value="3567">
            <text:p>356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6">
            <text:p>3096</text:p>
          </table:table-cell>
          <table:table-cell table:formula="of:=MOD(ROW([.B127]);16)" office:value-type="float" office:value="15">
            <text:p>15</text:p>
          </table:table-cell>
          <table:table-cell table:formula="of:=[.B112]-[.B111]" office:value-type="float" office:value="6">
            <text:p>6</text:p>
          </table:table-cell>
          <table:table-cell table:number-columns-repeated="5"/>
          <table:table-cell table:style-name="ce2" table:formula="of:=INDIRECT(&quot;B&quot;&amp;(ROW([.I112])*16))" office:value-type="float" office:value="4208">
            <text:p>420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8]);16)" office:value-type="float" office:value="0">
            <text:p>0</text:p>
          </table:table-cell>
          <table:table-cell table:formula="of:=[.B113]-[.B112]" office:value-type="float" office:value="-3096">
            <text:p>-3096</text:p>
          </table:table-cell>
          <table:table-cell table:number-columns-repeated="5"/>
          <table:table-cell table:style-name="ce2" table:formula="of:=INDIRECT(&quot;B&quot;&amp;(ROW([.I113])*16))" office:value-type="float" office:value="3314">
            <text:p>331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9">
            <text:p>3039</text:p>
          </table:table-cell>
          <table:table-cell table:formula="of:=MOD(ROW([.B129]);16)" office:value-type="float" office:value="1">
            <text:p>1</text:p>
          </table:table-cell>
          <table:table-cell table:formula="of:=[.B114]-[.B113]" office:value-type="float" office:value="3039">
            <text:p>3039</text:p>
          </table:table-cell>
          <table:table-cell table:number-columns-repeated="5"/>
          <table:table-cell table:style-name="ce2" table:formula="of:=INDIRECT(&quot;B&quot;&amp;(ROW([.I114])*16))" office:value-type="float" office:value="3481">
            <text:p>348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5">
            <text:p>3045</text:p>
          </table:table-cell>
          <table:table-cell table:formula="of:=MOD(ROW([.B130]);16)" office:value-type="float" office:value="2">
            <text:p>2</text:p>
          </table:table-cell>
          <table:table-cell table:formula="of:=[.B115]-[.B114]" office:value-type="float" office:value="6">
            <text:p>6</text:p>
          </table:table-cell>
          <table:table-cell table:number-columns-repeated="5"/>
          <table:table-cell table:style-name="ce2" table:formula="of:=INDIRECT(&quot;B&quot;&amp;(ROW([.I115])*16))" office:value-type="float" office:value="3551">
            <text:p>355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1">
            <text:p>3051</text:p>
          </table:table-cell>
          <table:table-cell table:formula="of:=MOD(ROW([.B131]);16)" office:value-type="float" office:value="3">
            <text:p>3</text:p>
          </table:table-cell>
          <table:table-cell table:formula="of:=[.B116]-[.B115]" office:value-type="float" office:value="6">
            <text:p>6</text:p>
          </table:table-cell>
          <table:table-cell table:number-columns-repeated="5"/>
          <table:table-cell table:style-name="ce2" table:formula="of:=INDIRECT(&quot;B&quot;&amp;(ROW([.I116])*16))" office:value-type="float" office:value="3823">
            <text:p>382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7">
            <text:p>3057</text:p>
          </table:table-cell>
          <table:table-cell table:formula="of:=MOD(ROW([.B132]);16)" office:value-type="float" office:value="4">
            <text:p>4</text:p>
          </table:table-cell>
          <table:table-cell table:formula="of:=[.B117]-[.B116]" office:value-type="float" office:value="6">
            <text:p>6</text:p>
          </table:table-cell>
          <table:table-cell table:number-columns-repeated="5"/>
          <table:table-cell table:style-name="ce2" table:formula="of:=INDIRECT(&quot;B&quot;&amp;(ROW([.I117])*16))" office:value-type="float" office:value="3477">
            <text:p>347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3">
            <text:p>3063</text:p>
          </table:table-cell>
          <table:table-cell table:formula="of:=MOD(ROW([.B133]);16)" office:value-type="float" office:value="5">
            <text:p>5</text:p>
          </table:table-cell>
          <table:table-cell table:formula="of:=[.B118]-[.B117]" office:value-type="float" office:value="6">
            <text:p>6</text:p>
          </table:table-cell>
          <table:table-cell table:number-columns-repeated="5"/>
          <table:table-cell table:style-name="ce2" table:formula="of:=INDIRECT(&quot;B&quot;&amp;(ROW([.I118])*16))" office:value-type="float" office:value="3702">
            <text:p>370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9">
            <text:p>3069</text:p>
          </table:table-cell>
          <table:table-cell table:formula="of:=MOD(ROW([.B134]);16)" office:value-type="float" office:value="6">
            <text:p>6</text:p>
          </table:table-cell>
          <table:table-cell table:formula="of:=[.B119]-[.B118]" office:value-type="float" office:value="6">
            <text:p>6</text:p>
          </table:table-cell>
          <table:table-cell table:number-columns-repeated="5"/>
          <table:table-cell table:style-name="ce2" table:formula="of:=INDIRECT(&quot;B&quot;&amp;(ROW([.I119])*16))" office:value-type="float" office:value="3473">
            <text:p>347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5">
            <text:p>3075</text:p>
          </table:table-cell>
          <table:table-cell table:formula="of:=MOD(ROW([.B135]);16)" office:value-type="float" office:value="7">
            <text:p>7</text:p>
          </table:table-cell>
          <table:table-cell table:formula="of:=[.B120]-[.B119]" office:value-type="float" office:value="6">
            <text:p>6</text:p>
          </table:table-cell>
          <table:table-cell table:number-columns-repeated="5"/>
          <table:table-cell table:style-name="ce2" table:formula="of:=INDIRECT(&quot;B&quot;&amp;(ROW([.I120])*16))" office:value-type="float" office:value="3759">
            <text:p>375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1">
            <text:p>3081</text:p>
          </table:table-cell>
          <table:table-cell table:formula="of:=MOD(ROW([.B136]);16)" office:value-type="float" office:value="8">
            <text:p>8</text:p>
          </table:table-cell>
          <table:table-cell table:formula="of:=[.B121]-[.B120]" office:value-type="float" office:value="6">
            <text:p>6</text:p>
          </table:table-cell>
          <table:table-cell table:number-columns-repeated="5"/>
          <table:table-cell table:style-name="ce2" table:formula="of:=INDIRECT(&quot;B&quot;&amp;(ROW([.I121])*16))" office:value-type="float" office:value="3589">
            <text:p>358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7">
            <text:p>3087</text:p>
          </table:table-cell>
          <table:table-cell table:formula="of:=MOD(ROW([.B137]);16)" office:value-type="float" office:value="9">
            <text:p>9</text:p>
          </table:table-cell>
          <table:table-cell table:formula="of:=[.B122]-[.B121]" office:value-type="float" office:value="6">
            <text:p>6</text:p>
          </table:table-cell>
          <table:table-cell table:number-columns-repeated="5"/>
          <table:table-cell table:style-name="ce2" table:formula="of:=INDIRECT(&quot;B&quot;&amp;(ROW([.I122])*16))" office:value-type="float" office:value="3680">
            <text:p>368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3">
            <text:p>3093</text:p>
          </table:table-cell>
          <table:table-cell table:formula="of:=MOD(ROW([.B138]);16)" office:value-type="float" office:value="10">
            <text:p>10</text:p>
          </table:table-cell>
          <table:table-cell table:formula="of:=[.B123]-[.B122]" office:value-type="float" office:value="6">
            <text:p>6</text:p>
          </table:table-cell>
          <table:table-cell table:number-columns-repeated="5"/>
          <table:table-cell table:style-name="ce2" table:formula="of:=INDIRECT(&quot;B&quot;&amp;(ROW([.I123])*16))" office:value-type="float" office:value="4256">
            <text:p>425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9">
            <text:p>3099</text:p>
          </table:table-cell>
          <table:table-cell table:formula="of:=MOD(ROW([.B139]);16)" office:value-type="float" office:value="11">
            <text:p>11</text:p>
          </table:table-cell>
          <table:table-cell table:formula="of:=[.B124]-[.B123]" office:value-type="float" office:value="6">
            <text:p>6</text:p>
          </table:table-cell>
          <table:table-cell table:number-columns-repeated="5"/>
          <table:table-cell table:style-name="ce2" table:formula="of:=INDIRECT(&quot;B&quot;&amp;(ROW([.I124])*16))" office:value-type="float" office:value="3814">
            <text:p>381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5">
            <text:p>3105</text:p>
          </table:table-cell>
          <table:table-cell table:formula="of:=MOD(ROW([.B140]);16)" office:value-type="float" office:value="12">
            <text:p>12</text:p>
          </table:table-cell>
          <table:table-cell table:formula="of:=[.B125]-[.B124]" office:value-type="float" office:value="6">
            <text:p>6</text:p>
          </table:table-cell>
          <table:table-cell table:number-columns-repeated="5"/>
          <table:table-cell table:style-name="ce2" table:formula="of:=INDIRECT(&quot;B&quot;&amp;(ROW([.I125])*16))" office:value-type="float" office:value="4145">
            <text:p>414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1">
            <text:p>3111</text:p>
          </table:table-cell>
          <table:table-cell table:formula="of:=MOD(ROW([.B141]);16)" office:value-type="float" office:value="13">
            <text:p>13</text:p>
          </table:table-cell>
          <table:table-cell table:formula="of:=[.B126]-[.B125]" office:value-type="float" office:value="6">
            <text:p>6</text:p>
          </table:table-cell>
          <table:table-cell table:number-columns-repeated="5"/>
          <table:table-cell table:style-name="ce2" table:formula="of:=INDIRECT(&quot;B&quot;&amp;(ROW([.I126])*16))" office:value-type="float" office:value="4392">
            <text:p>439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7">
            <text:p>3117</text:p>
          </table:table-cell>
          <table:table-cell table:formula="of:=MOD(ROW([.B142]);16)" office:value-type="float" office:value="14">
            <text:p>14</text:p>
          </table:table-cell>
          <table:table-cell table:formula="of:=[.B127]-[.B126]" office:value-type="float" office:value="6">
            <text:p>6</text:p>
          </table:table-cell>
          <table:table-cell table:number-columns-repeated="5"/>
          <table:table-cell table:style-name="ce2" table:formula="of:=INDIRECT(&quot;B&quot;&amp;(ROW([.I127])*16))" office:value-type="float" office:value="4114">
            <text:p>411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3">
            <text:p>3123</text:p>
          </table:table-cell>
          <table:table-cell table:formula="of:=MOD(ROW([.B143]);16)" office:value-type="float" office:value="15">
            <text:p>15</text:p>
          </table:table-cell>
          <table:table-cell table:formula="of:=[.B128]-[.B127]" office:value-type="float" office:value="6">
            <text:p>6</text:p>
          </table:table-cell>
          <table:table-cell table:number-columns-repeated="5"/>
          <table:table-cell table:style-name="ce2" table:formula="of:=INDIRECT(&quot;B&quot;&amp;(ROW([.I128])*16))" office:value-type="float" office:value="4662">
            <text:p>466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4]);16)" office:value-type="float" office:value="0">
            <text:p>0</text:p>
          </table:table-cell>
          <table:table-cell table:formula="of:=[.B129]-[.B128]" office:value-type="float" office:value="-3123">
            <text:p>-3123</text:p>
          </table:table-cell>
          <table:table-cell table:number-columns-repeated="5"/>
          <table:table-cell table:style-name="ce2" table:formula="of:=INDIRECT(&quot;B&quot;&amp;(ROW([.I129])*16))" office:value-type="float" office:value="4187">
            <text:p>418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0">
            <text:p>3230</text:p>
          </table:table-cell>
          <table:table-cell table:formula="of:=MOD(ROW([.B145]);16)" office:value-type="float" office:value="1">
            <text:p>1</text:p>
          </table:table-cell>
          <table:table-cell table:formula="of:=[.B130]-[.B129]" office:value-type="float" office:value="3230">
            <text:p>3230</text:p>
          </table:table-cell>
          <table:table-cell table:number-columns-repeated="5"/>
          <table:table-cell table:style-name="ce2" table:formula="of:=INDIRECT(&quot;B&quot;&amp;(ROW([.I130])*16))" office:value-type="float" office:value="4053">
            <text:p>405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6">
            <text:p>3236</text:p>
          </table:table-cell>
          <table:table-cell table:formula="of:=MOD(ROW([.B146]);16)" office:value-type="float" office:value="2">
            <text:p>2</text:p>
          </table:table-cell>
          <table:table-cell table:formula="of:=[.B131]-[.B130]" office:value-type="float" office:value="6">
            <text:p>6</text:p>
          </table:table-cell>
          <table:table-cell table:number-columns-repeated="5"/>
          <table:table-cell table:style-name="ce2" table:formula="of:=INDIRECT(&quot;B&quot;&amp;(ROW([.I131])*16))" office:value-type="float" office:value="3858">
            <text:p>385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3">
            <text:p>3243</text:p>
          </table:table-cell>
          <table:table-cell table:formula="of:=MOD(ROW([.B147]);16)" office:value-type="float" office:value="3">
            <text:p>3</text:p>
          </table:table-cell>
          <table:table-cell table:formula="of:=[.B132]-[.B131]" office:value-type="float" office:value="7">
            <text:p>7</text:p>
          </table:table-cell>
          <table:table-cell table:number-columns-repeated="5"/>
          <table:table-cell table:style-name="ce2" table:formula="of:=INDIRECT(&quot;B&quot;&amp;(ROW([.I132])*16))" office:value-type="float" office:value="4073">
            <text:p>407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9">
            <text:p>3249</text:p>
          </table:table-cell>
          <table:table-cell table:formula="of:=MOD(ROW([.B148]);16)" office:value-type="float" office:value="4">
            <text:p>4</text:p>
          </table:table-cell>
          <table:table-cell table:formula="of:=[.B133]-[.B132]" office:value-type="float" office:value="6">
            <text:p>6</text:p>
          </table:table-cell>
          <table:table-cell table:number-columns-repeated="5"/>
          <table:table-cell table:style-name="ce2" table:formula="of:=INDIRECT(&quot;B&quot;&amp;(ROW([.I133])*16))" office:value-type="float" office:value="3815">
            <text:p>381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5">
            <text:p>3255</text:p>
          </table:table-cell>
          <table:table-cell table:formula="of:=MOD(ROW([.B149]);16)" office:value-type="float" office:value="5">
            <text:p>5</text:p>
          </table:table-cell>
          <table:table-cell table:formula="of:=[.B134]-[.B133]" office:value-type="float" office:value="6">
            <text:p>6</text:p>
          </table:table-cell>
          <table:table-cell table:number-columns-repeated="5"/>
          <table:table-cell table:style-name="ce2" table:formula="of:=INDIRECT(&quot;B&quot;&amp;(ROW([.I134])*16))" office:value-type="float" office:value="5099">
            <text:p>509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1">
            <text:p>3261</text:p>
          </table:table-cell>
          <table:table-cell table:formula="of:=MOD(ROW([.B150]);16)" office:value-type="float" office:value="6">
            <text:p>6</text:p>
          </table:table-cell>
          <table:table-cell table:formula="of:=[.B135]-[.B134]" office:value-type="float" office:value="6">
            <text:p>6</text:p>
          </table:table-cell>
          <table:table-cell table:number-columns-repeated="5"/>
          <table:table-cell table:style-name="ce2" table:formula="of:=INDIRECT(&quot;B&quot;&amp;(ROW([.I135])*16))" office:value-type="float" office:value="4231">
            <text:p>423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8">
            <text:p>3268</text:p>
          </table:table-cell>
          <table:table-cell table:formula="of:=MOD(ROW([.B151]);16)" office:value-type="float" office:value="7">
            <text:p>7</text:p>
          </table:table-cell>
          <table:table-cell table:formula="of:=[.B136]-[.B135]" office:value-type="float" office:value="7">
            <text:p>7</text:p>
          </table:table-cell>
          <table:table-cell table:number-columns-repeated="5"/>
          <table:table-cell table:style-name="ce2" table:formula="of:=INDIRECT(&quot;B&quot;&amp;(ROW([.I136])*16))" office:value-type="float" office:value="3980">
            <text:p>398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4">
            <text:p>3274</text:p>
          </table:table-cell>
          <table:table-cell table:formula="of:=MOD(ROW([.B152]);16)" office:value-type="float" office:value="8">
            <text:p>8</text:p>
          </table:table-cell>
          <table:table-cell table:formula="of:=[.B137]-[.B136]" office:value-type="float" office:value="6">
            <text:p>6</text:p>
          </table:table-cell>
          <table:table-cell table:number-columns-repeated="5"/>
          <table:table-cell table:style-name="ce2" table:formula="of:=INDIRECT(&quot;B&quot;&amp;(ROW([.I137])*16))" office:value-type="float" office:value="5125">
            <text:p>512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0">
            <text:p>3280</text:p>
          </table:table-cell>
          <table:table-cell table:formula="of:=MOD(ROW([.B153]);16)" office:value-type="float" office:value="9">
            <text:p>9</text:p>
          </table:table-cell>
          <table:table-cell table:formula="of:=[.B138]-[.B137]" office:value-type="float" office:value="6">
            <text:p>6</text:p>
          </table:table-cell>
          <table:table-cell table:number-columns-repeated="5"/>
          <table:table-cell table:style-name="ce2" table:formula="of:=INDIRECT(&quot;B&quot;&amp;(ROW([.I138])*16))" office:value-type="float" office:value="3998">
            <text:p>399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7">
            <text:p>3287</text:p>
          </table:table-cell>
          <table:table-cell table:formula="of:=MOD(ROW([.B154]);16)" office:value-type="float" office:value="10">
            <text:p>10</text:p>
          </table:table-cell>
          <table:table-cell table:formula="of:=[.B139]-[.B138]" office:value-type="float" office:value="7">
            <text:p>7</text:p>
          </table:table-cell>
          <table:table-cell table:number-columns-repeated="5"/>
          <table:table-cell table:style-name="ce2" table:formula="of:=INDIRECT(&quot;B&quot;&amp;(ROW([.I139])*16))" office:value-type="float" office:value="4882">
            <text:p>488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3">
            <text:p>3293</text:p>
          </table:table-cell>
          <table:table-cell table:formula="of:=MOD(ROW([.B155]);16)" office:value-type="float" office:value="11">
            <text:p>11</text:p>
          </table:table-cell>
          <table:table-cell table:formula="of:=[.B140]-[.B139]" office:value-type="float" office:value="6">
            <text:p>6</text:p>
          </table:table-cell>
          <table:table-cell table:number-columns-repeated="5"/>
          <table:table-cell table:style-name="ce2" table:formula="of:=INDIRECT(&quot;B&quot;&amp;(ROW([.I140])*16))" office:value-type="float" office:value="4414">
            <text:p>441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0">
            <text:p>3300</text:p>
          </table:table-cell>
          <table:table-cell table:formula="of:=MOD(ROW([.B156]);16)" office:value-type="float" office:value="12">
            <text:p>12</text:p>
          </table:table-cell>
          <table:table-cell table:formula="of:=[.B141]-[.B140]" office:value-type="float" office:value="7">
            <text:p>7</text:p>
          </table:table-cell>
          <table:table-cell table:number-columns-repeated="5"/>
          <table:table-cell table:style-name="ce2" table:formula="of:=INDIRECT(&quot;B&quot;&amp;(ROW([.I141])*16))" office:value-type="float" office:value="4390">
            <text:p>439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6">
            <text:p>3306</text:p>
          </table:table-cell>
          <table:table-cell table:formula="of:=MOD(ROW([.B157]);16)" office:value-type="float" office:value="13">
            <text:p>13</text:p>
          </table:table-cell>
          <table:table-cell table:formula="of:=[.B142]-[.B141]" office:value-type="float" office:value="6">
            <text:p>6</text:p>
          </table:table-cell>
          <table:table-cell table:number-columns-repeated="5"/>
          <table:table-cell table:style-name="ce2" table:formula="of:=INDIRECT(&quot;B&quot;&amp;(ROW([.I142])*16))" office:value-type="float" office:value="4477">
            <text:p>447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2">
            <text:p>3312</text:p>
          </table:table-cell>
          <table:table-cell table:formula="of:=MOD(ROW([.B158]);16)" office:value-type="float" office:value="14">
            <text:p>14</text:p>
          </table:table-cell>
          <table:table-cell table:formula="of:=[.B143]-[.B142]" office:value-type="float" office:value="6">
            <text:p>6</text:p>
          </table:table-cell>
          <table:table-cell table:number-columns-repeated="5"/>
          <table:table-cell table:style-name="ce2" table:formula="of:=INDIRECT(&quot;B&quot;&amp;(ROW([.I143])*16))" office:value-type="float" office:value="4510">
            <text:p>451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8">
            <text:p>3318</text:p>
          </table:table-cell>
          <table:table-cell table:formula="of:=MOD(ROW([.B159]);16)" office:value-type="float" office:value="15">
            <text:p>15</text:p>
          </table:table-cell>
          <table:table-cell table:formula="of:=[.B144]-[.B143]" office:value-type="float" office:value="6">
            <text:p>6</text:p>
          </table:table-cell>
          <table:table-cell table:number-columns-repeated="5"/>
          <table:table-cell table:style-name="ce2" table:formula="of:=INDIRECT(&quot;B&quot;&amp;(ROW([.I144])*16))" office:value-type="float" office:value="4645">
            <text:p>464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0]);16)" office:value-type="float" office:value="0">
            <text:p>0</text:p>
          </table:table-cell>
          <table:table-cell table:formula="of:=[.B145]-[.B144]" office:value-type="float" office:value="-3318">
            <text:p>-3318</text:p>
          </table:table-cell>
          <table:table-cell table:number-columns-repeated="5"/>
          <table:table-cell table:style-name="ce2" table:formula="of:=INDIRECT(&quot;B&quot;&amp;(ROW([.I145])*16))" office:value-type="float" office:value="4529">
            <text:p>452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5">
            <text:p>2965</text:p>
          </table:table-cell>
          <table:table-cell table:formula="of:=MOD(ROW([.B161]);16)" office:value-type="float" office:value="1">
            <text:p>1</text:p>
          </table:table-cell>
          <table:table-cell table:formula="of:=[.B146]-[.B145]" office:value-type="float" office:value="2965">
            <text:p>2965</text:p>
          </table:table-cell>
          <table:table-cell table:number-columns-repeated="5"/>
          <table:table-cell table:style-name="ce2" table:formula="of:=INDIRECT(&quot;B&quot;&amp;(ROW([.I146])*16))" office:value-type="float" office:value="4828">
            <text:p>482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2">
            <text:p>2972</text:p>
          </table:table-cell>
          <table:table-cell table:formula="of:=MOD(ROW([.B162]);16)" office:value-type="float" office:value="2">
            <text:p>2</text:p>
          </table:table-cell>
          <table:table-cell table:formula="of:=[.B147]-[.B146]" office:value-type="float" office:value="7">
            <text:p>7</text:p>
          </table:table-cell>
          <table:table-cell table:number-columns-repeated="5"/>
          <table:table-cell table:style-name="ce2" table:formula="of:=INDIRECT(&quot;B&quot;&amp;(ROW([.I147])*16))" office:value-type="float" office:value="3931">
            <text:p>393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8">
            <text:p>2978</text:p>
          </table:table-cell>
          <table:table-cell table:formula="of:=MOD(ROW([.B163]);16)" office:value-type="float" office:value="3">
            <text:p>3</text:p>
          </table:table-cell>
          <table:table-cell table:formula="of:=[.B148]-[.B147]" office:value-type="float" office:value="6">
            <text:p>6</text:p>
          </table:table-cell>
          <table:table-cell table:number-columns-repeated="5"/>
          <table:table-cell table:style-name="ce2" table:formula="of:=INDIRECT(&quot;B&quot;&amp;(ROW([.I148])*16))" office:value-type="float" office:value="4871">
            <text:p>487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4">
            <text:p>2984</text:p>
          </table:table-cell>
          <table:table-cell table:formula="of:=MOD(ROW([.B164]);16)" office:value-type="float" office:value="4">
            <text:p>4</text:p>
          </table:table-cell>
          <table:table-cell table:formula="of:=[.B149]-[.B148]" office:value-type="float" office:value="6">
            <text:p>6</text:p>
          </table:table-cell>
          <table:table-cell table:number-columns-repeated="5"/>
          <table:table-cell table:style-name="ce2" table:formula="of:=INDIRECT(&quot;B&quot;&amp;(ROW([.I149])*16))" office:value-type="float" office:value="5025">
            <text:p>502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0">
            <text:p>2990</text:p>
          </table:table-cell>
          <table:table-cell table:formula="of:=MOD(ROW([.B165]);16)" office:value-type="float" office:value="5">
            <text:p>5</text:p>
          </table:table-cell>
          <table:table-cell table:formula="of:=[.B150]-[.B149]" office:value-type="float" office:value="6">
            <text:p>6</text:p>
          </table:table-cell>
          <table:table-cell table:number-columns-repeated="5"/>
          <table:table-cell table:style-name="ce2" table:formula="of:=INDIRECT(&quot;B&quot;&amp;(ROW([.I150])*16))" office:value-type="float" office:value="4803">
            <text:p>480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6">
            <text:p>2996</text:p>
          </table:table-cell>
          <table:table-cell table:formula="of:=MOD(ROW([.B166]);16)" office:value-type="float" office:value="6">
            <text:p>6</text:p>
          </table:table-cell>
          <table:table-cell table:formula="of:=[.B151]-[.B150]" office:value-type="float" office:value="6">
            <text:p>6</text:p>
          </table:table-cell>
          <table:table-cell table:number-columns-repeated="5"/>
          <table:table-cell table:style-name="ce2" table:formula="of:=INDIRECT(&quot;B&quot;&amp;(ROW([.I151])*16))" office:value-type="float" office:value="4943">
            <text:p>494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2">
            <text:p>3002</text:p>
          </table:table-cell>
          <table:table-cell table:formula="of:=MOD(ROW([.B167]);16)" office:value-type="float" office:value="7">
            <text:p>7</text:p>
          </table:table-cell>
          <table:table-cell table:formula="of:=[.B152]-[.B151]" office:value-type="float" office:value="6">
            <text:p>6</text:p>
          </table:table-cell>
          <table:table-cell table:number-columns-repeated="5"/>
          <table:table-cell table:style-name="ce2" table:formula="of:=INDIRECT(&quot;B&quot;&amp;(ROW([.I152])*16))" office:value-type="float" office:value="4690">
            <text:p>469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8">
            <text:p>3008</text:p>
          </table:table-cell>
          <table:table-cell table:formula="of:=MOD(ROW([.B168]);16)" office:value-type="float" office:value="8">
            <text:p>8</text:p>
          </table:table-cell>
          <table:table-cell table:formula="of:=[.B153]-[.B152]" office:value-type="float" office:value="6">
            <text:p>6</text:p>
          </table:table-cell>
          <table:table-cell table:number-columns-repeated="5"/>
          <table:table-cell table:style-name="ce2" table:formula="of:=INDIRECT(&quot;B&quot;&amp;(ROW([.I153])*16))" office:value-type="float" office:value="3711">
            <text:p>371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4">
            <text:p>3014</text:p>
          </table:table-cell>
          <table:table-cell table:formula="of:=MOD(ROW([.B169]);16)" office:value-type="float" office:value="9">
            <text:p>9</text:p>
          </table:table-cell>
          <table:table-cell table:formula="of:=[.B154]-[.B153]" office:value-type="float" office:value="6">
            <text:p>6</text:p>
          </table:table-cell>
          <table:table-cell table:number-columns-repeated="5"/>
          <table:table-cell table:style-name="ce2" table:formula="of:=INDIRECT(&quot;B&quot;&amp;(ROW([.I154])*16))" office:value-type="float" office:value="3489">
            <text:p>348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0">
            <text:p>3020</text:p>
          </table:table-cell>
          <table:table-cell table:formula="of:=MOD(ROW([.B170]);16)" office:value-type="float" office:value="10">
            <text:p>10</text:p>
          </table:table-cell>
          <table:table-cell table:formula="of:=[.B155]-[.B154]" office:value-type="float" office:value="6">
            <text:p>6</text:p>
          </table:table-cell>
          <table:table-cell table:number-columns-repeated="5"/>
          <table:table-cell table:style-name="ce2" table:formula="of:=INDIRECT(&quot;B&quot;&amp;(ROW([.I155])*16))" office:value-type="float" office:value="3904">
            <text:p>390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6">
            <text:p>3026</text:p>
          </table:table-cell>
          <table:table-cell table:formula="of:=MOD(ROW([.B171]);16)" office:value-type="float" office:value="11">
            <text:p>11</text:p>
          </table:table-cell>
          <table:table-cell table:formula="of:=[.B156]-[.B155]" office:value-type="float" office:value="6">
            <text:p>6</text:p>
          </table:table-cell>
          <table:table-cell table:number-columns-repeated="5"/>
          <table:table-cell table:style-name="ce2" table:formula="of:=INDIRECT(&quot;B&quot;&amp;(ROW([.I156])*16))" office:value-type="float" office:value="4721">
            <text:p>472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2">
            <text:p>3032</text:p>
          </table:table-cell>
          <table:table-cell table:formula="of:=MOD(ROW([.B172]);16)" office:value-type="float" office:value="12">
            <text:p>12</text:p>
          </table:table-cell>
          <table:table-cell table:formula="of:=[.B157]-[.B156]" office:value-type="float" office:value="6">
            <text:p>6</text:p>
          </table:table-cell>
          <table:table-cell table:number-columns-repeated="5"/>
          <table:table-cell table:style-name="ce2" table:formula="of:=INDIRECT(&quot;B&quot;&amp;(ROW([.I157])*16))" office:value-type="float" office:value="4258">
            <text:p>425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8">
            <text:p>3038</text:p>
          </table:table-cell>
          <table:table-cell table:formula="of:=MOD(ROW([.B173]);16)" office:value-type="float" office:value="13">
            <text:p>13</text:p>
          </table:table-cell>
          <table:table-cell table:formula="of:=[.B158]-[.B157]" office:value-type="float" office:value="6">
            <text:p>6</text:p>
          </table:table-cell>
          <table:table-cell table:number-columns-repeated="5"/>
          <table:table-cell table:style-name="ce2" table:formula="of:=INDIRECT(&quot;B&quot;&amp;(ROW([.I158])*16))" office:value-type="float" office:value="3661">
            <text:p>366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4">
            <text:p>3044</text:p>
          </table:table-cell>
          <table:table-cell table:formula="of:=MOD(ROW([.B174]);16)" office:value-type="float" office:value="14">
            <text:p>14</text:p>
          </table:table-cell>
          <table:table-cell table:formula="of:=[.B159]-[.B158]" office:value-type="float" office:value="6">
            <text:p>6</text:p>
          </table:table-cell>
          <table:table-cell table:number-columns-repeated="5"/>
          <table:table-cell table:style-name="ce2" table:formula="of:=INDIRECT(&quot;B&quot;&amp;(ROW([.I159])*16))" office:value-type="float" office:value="3847">
            <text:p>384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0">
            <text:p>3050</text:p>
          </table:table-cell>
          <table:table-cell table:formula="of:=MOD(ROW([.B175]);16)" office:value-type="float" office:value="15">
            <text:p>15</text:p>
          </table:table-cell>
          <table:table-cell table:formula="of:=[.B160]-[.B159]" office:value-type="float" office:value="6">
            <text:p>6</text:p>
          </table:table-cell>
          <table:table-cell table:number-columns-repeated="5"/>
          <table:table-cell table:style-name="ce2" table:formula="of:=INDIRECT(&quot;B&quot;&amp;(ROW([.I160])*16))" office:value-type="float" office:value="6950">
            <text:p>695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6]);16)" office:value-type="float" office:value="0">
            <text:p>0</text:p>
          </table:table-cell>
          <table:table-cell table:formula="of:=[.B161]-[.B160]" office:value-type="float" office:value="-3050">
            <text:p>-3050</text:p>
          </table:table-cell>
          <table:table-cell table:number-columns-repeated="5"/>
          <table:table-cell table:style-name="ce2" table:formula="of:=INDIRECT(&quot;B&quot;&amp;(ROW([.I161])*16))" office:value-type="float" office:value="3840">
            <text:p>384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2">
            <text:p>3082</text:p>
          </table:table-cell>
          <table:table-cell table:formula="of:=MOD(ROW([.B177]);16)" office:value-type="float" office:value="1">
            <text:p>1</text:p>
          </table:table-cell>
          <table:table-cell table:formula="of:=[.B162]-[.B161]" office:value-type="float" office:value="3082">
            <text:p>3082</text:p>
          </table:table-cell>
          <table:table-cell table:number-columns-repeated="5"/>
          <table:table-cell table:style-name="ce2" table:formula="of:=INDIRECT(&quot;B&quot;&amp;(ROW([.I162])*16))" office:value-type="float" office:value="3858">
            <text:p>385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9">
            <text:p>3089</text:p>
          </table:table-cell>
          <table:table-cell table:formula="of:=MOD(ROW([.B178]);16)" office:value-type="float" office:value="2">
            <text:p>2</text:p>
          </table:table-cell>
          <table:table-cell table:formula="of:=[.B163]-[.B162]" office:value-type="float" office:value="7">
            <text:p>7</text:p>
          </table:table-cell>
          <table:table-cell table:number-columns-repeated="5"/>
          <table:table-cell table:style-name="ce2" table:formula="of:=INDIRECT(&quot;B&quot;&amp;(ROW([.I163])*16))" office:value-type="float" office:value="3771">
            <text:p>377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5">
            <text:p>3095</text:p>
          </table:table-cell>
          <table:table-cell table:formula="of:=MOD(ROW([.B179]);16)" office:value-type="float" office:value="3">
            <text:p>3</text:p>
          </table:table-cell>
          <table:table-cell table:formula="of:=[.B164]-[.B163]" office:value-type="float" office:value="6">
            <text:p>6</text:p>
          </table:table-cell>
          <table:table-cell table:number-columns-repeated="5"/>
          <table:table-cell table:style-name="ce2" table:formula="of:=INDIRECT(&quot;B&quot;&amp;(ROW([.I164])*16))" office:value-type="float" office:value="4227">
            <text:p>422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1">
            <text:p>3101</text:p>
          </table:table-cell>
          <table:table-cell table:formula="of:=MOD(ROW([.B180]);16)" office:value-type="float" office:value="4">
            <text:p>4</text:p>
          </table:table-cell>
          <table:table-cell table:formula="of:=[.B165]-[.B164]" office:value-type="float" office:value="6">
            <text:p>6</text:p>
          </table:table-cell>
          <table:table-cell table:number-columns-repeated="5"/>
          <table:table-cell table:style-name="ce2" table:formula="of:=INDIRECT(&quot;B&quot;&amp;(ROW([.I165])*16))" office:value-type="float" office:value="6971">
            <text:p>697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7">
            <text:p>3107</text:p>
          </table:table-cell>
          <table:table-cell table:formula="of:=MOD(ROW([.B181]);16)" office:value-type="float" office:value="5">
            <text:p>5</text:p>
          </table:table-cell>
          <table:table-cell table:formula="of:=[.B166]-[.B165]" office:value-type="float" office:value="6">
            <text:p>6</text:p>
          </table:table-cell>
          <table:table-cell table:number-columns-repeated="5"/>
          <table:table-cell table:style-name="ce2" table:formula="of:=INDIRECT(&quot;B&quot;&amp;(ROW([.I166])*16))" office:value-type="float" office:value="4179">
            <text:p>417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3">
            <text:p>3113</text:p>
          </table:table-cell>
          <table:table-cell table:formula="of:=MOD(ROW([.B182]);16)" office:value-type="float" office:value="6">
            <text:p>6</text:p>
          </table:table-cell>
          <table:table-cell table:formula="of:=[.B167]-[.B166]" office:value-type="float" office:value="6">
            <text:p>6</text:p>
          </table:table-cell>
          <table:table-cell table:number-columns-repeated="5"/>
          <table:table-cell table:style-name="ce2" table:formula="of:=INDIRECT(&quot;B&quot;&amp;(ROW([.I167])*16))" office:value-type="float" office:value="4778">
            <text:p>477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9">
            <text:p>3119</text:p>
          </table:table-cell>
          <table:table-cell table:formula="of:=MOD(ROW([.B183]);16)" office:value-type="float" office:value="7">
            <text:p>7</text:p>
          </table:table-cell>
          <table:table-cell table:formula="of:=[.B168]-[.B167]" office:value-type="float" office:value="6">
            <text:p>6</text:p>
          </table:table-cell>
          <table:table-cell table:number-columns-repeated="5"/>
          <table:table-cell table:style-name="ce2" table:formula="of:=INDIRECT(&quot;B&quot;&amp;(ROW([.I168])*16))" office:value-type="float" office:value="4464">
            <text:p>446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5">
            <text:p>3125</text:p>
          </table:table-cell>
          <table:table-cell table:formula="of:=MOD(ROW([.B184]);16)" office:value-type="float" office:value="8">
            <text:p>8</text:p>
          </table:table-cell>
          <table:table-cell table:formula="of:=[.B169]-[.B168]" office:value-type="float" office:value="6">
            <text:p>6</text:p>
          </table:table-cell>
          <table:table-cell table:number-columns-repeated="5"/>
          <table:table-cell table:style-name="ce2" table:formula="of:=INDIRECT(&quot;B&quot;&amp;(ROW([.I169])*16))" office:value-type="float" office:value="3883">
            <text:p>388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1">
            <text:p>3131</text:p>
          </table:table-cell>
          <table:table-cell table:formula="of:=MOD(ROW([.B185]);16)" office:value-type="float" office:value="9">
            <text:p>9</text:p>
          </table:table-cell>
          <table:table-cell table:formula="of:=[.B170]-[.B169]" office:value-type="float" office:value="6">
            <text:p>6</text:p>
          </table:table-cell>
          <table:table-cell table:number-columns-repeated="5"/>
          <table:table-cell table:style-name="ce2" table:formula="of:=INDIRECT(&quot;B&quot;&amp;(ROW([.I170])*16))" office:value-type="float" office:value="4125">
            <text:p>412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8">
            <text:p>3138</text:p>
          </table:table-cell>
          <table:table-cell table:formula="of:=MOD(ROW([.B186]);16)" office:value-type="float" office:value="10">
            <text:p>10</text:p>
          </table:table-cell>
          <table:table-cell table:formula="of:=[.B171]-[.B170]" office:value-type="float" office:value="7">
            <text:p>7</text:p>
          </table:table-cell>
          <table:table-cell table:number-columns-repeated="5"/>
          <table:table-cell table:style-name="ce2" table:formula="of:=INDIRECT(&quot;B&quot;&amp;(ROW([.I171])*16))" office:value-type="float" office:value="3879">
            <text:p>387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4">
            <text:p>3144</text:p>
          </table:table-cell>
          <table:table-cell table:formula="of:=MOD(ROW([.B187]);16)" office:value-type="float" office:value="11">
            <text:p>11</text:p>
          </table:table-cell>
          <table:table-cell table:formula="of:=[.B172]-[.B171]" office:value-type="float" office:value="6">
            <text:p>6</text:p>
          </table:table-cell>
          <table:table-cell table:number-columns-repeated="5"/>
          <table:table-cell table:style-name="ce2" table:formula="of:=INDIRECT(&quot;B&quot;&amp;(ROW([.I172])*16))" office:value-type="float" office:value="4117">
            <text:p>411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0">
            <text:p>3150</text:p>
          </table:table-cell>
          <table:table-cell table:formula="of:=MOD(ROW([.B188]);16)" office:value-type="float" office:value="12">
            <text:p>12</text:p>
          </table:table-cell>
          <table:table-cell table:formula="of:=[.B173]-[.B172]" office:value-type="float" office:value="6">
            <text:p>6</text:p>
          </table:table-cell>
          <table:table-cell table:number-columns-repeated="5"/>
          <table:table-cell table:style-name="ce2" table:formula="of:=INDIRECT(&quot;B&quot;&amp;(ROW([.I173])*16))" office:value-type="float" office:value="4684">
            <text:p>468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6">
            <text:p>3156</text:p>
          </table:table-cell>
          <table:table-cell table:formula="of:=MOD(ROW([.B189]);16)" office:value-type="float" office:value="13">
            <text:p>13</text:p>
          </table:table-cell>
          <table:table-cell table:formula="of:=[.B174]-[.B173]" office:value-type="float" office:value="6">
            <text:p>6</text:p>
          </table:table-cell>
          <table:table-cell table:number-columns-repeated="5"/>
          <table:table-cell table:style-name="ce2" table:formula="of:=INDIRECT(&quot;B&quot;&amp;(ROW([.I174])*16))" office:value-type="float" office:value="3746">
            <text:p>374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2">
            <text:p>3162</text:p>
          </table:table-cell>
          <table:table-cell table:formula="of:=MOD(ROW([.B190]);16)" office:value-type="float" office:value="14">
            <text:p>14</text:p>
          </table:table-cell>
          <table:table-cell table:formula="of:=[.B175]-[.B174]" office:value-type="float" office:value="6">
            <text:p>6</text:p>
          </table:table-cell>
          <table:table-cell table:number-columns-repeated="5"/>
          <table:table-cell table:style-name="ce2" table:formula="of:=INDIRECT(&quot;B&quot;&amp;(ROW([.I175])*16))" office:value-type="float" office:value="3726">
            <text:p>372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8">
            <text:p>3168</text:p>
          </table:table-cell>
          <table:table-cell table:formula="of:=MOD(ROW([.B191]);16)" office:value-type="float" office:value="15">
            <text:p>15</text:p>
          </table:table-cell>
          <table:table-cell table:formula="of:=[.B176]-[.B175]" office:value-type="float" office:value="6">
            <text:p>6</text:p>
          </table:table-cell>
          <table:table-cell table:number-columns-repeated="5"/>
          <table:table-cell table:style-name="ce2" table:formula="of:=INDIRECT(&quot;B&quot;&amp;(ROW([.I176])*16))" office:value-type="float" office:value="4332">
            <text:p>433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2]);16)" office:value-type="float" office:value="0">
            <text:p>0</text:p>
          </table:table-cell>
          <table:table-cell table:formula="of:=[.B177]-[.B176]" office:value-type="float" office:value="-3168">
            <text:p>-3168</text:p>
          </table:table-cell>
          <table:table-cell table:number-columns-repeated="5"/>
          <table:table-cell table:style-name="ce2" table:formula="of:=INDIRECT(&quot;B&quot;&amp;(ROW([.I177])*16))" office:value-type="float" office:value="5695">
            <text:p>569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7">
            <text:p>4077</text:p>
          </table:table-cell>
          <table:table-cell table:formula="of:=MOD(ROW([.B193]);16)" office:value-type="float" office:value="1">
            <text:p>1</text:p>
          </table:table-cell>
          <table:table-cell table:formula="of:=[.B178]-[.B177]" office:value-type="float" office:value="4077">
            <text:p>4077</text:p>
          </table:table-cell>
          <table:table-cell table:number-columns-repeated="5"/>
          <table:table-cell table:style-name="ce2" table:formula="of:=INDIRECT(&quot;B&quot;&amp;(ROW([.I178])*16))" office:value-type="float" office:value="4896">
            <text:p>489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3">
            <text:p>4083</text:p>
          </table:table-cell>
          <table:table-cell table:formula="of:=MOD(ROW([.B194]);16)" office:value-type="float" office:value="2">
            <text:p>2</text:p>
          </table:table-cell>
          <table:table-cell table:formula="of:=[.B179]-[.B178]" office:value-type="float" office:value="6">
            <text:p>6</text:p>
          </table:table-cell>
          <table:table-cell table:number-columns-repeated="5"/>
          <table:table-cell table:style-name="ce2" table:formula="of:=INDIRECT(&quot;B&quot;&amp;(ROW([.I179])*16))" office:value-type="float" office:value="4321">
            <text:p>432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0">
            <text:p>4090</text:p>
          </table:table-cell>
          <table:table-cell table:formula="of:=MOD(ROW([.B195]);16)" office:value-type="float" office:value="3">
            <text:p>3</text:p>
          </table:table-cell>
          <table:table-cell table:formula="of:=[.B180]-[.B179]" office:value-type="float" office:value="7">
            <text:p>7</text:p>
          </table:table-cell>
          <table:table-cell table:number-columns-repeated="5"/>
          <table:table-cell table:style-name="ce2" table:formula="of:=INDIRECT(&quot;B&quot;&amp;(ROW([.I180])*16))" office:value-type="float" office:value="4429">
            <text:p>442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formula="of:=MOD(ROW([.B196]);16)" office:value-type="float" office:value="4">
            <text:p>4</text:p>
          </table:table-cell>
          <table:table-cell table:formula="of:=[.B181]-[.B180]" office:value-type="float" office:value="6">
            <text:p>6</text:p>
          </table:table-cell>
          <table:table-cell table:number-columns-repeated="5"/>
          <table:table-cell table:style-name="ce2" table:formula="of:=INDIRECT(&quot;B&quot;&amp;(ROW([.I181])*16))" office:value-type="float" office:value="4697">
            <text:p>469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2">
            <text:p>4102</text:p>
          </table:table-cell>
          <table:table-cell table:formula="of:=MOD(ROW([.B197]);16)" office:value-type="float" office:value="5">
            <text:p>5</text:p>
          </table:table-cell>
          <table:table-cell table:formula="of:=[.B182]-[.B181]" office:value-type="float" office:value="6">
            <text:p>6</text:p>
          </table:table-cell>
          <table:table-cell table:number-columns-repeated="5"/>
          <table:table-cell table:style-name="ce2" table:formula="of:=INDIRECT(&quot;B&quot;&amp;(ROW([.I182])*16))" office:value-type="float" office:value="4712">
            <text:p>471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9">
            <text:p>4109</text:p>
          </table:table-cell>
          <table:table-cell table:formula="of:=MOD(ROW([.B198]);16)" office:value-type="float" office:value="6">
            <text:p>6</text:p>
          </table:table-cell>
          <table:table-cell table:formula="of:=[.B183]-[.B182]" office:value-type="float" office:value="7">
            <text:p>7</text:p>
          </table:table-cell>
          <table:table-cell table:number-columns-repeated="5"/>
          <table:table-cell table:style-name="ce2" table:formula="of:=INDIRECT(&quot;B&quot;&amp;(ROW([.I183])*16))" office:value-type="float" office:value="5113">
            <text:p>511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5">
            <text:p>4115</text:p>
          </table:table-cell>
          <table:table-cell table:formula="of:=MOD(ROW([.B199]);16)" office:value-type="float" office:value="7">
            <text:p>7</text:p>
          </table:table-cell>
          <table:table-cell table:formula="of:=[.B184]-[.B183]" office:value-type="float" office:value="6">
            <text:p>6</text:p>
          </table:table-cell>
          <table:table-cell table:number-columns-repeated="5"/>
          <table:table-cell table:style-name="ce2" table:formula="of:=INDIRECT(&quot;B&quot;&amp;(ROW([.I184])*16))" office:value-type="float" office:value="4991">
            <text:p>499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1">
            <text:p>4121</text:p>
          </table:table-cell>
          <table:table-cell table:formula="of:=MOD(ROW([.B200]);16)" office:value-type="float" office:value="8">
            <text:p>8</text:p>
          </table:table-cell>
          <table:table-cell table:formula="of:=[.B185]-[.B184]" office:value-type="float" office:value="6">
            <text:p>6</text:p>
          </table:table-cell>
          <table:table-cell table:number-columns-repeated="5"/>
          <table:table-cell table:style-name="ce2" table:formula="of:=INDIRECT(&quot;B&quot;&amp;(ROW([.I185])*16))" office:value-type="float" office:value="3980">
            <text:p>398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8">
            <text:p>4128</text:p>
          </table:table-cell>
          <table:table-cell table:formula="of:=MOD(ROW([.B201]);16)" office:value-type="float" office:value="9">
            <text:p>9</text:p>
          </table:table-cell>
          <table:table-cell table:formula="of:=[.B186]-[.B185]" office:value-type="float" office:value="7">
            <text:p>7</text:p>
          </table:table-cell>
          <table:table-cell table:number-columns-repeated="5"/>
          <table:table-cell table:style-name="ce2" table:formula="of:=INDIRECT(&quot;B&quot;&amp;(ROW([.I186])*16))" office:value-type="float" office:value="5634">
            <text:p>563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4">
            <text:p>4134</text:p>
          </table:table-cell>
          <table:table-cell table:formula="of:=MOD(ROW([.B202]);16)" office:value-type="float" office:value="10">
            <text:p>10</text:p>
          </table:table-cell>
          <table:table-cell table:formula="of:=[.B187]-[.B186]" office:value-type="float" office:value="6">
            <text:p>6</text:p>
          </table:table-cell>
          <table:table-cell table:number-columns-repeated="5"/>
          <table:table-cell table:style-name="ce2" table:formula="of:=INDIRECT(&quot;B&quot;&amp;(ROW([.I187])*16))" office:value-type="float" office:value="5334">
            <text:p>533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0">
            <text:p>4140</text:p>
          </table:table-cell>
          <table:table-cell table:formula="of:=MOD(ROW([.B203]);16)" office:value-type="float" office:value="11">
            <text:p>11</text:p>
          </table:table-cell>
          <table:table-cell table:formula="of:=[.B188]-[.B187]" office:value-type="float" office:value="6">
            <text:p>6</text:p>
          </table:table-cell>
          <table:table-cell table:number-columns-repeated="5"/>
          <table:table-cell table:style-name="ce2" table:formula="of:=INDIRECT(&quot;B&quot;&amp;(ROW([.I188])*16))" office:value-type="float" office:value="5119">
            <text:p>511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7">
            <text:p>4147</text:p>
          </table:table-cell>
          <table:table-cell table:formula="of:=MOD(ROW([.B204]);16)" office:value-type="float" office:value="12">
            <text:p>12</text:p>
          </table:table-cell>
          <table:table-cell table:formula="of:=[.B189]-[.B188]" office:value-type="float" office:value="7">
            <text:p>7</text:p>
          </table:table-cell>
          <table:table-cell table:number-columns-repeated="5"/>
          <table:table-cell table:style-name="ce2" table:formula="of:=INDIRECT(&quot;B&quot;&amp;(ROW([.I189])*16))" office:value-type="float" office:value="5146">
            <text:p>514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3">
            <text:p>4153</text:p>
          </table:table-cell>
          <table:table-cell table:formula="of:=MOD(ROW([.B205]);16)" office:value-type="float" office:value="13">
            <text:p>13</text:p>
          </table:table-cell>
          <table:table-cell table:formula="of:=[.B190]-[.B189]" office:value-type="float" office:value="6">
            <text:p>6</text:p>
          </table:table-cell>
          <table:table-cell table:number-columns-repeated="5"/>
          <table:table-cell table:style-name="ce2" table:formula="of:=INDIRECT(&quot;B&quot;&amp;(ROW([.I190])*16))" office:value-type="float" office:value="5087">
            <text:p>508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0">
            <text:p>4160</text:p>
          </table:table-cell>
          <table:table-cell table:formula="of:=MOD(ROW([.B206]);16)" office:value-type="float" office:value="14">
            <text:p>14</text:p>
          </table:table-cell>
          <table:table-cell table:formula="of:=[.B191]-[.B190]" office:value-type="float" office:value="7">
            <text:p>7</text:p>
          </table:table-cell>
          <table:table-cell table:number-columns-repeated="5"/>
          <table:table-cell table:style-name="ce2" table:formula="of:=INDIRECT(&quot;B&quot;&amp;(ROW([.I191])*16))" office:value-type="float" office:value="5203">
            <text:p>520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6">
            <text:p>4166</text:p>
          </table:table-cell>
          <table:table-cell table:formula="of:=MOD(ROW([.B207]);16)" office:value-type="float" office:value="15">
            <text:p>15</text:p>
          </table:table-cell>
          <table:table-cell table:formula="of:=[.B192]-[.B191]" office:value-type="float" office:value="6">
            <text:p>6</text:p>
          </table:table-cell>
          <table:table-cell table:number-columns-repeated="5"/>
          <table:table-cell table:style-name="ce2" table:formula="of:=INDIRECT(&quot;B&quot;&amp;(ROW([.I192])*16))" office:value-type="float" office:value="5095">
            <text:p>509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8]);16)" office:value-type="float" office:value="0">
            <text:p>0</text:p>
          </table:table-cell>
          <table:table-cell table:formula="of:=[.B193]-[.B192]" office:value-type="float" office:value="-4166">
            <text:p>-4166</text:p>
          </table:table-cell>
          <table:table-cell table:number-columns-repeated="5"/>
          <table:table-cell table:style-name="ce2" table:formula="of:=INDIRECT(&quot;B&quot;&amp;(ROW([.I193])*16))" office:value-type="float" office:value="3581">
            <text:p>358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7">
            <text:p>3697</text:p>
          </table:table-cell>
          <table:table-cell table:formula="of:=MOD(ROW([.B209]);16)" office:value-type="float" office:value="1">
            <text:p>1</text:p>
          </table:table-cell>
          <table:table-cell table:formula="of:=[.B194]-[.B193]" office:value-type="float" office:value="3697">
            <text:p>3697</text:p>
          </table:table-cell>
          <table:table-cell table:number-columns-repeated="5"/>
          <table:table-cell table:style-name="ce2" table:formula="of:=INDIRECT(&quot;B&quot;&amp;(ROW([.I194])*16))" office:value-type="float" office:value="3499">
            <text:p>349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3">
            <text:p>3703</text:p>
          </table:table-cell>
          <table:table-cell table:formula="of:=MOD(ROW([.B210]);16)" office:value-type="float" office:value="2">
            <text:p>2</text:p>
          </table:table-cell>
          <table:table-cell table:formula="of:=[.B195]-[.B194]" office:value-type="float" office:value="6">
            <text:p>6</text:p>
          </table:table-cell>
          <table:table-cell table:number-columns-repeated="5"/>
          <table:table-cell table:style-name="ce2" table:formula="of:=INDIRECT(&quot;B&quot;&amp;(ROW([.I195])*16))" office:value-type="float" office:value="5079">
            <text:p>507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9">
            <text:p>3709</text:p>
          </table:table-cell>
          <table:table-cell table:formula="of:=MOD(ROW([.B211]);16)" office:value-type="float" office:value="3">
            <text:p>3</text:p>
          </table:table-cell>
          <table:table-cell table:formula="of:=[.B196]-[.B195]" office:value-type="float" office:value="6">
            <text:p>6</text:p>
          </table:table-cell>
          <table:table-cell table:number-columns-repeated="5"/>
          <table:table-cell table:style-name="ce2" table:formula="of:=INDIRECT(&quot;B&quot;&amp;(ROW([.I196])*16))" office:value-type="float" office:value="3934">
            <text:p>393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5">
            <text:p>3715</text:p>
          </table:table-cell>
          <table:table-cell table:formula="of:=MOD(ROW([.B212]);16)" office:value-type="float" office:value="4">
            <text:p>4</text:p>
          </table:table-cell>
          <table:table-cell table:formula="of:=[.B197]-[.B196]" office:value-type="float" office:value="6">
            <text:p>6</text:p>
          </table:table-cell>
          <table:table-cell table:number-columns-repeated="5"/>
          <table:table-cell table:style-name="ce2" table:formula="of:=INDIRECT(&quot;B&quot;&amp;(ROW([.I197])*16))" office:value-type="float" office:value="3554">
            <text:p>355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1">
            <text:p>3721</text:p>
          </table:table-cell>
          <table:table-cell table:formula="of:=MOD(ROW([.B213]);16)" office:value-type="float" office:value="5">
            <text:p>5</text:p>
          </table:table-cell>
          <table:table-cell table:formula="of:=[.B198]-[.B197]" office:value-type="float" office:value="6">
            <text:p>6</text:p>
          </table:table-cell>
          <table:table-cell table:number-columns-repeated="5"/>
          <table:table-cell table:style-name="ce2" table:formula="of:=INDIRECT(&quot;B&quot;&amp;(ROW([.I198])*16))" office:value-type="float" office:value="3490">
            <text:p>349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8">
            <text:p>3728</text:p>
          </table:table-cell>
          <table:table-cell table:formula="of:=MOD(ROW([.B214]);16)" office:value-type="float" office:value="6">
            <text:p>6</text:p>
          </table:table-cell>
          <table:table-cell table:formula="of:=[.B199]-[.B198]" office:value-type="float" office:value="7">
            <text:p>7</text:p>
          </table:table-cell>
          <table:table-cell table:number-columns-repeated="5"/>
          <table:table-cell table:style-name="ce2" table:formula="of:=INDIRECT(&quot;B&quot;&amp;(ROW([.I199])*16))" office:value-type="float" office:value="3489">
            <text:p>348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4">
            <text:p>3734</text:p>
          </table:table-cell>
          <table:table-cell table:formula="of:=MOD(ROW([.B215]);16)" office:value-type="float" office:value="7">
            <text:p>7</text:p>
          </table:table-cell>
          <table:table-cell table:formula="of:=[.B200]-[.B199]" office:value-type="float" office:value="6">
            <text:p>6</text:p>
          </table:table-cell>
          <table:table-cell table:number-columns-repeated="5"/>
          <table:table-cell table:style-name="ce2" table:formula="of:=INDIRECT(&quot;B&quot;&amp;(ROW([.I200])*16))" office:value-type="float" office:value="3301">
            <text:p>330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0">
            <text:p>3740</text:p>
          </table:table-cell>
          <table:table-cell table:formula="of:=MOD(ROW([.B216]);16)" office:value-type="float" office:value="8">
            <text:p>8</text:p>
          </table:table-cell>
          <table:table-cell table:formula="of:=[.B201]-[.B200]" office:value-type="float" office:value="6">
            <text:p>6</text:p>
          </table:table-cell>
          <table:table-cell table:number-columns-repeated="5"/>
          <table:table-cell table:style-name="ce2" table:formula="of:=INDIRECT(&quot;B&quot;&amp;(ROW([.I201])*16))" office:value-type="float" office:value="6007">
            <text:p>600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6">
            <text:p>3746</text:p>
          </table:table-cell>
          <table:table-cell table:formula="of:=MOD(ROW([.B217]);16)" office:value-type="float" office:value="9">
            <text:p>9</text:p>
          </table:table-cell>
          <table:table-cell table:formula="of:=[.B202]-[.B201]" office:value-type="float" office:value="6">
            <text:p>6</text:p>
          </table:table-cell>
          <table:table-cell table:number-columns-repeated="5"/>
          <table:table-cell table:style-name="ce2" table:formula="of:=INDIRECT(&quot;B&quot;&amp;(ROW([.I202])*16))" office:value-type="float" office:value="4089">
            <text:p>408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2">
            <text:p>3752</text:p>
          </table:table-cell>
          <table:table-cell table:formula="of:=MOD(ROW([.B218]);16)" office:value-type="float" office:value="10">
            <text:p>10</text:p>
          </table:table-cell>
          <table:table-cell table:formula="of:=[.B203]-[.B202]" office:value-type="float" office:value="6">
            <text:p>6</text:p>
          </table:table-cell>
          <table:table-cell table:number-columns-repeated="5"/>
          <table:table-cell table:style-name="ce2" table:formula="of:=INDIRECT(&quot;B&quot;&amp;(ROW([.I203])*16))" office:value-type="float" office:value="3744">
            <text:p>374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9">
            <text:p>3759</text:p>
          </table:table-cell>
          <table:table-cell table:formula="of:=MOD(ROW([.B219]);16)" office:value-type="float" office:value="11">
            <text:p>11</text:p>
          </table:table-cell>
          <table:table-cell table:formula="of:=[.B204]-[.B203]" office:value-type="float" office:value="7">
            <text:p>7</text:p>
          </table:table-cell>
          <table:table-cell table:number-columns-repeated="5"/>
          <table:table-cell table:style-name="ce2" table:formula="of:=INDIRECT(&quot;B&quot;&amp;(ROW([.I204])*16))" office:value-type="float" office:value="5268">
            <text:p>526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5">
            <text:p>3765</text:p>
          </table:table-cell>
          <table:table-cell table:formula="of:=MOD(ROW([.B220]);16)" office:value-type="float" office:value="12">
            <text:p>12</text:p>
          </table:table-cell>
          <table:table-cell table:formula="of:=[.B205]-[.B204]" office:value-type="float" office:value="6">
            <text:p>6</text:p>
          </table:table-cell>
          <table:table-cell table:number-columns-repeated="5"/>
          <table:table-cell table:style-name="ce2" table:formula="of:=INDIRECT(&quot;B&quot;&amp;(ROW([.I205])*16))" office:value-type="float" office:value="3738">
            <text:p>373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1">
            <text:p>3771</text:p>
          </table:table-cell>
          <table:table-cell table:formula="of:=MOD(ROW([.B221]);16)" office:value-type="float" office:value="13">
            <text:p>13</text:p>
          </table:table-cell>
          <table:table-cell table:formula="of:=[.B206]-[.B205]" office:value-type="float" office:value="6">
            <text:p>6</text:p>
          </table:table-cell>
          <table:table-cell table:number-columns-repeated="5"/>
          <table:table-cell table:style-name="ce2" table:formula="of:=INDIRECT(&quot;B&quot;&amp;(ROW([.I206])*16))" office:value-type="float" office:value="3848">
            <text:p>3848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7">
            <text:p>3777</text:p>
          </table:table-cell>
          <table:table-cell table:formula="of:=MOD(ROW([.B222]);16)" office:value-type="float" office:value="14">
            <text:p>14</text:p>
          </table:table-cell>
          <table:table-cell table:formula="of:=[.B207]-[.B206]" office:value-type="float" office:value="6">
            <text:p>6</text:p>
          </table:table-cell>
          <table:table-cell table:number-columns-repeated="5"/>
          <table:table-cell table:style-name="ce2" table:formula="of:=INDIRECT(&quot;B&quot;&amp;(ROW([.I207])*16))" office:value-type="float" office:value="3986">
            <text:p>398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3">
            <text:p>3783</text:p>
          </table:table-cell>
          <table:table-cell table:formula="of:=MOD(ROW([.B223]);16)" office:value-type="float" office:value="15">
            <text:p>15</text:p>
          </table:table-cell>
          <table:table-cell table:formula="of:=[.B208]-[.B207]" office:value-type="float" office:value="6">
            <text:p>6</text:p>
          </table:table-cell>
          <table:table-cell table:number-columns-repeated="5"/>
          <table:table-cell table:style-name="ce2" table:formula="of:=INDIRECT(&quot;B&quot;&amp;(ROW([.I208])*16))" office:value-type="float" office:value="3437">
            <text:p>343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4]);16)" office:value-type="float" office:value="0">
            <text:p>0</text:p>
          </table:table-cell>
          <table:table-cell table:formula="of:=[.B209]-[.B208]" office:value-type="float" office:value="-3783">
            <text:p>-3783</text:p>
          </table:table-cell>
          <table:table-cell table:number-columns-repeated="5"/>
          <table:table-cell table:style-name="ce2" table:formula="of:=INDIRECT(&quot;B&quot;&amp;(ROW([.I209])*16))" office:value-type="float" office:value="3527">
            <text:p>352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4">
            <text:p>3164</text:p>
          </table:table-cell>
          <table:table-cell table:formula="of:=MOD(ROW([.B225]);16)" office:value-type="float" office:value="1">
            <text:p>1</text:p>
          </table:table-cell>
          <table:table-cell table:formula="of:=[.B210]-[.B209]" office:value-type="float" office:value="3164">
            <text:p>3164</text:p>
          </table:table-cell>
          <table:table-cell table:number-columns-repeated="5"/>
          <table:table-cell table:style-name="ce2" table:formula="of:=INDIRECT(&quot;B&quot;&amp;(ROW([.I210])*16))" office:value-type="float" office:value="5792">
            <text:p>579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0">
            <text:p>3170</text:p>
          </table:table-cell>
          <table:table-cell table:formula="of:=MOD(ROW([.B226]);16)" office:value-type="float" office:value="2">
            <text:p>2</text:p>
          </table:table-cell>
          <table:table-cell table:formula="of:=[.B211]-[.B210]" office:value-type="float" office:value="6">
            <text:p>6</text:p>
          </table:table-cell>
          <table:table-cell table:number-columns-repeated="5"/>
          <table:table-cell table:style-name="ce2" table:formula="of:=INDIRECT(&quot;B&quot;&amp;(ROW([.I211])*16))" office:value-type="float" office:value="4087">
            <text:p>408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6">
            <text:p>3176</text:p>
          </table:table-cell>
          <table:table-cell table:formula="of:=MOD(ROW([.B227]);16)" office:value-type="float" office:value="3">
            <text:p>3</text:p>
          </table:table-cell>
          <table:table-cell table:formula="of:=[.B212]-[.B211]" office:value-type="float" office:value="6">
            <text:p>6</text:p>
          </table:table-cell>
          <table:table-cell table:number-columns-repeated="5"/>
          <table:table-cell table:style-name="ce2" table:formula="of:=INDIRECT(&quot;B&quot;&amp;(ROW([.I212])*16))" office:value-type="float" office:value="3712">
            <text:p>371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2">
            <text:p>3182</text:p>
          </table:table-cell>
          <table:table-cell table:formula="of:=MOD(ROW([.B228]);16)" office:value-type="float" office:value="4">
            <text:p>4</text:p>
          </table:table-cell>
          <table:table-cell table:formula="of:=[.B213]-[.B212]" office:value-type="float" office:value="6">
            <text:p>6</text:p>
          </table:table-cell>
          <table:table-cell table:number-columns-repeated="5"/>
          <table:table-cell table:style-name="ce2" table:formula="of:=INDIRECT(&quot;B&quot;&amp;(ROW([.I213])*16))" office:value-type="float" office:value="5337">
            <text:p>533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8">
            <text:p>3188</text:p>
          </table:table-cell>
          <table:table-cell table:formula="of:=MOD(ROW([.B229]);16)" office:value-type="float" office:value="5">
            <text:p>5</text:p>
          </table:table-cell>
          <table:table-cell table:formula="of:=[.B214]-[.B213]" office:value-type="float" office:value="6">
            <text:p>6</text:p>
          </table:table-cell>
          <table:table-cell table:number-columns-repeated="5"/>
          <table:table-cell table:style-name="ce2" table:formula="of:=INDIRECT(&quot;B&quot;&amp;(ROW([.I214])*16))" office:value-type="float" office:value="3856">
            <text:p>385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4">
            <text:p>3194</text:p>
          </table:table-cell>
          <table:table-cell table:formula="of:=MOD(ROW([.B230]);16)" office:value-type="float" office:value="6">
            <text:p>6</text:p>
          </table:table-cell>
          <table:table-cell table:formula="of:=[.B215]-[.B214]" office:value-type="float" office:value="6">
            <text:p>6</text:p>
          </table:table-cell>
          <table:table-cell table:number-columns-repeated="5"/>
          <table:table-cell table:style-name="ce2" table:formula="of:=INDIRECT(&quot;B&quot;&amp;(ROW([.I215])*16))" office:value-type="float" office:value="3947">
            <text:p>394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1">
            <text:p>3201</text:p>
          </table:table-cell>
          <table:table-cell table:formula="of:=MOD(ROW([.B231]);16)" office:value-type="float" office:value="7">
            <text:p>7</text:p>
          </table:table-cell>
          <table:table-cell table:formula="of:=[.B216]-[.B215]" office:value-type="float" office:value="7">
            <text:p>7</text:p>
          </table:table-cell>
          <table:table-cell table:number-columns-repeated="5"/>
          <table:table-cell table:style-name="ce2" table:formula="of:=INDIRECT(&quot;B&quot;&amp;(ROW([.I216])*16))" office:value-type="float" office:value="3543">
            <text:p>354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7">
            <text:p>3207</text:p>
          </table:table-cell>
          <table:table-cell table:formula="of:=MOD(ROW([.B232]);16)" office:value-type="float" office:value="8">
            <text:p>8</text:p>
          </table:table-cell>
          <table:table-cell table:formula="of:=[.B217]-[.B216]" office:value-type="float" office:value="6">
            <text:p>6</text:p>
          </table:table-cell>
          <table:table-cell table:number-columns-repeated="5"/>
          <table:table-cell table:style-name="ce2" table:formula="of:=INDIRECT(&quot;B&quot;&amp;(ROW([.I217])*16))" office:value-type="float" office:value="3541">
            <text:p>354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3">
            <text:p>3213</text:p>
          </table:table-cell>
          <table:table-cell table:formula="of:=MOD(ROW([.B233]);16)" office:value-type="float" office:value="9">
            <text:p>9</text:p>
          </table:table-cell>
          <table:table-cell table:formula="of:=[.B218]-[.B217]" office:value-type="float" office:value="6">
            <text:p>6</text:p>
          </table:table-cell>
          <table:table-cell table:number-columns-repeated="5"/>
          <table:table-cell table:style-name="ce2" table:formula="of:=INDIRECT(&quot;B&quot;&amp;(ROW([.I218])*16))" office:value-type="float" office:value="3847">
            <text:p>384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9">
            <text:p>3219</text:p>
          </table:table-cell>
          <table:table-cell table:formula="of:=MOD(ROW([.B234]);16)" office:value-type="float" office:value="10">
            <text:p>10</text:p>
          </table:table-cell>
          <table:table-cell table:formula="of:=[.B219]-[.B218]" office:value-type="float" office:value="6">
            <text:p>6</text:p>
          </table:table-cell>
          <table:table-cell table:number-columns-repeated="5"/>
          <table:table-cell table:style-name="ce2" table:formula="of:=INDIRECT(&quot;B&quot;&amp;(ROW([.I219])*16))" office:value-type="float" office:value="4097">
            <text:p>4097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6">
            <text:p>3226</text:p>
          </table:table-cell>
          <table:table-cell table:formula="of:=MOD(ROW([.B235]);16)" office:value-type="float" office:value="11">
            <text:p>11</text:p>
          </table:table-cell>
          <table:table-cell table:formula="of:=[.B220]-[.B219]" office:value-type="float" office:value="7">
            <text:p>7</text:p>
          </table:table-cell>
          <table:table-cell table:number-columns-repeated="5"/>
          <table:table-cell table:style-name="ce2" table:formula="of:=INDIRECT(&quot;B&quot;&amp;(ROW([.I220])*16))" office:value-type="float" office:value="3984">
            <text:p>3984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2">
            <text:p>3232</text:p>
          </table:table-cell>
          <table:table-cell table:formula="of:=MOD(ROW([.B236]);16)" office:value-type="float" office:value="12">
            <text:p>12</text:p>
          </table:table-cell>
          <table:table-cell table:formula="of:=[.B221]-[.B220]" office:value-type="float" office:value="6">
            <text:p>6</text:p>
          </table:table-cell>
          <table:table-cell table:number-columns-repeated="5"/>
          <table:table-cell table:style-name="ce2" table:formula="of:=INDIRECT(&quot;B&quot;&amp;(ROW([.I221])*16))" office:value-type="float" office:value="4123">
            <text:p>412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8">
            <text:p>3238</text:p>
          </table:table-cell>
          <table:table-cell table:formula="of:=MOD(ROW([.B237]);16)" office:value-type="float" office:value="13">
            <text:p>13</text:p>
          </table:table-cell>
          <table:table-cell table:formula="of:=[.B222]-[.B221]" office:value-type="float" office:value="6">
            <text:p>6</text:p>
          </table:table-cell>
          <table:table-cell table:number-columns-repeated="5"/>
          <table:table-cell table:style-name="ce2" table:formula="of:=INDIRECT(&quot;B&quot;&amp;(ROW([.I222])*16))" office:value-type="float" office:value="4105">
            <text:p>4105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4">
            <text:p>3244</text:p>
          </table:table-cell>
          <table:table-cell table:formula="of:=MOD(ROW([.B238]);16)" office:value-type="float" office:value="14">
            <text:p>14</text:p>
          </table:table-cell>
          <table:table-cell table:formula="of:=[.B223]-[.B222]" office:value-type="float" office:value="6">
            <text:p>6</text:p>
          </table:table-cell>
          <table:table-cell table:number-columns-repeated="5"/>
          <table:table-cell table:style-name="ce2" table:formula="of:=INDIRECT(&quot;B&quot;&amp;(ROW([.I223])*16))" office:value-type="float" office:value="3900">
            <text:p>390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0">
            <text:p>3250</text:p>
          </table:table-cell>
          <table:table-cell table:formula="of:=MOD(ROW([.B239]);16)" office:value-type="float" office:value="15">
            <text:p>15</text:p>
          </table:table-cell>
          <table:table-cell table:formula="of:=[.B224]-[.B223]" office:value-type="float" office:value="6">
            <text:p>6</text:p>
          </table:table-cell>
          <table:table-cell table:number-columns-repeated="5"/>
          <table:table-cell table:style-name="ce2" table:formula="of:=INDIRECT(&quot;B&quot;&amp;(ROW([.I224])*16))" office:value-type="float" office:value="4449">
            <text:p>4449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0]);16)" office:value-type="float" office:value="0">
            <text:p>0</text:p>
          </table:table-cell>
          <table:table-cell table:formula="of:=[.B225]-[.B224]" office:value-type="float" office:value="-3250">
            <text:p>-3250</text:p>
          </table:table-cell>
          <table:table-cell table:number-columns-repeated="5"/>
          <table:table-cell table:style-name="ce2" table:formula="of:=INDIRECT(&quot;B&quot;&amp;(ROW([.I225])*16))" office:value-type="float" office:value="3932">
            <text:p>3932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6">
            <text:p>3196</text:p>
          </table:table-cell>
          <table:table-cell table:formula="of:=MOD(ROW([.B241]);16)" office:value-type="float" office:value="1">
            <text:p>1</text:p>
          </table:table-cell>
          <table:table-cell table:formula="of:=[.B226]-[.B225]" office:value-type="float" office:value="3196">
            <text:p>3196</text:p>
          </table:table-cell>
          <table:table-cell table:number-columns-repeated="5"/>
          <table:table-cell table:style-name="ce2" table:formula="of:=INDIRECT(&quot;B&quot;&amp;(ROW([.I226])*16))" office:value-type="float" office:value="4191">
            <text:p>419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3">
            <text:p>3203</text:p>
          </table:table-cell>
          <table:table-cell table:formula="of:=MOD(ROW([.B242]);16)" office:value-type="float" office:value="2">
            <text:p>2</text:p>
          </table:table-cell>
          <table:table-cell table:formula="of:=[.B227]-[.B226]" office:value-type="float" office:value="7">
            <text:p>7</text:p>
          </table:table-cell>
          <table:table-cell table:number-columns-repeated="5"/>
          <table:table-cell table:style-name="ce2" table:formula="of:=INDIRECT(&quot;B&quot;&amp;(ROW([.I227])*16))" office:value-type="float" office:value="4126">
            <text:p>4126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9">
            <text:p>3209</text:p>
          </table:table-cell>
          <table:table-cell table:formula="of:=MOD(ROW([.B243]);16)" office:value-type="float" office:value="3">
            <text:p>3</text:p>
          </table:table-cell>
          <table:table-cell table:formula="of:=[.B228]-[.B227]" office:value-type="float" office:value="6">
            <text:p>6</text:p>
          </table:table-cell>
          <table:table-cell table:number-columns-repeated="5"/>
          <table:table-cell table:style-name="ce2" table:formula="of:=INDIRECT(&quot;B&quot;&amp;(ROW([.I228])*16))" office:value-type="float" office:value="3893">
            <text:p>389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5">
            <text:p>3215</text:p>
          </table:table-cell>
          <table:table-cell table:formula="of:=MOD(ROW([.B244]);16)" office:value-type="float" office:value="4">
            <text:p>4</text:p>
          </table:table-cell>
          <table:table-cell table:formula="of:=[.B229]-[.B228]" office:value-type="float" office:value="6">
            <text:p>6</text:p>
          </table:table-cell>
          <table:table-cell table:number-columns-repeated="5"/>
          <table:table-cell table:style-name="ce2" table:formula="of:=INDIRECT(&quot;B&quot;&amp;(ROW([.I229])*16))" office:value-type="float" office:value="4523">
            <text:p>4523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2">
            <text:p>3222</text:p>
          </table:table-cell>
          <table:table-cell table:formula="of:=MOD(ROW([.B245]);16)" office:value-type="float" office:value="5">
            <text:p>5</text:p>
          </table:table-cell>
          <table:table-cell table:formula="of:=[.B230]-[.B229]" office:value-type="float" office:value="7">
            <text:p>7</text:p>
          </table:table-cell>
          <table:table-cell table:number-columns-repeated="5"/>
          <table:table-cell table:style-name="ce2" table:formula="of:=INDIRECT(&quot;B&quot;&amp;(ROW([.I230])*16))" office:value-type="float" office:value="4310">
            <text:p>4310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8">
            <text:p>3228</text:p>
          </table:table-cell>
          <table:table-cell table:formula="of:=MOD(ROW([.B246]);16)" office:value-type="float" office:value="6">
            <text:p>6</text:p>
          </table:table-cell>
          <table:table-cell table:formula="of:=[.B231]-[.B230]" office:value-type="float" office:value="6">
            <text:p>6</text:p>
          </table:table-cell>
          <table:table-cell table:number-columns-repeated="5"/>
          <table:table-cell table:style-name="ce2" table:formula="of:=INDIRECT(&quot;B&quot;&amp;(ROW([.I231])*16))" office:value-type="float" office:value="4151">
            <text:p>4151.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4">
            <text:p>3234</text:p>
          </table:table-cell>
          <table:table-cell table:formula="of:=MOD(ROW([.B247]);16)" office:value-type="float" office:value="7">
            <text:p>7</text:p>
          </table:table-cell>
          <table:table-cell table:formula="of:=[.B232]-[.B231]" office:value-type="float" office:value="6">
            <text:p>6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3240">
            <text:p>3240</text:p>
          </table:table-cell>
          <table:table-cell table:formula="of:=MOD(ROW([.B248]);16)" office:value-type="float" office:value="8">
            <text:p>8</text:p>
          </table:table-cell>
          <table:table-cell table:formula="of:=[.B233]-[.B232]" office:value-type="float" office:value="6">
            <text:p>6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3247">
            <text:p>3247</text:p>
          </table:table-cell>
          <table:table-cell table:formula="of:=MOD(ROW([.B249]);16)" office:value-type="float" office:value="9">
            <text:p>9</text:p>
          </table:table-cell>
          <table:table-cell table:formula="of:=[.B234]-[.B233]" office:value-type="float" office:value="7">
            <text:p>7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3253">
            <text:p>3253</text:p>
          </table:table-cell>
          <table:table-cell table:formula="of:=MOD(ROW([.B250]);16)" office:value-type="float" office:value="10">
            <text:p>10</text:p>
          </table:table-cell>
          <table:table-cell table:formula="of:=[.B235]-[.B234]" office:value-type="float" office:value="6">
            <text:p>6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3259">
            <text:p>3259</text:p>
          </table:table-cell>
          <table:table-cell table:formula="of:=MOD(ROW([.B251]);16)" office:value-type="float" office:value="11">
            <text:p>11</text:p>
          </table:table-cell>
          <table:table-cell table:formula="of:=[.B236]-[.B235]" office:value-type="float" office:value="6">
            <text:p>6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3266">
            <text:p>3266</text:p>
          </table:table-cell>
          <table:table-cell table:formula="of:=MOD(ROW([.B252]);16)" office:value-type="float" office:value="12">
            <text:p>12</text:p>
          </table:table-cell>
          <table:table-cell table:formula="of:=[.B237]-[.B236]" office:value-type="float" office:value="7">
            <text:p>7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3272">
            <text:p>3272</text:p>
          </table:table-cell>
          <table:table-cell table:formula="of:=MOD(ROW([.B253]);16)" office:value-type="float" office:value="13">
            <text:p>13</text:p>
          </table:table-cell>
          <table:table-cell table:formula="of:=[.B238]-[.B237]" office:value-type="float" office:value="6">
            <text:p>6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3278">
            <text:p>3278</text:p>
          </table:table-cell>
          <table:table-cell table:formula="of:=MOD(ROW([.B254]);16)" office:value-type="float" office:value="14">
            <text:p>14</text:p>
          </table:table-cell>
          <table:table-cell table:formula="of:=[.B239]-[.B238]" office:value-type="float" office:value="6">
            <text:p>6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3284">
            <text:p>3284</text:p>
          </table:table-cell>
          <table:table-cell table:formula="of:=MOD(ROW([.B255]);16)" office:value-type="float" office:value="15">
            <text:p>15</text:p>
          </table:table-cell>
          <table:table-cell table:formula="of:=[.B240]-[.B239]" office:value-type="float" office:value="6">
            <text:p>6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6]);16)" office:value-type="float" office:value="0">
            <text:p>0</text:p>
          </table:table-cell>
          <table:table-cell table:formula="of:=[.B241]-[.B240]" office:value-type="float" office:value="-3284">
            <text:p>-32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6">
            <text:p>3356</text:p>
          </table:table-cell>
          <table:table-cell table:formula="of:=MOD(ROW([.B257]);16)" office:value-type="float" office:value="1">
            <text:p>1</text:p>
          </table:table-cell>
          <table:table-cell table:formula="of:=[.B242]-[.B241]" office:value-type="float" office:value="3356">
            <text:p>33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2">
            <text:p>3362</text:p>
          </table:table-cell>
          <table:table-cell table:formula="of:=MOD(ROW([.B258]);16)" office:value-type="float" office:value="2">
            <text:p>2</text:p>
          </table:table-cell>
          <table:table-cell table:formula="of:=[.B243]-[.B2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8">
            <text:p>3368</text:p>
          </table:table-cell>
          <table:table-cell table:formula="of:=MOD(ROW([.B259]);16)" office:value-type="float" office:value="3">
            <text:p>3</text:p>
          </table:table-cell>
          <table:table-cell table:formula="of:=[.B244]-[.B2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4">
            <text:p>3374</text:p>
          </table:table-cell>
          <table:table-cell table:formula="of:=MOD(ROW([.B260]);16)" office:value-type="float" office:value="4">
            <text:p>4</text:p>
          </table:table-cell>
          <table:table-cell table:formula="of:=[.B245]-[.B2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1">
            <text:p>3381</text:p>
          </table:table-cell>
          <table:table-cell table:formula="of:=MOD(ROW([.B261]);16)" office:value-type="float" office:value="5">
            <text:p>5</text:p>
          </table:table-cell>
          <table:table-cell table:formula="of:=[.B246]-[.B2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7">
            <text:p>3387</text:p>
          </table:table-cell>
          <table:table-cell table:formula="of:=MOD(ROW([.B262]);16)" office:value-type="float" office:value="6">
            <text:p>6</text:p>
          </table:table-cell>
          <table:table-cell table:formula="of:=[.B247]-[.B2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3">
            <text:p>3393</text:p>
          </table:table-cell>
          <table:table-cell table:formula="of:=MOD(ROW([.B263]);16)" office:value-type="float" office:value="7">
            <text:p>7</text:p>
          </table:table-cell>
          <table:table-cell table:formula="of:=[.B248]-[.B2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0">
            <text:p>3400</text:p>
          </table:table-cell>
          <table:table-cell table:formula="of:=MOD(ROW([.B264]);16)" office:value-type="float" office:value="8">
            <text:p>8</text:p>
          </table:table-cell>
          <table:table-cell table:formula="of:=[.B249]-[.B2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6">
            <text:p>3406</text:p>
          </table:table-cell>
          <table:table-cell table:formula="of:=MOD(ROW([.B265]);16)" office:value-type="float" office:value="9">
            <text:p>9</text:p>
          </table:table-cell>
          <table:table-cell table:formula="of:=[.B250]-[.B2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2">
            <text:p>3412</text:p>
          </table:table-cell>
          <table:table-cell table:formula="of:=MOD(ROW([.B266]);16)" office:value-type="float" office:value="10">
            <text:p>10</text:p>
          </table:table-cell>
          <table:table-cell table:formula="of:=[.B251]-[.B2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9">
            <text:p>3419</text:p>
          </table:table-cell>
          <table:table-cell table:formula="of:=MOD(ROW([.B267]);16)" office:value-type="float" office:value="11">
            <text:p>11</text:p>
          </table:table-cell>
          <table:table-cell table:formula="of:=[.B252]-[.B2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5">
            <text:p>3425</text:p>
          </table:table-cell>
          <table:table-cell table:formula="of:=MOD(ROW([.B268]);16)" office:value-type="float" office:value="12">
            <text:p>12</text:p>
          </table:table-cell>
          <table:table-cell table:formula="of:=[.B253]-[.B2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1">
            <text:p>3431</text:p>
          </table:table-cell>
          <table:table-cell table:formula="of:=MOD(ROW([.B269]);16)" office:value-type="float" office:value="13">
            <text:p>13</text:p>
          </table:table-cell>
          <table:table-cell table:formula="of:=[.B254]-[.B2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8">
            <text:p>3438</text:p>
          </table:table-cell>
          <table:table-cell table:formula="of:=MOD(ROW([.B270]);16)" office:value-type="float" office:value="14">
            <text:p>14</text:p>
          </table:table-cell>
          <table:table-cell table:formula="of:=[.B255]-[.B2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4">
            <text:p>3444</text:p>
          </table:table-cell>
          <table:table-cell table:formula="of:=MOD(ROW([.B271]);16)" office:value-type="float" office:value="15">
            <text:p>15</text:p>
          </table:table-cell>
          <table:table-cell table:formula="of:=[.B256]-[.B2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2]);16)" office:value-type="float" office:value="0">
            <text:p>0</text:p>
          </table:table-cell>
          <table:table-cell table:formula="of:=[.B257]-[.B256]" office:value-type="float" office:value="-3444">
            <text:p>-3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86">
            <text:p>3086</text:p>
          </table:table-cell>
          <table:table-cell table:formula="of:=MOD(ROW([.B273]);16)" office:value-type="float" office:value="1">
            <text:p>1</text:p>
          </table:table-cell>
          <table:table-cell table:formula="of:=[.B258]-[.B257]" office:value-type="float" office:value="3086">
            <text:p>30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93">
            <text:p>3093</text:p>
          </table:table-cell>
          <table:table-cell table:formula="of:=MOD(ROW([.B274]);16)" office:value-type="float" office:value="2">
            <text:p>2</text:p>
          </table:table-cell>
          <table:table-cell table:formula="of:=[.B259]-[.B2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99">
            <text:p>3099</text:p>
          </table:table-cell>
          <table:table-cell table:formula="of:=MOD(ROW([.B275]);16)" office:value-type="float" office:value="3">
            <text:p>3</text:p>
          </table:table-cell>
          <table:table-cell table:formula="of:=[.B260]-[.B2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05">
            <text:p>3105</text:p>
          </table:table-cell>
          <table:table-cell table:formula="of:=MOD(ROW([.B276]);16)" office:value-type="float" office:value="4">
            <text:p>4</text:p>
          </table:table-cell>
          <table:table-cell table:formula="of:=[.B261]-[.B2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12">
            <text:p>3112</text:p>
          </table:table-cell>
          <table:table-cell table:formula="of:=MOD(ROW([.B277]);16)" office:value-type="float" office:value="5">
            <text:p>5</text:p>
          </table:table-cell>
          <table:table-cell table:formula="of:=[.B262]-[.B2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18">
            <text:p>3118</text:p>
          </table:table-cell>
          <table:table-cell table:formula="of:=MOD(ROW([.B278]);16)" office:value-type="float" office:value="6">
            <text:p>6</text:p>
          </table:table-cell>
          <table:table-cell table:formula="of:=[.B263]-[.B2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24">
            <text:p>3124</text:p>
          </table:table-cell>
          <table:table-cell table:formula="of:=MOD(ROW([.B279]);16)" office:value-type="float" office:value="7">
            <text:p>7</text:p>
          </table:table-cell>
          <table:table-cell table:formula="of:=[.B264]-[.B2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31">
            <text:p>3131</text:p>
          </table:table-cell>
          <table:table-cell table:formula="of:=MOD(ROW([.B280]);16)" office:value-type="float" office:value="8">
            <text:p>8</text:p>
          </table:table-cell>
          <table:table-cell table:formula="of:=[.B265]-[.B2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37">
            <text:p>3137</text:p>
          </table:table-cell>
          <table:table-cell table:formula="of:=MOD(ROW([.B281]);16)" office:value-type="float" office:value="9">
            <text:p>9</text:p>
          </table:table-cell>
          <table:table-cell table:formula="of:=[.B266]-[.B2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43">
            <text:p>3143</text:p>
          </table:table-cell>
          <table:table-cell table:formula="of:=MOD(ROW([.B282]);16)" office:value-type="float" office:value="10">
            <text:p>10</text:p>
          </table:table-cell>
          <table:table-cell table:formula="of:=[.B267]-[.B2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50">
            <text:p>3150</text:p>
          </table:table-cell>
          <table:table-cell table:formula="of:=MOD(ROW([.B283]);16)" office:value-type="float" office:value="11">
            <text:p>11</text:p>
          </table:table-cell>
          <table:table-cell table:formula="of:=[.B268]-[.B2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56">
            <text:p>3156</text:p>
          </table:table-cell>
          <table:table-cell table:formula="of:=MOD(ROW([.B284]);16)" office:value-type="float" office:value="12">
            <text:p>12</text:p>
          </table:table-cell>
          <table:table-cell table:formula="of:=[.B269]-[.B2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62">
            <text:p>3162</text:p>
          </table:table-cell>
          <table:table-cell table:formula="of:=MOD(ROW([.B285]);16)" office:value-type="float" office:value="13">
            <text:p>13</text:p>
          </table:table-cell>
          <table:table-cell table:formula="of:=[.B270]-[.B2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69">
            <text:p>3169</text:p>
          </table:table-cell>
          <table:table-cell table:formula="of:=MOD(ROW([.B286]);16)" office:value-type="float" office:value="14">
            <text:p>14</text:p>
          </table:table-cell>
          <table:table-cell table:formula="of:=[.B271]-[.B2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75">
            <text:p>3175</text:p>
          </table:table-cell>
          <table:table-cell table:formula="of:=MOD(ROW([.B287]);16)" office:value-type="float" office:value="15">
            <text:p>15</text:p>
          </table:table-cell>
          <table:table-cell table:formula="of:=[.B272]-[.B2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8]);16)" office:value-type="float" office:value="0">
            <text:p>0</text:p>
          </table:table-cell>
          <table:table-cell table:formula="of:=[.B273]-[.B272]" office:value-type="float" office:value="-3175">
            <text:p>-31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2">
            <text:p>3352</text:p>
          </table:table-cell>
          <table:table-cell table:formula="of:=MOD(ROW([.B289]);16)" office:value-type="float" office:value="1">
            <text:p>1</text:p>
          </table:table-cell>
          <table:table-cell table:formula="of:=[.B274]-[.B273]" office:value-type="float" office:value="3352">
            <text:p>33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9">
            <text:p>3359</text:p>
          </table:table-cell>
          <table:table-cell table:formula="of:=MOD(ROW([.B290]);16)" office:value-type="float" office:value="2">
            <text:p>2</text:p>
          </table:table-cell>
          <table:table-cell table:formula="of:=[.B275]-[.B2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5">
            <text:p>3365</text:p>
          </table:table-cell>
          <table:table-cell table:formula="of:=MOD(ROW([.B291]);16)" office:value-type="float" office:value="3">
            <text:p>3</text:p>
          </table:table-cell>
          <table:table-cell table:formula="of:=[.B276]-[.B2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1">
            <text:p>3371</text:p>
          </table:table-cell>
          <table:table-cell table:formula="of:=MOD(ROW([.B292]);16)" office:value-type="float" office:value="4">
            <text:p>4</text:p>
          </table:table-cell>
          <table:table-cell table:formula="of:=[.B277]-[.B2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8">
            <text:p>3378</text:p>
          </table:table-cell>
          <table:table-cell table:formula="of:=MOD(ROW([.B293]);16)" office:value-type="float" office:value="5">
            <text:p>5</text:p>
          </table:table-cell>
          <table:table-cell table:formula="of:=[.B278]-[.B2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4">
            <text:p>3384</text:p>
          </table:table-cell>
          <table:table-cell table:formula="of:=MOD(ROW([.B294]);16)" office:value-type="float" office:value="6">
            <text:p>6</text:p>
          </table:table-cell>
          <table:table-cell table:formula="of:=[.B279]-[.B2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0">
            <text:p>3390</text:p>
          </table:table-cell>
          <table:table-cell table:formula="of:=MOD(ROW([.B295]);16)" office:value-type="float" office:value="7">
            <text:p>7</text:p>
          </table:table-cell>
          <table:table-cell table:formula="of:=[.B280]-[.B2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6">
            <text:p>3396</text:p>
          </table:table-cell>
          <table:table-cell table:formula="of:=MOD(ROW([.B296]);16)" office:value-type="float" office:value="8">
            <text:p>8</text:p>
          </table:table-cell>
          <table:table-cell table:formula="of:=[.B281]-[.B2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3">
            <text:p>3403</text:p>
          </table:table-cell>
          <table:table-cell table:formula="of:=MOD(ROW([.B297]);16)" office:value-type="float" office:value="9">
            <text:p>9</text:p>
          </table:table-cell>
          <table:table-cell table:formula="of:=[.B282]-[.B2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9">
            <text:p>3409</text:p>
          </table:table-cell>
          <table:table-cell table:formula="of:=MOD(ROW([.B298]);16)" office:value-type="float" office:value="10">
            <text:p>10</text:p>
          </table:table-cell>
          <table:table-cell table:formula="of:=[.B283]-[.B2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5">
            <text:p>3415</text:p>
          </table:table-cell>
          <table:table-cell table:formula="of:=MOD(ROW([.B299]);16)" office:value-type="float" office:value="11">
            <text:p>11</text:p>
          </table:table-cell>
          <table:table-cell table:formula="of:=[.B284]-[.B2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2">
            <text:p>3422</text:p>
          </table:table-cell>
          <table:table-cell table:formula="of:=MOD(ROW([.B300]);16)" office:value-type="float" office:value="12">
            <text:p>12</text:p>
          </table:table-cell>
          <table:table-cell table:formula="of:=[.B285]-[.B2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8">
            <text:p>3428</text:p>
          </table:table-cell>
          <table:table-cell table:formula="of:=MOD(ROW([.B301]);16)" office:value-type="float" office:value="13">
            <text:p>13</text:p>
          </table:table-cell>
          <table:table-cell table:formula="of:=[.B286]-[.B2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4">
            <text:p>3434</text:p>
          </table:table-cell>
          <table:table-cell table:formula="of:=MOD(ROW([.B302]);16)" office:value-type="float" office:value="14">
            <text:p>14</text:p>
          </table:table-cell>
          <table:table-cell table:formula="of:=[.B287]-[.B2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1">
            <text:p>3441</text:p>
          </table:table-cell>
          <table:table-cell table:formula="of:=MOD(ROW([.B303]);16)" office:value-type="float" office:value="15">
            <text:p>15</text:p>
          </table:table-cell>
          <table:table-cell table:formula="of:=[.B288]-[.B2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4]);16)" office:value-type="float" office:value="0">
            <text:p>0</text:p>
          </table:table-cell>
          <table:table-cell table:formula="of:=[.B289]-[.B288]" office:value-type="float" office:value="-3441">
            <text:p>-3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3">
            <text:p>3193</text:p>
          </table:table-cell>
          <table:table-cell table:formula="of:=MOD(ROW([.B305]);16)" office:value-type="float" office:value="1">
            <text:p>1</text:p>
          </table:table-cell>
          <table:table-cell table:formula="of:=[.B290]-[.B289]" office:value-type="float" office:value="3193">
            <text:p>31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0">
            <text:p>3200</text:p>
          </table:table-cell>
          <table:table-cell table:formula="of:=MOD(ROW([.B306]);16)" office:value-type="float" office:value="2">
            <text:p>2</text:p>
          </table:table-cell>
          <table:table-cell table:formula="of:=[.B291]-[.B2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7">
            <text:p>3207</text:p>
          </table:table-cell>
          <table:table-cell table:formula="of:=MOD(ROW([.B307]);16)" office:value-type="float" office:value="3">
            <text:p>3</text:p>
          </table:table-cell>
          <table:table-cell table:formula="of:=[.B292]-[.B2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3">
            <text:p>3213</text:p>
          </table:table-cell>
          <table:table-cell table:formula="of:=MOD(ROW([.B308]);16)" office:value-type="float" office:value="4">
            <text:p>4</text:p>
          </table:table-cell>
          <table:table-cell table:formula="of:=[.B293]-[.B2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9">
            <text:p>3219</text:p>
          </table:table-cell>
          <table:table-cell table:formula="of:=MOD(ROW([.B309]);16)" office:value-type="float" office:value="5">
            <text:p>5</text:p>
          </table:table-cell>
          <table:table-cell table:formula="of:=[.B294]-[.B2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6">
            <text:p>3226</text:p>
          </table:table-cell>
          <table:table-cell table:formula="of:=MOD(ROW([.B310]);16)" office:value-type="float" office:value="6">
            <text:p>6</text:p>
          </table:table-cell>
          <table:table-cell table:formula="of:=[.B295]-[.B2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2">
            <text:p>3232</text:p>
          </table:table-cell>
          <table:table-cell table:formula="of:=MOD(ROW([.B311]);16)" office:value-type="float" office:value="7">
            <text:p>7</text:p>
          </table:table-cell>
          <table:table-cell table:formula="of:=[.B296]-[.B2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8">
            <text:p>3238</text:p>
          </table:table-cell>
          <table:table-cell table:formula="of:=MOD(ROW([.B312]);16)" office:value-type="float" office:value="8">
            <text:p>8</text:p>
          </table:table-cell>
          <table:table-cell table:formula="of:=[.B297]-[.B2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5">
            <text:p>3245</text:p>
          </table:table-cell>
          <table:table-cell table:formula="of:=MOD(ROW([.B313]);16)" office:value-type="float" office:value="9">
            <text:p>9</text:p>
          </table:table-cell>
          <table:table-cell table:formula="of:=[.B298]-[.B2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1">
            <text:p>3251</text:p>
          </table:table-cell>
          <table:table-cell table:formula="of:=MOD(ROW([.B314]);16)" office:value-type="float" office:value="10">
            <text:p>10</text:p>
          </table:table-cell>
          <table:table-cell table:formula="of:=[.B299]-[.B2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8">
            <text:p>3258</text:p>
          </table:table-cell>
          <table:table-cell table:formula="of:=MOD(ROW([.B315]);16)" office:value-type="float" office:value="11">
            <text:p>11</text:p>
          </table:table-cell>
          <table:table-cell table:formula="of:=[.B300]-[.B2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4">
            <text:p>3264</text:p>
          </table:table-cell>
          <table:table-cell table:formula="of:=MOD(ROW([.B316]);16)" office:value-type="float" office:value="12">
            <text:p>12</text:p>
          </table:table-cell>
          <table:table-cell table:formula="of:=[.B301]-[.B3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1">
            <text:p>3271</text:p>
          </table:table-cell>
          <table:table-cell table:formula="of:=MOD(ROW([.B317]);16)" office:value-type="float" office:value="13">
            <text:p>13</text:p>
          </table:table-cell>
          <table:table-cell table:formula="of:=[.B302]-[.B3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7">
            <text:p>3277</text:p>
          </table:table-cell>
          <table:table-cell table:formula="of:=MOD(ROW([.B318]);16)" office:value-type="float" office:value="14">
            <text:p>14</text:p>
          </table:table-cell>
          <table:table-cell table:formula="of:=[.B303]-[.B3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3">
            <text:p>3283</text:p>
          </table:table-cell>
          <table:table-cell table:formula="of:=MOD(ROW([.B319]);16)" office:value-type="float" office:value="15">
            <text:p>15</text:p>
          </table:table-cell>
          <table:table-cell table:formula="of:=[.B304]-[.B3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0]);16)" office:value-type="float" office:value="0">
            <text:p>0</text:p>
          </table:table-cell>
          <table:table-cell table:formula="of:=[.B305]-[.B304]" office:value-type="float" office:value="-3283">
            <text:p>-32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89">
            <text:p>3189</text:p>
          </table:table-cell>
          <table:table-cell table:formula="of:=MOD(ROW([.B321]);16)" office:value-type="float" office:value="1">
            <text:p>1</text:p>
          </table:table-cell>
          <table:table-cell table:formula="of:=[.B306]-[.B305]" office:value-type="float" office:value="3189">
            <text:p>31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6">
            <text:p>3196</text:p>
          </table:table-cell>
          <table:table-cell table:formula="of:=MOD(ROW([.B322]);16)" office:value-type="float" office:value="2">
            <text:p>2</text:p>
          </table:table-cell>
          <table:table-cell table:formula="of:=[.B307]-[.B3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2">
            <text:p>3202</text:p>
          </table:table-cell>
          <table:table-cell table:formula="of:=MOD(ROW([.B323]);16)" office:value-type="float" office:value="3">
            <text:p>3</text:p>
          </table:table-cell>
          <table:table-cell table:formula="of:=[.B308]-[.B3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9">
            <text:p>3209</text:p>
          </table:table-cell>
          <table:table-cell table:formula="of:=MOD(ROW([.B324]);16)" office:value-type="float" office:value="4">
            <text:p>4</text:p>
          </table:table-cell>
          <table:table-cell table:formula="of:=[.B309]-[.B3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5">
            <text:p>3215</text:p>
          </table:table-cell>
          <table:table-cell table:formula="of:=MOD(ROW([.B325]);16)" office:value-type="float" office:value="5">
            <text:p>5</text:p>
          </table:table-cell>
          <table:table-cell table:formula="of:=[.B310]-[.B3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2">
            <text:p>3222</text:p>
          </table:table-cell>
          <table:table-cell table:formula="of:=MOD(ROW([.B326]);16)" office:value-type="float" office:value="6">
            <text:p>6</text:p>
          </table:table-cell>
          <table:table-cell table:formula="of:=[.B311]-[.B3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8">
            <text:p>3228</text:p>
          </table:table-cell>
          <table:table-cell table:formula="of:=MOD(ROW([.B327]);16)" office:value-type="float" office:value="7">
            <text:p>7</text:p>
          </table:table-cell>
          <table:table-cell table:formula="of:=[.B312]-[.B3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5">
            <text:p>3235</text:p>
          </table:table-cell>
          <table:table-cell table:formula="of:=MOD(ROW([.B328]);16)" office:value-type="float" office:value="8">
            <text:p>8</text:p>
          </table:table-cell>
          <table:table-cell table:formula="of:=[.B313]-[.B3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1">
            <text:p>3241</text:p>
          </table:table-cell>
          <table:table-cell table:formula="of:=MOD(ROW([.B329]);16)" office:value-type="float" office:value="9">
            <text:p>9</text:p>
          </table:table-cell>
          <table:table-cell table:formula="of:=[.B314]-[.B3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8">
            <text:p>3248</text:p>
          </table:table-cell>
          <table:table-cell table:formula="of:=MOD(ROW([.B330]);16)" office:value-type="float" office:value="10">
            <text:p>10</text:p>
          </table:table-cell>
          <table:table-cell table:formula="of:=[.B315]-[.B3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5">
            <text:p>3255</text:p>
          </table:table-cell>
          <table:table-cell table:formula="of:=MOD(ROW([.B331]);16)" office:value-type="float" office:value="11">
            <text:p>11</text:p>
          </table:table-cell>
          <table:table-cell table:formula="of:=[.B316]-[.B3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1">
            <text:p>3261</text:p>
          </table:table-cell>
          <table:table-cell table:formula="of:=MOD(ROW([.B332]);16)" office:value-type="float" office:value="12">
            <text:p>12</text:p>
          </table:table-cell>
          <table:table-cell table:formula="of:=[.B317]-[.B3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7">
            <text:p>3267</text:p>
          </table:table-cell>
          <table:table-cell table:formula="of:=MOD(ROW([.B333]);16)" office:value-type="float" office:value="13">
            <text:p>13</text:p>
          </table:table-cell>
          <table:table-cell table:formula="of:=[.B318]-[.B3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4">
            <text:p>3274</text:p>
          </table:table-cell>
          <table:table-cell table:formula="of:=MOD(ROW([.B334]);16)" office:value-type="float" office:value="14">
            <text:p>14</text:p>
          </table:table-cell>
          <table:table-cell table:formula="of:=[.B319]-[.B3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0">
            <text:p>3280</text:p>
          </table:table-cell>
          <table:table-cell table:formula="of:=MOD(ROW([.B335]);16)" office:value-type="float" office:value="15">
            <text:p>15</text:p>
          </table:table-cell>
          <table:table-cell table:formula="of:=[.B320]-[.B3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36]);16)" office:value-type="float" office:value="0">
            <text:p>0</text:p>
          </table:table-cell>
          <table:table-cell table:formula="of:=[.B321]-[.B320]" office:value-type="float" office:value="-3280">
            <text:p>-32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8">
            <text:p>3488</text:p>
          </table:table-cell>
          <table:table-cell table:formula="of:=MOD(ROW([.B337]);16)" office:value-type="float" office:value="1">
            <text:p>1</text:p>
          </table:table-cell>
          <table:table-cell table:formula="of:=[.B322]-[.B321]" office:value-type="float" office:value="3488">
            <text:p>34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5">
            <text:p>3495</text:p>
          </table:table-cell>
          <table:table-cell table:formula="of:=MOD(ROW([.B338]);16)" office:value-type="float" office:value="2">
            <text:p>2</text:p>
          </table:table-cell>
          <table:table-cell table:formula="of:=[.B323]-[.B3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1">
            <text:p>3501</text:p>
          </table:table-cell>
          <table:table-cell table:formula="of:=MOD(ROW([.B339]);16)" office:value-type="float" office:value="3">
            <text:p>3</text:p>
          </table:table-cell>
          <table:table-cell table:formula="of:=[.B324]-[.B3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8">
            <text:p>3508</text:p>
          </table:table-cell>
          <table:table-cell table:formula="of:=MOD(ROW([.B340]);16)" office:value-type="float" office:value="4">
            <text:p>4</text:p>
          </table:table-cell>
          <table:table-cell table:formula="of:=[.B325]-[.B3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4">
            <text:p>3514</text:p>
          </table:table-cell>
          <table:table-cell table:formula="of:=MOD(ROW([.B341]);16)" office:value-type="float" office:value="5">
            <text:p>5</text:p>
          </table:table-cell>
          <table:table-cell table:formula="of:=[.B326]-[.B3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1">
            <text:p>3521</text:p>
          </table:table-cell>
          <table:table-cell table:formula="of:=MOD(ROW([.B342]);16)" office:value-type="float" office:value="6">
            <text:p>6</text:p>
          </table:table-cell>
          <table:table-cell table:formula="of:=[.B327]-[.B3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343]);16)" office:value-type="float" office:value="7">
            <text:p>7</text:p>
          </table:table-cell>
          <table:table-cell table:formula="of:=[.B328]-[.B3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4">
            <text:p>3534</text:p>
          </table:table-cell>
          <table:table-cell table:formula="of:=MOD(ROW([.B344]);16)" office:value-type="float" office:value="8">
            <text:p>8</text:p>
          </table:table-cell>
          <table:table-cell table:formula="of:=[.B329]-[.B3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1">
            <text:p>3541</text:p>
          </table:table-cell>
          <table:table-cell table:formula="of:=MOD(ROW([.B345]);16)" office:value-type="float" office:value="9">
            <text:p>9</text:p>
          </table:table-cell>
          <table:table-cell table:formula="of:=[.B330]-[.B3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7">
            <text:p>3547</text:p>
          </table:table-cell>
          <table:table-cell table:formula="of:=MOD(ROW([.B346]);16)" office:value-type="float" office:value="10">
            <text:p>10</text:p>
          </table:table-cell>
          <table:table-cell table:formula="of:=[.B331]-[.B3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4">
            <text:p>3554</text:p>
          </table:table-cell>
          <table:table-cell table:formula="of:=MOD(ROW([.B347]);16)" office:value-type="float" office:value="11">
            <text:p>11</text:p>
          </table:table-cell>
          <table:table-cell table:formula="of:=[.B332]-[.B3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0">
            <text:p>3560</text:p>
          </table:table-cell>
          <table:table-cell table:formula="of:=MOD(ROW([.B348]);16)" office:value-type="float" office:value="12">
            <text:p>12</text:p>
          </table:table-cell>
          <table:table-cell table:formula="of:=[.B333]-[.B3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7">
            <text:p>3567</text:p>
          </table:table-cell>
          <table:table-cell table:formula="of:=MOD(ROW([.B349]);16)" office:value-type="float" office:value="13">
            <text:p>13</text:p>
          </table:table-cell>
          <table:table-cell table:formula="of:=[.B334]-[.B3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3">
            <text:p>3573</text:p>
          </table:table-cell>
          <table:table-cell table:formula="of:=MOD(ROW([.B350]);16)" office:value-type="float" office:value="14">
            <text:p>14</text:p>
          </table:table-cell>
          <table:table-cell table:formula="of:=[.B335]-[.B3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0">
            <text:p>3580</text:p>
          </table:table-cell>
          <table:table-cell table:formula="of:=MOD(ROW([.B351]);16)" office:value-type="float" office:value="15">
            <text:p>15</text:p>
          </table:table-cell>
          <table:table-cell table:formula="of:=[.B336]-[.B3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52]);16)" office:value-type="float" office:value="0">
            <text:p>0</text:p>
          </table:table-cell>
          <table:table-cell table:formula="of:=[.B337]-[.B336]" office:value-type="float" office:value="-3580">
            <text:p>-35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3">
            <text:p>3683</text:p>
          </table:table-cell>
          <table:table-cell table:formula="of:=MOD(ROW([.B353]);16)" office:value-type="float" office:value="1">
            <text:p>1</text:p>
          </table:table-cell>
          <table:table-cell table:formula="of:=[.B338]-[.B337]" office:value-type="float" office:value="3683">
            <text:p>36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9">
            <text:p>3689</text:p>
          </table:table-cell>
          <table:table-cell table:formula="of:=MOD(ROW([.B354]);16)" office:value-type="float" office:value="2">
            <text:p>2</text:p>
          </table:table-cell>
          <table:table-cell table:formula="of:=[.B339]-[.B3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6">
            <text:p>3696</text:p>
          </table:table-cell>
          <table:table-cell table:formula="of:=MOD(ROW([.B355]);16)" office:value-type="float" office:value="3">
            <text:p>3</text:p>
          </table:table-cell>
          <table:table-cell table:formula="of:=[.B340]-[.B3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3">
            <text:p>3703</text:p>
          </table:table-cell>
          <table:table-cell table:formula="of:=MOD(ROW([.B356]);16)" office:value-type="float" office:value="4">
            <text:p>4</text:p>
          </table:table-cell>
          <table:table-cell table:formula="of:=[.B341]-[.B3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9">
            <text:p>3709</text:p>
          </table:table-cell>
          <table:table-cell table:formula="of:=MOD(ROW([.B357]);16)" office:value-type="float" office:value="5">
            <text:p>5</text:p>
          </table:table-cell>
          <table:table-cell table:formula="of:=[.B342]-[.B3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6">
            <text:p>3716</text:p>
          </table:table-cell>
          <table:table-cell table:formula="of:=MOD(ROW([.B358]);16)" office:value-type="float" office:value="6">
            <text:p>6</text:p>
          </table:table-cell>
          <table:table-cell table:formula="of:=[.B343]-[.B3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3">
            <text:p>3723</text:p>
          </table:table-cell>
          <table:table-cell table:formula="of:=MOD(ROW([.B359]);16)" office:value-type="float" office:value="7">
            <text:p>7</text:p>
          </table:table-cell>
          <table:table-cell table:formula="of:=[.B344]-[.B3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9">
            <text:p>3729</text:p>
          </table:table-cell>
          <table:table-cell table:formula="of:=MOD(ROW([.B360]);16)" office:value-type="float" office:value="8">
            <text:p>8</text:p>
          </table:table-cell>
          <table:table-cell table:formula="of:=[.B345]-[.B3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6">
            <text:p>3736</text:p>
          </table:table-cell>
          <table:table-cell table:formula="of:=MOD(ROW([.B361]);16)" office:value-type="float" office:value="9">
            <text:p>9</text:p>
          </table:table-cell>
          <table:table-cell table:formula="of:=[.B346]-[.B3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3">
            <text:p>3743</text:p>
          </table:table-cell>
          <table:table-cell table:formula="of:=MOD(ROW([.B362]);16)" office:value-type="float" office:value="10">
            <text:p>10</text:p>
          </table:table-cell>
          <table:table-cell table:formula="of:=[.B347]-[.B3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9">
            <text:p>3749</text:p>
          </table:table-cell>
          <table:table-cell table:formula="of:=MOD(ROW([.B363]);16)" office:value-type="float" office:value="11">
            <text:p>11</text:p>
          </table:table-cell>
          <table:table-cell table:formula="of:=[.B348]-[.B3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6">
            <text:p>3756</text:p>
          </table:table-cell>
          <table:table-cell table:formula="of:=MOD(ROW([.B364]);16)" office:value-type="float" office:value="12">
            <text:p>12</text:p>
          </table:table-cell>
          <table:table-cell table:formula="of:=[.B349]-[.B3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3">
            <text:p>3763</text:p>
          </table:table-cell>
          <table:table-cell table:formula="of:=MOD(ROW([.B365]);16)" office:value-type="float" office:value="13">
            <text:p>13</text:p>
          </table:table-cell>
          <table:table-cell table:formula="of:=[.B350]-[.B3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0">
            <text:p>3770</text:p>
          </table:table-cell>
          <table:table-cell table:formula="of:=MOD(ROW([.B366]);16)" office:value-type="float" office:value="14">
            <text:p>14</text:p>
          </table:table-cell>
          <table:table-cell table:formula="of:=[.B351]-[.B3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6">
            <text:p>3776</text:p>
          </table:table-cell>
          <table:table-cell table:formula="of:=MOD(ROW([.B367]);16)" office:value-type="float" office:value="15">
            <text:p>15</text:p>
          </table:table-cell>
          <table:table-cell table:formula="of:=[.B352]-[.B3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8]);16)" office:value-type="float" office:value="0">
            <text:p>0</text:p>
          </table:table-cell>
          <table:table-cell table:formula="of:=[.B353]-[.B352]" office:value-type="float" office:value="-3776">
            <text:p>-37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4">
            <text:p>4324</text:p>
          </table:table-cell>
          <table:table-cell table:formula="of:=MOD(ROW([.B369]);16)" office:value-type="float" office:value="1">
            <text:p>1</text:p>
          </table:table-cell>
          <table:table-cell table:formula="of:=[.B354]-[.B353]" office:value-type="float" office:value="4324">
            <text:p>43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1">
            <text:p>4331</text:p>
          </table:table-cell>
          <table:table-cell table:formula="of:=MOD(ROW([.B370]);16)" office:value-type="float" office:value="2">
            <text:p>2</text:p>
          </table:table-cell>
          <table:table-cell table:formula="of:=[.B355]-[.B3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7">
            <text:p>4337</text:p>
          </table:table-cell>
          <table:table-cell table:formula="of:=MOD(ROW([.B371]);16)" office:value-type="float" office:value="3">
            <text:p>3</text:p>
          </table:table-cell>
          <table:table-cell table:formula="of:=[.B356]-[.B3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4">
            <text:p>4344</text:p>
          </table:table-cell>
          <table:table-cell table:formula="of:=MOD(ROW([.B372]);16)" office:value-type="float" office:value="4">
            <text:p>4</text:p>
          </table:table-cell>
          <table:table-cell table:formula="of:=[.B357]-[.B3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1">
            <text:p>4351</text:p>
          </table:table-cell>
          <table:table-cell table:formula="of:=MOD(ROW([.B373]);16)" office:value-type="float" office:value="5">
            <text:p>5</text:p>
          </table:table-cell>
          <table:table-cell table:formula="of:=[.B358]-[.B3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8">
            <text:p>4358</text:p>
          </table:table-cell>
          <table:table-cell table:formula="of:=MOD(ROW([.B374]);16)" office:value-type="float" office:value="6">
            <text:p>6</text:p>
          </table:table-cell>
          <table:table-cell table:formula="of:=[.B359]-[.B3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4">
            <text:p>4364</text:p>
          </table:table-cell>
          <table:table-cell table:formula="of:=MOD(ROW([.B375]);16)" office:value-type="float" office:value="7">
            <text:p>7</text:p>
          </table:table-cell>
          <table:table-cell table:formula="of:=[.B360]-[.B3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0">
            <text:p>4370</text:p>
          </table:table-cell>
          <table:table-cell table:formula="of:=MOD(ROW([.B376]);16)" office:value-type="float" office:value="8">
            <text:p>8</text:p>
          </table:table-cell>
          <table:table-cell table:formula="of:=[.B361]-[.B3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7">
            <text:p>4377</text:p>
          </table:table-cell>
          <table:table-cell table:formula="of:=MOD(ROW([.B377]);16)" office:value-type="float" office:value="9">
            <text:p>9</text:p>
          </table:table-cell>
          <table:table-cell table:formula="of:=[.B362]-[.B3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3">
            <text:p>4383</text:p>
          </table:table-cell>
          <table:table-cell table:formula="of:=MOD(ROW([.B378]);16)" office:value-type="float" office:value="10">
            <text:p>10</text:p>
          </table:table-cell>
          <table:table-cell table:formula="of:=[.B363]-[.B3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0">
            <text:p>4390</text:p>
          </table:table-cell>
          <table:table-cell table:formula="of:=MOD(ROW([.B379]);16)" office:value-type="float" office:value="11">
            <text:p>11</text:p>
          </table:table-cell>
          <table:table-cell table:formula="of:=[.B364]-[.B3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6">
            <text:p>4396</text:p>
          </table:table-cell>
          <table:table-cell table:formula="of:=MOD(ROW([.B380]);16)" office:value-type="float" office:value="12">
            <text:p>12</text:p>
          </table:table-cell>
          <table:table-cell table:formula="of:=[.B365]-[.B3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3">
            <text:p>4403</text:p>
          </table:table-cell>
          <table:table-cell table:formula="of:=MOD(ROW([.B381]);16)" office:value-type="float" office:value="13">
            <text:p>13</text:p>
          </table:table-cell>
          <table:table-cell table:formula="of:=[.B366]-[.B3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9">
            <text:p>4409</text:p>
          </table:table-cell>
          <table:table-cell table:formula="of:=MOD(ROW([.B382]);16)" office:value-type="float" office:value="14">
            <text:p>14</text:p>
          </table:table-cell>
          <table:table-cell table:formula="of:=[.B367]-[.B3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5">
            <text:p>4415</text:p>
          </table:table-cell>
          <table:table-cell table:formula="of:=MOD(ROW([.B383]);16)" office:value-type="float" office:value="15">
            <text:p>15</text:p>
          </table:table-cell>
          <table:table-cell table:formula="of:=[.B368]-[.B3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84]);16)" office:value-type="float" office:value="0">
            <text:p>0</text:p>
          </table:table-cell>
          <table:table-cell table:formula="of:=[.B369]-[.B368]" office:value-type="float" office:value="-4415">
            <text:p>-44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4">
            <text:p>3684</text:p>
          </table:table-cell>
          <table:table-cell table:formula="of:=MOD(ROW([.B385]);16)" office:value-type="float" office:value="1">
            <text:p>1</text:p>
          </table:table-cell>
          <table:table-cell table:formula="of:=[.B370]-[.B369]" office:value-type="float" office:value="3684">
            <text:p>36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1">
            <text:p>3691</text:p>
          </table:table-cell>
          <table:table-cell table:formula="of:=MOD(ROW([.B386]);16)" office:value-type="float" office:value="2">
            <text:p>2</text:p>
          </table:table-cell>
          <table:table-cell table:formula="of:=[.B371]-[.B3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8">
            <text:p>3698</text:p>
          </table:table-cell>
          <table:table-cell table:formula="of:=MOD(ROW([.B387]);16)" office:value-type="float" office:value="3">
            <text:p>3</text:p>
          </table:table-cell>
          <table:table-cell table:formula="of:=[.B372]-[.B3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4">
            <text:p>3704</text:p>
          </table:table-cell>
          <table:table-cell table:formula="of:=MOD(ROW([.B388]);16)" office:value-type="float" office:value="4">
            <text:p>4</text:p>
          </table:table-cell>
          <table:table-cell table:formula="of:=[.B373]-[.B3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1">
            <text:p>3711</text:p>
          </table:table-cell>
          <table:table-cell table:formula="of:=MOD(ROW([.B389]);16)" office:value-type="float" office:value="5">
            <text:p>5</text:p>
          </table:table-cell>
          <table:table-cell table:formula="of:=[.B374]-[.B3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7">
            <text:p>3717</text:p>
          </table:table-cell>
          <table:table-cell table:formula="of:=MOD(ROW([.B390]);16)" office:value-type="float" office:value="6">
            <text:p>6</text:p>
          </table:table-cell>
          <table:table-cell table:formula="of:=[.B375]-[.B3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4">
            <text:p>3724</text:p>
          </table:table-cell>
          <table:table-cell table:formula="of:=MOD(ROW([.B391]);16)" office:value-type="float" office:value="7">
            <text:p>7</text:p>
          </table:table-cell>
          <table:table-cell table:formula="of:=[.B376]-[.B3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1">
            <text:p>3731</text:p>
          </table:table-cell>
          <table:table-cell table:formula="of:=MOD(ROW([.B392]);16)" office:value-type="float" office:value="8">
            <text:p>8</text:p>
          </table:table-cell>
          <table:table-cell table:formula="of:=[.B377]-[.B3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7">
            <text:p>3737</text:p>
          </table:table-cell>
          <table:table-cell table:formula="of:=MOD(ROW([.B393]);16)" office:value-type="float" office:value="9">
            <text:p>9</text:p>
          </table:table-cell>
          <table:table-cell table:formula="of:=[.B378]-[.B3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4">
            <text:p>3744</text:p>
          </table:table-cell>
          <table:table-cell table:formula="of:=MOD(ROW([.B394]);16)" office:value-type="float" office:value="10">
            <text:p>10</text:p>
          </table:table-cell>
          <table:table-cell table:formula="of:=[.B379]-[.B3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0">
            <text:p>3750</text:p>
          </table:table-cell>
          <table:table-cell table:formula="of:=MOD(ROW([.B395]);16)" office:value-type="float" office:value="11">
            <text:p>11</text:p>
          </table:table-cell>
          <table:table-cell table:formula="of:=[.B380]-[.B3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7">
            <text:p>3757</text:p>
          </table:table-cell>
          <table:table-cell table:formula="of:=MOD(ROW([.B396]);16)" office:value-type="float" office:value="12">
            <text:p>12</text:p>
          </table:table-cell>
          <table:table-cell table:formula="of:=[.B381]-[.B3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3">
            <text:p>3763</text:p>
          </table:table-cell>
          <table:table-cell table:formula="of:=MOD(ROW([.B397]);16)" office:value-type="float" office:value="13">
            <text:p>13</text:p>
          </table:table-cell>
          <table:table-cell table:formula="of:=[.B382]-[.B3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0">
            <text:p>3770</text:p>
          </table:table-cell>
          <table:table-cell table:formula="of:=MOD(ROW([.B398]);16)" office:value-type="float" office:value="14">
            <text:p>14</text:p>
          </table:table-cell>
          <table:table-cell table:formula="of:=[.B383]-[.B3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6">
            <text:p>3776</text:p>
          </table:table-cell>
          <table:table-cell table:formula="of:=MOD(ROW([.B399]);16)" office:value-type="float" office:value="15">
            <text:p>15</text:p>
          </table:table-cell>
          <table:table-cell table:formula="of:=[.B384]-[.B3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00]);16)" office:value-type="float" office:value="0">
            <text:p>0</text:p>
          </table:table-cell>
          <table:table-cell table:formula="of:=[.B385]-[.B384]" office:value-type="float" office:value="-3776">
            <text:p>-37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2">
            <text:p>4002</text:p>
          </table:table-cell>
          <table:table-cell table:formula="of:=MOD(ROW([.B401]);16)" office:value-type="float" office:value="1">
            <text:p>1</text:p>
          </table:table-cell>
          <table:table-cell table:formula="of:=[.B386]-[.B385]" office:value-type="float" office:value="4002">
            <text:p>40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8">
            <text:p>4008</text:p>
          </table:table-cell>
          <table:table-cell table:formula="of:=MOD(ROW([.B402]);16)" office:value-type="float" office:value="2">
            <text:p>2</text:p>
          </table:table-cell>
          <table:table-cell table:formula="of:=[.B387]-[.B3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5">
            <text:p>4015</text:p>
          </table:table-cell>
          <table:table-cell table:formula="of:=MOD(ROW([.B403]);16)" office:value-type="float" office:value="3">
            <text:p>3</text:p>
          </table:table-cell>
          <table:table-cell table:formula="of:=[.B388]-[.B3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2">
            <text:p>4022</text:p>
          </table:table-cell>
          <table:table-cell table:formula="of:=MOD(ROW([.B404]);16)" office:value-type="float" office:value="4">
            <text:p>4</text:p>
          </table:table-cell>
          <table:table-cell table:formula="of:=[.B389]-[.B3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8">
            <text:p>4028</text:p>
          </table:table-cell>
          <table:table-cell table:formula="of:=MOD(ROW([.B405]);16)" office:value-type="float" office:value="5">
            <text:p>5</text:p>
          </table:table-cell>
          <table:table-cell table:formula="of:=[.B390]-[.B3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5">
            <text:p>4035</text:p>
          </table:table-cell>
          <table:table-cell table:formula="of:=MOD(ROW([.B406]);16)" office:value-type="float" office:value="6">
            <text:p>6</text:p>
          </table:table-cell>
          <table:table-cell table:formula="of:=[.B391]-[.B3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1">
            <text:p>4041</text:p>
          </table:table-cell>
          <table:table-cell table:formula="of:=MOD(ROW([.B407]);16)" office:value-type="float" office:value="7">
            <text:p>7</text:p>
          </table:table-cell>
          <table:table-cell table:formula="of:=[.B392]-[.B3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8">
            <text:p>4048</text:p>
          </table:table-cell>
          <table:table-cell table:formula="of:=MOD(ROW([.B408]);16)" office:value-type="float" office:value="8">
            <text:p>8</text:p>
          </table:table-cell>
          <table:table-cell table:formula="of:=[.B393]-[.B3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4">
            <text:p>4054</text:p>
          </table:table-cell>
          <table:table-cell table:formula="of:=MOD(ROW([.B409]);16)" office:value-type="float" office:value="9">
            <text:p>9</text:p>
          </table:table-cell>
          <table:table-cell table:formula="of:=[.B394]-[.B3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1">
            <text:p>4061</text:p>
          </table:table-cell>
          <table:table-cell table:formula="of:=MOD(ROW([.B410]);16)" office:value-type="float" office:value="10">
            <text:p>10</text:p>
          </table:table-cell>
          <table:table-cell table:formula="of:=[.B395]-[.B3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8">
            <text:p>4068</text:p>
          </table:table-cell>
          <table:table-cell table:formula="of:=MOD(ROW([.B411]);16)" office:value-type="float" office:value="11">
            <text:p>11</text:p>
          </table:table-cell>
          <table:table-cell table:formula="of:=[.B396]-[.B3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4">
            <text:p>4074</text:p>
          </table:table-cell>
          <table:table-cell table:formula="of:=MOD(ROW([.B412]);16)" office:value-type="float" office:value="12">
            <text:p>12</text:p>
          </table:table-cell>
          <table:table-cell table:formula="of:=[.B397]-[.B3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1">
            <text:p>4081</text:p>
          </table:table-cell>
          <table:table-cell table:formula="of:=MOD(ROW([.B413]);16)" office:value-type="float" office:value="13">
            <text:p>13</text:p>
          </table:table-cell>
          <table:table-cell table:formula="of:=[.B398]-[.B3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7">
            <text:p>4087</text:p>
          </table:table-cell>
          <table:table-cell table:formula="of:=MOD(ROW([.B414]);16)" office:value-type="float" office:value="14">
            <text:p>14</text:p>
          </table:table-cell>
          <table:table-cell table:formula="of:=[.B399]-[.B3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4">
            <text:p>4094</text:p>
          </table:table-cell>
          <table:table-cell table:formula="of:=MOD(ROW([.B415]);16)" office:value-type="float" office:value="15">
            <text:p>15</text:p>
          </table:table-cell>
          <table:table-cell table:formula="of:=[.B400]-[.B3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16]);16)" office:value-type="float" office:value="0">
            <text:p>0</text:p>
          </table:table-cell>
          <table:table-cell table:formula="of:=[.B401]-[.B400]" office:value-type="float" office:value="-4094">
            <text:p>-40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5">
            <text:p>3705</text:p>
          </table:table-cell>
          <table:table-cell table:formula="of:=MOD(ROW([.B417]);16)" office:value-type="float" office:value="1">
            <text:p>1</text:p>
          </table:table-cell>
          <table:table-cell table:formula="of:=[.B402]-[.B401]" office:value-type="float" office:value="3705">
            <text:p>37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2">
            <text:p>3712</text:p>
          </table:table-cell>
          <table:table-cell table:formula="of:=MOD(ROW([.B418]);16)" office:value-type="float" office:value="2">
            <text:p>2</text:p>
          </table:table-cell>
          <table:table-cell table:formula="of:=[.B403]-[.B4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8">
            <text:p>3718</text:p>
          </table:table-cell>
          <table:table-cell table:formula="of:=MOD(ROW([.B419]);16)" office:value-type="float" office:value="3">
            <text:p>3</text:p>
          </table:table-cell>
          <table:table-cell table:formula="of:=[.B404]-[.B4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4">
            <text:p>3724</text:p>
          </table:table-cell>
          <table:table-cell table:formula="of:=MOD(ROW([.B420]);16)" office:value-type="float" office:value="4">
            <text:p>4</text:p>
          </table:table-cell>
          <table:table-cell table:formula="of:=[.B405]-[.B4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1">
            <text:p>3731</text:p>
          </table:table-cell>
          <table:table-cell table:formula="of:=MOD(ROW([.B421]);16)" office:value-type="float" office:value="5">
            <text:p>5</text:p>
          </table:table-cell>
          <table:table-cell table:formula="of:=[.B406]-[.B4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8">
            <text:p>3738</text:p>
          </table:table-cell>
          <table:table-cell table:formula="of:=MOD(ROW([.B422]);16)" office:value-type="float" office:value="6">
            <text:p>6</text:p>
          </table:table-cell>
          <table:table-cell table:formula="of:=[.B407]-[.B4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4">
            <text:p>3744</text:p>
          </table:table-cell>
          <table:table-cell table:formula="of:=MOD(ROW([.B423]);16)" office:value-type="float" office:value="7">
            <text:p>7</text:p>
          </table:table-cell>
          <table:table-cell table:formula="of:=[.B408]-[.B4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1">
            <text:p>3751</text:p>
          </table:table-cell>
          <table:table-cell table:formula="of:=MOD(ROW([.B424]);16)" office:value-type="float" office:value="8">
            <text:p>8</text:p>
          </table:table-cell>
          <table:table-cell table:formula="of:=[.B409]-[.B4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7">
            <text:p>3757</text:p>
          </table:table-cell>
          <table:table-cell table:formula="of:=MOD(ROW([.B425]);16)" office:value-type="float" office:value="9">
            <text:p>9</text:p>
          </table:table-cell>
          <table:table-cell table:formula="of:=[.B410]-[.B4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4">
            <text:p>3764</text:p>
          </table:table-cell>
          <table:table-cell table:formula="of:=MOD(ROW([.B426]);16)" office:value-type="float" office:value="10">
            <text:p>10</text:p>
          </table:table-cell>
          <table:table-cell table:formula="of:=[.B411]-[.B4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1">
            <text:p>3771</text:p>
          </table:table-cell>
          <table:table-cell table:formula="of:=MOD(ROW([.B427]);16)" office:value-type="float" office:value="11">
            <text:p>11</text:p>
          </table:table-cell>
          <table:table-cell table:formula="of:=[.B412]-[.B4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7">
            <text:p>3777</text:p>
          </table:table-cell>
          <table:table-cell table:formula="of:=MOD(ROW([.B428]);16)" office:value-type="float" office:value="12">
            <text:p>12</text:p>
          </table:table-cell>
          <table:table-cell table:formula="of:=[.B413]-[.B41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4">
            <text:p>3784</text:p>
          </table:table-cell>
          <table:table-cell table:formula="of:=MOD(ROW([.B429]);16)" office:value-type="float" office:value="13">
            <text:p>13</text:p>
          </table:table-cell>
          <table:table-cell table:formula="of:=[.B414]-[.B4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0">
            <text:p>3790</text:p>
          </table:table-cell>
          <table:table-cell table:formula="of:=MOD(ROW([.B430]);16)" office:value-type="float" office:value="14">
            <text:p>14</text:p>
          </table:table-cell>
          <table:table-cell table:formula="of:=[.B415]-[.B4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7">
            <text:p>3797</text:p>
          </table:table-cell>
          <table:table-cell table:formula="of:=MOD(ROW([.B431]);16)" office:value-type="float" office:value="15">
            <text:p>15</text:p>
          </table:table-cell>
          <table:table-cell table:formula="of:=[.B416]-[.B4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32]);16)" office:value-type="float" office:value="0">
            <text:p>0</text:p>
          </table:table-cell>
          <table:table-cell table:formula="of:=[.B417]-[.B416]" office:value-type="float" office:value="-3797">
            <text:p>-37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0">
            <text:p>4020</text:p>
          </table:table-cell>
          <table:table-cell table:formula="of:=MOD(ROW([.B433]);16)" office:value-type="float" office:value="1">
            <text:p>1</text:p>
          </table:table-cell>
          <table:table-cell table:formula="of:=[.B418]-[.B417]" office:value-type="float" office:value="4020">
            <text:p>40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7">
            <text:p>4027</text:p>
          </table:table-cell>
          <table:table-cell table:formula="of:=MOD(ROW([.B434]);16)" office:value-type="float" office:value="2">
            <text:p>2</text:p>
          </table:table-cell>
          <table:table-cell table:formula="of:=[.B419]-[.B4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3">
            <text:p>4033</text:p>
          </table:table-cell>
          <table:table-cell table:formula="of:=MOD(ROW([.B435]);16)" office:value-type="float" office:value="3">
            <text:p>3</text:p>
          </table:table-cell>
          <table:table-cell table:formula="of:=[.B420]-[.B4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0">
            <text:p>4040</text:p>
          </table:table-cell>
          <table:table-cell table:formula="of:=MOD(ROW([.B436]);16)" office:value-type="float" office:value="4">
            <text:p>4</text:p>
          </table:table-cell>
          <table:table-cell table:formula="of:=[.B421]-[.B4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7">
            <text:p>4047</text:p>
          </table:table-cell>
          <table:table-cell table:formula="of:=MOD(ROW([.B437]);16)" office:value-type="float" office:value="5">
            <text:p>5</text:p>
          </table:table-cell>
          <table:table-cell table:formula="of:=[.B422]-[.B4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3">
            <text:p>4053</text:p>
          </table:table-cell>
          <table:table-cell table:formula="of:=MOD(ROW([.B438]);16)" office:value-type="float" office:value="6">
            <text:p>6</text:p>
          </table:table-cell>
          <table:table-cell table:formula="of:=[.B423]-[.B4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0">
            <text:p>4060</text:p>
          </table:table-cell>
          <table:table-cell table:formula="of:=MOD(ROW([.B439]);16)" office:value-type="float" office:value="7">
            <text:p>7</text:p>
          </table:table-cell>
          <table:table-cell table:formula="of:=[.B424]-[.B4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7">
            <text:p>4067</text:p>
          </table:table-cell>
          <table:table-cell table:formula="of:=MOD(ROW([.B440]);16)" office:value-type="float" office:value="8">
            <text:p>8</text:p>
          </table:table-cell>
          <table:table-cell table:formula="of:=[.B425]-[.B4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3">
            <text:p>4073</text:p>
          </table:table-cell>
          <table:table-cell table:formula="of:=MOD(ROW([.B441]);16)" office:value-type="float" office:value="9">
            <text:p>9</text:p>
          </table:table-cell>
          <table:table-cell table:formula="of:=[.B426]-[.B4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0">
            <text:p>4080</text:p>
          </table:table-cell>
          <table:table-cell table:formula="of:=MOD(ROW([.B442]);16)" office:value-type="float" office:value="10">
            <text:p>10</text:p>
          </table:table-cell>
          <table:table-cell table:formula="of:=[.B427]-[.B4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7">
            <text:p>4087</text:p>
          </table:table-cell>
          <table:table-cell table:formula="of:=MOD(ROW([.B443]);16)" office:value-type="float" office:value="11">
            <text:p>11</text:p>
          </table:table-cell>
          <table:table-cell table:formula="of:=[.B428]-[.B4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3">
            <text:p>4093</text:p>
          </table:table-cell>
          <table:table-cell table:formula="of:=MOD(ROW([.B444]);16)" office:value-type="float" office:value="12">
            <text:p>12</text:p>
          </table:table-cell>
          <table:table-cell table:formula="of:=[.B429]-[.B4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0">
            <text:p>4100</text:p>
          </table:table-cell>
          <table:table-cell table:formula="of:=MOD(ROW([.B445]);16)" office:value-type="float" office:value="13">
            <text:p>13</text:p>
          </table:table-cell>
          <table:table-cell table:formula="of:=[.B430]-[.B4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6">
            <text:p>4106</text:p>
          </table:table-cell>
          <table:table-cell table:formula="of:=MOD(ROW([.B446]);16)" office:value-type="float" office:value="14">
            <text:p>14</text:p>
          </table:table-cell>
          <table:table-cell table:formula="of:=[.B431]-[.B4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3">
            <text:p>4113</text:p>
          </table:table-cell>
          <table:table-cell table:formula="of:=MOD(ROW([.B447]);16)" office:value-type="float" office:value="15">
            <text:p>15</text:p>
          </table:table-cell>
          <table:table-cell table:formula="of:=[.B432]-[.B4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48]);16)" office:value-type="float" office:value="0">
            <text:p>0</text:p>
          </table:table-cell>
          <table:table-cell table:formula="of:=[.B433]-[.B432]" office:value-type="float" office:value="-4113">
            <text:p>-41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8">
            <text:p>4068</text:p>
          </table:table-cell>
          <table:table-cell table:formula="of:=MOD(ROW([.B449]);16)" office:value-type="float" office:value="1">
            <text:p>1</text:p>
          </table:table-cell>
          <table:table-cell table:formula="of:=[.B434]-[.B433]" office:value-type="float" office:value="4068">
            <text:p>40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5">
            <text:p>4075</text:p>
          </table:table-cell>
          <table:table-cell table:formula="of:=MOD(ROW([.B450]);16)" office:value-type="float" office:value="2">
            <text:p>2</text:p>
          </table:table-cell>
          <table:table-cell table:formula="of:=[.B435]-[.B4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1">
            <text:p>4081</text:p>
          </table:table-cell>
          <table:table-cell table:formula="of:=MOD(ROW([.B451]);16)" office:value-type="float" office:value="3">
            <text:p>3</text:p>
          </table:table-cell>
          <table:table-cell table:formula="of:=[.B436]-[.B4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8">
            <text:p>4088</text:p>
          </table:table-cell>
          <table:table-cell table:formula="of:=MOD(ROW([.B452]);16)" office:value-type="float" office:value="4">
            <text:p>4</text:p>
          </table:table-cell>
          <table:table-cell table:formula="of:=[.B437]-[.B4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4">
            <text:p>4094</text:p>
          </table:table-cell>
          <table:table-cell table:formula="of:=MOD(ROW([.B453]);16)" office:value-type="float" office:value="5">
            <text:p>5</text:p>
          </table:table-cell>
          <table:table-cell table:formula="of:=[.B438]-[.B4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1">
            <text:p>4101</text:p>
          </table:table-cell>
          <table:table-cell table:formula="of:=MOD(ROW([.B454]);16)" office:value-type="float" office:value="6">
            <text:p>6</text:p>
          </table:table-cell>
          <table:table-cell table:formula="of:=[.B439]-[.B4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8">
            <text:p>4108</text:p>
          </table:table-cell>
          <table:table-cell table:formula="of:=MOD(ROW([.B455]);16)" office:value-type="float" office:value="7">
            <text:p>7</text:p>
          </table:table-cell>
          <table:table-cell table:formula="of:=[.B440]-[.B4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4">
            <text:p>4114</text:p>
          </table:table-cell>
          <table:table-cell table:formula="of:=MOD(ROW([.B456]);16)" office:value-type="float" office:value="8">
            <text:p>8</text:p>
          </table:table-cell>
          <table:table-cell table:formula="of:=[.B441]-[.B4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1">
            <text:p>4121</text:p>
          </table:table-cell>
          <table:table-cell table:formula="of:=MOD(ROW([.B457]);16)" office:value-type="float" office:value="9">
            <text:p>9</text:p>
          </table:table-cell>
          <table:table-cell table:formula="of:=[.B442]-[.B4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8">
            <text:p>4128</text:p>
          </table:table-cell>
          <table:table-cell table:formula="of:=MOD(ROW([.B458]);16)" office:value-type="float" office:value="10">
            <text:p>10</text:p>
          </table:table-cell>
          <table:table-cell table:formula="of:=[.B443]-[.B4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4">
            <text:p>4134</text:p>
          </table:table-cell>
          <table:table-cell table:formula="of:=MOD(ROW([.B459]);16)" office:value-type="float" office:value="11">
            <text:p>11</text:p>
          </table:table-cell>
          <table:table-cell table:formula="of:=[.B444]-[.B4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1">
            <text:p>4141</text:p>
          </table:table-cell>
          <table:table-cell table:formula="of:=MOD(ROW([.B460]);16)" office:value-type="float" office:value="12">
            <text:p>12</text:p>
          </table:table-cell>
          <table:table-cell table:formula="of:=[.B445]-[.B4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8">
            <text:p>4148</text:p>
          </table:table-cell>
          <table:table-cell table:formula="of:=MOD(ROW([.B461]);16)" office:value-type="float" office:value="13">
            <text:p>13</text:p>
          </table:table-cell>
          <table:table-cell table:formula="of:=[.B446]-[.B4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4">
            <text:p>4154</text:p>
          </table:table-cell>
          <table:table-cell table:formula="of:=MOD(ROW([.B462]);16)" office:value-type="float" office:value="14">
            <text:p>14</text:p>
          </table:table-cell>
          <table:table-cell table:formula="of:=[.B447]-[.B4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1">
            <text:p>4161</text:p>
          </table:table-cell>
          <table:table-cell table:formula="of:=MOD(ROW([.B463]);16)" office:value-type="float" office:value="15">
            <text:p>15</text:p>
          </table:table-cell>
          <table:table-cell table:formula="of:=[.B448]-[.B4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64]);16)" office:value-type="float" office:value="0">
            <text:p>0</text:p>
          </table:table-cell>
          <table:table-cell table:formula="of:=[.B449]-[.B448]" office:value-type="float" office:value="-4161">
            <text:p>-41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7">
            <text:p>3907</text:p>
          </table:table-cell>
          <table:table-cell table:formula="of:=MOD(ROW([.B465]);16)" office:value-type="float" office:value="1">
            <text:p>1</text:p>
          </table:table-cell>
          <table:table-cell table:formula="of:=[.B450]-[.B449]" office:value-type="float" office:value="3907">
            <text:p>39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3">
            <text:p>3913</text:p>
          </table:table-cell>
          <table:table-cell table:formula="of:=MOD(ROW([.B466]);16)" office:value-type="float" office:value="2">
            <text:p>2</text:p>
          </table:table-cell>
          <table:table-cell table:formula="of:=[.B451]-[.B4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0">
            <text:p>3920</text:p>
          </table:table-cell>
          <table:table-cell table:formula="of:=MOD(ROW([.B467]);16)" office:value-type="float" office:value="3">
            <text:p>3</text:p>
          </table:table-cell>
          <table:table-cell table:formula="of:=[.B452]-[.B4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7">
            <text:p>3927</text:p>
          </table:table-cell>
          <table:table-cell table:formula="of:=MOD(ROW([.B468]);16)" office:value-type="float" office:value="4">
            <text:p>4</text:p>
          </table:table-cell>
          <table:table-cell table:formula="of:=[.B453]-[.B45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4">
            <text:p>3934</text:p>
          </table:table-cell>
          <table:table-cell table:formula="of:=MOD(ROW([.B469]);16)" office:value-type="float" office:value="5">
            <text:p>5</text:p>
          </table:table-cell>
          <table:table-cell table:formula="of:=[.B454]-[.B45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0">
            <text:p>3940</text:p>
          </table:table-cell>
          <table:table-cell table:formula="of:=MOD(ROW([.B470]);16)" office:value-type="float" office:value="6">
            <text:p>6</text:p>
          </table:table-cell>
          <table:table-cell table:formula="of:=[.B455]-[.B4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7">
            <text:p>3947</text:p>
          </table:table-cell>
          <table:table-cell table:formula="of:=MOD(ROW([.B471]);16)" office:value-type="float" office:value="7">
            <text:p>7</text:p>
          </table:table-cell>
          <table:table-cell table:formula="of:=[.B456]-[.B4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4">
            <text:p>3954</text:p>
          </table:table-cell>
          <table:table-cell table:formula="of:=MOD(ROW([.B472]);16)" office:value-type="float" office:value="8">
            <text:p>8</text:p>
          </table:table-cell>
          <table:table-cell table:formula="of:=[.B457]-[.B4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1">
            <text:p>3961</text:p>
          </table:table-cell>
          <table:table-cell table:formula="of:=MOD(ROW([.B473]);16)" office:value-type="float" office:value="9">
            <text:p>9</text:p>
          </table:table-cell>
          <table:table-cell table:formula="of:=[.B458]-[.B4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8">
            <text:p>3968</text:p>
          </table:table-cell>
          <table:table-cell table:formula="of:=MOD(ROW([.B474]);16)" office:value-type="float" office:value="10">
            <text:p>10</text:p>
          </table:table-cell>
          <table:table-cell table:formula="of:=[.B459]-[.B4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4">
            <text:p>3974</text:p>
          </table:table-cell>
          <table:table-cell table:formula="of:=MOD(ROW([.B475]);16)" office:value-type="float" office:value="11">
            <text:p>11</text:p>
          </table:table-cell>
          <table:table-cell table:formula="of:=[.B460]-[.B4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1">
            <text:p>3981</text:p>
          </table:table-cell>
          <table:table-cell table:formula="of:=MOD(ROW([.B476]);16)" office:value-type="float" office:value="12">
            <text:p>12</text:p>
          </table:table-cell>
          <table:table-cell table:formula="of:=[.B461]-[.B4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8">
            <text:p>3988</text:p>
          </table:table-cell>
          <table:table-cell table:formula="of:=MOD(ROW([.B477]);16)" office:value-type="float" office:value="13">
            <text:p>13</text:p>
          </table:table-cell>
          <table:table-cell table:formula="of:=[.B462]-[.B4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5">
            <text:p>3995</text:p>
          </table:table-cell>
          <table:table-cell table:formula="of:=MOD(ROW([.B478]);16)" office:value-type="float" office:value="14">
            <text:p>14</text:p>
          </table:table-cell>
          <table:table-cell table:formula="of:=[.B463]-[.B4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1">
            <text:p>4001</text:p>
          </table:table-cell>
          <table:table-cell table:formula="of:=MOD(ROW([.B479]);16)" office:value-type="float" office:value="15">
            <text:p>15</text:p>
          </table:table-cell>
          <table:table-cell table:formula="of:=[.B464]-[.B4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80]);16)" office:value-type="float" office:value="0">
            <text:p>0</text:p>
          </table:table-cell>
          <table:table-cell table:formula="of:=[.B465]-[.B464]" office:value-type="float" office:value="-4001">
            <text:p>-4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9">
            <text:p>4129</text:p>
          </table:table-cell>
          <table:table-cell table:formula="of:=MOD(ROW([.B481]);16)" office:value-type="float" office:value="1">
            <text:p>1</text:p>
          </table:table-cell>
          <table:table-cell table:formula="of:=[.B466]-[.B465]" office:value-type="float" office:value="4129">
            <text:p>41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6">
            <text:p>4136</text:p>
          </table:table-cell>
          <table:table-cell table:formula="of:=MOD(ROW([.B482]);16)" office:value-type="float" office:value="2">
            <text:p>2</text:p>
          </table:table-cell>
          <table:table-cell table:formula="of:=[.B467]-[.B4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2">
            <text:p>4142</text:p>
          </table:table-cell>
          <table:table-cell table:formula="of:=MOD(ROW([.B483]);16)" office:value-type="float" office:value="3">
            <text:p>3</text:p>
          </table:table-cell>
          <table:table-cell table:formula="of:=[.B468]-[.B4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9">
            <text:p>4149</text:p>
          </table:table-cell>
          <table:table-cell table:formula="of:=MOD(ROW([.B484]);16)" office:value-type="float" office:value="4">
            <text:p>4</text:p>
          </table:table-cell>
          <table:table-cell table:formula="of:=[.B469]-[.B4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6">
            <text:p>4156</text:p>
          </table:table-cell>
          <table:table-cell table:formula="of:=MOD(ROW([.B485]);16)" office:value-type="float" office:value="5">
            <text:p>5</text:p>
          </table:table-cell>
          <table:table-cell table:formula="of:=[.B470]-[.B4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3">
            <text:p>4163</text:p>
          </table:table-cell>
          <table:table-cell table:formula="of:=MOD(ROW([.B486]);16)" office:value-type="float" office:value="6">
            <text:p>6</text:p>
          </table:table-cell>
          <table:table-cell table:formula="of:=[.B471]-[.B4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0">
            <text:p>4170</text:p>
          </table:table-cell>
          <table:table-cell table:formula="of:=MOD(ROW([.B487]);16)" office:value-type="float" office:value="7">
            <text:p>7</text:p>
          </table:table-cell>
          <table:table-cell table:formula="of:=[.B472]-[.B4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7">
            <text:p>4177</text:p>
          </table:table-cell>
          <table:table-cell table:formula="of:=MOD(ROW([.B488]);16)" office:value-type="float" office:value="8">
            <text:p>8</text:p>
          </table:table-cell>
          <table:table-cell table:formula="of:=[.B473]-[.B4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3">
            <text:p>4183</text:p>
          </table:table-cell>
          <table:table-cell table:formula="of:=MOD(ROW([.B489]);16)" office:value-type="float" office:value="9">
            <text:p>9</text:p>
          </table:table-cell>
          <table:table-cell table:formula="of:=[.B474]-[.B4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0">
            <text:p>4190</text:p>
          </table:table-cell>
          <table:table-cell table:formula="of:=MOD(ROW([.B490]);16)" office:value-type="float" office:value="10">
            <text:p>10</text:p>
          </table:table-cell>
          <table:table-cell table:formula="of:=[.B475]-[.B4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7">
            <text:p>4197</text:p>
          </table:table-cell>
          <table:table-cell table:formula="of:=MOD(ROW([.B491]);16)" office:value-type="float" office:value="11">
            <text:p>11</text:p>
          </table:table-cell>
          <table:table-cell table:formula="of:=[.B476]-[.B4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4">
            <text:p>4204</text:p>
          </table:table-cell>
          <table:table-cell table:formula="of:=MOD(ROW([.B492]);16)" office:value-type="float" office:value="12">
            <text:p>12</text:p>
          </table:table-cell>
          <table:table-cell table:formula="of:=[.B477]-[.B4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1">
            <text:p>4211</text:p>
          </table:table-cell>
          <table:table-cell table:formula="of:=MOD(ROW([.B493]);16)" office:value-type="float" office:value="13">
            <text:p>13</text:p>
          </table:table-cell>
          <table:table-cell table:formula="of:=[.B478]-[.B4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8">
            <text:p>4218</text:p>
          </table:table-cell>
          <table:table-cell table:formula="of:=MOD(ROW([.B494]);16)" office:value-type="float" office:value="14">
            <text:p>14</text:p>
          </table:table-cell>
          <table:table-cell table:formula="of:=[.B479]-[.B4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4">
            <text:p>4224</text:p>
          </table:table-cell>
          <table:table-cell table:formula="of:=MOD(ROW([.B495]);16)" office:value-type="float" office:value="15">
            <text:p>15</text:p>
          </table:table-cell>
          <table:table-cell table:formula="of:=[.B480]-[.B4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96]);16)" office:value-type="float" office:value="0">
            <text:p>0</text:p>
          </table:table-cell>
          <table:table-cell table:formula="of:=[.B481]-[.B480]" office:value-type="float" office:value="-4224">
            <text:p>-42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0">
            <text:p>3770</text:p>
          </table:table-cell>
          <table:table-cell table:formula="of:=MOD(ROW([.B497]);16)" office:value-type="float" office:value="1">
            <text:p>1</text:p>
          </table:table-cell>
          <table:table-cell table:formula="of:=[.B482]-[.B481]" office:value-type="float" office:value="3770">
            <text:p>377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7">
            <text:p>3777</text:p>
          </table:table-cell>
          <table:table-cell table:formula="of:=MOD(ROW([.B498]);16)" office:value-type="float" office:value="2">
            <text:p>2</text:p>
          </table:table-cell>
          <table:table-cell table:formula="of:=[.B483]-[.B4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3">
            <text:p>3783</text:p>
          </table:table-cell>
          <table:table-cell table:formula="of:=MOD(ROW([.B499]);16)" office:value-type="float" office:value="3">
            <text:p>3</text:p>
          </table:table-cell>
          <table:table-cell table:formula="of:=[.B484]-[.B4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0">
            <text:p>3790</text:p>
          </table:table-cell>
          <table:table-cell table:formula="of:=MOD(ROW([.B500]);16)" office:value-type="float" office:value="4">
            <text:p>4</text:p>
          </table:table-cell>
          <table:table-cell table:formula="of:=[.B485]-[.B4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7">
            <text:p>3797</text:p>
          </table:table-cell>
          <table:table-cell table:formula="of:=MOD(ROW([.B501]);16)" office:value-type="float" office:value="5">
            <text:p>5</text:p>
          </table:table-cell>
          <table:table-cell table:formula="of:=[.B486]-[.B4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3">
            <text:p>3803</text:p>
          </table:table-cell>
          <table:table-cell table:formula="of:=MOD(ROW([.B502]);16)" office:value-type="float" office:value="6">
            <text:p>6</text:p>
          </table:table-cell>
          <table:table-cell table:formula="of:=[.B487]-[.B4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">
            <text:p>3810</text:p>
          </table:table-cell>
          <table:table-cell table:formula="of:=MOD(ROW([.B503]);16)" office:value-type="float" office:value="7">
            <text:p>7</text:p>
          </table:table-cell>
          <table:table-cell table:formula="of:=[.B488]-[.B4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7">
            <text:p>3817</text:p>
          </table:table-cell>
          <table:table-cell table:formula="of:=MOD(ROW([.B504]);16)" office:value-type="float" office:value="8">
            <text:p>8</text:p>
          </table:table-cell>
          <table:table-cell table:formula="of:=[.B489]-[.B4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4">
            <text:p>3824</text:p>
          </table:table-cell>
          <table:table-cell table:formula="of:=MOD(ROW([.B505]);16)" office:value-type="float" office:value="9">
            <text:p>9</text:p>
          </table:table-cell>
          <table:table-cell table:formula="of:=[.B490]-[.B48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1">
            <text:p>3831</text:p>
          </table:table-cell>
          <table:table-cell table:formula="of:=MOD(ROW([.B506]);16)" office:value-type="float" office:value="10">
            <text:p>10</text:p>
          </table:table-cell>
          <table:table-cell table:formula="of:=[.B491]-[.B4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8">
            <text:p>3838</text:p>
          </table:table-cell>
          <table:table-cell table:formula="of:=MOD(ROW([.B507]);16)" office:value-type="float" office:value="11">
            <text:p>11</text:p>
          </table:table-cell>
          <table:table-cell table:formula="of:=[.B492]-[.B4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5">
            <text:p>3845</text:p>
          </table:table-cell>
          <table:table-cell table:formula="of:=MOD(ROW([.B508]);16)" office:value-type="float" office:value="12">
            <text:p>12</text:p>
          </table:table-cell>
          <table:table-cell table:formula="of:=[.B493]-[.B4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1">
            <text:p>3851</text:p>
          </table:table-cell>
          <table:table-cell table:formula="of:=MOD(ROW([.B509]);16)" office:value-type="float" office:value="13">
            <text:p>13</text:p>
          </table:table-cell>
          <table:table-cell table:formula="of:=[.B494]-[.B4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8">
            <text:p>3858</text:p>
          </table:table-cell>
          <table:table-cell table:formula="of:=MOD(ROW([.B510]);16)" office:value-type="float" office:value="14">
            <text:p>14</text:p>
          </table:table-cell>
          <table:table-cell table:formula="of:=[.B495]-[.B4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5">
            <text:p>3865</text:p>
          </table:table-cell>
          <table:table-cell table:formula="of:=MOD(ROW([.B511]);16)" office:value-type="float" office:value="15">
            <text:p>15</text:p>
          </table:table-cell>
          <table:table-cell table:formula="of:=[.B496]-[.B4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12]);16)" office:value-type="float" office:value="0">
            <text:p>0</text:p>
          </table:table-cell>
          <table:table-cell table:formula="of:=[.B497]-[.B496]" office:value-type="float" office:value="-3865">
            <text:p>-38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9">
            <text:p>3859</text:p>
          </table:table-cell>
          <table:table-cell table:formula="of:=MOD(ROW([.B513]);16)" office:value-type="float" office:value="1">
            <text:p>1</text:p>
          </table:table-cell>
          <table:table-cell table:formula="of:=[.B498]-[.B497]" office:value-type="float" office:value="3859">
            <text:p>38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6">
            <text:p>3866</text:p>
          </table:table-cell>
          <table:table-cell table:formula="of:=MOD(ROW([.B514]);16)" office:value-type="float" office:value="2">
            <text:p>2</text:p>
          </table:table-cell>
          <table:table-cell table:formula="of:=[.B499]-[.B4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3">
            <text:p>3873</text:p>
          </table:table-cell>
          <table:table-cell table:formula="of:=MOD(ROW([.B515]);16)" office:value-type="float" office:value="3">
            <text:p>3</text:p>
          </table:table-cell>
          <table:table-cell table:formula="of:=[.B500]-[.B4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0">
            <text:p>3880</text:p>
          </table:table-cell>
          <table:table-cell table:formula="of:=MOD(ROW([.B516]);16)" office:value-type="float" office:value="4">
            <text:p>4</text:p>
          </table:table-cell>
          <table:table-cell table:formula="of:=[.B501]-[.B50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7">
            <text:p>3887</text:p>
          </table:table-cell>
          <table:table-cell table:formula="of:=MOD(ROW([.B517]);16)" office:value-type="float" office:value="5">
            <text:p>5</text:p>
          </table:table-cell>
          <table:table-cell table:formula="of:=[.B502]-[.B5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4">
            <text:p>3894</text:p>
          </table:table-cell>
          <table:table-cell table:formula="of:=MOD(ROW([.B518]);16)" office:value-type="float" office:value="6">
            <text:p>6</text:p>
          </table:table-cell>
          <table:table-cell table:formula="of:=[.B503]-[.B5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1">
            <text:p>3901</text:p>
          </table:table-cell>
          <table:table-cell table:formula="of:=MOD(ROW([.B519]);16)" office:value-type="float" office:value="7">
            <text:p>7</text:p>
          </table:table-cell>
          <table:table-cell table:formula="of:=[.B504]-[.B5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8">
            <text:p>3908</text:p>
          </table:table-cell>
          <table:table-cell table:formula="of:=MOD(ROW([.B520]);16)" office:value-type="float" office:value="8">
            <text:p>8</text:p>
          </table:table-cell>
          <table:table-cell table:formula="of:=[.B505]-[.B5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5">
            <text:p>3915</text:p>
          </table:table-cell>
          <table:table-cell table:formula="of:=MOD(ROW([.B521]);16)" office:value-type="float" office:value="9">
            <text:p>9</text:p>
          </table:table-cell>
          <table:table-cell table:formula="of:=[.B506]-[.B5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2">
            <text:p>3922</text:p>
          </table:table-cell>
          <table:table-cell table:formula="of:=MOD(ROW([.B522]);16)" office:value-type="float" office:value="10">
            <text:p>10</text:p>
          </table:table-cell>
          <table:table-cell table:formula="of:=[.B507]-[.B5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8">
            <text:p>3928</text:p>
          </table:table-cell>
          <table:table-cell table:formula="of:=MOD(ROW([.B523]);16)" office:value-type="float" office:value="11">
            <text:p>11</text:p>
          </table:table-cell>
          <table:table-cell table:formula="of:=[.B508]-[.B5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5">
            <text:p>3935</text:p>
          </table:table-cell>
          <table:table-cell table:formula="of:=MOD(ROW([.B524]);16)" office:value-type="float" office:value="12">
            <text:p>12</text:p>
          </table:table-cell>
          <table:table-cell table:formula="of:=[.B509]-[.B5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2">
            <text:p>3942</text:p>
          </table:table-cell>
          <table:table-cell table:formula="of:=MOD(ROW([.B525]);16)" office:value-type="float" office:value="13">
            <text:p>13</text:p>
          </table:table-cell>
          <table:table-cell table:formula="of:=[.B510]-[.B50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9">
            <text:p>3949</text:p>
          </table:table-cell>
          <table:table-cell table:formula="of:=MOD(ROW([.B526]);16)" office:value-type="float" office:value="14">
            <text:p>14</text:p>
          </table:table-cell>
          <table:table-cell table:formula="of:=[.B511]-[.B5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6">
            <text:p>3956</text:p>
          </table:table-cell>
          <table:table-cell table:formula="of:=MOD(ROW([.B527]);16)" office:value-type="float" office:value="15">
            <text:p>15</text:p>
          </table:table-cell>
          <table:table-cell table:formula="of:=[.B512]-[.B5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28]);16)" office:value-type="float" office:value="0">
            <text:p>0</text:p>
          </table:table-cell>
          <table:table-cell table:formula="of:=[.B513]-[.B512]" office:value-type="float" office:value="-3956">
            <text:p>-39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5">
            <text:p>4015</text:p>
          </table:table-cell>
          <table:table-cell table:formula="of:=MOD(ROW([.B529]);16)" office:value-type="float" office:value="1">
            <text:p>1</text:p>
          </table:table-cell>
          <table:table-cell table:formula="of:=[.B514]-[.B513]" office:value-type="float" office:value="4015">
            <text:p>40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2">
            <text:p>4022</text:p>
          </table:table-cell>
          <table:table-cell table:formula="of:=MOD(ROW([.B530]);16)" office:value-type="float" office:value="2">
            <text:p>2</text:p>
          </table:table-cell>
          <table:table-cell table:formula="of:=[.B515]-[.B5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9">
            <text:p>4029</text:p>
          </table:table-cell>
          <table:table-cell table:formula="of:=MOD(ROW([.B531]);16)" office:value-type="float" office:value="3">
            <text:p>3</text:p>
          </table:table-cell>
          <table:table-cell table:formula="of:=[.B516]-[.B5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6">
            <text:p>4036</text:p>
          </table:table-cell>
          <table:table-cell table:formula="of:=MOD(ROW([.B532]);16)" office:value-type="float" office:value="4">
            <text:p>4</text:p>
          </table:table-cell>
          <table:table-cell table:formula="of:=[.B517]-[.B51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3">
            <text:p>4043</text:p>
          </table:table-cell>
          <table:table-cell table:formula="of:=MOD(ROW([.B533]);16)" office:value-type="float" office:value="5">
            <text:p>5</text:p>
          </table:table-cell>
          <table:table-cell table:formula="of:=[.B518]-[.B5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0">
            <text:p>4050</text:p>
          </table:table-cell>
          <table:table-cell table:formula="of:=MOD(ROW([.B534]);16)" office:value-type="float" office:value="6">
            <text:p>6</text:p>
          </table:table-cell>
          <table:table-cell table:formula="of:=[.B519]-[.B5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7">
            <text:p>4057</text:p>
          </table:table-cell>
          <table:table-cell table:formula="of:=MOD(ROW([.B535]);16)" office:value-type="float" office:value="7">
            <text:p>7</text:p>
          </table:table-cell>
          <table:table-cell table:formula="of:=[.B520]-[.B5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4">
            <text:p>4064</text:p>
          </table:table-cell>
          <table:table-cell table:formula="of:=MOD(ROW([.B536]);16)" office:value-type="float" office:value="8">
            <text:p>8</text:p>
          </table:table-cell>
          <table:table-cell table:formula="of:=[.B521]-[.B5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1">
            <text:p>4071</text:p>
          </table:table-cell>
          <table:table-cell table:formula="of:=MOD(ROW([.B537]);16)" office:value-type="float" office:value="9">
            <text:p>9</text:p>
          </table:table-cell>
          <table:table-cell table:formula="of:=[.B522]-[.B5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8">
            <text:p>4078</text:p>
          </table:table-cell>
          <table:table-cell table:formula="of:=MOD(ROW([.B538]);16)" office:value-type="float" office:value="10">
            <text:p>10</text:p>
          </table:table-cell>
          <table:table-cell table:formula="of:=[.B523]-[.B5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5">
            <text:p>4085</text:p>
          </table:table-cell>
          <table:table-cell table:formula="of:=MOD(ROW([.B539]);16)" office:value-type="float" office:value="11">
            <text:p>11</text:p>
          </table:table-cell>
          <table:table-cell table:formula="of:=[.B524]-[.B5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2">
            <text:p>4092</text:p>
          </table:table-cell>
          <table:table-cell table:formula="of:=MOD(ROW([.B540]);16)" office:value-type="float" office:value="12">
            <text:p>12</text:p>
          </table:table-cell>
          <table:table-cell table:formula="of:=[.B525]-[.B5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9">
            <text:p>4099</text:p>
          </table:table-cell>
          <table:table-cell table:formula="of:=MOD(ROW([.B541]);16)" office:value-type="float" office:value="13">
            <text:p>13</text:p>
          </table:table-cell>
          <table:table-cell table:formula="of:=[.B526]-[.B5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6">
            <text:p>4106</text:p>
          </table:table-cell>
          <table:table-cell table:formula="of:=MOD(ROW([.B542]);16)" office:value-type="float" office:value="14">
            <text:p>14</text:p>
          </table:table-cell>
          <table:table-cell table:formula="of:=[.B527]-[.B5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3">
            <text:p>4113</text:p>
          </table:table-cell>
          <table:table-cell table:formula="of:=MOD(ROW([.B543]);16)" office:value-type="float" office:value="15">
            <text:p>15</text:p>
          </table:table-cell>
          <table:table-cell table:formula="of:=[.B528]-[.B5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44]);16)" office:value-type="float" office:value="0">
            <text:p>0</text:p>
          </table:table-cell>
          <table:table-cell table:formula="of:=[.B529]-[.B528]" office:value-type="float" office:value="-4113">
            <text:p>-41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8">
            <text:p>3968</text:p>
          </table:table-cell>
          <table:table-cell table:formula="of:=MOD(ROW([.B545]);16)" office:value-type="float" office:value="1">
            <text:p>1</text:p>
          </table:table-cell>
          <table:table-cell table:formula="of:=[.B530]-[.B529]" office:value-type="float" office:value="3968">
            <text:p>39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5">
            <text:p>3975</text:p>
          </table:table-cell>
          <table:table-cell table:formula="of:=MOD(ROW([.B546]);16)" office:value-type="float" office:value="2">
            <text:p>2</text:p>
          </table:table-cell>
          <table:table-cell table:formula="of:=[.B531]-[.B5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1">
            <text:p>3981</text:p>
          </table:table-cell>
          <table:table-cell table:formula="of:=MOD(ROW([.B547]);16)" office:value-type="float" office:value="3">
            <text:p>3</text:p>
          </table:table-cell>
          <table:table-cell table:formula="of:=[.B532]-[.B5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8">
            <text:p>3988</text:p>
          </table:table-cell>
          <table:table-cell table:formula="of:=MOD(ROW([.B548]);16)" office:value-type="float" office:value="4">
            <text:p>4</text:p>
          </table:table-cell>
          <table:table-cell table:formula="of:=[.B533]-[.B5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4">
            <text:p>3994</text:p>
          </table:table-cell>
          <table:table-cell table:formula="of:=MOD(ROW([.B549]);16)" office:value-type="float" office:value="5">
            <text:p>5</text:p>
          </table:table-cell>
          <table:table-cell table:formula="of:=[.B534]-[.B5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1">
            <text:p>4001</text:p>
          </table:table-cell>
          <table:table-cell table:formula="of:=MOD(ROW([.B550]);16)" office:value-type="float" office:value="6">
            <text:p>6</text:p>
          </table:table-cell>
          <table:table-cell table:formula="of:=[.B535]-[.B5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7">
            <text:p>4007</text:p>
          </table:table-cell>
          <table:table-cell table:formula="of:=MOD(ROW([.B551]);16)" office:value-type="float" office:value="7">
            <text:p>7</text:p>
          </table:table-cell>
          <table:table-cell table:formula="of:=[.B536]-[.B5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4">
            <text:p>4014</text:p>
          </table:table-cell>
          <table:table-cell table:formula="of:=MOD(ROW([.B552]);16)" office:value-type="float" office:value="8">
            <text:p>8</text:p>
          </table:table-cell>
          <table:table-cell table:formula="of:=[.B537]-[.B5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0">
            <text:p>4020</text:p>
          </table:table-cell>
          <table:table-cell table:formula="of:=MOD(ROW([.B553]);16)" office:value-type="float" office:value="9">
            <text:p>9</text:p>
          </table:table-cell>
          <table:table-cell table:formula="of:=[.B538]-[.B5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7">
            <text:p>4027</text:p>
          </table:table-cell>
          <table:table-cell table:formula="of:=MOD(ROW([.B554]);16)" office:value-type="float" office:value="10">
            <text:p>10</text:p>
          </table:table-cell>
          <table:table-cell table:formula="of:=[.B539]-[.B5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3">
            <text:p>4033</text:p>
          </table:table-cell>
          <table:table-cell table:formula="of:=MOD(ROW([.B555]);16)" office:value-type="float" office:value="11">
            <text:p>11</text:p>
          </table:table-cell>
          <table:table-cell table:formula="of:=[.B540]-[.B5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0">
            <text:p>4040</text:p>
          </table:table-cell>
          <table:table-cell table:formula="of:=MOD(ROW([.B556]);16)" office:value-type="float" office:value="12">
            <text:p>12</text:p>
          </table:table-cell>
          <table:table-cell table:formula="of:=[.B541]-[.B5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7">
            <text:p>4047</text:p>
          </table:table-cell>
          <table:table-cell table:formula="of:=MOD(ROW([.B557]);16)" office:value-type="float" office:value="13">
            <text:p>13</text:p>
          </table:table-cell>
          <table:table-cell table:formula="of:=[.B542]-[.B5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3">
            <text:p>4053</text:p>
          </table:table-cell>
          <table:table-cell table:formula="of:=MOD(ROW([.B558]);16)" office:value-type="float" office:value="14">
            <text:p>14</text:p>
          </table:table-cell>
          <table:table-cell table:formula="of:=[.B543]-[.B5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9">
            <text:p>4059</text:p>
          </table:table-cell>
          <table:table-cell table:formula="of:=MOD(ROW([.B559]);16)" office:value-type="float" office:value="15">
            <text:p>15</text:p>
          </table:table-cell>
          <table:table-cell table:formula="of:=[.B544]-[.B5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60]);16)" office:value-type="float" office:value="0">
            <text:p>0</text:p>
          </table:table-cell>
          <table:table-cell table:formula="of:=[.B545]-[.B544]" office:value-type="float" office:value="-4059">
            <text:p>-40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1">
            <text:p>4091</text:p>
          </table:table-cell>
          <table:table-cell table:formula="of:=MOD(ROW([.B561]);16)" office:value-type="float" office:value="1">
            <text:p>1</text:p>
          </table:table-cell>
          <table:table-cell table:formula="of:=[.B546]-[.B545]" office:value-type="float" office:value="4091">
            <text:p>40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8">
            <text:p>4098</text:p>
          </table:table-cell>
          <table:table-cell table:formula="of:=MOD(ROW([.B562]);16)" office:value-type="float" office:value="2">
            <text:p>2</text:p>
          </table:table-cell>
          <table:table-cell table:formula="of:=[.B547]-[.B5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5">
            <text:p>4105</text:p>
          </table:table-cell>
          <table:table-cell table:formula="of:=MOD(ROW([.B563]);16)" office:value-type="float" office:value="3">
            <text:p>3</text:p>
          </table:table-cell>
          <table:table-cell table:formula="of:=[.B548]-[.B5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2">
            <text:p>4112</text:p>
          </table:table-cell>
          <table:table-cell table:formula="of:=MOD(ROW([.B564]);16)" office:value-type="float" office:value="4">
            <text:p>4</text:p>
          </table:table-cell>
          <table:table-cell table:formula="of:=[.B549]-[.B5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9">
            <text:p>4119</text:p>
          </table:table-cell>
          <table:table-cell table:formula="of:=MOD(ROW([.B565]);16)" office:value-type="float" office:value="5">
            <text:p>5</text:p>
          </table:table-cell>
          <table:table-cell table:formula="of:=[.B550]-[.B5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6">
            <text:p>4126</text:p>
          </table:table-cell>
          <table:table-cell table:formula="of:=MOD(ROW([.B566]);16)" office:value-type="float" office:value="6">
            <text:p>6</text:p>
          </table:table-cell>
          <table:table-cell table:formula="of:=[.B551]-[.B5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3">
            <text:p>4133</text:p>
          </table:table-cell>
          <table:table-cell table:formula="of:=MOD(ROW([.B567]);16)" office:value-type="float" office:value="7">
            <text:p>7</text:p>
          </table:table-cell>
          <table:table-cell table:formula="of:=[.B552]-[.B5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0">
            <text:p>4140</text:p>
          </table:table-cell>
          <table:table-cell table:formula="of:=MOD(ROW([.B568]);16)" office:value-type="float" office:value="8">
            <text:p>8</text:p>
          </table:table-cell>
          <table:table-cell table:formula="of:=[.B553]-[.B55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7">
            <text:p>4147</text:p>
          </table:table-cell>
          <table:table-cell table:formula="of:=MOD(ROW([.B569]);16)" office:value-type="float" office:value="9">
            <text:p>9</text:p>
          </table:table-cell>
          <table:table-cell table:formula="of:=[.B554]-[.B55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4">
            <text:p>4154</text:p>
          </table:table-cell>
          <table:table-cell table:formula="of:=MOD(ROW([.B570]);16)" office:value-type="float" office:value="10">
            <text:p>10</text:p>
          </table:table-cell>
          <table:table-cell table:formula="of:=[.B555]-[.B5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1">
            <text:p>4161</text:p>
          </table:table-cell>
          <table:table-cell table:formula="of:=MOD(ROW([.B571]);16)" office:value-type="float" office:value="11">
            <text:p>11</text:p>
          </table:table-cell>
          <table:table-cell table:formula="of:=[.B556]-[.B5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8">
            <text:p>4168</text:p>
          </table:table-cell>
          <table:table-cell table:formula="of:=MOD(ROW([.B572]);16)" office:value-type="float" office:value="12">
            <text:p>12</text:p>
          </table:table-cell>
          <table:table-cell table:formula="of:=[.B557]-[.B5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5">
            <text:p>4175</text:p>
          </table:table-cell>
          <table:table-cell table:formula="of:=MOD(ROW([.B573]);16)" office:value-type="float" office:value="13">
            <text:p>13</text:p>
          </table:table-cell>
          <table:table-cell table:formula="of:=[.B558]-[.B5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2">
            <text:p>4182</text:p>
          </table:table-cell>
          <table:table-cell table:formula="of:=MOD(ROW([.B574]);16)" office:value-type="float" office:value="14">
            <text:p>14</text:p>
          </table:table-cell>
          <table:table-cell table:formula="of:=[.B559]-[.B5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9">
            <text:p>4189</text:p>
          </table:table-cell>
          <table:table-cell table:formula="of:=MOD(ROW([.B575]);16)" office:value-type="float" office:value="15">
            <text:p>15</text:p>
          </table:table-cell>
          <table:table-cell table:formula="of:=[.B560]-[.B5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76]);16)" office:value-type="float" office:value="0">
            <text:p>0</text:p>
          </table:table-cell>
          <table:table-cell table:formula="of:=[.B561]-[.B560]" office:value-type="float" office:value="-4189">
            <text:p>-41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2">
            <text:p>4502</text:p>
          </table:table-cell>
          <table:table-cell table:formula="of:=MOD(ROW([.B577]);16)" office:value-type="float" office:value="1">
            <text:p>1</text:p>
          </table:table-cell>
          <table:table-cell table:formula="of:=[.B562]-[.B561]" office:value-type="float" office:value="4502">
            <text:p>45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9">
            <text:p>4509</text:p>
          </table:table-cell>
          <table:table-cell table:formula="of:=MOD(ROW([.B578]);16)" office:value-type="float" office:value="2">
            <text:p>2</text:p>
          </table:table-cell>
          <table:table-cell table:formula="of:=[.B563]-[.B5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6">
            <text:p>4516</text:p>
          </table:table-cell>
          <table:table-cell table:formula="of:=MOD(ROW([.B579]);16)" office:value-type="float" office:value="3">
            <text:p>3</text:p>
          </table:table-cell>
          <table:table-cell table:formula="of:=[.B564]-[.B5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3">
            <text:p>4523</text:p>
          </table:table-cell>
          <table:table-cell table:formula="of:=MOD(ROW([.B580]);16)" office:value-type="float" office:value="4">
            <text:p>4</text:p>
          </table:table-cell>
          <table:table-cell table:formula="of:=[.B565]-[.B5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0">
            <text:p>4530</text:p>
          </table:table-cell>
          <table:table-cell table:formula="of:=MOD(ROW([.B581]);16)" office:value-type="float" office:value="5">
            <text:p>5</text:p>
          </table:table-cell>
          <table:table-cell table:formula="of:=[.B566]-[.B5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7">
            <text:p>4537</text:p>
          </table:table-cell>
          <table:table-cell table:formula="of:=MOD(ROW([.B582]);16)" office:value-type="float" office:value="6">
            <text:p>6</text:p>
          </table:table-cell>
          <table:table-cell table:formula="of:=[.B567]-[.B5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4">
            <text:p>4544</text:p>
          </table:table-cell>
          <table:table-cell table:formula="of:=MOD(ROW([.B583]);16)" office:value-type="float" office:value="7">
            <text:p>7</text:p>
          </table:table-cell>
          <table:table-cell table:formula="of:=[.B568]-[.B5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1">
            <text:p>4551</text:p>
          </table:table-cell>
          <table:table-cell table:formula="of:=MOD(ROW([.B584]);16)" office:value-type="float" office:value="8">
            <text:p>8</text:p>
          </table:table-cell>
          <table:table-cell table:formula="of:=[.B569]-[.B5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8">
            <text:p>4558</text:p>
          </table:table-cell>
          <table:table-cell table:formula="of:=MOD(ROW([.B585]);16)" office:value-type="float" office:value="9">
            <text:p>9</text:p>
          </table:table-cell>
          <table:table-cell table:formula="of:=[.B570]-[.B5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66">
            <text:p>4566</text:p>
          </table:table-cell>
          <table:table-cell table:formula="of:=MOD(ROW([.B586]);16)" office:value-type="float" office:value="10">
            <text:p>10</text:p>
          </table:table-cell>
          <table:table-cell table:formula="of:=[.B571]-[.B57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3">
            <text:p>4573</text:p>
          </table:table-cell>
          <table:table-cell table:formula="of:=MOD(ROW([.B587]);16)" office:value-type="float" office:value="11">
            <text:p>11</text:p>
          </table:table-cell>
          <table:table-cell table:formula="of:=[.B572]-[.B5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0">
            <text:p>4580</text:p>
          </table:table-cell>
          <table:table-cell table:formula="of:=MOD(ROW([.B588]);16)" office:value-type="float" office:value="12">
            <text:p>12</text:p>
          </table:table-cell>
          <table:table-cell table:formula="of:=[.B573]-[.B5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7">
            <text:p>4587</text:p>
          </table:table-cell>
          <table:table-cell table:formula="of:=MOD(ROW([.B589]);16)" office:value-type="float" office:value="13">
            <text:p>13</text:p>
          </table:table-cell>
          <table:table-cell table:formula="of:=[.B574]-[.B5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4">
            <text:p>4594</text:p>
          </table:table-cell>
          <table:table-cell table:formula="of:=MOD(ROW([.B590]);16)" office:value-type="float" office:value="14">
            <text:p>14</text:p>
          </table:table-cell>
          <table:table-cell table:formula="of:=[.B575]-[.B5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1">
            <text:p>4601</text:p>
          </table:table-cell>
          <table:table-cell table:formula="of:=MOD(ROW([.B591]);16)" office:value-type="float" office:value="15">
            <text:p>15</text:p>
          </table:table-cell>
          <table:table-cell table:formula="of:=[.B576]-[.B5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92]);16)" office:value-type="float" office:value="0">
            <text:p>0</text:p>
          </table:table-cell>
          <table:table-cell table:formula="of:=[.B577]-[.B576]" office:value-type="float" office:value="-4601">
            <text:p>-46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4">
            <text:p>3614</text:p>
          </table:table-cell>
          <table:table-cell table:formula="of:=MOD(ROW([.B593]);16)" office:value-type="float" office:value="1">
            <text:p>1</text:p>
          </table:table-cell>
          <table:table-cell table:formula="of:=[.B578]-[.B577]" office:value-type="float" office:value="3614">
            <text:p>36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0">
            <text:p>3620</text:p>
          </table:table-cell>
          <table:table-cell table:formula="of:=MOD(ROW([.B594]);16)" office:value-type="float" office:value="2">
            <text:p>2</text:p>
          </table:table-cell>
          <table:table-cell table:formula="of:=[.B579]-[.B5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5">
            <text:p>3625</text:p>
          </table:table-cell>
          <table:table-cell table:formula="of:=MOD(ROW([.B595]);16)" office:value-type="float" office:value="3">
            <text:p>3</text:p>
          </table:table-cell>
          <table:table-cell table:formula="of:=[.B580]-[.B57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1">
            <text:p>3631</text:p>
          </table:table-cell>
          <table:table-cell table:formula="of:=MOD(ROW([.B596]);16)" office:value-type="float" office:value="4">
            <text:p>4</text:p>
          </table:table-cell>
          <table:table-cell table:formula="of:=[.B581]-[.B5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6">
            <text:p>3636</text:p>
          </table:table-cell>
          <table:table-cell table:formula="of:=MOD(ROW([.B597]);16)" office:value-type="float" office:value="5">
            <text:p>5</text:p>
          </table:table-cell>
          <table:table-cell table:formula="of:=[.B582]-[.B58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2">
            <text:p>3642</text:p>
          </table:table-cell>
          <table:table-cell table:formula="of:=MOD(ROW([.B598]);16)" office:value-type="float" office:value="6">
            <text:p>6</text:p>
          </table:table-cell>
          <table:table-cell table:formula="of:=[.B583]-[.B5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7">
            <text:p>3647</text:p>
          </table:table-cell>
          <table:table-cell table:formula="of:=MOD(ROW([.B599]);16)" office:value-type="float" office:value="7">
            <text:p>7</text:p>
          </table:table-cell>
          <table:table-cell table:formula="of:=[.B584]-[.B58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3">
            <text:p>3653</text:p>
          </table:table-cell>
          <table:table-cell table:formula="of:=MOD(ROW([.B600]);16)" office:value-type="float" office:value="8">
            <text:p>8</text:p>
          </table:table-cell>
          <table:table-cell table:formula="of:=[.B585]-[.B5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8">
            <text:p>3658</text:p>
          </table:table-cell>
          <table:table-cell table:formula="of:=MOD(ROW([.B601]);16)" office:value-type="float" office:value="9">
            <text:p>9</text:p>
          </table:table-cell>
          <table:table-cell table:formula="of:=[.B586]-[.B58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4">
            <text:p>3664</text:p>
          </table:table-cell>
          <table:table-cell table:formula="of:=MOD(ROW([.B602]);16)" office:value-type="float" office:value="10">
            <text:p>10</text:p>
          </table:table-cell>
          <table:table-cell table:formula="of:=[.B587]-[.B5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0">
            <text:p>3670</text:p>
          </table:table-cell>
          <table:table-cell table:formula="of:=MOD(ROW([.B603]);16)" office:value-type="float" office:value="11">
            <text:p>11</text:p>
          </table:table-cell>
          <table:table-cell table:formula="of:=[.B588]-[.B5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6">
            <text:p>3676</text:p>
          </table:table-cell>
          <table:table-cell table:formula="of:=MOD(ROW([.B604]);16)" office:value-type="float" office:value="12">
            <text:p>12</text:p>
          </table:table-cell>
          <table:table-cell table:formula="of:=[.B589]-[.B5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1">
            <text:p>3681</text:p>
          </table:table-cell>
          <table:table-cell table:formula="of:=MOD(ROW([.B605]);16)" office:value-type="float" office:value="13">
            <text:p>13</text:p>
          </table:table-cell>
          <table:table-cell table:formula="of:=[.B590]-[.B58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7">
            <text:p>3687</text:p>
          </table:table-cell>
          <table:table-cell table:formula="of:=MOD(ROW([.B606]);16)" office:value-type="float" office:value="14">
            <text:p>14</text:p>
          </table:table-cell>
          <table:table-cell table:formula="of:=[.B591]-[.B5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2">
            <text:p>3692</text:p>
          </table:table-cell>
          <table:table-cell table:formula="of:=MOD(ROW([.B607]);16)" office:value-type="float" office:value="15">
            <text:p>15</text:p>
          </table:table-cell>
          <table:table-cell table:formula="of:=[.B592]-[.B59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08]);16)" office:value-type="float" office:value="0">
            <text:p>0</text:p>
          </table:table-cell>
          <table:table-cell table:formula="of:=[.B593]-[.B592]" office:value-type="float" office:value="-3692">
            <text:p>-36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6">
            <text:p>3446</text:p>
          </table:table-cell>
          <table:table-cell table:formula="of:=MOD(ROW([.B609]);16)" office:value-type="float" office:value="1">
            <text:p>1</text:p>
          </table:table-cell>
          <table:table-cell table:formula="of:=[.B594]-[.B593]" office:value-type="float" office:value="3446">
            <text:p>34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2">
            <text:p>3452</text:p>
          </table:table-cell>
          <table:table-cell table:formula="of:=MOD(ROW([.B610]);16)" office:value-type="float" office:value="2">
            <text:p>2</text:p>
          </table:table-cell>
          <table:table-cell table:formula="of:=[.B595]-[.B5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9">
            <text:p>3459</text:p>
          </table:table-cell>
          <table:table-cell table:formula="of:=MOD(ROW([.B611]);16)" office:value-type="float" office:value="3">
            <text:p>3</text:p>
          </table:table-cell>
          <table:table-cell table:formula="of:=[.B596]-[.B5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4">
            <text:p>3464</text:p>
          </table:table-cell>
          <table:table-cell table:formula="of:=MOD(ROW([.B612]);16)" office:value-type="float" office:value="4">
            <text:p>4</text:p>
          </table:table-cell>
          <table:table-cell table:formula="of:=[.B597]-[.B59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9">
            <text:p>3469</text:p>
          </table:table-cell>
          <table:table-cell table:formula="of:=MOD(ROW([.B613]);16)" office:value-type="float" office:value="5">
            <text:p>5</text:p>
          </table:table-cell>
          <table:table-cell table:formula="of:=[.B598]-[.B59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5">
            <text:p>3475</text:p>
          </table:table-cell>
          <table:table-cell table:formula="of:=MOD(ROW([.B614]);16)" office:value-type="float" office:value="6">
            <text:p>6</text:p>
          </table:table-cell>
          <table:table-cell table:formula="of:=[.B599]-[.B5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0">
            <text:p>3480</text:p>
          </table:table-cell>
          <table:table-cell table:formula="of:=MOD(ROW([.B615]);16)" office:value-type="float" office:value="7">
            <text:p>7</text:p>
          </table:table-cell>
          <table:table-cell table:formula="of:=[.B600]-[.B59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5">
            <text:p>3485</text:p>
          </table:table-cell>
          <table:table-cell table:formula="of:=MOD(ROW([.B616]);16)" office:value-type="float" office:value="8">
            <text:p>8</text:p>
          </table:table-cell>
          <table:table-cell table:formula="of:=[.B601]-[.B60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1">
            <text:p>3491</text:p>
          </table:table-cell>
          <table:table-cell table:formula="of:=MOD(ROW([.B617]);16)" office:value-type="float" office:value="9">
            <text:p>9</text:p>
          </table:table-cell>
          <table:table-cell table:formula="of:=[.B602]-[.B6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6">
            <text:p>3496</text:p>
          </table:table-cell>
          <table:table-cell table:formula="of:=MOD(ROW([.B618]);16)" office:value-type="float" office:value="10">
            <text:p>10</text:p>
          </table:table-cell>
          <table:table-cell table:formula="of:=[.B603]-[.B60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2">
            <text:p>3502</text:p>
          </table:table-cell>
          <table:table-cell table:formula="of:=MOD(ROW([.B619]);16)" office:value-type="float" office:value="11">
            <text:p>11</text:p>
          </table:table-cell>
          <table:table-cell table:formula="of:=[.B604]-[.B6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7">
            <text:p>3507</text:p>
          </table:table-cell>
          <table:table-cell table:formula="of:=MOD(ROW([.B620]);16)" office:value-type="float" office:value="12">
            <text:p>12</text:p>
          </table:table-cell>
          <table:table-cell table:formula="of:=[.B605]-[.B60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3">
            <text:p>3513</text:p>
          </table:table-cell>
          <table:table-cell table:formula="of:=MOD(ROW([.B621]);16)" office:value-type="float" office:value="13">
            <text:p>13</text:p>
          </table:table-cell>
          <table:table-cell table:formula="of:=[.B606]-[.B6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8">
            <text:p>3518</text:p>
          </table:table-cell>
          <table:table-cell table:formula="of:=MOD(ROW([.B622]);16)" office:value-type="float" office:value="14">
            <text:p>14</text:p>
          </table:table-cell>
          <table:table-cell table:formula="of:=[.B607]-[.B60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3">
            <text:p>3523</text:p>
          </table:table-cell>
          <table:table-cell table:formula="of:=MOD(ROW([.B623]);16)" office:value-type="float" office:value="15">
            <text:p>15</text:p>
          </table:table-cell>
          <table:table-cell table:formula="of:=[.B608]-[.B60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24]);16)" office:value-type="float" office:value="0">
            <text:p>0</text:p>
          </table:table-cell>
          <table:table-cell table:formula="of:=[.B609]-[.B608]" office:value-type="float" office:value="-3523">
            <text:p>-35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5">
            <text:p>3285</text:p>
          </table:table-cell>
          <table:table-cell table:formula="of:=MOD(ROW([.B625]);16)" office:value-type="float" office:value="1">
            <text:p>1</text:p>
          </table:table-cell>
          <table:table-cell table:formula="of:=[.B610]-[.B609]" office:value-type="float" office:value="3285">
            <text:p>32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1">
            <text:p>3291</text:p>
          </table:table-cell>
          <table:table-cell table:formula="of:=MOD(ROW([.B626]);16)" office:value-type="float" office:value="2">
            <text:p>2</text:p>
          </table:table-cell>
          <table:table-cell table:formula="of:=[.B611]-[.B6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8">
            <text:p>3298</text:p>
          </table:table-cell>
          <table:table-cell table:formula="of:=MOD(ROW([.B627]);16)" office:value-type="float" office:value="3">
            <text:p>3</text:p>
          </table:table-cell>
          <table:table-cell table:formula="of:=[.B612]-[.B6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4">
            <text:p>3304</text:p>
          </table:table-cell>
          <table:table-cell table:formula="of:=MOD(ROW([.B628]);16)" office:value-type="float" office:value="4">
            <text:p>4</text:p>
          </table:table-cell>
          <table:table-cell table:formula="of:=[.B613]-[.B61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0">
            <text:p>3310</text:p>
          </table:table-cell>
          <table:table-cell table:formula="of:=MOD(ROW([.B629]);16)" office:value-type="float" office:value="5">
            <text:p>5</text:p>
          </table:table-cell>
          <table:table-cell table:formula="of:=[.B614]-[.B6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5">
            <text:p>3315</text:p>
          </table:table-cell>
          <table:table-cell table:formula="of:=MOD(ROW([.B630]);16)" office:value-type="float" office:value="6">
            <text:p>6</text:p>
          </table:table-cell>
          <table:table-cell table:formula="of:=[.B615]-[.B61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1">
            <text:p>3321</text:p>
          </table:table-cell>
          <table:table-cell table:formula="of:=MOD(ROW([.B631]);16)" office:value-type="float" office:value="7">
            <text:p>7</text:p>
          </table:table-cell>
          <table:table-cell table:formula="of:=[.B616]-[.B6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7">
            <text:p>3327</text:p>
          </table:table-cell>
          <table:table-cell table:formula="of:=MOD(ROW([.B632]);16)" office:value-type="float" office:value="8">
            <text:p>8</text:p>
          </table:table-cell>
          <table:table-cell table:formula="of:=[.B617]-[.B6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2">
            <text:p>3332</text:p>
          </table:table-cell>
          <table:table-cell table:formula="of:=MOD(ROW([.B633]);16)" office:value-type="float" office:value="9">
            <text:p>9</text:p>
          </table:table-cell>
          <table:table-cell table:formula="of:=[.B618]-[.B61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8">
            <text:p>3338</text:p>
          </table:table-cell>
          <table:table-cell table:formula="of:=MOD(ROW([.B634]);16)" office:value-type="float" office:value="10">
            <text:p>10</text:p>
          </table:table-cell>
          <table:table-cell table:formula="of:=[.B619]-[.B6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4">
            <text:p>3344</text:p>
          </table:table-cell>
          <table:table-cell table:formula="of:=MOD(ROW([.B635]);16)" office:value-type="float" office:value="11">
            <text:p>11</text:p>
          </table:table-cell>
          <table:table-cell table:formula="of:=[.B620]-[.B6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0">
            <text:p>3350</text:p>
          </table:table-cell>
          <table:table-cell table:formula="of:=MOD(ROW([.B636]);16)" office:value-type="float" office:value="12">
            <text:p>12</text:p>
          </table:table-cell>
          <table:table-cell table:formula="of:=[.B621]-[.B6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5">
            <text:p>3355</text:p>
          </table:table-cell>
          <table:table-cell table:formula="of:=MOD(ROW([.B637]);16)" office:value-type="float" office:value="13">
            <text:p>13</text:p>
          </table:table-cell>
          <table:table-cell table:formula="of:=[.B622]-[.B62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1">
            <text:p>3361</text:p>
          </table:table-cell>
          <table:table-cell table:formula="of:=MOD(ROW([.B638]);16)" office:value-type="float" office:value="14">
            <text:p>14</text:p>
          </table:table-cell>
          <table:table-cell table:formula="of:=[.B623]-[.B6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7">
            <text:p>3367</text:p>
          </table:table-cell>
          <table:table-cell table:formula="of:=MOD(ROW([.B639]);16)" office:value-type="float" office:value="15">
            <text:p>15</text:p>
          </table:table-cell>
          <table:table-cell table:formula="of:=[.B624]-[.B6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40]);16)" office:value-type="float" office:value="0">
            <text:p>0</text:p>
          </table:table-cell>
          <table:table-cell table:formula="of:=[.B625]-[.B624]" office:value-type="float" office:value="-3367">
            <text:p>-33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5">
            <text:p>3455</text:p>
          </table:table-cell>
          <table:table-cell table:formula="of:=MOD(ROW([.B641]);16)" office:value-type="float" office:value="1">
            <text:p>1</text:p>
          </table:table-cell>
          <table:table-cell table:formula="of:=[.B626]-[.B625]" office:value-type="float" office:value="3455">
            <text:p>34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1">
            <text:p>3461</text:p>
          </table:table-cell>
          <table:table-cell table:formula="of:=MOD(ROW([.B642]);16)" office:value-type="float" office:value="2">
            <text:p>2</text:p>
          </table:table-cell>
          <table:table-cell table:formula="of:=[.B627]-[.B6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7">
            <text:p>3467</text:p>
          </table:table-cell>
          <table:table-cell table:formula="of:=MOD(ROW([.B643]);16)" office:value-type="float" office:value="3">
            <text:p>3</text:p>
          </table:table-cell>
          <table:table-cell table:formula="of:=[.B628]-[.B6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3">
            <text:p>3473</text:p>
          </table:table-cell>
          <table:table-cell table:formula="of:=MOD(ROW([.B644]);16)" office:value-type="float" office:value="4">
            <text:p>4</text:p>
          </table:table-cell>
          <table:table-cell table:formula="of:=[.B629]-[.B6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9">
            <text:p>3479</text:p>
          </table:table-cell>
          <table:table-cell table:formula="of:=MOD(ROW([.B645]);16)" office:value-type="float" office:value="5">
            <text:p>5</text:p>
          </table:table-cell>
          <table:table-cell table:formula="of:=[.B630]-[.B6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5">
            <text:p>3485</text:p>
          </table:table-cell>
          <table:table-cell table:formula="of:=MOD(ROW([.B646]);16)" office:value-type="float" office:value="6">
            <text:p>6</text:p>
          </table:table-cell>
          <table:table-cell table:formula="of:=[.B631]-[.B6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0">
            <text:p>3490</text:p>
          </table:table-cell>
          <table:table-cell table:formula="of:=MOD(ROW([.B647]);16)" office:value-type="float" office:value="7">
            <text:p>7</text:p>
          </table:table-cell>
          <table:table-cell table:formula="of:=[.B632]-[.B63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6">
            <text:p>3496</text:p>
          </table:table-cell>
          <table:table-cell table:formula="of:=MOD(ROW([.B648]);16)" office:value-type="float" office:value="8">
            <text:p>8</text:p>
          </table:table-cell>
          <table:table-cell table:formula="of:=[.B633]-[.B6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2">
            <text:p>3502</text:p>
          </table:table-cell>
          <table:table-cell table:formula="of:=MOD(ROW([.B649]);16)" office:value-type="float" office:value="9">
            <text:p>9</text:p>
          </table:table-cell>
          <table:table-cell table:formula="of:=[.B634]-[.B6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8">
            <text:p>3508</text:p>
          </table:table-cell>
          <table:table-cell table:formula="of:=MOD(ROW([.B650]);16)" office:value-type="float" office:value="10">
            <text:p>10</text:p>
          </table:table-cell>
          <table:table-cell table:formula="of:=[.B635]-[.B6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4">
            <text:p>3514</text:p>
          </table:table-cell>
          <table:table-cell table:formula="of:=MOD(ROW([.B651]);16)" office:value-type="float" office:value="11">
            <text:p>11</text:p>
          </table:table-cell>
          <table:table-cell table:formula="of:=[.B636]-[.B6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9">
            <text:p>3519</text:p>
          </table:table-cell>
          <table:table-cell table:formula="of:=MOD(ROW([.B652]);16)" office:value-type="float" office:value="12">
            <text:p>12</text:p>
          </table:table-cell>
          <table:table-cell table:formula="of:=[.B637]-[.B63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5">
            <text:p>3525</text:p>
          </table:table-cell>
          <table:table-cell table:formula="of:=MOD(ROW([.B653]);16)" office:value-type="float" office:value="13">
            <text:p>13</text:p>
          </table:table-cell>
          <table:table-cell table:formula="of:=[.B638]-[.B6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1">
            <text:p>3531</text:p>
          </table:table-cell>
          <table:table-cell table:formula="of:=MOD(ROW([.B654]);16)" office:value-type="float" office:value="14">
            <text:p>14</text:p>
          </table:table-cell>
          <table:table-cell table:formula="of:=[.B639]-[.B6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7">
            <text:p>3537</text:p>
          </table:table-cell>
          <table:table-cell table:formula="of:=MOD(ROW([.B655]);16)" office:value-type="float" office:value="15">
            <text:p>15</text:p>
          </table:table-cell>
          <table:table-cell table:formula="of:=[.B640]-[.B6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56]);16)" office:value-type="float" office:value="0">
            <text:p>0</text:p>
          </table:table-cell>
          <table:table-cell table:formula="of:=[.B641]-[.B640]" office:value-type="float" office:value="-3537">
            <text:p>-35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83">
            <text:p>5483</text:p>
          </table:table-cell>
          <table:table-cell table:formula="of:=MOD(ROW([.B657]);16)" office:value-type="float" office:value="1">
            <text:p>1</text:p>
          </table:table-cell>
          <table:table-cell table:formula="of:=[.B642]-[.B641]" office:value-type="float" office:value="5483">
            <text:p>54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89">
            <text:p>5489</text:p>
          </table:table-cell>
          <table:table-cell table:formula="of:=MOD(ROW([.B658]);16)" office:value-type="float" office:value="2">
            <text:p>2</text:p>
          </table:table-cell>
          <table:table-cell table:formula="of:=[.B643]-[.B6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95">
            <text:p>5495</text:p>
          </table:table-cell>
          <table:table-cell table:formula="of:=MOD(ROW([.B659]);16)" office:value-type="float" office:value="3">
            <text:p>3</text:p>
          </table:table-cell>
          <table:table-cell table:formula="of:=[.B644]-[.B6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01">
            <text:p>5501</text:p>
          </table:table-cell>
          <table:table-cell table:formula="of:=MOD(ROW([.B660]);16)" office:value-type="float" office:value="4">
            <text:p>4</text:p>
          </table:table-cell>
          <table:table-cell table:formula="of:=[.B645]-[.B6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07">
            <text:p>5507</text:p>
          </table:table-cell>
          <table:table-cell table:formula="of:=MOD(ROW([.B661]);16)" office:value-type="float" office:value="5">
            <text:p>5</text:p>
          </table:table-cell>
          <table:table-cell table:formula="of:=[.B646]-[.B6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13">
            <text:p>5513</text:p>
          </table:table-cell>
          <table:table-cell table:formula="of:=MOD(ROW([.B662]);16)" office:value-type="float" office:value="6">
            <text:p>6</text:p>
          </table:table-cell>
          <table:table-cell table:formula="of:=[.B647]-[.B6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19">
            <text:p>5519</text:p>
          </table:table-cell>
          <table:table-cell table:formula="of:=MOD(ROW([.B663]);16)" office:value-type="float" office:value="7">
            <text:p>7</text:p>
          </table:table-cell>
          <table:table-cell table:formula="of:=[.B648]-[.B6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25">
            <text:p>5525</text:p>
          </table:table-cell>
          <table:table-cell table:formula="of:=MOD(ROW([.B664]);16)" office:value-type="float" office:value="8">
            <text:p>8</text:p>
          </table:table-cell>
          <table:table-cell table:formula="of:=[.B649]-[.B6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31">
            <text:p>5531</text:p>
          </table:table-cell>
          <table:table-cell table:formula="of:=MOD(ROW([.B665]);16)" office:value-type="float" office:value="9">
            <text:p>9</text:p>
          </table:table-cell>
          <table:table-cell table:formula="of:=[.B650]-[.B6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37">
            <text:p>5537</text:p>
          </table:table-cell>
          <table:table-cell table:formula="of:=MOD(ROW([.B666]);16)" office:value-type="float" office:value="10">
            <text:p>10</text:p>
          </table:table-cell>
          <table:table-cell table:formula="of:=[.B651]-[.B6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43">
            <text:p>5543</text:p>
          </table:table-cell>
          <table:table-cell table:formula="of:=MOD(ROW([.B667]);16)" office:value-type="float" office:value="11">
            <text:p>11</text:p>
          </table:table-cell>
          <table:table-cell table:formula="of:=[.B652]-[.B6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49">
            <text:p>5549</text:p>
          </table:table-cell>
          <table:table-cell table:formula="of:=MOD(ROW([.B668]);16)" office:value-type="float" office:value="12">
            <text:p>12</text:p>
          </table:table-cell>
          <table:table-cell table:formula="of:=[.B653]-[.B6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54">
            <text:p>5554</text:p>
          </table:table-cell>
          <table:table-cell table:formula="of:=MOD(ROW([.B669]);16)" office:value-type="float" office:value="13">
            <text:p>13</text:p>
          </table:table-cell>
          <table:table-cell table:formula="of:=[.B654]-[.B65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60">
            <text:p>5560</text:p>
          </table:table-cell>
          <table:table-cell table:formula="of:=MOD(ROW([.B670]);16)" office:value-type="float" office:value="14">
            <text:p>14</text:p>
          </table:table-cell>
          <table:table-cell table:formula="of:=[.B655]-[.B6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66">
            <text:p>5566</text:p>
          </table:table-cell>
          <table:table-cell table:formula="of:=MOD(ROW([.B671]);16)" office:value-type="float" office:value="15">
            <text:p>15</text:p>
          </table:table-cell>
          <table:table-cell table:formula="of:=[.B656]-[.B6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72]);16)" office:value-type="float" office:value="0">
            <text:p>0</text:p>
          </table:table-cell>
          <table:table-cell table:formula="of:=[.B657]-[.B656]" office:value-type="float" office:value="-5566">
            <text:p>-55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8">
            <text:p>3798</text:p>
          </table:table-cell>
          <table:table-cell table:formula="of:=MOD(ROW([.B673]);16)" office:value-type="float" office:value="1">
            <text:p>1</text:p>
          </table:table-cell>
          <table:table-cell table:formula="of:=[.B658]-[.B657]" office:value-type="float" office:value="3798">
            <text:p>37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4">
            <text:p>3804</text:p>
          </table:table-cell>
          <table:table-cell table:formula="of:=MOD(ROW([.B674]);16)" office:value-type="float" office:value="2">
            <text:p>2</text:p>
          </table:table-cell>
          <table:table-cell table:formula="of:=[.B659]-[.B6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">
            <text:p>3810</text:p>
          </table:table-cell>
          <table:table-cell table:formula="of:=MOD(ROW([.B675]);16)" office:value-type="float" office:value="3">
            <text:p>3</text:p>
          </table:table-cell>
          <table:table-cell table:formula="of:=[.B660]-[.B6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6">
            <text:p>3816</text:p>
          </table:table-cell>
          <table:table-cell table:formula="of:=MOD(ROW([.B676]);16)" office:value-type="float" office:value="4">
            <text:p>4</text:p>
          </table:table-cell>
          <table:table-cell table:formula="of:=[.B661]-[.B6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2">
            <text:p>3822</text:p>
          </table:table-cell>
          <table:table-cell table:formula="of:=MOD(ROW([.B677]);16)" office:value-type="float" office:value="5">
            <text:p>5</text:p>
          </table:table-cell>
          <table:table-cell table:formula="of:=[.B662]-[.B6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7">
            <text:p>3827</text:p>
          </table:table-cell>
          <table:table-cell table:formula="of:=MOD(ROW([.B678]);16)" office:value-type="float" office:value="6">
            <text:p>6</text:p>
          </table:table-cell>
          <table:table-cell table:formula="of:=[.B663]-[.B66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3">
            <text:p>3833</text:p>
          </table:table-cell>
          <table:table-cell table:formula="of:=MOD(ROW([.B679]);16)" office:value-type="float" office:value="7">
            <text:p>7</text:p>
          </table:table-cell>
          <table:table-cell table:formula="of:=[.B664]-[.B6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9">
            <text:p>3839</text:p>
          </table:table-cell>
          <table:table-cell table:formula="of:=MOD(ROW([.B680]);16)" office:value-type="float" office:value="8">
            <text:p>8</text:p>
          </table:table-cell>
          <table:table-cell table:formula="of:=[.B665]-[.B6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5">
            <text:p>3845</text:p>
          </table:table-cell>
          <table:table-cell table:formula="of:=MOD(ROW([.B681]);16)" office:value-type="float" office:value="9">
            <text:p>9</text:p>
          </table:table-cell>
          <table:table-cell table:formula="of:=[.B666]-[.B6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1">
            <text:p>3851</text:p>
          </table:table-cell>
          <table:table-cell table:formula="of:=MOD(ROW([.B682]);16)" office:value-type="float" office:value="10">
            <text:p>10</text:p>
          </table:table-cell>
          <table:table-cell table:formula="of:=[.B667]-[.B6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7">
            <text:p>3857</text:p>
          </table:table-cell>
          <table:table-cell table:formula="of:=MOD(ROW([.B683]);16)" office:value-type="float" office:value="11">
            <text:p>11</text:p>
          </table:table-cell>
          <table:table-cell table:formula="of:=[.B668]-[.B6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3">
            <text:p>3863</text:p>
          </table:table-cell>
          <table:table-cell table:formula="of:=MOD(ROW([.B684]);16)" office:value-type="float" office:value="12">
            <text:p>12</text:p>
          </table:table-cell>
          <table:table-cell table:formula="of:=[.B669]-[.B6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9">
            <text:p>3869</text:p>
          </table:table-cell>
          <table:table-cell table:formula="of:=MOD(ROW([.B685]);16)" office:value-type="float" office:value="13">
            <text:p>13</text:p>
          </table:table-cell>
          <table:table-cell table:formula="of:=[.B670]-[.B6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5">
            <text:p>3875</text:p>
          </table:table-cell>
          <table:table-cell table:formula="of:=MOD(ROW([.B686]);16)" office:value-type="float" office:value="14">
            <text:p>14</text:p>
          </table:table-cell>
          <table:table-cell table:formula="of:=[.B671]-[.B6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1">
            <text:p>3881</text:p>
          </table:table-cell>
          <table:table-cell table:formula="of:=MOD(ROW([.B687]);16)" office:value-type="float" office:value="15">
            <text:p>15</text:p>
          </table:table-cell>
          <table:table-cell table:formula="of:=[.B672]-[.B6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88]);16)" office:value-type="float" office:value="0">
            <text:p>0</text:p>
          </table:table-cell>
          <table:table-cell table:formula="of:=[.B673]-[.B672]" office:value-type="float" office:value="-3881">
            <text:p>-38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6">
            <text:p>3756</text:p>
          </table:table-cell>
          <table:table-cell table:formula="of:=MOD(ROW([.B689]);16)" office:value-type="float" office:value="1">
            <text:p>1</text:p>
          </table:table-cell>
          <table:table-cell table:formula="of:=[.B674]-[.B673]" office:value-type="float" office:value="3756">
            <text:p>37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2">
            <text:p>3762</text:p>
          </table:table-cell>
          <table:table-cell table:formula="of:=MOD(ROW([.B690]);16)" office:value-type="float" office:value="2">
            <text:p>2</text:p>
          </table:table-cell>
          <table:table-cell table:formula="of:=[.B675]-[.B6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8">
            <text:p>3768</text:p>
          </table:table-cell>
          <table:table-cell table:formula="of:=MOD(ROW([.B691]);16)" office:value-type="float" office:value="3">
            <text:p>3</text:p>
          </table:table-cell>
          <table:table-cell table:formula="of:=[.B676]-[.B6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4">
            <text:p>3774</text:p>
          </table:table-cell>
          <table:table-cell table:formula="of:=MOD(ROW([.B692]);16)" office:value-type="float" office:value="4">
            <text:p>4</text:p>
          </table:table-cell>
          <table:table-cell table:formula="of:=[.B677]-[.B6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0">
            <text:p>3780</text:p>
          </table:table-cell>
          <table:table-cell table:formula="of:=MOD(ROW([.B693]);16)" office:value-type="float" office:value="5">
            <text:p>5</text:p>
          </table:table-cell>
          <table:table-cell table:formula="of:=[.B678]-[.B6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6">
            <text:p>3786</text:p>
          </table:table-cell>
          <table:table-cell table:formula="of:=MOD(ROW([.B694]);16)" office:value-type="float" office:value="6">
            <text:p>6</text:p>
          </table:table-cell>
          <table:table-cell table:formula="of:=[.B679]-[.B6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2">
            <text:p>3792</text:p>
          </table:table-cell>
          <table:table-cell table:formula="of:=MOD(ROW([.B695]);16)" office:value-type="float" office:value="7">
            <text:p>7</text:p>
          </table:table-cell>
          <table:table-cell table:formula="of:=[.B680]-[.B6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8">
            <text:p>3798</text:p>
          </table:table-cell>
          <table:table-cell table:formula="of:=MOD(ROW([.B696]);16)" office:value-type="float" office:value="8">
            <text:p>8</text:p>
          </table:table-cell>
          <table:table-cell table:formula="of:=[.B681]-[.B6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4">
            <text:p>3804</text:p>
          </table:table-cell>
          <table:table-cell table:formula="of:=MOD(ROW([.B697]);16)" office:value-type="float" office:value="9">
            <text:p>9</text:p>
          </table:table-cell>
          <table:table-cell table:formula="of:=[.B682]-[.B6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">
            <text:p>3810</text:p>
          </table:table-cell>
          <table:table-cell table:formula="of:=MOD(ROW([.B698]);16)" office:value-type="float" office:value="10">
            <text:p>10</text:p>
          </table:table-cell>
          <table:table-cell table:formula="of:=[.B683]-[.B6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6">
            <text:p>3816</text:p>
          </table:table-cell>
          <table:table-cell table:formula="of:=MOD(ROW([.B699]);16)" office:value-type="float" office:value="11">
            <text:p>11</text:p>
          </table:table-cell>
          <table:table-cell table:formula="of:=[.B684]-[.B6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3">
            <text:p>3823</text:p>
          </table:table-cell>
          <table:table-cell table:formula="of:=MOD(ROW([.B700]);16)" office:value-type="float" office:value="12">
            <text:p>12</text:p>
          </table:table-cell>
          <table:table-cell table:formula="of:=[.B685]-[.B6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9">
            <text:p>3829</text:p>
          </table:table-cell>
          <table:table-cell table:formula="of:=MOD(ROW([.B701]);16)" office:value-type="float" office:value="13">
            <text:p>13</text:p>
          </table:table-cell>
          <table:table-cell table:formula="of:=[.B686]-[.B6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5">
            <text:p>3835</text:p>
          </table:table-cell>
          <table:table-cell table:formula="of:=MOD(ROW([.B702]);16)" office:value-type="float" office:value="14">
            <text:p>14</text:p>
          </table:table-cell>
          <table:table-cell table:formula="of:=[.B687]-[.B6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1">
            <text:p>3841</text:p>
          </table:table-cell>
          <table:table-cell table:formula="of:=MOD(ROW([.B703]);16)" office:value-type="float" office:value="15">
            <text:p>15</text:p>
          </table:table-cell>
          <table:table-cell table:formula="of:=[.B688]-[.B6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04]);16)" office:value-type="float" office:value="0">
            <text:p>0</text:p>
          </table:table-cell>
          <table:table-cell table:formula="of:=[.B689]-[.B688]" office:value-type="float" office:value="-3841">
            <text:p>-38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67">
            <text:p>3167</text:p>
          </table:table-cell>
          <table:table-cell table:formula="of:=MOD(ROW([.B705]);16)" office:value-type="float" office:value="1">
            <text:p>1</text:p>
          </table:table-cell>
          <table:table-cell table:formula="of:=[.B690]-[.B689]" office:value-type="float" office:value="3167">
            <text:p>31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73">
            <text:p>3173</text:p>
          </table:table-cell>
          <table:table-cell table:formula="of:=MOD(ROW([.B706]);16)" office:value-type="float" office:value="2">
            <text:p>2</text:p>
          </table:table-cell>
          <table:table-cell table:formula="of:=[.B691]-[.B6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79">
            <text:p>3179</text:p>
          </table:table-cell>
          <table:table-cell table:formula="of:=MOD(ROW([.B707]);16)" office:value-type="float" office:value="3">
            <text:p>3</text:p>
          </table:table-cell>
          <table:table-cell table:formula="of:=[.B692]-[.B6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85">
            <text:p>3185</text:p>
          </table:table-cell>
          <table:table-cell table:formula="of:=MOD(ROW([.B708]);16)" office:value-type="float" office:value="4">
            <text:p>4</text:p>
          </table:table-cell>
          <table:table-cell table:formula="of:=[.B693]-[.B6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1">
            <text:p>3191</text:p>
          </table:table-cell>
          <table:table-cell table:formula="of:=MOD(ROW([.B709]);16)" office:value-type="float" office:value="5">
            <text:p>5</text:p>
          </table:table-cell>
          <table:table-cell table:formula="of:=[.B694]-[.B6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7">
            <text:p>3197</text:p>
          </table:table-cell>
          <table:table-cell table:formula="of:=MOD(ROW([.B710]);16)" office:value-type="float" office:value="6">
            <text:p>6</text:p>
          </table:table-cell>
          <table:table-cell table:formula="of:=[.B695]-[.B6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3">
            <text:p>3203</text:p>
          </table:table-cell>
          <table:table-cell table:formula="of:=MOD(ROW([.B711]);16)" office:value-type="float" office:value="7">
            <text:p>7</text:p>
          </table:table-cell>
          <table:table-cell table:formula="of:=[.B696]-[.B6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9">
            <text:p>3209</text:p>
          </table:table-cell>
          <table:table-cell table:formula="of:=MOD(ROW([.B712]);16)" office:value-type="float" office:value="8">
            <text:p>8</text:p>
          </table:table-cell>
          <table:table-cell table:formula="of:=[.B697]-[.B6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5">
            <text:p>3215</text:p>
          </table:table-cell>
          <table:table-cell table:formula="of:=MOD(ROW([.B713]);16)" office:value-type="float" office:value="9">
            <text:p>9</text:p>
          </table:table-cell>
          <table:table-cell table:formula="of:=[.B698]-[.B6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1">
            <text:p>3221</text:p>
          </table:table-cell>
          <table:table-cell table:formula="of:=MOD(ROW([.B714]);16)" office:value-type="float" office:value="10">
            <text:p>10</text:p>
          </table:table-cell>
          <table:table-cell table:formula="of:=[.B699]-[.B6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7">
            <text:p>3227</text:p>
          </table:table-cell>
          <table:table-cell table:formula="of:=MOD(ROW([.B715]);16)" office:value-type="float" office:value="11">
            <text:p>11</text:p>
          </table:table-cell>
          <table:table-cell table:formula="of:=[.B700]-[.B6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3">
            <text:p>3233</text:p>
          </table:table-cell>
          <table:table-cell table:formula="of:=MOD(ROW([.B716]);16)" office:value-type="float" office:value="12">
            <text:p>12</text:p>
          </table:table-cell>
          <table:table-cell table:formula="of:=[.B701]-[.B7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9">
            <text:p>3239</text:p>
          </table:table-cell>
          <table:table-cell table:formula="of:=MOD(ROW([.B717]);16)" office:value-type="float" office:value="13">
            <text:p>13</text:p>
          </table:table-cell>
          <table:table-cell table:formula="of:=[.B702]-[.B7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5">
            <text:p>3245</text:p>
          </table:table-cell>
          <table:table-cell table:formula="of:=MOD(ROW([.B718]);16)" office:value-type="float" office:value="14">
            <text:p>14</text:p>
          </table:table-cell>
          <table:table-cell table:formula="of:=[.B703]-[.B7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0">
            <text:p>3250</text:p>
          </table:table-cell>
          <table:table-cell table:formula="of:=MOD(ROW([.B719]);16)" office:value-type="float" office:value="15">
            <text:p>15</text:p>
          </table:table-cell>
          <table:table-cell table:formula="of:=[.B704]-[.B70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20]);16)" office:value-type="float" office:value="0">
            <text:p>0</text:p>
          </table:table-cell>
          <table:table-cell table:formula="of:=[.B705]-[.B704]" office:value-type="float" office:value="-3250">
            <text:p>-32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1">
            <text:p>4461</text:p>
          </table:table-cell>
          <table:table-cell table:formula="of:=MOD(ROW([.B721]);16)" office:value-type="float" office:value="1">
            <text:p>1</text:p>
          </table:table-cell>
          <table:table-cell table:formula="of:=[.B706]-[.B705]" office:value-type="float" office:value="4461">
            <text:p>44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8">
            <text:p>4468</text:p>
          </table:table-cell>
          <table:table-cell table:formula="of:=MOD(ROW([.B722]);16)" office:value-type="float" office:value="2">
            <text:p>2</text:p>
          </table:table-cell>
          <table:table-cell table:formula="of:=[.B707]-[.B7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5">
            <text:p>4475</text:p>
          </table:table-cell>
          <table:table-cell table:formula="of:=MOD(ROW([.B723]);16)" office:value-type="float" office:value="3">
            <text:p>3</text:p>
          </table:table-cell>
          <table:table-cell table:formula="of:=[.B708]-[.B7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2">
            <text:p>4482</text:p>
          </table:table-cell>
          <table:table-cell table:formula="of:=MOD(ROW([.B724]);16)" office:value-type="float" office:value="4">
            <text:p>4</text:p>
          </table:table-cell>
          <table:table-cell table:formula="of:=[.B709]-[.B7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9">
            <text:p>4489</text:p>
          </table:table-cell>
          <table:table-cell table:formula="of:=MOD(ROW([.B725]);16)" office:value-type="float" office:value="5">
            <text:p>5</text:p>
          </table:table-cell>
          <table:table-cell table:formula="of:=[.B710]-[.B70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6">
            <text:p>4496</text:p>
          </table:table-cell>
          <table:table-cell table:formula="of:=MOD(ROW([.B726]);16)" office:value-type="float" office:value="6">
            <text:p>6</text:p>
          </table:table-cell>
          <table:table-cell table:formula="of:=[.B711]-[.B7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2">
            <text:p>4502</text:p>
          </table:table-cell>
          <table:table-cell table:formula="of:=MOD(ROW([.B727]);16)" office:value-type="float" office:value="7">
            <text:p>7</text:p>
          </table:table-cell>
          <table:table-cell table:formula="of:=[.B712]-[.B7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9">
            <text:p>4509</text:p>
          </table:table-cell>
          <table:table-cell table:formula="of:=MOD(ROW([.B728]);16)" office:value-type="float" office:value="8">
            <text:p>8</text:p>
          </table:table-cell>
          <table:table-cell table:formula="of:=[.B713]-[.B7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6">
            <text:p>4516</text:p>
          </table:table-cell>
          <table:table-cell table:formula="of:=MOD(ROW([.B729]);16)" office:value-type="float" office:value="9">
            <text:p>9</text:p>
          </table:table-cell>
          <table:table-cell table:formula="of:=[.B714]-[.B7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2">
            <text:p>4522</text:p>
          </table:table-cell>
          <table:table-cell table:formula="of:=MOD(ROW([.B730]);16)" office:value-type="float" office:value="10">
            <text:p>10</text:p>
          </table:table-cell>
          <table:table-cell table:formula="of:=[.B715]-[.B7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0">
            <text:p>4530</text:p>
          </table:table-cell>
          <table:table-cell table:formula="of:=MOD(ROW([.B731]);16)" office:value-type="float" office:value="11">
            <text:p>11</text:p>
          </table:table-cell>
          <table:table-cell table:formula="of:=[.B716]-[.B71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6">
            <text:p>4536</text:p>
          </table:table-cell>
          <table:table-cell table:formula="of:=MOD(ROW([.B732]);16)" office:value-type="float" office:value="12">
            <text:p>12</text:p>
          </table:table-cell>
          <table:table-cell table:formula="of:=[.B717]-[.B7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3">
            <text:p>4543</text:p>
          </table:table-cell>
          <table:table-cell table:formula="of:=MOD(ROW([.B733]);16)" office:value-type="float" office:value="13">
            <text:p>13</text:p>
          </table:table-cell>
          <table:table-cell table:formula="of:=[.B718]-[.B7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0">
            <text:p>4550</text:p>
          </table:table-cell>
          <table:table-cell table:formula="of:=MOD(ROW([.B734]);16)" office:value-type="float" office:value="14">
            <text:p>14</text:p>
          </table:table-cell>
          <table:table-cell table:formula="of:=[.B719]-[.B7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7">
            <text:p>4557</text:p>
          </table:table-cell>
          <table:table-cell table:formula="of:=MOD(ROW([.B735]);16)" office:value-type="float" office:value="15">
            <text:p>15</text:p>
          </table:table-cell>
          <table:table-cell table:formula="of:=[.B720]-[.B7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36]);16)" office:value-type="float" office:value="0">
            <text:p>0</text:p>
          </table:table-cell>
          <table:table-cell table:formula="of:=[.B721]-[.B720]" office:value-type="float" office:value="-4557">
            <text:p>-45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0">
            <text:p>3280</text:p>
          </table:table-cell>
          <table:table-cell table:formula="of:=MOD(ROW([.B737]);16)" office:value-type="float" office:value="1">
            <text:p>1</text:p>
          </table:table-cell>
          <table:table-cell table:formula="of:=[.B722]-[.B721]" office:value-type="float" office:value="3280">
            <text:p>32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6">
            <text:p>3286</text:p>
          </table:table-cell>
          <table:table-cell table:formula="of:=MOD(ROW([.B738]);16)" office:value-type="float" office:value="2">
            <text:p>2</text:p>
          </table:table-cell>
          <table:table-cell table:formula="of:=[.B723]-[.B7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2">
            <text:p>3292</text:p>
          </table:table-cell>
          <table:table-cell table:formula="of:=MOD(ROW([.B739]);16)" office:value-type="float" office:value="3">
            <text:p>3</text:p>
          </table:table-cell>
          <table:table-cell table:formula="of:=[.B724]-[.B7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8">
            <text:p>3298</text:p>
          </table:table-cell>
          <table:table-cell table:formula="of:=MOD(ROW([.B740]);16)" office:value-type="float" office:value="4">
            <text:p>4</text:p>
          </table:table-cell>
          <table:table-cell table:formula="of:=[.B725]-[.B7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4">
            <text:p>3304</text:p>
          </table:table-cell>
          <table:table-cell table:formula="of:=MOD(ROW([.B741]);16)" office:value-type="float" office:value="5">
            <text:p>5</text:p>
          </table:table-cell>
          <table:table-cell table:formula="of:=[.B726]-[.B7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0">
            <text:p>3310</text:p>
          </table:table-cell>
          <table:table-cell table:formula="of:=MOD(ROW([.B742]);16)" office:value-type="float" office:value="6">
            <text:p>6</text:p>
          </table:table-cell>
          <table:table-cell table:formula="of:=[.B727]-[.B7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6">
            <text:p>3316</text:p>
          </table:table-cell>
          <table:table-cell table:formula="of:=MOD(ROW([.B743]);16)" office:value-type="float" office:value="7">
            <text:p>7</text:p>
          </table:table-cell>
          <table:table-cell table:formula="of:=[.B728]-[.B7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2">
            <text:p>3322</text:p>
          </table:table-cell>
          <table:table-cell table:formula="of:=MOD(ROW([.B744]);16)" office:value-type="float" office:value="8">
            <text:p>8</text:p>
          </table:table-cell>
          <table:table-cell table:formula="of:=[.B729]-[.B7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8">
            <text:p>3328</text:p>
          </table:table-cell>
          <table:table-cell table:formula="of:=MOD(ROW([.B745]);16)" office:value-type="float" office:value="9">
            <text:p>9</text:p>
          </table:table-cell>
          <table:table-cell table:formula="of:=[.B730]-[.B7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4">
            <text:p>3334</text:p>
          </table:table-cell>
          <table:table-cell table:formula="of:=MOD(ROW([.B746]);16)" office:value-type="float" office:value="10">
            <text:p>10</text:p>
          </table:table-cell>
          <table:table-cell table:formula="of:=[.B731]-[.B7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0">
            <text:p>3340</text:p>
          </table:table-cell>
          <table:table-cell table:formula="of:=MOD(ROW([.B747]);16)" office:value-type="float" office:value="11">
            <text:p>11</text:p>
          </table:table-cell>
          <table:table-cell table:formula="of:=[.B732]-[.B7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6">
            <text:p>3346</text:p>
          </table:table-cell>
          <table:table-cell table:formula="of:=MOD(ROW([.B748]);16)" office:value-type="float" office:value="12">
            <text:p>12</text:p>
          </table:table-cell>
          <table:table-cell table:formula="of:=[.B733]-[.B7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2">
            <text:p>3352</text:p>
          </table:table-cell>
          <table:table-cell table:formula="of:=MOD(ROW([.B749]);16)" office:value-type="float" office:value="13">
            <text:p>13</text:p>
          </table:table-cell>
          <table:table-cell table:formula="of:=[.B734]-[.B7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8">
            <text:p>3358</text:p>
          </table:table-cell>
          <table:table-cell table:formula="of:=MOD(ROW([.B750]);16)" office:value-type="float" office:value="14">
            <text:p>14</text:p>
          </table:table-cell>
          <table:table-cell table:formula="of:=[.B735]-[.B7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4">
            <text:p>3364</text:p>
          </table:table-cell>
          <table:table-cell table:formula="of:=MOD(ROW([.B751]);16)" office:value-type="float" office:value="15">
            <text:p>15</text:p>
          </table:table-cell>
          <table:table-cell table:formula="of:=[.B736]-[.B7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52]);16)" office:value-type="float" office:value="0">
            <text:p>0</text:p>
          </table:table-cell>
          <table:table-cell table:formula="of:=[.B737]-[.B736]" office:value-type="float" office:value="-3364">
            <text:p>-33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1">
            <text:p>3261</text:p>
          </table:table-cell>
          <table:table-cell table:formula="of:=MOD(ROW([.B753]);16)" office:value-type="float" office:value="1">
            <text:p>1</text:p>
          </table:table-cell>
          <table:table-cell table:formula="of:=[.B738]-[.B737]" office:value-type="float" office:value="3261">
            <text:p>32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8">
            <text:p>3268</text:p>
          </table:table-cell>
          <table:table-cell table:formula="of:=MOD(ROW([.B754]);16)" office:value-type="float" office:value="2">
            <text:p>2</text:p>
          </table:table-cell>
          <table:table-cell table:formula="of:=[.B739]-[.B7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3">
            <text:p>3273</text:p>
          </table:table-cell>
          <table:table-cell table:formula="of:=MOD(ROW([.B755]);16)" office:value-type="float" office:value="3">
            <text:p>3</text:p>
          </table:table-cell>
          <table:table-cell table:formula="of:=[.B740]-[.B73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0">
            <text:p>3280</text:p>
          </table:table-cell>
          <table:table-cell table:formula="of:=MOD(ROW([.B756]);16)" office:value-type="float" office:value="4">
            <text:p>4</text:p>
          </table:table-cell>
          <table:table-cell table:formula="of:=[.B741]-[.B7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6">
            <text:p>3286</text:p>
          </table:table-cell>
          <table:table-cell table:formula="of:=MOD(ROW([.B757]);16)" office:value-type="float" office:value="5">
            <text:p>5</text:p>
          </table:table-cell>
          <table:table-cell table:formula="of:=[.B742]-[.B7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1">
            <text:p>3291</text:p>
          </table:table-cell>
          <table:table-cell table:formula="of:=MOD(ROW([.B758]);16)" office:value-type="float" office:value="6">
            <text:p>6</text:p>
          </table:table-cell>
          <table:table-cell table:formula="of:=[.B743]-[.B74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7">
            <text:p>3297</text:p>
          </table:table-cell>
          <table:table-cell table:formula="of:=MOD(ROW([.B759]);16)" office:value-type="float" office:value="7">
            <text:p>7</text:p>
          </table:table-cell>
          <table:table-cell table:formula="of:=[.B744]-[.B7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4">
            <text:p>3304</text:p>
          </table:table-cell>
          <table:table-cell table:formula="of:=MOD(ROW([.B760]);16)" office:value-type="float" office:value="8">
            <text:p>8</text:p>
          </table:table-cell>
          <table:table-cell table:formula="of:=[.B745]-[.B7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0">
            <text:p>3310</text:p>
          </table:table-cell>
          <table:table-cell table:formula="of:=MOD(ROW([.B761]);16)" office:value-type="float" office:value="9">
            <text:p>9</text:p>
          </table:table-cell>
          <table:table-cell table:formula="of:=[.B746]-[.B7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6">
            <text:p>3316</text:p>
          </table:table-cell>
          <table:table-cell table:formula="of:=MOD(ROW([.B762]);16)" office:value-type="float" office:value="10">
            <text:p>10</text:p>
          </table:table-cell>
          <table:table-cell table:formula="of:=[.B747]-[.B7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2">
            <text:p>3322</text:p>
          </table:table-cell>
          <table:table-cell table:formula="of:=MOD(ROW([.B763]);16)" office:value-type="float" office:value="11">
            <text:p>11</text:p>
          </table:table-cell>
          <table:table-cell table:formula="of:=[.B748]-[.B7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8">
            <text:p>3328</text:p>
          </table:table-cell>
          <table:table-cell table:formula="of:=MOD(ROW([.B764]);16)" office:value-type="float" office:value="12">
            <text:p>12</text:p>
          </table:table-cell>
          <table:table-cell table:formula="of:=[.B749]-[.B7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3">
            <text:p>3333</text:p>
          </table:table-cell>
          <table:table-cell table:formula="of:=MOD(ROW([.B765]);16)" office:value-type="float" office:value="13">
            <text:p>13</text:p>
          </table:table-cell>
          <table:table-cell table:formula="of:=[.B750]-[.B74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9">
            <text:p>3339</text:p>
          </table:table-cell>
          <table:table-cell table:formula="of:=MOD(ROW([.B766]);16)" office:value-type="float" office:value="14">
            <text:p>14</text:p>
          </table:table-cell>
          <table:table-cell table:formula="of:=[.B751]-[.B7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5">
            <text:p>3345</text:p>
          </table:table-cell>
          <table:table-cell table:formula="of:=MOD(ROW([.B767]);16)" office:value-type="float" office:value="15">
            <text:p>15</text:p>
          </table:table-cell>
          <table:table-cell table:formula="of:=[.B752]-[.B7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68]);16)" office:value-type="float" office:value="0">
            <text:p>0</text:p>
          </table:table-cell>
          <table:table-cell table:formula="of:=[.B753]-[.B752]" office:value-type="float" office:value="-3345">
            <text:p>-33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4">
            <text:p>3234</text:p>
          </table:table-cell>
          <table:table-cell table:formula="of:=MOD(ROW([.B769]);16)" office:value-type="float" office:value="1">
            <text:p>1</text:p>
          </table:table-cell>
          <table:table-cell table:formula="of:=[.B754]-[.B753]" office:value-type="float" office:value="3234">
            <text:p>32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0">
            <text:p>3240</text:p>
          </table:table-cell>
          <table:table-cell table:formula="of:=MOD(ROW([.B770]);16)" office:value-type="float" office:value="2">
            <text:p>2</text:p>
          </table:table-cell>
          <table:table-cell table:formula="of:=[.B755]-[.B7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6">
            <text:p>3246</text:p>
          </table:table-cell>
          <table:table-cell table:formula="of:=MOD(ROW([.B771]);16)" office:value-type="float" office:value="3">
            <text:p>3</text:p>
          </table:table-cell>
          <table:table-cell table:formula="of:=[.B756]-[.B7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2">
            <text:p>3252</text:p>
          </table:table-cell>
          <table:table-cell table:formula="of:=MOD(ROW([.B772]);16)" office:value-type="float" office:value="4">
            <text:p>4</text:p>
          </table:table-cell>
          <table:table-cell table:formula="of:=[.B757]-[.B7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8">
            <text:p>3258</text:p>
          </table:table-cell>
          <table:table-cell table:formula="of:=MOD(ROW([.B773]);16)" office:value-type="float" office:value="5">
            <text:p>5</text:p>
          </table:table-cell>
          <table:table-cell table:formula="of:=[.B758]-[.B7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4">
            <text:p>3264</text:p>
          </table:table-cell>
          <table:table-cell table:formula="of:=MOD(ROW([.B774]);16)" office:value-type="float" office:value="6">
            <text:p>6</text:p>
          </table:table-cell>
          <table:table-cell table:formula="of:=[.B759]-[.B7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0">
            <text:p>3270</text:p>
          </table:table-cell>
          <table:table-cell table:formula="of:=MOD(ROW([.B775]);16)" office:value-type="float" office:value="7">
            <text:p>7</text:p>
          </table:table-cell>
          <table:table-cell table:formula="of:=[.B760]-[.B7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6">
            <text:p>3276</text:p>
          </table:table-cell>
          <table:table-cell table:formula="of:=MOD(ROW([.B776]);16)" office:value-type="float" office:value="8">
            <text:p>8</text:p>
          </table:table-cell>
          <table:table-cell table:formula="of:=[.B761]-[.B7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2">
            <text:p>3282</text:p>
          </table:table-cell>
          <table:table-cell table:formula="of:=MOD(ROW([.B777]);16)" office:value-type="float" office:value="9">
            <text:p>9</text:p>
          </table:table-cell>
          <table:table-cell table:formula="of:=[.B762]-[.B7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9">
            <text:p>3289</text:p>
          </table:table-cell>
          <table:table-cell table:formula="of:=MOD(ROW([.B778]);16)" office:value-type="float" office:value="10">
            <text:p>10</text:p>
          </table:table-cell>
          <table:table-cell table:formula="of:=[.B763]-[.B7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5">
            <text:p>3295</text:p>
          </table:table-cell>
          <table:table-cell table:formula="of:=MOD(ROW([.B779]);16)" office:value-type="float" office:value="11">
            <text:p>11</text:p>
          </table:table-cell>
          <table:table-cell table:formula="of:=[.B764]-[.B7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1">
            <text:p>3301</text:p>
          </table:table-cell>
          <table:table-cell table:formula="of:=MOD(ROW([.B780]);16)" office:value-type="float" office:value="12">
            <text:p>12</text:p>
          </table:table-cell>
          <table:table-cell table:formula="of:=[.B765]-[.B7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7">
            <text:p>3307</text:p>
          </table:table-cell>
          <table:table-cell table:formula="of:=MOD(ROW([.B781]);16)" office:value-type="float" office:value="13">
            <text:p>13</text:p>
          </table:table-cell>
          <table:table-cell table:formula="of:=[.B766]-[.B7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3">
            <text:p>3313</text:p>
          </table:table-cell>
          <table:table-cell table:formula="of:=MOD(ROW([.B782]);16)" office:value-type="float" office:value="14">
            <text:p>14</text:p>
          </table:table-cell>
          <table:table-cell table:formula="of:=[.B767]-[.B7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9">
            <text:p>3319</text:p>
          </table:table-cell>
          <table:table-cell table:formula="of:=MOD(ROW([.B783]);16)" office:value-type="float" office:value="15">
            <text:p>15</text:p>
          </table:table-cell>
          <table:table-cell table:formula="of:=[.B768]-[.B7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84]);16)" office:value-type="float" office:value="0">
            <text:p>0</text:p>
          </table:table-cell>
          <table:table-cell table:formula="of:=[.B769]-[.B768]" office:value-type="float" office:value="-3319">
            <text:p>-33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0">
            <text:p>3450</text:p>
          </table:table-cell>
          <table:table-cell table:formula="of:=MOD(ROW([.B785]);16)" office:value-type="float" office:value="1">
            <text:p>1</text:p>
          </table:table-cell>
          <table:table-cell table:formula="of:=[.B770]-[.B769]" office:value-type="float" office:value="3450">
            <text:p>34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6">
            <text:p>3456</text:p>
          </table:table-cell>
          <table:table-cell table:formula="of:=MOD(ROW([.B786]);16)" office:value-type="float" office:value="2">
            <text:p>2</text:p>
          </table:table-cell>
          <table:table-cell table:formula="of:=[.B771]-[.B7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2">
            <text:p>3462</text:p>
          </table:table-cell>
          <table:table-cell table:formula="of:=MOD(ROW([.B787]);16)" office:value-type="float" office:value="3">
            <text:p>3</text:p>
          </table:table-cell>
          <table:table-cell table:formula="of:=[.B772]-[.B7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8">
            <text:p>3468</text:p>
          </table:table-cell>
          <table:table-cell table:formula="of:=MOD(ROW([.B788]);16)" office:value-type="float" office:value="4">
            <text:p>4</text:p>
          </table:table-cell>
          <table:table-cell table:formula="of:=[.B773]-[.B7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5">
            <text:p>3475</text:p>
          </table:table-cell>
          <table:table-cell table:formula="of:=MOD(ROW([.B789]);16)" office:value-type="float" office:value="5">
            <text:p>5</text:p>
          </table:table-cell>
          <table:table-cell table:formula="of:=[.B774]-[.B7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1">
            <text:p>3481</text:p>
          </table:table-cell>
          <table:table-cell table:formula="of:=MOD(ROW([.B790]);16)" office:value-type="float" office:value="6">
            <text:p>6</text:p>
          </table:table-cell>
          <table:table-cell table:formula="of:=[.B775]-[.B7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7">
            <text:p>3487</text:p>
          </table:table-cell>
          <table:table-cell table:formula="of:=MOD(ROW([.B791]);16)" office:value-type="float" office:value="7">
            <text:p>7</text:p>
          </table:table-cell>
          <table:table-cell table:formula="of:=[.B776]-[.B7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3">
            <text:p>3493</text:p>
          </table:table-cell>
          <table:table-cell table:formula="of:=MOD(ROW([.B792]);16)" office:value-type="float" office:value="8">
            <text:p>8</text:p>
          </table:table-cell>
          <table:table-cell table:formula="of:=[.B777]-[.B7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9">
            <text:p>3499</text:p>
          </table:table-cell>
          <table:table-cell table:formula="of:=MOD(ROW([.B793]);16)" office:value-type="float" office:value="9">
            <text:p>9</text:p>
          </table:table-cell>
          <table:table-cell table:formula="of:=[.B778]-[.B7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5">
            <text:p>3505</text:p>
          </table:table-cell>
          <table:table-cell table:formula="of:=MOD(ROW([.B794]);16)" office:value-type="float" office:value="10">
            <text:p>10</text:p>
          </table:table-cell>
          <table:table-cell table:formula="of:=[.B779]-[.B7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2">
            <text:p>3512</text:p>
          </table:table-cell>
          <table:table-cell table:formula="of:=MOD(ROW([.B795]);16)" office:value-type="float" office:value="11">
            <text:p>11</text:p>
          </table:table-cell>
          <table:table-cell table:formula="of:=[.B780]-[.B7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8">
            <text:p>3518</text:p>
          </table:table-cell>
          <table:table-cell table:formula="of:=MOD(ROW([.B796]);16)" office:value-type="float" office:value="12">
            <text:p>12</text:p>
          </table:table-cell>
          <table:table-cell table:formula="of:=[.B781]-[.B7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4">
            <text:p>3524</text:p>
          </table:table-cell>
          <table:table-cell table:formula="of:=MOD(ROW([.B797]);16)" office:value-type="float" office:value="13">
            <text:p>13</text:p>
          </table:table-cell>
          <table:table-cell table:formula="of:=[.B782]-[.B7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0">
            <text:p>3530</text:p>
          </table:table-cell>
          <table:table-cell table:formula="of:=MOD(ROW([.B798]);16)" office:value-type="float" office:value="14">
            <text:p>14</text:p>
          </table:table-cell>
          <table:table-cell table:formula="of:=[.B783]-[.B7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6">
            <text:p>3536</text:p>
          </table:table-cell>
          <table:table-cell table:formula="of:=MOD(ROW([.B799]);16)" office:value-type="float" office:value="15">
            <text:p>15</text:p>
          </table:table-cell>
          <table:table-cell table:formula="of:=[.B784]-[.B7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00]);16)" office:value-type="float" office:value="0">
            <text:p>0</text:p>
          </table:table-cell>
          <table:table-cell table:formula="of:=[.B785]-[.B784]" office:value-type="float" office:value="-3536">
            <text:p>-35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6">
            <text:p>3396</text:p>
          </table:table-cell>
          <table:table-cell table:formula="of:=MOD(ROW([.B801]);16)" office:value-type="float" office:value="1">
            <text:p>1</text:p>
          </table:table-cell>
          <table:table-cell table:formula="of:=[.B786]-[.B785]" office:value-type="float" office:value="3396">
            <text:p>33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2">
            <text:p>3402</text:p>
          </table:table-cell>
          <table:table-cell table:formula="of:=MOD(ROW([.B802]);16)" office:value-type="float" office:value="2">
            <text:p>2</text:p>
          </table:table-cell>
          <table:table-cell table:formula="of:=[.B787]-[.B7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9">
            <text:p>3409</text:p>
          </table:table-cell>
          <table:table-cell table:formula="of:=MOD(ROW([.B803]);16)" office:value-type="float" office:value="3">
            <text:p>3</text:p>
          </table:table-cell>
          <table:table-cell table:formula="of:=[.B788]-[.B7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5">
            <text:p>3415</text:p>
          </table:table-cell>
          <table:table-cell table:formula="of:=MOD(ROW([.B804]);16)" office:value-type="float" office:value="4">
            <text:p>4</text:p>
          </table:table-cell>
          <table:table-cell table:formula="of:=[.B789]-[.B7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1">
            <text:p>3421</text:p>
          </table:table-cell>
          <table:table-cell table:formula="of:=MOD(ROW([.B805]);16)" office:value-type="float" office:value="5">
            <text:p>5</text:p>
          </table:table-cell>
          <table:table-cell table:formula="of:=[.B790]-[.B7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7">
            <text:p>3427</text:p>
          </table:table-cell>
          <table:table-cell table:formula="of:=MOD(ROW([.B806]);16)" office:value-type="float" office:value="6">
            <text:p>6</text:p>
          </table:table-cell>
          <table:table-cell table:formula="of:=[.B791]-[.B7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3">
            <text:p>3433</text:p>
          </table:table-cell>
          <table:table-cell table:formula="of:=MOD(ROW([.B807]);16)" office:value-type="float" office:value="7">
            <text:p>7</text:p>
          </table:table-cell>
          <table:table-cell table:formula="of:=[.B792]-[.B7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0">
            <text:p>3440</text:p>
          </table:table-cell>
          <table:table-cell table:formula="of:=MOD(ROW([.B808]);16)" office:value-type="float" office:value="8">
            <text:p>8</text:p>
          </table:table-cell>
          <table:table-cell table:formula="of:=[.B793]-[.B7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6">
            <text:p>3446</text:p>
          </table:table-cell>
          <table:table-cell table:formula="of:=MOD(ROW([.B809]);16)" office:value-type="float" office:value="9">
            <text:p>9</text:p>
          </table:table-cell>
          <table:table-cell table:formula="of:=[.B794]-[.B7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2">
            <text:p>3452</text:p>
          </table:table-cell>
          <table:table-cell table:formula="of:=MOD(ROW([.B810]);16)" office:value-type="float" office:value="10">
            <text:p>10</text:p>
          </table:table-cell>
          <table:table-cell table:formula="of:=[.B795]-[.B7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8">
            <text:p>3458</text:p>
          </table:table-cell>
          <table:table-cell table:formula="of:=MOD(ROW([.B811]);16)" office:value-type="float" office:value="11">
            <text:p>11</text:p>
          </table:table-cell>
          <table:table-cell table:formula="of:=[.B796]-[.B7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5">
            <text:p>3465</text:p>
          </table:table-cell>
          <table:table-cell table:formula="of:=MOD(ROW([.B812]);16)" office:value-type="float" office:value="12">
            <text:p>12</text:p>
          </table:table-cell>
          <table:table-cell table:formula="of:=[.B797]-[.B7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1">
            <text:p>3471</text:p>
          </table:table-cell>
          <table:table-cell table:formula="of:=MOD(ROW([.B813]);16)" office:value-type="float" office:value="13">
            <text:p>13</text:p>
          </table:table-cell>
          <table:table-cell table:formula="of:=[.B798]-[.B7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7">
            <text:p>3477</text:p>
          </table:table-cell>
          <table:table-cell table:formula="of:=MOD(ROW([.B814]);16)" office:value-type="float" office:value="14">
            <text:p>14</text:p>
          </table:table-cell>
          <table:table-cell table:formula="of:=[.B799]-[.B7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3">
            <text:p>3483</text:p>
          </table:table-cell>
          <table:table-cell table:formula="of:=MOD(ROW([.B815]);16)" office:value-type="float" office:value="15">
            <text:p>15</text:p>
          </table:table-cell>
          <table:table-cell table:formula="of:=[.B800]-[.B7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16]);16)" office:value-type="float" office:value="0">
            <text:p>0</text:p>
          </table:table-cell>
          <table:table-cell table:formula="of:=[.B801]-[.B800]" office:value-type="float" office:value="-3483">
            <text:p>-34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1">
            <text:p>3641</text:p>
          </table:table-cell>
          <table:table-cell table:formula="of:=MOD(ROW([.B817]);16)" office:value-type="float" office:value="1">
            <text:p>1</text:p>
          </table:table-cell>
          <table:table-cell table:formula="of:=[.B802]-[.B801]" office:value-type="float" office:value="3641">
            <text:p>36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8">
            <text:p>3648</text:p>
          </table:table-cell>
          <table:table-cell table:formula="of:=MOD(ROW([.B818]);16)" office:value-type="float" office:value="2">
            <text:p>2</text:p>
          </table:table-cell>
          <table:table-cell table:formula="of:=[.B803]-[.B8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4">
            <text:p>3654</text:p>
          </table:table-cell>
          <table:table-cell table:formula="of:=MOD(ROW([.B819]);16)" office:value-type="float" office:value="3">
            <text:p>3</text:p>
          </table:table-cell>
          <table:table-cell table:formula="of:=[.B804]-[.B8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0">
            <text:p>3660</text:p>
          </table:table-cell>
          <table:table-cell table:formula="of:=MOD(ROW([.B820]);16)" office:value-type="float" office:value="4">
            <text:p>4</text:p>
          </table:table-cell>
          <table:table-cell table:formula="of:=[.B805]-[.B8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6">
            <text:p>3666</text:p>
          </table:table-cell>
          <table:table-cell table:formula="of:=MOD(ROW([.B821]);16)" office:value-type="float" office:value="5">
            <text:p>5</text:p>
          </table:table-cell>
          <table:table-cell table:formula="of:=[.B806]-[.B8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2">
            <text:p>3672</text:p>
          </table:table-cell>
          <table:table-cell table:formula="of:=MOD(ROW([.B822]);16)" office:value-type="float" office:value="6">
            <text:p>6</text:p>
          </table:table-cell>
          <table:table-cell table:formula="of:=[.B807]-[.B8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8">
            <text:p>3678</text:p>
          </table:table-cell>
          <table:table-cell table:formula="of:=MOD(ROW([.B823]);16)" office:value-type="float" office:value="7">
            <text:p>7</text:p>
          </table:table-cell>
          <table:table-cell table:formula="of:=[.B808]-[.B8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5">
            <text:p>3685</text:p>
          </table:table-cell>
          <table:table-cell table:formula="of:=MOD(ROW([.B824]);16)" office:value-type="float" office:value="8">
            <text:p>8</text:p>
          </table:table-cell>
          <table:table-cell table:formula="of:=[.B809]-[.B8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1">
            <text:p>3691</text:p>
          </table:table-cell>
          <table:table-cell table:formula="of:=MOD(ROW([.B825]);16)" office:value-type="float" office:value="9">
            <text:p>9</text:p>
          </table:table-cell>
          <table:table-cell table:formula="of:=[.B810]-[.B8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7">
            <text:p>3697</text:p>
          </table:table-cell>
          <table:table-cell table:formula="of:=MOD(ROW([.B826]);16)" office:value-type="float" office:value="10">
            <text:p>10</text:p>
          </table:table-cell>
          <table:table-cell table:formula="of:=[.B811]-[.B8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3">
            <text:p>3703</text:p>
          </table:table-cell>
          <table:table-cell table:formula="of:=MOD(ROW([.B827]);16)" office:value-type="float" office:value="11">
            <text:p>11</text:p>
          </table:table-cell>
          <table:table-cell table:formula="of:=[.B812]-[.B8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0">
            <text:p>3710</text:p>
          </table:table-cell>
          <table:table-cell table:formula="of:=MOD(ROW([.B828]);16)" office:value-type="float" office:value="12">
            <text:p>12</text:p>
          </table:table-cell>
          <table:table-cell table:formula="of:=[.B813]-[.B8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6">
            <text:p>3716</text:p>
          </table:table-cell>
          <table:table-cell table:formula="of:=MOD(ROW([.B829]);16)" office:value-type="float" office:value="13">
            <text:p>13</text:p>
          </table:table-cell>
          <table:table-cell table:formula="of:=[.B814]-[.B8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2">
            <text:p>3722</text:p>
          </table:table-cell>
          <table:table-cell table:formula="of:=MOD(ROW([.B830]);16)" office:value-type="float" office:value="14">
            <text:p>14</text:p>
          </table:table-cell>
          <table:table-cell table:formula="of:=[.B815]-[.B8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8">
            <text:p>3728</text:p>
          </table:table-cell>
          <table:table-cell table:formula="of:=MOD(ROW([.B831]);16)" office:value-type="float" office:value="15">
            <text:p>15</text:p>
          </table:table-cell>
          <table:table-cell table:formula="of:=[.B816]-[.B8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32]);16)" office:value-type="float" office:value="0">
            <text:p>0</text:p>
          </table:table-cell>
          <table:table-cell table:formula="of:=[.B817]-[.B816]" office:value-type="float" office:value="-3728">
            <text:p>-37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5">
            <text:p>3725</text:p>
          </table:table-cell>
          <table:table-cell table:formula="of:=MOD(ROW([.B833]);16)" office:value-type="float" office:value="1">
            <text:p>1</text:p>
          </table:table-cell>
          <table:table-cell table:formula="of:=[.B818]-[.B817]" office:value-type="float" office:value="3725">
            <text:p>37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2">
            <text:p>3732</text:p>
          </table:table-cell>
          <table:table-cell table:formula="of:=MOD(ROW([.B834]);16)" office:value-type="float" office:value="2">
            <text:p>2</text:p>
          </table:table-cell>
          <table:table-cell table:formula="of:=[.B819]-[.B8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9">
            <text:p>3739</text:p>
          </table:table-cell>
          <table:table-cell table:formula="of:=MOD(ROW([.B835]);16)" office:value-type="float" office:value="3">
            <text:p>3</text:p>
          </table:table-cell>
          <table:table-cell table:formula="of:=[.B820]-[.B8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5">
            <text:p>3745</text:p>
          </table:table-cell>
          <table:table-cell table:formula="of:=MOD(ROW([.B836]);16)" office:value-type="float" office:value="4">
            <text:p>4</text:p>
          </table:table-cell>
          <table:table-cell table:formula="of:=[.B821]-[.B8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1">
            <text:p>3751</text:p>
          </table:table-cell>
          <table:table-cell table:formula="of:=MOD(ROW([.B837]);16)" office:value-type="float" office:value="5">
            <text:p>5</text:p>
          </table:table-cell>
          <table:table-cell table:formula="of:=[.B822]-[.B82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7">
            <text:p>3757</text:p>
          </table:table-cell>
          <table:table-cell table:formula="of:=MOD(ROW([.B838]);16)" office:value-type="float" office:value="6">
            <text:p>6</text:p>
          </table:table-cell>
          <table:table-cell table:formula="of:=[.B823]-[.B8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3">
            <text:p>3763</text:p>
          </table:table-cell>
          <table:table-cell table:formula="of:=MOD(ROW([.B839]);16)" office:value-type="float" office:value="7">
            <text:p>7</text:p>
          </table:table-cell>
          <table:table-cell table:formula="of:=[.B824]-[.B8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9">
            <text:p>3769</text:p>
          </table:table-cell>
          <table:table-cell table:formula="of:=MOD(ROW([.B840]);16)" office:value-type="float" office:value="8">
            <text:p>8</text:p>
          </table:table-cell>
          <table:table-cell table:formula="of:=[.B825]-[.B8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6">
            <text:p>3776</text:p>
          </table:table-cell>
          <table:table-cell table:formula="of:=MOD(ROW([.B841]);16)" office:value-type="float" office:value="9">
            <text:p>9</text:p>
          </table:table-cell>
          <table:table-cell table:formula="of:=[.B826]-[.B8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2">
            <text:p>3782</text:p>
          </table:table-cell>
          <table:table-cell table:formula="of:=MOD(ROW([.B842]);16)" office:value-type="float" office:value="10">
            <text:p>10</text:p>
          </table:table-cell>
          <table:table-cell table:formula="of:=[.B827]-[.B8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8">
            <text:p>3788</text:p>
          </table:table-cell>
          <table:table-cell table:formula="of:=MOD(ROW([.B843]);16)" office:value-type="float" office:value="11">
            <text:p>11</text:p>
          </table:table-cell>
          <table:table-cell table:formula="of:=[.B828]-[.B8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5">
            <text:p>3795</text:p>
          </table:table-cell>
          <table:table-cell table:formula="of:=MOD(ROW([.B844]);16)" office:value-type="float" office:value="12">
            <text:p>12</text:p>
          </table:table-cell>
          <table:table-cell table:formula="of:=[.B829]-[.B8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1">
            <text:p>3801</text:p>
          </table:table-cell>
          <table:table-cell table:formula="of:=MOD(ROW([.B845]);16)" office:value-type="float" office:value="13">
            <text:p>13</text:p>
          </table:table-cell>
          <table:table-cell table:formula="of:=[.B830]-[.B8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7">
            <text:p>3807</text:p>
          </table:table-cell>
          <table:table-cell table:formula="of:=MOD(ROW([.B846]);16)" office:value-type="float" office:value="14">
            <text:p>14</text:p>
          </table:table-cell>
          <table:table-cell table:formula="of:=[.B831]-[.B8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3">
            <text:p>3813</text:p>
          </table:table-cell>
          <table:table-cell table:formula="of:=MOD(ROW([.B847]);16)" office:value-type="float" office:value="15">
            <text:p>15</text:p>
          </table:table-cell>
          <table:table-cell table:formula="of:=[.B832]-[.B8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48]);16)" office:value-type="float" office:value="0">
            <text:p>0</text:p>
          </table:table-cell>
          <table:table-cell table:formula="of:=[.B833]-[.B832]" office:value-type="float" office:value="-3813">
            <text:p>-38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5">
            <text:p>4005</text:p>
          </table:table-cell>
          <table:table-cell table:formula="of:=MOD(ROW([.B849]);16)" office:value-type="float" office:value="1">
            <text:p>1</text:p>
          </table:table-cell>
          <table:table-cell table:formula="of:=[.B834]-[.B833]" office:value-type="float" office:value="4005">
            <text:p>4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2">
            <text:p>4012</text:p>
          </table:table-cell>
          <table:table-cell table:formula="of:=MOD(ROW([.B850]);16)" office:value-type="float" office:value="2">
            <text:p>2</text:p>
          </table:table-cell>
          <table:table-cell table:formula="of:=[.B835]-[.B8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8">
            <text:p>4018</text:p>
          </table:table-cell>
          <table:table-cell table:formula="of:=MOD(ROW([.B851]);16)" office:value-type="float" office:value="3">
            <text:p>3</text:p>
          </table:table-cell>
          <table:table-cell table:formula="of:=[.B836]-[.B8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4">
            <text:p>4024</text:p>
          </table:table-cell>
          <table:table-cell table:formula="of:=MOD(ROW([.B852]);16)" office:value-type="float" office:value="4">
            <text:p>4</text:p>
          </table:table-cell>
          <table:table-cell table:formula="of:=[.B837]-[.B8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0">
            <text:p>4030</text:p>
          </table:table-cell>
          <table:table-cell table:formula="of:=MOD(ROW([.B853]);16)" office:value-type="float" office:value="5">
            <text:p>5</text:p>
          </table:table-cell>
          <table:table-cell table:formula="of:=[.B838]-[.B8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6">
            <text:p>4036</text:p>
          </table:table-cell>
          <table:table-cell table:formula="of:=MOD(ROW([.B854]);16)" office:value-type="float" office:value="6">
            <text:p>6</text:p>
          </table:table-cell>
          <table:table-cell table:formula="of:=[.B839]-[.B8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3">
            <text:p>4043</text:p>
          </table:table-cell>
          <table:table-cell table:formula="of:=MOD(ROW([.B855]);16)" office:value-type="float" office:value="7">
            <text:p>7</text:p>
          </table:table-cell>
          <table:table-cell table:formula="of:=[.B840]-[.B8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9">
            <text:p>4049</text:p>
          </table:table-cell>
          <table:table-cell table:formula="of:=MOD(ROW([.B856]);16)" office:value-type="float" office:value="8">
            <text:p>8</text:p>
          </table:table-cell>
          <table:table-cell table:formula="of:=[.B841]-[.B8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5">
            <text:p>4055</text:p>
          </table:table-cell>
          <table:table-cell table:formula="of:=MOD(ROW([.B857]);16)" office:value-type="float" office:value="9">
            <text:p>9</text:p>
          </table:table-cell>
          <table:table-cell table:formula="of:=[.B842]-[.B8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2">
            <text:p>4062</text:p>
          </table:table-cell>
          <table:table-cell table:formula="of:=MOD(ROW([.B858]);16)" office:value-type="float" office:value="10">
            <text:p>10</text:p>
          </table:table-cell>
          <table:table-cell table:formula="of:=[.B843]-[.B8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8">
            <text:p>4068</text:p>
          </table:table-cell>
          <table:table-cell table:formula="of:=MOD(ROW([.B859]);16)" office:value-type="float" office:value="11">
            <text:p>11</text:p>
          </table:table-cell>
          <table:table-cell table:formula="of:=[.B844]-[.B8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5">
            <text:p>4075</text:p>
          </table:table-cell>
          <table:table-cell table:formula="of:=MOD(ROW([.B860]);16)" office:value-type="float" office:value="12">
            <text:p>12</text:p>
          </table:table-cell>
          <table:table-cell table:formula="of:=[.B845]-[.B8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1">
            <text:p>4081</text:p>
          </table:table-cell>
          <table:table-cell table:formula="of:=MOD(ROW([.B861]);16)" office:value-type="float" office:value="13">
            <text:p>13</text:p>
          </table:table-cell>
          <table:table-cell table:formula="of:=[.B846]-[.B8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7">
            <text:p>4087</text:p>
          </table:table-cell>
          <table:table-cell table:formula="of:=MOD(ROW([.B862]);16)" office:value-type="float" office:value="14">
            <text:p>14</text:p>
          </table:table-cell>
          <table:table-cell table:formula="of:=[.B847]-[.B8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3">
            <text:p>4093</text:p>
          </table:table-cell>
          <table:table-cell table:formula="of:=MOD(ROW([.B863]);16)" office:value-type="float" office:value="15">
            <text:p>15</text:p>
          </table:table-cell>
          <table:table-cell table:formula="of:=[.B848]-[.B8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64]);16)" office:value-type="float" office:value="0">
            <text:p>0</text:p>
          </table:table-cell>
          <table:table-cell table:formula="of:=[.B849]-[.B848]" office:value-type="float" office:value="-4093">
            <text:p>-40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4">
            <text:p>4164</text:p>
          </table:table-cell>
          <table:table-cell table:formula="of:=MOD(ROW([.B865]);16)" office:value-type="float" office:value="1">
            <text:p>1</text:p>
          </table:table-cell>
          <table:table-cell table:formula="of:=[.B850]-[.B849]" office:value-type="float" office:value="4164">
            <text:p>41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0">
            <text:p>4170</text:p>
          </table:table-cell>
          <table:table-cell table:formula="of:=MOD(ROW([.B866]);16)" office:value-type="float" office:value="2">
            <text:p>2</text:p>
          </table:table-cell>
          <table:table-cell table:formula="of:=[.B851]-[.B8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7">
            <text:p>4177</text:p>
          </table:table-cell>
          <table:table-cell table:formula="of:=MOD(ROW([.B867]);16)" office:value-type="float" office:value="3">
            <text:p>3</text:p>
          </table:table-cell>
          <table:table-cell table:formula="of:=[.B852]-[.B8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3">
            <text:p>4183</text:p>
          </table:table-cell>
          <table:table-cell table:formula="of:=MOD(ROW([.B868]);16)" office:value-type="float" office:value="4">
            <text:p>4</text:p>
          </table:table-cell>
          <table:table-cell table:formula="of:=[.B853]-[.B8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9">
            <text:p>4189</text:p>
          </table:table-cell>
          <table:table-cell table:formula="of:=MOD(ROW([.B869]);16)" office:value-type="float" office:value="5">
            <text:p>5</text:p>
          </table:table-cell>
          <table:table-cell table:formula="of:=[.B854]-[.B8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5">
            <text:p>4195</text:p>
          </table:table-cell>
          <table:table-cell table:formula="of:=MOD(ROW([.B870]);16)" office:value-type="float" office:value="6">
            <text:p>6</text:p>
          </table:table-cell>
          <table:table-cell table:formula="of:=[.B855]-[.B8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2">
            <text:p>4202</text:p>
          </table:table-cell>
          <table:table-cell table:formula="of:=MOD(ROW([.B871]);16)" office:value-type="float" office:value="7">
            <text:p>7</text:p>
          </table:table-cell>
          <table:table-cell table:formula="of:=[.B856]-[.B8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8">
            <text:p>4208</text:p>
          </table:table-cell>
          <table:table-cell table:formula="of:=MOD(ROW([.B872]);16)" office:value-type="float" office:value="8">
            <text:p>8</text:p>
          </table:table-cell>
          <table:table-cell table:formula="of:=[.B857]-[.B8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5">
            <text:p>4215</text:p>
          </table:table-cell>
          <table:table-cell table:formula="of:=MOD(ROW([.B873]);16)" office:value-type="float" office:value="9">
            <text:p>9</text:p>
          </table:table-cell>
          <table:table-cell table:formula="of:=[.B858]-[.B8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1">
            <text:p>4221</text:p>
          </table:table-cell>
          <table:table-cell table:formula="of:=MOD(ROW([.B874]);16)" office:value-type="float" office:value="10">
            <text:p>10</text:p>
          </table:table-cell>
          <table:table-cell table:formula="of:=[.B859]-[.B8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7">
            <text:p>4227</text:p>
          </table:table-cell>
          <table:table-cell table:formula="of:=MOD(ROW([.B875]);16)" office:value-type="float" office:value="11">
            <text:p>11</text:p>
          </table:table-cell>
          <table:table-cell table:formula="of:=[.B860]-[.B8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4">
            <text:p>4234</text:p>
          </table:table-cell>
          <table:table-cell table:formula="of:=MOD(ROW([.B876]);16)" office:value-type="float" office:value="12">
            <text:p>12</text:p>
          </table:table-cell>
          <table:table-cell table:formula="of:=[.B861]-[.B8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0">
            <text:p>4240</text:p>
          </table:table-cell>
          <table:table-cell table:formula="of:=MOD(ROW([.B877]);16)" office:value-type="float" office:value="13">
            <text:p>13</text:p>
          </table:table-cell>
          <table:table-cell table:formula="of:=[.B862]-[.B8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7">
            <text:p>4247</text:p>
          </table:table-cell>
          <table:table-cell table:formula="of:=MOD(ROW([.B878]);16)" office:value-type="float" office:value="14">
            <text:p>14</text:p>
          </table:table-cell>
          <table:table-cell table:formula="of:=[.B863]-[.B8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3">
            <text:p>4253</text:p>
          </table:table-cell>
          <table:table-cell table:formula="of:=MOD(ROW([.B879]);16)" office:value-type="float" office:value="15">
            <text:p>15</text:p>
          </table:table-cell>
          <table:table-cell table:formula="of:=[.B864]-[.B8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80]);16)" office:value-type="float" office:value="0">
            <text:p>0</text:p>
          </table:table-cell>
          <table:table-cell table:formula="of:=[.B865]-[.B864]" office:value-type="float" office:value="-4253">
            <text:p>-42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1">
            <text:p>3801</text:p>
          </table:table-cell>
          <table:table-cell table:formula="of:=MOD(ROW([.B881]);16)" office:value-type="float" office:value="1">
            <text:p>1</text:p>
          </table:table-cell>
          <table:table-cell table:formula="of:=[.B866]-[.B865]" office:value-type="float" office:value="3801">
            <text:p>38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8">
            <text:p>3808</text:p>
          </table:table-cell>
          <table:table-cell table:formula="of:=MOD(ROW([.B882]);16)" office:value-type="float" office:value="2">
            <text:p>2</text:p>
          </table:table-cell>
          <table:table-cell table:formula="of:=[.B867]-[.B8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4">
            <text:p>3814</text:p>
          </table:table-cell>
          <table:table-cell table:formula="of:=MOD(ROW([.B883]);16)" office:value-type="float" office:value="3">
            <text:p>3</text:p>
          </table:table-cell>
          <table:table-cell table:formula="of:=[.B868]-[.B8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1">
            <text:p>3821</text:p>
          </table:table-cell>
          <table:table-cell table:formula="of:=MOD(ROW([.B884]);16)" office:value-type="float" office:value="4">
            <text:p>4</text:p>
          </table:table-cell>
          <table:table-cell table:formula="of:=[.B869]-[.B8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7">
            <text:p>3827</text:p>
          </table:table-cell>
          <table:table-cell table:formula="of:=MOD(ROW([.B885]);16)" office:value-type="float" office:value="5">
            <text:p>5</text:p>
          </table:table-cell>
          <table:table-cell table:formula="of:=[.B870]-[.B8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3">
            <text:p>3833</text:p>
          </table:table-cell>
          <table:table-cell table:formula="of:=MOD(ROW([.B886]);16)" office:value-type="float" office:value="6">
            <text:p>6</text:p>
          </table:table-cell>
          <table:table-cell table:formula="of:=[.B871]-[.B8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0">
            <text:p>3840</text:p>
          </table:table-cell>
          <table:table-cell table:formula="of:=MOD(ROW([.B887]);16)" office:value-type="float" office:value="7">
            <text:p>7</text:p>
          </table:table-cell>
          <table:table-cell table:formula="of:=[.B872]-[.B8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6">
            <text:p>3846</text:p>
          </table:table-cell>
          <table:table-cell table:formula="of:=MOD(ROW([.B888]);16)" office:value-type="float" office:value="8">
            <text:p>8</text:p>
          </table:table-cell>
          <table:table-cell table:formula="of:=[.B873]-[.B8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2">
            <text:p>3852</text:p>
          </table:table-cell>
          <table:table-cell table:formula="of:=MOD(ROW([.B889]);16)" office:value-type="float" office:value="9">
            <text:p>9</text:p>
          </table:table-cell>
          <table:table-cell table:formula="of:=[.B874]-[.B8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9">
            <text:p>3859</text:p>
          </table:table-cell>
          <table:table-cell table:formula="of:=MOD(ROW([.B890]);16)" office:value-type="float" office:value="10">
            <text:p>10</text:p>
          </table:table-cell>
          <table:table-cell table:formula="of:=[.B875]-[.B8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5">
            <text:p>3865</text:p>
          </table:table-cell>
          <table:table-cell table:formula="of:=MOD(ROW([.B891]);16)" office:value-type="float" office:value="11">
            <text:p>11</text:p>
          </table:table-cell>
          <table:table-cell table:formula="of:=[.B876]-[.B8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2">
            <text:p>3872</text:p>
          </table:table-cell>
          <table:table-cell table:formula="of:=MOD(ROW([.B892]);16)" office:value-type="float" office:value="12">
            <text:p>12</text:p>
          </table:table-cell>
          <table:table-cell table:formula="of:=[.B877]-[.B8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8">
            <text:p>3878</text:p>
          </table:table-cell>
          <table:table-cell table:formula="of:=MOD(ROW([.B893]);16)" office:value-type="float" office:value="13">
            <text:p>13</text:p>
          </table:table-cell>
          <table:table-cell table:formula="of:=[.B878]-[.B8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5">
            <text:p>3885</text:p>
          </table:table-cell>
          <table:table-cell table:formula="of:=MOD(ROW([.B894]);16)" office:value-type="float" office:value="14">
            <text:p>14</text:p>
          </table:table-cell>
          <table:table-cell table:formula="of:=[.B879]-[.B8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1">
            <text:p>3891</text:p>
          </table:table-cell>
          <table:table-cell table:formula="of:=MOD(ROW([.B895]);16)" office:value-type="float" office:value="15">
            <text:p>15</text:p>
          </table:table-cell>
          <table:table-cell table:formula="of:=[.B880]-[.B8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96]);16)" office:value-type="float" office:value="0">
            <text:p>0</text:p>
          </table:table-cell>
          <table:table-cell table:formula="of:=[.B881]-[.B880]" office:value-type="float" office:value="-3891">
            <text:p>-38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5">
            <text:p>4385</text:p>
          </table:table-cell>
          <table:table-cell table:formula="of:=MOD(ROW([.B897]);16)" office:value-type="float" office:value="1">
            <text:p>1</text:p>
          </table:table-cell>
          <table:table-cell table:formula="of:=[.B882]-[.B881]" office:value-type="float" office:value="4385">
            <text:p>43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1">
            <text:p>4391</text:p>
          </table:table-cell>
          <table:table-cell table:formula="of:=MOD(ROW([.B898]);16)" office:value-type="float" office:value="2">
            <text:p>2</text:p>
          </table:table-cell>
          <table:table-cell table:formula="of:=[.B883]-[.B8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8">
            <text:p>4398</text:p>
          </table:table-cell>
          <table:table-cell table:formula="of:=MOD(ROW([.B899]);16)" office:value-type="float" office:value="3">
            <text:p>3</text:p>
          </table:table-cell>
          <table:table-cell table:formula="of:=[.B884]-[.B8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4">
            <text:p>4404</text:p>
          </table:table-cell>
          <table:table-cell table:formula="of:=MOD(ROW([.B900]);16)" office:value-type="float" office:value="4">
            <text:p>4</text:p>
          </table:table-cell>
          <table:table-cell table:formula="of:=[.B885]-[.B8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2">
            <text:p>4412</text:p>
          </table:table-cell>
          <table:table-cell table:formula="of:=MOD(ROW([.B901]);16)" office:value-type="float" office:value="5">
            <text:p>5</text:p>
          </table:table-cell>
          <table:table-cell table:formula="of:=[.B886]-[.B88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0">
            <text:p>4420</text:p>
          </table:table-cell>
          <table:table-cell table:formula="of:=MOD(ROW([.B902]);16)" office:value-type="float" office:value="6">
            <text:p>6</text:p>
          </table:table-cell>
          <table:table-cell table:formula="of:=[.B887]-[.B88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7">
            <text:p>4427</text:p>
          </table:table-cell>
          <table:table-cell table:formula="of:=MOD(ROW([.B903]);16)" office:value-type="float" office:value="7">
            <text:p>7</text:p>
          </table:table-cell>
          <table:table-cell table:formula="of:=[.B888]-[.B8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4">
            <text:p>4434</text:p>
          </table:table-cell>
          <table:table-cell table:formula="of:=MOD(ROW([.B904]);16)" office:value-type="float" office:value="8">
            <text:p>8</text:p>
          </table:table-cell>
          <table:table-cell table:formula="of:=[.B889]-[.B8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1">
            <text:p>4441</text:p>
          </table:table-cell>
          <table:table-cell table:formula="of:=MOD(ROW([.B905]);16)" office:value-type="float" office:value="9">
            <text:p>9</text:p>
          </table:table-cell>
          <table:table-cell table:formula="of:=[.B890]-[.B88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7">
            <text:p>4447</text:p>
          </table:table-cell>
          <table:table-cell table:formula="of:=MOD(ROW([.B906]);16)" office:value-type="float" office:value="10">
            <text:p>10</text:p>
          </table:table-cell>
          <table:table-cell table:formula="of:=[.B891]-[.B8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4">
            <text:p>4454</text:p>
          </table:table-cell>
          <table:table-cell table:formula="of:=MOD(ROW([.B907]);16)" office:value-type="float" office:value="11">
            <text:p>11</text:p>
          </table:table-cell>
          <table:table-cell table:formula="of:=[.B892]-[.B8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0">
            <text:p>4460</text:p>
          </table:table-cell>
          <table:table-cell table:formula="of:=MOD(ROW([.B908]);16)" office:value-type="float" office:value="12">
            <text:p>12</text:p>
          </table:table-cell>
          <table:table-cell table:formula="of:=[.B893]-[.B8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7">
            <text:p>4467</text:p>
          </table:table-cell>
          <table:table-cell table:formula="of:=MOD(ROW([.B909]);16)" office:value-type="float" office:value="13">
            <text:p>13</text:p>
          </table:table-cell>
          <table:table-cell table:formula="of:=[.B894]-[.B8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3">
            <text:p>4473</text:p>
          </table:table-cell>
          <table:table-cell table:formula="of:=MOD(ROW([.B910]);16)" office:value-type="float" office:value="14">
            <text:p>14</text:p>
          </table:table-cell>
          <table:table-cell table:formula="of:=[.B895]-[.B8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0">
            <text:p>4480</text:p>
          </table:table-cell>
          <table:table-cell table:formula="of:=MOD(ROW([.B911]);16)" office:value-type="float" office:value="15">
            <text:p>15</text:p>
          </table:table-cell>
          <table:table-cell table:formula="of:=[.B896]-[.B8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12]);16)" office:value-type="float" office:value="0">
            <text:p>0</text:p>
          </table:table-cell>
          <table:table-cell table:formula="of:=[.B897]-[.B896]" office:value-type="float" office:value="-4480">
            <text:p>-44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2">
            <text:p>4032</text:p>
          </table:table-cell>
          <table:table-cell table:formula="of:=MOD(ROW([.B913]);16)" office:value-type="float" office:value="1">
            <text:p>1</text:p>
          </table:table-cell>
          <table:table-cell table:formula="of:=[.B898]-[.B897]" office:value-type="float" office:value="4032">
            <text:p>40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9">
            <text:p>4039</text:p>
          </table:table-cell>
          <table:table-cell table:formula="of:=MOD(ROW([.B914]);16)" office:value-type="float" office:value="2">
            <text:p>2</text:p>
          </table:table-cell>
          <table:table-cell table:formula="of:=[.B899]-[.B8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5">
            <text:p>4045</text:p>
          </table:table-cell>
          <table:table-cell table:formula="of:=MOD(ROW([.B915]);16)" office:value-type="float" office:value="3">
            <text:p>3</text:p>
          </table:table-cell>
          <table:table-cell table:formula="of:=[.B900]-[.B8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1">
            <text:p>4051</text:p>
          </table:table-cell>
          <table:table-cell table:formula="of:=MOD(ROW([.B916]);16)" office:value-type="float" office:value="4">
            <text:p>4</text:p>
          </table:table-cell>
          <table:table-cell table:formula="of:=[.B901]-[.B9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8">
            <text:p>4058</text:p>
          </table:table-cell>
          <table:table-cell table:formula="of:=MOD(ROW([.B917]);16)" office:value-type="float" office:value="5">
            <text:p>5</text:p>
          </table:table-cell>
          <table:table-cell table:formula="of:=[.B902]-[.B9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4">
            <text:p>4064</text:p>
          </table:table-cell>
          <table:table-cell table:formula="of:=MOD(ROW([.B918]);16)" office:value-type="float" office:value="6">
            <text:p>6</text:p>
          </table:table-cell>
          <table:table-cell table:formula="of:=[.B903]-[.B9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0">
            <text:p>4070</text:p>
          </table:table-cell>
          <table:table-cell table:formula="of:=MOD(ROW([.B919]);16)" office:value-type="float" office:value="7">
            <text:p>7</text:p>
          </table:table-cell>
          <table:table-cell table:formula="of:=[.B904]-[.B9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7">
            <text:p>4077</text:p>
          </table:table-cell>
          <table:table-cell table:formula="of:=MOD(ROW([.B920]);16)" office:value-type="float" office:value="8">
            <text:p>8</text:p>
          </table:table-cell>
          <table:table-cell table:formula="of:=[.B905]-[.B9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3">
            <text:p>4083</text:p>
          </table:table-cell>
          <table:table-cell table:formula="of:=MOD(ROW([.B921]);16)" office:value-type="float" office:value="9">
            <text:p>9</text:p>
          </table:table-cell>
          <table:table-cell table:formula="of:=[.B906]-[.B9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0">
            <text:p>4090</text:p>
          </table:table-cell>
          <table:table-cell table:formula="of:=MOD(ROW([.B922]);16)" office:value-type="float" office:value="10">
            <text:p>10</text:p>
          </table:table-cell>
          <table:table-cell table:formula="of:=[.B907]-[.B9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7">
            <text:p>4097</text:p>
          </table:table-cell>
          <table:table-cell table:formula="of:=MOD(ROW([.B923]);16)" office:value-type="float" office:value="11">
            <text:p>11</text:p>
          </table:table-cell>
          <table:table-cell table:formula="of:=[.B908]-[.B9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3">
            <text:p>4103</text:p>
          </table:table-cell>
          <table:table-cell table:formula="of:=MOD(ROW([.B924]);16)" office:value-type="float" office:value="12">
            <text:p>12</text:p>
          </table:table-cell>
          <table:table-cell table:formula="of:=[.B909]-[.B90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0">
            <text:p>4110</text:p>
          </table:table-cell>
          <table:table-cell table:formula="of:=MOD(ROW([.B925]);16)" office:value-type="float" office:value="13">
            <text:p>13</text:p>
          </table:table-cell>
          <table:table-cell table:formula="of:=[.B910]-[.B90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6">
            <text:p>4116</text:p>
          </table:table-cell>
          <table:table-cell table:formula="of:=MOD(ROW([.B926]);16)" office:value-type="float" office:value="14">
            <text:p>14</text:p>
          </table:table-cell>
          <table:table-cell table:formula="of:=[.B911]-[.B9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2">
            <text:p>4122</text:p>
          </table:table-cell>
          <table:table-cell table:formula="of:=MOD(ROW([.B927]);16)" office:value-type="float" office:value="15">
            <text:p>15</text:p>
          </table:table-cell>
          <table:table-cell table:formula="of:=[.B912]-[.B9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28]);16)" office:value-type="float" office:value="0">
            <text:p>0</text:p>
          </table:table-cell>
          <table:table-cell table:formula="of:=[.B913]-[.B912]" office:value-type="float" office:value="-4122">
            <text:p>-41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4">
            <text:p>4014</text:p>
          </table:table-cell>
          <table:table-cell table:formula="of:=MOD(ROW([.B929]);16)" office:value-type="float" office:value="1">
            <text:p>1</text:p>
          </table:table-cell>
          <table:table-cell table:formula="of:=[.B914]-[.B913]" office:value-type="float" office:value="4014">
            <text:p>40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1">
            <text:p>4021</text:p>
          </table:table-cell>
          <table:table-cell table:formula="of:=MOD(ROW([.B930]);16)" office:value-type="float" office:value="2">
            <text:p>2</text:p>
          </table:table-cell>
          <table:table-cell table:formula="of:=[.B915]-[.B9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7">
            <text:p>4027</text:p>
          </table:table-cell>
          <table:table-cell table:formula="of:=MOD(ROW([.B931]);16)" office:value-type="float" office:value="3">
            <text:p>3</text:p>
          </table:table-cell>
          <table:table-cell table:formula="of:=[.B916]-[.B9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4">
            <text:p>4034</text:p>
          </table:table-cell>
          <table:table-cell table:formula="of:=MOD(ROW([.B932]);16)" office:value-type="float" office:value="4">
            <text:p>4</text:p>
          </table:table-cell>
          <table:table-cell table:formula="of:=[.B917]-[.B91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0">
            <text:p>4040</text:p>
          </table:table-cell>
          <table:table-cell table:formula="of:=MOD(ROW([.B933]);16)" office:value-type="float" office:value="5">
            <text:p>5</text:p>
          </table:table-cell>
          <table:table-cell table:formula="of:=[.B918]-[.B9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6">
            <text:p>4046</text:p>
          </table:table-cell>
          <table:table-cell table:formula="of:=MOD(ROW([.B934]);16)" office:value-type="float" office:value="6">
            <text:p>6</text:p>
          </table:table-cell>
          <table:table-cell table:formula="of:=[.B919]-[.B9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3">
            <text:p>4053</text:p>
          </table:table-cell>
          <table:table-cell table:formula="of:=MOD(ROW([.B935]);16)" office:value-type="float" office:value="7">
            <text:p>7</text:p>
          </table:table-cell>
          <table:table-cell table:formula="of:=[.B920]-[.B9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0">
            <text:p>4060</text:p>
          </table:table-cell>
          <table:table-cell table:formula="of:=MOD(ROW([.B936]);16)" office:value-type="float" office:value="8">
            <text:p>8</text:p>
          </table:table-cell>
          <table:table-cell table:formula="of:=[.B921]-[.B9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6">
            <text:p>4066</text:p>
          </table:table-cell>
          <table:table-cell table:formula="of:=MOD(ROW([.B937]);16)" office:value-type="float" office:value="9">
            <text:p>9</text:p>
          </table:table-cell>
          <table:table-cell table:formula="of:=[.B922]-[.B92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3">
            <text:p>4073</text:p>
          </table:table-cell>
          <table:table-cell table:formula="of:=MOD(ROW([.B938]);16)" office:value-type="float" office:value="10">
            <text:p>10</text:p>
          </table:table-cell>
          <table:table-cell table:formula="of:=[.B923]-[.B9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9">
            <text:p>4079</text:p>
          </table:table-cell>
          <table:table-cell table:formula="of:=MOD(ROW([.B939]);16)" office:value-type="float" office:value="11">
            <text:p>11</text:p>
          </table:table-cell>
          <table:table-cell table:formula="of:=[.B924]-[.B9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6">
            <text:p>4086</text:p>
          </table:table-cell>
          <table:table-cell table:formula="of:=MOD(ROW([.B940]);16)" office:value-type="float" office:value="12">
            <text:p>12</text:p>
          </table:table-cell>
          <table:table-cell table:formula="of:=[.B925]-[.B9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2">
            <text:p>4092</text:p>
          </table:table-cell>
          <table:table-cell table:formula="of:=MOD(ROW([.B941]);16)" office:value-type="float" office:value="13">
            <text:p>13</text:p>
          </table:table-cell>
          <table:table-cell table:formula="of:=[.B926]-[.B9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9">
            <text:p>4099</text:p>
          </table:table-cell>
          <table:table-cell table:formula="of:=MOD(ROW([.B942]);16)" office:value-type="float" office:value="14">
            <text:p>14</text:p>
          </table:table-cell>
          <table:table-cell table:formula="of:=[.B927]-[.B9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5">
            <text:p>4105</text:p>
          </table:table-cell>
          <table:table-cell table:formula="of:=MOD(ROW([.B943]);16)" office:value-type="float" office:value="15">
            <text:p>15</text:p>
          </table:table-cell>
          <table:table-cell table:formula="of:=[.B928]-[.B9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44]);16)" office:value-type="float" office:value="0">
            <text:p>0</text:p>
          </table:table-cell>
          <table:table-cell table:formula="of:=[.B929]-[.B928]" office:value-type="float" office:value="-4105">
            <text:p>-41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3">
            <text:p>4063</text:p>
          </table:table-cell>
          <table:table-cell table:formula="of:=MOD(ROW([.B945]);16)" office:value-type="float" office:value="1">
            <text:p>1</text:p>
          </table:table-cell>
          <table:table-cell table:formula="of:=[.B930]-[.B929]" office:value-type="float" office:value="4063">
            <text:p>40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0">
            <text:p>4070</text:p>
          </table:table-cell>
          <table:table-cell table:formula="of:=MOD(ROW([.B946]);16)" office:value-type="float" office:value="2">
            <text:p>2</text:p>
          </table:table-cell>
          <table:table-cell table:formula="of:=[.B931]-[.B9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6">
            <text:p>4076</text:p>
          </table:table-cell>
          <table:table-cell table:formula="of:=MOD(ROW([.B947]);16)" office:value-type="float" office:value="3">
            <text:p>3</text:p>
          </table:table-cell>
          <table:table-cell table:formula="of:=[.B932]-[.B9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3">
            <text:p>4083</text:p>
          </table:table-cell>
          <table:table-cell table:formula="of:=MOD(ROW([.B948]);16)" office:value-type="float" office:value="4">
            <text:p>4</text:p>
          </table:table-cell>
          <table:table-cell table:formula="of:=[.B933]-[.B9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9">
            <text:p>4089</text:p>
          </table:table-cell>
          <table:table-cell table:formula="of:=MOD(ROW([.B949]);16)" office:value-type="float" office:value="5">
            <text:p>5</text:p>
          </table:table-cell>
          <table:table-cell table:formula="of:=[.B934]-[.B9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5">
            <text:p>4095</text:p>
          </table:table-cell>
          <table:table-cell table:formula="of:=MOD(ROW([.B950]);16)" office:value-type="float" office:value="6">
            <text:p>6</text:p>
          </table:table-cell>
          <table:table-cell table:formula="of:=[.B935]-[.B9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2">
            <text:p>4102</text:p>
          </table:table-cell>
          <table:table-cell table:formula="of:=MOD(ROW([.B951]);16)" office:value-type="float" office:value="7">
            <text:p>7</text:p>
          </table:table-cell>
          <table:table-cell table:formula="of:=[.B936]-[.B9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8">
            <text:p>4108</text:p>
          </table:table-cell>
          <table:table-cell table:formula="of:=MOD(ROW([.B952]);16)" office:value-type="float" office:value="8">
            <text:p>8</text:p>
          </table:table-cell>
          <table:table-cell table:formula="of:=[.B937]-[.B9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5">
            <text:p>4115</text:p>
          </table:table-cell>
          <table:table-cell table:formula="of:=MOD(ROW([.B953]);16)" office:value-type="float" office:value="9">
            <text:p>9</text:p>
          </table:table-cell>
          <table:table-cell table:formula="of:=[.B938]-[.B93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2">
            <text:p>4122</text:p>
          </table:table-cell>
          <table:table-cell table:formula="of:=MOD(ROW([.B954]);16)" office:value-type="float" office:value="10">
            <text:p>10</text:p>
          </table:table-cell>
          <table:table-cell table:formula="of:=[.B939]-[.B9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8">
            <text:p>4128</text:p>
          </table:table-cell>
          <table:table-cell table:formula="of:=MOD(ROW([.B955]);16)" office:value-type="float" office:value="11">
            <text:p>11</text:p>
          </table:table-cell>
          <table:table-cell table:formula="of:=[.B940]-[.B9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5">
            <text:p>4135</text:p>
          </table:table-cell>
          <table:table-cell table:formula="of:=MOD(ROW([.B956]);16)" office:value-type="float" office:value="12">
            <text:p>12</text:p>
          </table:table-cell>
          <table:table-cell table:formula="of:=[.B941]-[.B9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1">
            <text:p>4141</text:p>
          </table:table-cell>
          <table:table-cell table:formula="of:=MOD(ROW([.B957]);16)" office:value-type="float" office:value="13">
            <text:p>13</text:p>
          </table:table-cell>
          <table:table-cell table:formula="of:=[.B942]-[.B9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8">
            <text:p>4148</text:p>
          </table:table-cell>
          <table:table-cell table:formula="of:=MOD(ROW([.B958]);16)" office:value-type="float" office:value="14">
            <text:p>14</text:p>
          </table:table-cell>
          <table:table-cell table:formula="of:=[.B943]-[.B9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4">
            <text:p>4154</text:p>
          </table:table-cell>
          <table:table-cell table:formula="of:=MOD(ROW([.B959]);16)" office:value-type="float" office:value="15">
            <text:p>15</text:p>
          </table:table-cell>
          <table:table-cell table:formula="of:=[.B944]-[.B9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60]);16)" office:value-type="float" office:value="0">
            <text:p>0</text:p>
          </table:table-cell>
          <table:table-cell table:formula="of:=[.B945]-[.B944]" office:value-type="float" office:value="-4154">
            <text:p>-41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7">
            <text:p>4457</text:p>
          </table:table-cell>
          <table:table-cell table:formula="of:=MOD(ROW([.B961]);16)" office:value-type="float" office:value="1">
            <text:p>1</text:p>
          </table:table-cell>
          <table:table-cell table:formula="of:=[.B946]-[.B945]" office:value-type="float" office:value="4457">
            <text:p>44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4">
            <text:p>4464</text:p>
          </table:table-cell>
          <table:table-cell table:formula="of:=MOD(ROW([.B962]);16)" office:value-type="float" office:value="2">
            <text:p>2</text:p>
          </table:table-cell>
          <table:table-cell table:formula="of:=[.B947]-[.B9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0">
            <text:p>4470</text:p>
          </table:table-cell>
          <table:table-cell table:formula="of:=MOD(ROW([.B963]);16)" office:value-type="float" office:value="3">
            <text:p>3</text:p>
          </table:table-cell>
          <table:table-cell table:formula="of:=[.B948]-[.B9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7">
            <text:p>4477</text:p>
          </table:table-cell>
          <table:table-cell table:formula="of:=MOD(ROW([.B964]);16)" office:value-type="float" office:value="4">
            <text:p>4</text:p>
          </table:table-cell>
          <table:table-cell table:formula="of:=[.B949]-[.B9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3">
            <text:p>4483</text:p>
          </table:table-cell>
          <table:table-cell table:formula="of:=MOD(ROW([.B965]);16)" office:value-type="float" office:value="5">
            <text:p>5</text:p>
          </table:table-cell>
          <table:table-cell table:formula="of:=[.B950]-[.B9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0">
            <text:p>4490</text:p>
          </table:table-cell>
          <table:table-cell table:formula="of:=MOD(ROW([.B966]);16)" office:value-type="float" office:value="6">
            <text:p>6</text:p>
          </table:table-cell>
          <table:table-cell table:formula="of:=[.B951]-[.B9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7">
            <text:p>4497</text:p>
          </table:table-cell>
          <table:table-cell table:formula="of:=MOD(ROW([.B967]);16)" office:value-type="float" office:value="7">
            <text:p>7</text:p>
          </table:table-cell>
          <table:table-cell table:formula="of:=[.B952]-[.B9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3">
            <text:p>4503</text:p>
          </table:table-cell>
          <table:table-cell table:formula="of:=MOD(ROW([.B968]);16)" office:value-type="float" office:value="8">
            <text:p>8</text:p>
          </table:table-cell>
          <table:table-cell table:formula="of:=[.B953]-[.B9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0">
            <text:p>4510</text:p>
          </table:table-cell>
          <table:table-cell table:formula="of:=MOD(ROW([.B969]);16)" office:value-type="float" office:value="9">
            <text:p>9</text:p>
          </table:table-cell>
          <table:table-cell table:formula="of:=[.B954]-[.B95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7">
            <text:p>4517</text:p>
          </table:table-cell>
          <table:table-cell table:formula="of:=MOD(ROW([.B970]);16)" office:value-type="float" office:value="10">
            <text:p>10</text:p>
          </table:table-cell>
          <table:table-cell table:formula="of:=[.B955]-[.B9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3">
            <text:p>4523</text:p>
          </table:table-cell>
          <table:table-cell table:formula="of:=MOD(ROW([.B971]);16)" office:value-type="float" office:value="11">
            <text:p>11</text:p>
          </table:table-cell>
          <table:table-cell table:formula="of:=[.B956]-[.B9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0">
            <text:p>4530</text:p>
          </table:table-cell>
          <table:table-cell table:formula="of:=MOD(ROW([.B972]);16)" office:value-type="float" office:value="12">
            <text:p>12</text:p>
          </table:table-cell>
          <table:table-cell table:formula="of:=[.B957]-[.B9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7">
            <text:p>4537</text:p>
          </table:table-cell>
          <table:table-cell table:formula="of:=MOD(ROW([.B973]);16)" office:value-type="float" office:value="13">
            <text:p>13</text:p>
          </table:table-cell>
          <table:table-cell table:formula="of:=[.B958]-[.B9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3">
            <text:p>4543</text:p>
          </table:table-cell>
          <table:table-cell table:formula="of:=MOD(ROW([.B974]);16)" office:value-type="float" office:value="14">
            <text:p>14</text:p>
          </table:table-cell>
          <table:table-cell table:formula="of:=[.B959]-[.B9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0">
            <text:p>4550</text:p>
          </table:table-cell>
          <table:table-cell table:formula="of:=MOD(ROW([.B975]);16)" office:value-type="float" office:value="15">
            <text:p>15</text:p>
          </table:table-cell>
          <table:table-cell table:formula="of:=[.B960]-[.B9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76]);16)" office:value-type="float" office:value="0">
            <text:p>0</text:p>
          </table:table-cell>
          <table:table-cell table:formula="of:=[.B961]-[.B960]" office:value-type="float" office:value="-4550">
            <text:p>-45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5">
            <text:p>4015</text:p>
          </table:table-cell>
          <table:table-cell table:formula="of:=MOD(ROW([.B977]);16)" office:value-type="float" office:value="1">
            <text:p>1</text:p>
          </table:table-cell>
          <table:table-cell table:formula="of:=[.B962]-[.B961]" office:value-type="float" office:value="4015">
            <text:p>40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2">
            <text:p>4022</text:p>
          </table:table-cell>
          <table:table-cell table:formula="of:=MOD(ROW([.B978]);16)" office:value-type="float" office:value="2">
            <text:p>2</text:p>
          </table:table-cell>
          <table:table-cell table:formula="of:=[.B963]-[.B9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8">
            <text:p>4028</text:p>
          </table:table-cell>
          <table:table-cell table:formula="of:=MOD(ROW([.B979]);16)" office:value-type="float" office:value="3">
            <text:p>3</text:p>
          </table:table-cell>
          <table:table-cell table:formula="of:=[.B964]-[.B9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5">
            <text:p>4035</text:p>
          </table:table-cell>
          <table:table-cell table:formula="of:=MOD(ROW([.B980]);16)" office:value-type="float" office:value="4">
            <text:p>4</text:p>
          </table:table-cell>
          <table:table-cell table:formula="of:=[.B965]-[.B9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1">
            <text:p>4041</text:p>
          </table:table-cell>
          <table:table-cell table:formula="of:=MOD(ROW([.B981]);16)" office:value-type="float" office:value="5">
            <text:p>5</text:p>
          </table:table-cell>
          <table:table-cell table:formula="of:=[.B966]-[.B9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8">
            <text:p>4048</text:p>
          </table:table-cell>
          <table:table-cell table:formula="of:=MOD(ROW([.B982]);16)" office:value-type="float" office:value="6">
            <text:p>6</text:p>
          </table:table-cell>
          <table:table-cell table:formula="of:=[.B967]-[.B9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4">
            <text:p>4054</text:p>
          </table:table-cell>
          <table:table-cell table:formula="of:=MOD(ROW([.B983]);16)" office:value-type="float" office:value="7">
            <text:p>7</text:p>
          </table:table-cell>
          <table:table-cell table:formula="of:=[.B968]-[.B9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1">
            <text:p>4061</text:p>
          </table:table-cell>
          <table:table-cell table:formula="of:=MOD(ROW([.B984]);16)" office:value-type="float" office:value="8">
            <text:p>8</text:p>
          </table:table-cell>
          <table:table-cell table:formula="of:=[.B969]-[.B9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8">
            <text:p>4068</text:p>
          </table:table-cell>
          <table:table-cell table:formula="of:=MOD(ROW([.B985]);16)" office:value-type="float" office:value="9">
            <text:p>9</text:p>
          </table:table-cell>
          <table:table-cell table:formula="of:=[.B970]-[.B9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4">
            <text:p>4074</text:p>
          </table:table-cell>
          <table:table-cell table:formula="of:=MOD(ROW([.B986]);16)" office:value-type="float" office:value="10">
            <text:p>10</text:p>
          </table:table-cell>
          <table:table-cell table:formula="of:=[.B971]-[.B9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1">
            <text:p>4081</text:p>
          </table:table-cell>
          <table:table-cell table:formula="of:=MOD(ROW([.B987]);16)" office:value-type="float" office:value="11">
            <text:p>11</text:p>
          </table:table-cell>
          <table:table-cell table:formula="of:=[.B972]-[.B9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8">
            <text:p>4088</text:p>
          </table:table-cell>
          <table:table-cell table:formula="of:=MOD(ROW([.B988]);16)" office:value-type="float" office:value="12">
            <text:p>12</text:p>
          </table:table-cell>
          <table:table-cell table:formula="of:=[.B973]-[.B9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4">
            <text:p>4094</text:p>
          </table:table-cell>
          <table:table-cell table:formula="of:=MOD(ROW([.B989]);16)" office:value-type="float" office:value="13">
            <text:p>13</text:p>
          </table:table-cell>
          <table:table-cell table:formula="of:=[.B974]-[.B9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1">
            <text:p>4101</text:p>
          </table:table-cell>
          <table:table-cell table:formula="of:=MOD(ROW([.B990]);16)" office:value-type="float" office:value="14">
            <text:p>14</text:p>
          </table:table-cell>
          <table:table-cell table:formula="of:=[.B975]-[.B9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7">
            <text:p>4107</text:p>
          </table:table-cell>
          <table:table-cell table:formula="of:=MOD(ROW([.B991]);16)" office:value-type="float" office:value="15">
            <text:p>15</text:p>
          </table:table-cell>
          <table:table-cell table:formula="of:=[.B976]-[.B9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92]);16)" office:value-type="float" office:value="0">
            <text:p>0</text:p>
          </table:table-cell>
          <table:table-cell table:formula="of:=[.B977]-[.B976]" office:value-type="float" office:value="-4107">
            <text:p>-41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0">
            <text:p>3940</text:p>
          </table:table-cell>
          <table:table-cell table:formula="of:=MOD(ROW([.B993]);16)" office:value-type="float" office:value="1">
            <text:p>1</text:p>
          </table:table-cell>
          <table:table-cell table:formula="of:=[.B978]-[.B977]" office:value-type="float" office:value="3940">
            <text:p>39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7">
            <text:p>3947</text:p>
          </table:table-cell>
          <table:table-cell table:formula="of:=MOD(ROW([.B994]);16)" office:value-type="float" office:value="2">
            <text:p>2</text:p>
          </table:table-cell>
          <table:table-cell table:formula="of:=[.B979]-[.B9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4">
            <text:p>3954</text:p>
          </table:table-cell>
          <table:table-cell table:formula="of:=MOD(ROW([.B995]);16)" office:value-type="float" office:value="3">
            <text:p>3</text:p>
          </table:table-cell>
          <table:table-cell table:formula="of:=[.B980]-[.B9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0">
            <text:p>3960</text:p>
          </table:table-cell>
          <table:table-cell table:formula="of:=MOD(ROW([.B996]);16)" office:value-type="float" office:value="4">
            <text:p>4</text:p>
          </table:table-cell>
          <table:table-cell table:formula="of:=[.B981]-[.B9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7">
            <text:p>3967</text:p>
          </table:table-cell>
          <table:table-cell table:formula="of:=MOD(ROW([.B997]);16)" office:value-type="float" office:value="5">
            <text:p>5</text:p>
          </table:table-cell>
          <table:table-cell table:formula="of:=[.B982]-[.B9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4">
            <text:p>3974</text:p>
          </table:table-cell>
          <table:table-cell table:formula="of:=MOD(ROW([.B998]);16)" office:value-type="float" office:value="6">
            <text:p>6</text:p>
          </table:table-cell>
          <table:table-cell table:formula="of:=[.B983]-[.B9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0">
            <text:p>3980</text:p>
          </table:table-cell>
          <table:table-cell table:formula="of:=MOD(ROW([.B999]);16)" office:value-type="float" office:value="7">
            <text:p>7</text:p>
          </table:table-cell>
          <table:table-cell table:formula="of:=[.B984]-[.B9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7">
            <text:p>3987</text:p>
          </table:table-cell>
          <table:table-cell table:formula="of:=MOD(ROW([.B1000]);16)" office:value-type="float" office:value="8">
            <text:p>8</text:p>
          </table:table-cell>
          <table:table-cell table:formula="of:=[.B985]-[.B9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4">
            <text:p>3994</text:p>
          </table:table-cell>
          <table:table-cell table:formula="of:=MOD(ROW([.B1001]);16)" office:value-type="float" office:value="9">
            <text:p>9</text:p>
          </table:table-cell>
          <table:table-cell table:formula="of:=[.B986]-[.B9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MOD(ROW([.B1002]);16)" office:value-type="float" office:value="10">
            <text:p>10</text:p>
          </table:table-cell>
          <table:table-cell table:formula="of:=[.B987]-[.B9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7">
            <text:p>4007</text:p>
          </table:table-cell>
          <table:table-cell table:formula="of:=MOD(ROW([.B1003]);16)" office:value-type="float" office:value="11">
            <text:p>11</text:p>
          </table:table-cell>
          <table:table-cell table:formula="of:=[.B988]-[.B9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4">
            <text:p>4014</text:p>
          </table:table-cell>
          <table:table-cell table:formula="of:=MOD(ROW([.B1004]);16)" office:value-type="float" office:value="12">
            <text:p>12</text:p>
          </table:table-cell>
          <table:table-cell table:formula="of:=[.B989]-[.B9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0">
            <text:p>4020</text:p>
          </table:table-cell>
          <table:table-cell table:formula="of:=MOD(ROW([.B1005]);16)" office:value-type="float" office:value="13">
            <text:p>13</text:p>
          </table:table-cell>
          <table:table-cell table:formula="of:=[.B990]-[.B9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7">
            <text:p>4027</text:p>
          </table:table-cell>
          <table:table-cell table:formula="of:=MOD(ROW([.B1006]);16)" office:value-type="float" office:value="14">
            <text:p>14</text:p>
          </table:table-cell>
          <table:table-cell table:formula="of:=[.B991]-[.B9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4">
            <text:p>4034</text:p>
          </table:table-cell>
          <table:table-cell table:formula="of:=MOD(ROW([.B1007]);16)" office:value-type="float" office:value="15">
            <text:p>15</text:p>
          </table:table-cell>
          <table:table-cell table:formula="of:=[.B992]-[.B9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08]);16)" office:value-type="float" office:value="0">
            <text:p>0</text:p>
          </table:table-cell>
          <table:table-cell table:formula="of:=[.B993]-[.B992]" office:value-type="float" office:value="-4034">
            <text:p>-40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6">
            <text:p>4416</text:p>
          </table:table-cell>
          <table:table-cell table:formula="of:=MOD(ROW([.B1009]);16)" office:value-type="float" office:value="1">
            <text:p>1</text:p>
          </table:table-cell>
          <table:table-cell table:formula="of:=[.B994]-[.B993]" office:value-type="float" office:value="4416">
            <text:p>44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2">
            <text:p>4422</text:p>
          </table:table-cell>
          <table:table-cell table:formula="of:=MOD(ROW([.B1010]);16)" office:value-type="float" office:value="2">
            <text:p>2</text:p>
          </table:table-cell>
          <table:table-cell table:formula="of:=[.B995]-[.B9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9">
            <text:p>4429</text:p>
          </table:table-cell>
          <table:table-cell table:formula="of:=MOD(ROW([.B1011]);16)" office:value-type="float" office:value="3">
            <text:p>3</text:p>
          </table:table-cell>
          <table:table-cell table:formula="of:=[.B996]-[.B9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6">
            <text:p>4436</text:p>
          </table:table-cell>
          <table:table-cell table:formula="of:=MOD(ROW([.B1012]);16)" office:value-type="float" office:value="4">
            <text:p>4</text:p>
          </table:table-cell>
          <table:table-cell table:formula="of:=[.B997]-[.B9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3">
            <text:p>4443</text:p>
          </table:table-cell>
          <table:table-cell table:formula="of:=MOD(ROW([.B1013]);16)" office:value-type="float" office:value="5">
            <text:p>5</text:p>
          </table:table-cell>
          <table:table-cell table:formula="of:=[.B998]-[.B9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9">
            <text:p>4449</text:p>
          </table:table-cell>
          <table:table-cell table:formula="of:=MOD(ROW([.B1014]);16)" office:value-type="float" office:value="6">
            <text:p>6</text:p>
          </table:table-cell>
          <table:table-cell table:formula="of:=[.B999]-[.B9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6">
            <text:p>4456</text:p>
          </table:table-cell>
          <table:table-cell table:formula="of:=MOD(ROW([.B1015]);16)" office:value-type="float" office:value="7">
            <text:p>7</text:p>
          </table:table-cell>
          <table:table-cell table:formula="of:=[.B1000]-[.B9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2">
            <text:p>4462</text:p>
          </table:table-cell>
          <table:table-cell table:formula="of:=MOD(ROW([.B1016]);16)" office:value-type="float" office:value="8">
            <text:p>8</text:p>
          </table:table-cell>
          <table:table-cell table:formula="of:=[.B1001]-[.B10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9">
            <text:p>4469</text:p>
          </table:table-cell>
          <table:table-cell table:formula="of:=MOD(ROW([.B1017]);16)" office:value-type="float" office:value="9">
            <text:p>9</text:p>
          </table:table-cell>
          <table:table-cell table:formula="of:=[.B1002]-[.B10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6">
            <text:p>4476</text:p>
          </table:table-cell>
          <table:table-cell table:formula="of:=MOD(ROW([.B1018]);16)" office:value-type="float" office:value="10">
            <text:p>10</text:p>
          </table:table-cell>
          <table:table-cell table:formula="of:=[.B1003]-[.B10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3">
            <text:p>4483</text:p>
          </table:table-cell>
          <table:table-cell table:formula="of:=MOD(ROW([.B1019]);16)" office:value-type="float" office:value="11">
            <text:p>11</text:p>
          </table:table-cell>
          <table:table-cell table:formula="of:=[.B1004]-[.B10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9">
            <text:p>4489</text:p>
          </table:table-cell>
          <table:table-cell table:formula="of:=MOD(ROW([.B1020]);16)" office:value-type="float" office:value="12">
            <text:p>12</text:p>
          </table:table-cell>
          <table:table-cell table:formula="of:=[.B1005]-[.B10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6">
            <text:p>4496</text:p>
          </table:table-cell>
          <table:table-cell table:formula="of:=MOD(ROW([.B1021]);16)" office:value-type="float" office:value="13">
            <text:p>13</text:p>
          </table:table-cell>
          <table:table-cell table:formula="of:=[.B1006]-[.B10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2">
            <text:p>4502</text:p>
          </table:table-cell>
          <table:table-cell table:formula="of:=MOD(ROW([.B1022]);16)" office:value-type="float" office:value="14">
            <text:p>14</text:p>
          </table:table-cell>
          <table:table-cell table:formula="of:=[.B1007]-[.B10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9">
            <text:p>4509</text:p>
          </table:table-cell>
          <table:table-cell table:formula="of:=MOD(ROW([.B1023]);16)" office:value-type="float" office:value="15">
            <text:p>15</text:p>
          </table:table-cell>
          <table:table-cell table:formula="of:=[.B1008]-[.B10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24]);16)" office:value-type="float" office:value="0">
            <text:p>0</text:p>
          </table:table-cell>
          <table:table-cell table:formula="of:=[.B1009]-[.B1008]" office:value-type="float" office:value="-4509">
            <text:p>-45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4">
            <text:p>4344</text:p>
          </table:table-cell>
          <table:table-cell table:formula="of:=MOD(ROW([.B1025]);16)" office:value-type="float" office:value="1">
            <text:p>1</text:p>
          </table:table-cell>
          <table:table-cell table:formula="of:=[.B1010]-[.B1009]" office:value-type="float" office:value="4344">
            <text:p>43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0">
            <text:p>4350</text:p>
          </table:table-cell>
          <table:table-cell table:formula="of:=MOD(ROW([.B1026]);16)" office:value-type="float" office:value="2">
            <text:p>2</text:p>
          </table:table-cell>
          <table:table-cell table:formula="of:=[.B1011]-[.B10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7">
            <text:p>4357</text:p>
          </table:table-cell>
          <table:table-cell table:formula="of:=MOD(ROW([.B1027]);16)" office:value-type="float" office:value="3">
            <text:p>3</text:p>
          </table:table-cell>
          <table:table-cell table:formula="of:=[.B1012]-[.B10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4">
            <text:p>4364</text:p>
          </table:table-cell>
          <table:table-cell table:formula="of:=MOD(ROW([.B1028]);16)" office:value-type="float" office:value="4">
            <text:p>4</text:p>
          </table:table-cell>
          <table:table-cell table:formula="of:=[.B1013]-[.B10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0">
            <text:p>4370</text:p>
          </table:table-cell>
          <table:table-cell table:formula="of:=MOD(ROW([.B1029]);16)" office:value-type="float" office:value="5">
            <text:p>5</text:p>
          </table:table-cell>
          <table:table-cell table:formula="of:=[.B1014]-[.B10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7">
            <text:p>4377</text:p>
          </table:table-cell>
          <table:table-cell table:formula="of:=MOD(ROW([.B1030]);16)" office:value-type="float" office:value="6">
            <text:p>6</text:p>
          </table:table-cell>
          <table:table-cell table:formula="of:=[.B1015]-[.B10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4">
            <text:p>4384</text:p>
          </table:table-cell>
          <table:table-cell table:formula="of:=MOD(ROW([.B1031]);16)" office:value-type="float" office:value="7">
            <text:p>7</text:p>
          </table:table-cell>
          <table:table-cell table:formula="of:=[.B1016]-[.B10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0">
            <text:p>4390</text:p>
          </table:table-cell>
          <table:table-cell table:formula="of:=MOD(ROW([.B1032]);16)" office:value-type="float" office:value="8">
            <text:p>8</text:p>
          </table:table-cell>
          <table:table-cell table:formula="of:=[.B1017]-[.B10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7">
            <text:p>4397</text:p>
          </table:table-cell>
          <table:table-cell table:formula="of:=MOD(ROW([.B1033]);16)" office:value-type="float" office:value="9">
            <text:p>9</text:p>
          </table:table-cell>
          <table:table-cell table:formula="of:=[.B1018]-[.B10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4">
            <text:p>4404</text:p>
          </table:table-cell>
          <table:table-cell table:formula="of:=MOD(ROW([.B1034]);16)" office:value-type="float" office:value="10">
            <text:p>10</text:p>
          </table:table-cell>
          <table:table-cell table:formula="of:=[.B1019]-[.B10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1">
            <text:p>4411</text:p>
          </table:table-cell>
          <table:table-cell table:formula="of:=MOD(ROW([.B1035]);16)" office:value-type="float" office:value="11">
            <text:p>11</text:p>
          </table:table-cell>
          <table:table-cell table:formula="of:=[.B1020]-[.B10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7">
            <text:p>4417</text:p>
          </table:table-cell>
          <table:table-cell table:formula="of:=MOD(ROW([.B1036]);16)" office:value-type="float" office:value="12">
            <text:p>12</text:p>
          </table:table-cell>
          <table:table-cell table:formula="of:=[.B1021]-[.B10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4">
            <text:p>4424</text:p>
          </table:table-cell>
          <table:table-cell table:formula="of:=MOD(ROW([.B1037]);16)" office:value-type="float" office:value="13">
            <text:p>13</text:p>
          </table:table-cell>
          <table:table-cell table:formula="of:=[.B1022]-[.B10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1">
            <text:p>4431</text:p>
          </table:table-cell>
          <table:table-cell table:formula="of:=MOD(ROW([.B1038]);16)" office:value-type="float" office:value="14">
            <text:p>14</text:p>
          </table:table-cell>
          <table:table-cell table:formula="of:=[.B1023]-[.B10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7">
            <text:p>4437</text:p>
          </table:table-cell>
          <table:table-cell table:formula="of:=MOD(ROW([.B1039]);16)" office:value-type="float" office:value="15">
            <text:p>15</text:p>
          </table:table-cell>
          <table:table-cell table:formula="of:=[.B1024]-[.B10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40]);16)" office:value-type="float" office:value="0">
            <text:p>0</text:p>
          </table:table-cell>
          <table:table-cell table:formula="of:=[.B1025]-[.B1024]" office:value-type="float" office:value="-4437">
            <text:p>-44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5">
            <text:p>4045</text:p>
          </table:table-cell>
          <table:table-cell table:formula="of:=MOD(ROW([.B1041]);16)" office:value-type="float" office:value="1">
            <text:p>1</text:p>
          </table:table-cell>
          <table:table-cell table:formula="of:=[.B1026]-[.B1025]" office:value-type="float" office:value="4045">
            <text:p>40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2">
            <text:p>4052</text:p>
          </table:table-cell>
          <table:table-cell table:formula="of:=MOD(ROW([.B1042]);16)" office:value-type="float" office:value="2">
            <text:p>2</text:p>
          </table:table-cell>
          <table:table-cell table:formula="of:=[.B1027]-[.B10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9">
            <text:p>4059</text:p>
          </table:table-cell>
          <table:table-cell table:formula="of:=MOD(ROW([.B1043]);16)" office:value-type="float" office:value="3">
            <text:p>3</text:p>
          </table:table-cell>
          <table:table-cell table:formula="of:=[.B1028]-[.B10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6">
            <text:p>4066</text:p>
          </table:table-cell>
          <table:table-cell table:formula="of:=MOD(ROW([.B1044]);16)" office:value-type="float" office:value="4">
            <text:p>4</text:p>
          </table:table-cell>
          <table:table-cell table:formula="of:=[.B1029]-[.B10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2">
            <text:p>4072</text:p>
          </table:table-cell>
          <table:table-cell table:formula="of:=MOD(ROW([.B1045]);16)" office:value-type="float" office:value="5">
            <text:p>5</text:p>
          </table:table-cell>
          <table:table-cell table:formula="of:=[.B1030]-[.B10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9">
            <text:p>4079</text:p>
          </table:table-cell>
          <table:table-cell table:formula="of:=MOD(ROW([.B1046]);16)" office:value-type="float" office:value="6">
            <text:p>6</text:p>
          </table:table-cell>
          <table:table-cell table:formula="of:=[.B1031]-[.B10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6">
            <text:p>4086</text:p>
          </table:table-cell>
          <table:table-cell table:formula="of:=MOD(ROW([.B1047]);16)" office:value-type="float" office:value="7">
            <text:p>7</text:p>
          </table:table-cell>
          <table:table-cell table:formula="of:=[.B1032]-[.B10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3">
            <text:p>4093</text:p>
          </table:table-cell>
          <table:table-cell table:formula="of:=MOD(ROW([.B1048]);16)" office:value-type="float" office:value="8">
            <text:p>8</text:p>
          </table:table-cell>
          <table:table-cell table:formula="of:=[.B1033]-[.B10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0">
            <text:p>4100</text:p>
          </table:table-cell>
          <table:table-cell table:formula="of:=MOD(ROW([.B1049]);16)" office:value-type="float" office:value="9">
            <text:p>9</text:p>
          </table:table-cell>
          <table:table-cell table:formula="of:=[.B1034]-[.B10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6">
            <text:p>4106</text:p>
          </table:table-cell>
          <table:table-cell table:formula="of:=MOD(ROW([.B1050]);16)" office:value-type="float" office:value="10">
            <text:p>10</text:p>
          </table:table-cell>
          <table:table-cell table:formula="of:=[.B1035]-[.B10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3">
            <text:p>4113</text:p>
          </table:table-cell>
          <table:table-cell table:formula="of:=MOD(ROW([.B1051]);16)" office:value-type="float" office:value="11">
            <text:p>11</text:p>
          </table:table-cell>
          <table:table-cell table:formula="of:=[.B1036]-[.B10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0">
            <text:p>4120</text:p>
          </table:table-cell>
          <table:table-cell table:formula="of:=MOD(ROW([.B1052]);16)" office:value-type="float" office:value="12">
            <text:p>12</text:p>
          </table:table-cell>
          <table:table-cell table:formula="of:=[.B1037]-[.B10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7">
            <text:p>4127</text:p>
          </table:table-cell>
          <table:table-cell table:formula="of:=MOD(ROW([.B1053]);16)" office:value-type="float" office:value="13">
            <text:p>13</text:p>
          </table:table-cell>
          <table:table-cell table:formula="of:=[.B1038]-[.B103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3">
            <text:p>4133</text:p>
          </table:table-cell>
          <table:table-cell table:formula="of:=MOD(ROW([.B1054]);16)" office:value-type="float" office:value="14">
            <text:p>14</text:p>
          </table:table-cell>
          <table:table-cell table:formula="of:=[.B1039]-[.B10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0">
            <text:p>4140</text:p>
          </table:table-cell>
          <table:table-cell table:formula="of:=MOD(ROW([.B1055]);16)" office:value-type="float" office:value="15">
            <text:p>15</text:p>
          </table:table-cell>
          <table:table-cell table:formula="of:=[.B1040]-[.B10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56]);16)" office:value-type="float" office:value="0">
            <text:p>0</text:p>
          </table:table-cell>
          <table:table-cell table:formula="of:=[.B1041]-[.B1040]" office:value-type="float" office:value="-4140">
            <text:p>-41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9">
            <text:p>4149</text:p>
          </table:table-cell>
          <table:table-cell table:formula="of:=MOD(ROW([.B1057]);16)" office:value-type="float" office:value="1">
            <text:p>1</text:p>
          </table:table-cell>
          <table:table-cell table:formula="of:=[.B1042]-[.B1041]" office:value-type="float" office:value="4149">
            <text:p>41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6">
            <text:p>4156</text:p>
          </table:table-cell>
          <table:table-cell table:formula="of:=MOD(ROW([.B1058]);16)" office:value-type="float" office:value="2">
            <text:p>2</text:p>
          </table:table-cell>
          <table:table-cell table:formula="of:=[.B1043]-[.B10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3">
            <text:p>4163</text:p>
          </table:table-cell>
          <table:table-cell table:formula="of:=MOD(ROW([.B1059]);16)" office:value-type="float" office:value="3">
            <text:p>3</text:p>
          </table:table-cell>
          <table:table-cell table:formula="of:=[.B1044]-[.B10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0">
            <text:p>4170</text:p>
          </table:table-cell>
          <table:table-cell table:formula="of:=MOD(ROW([.B1060]);16)" office:value-type="float" office:value="4">
            <text:p>4</text:p>
          </table:table-cell>
          <table:table-cell table:formula="of:=[.B1045]-[.B10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6">
            <text:p>4176</text:p>
          </table:table-cell>
          <table:table-cell table:formula="of:=MOD(ROW([.B1061]);16)" office:value-type="float" office:value="5">
            <text:p>5</text:p>
          </table:table-cell>
          <table:table-cell table:formula="of:=[.B1046]-[.B10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3">
            <text:p>4183</text:p>
          </table:table-cell>
          <table:table-cell table:formula="of:=MOD(ROW([.B1062]);16)" office:value-type="float" office:value="6">
            <text:p>6</text:p>
          </table:table-cell>
          <table:table-cell table:formula="of:=[.B1047]-[.B10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0">
            <text:p>4190</text:p>
          </table:table-cell>
          <table:table-cell table:formula="of:=MOD(ROW([.B1063]);16)" office:value-type="float" office:value="7">
            <text:p>7</text:p>
          </table:table-cell>
          <table:table-cell table:formula="of:=[.B1048]-[.B10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6">
            <text:p>4196</text:p>
          </table:table-cell>
          <table:table-cell table:formula="of:=MOD(ROW([.B1064]);16)" office:value-type="float" office:value="8">
            <text:p>8</text:p>
          </table:table-cell>
          <table:table-cell table:formula="of:=[.B1049]-[.B10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3">
            <text:p>4203</text:p>
          </table:table-cell>
          <table:table-cell table:formula="of:=MOD(ROW([.B1065]);16)" office:value-type="float" office:value="9">
            <text:p>9</text:p>
          </table:table-cell>
          <table:table-cell table:formula="of:=[.B1050]-[.B10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0">
            <text:p>4210</text:p>
          </table:table-cell>
          <table:table-cell table:formula="of:=MOD(ROW([.B1066]);16)" office:value-type="float" office:value="10">
            <text:p>10</text:p>
          </table:table-cell>
          <table:table-cell table:formula="of:=[.B1051]-[.B10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7">
            <text:p>4217</text:p>
          </table:table-cell>
          <table:table-cell table:formula="of:=MOD(ROW([.B1067]);16)" office:value-type="float" office:value="11">
            <text:p>11</text:p>
          </table:table-cell>
          <table:table-cell table:formula="of:=[.B1052]-[.B10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4">
            <text:p>4224</text:p>
          </table:table-cell>
          <table:table-cell table:formula="of:=MOD(ROW([.B1068]);16)" office:value-type="float" office:value="12">
            <text:p>12</text:p>
          </table:table-cell>
          <table:table-cell table:formula="of:=[.B1053]-[.B105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0">
            <text:p>4230</text:p>
          </table:table-cell>
          <table:table-cell table:formula="of:=MOD(ROW([.B1069]);16)" office:value-type="float" office:value="13">
            <text:p>13</text:p>
          </table:table-cell>
          <table:table-cell table:formula="of:=[.B1054]-[.B10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7">
            <text:p>4237</text:p>
          </table:table-cell>
          <table:table-cell table:formula="of:=MOD(ROW([.B1070]);16)" office:value-type="float" office:value="14">
            <text:p>14</text:p>
          </table:table-cell>
          <table:table-cell table:formula="of:=[.B1055]-[.B10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4">
            <text:p>4244</text:p>
          </table:table-cell>
          <table:table-cell table:formula="of:=MOD(ROW([.B1071]);16)" office:value-type="float" office:value="15">
            <text:p>15</text:p>
          </table:table-cell>
          <table:table-cell table:formula="of:=[.B1056]-[.B10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72]);16)" office:value-type="float" office:value="0">
            <text:p>0</text:p>
          </table:table-cell>
          <table:table-cell table:formula="of:=[.B1057]-[.B1056]" office:value-type="float" office:value="-4244">
            <text:p>-42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4">
            <text:p>4164</text:p>
          </table:table-cell>
          <table:table-cell table:formula="of:=MOD(ROW([.B1073]);16)" office:value-type="float" office:value="1">
            <text:p>1</text:p>
          </table:table-cell>
          <table:table-cell table:formula="of:=[.B1058]-[.B1057]" office:value-type="float" office:value="4164">
            <text:p>41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1">
            <text:p>4171</text:p>
          </table:table-cell>
          <table:table-cell table:formula="of:=MOD(ROW([.B1074]);16)" office:value-type="float" office:value="2">
            <text:p>2</text:p>
          </table:table-cell>
          <table:table-cell table:formula="of:=[.B1059]-[.B10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8">
            <text:p>4178</text:p>
          </table:table-cell>
          <table:table-cell table:formula="of:=MOD(ROW([.B1075]);16)" office:value-type="float" office:value="3">
            <text:p>3</text:p>
          </table:table-cell>
          <table:table-cell table:formula="of:=[.B1060]-[.B10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4">
            <text:p>4184</text:p>
          </table:table-cell>
          <table:table-cell table:formula="of:=MOD(ROW([.B1076]);16)" office:value-type="float" office:value="4">
            <text:p>4</text:p>
          </table:table-cell>
          <table:table-cell table:formula="of:=[.B1061]-[.B10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1">
            <text:p>4191</text:p>
          </table:table-cell>
          <table:table-cell table:formula="of:=MOD(ROW([.B1077]);16)" office:value-type="float" office:value="5">
            <text:p>5</text:p>
          </table:table-cell>
          <table:table-cell table:formula="of:=[.B1062]-[.B10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7">
            <text:p>4197</text:p>
          </table:table-cell>
          <table:table-cell table:formula="of:=MOD(ROW([.B1078]);16)" office:value-type="float" office:value="6">
            <text:p>6</text:p>
          </table:table-cell>
          <table:table-cell table:formula="of:=[.B1063]-[.B10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4">
            <text:p>4204</text:p>
          </table:table-cell>
          <table:table-cell table:formula="of:=MOD(ROW([.B1079]);16)" office:value-type="float" office:value="7">
            <text:p>7</text:p>
          </table:table-cell>
          <table:table-cell table:formula="of:=[.B1064]-[.B10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1">
            <text:p>4211</text:p>
          </table:table-cell>
          <table:table-cell table:formula="of:=MOD(ROW([.B1080]);16)" office:value-type="float" office:value="8">
            <text:p>8</text:p>
          </table:table-cell>
          <table:table-cell table:formula="of:=[.B1065]-[.B10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7">
            <text:p>4217</text:p>
          </table:table-cell>
          <table:table-cell table:formula="of:=MOD(ROW([.B1081]);16)" office:value-type="float" office:value="9">
            <text:p>9</text:p>
          </table:table-cell>
          <table:table-cell table:formula="of:=[.B1066]-[.B10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4">
            <text:p>4224</text:p>
          </table:table-cell>
          <table:table-cell table:formula="of:=MOD(ROW([.B1082]);16)" office:value-type="float" office:value="10">
            <text:p>10</text:p>
          </table:table-cell>
          <table:table-cell table:formula="of:=[.B1067]-[.B10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0">
            <text:p>4230</text:p>
          </table:table-cell>
          <table:table-cell table:formula="of:=MOD(ROW([.B1083]);16)" office:value-type="float" office:value="11">
            <text:p>11</text:p>
          </table:table-cell>
          <table:table-cell table:formula="of:=[.B1068]-[.B10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7">
            <text:p>4237</text:p>
          </table:table-cell>
          <table:table-cell table:formula="of:=MOD(ROW([.B1084]);16)" office:value-type="float" office:value="12">
            <text:p>12</text:p>
          </table:table-cell>
          <table:table-cell table:formula="of:=[.B1069]-[.B10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4">
            <text:p>4244</text:p>
          </table:table-cell>
          <table:table-cell table:formula="of:=MOD(ROW([.B1085]);16)" office:value-type="float" office:value="13">
            <text:p>13</text:p>
          </table:table-cell>
          <table:table-cell table:formula="of:=[.B1070]-[.B10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0">
            <text:p>4250</text:p>
          </table:table-cell>
          <table:table-cell table:formula="of:=MOD(ROW([.B1086]);16)" office:value-type="float" office:value="14">
            <text:p>14</text:p>
          </table:table-cell>
          <table:table-cell table:formula="of:=[.B1071]-[.B10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7">
            <text:p>4257</text:p>
          </table:table-cell>
          <table:table-cell table:formula="of:=MOD(ROW([.B1087]);16)" office:value-type="float" office:value="15">
            <text:p>15</text:p>
          </table:table-cell>
          <table:table-cell table:formula="of:=[.B1072]-[.B10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88]);16)" office:value-type="float" office:value="0">
            <text:p>0</text:p>
          </table:table-cell>
          <table:table-cell table:formula="of:=[.B1073]-[.B1072]" office:value-type="float" office:value="-4257">
            <text:p>-4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6">
            <text:p>4496</text:p>
          </table:table-cell>
          <table:table-cell table:formula="of:=MOD(ROW([.B1089]);16)" office:value-type="float" office:value="1">
            <text:p>1</text:p>
          </table:table-cell>
          <table:table-cell table:formula="of:=[.B1074]-[.B1073]" office:value-type="float" office:value="4496">
            <text:p>44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3">
            <text:p>4503</text:p>
          </table:table-cell>
          <table:table-cell table:formula="of:=MOD(ROW([.B1090]);16)" office:value-type="float" office:value="2">
            <text:p>2</text:p>
          </table:table-cell>
          <table:table-cell table:formula="of:=[.B1075]-[.B10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0">
            <text:p>4510</text:p>
          </table:table-cell>
          <table:table-cell table:formula="of:=MOD(ROW([.B1091]);16)" office:value-type="float" office:value="3">
            <text:p>3</text:p>
          </table:table-cell>
          <table:table-cell table:formula="of:=[.B1076]-[.B10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7">
            <text:p>4517</text:p>
          </table:table-cell>
          <table:table-cell table:formula="of:=MOD(ROW([.B1092]);16)" office:value-type="float" office:value="4">
            <text:p>4</text:p>
          </table:table-cell>
          <table:table-cell table:formula="of:=[.B1077]-[.B10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4">
            <text:p>4524</text:p>
          </table:table-cell>
          <table:table-cell table:formula="of:=MOD(ROW([.B1093]);16)" office:value-type="float" office:value="5">
            <text:p>5</text:p>
          </table:table-cell>
          <table:table-cell table:formula="of:=[.B1078]-[.B10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0">
            <text:p>4530</text:p>
          </table:table-cell>
          <table:table-cell table:formula="of:=MOD(ROW([.B1094]);16)" office:value-type="float" office:value="6">
            <text:p>6</text:p>
          </table:table-cell>
          <table:table-cell table:formula="of:=[.B1079]-[.B10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7">
            <text:p>4537</text:p>
          </table:table-cell>
          <table:table-cell table:formula="of:=MOD(ROW([.B1095]);16)" office:value-type="float" office:value="7">
            <text:p>7</text:p>
          </table:table-cell>
          <table:table-cell table:formula="of:=[.B1080]-[.B10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4">
            <text:p>4544</text:p>
          </table:table-cell>
          <table:table-cell table:formula="of:=MOD(ROW([.B1096]);16)" office:value-type="float" office:value="8">
            <text:p>8</text:p>
          </table:table-cell>
          <table:table-cell table:formula="of:=[.B1081]-[.B10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1">
            <text:p>4551</text:p>
          </table:table-cell>
          <table:table-cell table:formula="of:=MOD(ROW([.B1097]);16)" office:value-type="float" office:value="9">
            <text:p>9</text:p>
          </table:table-cell>
          <table:table-cell table:formula="of:=[.B1082]-[.B10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8">
            <text:p>4558</text:p>
          </table:table-cell>
          <table:table-cell table:formula="of:=MOD(ROW([.B1098]);16)" office:value-type="float" office:value="10">
            <text:p>10</text:p>
          </table:table-cell>
          <table:table-cell table:formula="of:=[.B1083]-[.B10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65">
            <text:p>4565</text:p>
          </table:table-cell>
          <table:table-cell table:formula="of:=MOD(ROW([.B1099]);16)" office:value-type="float" office:value="11">
            <text:p>11</text:p>
          </table:table-cell>
          <table:table-cell table:formula="of:=[.B1084]-[.B10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2">
            <text:p>4572</text:p>
          </table:table-cell>
          <table:table-cell table:formula="of:=MOD(ROW([.B1100]);16)" office:value-type="float" office:value="12">
            <text:p>12</text:p>
          </table:table-cell>
          <table:table-cell table:formula="of:=[.B1085]-[.B10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9">
            <text:p>4579</text:p>
          </table:table-cell>
          <table:table-cell table:formula="of:=MOD(ROW([.B1101]);16)" office:value-type="float" office:value="13">
            <text:p>13</text:p>
          </table:table-cell>
          <table:table-cell table:formula="of:=[.B1086]-[.B10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5">
            <text:p>4585</text:p>
          </table:table-cell>
          <table:table-cell table:formula="of:=MOD(ROW([.B1102]);16)" office:value-type="float" office:value="14">
            <text:p>14</text:p>
          </table:table-cell>
          <table:table-cell table:formula="of:=[.B1087]-[.B10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2">
            <text:p>4592</text:p>
          </table:table-cell>
          <table:table-cell table:formula="of:=MOD(ROW([.B1103]);16)" office:value-type="float" office:value="15">
            <text:p>15</text:p>
          </table:table-cell>
          <table:table-cell table:formula="of:=[.B1088]-[.B10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04]);16)" office:value-type="float" office:value="0">
            <text:p>0</text:p>
          </table:table-cell>
          <table:table-cell table:formula="of:=[.B1089]-[.B1088]" office:value-type="float" office:value="-4592">
            <text:p>-45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6">
            <text:p>4346</text:p>
          </table:table-cell>
          <table:table-cell table:formula="of:=MOD(ROW([.B1105]);16)" office:value-type="float" office:value="1">
            <text:p>1</text:p>
          </table:table-cell>
          <table:table-cell table:formula="of:=[.B1090]-[.B1089]" office:value-type="float" office:value="4346">
            <text:p>43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3">
            <text:p>4353</text:p>
          </table:table-cell>
          <table:table-cell table:formula="of:=MOD(ROW([.B1106]);16)" office:value-type="float" office:value="2">
            <text:p>2</text:p>
          </table:table-cell>
          <table:table-cell table:formula="of:=[.B1091]-[.B10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0">
            <text:p>4360</text:p>
          </table:table-cell>
          <table:table-cell table:formula="of:=MOD(ROW([.B1107]);16)" office:value-type="float" office:value="3">
            <text:p>3</text:p>
          </table:table-cell>
          <table:table-cell table:formula="of:=[.B1092]-[.B10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7">
            <text:p>4367</text:p>
          </table:table-cell>
          <table:table-cell table:formula="of:=MOD(ROW([.B1108]);16)" office:value-type="float" office:value="4">
            <text:p>4</text:p>
          </table:table-cell>
          <table:table-cell table:formula="of:=[.B1093]-[.B10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4">
            <text:p>4374</text:p>
          </table:table-cell>
          <table:table-cell table:formula="of:=MOD(ROW([.B1109]);16)" office:value-type="float" office:value="5">
            <text:p>5</text:p>
          </table:table-cell>
          <table:table-cell table:formula="of:=[.B1094]-[.B10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0">
            <text:p>4380</text:p>
          </table:table-cell>
          <table:table-cell table:formula="of:=MOD(ROW([.B1110]);16)" office:value-type="float" office:value="6">
            <text:p>6</text:p>
          </table:table-cell>
          <table:table-cell table:formula="of:=[.B1095]-[.B10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7">
            <text:p>4387</text:p>
          </table:table-cell>
          <table:table-cell table:formula="of:=MOD(ROW([.B1111]);16)" office:value-type="float" office:value="7">
            <text:p>7</text:p>
          </table:table-cell>
          <table:table-cell table:formula="of:=[.B1096]-[.B10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4">
            <text:p>4394</text:p>
          </table:table-cell>
          <table:table-cell table:formula="of:=MOD(ROW([.B1112]);16)" office:value-type="float" office:value="8">
            <text:p>8</text:p>
          </table:table-cell>
          <table:table-cell table:formula="of:=[.B1097]-[.B10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2">
            <text:p>4402</text:p>
          </table:table-cell>
          <table:table-cell table:formula="of:=MOD(ROW([.B1113]);16)" office:value-type="float" office:value="9">
            <text:p>9</text:p>
          </table:table-cell>
          <table:table-cell table:formula="of:=[.B1098]-[.B109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9">
            <text:p>4409</text:p>
          </table:table-cell>
          <table:table-cell table:formula="of:=MOD(ROW([.B1114]);16)" office:value-type="float" office:value="10">
            <text:p>10</text:p>
          </table:table-cell>
          <table:table-cell table:formula="of:=[.B1099]-[.B10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6">
            <text:p>4416</text:p>
          </table:table-cell>
          <table:table-cell table:formula="of:=MOD(ROW([.B1115]);16)" office:value-type="float" office:value="11">
            <text:p>11</text:p>
          </table:table-cell>
          <table:table-cell table:formula="of:=[.B1100]-[.B10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3">
            <text:p>4423</text:p>
          </table:table-cell>
          <table:table-cell table:formula="of:=MOD(ROW([.B1116]);16)" office:value-type="float" office:value="12">
            <text:p>12</text:p>
          </table:table-cell>
          <table:table-cell table:formula="of:=[.B1101]-[.B110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0">
            <text:p>4430</text:p>
          </table:table-cell>
          <table:table-cell table:formula="of:=MOD(ROW([.B1117]);16)" office:value-type="float" office:value="13">
            <text:p>13</text:p>
          </table:table-cell>
          <table:table-cell table:formula="of:=[.B1102]-[.B11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7">
            <text:p>4437</text:p>
          </table:table-cell>
          <table:table-cell table:formula="of:=MOD(ROW([.B1118]);16)" office:value-type="float" office:value="14">
            <text:p>14</text:p>
          </table:table-cell>
          <table:table-cell table:formula="of:=[.B1103]-[.B11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3">
            <text:p>4443</text:p>
          </table:table-cell>
          <table:table-cell table:formula="of:=MOD(ROW([.B1119]);16)" office:value-type="float" office:value="15">
            <text:p>15</text:p>
          </table:table-cell>
          <table:table-cell table:formula="of:=[.B1104]-[.B11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20]);16)" office:value-type="float" office:value="0">
            <text:p>0</text:p>
          </table:table-cell>
          <table:table-cell table:formula="of:=[.B1105]-[.B1104]" office:value-type="float" office:value="-4443">
            <text:p>-44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9">
            <text:p>4489</text:p>
          </table:table-cell>
          <table:table-cell table:formula="of:=MOD(ROW([.B1121]);16)" office:value-type="float" office:value="1">
            <text:p>1</text:p>
          </table:table-cell>
          <table:table-cell table:formula="of:=[.B1106]-[.B1105]" office:value-type="float" office:value="4489">
            <text:p>44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6">
            <text:p>4496</text:p>
          </table:table-cell>
          <table:table-cell table:formula="of:=MOD(ROW([.B1122]);16)" office:value-type="float" office:value="2">
            <text:p>2</text:p>
          </table:table-cell>
          <table:table-cell table:formula="of:=[.B1107]-[.B11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3">
            <text:p>4503</text:p>
          </table:table-cell>
          <table:table-cell table:formula="of:=MOD(ROW([.B1123]);16)" office:value-type="float" office:value="3">
            <text:p>3</text:p>
          </table:table-cell>
          <table:table-cell table:formula="of:=[.B1108]-[.B11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0">
            <text:p>4510</text:p>
          </table:table-cell>
          <table:table-cell table:formula="of:=MOD(ROW([.B1124]);16)" office:value-type="float" office:value="4">
            <text:p>4</text:p>
          </table:table-cell>
          <table:table-cell table:formula="of:=[.B1109]-[.B11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8">
            <text:p>4518</text:p>
          </table:table-cell>
          <table:table-cell table:formula="of:=MOD(ROW([.B1125]);16)" office:value-type="float" office:value="5">
            <text:p>5</text:p>
          </table:table-cell>
          <table:table-cell table:formula="of:=[.B1110]-[.B110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5">
            <text:p>4525</text:p>
          </table:table-cell>
          <table:table-cell table:formula="of:=MOD(ROW([.B1126]);16)" office:value-type="float" office:value="6">
            <text:p>6</text:p>
          </table:table-cell>
          <table:table-cell table:formula="of:=[.B1111]-[.B11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2">
            <text:p>4532</text:p>
          </table:table-cell>
          <table:table-cell table:formula="of:=MOD(ROW([.B1127]);16)" office:value-type="float" office:value="7">
            <text:p>7</text:p>
          </table:table-cell>
          <table:table-cell table:formula="of:=[.B1112]-[.B11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9">
            <text:p>4539</text:p>
          </table:table-cell>
          <table:table-cell table:formula="of:=MOD(ROW([.B1128]);16)" office:value-type="float" office:value="8">
            <text:p>8</text:p>
          </table:table-cell>
          <table:table-cell table:formula="of:=[.B1113]-[.B11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6">
            <text:p>4546</text:p>
          </table:table-cell>
          <table:table-cell table:formula="of:=MOD(ROW([.B1129]);16)" office:value-type="float" office:value="9">
            <text:p>9</text:p>
          </table:table-cell>
          <table:table-cell table:formula="of:=[.B1114]-[.B11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3">
            <text:p>4553</text:p>
          </table:table-cell>
          <table:table-cell table:formula="of:=MOD(ROW([.B1130]);16)" office:value-type="float" office:value="10">
            <text:p>10</text:p>
          </table:table-cell>
          <table:table-cell table:formula="of:=[.B1115]-[.B11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60">
            <text:p>4560</text:p>
          </table:table-cell>
          <table:table-cell table:formula="of:=MOD(ROW([.B1131]);16)" office:value-type="float" office:value="11">
            <text:p>11</text:p>
          </table:table-cell>
          <table:table-cell table:formula="of:=[.B1116]-[.B11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67">
            <text:p>4567</text:p>
          </table:table-cell>
          <table:table-cell table:formula="of:=MOD(ROW([.B1132]);16)" office:value-type="float" office:value="12">
            <text:p>12</text:p>
          </table:table-cell>
          <table:table-cell table:formula="of:=[.B1117]-[.B111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4">
            <text:p>4574</text:p>
          </table:table-cell>
          <table:table-cell table:formula="of:=MOD(ROW([.B1133]);16)" office:value-type="float" office:value="13">
            <text:p>13</text:p>
          </table:table-cell>
          <table:table-cell table:formula="of:=[.B1118]-[.B11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1">
            <text:p>4581</text:p>
          </table:table-cell>
          <table:table-cell table:formula="of:=MOD(ROW([.B1134]);16)" office:value-type="float" office:value="14">
            <text:p>14</text:p>
          </table:table-cell>
          <table:table-cell table:formula="of:=[.B1119]-[.B11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8">
            <text:p>4588</text:p>
          </table:table-cell>
          <table:table-cell table:formula="of:=MOD(ROW([.B1135]);16)" office:value-type="float" office:value="15">
            <text:p>15</text:p>
          </table:table-cell>
          <table:table-cell table:formula="of:=[.B1120]-[.B11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36]);16)" office:value-type="float" office:value="0">
            <text:p>0</text:p>
          </table:table-cell>
          <table:table-cell table:formula="of:=[.B1121]-[.B1120]" office:value-type="float" office:value="-4588">
            <text:p>-45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1">
            <text:p>3281</text:p>
          </table:table-cell>
          <table:table-cell table:formula="of:=MOD(ROW([.B1137]);16)" office:value-type="float" office:value="1">
            <text:p>1</text:p>
          </table:table-cell>
          <table:table-cell table:formula="of:=[.B1122]-[.B1121]" office:value-type="float" office:value="3281">
            <text:p>32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6">
            <text:p>3286</text:p>
          </table:table-cell>
          <table:table-cell table:formula="of:=MOD(ROW([.B1138]);16)" office:value-type="float" office:value="2">
            <text:p>2</text:p>
          </table:table-cell>
          <table:table-cell table:formula="of:=[.B1123]-[.B112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2">
            <text:p>3292</text:p>
          </table:table-cell>
          <table:table-cell table:formula="of:=MOD(ROW([.B1139]);16)" office:value-type="float" office:value="3">
            <text:p>3</text:p>
          </table:table-cell>
          <table:table-cell table:formula="of:=[.B1124]-[.B11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7">
            <text:p>3297</text:p>
          </table:table-cell>
          <table:table-cell table:formula="of:=MOD(ROW([.B1140]);16)" office:value-type="float" office:value="4">
            <text:p>4</text:p>
          </table:table-cell>
          <table:table-cell table:formula="of:=[.B1125]-[.B112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2">
            <text:p>3302</text:p>
          </table:table-cell>
          <table:table-cell table:formula="of:=MOD(ROW([.B1141]);16)" office:value-type="float" office:value="5">
            <text:p>5</text:p>
          </table:table-cell>
          <table:table-cell table:formula="of:=[.B1126]-[.B112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7">
            <text:p>3307</text:p>
          </table:table-cell>
          <table:table-cell table:formula="of:=MOD(ROW([.B1142]);16)" office:value-type="float" office:value="6">
            <text:p>6</text:p>
          </table:table-cell>
          <table:table-cell table:formula="of:=[.B1127]-[.B112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2">
            <text:p>3312</text:p>
          </table:table-cell>
          <table:table-cell table:formula="of:=MOD(ROW([.B1143]);16)" office:value-type="float" office:value="7">
            <text:p>7</text:p>
          </table:table-cell>
          <table:table-cell table:formula="of:=[.B1128]-[.B112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8">
            <text:p>3318</text:p>
          </table:table-cell>
          <table:table-cell table:formula="of:=MOD(ROW([.B1144]);16)" office:value-type="float" office:value="8">
            <text:p>8</text:p>
          </table:table-cell>
          <table:table-cell table:formula="of:=[.B1129]-[.B11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3">
            <text:p>3323</text:p>
          </table:table-cell>
          <table:table-cell table:formula="of:=MOD(ROW([.B1145]);16)" office:value-type="float" office:value="9">
            <text:p>9</text:p>
          </table:table-cell>
          <table:table-cell table:formula="of:=[.B1130]-[.B112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8">
            <text:p>3328</text:p>
          </table:table-cell>
          <table:table-cell table:formula="of:=MOD(ROW([.B1146]);16)" office:value-type="float" office:value="10">
            <text:p>10</text:p>
          </table:table-cell>
          <table:table-cell table:formula="of:=[.B1131]-[.B113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4">
            <text:p>3334</text:p>
          </table:table-cell>
          <table:table-cell table:formula="of:=MOD(ROW([.B1147]);16)" office:value-type="float" office:value="11">
            <text:p>11</text:p>
          </table:table-cell>
          <table:table-cell table:formula="of:=[.B1132]-[.B11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9">
            <text:p>3339</text:p>
          </table:table-cell>
          <table:table-cell table:formula="of:=MOD(ROW([.B1148]);16)" office:value-type="float" office:value="12">
            <text:p>12</text:p>
          </table:table-cell>
          <table:table-cell table:formula="of:=[.B1133]-[.B113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4">
            <text:p>3344</text:p>
          </table:table-cell>
          <table:table-cell table:formula="of:=MOD(ROW([.B1149]);16)" office:value-type="float" office:value="13">
            <text:p>13</text:p>
          </table:table-cell>
          <table:table-cell table:formula="of:=[.B1134]-[.B113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0">
            <text:p>3350</text:p>
          </table:table-cell>
          <table:table-cell table:formula="of:=MOD(ROW([.B1150]);16)" office:value-type="float" office:value="14">
            <text:p>14</text:p>
          </table:table-cell>
          <table:table-cell table:formula="of:=[.B1135]-[.B11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5">
            <text:p>3355</text:p>
          </table:table-cell>
          <table:table-cell table:formula="of:=MOD(ROW([.B1151]);16)" office:value-type="float" office:value="15">
            <text:p>15</text:p>
          </table:table-cell>
          <table:table-cell table:formula="of:=[.B1136]-[.B113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52]);16)" office:value-type="float" office:value="0">
            <text:p>0</text:p>
          </table:table-cell>
          <table:table-cell table:formula="of:=[.B1137]-[.B1136]" office:value-type="float" office:value="-3355">
            <text:p>-33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5">
            <text:p>3435</text:p>
          </table:table-cell>
          <table:table-cell table:formula="of:=MOD(ROW([.B1153]);16)" office:value-type="float" office:value="1">
            <text:p>1</text:p>
          </table:table-cell>
          <table:table-cell table:formula="of:=[.B1138]-[.B1137]" office:value-type="float" office:value="3435">
            <text:p>34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0">
            <text:p>3440</text:p>
          </table:table-cell>
          <table:table-cell table:formula="of:=MOD(ROW([.B1154]);16)" office:value-type="float" office:value="2">
            <text:p>2</text:p>
          </table:table-cell>
          <table:table-cell table:formula="of:=[.B1139]-[.B113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6">
            <text:p>3446</text:p>
          </table:table-cell>
          <table:table-cell table:formula="of:=MOD(ROW([.B1155]);16)" office:value-type="float" office:value="3">
            <text:p>3</text:p>
          </table:table-cell>
          <table:table-cell table:formula="of:=[.B1140]-[.B11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1">
            <text:p>3451</text:p>
          </table:table-cell>
          <table:table-cell table:formula="of:=MOD(ROW([.B1156]);16)" office:value-type="float" office:value="4">
            <text:p>4</text:p>
          </table:table-cell>
          <table:table-cell table:formula="of:=[.B1141]-[.B114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6">
            <text:p>3456</text:p>
          </table:table-cell>
          <table:table-cell table:formula="of:=MOD(ROW([.B1157]);16)" office:value-type="float" office:value="5">
            <text:p>5</text:p>
          </table:table-cell>
          <table:table-cell table:formula="of:=[.B1142]-[.B114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2">
            <text:p>3462</text:p>
          </table:table-cell>
          <table:table-cell table:formula="of:=MOD(ROW([.B1158]);16)" office:value-type="float" office:value="6">
            <text:p>6</text:p>
          </table:table-cell>
          <table:table-cell table:formula="of:=[.B1143]-[.B11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7">
            <text:p>3467</text:p>
          </table:table-cell>
          <table:table-cell table:formula="of:=MOD(ROW([.B1159]);16)" office:value-type="float" office:value="7">
            <text:p>7</text:p>
          </table:table-cell>
          <table:table-cell table:formula="of:=[.B1144]-[.B114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2">
            <text:p>3472</text:p>
          </table:table-cell>
          <table:table-cell table:formula="of:=MOD(ROW([.B1160]);16)" office:value-type="float" office:value="8">
            <text:p>8</text:p>
          </table:table-cell>
          <table:table-cell table:formula="of:=[.B1145]-[.B114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8">
            <text:p>3478</text:p>
          </table:table-cell>
          <table:table-cell table:formula="of:=MOD(ROW([.B1161]);16)" office:value-type="float" office:value="9">
            <text:p>9</text:p>
          </table:table-cell>
          <table:table-cell table:formula="of:=[.B1146]-[.B11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3">
            <text:p>3483</text:p>
          </table:table-cell>
          <table:table-cell table:formula="of:=MOD(ROW([.B1162]);16)" office:value-type="float" office:value="10">
            <text:p>10</text:p>
          </table:table-cell>
          <table:table-cell table:formula="of:=[.B1147]-[.B114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8">
            <text:p>3488</text:p>
          </table:table-cell>
          <table:table-cell table:formula="of:=MOD(ROW([.B1163]);16)" office:value-type="float" office:value="11">
            <text:p>11</text:p>
          </table:table-cell>
          <table:table-cell table:formula="of:=[.B1148]-[.B114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4">
            <text:p>3494</text:p>
          </table:table-cell>
          <table:table-cell table:formula="of:=MOD(ROW([.B1164]);16)" office:value-type="float" office:value="12">
            <text:p>12</text:p>
          </table:table-cell>
          <table:table-cell table:formula="of:=[.B1149]-[.B11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9">
            <text:p>3499</text:p>
          </table:table-cell>
          <table:table-cell table:formula="of:=MOD(ROW([.B1165]);16)" office:value-type="float" office:value="13">
            <text:p>13</text:p>
          </table:table-cell>
          <table:table-cell table:formula="of:=[.B1150]-[.B114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4">
            <text:p>3504</text:p>
          </table:table-cell>
          <table:table-cell table:formula="of:=MOD(ROW([.B1166]);16)" office:value-type="float" office:value="14">
            <text:p>14</text:p>
          </table:table-cell>
          <table:table-cell table:formula="of:=[.B1151]-[.B115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0">
            <text:p>3510</text:p>
          </table:table-cell>
          <table:table-cell table:formula="of:=MOD(ROW([.B1167]);16)" office:value-type="float" office:value="15">
            <text:p>15</text:p>
          </table:table-cell>
          <table:table-cell table:formula="of:=[.B1152]-[.B11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68]);16)" office:value-type="float" office:value="0">
            <text:p>0</text:p>
          </table:table-cell>
          <table:table-cell table:formula="of:=[.B1153]-[.B1152]" office:value-type="float" office:value="-3510">
            <text:p>-35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8">
            <text:p>3458</text:p>
          </table:table-cell>
          <table:table-cell table:formula="of:=MOD(ROW([.B1169]);16)" office:value-type="float" office:value="1">
            <text:p>1</text:p>
          </table:table-cell>
          <table:table-cell table:formula="of:=[.B1154]-[.B1153]" office:value-type="float" office:value="3458">
            <text:p>34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3">
            <text:p>3463</text:p>
          </table:table-cell>
          <table:table-cell table:formula="of:=MOD(ROW([.B1170]);16)" office:value-type="float" office:value="2">
            <text:p>2</text:p>
          </table:table-cell>
          <table:table-cell table:formula="of:=[.B1155]-[.B115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1">
            <text:p>3471</text:p>
          </table:table-cell>
          <table:table-cell table:formula="of:=MOD(ROW([.B1171]);16)" office:value-type="float" office:value="3">
            <text:p>3</text:p>
          </table:table-cell>
          <table:table-cell table:formula="of:=[.B1156]-[.B115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6">
            <text:p>3476</text:p>
          </table:table-cell>
          <table:table-cell table:formula="of:=MOD(ROW([.B1172]);16)" office:value-type="float" office:value="4">
            <text:p>4</text:p>
          </table:table-cell>
          <table:table-cell table:formula="of:=[.B1157]-[.B115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2">
            <text:p>3482</text:p>
          </table:table-cell>
          <table:table-cell table:formula="of:=MOD(ROW([.B1173]);16)" office:value-type="float" office:value="5">
            <text:p>5</text:p>
          </table:table-cell>
          <table:table-cell table:formula="of:=[.B1158]-[.B11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8">
            <text:p>3488</text:p>
          </table:table-cell>
          <table:table-cell table:formula="of:=MOD(ROW([.B1174]);16)" office:value-type="float" office:value="6">
            <text:p>6</text:p>
          </table:table-cell>
          <table:table-cell table:formula="of:=[.B1159]-[.B11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4">
            <text:p>3494</text:p>
          </table:table-cell>
          <table:table-cell table:formula="of:=MOD(ROW([.B1175]);16)" office:value-type="float" office:value="7">
            <text:p>7</text:p>
          </table:table-cell>
          <table:table-cell table:formula="of:=[.B1160]-[.B11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9">
            <text:p>3499</text:p>
          </table:table-cell>
          <table:table-cell table:formula="of:=MOD(ROW([.B1176]);16)" office:value-type="float" office:value="8">
            <text:p>8</text:p>
          </table:table-cell>
          <table:table-cell table:formula="of:=[.B1161]-[.B116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5">
            <text:p>3505</text:p>
          </table:table-cell>
          <table:table-cell table:formula="of:=MOD(ROW([.B1177]);16)" office:value-type="float" office:value="9">
            <text:p>9</text:p>
          </table:table-cell>
          <table:table-cell table:formula="of:=[.B1162]-[.B11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1">
            <text:p>3511</text:p>
          </table:table-cell>
          <table:table-cell table:formula="of:=MOD(ROW([.B1178]);16)" office:value-type="float" office:value="10">
            <text:p>10</text:p>
          </table:table-cell>
          <table:table-cell table:formula="of:=[.B1163]-[.B11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7">
            <text:p>3517</text:p>
          </table:table-cell>
          <table:table-cell table:formula="of:=MOD(ROW([.B1179]);16)" office:value-type="float" office:value="11">
            <text:p>11</text:p>
          </table:table-cell>
          <table:table-cell table:formula="of:=[.B1164]-[.B11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3">
            <text:p>3523</text:p>
          </table:table-cell>
          <table:table-cell table:formula="of:=MOD(ROW([.B1180]);16)" office:value-type="float" office:value="12">
            <text:p>12</text:p>
          </table:table-cell>
          <table:table-cell table:formula="of:=[.B1165]-[.B11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8">
            <text:p>3528</text:p>
          </table:table-cell>
          <table:table-cell table:formula="of:=MOD(ROW([.B1181]);16)" office:value-type="float" office:value="13">
            <text:p>13</text:p>
          </table:table-cell>
          <table:table-cell table:formula="of:=[.B1166]-[.B116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4">
            <text:p>3534</text:p>
          </table:table-cell>
          <table:table-cell table:formula="of:=MOD(ROW([.B1182]);16)" office:value-type="float" office:value="14">
            <text:p>14</text:p>
          </table:table-cell>
          <table:table-cell table:formula="of:=[.B1167]-[.B11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0">
            <text:p>3540</text:p>
          </table:table-cell>
          <table:table-cell table:formula="of:=MOD(ROW([.B1183]);16)" office:value-type="float" office:value="15">
            <text:p>15</text:p>
          </table:table-cell>
          <table:table-cell table:formula="of:=[.B1168]-[.B11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84]);16)" office:value-type="float" office:value="0">
            <text:p>0</text:p>
          </table:table-cell>
          <table:table-cell table:formula="of:=[.B1169]-[.B1168]" office:value-type="float" office:value="-3540">
            <text:p>-35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9">
            <text:p>3279</text:p>
          </table:table-cell>
          <table:table-cell table:formula="of:=MOD(ROW([.B1185]);16)" office:value-type="float" office:value="1">
            <text:p>1</text:p>
          </table:table-cell>
          <table:table-cell table:formula="of:=[.B1170]-[.B1169]" office:value-type="float" office:value="3279">
            <text:p>32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5">
            <text:p>3285</text:p>
          </table:table-cell>
          <table:table-cell table:formula="of:=MOD(ROW([.B1186]);16)" office:value-type="float" office:value="2">
            <text:p>2</text:p>
          </table:table-cell>
          <table:table-cell table:formula="of:=[.B1171]-[.B11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1">
            <text:p>3291</text:p>
          </table:table-cell>
          <table:table-cell table:formula="of:=MOD(ROW([.B1187]);16)" office:value-type="float" office:value="3">
            <text:p>3</text:p>
          </table:table-cell>
          <table:table-cell table:formula="of:=[.B1172]-[.B11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7">
            <text:p>3297</text:p>
          </table:table-cell>
          <table:table-cell table:formula="of:=MOD(ROW([.B1188]);16)" office:value-type="float" office:value="4">
            <text:p>4</text:p>
          </table:table-cell>
          <table:table-cell table:formula="of:=[.B1173]-[.B11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2">
            <text:p>3302</text:p>
          </table:table-cell>
          <table:table-cell table:formula="of:=MOD(ROW([.B1189]);16)" office:value-type="float" office:value="5">
            <text:p>5</text:p>
          </table:table-cell>
          <table:table-cell table:formula="of:=[.B1174]-[.B117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8">
            <text:p>3308</text:p>
          </table:table-cell>
          <table:table-cell table:formula="of:=MOD(ROW([.B1190]);16)" office:value-type="float" office:value="6">
            <text:p>6</text:p>
          </table:table-cell>
          <table:table-cell table:formula="of:=[.B1175]-[.B11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4">
            <text:p>3314</text:p>
          </table:table-cell>
          <table:table-cell table:formula="of:=MOD(ROW([.B1191]);16)" office:value-type="float" office:value="7">
            <text:p>7</text:p>
          </table:table-cell>
          <table:table-cell table:formula="of:=[.B1176]-[.B11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0">
            <text:p>3320</text:p>
          </table:table-cell>
          <table:table-cell table:formula="of:=MOD(ROW([.B1192]);16)" office:value-type="float" office:value="8">
            <text:p>8</text:p>
          </table:table-cell>
          <table:table-cell table:formula="of:=[.B1177]-[.B11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6">
            <text:p>3326</text:p>
          </table:table-cell>
          <table:table-cell table:formula="of:=MOD(ROW([.B1193]);16)" office:value-type="float" office:value="9">
            <text:p>9</text:p>
          </table:table-cell>
          <table:table-cell table:formula="of:=[.B1178]-[.B11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1">
            <text:p>3331</text:p>
          </table:table-cell>
          <table:table-cell table:formula="of:=MOD(ROW([.B1194]);16)" office:value-type="float" office:value="10">
            <text:p>10</text:p>
          </table:table-cell>
          <table:table-cell table:formula="of:=[.B1179]-[.B117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7">
            <text:p>3337</text:p>
          </table:table-cell>
          <table:table-cell table:formula="of:=MOD(ROW([.B1195]);16)" office:value-type="float" office:value="11">
            <text:p>11</text:p>
          </table:table-cell>
          <table:table-cell table:formula="of:=[.B1180]-[.B11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3">
            <text:p>3343</text:p>
          </table:table-cell>
          <table:table-cell table:formula="of:=MOD(ROW([.B1196]);16)" office:value-type="float" office:value="12">
            <text:p>12</text:p>
          </table:table-cell>
          <table:table-cell table:formula="of:=[.B1181]-[.B11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9">
            <text:p>3349</text:p>
          </table:table-cell>
          <table:table-cell table:formula="of:=MOD(ROW([.B1197]);16)" office:value-type="float" office:value="13">
            <text:p>13</text:p>
          </table:table-cell>
          <table:table-cell table:formula="of:=[.B1182]-[.B11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5">
            <text:p>3355</text:p>
          </table:table-cell>
          <table:table-cell table:formula="of:=MOD(ROW([.B1198]);16)" office:value-type="float" office:value="14">
            <text:p>14</text:p>
          </table:table-cell>
          <table:table-cell table:formula="of:=[.B1183]-[.B11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0">
            <text:p>3360</text:p>
          </table:table-cell>
          <table:table-cell table:formula="of:=MOD(ROW([.B1199]);16)" office:value-type="float" office:value="15">
            <text:p>15</text:p>
          </table:table-cell>
          <table:table-cell table:formula="of:=[.B1184]-[.B118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00]);16)" office:value-type="float" office:value="0">
            <text:p>0</text:p>
          </table:table-cell>
          <table:table-cell table:formula="of:=[.B1185]-[.B1184]" office:value-type="float" office:value="-3360">
            <text:p>-33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6">
            <text:p>3536</text:p>
          </table:table-cell>
          <table:table-cell table:formula="of:=MOD(ROW([.B1201]);16)" office:value-type="float" office:value="1">
            <text:p>1</text:p>
          </table:table-cell>
          <table:table-cell table:formula="of:=[.B1186]-[.B1185]" office:value-type="float" office:value="3536">
            <text:p>35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2">
            <text:p>3542</text:p>
          </table:table-cell>
          <table:table-cell table:formula="of:=MOD(ROW([.B1202]);16)" office:value-type="float" office:value="2">
            <text:p>2</text:p>
          </table:table-cell>
          <table:table-cell table:formula="of:=[.B1187]-[.B11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8">
            <text:p>3548</text:p>
          </table:table-cell>
          <table:table-cell table:formula="of:=MOD(ROW([.B1203]);16)" office:value-type="float" office:value="3">
            <text:p>3</text:p>
          </table:table-cell>
          <table:table-cell table:formula="of:=[.B1188]-[.B11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4">
            <text:p>3554</text:p>
          </table:table-cell>
          <table:table-cell table:formula="of:=MOD(ROW([.B1204]);16)" office:value-type="float" office:value="4">
            <text:p>4</text:p>
          </table:table-cell>
          <table:table-cell table:formula="of:=[.B1189]-[.B11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0">
            <text:p>3560</text:p>
          </table:table-cell>
          <table:table-cell table:formula="of:=MOD(ROW([.B1205]);16)" office:value-type="float" office:value="5">
            <text:p>5</text:p>
          </table:table-cell>
          <table:table-cell table:formula="of:=[.B1190]-[.B11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5">
            <text:p>3565</text:p>
          </table:table-cell>
          <table:table-cell table:formula="of:=MOD(ROW([.B1206]);16)" office:value-type="float" office:value="6">
            <text:p>6</text:p>
          </table:table-cell>
          <table:table-cell table:formula="of:=[.B1191]-[.B119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1">
            <text:p>3571</text:p>
          </table:table-cell>
          <table:table-cell table:formula="of:=MOD(ROW([.B1207]);16)" office:value-type="float" office:value="7">
            <text:p>7</text:p>
          </table:table-cell>
          <table:table-cell table:formula="of:=[.B1192]-[.B11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7">
            <text:p>3577</text:p>
          </table:table-cell>
          <table:table-cell table:formula="of:=MOD(ROW([.B1208]);16)" office:value-type="float" office:value="8">
            <text:p>8</text:p>
          </table:table-cell>
          <table:table-cell table:formula="of:=[.B1193]-[.B11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3">
            <text:p>3583</text:p>
          </table:table-cell>
          <table:table-cell table:formula="of:=MOD(ROW([.B1209]);16)" office:value-type="float" office:value="9">
            <text:p>9</text:p>
          </table:table-cell>
          <table:table-cell table:formula="of:=[.B1194]-[.B11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9">
            <text:p>3589</text:p>
          </table:table-cell>
          <table:table-cell table:formula="of:=MOD(ROW([.B1210]);16)" office:value-type="float" office:value="10">
            <text:p>10</text:p>
          </table:table-cell>
          <table:table-cell table:formula="of:=[.B1195]-[.B11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4">
            <text:p>3594</text:p>
          </table:table-cell>
          <table:table-cell table:formula="of:=MOD(ROW([.B1211]);16)" office:value-type="float" office:value="11">
            <text:p>11</text:p>
          </table:table-cell>
          <table:table-cell table:formula="of:=[.B1196]-[.B119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0">
            <text:p>3600</text:p>
          </table:table-cell>
          <table:table-cell table:formula="of:=MOD(ROW([.B1212]);16)" office:value-type="float" office:value="12">
            <text:p>12</text:p>
          </table:table-cell>
          <table:table-cell table:formula="of:=[.B1197]-[.B11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6">
            <text:p>3606</text:p>
          </table:table-cell>
          <table:table-cell table:formula="of:=MOD(ROW([.B1213]);16)" office:value-type="float" office:value="13">
            <text:p>13</text:p>
          </table:table-cell>
          <table:table-cell table:formula="of:=[.B1198]-[.B11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2">
            <text:p>3612</text:p>
          </table:table-cell>
          <table:table-cell table:formula="of:=MOD(ROW([.B1214]);16)" office:value-type="float" office:value="14">
            <text:p>14</text:p>
          </table:table-cell>
          <table:table-cell table:formula="of:=[.B1199]-[.B11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8">
            <text:p>3618</text:p>
          </table:table-cell>
          <table:table-cell table:formula="of:=MOD(ROW([.B1215]);16)" office:value-type="float" office:value="15">
            <text:p>15</text:p>
          </table:table-cell>
          <table:table-cell table:formula="of:=[.B1200]-[.B11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16]);16)" office:value-type="float" office:value="0">
            <text:p>0</text:p>
          </table:table-cell>
          <table:table-cell table:formula="of:=[.B1201]-[.B1200]" office:value-type="float" office:value="-3618">
            <text:p>-36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2">
            <text:p>3612</text:p>
          </table:table-cell>
          <table:table-cell table:formula="of:=MOD(ROW([.B1217]);16)" office:value-type="float" office:value="1">
            <text:p>1</text:p>
          </table:table-cell>
          <table:table-cell table:formula="of:=[.B1202]-[.B1201]" office:value-type="float" office:value="3612">
            <text:p>36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7">
            <text:p>3617</text:p>
          </table:table-cell>
          <table:table-cell table:formula="of:=MOD(ROW([.B1218]);16)" office:value-type="float" office:value="2">
            <text:p>2</text:p>
          </table:table-cell>
          <table:table-cell table:formula="of:=[.B1203]-[.B120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3">
            <text:p>3623</text:p>
          </table:table-cell>
          <table:table-cell table:formula="of:=MOD(ROW([.B1219]);16)" office:value-type="float" office:value="3">
            <text:p>3</text:p>
          </table:table-cell>
          <table:table-cell table:formula="of:=[.B1204]-[.B12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9">
            <text:p>3629</text:p>
          </table:table-cell>
          <table:table-cell table:formula="of:=MOD(ROW([.B1220]);16)" office:value-type="float" office:value="4">
            <text:p>4</text:p>
          </table:table-cell>
          <table:table-cell table:formula="of:=[.B1205]-[.B12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5">
            <text:p>3635</text:p>
          </table:table-cell>
          <table:table-cell table:formula="of:=MOD(ROW([.B1221]);16)" office:value-type="float" office:value="5">
            <text:p>5</text:p>
          </table:table-cell>
          <table:table-cell table:formula="of:=[.B1206]-[.B12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0">
            <text:p>3640</text:p>
          </table:table-cell>
          <table:table-cell table:formula="of:=MOD(ROW([.B1222]);16)" office:value-type="float" office:value="6">
            <text:p>6</text:p>
          </table:table-cell>
          <table:table-cell table:formula="of:=[.B1207]-[.B120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6">
            <text:p>3646</text:p>
          </table:table-cell>
          <table:table-cell table:formula="of:=MOD(ROW([.B1223]);16)" office:value-type="float" office:value="7">
            <text:p>7</text:p>
          </table:table-cell>
          <table:table-cell table:formula="of:=[.B1208]-[.B12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2">
            <text:p>3652</text:p>
          </table:table-cell>
          <table:table-cell table:formula="of:=MOD(ROW([.B1224]);16)" office:value-type="float" office:value="8">
            <text:p>8</text:p>
          </table:table-cell>
          <table:table-cell table:formula="of:=[.B1209]-[.B120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8">
            <text:p>3658</text:p>
          </table:table-cell>
          <table:table-cell table:formula="of:=MOD(ROW([.B1225]);16)" office:value-type="float" office:value="9">
            <text:p>9</text:p>
          </table:table-cell>
          <table:table-cell table:formula="of:=[.B1210]-[.B12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4">
            <text:p>3664</text:p>
          </table:table-cell>
          <table:table-cell table:formula="of:=MOD(ROW([.B1226]);16)" office:value-type="float" office:value="10">
            <text:p>10</text:p>
          </table:table-cell>
          <table:table-cell table:formula="of:=[.B1211]-[.B12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0">
            <text:p>3670</text:p>
          </table:table-cell>
          <table:table-cell table:formula="of:=MOD(ROW([.B1227]);16)" office:value-type="float" office:value="11">
            <text:p>11</text:p>
          </table:table-cell>
          <table:table-cell table:formula="of:=[.B1212]-[.B12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6">
            <text:p>3676</text:p>
          </table:table-cell>
          <table:table-cell table:formula="of:=MOD(ROW([.B1228]);16)" office:value-type="float" office:value="12">
            <text:p>12</text:p>
          </table:table-cell>
          <table:table-cell table:formula="of:=[.B1213]-[.B121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1">
            <text:p>3681</text:p>
          </table:table-cell>
          <table:table-cell table:formula="of:=MOD(ROW([.B1229]);16)" office:value-type="float" office:value="13">
            <text:p>13</text:p>
          </table:table-cell>
          <table:table-cell table:formula="of:=[.B1214]-[.B121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7">
            <text:p>3687</text:p>
          </table:table-cell>
          <table:table-cell table:formula="of:=MOD(ROW([.B1230]);16)" office:value-type="float" office:value="14">
            <text:p>14</text:p>
          </table:table-cell>
          <table:table-cell table:formula="of:=[.B1215]-[.B12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3">
            <text:p>3693</text:p>
          </table:table-cell>
          <table:table-cell table:formula="of:=MOD(ROW([.B1231]);16)" office:value-type="float" office:value="15">
            <text:p>15</text:p>
          </table:table-cell>
          <table:table-cell table:formula="of:=[.B1216]-[.B12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32]);16)" office:value-type="float" office:value="0">
            <text:p>0</text:p>
          </table:table-cell>
          <table:table-cell table:formula="of:=[.B1217]-[.B1216]" office:value-type="float" office:value="-3693">
            <text:p>-36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5">
            <text:p>3435</text:p>
          </table:table-cell>
          <table:table-cell table:formula="of:=MOD(ROW([.B1233]);16)" office:value-type="float" office:value="1">
            <text:p>1</text:p>
          </table:table-cell>
          <table:table-cell table:formula="of:=[.B1218]-[.B1217]" office:value-type="float" office:value="3435">
            <text:p>34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1">
            <text:p>3441</text:p>
          </table:table-cell>
          <table:table-cell table:formula="of:=MOD(ROW([.B1234]);16)" office:value-type="float" office:value="2">
            <text:p>2</text:p>
          </table:table-cell>
          <table:table-cell table:formula="of:=[.B1219]-[.B12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7">
            <text:p>3447</text:p>
          </table:table-cell>
          <table:table-cell table:formula="of:=MOD(ROW([.B1235]);16)" office:value-type="float" office:value="3">
            <text:p>3</text:p>
          </table:table-cell>
          <table:table-cell table:formula="of:=[.B1220]-[.B12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3">
            <text:p>3453</text:p>
          </table:table-cell>
          <table:table-cell table:formula="of:=MOD(ROW([.B1236]);16)" office:value-type="float" office:value="4">
            <text:p>4</text:p>
          </table:table-cell>
          <table:table-cell table:formula="of:=[.B1221]-[.B12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8">
            <text:p>3458</text:p>
          </table:table-cell>
          <table:table-cell table:formula="of:=MOD(ROW([.B1237]);16)" office:value-type="float" office:value="5">
            <text:p>5</text:p>
          </table:table-cell>
          <table:table-cell table:formula="of:=[.B1222]-[.B122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4">
            <text:p>3464</text:p>
          </table:table-cell>
          <table:table-cell table:formula="of:=MOD(ROW([.B1238]);16)" office:value-type="float" office:value="6">
            <text:p>6</text:p>
          </table:table-cell>
          <table:table-cell table:formula="of:=[.B1223]-[.B12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0">
            <text:p>3470</text:p>
          </table:table-cell>
          <table:table-cell table:formula="of:=MOD(ROW([.B1239]);16)" office:value-type="float" office:value="7">
            <text:p>7</text:p>
          </table:table-cell>
          <table:table-cell table:formula="of:=[.B1224]-[.B12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6">
            <text:p>3476</text:p>
          </table:table-cell>
          <table:table-cell table:formula="of:=MOD(ROW([.B1240]);16)" office:value-type="float" office:value="8">
            <text:p>8</text:p>
          </table:table-cell>
          <table:table-cell table:formula="of:=[.B1225]-[.B12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2">
            <text:p>3482</text:p>
          </table:table-cell>
          <table:table-cell table:formula="of:=MOD(ROW([.B1241]);16)" office:value-type="float" office:value="9">
            <text:p>9</text:p>
          </table:table-cell>
          <table:table-cell table:formula="of:=[.B1226]-[.B12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8">
            <text:p>3488</text:p>
          </table:table-cell>
          <table:table-cell table:formula="of:=MOD(ROW([.B1242]);16)" office:value-type="float" office:value="10">
            <text:p>10</text:p>
          </table:table-cell>
          <table:table-cell table:formula="of:=[.B1227]-[.B12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4">
            <text:p>3494</text:p>
          </table:table-cell>
          <table:table-cell table:formula="of:=MOD(ROW([.B1243]);16)" office:value-type="float" office:value="11">
            <text:p>11</text:p>
          </table:table-cell>
          <table:table-cell table:formula="of:=[.B1228]-[.B12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MOD(ROW([.B1244]);16)" office:value-type="float" office:value="12">
            <text:p>12</text:p>
          </table:table-cell>
          <table:table-cell table:formula="of:=[.B1229]-[.B12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6">
            <text:p>3506</text:p>
          </table:table-cell>
          <table:table-cell table:formula="of:=MOD(ROW([.B1245]);16)" office:value-type="float" office:value="13">
            <text:p>13</text:p>
          </table:table-cell>
          <table:table-cell table:formula="of:=[.B1230]-[.B12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2">
            <text:p>3512</text:p>
          </table:table-cell>
          <table:table-cell table:formula="of:=MOD(ROW([.B1246]);16)" office:value-type="float" office:value="14">
            <text:p>14</text:p>
          </table:table-cell>
          <table:table-cell table:formula="of:=[.B1231]-[.B12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7">
            <text:p>3517</text:p>
          </table:table-cell>
          <table:table-cell table:formula="of:=MOD(ROW([.B1247]);16)" office:value-type="float" office:value="15">
            <text:p>15</text:p>
          </table:table-cell>
          <table:table-cell table:formula="of:=[.B1232]-[.B123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48]);16)" office:value-type="float" office:value="0">
            <text:p>0</text:p>
          </table:table-cell>
          <table:table-cell table:formula="of:=[.B1233]-[.B1232]" office:value-type="float" office:value="-3517">
            <text:p>-35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4">
            <text:p>3944</text:p>
          </table:table-cell>
          <table:table-cell table:formula="of:=MOD(ROW([.B1249]);16)" office:value-type="float" office:value="1">
            <text:p>1</text:p>
          </table:table-cell>
          <table:table-cell table:formula="of:=[.B1234]-[.B1233]" office:value-type="float" office:value="3944">
            <text:p>39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1">
            <text:p>3951</text:p>
          </table:table-cell>
          <table:table-cell table:formula="of:=MOD(ROW([.B1250]);16)" office:value-type="float" office:value="2">
            <text:p>2</text:p>
          </table:table-cell>
          <table:table-cell table:formula="of:=[.B1235]-[.B12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8">
            <text:p>3958</text:p>
          </table:table-cell>
          <table:table-cell table:formula="of:=MOD(ROW([.B1251]);16)" office:value-type="float" office:value="3">
            <text:p>3</text:p>
          </table:table-cell>
          <table:table-cell table:formula="of:=[.B1236]-[.B12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4">
            <text:p>3964</text:p>
          </table:table-cell>
          <table:table-cell table:formula="of:=MOD(ROW([.B1252]);16)" office:value-type="float" office:value="4">
            <text:p>4</text:p>
          </table:table-cell>
          <table:table-cell table:formula="of:=[.B1237]-[.B12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1">
            <text:p>3971</text:p>
          </table:table-cell>
          <table:table-cell table:formula="of:=MOD(ROW([.B1253]);16)" office:value-type="float" office:value="5">
            <text:p>5</text:p>
          </table:table-cell>
          <table:table-cell table:formula="of:=[.B1238]-[.B123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7">
            <text:p>3977</text:p>
          </table:table-cell>
          <table:table-cell table:formula="of:=MOD(ROW([.B1254]);16)" office:value-type="float" office:value="6">
            <text:p>6</text:p>
          </table:table-cell>
          <table:table-cell table:formula="of:=[.B1239]-[.B12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4">
            <text:p>3984</text:p>
          </table:table-cell>
          <table:table-cell table:formula="of:=MOD(ROW([.B1255]);16)" office:value-type="float" office:value="7">
            <text:p>7</text:p>
          </table:table-cell>
          <table:table-cell table:formula="of:=[.B1240]-[.B12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2">
            <text:p>3992</text:p>
          </table:table-cell>
          <table:table-cell table:formula="of:=MOD(ROW([.B1256]);16)" office:value-type="float" office:value="8">
            <text:p>8</text:p>
          </table:table-cell>
          <table:table-cell table:formula="of:=[.B1241]-[.B124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MOD(ROW([.B1257]);16)" office:value-type="float" office:value="9">
            <text:p>9</text:p>
          </table:table-cell>
          <table:table-cell table:formula="of:=[.B1242]-[.B124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8">
            <text:p>4008</text:p>
          </table:table-cell>
          <table:table-cell table:formula="of:=MOD(ROW([.B1258]);16)" office:value-type="float" office:value="10">
            <text:p>10</text:p>
          </table:table-cell>
          <table:table-cell table:formula="of:=[.B1243]-[.B124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4">
            <text:p>4014</text:p>
          </table:table-cell>
          <table:table-cell table:formula="of:=MOD(ROW([.B1259]);16)" office:value-type="float" office:value="11">
            <text:p>11</text:p>
          </table:table-cell>
          <table:table-cell table:formula="of:=[.B1244]-[.B12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1">
            <text:p>4021</text:p>
          </table:table-cell>
          <table:table-cell table:formula="of:=MOD(ROW([.B1260]);16)" office:value-type="float" office:value="12">
            <text:p>12</text:p>
          </table:table-cell>
          <table:table-cell table:formula="of:=[.B1245]-[.B12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8">
            <text:p>4028</text:p>
          </table:table-cell>
          <table:table-cell table:formula="of:=MOD(ROW([.B1261]);16)" office:value-type="float" office:value="13">
            <text:p>13</text:p>
          </table:table-cell>
          <table:table-cell table:formula="of:=[.B1246]-[.B12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4">
            <text:p>4034</text:p>
          </table:table-cell>
          <table:table-cell table:formula="of:=MOD(ROW([.B1262]);16)" office:value-type="float" office:value="14">
            <text:p>14</text:p>
          </table:table-cell>
          <table:table-cell table:formula="of:=[.B1247]-[.B12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1">
            <text:p>4041</text:p>
          </table:table-cell>
          <table:table-cell table:formula="of:=MOD(ROW([.B1263]);16)" office:value-type="float" office:value="15">
            <text:p>15</text:p>
          </table:table-cell>
          <table:table-cell table:formula="of:=[.B1248]-[.B12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64]);16)" office:value-type="float" office:value="0">
            <text:p>0</text:p>
          </table:table-cell>
          <table:table-cell table:formula="of:=[.B1249]-[.B1248]" office:value-type="float" office:value="-4041">
            <text:p>-4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6">
            <text:p>3526</text:p>
          </table:table-cell>
          <table:table-cell table:formula="of:=MOD(ROW([.B1265]);16)" office:value-type="float" office:value="1">
            <text:p>1</text:p>
          </table:table-cell>
          <table:table-cell table:formula="of:=[.B1250]-[.B1249]" office:value-type="float" office:value="3526">
            <text:p>35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2">
            <text:p>3532</text:p>
          </table:table-cell>
          <table:table-cell table:formula="of:=MOD(ROW([.B1266]);16)" office:value-type="float" office:value="2">
            <text:p>2</text:p>
          </table:table-cell>
          <table:table-cell table:formula="of:=[.B1251]-[.B12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8">
            <text:p>3538</text:p>
          </table:table-cell>
          <table:table-cell table:formula="of:=MOD(ROW([.B1267]);16)" office:value-type="float" office:value="3">
            <text:p>3</text:p>
          </table:table-cell>
          <table:table-cell table:formula="of:=[.B1252]-[.B12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4">
            <text:p>3544</text:p>
          </table:table-cell>
          <table:table-cell table:formula="of:=MOD(ROW([.B1268]);16)" office:value-type="float" office:value="4">
            <text:p>4</text:p>
          </table:table-cell>
          <table:table-cell table:formula="of:=[.B1253]-[.B12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0">
            <text:p>3550</text:p>
          </table:table-cell>
          <table:table-cell table:formula="of:=MOD(ROW([.B1269]);16)" office:value-type="float" office:value="5">
            <text:p>5</text:p>
          </table:table-cell>
          <table:table-cell table:formula="of:=[.B1254]-[.B12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6">
            <text:p>3556</text:p>
          </table:table-cell>
          <table:table-cell table:formula="of:=MOD(ROW([.B1270]);16)" office:value-type="float" office:value="6">
            <text:p>6</text:p>
          </table:table-cell>
          <table:table-cell table:formula="of:=[.B1255]-[.B12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2">
            <text:p>3562</text:p>
          </table:table-cell>
          <table:table-cell table:formula="of:=MOD(ROW([.B1271]);16)" office:value-type="float" office:value="7">
            <text:p>7</text:p>
          </table:table-cell>
          <table:table-cell table:formula="of:=[.B1256]-[.B12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8">
            <text:p>3568</text:p>
          </table:table-cell>
          <table:table-cell table:formula="of:=MOD(ROW([.B1272]);16)" office:value-type="float" office:value="8">
            <text:p>8</text:p>
          </table:table-cell>
          <table:table-cell table:formula="of:=[.B1257]-[.B12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4">
            <text:p>3574</text:p>
          </table:table-cell>
          <table:table-cell table:formula="of:=MOD(ROW([.B1273]);16)" office:value-type="float" office:value="9">
            <text:p>9</text:p>
          </table:table-cell>
          <table:table-cell table:formula="of:=[.B1258]-[.B12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0">
            <text:p>3580</text:p>
          </table:table-cell>
          <table:table-cell table:formula="of:=MOD(ROW([.B1274]);16)" office:value-type="float" office:value="10">
            <text:p>10</text:p>
          </table:table-cell>
          <table:table-cell table:formula="of:=[.B1259]-[.B12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6">
            <text:p>3586</text:p>
          </table:table-cell>
          <table:table-cell table:formula="of:=MOD(ROW([.B1275]);16)" office:value-type="float" office:value="11">
            <text:p>11</text:p>
          </table:table-cell>
          <table:table-cell table:formula="of:=[.B1260]-[.B12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2">
            <text:p>3592</text:p>
          </table:table-cell>
          <table:table-cell table:formula="of:=MOD(ROW([.B1276]);16)" office:value-type="float" office:value="12">
            <text:p>12</text:p>
          </table:table-cell>
          <table:table-cell table:formula="of:=[.B1261]-[.B12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8">
            <text:p>3598</text:p>
          </table:table-cell>
          <table:table-cell table:formula="of:=MOD(ROW([.B1277]);16)" office:value-type="float" office:value="13">
            <text:p>13</text:p>
          </table:table-cell>
          <table:table-cell table:formula="of:=[.B1262]-[.B12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3">
            <text:p>3603</text:p>
          </table:table-cell>
          <table:table-cell table:formula="of:=MOD(ROW([.B1278]);16)" office:value-type="float" office:value="14">
            <text:p>14</text:p>
          </table:table-cell>
          <table:table-cell table:formula="of:=[.B1263]-[.B126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9">
            <text:p>3609</text:p>
          </table:table-cell>
          <table:table-cell table:formula="of:=MOD(ROW([.B1279]);16)" office:value-type="float" office:value="15">
            <text:p>15</text:p>
          </table:table-cell>
          <table:table-cell table:formula="of:=[.B1264]-[.B12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80]);16)" office:value-type="float" office:value="0">
            <text:p>0</text:p>
          </table:table-cell>
          <table:table-cell table:formula="of:=[.B1265]-[.B1264]" office:value-type="float" office:value="-3609">
            <text:p>-36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2">
            <text:p>3412</text:p>
          </table:table-cell>
          <table:table-cell table:formula="of:=MOD(ROW([.B1281]);16)" office:value-type="float" office:value="1">
            <text:p>1</text:p>
          </table:table-cell>
          <table:table-cell table:formula="of:=[.B1266]-[.B1265]" office:value-type="float" office:value="3412">
            <text:p>34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8">
            <text:p>3418</text:p>
          </table:table-cell>
          <table:table-cell table:formula="of:=MOD(ROW([.B1282]);16)" office:value-type="float" office:value="2">
            <text:p>2</text:p>
          </table:table-cell>
          <table:table-cell table:formula="of:=[.B1267]-[.B12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4">
            <text:p>3424</text:p>
          </table:table-cell>
          <table:table-cell table:formula="of:=MOD(ROW([.B1283]);16)" office:value-type="float" office:value="3">
            <text:p>3</text:p>
          </table:table-cell>
          <table:table-cell table:formula="of:=[.B1268]-[.B12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9">
            <text:p>3429</text:p>
          </table:table-cell>
          <table:table-cell table:formula="of:=MOD(ROW([.B1284]);16)" office:value-type="float" office:value="4">
            <text:p>4</text:p>
          </table:table-cell>
          <table:table-cell table:formula="of:=[.B1269]-[.B126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5">
            <text:p>3435</text:p>
          </table:table-cell>
          <table:table-cell table:formula="of:=MOD(ROW([.B1285]);16)" office:value-type="float" office:value="5">
            <text:p>5</text:p>
          </table:table-cell>
          <table:table-cell table:formula="of:=[.B1270]-[.B12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1">
            <text:p>3441</text:p>
          </table:table-cell>
          <table:table-cell table:formula="of:=MOD(ROW([.B1286]);16)" office:value-type="float" office:value="6">
            <text:p>6</text:p>
          </table:table-cell>
          <table:table-cell table:formula="of:=[.B1271]-[.B12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7">
            <text:p>3447</text:p>
          </table:table-cell>
          <table:table-cell table:formula="of:=MOD(ROW([.B1287]);16)" office:value-type="float" office:value="7">
            <text:p>7</text:p>
          </table:table-cell>
          <table:table-cell table:formula="of:=[.B1272]-[.B12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3">
            <text:p>3453</text:p>
          </table:table-cell>
          <table:table-cell table:formula="of:=MOD(ROW([.B1288]);16)" office:value-type="float" office:value="8">
            <text:p>8</text:p>
          </table:table-cell>
          <table:table-cell table:formula="of:=[.B1273]-[.B12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9">
            <text:p>3459</text:p>
          </table:table-cell>
          <table:table-cell table:formula="of:=MOD(ROW([.B1289]);16)" office:value-type="float" office:value="9">
            <text:p>9</text:p>
          </table:table-cell>
          <table:table-cell table:formula="of:=[.B1274]-[.B12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5">
            <text:p>3465</text:p>
          </table:table-cell>
          <table:table-cell table:formula="of:=MOD(ROW([.B1290]);16)" office:value-type="float" office:value="10">
            <text:p>10</text:p>
          </table:table-cell>
          <table:table-cell table:formula="of:=[.B1275]-[.B12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1">
            <text:p>3471</text:p>
          </table:table-cell>
          <table:table-cell table:formula="of:=MOD(ROW([.B1291]);16)" office:value-type="float" office:value="11">
            <text:p>11</text:p>
          </table:table-cell>
          <table:table-cell table:formula="of:=[.B1276]-[.B12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7">
            <text:p>3477</text:p>
          </table:table-cell>
          <table:table-cell table:formula="of:=MOD(ROW([.B1292]);16)" office:value-type="float" office:value="12">
            <text:p>12</text:p>
          </table:table-cell>
          <table:table-cell table:formula="of:=[.B1277]-[.B12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3">
            <text:p>3483</text:p>
          </table:table-cell>
          <table:table-cell table:formula="of:=MOD(ROW([.B1293]);16)" office:value-type="float" office:value="13">
            <text:p>13</text:p>
          </table:table-cell>
          <table:table-cell table:formula="of:=[.B1278]-[.B12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9">
            <text:p>3489</text:p>
          </table:table-cell>
          <table:table-cell table:formula="of:=MOD(ROW([.B1294]);16)" office:value-type="float" office:value="14">
            <text:p>14</text:p>
          </table:table-cell>
          <table:table-cell table:formula="of:=[.B1279]-[.B12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5">
            <text:p>3495</text:p>
          </table:table-cell>
          <table:table-cell table:formula="of:=MOD(ROW([.B1295]);16)" office:value-type="float" office:value="15">
            <text:p>15</text:p>
          </table:table-cell>
          <table:table-cell table:formula="of:=[.B1280]-[.B12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96]);16)" office:value-type="float" office:value="0">
            <text:p>0</text:p>
          </table:table-cell>
          <table:table-cell table:formula="of:=[.B1281]-[.B1280]" office:value-type="float" office:value="-3495">
            <text:p>-34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4">
            <text:p>3494</text:p>
          </table:table-cell>
          <table:table-cell table:formula="of:=MOD(ROW([.B1297]);16)" office:value-type="float" office:value="1">
            <text:p>1</text:p>
          </table:table-cell>
          <table:table-cell table:formula="of:=[.B1282]-[.B1281]" office:value-type="float" office:value="3494">
            <text:p>34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MOD(ROW([.B1298]);16)" office:value-type="float" office:value="2">
            <text:p>2</text:p>
          </table:table-cell>
          <table:table-cell table:formula="of:=[.B1283]-[.B12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6">
            <text:p>3506</text:p>
          </table:table-cell>
          <table:table-cell table:formula="of:=MOD(ROW([.B1299]);16)" office:value-type="float" office:value="3">
            <text:p>3</text:p>
          </table:table-cell>
          <table:table-cell table:formula="of:=[.B1284]-[.B12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2">
            <text:p>3512</text:p>
          </table:table-cell>
          <table:table-cell table:formula="of:=MOD(ROW([.B1300]);16)" office:value-type="float" office:value="4">
            <text:p>4</text:p>
          </table:table-cell>
          <table:table-cell table:formula="of:=[.B1285]-[.B12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7">
            <text:p>3517</text:p>
          </table:table-cell>
          <table:table-cell table:formula="of:=MOD(ROW([.B1301]);16)" office:value-type="float" office:value="5">
            <text:p>5</text:p>
          </table:table-cell>
          <table:table-cell table:formula="of:=[.B1286]-[.B128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3">
            <text:p>3523</text:p>
          </table:table-cell>
          <table:table-cell table:formula="of:=MOD(ROW([.B1302]);16)" office:value-type="float" office:value="6">
            <text:p>6</text:p>
          </table:table-cell>
          <table:table-cell table:formula="of:=[.B1287]-[.B12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9">
            <text:p>3529</text:p>
          </table:table-cell>
          <table:table-cell table:formula="of:=MOD(ROW([.B1303]);16)" office:value-type="float" office:value="7">
            <text:p>7</text:p>
          </table:table-cell>
          <table:table-cell table:formula="of:=[.B1288]-[.B12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5">
            <text:p>3535</text:p>
          </table:table-cell>
          <table:table-cell table:formula="of:=MOD(ROW([.B1304]);16)" office:value-type="float" office:value="8">
            <text:p>8</text:p>
          </table:table-cell>
          <table:table-cell table:formula="of:=[.B1289]-[.B12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1">
            <text:p>3541</text:p>
          </table:table-cell>
          <table:table-cell table:formula="of:=MOD(ROW([.B1305]);16)" office:value-type="float" office:value="9">
            <text:p>9</text:p>
          </table:table-cell>
          <table:table-cell table:formula="of:=[.B1290]-[.B12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7">
            <text:p>3547</text:p>
          </table:table-cell>
          <table:table-cell table:formula="of:=MOD(ROW([.B1306]);16)" office:value-type="float" office:value="10">
            <text:p>10</text:p>
          </table:table-cell>
          <table:table-cell table:formula="of:=[.B1291]-[.B12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3">
            <text:p>3553</text:p>
          </table:table-cell>
          <table:table-cell table:formula="of:=MOD(ROW([.B1307]);16)" office:value-type="float" office:value="11">
            <text:p>11</text:p>
          </table:table-cell>
          <table:table-cell table:formula="of:=[.B1292]-[.B12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9">
            <text:p>3559</text:p>
          </table:table-cell>
          <table:table-cell table:formula="of:=MOD(ROW([.B1308]);16)" office:value-type="float" office:value="12">
            <text:p>12</text:p>
          </table:table-cell>
          <table:table-cell table:formula="of:=[.B1293]-[.B12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5">
            <text:p>3565</text:p>
          </table:table-cell>
          <table:table-cell table:formula="of:=MOD(ROW([.B1309]);16)" office:value-type="float" office:value="13">
            <text:p>13</text:p>
          </table:table-cell>
          <table:table-cell table:formula="of:=[.B1294]-[.B12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1">
            <text:p>3571</text:p>
          </table:table-cell>
          <table:table-cell table:formula="of:=MOD(ROW([.B1310]);16)" office:value-type="float" office:value="14">
            <text:p>14</text:p>
          </table:table-cell>
          <table:table-cell table:formula="of:=[.B1295]-[.B12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7">
            <text:p>3577</text:p>
          </table:table-cell>
          <table:table-cell table:formula="of:=MOD(ROW([.B1311]);16)" office:value-type="float" office:value="15">
            <text:p>15</text:p>
          </table:table-cell>
          <table:table-cell table:formula="of:=[.B1296]-[.B12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12]);16)" office:value-type="float" office:value="0">
            <text:p>0</text:p>
          </table:table-cell>
          <table:table-cell table:formula="of:=[.B1297]-[.B1296]" office:value-type="float" office:value="-3577">
            <text:p>-35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3">
            <text:p>3473</text:p>
          </table:table-cell>
          <table:table-cell table:formula="of:=MOD(ROW([.B1313]);16)" office:value-type="float" office:value="1">
            <text:p>1</text:p>
          </table:table-cell>
          <table:table-cell table:formula="of:=[.B1298]-[.B1297]" office:value-type="float" office:value="3473">
            <text:p>34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9">
            <text:p>3479</text:p>
          </table:table-cell>
          <table:table-cell table:formula="of:=MOD(ROW([.B1314]);16)" office:value-type="float" office:value="2">
            <text:p>2</text:p>
          </table:table-cell>
          <table:table-cell table:formula="of:=[.B1299]-[.B12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5">
            <text:p>3485</text:p>
          </table:table-cell>
          <table:table-cell table:formula="of:=MOD(ROW([.B1315]);16)" office:value-type="float" office:value="3">
            <text:p>3</text:p>
          </table:table-cell>
          <table:table-cell table:formula="of:=[.B1300]-[.B12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1">
            <text:p>3491</text:p>
          </table:table-cell>
          <table:table-cell table:formula="of:=MOD(ROW([.B1316]);16)" office:value-type="float" office:value="4">
            <text:p>4</text:p>
          </table:table-cell>
          <table:table-cell table:formula="of:=[.B1301]-[.B13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7">
            <text:p>3497</text:p>
          </table:table-cell>
          <table:table-cell table:formula="of:=MOD(ROW([.B1317]);16)" office:value-type="float" office:value="5">
            <text:p>5</text:p>
          </table:table-cell>
          <table:table-cell table:formula="of:=[.B1302]-[.B13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3">
            <text:p>3503</text:p>
          </table:table-cell>
          <table:table-cell table:formula="of:=MOD(ROW([.B1318]);16)" office:value-type="float" office:value="6">
            <text:p>6</text:p>
          </table:table-cell>
          <table:table-cell table:formula="of:=[.B1303]-[.B13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9">
            <text:p>3509</text:p>
          </table:table-cell>
          <table:table-cell table:formula="of:=MOD(ROW([.B1319]);16)" office:value-type="float" office:value="7">
            <text:p>7</text:p>
          </table:table-cell>
          <table:table-cell table:formula="of:=[.B1304]-[.B13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5">
            <text:p>3515</text:p>
          </table:table-cell>
          <table:table-cell table:formula="of:=MOD(ROW([.B1320]);16)" office:value-type="float" office:value="8">
            <text:p>8</text:p>
          </table:table-cell>
          <table:table-cell table:formula="of:=[.B1305]-[.B13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1">
            <text:p>3521</text:p>
          </table:table-cell>
          <table:table-cell table:formula="of:=MOD(ROW([.B1321]);16)" office:value-type="float" office:value="9">
            <text:p>9</text:p>
          </table:table-cell>
          <table:table-cell table:formula="of:=[.B1306]-[.B13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1322]);16)" office:value-type="float" office:value="10">
            <text:p>10</text:p>
          </table:table-cell>
          <table:table-cell table:formula="of:=[.B1307]-[.B13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3">
            <text:p>3533</text:p>
          </table:table-cell>
          <table:table-cell table:formula="of:=MOD(ROW([.B1323]);16)" office:value-type="float" office:value="11">
            <text:p>11</text:p>
          </table:table-cell>
          <table:table-cell table:formula="of:=[.B1308]-[.B13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1">
            <text:p>3541</text:p>
          </table:table-cell>
          <table:table-cell table:formula="of:=MOD(ROW([.B1324]);16)" office:value-type="float" office:value="12">
            <text:p>12</text:p>
          </table:table-cell>
          <table:table-cell table:formula="of:=[.B1309]-[.B1308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7">
            <text:p>3547</text:p>
          </table:table-cell>
          <table:table-cell table:formula="of:=MOD(ROW([.B1325]);16)" office:value-type="float" office:value="13">
            <text:p>13</text:p>
          </table:table-cell>
          <table:table-cell table:formula="of:=[.B1310]-[.B13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3">
            <text:p>3553</text:p>
          </table:table-cell>
          <table:table-cell table:formula="of:=MOD(ROW([.B1326]);16)" office:value-type="float" office:value="14">
            <text:p>14</text:p>
          </table:table-cell>
          <table:table-cell table:formula="of:=[.B1311]-[.B13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9">
            <text:p>3559</text:p>
          </table:table-cell>
          <table:table-cell table:formula="of:=MOD(ROW([.B1327]);16)" office:value-type="float" office:value="15">
            <text:p>15</text:p>
          </table:table-cell>
          <table:table-cell table:formula="of:=[.B1312]-[.B13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28]);16)" office:value-type="float" office:value="0">
            <text:p>0</text:p>
          </table:table-cell>
          <table:table-cell table:formula="of:=[.B1313]-[.B1312]" office:value-type="float" office:value="-3559">
            <text:p>-35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1">
            <text:p>3461</text:p>
          </table:table-cell>
          <table:table-cell table:formula="of:=MOD(ROW([.B1329]);16)" office:value-type="float" office:value="1">
            <text:p>1</text:p>
          </table:table-cell>
          <table:table-cell table:formula="of:=[.B1314]-[.B1313]" office:value-type="float" office:value="3461">
            <text:p>34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7">
            <text:p>3467</text:p>
          </table:table-cell>
          <table:table-cell table:formula="of:=MOD(ROW([.B1330]);16)" office:value-type="float" office:value="2">
            <text:p>2</text:p>
          </table:table-cell>
          <table:table-cell table:formula="of:=[.B1315]-[.B13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3">
            <text:p>3473</text:p>
          </table:table-cell>
          <table:table-cell table:formula="of:=MOD(ROW([.B1331]);16)" office:value-type="float" office:value="3">
            <text:p>3</text:p>
          </table:table-cell>
          <table:table-cell table:formula="of:=[.B1316]-[.B13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9">
            <text:p>3479</text:p>
          </table:table-cell>
          <table:table-cell table:formula="of:=MOD(ROW([.B1332]);16)" office:value-type="float" office:value="4">
            <text:p>4</text:p>
          </table:table-cell>
          <table:table-cell table:formula="of:=[.B1317]-[.B13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5">
            <text:p>3485</text:p>
          </table:table-cell>
          <table:table-cell table:formula="of:=MOD(ROW([.B1333]);16)" office:value-type="float" office:value="5">
            <text:p>5</text:p>
          </table:table-cell>
          <table:table-cell table:formula="of:=[.B1318]-[.B13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1">
            <text:p>3491</text:p>
          </table:table-cell>
          <table:table-cell table:formula="of:=MOD(ROW([.B1334]);16)" office:value-type="float" office:value="6">
            <text:p>6</text:p>
          </table:table-cell>
          <table:table-cell table:formula="of:=[.B1319]-[.B13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7">
            <text:p>3497</text:p>
          </table:table-cell>
          <table:table-cell table:formula="of:=MOD(ROW([.B1335]);16)" office:value-type="float" office:value="7">
            <text:p>7</text:p>
          </table:table-cell>
          <table:table-cell table:formula="of:=[.B1320]-[.B13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3">
            <text:p>3503</text:p>
          </table:table-cell>
          <table:table-cell table:formula="of:=MOD(ROW([.B1336]);16)" office:value-type="float" office:value="8">
            <text:p>8</text:p>
          </table:table-cell>
          <table:table-cell table:formula="of:=[.B1321]-[.B13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9">
            <text:p>3509</text:p>
          </table:table-cell>
          <table:table-cell table:formula="of:=MOD(ROW([.B1337]);16)" office:value-type="float" office:value="9">
            <text:p>9</text:p>
          </table:table-cell>
          <table:table-cell table:formula="of:=[.B1322]-[.B132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5">
            <text:p>3515</text:p>
          </table:table-cell>
          <table:table-cell table:formula="of:=MOD(ROW([.B1338]);16)" office:value-type="float" office:value="10">
            <text:p>10</text:p>
          </table:table-cell>
          <table:table-cell table:formula="of:=[.B1323]-[.B13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1">
            <text:p>3521</text:p>
          </table:table-cell>
          <table:table-cell table:formula="of:=MOD(ROW([.B1339]);16)" office:value-type="float" office:value="11">
            <text:p>11</text:p>
          </table:table-cell>
          <table:table-cell table:formula="of:=[.B1324]-[.B13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6">
            <text:p>3526</text:p>
          </table:table-cell>
          <table:table-cell table:formula="of:=MOD(ROW([.B1340]);16)" office:value-type="float" office:value="12">
            <text:p>12</text:p>
          </table:table-cell>
          <table:table-cell table:formula="of:=[.B1325]-[.B132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2">
            <text:p>3532</text:p>
          </table:table-cell>
          <table:table-cell table:formula="of:=MOD(ROW([.B1341]);16)" office:value-type="float" office:value="13">
            <text:p>13</text:p>
          </table:table-cell>
          <table:table-cell table:formula="of:=[.B1326]-[.B13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8">
            <text:p>3538</text:p>
          </table:table-cell>
          <table:table-cell table:formula="of:=MOD(ROW([.B1342]);16)" office:value-type="float" office:value="14">
            <text:p>14</text:p>
          </table:table-cell>
          <table:table-cell table:formula="of:=[.B1327]-[.B13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4">
            <text:p>3544</text:p>
          </table:table-cell>
          <table:table-cell table:formula="of:=MOD(ROW([.B1343]);16)" office:value-type="float" office:value="15">
            <text:p>15</text:p>
          </table:table-cell>
          <table:table-cell table:formula="of:=[.B1328]-[.B13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44]);16)" office:value-type="float" office:value="0">
            <text:p>0</text:p>
          </table:table-cell>
          <table:table-cell table:formula="of:=[.B1329]-[.B1328]" office:value-type="float" office:value="-3544">
            <text:p>-35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4">
            <text:p>3574</text:p>
          </table:table-cell>
          <table:table-cell table:formula="of:=MOD(ROW([.B1345]);16)" office:value-type="float" office:value="1">
            <text:p>1</text:p>
          </table:table-cell>
          <table:table-cell table:formula="of:=[.B1330]-[.B1329]" office:value-type="float" office:value="3574">
            <text:p>35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1">
            <text:p>3581</text:p>
          </table:table-cell>
          <table:table-cell table:formula="of:=MOD(ROW([.B1346]);16)" office:value-type="float" office:value="2">
            <text:p>2</text:p>
          </table:table-cell>
          <table:table-cell table:formula="of:=[.B1331]-[.B13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7">
            <text:p>3587</text:p>
          </table:table-cell>
          <table:table-cell table:formula="of:=MOD(ROW([.B1347]);16)" office:value-type="float" office:value="3">
            <text:p>3</text:p>
          </table:table-cell>
          <table:table-cell table:formula="of:=[.B1332]-[.B13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3">
            <text:p>3593</text:p>
          </table:table-cell>
          <table:table-cell table:formula="of:=MOD(ROW([.B1348]);16)" office:value-type="float" office:value="4">
            <text:p>4</text:p>
          </table:table-cell>
          <table:table-cell table:formula="of:=[.B1333]-[.B13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9">
            <text:p>3599</text:p>
          </table:table-cell>
          <table:table-cell table:formula="of:=MOD(ROW([.B1349]);16)" office:value-type="float" office:value="5">
            <text:p>5</text:p>
          </table:table-cell>
          <table:table-cell table:formula="of:=[.B1334]-[.B13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5">
            <text:p>3605</text:p>
          </table:table-cell>
          <table:table-cell table:formula="of:=MOD(ROW([.B1350]);16)" office:value-type="float" office:value="6">
            <text:p>6</text:p>
          </table:table-cell>
          <table:table-cell table:formula="of:=[.B1335]-[.B13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1">
            <text:p>3611</text:p>
          </table:table-cell>
          <table:table-cell table:formula="of:=MOD(ROW([.B1351]);16)" office:value-type="float" office:value="7">
            <text:p>7</text:p>
          </table:table-cell>
          <table:table-cell table:formula="of:=[.B1336]-[.B13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7">
            <text:p>3617</text:p>
          </table:table-cell>
          <table:table-cell table:formula="of:=MOD(ROW([.B1352]);16)" office:value-type="float" office:value="8">
            <text:p>8</text:p>
          </table:table-cell>
          <table:table-cell table:formula="of:=[.B1337]-[.B13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3">
            <text:p>3623</text:p>
          </table:table-cell>
          <table:table-cell table:formula="of:=MOD(ROW([.B1353]);16)" office:value-type="float" office:value="9">
            <text:p>9</text:p>
          </table:table-cell>
          <table:table-cell table:formula="of:=[.B1338]-[.B13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0">
            <text:p>3630</text:p>
          </table:table-cell>
          <table:table-cell table:formula="of:=MOD(ROW([.B1354]);16)" office:value-type="float" office:value="10">
            <text:p>10</text:p>
          </table:table-cell>
          <table:table-cell table:formula="of:=[.B1339]-[.B13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6">
            <text:p>3636</text:p>
          </table:table-cell>
          <table:table-cell table:formula="of:=MOD(ROW([.B1355]);16)" office:value-type="float" office:value="11">
            <text:p>11</text:p>
          </table:table-cell>
          <table:table-cell table:formula="of:=[.B1340]-[.B13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2">
            <text:p>3642</text:p>
          </table:table-cell>
          <table:table-cell table:formula="of:=MOD(ROW([.B1356]);16)" office:value-type="float" office:value="12">
            <text:p>12</text:p>
          </table:table-cell>
          <table:table-cell table:formula="of:=[.B1341]-[.B13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8">
            <text:p>3648</text:p>
          </table:table-cell>
          <table:table-cell table:formula="of:=MOD(ROW([.B1357]);16)" office:value-type="float" office:value="13">
            <text:p>13</text:p>
          </table:table-cell>
          <table:table-cell table:formula="of:=[.B1342]-[.B13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4">
            <text:p>3654</text:p>
          </table:table-cell>
          <table:table-cell table:formula="of:=MOD(ROW([.B1358]);16)" office:value-type="float" office:value="14">
            <text:p>14</text:p>
          </table:table-cell>
          <table:table-cell table:formula="of:=[.B1343]-[.B13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0">
            <text:p>3660</text:p>
          </table:table-cell>
          <table:table-cell table:formula="of:=MOD(ROW([.B1359]);16)" office:value-type="float" office:value="15">
            <text:p>15</text:p>
          </table:table-cell>
          <table:table-cell table:formula="of:=[.B1344]-[.B13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60]);16)" office:value-type="float" office:value="0">
            <text:p>0</text:p>
          </table:table-cell>
          <table:table-cell table:formula="of:=[.B1345]-[.B1344]" office:value-type="float" office:value="-3660">
            <text:p>-36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7">
            <text:p>3377</text:p>
          </table:table-cell>
          <table:table-cell table:formula="of:=MOD(ROW([.B1361]);16)" office:value-type="float" office:value="1">
            <text:p>1</text:p>
          </table:table-cell>
          <table:table-cell table:formula="of:=[.B1346]-[.B1345]" office:value-type="float" office:value="3377">
            <text:p>33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3">
            <text:p>3383</text:p>
          </table:table-cell>
          <table:table-cell table:formula="of:=MOD(ROW([.B1362]);16)" office:value-type="float" office:value="2">
            <text:p>2</text:p>
          </table:table-cell>
          <table:table-cell table:formula="of:=[.B1347]-[.B13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9">
            <text:p>3389</text:p>
          </table:table-cell>
          <table:table-cell table:formula="of:=MOD(ROW([.B1363]);16)" office:value-type="float" office:value="3">
            <text:p>3</text:p>
          </table:table-cell>
          <table:table-cell table:formula="of:=[.B1348]-[.B13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5">
            <text:p>3395</text:p>
          </table:table-cell>
          <table:table-cell table:formula="of:=MOD(ROW([.B1364]);16)" office:value-type="float" office:value="4">
            <text:p>4</text:p>
          </table:table-cell>
          <table:table-cell table:formula="of:=[.B1349]-[.B13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1">
            <text:p>3401</text:p>
          </table:table-cell>
          <table:table-cell table:formula="of:=MOD(ROW([.B1365]);16)" office:value-type="float" office:value="5">
            <text:p>5</text:p>
          </table:table-cell>
          <table:table-cell table:formula="of:=[.B1350]-[.B13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7">
            <text:p>3407</text:p>
          </table:table-cell>
          <table:table-cell table:formula="of:=MOD(ROW([.B1366]);16)" office:value-type="float" office:value="6">
            <text:p>6</text:p>
          </table:table-cell>
          <table:table-cell table:formula="of:=[.B1351]-[.B13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4">
            <text:p>3414</text:p>
          </table:table-cell>
          <table:table-cell table:formula="of:=MOD(ROW([.B1367]);16)" office:value-type="float" office:value="7">
            <text:p>7</text:p>
          </table:table-cell>
          <table:table-cell table:formula="of:=[.B1352]-[.B13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0">
            <text:p>3420</text:p>
          </table:table-cell>
          <table:table-cell table:formula="of:=MOD(ROW([.B1368]);16)" office:value-type="float" office:value="8">
            <text:p>8</text:p>
          </table:table-cell>
          <table:table-cell table:formula="of:=[.B1353]-[.B13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6">
            <text:p>3426</text:p>
          </table:table-cell>
          <table:table-cell table:formula="of:=MOD(ROW([.B1369]);16)" office:value-type="float" office:value="9">
            <text:p>9</text:p>
          </table:table-cell>
          <table:table-cell table:formula="of:=[.B1354]-[.B13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2">
            <text:p>3432</text:p>
          </table:table-cell>
          <table:table-cell table:formula="of:=MOD(ROW([.B1370]);16)" office:value-type="float" office:value="10">
            <text:p>10</text:p>
          </table:table-cell>
          <table:table-cell table:formula="of:=[.B1355]-[.B13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8">
            <text:p>3438</text:p>
          </table:table-cell>
          <table:table-cell table:formula="of:=MOD(ROW([.B1371]);16)" office:value-type="float" office:value="11">
            <text:p>11</text:p>
          </table:table-cell>
          <table:table-cell table:formula="of:=[.B1356]-[.B13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4">
            <text:p>3444</text:p>
          </table:table-cell>
          <table:table-cell table:formula="of:=MOD(ROW([.B1372]);16)" office:value-type="float" office:value="12">
            <text:p>12</text:p>
          </table:table-cell>
          <table:table-cell table:formula="of:=[.B1357]-[.B13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0">
            <text:p>3450</text:p>
          </table:table-cell>
          <table:table-cell table:formula="of:=MOD(ROW([.B1373]);16)" office:value-type="float" office:value="13">
            <text:p>13</text:p>
          </table:table-cell>
          <table:table-cell table:formula="of:=[.B1358]-[.B13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6">
            <text:p>3456</text:p>
          </table:table-cell>
          <table:table-cell table:formula="of:=MOD(ROW([.B1374]);16)" office:value-type="float" office:value="14">
            <text:p>14</text:p>
          </table:table-cell>
          <table:table-cell table:formula="of:=[.B1359]-[.B13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2">
            <text:p>3462</text:p>
          </table:table-cell>
          <table:table-cell table:formula="of:=MOD(ROW([.B1375]);16)" office:value-type="float" office:value="15">
            <text:p>15</text:p>
          </table:table-cell>
          <table:table-cell table:formula="of:=[.B1360]-[.B13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76]);16)" office:value-type="float" office:value="0">
            <text:p>0</text:p>
          </table:table-cell>
          <table:table-cell table:formula="of:=[.B1361]-[.B1360]" office:value-type="float" office:value="-3462">
            <text:p>-34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8">
            <text:p>3448</text:p>
          </table:table-cell>
          <table:table-cell table:formula="of:=MOD(ROW([.B1377]);16)" office:value-type="float" office:value="1">
            <text:p>1</text:p>
          </table:table-cell>
          <table:table-cell table:formula="of:=[.B1362]-[.B1361]" office:value-type="float" office:value="3448">
            <text:p>34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4">
            <text:p>3454</text:p>
          </table:table-cell>
          <table:table-cell table:formula="of:=MOD(ROW([.B1378]);16)" office:value-type="float" office:value="2">
            <text:p>2</text:p>
          </table:table-cell>
          <table:table-cell table:formula="of:=[.B1363]-[.B13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0">
            <text:p>3460</text:p>
          </table:table-cell>
          <table:table-cell table:formula="of:=MOD(ROW([.B1379]);16)" office:value-type="float" office:value="3">
            <text:p>3</text:p>
          </table:table-cell>
          <table:table-cell table:formula="of:=[.B1364]-[.B13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6">
            <text:p>3466</text:p>
          </table:table-cell>
          <table:table-cell table:formula="of:=MOD(ROW([.B1380]);16)" office:value-type="float" office:value="4">
            <text:p>4</text:p>
          </table:table-cell>
          <table:table-cell table:formula="of:=[.B1365]-[.B13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2">
            <text:p>3472</text:p>
          </table:table-cell>
          <table:table-cell table:formula="of:=MOD(ROW([.B1381]);16)" office:value-type="float" office:value="5">
            <text:p>5</text:p>
          </table:table-cell>
          <table:table-cell table:formula="of:=[.B1366]-[.B13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9">
            <text:p>3479</text:p>
          </table:table-cell>
          <table:table-cell table:formula="of:=MOD(ROW([.B1382]);16)" office:value-type="float" office:value="6">
            <text:p>6</text:p>
          </table:table-cell>
          <table:table-cell table:formula="of:=[.B1367]-[.B13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5">
            <text:p>3485</text:p>
          </table:table-cell>
          <table:table-cell table:formula="of:=MOD(ROW([.B1383]);16)" office:value-type="float" office:value="7">
            <text:p>7</text:p>
          </table:table-cell>
          <table:table-cell table:formula="of:=[.B1368]-[.B13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1">
            <text:p>3491</text:p>
          </table:table-cell>
          <table:table-cell table:formula="of:=MOD(ROW([.B1384]);16)" office:value-type="float" office:value="8">
            <text:p>8</text:p>
          </table:table-cell>
          <table:table-cell table:formula="of:=[.B1369]-[.B13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7">
            <text:p>3497</text:p>
          </table:table-cell>
          <table:table-cell table:formula="of:=MOD(ROW([.B1385]);16)" office:value-type="float" office:value="9">
            <text:p>9</text:p>
          </table:table-cell>
          <table:table-cell table:formula="of:=[.B1370]-[.B13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3">
            <text:p>3503</text:p>
          </table:table-cell>
          <table:table-cell table:formula="of:=MOD(ROW([.B1386]);16)" office:value-type="float" office:value="10">
            <text:p>10</text:p>
          </table:table-cell>
          <table:table-cell table:formula="of:=[.B1371]-[.B13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9">
            <text:p>3509</text:p>
          </table:table-cell>
          <table:table-cell table:formula="of:=MOD(ROW([.B1387]);16)" office:value-type="float" office:value="11">
            <text:p>11</text:p>
          </table:table-cell>
          <table:table-cell table:formula="of:=[.B1372]-[.B13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5">
            <text:p>3515</text:p>
          </table:table-cell>
          <table:table-cell table:formula="of:=MOD(ROW([.B1388]);16)" office:value-type="float" office:value="12">
            <text:p>12</text:p>
          </table:table-cell>
          <table:table-cell table:formula="of:=[.B1373]-[.B13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1">
            <text:p>3521</text:p>
          </table:table-cell>
          <table:table-cell table:formula="of:=MOD(ROW([.B1389]);16)" office:value-type="float" office:value="13">
            <text:p>13</text:p>
          </table:table-cell>
          <table:table-cell table:formula="of:=[.B1374]-[.B13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1390]);16)" office:value-type="float" office:value="14">
            <text:p>14</text:p>
          </table:table-cell>
          <table:table-cell table:formula="of:=[.B1375]-[.B13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3">
            <text:p>3533</text:p>
          </table:table-cell>
          <table:table-cell table:formula="of:=MOD(ROW([.B1391]);16)" office:value-type="float" office:value="15">
            <text:p>15</text:p>
          </table:table-cell>
          <table:table-cell table:formula="of:=[.B1376]-[.B13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92]);16)" office:value-type="float" office:value="0">
            <text:p>0</text:p>
          </table:table-cell>
          <table:table-cell table:formula="of:=[.B1377]-[.B1376]" office:value-type="float" office:value="-3533">
            <text:p>-35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8">
            <text:p>3558</text:p>
          </table:table-cell>
          <table:table-cell table:formula="of:=MOD(ROW([.B1393]);16)" office:value-type="float" office:value="1">
            <text:p>1</text:p>
          </table:table-cell>
          <table:table-cell table:formula="of:=[.B1378]-[.B1377]" office:value-type="float" office:value="3558">
            <text:p>35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4">
            <text:p>3564</text:p>
          </table:table-cell>
          <table:table-cell table:formula="of:=MOD(ROW([.B1394]);16)" office:value-type="float" office:value="2">
            <text:p>2</text:p>
          </table:table-cell>
          <table:table-cell table:formula="of:=[.B1379]-[.B13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0">
            <text:p>3570</text:p>
          </table:table-cell>
          <table:table-cell table:formula="of:=MOD(ROW([.B1395]);16)" office:value-type="float" office:value="3">
            <text:p>3</text:p>
          </table:table-cell>
          <table:table-cell table:formula="of:=[.B1380]-[.B13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7">
            <text:p>3577</text:p>
          </table:table-cell>
          <table:table-cell table:formula="of:=MOD(ROW([.B1396]);16)" office:value-type="float" office:value="4">
            <text:p>4</text:p>
          </table:table-cell>
          <table:table-cell table:formula="of:=[.B1381]-[.B13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3">
            <text:p>3583</text:p>
          </table:table-cell>
          <table:table-cell table:formula="of:=MOD(ROW([.B1397]);16)" office:value-type="float" office:value="5">
            <text:p>5</text:p>
          </table:table-cell>
          <table:table-cell table:formula="of:=[.B1382]-[.B13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9">
            <text:p>3589</text:p>
          </table:table-cell>
          <table:table-cell table:formula="of:=MOD(ROW([.B1398]);16)" office:value-type="float" office:value="6">
            <text:p>6</text:p>
          </table:table-cell>
          <table:table-cell table:formula="of:=[.B1383]-[.B13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5">
            <text:p>3595</text:p>
          </table:table-cell>
          <table:table-cell table:formula="of:=MOD(ROW([.B1399]);16)" office:value-type="float" office:value="7">
            <text:p>7</text:p>
          </table:table-cell>
          <table:table-cell table:formula="of:=[.B1384]-[.B13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1">
            <text:p>3601</text:p>
          </table:table-cell>
          <table:table-cell table:formula="of:=MOD(ROW([.B1400]);16)" office:value-type="float" office:value="8">
            <text:p>8</text:p>
          </table:table-cell>
          <table:table-cell table:formula="of:=[.B1385]-[.B13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8">
            <text:p>3608</text:p>
          </table:table-cell>
          <table:table-cell table:formula="of:=MOD(ROW([.B1401]);16)" office:value-type="float" office:value="9">
            <text:p>9</text:p>
          </table:table-cell>
          <table:table-cell table:formula="of:=[.B1386]-[.B13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4">
            <text:p>3614</text:p>
          </table:table-cell>
          <table:table-cell table:formula="of:=MOD(ROW([.B1402]);16)" office:value-type="float" office:value="10">
            <text:p>10</text:p>
          </table:table-cell>
          <table:table-cell table:formula="of:=[.B1387]-[.B13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0">
            <text:p>3620</text:p>
          </table:table-cell>
          <table:table-cell table:formula="of:=MOD(ROW([.B1403]);16)" office:value-type="float" office:value="11">
            <text:p>11</text:p>
          </table:table-cell>
          <table:table-cell table:formula="of:=[.B1388]-[.B13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7">
            <text:p>3627</text:p>
          </table:table-cell>
          <table:table-cell table:formula="of:=MOD(ROW([.B1404]);16)" office:value-type="float" office:value="12">
            <text:p>12</text:p>
          </table:table-cell>
          <table:table-cell table:formula="of:=[.B1389]-[.B13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3">
            <text:p>3633</text:p>
          </table:table-cell>
          <table:table-cell table:formula="of:=MOD(ROW([.B1405]);16)" office:value-type="float" office:value="13">
            <text:p>13</text:p>
          </table:table-cell>
          <table:table-cell table:formula="of:=[.B1390]-[.B13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0">
            <text:p>3640</text:p>
          </table:table-cell>
          <table:table-cell table:formula="of:=MOD(ROW([.B1406]);16)" office:value-type="float" office:value="14">
            <text:p>14</text:p>
          </table:table-cell>
          <table:table-cell table:formula="of:=[.B1391]-[.B13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7">
            <text:p>3647</text:p>
          </table:table-cell>
          <table:table-cell table:formula="of:=MOD(ROW([.B1407]);16)" office:value-type="float" office:value="15">
            <text:p>15</text:p>
          </table:table-cell>
          <table:table-cell table:formula="of:=[.B1392]-[.B13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08]);16)" office:value-type="float" office:value="0">
            <text:p>0</text:p>
          </table:table-cell>
          <table:table-cell table:formula="of:=[.B1393]-[.B1392]" office:value-type="float" office:value="-3647">
            <text:p>-36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7">
            <text:p>3797</text:p>
          </table:table-cell>
          <table:table-cell table:formula="of:=MOD(ROW([.B1409]);16)" office:value-type="float" office:value="1">
            <text:p>1</text:p>
          </table:table-cell>
          <table:table-cell table:formula="of:=[.B1394]-[.B1393]" office:value-type="float" office:value="3797">
            <text:p>37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4">
            <text:p>3804</text:p>
          </table:table-cell>
          <table:table-cell table:formula="of:=MOD(ROW([.B1410]);16)" office:value-type="float" office:value="2">
            <text:p>2</text:p>
          </table:table-cell>
          <table:table-cell table:formula="of:=[.B1395]-[.B13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">
            <text:p>3810</text:p>
          </table:table-cell>
          <table:table-cell table:formula="of:=MOD(ROW([.B1411]);16)" office:value-type="float" office:value="3">
            <text:p>3</text:p>
          </table:table-cell>
          <table:table-cell table:formula="of:=[.B1396]-[.B13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6">
            <text:p>3816</text:p>
          </table:table-cell>
          <table:table-cell table:formula="of:=MOD(ROW([.B1412]);16)" office:value-type="float" office:value="4">
            <text:p>4</text:p>
          </table:table-cell>
          <table:table-cell table:formula="of:=[.B1397]-[.B13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2">
            <text:p>3822</text:p>
          </table:table-cell>
          <table:table-cell table:formula="of:=MOD(ROW([.B1413]);16)" office:value-type="float" office:value="5">
            <text:p>5</text:p>
          </table:table-cell>
          <table:table-cell table:formula="of:=[.B1398]-[.B13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9">
            <text:p>3829</text:p>
          </table:table-cell>
          <table:table-cell table:formula="of:=MOD(ROW([.B1414]);16)" office:value-type="float" office:value="6">
            <text:p>6</text:p>
          </table:table-cell>
          <table:table-cell table:formula="of:=[.B1399]-[.B13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5">
            <text:p>3835</text:p>
          </table:table-cell>
          <table:table-cell table:formula="of:=MOD(ROW([.B1415]);16)" office:value-type="float" office:value="7">
            <text:p>7</text:p>
          </table:table-cell>
          <table:table-cell table:formula="of:=[.B1400]-[.B13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1">
            <text:p>3841</text:p>
          </table:table-cell>
          <table:table-cell table:formula="of:=MOD(ROW([.B1416]);16)" office:value-type="float" office:value="8">
            <text:p>8</text:p>
          </table:table-cell>
          <table:table-cell table:formula="of:=[.B1401]-[.B14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7">
            <text:p>3847</text:p>
          </table:table-cell>
          <table:table-cell table:formula="of:=MOD(ROW([.B1417]);16)" office:value-type="float" office:value="9">
            <text:p>9</text:p>
          </table:table-cell>
          <table:table-cell table:formula="of:=[.B1402]-[.B14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4">
            <text:p>3854</text:p>
          </table:table-cell>
          <table:table-cell table:formula="of:=MOD(ROW([.B1418]);16)" office:value-type="float" office:value="10">
            <text:p>10</text:p>
          </table:table-cell>
          <table:table-cell table:formula="of:=[.B1403]-[.B14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0">
            <text:p>3860</text:p>
          </table:table-cell>
          <table:table-cell table:formula="of:=MOD(ROW([.B1419]);16)" office:value-type="float" office:value="11">
            <text:p>11</text:p>
          </table:table-cell>
          <table:table-cell table:formula="of:=[.B1404]-[.B14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6">
            <text:p>3866</text:p>
          </table:table-cell>
          <table:table-cell table:formula="of:=MOD(ROW([.B1420]);16)" office:value-type="float" office:value="12">
            <text:p>12</text:p>
          </table:table-cell>
          <table:table-cell table:formula="of:=[.B1405]-[.B14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2">
            <text:p>3872</text:p>
          </table:table-cell>
          <table:table-cell table:formula="of:=MOD(ROW([.B1421]);16)" office:value-type="float" office:value="13">
            <text:p>13</text:p>
          </table:table-cell>
          <table:table-cell table:formula="of:=[.B1406]-[.B14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9">
            <text:p>3879</text:p>
          </table:table-cell>
          <table:table-cell table:formula="of:=MOD(ROW([.B1422]);16)" office:value-type="float" office:value="14">
            <text:p>14</text:p>
          </table:table-cell>
          <table:table-cell table:formula="of:=[.B1407]-[.B14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5">
            <text:p>3885</text:p>
          </table:table-cell>
          <table:table-cell table:formula="of:=MOD(ROW([.B1423]);16)" office:value-type="float" office:value="15">
            <text:p>15</text:p>
          </table:table-cell>
          <table:table-cell table:formula="of:=[.B1408]-[.B14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24]);16)" office:value-type="float" office:value="0">
            <text:p>0</text:p>
          </table:table-cell>
          <table:table-cell table:formula="of:=[.B1409]-[.B1408]" office:value-type="float" office:value="-3885">
            <text:p>-38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9">
            <text:p>4079</text:p>
          </table:table-cell>
          <table:table-cell table:formula="of:=MOD(ROW([.B1425]);16)" office:value-type="float" office:value="1">
            <text:p>1</text:p>
          </table:table-cell>
          <table:table-cell table:formula="of:=[.B1410]-[.B1409]" office:value-type="float" office:value="4079">
            <text:p>40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6">
            <text:p>4086</text:p>
          </table:table-cell>
          <table:table-cell table:formula="of:=MOD(ROW([.B1426]);16)" office:value-type="float" office:value="2">
            <text:p>2</text:p>
          </table:table-cell>
          <table:table-cell table:formula="of:=[.B1411]-[.B14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2">
            <text:p>4092</text:p>
          </table:table-cell>
          <table:table-cell table:formula="of:=MOD(ROW([.B1427]);16)" office:value-type="float" office:value="3">
            <text:p>3</text:p>
          </table:table-cell>
          <table:table-cell table:formula="of:=[.B1412]-[.B14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9">
            <text:p>4099</text:p>
          </table:table-cell>
          <table:table-cell table:formula="of:=MOD(ROW([.B1428]);16)" office:value-type="float" office:value="4">
            <text:p>4</text:p>
          </table:table-cell>
          <table:table-cell table:formula="of:=[.B1413]-[.B14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5">
            <text:p>4105</text:p>
          </table:table-cell>
          <table:table-cell table:formula="of:=MOD(ROW([.B1429]);16)" office:value-type="float" office:value="5">
            <text:p>5</text:p>
          </table:table-cell>
          <table:table-cell table:formula="of:=[.B1414]-[.B14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2">
            <text:p>4112</text:p>
          </table:table-cell>
          <table:table-cell table:formula="of:=MOD(ROW([.B1430]);16)" office:value-type="float" office:value="6">
            <text:p>6</text:p>
          </table:table-cell>
          <table:table-cell table:formula="of:=[.B1415]-[.B14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9">
            <text:p>4119</text:p>
          </table:table-cell>
          <table:table-cell table:formula="of:=MOD(ROW([.B1431]);16)" office:value-type="float" office:value="7">
            <text:p>7</text:p>
          </table:table-cell>
          <table:table-cell table:formula="of:=[.B1416]-[.B14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5">
            <text:p>4125</text:p>
          </table:table-cell>
          <table:table-cell table:formula="of:=MOD(ROW([.B1432]);16)" office:value-type="float" office:value="8">
            <text:p>8</text:p>
          </table:table-cell>
          <table:table-cell table:formula="of:=[.B1417]-[.B14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2">
            <text:p>4132</text:p>
          </table:table-cell>
          <table:table-cell table:formula="of:=MOD(ROW([.B1433]);16)" office:value-type="float" office:value="9">
            <text:p>9</text:p>
          </table:table-cell>
          <table:table-cell table:formula="of:=[.B1418]-[.B14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9">
            <text:p>4139</text:p>
          </table:table-cell>
          <table:table-cell table:formula="of:=MOD(ROW([.B1434]);16)" office:value-type="float" office:value="10">
            <text:p>10</text:p>
          </table:table-cell>
          <table:table-cell table:formula="of:=[.B1419]-[.B14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6">
            <text:p>4146</text:p>
          </table:table-cell>
          <table:table-cell table:formula="of:=MOD(ROW([.B1435]);16)" office:value-type="float" office:value="11">
            <text:p>11</text:p>
          </table:table-cell>
          <table:table-cell table:formula="of:=[.B1420]-[.B14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2">
            <text:p>4152</text:p>
          </table:table-cell>
          <table:table-cell table:formula="of:=MOD(ROW([.B1436]);16)" office:value-type="float" office:value="12">
            <text:p>12</text:p>
          </table:table-cell>
          <table:table-cell table:formula="of:=[.B1421]-[.B14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9">
            <text:p>4159</text:p>
          </table:table-cell>
          <table:table-cell table:formula="of:=MOD(ROW([.B1437]);16)" office:value-type="float" office:value="13">
            <text:p>13</text:p>
          </table:table-cell>
          <table:table-cell table:formula="of:=[.B1422]-[.B14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6">
            <text:p>4166</text:p>
          </table:table-cell>
          <table:table-cell table:formula="of:=MOD(ROW([.B1438]);16)" office:value-type="float" office:value="14">
            <text:p>14</text:p>
          </table:table-cell>
          <table:table-cell table:formula="of:=[.B1423]-[.B14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2">
            <text:p>4172</text:p>
          </table:table-cell>
          <table:table-cell table:formula="of:=MOD(ROW([.B1439]);16)" office:value-type="float" office:value="15">
            <text:p>15</text:p>
          </table:table-cell>
          <table:table-cell table:formula="of:=[.B1424]-[.B14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40]);16)" office:value-type="float" office:value="0">
            <text:p>0</text:p>
          </table:table-cell>
          <table:table-cell table:formula="of:=[.B1425]-[.B1424]" office:value-type="float" office:value="-4172">
            <text:p>-41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2">
            <text:p>3902</text:p>
          </table:table-cell>
          <table:table-cell table:formula="of:=MOD(ROW([.B1441]);16)" office:value-type="float" office:value="1">
            <text:p>1</text:p>
          </table:table-cell>
          <table:table-cell table:formula="of:=[.B1426]-[.B1425]" office:value-type="float" office:value="3902">
            <text:p>39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8">
            <text:p>3908</text:p>
          </table:table-cell>
          <table:table-cell table:formula="of:=MOD(ROW([.B1442]);16)" office:value-type="float" office:value="2">
            <text:p>2</text:p>
          </table:table-cell>
          <table:table-cell table:formula="of:=[.B1427]-[.B14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5">
            <text:p>3915</text:p>
          </table:table-cell>
          <table:table-cell table:formula="of:=MOD(ROW([.B1443]);16)" office:value-type="float" office:value="3">
            <text:p>3</text:p>
          </table:table-cell>
          <table:table-cell table:formula="of:=[.B1428]-[.B14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1">
            <text:p>3921</text:p>
          </table:table-cell>
          <table:table-cell table:formula="of:=MOD(ROW([.B1444]);16)" office:value-type="float" office:value="4">
            <text:p>4</text:p>
          </table:table-cell>
          <table:table-cell table:formula="of:=[.B1429]-[.B14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7">
            <text:p>3927</text:p>
          </table:table-cell>
          <table:table-cell table:formula="of:=MOD(ROW([.B1445]);16)" office:value-type="float" office:value="5">
            <text:p>5</text:p>
          </table:table-cell>
          <table:table-cell table:formula="of:=[.B1430]-[.B14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3">
            <text:p>3933</text:p>
          </table:table-cell>
          <table:table-cell table:formula="of:=MOD(ROW([.B1446]);16)" office:value-type="float" office:value="6">
            <text:p>6</text:p>
          </table:table-cell>
          <table:table-cell table:formula="of:=[.B1431]-[.B14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9">
            <text:p>3939</text:p>
          </table:table-cell>
          <table:table-cell table:formula="of:=MOD(ROW([.B1447]);16)" office:value-type="float" office:value="7">
            <text:p>7</text:p>
          </table:table-cell>
          <table:table-cell table:formula="of:=[.B1432]-[.B14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6">
            <text:p>3946</text:p>
          </table:table-cell>
          <table:table-cell table:formula="of:=MOD(ROW([.B1448]);16)" office:value-type="float" office:value="8">
            <text:p>8</text:p>
          </table:table-cell>
          <table:table-cell table:formula="of:=[.B1433]-[.B14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2">
            <text:p>3952</text:p>
          </table:table-cell>
          <table:table-cell table:formula="of:=MOD(ROW([.B1449]);16)" office:value-type="float" office:value="9">
            <text:p>9</text:p>
          </table:table-cell>
          <table:table-cell table:formula="of:=[.B1434]-[.B14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8">
            <text:p>3958</text:p>
          </table:table-cell>
          <table:table-cell table:formula="of:=MOD(ROW([.B1450]);16)" office:value-type="float" office:value="10">
            <text:p>10</text:p>
          </table:table-cell>
          <table:table-cell table:formula="of:=[.B1435]-[.B14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5">
            <text:p>3965</text:p>
          </table:table-cell>
          <table:table-cell table:formula="of:=MOD(ROW([.B1451]);16)" office:value-type="float" office:value="11">
            <text:p>11</text:p>
          </table:table-cell>
          <table:table-cell table:formula="of:=[.B1436]-[.B14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1">
            <text:p>3971</text:p>
          </table:table-cell>
          <table:table-cell table:formula="of:=MOD(ROW([.B1452]);16)" office:value-type="float" office:value="12">
            <text:p>12</text:p>
          </table:table-cell>
          <table:table-cell table:formula="of:=[.B1437]-[.B14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7">
            <text:p>3977</text:p>
          </table:table-cell>
          <table:table-cell table:formula="of:=MOD(ROW([.B1453]);16)" office:value-type="float" office:value="13">
            <text:p>13</text:p>
          </table:table-cell>
          <table:table-cell table:formula="of:=[.B1438]-[.B14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4">
            <text:p>3984</text:p>
          </table:table-cell>
          <table:table-cell table:formula="of:=MOD(ROW([.B1454]);16)" office:value-type="float" office:value="14">
            <text:p>14</text:p>
          </table:table-cell>
          <table:table-cell table:formula="of:=[.B1439]-[.B14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0">
            <text:p>3990</text:p>
          </table:table-cell>
          <table:table-cell table:formula="of:=MOD(ROW([.B1455]);16)" office:value-type="float" office:value="15">
            <text:p>15</text:p>
          </table:table-cell>
          <table:table-cell table:formula="of:=[.B1440]-[.B14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56]);16)" office:value-type="float" office:value="0">
            <text:p>0</text:p>
          </table:table-cell>
          <table:table-cell table:formula="of:=[.B1441]-[.B1440]" office:value-type="float" office:value="-3990">
            <text:p>-39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3">
            <text:p>4023</text:p>
          </table:table-cell>
          <table:table-cell table:formula="of:=MOD(ROW([.B1457]);16)" office:value-type="float" office:value="1">
            <text:p>1</text:p>
          </table:table-cell>
          <table:table-cell table:formula="of:=[.B1442]-[.B1441]" office:value-type="float" office:value="4023">
            <text:p>40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0">
            <text:p>4030</text:p>
          </table:table-cell>
          <table:table-cell table:formula="of:=MOD(ROW([.B1458]);16)" office:value-type="float" office:value="2">
            <text:p>2</text:p>
          </table:table-cell>
          <table:table-cell table:formula="of:=[.B1443]-[.B14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6">
            <text:p>4036</text:p>
          </table:table-cell>
          <table:table-cell table:formula="of:=MOD(ROW([.B1459]);16)" office:value-type="float" office:value="3">
            <text:p>3</text:p>
          </table:table-cell>
          <table:table-cell table:formula="of:=[.B1444]-[.B14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2">
            <text:p>4042</text:p>
          </table:table-cell>
          <table:table-cell table:formula="of:=MOD(ROW([.B1460]);16)" office:value-type="float" office:value="4">
            <text:p>4</text:p>
          </table:table-cell>
          <table:table-cell table:formula="of:=[.B1445]-[.B14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8">
            <text:p>4048</text:p>
          </table:table-cell>
          <table:table-cell table:formula="of:=MOD(ROW([.B1461]);16)" office:value-type="float" office:value="5">
            <text:p>5</text:p>
          </table:table-cell>
          <table:table-cell table:formula="of:=[.B1446]-[.B14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5">
            <text:p>4055</text:p>
          </table:table-cell>
          <table:table-cell table:formula="of:=MOD(ROW([.B1462]);16)" office:value-type="float" office:value="6">
            <text:p>6</text:p>
          </table:table-cell>
          <table:table-cell table:formula="of:=[.B1447]-[.B14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1">
            <text:p>4061</text:p>
          </table:table-cell>
          <table:table-cell table:formula="of:=MOD(ROW([.B1463]);16)" office:value-type="float" office:value="7">
            <text:p>7</text:p>
          </table:table-cell>
          <table:table-cell table:formula="of:=[.B1448]-[.B14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7">
            <text:p>4067</text:p>
          </table:table-cell>
          <table:table-cell table:formula="of:=MOD(ROW([.B1464]);16)" office:value-type="float" office:value="8">
            <text:p>8</text:p>
          </table:table-cell>
          <table:table-cell table:formula="of:=[.B1449]-[.B14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4">
            <text:p>4074</text:p>
          </table:table-cell>
          <table:table-cell table:formula="of:=MOD(ROW([.B1465]);16)" office:value-type="float" office:value="9">
            <text:p>9</text:p>
          </table:table-cell>
          <table:table-cell table:formula="of:=[.B1450]-[.B14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0">
            <text:p>4080</text:p>
          </table:table-cell>
          <table:table-cell table:formula="of:=MOD(ROW([.B1466]);16)" office:value-type="float" office:value="10">
            <text:p>10</text:p>
          </table:table-cell>
          <table:table-cell table:formula="of:=[.B1451]-[.B14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7">
            <text:p>4087</text:p>
          </table:table-cell>
          <table:table-cell table:formula="of:=MOD(ROW([.B1467]);16)" office:value-type="float" office:value="11">
            <text:p>11</text:p>
          </table:table-cell>
          <table:table-cell table:formula="of:=[.B1452]-[.B14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3">
            <text:p>4093</text:p>
          </table:table-cell>
          <table:table-cell table:formula="of:=MOD(ROW([.B1468]);16)" office:value-type="float" office:value="12">
            <text:p>12</text:p>
          </table:table-cell>
          <table:table-cell table:formula="of:=[.B1453]-[.B14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9">
            <text:p>4099</text:p>
          </table:table-cell>
          <table:table-cell table:formula="of:=MOD(ROW([.B1469]);16)" office:value-type="float" office:value="13">
            <text:p>13</text:p>
          </table:table-cell>
          <table:table-cell table:formula="of:=[.B1454]-[.B14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6">
            <text:p>4106</text:p>
          </table:table-cell>
          <table:table-cell table:formula="of:=MOD(ROW([.B1470]);16)" office:value-type="float" office:value="14">
            <text:p>14</text:p>
          </table:table-cell>
          <table:table-cell table:formula="of:=[.B1455]-[.B14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2">
            <text:p>4112</text:p>
          </table:table-cell>
          <table:table-cell table:formula="of:=MOD(ROW([.B1471]);16)" office:value-type="float" office:value="15">
            <text:p>15</text:p>
          </table:table-cell>
          <table:table-cell table:formula="of:=[.B1456]-[.B14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72]);16)" office:value-type="float" office:value="0">
            <text:p>0</text:p>
          </table:table-cell>
          <table:table-cell table:formula="of:=[.B1457]-[.B1456]" office:value-type="float" office:value="-4112">
            <text:p>-41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0">
            <text:p>4020</text:p>
          </table:table-cell>
          <table:table-cell table:formula="of:=MOD(ROW([.B1473]);16)" office:value-type="float" office:value="1">
            <text:p>1</text:p>
          </table:table-cell>
          <table:table-cell table:formula="of:=[.B1458]-[.B1457]" office:value-type="float" office:value="4020">
            <text:p>40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6">
            <text:p>4026</text:p>
          </table:table-cell>
          <table:table-cell table:formula="of:=MOD(ROW([.B1474]);16)" office:value-type="float" office:value="2">
            <text:p>2</text:p>
          </table:table-cell>
          <table:table-cell table:formula="of:=[.B1459]-[.B14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2">
            <text:p>4032</text:p>
          </table:table-cell>
          <table:table-cell table:formula="of:=MOD(ROW([.B1475]);16)" office:value-type="float" office:value="3">
            <text:p>3</text:p>
          </table:table-cell>
          <table:table-cell table:formula="of:=[.B1460]-[.B14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9">
            <text:p>4039</text:p>
          </table:table-cell>
          <table:table-cell table:formula="of:=MOD(ROW([.B1476]);16)" office:value-type="float" office:value="4">
            <text:p>4</text:p>
          </table:table-cell>
          <table:table-cell table:formula="of:=[.B1461]-[.B14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5">
            <text:p>4045</text:p>
          </table:table-cell>
          <table:table-cell table:formula="of:=MOD(ROW([.B1477]);16)" office:value-type="float" office:value="5">
            <text:p>5</text:p>
          </table:table-cell>
          <table:table-cell table:formula="of:=[.B1462]-[.B14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1">
            <text:p>4051</text:p>
          </table:table-cell>
          <table:table-cell table:formula="of:=MOD(ROW([.B1478]);16)" office:value-type="float" office:value="6">
            <text:p>6</text:p>
          </table:table-cell>
          <table:table-cell table:formula="of:=[.B1463]-[.B14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8">
            <text:p>4058</text:p>
          </table:table-cell>
          <table:table-cell table:formula="of:=MOD(ROW([.B1479]);16)" office:value-type="float" office:value="7">
            <text:p>7</text:p>
          </table:table-cell>
          <table:table-cell table:formula="of:=[.B1464]-[.B14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4">
            <text:p>4064</text:p>
          </table:table-cell>
          <table:table-cell table:formula="of:=MOD(ROW([.B1480]);16)" office:value-type="float" office:value="8">
            <text:p>8</text:p>
          </table:table-cell>
          <table:table-cell table:formula="of:=[.B1465]-[.B14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1">
            <text:p>4071</text:p>
          </table:table-cell>
          <table:table-cell table:formula="of:=MOD(ROW([.B1481]);16)" office:value-type="float" office:value="9">
            <text:p>9</text:p>
          </table:table-cell>
          <table:table-cell table:formula="of:=[.B1466]-[.B14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7">
            <text:p>4077</text:p>
          </table:table-cell>
          <table:table-cell table:formula="of:=MOD(ROW([.B1482]);16)" office:value-type="float" office:value="10">
            <text:p>10</text:p>
          </table:table-cell>
          <table:table-cell table:formula="of:=[.B1467]-[.B14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3">
            <text:p>4083</text:p>
          </table:table-cell>
          <table:table-cell table:formula="of:=MOD(ROW([.B1483]);16)" office:value-type="float" office:value="11">
            <text:p>11</text:p>
          </table:table-cell>
          <table:table-cell table:formula="of:=[.B1468]-[.B14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0">
            <text:p>4090</text:p>
          </table:table-cell>
          <table:table-cell table:formula="of:=MOD(ROW([.B1484]);16)" office:value-type="float" office:value="12">
            <text:p>12</text:p>
          </table:table-cell>
          <table:table-cell table:formula="of:=[.B1469]-[.B14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formula="of:=MOD(ROW([.B1485]);16)" office:value-type="float" office:value="13">
            <text:p>13</text:p>
          </table:table-cell>
          <table:table-cell table:formula="of:=[.B1470]-[.B14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3">
            <text:p>4103</text:p>
          </table:table-cell>
          <table:table-cell table:formula="of:=MOD(ROW([.B1486]);16)" office:value-type="float" office:value="14">
            <text:p>14</text:p>
          </table:table-cell>
          <table:table-cell table:formula="of:=[.B1471]-[.B14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9">
            <text:p>4109</text:p>
          </table:table-cell>
          <table:table-cell table:formula="of:=MOD(ROW([.B1487]);16)" office:value-type="float" office:value="15">
            <text:p>15</text:p>
          </table:table-cell>
          <table:table-cell table:formula="of:=[.B1472]-[.B14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88]);16)" office:value-type="float" office:value="0">
            <text:p>0</text:p>
          </table:table-cell>
          <table:table-cell table:formula="of:=[.B1473]-[.B1472]" office:value-type="float" office:value="-4109">
            <text:p>-41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7">
            <text:p>4127</text:p>
          </table:table-cell>
          <table:table-cell table:formula="of:=MOD(ROW([.B1489]);16)" office:value-type="float" office:value="1">
            <text:p>1</text:p>
          </table:table-cell>
          <table:table-cell table:formula="of:=[.B1474]-[.B1473]" office:value-type="float" office:value="4127">
            <text:p>41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3">
            <text:p>4133</text:p>
          </table:table-cell>
          <table:table-cell table:formula="of:=MOD(ROW([.B1490]);16)" office:value-type="float" office:value="2">
            <text:p>2</text:p>
          </table:table-cell>
          <table:table-cell table:formula="of:=[.B1475]-[.B14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0">
            <text:p>4140</text:p>
          </table:table-cell>
          <table:table-cell table:formula="of:=MOD(ROW([.B1491]);16)" office:value-type="float" office:value="3">
            <text:p>3</text:p>
          </table:table-cell>
          <table:table-cell table:formula="of:=[.B1476]-[.B14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6">
            <text:p>4146</text:p>
          </table:table-cell>
          <table:table-cell table:formula="of:=MOD(ROW([.B1492]);16)" office:value-type="float" office:value="4">
            <text:p>4</text:p>
          </table:table-cell>
          <table:table-cell table:formula="of:=[.B1477]-[.B14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2">
            <text:p>4152</text:p>
          </table:table-cell>
          <table:table-cell table:formula="of:=MOD(ROW([.B1493]);16)" office:value-type="float" office:value="5">
            <text:p>5</text:p>
          </table:table-cell>
          <table:table-cell table:formula="of:=[.B1478]-[.B14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9">
            <text:p>4159</text:p>
          </table:table-cell>
          <table:table-cell table:formula="of:=MOD(ROW([.B1494]);16)" office:value-type="float" office:value="6">
            <text:p>6</text:p>
          </table:table-cell>
          <table:table-cell table:formula="of:=[.B1479]-[.B14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5">
            <text:p>4165</text:p>
          </table:table-cell>
          <table:table-cell table:formula="of:=MOD(ROW([.B1495]);16)" office:value-type="float" office:value="7">
            <text:p>7</text:p>
          </table:table-cell>
          <table:table-cell table:formula="of:=[.B1480]-[.B14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1">
            <text:p>4171</text:p>
          </table:table-cell>
          <table:table-cell table:formula="of:=MOD(ROW([.B1496]);16)" office:value-type="float" office:value="8">
            <text:p>8</text:p>
          </table:table-cell>
          <table:table-cell table:formula="of:=[.B1481]-[.B14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8">
            <text:p>4178</text:p>
          </table:table-cell>
          <table:table-cell table:formula="of:=MOD(ROW([.B1497]);16)" office:value-type="float" office:value="9">
            <text:p>9</text:p>
          </table:table-cell>
          <table:table-cell table:formula="of:=[.B1482]-[.B14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5">
            <text:p>4185</text:p>
          </table:table-cell>
          <table:table-cell table:formula="of:=MOD(ROW([.B1498]);16)" office:value-type="float" office:value="10">
            <text:p>10</text:p>
          </table:table-cell>
          <table:table-cell table:formula="of:=[.B1483]-[.B14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1">
            <text:p>4191</text:p>
          </table:table-cell>
          <table:table-cell table:formula="of:=MOD(ROW([.B1499]);16)" office:value-type="float" office:value="11">
            <text:p>11</text:p>
          </table:table-cell>
          <table:table-cell table:formula="of:=[.B1484]-[.B14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8">
            <text:p>4198</text:p>
          </table:table-cell>
          <table:table-cell table:formula="of:=MOD(ROW([.B1500]);16)" office:value-type="float" office:value="12">
            <text:p>12</text:p>
          </table:table-cell>
          <table:table-cell table:formula="of:=[.B1485]-[.B14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4">
            <text:p>4204</text:p>
          </table:table-cell>
          <table:table-cell table:formula="of:=MOD(ROW([.B1501]);16)" office:value-type="float" office:value="13">
            <text:p>13</text:p>
          </table:table-cell>
          <table:table-cell table:formula="of:=[.B1486]-[.B14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0">
            <text:p>4210</text:p>
          </table:table-cell>
          <table:table-cell table:formula="of:=MOD(ROW([.B1502]);16)" office:value-type="float" office:value="14">
            <text:p>14</text:p>
          </table:table-cell>
          <table:table-cell table:formula="of:=[.B1487]-[.B14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7">
            <text:p>4217</text:p>
          </table:table-cell>
          <table:table-cell table:formula="of:=MOD(ROW([.B1503]);16)" office:value-type="float" office:value="15">
            <text:p>15</text:p>
          </table:table-cell>
          <table:table-cell table:formula="of:=[.B1488]-[.B14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04]);16)" office:value-type="float" office:value="0">
            <text:p>0</text:p>
          </table:table-cell>
          <table:table-cell table:formula="of:=[.B1489]-[.B1488]" office:value-type="float" office:value="-4217">
            <text:p>-42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4">
            <text:p>4324</text:p>
          </table:table-cell>
          <table:table-cell table:formula="of:=MOD(ROW([.B1505]);16)" office:value-type="float" office:value="1">
            <text:p>1</text:p>
          </table:table-cell>
          <table:table-cell table:formula="of:=[.B1490]-[.B1489]" office:value-type="float" office:value="4324">
            <text:p>43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1">
            <text:p>4331</text:p>
          </table:table-cell>
          <table:table-cell table:formula="of:=MOD(ROW([.B1506]);16)" office:value-type="float" office:value="2">
            <text:p>2</text:p>
          </table:table-cell>
          <table:table-cell table:formula="of:=[.B1491]-[.B14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7">
            <text:p>4337</text:p>
          </table:table-cell>
          <table:table-cell table:formula="of:=MOD(ROW([.B1507]);16)" office:value-type="float" office:value="3">
            <text:p>3</text:p>
          </table:table-cell>
          <table:table-cell table:formula="of:=[.B1492]-[.B14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4">
            <text:p>4344</text:p>
          </table:table-cell>
          <table:table-cell table:formula="of:=MOD(ROW([.B1508]);16)" office:value-type="float" office:value="4">
            <text:p>4</text:p>
          </table:table-cell>
          <table:table-cell table:formula="of:=[.B1493]-[.B14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0">
            <text:p>4350</text:p>
          </table:table-cell>
          <table:table-cell table:formula="of:=MOD(ROW([.B1509]);16)" office:value-type="float" office:value="5">
            <text:p>5</text:p>
          </table:table-cell>
          <table:table-cell table:formula="of:=[.B1494]-[.B14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6">
            <text:p>4356</text:p>
          </table:table-cell>
          <table:table-cell table:formula="of:=MOD(ROW([.B1510]);16)" office:value-type="float" office:value="6">
            <text:p>6</text:p>
          </table:table-cell>
          <table:table-cell table:formula="of:=[.B1495]-[.B14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3">
            <text:p>4363</text:p>
          </table:table-cell>
          <table:table-cell table:formula="of:=MOD(ROW([.B1511]);16)" office:value-type="float" office:value="7">
            <text:p>7</text:p>
          </table:table-cell>
          <table:table-cell table:formula="of:=[.B1496]-[.B14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9">
            <text:p>4369</text:p>
          </table:table-cell>
          <table:table-cell table:formula="of:=MOD(ROW([.B1512]);16)" office:value-type="float" office:value="8">
            <text:p>8</text:p>
          </table:table-cell>
          <table:table-cell table:formula="of:=[.B1497]-[.B14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6">
            <text:p>4376</text:p>
          </table:table-cell>
          <table:table-cell table:formula="of:=MOD(ROW([.B1513]);16)" office:value-type="float" office:value="9">
            <text:p>9</text:p>
          </table:table-cell>
          <table:table-cell table:formula="of:=[.B1498]-[.B14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2">
            <text:p>4382</text:p>
          </table:table-cell>
          <table:table-cell table:formula="of:=MOD(ROW([.B1514]);16)" office:value-type="float" office:value="10">
            <text:p>10</text:p>
          </table:table-cell>
          <table:table-cell table:formula="of:=[.B1499]-[.B14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9">
            <text:p>4389</text:p>
          </table:table-cell>
          <table:table-cell table:formula="of:=MOD(ROW([.B1515]);16)" office:value-type="float" office:value="11">
            <text:p>11</text:p>
          </table:table-cell>
          <table:table-cell table:formula="of:=[.B1500]-[.B14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5">
            <text:p>4395</text:p>
          </table:table-cell>
          <table:table-cell table:formula="of:=MOD(ROW([.B1516]);16)" office:value-type="float" office:value="12">
            <text:p>12</text:p>
          </table:table-cell>
          <table:table-cell table:formula="of:=[.B1501]-[.B15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2">
            <text:p>4402</text:p>
          </table:table-cell>
          <table:table-cell table:formula="of:=MOD(ROW([.B1517]);16)" office:value-type="float" office:value="13">
            <text:p>13</text:p>
          </table:table-cell>
          <table:table-cell table:formula="of:=[.B1502]-[.B15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8">
            <text:p>4408</text:p>
          </table:table-cell>
          <table:table-cell table:formula="of:=MOD(ROW([.B1518]);16)" office:value-type="float" office:value="14">
            <text:p>14</text:p>
          </table:table-cell>
          <table:table-cell table:formula="of:=[.B1503]-[.B15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4">
            <text:p>4414</text:p>
          </table:table-cell>
          <table:table-cell table:formula="of:=MOD(ROW([.B1519]);16)" office:value-type="float" office:value="15">
            <text:p>15</text:p>
          </table:table-cell>
          <table:table-cell table:formula="of:=[.B1504]-[.B15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20]);16)" office:value-type="float" office:value="0">
            <text:p>0</text:p>
          </table:table-cell>
          <table:table-cell table:formula="of:=[.B1505]-[.B1504]" office:value-type="float" office:value="-4414">
            <text:p>-44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8">
            <text:p>3898</text:p>
          </table:table-cell>
          <table:table-cell table:formula="of:=MOD(ROW([.B1521]);16)" office:value-type="float" office:value="1">
            <text:p>1</text:p>
          </table:table-cell>
          <table:table-cell table:formula="of:=[.B1506]-[.B1505]" office:value-type="float" office:value="3898">
            <text:p>38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5">
            <text:p>3905</text:p>
          </table:table-cell>
          <table:table-cell table:formula="of:=MOD(ROW([.B1522]);16)" office:value-type="float" office:value="2">
            <text:p>2</text:p>
          </table:table-cell>
          <table:table-cell table:formula="of:=[.B1507]-[.B15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2">
            <text:p>3912</text:p>
          </table:table-cell>
          <table:table-cell table:formula="of:=MOD(ROW([.B1523]);16)" office:value-type="float" office:value="3">
            <text:p>3</text:p>
          </table:table-cell>
          <table:table-cell table:formula="of:=[.B1508]-[.B15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8">
            <text:p>3918</text:p>
          </table:table-cell>
          <table:table-cell table:formula="of:=MOD(ROW([.B1524]);16)" office:value-type="float" office:value="4">
            <text:p>4</text:p>
          </table:table-cell>
          <table:table-cell table:formula="of:=[.B1509]-[.B150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4">
            <text:p>3924</text:p>
          </table:table-cell>
          <table:table-cell table:formula="of:=MOD(ROW([.B1525]);16)" office:value-type="float" office:value="5">
            <text:p>5</text:p>
          </table:table-cell>
          <table:table-cell table:formula="of:=[.B1510]-[.B15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1">
            <text:p>3931</text:p>
          </table:table-cell>
          <table:table-cell table:formula="of:=MOD(ROW([.B1526]);16)" office:value-type="float" office:value="6">
            <text:p>6</text:p>
          </table:table-cell>
          <table:table-cell table:formula="of:=[.B1511]-[.B15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7">
            <text:p>3937</text:p>
          </table:table-cell>
          <table:table-cell table:formula="of:=MOD(ROW([.B1527]);16)" office:value-type="float" office:value="7">
            <text:p>7</text:p>
          </table:table-cell>
          <table:table-cell table:formula="of:=[.B1512]-[.B15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4">
            <text:p>3944</text:p>
          </table:table-cell>
          <table:table-cell table:formula="of:=MOD(ROW([.B1528]);16)" office:value-type="float" office:value="8">
            <text:p>8</text:p>
          </table:table-cell>
          <table:table-cell table:formula="of:=[.B1513]-[.B15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1">
            <text:p>3951</text:p>
          </table:table-cell>
          <table:table-cell table:formula="of:=MOD(ROW([.B1529]);16)" office:value-type="float" office:value="9">
            <text:p>9</text:p>
          </table:table-cell>
          <table:table-cell table:formula="of:=[.B1514]-[.B15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7">
            <text:p>3957</text:p>
          </table:table-cell>
          <table:table-cell table:formula="of:=MOD(ROW([.B1530]);16)" office:value-type="float" office:value="10">
            <text:p>10</text:p>
          </table:table-cell>
          <table:table-cell table:formula="of:=[.B1515]-[.B15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4">
            <text:p>3964</text:p>
          </table:table-cell>
          <table:table-cell table:formula="of:=MOD(ROW([.B1531]);16)" office:value-type="float" office:value="11">
            <text:p>11</text:p>
          </table:table-cell>
          <table:table-cell table:formula="of:=[.B1516]-[.B15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0">
            <text:p>3970</text:p>
          </table:table-cell>
          <table:table-cell table:formula="of:=MOD(ROW([.B1532]);16)" office:value-type="float" office:value="12">
            <text:p>12</text:p>
          </table:table-cell>
          <table:table-cell table:formula="of:=[.B1517]-[.B15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7">
            <text:p>3977</text:p>
          </table:table-cell>
          <table:table-cell table:formula="of:=MOD(ROW([.B1533]);16)" office:value-type="float" office:value="13">
            <text:p>13</text:p>
          </table:table-cell>
          <table:table-cell table:formula="of:=[.B1518]-[.B15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3">
            <text:p>3983</text:p>
          </table:table-cell>
          <table:table-cell table:formula="of:=MOD(ROW([.B1534]);16)" office:value-type="float" office:value="14">
            <text:p>14</text:p>
          </table:table-cell>
          <table:table-cell table:formula="of:=[.B1519]-[.B15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9">
            <text:p>3989</text:p>
          </table:table-cell>
          <table:table-cell table:formula="of:=MOD(ROW([.B1535]);16)" office:value-type="float" office:value="15">
            <text:p>15</text:p>
          </table:table-cell>
          <table:table-cell table:formula="of:=[.B1520]-[.B15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36]);16)" office:value-type="float" office:value="0">
            <text:p>0</text:p>
          </table:table-cell>
          <table:table-cell table:formula="of:=[.B1521]-[.B1520]" office:value-type="float" office:value="-3989">
            <text:p>-39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4">
            <text:p>4314</text:p>
          </table:table-cell>
          <table:table-cell table:formula="of:=MOD(ROW([.B1537]);16)" office:value-type="float" office:value="1">
            <text:p>1</text:p>
          </table:table-cell>
          <table:table-cell table:formula="of:=[.B1522]-[.B1521]" office:value-type="float" office:value="4314">
            <text:p>43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0">
            <text:p>4320</text:p>
          </table:table-cell>
          <table:table-cell table:formula="of:=MOD(ROW([.B1538]);16)" office:value-type="float" office:value="2">
            <text:p>2</text:p>
          </table:table-cell>
          <table:table-cell table:formula="of:=[.B1523]-[.B15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7">
            <text:p>4327</text:p>
          </table:table-cell>
          <table:table-cell table:formula="of:=MOD(ROW([.B1539]);16)" office:value-type="float" office:value="3">
            <text:p>3</text:p>
          </table:table-cell>
          <table:table-cell table:formula="of:=[.B1524]-[.B15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3">
            <text:p>4333</text:p>
          </table:table-cell>
          <table:table-cell table:formula="of:=MOD(ROW([.B1540]);16)" office:value-type="float" office:value="4">
            <text:p>4</text:p>
          </table:table-cell>
          <table:table-cell table:formula="of:=[.B1525]-[.B15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0">
            <text:p>4340</text:p>
          </table:table-cell>
          <table:table-cell table:formula="of:=MOD(ROW([.B1541]);16)" office:value-type="float" office:value="5">
            <text:p>5</text:p>
          </table:table-cell>
          <table:table-cell table:formula="of:=[.B1526]-[.B15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6">
            <text:p>4346</text:p>
          </table:table-cell>
          <table:table-cell table:formula="of:=MOD(ROW([.B1542]);16)" office:value-type="float" office:value="6">
            <text:p>6</text:p>
          </table:table-cell>
          <table:table-cell table:formula="of:=[.B1527]-[.B15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2">
            <text:p>4352</text:p>
          </table:table-cell>
          <table:table-cell table:formula="of:=MOD(ROW([.B1543]);16)" office:value-type="float" office:value="7">
            <text:p>7</text:p>
          </table:table-cell>
          <table:table-cell table:formula="of:=[.B1528]-[.B15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9">
            <text:p>4359</text:p>
          </table:table-cell>
          <table:table-cell table:formula="of:=MOD(ROW([.B1544]);16)" office:value-type="float" office:value="8">
            <text:p>8</text:p>
          </table:table-cell>
          <table:table-cell table:formula="of:=[.B1529]-[.B15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6">
            <text:p>4366</text:p>
          </table:table-cell>
          <table:table-cell table:formula="of:=MOD(ROW([.B1545]);16)" office:value-type="float" office:value="9">
            <text:p>9</text:p>
          </table:table-cell>
          <table:table-cell table:formula="of:=[.B1530]-[.B15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2">
            <text:p>4372</text:p>
          </table:table-cell>
          <table:table-cell table:formula="of:=MOD(ROW([.B1546]);16)" office:value-type="float" office:value="10">
            <text:p>10</text:p>
          </table:table-cell>
          <table:table-cell table:formula="of:=[.B1531]-[.B15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9">
            <text:p>4379</text:p>
          </table:table-cell>
          <table:table-cell table:formula="of:=MOD(ROW([.B1547]);16)" office:value-type="float" office:value="11">
            <text:p>11</text:p>
          </table:table-cell>
          <table:table-cell table:formula="of:=[.B1532]-[.B15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5">
            <text:p>4385</text:p>
          </table:table-cell>
          <table:table-cell table:formula="of:=MOD(ROW([.B1548]);16)" office:value-type="float" office:value="12">
            <text:p>12</text:p>
          </table:table-cell>
          <table:table-cell table:formula="of:=[.B1533]-[.B15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2">
            <text:p>4392</text:p>
          </table:table-cell>
          <table:table-cell table:formula="of:=MOD(ROW([.B1549]);16)" office:value-type="float" office:value="13">
            <text:p>13</text:p>
          </table:table-cell>
          <table:table-cell table:formula="of:=[.B1534]-[.B15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8">
            <text:p>4398</text:p>
          </table:table-cell>
          <table:table-cell table:formula="of:=MOD(ROW([.B1550]);16)" office:value-type="float" office:value="14">
            <text:p>14</text:p>
          </table:table-cell>
          <table:table-cell table:formula="of:=[.B1535]-[.B15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4">
            <text:p>4404</text:p>
          </table:table-cell>
          <table:table-cell table:formula="of:=MOD(ROW([.B1551]);16)" office:value-type="float" office:value="15">
            <text:p>15</text:p>
          </table:table-cell>
          <table:table-cell table:formula="of:=[.B1536]-[.B15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52]);16)" office:value-type="float" office:value="0">
            <text:p>0</text:p>
          </table:table-cell>
          <table:table-cell table:formula="of:=[.B1537]-[.B1536]" office:value-type="float" office:value="-4404">
            <text:p>-44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4">
            <text:p>4314</text:p>
          </table:table-cell>
          <table:table-cell table:formula="of:=MOD(ROW([.B1553]);16)" office:value-type="float" office:value="1">
            <text:p>1</text:p>
          </table:table-cell>
          <table:table-cell table:formula="of:=[.B1538]-[.B1537]" office:value-type="float" office:value="4314">
            <text:p>43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0">
            <text:p>4320</text:p>
          </table:table-cell>
          <table:table-cell table:formula="of:=MOD(ROW([.B1554]);16)" office:value-type="float" office:value="2">
            <text:p>2</text:p>
          </table:table-cell>
          <table:table-cell table:formula="of:=[.B1539]-[.B15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7">
            <text:p>4327</text:p>
          </table:table-cell>
          <table:table-cell table:formula="of:=MOD(ROW([.B1555]);16)" office:value-type="float" office:value="3">
            <text:p>3</text:p>
          </table:table-cell>
          <table:table-cell table:formula="of:=[.B1540]-[.B15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3">
            <text:p>4333</text:p>
          </table:table-cell>
          <table:table-cell table:formula="of:=MOD(ROW([.B1556]);16)" office:value-type="float" office:value="4">
            <text:p>4</text:p>
          </table:table-cell>
          <table:table-cell table:formula="of:=[.B1541]-[.B15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0">
            <text:p>4340</text:p>
          </table:table-cell>
          <table:table-cell table:formula="of:=MOD(ROW([.B1557]);16)" office:value-type="float" office:value="5">
            <text:p>5</text:p>
          </table:table-cell>
          <table:table-cell table:formula="of:=[.B1542]-[.B15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6">
            <text:p>4346</text:p>
          </table:table-cell>
          <table:table-cell table:formula="of:=MOD(ROW([.B1558]);16)" office:value-type="float" office:value="6">
            <text:p>6</text:p>
          </table:table-cell>
          <table:table-cell table:formula="of:=[.B1543]-[.B15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2">
            <text:p>4352</text:p>
          </table:table-cell>
          <table:table-cell table:formula="of:=MOD(ROW([.B1559]);16)" office:value-type="float" office:value="7">
            <text:p>7</text:p>
          </table:table-cell>
          <table:table-cell table:formula="of:=[.B1544]-[.B15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9">
            <text:p>4359</text:p>
          </table:table-cell>
          <table:table-cell table:formula="of:=MOD(ROW([.B1560]);16)" office:value-type="float" office:value="8">
            <text:p>8</text:p>
          </table:table-cell>
          <table:table-cell table:formula="of:=[.B1545]-[.B15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5">
            <text:p>4365</text:p>
          </table:table-cell>
          <table:table-cell table:formula="of:=MOD(ROW([.B1561]);16)" office:value-type="float" office:value="9">
            <text:p>9</text:p>
          </table:table-cell>
          <table:table-cell table:formula="of:=[.B1546]-[.B15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2">
            <text:p>4372</text:p>
          </table:table-cell>
          <table:table-cell table:formula="of:=MOD(ROW([.B1562]);16)" office:value-type="float" office:value="10">
            <text:p>10</text:p>
          </table:table-cell>
          <table:table-cell table:formula="of:=[.B1547]-[.B15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9">
            <text:p>4379</text:p>
          </table:table-cell>
          <table:table-cell table:formula="of:=MOD(ROW([.B1563]);16)" office:value-type="float" office:value="11">
            <text:p>11</text:p>
          </table:table-cell>
          <table:table-cell table:formula="of:=[.B1548]-[.B15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5">
            <text:p>4385</text:p>
          </table:table-cell>
          <table:table-cell table:formula="of:=MOD(ROW([.B1564]);16)" office:value-type="float" office:value="12">
            <text:p>12</text:p>
          </table:table-cell>
          <table:table-cell table:formula="of:=[.B1549]-[.B15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2">
            <text:p>4392</text:p>
          </table:table-cell>
          <table:table-cell table:formula="of:=MOD(ROW([.B1565]);16)" office:value-type="float" office:value="13">
            <text:p>13</text:p>
          </table:table-cell>
          <table:table-cell table:formula="of:=[.B1550]-[.B15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8">
            <text:p>4398</text:p>
          </table:table-cell>
          <table:table-cell table:formula="of:=MOD(ROW([.B1566]);16)" office:value-type="float" office:value="14">
            <text:p>14</text:p>
          </table:table-cell>
          <table:table-cell table:formula="of:=[.B1551]-[.B15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5">
            <text:p>4405</text:p>
          </table:table-cell>
          <table:table-cell table:formula="of:=MOD(ROW([.B1567]);16)" office:value-type="float" office:value="15">
            <text:p>15</text:p>
          </table:table-cell>
          <table:table-cell table:formula="of:=[.B1552]-[.B15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68]);16)" office:value-type="float" office:value="0">
            <text:p>0</text:p>
          </table:table-cell>
          <table:table-cell table:formula="of:=[.B1553]-[.B1552]" office:value-type="float" office:value="-4405">
            <text:p>-44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8">
            <text:p>4338</text:p>
          </table:table-cell>
          <table:table-cell table:formula="of:=MOD(ROW([.B1569]);16)" office:value-type="float" office:value="1">
            <text:p>1</text:p>
          </table:table-cell>
          <table:table-cell table:formula="of:=[.B1554]-[.B1553]" office:value-type="float" office:value="4338">
            <text:p>43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4">
            <text:p>4344</text:p>
          </table:table-cell>
          <table:table-cell table:formula="of:=MOD(ROW([.B1570]);16)" office:value-type="float" office:value="2">
            <text:p>2</text:p>
          </table:table-cell>
          <table:table-cell table:formula="of:=[.B1555]-[.B15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1">
            <text:p>4351</text:p>
          </table:table-cell>
          <table:table-cell table:formula="of:=MOD(ROW([.B1571]);16)" office:value-type="float" office:value="3">
            <text:p>3</text:p>
          </table:table-cell>
          <table:table-cell table:formula="of:=[.B1556]-[.B15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7">
            <text:p>4357</text:p>
          </table:table-cell>
          <table:table-cell table:formula="of:=MOD(ROW([.B1572]);16)" office:value-type="float" office:value="4">
            <text:p>4</text:p>
          </table:table-cell>
          <table:table-cell table:formula="of:=[.B1557]-[.B15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4">
            <text:p>4364</text:p>
          </table:table-cell>
          <table:table-cell table:formula="of:=MOD(ROW([.B1573]);16)" office:value-type="float" office:value="5">
            <text:p>5</text:p>
          </table:table-cell>
          <table:table-cell table:formula="of:=[.B1558]-[.B15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0">
            <text:p>4370</text:p>
          </table:table-cell>
          <table:table-cell table:formula="of:=MOD(ROW([.B1574]);16)" office:value-type="float" office:value="6">
            <text:p>6</text:p>
          </table:table-cell>
          <table:table-cell table:formula="of:=[.B1559]-[.B15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7">
            <text:p>4377</text:p>
          </table:table-cell>
          <table:table-cell table:formula="of:=MOD(ROW([.B1575]);16)" office:value-type="float" office:value="7">
            <text:p>7</text:p>
          </table:table-cell>
          <table:table-cell table:formula="of:=[.B1560]-[.B15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3">
            <text:p>4383</text:p>
          </table:table-cell>
          <table:table-cell table:formula="of:=MOD(ROW([.B1576]);16)" office:value-type="float" office:value="8">
            <text:p>8</text:p>
          </table:table-cell>
          <table:table-cell table:formula="of:=[.B1561]-[.B15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1">
            <text:p>4391</text:p>
          </table:table-cell>
          <table:table-cell table:formula="of:=MOD(ROW([.B1577]);16)" office:value-type="float" office:value="9">
            <text:p>9</text:p>
          </table:table-cell>
          <table:table-cell table:formula="of:=[.B1562]-[.B156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7">
            <text:p>4397</text:p>
          </table:table-cell>
          <table:table-cell table:formula="of:=MOD(ROW([.B1578]);16)" office:value-type="float" office:value="10">
            <text:p>10</text:p>
          </table:table-cell>
          <table:table-cell table:formula="of:=[.B1563]-[.B15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4">
            <text:p>4404</text:p>
          </table:table-cell>
          <table:table-cell table:formula="of:=MOD(ROW([.B1579]);16)" office:value-type="float" office:value="11">
            <text:p>11</text:p>
          </table:table-cell>
          <table:table-cell table:formula="of:=[.B1564]-[.B15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0">
            <text:p>4410</text:p>
          </table:table-cell>
          <table:table-cell table:formula="of:=MOD(ROW([.B1580]);16)" office:value-type="float" office:value="12">
            <text:p>12</text:p>
          </table:table-cell>
          <table:table-cell table:formula="of:=[.B1565]-[.B15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7">
            <text:p>4417</text:p>
          </table:table-cell>
          <table:table-cell table:formula="of:=MOD(ROW([.B1581]);16)" office:value-type="float" office:value="13">
            <text:p>13</text:p>
          </table:table-cell>
          <table:table-cell table:formula="of:=[.B1566]-[.B15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4">
            <text:p>4424</text:p>
          </table:table-cell>
          <table:table-cell table:formula="of:=MOD(ROW([.B1582]);16)" office:value-type="float" office:value="14">
            <text:p>14</text:p>
          </table:table-cell>
          <table:table-cell table:formula="of:=[.B1567]-[.B15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0">
            <text:p>4430</text:p>
          </table:table-cell>
          <table:table-cell table:formula="of:=MOD(ROW([.B1583]);16)" office:value-type="float" office:value="15">
            <text:p>15</text:p>
          </table:table-cell>
          <table:table-cell table:formula="of:=[.B1568]-[.B15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84]);16)" office:value-type="float" office:value="0">
            <text:p>0</text:p>
          </table:table-cell>
          <table:table-cell table:formula="of:=[.B1569]-[.B1568]" office:value-type="float" office:value="-4430">
            <text:p>-44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8">
            <text:p>4358</text:p>
          </table:table-cell>
          <table:table-cell table:formula="of:=MOD(ROW([.B1585]);16)" office:value-type="float" office:value="1">
            <text:p>1</text:p>
          </table:table-cell>
          <table:table-cell table:formula="of:=[.B1570]-[.B1569]" office:value-type="float" office:value="4358">
            <text:p>43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5">
            <text:p>4365</text:p>
          </table:table-cell>
          <table:table-cell table:formula="of:=MOD(ROW([.B1586]);16)" office:value-type="float" office:value="2">
            <text:p>2</text:p>
          </table:table-cell>
          <table:table-cell table:formula="of:=[.B1571]-[.B15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1">
            <text:p>4371</text:p>
          </table:table-cell>
          <table:table-cell table:formula="of:=MOD(ROW([.B1587]);16)" office:value-type="float" office:value="3">
            <text:p>3</text:p>
          </table:table-cell>
          <table:table-cell table:formula="of:=[.B1572]-[.B15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8">
            <text:p>4378</text:p>
          </table:table-cell>
          <table:table-cell table:formula="of:=MOD(ROW([.B1588]);16)" office:value-type="float" office:value="4">
            <text:p>4</text:p>
          </table:table-cell>
          <table:table-cell table:formula="of:=[.B1573]-[.B15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5">
            <text:p>4385</text:p>
          </table:table-cell>
          <table:table-cell table:formula="of:=MOD(ROW([.B1589]);16)" office:value-type="float" office:value="5">
            <text:p>5</text:p>
          </table:table-cell>
          <table:table-cell table:formula="of:=[.B1574]-[.B15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1">
            <text:p>4391</text:p>
          </table:table-cell>
          <table:table-cell table:formula="of:=MOD(ROW([.B1590]);16)" office:value-type="float" office:value="6">
            <text:p>6</text:p>
          </table:table-cell>
          <table:table-cell table:formula="of:=[.B1575]-[.B15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8">
            <text:p>4398</text:p>
          </table:table-cell>
          <table:table-cell table:formula="of:=MOD(ROW([.B1591]);16)" office:value-type="float" office:value="7">
            <text:p>7</text:p>
          </table:table-cell>
          <table:table-cell table:formula="of:=[.B1576]-[.B15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5">
            <text:p>4405</text:p>
          </table:table-cell>
          <table:table-cell table:formula="of:=MOD(ROW([.B1592]);16)" office:value-type="float" office:value="8">
            <text:p>8</text:p>
          </table:table-cell>
          <table:table-cell table:formula="of:=[.B1577]-[.B15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1">
            <text:p>4411</text:p>
          </table:table-cell>
          <table:table-cell table:formula="of:=MOD(ROW([.B1593]);16)" office:value-type="float" office:value="9">
            <text:p>9</text:p>
          </table:table-cell>
          <table:table-cell table:formula="of:=[.B1578]-[.B15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8">
            <text:p>4418</text:p>
          </table:table-cell>
          <table:table-cell table:formula="of:=MOD(ROW([.B1594]);16)" office:value-type="float" office:value="10">
            <text:p>10</text:p>
          </table:table-cell>
          <table:table-cell table:formula="of:=[.B1579]-[.B15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5">
            <text:p>4425</text:p>
          </table:table-cell>
          <table:table-cell table:formula="of:=MOD(ROW([.B1595]);16)" office:value-type="float" office:value="11">
            <text:p>11</text:p>
          </table:table-cell>
          <table:table-cell table:formula="of:=[.B1580]-[.B15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2">
            <text:p>4432</text:p>
          </table:table-cell>
          <table:table-cell table:formula="of:=MOD(ROW([.B1596]);16)" office:value-type="float" office:value="12">
            <text:p>12</text:p>
          </table:table-cell>
          <table:table-cell table:formula="of:=[.B1581]-[.B15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8">
            <text:p>4438</text:p>
          </table:table-cell>
          <table:table-cell table:formula="of:=MOD(ROW([.B1597]);16)" office:value-type="float" office:value="13">
            <text:p>13</text:p>
          </table:table-cell>
          <table:table-cell table:formula="of:=[.B1582]-[.B15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5">
            <text:p>4445</text:p>
          </table:table-cell>
          <table:table-cell table:formula="of:=MOD(ROW([.B1598]);16)" office:value-type="float" office:value="14">
            <text:p>14</text:p>
          </table:table-cell>
          <table:table-cell table:formula="of:=[.B1583]-[.B15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2">
            <text:p>4452</text:p>
          </table:table-cell>
          <table:table-cell table:formula="of:=MOD(ROW([.B1599]);16)" office:value-type="float" office:value="15">
            <text:p>15</text:p>
          </table:table-cell>
          <table:table-cell table:formula="of:=[.B1584]-[.B15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00]);16)" office:value-type="float" office:value="0">
            <text:p>0</text:p>
          </table:table-cell>
          <table:table-cell table:formula="of:=[.B1585]-[.B1584]" office:value-type="float" office:value="-4452">
            <text:p>-44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6">
            <text:p>3956</text:p>
          </table:table-cell>
          <table:table-cell table:formula="of:=MOD(ROW([.B1601]);16)" office:value-type="float" office:value="1">
            <text:p>1</text:p>
          </table:table-cell>
          <table:table-cell table:formula="of:=[.B1586]-[.B1585]" office:value-type="float" office:value="3956">
            <text:p>39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3">
            <text:p>3963</text:p>
          </table:table-cell>
          <table:table-cell table:formula="of:=MOD(ROW([.B1602]);16)" office:value-type="float" office:value="2">
            <text:p>2</text:p>
          </table:table-cell>
          <table:table-cell table:formula="of:=[.B1587]-[.B158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0">
            <text:p>3970</text:p>
          </table:table-cell>
          <table:table-cell table:formula="of:=MOD(ROW([.B1603]);16)" office:value-type="float" office:value="3">
            <text:p>3</text:p>
          </table:table-cell>
          <table:table-cell table:formula="of:=[.B1588]-[.B15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7">
            <text:p>3977</text:p>
          </table:table-cell>
          <table:table-cell table:formula="of:=MOD(ROW([.B1604]);16)" office:value-type="float" office:value="4">
            <text:p>4</text:p>
          </table:table-cell>
          <table:table-cell table:formula="of:=[.B1589]-[.B15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3">
            <text:p>3983</text:p>
          </table:table-cell>
          <table:table-cell table:formula="of:=MOD(ROW([.B1605]);16)" office:value-type="float" office:value="5">
            <text:p>5</text:p>
          </table:table-cell>
          <table:table-cell table:formula="of:=[.B1590]-[.B15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0">
            <text:p>3990</text:p>
          </table:table-cell>
          <table:table-cell table:formula="of:=MOD(ROW([.B1606]);16)" office:value-type="float" office:value="6">
            <text:p>6</text:p>
          </table:table-cell>
          <table:table-cell table:formula="of:=[.B1591]-[.B15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6">
            <text:p>3996</text:p>
          </table:table-cell>
          <table:table-cell table:formula="of:=MOD(ROW([.B1607]);16)" office:value-type="float" office:value="7">
            <text:p>7</text:p>
          </table:table-cell>
          <table:table-cell table:formula="of:=[.B1592]-[.B15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3">
            <text:p>4003</text:p>
          </table:table-cell>
          <table:table-cell table:formula="of:=MOD(ROW([.B1608]);16)" office:value-type="float" office:value="8">
            <text:p>8</text:p>
          </table:table-cell>
          <table:table-cell table:formula="of:=[.B1593]-[.B15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0">
            <text:p>4010</text:p>
          </table:table-cell>
          <table:table-cell table:formula="of:=MOD(ROW([.B1609]);16)" office:value-type="float" office:value="9">
            <text:p>9</text:p>
          </table:table-cell>
          <table:table-cell table:formula="of:=[.B1594]-[.B15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6">
            <text:p>4016</text:p>
          </table:table-cell>
          <table:table-cell table:formula="of:=MOD(ROW([.B1610]);16)" office:value-type="float" office:value="10">
            <text:p>10</text:p>
          </table:table-cell>
          <table:table-cell table:formula="of:=[.B1595]-[.B15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3">
            <text:p>4023</text:p>
          </table:table-cell>
          <table:table-cell table:formula="of:=MOD(ROW([.B1611]);16)" office:value-type="float" office:value="11">
            <text:p>11</text:p>
          </table:table-cell>
          <table:table-cell table:formula="of:=[.B1596]-[.B15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0">
            <text:p>4030</text:p>
          </table:table-cell>
          <table:table-cell table:formula="of:=MOD(ROW([.B1612]);16)" office:value-type="float" office:value="12">
            <text:p>12</text:p>
          </table:table-cell>
          <table:table-cell table:formula="of:=[.B1597]-[.B15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7">
            <text:p>4037</text:p>
          </table:table-cell>
          <table:table-cell table:formula="of:=MOD(ROW([.B1613]);16)" office:value-type="float" office:value="13">
            <text:p>13</text:p>
          </table:table-cell>
          <table:table-cell table:formula="of:=[.B1598]-[.B15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3">
            <text:p>4043</text:p>
          </table:table-cell>
          <table:table-cell table:formula="of:=MOD(ROW([.B1614]);16)" office:value-type="float" office:value="14">
            <text:p>14</text:p>
          </table:table-cell>
          <table:table-cell table:formula="of:=[.B1599]-[.B15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0">
            <text:p>4050</text:p>
          </table:table-cell>
          <table:table-cell table:formula="of:=MOD(ROW([.B1615]);16)" office:value-type="float" office:value="15">
            <text:p>15</text:p>
          </table:table-cell>
          <table:table-cell table:formula="of:=[.B1600]-[.B15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16]);16)" office:value-type="float" office:value="0">
            <text:p>0</text:p>
          </table:table-cell>
          <table:table-cell table:formula="of:=[.B1601]-[.B1600]" office:value-type="float" office:value="-4050">
            <text:p>-40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9">
            <text:p>4369</text:p>
          </table:table-cell>
          <table:table-cell table:formula="of:=MOD(ROW([.B1617]);16)" office:value-type="float" office:value="1">
            <text:p>1</text:p>
          </table:table-cell>
          <table:table-cell table:formula="of:=[.B1602]-[.B1601]" office:value-type="float" office:value="4369">
            <text:p>436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6">
            <text:p>4376</text:p>
          </table:table-cell>
          <table:table-cell table:formula="of:=MOD(ROW([.B1618]);16)" office:value-type="float" office:value="2">
            <text:p>2</text:p>
          </table:table-cell>
          <table:table-cell table:formula="of:=[.B1603]-[.B16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3">
            <text:p>4383</text:p>
          </table:table-cell>
          <table:table-cell table:formula="of:=MOD(ROW([.B1619]);16)" office:value-type="float" office:value="3">
            <text:p>3</text:p>
          </table:table-cell>
          <table:table-cell table:formula="of:=[.B1604]-[.B16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0">
            <text:p>4390</text:p>
          </table:table-cell>
          <table:table-cell table:formula="of:=MOD(ROW([.B1620]);16)" office:value-type="float" office:value="4">
            <text:p>4</text:p>
          </table:table-cell>
          <table:table-cell table:formula="of:=[.B1605]-[.B16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6">
            <text:p>4396</text:p>
          </table:table-cell>
          <table:table-cell table:formula="of:=MOD(ROW([.B1621]);16)" office:value-type="float" office:value="5">
            <text:p>5</text:p>
          </table:table-cell>
          <table:table-cell table:formula="of:=[.B1606]-[.B16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3">
            <text:p>4403</text:p>
          </table:table-cell>
          <table:table-cell table:formula="of:=MOD(ROW([.B1622]);16)" office:value-type="float" office:value="6">
            <text:p>6</text:p>
          </table:table-cell>
          <table:table-cell table:formula="of:=[.B1607]-[.B16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9">
            <text:p>4409</text:p>
          </table:table-cell>
          <table:table-cell table:formula="of:=MOD(ROW([.B1623]);16)" office:value-type="float" office:value="7">
            <text:p>7</text:p>
          </table:table-cell>
          <table:table-cell table:formula="of:=[.B1608]-[.B16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6">
            <text:p>4416</text:p>
          </table:table-cell>
          <table:table-cell table:formula="of:=MOD(ROW([.B1624]);16)" office:value-type="float" office:value="8">
            <text:p>8</text:p>
          </table:table-cell>
          <table:table-cell table:formula="of:=[.B1609]-[.B16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3">
            <text:p>4423</text:p>
          </table:table-cell>
          <table:table-cell table:formula="of:=MOD(ROW([.B1625]);16)" office:value-type="float" office:value="9">
            <text:p>9</text:p>
          </table:table-cell>
          <table:table-cell table:formula="of:=[.B1610]-[.B160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0">
            <text:p>4430</text:p>
          </table:table-cell>
          <table:table-cell table:formula="of:=MOD(ROW([.B1626]);16)" office:value-type="float" office:value="10">
            <text:p>10</text:p>
          </table:table-cell>
          <table:table-cell table:formula="of:=[.B1611]-[.B16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7">
            <text:p>4437</text:p>
          </table:table-cell>
          <table:table-cell table:formula="of:=MOD(ROW([.B1627]);16)" office:value-type="float" office:value="11">
            <text:p>11</text:p>
          </table:table-cell>
          <table:table-cell table:formula="of:=[.B1612]-[.B16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4">
            <text:p>4444</text:p>
          </table:table-cell>
          <table:table-cell table:formula="of:=MOD(ROW([.B1628]);16)" office:value-type="float" office:value="12">
            <text:p>12</text:p>
          </table:table-cell>
          <table:table-cell table:formula="of:=[.B1613]-[.B16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0">
            <text:p>4450</text:p>
          </table:table-cell>
          <table:table-cell table:formula="of:=MOD(ROW([.B1629]);16)" office:value-type="float" office:value="13">
            <text:p>13</text:p>
          </table:table-cell>
          <table:table-cell table:formula="of:=[.B1614]-[.B16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7">
            <text:p>4457</text:p>
          </table:table-cell>
          <table:table-cell table:formula="of:=MOD(ROW([.B1630]);16)" office:value-type="float" office:value="14">
            <text:p>14</text:p>
          </table:table-cell>
          <table:table-cell table:formula="of:=[.B1615]-[.B16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4">
            <text:p>4464</text:p>
          </table:table-cell>
          <table:table-cell table:formula="of:=MOD(ROW([.B1631]);16)" office:value-type="float" office:value="15">
            <text:p>15</text:p>
          </table:table-cell>
          <table:table-cell table:formula="of:=[.B1616]-[.B16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32]);16)" office:value-type="float" office:value="0">
            <text:p>0</text:p>
          </table:table-cell>
          <table:table-cell table:formula="of:=[.B1617]-[.B1616]" office:value-type="float" office:value="-4464">
            <text:p>-44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0">
            <text:p>4450</text:p>
          </table:table-cell>
          <table:table-cell table:formula="of:=MOD(ROW([.B1633]);16)" office:value-type="float" office:value="1">
            <text:p>1</text:p>
          </table:table-cell>
          <table:table-cell table:formula="of:=[.B1618]-[.B1617]" office:value-type="float" office:value="4450">
            <text:p>44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6">
            <text:p>4456</text:p>
          </table:table-cell>
          <table:table-cell table:formula="of:=MOD(ROW([.B1634]);16)" office:value-type="float" office:value="2">
            <text:p>2</text:p>
          </table:table-cell>
          <table:table-cell table:formula="of:=[.B1619]-[.B16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3">
            <text:p>4463</text:p>
          </table:table-cell>
          <table:table-cell table:formula="of:=MOD(ROW([.B1635]);16)" office:value-type="float" office:value="3">
            <text:p>3</text:p>
          </table:table-cell>
          <table:table-cell table:formula="of:=[.B1620]-[.B16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0">
            <text:p>4470</text:p>
          </table:table-cell>
          <table:table-cell table:formula="of:=MOD(ROW([.B1636]);16)" office:value-type="float" office:value="4">
            <text:p>4</text:p>
          </table:table-cell>
          <table:table-cell table:formula="of:=[.B1621]-[.B16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7">
            <text:p>4477</text:p>
          </table:table-cell>
          <table:table-cell table:formula="of:=MOD(ROW([.B1637]);16)" office:value-type="float" office:value="5">
            <text:p>5</text:p>
          </table:table-cell>
          <table:table-cell table:formula="of:=[.B1622]-[.B16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3">
            <text:p>4483</text:p>
          </table:table-cell>
          <table:table-cell table:formula="of:=MOD(ROW([.B1638]);16)" office:value-type="float" office:value="6">
            <text:p>6</text:p>
          </table:table-cell>
          <table:table-cell table:formula="of:=[.B1623]-[.B16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0">
            <text:p>4490</text:p>
          </table:table-cell>
          <table:table-cell table:formula="of:=MOD(ROW([.B1639]);16)" office:value-type="float" office:value="7">
            <text:p>7</text:p>
          </table:table-cell>
          <table:table-cell table:formula="of:=[.B1624]-[.B16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7">
            <text:p>4497</text:p>
          </table:table-cell>
          <table:table-cell table:formula="of:=MOD(ROW([.B1640]);16)" office:value-type="float" office:value="8">
            <text:p>8</text:p>
          </table:table-cell>
          <table:table-cell table:formula="of:=[.B1625]-[.B16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3">
            <text:p>4503</text:p>
          </table:table-cell>
          <table:table-cell table:formula="of:=MOD(ROW([.B1641]);16)" office:value-type="float" office:value="9">
            <text:p>9</text:p>
          </table:table-cell>
          <table:table-cell table:formula="of:=[.B1626]-[.B16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0">
            <text:p>4510</text:p>
          </table:table-cell>
          <table:table-cell table:formula="of:=MOD(ROW([.B1642]);16)" office:value-type="float" office:value="10">
            <text:p>10</text:p>
          </table:table-cell>
          <table:table-cell table:formula="of:=[.B1627]-[.B16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7">
            <text:p>4517</text:p>
          </table:table-cell>
          <table:table-cell table:formula="of:=MOD(ROW([.B1643]);16)" office:value-type="float" office:value="11">
            <text:p>11</text:p>
          </table:table-cell>
          <table:table-cell table:formula="of:=[.B1628]-[.B16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4">
            <text:p>4524</text:p>
          </table:table-cell>
          <table:table-cell table:formula="of:=MOD(ROW([.B1644]);16)" office:value-type="float" office:value="12">
            <text:p>12</text:p>
          </table:table-cell>
          <table:table-cell table:formula="of:=[.B1629]-[.B16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1">
            <text:p>4531</text:p>
          </table:table-cell>
          <table:table-cell table:formula="of:=MOD(ROW([.B1645]);16)" office:value-type="float" office:value="13">
            <text:p>13</text:p>
          </table:table-cell>
          <table:table-cell table:formula="of:=[.B1630]-[.B16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37">
            <text:p>4537</text:p>
          </table:table-cell>
          <table:table-cell table:formula="of:=MOD(ROW([.B1646]);16)" office:value-type="float" office:value="14">
            <text:p>14</text:p>
          </table:table-cell>
          <table:table-cell table:formula="of:=[.B1631]-[.B16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4">
            <text:p>4544</text:p>
          </table:table-cell>
          <table:table-cell table:formula="of:=MOD(ROW([.B1647]);16)" office:value-type="float" office:value="15">
            <text:p>15</text:p>
          </table:table-cell>
          <table:table-cell table:formula="of:=[.B1632]-[.B16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48]);16)" office:value-type="float" office:value="0">
            <text:p>0</text:p>
          </table:table-cell>
          <table:table-cell table:formula="of:=[.B1633]-[.B1632]" office:value-type="float" office:value="-4544">
            <text:p>-45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6">
            <text:p>4056</text:p>
          </table:table-cell>
          <table:table-cell table:formula="of:=MOD(ROW([.B1649]);16)" office:value-type="float" office:value="1">
            <text:p>1</text:p>
          </table:table-cell>
          <table:table-cell table:formula="of:=[.B1634]-[.B1633]" office:value-type="float" office:value="4056">
            <text:p>40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3">
            <text:p>4063</text:p>
          </table:table-cell>
          <table:table-cell table:formula="of:=MOD(ROW([.B1650]);16)" office:value-type="float" office:value="2">
            <text:p>2</text:p>
          </table:table-cell>
          <table:table-cell table:formula="of:=[.B1635]-[.B16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0">
            <text:p>4070</text:p>
          </table:table-cell>
          <table:table-cell table:formula="of:=MOD(ROW([.B1651]);16)" office:value-type="float" office:value="3">
            <text:p>3</text:p>
          </table:table-cell>
          <table:table-cell table:formula="of:=[.B1636]-[.B16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7">
            <text:p>4077</text:p>
          </table:table-cell>
          <table:table-cell table:formula="of:=MOD(ROW([.B1652]);16)" office:value-type="float" office:value="4">
            <text:p>4</text:p>
          </table:table-cell>
          <table:table-cell table:formula="of:=[.B1637]-[.B16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3">
            <text:p>4083</text:p>
          </table:table-cell>
          <table:table-cell table:formula="of:=MOD(ROW([.B1653]);16)" office:value-type="float" office:value="5">
            <text:p>5</text:p>
          </table:table-cell>
          <table:table-cell table:formula="of:=[.B1638]-[.B16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0">
            <text:p>4090</text:p>
          </table:table-cell>
          <table:table-cell table:formula="of:=MOD(ROW([.B1654]);16)" office:value-type="float" office:value="6">
            <text:p>6</text:p>
          </table:table-cell>
          <table:table-cell table:formula="of:=[.B1639]-[.B16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7">
            <text:p>4097</text:p>
          </table:table-cell>
          <table:table-cell table:formula="of:=MOD(ROW([.B1655]);16)" office:value-type="float" office:value="7">
            <text:p>7</text:p>
          </table:table-cell>
          <table:table-cell table:formula="of:=[.B1640]-[.B16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4">
            <text:p>4104</text:p>
          </table:table-cell>
          <table:table-cell table:formula="of:=MOD(ROW([.B1656]);16)" office:value-type="float" office:value="8">
            <text:p>8</text:p>
          </table:table-cell>
          <table:table-cell table:formula="of:=[.B1641]-[.B16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1">
            <text:p>4111</text:p>
          </table:table-cell>
          <table:table-cell table:formula="of:=MOD(ROW([.B1657]);16)" office:value-type="float" office:value="9">
            <text:p>9</text:p>
          </table:table-cell>
          <table:table-cell table:formula="of:=[.B1642]-[.B16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7">
            <text:p>4117</text:p>
          </table:table-cell>
          <table:table-cell table:formula="of:=MOD(ROW([.B1658]);16)" office:value-type="float" office:value="10">
            <text:p>10</text:p>
          </table:table-cell>
          <table:table-cell table:formula="of:=[.B1643]-[.B16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4">
            <text:p>4124</text:p>
          </table:table-cell>
          <table:table-cell table:formula="of:=MOD(ROW([.B1659]);16)" office:value-type="float" office:value="11">
            <text:p>11</text:p>
          </table:table-cell>
          <table:table-cell table:formula="of:=[.B1644]-[.B16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1">
            <text:p>4131</text:p>
          </table:table-cell>
          <table:table-cell table:formula="of:=MOD(ROW([.B1660]);16)" office:value-type="float" office:value="12">
            <text:p>12</text:p>
          </table:table-cell>
          <table:table-cell table:formula="of:=[.B1645]-[.B16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8">
            <text:p>4138</text:p>
          </table:table-cell>
          <table:table-cell table:formula="of:=MOD(ROW([.B1661]);16)" office:value-type="float" office:value="13">
            <text:p>13</text:p>
          </table:table-cell>
          <table:table-cell table:formula="of:=[.B1646]-[.B16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5">
            <text:p>4145</text:p>
          </table:table-cell>
          <table:table-cell table:formula="of:=MOD(ROW([.B1662]);16)" office:value-type="float" office:value="14">
            <text:p>14</text:p>
          </table:table-cell>
          <table:table-cell table:formula="of:=[.B1647]-[.B16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1">
            <text:p>4151</text:p>
          </table:table-cell>
          <table:table-cell table:formula="of:=MOD(ROW([.B1663]);16)" office:value-type="float" office:value="15">
            <text:p>15</text:p>
          </table:table-cell>
          <table:table-cell table:formula="of:=[.B1648]-[.B16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64]);16)" office:value-type="float" office:value="0">
            <text:p>0</text:p>
          </table:table-cell>
          <table:table-cell table:formula="of:=[.B1649]-[.B1648]" office:value-type="float" office:value="-4151">
            <text:p>-41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8">
            <text:p>4598</text:p>
          </table:table-cell>
          <table:table-cell table:formula="of:=MOD(ROW([.B1665]);16)" office:value-type="float" office:value="1">
            <text:p>1</text:p>
          </table:table-cell>
          <table:table-cell table:formula="of:=[.B1650]-[.B1649]" office:value-type="float" office:value="4598">
            <text:p>45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5">
            <text:p>4605</text:p>
          </table:table-cell>
          <table:table-cell table:formula="of:=MOD(ROW([.B1666]);16)" office:value-type="float" office:value="2">
            <text:p>2</text:p>
          </table:table-cell>
          <table:table-cell table:formula="of:=[.B1651]-[.B16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1">
            <text:p>4611</text:p>
          </table:table-cell>
          <table:table-cell table:formula="of:=MOD(ROW([.B1667]);16)" office:value-type="float" office:value="3">
            <text:p>3</text:p>
          </table:table-cell>
          <table:table-cell table:formula="of:=[.B1652]-[.B16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8">
            <text:p>4618</text:p>
          </table:table-cell>
          <table:table-cell table:formula="of:=MOD(ROW([.B1668]);16)" office:value-type="float" office:value="4">
            <text:p>4</text:p>
          </table:table-cell>
          <table:table-cell table:formula="of:=[.B1653]-[.B165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5">
            <text:p>4625</text:p>
          </table:table-cell>
          <table:table-cell table:formula="of:=MOD(ROW([.B1669]);16)" office:value-type="float" office:value="5">
            <text:p>5</text:p>
          </table:table-cell>
          <table:table-cell table:formula="of:=[.B1654]-[.B165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1">
            <text:p>4631</text:p>
          </table:table-cell>
          <table:table-cell table:formula="of:=MOD(ROW([.B1670]);16)" office:value-type="float" office:value="6">
            <text:p>6</text:p>
          </table:table-cell>
          <table:table-cell table:formula="of:=[.B1655]-[.B16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8">
            <text:p>4638</text:p>
          </table:table-cell>
          <table:table-cell table:formula="of:=MOD(ROW([.B1671]);16)" office:value-type="float" office:value="7">
            <text:p>7</text:p>
          </table:table-cell>
          <table:table-cell table:formula="of:=[.B1656]-[.B16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5">
            <text:p>4645</text:p>
          </table:table-cell>
          <table:table-cell table:formula="of:=MOD(ROW([.B1672]);16)" office:value-type="float" office:value="8">
            <text:p>8</text:p>
          </table:table-cell>
          <table:table-cell table:formula="of:=[.B1657]-[.B16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2">
            <text:p>4652</text:p>
          </table:table-cell>
          <table:table-cell table:formula="of:=MOD(ROW([.B1673]);16)" office:value-type="float" office:value="9">
            <text:p>9</text:p>
          </table:table-cell>
          <table:table-cell table:formula="of:=[.B1658]-[.B16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9">
            <text:p>4659</text:p>
          </table:table-cell>
          <table:table-cell table:formula="of:=MOD(ROW([.B1674]);16)" office:value-type="float" office:value="10">
            <text:p>10</text:p>
          </table:table-cell>
          <table:table-cell table:formula="of:=[.B1659]-[.B16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5">
            <text:p>4665</text:p>
          </table:table-cell>
          <table:table-cell table:formula="of:=MOD(ROW([.B1675]);16)" office:value-type="float" office:value="11">
            <text:p>11</text:p>
          </table:table-cell>
          <table:table-cell table:formula="of:=[.B1660]-[.B16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2">
            <text:p>4672</text:p>
          </table:table-cell>
          <table:table-cell table:formula="of:=MOD(ROW([.B1676]);16)" office:value-type="float" office:value="12">
            <text:p>12</text:p>
          </table:table-cell>
          <table:table-cell table:formula="of:=[.B1661]-[.B16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9">
            <text:p>4679</text:p>
          </table:table-cell>
          <table:table-cell table:formula="of:=MOD(ROW([.B1677]);16)" office:value-type="float" office:value="13">
            <text:p>13</text:p>
          </table:table-cell>
          <table:table-cell table:formula="of:=[.B1662]-[.B16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6">
            <text:p>4686</text:p>
          </table:table-cell>
          <table:table-cell table:formula="of:=MOD(ROW([.B1678]);16)" office:value-type="float" office:value="14">
            <text:p>14</text:p>
          </table:table-cell>
          <table:table-cell table:formula="of:=[.B1663]-[.B16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3">
            <text:p>4693</text:p>
          </table:table-cell>
          <table:table-cell table:formula="of:=MOD(ROW([.B1679]);16)" office:value-type="float" office:value="15">
            <text:p>15</text:p>
          </table:table-cell>
          <table:table-cell table:formula="of:=[.B1664]-[.B16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80]);16)" office:value-type="float" office:value="0">
            <text:p>0</text:p>
          </table:table-cell>
          <table:table-cell table:formula="of:=[.B1665]-[.B1664]" office:value-type="float" office:value="-4693">
            <text:p>-46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4">
            <text:p>3524</text:p>
          </table:table-cell>
          <table:table-cell table:formula="of:=MOD(ROW([.B1681]);16)" office:value-type="float" office:value="1">
            <text:p>1</text:p>
          </table:table-cell>
          <table:table-cell table:formula="of:=[.B1666]-[.B1665]" office:value-type="float" office:value="3524">
            <text:p>35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9">
            <text:p>3529</text:p>
          </table:table-cell>
          <table:table-cell table:formula="of:=MOD(ROW([.B1682]);16)" office:value-type="float" office:value="2">
            <text:p>2</text:p>
          </table:table-cell>
          <table:table-cell table:formula="of:=[.B1667]-[.B166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4">
            <text:p>3534</text:p>
          </table:table-cell>
          <table:table-cell table:formula="of:=MOD(ROW([.B1683]);16)" office:value-type="float" office:value="3">
            <text:p>3</text:p>
          </table:table-cell>
          <table:table-cell table:formula="of:=[.B1668]-[.B166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9">
            <text:p>3539</text:p>
          </table:table-cell>
          <table:table-cell table:formula="of:=MOD(ROW([.B1684]);16)" office:value-type="float" office:value="4">
            <text:p>4</text:p>
          </table:table-cell>
          <table:table-cell table:formula="of:=[.B1669]-[.B166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5">
            <text:p>3545</text:p>
          </table:table-cell>
          <table:table-cell table:formula="of:=MOD(ROW([.B1685]);16)" office:value-type="float" office:value="5">
            <text:p>5</text:p>
          </table:table-cell>
          <table:table-cell table:formula="of:=[.B1670]-[.B16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0">
            <text:p>3550</text:p>
          </table:table-cell>
          <table:table-cell table:formula="of:=MOD(ROW([.B1686]);16)" office:value-type="float" office:value="6">
            <text:p>6</text:p>
          </table:table-cell>
          <table:table-cell table:formula="of:=[.B1671]-[.B167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5">
            <text:p>3555</text:p>
          </table:table-cell>
          <table:table-cell table:formula="of:=MOD(ROW([.B1687]);16)" office:value-type="float" office:value="7">
            <text:p>7</text:p>
          </table:table-cell>
          <table:table-cell table:formula="of:=[.B1672]-[.B167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0">
            <text:p>3560</text:p>
          </table:table-cell>
          <table:table-cell table:formula="of:=MOD(ROW([.B1688]);16)" office:value-type="float" office:value="8">
            <text:p>8</text:p>
          </table:table-cell>
          <table:table-cell table:formula="of:=[.B1673]-[.B167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6">
            <text:p>3566</text:p>
          </table:table-cell>
          <table:table-cell table:formula="of:=MOD(ROW([.B1689]);16)" office:value-type="float" office:value="9">
            <text:p>9</text:p>
          </table:table-cell>
          <table:table-cell table:formula="of:=[.B1674]-[.B16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1">
            <text:p>3571</text:p>
          </table:table-cell>
          <table:table-cell table:formula="of:=MOD(ROW([.B1690]);16)" office:value-type="float" office:value="10">
            <text:p>10</text:p>
          </table:table-cell>
          <table:table-cell table:formula="of:=[.B1675]-[.B167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6">
            <text:p>3576</text:p>
          </table:table-cell>
          <table:table-cell table:formula="of:=MOD(ROW([.B1691]);16)" office:value-type="float" office:value="11">
            <text:p>11</text:p>
          </table:table-cell>
          <table:table-cell table:formula="of:=[.B1676]-[.B167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2">
            <text:p>3582</text:p>
          </table:table-cell>
          <table:table-cell table:formula="of:=MOD(ROW([.B1692]);16)" office:value-type="float" office:value="12">
            <text:p>12</text:p>
          </table:table-cell>
          <table:table-cell table:formula="of:=[.B1677]-[.B16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7">
            <text:p>3587</text:p>
          </table:table-cell>
          <table:table-cell table:formula="of:=MOD(ROW([.B1693]);16)" office:value-type="float" office:value="13">
            <text:p>13</text:p>
          </table:table-cell>
          <table:table-cell table:formula="of:=[.B1678]-[.B167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2">
            <text:p>3592</text:p>
          </table:table-cell>
          <table:table-cell table:formula="of:=MOD(ROW([.B1694]);16)" office:value-type="float" office:value="14">
            <text:p>14</text:p>
          </table:table-cell>
          <table:table-cell table:formula="of:=[.B1679]-[.B167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7">
            <text:p>3597</text:p>
          </table:table-cell>
          <table:table-cell table:formula="of:=MOD(ROW([.B1695]);16)" office:value-type="float" office:value="15">
            <text:p>15</text:p>
          </table:table-cell>
          <table:table-cell table:formula="of:=[.B1680]-[.B167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96]);16)" office:value-type="float" office:value="0">
            <text:p>0</text:p>
          </table:table-cell>
          <table:table-cell table:formula="of:=[.B1681]-[.B1680]" office:value-type="float" office:value="-3597">
            <text:p>-35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5">
            <text:p>3015</text:p>
          </table:table-cell>
          <table:table-cell table:formula="of:=MOD(ROW([.B1697]);16)" office:value-type="float" office:value="1">
            <text:p>1</text:p>
          </table:table-cell>
          <table:table-cell table:formula="of:=[.B1682]-[.B1681]" office:value-type="float" office:value="3015">
            <text:p>30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21">
            <text:p>3021</text:p>
          </table:table-cell>
          <table:table-cell table:formula="of:=MOD(ROW([.B1698]);16)" office:value-type="float" office:value="2">
            <text:p>2</text:p>
          </table:table-cell>
          <table:table-cell table:formula="of:=[.B1683]-[.B16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26">
            <text:p>3026</text:p>
          </table:table-cell>
          <table:table-cell table:formula="of:=MOD(ROW([.B1699]);16)" office:value-type="float" office:value="3">
            <text:p>3</text:p>
          </table:table-cell>
          <table:table-cell table:formula="of:=[.B1684]-[.B168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32">
            <text:p>3032</text:p>
          </table:table-cell>
          <table:table-cell table:formula="of:=MOD(ROW([.B1700]);16)" office:value-type="float" office:value="4">
            <text:p>4</text:p>
          </table:table-cell>
          <table:table-cell table:formula="of:=[.B1685]-[.B16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37">
            <text:p>3037</text:p>
          </table:table-cell>
          <table:table-cell table:formula="of:=MOD(ROW([.B1701]);16)" office:value-type="float" office:value="5">
            <text:p>5</text:p>
          </table:table-cell>
          <table:table-cell table:formula="of:=[.B1686]-[.B168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42">
            <text:p>3042</text:p>
          </table:table-cell>
          <table:table-cell table:formula="of:=MOD(ROW([.B1702]);16)" office:value-type="float" office:value="6">
            <text:p>6</text:p>
          </table:table-cell>
          <table:table-cell table:formula="of:=[.B1687]-[.B168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47">
            <text:p>3047</text:p>
          </table:table-cell>
          <table:table-cell table:formula="of:=MOD(ROW([.B1703]);16)" office:value-type="float" office:value="7">
            <text:p>7</text:p>
          </table:table-cell>
          <table:table-cell table:formula="of:=[.B1688]-[.B168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53">
            <text:p>3053</text:p>
          </table:table-cell>
          <table:table-cell table:formula="of:=MOD(ROW([.B1704]);16)" office:value-type="float" office:value="8">
            <text:p>8</text:p>
          </table:table-cell>
          <table:table-cell table:formula="of:=[.B1689]-[.B16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58">
            <text:p>3058</text:p>
          </table:table-cell>
          <table:table-cell table:formula="of:=MOD(ROW([.B1705]);16)" office:value-type="float" office:value="9">
            <text:p>9</text:p>
          </table:table-cell>
          <table:table-cell table:formula="of:=[.B1690]-[.B168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63">
            <text:p>3063</text:p>
          </table:table-cell>
          <table:table-cell table:formula="of:=MOD(ROW([.B1706]);16)" office:value-type="float" office:value="10">
            <text:p>10</text:p>
          </table:table-cell>
          <table:table-cell table:formula="of:=[.B1691]-[.B169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69">
            <text:p>3069</text:p>
          </table:table-cell>
          <table:table-cell table:formula="of:=MOD(ROW([.B1707]);16)" office:value-type="float" office:value="11">
            <text:p>11</text:p>
          </table:table-cell>
          <table:table-cell table:formula="of:=[.B1692]-[.B16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74">
            <text:p>3074</text:p>
          </table:table-cell>
          <table:table-cell table:formula="of:=MOD(ROW([.B1708]);16)" office:value-type="float" office:value="12">
            <text:p>12</text:p>
          </table:table-cell>
          <table:table-cell table:formula="of:=[.B1693]-[.B169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79">
            <text:p>3079</text:p>
          </table:table-cell>
          <table:table-cell table:formula="of:=MOD(ROW([.B1709]);16)" office:value-type="float" office:value="13">
            <text:p>13</text:p>
          </table:table-cell>
          <table:table-cell table:formula="of:=[.B1694]-[.B169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85">
            <text:p>3085</text:p>
          </table:table-cell>
          <table:table-cell table:formula="of:=MOD(ROW([.B1710]);16)" office:value-type="float" office:value="14">
            <text:p>14</text:p>
          </table:table-cell>
          <table:table-cell table:formula="of:=[.B1695]-[.B16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90">
            <text:p>3090</text:p>
          </table:table-cell>
          <table:table-cell table:formula="of:=MOD(ROW([.B1711]);16)" office:value-type="float" office:value="15">
            <text:p>15</text:p>
          </table:table-cell>
          <table:table-cell table:formula="of:=[.B1696]-[.B169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12]);16)" office:value-type="float" office:value="0">
            <text:p>0</text:p>
          </table:table-cell>
          <table:table-cell table:formula="of:=[.B1697]-[.B1696]" office:value-type="float" office:value="-3090">
            <text:p>-30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9">
            <text:p>3199</text:p>
          </table:table-cell>
          <table:table-cell table:formula="of:=MOD(ROW([.B1713]);16)" office:value-type="float" office:value="1">
            <text:p>1</text:p>
          </table:table-cell>
          <table:table-cell table:formula="of:=[.B1698]-[.B1697]" office:value-type="float" office:value="3199">
            <text:p>31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4">
            <text:p>3204</text:p>
          </table:table-cell>
          <table:table-cell table:formula="of:=MOD(ROW([.B1714]);16)" office:value-type="float" office:value="2">
            <text:p>2</text:p>
          </table:table-cell>
          <table:table-cell table:formula="of:=[.B1699]-[.B169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1">
            <text:p>3211</text:p>
          </table:table-cell>
          <table:table-cell table:formula="of:=MOD(ROW([.B1715]);16)" office:value-type="float" office:value="3">
            <text:p>3</text:p>
          </table:table-cell>
          <table:table-cell table:formula="of:=[.B1700]-[.B16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7">
            <text:p>3217</text:p>
          </table:table-cell>
          <table:table-cell table:formula="of:=MOD(ROW([.B1716]);16)" office:value-type="float" office:value="4">
            <text:p>4</text:p>
          </table:table-cell>
          <table:table-cell table:formula="of:=[.B1701]-[.B17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3">
            <text:p>3223</text:p>
          </table:table-cell>
          <table:table-cell table:formula="of:=MOD(ROW([.B1717]);16)" office:value-type="float" office:value="5">
            <text:p>5</text:p>
          </table:table-cell>
          <table:table-cell table:formula="of:=[.B1702]-[.B17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8">
            <text:p>3228</text:p>
          </table:table-cell>
          <table:table-cell table:formula="of:=MOD(ROW([.B1718]);16)" office:value-type="float" office:value="6">
            <text:p>6</text:p>
          </table:table-cell>
          <table:table-cell table:formula="of:=[.B1703]-[.B170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4">
            <text:p>3234</text:p>
          </table:table-cell>
          <table:table-cell table:formula="of:=MOD(ROW([.B1719]);16)" office:value-type="float" office:value="7">
            <text:p>7</text:p>
          </table:table-cell>
          <table:table-cell table:formula="of:=[.B1704]-[.B17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0">
            <text:p>3240</text:p>
          </table:table-cell>
          <table:table-cell table:formula="of:=MOD(ROW([.B1720]);16)" office:value-type="float" office:value="8">
            <text:p>8</text:p>
          </table:table-cell>
          <table:table-cell table:formula="of:=[.B1705]-[.B17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6">
            <text:p>3246</text:p>
          </table:table-cell>
          <table:table-cell table:formula="of:=MOD(ROW([.B1721]);16)" office:value-type="float" office:value="9">
            <text:p>9</text:p>
          </table:table-cell>
          <table:table-cell table:formula="of:=[.B1706]-[.B17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2">
            <text:p>3252</text:p>
          </table:table-cell>
          <table:table-cell table:formula="of:=MOD(ROW([.B1722]);16)" office:value-type="float" office:value="10">
            <text:p>10</text:p>
          </table:table-cell>
          <table:table-cell table:formula="of:=[.B1707]-[.B17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8">
            <text:p>3258</text:p>
          </table:table-cell>
          <table:table-cell table:formula="of:=MOD(ROW([.B1723]);16)" office:value-type="float" office:value="11">
            <text:p>11</text:p>
          </table:table-cell>
          <table:table-cell table:formula="of:=[.B1708]-[.B17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3">
            <text:p>3263</text:p>
          </table:table-cell>
          <table:table-cell table:formula="of:=MOD(ROW([.B1724]);16)" office:value-type="float" office:value="12">
            <text:p>12</text:p>
          </table:table-cell>
          <table:table-cell table:formula="of:=[.B1709]-[.B170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9">
            <text:p>3269</text:p>
          </table:table-cell>
          <table:table-cell table:formula="of:=MOD(ROW([.B1725]);16)" office:value-type="float" office:value="13">
            <text:p>13</text:p>
          </table:table-cell>
          <table:table-cell table:formula="of:=[.B1710]-[.B17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5">
            <text:p>3275</text:p>
          </table:table-cell>
          <table:table-cell table:formula="of:=MOD(ROW([.B1726]);16)" office:value-type="float" office:value="14">
            <text:p>14</text:p>
          </table:table-cell>
          <table:table-cell table:formula="of:=[.B1711]-[.B17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0">
            <text:p>3280</text:p>
          </table:table-cell>
          <table:table-cell table:formula="of:=MOD(ROW([.B1727]);16)" office:value-type="float" office:value="15">
            <text:p>15</text:p>
          </table:table-cell>
          <table:table-cell table:formula="of:=[.B1712]-[.B171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28]);16)" office:value-type="float" office:value="0">
            <text:p>0</text:p>
          </table:table-cell>
          <table:table-cell table:formula="of:=[.B1713]-[.B1712]" office:value-type="float" office:value="-3280">
            <text:p>-32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5">
            <text:p>3265</text:p>
          </table:table-cell>
          <table:table-cell table:formula="of:=MOD(ROW([.B1729]);16)" office:value-type="float" office:value="1">
            <text:p>1</text:p>
          </table:table-cell>
          <table:table-cell table:formula="of:=[.B1714]-[.B1713]" office:value-type="float" office:value="3265">
            <text:p>32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1">
            <text:p>3271</text:p>
          </table:table-cell>
          <table:table-cell table:formula="of:=MOD(ROW([.B1730]);16)" office:value-type="float" office:value="2">
            <text:p>2</text:p>
          </table:table-cell>
          <table:table-cell table:formula="of:=[.B1715]-[.B17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7">
            <text:p>3277</text:p>
          </table:table-cell>
          <table:table-cell table:formula="of:=MOD(ROW([.B1731]);16)" office:value-type="float" office:value="3">
            <text:p>3</text:p>
          </table:table-cell>
          <table:table-cell table:formula="of:=[.B1716]-[.B17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2">
            <text:p>3282</text:p>
          </table:table-cell>
          <table:table-cell table:formula="of:=MOD(ROW([.B1732]);16)" office:value-type="float" office:value="4">
            <text:p>4</text:p>
          </table:table-cell>
          <table:table-cell table:formula="of:=[.B1717]-[.B171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8">
            <text:p>3288</text:p>
          </table:table-cell>
          <table:table-cell table:formula="of:=MOD(ROW([.B1733]);16)" office:value-type="float" office:value="5">
            <text:p>5</text:p>
          </table:table-cell>
          <table:table-cell table:formula="of:=[.B1718]-[.B17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4">
            <text:p>3294</text:p>
          </table:table-cell>
          <table:table-cell table:formula="of:=MOD(ROW([.B1734]);16)" office:value-type="float" office:value="6">
            <text:p>6</text:p>
          </table:table-cell>
          <table:table-cell table:formula="of:=[.B1719]-[.B17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0">
            <text:p>3300</text:p>
          </table:table-cell>
          <table:table-cell table:formula="of:=MOD(ROW([.B1735]);16)" office:value-type="float" office:value="7">
            <text:p>7</text:p>
          </table:table-cell>
          <table:table-cell table:formula="of:=[.B1720]-[.B17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6">
            <text:p>3306</text:p>
          </table:table-cell>
          <table:table-cell table:formula="of:=MOD(ROW([.B1736]);16)" office:value-type="float" office:value="8">
            <text:p>8</text:p>
          </table:table-cell>
          <table:table-cell table:formula="of:=[.B1721]-[.B17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1">
            <text:p>3311</text:p>
          </table:table-cell>
          <table:table-cell table:formula="of:=MOD(ROW([.B1737]);16)" office:value-type="float" office:value="9">
            <text:p>9</text:p>
          </table:table-cell>
          <table:table-cell table:formula="of:=[.B1722]-[.B172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7">
            <text:p>3317</text:p>
          </table:table-cell>
          <table:table-cell table:formula="of:=MOD(ROW([.B1738]);16)" office:value-type="float" office:value="10">
            <text:p>10</text:p>
          </table:table-cell>
          <table:table-cell table:formula="of:=[.B1723]-[.B17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3">
            <text:p>3323</text:p>
          </table:table-cell>
          <table:table-cell table:formula="of:=MOD(ROW([.B1739]);16)" office:value-type="float" office:value="11">
            <text:p>11</text:p>
          </table:table-cell>
          <table:table-cell table:formula="of:=[.B1724]-[.B17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9">
            <text:p>3329</text:p>
          </table:table-cell>
          <table:table-cell table:formula="of:=MOD(ROW([.B1740]);16)" office:value-type="float" office:value="12">
            <text:p>12</text:p>
          </table:table-cell>
          <table:table-cell table:formula="of:=[.B1725]-[.B17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5">
            <text:p>3335</text:p>
          </table:table-cell>
          <table:table-cell table:formula="of:=MOD(ROW([.B1741]);16)" office:value-type="float" office:value="13">
            <text:p>13</text:p>
          </table:table-cell>
          <table:table-cell table:formula="of:=[.B1726]-[.B17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0">
            <text:p>3340</text:p>
          </table:table-cell>
          <table:table-cell table:formula="of:=MOD(ROW([.B1742]);16)" office:value-type="float" office:value="14">
            <text:p>14</text:p>
          </table:table-cell>
          <table:table-cell table:formula="of:=[.B1727]-[.B172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6">
            <text:p>3346</text:p>
          </table:table-cell>
          <table:table-cell table:formula="of:=MOD(ROW([.B1743]);16)" office:value-type="float" office:value="15">
            <text:p>15</text:p>
          </table:table-cell>
          <table:table-cell table:formula="of:=[.B1728]-[.B17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44]);16)" office:value-type="float" office:value="0">
            <text:p>0</text:p>
          </table:table-cell>
          <table:table-cell table:formula="of:=[.B1729]-[.B1728]" office:value-type="float" office:value="-3346">
            <text:p>-33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15">
            <text:p>3115</text:p>
          </table:table-cell>
          <table:table-cell table:formula="of:=MOD(ROW([.B1745]);16)" office:value-type="float" office:value="1">
            <text:p>1</text:p>
          </table:table-cell>
          <table:table-cell table:formula="of:=[.B1730]-[.B1729]" office:value-type="float" office:value="3115">
            <text:p>31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21">
            <text:p>3121</text:p>
          </table:table-cell>
          <table:table-cell table:formula="of:=MOD(ROW([.B1746]);16)" office:value-type="float" office:value="2">
            <text:p>2</text:p>
          </table:table-cell>
          <table:table-cell table:formula="of:=[.B1731]-[.B17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27">
            <text:p>3127</text:p>
          </table:table-cell>
          <table:table-cell table:formula="of:=MOD(ROW([.B1747]);16)" office:value-type="float" office:value="3">
            <text:p>3</text:p>
          </table:table-cell>
          <table:table-cell table:formula="of:=[.B1732]-[.B17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33">
            <text:p>3133</text:p>
          </table:table-cell>
          <table:table-cell table:formula="of:=MOD(ROW([.B1748]);16)" office:value-type="float" office:value="4">
            <text:p>4</text:p>
          </table:table-cell>
          <table:table-cell table:formula="of:=[.B1733]-[.B17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39">
            <text:p>3139</text:p>
          </table:table-cell>
          <table:table-cell table:formula="of:=MOD(ROW([.B1749]);16)" office:value-type="float" office:value="5">
            <text:p>5</text:p>
          </table:table-cell>
          <table:table-cell table:formula="of:=[.B1734]-[.B17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44">
            <text:p>3144</text:p>
          </table:table-cell>
          <table:table-cell table:formula="of:=MOD(ROW([.B1750]);16)" office:value-type="float" office:value="6">
            <text:p>6</text:p>
          </table:table-cell>
          <table:table-cell table:formula="of:=[.B1735]-[.B173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50">
            <text:p>3150</text:p>
          </table:table-cell>
          <table:table-cell table:formula="of:=MOD(ROW([.B1751]);16)" office:value-type="float" office:value="7">
            <text:p>7</text:p>
          </table:table-cell>
          <table:table-cell table:formula="of:=[.B1736]-[.B17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56">
            <text:p>3156</text:p>
          </table:table-cell>
          <table:table-cell table:formula="of:=MOD(ROW([.B1752]);16)" office:value-type="float" office:value="8">
            <text:p>8</text:p>
          </table:table-cell>
          <table:table-cell table:formula="of:=[.B1737]-[.B17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62">
            <text:p>3162</text:p>
          </table:table-cell>
          <table:table-cell table:formula="of:=MOD(ROW([.B1753]);16)" office:value-type="float" office:value="9">
            <text:p>9</text:p>
          </table:table-cell>
          <table:table-cell table:formula="of:=[.B1738]-[.B17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68">
            <text:p>3168</text:p>
          </table:table-cell>
          <table:table-cell table:formula="of:=MOD(ROW([.B1754]);16)" office:value-type="float" office:value="10">
            <text:p>10</text:p>
          </table:table-cell>
          <table:table-cell table:formula="of:=[.B1739]-[.B17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73">
            <text:p>3173</text:p>
          </table:table-cell>
          <table:table-cell table:formula="of:=MOD(ROW([.B1755]);16)" office:value-type="float" office:value="11">
            <text:p>11</text:p>
          </table:table-cell>
          <table:table-cell table:formula="of:=[.B1740]-[.B173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79">
            <text:p>3179</text:p>
          </table:table-cell>
          <table:table-cell table:formula="of:=MOD(ROW([.B1756]);16)" office:value-type="float" office:value="12">
            <text:p>12</text:p>
          </table:table-cell>
          <table:table-cell table:formula="of:=[.B1741]-[.B17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85">
            <text:p>3185</text:p>
          </table:table-cell>
          <table:table-cell table:formula="of:=MOD(ROW([.B1757]);16)" office:value-type="float" office:value="13">
            <text:p>13</text:p>
          </table:table-cell>
          <table:table-cell table:formula="of:=[.B1742]-[.B17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1">
            <text:p>3191</text:p>
          </table:table-cell>
          <table:table-cell table:formula="of:=MOD(ROW([.B1758]);16)" office:value-type="float" office:value="14">
            <text:p>14</text:p>
          </table:table-cell>
          <table:table-cell table:formula="of:=[.B1743]-[.B17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96">
            <text:p>3196</text:p>
          </table:table-cell>
          <table:table-cell table:formula="of:=MOD(ROW([.B1759]);16)" office:value-type="float" office:value="15">
            <text:p>15</text:p>
          </table:table-cell>
          <table:table-cell table:formula="of:=[.B1744]-[.B174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60]);16)" office:value-type="float" office:value="0">
            <text:p>0</text:p>
          </table:table-cell>
          <table:table-cell table:formula="of:=[.B1745]-[.B1744]" office:value-type="float" office:value="-3196">
            <text:p>-31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2">
            <text:p>3312</text:p>
          </table:table-cell>
          <table:table-cell table:formula="of:=MOD(ROW([.B1761]);16)" office:value-type="float" office:value="1">
            <text:p>1</text:p>
          </table:table-cell>
          <table:table-cell table:formula="of:=[.B1746]-[.B1745]" office:value-type="float" office:value="3312">
            <text:p>33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8">
            <text:p>3318</text:p>
          </table:table-cell>
          <table:table-cell table:formula="of:=MOD(ROW([.B1762]);16)" office:value-type="float" office:value="2">
            <text:p>2</text:p>
          </table:table-cell>
          <table:table-cell table:formula="of:=[.B1747]-[.B17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24">
            <text:p>3324</text:p>
          </table:table-cell>
          <table:table-cell table:formula="of:=MOD(ROW([.B1763]);16)" office:value-type="float" office:value="3">
            <text:p>3</text:p>
          </table:table-cell>
          <table:table-cell table:formula="of:=[.B1748]-[.B17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0">
            <text:p>3330</text:p>
          </table:table-cell>
          <table:table-cell table:formula="of:=MOD(ROW([.B1764]);16)" office:value-type="float" office:value="4">
            <text:p>4</text:p>
          </table:table-cell>
          <table:table-cell table:formula="of:=[.B1749]-[.B17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36">
            <text:p>3336</text:p>
          </table:table-cell>
          <table:table-cell table:formula="of:=MOD(ROW([.B1765]);16)" office:value-type="float" office:value="5">
            <text:p>5</text:p>
          </table:table-cell>
          <table:table-cell table:formula="of:=[.B1750]-[.B17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1">
            <text:p>3341</text:p>
          </table:table-cell>
          <table:table-cell table:formula="of:=MOD(ROW([.B1766]);16)" office:value-type="float" office:value="6">
            <text:p>6</text:p>
          </table:table-cell>
          <table:table-cell table:formula="of:=[.B1751]-[.B175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9">
            <text:p>3349</text:p>
          </table:table-cell>
          <table:table-cell table:formula="of:=MOD(ROW([.B1767]);16)" office:value-type="float" office:value="7">
            <text:p>7</text:p>
          </table:table-cell>
          <table:table-cell table:formula="of:=[.B1752]-[.B175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4">
            <text:p>3354</text:p>
          </table:table-cell>
          <table:table-cell table:formula="of:=MOD(ROW([.B1768]);16)" office:value-type="float" office:value="8">
            <text:p>8</text:p>
          </table:table-cell>
          <table:table-cell table:formula="of:=[.B1753]-[.B175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0">
            <text:p>3360</text:p>
          </table:table-cell>
          <table:table-cell table:formula="of:=MOD(ROW([.B1769]);16)" office:value-type="float" office:value="9">
            <text:p>9</text:p>
          </table:table-cell>
          <table:table-cell table:formula="of:=[.B1754]-[.B17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6">
            <text:p>3366</text:p>
          </table:table-cell>
          <table:table-cell table:formula="of:=MOD(ROW([.B1770]);16)" office:value-type="float" office:value="10">
            <text:p>10</text:p>
          </table:table-cell>
          <table:table-cell table:formula="of:=[.B1755]-[.B17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2">
            <text:p>3372</text:p>
          </table:table-cell>
          <table:table-cell table:formula="of:=MOD(ROW([.B1771]);16)" office:value-type="float" office:value="11">
            <text:p>11</text:p>
          </table:table-cell>
          <table:table-cell table:formula="of:=[.B1756]-[.B17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8">
            <text:p>3378</text:p>
          </table:table-cell>
          <table:table-cell table:formula="of:=MOD(ROW([.B1772]);16)" office:value-type="float" office:value="12">
            <text:p>12</text:p>
          </table:table-cell>
          <table:table-cell table:formula="of:=[.B1757]-[.B17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4">
            <text:p>3384</text:p>
          </table:table-cell>
          <table:table-cell table:formula="of:=MOD(ROW([.B1773]);16)" office:value-type="float" office:value="13">
            <text:p>13</text:p>
          </table:table-cell>
          <table:table-cell table:formula="of:=[.B1758]-[.B17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0">
            <text:p>3390</text:p>
          </table:table-cell>
          <table:table-cell table:formula="of:=MOD(ROW([.B1774]);16)" office:value-type="float" office:value="14">
            <text:p>14</text:p>
          </table:table-cell>
          <table:table-cell table:formula="of:=[.B1759]-[.B17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6">
            <text:p>3396</text:p>
          </table:table-cell>
          <table:table-cell table:formula="of:=MOD(ROW([.B1775]);16)" office:value-type="float" office:value="15">
            <text:p>15</text:p>
          </table:table-cell>
          <table:table-cell table:formula="of:=[.B1760]-[.B17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76]);16)" office:value-type="float" office:value="0">
            <text:p>0</text:p>
          </table:table-cell>
          <table:table-cell table:formula="of:=[.B1761]-[.B1760]" office:value-type="float" office:value="-3396">
            <text:p>-33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8">
            <text:p>3488</text:p>
          </table:table-cell>
          <table:table-cell table:formula="of:=MOD(ROW([.B1777]);16)" office:value-type="float" office:value="1">
            <text:p>1</text:p>
          </table:table-cell>
          <table:table-cell table:formula="of:=[.B1762]-[.B1761]" office:value-type="float" office:value="3488">
            <text:p>34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3">
            <text:p>3493</text:p>
          </table:table-cell>
          <table:table-cell table:formula="of:=MOD(ROW([.B1778]);16)" office:value-type="float" office:value="2">
            <text:p>2</text:p>
          </table:table-cell>
          <table:table-cell table:formula="of:=[.B1763]-[.B176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9">
            <text:p>3499</text:p>
          </table:table-cell>
          <table:table-cell table:formula="of:=MOD(ROW([.B1779]);16)" office:value-type="float" office:value="3">
            <text:p>3</text:p>
          </table:table-cell>
          <table:table-cell table:formula="of:=[.B1764]-[.B17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4">
            <text:p>3504</text:p>
          </table:table-cell>
          <table:table-cell table:formula="of:=MOD(ROW([.B1780]);16)" office:value-type="float" office:value="4">
            <text:p>4</text:p>
          </table:table-cell>
          <table:table-cell table:formula="of:=[.B1765]-[.B176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0">
            <text:p>3510</text:p>
          </table:table-cell>
          <table:table-cell table:formula="of:=MOD(ROW([.B1781]);16)" office:value-type="float" office:value="5">
            <text:p>5</text:p>
          </table:table-cell>
          <table:table-cell table:formula="of:=[.B1766]-[.B17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6">
            <text:p>3516</text:p>
          </table:table-cell>
          <table:table-cell table:formula="of:=MOD(ROW([.B1782]);16)" office:value-type="float" office:value="6">
            <text:p>6</text:p>
          </table:table-cell>
          <table:table-cell table:formula="of:=[.B1767]-[.B17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1">
            <text:p>3521</text:p>
          </table:table-cell>
          <table:table-cell table:formula="of:=MOD(ROW([.B1783]);16)" office:value-type="float" office:value="7">
            <text:p>7</text:p>
          </table:table-cell>
          <table:table-cell table:formula="of:=[.B1768]-[.B176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1784]);16)" office:value-type="float" office:value="8">
            <text:p>8</text:p>
          </table:table-cell>
          <table:table-cell table:formula="of:=[.B1769]-[.B17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3">
            <text:p>3533</text:p>
          </table:table-cell>
          <table:table-cell table:formula="of:=MOD(ROW([.B1785]);16)" office:value-type="float" office:value="9">
            <text:p>9</text:p>
          </table:table-cell>
          <table:table-cell table:formula="of:=[.B1770]-[.B17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8">
            <text:p>3538</text:p>
          </table:table-cell>
          <table:table-cell table:formula="of:=MOD(ROW([.B1786]);16)" office:value-type="float" office:value="10">
            <text:p>10</text:p>
          </table:table-cell>
          <table:table-cell table:formula="of:=[.B1771]-[.B177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4">
            <text:p>3544</text:p>
          </table:table-cell>
          <table:table-cell table:formula="of:=MOD(ROW([.B1787]);16)" office:value-type="float" office:value="11">
            <text:p>11</text:p>
          </table:table-cell>
          <table:table-cell table:formula="of:=[.B1772]-[.B17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0">
            <text:p>3550</text:p>
          </table:table-cell>
          <table:table-cell table:formula="of:=MOD(ROW([.B1788]);16)" office:value-type="float" office:value="12">
            <text:p>12</text:p>
          </table:table-cell>
          <table:table-cell table:formula="of:=[.B1773]-[.B17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5">
            <text:p>3555</text:p>
          </table:table-cell>
          <table:table-cell table:formula="of:=MOD(ROW([.B1789]);16)" office:value-type="float" office:value="13">
            <text:p>13</text:p>
          </table:table-cell>
          <table:table-cell table:formula="of:=[.B1774]-[.B177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1">
            <text:p>3561</text:p>
          </table:table-cell>
          <table:table-cell table:formula="of:=MOD(ROW([.B1790]);16)" office:value-type="float" office:value="14">
            <text:p>14</text:p>
          </table:table-cell>
          <table:table-cell table:formula="of:=[.B1775]-[.B17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7">
            <text:p>3567</text:p>
          </table:table-cell>
          <table:table-cell table:formula="of:=MOD(ROW([.B1791]);16)" office:value-type="float" office:value="15">
            <text:p>15</text:p>
          </table:table-cell>
          <table:table-cell table:formula="of:=[.B1776]-[.B17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92]);16)" office:value-type="float" office:value="0">
            <text:p>0</text:p>
          </table:table-cell>
          <table:table-cell table:formula="of:=[.B1777]-[.B1776]" office:value-type="float" office:value="-3567">
            <text:p>-35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4">
            <text:p>4114</text:p>
          </table:table-cell>
          <table:table-cell table:formula="of:=MOD(ROW([.B1793]);16)" office:value-type="float" office:value="1">
            <text:p>1</text:p>
          </table:table-cell>
          <table:table-cell table:formula="of:=[.B1778]-[.B1777]" office:value-type="float" office:value="4114">
            <text:p>41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1">
            <text:p>4121</text:p>
          </table:table-cell>
          <table:table-cell table:formula="of:=MOD(ROW([.B1794]);16)" office:value-type="float" office:value="2">
            <text:p>2</text:p>
          </table:table-cell>
          <table:table-cell table:formula="of:=[.B1779]-[.B17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7">
            <text:p>4127</text:p>
          </table:table-cell>
          <table:table-cell table:formula="of:=MOD(ROW([.B1795]);16)" office:value-type="float" office:value="3">
            <text:p>3</text:p>
          </table:table-cell>
          <table:table-cell table:formula="of:=[.B1780]-[.B17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4">
            <text:p>4134</text:p>
          </table:table-cell>
          <table:table-cell table:formula="of:=MOD(ROW([.B1796]);16)" office:value-type="float" office:value="4">
            <text:p>4</text:p>
          </table:table-cell>
          <table:table-cell table:formula="of:=[.B1781]-[.B17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1">
            <text:p>4141</text:p>
          </table:table-cell>
          <table:table-cell table:formula="of:=MOD(ROW([.B1797]);16)" office:value-type="float" office:value="5">
            <text:p>5</text:p>
          </table:table-cell>
          <table:table-cell table:formula="of:=[.B1782]-[.B17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7">
            <text:p>4147</text:p>
          </table:table-cell>
          <table:table-cell table:formula="of:=MOD(ROW([.B1798]);16)" office:value-type="float" office:value="6">
            <text:p>6</text:p>
          </table:table-cell>
          <table:table-cell table:formula="of:=[.B1783]-[.B17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4">
            <text:p>4154</text:p>
          </table:table-cell>
          <table:table-cell table:formula="of:=MOD(ROW([.B1799]);16)" office:value-type="float" office:value="7">
            <text:p>7</text:p>
          </table:table-cell>
          <table:table-cell table:formula="of:=[.B1784]-[.B17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1">
            <text:p>4161</text:p>
          </table:table-cell>
          <table:table-cell table:formula="of:=MOD(ROW([.B1800]);16)" office:value-type="float" office:value="8">
            <text:p>8</text:p>
          </table:table-cell>
          <table:table-cell table:formula="of:=[.B1785]-[.B17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8">
            <text:p>4168</text:p>
          </table:table-cell>
          <table:table-cell table:formula="of:=MOD(ROW([.B1801]);16)" office:value-type="float" office:value="9">
            <text:p>9</text:p>
          </table:table-cell>
          <table:table-cell table:formula="of:=[.B1786]-[.B17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4">
            <text:p>4174</text:p>
          </table:table-cell>
          <table:table-cell table:formula="of:=MOD(ROW([.B1802]);16)" office:value-type="float" office:value="10">
            <text:p>10</text:p>
          </table:table-cell>
          <table:table-cell table:formula="of:=[.B1787]-[.B17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1">
            <text:p>4181</text:p>
          </table:table-cell>
          <table:table-cell table:formula="of:=MOD(ROW([.B1803]);16)" office:value-type="float" office:value="11">
            <text:p>11</text:p>
          </table:table-cell>
          <table:table-cell table:formula="of:=[.B1788]-[.B17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8">
            <text:p>4188</text:p>
          </table:table-cell>
          <table:table-cell table:formula="of:=MOD(ROW([.B1804]);16)" office:value-type="float" office:value="12">
            <text:p>12</text:p>
          </table:table-cell>
          <table:table-cell table:formula="of:=[.B1789]-[.B17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5">
            <text:p>4195</text:p>
          </table:table-cell>
          <table:table-cell table:formula="of:=MOD(ROW([.B1805]);16)" office:value-type="float" office:value="13">
            <text:p>13</text:p>
          </table:table-cell>
          <table:table-cell table:formula="of:=[.B1790]-[.B178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2">
            <text:p>4202</text:p>
          </table:table-cell>
          <table:table-cell table:formula="of:=MOD(ROW([.B1806]);16)" office:value-type="float" office:value="14">
            <text:p>14</text:p>
          </table:table-cell>
          <table:table-cell table:formula="of:=[.B1791]-[.B17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8">
            <text:p>4208</text:p>
          </table:table-cell>
          <table:table-cell table:formula="of:=MOD(ROW([.B1807]);16)" office:value-type="float" office:value="15">
            <text:p>15</text:p>
          </table:table-cell>
          <table:table-cell table:formula="of:=[.B1792]-[.B17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08]);16)" office:value-type="float" office:value="0">
            <text:p>0</text:p>
          </table:table-cell>
          <table:table-cell table:formula="of:=[.B1793]-[.B1792]" office:value-type="float" office:value="-4208">
            <text:p>-42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1">
            <text:p>3231</text:p>
          </table:table-cell>
          <table:table-cell table:formula="of:=MOD(ROW([.B1809]);16)" office:value-type="float" office:value="1">
            <text:p>1</text:p>
          </table:table-cell>
          <table:table-cell table:formula="of:=[.B1794]-[.B1793]" office:value-type="float" office:value="3231">
            <text:p>32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7">
            <text:p>3237</text:p>
          </table:table-cell>
          <table:table-cell table:formula="of:=MOD(ROW([.B1810]);16)" office:value-type="float" office:value="2">
            <text:p>2</text:p>
          </table:table-cell>
          <table:table-cell table:formula="of:=[.B1795]-[.B17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3">
            <text:p>3243</text:p>
          </table:table-cell>
          <table:table-cell table:formula="of:=MOD(ROW([.B1811]);16)" office:value-type="float" office:value="3">
            <text:p>3</text:p>
          </table:table-cell>
          <table:table-cell table:formula="of:=[.B1796]-[.B17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9">
            <text:p>3249</text:p>
          </table:table-cell>
          <table:table-cell table:formula="of:=MOD(ROW([.B1812]);16)" office:value-type="float" office:value="4">
            <text:p>4</text:p>
          </table:table-cell>
          <table:table-cell table:formula="of:=[.B1797]-[.B17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5">
            <text:p>3255</text:p>
          </table:table-cell>
          <table:table-cell table:formula="of:=MOD(ROW([.B1813]);16)" office:value-type="float" office:value="5">
            <text:p>5</text:p>
          </table:table-cell>
          <table:table-cell table:formula="of:=[.B1798]-[.B17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1">
            <text:p>3261</text:p>
          </table:table-cell>
          <table:table-cell table:formula="of:=MOD(ROW([.B1814]);16)" office:value-type="float" office:value="6">
            <text:p>6</text:p>
          </table:table-cell>
          <table:table-cell table:formula="of:=[.B1799]-[.B17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7">
            <text:p>3267</text:p>
          </table:table-cell>
          <table:table-cell table:formula="of:=MOD(ROW([.B1815]);16)" office:value-type="float" office:value="7">
            <text:p>7</text:p>
          </table:table-cell>
          <table:table-cell table:formula="of:=[.B1800]-[.B17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3">
            <text:p>3273</text:p>
          </table:table-cell>
          <table:table-cell table:formula="of:=MOD(ROW([.B1816]);16)" office:value-type="float" office:value="8">
            <text:p>8</text:p>
          </table:table-cell>
          <table:table-cell table:formula="of:=[.B1801]-[.B18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9">
            <text:p>3279</text:p>
          </table:table-cell>
          <table:table-cell table:formula="of:=MOD(ROW([.B1817]);16)" office:value-type="float" office:value="9">
            <text:p>9</text:p>
          </table:table-cell>
          <table:table-cell table:formula="of:=[.B1802]-[.B18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5">
            <text:p>3285</text:p>
          </table:table-cell>
          <table:table-cell table:formula="of:=MOD(ROW([.B1818]);16)" office:value-type="float" office:value="10">
            <text:p>10</text:p>
          </table:table-cell>
          <table:table-cell table:formula="of:=[.B1803]-[.B18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1">
            <text:p>3291</text:p>
          </table:table-cell>
          <table:table-cell table:formula="of:=MOD(ROW([.B1819]);16)" office:value-type="float" office:value="11">
            <text:p>11</text:p>
          </table:table-cell>
          <table:table-cell table:formula="of:=[.B1804]-[.B18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7">
            <text:p>3297</text:p>
          </table:table-cell>
          <table:table-cell table:formula="of:=MOD(ROW([.B1820]);16)" office:value-type="float" office:value="12">
            <text:p>12</text:p>
          </table:table-cell>
          <table:table-cell table:formula="of:=[.B1805]-[.B18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2">
            <text:p>3302</text:p>
          </table:table-cell>
          <table:table-cell table:formula="of:=MOD(ROW([.B1821]);16)" office:value-type="float" office:value="13">
            <text:p>13</text:p>
          </table:table-cell>
          <table:table-cell table:formula="of:=[.B1806]-[.B180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8">
            <text:p>3308</text:p>
          </table:table-cell>
          <table:table-cell table:formula="of:=MOD(ROW([.B1822]);16)" office:value-type="float" office:value="14">
            <text:p>14</text:p>
          </table:table-cell>
          <table:table-cell table:formula="of:=[.B1807]-[.B18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14">
            <text:p>3314</text:p>
          </table:table-cell>
          <table:table-cell table:formula="of:=MOD(ROW([.B1823]);16)" office:value-type="float" office:value="15">
            <text:p>15</text:p>
          </table:table-cell>
          <table:table-cell table:formula="of:=[.B1808]-[.B18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24]);16)" office:value-type="float" office:value="0">
            <text:p>0</text:p>
          </table:table-cell>
          <table:table-cell table:formula="of:=[.B1809]-[.B1808]" office:value-type="float" office:value="-3314">
            <text:p>-33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8">
            <text:p>3398</text:p>
          </table:table-cell>
          <table:table-cell table:formula="of:=MOD(ROW([.B1825]);16)" office:value-type="float" office:value="1">
            <text:p>1</text:p>
          </table:table-cell>
          <table:table-cell table:formula="of:=[.B1810]-[.B1809]" office:value-type="float" office:value="3398">
            <text:p>33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4">
            <text:p>3404</text:p>
          </table:table-cell>
          <table:table-cell table:formula="of:=MOD(ROW([.B1826]);16)" office:value-type="float" office:value="2">
            <text:p>2</text:p>
          </table:table-cell>
          <table:table-cell table:formula="of:=[.B1811]-[.B18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0">
            <text:p>3410</text:p>
          </table:table-cell>
          <table:table-cell table:formula="of:=MOD(ROW([.B1827]);16)" office:value-type="float" office:value="3">
            <text:p>3</text:p>
          </table:table-cell>
          <table:table-cell table:formula="of:=[.B1812]-[.B18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6">
            <text:p>3416</text:p>
          </table:table-cell>
          <table:table-cell table:formula="of:=MOD(ROW([.B1828]);16)" office:value-type="float" office:value="4">
            <text:p>4</text:p>
          </table:table-cell>
          <table:table-cell table:formula="of:=[.B1813]-[.B181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2">
            <text:p>3422</text:p>
          </table:table-cell>
          <table:table-cell table:formula="of:=MOD(ROW([.B1829]);16)" office:value-type="float" office:value="5">
            <text:p>5</text:p>
          </table:table-cell>
          <table:table-cell table:formula="of:=[.B1814]-[.B18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7">
            <text:p>3427</text:p>
          </table:table-cell>
          <table:table-cell table:formula="of:=MOD(ROW([.B1830]);16)" office:value-type="float" office:value="6">
            <text:p>6</text:p>
          </table:table-cell>
          <table:table-cell table:formula="of:=[.B1815]-[.B181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3">
            <text:p>3433</text:p>
          </table:table-cell>
          <table:table-cell table:formula="of:=MOD(ROW([.B1831]);16)" office:value-type="float" office:value="7">
            <text:p>7</text:p>
          </table:table-cell>
          <table:table-cell table:formula="of:=[.B1816]-[.B18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9">
            <text:p>3439</text:p>
          </table:table-cell>
          <table:table-cell table:formula="of:=MOD(ROW([.B1832]);16)" office:value-type="float" office:value="8">
            <text:p>8</text:p>
          </table:table-cell>
          <table:table-cell table:formula="of:=[.B1817]-[.B18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5">
            <text:p>3445</text:p>
          </table:table-cell>
          <table:table-cell table:formula="of:=MOD(ROW([.B1833]);16)" office:value-type="float" office:value="9">
            <text:p>9</text:p>
          </table:table-cell>
          <table:table-cell table:formula="of:=[.B1818]-[.B18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1">
            <text:p>3451</text:p>
          </table:table-cell>
          <table:table-cell table:formula="of:=MOD(ROW([.B1834]);16)" office:value-type="float" office:value="10">
            <text:p>10</text:p>
          </table:table-cell>
          <table:table-cell table:formula="of:=[.B1819]-[.B18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7">
            <text:p>3457</text:p>
          </table:table-cell>
          <table:table-cell table:formula="of:=MOD(ROW([.B1835]);16)" office:value-type="float" office:value="11">
            <text:p>11</text:p>
          </table:table-cell>
          <table:table-cell table:formula="of:=[.B1820]-[.B18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3">
            <text:p>3463</text:p>
          </table:table-cell>
          <table:table-cell table:formula="of:=MOD(ROW([.B1836]);16)" office:value-type="float" office:value="12">
            <text:p>12</text:p>
          </table:table-cell>
          <table:table-cell table:formula="of:=[.B1821]-[.B18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9">
            <text:p>3469</text:p>
          </table:table-cell>
          <table:table-cell table:formula="of:=MOD(ROW([.B1837]);16)" office:value-type="float" office:value="13">
            <text:p>13</text:p>
          </table:table-cell>
          <table:table-cell table:formula="of:=[.B1822]-[.B182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5">
            <text:p>3475</text:p>
          </table:table-cell>
          <table:table-cell table:formula="of:=MOD(ROW([.B1838]);16)" office:value-type="float" office:value="14">
            <text:p>14</text:p>
          </table:table-cell>
          <table:table-cell table:formula="of:=[.B1823]-[.B18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1">
            <text:p>3481</text:p>
          </table:table-cell>
          <table:table-cell table:formula="of:=MOD(ROW([.B1839]);16)" office:value-type="float" office:value="15">
            <text:p>15</text:p>
          </table:table-cell>
          <table:table-cell table:formula="of:=[.B1824]-[.B18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40]);16)" office:value-type="float" office:value="0">
            <text:p>0</text:p>
          </table:table-cell>
          <table:table-cell table:formula="of:=[.B1825]-[.B1824]" office:value-type="float" office:value="-3481">
            <text:p>-34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7">
            <text:p>3467</text:p>
          </table:table-cell>
          <table:table-cell table:formula="of:=MOD(ROW([.B1841]);16)" office:value-type="float" office:value="1">
            <text:p>1</text:p>
          </table:table-cell>
          <table:table-cell table:formula="of:=[.B1826]-[.B1825]" office:value-type="float" office:value="3467">
            <text:p>34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3">
            <text:p>3473</text:p>
          </table:table-cell>
          <table:table-cell table:formula="of:=MOD(ROW([.B1842]);16)" office:value-type="float" office:value="2">
            <text:p>2</text:p>
          </table:table-cell>
          <table:table-cell table:formula="of:=[.B1827]-[.B18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9">
            <text:p>3479</text:p>
          </table:table-cell>
          <table:table-cell table:formula="of:=MOD(ROW([.B1843]);16)" office:value-type="float" office:value="3">
            <text:p>3</text:p>
          </table:table-cell>
          <table:table-cell table:formula="of:=[.B1828]-[.B18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5">
            <text:p>3485</text:p>
          </table:table-cell>
          <table:table-cell table:formula="of:=MOD(ROW([.B1844]);16)" office:value-type="float" office:value="4">
            <text:p>4</text:p>
          </table:table-cell>
          <table:table-cell table:formula="of:=[.B1829]-[.B18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1">
            <text:p>3491</text:p>
          </table:table-cell>
          <table:table-cell table:formula="of:=MOD(ROW([.B1845]);16)" office:value-type="float" office:value="5">
            <text:p>5</text:p>
          </table:table-cell>
          <table:table-cell table:formula="of:=[.B1830]-[.B18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7">
            <text:p>3497</text:p>
          </table:table-cell>
          <table:table-cell table:formula="of:=MOD(ROW([.B1846]);16)" office:value-type="float" office:value="6">
            <text:p>6</text:p>
          </table:table-cell>
          <table:table-cell table:formula="of:=[.B1831]-[.B18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3">
            <text:p>3503</text:p>
          </table:table-cell>
          <table:table-cell table:formula="of:=MOD(ROW([.B1847]);16)" office:value-type="float" office:value="7">
            <text:p>7</text:p>
          </table:table-cell>
          <table:table-cell table:formula="of:=[.B1832]-[.B18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9">
            <text:p>3509</text:p>
          </table:table-cell>
          <table:table-cell table:formula="of:=MOD(ROW([.B1848]);16)" office:value-type="float" office:value="8">
            <text:p>8</text:p>
          </table:table-cell>
          <table:table-cell table:formula="of:=[.B1833]-[.B18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5">
            <text:p>3515</text:p>
          </table:table-cell>
          <table:table-cell table:formula="of:=MOD(ROW([.B1849]);16)" office:value-type="float" office:value="9">
            <text:p>9</text:p>
          </table:table-cell>
          <table:table-cell table:formula="of:=[.B1834]-[.B18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1">
            <text:p>3521</text:p>
          </table:table-cell>
          <table:table-cell table:formula="of:=MOD(ROW([.B1850]);16)" office:value-type="float" office:value="10">
            <text:p>10</text:p>
          </table:table-cell>
          <table:table-cell table:formula="of:=[.B1835]-[.B18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1851]);16)" office:value-type="float" office:value="11">
            <text:p>11</text:p>
          </table:table-cell>
          <table:table-cell table:formula="of:=[.B1836]-[.B18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3">
            <text:p>3533</text:p>
          </table:table-cell>
          <table:table-cell table:formula="of:=MOD(ROW([.B1852]);16)" office:value-type="float" office:value="12">
            <text:p>12</text:p>
          </table:table-cell>
          <table:table-cell table:formula="of:=[.B1837]-[.B18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9">
            <text:p>3539</text:p>
          </table:table-cell>
          <table:table-cell table:formula="of:=MOD(ROW([.B1853]);16)" office:value-type="float" office:value="13">
            <text:p>13</text:p>
          </table:table-cell>
          <table:table-cell table:formula="of:=[.B1838]-[.B18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5">
            <text:p>3545</text:p>
          </table:table-cell>
          <table:table-cell table:formula="of:=MOD(ROW([.B1854]);16)" office:value-type="float" office:value="14">
            <text:p>14</text:p>
          </table:table-cell>
          <table:table-cell table:formula="of:=[.B1839]-[.B18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1">
            <text:p>3551</text:p>
          </table:table-cell>
          <table:table-cell table:formula="of:=MOD(ROW([.B1855]);16)" office:value-type="float" office:value="15">
            <text:p>15</text:p>
          </table:table-cell>
          <table:table-cell table:formula="of:=[.B1840]-[.B18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56]);16)" office:value-type="float" office:value="0">
            <text:p>0</text:p>
          </table:table-cell>
          <table:table-cell table:formula="of:=[.B1841]-[.B1840]" office:value-type="float" office:value="-3551">
            <text:p>-35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9">
            <text:p>3739</text:p>
          </table:table-cell>
          <table:table-cell table:formula="of:=MOD(ROW([.B1857]);16)" office:value-type="float" office:value="1">
            <text:p>1</text:p>
          </table:table-cell>
          <table:table-cell table:formula="of:=[.B1842]-[.B1841]" office:value-type="float" office:value="3739">
            <text:p>37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5">
            <text:p>3745</text:p>
          </table:table-cell>
          <table:table-cell table:formula="of:=MOD(ROW([.B1858]);16)" office:value-type="float" office:value="2">
            <text:p>2</text:p>
          </table:table-cell>
          <table:table-cell table:formula="of:=[.B1843]-[.B18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1">
            <text:p>3751</text:p>
          </table:table-cell>
          <table:table-cell table:formula="of:=MOD(ROW([.B1859]);16)" office:value-type="float" office:value="3">
            <text:p>3</text:p>
          </table:table-cell>
          <table:table-cell table:formula="of:=[.B1844]-[.B18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7">
            <text:p>3757</text:p>
          </table:table-cell>
          <table:table-cell table:formula="of:=MOD(ROW([.B1860]);16)" office:value-type="float" office:value="4">
            <text:p>4</text:p>
          </table:table-cell>
          <table:table-cell table:formula="of:=[.B1845]-[.B18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3">
            <text:p>3763</text:p>
          </table:table-cell>
          <table:table-cell table:formula="of:=MOD(ROW([.B1861]);16)" office:value-type="float" office:value="5">
            <text:p>5</text:p>
          </table:table-cell>
          <table:table-cell table:formula="of:=[.B1846]-[.B18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9">
            <text:p>3769</text:p>
          </table:table-cell>
          <table:table-cell table:formula="of:=MOD(ROW([.B1862]);16)" office:value-type="float" office:value="6">
            <text:p>6</text:p>
          </table:table-cell>
          <table:table-cell table:formula="of:=[.B1847]-[.B18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5">
            <text:p>3775</text:p>
          </table:table-cell>
          <table:table-cell table:formula="of:=MOD(ROW([.B1863]);16)" office:value-type="float" office:value="7">
            <text:p>7</text:p>
          </table:table-cell>
          <table:table-cell table:formula="of:=[.B1848]-[.B18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1">
            <text:p>3781</text:p>
          </table:table-cell>
          <table:table-cell table:formula="of:=MOD(ROW([.B1864]);16)" office:value-type="float" office:value="8">
            <text:p>8</text:p>
          </table:table-cell>
          <table:table-cell table:formula="of:=[.B1849]-[.B18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7">
            <text:p>3787</text:p>
          </table:table-cell>
          <table:table-cell table:formula="of:=MOD(ROW([.B1865]);16)" office:value-type="float" office:value="9">
            <text:p>9</text:p>
          </table:table-cell>
          <table:table-cell table:formula="of:=[.B1850]-[.B18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3">
            <text:p>3793</text:p>
          </table:table-cell>
          <table:table-cell table:formula="of:=MOD(ROW([.B1866]);16)" office:value-type="float" office:value="10">
            <text:p>10</text:p>
          </table:table-cell>
          <table:table-cell table:formula="of:=[.B1851]-[.B18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9">
            <text:p>3799</text:p>
          </table:table-cell>
          <table:table-cell table:formula="of:=MOD(ROW([.B1867]);16)" office:value-type="float" office:value="11">
            <text:p>11</text:p>
          </table:table-cell>
          <table:table-cell table:formula="of:=[.B1852]-[.B18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5">
            <text:p>3805</text:p>
          </table:table-cell>
          <table:table-cell table:formula="of:=MOD(ROW([.B1868]);16)" office:value-type="float" office:value="12">
            <text:p>12</text:p>
          </table:table-cell>
          <table:table-cell table:formula="of:=[.B1853]-[.B18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1">
            <text:p>3811</text:p>
          </table:table-cell>
          <table:table-cell table:formula="of:=MOD(ROW([.B1869]);16)" office:value-type="float" office:value="13">
            <text:p>13</text:p>
          </table:table-cell>
          <table:table-cell table:formula="of:=[.B1854]-[.B18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7">
            <text:p>3817</text:p>
          </table:table-cell>
          <table:table-cell table:formula="of:=MOD(ROW([.B1870]);16)" office:value-type="float" office:value="14">
            <text:p>14</text:p>
          </table:table-cell>
          <table:table-cell table:formula="of:=[.B1855]-[.B18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3">
            <text:p>3823</text:p>
          </table:table-cell>
          <table:table-cell table:formula="of:=MOD(ROW([.B1871]);16)" office:value-type="float" office:value="15">
            <text:p>15</text:p>
          </table:table-cell>
          <table:table-cell table:formula="of:=[.B1856]-[.B18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72]);16)" office:value-type="float" office:value="0">
            <text:p>0</text:p>
          </table:table-cell>
          <table:table-cell table:formula="of:=[.B1857]-[.B1856]" office:value-type="float" office:value="-3823">
            <text:p>-38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2">
            <text:p>3392</text:p>
          </table:table-cell>
          <table:table-cell table:formula="of:=MOD(ROW([.B1873]);16)" office:value-type="float" office:value="1">
            <text:p>1</text:p>
          </table:table-cell>
          <table:table-cell table:formula="of:=[.B1858]-[.B1857]" office:value-type="float" office:value="3392">
            <text:p>33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8">
            <text:p>3398</text:p>
          </table:table-cell>
          <table:table-cell table:formula="of:=MOD(ROW([.B1874]);16)" office:value-type="float" office:value="2">
            <text:p>2</text:p>
          </table:table-cell>
          <table:table-cell table:formula="of:=[.B1859]-[.B18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4">
            <text:p>3404</text:p>
          </table:table-cell>
          <table:table-cell table:formula="of:=MOD(ROW([.B1875]);16)" office:value-type="float" office:value="3">
            <text:p>3</text:p>
          </table:table-cell>
          <table:table-cell table:formula="of:=[.B1860]-[.B18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0">
            <text:p>3410</text:p>
          </table:table-cell>
          <table:table-cell table:formula="of:=MOD(ROW([.B1876]);16)" office:value-type="float" office:value="4">
            <text:p>4</text:p>
          </table:table-cell>
          <table:table-cell table:formula="of:=[.B1861]-[.B18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6">
            <text:p>3416</text:p>
          </table:table-cell>
          <table:table-cell table:formula="of:=MOD(ROW([.B1877]);16)" office:value-type="float" office:value="5">
            <text:p>5</text:p>
          </table:table-cell>
          <table:table-cell table:formula="of:=[.B1862]-[.B18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2">
            <text:p>3422</text:p>
          </table:table-cell>
          <table:table-cell table:formula="of:=MOD(ROW([.B1878]);16)" office:value-type="float" office:value="6">
            <text:p>6</text:p>
          </table:table-cell>
          <table:table-cell table:formula="of:=[.B1863]-[.B18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8">
            <text:p>3428</text:p>
          </table:table-cell>
          <table:table-cell table:formula="of:=MOD(ROW([.B1879]);16)" office:value-type="float" office:value="7">
            <text:p>7</text:p>
          </table:table-cell>
          <table:table-cell table:formula="of:=[.B1864]-[.B18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4">
            <text:p>3434</text:p>
          </table:table-cell>
          <table:table-cell table:formula="of:=MOD(ROW([.B1880]);16)" office:value-type="float" office:value="8">
            <text:p>8</text:p>
          </table:table-cell>
          <table:table-cell table:formula="of:=[.B1865]-[.B18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0">
            <text:p>3440</text:p>
          </table:table-cell>
          <table:table-cell table:formula="of:=MOD(ROW([.B1881]);16)" office:value-type="float" office:value="9">
            <text:p>9</text:p>
          </table:table-cell>
          <table:table-cell table:formula="of:=[.B1866]-[.B18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6">
            <text:p>3446</text:p>
          </table:table-cell>
          <table:table-cell table:formula="of:=MOD(ROW([.B1882]);16)" office:value-type="float" office:value="10">
            <text:p>10</text:p>
          </table:table-cell>
          <table:table-cell table:formula="of:=[.B1867]-[.B18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2">
            <text:p>3452</text:p>
          </table:table-cell>
          <table:table-cell table:formula="of:=MOD(ROW([.B1883]);16)" office:value-type="float" office:value="11">
            <text:p>11</text:p>
          </table:table-cell>
          <table:table-cell table:formula="of:=[.B1868]-[.B18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8">
            <text:p>3458</text:p>
          </table:table-cell>
          <table:table-cell table:formula="of:=MOD(ROW([.B1884]);16)" office:value-type="float" office:value="12">
            <text:p>12</text:p>
          </table:table-cell>
          <table:table-cell table:formula="of:=[.B1869]-[.B18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5">
            <text:p>3465</text:p>
          </table:table-cell>
          <table:table-cell table:formula="of:=MOD(ROW([.B1885]);16)" office:value-type="float" office:value="13">
            <text:p>13</text:p>
          </table:table-cell>
          <table:table-cell table:formula="of:=[.B1870]-[.B18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1">
            <text:p>3471</text:p>
          </table:table-cell>
          <table:table-cell table:formula="of:=MOD(ROW([.B1886]);16)" office:value-type="float" office:value="14">
            <text:p>14</text:p>
          </table:table-cell>
          <table:table-cell table:formula="of:=[.B1871]-[.B18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7">
            <text:p>3477</text:p>
          </table:table-cell>
          <table:table-cell table:formula="of:=MOD(ROW([.B1887]);16)" office:value-type="float" office:value="15">
            <text:p>15</text:p>
          </table:table-cell>
          <table:table-cell table:formula="of:=[.B1872]-[.B18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88]);16)" office:value-type="float" office:value="0">
            <text:p>0</text:p>
          </table:table-cell>
          <table:table-cell table:formula="of:=[.B1873]-[.B1872]" office:value-type="float" office:value="-3477">
            <text:p>-34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6">
            <text:p>3616</text:p>
          </table:table-cell>
          <table:table-cell table:formula="of:=MOD(ROW([.B1889]);16)" office:value-type="float" office:value="1">
            <text:p>1</text:p>
          </table:table-cell>
          <table:table-cell table:formula="of:=[.B1874]-[.B1873]" office:value-type="float" office:value="3616">
            <text:p>36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2">
            <text:p>3622</text:p>
          </table:table-cell>
          <table:table-cell table:formula="of:=MOD(ROW([.B1890]);16)" office:value-type="float" office:value="2">
            <text:p>2</text:p>
          </table:table-cell>
          <table:table-cell table:formula="of:=[.B1875]-[.B18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8">
            <text:p>3628</text:p>
          </table:table-cell>
          <table:table-cell table:formula="of:=MOD(ROW([.B1891]);16)" office:value-type="float" office:value="3">
            <text:p>3</text:p>
          </table:table-cell>
          <table:table-cell table:formula="of:=[.B1876]-[.B18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4">
            <text:p>3634</text:p>
          </table:table-cell>
          <table:table-cell table:formula="of:=MOD(ROW([.B1892]);16)" office:value-type="float" office:value="4">
            <text:p>4</text:p>
          </table:table-cell>
          <table:table-cell table:formula="of:=[.B1877]-[.B18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0">
            <text:p>3640</text:p>
          </table:table-cell>
          <table:table-cell table:formula="of:=MOD(ROW([.B1893]);16)" office:value-type="float" office:value="5">
            <text:p>5</text:p>
          </table:table-cell>
          <table:table-cell table:formula="of:=[.B1878]-[.B18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7">
            <text:p>3647</text:p>
          </table:table-cell>
          <table:table-cell table:formula="of:=MOD(ROW([.B1894]);16)" office:value-type="float" office:value="6">
            <text:p>6</text:p>
          </table:table-cell>
          <table:table-cell table:formula="of:=[.B1879]-[.B18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3">
            <text:p>3653</text:p>
          </table:table-cell>
          <table:table-cell table:formula="of:=MOD(ROW([.B1895]);16)" office:value-type="float" office:value="7">
            <text:p>7</text:p>
          </table:table-cell>
          <table:table-cell table:formula="of:=[.B1880]-[.B18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9">
            <text:p>3659</text:p>
          </table:table-cell>
          <table:table-cell table:formula="of:=MOD(ROW([.B1896]);16)" office:value-type="float" office:value="8">
            <text:p>8</text:p>
          </table:table-cell>
          <table:table-cell table:formula="of:=[.B1881]-[.B18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5">
            <text:p>3665</text:p>
          </table:table-cell>
          <table:table-cell table:formula="of:=MOD(ROW([.B1897]);16)" office:value-type="float" office:value="9">
            <text:p>9</text:p>
          </table:table-cell>
          <table:table-cell table:formula="of:=[.B1882]-[.B18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1">
            <text:p>3671</text:p>
          </table:table-cell>
          <table:table-cell table:formula="of:=MOD(ROW([.B1898]);16)" office:value-type="float" office:value="10">
            <text:p>10</text:p>
          </table:table-cell>
          <table:table-cell table:formula="of:=[.B1883]-[.B18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8">
            <text:p>3678</text:p>
          </table:table-cell>
          <table:table-cell table:formula="of:=MOD(ROW([.B1899]);16)" office:value-type="float" office:value="11">
            <text:p>11</text:p>
          </table:table-cell>
          <table:table-cell table:formula="of:=[.B1884]-[.B18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4">
            <text:p>3684</text:p>
          </table:table-cell>
          <table:table-cell table:formula="of:=MOD(ROW([.B1900]);16)" office:value-type="float" office:value="12">
            <text:p>12</text:p>
          </table:table-cell>
          <table:table-cell table:formula="of:=[.B1885]-[.B18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0">
            <text:p>3690</text:p>
          </table:table-cell>
          <table:table-cell table:formula="of:=MOD(ROW([.B1901]);16)" office:value-type="float" office:value="13">
            <text:p>13</text:p>
          </table:table-cell>
          <table:table-cell table:formula="of:=[.B1886]-[.B18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6">
            <text:p>3696</text:p>
          </table:table-cell>
          <table:table-cell table:formula="of:=MOD(ROW([.B1902]);16)" office:value-type="float" office:value="14">
            <text:p>14</text:p>
          </table:table-cell>
          <table:table-cell table:formula="of:=[.B1887]-[.B18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2">
            <text:p>3702</text:p>
          </table:table-cell>
          <table:table-cell table:formula="of:=MOD(ROW([.B1903]);16)" office:value-type="float" office:value="15">
            <text:p>15</text:p>
          </table:table-cell>
          <table:table-cell table:formula="of:=[.B1888]-[.B18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04]);16)" office:value-type="float" office:value="0">
            <text:p>0</text:p>
          </table:table-cell>
          <table:table-cell table:formula="of:=[.B1889]-[.B1888]" office:value-type="float" office:value="-3702">
            <text:p>-37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6">
            <text:p>3386</text:p>
          </table:table-cell>
          <table:table-cell table:formula="of:=MOD(ROW([.B1905]);16)" office:value-type="float" office:value="1">
            <text:p>1</text:p>
          </table:table-cell>
          <table:table-cell table:formula="of:=[.B1890]-[.B1889]" office:value-type="float" office:value="3386">
            <text:p>33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2">
            <text:p>3392</text:p>
          </table:table-cell>
          <table:table-cell table:formula="of:=MOD(ROW([.B1906]);16)" office:value-type="float" office:value="2">
            <text:p>2</text:p>
          </table:table-cell>
          <table:table-cell table:formula="of:=[.B1891]-[.B18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8">
            <text:p>3398</text:p>
          </table:table-cell>
          <table:table-cell table:formula="of:=MOD(ROW([.B1907]);16)" office:value-type="float" office:value="3">
            <text:p>3</text:p>
          </table:table-cell>
          <table:table-cell table:formula="of:=[.B1892]-[.B18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5">
            <text:p>3405</text:p>
          </table:table-cell>
          <table:table-cell table:formula="of:=MOD(ROW([.B1908]);16)" office:value-type="float" office:value="4">
            <text:p>4</text:p>
          </table:table-cell>
          <table:table-cell table:formula="of:=[.B1893]-[.B18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1">
            <text:p>3411</text:p>
          </table:table-cell>
          <table:table-cell table:formula="of:=MOD(ROW([.B1909]);16)" office:value-type="float" office:value="5">
            <text:p>5</text:p>
          </table:table-cell>
          <table:table-cell table:formula="of:=[.B1894]-[.B18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7">
            <text:p>3417</text:p>
          </table:table-cell>
          <table:table-cell table:formula="of:=MOD(ROW([.B1910]);16)" office:value-type="float" office:value="6">
            <text:p>6</text:p>
          </table:table-cell>
          <table:table-cell table:formula="of:=[.B1895]-[.B18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3">
            <text:p>3423</text:p>
          </table:table-cell>
          <table:table-cell table:formula="of:=MOD(ROW([.B1911]);16)" office:value-type="float" office:value="7">
            <text:p>7</text:p>
          </table:table-cell>
          <table:table-cell table:formula="of:=[.B1896]-[.B18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0">
            <text:p>3430</text:p>
          </table:table-cell>
          <table:table-cell table:formula="of:=MOD(ROW([.B1912]);16)" office:value-type="float" office:value="8">
            <text:p>8</text:p>
          </table:table-cell>
          <table:table-cell table:formula="of:=[.B1897]-[.B18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6">
            <text:p>3436</text:p>
          </table:table-cell>
          <table:table-cell table:formula="of:=MOD(ROW([.B1913]);16)" office:value-type="float" office:value="9">
            <text:p>9</text:p>
          </table:table-cell>
          <table:table-cell table:formula="of:=[.B1898]-[.B18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2">
            <text:p>3442</text:p>
          </table:table-cell>
          <table:table-cell table:formula="of:=MOD(ROW([.B1914]);16)" office:value-type="float" office:value="10">
            <text:p>10</text:p>
          </table:table-cell>
          <table:table-cell table:formula="of:=[.B1899]-[.B18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8">
            <text:p>3448</text:p>
          </table:table-cell>
          <table:table-cell table:formula="of:=MOD(ROW([.B1915]);16)" office:value-type="float" office:value="11">
            <text:p>11</text:p>
          </table:table-cell>
          <table:table-cell table:formula="of:=[.B1900]-[.B18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4">
            <text:p>3454</text:p>
          </table:table-cell>
          <table:table-cell table:formula="of:=MOD(ROW([.B1916]);16)" office:value-type="float" office:value="12">
            <text:p>12</text:p>
          </table:table-cell>
          <table:table-cell table:formula="of:=[.B1901]-[.B19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1">
            <text:p>3461</text:p>
          </table:table-cell>
          <table:table-cell table:formula="of:=MOD(ROW([.B1917]);16)" office:value-type="float" office:value="13">
            <text:p>13</text:p>
          </table:table-cell>
          <table:table-cell table:formula="of:=[.B1902]-[.B19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7">
            <text:p>3467</text:p>
          </table:table-cell>
          <table:table-cell table:formula="of:=MOD(ROW([.B1918]);16)" office:value-type="float" office:value="14">
            <text:p>14</text:p>
          </table:table-cell>
          <table:table-cell table:formula="of:=[.B1903]-[.B19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3">
            <text:p>3473</text:p>
          </table:table-cell>
          <table:table-cell table:formula="of:=MOD(ROW([.B1919]);16)" office:value-type="float" office:value="15">
            <text:p>15</text:p>
          </table:table-cell>
          <table:table-cell table:formula="of:=[.B1904]-[.B19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20]);16)" office:value-type="float" office:value="0">
            <text:p>0</text:p>
          </table:table-cell>
          <table:table-cell table:formula="of:=[.B1905]-[.B1904]" office:value-type="float" office:value="-3473">
            <text:p>-34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3">
            <text:p>3673</text:p>
          </table:table-cell>
          <table:table-cell table:formula="of:=MOD(ROW([.B1921]);16)" office:value-type="float" office:value="1">
            <text:p>1</text:p>
          </table:table-cell>
          <table:table-cell table:formula="of:=[.B1906]-[.B1905]" office:value-type="float" office:value="3673">
            <text:p>36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9">
            <text:p>3679</text:p>
          </table:table-cell>
          <table:table-cell table:formula="of:=MOD(ROW([.B1922]);16)" office:value-type="float" office:value="2">
            <text:p>2</text:p>
          </table:table-cell>
          <table:table-cell table:formula="of:=[.B1907]-[.B19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5">
            <text:p>3685</text:p>
          </table:table-cell>
          <table:table-cell table:formula="of:=MOD(ROW([.B1923]);16)" office:value-type="float" office:value="3">
            <text:p>3</text:p>
          </table:table-cell>
          <table:table-cell table:formula="of:=[.B1908]-[.B19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1">
            <text:p>3691</text:p>
          </table:table-cell>
          <table:table-cell table:formula="of:=MOD(ROW([.B1924]);16)" office:value-type="float" office:value="4">
            <text:p>4</text:p>
          </table:table-cell>
          <table:table-cell table:formula="of:=[.B1909]-[.B190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8">
            <text:p>3698</text:p>
          </table:table-cell>
          <table:table-cell table:formula="of:=MOD(ROW([.B1925]);16)" office:value-type="float" office:value="5">
            <text:p>5</text:p>
          </table:table-cell>
          <table:table-cell table:formula="of:=[.B1910]-[.B190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4">
            <text:p>3704</text:p>
          </table:table-cell>
          <table:table-cell table:formula="of:=MOD(ROW([.B1926]);16)" office:value-type="float" office:value="6">
            <text:p>6</text:p>
          </table:table-cell>
          <table:table-cell table:formula="of:=[.B1911]-[.B19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0">
            <text:p>3710</text:p>
          </table:table-cell>
          <table:table-cell table:formula="of:=MOD(ROW([.B1927]);16)" office:value-type="float" office:value="7">
            <text:p>7</text:p>
          </table:table-cell>
          <table:table-cell table:formula="of:=[.B1912]-[.B19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6">
            <text:p>3716</text:p>
          </table:table-cell>
          <table:table-cell table:formula="of:=MOD(ROW([.B1928]);16)" office:value-type="float" office:value="8">
            <text:p>8</text:p>
          </table:table-cell>
          <table:table-cell table:formula="of:=[.B1913]-[.B191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2">
            <text:p>3722</text:p>
          </table:table-cell>
          <table:table-cell table:formula="of:=MOD(ROW([.B1929]);16)" office:value-type="float" office:value="9">
            <text:p>9</text:p>
          </table:table-cell>
          <table:table-cell table:formula="of:=[.B1914]-[.B19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9">
            <text:p>3729</text:p>
          </table:table-cell>
          <table:table-cell table:formula="of:=MOD(ROW([.B1930]);16)" office:value-type="float" office:value="10">
            <text:p>10</text:p>
          </table:table-cell>
          <table:table-cell table:formula="of:=[.B1915]-[.B19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5">
            <text:p>3735</text:p>
          </table:table-cell>
          <table:table-cell table:formula="of:=MOD(ROW([.B1931]);16)" office:value-type="float" office:value="11">
            <text:p>11</text:p>
          </table:table-cell>
          <table:table-cell table:formula="of:=[.B1916]-[.B19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1">
            <text:p>3741</text:p>
          </table:table-cell>
          <table:table-cell table:formula="of:=MOD(ROW([.B1932]);16)" office:value-type="float" office:value="12">
            <text:p>12</text:p>
          </table:table-cell>
          <table:table-cell table:formula="of:=[.B1917]-[.B19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7">
            <text:p>3747</text:p>
          </table:table-cell>
          <table:table-cell table:formula="of:=MOD(ROW([.B1933]);16)" office:value-type="float" office:value="13">
            <text:p>13</text:p>
          </table:table-cell>
          <table:table-cell table:formula="of:=[.B1918]-[.B19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3">
            <text:p>3753</text:p>
          </table:table-cell>
          <table:table-cell table:formula="of:=MOD(ROW([.B1934]);16)" office:value-type="float" office:value="14">
            <text:p>14</text:p>
          </table:table-cell>
          <table:table-cell table:formula="of:=[.B1919]-[.B19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9">
            <text:p>3759</text:p>
          </table:table-cell>
          <table:table-cell table:formula="of:=MOD(ROW([.B1935]);16)" office:value-type="float" office:value="15">
            <text:p>15</text:p>
          </table:table-cell>
          <table:table-cell table:formula="of:=[.B1920]-[.B19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36]);16)" office:value-type="float" office:value="0">
            <text:p>0</text:p>
          </table:table-cell>
          <table:table-cell table:formula="of:=[.B1921]-[.B1920]" office:value-type="float" office:value="-3759">
            <text:p>-37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2">
            <text:p>3502</text:p>
          </table:table-cell>
          <table:table-cell table:formula="of:=MOD(ROW([.B1937]);16)" office:value-type="float" office:value="1">
            <text:p>1</text:p>
          </table:table-cell>
          <table:table-cell table:formula="of:=[.B1922]-[.B1921]" office:value-type="float" office:value="3502">
            <text:p>35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8">
            <text:p>3508</text:p>
          </table:table-cell>
          <table:table-cell table:formula="of:=MOD(ROW([.B1938]);16)" office:value-type="float" office:value="2">
            <text:p>2</text:p>
          </table:table-cell>
          <table:table-cell table:formula="of:=[.B1923]-[.B19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5">
            <text:p>3515</text:p>
          </table:table-cell>
          <table:table-cell table:formula="of:=MOD(ROW([.B1939]);16)" office:value-type="float" office:value="3">
            <text:p>3</text:p>
          </table:table-cell>
          <table:table-cell table:formula="of:=[.B1924]-[.B19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1">
            <text:p>3521</text:p>
          </table:table-cell>
          <table:table-cell table:formula="of:=MOD(ROW([.B1940]);16)" office:value-type="float" office:value="4">
            <text:p>4</text:p>
          </table:table-cell>
          <table:table-cell table:formula="of:=[.B1925]-[.B19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1941]);16)" office:value-type="float" office:value="5">
            <text:p>5</text:p>
          </table:table-cell>
          <table:table-cell table:formula="of:=[.B1926]-[.B19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3">
            <text:p>3533</text:p>
          </table:table-cell>
          <table:table-cell table:formula="of:=MOD(ROW([.B1942]);16)" office:value-type="float" office:value="6">
            <text:p>6</text:p>
          </table:table-cell>
          <table:table-cell table:formula="of:=[.B1927]-[.B19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9">
            <text:p>3539</text:p>
          </table:table-cell>
          <table:table-cell table:formula="of:=MOD(ROW([.B1943]);16)" office:value-type="float" office:value="7">
            <text:p>7</text:p>
          </table:table-cell>
          <table:table-cell table:formula="of:=[.B1928]-[.B19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5">
            <text:p>3545</text:p>
          </table:table-cell>
          <table:table-cell table:formula="of:=MOD(ROW([.B1944]);16)" office:value-type="float" office:value="8">
            <text:p>8</text:p>
          </table:table-cell>
          <table:table-cell table:formula="of:=[.B1929]-[.B19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2">
            <text:p>3552</text:p>
          </table:table-cell>
          <table:table-cell table:formula="of:=MOD(ROW([.B1945]);16)" office:value-type="float" office:value="9">
            <text:p>9</text:p>
          </table:table-cell>
          <table:table-cell table:formula="of:=[.B1930]-[.B19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8">
            <text:p>3558</text:p>
          </table:table-cell>
          <table:table-cell table:formula="of:=MOD(ROW([.B1946]);16)" office:value-type="float" office:value="10">
            <text:p>10</text:p>
          </table:table-cell>
          <table:table-cell table:formula="of:=[.B1931]-[.B19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4">
            <text:p>3564</text:p>
          </table:table-cell>
          <table:table-cell table:formula="of:=MOD(ROW([.B1947]);16)" office:value-type="float" office:value="11">
            <text:p>11</text:p>
          </table:table-cell>
          <table:table-cell table:formula="of:=[.B1932]-[.B19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0">
            <text:p>3570</text:p>
          </table:table-cell>
          <table:table-cell table:formula="of:=MOD(ROW([.B1948]);16)" office:value-type="float" office:value="12">
            <text:p>12</text:p>
          </table:table-cell>
          <table:table-cell table:formula="of:=[.B1933]-[.B19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6">
            <text:p>3576</text:p>
          </table:table-cell>
          <table:table-cell table:formula="of:=MOD(ROW([.B1949]);16)" office:value-type="float" office:value="13">
            <text:p>13</text:p>
          </table:table-cell>
          <table:table-cell table:formula="of:=[.B1934]-[.B19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3">
            <text:p>3583</text:p>
          </table:table-cell>
          <table:table-cell table:formula="of:=MOD(ROW([.B1950]);16)" office:value-type="float" office:value="14">
            <text:p>14</text:p>
          </table:table-cell>
          <table:table-cell table:formula="of:=[.B1935]-[.B19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9">
            <text:p>3589</text:p>
          </table:table-cell>
          <table:table-cell table:formula="of:=MOD(ROW([.B1951]);16)" office:value-type="float" office:value="15">
            <text:p>15</text:p>
          </table:table-cell>
          <table:table-cell table:formula="of:=[.B1936]-[.B19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52]);16)" office:value-type="float" office:value="0">
            <text:p>0</text:p>
          </table:table-cell>
          <table:table-cell table:formula="of:=[.B1937]-[.B1936]" office:value-type="float" office:value="-3589">
            <text:p>-35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0">
            <text:p>3590</text:p>
          </table:table-cell>
          <table:table-cell table:formula="of:=MOD(ROW([.B1953]);16)" office:value-type="float" office:value="1">
            <text:p>1</text:p>
          </table:table-cell>
          <table:table-cell table:formula="of:=[.B1938]-[.B1937]" office:value-type="float" office:value="3590">
            <text:p>35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6">
            <text:p>3596</text:p>
          </table:table-cell>
          <table:table-cell table:formula="of:=MOD(ROW([.B1954]);16)" office:value-type="float" office:value="2">
            <text:p>2</text:p>
          </table:table-cell>
          <table:table-cell table:formula="of:=[.B1939]-[.B19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3">
            <text:p>3603</text:p>
          </table:table-cell>
          <table:table-cell table:formula="of:=MOD(ROW([.B1955]);16)" office:value-type="float" office:value="3">
            <text:p>3</text:p>
          </table:table-cell>
          <table:table-cell table:formula="of:=[.B1940]-[.B19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9">
            <text:p>3609</text:p>
          </table:table-cell>
          <table:table-cell table:formula="of:=MOD(ROW([.B1956]);16)" office:value-type="float" office:value="4">
            <text:p>4</text:p>
          </table:table-cell>
          <table:table-cell table:formula="of:=[.B1941]-[.B19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8">
            <text:p>3618</text:p>
          </table:table-cell>
          <table:table-cell table:formula="of:=MOD(ROW([.B1957]);16)" office:value-type="float" office:value="5">
            <text:p>5</text:p>
          </table:table-cell>
          <table:table-cell table:formula="of:=[.B1942]-[.B1941]" office:value-type="float" office:value="9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4">
            <text:p>3624</text:p>
          </table:table-cell>
          <table:table-cell table:formula="of:=MOD(ROW([.B1958]);16)" office:value-type="float" office:value="6">
            <text:p>6</text:p>
          </table:table-cell>
          <table:table-cell table:formula="of:=[.B1943]-[.B19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0">
            <text:p>3630</text:p>
          </table:table-cell>
          <table:table-cell table:formula="of:=MOD(ROW([.B1959]);16)" office:value-type="float" office:value="7">
            <text:p>7</text:p>
          </table:table-cell>
          <table:table-cell table:formula="of:=[.B1944]-[.B19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7">
            <text:p>3637</text:p>
          </table:table-cell>
          <table:table-cell table:formula="of:=MOD(ROW([.B1960]);16)" office:value-type="float" office:value="8">
            <text:p>8</text:p>
          </table:table-cell>
          <table:table-cell table:formula="of:=[.B1945]-[.B19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3">
            <text:p>3643</text:p>
          </table:table-cell>
          <table:table-cell table:formula="of:=MOD(ROW([.B1961]);16)" office:value-type="float" office:value="9">
            <text:p>9</text:p>
          </table:table-cell>
          <table:table-cell table:formula="of:=[.B1946]-[.B19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9">
            <text:p>3649</text:p>
          </table:table-cell>
          <table:table-cell table:formula="of:=MOD(ROW([.B1962]);16)" office:value-type="float" office:value="10">
            <text:p>10</text:p>
          </table:table-cell>
          <table:table-cell table:formula="of:=[.B1947]-[.B19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5">
            <text:p>3655</text:p>
          </table:table-cell>
          <table:table-cell table:formula="of:=MOD(ROW([.B1963]);16)" office:value-type="float" office:value="11">
            <text:p>11</text:p>
          </table:table-cell>
          <table:table-cell table:formula="of:=[.B1948]-[.B19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2">
            <text:p>3662</text:p>
          </table:table-cell>
          <table:table-cell table:formula="of:=MOD(ROW([.B1964]);16)" office:value-type="float" office:value="12">
            <text:p>12</text:p>
          </table:table-cell>
          <table:table-cell table:formula="of:=[.B1949]-[.B19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8">
            <text:p>3668</text:p>
          </table:table-cell>
          <table:table-cell table:formula="of:=MOD(ROW([.B1965]);16)" office:value-type="float" office:value="13">
            <text:p>13</text:p>
          </table:table-cell>
          <table:table-cell table:formula="of:=[.B1950]-[.B19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4">
            <text:p>3674</text:p>
          </table:table-cell>
          <table:table-cell table:formula="of:=MOD(ROW([.B1966]);16)" office:value-type="float" office:value="14">
            <text:p>14</text:p>
          </table:table-cell>
          <table:table-cell table:formula="of:=[.B1951]-[.B19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0">
            <text:p>3680</text:p>
          </table:table-cell>
          <table:table-cell table:formula="of:=MOD(ROW([.B1967]);16)" office:value-type="float" office:value="15">
            <text:p>15</text:p>
          </table:table-cell>
          <table:table-cell table:formula="of:=[.B1952]-[.B19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68]);16)" office:value-type="float" office:value="0">
            <text:p>0</text:p>
          </table:table-cell>
          <table:table-cell table:formula="of:=[.B1953]-[.B1952]" office:value-type="float" office:value="-3680">
            <text:p>-36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1">
            <text:p>4161</text:p>
          </table:table-cell>
          <table:table-cell table:formula="of:=MOD(ROW([.B1969]);16)" office:value-type="float" office:value="1">
            <text:p>1</text:p>
          </table:table-cell>
          <table:table-cell table:formula="of:=[.B1954]-[.B1953]" office:value-type="float" office:value="4161">
            <text:p>41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8">
            <text:p>4168</text:p>
          </table:table-cell>
          <table:table-cell table:formula="of:=MOD(ROW([.B1970]);16)" office:value-type="float" office:value="2">
            <text:p>2</text:p>
          </table:table-cell>
          <table:table-cell table:formula="of:=[.B1955]-[.B19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5">
            <text:p>4175</text:p>
          </table:table-cell>
          <table:table-cell table:formula="of:=MOD(ROW([.B1971]);16)" office:value-type="float" office:value="3">
            <text:p>3</text:p>
          </table:table-cell>
          <table:table-cell table:formula="of:=[.B1956]-[.B19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1">
            <text:p>4181</text:p>
          </table:table-cell>
          <table:table-cell table:formula="of:=MOD(ROW([.B1972]);16)" office:value-type="float" office:value="4">
            <text:p>4</text:p>
          </table:table-cell>
          <table:table-cell table:formula="of:=[.B1957]-[.B19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8">
            <text:p>4188</text:p>
          </table:table-cell>
          <table:table-cell table:formula="of:=MOD(ROW([.B1973]);16)" office:value-type="float" office:value="5">
            <text:p>5</text:p>
          </table:table-cell>
          <table:table-cell table:formula="of:=[.B1958]-[.B19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5">
            <text:p>4195</text:p>
          </table:table-cell>
          <table:table-cell table:formula="of:=MOD(ROW([.B1974]);16)" office:value-type="float" office:value="6">
            <text:p>6</text:p>
          </table:table-cell>
          <table:table-cell table:formula="of:=[.B1959]-[.B19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2">
            <text:p>4202</text:p>
          </table:table-cell>
          <table:table-cell table:formula="of:=MOD(ROW([.B1975]);16)" office:value-type="float" office:value="7">
            <text:p>7</text:p>
          </table:table-cell>
          <table:table-cell table:formula="of:=[.B1960]-[.B19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9">
            <text:p>4209</text:p>
          </table:table-cell>
          <table:table-cell table:formula="of:=MOD(ROW([.B1976]);16)" office:value-type="float" office:value="8">
            <text:p>8</text:p>
          </table:table-cell>
          <table:table-cell table:formula="of:=[.B1961]-[.B19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5">
            <text:p>4215</text:p>
          </table:table-cell>
          <table:table-cell table:formula="of:=MOD(ROW([.B1977]);16)" office:value-type="float" office:value="9">
            <text:p>9</text:p>
          </table:table-cell>
          <table:table-cell table:formula="of:=[.B1962]-[.B19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2">
            <text:p>4222</text:p>
          </table:table-cell>
          <table:table-cell table:formula="of:=MOD(ROW([.B1978]);16)" office:value-type="float" office:value="10">
            <text:p>10</text:p>
          </table:table-cell>
          <table:table-cell table:formula="of:=[.B1963]-[.B19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9">
            <text:p>4229</text:p>
          </table:table-cell>
          <table:table-cell table:formula="of:=MOD(ROW([.B1979]);16)" office:value-type="float" office:value="11">
            <text:p>11</text:p>
          </table:table-cell>
          <table:table-cell table:formula="of:=[.B1964]-[.B19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6">
            <text:p>4236</text:p>
          </table:table-cell>
          <table:table-cell table:formula="of:=MOD(ROW([.B1980]);16)" office:value-type="float" office:value="12">
            <text:p>12</text:p>
          </table:table-cell>
          <table:table-cell table:formula="of:=[.B1965]-[.B19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3">
            <text:p>4243</text:p>
          </table:table-cell>
          <table:table-cell table:formula="of:=MOD(ROW([.B1981]);16)" office:value-type="float" office:value="13">
            <text:p>13</text:p>
          </table:table-cell>
          <table:table-cell table:formula="of:=[.B1966]-[.B19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9">
            <text:p>4249</text:p>
          </table:table-cell>
          <table:table-cell table:formula="of:=MOD(ROW([.B1982]);16)" office:value-type="float" office:value="14">
            <text:p>14</text:p>
          </table:table-cell>
          <table:table-cell table:formula="of:=[.B1967]-[.B19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6">
            <text:p>4256</text:p>
          </table:table-cell>
          <table:table-cell table:formula="of:=MOD(ROW([.B1983]);16)" office:value-type="float" office:value="15">
            <text:p>15</text:p>
          </table:table-cell>
          <table:table-cell table:formula="of:=[.B1968]-[.B19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84]);16)" office:value-type="float" office:value="0">
            <text:p>0</text:p>
          </table:table-cell>
          <table:table-cell table:formula="of:=[.B1969]-[.B1968]" office:value-type="float" office:value="-4256">
            <text:p>-42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5">
            <text:p>3725</text:p>
          </table:table-cell>
          <table:table-cell table:formula="of:=MOD(ROW([.B1985]);16)" office:value-type="float" office:value="1">
            <text:p>1</text:p>
          </table:table-cell>
          <table:table-cell table:formula="of:=[.B1970]-[.B1969]" office:value-type="float" office:value="3725">
            <text:p>37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2">
            <text:p>3732</text:p>
          </table:table-cell>
          <table:table-cell table:formula="of:=MOD(ROW([.B1986]);16)" office:value-type="float" office:value="2">
            <text:p>2</text:p>
          </table:table-cell>
          <table:table-cell table:formula="of:=[.B1971]-[.B19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8">
            <text:p>3738</text:p>
          </table:table-cell>
          <table:table-cell table:formula="of:=MOD(ROW([.B1987]);16)" office:value-type="float" office:value="3">
            <text:p>3</text:p>
          </table:table-cell>
          <table:table-cell table:formula="of:=[.B1972]-[.B19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4">
            <text:p>3744</text:p>
          </table:table-cell>
          <table:table-cell table:formula="of:=MOD(ROW([.B1988]);16)" office:value-type="float" office:value="4">
            <text:p>4</text:p>
          </table:table-cell>
          <table:table-cell table:formula="of:=[.B1973]-[.B19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1">
            <text:p>3751</text:p>
          </table:table-cell>
          <table:table-cell table:formula="of:=MOD(ROW([.B1989]);16)" office:value-type="float" office:value="5">
            <text:p>5</text:p>
          </table:table-cell>
          <table:table-cell table:formula="of:=[.B1974]-[.B19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7">
            <text:p>3757</text:p>
          </table:table-cell>
          <table:table-cell table:formula="of:=MOD(ROW([.B1990]);16)" office:value-type="float" office:value="6">
            <text:p>6</text:p>
          </table:table-cell>
          <table:table-cell table:formula="of:=[.B1975]-[.B19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3">
            <text:p>3763</text:p>
          </table:table-cell>
          <table:table-cell table:formula="of:=MOD(ROW([.B1991]);16)" office:value-type="float" office:value="7">
            <text:p>7</text:p>
          </table:table-cell>
          <table:table-cell table:formula="of:=[.B1976]-[.B19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9">
            <text:p>3769</text:p>
          </table:table-cell>
          <table:table-cell table:formula="of:=MOD(ROW([.B1992]);16)" office:value-type="float" office:value="8">
            <text:p>8</text:p>
          </table:table-cell>
          <table:table-cell table:formula="of:=[.B1977]-[.B19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6">
            <text:p>3776</text:p>
          </table:table-cell>
          <table:table-cell table:formula="of:=MOD(ROW([.B1993]);16)" office:value-type="float" office:value="9">
            <text:p>9</text:p>
          </table:table-cell>
          <table:table-cell table:formula="of:=[.B1978]-[.B19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2">
            <text:p>3782</text:p>
          </table:table-cell>
          <table:table-cell table:formula="of:=MOD(ROW([.B1994]);16)" office:value-type="float" office:value="10">
            <text:p>10</text:p>
          </table:table-cell>
          <table:table-cell table:formula="of:=[.B1979]-[.B19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8">
            <text:p>3788</text:p>
          </table:table-cell>
          <table:table-cell table:formula="of:=MOD(ROW([.B1995]);16)" office:value-type="float" office:value="11">
            <text:p>11</text:p>
          </table:table-cell>
          <table:table-cell table:formula="of:=[.B1980]-[.B19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5">
            <text:p>3795</text:p>
          </table:table-cell>
          <table:table-cell table:formula="of:=MOD(ROW([.B1996]);16)" office:value-type="float" office:value="12">
            <text:p>12</text:p>
          </table:table-cell>
          <table:table-cell table:formula="of:=[.B1981]-[.B19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1">
            <text:p>3801</text:p>
          </table:table-cell>
          <table:table-cell table:formula="of:=MOD(ROW([.B1997]);16)" office:value-type="float" office:value="13">
            <text:p>13</text:p>
          </table:table-cell>
          <table:table-cell table:formula="of:=[.B1982]-[.B19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7">
            <text:p>3807</text:p>
          </table:table-cell>
          <table:table-cell table:formula="of:=MOD(ROW([.B1998]);16)" office:value-type="float" office:value="14">
            <text:p>14</text:p>
          </table:table-cell>
          <table:table-cell table:formula="of:=[.B1983]-[.B19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4">
            <text:p>3814</text:p>
          </table:table-cell>
          <table:table-cell table:formula="of:=MOD(ROW([.B1999]);16)" office:value-type="float" office:value="15">
            <text:p>15</text:p>
          </table:table-cell>
          <table:table-cell table:formula="of:=[.B1984]-[.B19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00]);16)" office:value-type="float" office:value="0">
            <text:p>0</text:p>
          </table:table-cell>
          <table:table-cell table:formula="of:=[.B1985]-[.B1984]" office:value-type="float" office:value="-3814">
            <text:p>-38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7">
            <text:p>4057</text:p>
          </table:table-cell>
          <table:table-cell table:formula="of:=MOD(ROW([.B2001]);16)" office:value-type="float" office:value="1">
            <text:p>1</text:p>
          </table:table-cell>
          <table:table-cell table:formula="of:=[.B1986]-[.B1985]" office:value-type="float" office:value="4057">
            <text:p>40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3">
            <text:p>4063</text:p>
          </table:table-cell>
          <table:table-cell table:formula="of:=MOD(ROW([.B2002]);16)" office:value-type="float" office:value="2">
            <text:p>2</text:p>
          </table:table-cell>
          <table:table-cell table:formula="of:=[.B1987]-[.B19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0">
            <text:p>4070</text:p>
          </table:table-cell>
          <table:table-cell table:formula="of:=MOD(ROW([.B2003]);16)" office:value-type="float" office:value="3">
            <text:p>3</text:p>
          </table:table-cell>
          <table:table-cell table:formula="of:=[.B1988]-[.B19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6">
            <text:p>4076</text:p>
          </table:table-cell>
          <table:table-cell table:formula="of:=MOD(ROW([.B2004]);16)" office:value-type="float" office:value="4">
            <text:p>4</text:p>
          </table:table-cell>
          <table:table-cell table:formula="of:=[.B1989]-[.B19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2">
            <text:p>4082</text:p>
          </table:table-cell>
          <table:table-cell table:formula="of:=MOD(ROW([.B2005]);16)" office:value-type="float" office:value="5">
            <text:p>5</text:p>
          </table:table-cell>
          <table:table-cell table:formula="of:=[.B1990]-[.B19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8">
            <text:p>4088</text:p>
          </table:table-cell>
          <table:table-cell table:formula="of:=MOD(ROW([.B2006]);16)" office:value-type="float" office:value="6">
            <text:p>6</text:p>
          </table:table-cell>
          <table:table-cell table:formula="of:=[.B1991]-[.B19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5">
            <text:p>4095</text:p>
          </table:table-cell>
          <table:table-cell table:formula="of:=MOD(ROW([.B2007]);16)" office:value-type="float" office:value="7">
            <text:p>7</text:p>
          </table:table-cell>
          <table:table-cell table:formula="of:=[.B1992]-[.B19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1">
            <text:p>4101</text:p>
          </table:table-cell>
          <table:table-cell table:formula="of:=MOD(ROW([.B2008]);16)" office:value-type="float" office:value="8">
            <text:p>8</text:p>
          </table:table-cell>
          <table:table-cell table:formula="of:=[.B1993]-[.B19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7">
            <text:p>4107</text:p>
          </table:table-cell>
          <table:table-cell table:formula="of:=MOD(ROW([.B2009]);16)" office:value-type="float" office:value="9">
            <text:p>9</text:p>
          </table:table-cell>
          <table:table-cell table:formula="of:=[.B1994]-[.B19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4">
            <text:p>4114</text:p>
          </table:table-cell>
          <table:table-cell table:formula="of:=MOD(ROW([.B2010]);16)" office:value-type="float" office:value="10">
            <text:p>10</text:p>
          </table:table-cell>
          <table:table-cell table:formula="of:=[.B1995]-[.B19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0">
            <text:p>4120</text:p>
          </table:table-cell>
          <table:table-cell table:formula="of:=MOD(ROW([.B2011]);16)" office:value-type="float" office:value="11">
            <text:p>11</text:p>
          </table:table-cell>
          <table:table-cell table:formula="of:=[.B1996]-[.B19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6">
            <text:p>4126</text:p>
          </table:table-cell>
          <table:table-cell table:formula="of:=MOD(ROW([.B2012]);16)" office:value-type="float" office:value="12">
            <text:p>12</text:p>
          </table:table-cell>
          <table:table-cell table:formula="of:=[.B1997]-[.B19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3">
            <text:p>4133</text:p>
          </table:table-cell>
          <table:table-cell table:formula="of:=MOD(ROW([.B2013]);16)" office:value-type="float" office:value="13">
            <text:p>13</text:p>
          </table:table-cell>
          <table:table-cell table:formula="of:=[.B1998]-[.B19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9">
            <text:p>4139</text:p>
          </table:table-cell>
          <table:table-cell table:formula="of:=MOD(ROW([.B2014]);16)" office:value-type="float" office:value="14">
            <text:p>14</text:p>
          </table:table-cell>
          <table:table-cell table:formula="of:=[.B1999]-[.B19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5">
            <text:p>4145</text:p>
          </table:table-cell>
          <table:table-cell table:formula="of:=MOD(ROW([.B2015]);16)" office:value-type="float" office:value="15">
            <text:p>15</text:p>
          </table:table-cell>
          <table:table-cell table:formula="of:=[.B2000]-[.B19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16]);16)" office:value-type="float" office:value="0">
            <text:p>0</text:p>
          </table:table-cell>
          <table:table-cell table:formula="of:=[.B2001]-[.B2000]" office:value-type="float" office:value="-4145">
            <text:p>-41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1">
            <text:p>4301</text:p>
          </table:table-cell>
          <table:table-cell table:formula="of:=MOD(ROW([.B2017]);16)" office:value-type="float" office:value="1">
            <text:p>1</text:p>
          </table:table-cell>
          <table:table-cell table:formula="of:=[.B2002]-[.B2001]" office:value-type="float" office:value="4301">
            <text:p>43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8">
            <text:p>4308</text:p>
          </table:table-cell>
          <table:table-cell table:formula="of:=MOD(ROW([.B2018]);16)" office:value-type="float" office:value="2">
            <text:p>2</text:p>
          </table:table-cell>
          <table:table-cell table:formula="of:=[.B2003]-[.B20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4">
            <text:p>4314</text:p>
          </table:table-cell>
          <table:table-cell table:formula="of:=MOD(ROW([.B2019]);16)" office:value-type="float" office:value="3">
            <text:p>3</text:p>
          </table:table-cell>
          <table:table-cell table:formula="of:=[.B2004]-[.B20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1">
            <text:p>4321</text:p>
          </table:table-cell>
          <table:table-cell table:formula="of:=MOD(ROW([.B2020]);16)" office:value-type="float" office:value="4">
            <text:p>4</text:p>
          </table:table-cell>
          <table:table-cell table:formula="of:=[.B2005]-[.B20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7">
            <text:p>4327</text:p>
          </table:table-cell>
          <table:table-cell table:formula="of:=MOD(ROW([.B2021]);16)" office:value-type="float" office:value="5">
            <text:p>5</text:p>
          </table:table-cell>
          <table:table-cell table:formula="of:=[.B2006]-[.B20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4">
            <text:p>4334</text:p>
          </table:table-cell>
          <table:table-cell table:formula="of:=MOD(ROW([.B2022]);16)" office:value-type="float" office:value="6">
            <text:p>6</text:p>
          </table:table-cell>
          <table:table-cell table:formula="of:=[.B2007]-[.B20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0">
            <text:p>4340</text:p>
          </table:table-cell>
          <table:table-cell table:formula="of:=MOD(ROW([.B2023]);16)" office:value-type="float" office:value="7">
            <text:p>7</text:p>
          </table:table-cell>
          <table:table-cell table:formula="of:=[.B2008]-[.B20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7">
            <text:p>4347</text:p>
          </table:table-cell>
          <table:table-cell table:formula="of:=MOD(ROW([.B2024]);16)" office:value-type="float" office:value="8">
            <text:p>8</text:p>
          </table:table-cell>
          <table:table-cell table:formula="of:=[.B2009]-[.B20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3">
            <text:p>4353</text:p>
          </table:table-cell>
          <table:table-cell table:formula="of:=MOD(ROW([.B2025]);16)" office:value-type="float" office:value="9">
            <text:p>9</text:p>
          </table:table-cell>
          <table:table-cell table:formula="of:=[.B2010]-[.B20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0">
            <text:p>4360</text:p>
          </table:table-cell>
          <table:table-cell table:formula="of:=MOD(ROW([.B2026]);16)" office:value-type="float" office:value="10">
            <text:p>10</text:p>
          </table:table-cell>
          <table:table-cell table:formula="of:=[.B2011]-[.B20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6">
            <text:p>4366</text:p>
          </table:table-cell>
          <table:table-cell table:formula="of:=MOD(ROW([.B2027]);16)" office:value-type="float" office:value="11">
            <text:p>11</text:p>
          </table:table-cell>
          <table:table-cell table:formula="of:=[.B2012]-[.B20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3">
            <text:p>4373</text:p>
          </table:table-cell>
          <table:table-cell table:formula="of:=MOD(ROW([.B2028]);16)" office:value-type="float" office:value="12">
            <text:p>12</text:p>
          </table:table-cell>
          <table:table-cell table:formula="of:=[.B2013]-[.B20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9">
            <text:p>4379</text:p>
          </table:table-cell>
          <table:table-cell table:formula="of:=MOD(ROW([.B2029]);16)" office:value-type="float" office:value="13">
            <text:p>13</text:p>
          </table:table-cell>
          <table:table-cell table:formula="of:=[.B2014]-[.B20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5">
            <text:p>4385</text:p>
          </table:table-cell>
          <table:table-cell table:formula="of:=MOD(ROW([.B2030]);16)" office:value-type="float" office:value="14">
            <text:p>14</text:p>
          </table:table-cell>
          <table:table-cell table:formula="of:=[.B2015]-[.B20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2">
            <text:p>4392</text:p>
          </table:table-cell>
          <table:table-cell table:formula="of:=MOD(ROW([.B2031]);16)" office:value-type="float" office:value="15">
            <text:p>15</text:p>
          </table:table-cell>
          <table:table-cell table:formula="of:=[.B2016]-[.B20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32]);16)" office:value-type="float" office:value="0">
            <text:p>0</text:p>
          </table:table-cell>
          <table:table-cell table:formula="of:=[.B2017]-[.B2016]" office:value-type="float" office:value="-4392">
            <text:p>-43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5">
            <text:p>4025</text:p>
          </table:table-cell>
          <table:table-cell table:formula="of:=MOD(ROW([.B2033]);16)" office:value-type="float" office:value="1">
            <text:p>1</text:p>
          </table:table-cell>
          <table:table-cell table:formula="of:=[.B2018]-[.B2017]" office:value-type="float" office:value="4025">
            <text:p>4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1">
            <text:p>4031</text:p>
          </table:table-cell>
          <table:table-cell table:formula="of:=MOD(ROW([.B2034]);16)" office:value-type="float" office:value="2">
            <text:p>2</text:p>
          </table:table-cell>
          <table:table-cell table:formula="of:=[.B2019]-[.B20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8">
            <text:p>4038</text:p>
          </table:table-cell>
          <table:table-cell table:formula="of:=MOD(ROW([.B2035]);16)" office:value-type="float" office:value="3">
            <text:p>3</text:p>
          </table:table-cell>
          <table:table-cell table:formula="of:=[.B2020]-[.B20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4">
            <text:p>4044</text:p>
          </table:table-cell>
          <table:table-cell table:formula="of:=MOD(ROW([.B2036]);16)" office:value-type="float" office:value="4">
            <text:p>4</text:p>
          </table:table-cell>
          <table:table-cell table:formula="of:=[.B2021]-[.B20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1">
            <text:p>4051</text:p>
          </table:table-cell>
          <table:table-cell table:formula="of:=MOD(ROW([.B2037]);16)" office:value-type="float" office:value="5">
            <text:p>5</text:p>
          </table:table-cell>
          <table:table-cell table:formula="of:=[.B2022]-[.B20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7">
            <text:p>4057</text:p>
          </table:table-cell>
          <table:table-cell table:formula="of:=MOD(ROW([.B2038]);16)" office:value-type="float" office:value="6">
            <text:p>6</text:p>
          </table:table-cell>
          <table:table-cell table:formula="of:=[.B2023]-[.B20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3">
            <text:p>4063</text:p>
          </table:table-cell>
          <table:table-cell table:formula="of:=MOD(ROW([.B2039]);16)" office:value-type="float" office:value="7">
            <text:p>7</text:p>
          </table:table-cell>
          <table:table-cell table:formula="of:=[.B2024]-[.B20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9">
            <text:p>4069</text:p>
          </table:table-cell>
          <table:table-cell table:formula="of:=MOD(ROW([.B2040]);16)" office:value-type="float" office:value="8">
            <text:p>8</text:p>
          </table:table-cell>
          <table:table-cell table:formula="of:=[.B2025]-[.B20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6">
            <text:p>4076</text:p>
          </table:table-cell>
          <table:table-cell table:formula="of:=MOD(ROW([.B2041]);16)" office:value-type="float" office:value="9">
            <text:p>9</text:p>
          </table:table-cell>
          <table:table-cell table:formula="of:=[.B2026]-[.B20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2">
            <text:p>4082</text:p>
          </table:table-cell>
          <table:table-cell table:formula="of:=MOD(ROW([.B2042]);16)" office:value-type="float" office:value="10">
            <text:p>10</text:p>
          </table:table-cell>
          <table:table-cell table:formula="of:=[.B2027]-[.B20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9">
            <text:p>4089</text:p>
          </table:table-cell>
          <table:table-cell table:formula="of:=MOD(ROW([.B2043]);16)" office:value-type="float" office:value="11">
            <text:p>11</text:p>
          </table:table-cell>
          <table:table-cell table:formula="of:=[.B2028]-[.B20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5">
            <text:p>4095</text:p>
          </table:table-cell>
          <table:table-cell table:formula="of:=MOD(ROW([.B2044]);16)" office:value-type="float" office:value="12">
            <text:p>12</text:p>
          </table:table-cell>
          <table:table-cell table:formula="of:=[.B2029]-[.B20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2">
            <text:p>4102</text:p>
          </table:table-cell>
          <table:table-cell table:formula="of:=MOD(ROW([.B2045]);16)" office:value-type="float" office:value="13">
            <text:p>13</text:p>
          </table:table-cell>
          <table:table-cell table:formula="of:=[.B2030]-[.B20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8">
            <text:p>4108</text:p>
          </table:table-cell>
          <table:table-cell table:formula="of:=MOD(ROW([.B2046]);16)" office:value-type="float" office:value="14">
            <text:p>14</text:p>
          </table:table-cell>
          <table:table-cell table:formula="of:=[.B2031]-[.B20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4">
            <text:p>4114</text:p>
          </table:table-cell>
          <table:table-cell table:formula="of:=MOD(ROW([.B2047]);16)" office:value-type="float" office:value="15">
            <text:p>15</text:p>
          </table:table-cell>
          <table:table-cell table:formula="of:=[.B2032]-[.B20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48]);16)" office:value-type="float" office:value="0">
            <text:p>0</text:p>
          </table:table-cell>
          <table:table-cell table:formula="of:=[.B2033]-[.B2032]" office:value-type="float" office:value="-4114">
            <text:p>-41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2">
            <text:p>4572</text:p>
          </table:table-cell>
          <table:table-cell table:formula="of:=MOD(ROW([.B2049]);16)" office:value-type="float" office:value="1">
            <text:p>1</text:p>
          </table:table-cell>
          <table:table-cell table:formula="of:=[.B2034]-[.B2033]" office:value-type="float" office:value="4572">
            <text:p>45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9">
            <text:p>4579</text:p>
          </table:table-cell>
          <table:table-cell table:formula="of:=MOD(ROW([.B2050]);16)" office:value-type="float" office:value="2">
            <text:p>2</text:p>
          </table:table-cell>
          <table:table-cell table:formula="of:=[.B2035]-[.B20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5">
            <text:p>4585</text:p>
          </table:table-cell>
          <table:table-cell table:formula="of:=MOD(ROW([.B2051]);16)" office:value-type="float" office:value="3">
            <text:p>3</text:p>
          </table:table-cell>
          <table:table-cell table:formula="of:=[.B2036]-[.B20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1">
            <text:p>4591</text:p>
          </table:table-cell>
          <table:table-cell table:formula="of:=MOD(ROW([.B2052]);16)" office:value-type="float" office:value="4">
            <text:p>4</text:p>
          </table:table-cell>
          <table:table-cell table:formula="of:=[.B2037]-[.B20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8">
            <text:p>4598</text:p>
          </table:table-cell>
          <table:table-cell table:formula="of:=MOD(ROW([.B2053]);16)" office:value-type="float" office:value="5">
            <text:p>5</text:p>
          </table:table-cell>
          <table:table-cell table:formula="of:=[.B2038]-[.B203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4">
            <text:p>4604</text:p>
          </table:table-cell>
          <table:table-cell table:formula="of:=MOD(ROW([.B2054]);16)" office:value-type="float" office:value="6">
            <text:p>6</text:p>
          </table:table-cell>
          <table:table-cell table:formula="of:=[.B2039]-[.B20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0">
            <text:p>4610</text:p>
          </table:table-cell>
          <table:table-cell table:formula="of:=MOD(ROW([.B2055]);16)" office:value-type="float" office:value="7">
            <text:p>7</text:p>
          </table:table-cell>
          <table:table-cell table:formula="of:=[.B2040]-[.B20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7">
            <text:p>4617</text:p>
          </table:table-cell>
          <table:table-cell table:formula="of:=MOD(ROW([.B2056]);16)" office:value-type="float" office:value="8">
            <text:p>8</text:p>
          </table:table-cell>
          <table:table-cell table:formula="of:=[.B2041]-[.B20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3">
            <text:p>4623</text:p>
          </table:table-cell>
          <table:table-cell table:formula="of:=MOD(ROW([.B2057]);16)" office:value-type="float" office:value="9">
            <text:p>9</text:p>
          </table:table-cell>
          <table:table-cell table:formula="of:=[.B2042]-[.B20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0">
            <text:p>4630</text:p>
          </table:table-cell>
          <table:table-cell table:formula="of:=MOD(ROW([.B2058]);16)" office:value-type="float" office:value="10">
            <text:p>10</text:p>
          </table:table-cell>
          <table:table-cell table:formula="of:=[.B2043]-[.B20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6">
            <text:p>4636</text:p>
          </table:table-cell>
          <table:table-cell table:formula="of:=MOD(ROW([.B2059]);16)" office:value-type="float" office:value="11">
            <text:p>11</text:p>
          </table:table-cell>
          <table:table-cell table:formula="of:=[.B2044]-[.B20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3">
            <text:p>4643</text:p>
          </table:table-cell>
          <table:table-cell table:formula="of:=MOD(ROW([.B2060]);16)" office:value-type="float" office:value="12">
            <text:p>12</text:p>
          </table:table-cell>
          <table:table-cell table:formula="of:=[.B2045]-[.B20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9">
            <text:p>4649</text:p>
          </table:table-cell>
          <table:table-cell table:formula="of:=MOD(ROW([.B2061]);16)" office:value-type="float" office:value="13">
            <text:p>13</text:p>
          </table:table-cell>
          <table:table-cell table:formula="of:=[.B2046]-[.B20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6">
            <text:p>4656</text:p>
          </table:table-cell>
          <table:table-cell table:formula="of:=MOD(ROW([.B2062]);16)" office:value-type="float" office:value="14">
            <text:p>14</text:p>
          </table:table-cell>
          <table:table-cell table:formula="of:=[.B2047]-[.B20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2">
            <text:p>4662</text:p>
          </table:table-cell>
          <table:table-cell table:formula="of:=MOD(ROW([.B2063]);16)" office:value-type="float" office:value="15">
            <text:p>15</text:p>
          </table:table-cell>
          <table:table-cell table:formula="of:=[.B2048]-[.B20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64]);16)" office:value-type="float" office:value="0">
            <text:p>0</text:p>
          </table:table-cell>
          <table:table-cell table:formula="of:=[.B2049]-[.B2048]" office:value-type="float" office:value="-4662">
            <text:p>-46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5">
            <text:p>4095</text:p>
          </table:table-cell>
          <table:table-cell table:formula="of:=MOD(ROW([.B2065]);16)" office:value-type="float" office:value="1">
            <text:p>1</text:p>
          </table:table-cell>
          <table:table-cell table:formula="of:=[.B2050]-[.B2049]" office:value-type="float" office:value="4095">
            <text:p>40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1">
            <text:p>4101</text:p>
          </table:table-cell>
          <table:table-cell table:formula="of:=MOD(ROW([.B2066]);16)" office:value-type="float" office:value="2">
            <text:p>2</text:p>
          </table:table-cell>
          <table:table-cell table:formula="of:=[.B2051]-[.B20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8">
            <text:p>4108</text:p>
          </table:table-cell>
          <table:table-cell table:formula="of:=MOD(ROW([.B2067]);16)" office:value-type="float" office:value="3">
            <text:p>3</text:p>
          </table:table-cell>
          <table:table-cell table:formula="of:=[.B2052]-[.B20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4">
            <text:p>4114</text:p>
          </table:table-cell>
          <table:table-cell table:formula="of:=MOD(ROW([.B2068]);16)" office:value-type="float" office:value="4">
            <text:p>4</text:p>
          </table:table-cell>
          <table:table-cell table:formula="of:=[.B2053]-[.B20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1">
            <text:p>4121</text:p>
          </table:table-cell>
          <table:table-cell table:formula="of:=MOD(ROW([.B2069]);16)" office:value-type="float" office:value="5">
            <text:p>5</text:p>
          </table:table-cell>
          <table:table-cell table:formula="of:=[.B2054]-[.B205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7">
            <text:p>4127</text:p>
          </table:table-cell>
          <table:table-cell table:formula="of:=MOD(ROW([.B2070]);16)" office:value-type="float" office:value="6">
            <text:p>6</text:p>
          </table:table-cell>
          <table:table-cell table:formula="of:=[.B2055]-[.B20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4">
            <text:p>4134</text:p>
          </table:table-cell>
          <table:table-cell table:formula="of:=MOD(ROW([.B2071]);16)" office:value-type="float" office:value="7">
            <text:p>7</text:p>
          </table:table-cell>
          <table:table-cell table:formula="of:=[.B2056]-[.B20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1">
            <text:p>4141</text:p>
          </table:table-cell>
          <table:table-cell table:formula="of:=MOD(ROW([.B2072]);16)" office:value-type="float" office:value="8">
            <text:p>8</text:p>
          </table:table-cell>
          <table:table-cell table:formula="of:=[.B2057]-[.B20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7">
            <text:p>4147</text:p>
          </table:table-cell>
          <table:table-cell table:formula="of:=MOD(ROW([.B2073]);16)" office:value-type="float" office:value="9">
            <text:p>9</text:p>
          </table:table-cell>
          <table:table-cell table:formula="of:=[.B2058]-[.B20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4">
            <text:p>4154</text:p>
          </table:table-cell>
          <table:table-cell table:formula="of:=MOD(ROW([.B2074]);16)" office:value-type="float" office:value="10">
            <text:p>10</text:p>
          </table:table-cell>
          <table:table-cell table:formula="of:=[.B2059]-[.B20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1">
            <text:p>4161</text:p>
          </table:table-cell>
          <table:table-cell table:formula="of:=MOD(ROW([.B2075]);16)" office:value-type="float" office:value="11">
            <text:p>11</text:p>
          </table:table-cell>
          <table:table-cell table:formula="of:=[.B2060]-[.B20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7">
            <text:p>4167</text:p>
          </table:table-cell>
          <table:table-cell table:formula="of:=MOD(ROW([.B2076]);16)" office:value-type="float" office:value="12">
            <text:p>12</text:p>
          </table:table-cell>
          <table:table-cell table:formula="of:=[.B2061]-[.B20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4">
            <text:p>4174</text:p>
          </table:table-cell>
          <table:table-cell table:formula="of:=MOD(ROW([.B2077]);16)" office:value-type="float" office:value="13">
            <text:p>13</text:p>
          </table:table-cell>
          <table:table-cell table:formula="of:=[.B2062]-[.B20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0">
            <text:p>4180</text:p>
          </table:table-cell>
          <table:table-cell table:formula="of:=MOD(ROW([.B2078]);16)" office:value-type="float" office:value="14">
            <text:p>14</text:p>
          </table:table-cell>
          <table:table-cell table:formula="of:=[.B2063]-[.B20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7">
            <text:p>4187</text:p>
          </table:table-cell>
          <table:table-cell table:formula="of:=MOD(ROW([.B2079]);16)" office:value-type="float" office:value="15">
            <text:p>15</text:p>
          </table:table-cell>
          <table:table-cell table:formula="of:=[.B2064]-[.B20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80]);16)" office:value-type="float" office:value="0">
            <text:p>0</text:p>
          </table:table-cell>
          <table:table-cell table:formula="of:=[.B2065]-[.B2064]" office:value-type="float" office:value="-4187">
            <text:p>-41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1">
            <text:p>3961</text:p>
          </table:table-cell>
          <table:table-cell table:formula="of:=MOD(ROW([.B2081]);16)" office:value-type="float" office:value="1">
            <text:p>1</text:p>
          </table:table-cell>
          <table:table-cell table:formula="of:=[.B2066]-[.B2065]" office:value-type="float" office:value="3961">
            <text:p>39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8">
            <text:p>3968</text:p>
          </table:table-cell>
          <table:table-cell table:formula="of:=MOD(ROW([.B2082]);16)" office:value-type="float" office:value="2">
            <text:p>2</text:p>
          </table:table-cell>
          <table:table-cell table:formula="of:=[.B2067]-[.B20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5">
            <text:p>3975</text:p>
          </table:table-cell>
          <table:table-cell table:formula="of:=MOD(ROW([.B2083]);16)" office:value-type="float" office:value="3">
            <text:p>3</text:p>
          </table:table-cell>
          <table:table-cell table:formula="of:=[.B2068]-[.B20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1">
            <text:p>3981</text:p>
          </table:table-cell>
          <table:table-cell table:formula="of:=MOD(ROW([.B2084]);16)" office:value-type="float" office:value="4">
            <text:p>4</text:p>
          </table:table-cell>
          <table:table-cell table:formula="of:=[.B2069]-[.B20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7">
            <text:p>3987</text:p>
          </table:table-cell>
          <table:table-cell table:formula="of:=MOD(ROW([.B2085]);16)" office:value-type="float" office:value="5">
            <text:p>5</text:p>
          </table:table-cell>
          <table:table-cell table:formula="of:=[.B2070]-[.B20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4">
            <text:p>3994</text:p>
          </table:table-cell>
          <table:table-cell table:formula="of:=MOD(ROW([.B2086]);16)" office:value-type="float" office:value="6">
            <text:p>6</text:p>
          </table:table-cell>
          <table:table-cell table:formula="of:=[.B2071]-[.B20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MOD(ROW([.B2087]);16)" office:value-type="float" office:value="7">
            <text:p>7</text:p>
          </table:table-cell>
          <table:table-cell table:formula="of:=[.B2072]-[.B20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7">
            <text:p>4007</text:p>
          </table:table-cell>
          <table:table-cell table:formula="of:=MOD(ROW([.B2088]);16)" office:value-type="float" office:value="8">
            <text:p>8</text:p>
          </table:table-cell>
          <table:table-cell table:formula="of:=[.B2073]-[.B20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4">
            <text:p>4014</text:p>
          </table:table-cell>
          <table:table-cell table:formula="of:=MOD(ROW([.B2089]);16)" office:value-type="float" office:value="9">
            <text:p>9</text:p>
          </table:table-cell>
          <table:table-cell table:formula="of:=[.B2074]-[.B20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0">
            <text:p>4020</text:p>
          </table:table-cell>
          <table:table-cell table:formula="of:=MOD(ROW([.B2090]);16)" office:value-type="float" office:value="10">
            <text:p>10</text:p>
          </table:table-cell>
          <table:table-cell table:formula="of:=[.B2075]-[.B20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7">
            <text:p>4027</text:p>
          </table:table-cell>
          <table:table-cell table:formula="of:=MOD(ROW([.B2091]);16)" office:value-type="float" office:value="11">
            <text:p>11</text:p>
          </table:table-cell>
          <table:table-cell table:formula="of:=[.B2076]-[.B20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4">
            <text:p>4034</text:p>
          </table:table-cell>
          <table:table-cell table:formula="of:=MOD(ROW([.B2092]);16)" office:value-type="float" office:value="12">
            <text:p>12</text:p>
          </table:table-cell>
          <table:table-cell table:formula="of:=[.B2077]-[.B20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0">
            <text:p>4040</text:p>
          </table:table-cell>
          <table:table-cell table:formula="of:=MOD(ROW([.B2093]);16)" office:value-type="float" office:value="13">
            <text:p>13</text:p>
          </table:table-cell>
          <table:table-cell table:formula="of:=[.B2078]-[.B20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7">
            <text:p>4047</text:p>
          </table:table-cell>
          <table:table-cell table:formula="of:=MOD(ROW([.B2094]);16)" office:value-type="float" office:value="14">
            <text:p>14</text:p>
          </table:table-cell>
          <table:table-cell table:formula="of:=[.B2079]-[.B20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3">
            <text:p>4053</text:p>
          </table:table-cell>
          <table:table-cell table:formula="of:=MOD(ROW([.B2095]);16)" office:value-type="float" office:value="15">
            <text:p>15</text:p>
          </table:table-cell>
          <table:table-cell table:formula="of:=[.B2080]-[.B20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96]);16)" office:value-type="float" office:value="0">
            <text:p>0</text:p>
          </table:table-cell>
          <table:table-cell table:formula="of:=[.B2081]-[.B2080]" office:value-type="float" office:value="-4053">
            <text:p>-40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6">
            <text:p>3766</text:p>
          </table:table-cell>
          <table:table-cell table:formula="of:=MOD(ROW([.B2097]);16)" office:value-type="float" office:value="1">
            <text:p>1</text:p>
          </table:table-cell>
          <table:table-cell table:formula="of:=[.B2082]-[.B2081]" office:value-type="float" office:value="3766">
            <text:p>37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3">
            <text:p>3773</text:p>
          </table:table-cell>
          <table:table-cell table:formula="of:=MOD(ROW([.B2098]);16)" office:value-type="float" office:value="2">
            <text:p>2</text:p>
          </table:table-cell>
          <table:table-cell table:formula="of:=[.B2083]-[.B20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9">
            <text:p>3779</text:p>
          </table:table-cell>
          <table:table-cell table:formula="of:=MOD(ROW([.B2099]);16)" office:value-type="float" office:value="3">
            <text:p>3</text:p>
          </table:table-cell>
          <table:table-cell table:formula="of:=[.B2084]-[.B20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6">
            <text:p>3786</text:p>
          </table:table-cell>
          <table:table-cell table:formula="of:=MOD(ROW([.B2100]);16)" office:value-type="float" office:value="4">
            <text:p>4</text:p>
          </table:table-cell>
          <table:table-cell table:formula="of:=[.B2085]-[.B20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2">
            <text:p>3792</text:p>
          </table:table-cell>
          <table:table-cell table:formula="of:=MOD(ROW([.B2101]);16)" office:value-type="float" office:value="5">
            <text:p>5</text:p>
          </table:table-cell>
          <table:table-cell table:formula="of:=[.B2086]-[.B20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9">
            <text:p>3799</text:p>
          </table:table-cell>
          <table:table-cell table:formula="of:=MOD(ROW([.B2102]);16)" office:value-type="float" office:value="6">
            <text:p>6</text:p>
          </table:table-cell>
          <table:table-cell table:formula="of:=[.B2087]-[.B208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5">
            <text:p>3805</text:p>
          </table:table-cell>
          <table:table-cell table:formula="of:=MOD(ROW([.B2103]);16)" office:value-type="float" office:value="7">
            <text:p>7</text:p>
          </table:table-cell>
          <table:table-cell table:formula="of:=[.B2088]-[.B20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2">
            <text:p>3812</text:p>
          </table:table-cell>
          <table:table-cell table:formula="of:=MOD(ROW([.B2104]);16)" office:value-type="float" office:value="8">
            <text:p>8</text:p>
          </table:table-cell>
          <table:table-cell table:formula="of:=[.B2089]-[.B20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9">
            <text:p>3819</text:p>
          </table:table-cell>
          <table:table-cell table:formula="of:=MOD(ROW([.B2105]);16)" office:value-type="float" office:value="9">
            <text:p>9</text:p>
          </table:table-cell>
          <table:table-cell table:formula="of:=[.B2090]-[.B208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5">
            <text:p>3825</text:p>
          </table:table-cell>
          <table:table-cell table:formula="of:=MOD(ROW([.B2106]);16)" office:value-type="float" office:value="10">
            <text:p>10</text:p>
          </table:table-cell>
          <table:table-cell table:formula="of:=[.B2091]-[.B20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2">
            <text:p>3832</text:p>
          </table:table-cell>
          <table:table-cell table:formula="of:=MOD(ROW([.B2107]);16)" office:value-type="float" office:value="11">
            <text:p>11</text:p>
          </table:table-cell>
          <table:table-cell table:formula="of:=[.B2092]-[.B20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8">
            <text:p>3838</text:p>
          </table:table-cell>
          <table:table-cell table:formula="of:=MOD(ROW([.B2108]);16)" office:value-type="float" office:value="12">
            <text:p>12</text:p>
          </table:table-cell>
          <table:table-cell table:formula="of:=[.B2093]-[.B20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5">
            <text:p>3845</text:p>
          </table:table-cell>
          <table:table-cell table:formula="of:=MOD(ROW([.B2109]);16)" office:value-type="float" office:value="13">
            <text:p>13</text:p>
          </table:table-cell>
          <table:table-cell table:formula="of:=[.B2094]-[.B20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1">
            <text:p>3851</text:p>
          </table:table-cell>
          <table:table-cell table:formula="of:=MOD(ROW([.B2110]);16)" office:value-type="float" office:value="14">
            <text:p>14</text:p>
          </table:table-cell>
          <table:table-cell table:formula="of:=[.B2095]-[.B20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8">
            <text:p>3858</text:p>
          </table:table-cell>
          <table:table-cell table:formula="of:=MOD(ROW([.B2111]);16)" office:value-type="float" office:value="15">
            <text:p>15</text:p>
          </table:table-cell>
          <table:table-cell table:formula="of:=[.B2096]-[.B20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12]);16)" office:value-type="float" office:value="0">
            <text:p>0</text:p>
          </table:table-cell>
          <table:table-cell table:formula="of:=[.B2097]-[.B2096]" office:value-type="float" office:value="-3858">
            <text:p>-38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0">
            <text:p>3980</text:p>
          </table:table-cell>
          <table:table-cell table:formula="of:=MOD(ROW([.B2113]);16)" office:value-type="float" office:value="1">
            <text:p>1</text:p>
          </table:table-cell>
          <table:table-cell table:formula="of:=[.B2098]-[.B2097]" office:value-type="float" office:value="3980">
            <text:p>39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7">
            <text:p>3987</text:p>
          </table:table-cell>
          <table:table-cell table:formula="of:=MOD(ROW([.B2114]);16)" office:value-type="float" office:value="2">
            <text:p>2</text:p>
          </table:table-cell>
          <table:table-cell table:formula="of:=[.B2099]-[.B20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4">
            <text:p>3994</text:p>
          </table:table-cell>
          <table:table-cell table:formula="of:=MOD(ROW([.B2115]);16)" office:value-type="float" office:value="3">
            <text:p>3</text:p>
          </table:table-cell>
          <table:table-cell table:formula="of:=[.B2100]-[.B20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MOD(ROW([.B2116]);16)" office:value-type="float" office:value="4">
            <text:p>4</text:p>
          </table:table-cell>
          <table:table-cell table:formula="of:=[.B2101]-[.B21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7">
            <text:p>4007</text:p>
          </table:table-cell>
          <table:table-cell table:formula="of:=MOD(ROW([.B2117]);16)" office:value-type="float" office:value="5">
            <text:p>5</text:p>
          </table:table-cell>
          <table:table-cell table:formula="of:=[.B2102]-[.B21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3">
            <text:p>4013</text:p>
          </table:table-cell>
          <table:table-cell table:formula="of:=MOD(ROW([.B2118]);16)" office:value-type="float" office:value="6">
            <text:p>6</text:p>
          </table:table-cell>
          <table:table-cell table:formula="of:=[.B2103]-[.B21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0">
            <text:p>4020</text:p>
          </table:table-cell>
          <table:table-cell table:formula="of:=MOD(ROW([.B2119]);16)" office:value-type="float" office:value="7">
            <text:p>7</text:p>
          </table:table-cell>
          <table:table-cell table:formula="of:=[.B2104]-[.B21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6">
            <text:p>4026</text:p>
          </table:table-cell>
          <table:table-cell table:formula="of:=MOD(ROW([.B2120]);16)" office:value-type="float" office:value="8">
            <text:p>8</text:p>
          </table:table-cell>
          <table:table-cell table:formula="of:=[.B2105]-[.B21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3">
            <text:p>4033</text:p>
          </table:table-cell>
          <table:table-cell table:formula="of:=MOD(ROW([.B2121]);16)" office:value-type="float" office:value="9">
            <text:p>9</text:p>
          </table:table-cell>
          <table:table-cell table:formula="of:=[.B2106]-[.B21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0">
            <text:p>4040</text:p>
          </table:table-cell>
          <table:table-cell table:formula="of:=MOD(ROW([.B2122]);16)" office:value-type="float" office:value="10">
            <text:p>10</text:p>
          </table:table-cell>
          <table:table-cell table:formula="of:=[.B2107]-[.B21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6">
            <text:p>4046</text:p>
          </table:table-cell>
          <table:table-cell table:formula="of:=MOD(ROW([.B2123]);16)" office:value-type="float" office:value="11">
            <text:p>11</text:p>
          </table:table-cell>
          <table:table-cell table:formula="of:=[.B2108]-[.B21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3">
            <text:p>4053</text:p>
          </table:table-cell>
          <table:table-cell table:formula="of:=MOD(ROW([.B2124]);16)" office:value-type="float" office:value="12">
            <text:p>12</text:p>
          </table:table-cell>
          <table:table-cell table:formula="of:=[.B2109]-[.B21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9">
            <text:p>4059</text:p>
          </table:table-cell>
          <table:table-cell table:formula="of:=MOD(ROW([.B2125]);16)" office:value-type="float" office:value="13">
            <text:p>13</text:p>
          </table:table-cell>
          <table:table-cell table:formula="of:=[.B2110]-[.B21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6">
            <text:p>4066</text:p>
          </table:table-cell>
          <table:table-cell table:formula="of:=MOD(ROW([.B2126]);16)" office:value-type="float" office:value="14">
            <text:p>14</text:p>
          </table:table-cell>
          <table:table-cell table:formula="of:=[.B2111]-[.B21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3">
            <text:p>4073</text:p>
          </table:table-cell>
          <table:table-cell table:formula="of:=MOD(ROW([.B2127]);16)" office:value-type="float" office:value="15">
            <text:p>15</text:p>
          </table:table-cell>
          <table:table-cell table:formula="of:=[.B2112]-[.B21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28]);16)" office:value-type="float" office:value="0">
            <text:p>0</text:p>
          </table:table-cell>
          <table:table-cell table:formula="of:=[.B2113]-[.B2112]" office:value-type="float" office:value="-4073">
            <text:p>-40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2">
            <text:p>3722</text:p>
          </table:table-cell>
          <table:table-cell table:formula="of:=MOD(ROW([.B2129]);16)" office:value-type="float" office:value="1">
            <text:p>1</text:p>
          </table:table-cell>
          <table:table-cell table:formula="of:=[.B2114]-[.B2113]" office:value-type="float" office:value="3722">
            <text:p>37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8">
            <text:p>3728</text:p>
          </table:table-cell>
          <table:table-cell table:formula="of:=MOD(ROW([.B2130]);16)" office:value-type="float" office:value="2">
            <text:p>2</text:p>
          </table:table-cell>
          <table:table-cell table:formula="of:=[.B2115]-[.B21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5">
            <text:p>3735</text:p>
          </table:table-cell>
          <table:table-cell table:formula="of:=MOD(ROW([.B2131]);16)" office:value-type="float" office:value="3">
            <text:p>3</text:p>
          </table:table-cell>
          <table:table-cell table:formula="of:=[.B2116]-[.B21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1">
            <text:p>3741</text:p>
          </table:table-cell>
          <table:table-cell table:formula="of:=MOD(ROW([.B2132]);16)" office:value-type="float" office:value="4">
            <text:p>4</text:p>
          </table:table-cell>
          <table:table-cell table:formula="of:=[.B2117]-[.B21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8">
            <text:p>3748</text:p>
          </table:table-cell>
          <table:table-cell table:formula="of:=MOD(ROW([.B2133]);16)" office:value-type="float" office:value="5">
            <text:p>5</text:p>
          </table:table-cell>
          <table:table-cell table:formula="of:=[.B2118]-[.B21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5">
            <text:p>3755</text:p>
          </table:table-cell>
          <table:table-cell table:formula="of:=MOD(ROW([.B2134]);16)" office:value-type="float" office:value="6">
            <text:p>6</text:p>
          </table:table-cell>
          <table:table-cell table:formula="of:=[.B2119]-[.B21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1">
            <text:p>3761</text:p>
          </table:table-cell>
          <table:table-cell table:formula="of:=MOD(ROW([.B2135]);16)" office:value-type="float" office:value="7">
            <text:p>7</text:p>
          </table:table-cell>
          <table:table-cell table:formula="of:=[.B2120]-[.B21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8">
            <text:p>3768</text:p>
          </table:table-cell>
          <table:table-cell table:formula="of:=MOD(ROW([.B2136]);16)" office:value-type="float" office:value="8">
            <text:p>8</text:p>
          </table:table-cell>
          <table:table-cell table:formula="of:=[.B2121]-[.B21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5">
            <text:p>3775</text:p>
          </table:table-cell>
          <table:table-cell table:formula="of:=MOD(ROW([.B2137]);16)" office:value-type="float" office:value="9">
            <text:p>9</text:p>
          </table:table-cell>
          <table:table-cell table:formula="of:=[.B2122]-[.B21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1">
            <text:p>3781</text:p>
          </table:table-cell>
          <table:table-cell table:formula="of:=MOD(ROW([.B2138]);16)" office:value-type="float" office:value="10">
            <text:p>10</text:p>
          </table:table-cell>
          <table:table-cell table:formula="of:=[.B2123]-[.B21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8">
            <text:p>3788</text:p>
          </table:table-cell>
          <table:table-cell table:formula="of:=MOD(ROW([.B2139]);16)" office:value-type="float" office:value="11">
            <text:p>11</text:p>
          </table:table-cell>
          <table:table-cell table:formula="of:=[.B2124]-[.B21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5">
            <text:p>3795</text:p>
          </table:table-cell>
          <table:table-cell table:formula="of:=MOD(ROW([.B2140]);16)" office:value-type="float" office:value="12">
            <text:p>12</text:p>
          </table:table-cell>
          <table:table-cell table:formula="of:=[.B2125]-[.B21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1">
            <text:p>3801</text:p>
          </table:table-cell>
          <table:table-cell table:formula="of:=MOD(ROW([.B2141]);16)" office:value-type="float" office:value="13">
            <text:p>13</text:p>
          </table:table-cell>
          <table:table-cell table:formula="of:=[.B2126]-[.B21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8">
            <text:p>3808</text:p>
          </table:table-cell>
          <table:table-cell table:formula="of:=MOD(ROW([.B2142]);16)" office:value-type="float" office:value="14">
            <text:p>14</text:p>
          </table:table-cell>
          <table:table-cell table:formula="of:=[.B2127]-[.B21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5">
            <text:p>3815</text:p>
          </table:table-cell>
          <table:table-cell table:formula="of:=MOD(ROW([.B2143]);16)" office:value-type="float" office:value="15">
            <text:p>15</text:p>
          </table:table-cell>
          <table:table-cell table:formula="of:=[.B2128]-[.B21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44]);16)" office:value-type="float" office:value="0">
            <text:p>0</text:p>
          </table:table-cell>
          <table:table-cell table:formula="of:=[.B2129]-[.B2128]" office:value-type="float" office:value="-3815">
            <text:p>-38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2">
            <text:p>5002</text:p>
          </table:table-cell>
          <table:table-cell table:formula="of:=MOD(ROW([.B2145]);16)" office:value-type="float" office:value="1">
            <text:p>1</text:p>
          </table:table-cell>
          <table:table-cell table:formula="of:=[.B2130]-[.B2129]" office:value-type="float" office:value="5002">
            <text:p>50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9">
            <text:p>5009</text:p>
          </table:table-cell>
          <table:table-cell table:formula="of:=MOD(ROW([.B2146]);16)" office:value-type="float" office:value="2">
            <text:p>2</text:p>
          </table:table-cell>
          <table:table-cell table:formula="of:=[.B2131]-[.B21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6">
            <text:p>5016</text:p>
          </table:table-cell>
          <table:table-cell table:formula="of:=MOD(ROW([.B2147]);16)" office:value-type="float" office:value="3">
            <text:p>3</text:p>
          </table:table-cell>
          <table:table-cell table:formula="of:=[.B2132]-[.B21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3">
            <text:p>5023</text:p>
          </table:table-cell>
          <table:table-cell table:formula="of:=MOD(ROW([.B2148]);16)" office:value-type="float" office:value="4">
            <text:p>4</text:p>
          </table:table-cell>
          <table:table-cell table:formula="of:=[.B2133]-[.B21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0">
            <text:p>5030</text:p>
          </table:table-cell>
          <table:table-cell table:formula="of:=MOD(ROW([.B2149]);16)" office:value-type="float" office:value="5">
            <text:p>5</text:p>
          </table:table-cell>
          <table:table-cell table:formula="of:=[.B2134]-[.B21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6">
            <text:p>5036</text:p>
          </table:table-cell>
          <table:table-cell table:formula="of:=MOD(ROW([.B2150]);16)" office:value-type="float" office:value="6">
            <text:p>6</text:p>
          </table:table-cell>
          <table:table-cell table:formula="of:=[.B2135]-[.B21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3">
            <text:p>5043</text:p>
          </table:table-cell>
          <table:table-cell table:formula="of:=MOD(ROW([.B2151]);16)" office:value-type="float" office:value="7">
            <text:p>7</text:p>
          </table:table-cell>
          <table:table-cell table:formula="of:=[.B2136]-[.B21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0">
            <text:p>5050</text:p>
          </table:table-cell>
          <table:table-cell table:formula="of:=MOD(ROW([.B2152]);16)" office:value-type="float" office:value="8">
            <text:p>8</text:p>
          </table:table-cell>
          <table:table-cell table:formula="of:=[.B2137]-[.B21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7">
            <text:p>5057</text:p>
          </table:table-cell>
          <table:table-cell table:formula="of:=MOD(ROW([.B2153]);16)" office:value-type="float" office:value="9">
            <text:p>9</text:p>
          </table:table-cell>
          <table:table-cell table:formula="of:=[.B2138]-[.B213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4">
            <text:p>5064</text:p>
          </table:table-cell>
          <table:table-cell table:formula="of:=MOD(ROW([.B2154]);16)" office:value-type="float" office:value="10">
            <text:p>10</text:p>
          </table:table-cell>
          <table:table-cell table:formula="of:=[.B2139]-[.B21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1">
            <text:p>5071</text:p>
          </table:table-cell>
          <table:table-cell table:formula="of:=MOD(ROW([.B2155]);16)" office:value-type="float" office:value="11">
            <text:p>11</text:p>
          </table:table-cell>
          <table:table-cell table:formula="of:=[.B2140]-[.B21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8">
            <text:p>5078</text:p>
          </table:table-cell>
          <table:table-cell table:formula="of:=MOD(ROW([.B2156]);16)" office:value-type="float" office:value="12">
            <text:p>12</text:p>
          </table:table-cell>
          <table:table-cell table:formula="of:=[.B2141]-[.B21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5">
            <text:p>5085</text:p>
          </table:table-cell>
          <table:table-cell table:formula="of:=MOD(ROW([.B2157]);16)" office:value-type="float" office:value="13">
            <text:p>13</text:p>
          </table:table-cell>
          <table:table-cell table:formula="of:=[.B2142]-[.B21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2">
            <text:p>5092</text:p>
          </table:table-cell>
          <table:table-cell table:formula="of:=MOD(ROW([.B2158]);16)" office:value-type="float" office:value="14">
            <text:p>14</text:p>
          </table:table-cell>
          <table:table-cell table:formula="of:=[.B2143]-[.B21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9">
            <text:p>5099</text:p>
          </table:table-cell>
          <table:table-cell table:formula="of:=MOD(ROW([.B2159]);16)" office:value-type="float" office:value="15">
            <text:p>15</text:p>
          </table:table-cell>
          <table:table-cell table:formula="of:=[.B2144]-[.B21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60]);16)" office:value-type="float" office:value="0">
            <text:p>0</text:p>
          </table:table-cell>
          <table:table-cell table:formula="of:=[.B2145]-[.B2144]" office:value-type="float" office:value="-5099">
            <text:p>-50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7">
            <text:p>4137</text:p>
          </table:table-cell>
          <table:table-cell table:formula="of:=MOD(ROW([.B2161]);16)" office:value-type="float" office:value="1">
            <text:p>1</text:p>
          </table:table-cell>
          <table:table-cell table:formula="of:=[.B2146]-[.B2145]" office:value-type="float" office:value="4137">
            <text:p>41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4">
            <text:p>4144</text:p>
          </table:table-cell>
          <table:table-cell table:formula="of:=MOD(ROW([.B2162]);16)" office:value-type="float" office:value="2">
            <text:p>2</text:p>
          </table:table-cell>
          <table:table-cell table:formula="of:=[.B2147]-[.B21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1">
            <text:p>4151</text:p>
          </table:table-cell>
          <table:table-cell table:formula="of:=MOD(ROW([.B2163]);16)" office:value-type="float" office:value="3">
            <text:p>3</text:p>
          </table:table-cell>
          <table:table-cell table:formula="of:=[.B2148]-[.B21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8">
            <text:p>4158</text:p>
          </table:table-cell>
          <table:table-cell table:formula="of:=MOD(ROW([.B2164]);16)" office:value-type="float" office:value="4">
            <text:p>4</text:p>
          </table:table-cell>
          <table:table-cell table:formula="of:=[.B2149]-[.B21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4">
            <text:p>4164</text:p>
          </table:table-cell>
          <table:table-cell table:formula="of:=MOD(ROW([.B2165]);16)" office:value-type="float" office:value="5">
            <text:p>5</text:p>
          </table:table-cell>
          <table:table-cell table:formula="of:=[.B2150]-[.B21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1">
            <text:p>4171</text:p>
          </table:table-cell>
          <table:table-cell table:formula="of:=MOD(ROW([.B2166]);16)" office:value-type="float" office:value="6">
            <text:p>6</text:p>
          </table:table-cell>
          <table:table-cell table:formula="of:=[.B2151]-[.B21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7">
            <text:p>4177</text:p>
          </table:table-cell>
          <table:table-cell table:formula="of:=MOD(ROW([.B2167]);16)" office:value-type="float" office:value="7">
            <text:p>7</text:p>
          </table:table-cell>
          <table:table-cell table:formula="of:=[.B2152]-[.B21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4">
            <text:p>4184</text:p>
          </table:table-cell>
          <table:table-cell table:formula="of:=MOD(ROW([.B2168]);16)" office:value-type="float" office:value="8">
            <text:p>8</text:p>
          </table:table-cell>
          <table:table-cell table:formula="of:=[.B2153]-[.B215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1">
            <text:p>4191</text:p>
          </table:table-cell>
          <table:table-cell table:formula="of:=MOD(ROW([.B2169]);16)" office:value-type="float" office:value="9">
            <text:p>9</text:p>
          </table:table-cell>
          <table:table-cell table:formula="of:=[.B2154]-[.B215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8">
            <text:p>4198</text:p>
          </table:table-cell>
          <table:table-cell table:formula="of:=MOD(ROW([.B2170]);16)" office:value-type="float" office:value="10">
            <text:p>10</text:p>
          </table:table-cell>
          <table:table-cell table:formula="of:=[.B2155]-[.B21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5">
            <text:p>4205</text:p>
          </table:table-cell>
          <table:table-cell table:formula="of:=MOD(ROW([.B2171]);16)" office:value-type="float" office:value="11">
            <text:p>11</text:p>
          </table:table-cell>
          <table:table-cell table:formula="of:=[.B2156]-[.B21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1">
            <text:p>4211</text:p>
          </table:table-cell>
          <table:table-cell table:formula="of:=MOD(ROW([.B2172]);16)" office:value-type="float" office:value="12">
            <text:p>12</text:p>
          </table:table-cell>
          <table:table-cell table:formula="of:=[.B2157]-[.B21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8">
            <text:p>4218</text:p>
          </table:table-cell>
          <table:table-cell table:formula="of:=MOD(ROW([.B2173]);16)" office:value-type="float" office:value="13">
            <text:p>13</text:p>
          </table:table-cell>
          <table:table-cell table:formula="of:=[.B2158]-[.B21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5">
            <text:p>4225</text:p>
          </table:table-cell>
          <table:table-cell table:formula="of:=MOD(ROW([.B2174]);16)" office:value-type="float" office:value="14">
            <text:p>14</text:p>
          </table:table-cell>
          <table:table-cell table:formula="of:=[.B2159]-[.B21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1">
            <text:p>4231</text:p>
          </table:table-cell>
          <table:table-cell table:formula="of:=MOD(ROW([.B2175]);16)" office:value-type="float" office:value="15">
            <text:p>15</text:p>
          </table:table-cell>
          <table:table-cell table:formula="of:=[.B2160]-[.B21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76]);16)" office:value-type="float" office:value="0">
            <text:p>0</text:p>
          </table:table-cell>
          <table:table-cell table:formula="of:=[.B2161]-[.B2160]" office:value-type="float" office:value="-4231">
            <text:p>-42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6">
            <text:p>3886</text:p>
          </table:table-cell>
          <table:table-cell table:formula="of:=MOD(ROW([.B2177]);16)" office:value-type="float" office:value="1">
            <text:p>1</text:p>
          </table:table-cell>
          <table:table-cell table:formula="of:=[.B2162]-[.B2161]" office:value-type="float" office:value="3886">
            <text:p>38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3">
            <text:p>3893</text:p>
          </table:table-cell>
          <table:table-cell table:formula="of:=MOD(ROW([.B2178]);16)" office:value-type="float" office:value="2">
            <text:p>2</text:p>
          </table:table-cell>
          <table:table-cell table:formula="of:=[.B2163]-[.B21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0">
            <text:p>3900</text:p>
          </table:table-cell>
          <table:table-cell table:formula="of:=MOD(ROW([.B2179]);16)" office:value-type="float" office:value="3">
            <text:p>3</text:p>
          </table:table-cell>
          <table:table-cell table:formula="of:=[.B2164]-[.B21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7">
            <text:p>3907</text:p>
          </table:table-cell>
          <table:table-cell table:formula="of:=MOD(ROW([.B2180]);16)" office:value-type="float" office:value="4">
            <text:p>4</text:p>
          </table:table-cell>
          <table:table-cell table:formula="of:=[.B2165]-[.B21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3">
            <text:p>3913</text:p>
          </table:table-cell>
          <table:table-cell table:formula="of:=MOD(ROW([.B2181]);16)" office:value-type="float" office:value="5">
            <text:p>5</text:p>
          </table:table-cell>
          <table:table-cell table:formula="of:=[.B2166]-[.B21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0">
            <text:p>3920</text:p>
          </table:table-cell>
          <table:table-cell table:formula="of:=MOD(ROW([.B2182]);16)" office:value-type="float" office:value="6">
            <text:p>6</text:p>
          </table:table-cell>
          <table:table-cell table:formula="of:=[.B2167]-[.B21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6">
            <text:p>3926</text:p>
          </table:table-cell>
          <table:table-cell table:formula="of:=MOD(ROW([.B2183]);16)" office:value-type="float" office:value="7">
            <text:p>7</text:p>
          </table:table-cell>
          <table:table-cell table:formula="of:=[.B2168]-[.B21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3">
            <text:p>3933</text:p>
          </table:table-cell>
          <table:table-cell table:formula="of:=MOD(ROW([.B2184]);16)" office:value-type="float" office:value="8">
            <text:p>8</text:p>
          </table:table-cell>
          <table:table-cell table:formula="of:=[.B2169]-[.B21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0">
            <text:p>3940</text:p>
          </table:table-cell>
          <table:table-cell table:formula="of:=MOD(ROW([.B2185]);16)" office:value-type="float" office:value="9">
            <text:p>9</text:p>
          </table:table-cell>
          <table:table-cell table:formula="of:=[.B2170]-[.B21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7">
            <text:p>3947</text:p>
          </table:table-cell>
          <table:table-cell table:formula="of:=MOD(ROW([.B2186]);16)" office:value-type="float" office:value="10">
            <text:p>10</text:p>
          </table:table-cell>
          <table:table-cell table:formula="of:=[.B2171]-[.B21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3">
            <text:p>3953</text:p>
          </table:table-cell>
          <table:table-cell table:formula="of:=MOD(ROW([.B2187]);16)" office:value-type="float" office:value="11">
            <text:p>11</text:p>
          </table:table-cell>
          <table:table-cell table:formula="of:=[.B2172]-[.B21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0">
            <text:p>3960</text:p>
          </table:table-cell>
          <table:table-cell table:formula="of:=MOD(ROW([.B2188]);16)" office:value-type="float" office:value="12">
            <text:p>12</text:p>
          </table:table-cell>
          <table:table-cell table:formula="of:=[.B2173]-[.B21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7">
            <text:p>3967</text:p>
          </table:table-cell>
          <table:table-cell table:formula="of:=MOD(ROW([.B2189]);16)" office:value-type="float" office:value="13">
            <text:p>13</text:p>
          </table:table-cell>
          <table:table-cell table:formula="of:=[.B2174]-[.B21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4">
            <text:p>3974</text:p>
          </table:table-cell>
          <table:table-cell table:formula="of:=MOD(ROW([.B2190]);16)" office:value-type="float" office:value="14">
            <text:p>14</text:p>
          </table:table-cell>
          <table:table-cell table:formula="of:=[.B2175]-[.B21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0">
            <text:p>3980</text:p>
          </table:table-cell>
          <table:table-cell table:formula="of:=MOD(ROW([.B2191]);16)" office:value-type="float" office:value="15">
            <text:p>15</text:p>
          </table:table-cell>
          <table:table-cell table:formula="of:=[.B2176]-[.B21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92]);16)" office:value-type="float" office:value="0">
            <text:p>0</text:p>
          </table:table-cell>
          <table:table-cell table:formula="of:=[.B2177]-[.B2176]" office:value-type="float" office:value="-3980">
            <text:p>-39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9">
            <text:p>5029</text:p>
          </table:table-cell>
          <table:table-cell table:formula="of:=MOD(ROW([.B2193]);16)" office:value-type="float" office:value="1">
            <text:p>1</text:p>
          </table:table-cell>
          <table:table-cell table:formula="of:=[.B2178]-[.B2177]" office:value-type="float" office:value="5029">
            <text:p>50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6">
            <text:p>5036</text:p>
          </table:table-cell>
          <table:table-cell table:formula="of:=MOD(ROW([.B2194]);16)" office:value-type="float" office:value="2">
            <text:p>2</text:p>
          </table:table-cell>
          <table:table-cell table:formula="of:=[.B2179]-[.B21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3">
            <text:p>5043</text:p>
          </table:table-cell>
          <table:table-cell table:formula="of:=MOD(ROW([.B2195]);16)" office:value-type="float" office:value="3">
            <text:p>3</text:p>
          </table:table-cell>
          <table:table-cell table:formula="of:=[.B2180]-[.B21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0">
            <text:p>5050</text:p>
          </table:table-cell>
          <table:table-cell table:formula="of:=MOD(ROW([.B2196]);16)" office:value-type="float" office:value="4">
            <text:p>4</text:p>
          </table:table-cell>
          <table:table-cell table:formula="of:=[.B2181]-[.B21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7">
            <text:p>5057</text:p>
          </table:table-cell>
          <table:table-cell table:formula="of:=MOD(ROW([.B2197]);16)" office:value-type="float" office:value="5">
            <text:p>5</text:p>
          </table:table-cell>
          <table:table-cell table:formula="of:=[.B2182]-[.B21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4">
            <text:p>5064</text:p>
          </table:table-cell>
          <table:table-cell table:formula="of:=MOD(ROW([.B2198]);16)" office:value-type="float" office:value="6">
            <text:p>6</text:p>
          </table:table-cell>
          <table:table-cell table:formula="of:=[.B2183]-[.B21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0">
            <text:p>5070</text:p>
          </table:table-cell>
          <table:table-cell table:formula="of:=MOD(ROW([.B2199]);16)" office:value-type="float" office:value="7">
            <text:p>7</text:p>
          </table:table-cell>
          <table:table-cell table:formula="of:=[.B2184]-[.B21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7">
            <text:p>5077</text:p>
          </table:table-cell>
          <table:table-cell table:formula="of:=MOD(ROW([.B2200]);16)" office:value-type="float" office:value="8">
            <text:p>8</text:p>
          </table:table-cell>
          <table:table-cell table:formula="of:=[.B2185]-[.B21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4">
            <text:p>5084</text:p>
          </table:table-cell>
          <table:table-cell table:formula="of:=MOD(ROW([.B2201]);16)" office:value-type="float" office:value="9">
            <text:p>9</text:p>
          </table:table-cell>
          <table:table-cell table:formula="of:=[.B2186]-[.B21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1">
            <text:p>5091</text:p>
          </table:table-cell>
          <table:table-cell table:formula="of:=MOD(ROW([.B2202]);16)" office:value-type="float" office:value="10">
            <text:p>10</text:p>
          </table:table-cell>
          <table:table-cell table:formula="of:=[.B2187]-[.B218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8">
            <text:p>5098</text:p>
          </table:table-cell>
          <table:table-cell table:formula="of:=MOD(ROW([.B2203]);16)" office:value-type="float" office:value="11">
            <text:p>11</text:p>
          </table:table-cell>
          <table:table-cell table:formula="of:=[.B2188]-[.B21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05">
            <text:p>5105</text:p>
          </table:table-cell>
          <table:table-cell table:formula="of:=MOD(ROW([.B2204]);16)" office:value-type="float" office:value="12">
            <text:p>12</text:p>
          </table:table-cell>
          <table:table-cell table:formula="of:=[.B2189]-[.B21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2">
            <text:p>5112</text:p>
          </table:table-cell>
          <table:table-cell table:formula="of:=MOD(ROW([.B2205]);16)" office:value-type="float" office:value="13">
            <text:p>13</text:p>
          </table:table-cell>
          <table:table-cell table:formula="of:=[.B2190]-[.B218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9">
            <text:p>5119</text:p>
          </table:table-cell>
          <table:table-cell table:formula="of:=MOD(ROW([.B2206]);16)" office:value-type="float" office:value="14">
            <text:p>14</text:p>
          </table:table-cell>
          <table:table-cell table:formula="of:=[.B2191]-[.B21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25">
            <text:p>5125</text:p>
          </table:table-cell>
          <table:table-cell table:formula="of:=MOD(ROW([.B2207]);16)" office:value-type="float" office:value="15">
            <text:p>15</text:p>
          </table:table-cell>
          <table:table-cell table:formula="of:=[.B2192]-[.B21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08]);16)" office:value-type="float" office:value="0">
            <text:p>0</text:p>
          </table:table-cell>
          <table:table-cell table:formula="of:=[.B2193]-[.B2192]" office:value-type="float" office:value="-5125">
            <text:p>-5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2">
            <text:p>3902</text:p>
          </table:table-cell>
          <table:table-cell table:formula="of:=MOD(ROW([.B2209]);16)" office:value-type="float" office:value="1">
            <text:p>1</text:p>
          </table:table-cell>
          <table:table-cell table:formula="of:=[.B2194]-[.B2193]" office:value-type="float" office:value="3902">
            <text:p>39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9">
            <text:p>3909</text:p>
          </table:table-cell>
          <table:table-cell table:formula="of:=MOD(ROW([.B2210]);16)" office:value-type="float" office:value="2">
            <text:p>2</text:p>
          </table:table-cell>
          <table:table-cell table:formula="of:=[.B2195]-[.B21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6">
            <text:p>3916</text:p>
          </table:table-cell>
          <table:table-cell table:formula="of:=MOD(ROW([.B2211]);16)" office:value-type="float" office:value="3">
            <text:p>3</text:p>
          </table:table-cell>
          <table:table-cell table:formula="of:=[.B2196]-[.B21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3">
            <text:p>3923</text:p>
          </table:table-cell>
          <table:table-cell table:formula="of:=MOD(ROW([.B2212]);16)" office:value-type="float" office:value="4">
            <text:p>4</text:p>
          </table:table-cell>
          <table:table-cell table:formula="of:=[.B2197]-[.B21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0">
            <text:p>3930</text:p>
          </table:table-cell>
          <table:table-cell table:formula="of:=MOD(ROW([.B2213]);16)" office:value-type="float" office:value="5">
            <text:p>5</text:p>
          </table:table-cell>
          <table:table-cell table:formula="of:=[.B2198]-[.B21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6">
            <text:p>3936</text:p>
          </table:table-cell>
          <table:table-cell table:formula="of:=MOD(ROW([.B2214]);16)" office:value-type="float" office:value="6">
            <text:p>6</text:p>
          </table:table-cell>
          <table:table-cell table:formula="of:=[.B2199]-[.B21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3">
            <text:p>3943</text:p>
          </table:table-cell>
          <table:table-cell table:formula="of:=MOD(ROW([.B2215]);16)" office:value-type="float" office:value="7">
            <text:p>7</text:p>
          </table:table-cell>
          <table:table-cell table:formula="of:=[.B2200]-[.B21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0">
            <text:p>3950</text:p>
          </table:table-cell>
          <table:table-cell table:formula="of:=MOD(ROW([.B2216]);16)" office:value-type="float" office:value="8">
            <text:p>8</text:p>
          </table:table-cell>
          <table:table-cell table:formula="of:=[.B2201]-[.B220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7">
            <text:p>3957</text:p>
          </table:table-cell>
          <table:table-cell table:formula="of:=MOD(ROW([.B2217]);16)" office:value-type="float" office:value="9">
            <text:p>9</text:p>
          </table:table-cell>
          <table:table-cell table:formula="of:=[.B2202]-[.B22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4">
            <text:p>3964</text:p>
          </table:table-cell>
          <table:table-cell table:formula="of:=MOD(ROW([.B2218]);16)" office:value-type="float" office:value="10">
            <text:p>10</text:p>
          </table:table-cell>
          <table:table-cell table:formula="of:=[.B2203]-[.B22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1">
            <text:p>3971</text:p>
          </table:table-cell>
          <table:table-cell table:formula="of:=MOD(ROW([.B2219]);16)" office:value-type="float" office:value="11">
            <text:p>11</text:p>
          </table:table-cell>
          <table:table-cell table:formula="of:=[.B2204]-[.B22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8">
            <text:p>3978</text:p>
          </table:table-cell>
          <table:table-cell table:formula="of:=MOD(ROW([.B2220]);16)" office:value-type="float" office:value="12">
            <text:p>12</text:p>
          </table:table-cell>
          <table:table-cell table:formula="of:=[.B2205]-[.B22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4">
            <text:p>3984</text:p>
          </table:table-cell>
          <table:table-cell table:formula="of:=MOD(ROW([.B2221]);16)" office:value-type="float" office:value="13">
            <text:p>13</text:p>
          </table:table-cell>
          <table:table-cell table:formula="of:=[.B2206]-[.B22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1">
            <text:p>3991</text:p>
          </table:table-cell>
          <table:table-cell table:formula="of:=MOD(ROW([.B2222]);16)" office:value-type="float" office:value="14">
            <text:p>14</text:p>
          </table:table-cell>
          <table:table-cell table:formula="of:=[.B2207]-[.B22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8">
            <text:p>3998</text:p>
          </table:table-cell>
          <table:table-cell table:formula="of:=MOD(ROW([.B2223]);16)" office:value-type="float" office:value="15">
            <text:p>15</text:p>
          </table:table-cell>
          <table:table-cell table:formula="of:=[.B2208]-[.B22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24]);16)" office:value-type="float" office:value="0">
            <text:p>0</text:p>
          </table:table-cell>
          <table:table-cell table:formula="of:=[.B2209]-[.B2208]" office:value-type="float" office:value="-3998">
            <text:p>-39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84">
            <text:p>4784</text:p>
          </table:table-cell>
          <table:table-cell table:formula="of:=MOD(ROW([.B2225]);16)" office:value-type="float" office:value="1">
            <text:p>1</text:p>
          </table:table-cell>
          <table:table-cell table:formula="of:=[.B2210]-[.B2209]" office:value-type="float" office:value="4784">
            <text:p>47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91">
            <text:p>4791</text:p>
          </table:table-cell>
          <table:table-cell table:formula="of:=MOD(ROW([.B2226]);16)" office:value-type="float" office:value="2">
            <text:p>2</text:p>
          </table:table-cell>
          <table:table-cell table:formula="of:=[.B2211]-[.B22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98">
            <text:p>4798</text:p>
          </table:table-cell>
          <table:table-cell table:formula="of:=MOD(ROW([.B2227]);16)" office:value-type="float" office:value="3">
            <text:p>3</text:p>
          </table:table-cell>
          <table:table-cell table:formula="of:=[.B2212]-[.B22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4">
            <text:p>4804</text:p>
          </table:table-cell>
          <table:table-cell table:formula="of:=MOD(ROW([.B2228]);16)" office:value-type="float" office:value="4">
            <text:p>4</text:p>
          </table:table-cell>
          <table:table-cell table:formula="of:=[.B2213]-[.B221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11">
            <text:p>4811</text:p>
          </table:table-cell>
          <table:table-cell table:formula="of:=MOD(ROW([.B2229]);16)" office:value-type="float" office:value="5">
            <text:p>5</text:p>
          </table:table-cell>
          <table:table-cell table:formula="of:=[.B2214]-[.B22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18">
            <text:p>4818</text:p>
          </table:table-cell>
          <table:table-cell table:formula="of:=MOD(ROW([.B2230]);16)" office:value-type="float" office:value="6">
            <text:p>6</text:p>
          </table:table-cell>
          <table:table-cell table:formula="of:=[.B2215]-[.B22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25">
            <text:p>4825</text:p>
          </table:table-cell>
          <table:table-cell table:formula="of:=MOD(ROW([.B2231]);16)" office:value-type="float" office:value="7">
            <text:p>7</text:p>
          </table:table-cell>
          <table:table-cell table:formula="of:=[.B2216]-[.B22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32">
            <text:p>4832</text:p>
          </table:table-cell>
          <table:table-cell table:formula="of:=MOD(ROW([.B2232]);16)" office:value-type="float" office:value="8">
            <text:p>8</text:p>
          </table:table-cell>
          <table:table-cell table:formula="of:=[.B2217]-[.B221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38">
            <text:p>4838</text:p>
          </table:table-cell>
          <table:table-cell table:formula="of:=MOD(ROW([.B2233]);16)" office:value-type="float" office:value="9">
            <text:p>9</text:p>
          </table:table-cell>
          <table:table-cell table:formula="of:=[.B2218]-[.B22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45">
            <text:p>4845</text:p>
          </table:table-cell>
          <table:table-cell table:formula="of:=MOD(ROW([.B2234]);16)" office:value-type="float" office:value="10">
            <text:p>10</text:p>
          </table:table-cell>
          <table:table-cell table:formula="of:=[.B2219]-[.B22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52">
            <text:p>4852</text:p>
          </table:table-cell>
          <table:table-cell table:formula="of:=MOD(ROW([.B2235]);16)" office:value-type="float" office:value="11">
            <text:p>11</text:p>
          </table:table-cell>
          <table:table-cell table:formula="of:=[.B2220]-[.B22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60">
            <text:p>4860</text:p>
          </table:table-cell>
          <table:table-cell table:formula="of:=MOD(ROW([.B2236]);16)" office:value-type="float" office:value="12">
            <text:p>12</text:p>
          </table:table-cell>
          <table:table-cell table:formula="of:=[.B2221]-[.B222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68">
            <text:p>4868</text:p>
          </table:table-cell>
          <table:table-cell table:formula="of:=MOD(ROW([.B2237]);16)" office:value-type="float" office:value="13">
            <text:p>13</text:p>
          </table:table-cell>
          <table:table-cell table:formula="of:=[.B2222]-[.B222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75">
            <text:p>4875</text:p>
          </table:table-cell>
          <table:table-cell table:formula="of:=MOD(ROW([.B2238]);16)" office:value-type="float" office:value="14">
            <text:p>14</text:p>
          </table:table-cell>
          <table:table-cell table:formula="of:=[.B2223]-[.B22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82">
            <text:p>4882</text:p>
          </table:table-cell>
          <table:table-cell table:formula="of:=MOD(ROW([.B2239]);16)" office:value-type="float" office:value="15">
            <text:p>15</text:p>
          </table:table-cell>
          <table:table-cell table:formula="of:=[.B2224]-[.B22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40]);16)" office:value-type="float" office:value="0">
            <text:p>0</text:p>
          </table:table-cell>
          <table:table-cell table:formula="of:=[.B2225]-[.B2224]" office:value-type="float" office:value="-4882">
            <text:p>-48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9">
            <text:p>4319</text:p>
          </table:table-cell>
          <table:table-cell table:formula="of:=MOD(ROW([.B2241]);16)" office:value-type="float" office:value="1">
            <text:p>1</text:p>
          </table:table-cell>
          <table:table-cell table:formula="of:=[.B2226]-[.B2225]" office:value-type="float" office:value="4319">
            <text:p>43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6">
            <text:p>4326</text:p>
          </table:table-cell>
          <table:table-cell table:formula="of:=MOD(ROW([.B2242]);16)" office:value-type="float" office:value="2">
            <text:p>2</text:p>
          </table:table-cell>
          <table:table-cell table:formula="of:=[.B2227]-[.B22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3">
            <text:p>4333</text:p>
          </table:table-cell>
          <table:table-cell table:formula="of:=MOD(ROW([.B2243]);16)" office:value-type="float" office:value="3">
            <text:p>3</text:p>
          </table:table-cell>
          <table:table-cell table:formula="of:=[.B2228]-[.B22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0">
            <text:p>4340</text:p>
          </table:table-cell>
          <table:table-cell table:formula="of:=MOD(ROW([.B2244]);16)" office:value-type="float" office:value="4">
            <text:p>4</text:p>
          </table:table-cell>
          <table:table-cell table:formula="of:=[.B2229]-[.B22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6">
            <text:p>4346</text:p>
          </table:table-cell>
          <table:table-cell table:formula="of:=MOD(ROW([.B2245]);16)" office:value-type="float" office:value="5">
            <text:p>5</text:p>
          </table:table-cell>
          <table:table-cell table:formula="of:=[.B2230]-[.B22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3">
            <text:p>4353</text:p>
          </table:table-cell>
          <table:table-cell table:formula="of:=MOD(ROW([.B2246]);16)" office:value-type="float" office:value="6">
            <text:p>6</text:p>
          </table:table-cell>
          <table:table-cell table:formula="of:=[.B2231]-[.B22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0">
            <text:p>4360</text:p>
          </table:table-cell>
          <table:table-cell table:formula="of:=MOD(ROW([.B2247]);16)" office:value-type="float" office:value="7">
            <text:p>7</text:p>
          </table:table-cell>
          <table:table-cell table:formula="of:=[.B2232]-[.B22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7">
            <text:p>4367</text:p>
          </table:table-cell>
          <table:table-cell table:formula="of:=MOD(ROW([.B2248]);16)" office:value-type="float" office:value="8">
            <text:p>8</text:p>
          </table:table-cell>
          <table:table-cell table:formula="of:=[.B2233]-[.B22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4">
            <text:p>4374</text:p>
          </table:table-cell>
          <table:table-cell table:formula="of:=MOD(ROW([.B2249]);16)" office:value-type="float" office:value="9">
            <text:p>9</text:p>
          </table:table-cell>
          <table:table-cell table:formula="of:=[.B2234]-[.B22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0">
            <text:p>4380</text:p>
          </table:table-cell>
          <table:table-cell table:formula="of:=MOD(ROW([.B2250]);16)" office:value-type="float" office:value="10">
            <text:p>10</text:p>
          </table:table-cell>
          <table:table-cell table:formula="of:=[.B2235]-[.B22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7">
            <text:p>4387</text:p>
          </table:table-cell>
          <table:table-cell table:formula="of:=MOD(ROW([.B2251]);16)" office:value-type="float" office:value="11">
            <text:p>11</text:p>
          </table:table-cell>
          <table:table-cell table:formula="of:=[.B2236]-[.B22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4">
            <text:p>4394</text:p>
          </table:table-cell>
          <table:table-cell table:formula="of:=MOD(ROW([.B2252]);16)" office:value-type="float" office:value="12">
            <text:p>12</text:p>
          </table:table-cell>
          <table:table-cell table:formula="of:=[.B2237]-[.B22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1">
            <text:p>4401</text:p>
          </table:table-cell>
          <table:table-cell table:formula="of:=MOD(ROW([.B2253]);16)" office:value-type="float" office:value="13">
            <text:p>13</text:p>
          </table:table-cell>
          <table:table-cell table:formula="of:=[.B2238]-[.B223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8">
            <text:p>4408</text:p>
          </table:table-cell>
          <table:table-cell table:formula="of:=MOD(ROW([.B2254]);16)" office:value-type="float" office:value="14">
            <text:p>14</text:p>
          </table:table-cell>
          <table:table-cell table:formula="of:=[.B2239]-[.B22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4">
            <text:p>4414</text:p>
          </table:table-cell>
          <table:table-cell table:formula="of:=MOD(ROW([.B2255]);16)" office:value-type="float" office:value="15">
            <text:p>15</text:p>
          </table:table-cell>
          <table:table-cell table:formula="of:=[.B2240]-[.B22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56]);16)" office:value-type="float" office:value="0">
            <text:p>0</text:p>
          </table:table-cell>
          <table:table-cell table:formula="of:=[.B2241]-[.B2240]" office:value-type="float" office:value="-4414">
            <text:p>-44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94">
            <text:p>4294</text:p>
          </table:table-cell>
          <table:table-cell table:formula="of:=MOD(ROW([.B2257]);16)" office:value-type="float" office:value="1">
            <text:p>1</text:p>
          </table:table-cell>
          <table:table-cell table:formula="of:=[.B2242]-[.B2241]" office:value-type="float" office:value="4294">
            <text:p>42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1">
            <text:p>4301</text:p>
          </table:table-cell>
          <table:table-cell table:formula="of:=MOD(ROW([.B2258]);16)" office:value-type="float" office:value="2">
            <text:p>2</text:p>
          </table:table-cell>
          <table:table-cell table:formula="of:=[.B2243]-[.B22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8">
            <text:p>4308</text:p>
          </table:table-cell>
          <table:table-cell table:formula="of:=MOD(ROW([.B2259]);16)" office:value-type="float" office:value="3">
            <text:p>3</text:p>
          </table:table-cell>
          <table:table-cell table:formula="of:=[.B2244]-[.B22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5">
            <text:p>4315</text:p>
          </table:table-cell>
          <table:table-cell table:formula="of:=MOD(ROW([.B2260]);16)" office:value-type="float" office:value="4">
            <text:p>4</text:p>
          </table:table-cell>
          <table:table-cell table:formula="of:=[.B2245]-[.B22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2">
            <text:p>4322</text:p>
          </table:table-cell>
          <table:table-cell table:formula="of:=MOD(ROW([.B2261]);16)" office:value-type="float" office:value="5">
            <text:p>5</text:p>
          </table:table-cell>
          <table:table-cell table:formula="of:=[.B2246]-[.B22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8">
            <text:p>4328</text:p>
          </table:table-cell>
          <table:table-cell table:formula="of:=MOD(ROW([.B2262]);16)" office:value-type="float" office:value="6">
            <text:p>6</text:p>
          </table:table-cell>
          <table:table-cell table:formula="of:=[.B2247]-[.B22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5">
            <text:p>4335</text:p>
          </table:table-cell>
          <table:table-cell table:formula="of:=MOD(ROW([.B2263]);16)" office:value-type="float" office:value="7">
            <text:p>7</text:p>
          </table:table-cell>
          <table:table-cell table:formula="of:=[.B2248]-[.B22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2">
            <text:p>4342</text:p>
          </table:table-cell>
          <table:table-cell table:formula="of:=MOD(ROW([.B2264]);16)" office:value-type="float" office:value="8">
            <text:p>8</text:p>
          </table:table-cell>
          <table:table-cell table:formula="of:=[.B2249]-[.B22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9">
            <text:p>4349</text:p>
          </table:table-cell>
          <table:table-cell table:formula="of:=MOD(ROW([.B2265]);16)" office:value-type="float" office:value="9">
            <text:p>9</text:p>
          </table:table-cell>
          <table:table-cell table:formula="of:=[.B2250]-[.B22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6">
            <text:p>4356</text:p>
          </table:table-cell>
          <table:table-cell table:formula="of:=MOD(ROW([.B2266]);16)" office:value-type="float" office:value="10">
            <text:p>10</text:p>
          </table:table-cell>
          <table:table-cell table:formula="of:=[.B2251]-[.B22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3">
            <text:p>4363</text:p>
          </table:table-cell>
          <table:table-cell table:formula="of:=MOD(ROW([.B2267]);16)" office:value-type="float" office:value="11">
            <text:p>11</text:p>
          </table:table-cell>
          <table:table-cell table:formula="of:=[.B2252]-[.B22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9">
            <text:p>4369</text:p>
          </table:table-cell>
          <table:table-cell table:formula="of:=MOD(ROW([.B2268]);16)" office:value-type="float" office:value="12">
            <text:p>12</text:p>
          </table:table-cell>
          <table:table-cell table:formula="of:=[.B2253]-[.B22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6">
            <text:p>4376</text:p>
          </table:table-cell>
          <table:table-cell table:formula="of:=MOD(ROW([.B2269]);16)" office:value-type="float" office:value="13">
            <text:p>13</text:p>
          </table:table-cell>
          <table:table-cell table:formula="of:=[.B2254]-[.B225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3">
            <text:p>4383</text:p>
          </table:table-cell>
          <table:table-cell table:formula="of:=MOD(ROW([.B2270]);16)" office:value-type="float" office:value="14">
            <text:p>14</text:p>
          </table:table-cell>
          <table:table-cell table:formula="of:=[.B2255]-[.B22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0">
            <text:p>4390</text:p>
          </table:table-cell>
          <table:table-cell table:formula="of:=MOD(ROW([.B2271]);16)" office:value-type="float" office:value="15">
            <text:p>15</text:p>
          </table:table-cell>
          <table:table-cell table:formula="of:=[.B2256]-[.B22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72]);16)" office:value-type="float" office:value="0">
            <text:p>0</text:p>
          </table:table-cell>
          <table:table-cell table:formula="of:=[.B2257]-[.B2256]" office:value-type="float" office:value="-4390">
            <text:p>-43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0">
            <text:p>4380</text:p>
          </table:table-cell>
          <table:table-cell table:formula="of:=MOD(ROW([.B2273]);16)" office:value-type="float" office:value="1">
            <text:p>1</text:p>
          </table:table-cell>
          <table:table-cell table:formula="of:=[.B2258]-[.B2257]" office:value-type="float" office:value="4380">
            <text:p>43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7">
            <text:p>4387</text:p>
          </table:table-cell>
          <table:table-cell table:formula="of:=MOD(ROW([.B2274]);16)" office:value-type="float" office:value="2">
            <text:p>2</text:p>
          </table:table-cell>
          <table:table-cell table:formula="of:=[.B2259]-[.B22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4">
            <text:p>4394</text:p>
          </table:table-cell>
          <table:table-cell table:formula="of:=MOD(ROW([.B2275]);16)" office:value-type="float" office:value="3">
            <text:p>3</text:p>
          </table:table-cell>
          <table:table-cell table:formula="of:=[.B2260]-[.B22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1">
            <text:p>4401</text:p>
          </table:table-cell>
          <table:table-cell table:formula="of:=MOD(ROW([.B2276]);16)" office:value-type="float" office:value="4">
            <text:p>4</text:p>
          </table:table-cell>
          <table:table-cell table:formula="of:=[.B2261]-[.B22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7">
            <text:p>4407</text:p>
          </table:table-cell>
          <table:table-cell table:formula="of:=MOD(ROW([.B2277]);16)" office:value-type="float" office:value="5">
            <text:p>5</text:p>
          </table:table-cell>
          <table:table-cell table:formula="of:=[.B2262]-[.B22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4">
            <text:p>4414</text:p>
          </table:table-cell>
          <table:table-cell table:formula="of:=MOD(ROW([.B2278]);16)" office:value-type="float" office:value="6">
            <text:p>6</text:p>
          </table:table-cell>
          <table:table-cell table:formula="of:=[.B2263]-[.B22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1">
            <text:p>4421</text:p>
          </table:table-cell>
          <table:table-cell table:formula="of:=MOD(ROW([.B2279]);16)" office:value-type="float" office:value="7">
            <text:p>7</text:p>
          </table:table-cell>
          <table:table-cell table:formula="of:=[.B2264]-[.B22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8">
            <text:p>4428</text:p>
          </table:table-cell>
          <table:table-cell table:formula="of:=MOD(ROW([.B2280]);16)" office:value-type="float" office:value="8">
            <text:p>8</text:p>
          </table:table-cell>
          <table:table-cell table:formula="of:=[.B2265]-[.B22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5">
            <text:p>4435</text:p>
          </table:table-cell>
          <table:table-cell table:formula="of:=MOD(ROW([.B2281]);16)" office:value-type="float" office:value="9">
            <text:p>9</text:p>
          </table:table-cell>
          <table:table-cell table:formula="of:=[.B2266]-[.B22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2">
            <text:p>4442</text:p>
          </table:table-cell>
          <table:table-cell table:formula="of:=MOD(ROW([.B2282]);16)" office:value-type="float" office:value="10">
            <text:p>10</text:p>
          </table:table-cell>
          <table:table-cell table:formula="of:=[.B2267]-[.B22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9">
            <text:p>4449</text:p>
          </table:table-cell>
          <table:table-cell table:formula="of:=MOD(ROW([.B2283]);16)" office:value-type="float" office:value="11">
            <text:p>11</text:p>
          </table:table-cell>
          <table:table-cell table:formula="of:=[.B2268]-[.B22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6">
            <text:p>4456</text:p>
          </table:table-cell>
          <table:table-cell table:formula="of:=MOD(ROW([.B2284]);16)" office:value-type="float" office:value="12">
            <text:p>12</text:p>
          </table:table-cell>
          <table:table-cell table:formula="of:=[.B2269]-[.B22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3">
            <text:p>4463</text:p>
          </table:table-cell>
          <table:table-cell table:formula="of:=MOD(ROW([.B2285]);16)" office:value-type="float" office:value="13">
            <text:p>13</text:p>
          </table:table-cell>
          <table:table-cell table:formula="of:=[.B2270]-[.B22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0">
            <text:p>4470</text:p>
          </table:table-cell>
          <table:table-cell table:formula="of:=MOD(ROW([.B2286]);16)" office:value-type="float" office:value="14">
            <text:p>14</text:p>
          </table:table-cell>
          <table:table-cell table:formula="of:=[.B2271]-[.B22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7">
            <text:p>4477</text:p>
          </table:table-cell>
          <table:table-cell table:formula="of:=MOD(ROW([.B2287]);16)" office:value-type="float" office:value="15">
            <text:p>15</text:p>
          </table:table-cell>
          <table:table-cell table:formula="of:=[.B2272]-[.B22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88]);16)" office:value-type="float" office:value="0">
            <text:p>0</text:p>
          </table:table-cell>
          <table:table-cell table:formula="of:=[.B2273]-[.B2272]" office:value-type="float" office:value="-4477">
            <text:p>-44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3">
            <text:p>4413</text:p>
          </table:table-cell>
          <table:table-cell table:formula="of:=MOD(ROW([.B2289]);16)" office:value-type="float" office:value="1">
            <text:p>1</text:p>
          </table:table-cell>
          <table:table-cell table:formula="of:=[.B2274]-[.B2273]" office:value-type="float" office:value="4413">
            <text:p>44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0">
            <text:p>4420</text:p>
          </table:table-cell>
          <table:table-cell table:formula="of:=MOD(ROW([.B2290]);16)" office:value-type="float" office:value="2">
            <text:p>2</text:p>
          </table:table-cell>
          <table:table-cell table:formula="of:=[.B2275]-[.B22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7">
            <text:p>4427</text:p>
          </table:table-cell>
          <table:table-cell table:formula="of:=MOD(ROW([.B2291]);16)" office:value-type="float" office:value="3">
            <text:p>3</text:p>
          </table:table-cell>
          <table:table-cell table:formula="of:=[.B2276]-[.B22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4">
            <text:p>4434</text:p>
          </table:table-cell>
          <table:table-cell table:formula="of:=MOD(ROW([.B2292]);16)" office:value-type="float" office:value="4">
            <text:p>4</text:p>
          </table:table-cell>
          <table:table-cell table:formula="of:=[.B2277]-[.B22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1">
            <text:p>4441</text:p>
          </table:table-cell>
          <table:table-cell table:formula="of:=MOD(ROW([.B2293]);16)" office:value-type="float" office:value="5">
            <text:p>5</text:p>
          </table:table-cell>
          <table:table-cell table:formula="of:=[.B2278]-[.B22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8">
            <text:p>4448</text:p>
          </table:table-cell>
          <table:table-cell table:formula="of:=MOD(ROW([.B2294]);16)" office:value-type="float" office:value="6">
            <text:p>6</text:p>
          </table:table-cell>
          <table:table-cell table:formula="of:=[.B2279]-[.B22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5">
            <text:p>4455</text:p>
          </table:table-cell>
          <table:table-cell table:formula="of:=MOD(ROW([.B2295]);16)" office:value-type="float" office:value="7">
            <text:p>7</text:p>
          </table:table-cell>
          <table:table-cell table:formula="of:=[.B2280]-[.B22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2">
            <text:p>4462</text:p>
          </table:table-cell>
          <table:table-cell table:formula="of:=MOD(ROW([.B2296]);16)" office:value-type="float" office:value="8">
            <text:p>8</text:p>
          </table:table-cell>
          <table:table-cell table:formula="of:=[.B2281]-[.B22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9">
            <text:p>4469</text:p>
          </table:table-cell>
          <table:table-cell table:formula="of:=MOD(ROW([.B2297]);16)" office:value-type="float" office:value="9">
            <text:p>9</text:p>
          </table:table-cell>
          <table:table-cell table:formula="of:=[.B2282]-[.B22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6">
            <text:p>4476</text:p>
          </table:table-cell>
          <table:table-cell table:formula="of:=MOD(ROW([.B2298]);16)" office:value-type="float" office:value="10">
            <text:p>10</text:p>
          </table:table-cell>
          <table:table-cell table:formula="of:=[.B2283]-[.B22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3">
            <text:p>4483</text:p>
          </table:table-cell>
          <table:table-cell table:formula="of:=MOD(ROW([.B2299]);16)" office:value-type="float" office:value="11">
            <text:p>11</text:p>
          </table:table-cell>
          <table:table-cell table:formula="of:=[.B2284]-[.B22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0">
            <text:p>4490</text:p>
          </table:table-cell>
          <table:table-cell table:formula="of:=MOD(ROW([.B2300]);16)" office:value-type="float" office:value="12">
            <text:p>12</text:p>
          </table:table-cell>
          <table:table-cell table:formula="of:=[.B2285]-[.B22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7">
            <text:p>4497</text:p>
          </table:table-cell>
          <table:table-cell table:formula="of:=MOD(ROW([.B2301]);16)" office:value-type="float" office:value="13">
            <text:p>13</text:p>
          </table:table-cell>
          <table:table-cell table:formula="of:=[.B2286]-[.B22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3">
            <text:p>4503</text:p>
          </table:table-cell>
          <table:table-cell table:formula="of:=MOD(ROW([.B2302]);16)" office:value-type="float" office:value="14">
            <text:p>14</text:p>
          </table:table-cell>
          <table:table-cell table:formula="of:=[.B2287]-[.B22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0">
            <text:p>4510</text:p>
          </table:table-cell>
          <table:table-cell table:formula="of:=MOD(ROW([.B2303]);16)" office:value-type="float" office:value="15">
            <text:p>15</text:p>
          </table:table-cell>
          <table:table-cell table:formula="of:=[.B2288]-[.B22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04]);16)" office:value-type="float" office:value="0">
            <text:p>0</text:p>
          </table:table-cell>
          <table:table-cell table:formula="of:=[.B2289]-[.B2288]" office:value-type="float" office:value="-4510">
            <text:p>-45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6">
            <text:p>4546</text:p>
          </table:table-cell>
          <table:table-cell table:formula="of:=MOD(ROW([.B2305]);16)" office:value-type="float" office:value="1">
            <text:p>1</text:p>
          </table:table-cell>
          <table:table-cell table:formula="of:=[.B2290]-[.B2289]" office:value-type="float" office:value="4546">
            <text:p>45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53">
            <text:p>4553</text:p>
          </table:table-cell>
          <table:table-cell table:formula="of:=MOD(ROW([.B2306]);16)" office:value-type="float" office:value="2">
            <text:p>2</text:p>
          </table:table-cell>
          <table:table-cell table:formula="of:=[.B2291]-[.B22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60">
            <text:p>4560</text:p>
          </table:table-cell>
          <table:table-cell table:formula="of:=MOD(ROW([.B2307]);16)" office:value-type="float" office:value="3">
            <text:p>3</text:p>
          </table:table-cell>
          <table:table-cell table:formula="of:=[.B2292]-[.B22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67">
            <text:p>4567</text:p>
          </table:table-cell>
          <table:table-cell table:formula="of:=MOD(ROW([.B2308]);16)" office:value-type="float" office:value="4">
            <text:p>4</text:p>
          </table:table-cell>
          <table:table-cell table:formula="of:=[.B2293]-[.B22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4">
            <text:p>4574</text:p>
          </table:table-cell>
          <table:table-cell table:formula="of:=MOD(ROW([.B2309]);16)" office:value-type="float" office:value="5">
            <text:p>5</text:p>
          </table:table-cell>
          <table:table-cell table:formula="of:=[.B2294]-[.B22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1">
            <text:p>4581</text:p>
          </table:table-cell>
          <table:table-cell table:formula="of:=MOD(ROW([.B2310]);16)" office:value-type="float" office:value="6">
            <text:p>6</text:p>
          </table:table-cell>
          <table:table-cell table:formula="of:=[.B2295]-[.B22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8">
            <text:p>4588</text:p>
          </table:table-cell>
          <table:table-cell table:formula="of:=MOD(ROW([.B2311]);16)" office:value-type="float" office:value="7">
            <text:p>7</text:p>
          </table:table-cell>
          <table:table-cell table:formula="of:=[.B2296]-[.B22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5">
            <text:p>4595</text:p>
          </table:table-cell>
          <table:table-cell table:formula="of:=MOD(ROW([.B2312]);16)" office:value-type="float" office:value="8">
            <text:p>8</text:p>
          </table:table-cell>
          <table:table-cell table:formula="of:=[.B2297]-[.B22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2">
            <text:p>4602</text:p>
          </table:table-cell>
          <table:table-cell table:formula="of:=MOD(ROW([.B2313]);16)" office:value-type="float" office:value="9">
            <text:p>9</text:p>
          </table:table-cell>
          <table:table-cell table:formula="of:=[.B2298]-[.B22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9">
            <text:p>4609</text:p>
          </table:table-cell>
          <table:table-cell table:formula="of:=MOD(ROW([.B2314]);16)" office:value-type="float" office:value="10">
            <text:p>10</text:p>
          </table:table-cell>
          <table:table-cell table:formula="of:=[.B2299]-[.B22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6">
            <text:p>4616</text:p>
          </table:table-cell>
          <table:table-cell table:formula="of:=MOD(ROW([.B2315]);16)" office:value-type="float" office:value="11">
            <text:p>11</text:p>
          </table:table-cell>
          <table:table-cell table:formula="of:=[.B2300]-[.B22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4">
            <text:p>4624</text:p>
          </table:table-cell>
          <table:table-cell table:formula="of:=MOD(ROW([.B2316]);16)" office:value-type="float" office:value="12">
            <text:p>12</text:p>
          </table:table-cell>
          <table:table-cell table:formula="of:=[.B2301]-[.B230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1">
            <text:p>4631</text:p>
          </table:table-cell>
          <table:table-cell table:formula="of:=MOD(ROW([.B2317]);16)" office:value-type="float" office:value="13">
            <text:p>13</text:p>
          </table:table-cell>
          <table:table-cell table:formula="of:=[.B2302]-[.B23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8">
            <text:p>4638</text:p>
          </table:table-cell>
          <table:table-cell table:formula="of:=MOD(ROW([.B2318]);16)" office:value-type="float" office:value="14">
            <text:p>14</text:p>
          </table:table-cell>
          <table:table-cell table:formula="of:=[.B2303]-[.B23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5">
            <text:p>4645</text:p>
          </table:table-cell>
          <table:table-cell table:formula="of:=MOD(ROW([.B2319]);16)" office:value-type="float" office:value="15">
            <text:p>15</text:p>
          </table:table-cell>
          <table:table-cell table:formula="of:=[.B2304]-[.B23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20]);16)" office:value-type="float" office:value="0">
            <text:p>0</text:p>
          </table:table-cell>
          <table:table-cell table:formula="of:=[.B2305]-[.B2304]" office:value-type="float" office:value="-4645">
            <text:p>-46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0">
            <text:p>4430</text:p>
          </table:table-cell>
          <table:table-cell table:formula="of:=MOD(ROW([.B2321]);16)" office:value-type="float" office:value="1">
            <text:p>1</text:p>
          </table:table-cell>
          <table:table-cell table:formula="of:=[.B2306]-[.B2305]" office:value-type="float" office:value="4430">
            <text:p>44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7">
            <text:p>4437</text:p>
          </table:table-cell>
          <table:table-cell table:formula="of:=MOD(ROW([.B2322]);16)" office:value-type="float" office:value="2">
            <text:p>2</text:p>
          </table:table-cell>
          <table:table-cell table:formula="of:=[.B2307]-[.B23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4">
            <text:p>4444</text:p>
          </table:table-cell>
          <table:table-cell table:formula="of:=MOD(ROW([.B2323]);16)" office:value-type="float" office:value="3">
            <text:p>3</text:p>
          </table:table-cell>
          <table:table-cell table:formula="of:=[.B2308]-[.B23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1">
            <text:p>4451</text:p>
          </table:table-cell>
          <table:table-cell table:formula="of:=MOD(ROW([.B2324]);16)" office:value-type="float" office:value="4">
            <text:p>4</text:p>
          </table:table-cell>
          <table:table-cell table:formula="of:=[.B2309]-[.B23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9">
            <text:p>4459</text:p>
          </table:table-cell>
          <table:table-cell table:formula="of:=MOD(ROW([.B2325]);16)" office:value-type="float" office:value="5">
            <text:p>5</text:p>
          </table:table-cell>
          <table:table-cell table:formula="of:=[.B2310]-[.B230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6">
            <text:p>4466</text:p>
          </table:table-cell>
          <table:table-cell table:formula="of:=MOD(ROW([.B2326]);16)" office:value-type="float" office:value="6">
            <text:p>6</text:p>
          </table:table-cell>
          <table:table-cell table:formula="of:=[.B2311]-[.B23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2">
            <text:p>4472</text:p>
          </table:table-cell>
          <table:table-cell table:formula="of:=MOD(ROW([.B2327]);16)" office:value-type="float" office:value="7">
            <text:p>7</text:p>
          </table:table-cell>
          <table:table-cell table:formula="of:=[.B2312]-[.B23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0">
            <text:p>4480</text:p>
          </table:table-cell>
          <table:table-cell table:formula="of:=MOD(ROW([.B2328]);16)" office:value-type="float" office:value="8">
            <text:p>8</text:p>
          </table:table-cell>
          <table:table-cell table:formula="of:=[.B2313]-[.B231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7">
            <text:p>4487</text:p>
          </table:table-cell>
          <table:table-cell table:formula="of:=MOD(ROW([.B2329]);16)" office:value-type="float" office:value="9">
            <text:p>9</text:p>
          </table:table-cell>
          <table:table-cell table:formula="of:=[.B2314]-[.B23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4">
            <text:p>4494</text:p>
          </table:table-cell>
          <table:table-cell table:formula="of:=MOD(ROW([.B2330]);16)" office:value-type="float" office:value="10">
            <text:p>10</text:p>
          </table:table-cell>
          <table:table-cell table:formula="of:=[.B2315]-[.B23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1">
            <text:p>4501</text:p>
          </table:table-cell>
          <table:table-cell table:formula="of:=MOD(ROW([.B2331]);16)" office:value-type="float" office:value="11">
            <text:p>11</text:p>
          </table:table-cell>
          <table:table-cell table:formula="of:=[.B2316]-[.B23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8">
            <text:p>4508</text:p>
          </table:table-cell>
          <table:table-cell table:formula="of:=MOD(ROW([.B2332]);16)" office:value-type="float" office:value="12">
            <text:p>12</text:p>
          </table:table-cell>
          <table:table-cell table:formula="of:=[.B2317]-[.B231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5">
            <text:p>4515</text:p>
          </table:table-cell>
          <table:table-cell table:formula="of:=MOD(ROW([.B2333]);16)" office:value-type="float" office:value="13">
            <text:p>13</text:p>
          </table:table-cell>
          <table:table-cell table:formula="of:=[.B2318]-[.B23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2">
            <text:p>4522</text:p>
          </table:table-cell>
          <table:table-cell table:formula="of:=MOD(ROW([.B2334]);16)" office:value-type="float" office:value="14">
            <text:p>14</text:p>
          </table:table-cell>
          <table:table-cell table:formula="of:=[.B2319]-[.B23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9">
            <text:p>4529</text:p>
          </table:table-cell>
          <table:table-cell table:formula="of:=MOD(ROW([.B2335]);16)" office:value-type="float" office:value="15">
            <text:p>15</text:p>
          </table:table-cell>
          <table:table-cell table:formula="of:=[.B2320]-[.B23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36]);16)" office:value-type="float" office:value="0">
            <text:p>0</text:p>
          </table:table-cell>
          <table:table-cell table:formula="of:=[.B2321]-[.B2320]" office:value-type="float" office:value="-4529">
            <text:p>-45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29">
            <text:p>4729</text:p>
          </table:table-cell>
          <table:table-cell table:formula="of:=MOD(ROW([.B2337]);16)" office:value-type="float" office:value="1">
            <text:p>1</text:p>
          </table:table-cell>
          <table:table-cell table:formula="of:=[.B2322]-[.B2321]" office:value-type="float" office:value="4729">
            <text:p>47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36">
            <text:p>4736</text:p>
          </table:table-cell>
          <table:table-cell table:formula="of:=MOD(ROW([.B2338]);16)" office:value-type="float" office:value="2">
            <text:p>2</text:p>
          </table:table-cell>
          <table:table-cell table:formula="of:=[.B2323]-[.B23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43">
            <text:p>4743</text:p>
          </table:table-cell>
          <table:table-cell table:formula="of:=MOD(ROW([.B2339]);16)" office:value-type="float" office:value="3">
            <text:p>3</text:p>
          </table:table-cell>
          <table:table-cell table:formula="of:=[.B2324]-[.B23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50">
            <text:p>4750</text:p>
          </table:table-cell>
          <table:table-cell table:formula="of:=MOD(ROW([.B2340]);16)" office:value-type="float" office:value="4">
            <text:p>4</text:p>
          </table:table-cell>
          <table:table-cell table:formula="of:=[.B2325]-[.B23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57">
            <text:p>4757</text:p>
          </table:table-cell>
          <table:table-cell table:formula="of:=MOD(ROW([.B2341]);16)" office:value-type="float" office:value="5">
            <text:p>5</text:p>
          </table:table-cell>
          <table:table-cell table:formula="of:=[.B2326]-[.B23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64">
            <text:p>4764</text:p>
          </table:table-cell>
          <table:table-cell table:formula="of:=MOD(ROW([.B2342]);16)" office:value-type="float" office:value="6">
            <text:p>6</text:p>
          </table:table-cell>
          <table:table-cell table:formula="of:=[.B2327]-[.B23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71">
            <text:p>4771</text:p>
          </table:table-cell>
          <table:table-cell table:formula="of:=MOD(ROW([.B2343]);16)" office:value-type="float" office:value="7">
            <text:p>7</text:p>
          </table:table-cell>
          <table:table-cell table:formula="of:=[.B2328]-[.B23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78">
            <text:p>4778</text:p>
          </table:table-cell>
          <table:table-cell table:formula="of:=MOD(ROW([.B2344]);16)" office:value-type="float" office:value="8">
            <text:p>8</text:p>
          </table:table-cell>
          <table:table-cell table:formula="of:=[.B2329]-[.B23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86">
            <text:p>4786</text:p>
          </table:table-cell>
          <table:table-cell table:formula="of:=MOD(ROW([.B2345]);16)" office:value-type="float" office:value="9">
            <text:p>9</text:p>
          </table:table-cell>
          <table:table-cell table:formula="of:=[.B2330]-[.B232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93">
            <text:p>4793</text:p>
          </table:table-cell>
          <table:table-cell table:formula="of:=MOD(ROW([.B2346]);16)" office:value-type="float" office:value="10">
            <text:p>10</text:p>
          </table:table-cell>
          <table:table-cell table:formula="of:=[.B2331]-[.B23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0">
            <text:p>4800</text:p>
          </table:table-cell>
          <table:table-cell table:formula="of:=MOD(ROW([.B2347]);16)" office:value-type="float" office:value="11">
            <text:p>11</text:p>
          </table:table-cell>
          <table:table-cell table:formula="of:=[.B2332]-[.B23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7">
            <text:p>4807</text:p>
          </table:table-cell>
          <table:table-cell table:formula="of:=MOD(ROW([.B2348]);16)" office:value-type="float" office:value="12">
            <text:p>12</text:p>
          </table:table-cell>
          <table:table-cell table:formula="of:=[.B2333]-[.B23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14">
            <text:p>4814</text:p>
          </table:table-cell>
          <table:table-cell table:formula="of:=MOD(ROW([.B2349]);16)" office:value-type="float" office:value="13">
            <text:p>13</text:p>
          </table:table-cell>
          <table:table-cell table:formula="of:=[.B2334]-[.B23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21">
            <text:p>4821</text:p>
          </table:table-cell>
          <table:table-cell table:formula="of:=MOD(ROW([.B2350]);16)" office:value-type="float" office:value="14">
            <text:p>14</text:p>
          </table:table-cell>
          <table:table-cell table:formula="of:=[.B2335]-[.B23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28">
            <text:p>4828</text:p>
          </table:table-cell>
          <table:table-cell table:formula="of:=MOD(ROW([.B2351]);16)" office:value-type="float" office:value="15">
            <text:p>15</text:p>
          </table:table-cell>
          <table:table-cell table:formula="of:=[.B2336]-[.B23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52]);16)" office:value-type="float" office:value="0">
            <text:p>0</text:p>
          </table:table-cell>
          <table:table-cell table:formula="of:=[.B2337]-[.B2336]" office:value-type="float" office:value="-4828">
            <text:p>-48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5">
            <text:p>3845</text:p>
          </table:table-cell>
          <table:table-cell table:formula="of:=MOD(ROW([.B2353]);16)" office:value-type="float" office:value="1">
            <text:p>1</text:p>
          </table:table-cell>
          <table:table-cell table:formula="of:=[.B2338]-[.B2337]" office:value-type="float" office:value="3845">
            <text:p>38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0">
            <text:p>3850</text:p>
          </table:table-cell>
          <table:table-cell table:formula="of:=MOD(ROW([.B2354]);16)" office:value-type="float" office:value="2">
            <text:p>2</text:p>
          </table:table-cell>
          <table:table-cell table:formula="of:=[.B2339]-[.B233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8">
            <text:p>3858</text:p>
          </table:table-cell>
          <table:table-cell table:formula="of:=MOD(ROW([.B2355]);16)" office:value-type="float" office:value="3">
            <text:p>3</text:p>
          </table:table-cell>
          <table:table-cell table:formula="of:=[.B2340]-[.B233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4">
            <text:p>3864</text:p>
          </table:table-cell>
          <table:table-cell table:formula="of:=MOD(ROW([.B2356]);16)" office:value-type="float" office:value="4">
            <text:p>4</text:p>
          </table:table-cell>
          <table:table-cell table:formula="of:=[.B2341]-[.B23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0">
            <text:p>3870</text:p>
          </table:table-cell>
          <table:table-cell table:formula="of:=MOD(ROW([.B2357]);16)" office:value-type="float" office:value="5">
            <text:p>5</text:p>
          </table:table-cell>
          <table:table-cell table:formula="of:=[.B2342]-[.B23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6">
            <text:p>3876</text:p>
          </table:table-cell>
          <table:table-cell table:formula="of:=MOD(ROW([.B2358]);16)" office:value-type="float" office:value="6">
            <text:p>6</text:p>
          </table:table-cell>
          <table:table-cell table:formula="of:=[.B2343]-[.B23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2">
            <text:p>3882</text:p>
          </table:table-cell>
          <table:table-cell table:formula="of:=MOD(ROW([.B2359]);16)" office:value-type="float" office:value="7">
            <text:p>7</text:p>
          </table:table-cell>
          <table:table-cell table:formula="of:=[.B2344]-[.B23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8">
            <text:p>3888</text:p>
          </table:table-cell>
          <table:table-cell table:formula="of:=MOD(ROW([.B2360]);16)" office:value-type="float" office:value="8">
            <text:p>8</text:p>
          </table:table-cell>
          <table:table-cell table:formula="of:=[.B2345]-[.B23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4">
            <text:p>3894</text:p>
          </table:table-cell>
          <table:table-cell table:formula="of:=MOD(ROW([.B2361]);16)" office:value-type="float" office:value="9">
            <text:p>9</text:p>
          </table:table-cell>
          <table:table-cell table:formula="of:=[.B2346]-[.B23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0">
            <text:p>3900</text:p>
          </table:table-cell>
          <table:table-cell table:formula="of:=MOD(ROW([.B2362]);16)" office:value-type="float" office:value="10">
            <text:p>10</text:p>
          </table:table-cell>
          <table:table-cell table:formula="of:=[.B2347]-[.B23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6">
            <text:p>3906</text:p>
          </table:table-cell>
          <table:table-cell table:formula="of:=MOD(ROW([.B2363]);16)" office:value-type="float" office:value="11">
            <text:p>11</text:p>
          </table:table-cell>
          <table:table-cell table:formula="of:=[.B2348]-[.B23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2">
            <text:p>3912</text:p>
          </table:table-cell>
          <table:table-cell table:formula="of:=MOD(ROW([.B2364]);16)" office:value-type="float" office:value="12">
            <text:p>12</text:p>
          </table:table-cell>
          <table:table-cell table:formula="of:=[.B2349]-[.B23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9">
            <text:p>3919</text:p>
          </table:table-cell>
          <table:table-cell table:formula="of:=MOD(ROW([.B2365]);16)" office:value-type="float" office:value="13">
            <text:p>13</text:p>
          </table:table-cell>
          <table:table-cell table:formula="of:=[.B2350]-[.B23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5">
            <text:p>3925</text:p>
          </table:table-cell>
          <table:table-cell table:formula="of:=MOD(ROW([.B2366]);16)" office:value-type="float" office:value="14">
            <text:p>14</text:p>
          </table:table-cell>
          <table:table-cell table:formula="of:=[.B2351]-[.B23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1">
            <text:p>3931</text:p>
          </table:table-cell>
          <table:table-cell table:formula="of:=MOD(ROW([.B2367]);16)" office:value-type="float" office:value="15">
            <text:p>15</text:p>
          </table:table-cell>
          <table:table-cell table:formula="of:=[.B2352]-[.B23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68]);16)" office:value-type="float" office:value="0">
            <text:p>0</text:p>
          </table:table-cell>
          <table:table-cell table:formula="of:=[.B2353]-[.B2352]" office:value-type="float" office:value="-3931">
            <text:p>-39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72">
            <text:p>4772</text:p>
          </table:table-cell>
          <table:table-cell table:formula="of:=MOD(ROW([.B2369]);16)" office:value-type="float" office:value="1">
            <text:p>1</text:p>
          </table:table-cell>
          <table:table-cell table:formula="of:=[.B2354]-[.B2353]" office:value-type="float" office:value="4772">
            <text:p>47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79">
            <text:p>4779</text:p>
          </table:table-cell>
          <table:table-cell table:formula="of:=MOD(ROW([.B2370]);16)" office:value-type="float" office:value="2">
            <text:p>2</text:p>
          </table:table-cell>
          <table:table-cell table:formula="of:=[.B2355]-[.B23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86">
            <text:p>4786</text:p>
          </table:table-cell>
          <table:table-cell table:formula="of:=MOD(ROW([.B2371]);16)" office:value-type="float" office:value="3">
            <text:p>3</text:p>
          </table:table-cell>
          <table:table-cell table:formula="of:=[.B2356]-[.B23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93">
            <text:p>4793</text:p>
          </table:table-cell>
          <table:table-cell table:formula="of:=MOD(ROW([.B2372]);16)" office:value-type="float" office:value="4">
            <text:p>4</text:p>
          </table:table-cell>
          <table:table-cell table:formula="of:=[.B2357]-[.B23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0">
            <text:p>4800</text:p>
          </table:table-cell>
          <table:table-cell table:formula="of:=MOD(ROW([.B2373]);16)" office:value-type="float" office:value="5">
            <text:p>5</text:p>
          </table:table-cell>
          <table:table-cell table:formula="of:=[.B2358]-[.B23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7">
            <text:p>4807</text:p>
          </table:table-cell>
          <table:table-cell table:formula="of:=MOD(ROW([.B2374]);16)" office:value-type="float" office:value="6">
            <text:p>6</text:p>
          </table:table-cell>
          <table:table-cell table:formula="of:=[.B2359]-[.B23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14">
            <text:p>4814</text:p>
          </table:table-cell>
          <table:table-cell table:formula="of:=MOD(ROW([.B2375]);16)" office:value-type="float" office:value="7">
            <text:p>7</text:p>
          </table:table-cell>
          <table:table-cell table:formula="of:=[.B2360]-[.B23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21">
            <text:p>4821</text:p>
          </table:table-cell>
          <table:table-cell table:formula="of:=MOD(ROW([.B2376]);16)" office:value-type="float" office:value="8">
            <text:p>8</text:p>
          </table:table-cell>
          <table:table-cell table:formula="of:=[.B2361]-[.B23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28">
            <text:p>4828</text:p>
          </table:table-cell>
          <table:table-cell table:formula="of:=MOD(ROW([.B2377]);16)" office:value-type="float" office:value="9">
            <text:p>9</text:p>
          </table:table-cell>
          <table:table-cell table:formula="of:=[.B2362]-[.B23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35">
            <text:p>4835</text:p>
          </table:table-cell>
          <table:table-cell table:formula="of:=MOD(ROW([.B2378]);16)" office:value-type="float" office:value="10">
            <text:p>10</text:p>
          </table:table-cell>
          <table:table-cell table:formula="of:=[.B2363]-[.B23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43">
            <text:p>4843</text:p>
          </table:table-cell>
          <table:table-cell table:formula="of:=MOD(ROW([.B2379]);16)" office:value-type="float" office:value="11">
            <text:p>11</text:p>
          </table:table-cell>
          <table:table-cell table:formula="of:=[.B2364]-[.B236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50">
            <text:p>4850</text:p>
          </table:table-cell>
          <table:table-cell table:formula="of:=MOD(ROW([.B2380]);16)" office:value-type="float" office:value="12">
            <text:p>12</text:p>
          </table:table-cell>
          <table:table-cell table:formula="of:=[.B2365]-[.B23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57">
            <text:p>4857</text:p>
          </table:table-cell>
          <table:table-cell table:formula="of:=MOD(ROW([.B2381]);16)" office:value-type="float" office:value="13">
            <text:p>13</text:p>
          </table:table-cell>
          <table:table-cell table:formula="of:=[.B2366]-[.B23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64">
            <text:p>4864</text:p>
          </table:table-cell>
          <table:table-cell table:formula="of:=MOD(ROW([.B2382]);16)" office:value-type="float" office:value="14">
            <text:p>14</text:p>
          </table:table-cell>
          <table:table-cell table:formula="of:=[.B2367]-[.B23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71">
            <text:p>4871</text:p>
          </table:table-cell>
          <table:table-cell table:formula="of:=MOD(ROW([.B2383]);16)" office:value-type="float" office:value="15">
            <text:p>15</text:p>
          </table:table-cell>
          <table:table-cell table:formula="of:=[.B2368]-[.B23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84]);16)" office:value-type="float" office:value="0">
            <text:p>0</text:p>
          </table:table-cell>
          <table:table-cell table:formula="of:=[.B2369]-[.B2368]" office:value-type="float" office:value="-4871">
            <text:p>-48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25">
            <text:p>4925</text:p>
          </table:table-cell>
          <table:table-cell table:formula="of:=MOD(ROW([.B2385]);16)" office:value-type="float" office:value="1">
            <text:p>1</text:p>
          </table:table-cell>
          <table:table-cell table:formula="of:=[.B2370]-[.B2369]" office:value-type="float" office:value="4925">
            <text:p>49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32">
            <text:p>4932</text:p>
          </table:table-cell>
          <table:table-cell table:formula="of:=MOD(ROW([.B2386]);16)" office:value-type="float" office:value="2">
            <text:p>2</text:p>
          </table:table-cell>
          <table:table-cell table:formula="of:=[.B2371]-[.B23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40">
            <text:p>4940</text:p>
          </table:table-cell>
          <table:table-cell table:formula="of:=MOD(ROW([.B2387]);16)" office:value-type="float" office:value="3">
            <text:p>3</text:p>
          </table:table-cell>
          <table:table-cell table:formula="of:=[.B2372]-[.B237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47">
            <text:p>4947</text:p>
          </table:table-cell>
          <table:table-cell table:formula="of:=MOD(ROW([.B2388]);16)" office:value-type="float" office:value="4">
            <text:p>4</text:p>
          </table:table-cell>
          <table:table-cell table:formula="of:=[.B2373]-[.B23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54">
            <text:p>4954</text:p>
          </table:table-cell>
          <table:table-cell table:formula="of:=MOD(ROW([.B2389]);16)" office:value-type="float" office:value="5">
            <text:p>5</text:p>
          </table:table-cell>
          <table:table-cell table:formula="of:=[.B2374]-[.B23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61">
            <text:p>4961</text:p>
          </table:table-cell>
          <table:table-cell table:formula="of:=MOD(ROW([.B2390]);16)" office:value-type="float" office:value="6">
            <text:p>6</text:p>
          </table:table-cell>
          <table:table-cell table:formula="of:=[.B2375]-[.B23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68">
            <text:p>4968</text:p>
          </table:table-cell>
          <table:table-cell table:formula="of:=MOD(ROW([.B2391]);16)" office:value-type="float" office:value="7">
            <text:p>7</text:p>
          </table:table-cell>
          <table:table-cell table:formula="of:=[.B2376]-[.B23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75">
            <text:p>4975</text:p>
          </table:table-cell>
          <table:table-cell table:formula="of:=MOD(ROW([.B2392]);16)" office:value-type="float" office:value="8">
            <text:p>8</text:p>
          </table:table-cell>
          <table:table-cell table:formula="of:=[.B2377]-[.B23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82">
            <text:p>4982</text:p>
          </table:table-cell>
          <table:table-cell table:formula="of:=MOD(ROW([.B2393]);16)" office:value-type="float" office:value="9">
            <text:p>9</text:p>
          </table:table-cell>
          <table:table-cell table:formula="of:=[.B2378]-[.B23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89">
            <text:p>4989</text:p>
          </table:table-cell>
          <table:table-cell table:formula="of:=MOD(ROW([.B2394]);16)" office:value-type="float" office:value="10">
            <text:p>10</text:p>
          </table:table-cell>
          <table:table-cell table:formula="of:=[.B2379]-[.B23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96">
            <text:p>4996</text:p>
          </table:table-cell>
          <table:table-cell table:formula="of:=MOD(ROW([.B2395]);16)" office:value-type="float" office:value="11">
            <text:p>11</text:p>
          </table:table-cell>
          <table:table-cell table:formula="of:=[.B2380]-[.B23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4">
            <text:p>5004</text:p>
          </table:table-cell>
          <table:table-cell table:formula="of:=MOD(ROW([.B2396]);16)" office:value-type="float" office:value="12">
            <text:p>12</text:p>
          </table:table-cell>
          <table:table-cell table:formula="of:=[.B2381]-[.B238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1">
            <text:p>5011</text:p>
          </table:table-cell>
          <table:table-cell table:formula="of:=MOD(ROW([.B2397]);16)" office:value-type="float" office:value="13">
            <text:p>13</text:p>
          </table:table-cell>
          <table:table-cell table:formula="of:=[.B2382]-[.B23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8">
            <text:p>5018</text:p>
          </table:table-cell>
          <table:table-cell table:formula="of:=MOD(ROW([.B2398]);16)" office:value-type="float" office:value="14">
            <text:p>14</text:p>
          </table:table-cell>
          <table:table-cell table:formula="of:=[.B2383]-[.B23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5">
            <text:p>5025</text:p>
          </table:table-cell>
          <table:table-cell table:formula="of:=MOD(ROW([.B2399]);16)" office:value-type="float" office:value="15">
            <text:p>15</text:p>
          </table:table-cell>
          <table:table-cell table:formula="of:=[.B2384]-[.B23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00]);16)" office:value-type="float" office:value="0">
            <text:p>0</text:p>
          </table:table-cell>
          <table:table-cell table:formula="of:=[.B2385]-[.B2384]" office:value-type="float" office:value="-5025">
            <text:p>-5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02">
            <text:p>4702</text:p>
          </table:table-cell>
          <table:table-cell table:formula="of:=MOD(ROW([.B2401]);16)" office:value-type="float" office:value="1">
            <text:p>1</text:p>
          </table:table-cell>
          <table:table-cell table:formula="of:=[.B2386]-[.B2385]" office:value-type="float" office:value="4702">
            <text:p>47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09">
            <text:p>4709</text:p>
          </table:table-cell>
          <table:table-cell table:formula="of:=MOD(ROW([.B2402]);16)" office:value-type="float" office:value="2">
            <text:p>2</text:p>
          </table:table-cell>
          <table:table-cell table:formula="of:=[.B2387]-[.B238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16">
            <text:p>4716</text:p>
          </table:table-cell>
          <table:table-cell table:formula="of:=MOD(ROW([.B2403]);16)" office:value-type="float" office:value="3">
            <text:p>3</text:p>
          </table:table-cell>
          <table:table-cell table:formula="of:=[.B2388]-[.B23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23">
            <text:p>4723</text:p>
          </table:table-cell>
          <table:table-cell table:formula="of:=MOD(ROW([.B2404]);16)" office:value-type="float" office:value="4">
            <text:p>4</text:p>
          </table:table-cell>
          <table:table-cell table:formula="of:=[.B2389]-[.B23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31">
            <text:p>4731</text:p>
          </table:table-cell>
          <table:table-cell table:formula="of:=MOD(ROW([.B2405]);16)" office:value-type="float" office:value="5">
            <text:p>5</text:p>
          </table:table-cell>
          <table:table-cell table:formula="of:=[.B2390]-[.B238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38">
            <text:p>4738</text:p>
          </table:table-cell>
          <table:table-cell table:formula="of:=MOD(ROW([.B2406]);16)" office:value-type="float" office:value="6">
            <text:p>6</text:p>
          </table:table-cell>
          <table:table-cell table:formula="of:=[.B2391]-[.B23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45">
            <text:p>4745</text:p>
          </table:table-cell>
          <table:table-cell table:formula="of:=MOD(ROW([.B2407]);16)" office:value-type="float" office:value="7">
            <text:p>7</text:p>
          </table:table-cell>
          <table:table-cell table:formula="of:=[.B2392]-[.B23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52">
            <text:p>4752</text:p>
          </table:table-cell>
          <table:table-cell table:formula="of:=MOD(ROW([.B2408]);16)" office:value-type="float" office:value="8">
            <text:p>8</text:p>
          </table:table-cell>
          <table:table-cell table:formula="of:=[.B2393]-[.B23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60">
            <text:p>4760</text:p>
          </table:table-cell>
          <table:table-cell table:formula="of:=MOD(ROW([.B2409]);16)" office:value-type="float" office:value="9">
            <text:p>9</text:p>
          </table:table-cell>
          <table:table-cell table:formula="of:=[.B2394]-[.B239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67">
            <text:p>4767</text:p>
          </table:table-cell>
          <table:table-cell table:formula="of:=MOD(ROW([.B2410]);16)" office:value-type="float" office:value="10">
            <text:p>10</text:p>
          </table:table-cell>
          <table:table-cell table:formula="of:=[.B2395]-[.B23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74">
            <text:p>4774</text:p>
          </table:table-cell>
          <table:table-cell table:formula="of:=MOD(ROW([.B2411]);16)" office:value-type="float" office:value="11">
            <text:p>11</text:p>
          </table:table-cell>
          <table:table-cell table:formula="of:=[.B2396]-[.B23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81">
            <text:p>4781</text:p>
          </table:table-cell>
          <table:table-cell table:formula="of:=MOD(ROW([.B2412]);16)" office:value-type="float" office:value="12">
            <text:p>12</text:p>
          </table:table-cell>
          <table:table-cell table:formula="of:=[.B2397]-[.B23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89">
            <text:p>4789</text:p>
          </table:table-cell>
          <table:table-cell table:formula="of:=MOD(ROW([.B2413]);16)" office:value-type="float" office:value="13">
            <text:p>13</text:p>
          </table:table-cell>
          <table:table-cell table:formula="of:=[.B2398]-[.B239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96">
            <text:p>4796</text:p>
          </table:table-cell>
          <table:table-cell table:formula="of:=MOD(ROW([.B2414]);16)" office:value-type="float" office:value="14">
            <text:p>14</text:p>
          </table:table-cell>
          <table:table-cell table:formula="of:=[.B2399]-[.B23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3">
            <text:p>4803</text:p>
          </table:table-cell>
          <table:table-cell table:formula="of:=MOD(ROW([.B2415]);16)" office:value-type="float" office:value="15">
            <text:p>15</text:p>
          </table:table-cell>
          <table:table-cell table:formula="of:=[.B2400]-[.B23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16]);16)" office:value-type="float" office:value="0">
            <text:p>0</text:p>
          </table:table-cell>
          <table:table-cell table:formula="of:=[.B2401]-[.B2400]" office:value-type="float" office:value="-4803">
            <text:p>-48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40">
            <text:p>4840</text:p>
          </table:table-cell>
          <table:table-cell table:formula="of:=MOD(ROW([.B2417]);16)" office:value-type="float" office:value="1">
            <text:p>1</text:p>
          </table:table-cell>
          <table:table-cell table:formula="of:=[.B2402]-[.B2401]" office:value-type="float" office:value="4840">
            <text:p>48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48">
            <text:p>4848</text:p>
          </table:table-cell>
          <table:table-cell table:formula="of:=MOD(ROW([.B2418]);16)" office:value-type="float" office:value="2">
            <text:p>2</text:p>
          </table:table-cell>
          <table:table-cell table:formula="of:=[.B2403]-[.B240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55">
            <text:p>4855</text:p>
          </table:table-cell>
          <table:table-cell table:formula="of:=MOD(ROW([.B2419]);16)" office:value-type="float" office:value="3">
            <text:p>3</text:p>
          </table:table-cell>
          <table:table-cell table:formula="of:=[.B2404]-[.B24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62">
            <text:p>4862</text:p>
          </table:table-cell>
          <table:table-cell table:formula="of:=MOD(ROW([.B2420]);16)" office:value-type="float" office:value="4">
            <text:p>4</text:p>
          </table:table-cell>
          <table:table-cell table:formula="of:=[.B2405]-[.B24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69">
            <text:p>4869</text:p>
          </table:table-cell>
          <table:table-cell table:formula="of:=MOD(ROW([.B2421]);16)" office:value-type="float" office:value="5">
            <text:p>5</text:p>
          </table:table-cell>
          <table:table-cell table:formula="of:=[.B2406]-[.B24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77">
            <text:p>4877</text:p>
          </table:table-cell>
          <table:table-cell table:formula="of:=MOD(ROW([.B2422]);16)" office:value-type="float" office:value="6">
            <text:p>6</text:p>
          </table:table-cell>
          <table:table-cell table:formula="of:=[.B2407]-[.B240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84">
            <text:p>4884</text:p>
          </table:table-cell>
          <table:table-cell table:formula="of:=MOD(ROW([.B2423]);16)" office:value-type="float" office:value="7">
            <text:p>7</text:p>
          </table:table-cell>
          <table:table-cell table:formula="of:=[.B2408]-[.B24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91">
            <text:p>4891</text:p>
          </table:table-cell>
          <table:table-cell table:formula="of:=MOD(ROW([.B2424]);16)" office:value-type="float" office:value="8">
            <text:p>8</text:p>
          </table:table-cell>
          <table:table-cell table:formula="of:=[.B2409]-[.B24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99">
            <text:p>4899</text:p>
          </table:table-cell>
          <table:table-cell table:formula="of:=MOD(ROW([.B2425]);16)" office:value-type="float" office:value="9">
            <text:p>9</text:p>
          </table:table-cell>
          <table:table-cell table:formula="of:=[.B2410]-[.B240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06">
            <text:p>4906</text:p>
          </table:table-cell>
          <table:table-cell table:formula="of:=MOD(ROW([.B2426]);16)" office:value-type="float" office:value="10">
            <text:p>10</text:p>
          </table:table-cell>
          <table:table-cell table:formula="of:=[.B2411]-[.B24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13">
            <text:p>4913</text:p>
          </table:table-cell>
          <table:table-cell table:formula="of:=MOD(ROW([.B2427]);16)" office:value-type="float" office:value="11">
            <text:p>11</text:p>
          </table:table-cell>
          <table:table-cell table:formula="of:=[.B2412]-[.B24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21">
            <text:p>4921</text:p>
          </table:table-cell>
          <table:table-cell table:formula="of:=MOD(ROW([.B2428]);16)" office:value-type="float" office:value="12">
            <text:p>12</text:p>
          </table:table-cell>
          <table:table-cell table:formula="of:=[.B2413]-[.B241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28">
            <text:p>4928</text:p>
          </table:table-cell>
          <table:table-cell table:formula="of:=MOD(ROW([.B2429]);16)" office:value-type="float" office:value="13">
            <text:p>13</text:p>
          </table:table-cell>
          <table:table-cell table:formula="of:=[.B2414]-[.B24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36">
            <text:p>4936</text:p>
          </table:table-cell>
          <table:table-cell table:formula="of:=MOD(ROW([.B2430]);16)" office:value-type="float" office:value="14">
            <text:p>14</text:p>
          </table:table-cell>
          <table:table-cell table:formula="of:=[.B2415]-[.B241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43">
            <text:p>4943</text:p>
          </table:table-cell>
          <table:table-cell table:formula="of:=MOD(ROW([.B2431]);16)" office:value-type="float" office:value="15">
            <text:p>15</text:p>
          </table:table-cell>
          <table:table-cell table:formula="of:=[.B2416]-[.B24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32]);16)" office:value-type="float" office:value="0">
            <text:p>0</text:p>
          </table:table-cell>
          <table:table-cell table:formula="of:=[.B2417]-[.B2416]" office:value-type="float" office:value="-4943">
            <text:p>-49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87">
            <text:p>4587</text:p>
          </table:table-cell>
          <table:table-cell table:formula="of:=MOD(ROW([.B2433]);16)" office:value-type="float" office:value="1">
            <text:p>1</text:p>
          </table:table-cell>
          <table:table-cell table:formula="of:=[.B2418]-[.B2417]" office:value-type="float" office:value="4587">
            <text:p>45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4">
            <text:p>4594</text:p>
          </table:table-cell>
          <table:table-cell table:formula="of:=MOD(ROW([.B2434]);16)" office:value-type="float" office:value="2">
            <text:p>2</text:p>
          </table:table-cell>
          <table:table-cell table:formula="of:=[.B2419]-[.B24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2">
            <text:p>4602</text:p>
          </table:table-cell>
          <table:table-cell table:formula="of:=MOD(ROW([.B2435]);16)" office:value-type="float" office:value="3">
            <text:p>3</text:p>
          </table:table-cell>
          <table:table-cell table:formula="of:=[.B2420]-[.B241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9">
            <text:p>4609</text:p>
          </table:table-cell>
          <table:table-cell table:formula="of:=MOD(ROW([.B2436]);16)" office:value-type="float" office:value="4">
            <text:p>4</text:p>
          </table:table-cell>
          <table:table-cell table:formula="of:=[.B2421]-[.B24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7">
            <text:p>4617</text:p>
          </table:table-cell>
          <table:table-cell table:formula="of:=MOD(ROW([.B2437]);16)" office:value-type="float" office:value="5">
            <text:p>5</text:p>
          </table:table-cell>
          <table:table-cell table:formula="of:=[.B2422]-[.B242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4">
            <text:p>4624</text:p>
          </table:table-cell>
          <table:table-cell table:formula="of:=MOD(ROW([.B2438]);16)" office:value-type="float" office:value="6">
            <text:p>6</text:p>
          </table:table-cell>
          <table:table-cell table:formula="of:=[.B2423]-[.B24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1">
            <text:p>4631</text:p>
          </table:table-cell>
          <table:table-cell table:formula="of:=MOD(ROW([.B2439]);16)" office:value-type="float" office:value="7">
            <text:p>7</text:p>
          </table:table-cell>
          <table:table-cell table:formula="of:=[.B2424]-[.B24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8">
            <text:p>4638</text:p>
          </table:table-cell>
          <table:table-cell table:formula="of:=MOD(ROW([.B2440]);16)" office:value-type="float" office:value="8">
            <text:p>8</text:p>
          </table:table-cell>
          <table:table-cell table:formula="of:=[.B2425]-[.B24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6">
            <text:p>4646</text:p>
          </table:table-cell>
          <table:table-cell table:formula="of:=MOD(ROW([.B2441]);16)" office:value-type="float" office:value="9">
            <text:p>9</text:p>
          </table:table-cell>
          <table:table-cell table:formula="of:=[.B2426]-[.B242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3">
            <text:p>4653</text:p>
          </table:table-cell>
          <table:table-cell table:formula="of:=MOD(ROW([.B2442]);16)" office:value-type="float" office:value="10">
            <text:p>10</text:p>
          </table:table-cell>
          <table:table-cell table:formula="of:=[.B2427]-[.B24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0">
            <text:p>4660</text:p>
          </table:table-cell>
          <table:table-cell table:formula="of:=MOD(ROW([.B2443]);16)" office:value-type="float" office:value="11">
            <text:p>11</text:p>
          </table:table-cell>
          <table:table-cell table:formula="of:=[.B2428]-[.B24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8">
            <text:p>4668</text:p>
          </table:table-cell>
          <table:table-cell table:formula="of:=MOD(ROW([.B2444]);16)" office:value-type="float" office:value="12">
            <text:p>12</text:p>
          </table:table-cell>
          <table:table-cell table:formula="of:=[.B2429]-[.B2428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5">
            <text:p>4675</text:p>
          </table:table-cell>
          <table:table-cell table:formula="of:=MOD(ROW([.B2445]);16)" office:value-type="float" office:value="13">
            <text:p>13</text:p>
          </table:table-cell>
          <table:table-cell table:formula="of:=[.B2430]-[.B24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2">
            <text:p>4682</text:p>
          </table:table-cell>
          <table:table-cell table:formula="of:=MOD(ROW([.B2446]);16)" office:value-type="float" office:value="14">
            <text:p>14</text:p>
          </table:table-cell>
          <table:table-cell table:formula="of:=[.B2431]-[.B24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0">
            <text:p>4690</text:p>
          </table:table-cell>
          <table:table-cell table:formula="of:=MOD(ROW([.B2447]);16)" office:value-type="float" office:value="15">
            <text:p>15</text:p>
          </table:table-cell>
          <table:table-cell table:formula="of:=[.B2432]-[.B243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48]);16)" office:value-type="float" office:value="0">
            <text:p>0</text:p>
          </table:table-cell>
          <table:table-cell table:formula="of:=[.B2433]-[.B2432]" office:value-type="float" office:value="-4690">
            <text:p>-46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9">
            <text:p>3629</text:p>
          </table:table-cell>
          <table:table-cell table:formula="of:=MOD(ROW([.B2449]);16)" office:value-type="float" office:value="1">
            <text:p>1</text:p>
          </table:table-cell>
          <table:table-cell table:formula="of:=[.B2434]-[.B2433]" office:value-type="float" office:value="3629">
            <text:p>36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4">
            <text:p>3634</text:p>
          </table:table-cell>
          <table:table-cell table:formula="of:=MOD(ROW([.B2450]);16)" office:value-type="float" office:value="2">
            <text:p>2</text:p>
          </table:table-cell>
          <table:table-cell table:formula="of:=[.B2435]-[.B243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0">
            <text:p>3640</text:p>
          </table:table-cell>
          <table:table-cell table:formula="of:=MOD(ROW([.B2451]);16)" office:value-type="float" office:value="3">
            <text:p>3</text:p>
          </table:table-cell>
          <table:table-cell table:formula="of:=[.B2436]-[.B24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7">
            <text:p>3647</text:p>
          </table:table-cell>
          <table:table-cell table:formula="of:=MOD(ROW([.B2452]);16)" office:value-type="float" office:value="4">
            <text:p>4</text:p>
          </table:table-cell>
          <table:table-cell table:formula="of:=[.B2437]-[.B24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3">
            <text:p>3653</text:p>
          </table:table-cell>
          <table:table-cell table:formula="of:=MOD(ROW([.B2453]);16)" office:value-type="float" office:value="5">
            <text:p>5</text:p>
          </table:table-cell>
          <table:table-cell table:formula="of:=[.B2438]-[.B24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8">
            <text:p>3658</text:p>
          </table:table-cell>
          <table:table-cell table:formula="of:=MOD(ROW([.B2454]);16)" office:value-type="float" office:value="6">
            <text:p>6</text:p>
          </table:table-cell>
          <table:table-cell table:formula="of:=[.B2439]-[.B243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4">
            <text:p>3664</text:p>
          </table:table-cell>
          <table:table-cell table:formula="of:=MOD(ROW([.B2455]);16)" office:value-type="float" office:value="7">
            <text:p>7</text:p>
          </table:table-cell>
          <table:table-cell table:formula="of:=[.B2440]-[.B24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0">
            <text:p>3670</text:p>
          </table:table-cell>
          <table:table-cell table:formula="of:=MOD(ROW([.B2456]);16)" office:value-type="float" office:value="8">
            <text:p>8</text:p>
          </table:table-cell>
          <table:table-cell table:formula="of:=[.B2441]-[.B24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6">
            <text:p>3676</text:p>
          </table:table-cell>
          <table:table-cell table:formula="of:=MOD(ROW([.B2457]);16)" office:value-type="float" office:value="9">
            <text:p>9</text:p>
          </table:table-cell>
          <table:table-cell table:formula="of:=[.B2442]-[.B24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2">
            <text:p>3682</text:p>
          </table:table-cell>
          <table:table-cell table:formula="of:=MOD(ROW([.B2458]);16)" office:value-type="float" office:value="10">
            <text:p>10</text:p>
          </table:table-cell>
          <table:table-cell table:formula="of:=[.B2443]-[.B24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8">
            <text:p>3688</text:p>
          </table:table-cell>
          <table:table-cell table:formula="of:=MOD(ROW([.B2459]);16)" office:value-type="float" office:value="11">
            <text:p>11</text:p>
          </table:table-cell>
          <table:table-cell table:formula="of:=[.B2444]-[.B24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4">
            <text:p>3694</text:p>
          </table:table-cell>
          <table:table-cell table:formula="of:=MOD(ROW([.B2460]);16)" office:value-type="float" office:value="12">
            <text:p>12</text:p>
          </table:table-cell>
          <table:table-cell table:formula="of:=[.B2445]-[.B24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0">
            <text:p>3700</text:p>
          </table:table-cell>
          <table:table-cell table:formula="of:=MOD(ROW([.B2461]);16)" office:value-type="float" office:value="13">
            <text:p>13</text:p>
          </table:table-cell>
          <table:table-cell table:formula="of:=[.B2446]-[.B24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5">
            <text:p>3705</text:p>
          </table:table-cell>
          <table:table-cell table:formula="of:=MOD(ROW([.B2462]);16)" office:value-type="float" office:value="14">
            <text:p>14</text:p>
          </table:table-cell>
          <table:table-cell table:formula="of:=[.B2447]-[.B244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1">
            <text:p>3711</text:p>
          </table:table-cell>
          <table:table-cell table:formula="of:=MOD(ROW([.B2463]);16)" office:value-type="float" office:value="15">
            <text:p>15</text:p>
          </table:table-cell>
          <table:table-cell table:formula="of:=[.B2448]-[.B24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64]);16)" office:value-type="float" office:value="0">
            <text:p>0</text:p>
          </table:table-cell>
          <table:table-cell table:formula="of:=[.B2449]-[.B2448]" office:value-type="float" office:value="-3711">
            <text:p>-37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6">
            <text:p>3406</text:p>
          </table:table-cell>
          <table:table-cell table:formula="of:=MOD(ROW([.B2465]);16)" office:value-type="float" office:value="1">
            <text:p>1</text:p>
          </table:table-cell>
          <table:table-cell table:formula="of:=[.B2450]-[.B2449]" office:value-type="float" office:value="3406">
            <text:p>34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2">
            <text:p>3412</text:p>
          </table:table-cell>
          <table:table-cell table:formula="of:=MOD(ROW([.B2466]);16)" office:value-type="float" office:value="2">
            <text:p>2</text:p>
          </table:table-cell>
          <table:table-cell table:formula="of:=[.B2451]-[.B24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8">
            <text:p>3418</text:p>
          </table:table-cell>
          <table:table-cell table:formula="of:=MOD(ROW([.B2467]);16)" office:value-type="float" office:value="3">
            <text:p>3</text:p>
          </table:table-cell>
          <table:table-cell table:formula="of:=[.B2452]-[.B24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4">
            <text:p>3424</text:p>
          </table:table-cell>
          <table:table-cell table:formula="of:=MOD(ROW([.B2468]);16)" office:value-type="float" office:value="4">
            <text:p>4</text:p>
          </table:table-cell>
          <table:table-cell table:formula="of:=[.B2453]-[.B24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0">
            <text:p>3430</text:p>
          </table:table-cell>
          <table:table-cell table:formula="of:=MOD(ROW([.B2469]);16)" office:value-type="float" office:value="5">
            <text:p>5</text:p>
          </table:table-cell>
          <table:table-cell table:formula="of:=[.B2454]-[.B24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6">
            <text:p>3436</text:p>
          </table:table-cell>
          <table:table-cell table:formula="of:=MOD(ROW([.B2470]);16)" office:value-type="float" office:value="6">
            <text:p>6</text:p>
          </table:table-cell>
          <table:table-cell table:formula="of:=[.B2455]-[.B24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1">
            <text:p>3441</text:p>
          </table:table-cell>
          <table:table-cell table:formula="of:=MOD(ROW([.B2471]);16)" office:value-type="float" office:value="7">
            <text:p>7</text:p>
          </table:table-cell>
          <table:table-cell table:formula="of:=[.B2456]-[.B245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7">
            <text:p>3447</text:p>
          </table:table-cell>
          <table:table-cell table:formula="of:=MOD(ROW([.B2472]);16)" office:value-type="float" office:value="8">
            <text:p>8</text:p>
          </table:table-cell>
          <table:table-cell table:formula="of:=[.B2457]-[.B24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3">
            <text:p>3453</text:p>
          </table:table-cell>
          <table:table-cell table:formula="of:=MOD(ROW([.B2473]);16)" office:value-type="float" office:value="9">
            <text:p>9</text:p>
          </table:table-cell>
          <table:table-cell table:formula="of:=[.B2458]-[.B24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9">
            <text:p>3459</text:p>
          </table:table-cell>
          <table:table-cell table:formula="of:=MOD(ROW([.B2474]);16)" office:value-type="float" office:value="10">
            <text:p>10</text:p>
          </table:table-cell>
          <table:table-cell table:formula="of:=[.B2459]-[.B24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5">
            <text:p>3465</text:p>
          </table:table-cell>
          <table:table-cell table:formula="of:=MOD(ROW([.B2475]);16)" office:value-type="float" office:value="11">
            <text:p>11</text:p>
          </table:table-cell>
          <table:table-cell table:formula="of:=[.B2460]-[.B24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1">
            <text:p>3471</text:p>
          </table:table-cell>
          <table:table-cell table:formula="of:=MOD(ROW([.B2476]);16)" office:value-type="float" office:value="12">
            <text:p>12</text:p>
          </table:table-cell>
          <table:table-cell table:formula="of:=[.B2461]-[.B24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7">
            <text:p>3477</text:p>
          </table:table-cell>
          <table:table-cell table:formula="of:=MOD(ROW([.B2477]);16)" office:value-type="float" office:value="13">
            <text:p>13</text:p>
          </table:table-cell>
          <table:table-cell table:formula="of:=[.B2462]-[.B24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3">
            <text:p>3483</text:p>
          </table:table-cell>
          <table:table-cell table:formula="of:=MOD(ROW([.B2478]);16)" office:value-type="float" office:value="14">
            <text:p>14</text:p>
          </table:table-cell>
          <table:table-cell table:formula="of:=[.B2463]-[.B24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9">
            <text:p>3489</text:p>
          </table:table-cell>
          <table:table-cell table:formula="of:=MOD(ROW([.B2479]);16)" office:value-type="float" office:value="15">
            <text:p>15</text:p>
          </table:table-cell>
          <table:table-cell table:formula="of:=[.B2464]-[.B24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80]);16)" office:value-type="float" office:value="0">
            <text:p>0</text:p>
          </table:table-cell>
          <table:table-cell table:formula="of:=[.B2465]-[.B2464]" office:value-type="float" office:value="-3489">
            <text:p>-34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2">
            <text:p>3822</text:p>
          </table:table-cell>
          <table:table-cell table:formula="of:=MOD(ROW([.B2481]);16)" office:value-type="float" office:value="1">
            <text:p>1</text:p>
          </table:table-cell>
          <table:table-cell table:formula="of:=[.B2466]-[.B2465]" office:value-type="float" office:value="3822">
            <text:p>38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8">
            <text:p>3828</text:p>
          </table:table-cell>
          <table:table-cell table:formula="of:=MOD(ROW([.B2482]);16)" office:value-type="float" office:value="2">
            <text:p>2</text:p>
          </table:table-cell>
          <table:table-cell table:formula="of:=[.B2467]-[.B24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4">
            <text:p>3834</text:p>
          </table:table-cell>
          <table:table-cell table:formula="of:=MOD(ROW([.B2483]);16)" office:value-type="float" office:value="3">
            <text:p>3</text:p>
          </table:table-cell>
          <table:table-cell table:formula="of:=[.B2468]-[.B24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9">
            <text:p>3839</text:p>
          </table:table-cell>
          <table:table-cell table:formula="of:=MOD(ROW([.B2484]);16)" office:value-type="float" office:value="4">
            <text:p>4</text:p>
          </table:table-cell>
          <table:table-cell table:formula="of:=[.B2469]-[.B246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5">
            <text:p>3845</text:p>
          </table:table-cell>
          <table:table-cell table:formula="of:=MOD(ROW([.B2485]);16)" office:value-type="float" office:value="5">
            <text:p>5</text:p>
          </table:table-cell>
          <table:table-cell table:formula="of:=[.B2470]-[.B24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1">
            <text:p>3851</text:p>
          </table:table-cell>
          <table:table-cell table:formula="of:=MOD(ROW([.B2486]);16)" office:value-type="float" office:value="6">
            <text:p>6</text:p>
          </table:table-cell>
          <table:table-cell table:formula="of:=[.B2471]-[.B24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7">
            <text:p>3857</text:p>
          </table:table-cell>
          <table:table-cell table:formula="of:=MOD(ROW([.B2487]);16)" office:value-type="float" office:value="7">
            <text:p>7</text:p>
          </table:table-cell>
          <table:table-cell table:formula="of:=[.B2472]-[.B24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3">
            <text:p>3863</text:p>
          </table:table-cell>
          <table:table-cell table:formula="of:=MOD(ROW([.B2488]);16)" office:value-type="float" office:value="8">
            <text:p>8</text:p>
          </table:table-cell>
          <table:table-cell table:formula="of:=[.B2473]-[.B24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9">
            <text:p>3869</text:p>
          </table:table-cell>
          <table:table-cell table:formula="of:=MOD(ROW([.B2489]);16)" office:value-type="float" office:value="9">
            <text:p>9</text:p>
          </table:table-cell>
          <table:table-cell table:formula="of:=[.B2474]-[.B24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4">
            <text:p>3874</text:p>
          </table:table-cell>
          <table:table-cell table:formula="of:=MOD(ROW([.B2490]);16)" office:value-type="float" office:value="10">
            <text:p>10</text:p>
          </table:table-cell>
          <table:table-cell table:formula="of:=[.B2475]-[.B247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0">
            <text:p>3880</text:p>
          </table:table-cell>
          <table:table-cell table:formula="of:=MOD(ROW([.B2491]);16)" office:value-type="float" office:value="11">
            <text:p>11</text:p>
          </table:table-cell>
          <table:table-cell table:formula="of:=[.B2476]-[.B24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6">
            <text:p>3886</text:p>
          </table:table-cell>
          <table:table-cell table:formula="of:=MOD(ROW([.B2492]);16)" office:value-type="float" office:value="12">
            <text:p>12</text:p>
          </table:table-cell>
          <table:table-cell table:formula="of:=[.B2477]-[.B24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2">
            <text:p>3892</text:p>
          </table:table-cell>
          <table:table-cell table:formula="of:=MOD(ROW([.B2493]);16)" office:value-type="float" office:value="13">
            <text:p>13</text:p>
          </table:table-cell>
          <table:table-cell table:formula="of:=[.B2478]-[.B24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8">
            <text:p>3898</text:p>
          </table:table-cell>
          <table:table-cell table:formula="of:=MOD(ROW([.B2494]);16)" office:value-type="float" office:value="14">
            <text:p>14</text:p>
          </table:table-cell>
          <table:table-cell table:formula="of:=[.B2479]-[.B24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4">
            <text:p>3904</text:p>
          </table:table-cell>
          <table:table-cell table:formula="of:=MOD(ROW([.B2495]);16)" office:value-type="float" office:value="15">
            <text:p>15</text:p>
          </table:table-cell>
          <table:table-cell table:formula="of:=[.B2480]-[.B24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96]);16)" office:value-type="float" office:value="0">
            <text:p>0</text:p>
          </table:table-cell>
          <table:table-cell table:formula="of:=[.B2481]-[.B2480]" office:value-type="float" office:value="-3904">
            <text:p>-39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8">
            <text:p>4618</text:p>
          </table:table-cell>
          <table:table-cell table:formula="of:=MOD(ROW([.B2497]);16)" office:value-type="float" office:value="1">
            <text:p>1</text:p>
          </table:table-cell>
          <table:table-cell table:formula="of:=[.B2482]-[.B2481]" office:value-type="float" office:value="4618">
            <text:p>46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6">
            <text:p>4626</text:p>
          </table:table-cell>
          <table:table-cell table:formula="of:=MOD(ROW([.B2498]);16)" office:value-type="float" office:value="2">
            <text:p>2</text:p>
          </table:table-cell>
          <table:table-cell table:formula="of:=[.B2483]-[.B248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3">
            <text:p>4633</text:p>
          </table:table-cell>
          <table:table-cell table:formula="of:=MOD(ROW([.B2499]);16)" office:value-type="float" office:value="3">
            <text:p>3</text:p>
          </table:table-cell>
          <table:table-cell table:formula="of:=[.B2484]-[.B24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0">
            <text:p>4640</text:p>
          </table:table-cell>
          <table:table-cell table:formula="of:=MOD(ROW([.B2500]);16)" office:value-type="float" office:value="4">
            <text:p>4</text:p>
          </table:table-cell>
          <table:table-cell table:formula="of:=[.B2485]-[.B24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8">
            <text:p>4648</text:p>
          </table:table-cell>
          <table:table-cell table:formula="of:=MOD(ROW([.B2501]);16)" office:value-type="float" office:value="5">
            <text:p>5</text:p>
          </table:table-cell>
          <table:table-cell table:formula="of:=[.B2486]-[.B248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5">
            <text:p>4655</text:p>
          </table:table-cell>
          <table:table-cell table:formula="of:=MOD(ROW([.B2502]);16)" office:value-type="float" office:value="6">
            <text:p>6</text:p>
          </table:table-cell>
          <table:table-cell table:formula="of:=[.B2487]-[.B248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2">
            <text:p>4662</text:p>
          </table:table-cell>
          <table:table-cell table:formula="of:=MOD(ROW([.B2503]);16)" office:value-type="float" office:value="7">
            <text:p>7</text:p>
          </table:table-cell>
          <table:table-cell table:formula="of:=[.B2488]-[.B24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9">
            <text:p>4669</text:p>
          </table:table-cell>
          <table:table-cell table:formula="of:=MOD(ROW([.B2504]);16)" office:value-type="float" office:value="8">
            <text:p>8</text:p>
          </table:table-cell>
          <table:table-cell table:formula="of:=[.B2489]-[.B24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7">
            <text:p>4677</text:p>
          </table:table-cell>
          <table:table-cell table:formula="of:=MOD(ROW([.B2505]);16)" office:value-type="float" office:value="9">
            <text:p>9</text:p>
          </table:table-cell>
          <table:table-cell table:formula="of:=[.B2490]-[.B248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4">
            <text:p>4684</text:p>
          </table:table-cell>
          <table:table-cell table:formula="of:=MOD(ROW([.B2506]);16)" office:value-type="float" office:value="10">
            <text:p>10</text:p>
          </table:table-cell>
          <table:table-cell table:formula="of:=[.B2491]-[.B24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1">
            <text:p>4691</text:p>
          </table:table-cell>
          <table:table-cell table:formula="of:=MOD(ROW([.B2507]);16)" office:value-type="float" office:value="11">
            <text:p>11</text:p>
          </table:table-cell>
          <table:table-cell table:formula="of:=[.B2492]-[.B24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9">
            <text:p>4699</text:p>
          </table:table-cell>
          <table:table-cell table:formula="of:=MOD(ROW([.B2508]);16)" office:value-type="float" office:value="12">
            <text:p>12</text:p>
          </table:table-cell>
          <table:table-cell table:formula="of:=[.B2493]-[.B249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06">
            <text:p>4706</text:p>
          </table:table-cell>
          <table:table-cell table:formula="of:=MOD(ROW([.B2509]);16)" office:value-type="float" office:value="13">
            <text:p>13</text:p>
          </table:table-cell>
          <table:table-cell table:formula="of:=[.B2494]-[.B24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13">
            <text:p>4713</text:p>
          </table:table-cell>
          <table:table-cell table:formula="of:=MOD(ROW([.B2510]);16)" office:value-type="float" office:value="14">
            <text:p>14</text:p>
          </table:table-cell>
          <table:table-cell table:formula="of:=[.B2495]-[.B24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21">
            <text:p>4721</text:p>
          </table:table-cell>
          <table:table-cell table:formula="of:=MOD(ROW([.B2511]);16)" office:value-type="float" office:value="15">
            <text:p>15</text:p>
          </table:table-cell>
          <table:table-cell table:formula="of:=[.B2496]-[.B249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12]);16)" office:value-type="float" office:value="0">
            <text:p>0</text:p>
          </table:table-cell>
          <table:table-cell table:formula="of:=[.B2497]-[.B2496]" office:value-type="float" office:value="-4721">
            <text:p>-47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8">
            <text:p>4158</text:p>
          </table:table-cell>
          <table:table-cell table:formula="of:=MOD(ROW([.B2513]);16)" office:value-type="float" office:value="1">
            <text:p>1</text:p>
          </table:table-cell>
          <table:table-cell table:formula="of:=[.B2498]-[.B2497]" office:value-type="float" office:value="4158">
            <text:p>41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5">
            <text:p>4165</text:p>
          </table:table-cell>
          <table:table-cell table:formula="of:=MOD(ROW([.B2514]);16)" office:value-type="float" office:value="2">
            <text:p>2</text:p>
          </table:table-cell>
          <table:table-cell table:formula="of:=[.B2499]-[.B24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2">
            <text:p>4172</text:p>
          </table:table-cell>
          <table:table-cell table:formula="of:=MOD(ROW([.B2515]);16)" office:value-type="float" office:value="3">
            <text:p>3</text:p>
          </table:table-cell>
          <table:table-cell table:formula="of:=[.B2500]-[.B24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8">
            <text:p>4178</text:p>
          </table:table-cell>
          <table:table-cell table:formula="of:=MOD(ROW([.B2516]);16)" office:value-type="float" office:value="4">
            <text:p>4</text:p>
          </table:table-cell>
          <table:table-cell table:formula="of:=[.B2501]-[.B25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5">
            <text:p>4185</text:p>
          </table:table-cell>
          <table:table-cell table:formula="of:=MOD(ROW([.B2517]);16)" office:value-type="float" office:value="5">
            <text:p>5</text:p>
          </table:table-cell>
          <table:table-cell table:formula="of:=[.B2502]-[.B25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2">
            <text:p>4192</text:p>
          </table:table-cell>
          <table:table-cell table:formula="of:=MOD(ROW([.B2518]);16)" office:value-type="float" office:value="6">
            <text:p>6</text:p>
          </table:table-cell>
          <table:table-cell table:formula="of:=[.B2503]-[.B25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9">
            <text:p>4199</text:p>
          </table:table-cell>
          <table:table-cell table:formula="of:=MOD(ROW([.B2519]);16)" office:value-type="float" office:value="7">
            <text:p>7</text:p>
          </table:table-cell>
          <table:table-cell table:formula="of:=[.B2504]-[.B25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9">
            <text:p>4209</text:p>
          </table:table-cell>
          <table:table-cell table:formula="of:=MOD(ROW([.B2520]);16)" office:value-type="float" office:value="8">
            <text:p>8</text:p>
          </table:table-cell>
          <table:table-cell table:formula="of:=[.B2505]-[.B2504]" office:value-type="float" office:value="10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6">
            <text:p>4216</text:p>
          </table:table-cell>
          <table:table-cell table:formula="of:=MOD(ROW([.B2521]);16)" office:value-type="float" office:value="9">
            <text:p>9</text:p>
          </table:table-cell>
          <table:table-cell table:formula="of:=[.B2506]-[.B25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4">
            <text:p>4224</text:p>
          </table:table-cell>
          <table:table-cell table:formula="of:=MOD(ROW([.B2522]);16)" office:value-type="float" office:value="10">
            <text:p>10</text:p>
          </table:table-cell>
          <table:table-cell table:formula="of:=[.B2507]-[.B250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1">
            <text:p>4231</text:p>
          </table:table-cell>
          <table:table-cell table:formula="of:=MOD(ROW([.B2523]);16)" office:value-type="float" office:value="11">
            <text:p>11</text:p>
          </table:table-cell>
          <table:table-cell table:formula="of:=[.B2508]-[.B25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0">
            <text:p>4240</text:p>
          </table:table-cell>
          <table:table-cell table:formula="of:=MOD(ROW([.B2524]);16)" office:value-type="float" office:value="12">
            <text:p>12</text:p>
          </table:table-cell>
          <table:table-cell table:formula="of:=[.B2509]-[.B2508]" office:value-type="float" office:value="9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6">
            <text:p>4246</text:p>
          </table:table-cell>
          <table:table-cell table:formula="of:=MOD(ROW([.B2525]);16)" office:value-type="float" office:value="13">
            <text:p>13</text:p>
          </table:table-cell>
          <table:table-cell table:formula="of:=[.B2510]-[.B25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2">
            <text:p>4252</text:p>
          </table:table-cell>
          <table:table-cell table:formula="of:=MOD(ROW([.B2526]);16)" office:value-type="float" office:value="14">
            <text:p>14</text:p>
          </table:table-cell>
          <table:table-cell table:formula="of:=[.B2511]-[.B25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8">
            <text:p>4258</text:p>
          </table:table-cell>
          <table:table-cell table:formula="of:=MOD(ROW([.B2527]);16)" office:value-type="float" office:value="15">
            <text:p>15</text:p>
          </table:table-cell>
          <table:table-cell table:formula="of:=[.B2512]-[.B25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28]);16)" office:value-type="float" office:value="0">
            <text:p>0</text:p>
          </table:table-cell>
          <table:table-cell table:formula="of:=[.B2513]-[.B2512]" office:value-type="float" office:value="-4258">
            <text:p>-42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7">
            <text:p>3577</text:p>
          </table:table-cell>
          <table:table-cell table:formula="of:=MOD(ROW([.B2529]);16)" office:value-type="float" office:value="1">
            <text:p>1</text:p>
          </table:table-cell>
          <table:table-cell table:formula="of:=[.B2514]-[.B2513]" office:value-type="float" office:value="3577">
            <text:p>35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3">
            <text:p>3583</text:p>
          </table:table-cell>
          <table:table-cell table:formula="of:=MOD(ROW([.B2530]);16)" office:value-type="float" office:value="2">
            <text:p>2</text:p>
          </table:table-cell>
          <table:table-cell table:formula="of:=[.B2515]-[.B25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9">
            <text:p>3589</text:p>
          </table:table-cell>
          <table:table-cell table:formula="of:=MOD(ROW([.B2531]);16)" office:value-type="float" office:value="3">
            <text:p>3</text:p>
          </table:table-cell>
          <table:table-cell table:formula="of:=[.B2516]-[.B25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95">
            <text:p>3595</text:p>
          </table:table-cell>
          <table:table-cell table:formula="of:=MOD(ROW([.B2532]);16)" office:value-type="float" office:value="4">
            <text:p>4</text:p>
          </table:table-cell>
          <table:table-cell table:formula="of:=[.B2517]-[.B25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0">
            <text:p>3600</text:p>
          </table:table-cell>
          <table:table-cell table:formula="of:=MOD(ROW([.B2533]);16)" office:value-type="float" office:value="5">
            <text:p>5</text:p>
          </table:table-cell>
          <table:table-cell table:formula="of:=[.B2518]-[.B251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6">
            <text:p>3606</text:p>
          </table:table-cell>
          <table:table-cell table:formula="of:=MOD(ROW([.B2534]);16)" office:value-type="float" office:value="6">
            <text:p>6</text:p>
          </table:table-cell>
          <table:table-cell table:formula="of:=[.B2519]-[.B25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2">
            <text:p>3612</text:p>
          </table:table-cell>
          <table:table-cell table:formula="of:=MOD(ROW([.B2535]);16)" office:value-type="float" office:value="7">
            <text:p>7</text:p>
          </table:table-cell>
          <table:table-cell table:formula="of:=[.B2520]-[.B25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18">
            <text:p>3618</text:p>
          </table:table-cell>
          <table:table-cell table:formula="of:=MOD(ROW([.B2536]);16)" office:value-type="float" office:value="8">
            <text:p>8</text:p>
          </table:table-cell>
          <table:table-cell table:formula="of:=[.B2521]-[.B25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4">
            <text:p>3624</text:p>
          </table:table-cell>
          <table:table-cell table:formula="of:=MOD(ROW([.B2537]);16)" office:value-type="float" office:value="9">
            <text:p>9</text:p>
          </table:table-cell>
          <table:table-cell table:formula="of:=[.B2522]-[.B252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0">
            <text:p>3630</text:p>
          </table:table-cell>
          <table:table-cell table:formula="of:=MOD(ROW([.B2538]);16)" office:value-type="float" office:value="10">
            <text:p>10</text:p>
          </table:table-cell>
          <table:table-cell table:formula="of:=[.B2523]-[.B25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7">
            <text:p>3637</text:p>
          </table:table-cell>
          <table:table-cell table:formula="of:=MOD(ROW([.B2539]);16)" office:value-type="float" office:value="11">
            <text:p>11</text:p>
          </table:table-cell>
          <table:table-cell table:formula="of:=[.B2524]-[.B25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3">
            <text:p>3643</text:p>
          </table:table-cell>
          <table:table-cell table:formula="of:=MOD(ROW([.B2540]);16)" office:value-type="float" office:value="12">
            <text:p>12</text:p>
          </table:table-cell>
          <table:table-cell table:formula="of:=[.B2525]-[.B25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9">
            <text:p>3649</text:p>
          </table:table-cell>
          <table:table-cell table:formula="of:=MOD(ROW([.B2541]);16)" office:value-type="float" office:value="13">
            <text:p>13</text:p>
          </table:table-cell>
          <table:table-cell table:formula="of:=[.B2526]-[.B25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5">
            <text:p>3655</text:p>
          </table:table-cell>
          <table:table-cell table:formula="of:=MOD(ROW([.B2542]);16)" office:value-type="float" office:value="14">
            <text:p>14</text:p>
          </table:table-cell>
          <table:table-cell table:formula="of:=[.B2527]-[.B25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1">
            <text:p>3661</text:p>
          </table:table-cell>
          <table:table-cell table:formula="of:=MOD(ROW([.B2543]);16)" office:value-type="float" office:value="15">
            <text:p>15</text:p>
          </table:table-cell>
          <table:table-cell table:formula="of:=[.B2528]-[.B25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44]);16)" office:value-type="float" office:value="0">
            <text:p>0</text:p>
          </table:table-cell>
          <table:table-cell table:formula="of:=[.B2529]-[.B2528]" office:value-type="float" office:value="-3661">
            <text:p>-36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2">
            <text:p>3762</text:p>
          </table:table-cell>
          <table:table-cell table:formula="of:=MOD(ROW([.B2545]);16)" office:value-type="float" office:value="1">
            <text:p>1</text:p>
          </table:table-cell>
          <table:table-cell table:formula="of:=[.B2530]-[.B2529]" office:value-type="float" office:value="3762">
            <text:p>37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8">
            <text:p>3768</text:p>
          </table:table-cell>
          <table:table-cell table:formula="of:=MOD(ROW([.B2546]);16)" office:value-type="float" office:value="2">
            <text:p>2</text:p>
          </table:table-cell>
          <table:table-cell table:formula="of:=[.B2531]-[.B25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4">
            <text:p>3774</text:p>
          </table:table-cell>
          <table:table-cell table:formula="of:=MOD(ROW([.B2547]);16)" office:value-type="float" office:value="3">
            <text:p>3</text:p>
          </table:table-cell>
          <table:table-cell table:formula="of:=[.B2532]-[.B25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0">
            <text:p>3780</text:p>
          </table:table-cell>
          <table:table-cell table:formula="of:=MOD(ROW([.B2548]);16)" office:value-type="float" office:value="4">
            <text:p>4</text:p>
          </table:table-cell>
          <table:table-cell table:formula="of:=[.B2533]-[.B25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6">
            <text:p>3786</text:p>
          </table:table-cell>
          <table:table-cell table:formula="of:=MOD(ROW([.B2549]);16)" office:value-type="float" office:value="5">
            <text:p>5</text:p>
          </table:table-cell>
          <table:table-cell table:formula="of:=[.B2534]-[.B25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2">
            <text:p>3792</text:p>
          </table:table-cell>
          <table:table-cell table:formula="of:=MOD(ROW([.B2550]);16)" office:value-type="float" office:value="6">
            <text:p>6</text:p>
          </table:table-cell>
          <table:table-cell table:formula="of:=[.B2535]-[.B25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8">
            <text:p>3798</text:p>
          </table:table-cell>
          <table:table-cell table:formula="of:=MOD(ROW([.B2551]);16)" office:value-type="float" office:value="7">
            <text:p>7</text:p>
          </table:table-cell>
          <table:table-cell table:formula="of:=[.B2536]-[.B25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4">
            <text:p>3804</text:p>
          </table:table-cell>
          <table:table-cell table:formula="of:=MOD(ROW([.B2552]);16)" office:value-type="float" office:value="8">
            <text:p>8</text:p>
          </table:table-cell>
          <table:table-cell table:formula="of:=[.B2537]-[.B25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">
            <text:p>3810</text:p>
          </table:table-cell>
          <table:table-cell table:formula="of:=MOD(ROW([.B2553]);16)" office:value-type="float" office:value="9">
            <text:p>9</text:p>
          </table:table-cell>
          <table:table-cell table:formula="of:=[.B2538]-[.B25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6">
            <text:p>3816</text:p>
          </table:table-cell>
          <table:table-cell table:formula="of:=MOD(ROW([.B2554]);16)" office:value-type="float" office:value="10">
            <text:p>10</text:p>
          </table:table-cell>
          <table:table-cell table:formula="of:=[.B2539]-[.B25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3">
            <text:p>3823</text:p>
          </table:table-cell>
          <table:table-cell table:formula="of:=MOD(ROW([.B2555]);16)" office:value-type="float" office:value="11">
            <text:p>11</text:p>
          </table:table-cell>
          <table:table-cell table:formula="of:=[.B2540]-[.B25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9">
            <text:p>3829</text:p>
          </table:table-cell>
          <table:table-cell table:formula="of:=MOD(ROW([.B2556]);16)" office:value-type="float" office:value="12">
            <text:p>12</text:p>
          </table:table-cell>
          <table:table-cell table:formula="of:=[.B2541]-[.B25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5">
            <text:p>3835</text:p>
          </table:table-cell>
          <table:table-cell table:formula="of:=MOD(ROW([.B2557]);16)" office:value-type="float" office:value="13">
            <text:p>13</text:p>
          </table:table-cell>
          <table:table-cell table:formula="of:=[.B2542]-[.B25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1">
            <text:p>3841</text:p>
          </table:table-cell>
          <table:table-cell table:formula="of:=MOD(ROW([.B2558]);16)" office:value-type="float" office:value="14">
            <text:p>14</text:p>
          </table:table-cell>
          <table:table-cell table:formula="of:=[.B2543]-[.B25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7">
            <text:p>3847</text:p>
          </table:table-cell>
          <table:table-cell table:formula="of:=MOD(ROW([.B2559]);16)" office:value-type="float" office:value="15">
            <text:p>15</text:p>
          </table:table-cell>
          <table:table-cell table:formula="of:=[.B2544]-[.B25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60]);16)" office:value-type="float" office:value="0">
            <text:p>0</text:p>
          </table:table-cell>
          <table:table-cell table:formula="of:=[.B2545]-[.B2544]" office:value-type="float" office:value="-3847">
            <text:p>-38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65">
            <text:p>6865</text:p>
          </table:table-cell>
          <table:table-cell table:formula="of:=MOD(ROW([.B2561]);16)" office:value-type="float" office:value="1">
            <text:p>1</text:p>
          </table:table-cell>
          <table:table-cell table:formula="of:=[.B2546]-[.B2545]" office:value-type="float" office:value="6865">
            <text:p>68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71">
            <text:p>6871</text:p>
          </table:table-cell>
          <table:table-cell table:formula="of:=MOD(ROW([.B2562]);16)" office:value-type="float" office:value="2">
            <text:p>2</text:p>
          </table:table-cell>
          <table:table-cell table:formula="of:=[.B2547]-[.B25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77">
            <text:p>6877</text:p>
          </table:table-cell>
          <table:table-cell table:formula="of:=MOD(ROW([.B2563]);16)" office:value-type="float" office:value="3">
            <text:p>3</text:p>
          </table:table-cell>
          <table:table-cell table:formula="of:=[.B2548]-[.B25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83">
            <text:p>6883</text:p>
          </table:table-cell>
          <table:table-cell table:formula="of:=MOD(ROW([.B2564]);16)" office:value-type="float" office:value="4">
            <text:p>4</text:p>
          </table:table-cell>
          <table:table-cell table:formula="of:=[.B2549]-[.B25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89">
            <text:p>6889</text:p>
          </table:table-cell>
          <table:table-cell table:formula="of:=MOD(ROW([.B2565]);16)" office:value-type="float" office:value="5">
            <text:p>5</text:p>
          </table:table-cell>
          <table:table-cell table:formula="of:=[.B2550]-[.B25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95">
            <text:p>6895</text:p>
          </table:table-cell>
          <table:table-cell table:formula="of:=MOD(ROW([.B2566]);16)" office:value-type="float" office:value="6">
            <text:p>6</text:p>
          </table:table-cell>
          <table:table-cell table:formula="of:=[.B2551]-[.B25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01">
            <text:p>6901</text:p>
          </table:table-cell>
          <table:table-cell table:formula="of:=MOD(ROW([.B2567]);16)" office:value-type="float" office:value="7">
            <text:p>7</text:p>
          </table:table-cell>
          <table:table-cell table:formula="of:=[.B2552]-[.B25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07">
            <text:p>6907</text:p>
          </table:table-cell>
          <table:table-cell table:formula="of:=MOD(ROW([.B2568]);16)" office:value-type="float" office:value="8">
            <text:p>8</text:p>
          </table:table-cell>
          <table:table-cell table:formula="of:=[.B2553]-[.B25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13">
            <text:p>6913</text:p>
          </table:table-cell>
          <table:table-cell table:formula="of:=MOD(ROW([.B2569]);16)" office:value-type="float" office:value="9">
            <text:p>9</text:p>
          </table:table-cell>
          <table:table-cell table:formula="of:=[.B2554]-[.B25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19">
            <text:p>6919</text:p>
          </table:table-cell>
          <table:table-cell table:formula="of:=MOD(ROW([.B2570]);16)" office:value-type="float" office:value="10">
            <text:p>10</text:p>
          </table:table-cell>
          <table:table-cell table:formula="of:=[.B2555]-[.B25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26">
            <text:p>6926</text:p>
          </table:table-cell>
          <table:table-cell table:formula="of:=MOD(ROW([.B2571]);16)" office:value-type="float" office:value="11">
            <text:p>11</text:p>
          </table:table-cell>
          <table:table-cell table:formula="of:=[.B2556]-[.B25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32">
            <text:p>6932</text:p>
          </table:table-cell>
          <table:table-cell table:formula="of:=MOD(ROW([.B2572]);16)" office:value-type="float" office:value="12">
            <text:p>12</text:p>
          </table:table-cell>
          <table:table-cell table:formula="of:=[.B2557]-[.B25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38">
            <text:p>6938</text:p>
          </table:table-cell>
          <table:table-cell table:formula="of:=MOD(ROW([.B2573]);16)" office:value-type="float" office:value="13">
            <text:p>13</text:p>
          </table:table-cell>
          <table:table-cell table:formula="of:=[.B2558]-[.B25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44">
            <text:p>6944</text:p>
          </table:table-cell>
          <table:table-cell table:formula="of:=MOD(ROW([.B2574]);16)" office:value-type="float" office:value="14">
            <text:p>14</text:p>
          </table:table-cell>
          <table:table-cell table:formula="of:=[.B2559]-[.B25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50">
            <text:p>6950</text:p>
          </table:table-cell>
          <table:table-cell table:formula="of:=MOD(ROW([.B2575]);16)" office:value-type="float" office:value="15">
            <text:p>15</text:p>
          </table:table-cell>
          <table:table-cell table:formula="of:=[.B2560]-[.B25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76]);16)" office:value-type="float" office:value="0">
            <text:p>0</text:p>
          </table:table-cell>
          <table:table-cell table:formula="of:=[.B2561]-[.B2560]" office:value-type="float" office:value="-6950">
            <text:p>-69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6">
            <text:p>3756</text:p>
          </table:table-cell>
          <table:table-cell table:formula="of:=MOD(ROW([.B2577]);16)" office:value-type="float" office:value="1">
            <text:p>1</text:p>
          </table:table-cell>
          <table:table-cell table:formula="of:=[.B2562]-[.B2561]" office:value-type="float" office:value="3756">
            <text:p>37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2">
            <text:p>3762</text:p>
          </table:table-cell>
          <table:table-cell table:formula="of:=MOD(ROW([.B2578]);16)" office:value-type="float" office:value="2">
            <text:p>2</text:p>
          </table:table-cell>
          <table:table-cell table:formula="of:=[.B2563]-[.B25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8">
            <text:p>3768</text:p>
          </table:table-cell>
          <table:table-cell table:formula="of:=MOD(ROW([.B2579]);16)" office:value-type="float" office:value="3">
            <text:p>3</text:p>
          </table:table-cell>
          <table:table-cell table:formula="of:=[.B2564]-[.B25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4">
            <text:p>3774</text:p>
          </table:table-cell>
          <table:table-cell table:formula="of:=MOD(ROW([.B2580]);16)" office:value-type="float" office:value="4">
            <text:p>4</text:p>
          </table:table-cell>
          <table:table-cell table:formula="of:=[.B2565]-[.B25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0">
            <text:p>3780</text:p>
          </table:table-cell>
          <table:table-cell table:formula="of:=MOD(ROW([.B2581]);16)" office:value-type="float" office:value="5">
            <text:p>5</text:p>
          </table:table-cell>
          <table:table-cell table:formula="of:=[.B2566]-[.B25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5">
            <text:p>3785</text:p>
          </table:table-cell>
          <table:table-cell table:formula="of:=MOD(ROW([.B2582]);16)" office:value-type="float" office:value="6">
            <text:p>6</text:p>
          </table:table-cell>
          <table:table-cell table:formula="of:=[.B2567]-[.B256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2">
            <text:p>3792</text:p>
          </table:table-cell>
          <table:table-cell table:formula="of:=MOD(ROW([.B2583]);16)" office:value-type="float" office:value="7">
            <text:p>7</text:p>
          </table:table-cell>
          <table:table-cell table:formula="of:=[.B2568]-[.B25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8">
            <text:p>3798</text:p>
          </table:table-cell>
          <table:table-cell table:formula="of:=MOD(ROW([.B2584]);16)" office:value-type="float" office:value="8">
            <text:p>8</text:p>
          </table:table-cell>
          <table:table-cell table:formula="of:=[.B2569]-[.B25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4">
            <text:p>3804</text:p>
          </table:table-cell>
          <table:table-cell table:formula="of:=MOD(ROW([.B2585]);16)" office:value-type="float" office:value="9">
            <text:p>9</text:p>
          </table:table-cell>
          <table:table-cell table:formula="of:=[.B2570]-[.B25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">
            <text:p>3810</text:p>
          </table:table-cell>
          <table:table-cell table:formula="of:=MOD(ROW([.B2586]);16)" office:value-type="float" office:value="10">
            <text:p>10</text:p>
          </table:table-cell>
          <table:table-cell table:formula="of:=[.B2571]-[.B25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6">
            <text:p>3816</text:p>
          </table:table-cell>
          <table:table-cell table:formula="of:=MOD(ROW([.B2587]);16)" office:value-type="float" office:value="11">
            <text:p>11</text:p>
          </table:table-cell>
          <table:table-cell table:formula="of:=[.B2572]-[.B25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2">
            <text:p>3822</text:p>
          </table:table-cell>
          <table:table-cell table:formula="of:=MOD(ROW([.B2588]);16)" office:value-type="float" office:value="12">
            <text:p>12</text:p>
          </table:table-cell>
          <table:table-cell table:formula="of:=[.B2573]-[.B25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8">
            <text:p>3828</text:p>
          </table:table-cell>
          <table:table-cell table:formula="of:=MOD(ROW([.B2589]);16)" office:value-type="float" office:value="13">
            <text:p>13</text:p>
          </table:table-cell>
          <table:table-cell table:formula="of:=[.B2574]-[.B25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4">
            <text:p>3834</text:p>
          </table:table-cell>
          <table:table-cell table:formula="of:=MOD(ROW([.B2590]);16)" office:value-type="float" office:value="14">
            <text:p>14</text:p>
          </table:table-cell>
          <table:table-cell table:formula="of:=[.B2575]-[.B25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0">
            <text:p>3840</text:p>
          </table:table-cell>
          <table:table-cell table:formula="of:=MOD(ROW([.B2591]);16)" office:value-type="float" office:value="15">
            <text:p>15</text:p>
          </table:table-cell>
          <table:table-cell table:formula="of:=[.B2576]-[.B25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92]);16)" office:value-type="float" office:value="0">
            <text:p>0</text:p>
          </table:table-cell>
          <table:table-cell table:formula="of:=[.B2577]-[.B2576]" office:value-type="float" office:value="-3840">
            <text:p>-38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2">
            <text:p>3772</text:p>
          </table:table-cell>
          <table:table-cell table:formula="of:=MOD(ROW([.B2593]);16)" office:value-type="float" office:value="1">
            <text:p>1</text:p>
          </table:table-cell>
          <table:table-cell table:formula="of:=[.B2578]-[.B2577]" office:value-type="float" office:value="3772">
            <text:p>37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9">
            <text:p>3779</text:p>
          </table:table-cell>
          <table:table-cell table:formula="of:=MOD(ROW([.B2594]);16)" office:value-type="float" office:value="2">
            <text:p>2</text:p>
          </table:table-cell>
          <table:table-cell table:formula="of:=[.B2579]-[.B25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5">
            <text:p>3785</text:p>
          </table:table-cell>
          <table:table-cell table:formula="of:=MOD(ROW([.B2595]);16)" office:value-type="float" office:value="3">
            <text:p>3</text:p>
          </table:table-cell>
          <table:table-cell table:formula="of:=[.B2580]-[.B25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1">
            <text:p>3791</text:p>
          </table:table-cell>
          <table:table-cell table:formula="of:=MOD(ROW([.B2596]);16)" office:value-type="float" office:value="4">
            <text:p>4</text:p>
          </table:table-cell>
          <table:table-cell table:formula="of:=[.B2581]-[.B25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7">
            <text:p>3797</text:p>
          </table:table-cell>
          <table:table-cell table:formula="of:=MOD(ROW([.B2597]);16)" office:value-type="float" office:value="5">
            <text:p>5</text:p>
          </table:table-cell>
          <table:table-cell table:formula="of:=[.B2582]-[.B25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3">
            <text:p>3803</text:p>
          </table:table-cell>
          <table:table-cell table:formula="of:=MOD(ROW([.B2598]);16)" office:value-type="float" office:value="6">
            <text:p>6</text:p>
          </table:table-cell>
          <table:table-cell table:formula="of:=[.B2583]-[.B25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9">
            <text:p>3809</text:p>
          </table:table-cell>
          <table:table-cell table:formula="of:=MOD(ROW([.B2599]);16)" office:value-type="float" office:value="7">
            <text:p>7</text:p>
          </table:table-cell>
          <table:table-cell table:formula="of:=[.B2584]-[.B25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5">
            <text:p>3815</text:p>
          </table:table-cell>
          <table:table-cell table:formula="of:=MOD(ROW([.B2600]);16)" office:value-type="float" office:value="8">
            <text:p>8</text:p>
          </table:table-cell>
          <table:table-cell table:formula="of:=[.B2585]-[.B25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1">
            <text:p>3821</text:p>
          </table:table-cell>
          <table:table-cell table:formula="of:=MOD(ROW([.B2601]);16)" office:value-type="float" office:value="9">
            <text:p>9</text:p>
          </table:table-cell>
          <table:table-cell table:formula="of:=[.B2586]-[.B25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7">
            <text:p>3827</text:p>
          </table:table-cell>
          <table:table-cell table:formula="of:=MOD(ROW([.B2602]);16)" office:value-type="float" office:value="10">
            <text:p>10</text:p>
          </table:table-cell>
          <table:table-cell table:formula="of:=[.B2587]-[.B25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4">
            <text:p>3834</text:p>
          </table:table-cell>
          <table:table-cell table:formula="of:=MOD(ROW([.B2603]);16)" office:value-type="float" office:value="11">
            <text:p>11</text:p>
          </table:table-cell>
          <table:table-cell table:formula="of:=[.B2588]-[.B25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0">
            <text:p>3840</text:p>
          </table:table-cell>
          <table:table-cell table:formula="of:=MOD(ROW([.B2604]);16)" office:value-type="float" office:value="12">
            <text:p>12</text:p>
          </table:table-cell>
          <table:table-cell table:formula="of:=[.B2589]-[.B25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6">
            <text:p>3846</text:p>
          </table:table-cell>
          <table:table-cell table:formula="of:=MOD(ROW([.B2605]);16)" office:value-type="float" office:value="13">
            <text:p>13</text:p>
          </table:table-cell>
          <table:table-cell table:formula="of:=[.B2590]-[.B25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2">
            <text:p>3852</text:p>
          </table:table-cell>
          <table:table-cell table:formula="of:=MOD(ROW([.B2606]);16)" office:value-type="float" office:value="14">
            <text:p>14</text:p>
          </table:table-cell>
          <table:table-cell table:formula="of:=[.B2591]-[.B25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8">
            <text:p>3858</text:p>
          </table:table-cell>
          <table:table-cell table:formula="of:=MOD(ROW([.B2607]);16)" office:value-type="float" office:value="15">
            <text:p>15</text:p>
          </table:table-cell>
          <table:table-cell table:formula="of:=[.B2592]-[.B25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08]);16)" office:value-type="float" office:value="0">
            <text:p>0</text:p>
          </table:table-cell>
          <table:table-cell table:formula="of:=[.B2593]-[.B2592]" office:value-type="float" office:value="-3858">
            <text:p>-38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5">
            <text:p>3685</text:p>
          </table:table-cell>
          <table:table-cell table:formula="of:=MOD(ROW([.B2609]);16)" office:value-type="float" office:value="1">
            <text:p>1</text:p>
          </table:table-cell>
          <table:table-cell table:formula="of:=[.B2594]-[.B2593]" office:value-type="float" office:value="3685">
            <text:p>36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1">
            <text:p>3691</text:p>
          </table:table-cell>
          <table:table-cell table:formula="of:=MOD(ROW([.B2610]);16)" office:value-type="float" office:value="2">
            <text:p>2</text:p>
          </table:table-cell>
          <table:table-cell table:formula="of:=[.B2595]-[.B25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7">
            <text:p>3697</text:p>
          </table:table-cell>
          <table:table-cell table:formula="of:=MOD(ROW([.B2611]);16)" office:value-type="float" office:value="3">
            <text:p>3</text:p>
          </table:table-cell>
          <table:table-cell table:formula="of:=[.B2596]-[.B25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3">
            <text:p>3703</text:p>
          </table:table-cell>
          <table:table-cell table:formula="of:=MOD(ROW([.B2612]);16)" office:value-type="float" office:value="4">
            <text:p>4</text:p>
          </table:table-cell>
          <table:table-cell table:formula="of:=[.B2597]-[.B25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9">
            <text:p>3709</text:p>
          </table:table-cell>
          <table:table-cell table:formula="of:=MOD(ROW([.B2613]);16)" office:value-type="float" office:value="5">
            <text:p>5</text:p>
          </table:table-cell>
          <table:table-cell table:formula="of:=[.B2598]-[.B25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6">
            <text:p>3716</text:p>
          </table:table-cell>
          <table:table-cell table:formula="of:=MOD(ROW([.B2614]);16)" office:value-type="float" office:value="6">
            <text:p>6</text:p>
          </table:table-cell>
          <table:table-cell table:formula="of:=[.B2599]-[.B25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2">
            <text:p>3722</text:p>
          </table:table-cell>
          <table:table-cell table:formula="of:=MOD(ROW([.B2615]);16)" office:value-type="float" office:value="7">
            <text:p>7</text:p>
          </table:table-cell>
          <table:table-cell table:formula="of:=[.B2600]-[.B25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8">
            <text:p>3728</text:p>
          </table:table-cell>
          <table:table-cell table:formula="of:=MOD(ROW([.B2616]);16)" office:value-type="float" office:value="8">
            <text:p>8</text:p>
          </table:table-cell>
          <table:table-cell table:formula="of:=[.B2601]-[.B26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4">
            <text:p>3734</text:p>
          </table:table-cell>
          <table:table-cell table:formula="of:=MOD(ROW([.B2617]);16)" office:value-type="float" office:value="9">
            <text:p>9</text:p>
          </table:table-cell>
          <table:table-cell table:formula="of:=[.B2602]-[.B26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0">
            <text:p>3740</text:p>
          </table:table-cell>
          <table:table-cell table:formula="of:=MOD(ROW([.B2618]);16)" office:value-type="float" office:value="10">
            <text:p>10</text:p>
          </table:table-cell>
          <table:table-cell table:formula="of:=[.B2603]-[.B26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6">
            <text:p>3746</text:p>
          </table:table-cell>
          <table:table-cell table:formula="of:=MOD(ROW([.B2619]);16)" office:value-type="float" office:value="11">
            <text:p>11</text:p>
          </table:table-cell>
          <table:table-cell table:formula="of:=[.B2604]-[.B26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2">
            <text:p>3752</text:p>
          </table:table-cell>
          <table:table-cell table:formula="of:=MOD(ROW([.B2620]);16)" office:value-type="float" office:value="12">
            <text:p>12</text:p>
          </table:table-cell>
          <table:table-cell table:formula="of:=[.B2605]-[.B26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58">
            <text:p>3758</text:p>
          </table:table-cell>
          <table:table-cell table:formula="of:=MOD(ROW([.B2621]);16)" office:value-type="float" office:value="13">
            <text:p>13</text:p>
          </table:table-cell>
          <table:table-cell table:formula="of:=[.B2606]-[.B26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5">
            <text:p>3765</text:p>
          </table:table-cell>
          <table:table-cell table:formula="of:=MOD(ROW([.B2622]);16)" office:value-type="float" office:value="14">
            <text:p>14</text:p>
          </table:table-cell>
          <table:table-cell table:formula="of:=[.B2607]-[.B26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1">
            <text:p>3771</text:p>
          </table:table-cell>
          <table:table-cell table:formula="of:=MOD(ROW([.B2623]);16)" office:value-type="float" office:value="15">
            <text:p>15</text:p>
          </table:table-cell>
          <table:table-cell table:formula="of:=[.B2608]-[.B26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24]);16)" office:value-type="float" office:value="0">
            <text:p>0</text:p>
          </table:table-cell>
          <table:table-cell table:formula="of:=[.B2609]-[.B2608]" office:value-type="float" office:value="-3771">
            <text:p>-37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1">
            <text:p>4141</text:p>
          </table:table-cell>
          <table:table-cell table:formula="of:=MOD(ROW([.B2625]);16)" office:value-type="float" office:value="1">
            <text:p>1</text:p>
          </table:table-cell>
          <table:table-cell table:formula="of:=[.B2610]-[.B2609]" office:value-type="float" office:value="4141">
            <text:p>41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7">
            <text:p>4147</text:p>
          </table:table-cell>
          <table:table-cell table:formula="of:=MOD(ROW([.B2626]);16)" office:value-type="float" office:value="2">
            <text:p>2</text:p>
          </table:table-cell>
          <table:table-cell table:formula="of:=[.B2611]-[.B26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3">
            <text:p>4153</text:p>
          </table:table-cell>
          <table:table-cell table:formula="of:=MOD(ROW([.B2627]);16)" office:value-type="float" office:value="3">
            <text:p>3</text:p>
          </table:table-cell>
          <table:table-cell table:formula="of:=[.B2612]-[.B26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0">
            <text:p>4160</text:p>
          </table:table-cell>
          <table:table-cell table:formula="of:=MOD(ROW([.B2628]);16)" office:value-type="float" office:value="4">
            <text:p>4</text:p>
          </table:table-cell>
          <table:table-cell table:formula="of:=[.B2613]-[.B26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6">
            <text:p>4166</text:p>
          </table:table-cell>
          <table:table-cell table:formula="of:=MOD(ROW([.B2629]);16)" office:value-type="float" office:value="5">
            <text:p>5</text:p>
          </table:table-cell>
          <table:table-cell table:formula="of:=[.B2614]-[.B26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2">
            <text:p>4172</text:p>
          </table:table-cell>
          <table:table-cell table:formula="of:=MOD(ROW([.B2630]);16)" office:value-type="float" office:value="6">
            <text:p>6</text:p>
          </table:table-cell>
          <table:table-cell table:formula="of:=[.B2615]-[.B26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8">
            <text:p>4178</text:p>
          </table:table-cell>
          <table:table-cell table:formula="of:=MOD(ROW([.B2631]);16)" office:value-type="float" office:value="7">
            <text:p>7</text:p>
          </table:table-cell>
          <table:table-cell table:formula="of:=[.B2616]-[.B26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4">
            <text:p>4184</text:p>
          </table:table-cell>
          <table:table-cell table:formula="of:=MOD(ROW([.B2632]);16)" office:value-type="float" office:value="8">
            <text:p>8</text:p>
          </table:table-cell>
          <table:table-cell table:formula="of:=[.B2617]-[.B26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0">
            <text:p>4190</text:p>
          </table:table-cell>
          <table:table-cell table:formula="of:=MOD(ROW([.B2633]);16)" office:value-type="float" office:value="9">
            <text:p>9</text:p>
          </table:table-cell>
          <table:table-cell table:formula="of:=[.B2618]-[.B26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6">
            <text:p>4196</text:p>
          </table:table-cell>
          <table:table-cell table:formula="of:=MOD(ROW([.B2634]);16)" office:value-type="float" office:value="10">
            <text:p>10</text:p>
          </table:table-cell>
          <table:table-cell table:formula="of:=[.B2619]-[.B26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3">
            <text:p>4203</text:p>
          </table:table-cell>
          <table:table-cell table:formula="of:=MOD(ROW([.B2635]);16)" office:value-type="float" office:value="11">
            <text:p>11</text:p>
          </table:table-cell>
          <table:table-cell table:formula="of:=[.B2620]-[.B26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9">
            <text:p>4209</text:p>
          </table:table-cell>
          <table:table-cell table:formula="of:=MOD(ROW([.B2636]);16)" office:value-type="float" office:value="12">
            <text:p>12</text:p>
          </table:table-cell>
          <table:table-cell table:formula="of:=[.B2621]-[.B26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5">
            <text:p>4215</text:p>
          </table:table-cell>
          <table:table-cell table:formula="of:=MOD(ROW([.B2637]);16)" office:value-type="float" office:value="13">
            <text:p>13</text:p>
          </table:table-cell>
          <table:table-cell table:formula="of:=[.B2622]-[.B262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1">
            <text:p>4221</text:p>
          </table:table-cell>
          <table:table-cell table:formula="of:=MOD(ROW([.B2638]);16)" office:value-type="float" office:value="14">
            <text:p>14</text:p>
          </table:table-cell>
          <table:table-cell table:formula="of:=[.B2623]-[.B26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7">
            <text:p>4227</text:p>
          </table:table-cell>
          <table:table-cell table:formula="of:=MOD(ROW([.B2639]);16)" office:value-type="float" office:value="15">
            <text:p>15</text:p>
          </table:table-cell>
          <table:table-cell table:formula="of:=[.B2624]-[.B26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40]);16)" office:value-type="float" office:value="0">
            <text:p>0</text:p>
          </table:table-cell>
          <table:table-cell table:formula="of:=[.B2625]-[.B2624]" office:value-type="float" office:value="-4227">
            <text:p>-42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84">
            <text:p>6884</text:p>
          </table:table-cell>
          <table:table-cell table:formula="of:=MOD(ROW([.B2641]);16)" office:value-type="float" office:value="1">
            <text:p>1</text:p>
          </table:table-cell>
          <table:table-cell table:formula="of:=[.B2626]-[.B2625]" office:value-type="float" office:value="6884">
            <text:p>68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91">
            <text:p>6891</text:p>
          </table:table-cell>
          <table:table-cell table:formula="of:=MOD(ROW([.B2642]);16)" office:value-type="float" office:value="2">
            <text:p>2</text:p>
          </table:table-cell>
          <table:table-cell table:formula="of:=[.B2627]-[.B26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97">
            <text:p>6897</text:p>
          </table:table-cell>
          <table:table-cell table:formula="of:=MOD(ROW([.B2643]);16)" office:value-type="float" office:value="3">
            <text:p>3</text:p>
          </table:table-cell>
          <table:table-cell table:formula="of:=[.B2628]-[.B26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03">
            <text:p>6903</text:p>
          </table:table-cell>
          <table:table-cell table:formula="of:=MOD(ROW([.B2644]);16)" office:value-type="float" office:value="4">
            <text:p>4</text:p>
          </table:table-cell>
          <table:table-cell table:formula="of:=[.B2629]-[.B26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09">
            <text:p>6909</text:p>
          </table:table-cell>
          <table:table-cell table:formula="of:=MOD(ROW([.B2645]);16)" office:value-type="float" office:value="5">
            <text:p>5</text:p>
          </table:table-cell>
          <table:table-cell table:formula="of:=[.B2630]-[.B26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15">
            <text:p>6915</text:p>
          </table:table-cell>
          <table:table-cell table:formula="of:=MOD(ROW([.B2646]);16)" office:value-type="float" office:value="6">
            <text:p>6</text:p>
          </table:table-cell>
          <table:table-cell table:formula="of:=[.B2631]-[.B26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21">
            <text:p>6921</text:p>
          </table:table-cell>
          <table:table-cell table:formula="of:=MOD(ROW([.B2647]);16)" office:value-type="float" office:value="7">
            <text:p>7</text:p>
          </table:table-cell>
          <table:table-cell table:formula="of:=[.B2632]-[.B26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28">
            <text:p>6928</text:p>
          </table:table-cell>
          <table:table-cell table:formula="of:=MOD(ROW([.B2648]);16)" office:value-type="float" office:value="8">
            <text:p>8</text:p>
          </table:table-cell>
          <table:table-cell table:formula="of:=[.B2633]-[.B26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34">
            <text:p>6934</text:p>
          </table:table-cell>
          <table:table-cell table:formula="of:=MOD(ROW([.B2649]);16)" office:value-type="float" office:value="9">
            <text:p>9</text:p>
          </table:table-cell>
          <table:table-cell table:formula="of:=[.B2634]-[.B26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40">
            <text:p>6940</text:p>
          </table:table-cell>
          <table:table-cell table:formula="of:=MOD(ROW([.B2650]);16)" office:value-type="float" office:value="10">
            <text:p>10</text:p>
          </table:table-cell>
          <table:table-cell table:formula="of:=[.B2635]-[.B26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46">
            <text:p>6946</text:p>
          </table:table-cell>
          <table:table-cell table:formula="of:=MOD(ROW([.B2651]);16)" office:value-type="float" office:value="11">
            <text:p>11</text:p>
          </table:table-cell>
          <table:table-cell table:formula="of:=[.B2636]-[.B26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53">
            <text:p>6953</text:p>
          </table:table-cell>
          <table:table-cell table:formula="of:=MOD(ROW([.B2652]);16)" office:value-type="float" office:value="12">
            <text:p>12</text:p>
          </table:table-cell>
          <table:table-cell table:formula="of:=[.B2637]-[.B26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59">
            <text:p>6959</text:p>
          </table:table-cell>
          <table:table-cell table:formula="of:=MOD(ROW([.B2653]);16)" office:value-type="float" office:value="13">
            <text:p>13</text:p>
          </table:table-cell>
          <table:table-cell table:formula="of:=[.B2638]-[.B26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65">
            <text:p>6965</text:p>
          </table:table-cell>
          <table:table-cell table:formula="of:=MOD(ROW([.B2654]);16)" office:value-type="float" office:value="14">
            <text:p>14</text:p>
          </table:table-cell>
          <table:table-cell table:formula="of:=[.B2639]-[.B26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71">
            <text:p>6971</text:p>
          </table:table-cell>
          <table:table-cell table:formula="of:=MOD(ROW([.B2655]);16)" office:value-type="float" office:value="15">
            <text:p>15</text:p>
          </table:table-cell>
          <table:table-cell table:formula="of:=[.B2640]-[.B26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56]);16)" office:value-type="float" office:value="0">
            <text:p>0</text:p>
          </table:table-cell>
          <table:table-cell table:formula="of:=[.B2641]-[.B2640]" office:value-type="float" office:value="-6971">
            <text:p>-69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2">
            <text:p>4092</text:p>
          </table:table-cell>
          <table:table-cell table:formula="of:=MOD(ROW([.B2657]);16)" office:value-type="float" office:value="1">
            <text:p>1</text:p>
          </table:table-cell>
          <table:table-cell table:formula="of:=[.B2642]-[.B2641]" office:value-type="float" office:value="4092">
            <text:p>40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8">
            <text:p>4098</text:p>
          </table:table-cell>
          <table:table-cell table:formula="of:=MOD(ROW([.B2658]);16)" office:value-type="float" office:value="2">
            <text:p>2</text:p>
          </table:table-cell>
          <table:table-cell table:formula="of:=[.B2643]-[.B26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4">
            <text:p>4104</text:p>
          </table:table-cell>
          <table:table-cell table:formula="of:=MOD(ROW([.B2659]);16)" office:value-type="float" office:value="3">
            <text:p>3</text:p>
          </table:table-cell>
          <table:table-cell table:formula="of:=[.B2644]-[.B26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1">
            <text:p>4111</text:p>
          </table:table-cell>
          <table:table-cell table:formula="of:=MOD(ROW([.B2660]);16)" office:value-type="float" office:value="4">
            <text:p>4</text:p>
          </table:table-cell>
          <table:table-cell table:formula="of:=[.B2645]-[.B26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7">
            <text:p>4117</text:p>
          </table:table-cell>
          <table:table-cell table:formula="of:=MOD(ROW([.B2661]);16)" office:value-type="float" office:value="5">
            <text:p>5</text:p>
          </table:table-cell>
          <table:table-cell table:formula="of:=[.B2646]-[.B26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3">
            <text:p>4123</text:p>
          </table:table-cell>
          <table:table-cell table:formula="of:=MOD(ROW([.B2662]);16)" office:value-type="float" office:value="6">
            <text:p>6</text:p>
          </table:table-cell>
          <table:table-cell table:formula="of:=[.B2647]-[.B26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9">
            <text:p>4129</text:p>
          </table:table-cell>
          <table:table-cell table:formula="of:=MOD(ROW([.B2663]);16)" office:value-type="float" office:value="7">
            <text:p>7</text:p>
          </table:table-cell>
          <table:table-cell table:formula="of:=[.B2648]-[.B26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5">
            <text:p>4135</text:p>
          </table:table-cell>
          <table:table-cell table:formula="of:=MOD(ROW([.B2664]);16)" office:value-type="float" office:value="8">
            <text:p>8</text:p>
          </table:table-cell>
          <table:table-cell table:formula="of:=[.B2649]-[.B26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2">
            <text:p>4142</text:p>
          </table:table-cell>
          <table:table-cell table:formula="of:=MOD(ROW([.B2665]);16)" office:value-type="float" office:value="9">
            <text:p>9</text:p>
          </table:table-cell>
          <table:table-cell table:formula="of:=[.B2650]-[.B26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8">
            <text:p>4148</text:p>
          </table:table-cell>
          <table:table-cell table:formula="of:=MOD(ROW([.B2666]);16)" office:value-type="float" office:value="10">
            <text:p>10</text:p>
          </table:table-cell>
          <table:table-cell table:formula="of:=[.B2651]-[.B26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4">
            <text:p>4154</text:p>
          </table:table-cell>
          <table:table-cell table:formula="of:=MOD(ROW([.B2667]);16)" office:value-type="float" office:value="11">
            <text:p>11</text:p>
          </table:table-cell>
          <table:table-cell table:formula="of:=[.B2652]-[.B26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0">
            <text:p>4160</text:p>
          </table:table-cell>
          <table:table-cell table:formula="of:=MOD(ROW([.B2668]);16)" office:value-type="float" office:value="12">
            <text:p>12</text:p>
          </table:table-cell>
          <table:table-cell table:formula="of:=[.B2653]-[.B26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7">
            <text:p>4167</text:p>
          </table:table-cell>
          <table:table-cell table:formula="of:=MOD(ROW([.B2669]);16)" office:value-type="float" office:value="13">
            <text:p>13</text:p>
          </table:table-cell>
          <table:table-cell table:formula="of:=[.B2654]-[.B265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3">
            <text:p>4173</text:p>
          </table:table-cell>
          <table:table-cell table:formula="of:=MOD(ROW([.B2670]);16)" office:value-type="float" office:value="14">
            <text:p>14</text:p>
          </table:table-cell>
          <table:table-cell table:formula="of:=[.B2655]-[.B26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9">
            <text:p>4179</text:p>
          </table:table-cell>
          <table:table-cell table:formula="of:=MOD(ROW([.B2671]);16)" office:value-type="float" office:value="15">
            <text:p>15</text:p>
          </table:table-cell>
          <table:table-cell table:formula="of:=[.B2656]-[.B26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72]);16)" office:value-type="float" office:value="0">
            <text:p>0</text:p>
          </table:table-cell>
          <table:table-cell table:formula="of:=[.B2657]-[.B2656]" office:value-type="float" office:value="-4179">
            <text:p>-41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4">
            <text:p>4674</text:p>
          </table:table-cell>
          <table:table-cell table:formula="of:=MOD(ROW([.B2673]);16)" office:value-type="float" office:value="1">
            <text:p>1</text:p>
          </table:table-cell>
          <table:table-cell table:formula="of:=[.B2658]-[.B2657]" office:value-type="float" office:value="4674">
            <text:p>46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1">
            <text:p>4681</text:p>
          </table:table-cell>
          <table:table-cell table:formula="of:=MOD(ROW([.B2674]);16)" office:value-type="float" office:value="2">
            <text:p>2</text:p>
          </table:table-cell>
          <table:table-cell table:formula="of:=[.B2659]-[.B26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9">
            <text:p>4689</text:p>
          </table:table-cell>
          <table:table-cell table:formula="of:=MOD(ROW([.B2675]);16)" office:value-type="float" office:value="3">
            <text:p>3</text:p>
          </table:table-cell>
          <table:table-cell table:formula="of:=[.B2660]-[.B265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6">
            <text:p>4696</text:p>
          </table:table-cell>
          <table:table-cell table:formula="of:=MOD(ROW([.B2676]);16)" office:value-type="float" office:value="4">
            <text:p>4</text:p>
          </table:table-cell>
          <table:table-cell table:formula="of:=[.B2661]-[.B26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03">
            <text:p>4703</text:p>
          </table:table-cell>
          <table:table-cell table:formula="of:=MOD(ROW([.B2677]);16)" office:value-type="float" office:value="5">
            <text:p>5</text:p>
          </table:table-cell>
          <table:table-cell table:formula="of:=[.B2662]-[.B26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11">
            <text:p>4711</text:p>
          </table:table-cell>
          <table:table-cell table:formula="of:=MOD(ROW([.B2678]);16)" office:value-type="float" office:value="6">
            <text:p>6</text:p>
          </table:table-cell>
          <table:table-cell table:formula="of:=[.B2663]-[.B266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18">
            <text:p>4718</text:p>
          </table:table-cell>
          <table:table-cell table:formula="of:=MOD(ROW([.B2679]);16)" office:value-type="float" office:value="7">
            <text:p>7</text:p>
          </table:table-cell>
          <table:table-cell table:formula="of:=[.B2664]-[.B26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26">
            <text:p>4726</text:p>
          </table:table-cell>
          <table:table-cell table:formula="of:=MOD(ROW([.B2680]);16)" office:value-type="float" office:value="8">
            <text:p>8</text:p>
          </table:table-cell>
          <table:table-cell table:formula="of:=[.B2665]-[.B266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33">
            <text:p>4733</text:p>
          </table:table-cell>
          <table:table-cell table:formula="of:=MOD(ROW([.B2681]);16)" office:value-type="float" office:value="9">
            <text:p>9</text:p>
          </table:table-cell>
          <table:table-cell table:formula="of:=[.B2666]-[.B26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41">
            <text:p>4741</text:p>
          </table:table-cell>
          <table:table-cell table:formula="of:=MOD(ROW([.B2682]);16)" office:value-type="float" office:value="10">
            <text:p>10</text:p>
          </table:table-cell>
          <table:table-cell table:formula="of:=[.B2667]-[.B266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48">
            <text:p>4748</text:p>
          </table:table-cell>
          <table:table-cell table:formula="of:=MOD(ROW([.B2683]);16)" office:value-type="float" office:value="11">
            <text:p>11</text:p>
          </table:table-cell>
          <table:table-cell table:formula="of:=[.B2668]-[.B26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55">
            <text:p>4755</text:p>
          </table:table-cell>
          <table:table-cell table:formula="of:=MOD(ROW([.B2684]);16)" office:value-type="float" office:value="12">
            <text:p>12</text:p>
          </table:table-cell>
          <table:table-cell table:formula="of:=[.B2669]-[.B26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63">
            <text:p>4763</text:p>
          </table:table-cell>
          <table:table-cell table:formula="of:=MOD(ROW([.B2685]);16)" office:value-type="float" office:value="13">
            <text:p>13</text:p>
          </table:table-cell>
          <table:table-cell table:formula="of:=[.B2670]-[.B266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70">
            <text:p>4770</text:p>
          </table:table-cell>
          <table:table-cell table:formula="of:=MOD(ROW([.B2686]);16)" office:value-type="float" office:value="14">
            <text:p>14</text:p>
          </table:table-cell>
          <table:table-cell table:formula="of:=[.B2671]-[.B26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78">
            <text:p>4778</text:p>
          </table:table-cell>
          <table:table-cell table:formula="of:=MOD(ROW([.B2687]);16)" office:value-type="float" office:value="15">
            <text:p>15</text:p>
          </table:table-cell>
          <table:table-cell table:formula="of:=[.B2672]-[.B267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88]);16)" office:value-type="float" office:value="0">
            <text:p>0</text:p>
          </table:table-cell>
          <table:table-cell table:formula="of:=[.B2673]-[.B2672]" office:value-type="float" office:value="-4778">
            <text:p>-47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6">
            <text:p>4376</text:p>
          </table:table-cell>
          <table:table-cell table:formula="of:=MOD(ROW([.B2689]);16)" office:value-type="float" office:value="1">
            <text:p>1</text:p>
          </table:table-cell>
          <table:table-cell table:formula="of:=[.B2674]-[.B2673]" office:value-type="float" office:value="4376">
            <text:p>43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3">
            <text:p>4383</text:p>
          </table:table-cell>
          <table:table-cell table:formula="of:=MOD(ROW([.B2690]);16)" office:value-type="float" office:value="2">
            <text:p>2</text:p>
          </table:table-cell>
          <table:table-cell table:formula="of:=[.B2675]-[.B26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9">
            <text:p>4389</text:p>
          </table:table-cell>
          <table:table-cell table:formula="of:=MOD(ROW([.B2691]);16)" office:value-type="float" office:value="3">
            <text:p>3</text:p>
          </table:table-cell>
          <table:table-cell table:formula="of:=[.B2676]-[.B26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5">
            <text:p>4395</text:p>
          </table:table-cell>
          <table:table-cell table:formula="of:=MOD(ROW([.B2692]);16)" office:value-type="float" office:value="4">
            <text:p>4</text:p>
          </table:table-cell>
          <table:table-cell table:formula="of:=[.B2677]-[.B26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1">
            <text:p>4401</text:p>
          </table:table-cell>
          <table:table-cell table:formula="of:=MOD(ROW([.B2693]);16)" office:value-type="float" office:value="5">
            <text:p>5</text:p>
          </table:table-cell>
          <table:table-cell table:formula="of:=[.B2678]-[.B26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8">
            <text:p>4408</text:p>
          </table:table-cell>
          <table:table-cell table:formula="of:=MOD(ROW([.B2694]);16)" office:value-type="float" office:value="6">
            <text:p>6</text:p>
          </table:table-cell>
          <table:table-cell table:formula="of:=[.B2679]-[.B26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4">
            <text:p>4414</text:p>
          </table:table-cell>
          <table:table-cell table:formula="of:=MOD(ROW([.B2695]);16)" office:value-type="float" office:value="7">
            <text:p>7</text:p>
          </table:table-cell>
          <table:table-cell table:formula="of:=[.B2680]-[.B26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0">
            <text:p>4420</text:p>
          </table:table-cell>
          <table:table-cell table:formula="of:=MOD(ROW([.B2696]);16)" office:value-type="float" office:value="8">
            <text:p>8</text:p>
          </table:table-cell>
          <table:table-cell table:formula="of:=[.B2681]-[.B26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7">
            <text:p>4427</text:p>
          </table:table-cell>
          <table:table-cell table:formula="of:=MOD(ROW([.B2697]);16)" office:value-type="float" office:value="9">
            <text:p>9</text:p>
          </table:table-cell>
          <table:table-cell table:formula="of:=[.B2682]-[.B26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3">
            <text:p>4433</text:p>
          </table:table-cell>
          <table:table-cell table:formula="of:=MOD(ROW([.B2698]);16)" office:value-type="float" office:value="10">
            <text:p>10</text:p>
          </table:table-cell>
          <table:table-cell table:formula="of:=[.B2683]-[.B26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9">
            <text:p>4439</text:p>
          </table:table-cell>
          <table:table-cell table:formula="of:=MOD(ROW([.B2699]);16)" office:value-type="float" office:value="11">
            <text:p>11</text:p>
          </table:table-cell>
          <table:table-cell table:formula="of:=[.B2684]-[.B26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5">
            <text:p>4445</text:p>
          </table:table-cell>
          <table:table-cell table:formula="of:=MOD(ROW([.B2700]);16)" office:value-type="float" office:value="12">
            <text:p>12</text:p>
          </table:table-cell>
          <table:table-cell table:formula="of:=[.B2685]-[.B26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2">
            <text:p>4452</text:p>
          </table:table-cell>
          <table:table-cell table:formula="of:=MOD(ROW([.B2701]);16)" office:value-type="float" office:value="13">
            <text:p>13</text:p>
          </table:table-cell>
          <table:table-cell table:formula="of:=[.B2686]-[.B26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8">
            <text:p>4458</text:p>
          </table:table-cell>
          <table:table-cell table:formula="of:=MOD(ROW([.B2702]);16)" office:value-type="float" office:value="14">
            <text:p>14</text:p>
          </table:table-cell>
          <table:table-cell table:formula="of:=[.B2687]-[.B26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4">
            <text:p>4464</text:p>
          </table:table-cell>
          <table:table-cell table:formula="of:=MOD(ROW([.B2703]);16)" office:value-type="float" office:value="15">
            <text:p>15</text:p>
          </table:table-cell>
          <table:table-cell table:formula="of:=[.B2688]-[.B26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04]);16)" office:value-type="float" office:value="0">
            <text:p>0</text:p>
          </table:table-cell>
          <table:table-cell table:formula="of:=[.B2689]-[.B2688]" office:value-type="float" office:value="-4464">
            <text:p>-44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4">
            <text:p>3794</text:p>
          </table:table-cell>
          <table:table-cell table:formula="of:=MOD(ROW([.B2705]);16)" office:value-type="float" office:value="1">
            <text:p>1</text:p>
          </table:table-cell>
          <table:table-cell table:formula="of:=[.B2690]-[.B2689]" office:value-type="float" office:value="3794">
            <text:p>37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1">
            <text:p>3801</text:p>
          </table:table-cell>
          <table:table-cell table:formula="of:=MOD(ROW([.B2706]);16)" office:value-type="float" office:value="2">
            <text:p>2</text:p>
          </table:table-cell>
          <table:table-cell table:formula="of:=[.B2691]-[.B26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7">
            <text:p>3807</text:p>
          </table:table-cell>
          <table:table-cell table:formula="of:=MOD(ROW([.B2707]);16)" office:value-type="float" office:value="3">
            <text:p>3</text:p>
          </table:table-cell>
          <table:table-cell table:formula="of:=[.B2692]-[.B26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4">
            <text:p>3814</text:p>
          </table:table-cell>
          <table:table-cell table:formula="of:=MOD(ROW([.B2708]);16)" office:value-type="float" office:value="4">
            <text:p>4</text:p>
          </table:table-cell>
          <table:table-cell table:formula="of:=[.B2693]-[.B26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0">
            <text:p>3820</text:p>
          </table:table-cell>
          <table:table-cell table:formula="of:=MOD(ROW([.B2709]);16)" office:value-type="float" office:value="5">
            <text:p>5</text:p>
          </table:table-cell>
          <table:table-cell table:formula="of:=[.B2694]-[.B26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6">
            <text:p>3826</text:p>
          </table:table-cell>
          <table:table-cell table:formula="of:=MOD(ROW([.B2710]);16)" office:value-type="float" office:value="6">
            <text:p>6</text:p>
          </table:table-cell>
          <table:table-cell table:formula="of:=[.B2695]-[.B26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3">
            <text:p>3833</text:p>
          </table:table-cell>
          <table:table-cell table:formula="of:=MOD(ROW([.B2711]);16)" office:value-type="float" office:value="7">
            <text:p>7</text:p>
          </table:table-cell>
          <table:table-cell table:formula="of:=[.B2696]-[.B26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9">
            <text:p>3839</text:p>
          </table:table-cell>
          <table:table-cell table:formula="of:=MOD(ROW([.B2712]);16)" office:value-type="float" office:value="8">
            <text:p>8</text:p>
          </table:table-cell>
          <table:table-cell table:formula="of:=[.B2697]-[.B26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5">
            <text:p>3845</text:p>
          </table:table-cell>
          <table:table-cell table:formula="of:=MOD(ROW([.B2713]);16)" office:value-type="float" office:value="9">
            <text:p>9</text:p>
          </table:table-cell>
          <table:table-cell table:formula="of:=[.B2698]-[.B26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2">
            <text:p>3852</text:p>
          </table:table-cell>
          <table:table-cell table:formula="of:=MOD(ROW([.B2714]);16)" office:value-type="float" office:value="10">
            <text:p>10</text:p>
          </table:table-cell>
          <table:table-cell table:formula="of:=[.B2699]-[.B26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8">
            <text:p>3858</text:p>
          </table:table-cell>
          <table:table-cell table:formula="of:=MOD(ROW([.B2715]);16)" office:value-type="float" office:value="11">
            <text:p>11</text:p>
          </table:table-cell>
          <table:table-cell table:formula="of:=[.B2700]-[.B26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4">
            <text:p>3864</text:p>
          </table:table-cell>
          <table:table-cell table:formula="of:=MOD(ROW([.B2716]);16)" office:value-type="float" office:value="12">
            <text:p>12</text:p>
          </table:table-cell>
          <table:table-cell table:formula="of:=[.B2701]-[.B27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1">
            <text:p>3871</text:p>
          </table:table-cell>
          <table:table-cell table:formula="of:=MOD(ROW([.B2717]);16)" office:value-type="float" office:value="13">
            <text:p>13</text:p>
          </table:table-cell>
          <table:table-cell table:formula="of:=[.B2702]-[.B27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7">
            <text:p>3877</text:p>
          </table:table-cell>
          <table:table-cell table:formula="of:=MOD(ROW([.B2718]);16)" office:value-type="float" office:value="14">
            <text:p>14</text:p>
          </table:table-cell>
          <table:table-cell table:formula="of:=[.B2703]-[.B27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3">
            <text:p>3883</text:p>
          </table:table-cell>
          <table:table-cell table:formula="of:=MOD(ROW([.B2719]);16)" office:value-type="float" office:value="15">
            <text:p>15</text:p>
          </table:table-cell>
          <table:table-cell table:formula="of:=[.B2704]-[.B27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20]);16)" office:value-type="float" office:value="0">
            <text:p>0</text:p>
          </table:table-cell>
          <table:table-cell table:formula="of:=[.B2705]-[.B2704]" office:value-type="float" office:value="-3883">
            <text:p>-38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5">
            <text:p>4035</text:p>
          </table:table-cell>
          <table:table-cell table:formula="of:=MOD(ROW([.B2721]);16)" office:value-type="float" office:value="1">
            <text:p>1</text:p>
          </table:table-cell>
          <table:table-cell table:formula="of:=[.B2706]-[.B2705]" office:value-type="float" office:value="4035">
            <text:p>40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1">
            <text:p>4041</text:p>
          </table:table-cell>
          <table:table-cell table:formula="of:=MOD(ROW([.B2722]);16)" office:value-type="float" office:value="2">
            <text:p>2</text:p>
          </table:table-cell>
          <table:table-cell table:formula="of:=[.B2707]-[.B27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7">
            <text:p>4047</text:p>
          </table:table-cell>
          <table:table-cell table:formula="of:=MOD(ROW([.B2723]);16)" office:value-type="float" office:value="3">
            <text:p>3</text:p>
          </table:table-cell>
          <table:table-cell table:formula="of:=[.B2708]-[.B27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4">
            <text:p>4054</text:p>
          </table:table-cell>
          <table:table-cell table:formula="of:=MOD(ROW([.B2724]);16)" office:value-type="float" office:value="4">
            <text:p>4</text:p>
          </table:table-cell>
          <table:table-cell table:formula="of:=[.B2709]-[.B27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0">
            <text:p>4060</text:p>
          </table:table-cell>
          <table:table-cell table:formula="of:=MOD(ROW([.B2725]);16)" office:value-type="float" office:value="5">
            <text:p>5</text:p>
          </table:table-cell>
          <table:table-cell table:formula="of:=[.B2710]-[.B27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7">
            <text:p>4067</text:p>
          </table:table-cell>
          <table:table-cell table:formula="of:=MOD(ROW([.B2726]);16)" office:value-type="float" office:value="6">
            <text:p>6</text:p>
          </table:table-cell>
          <table:table-cell table:formula="of:=[.B2711]-[.B27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3">
            <text:p>4073</text:p>
          </table:table-cell>
          <table:table-cell table:formula="of:=MOD(ROW([.B2727]);16)" office:value-type="float" office:value="7">
            <text:p>7</text:p>
          </table:table-cell>
          <table:table-cell table:formula="of:=[.B2712]-[.B27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0">
            <text:p>4080</text:p>
          </table:table-cell>
          <table:table-cell table:formula="of:=MOD(ROW([.B2728]);16)" office:value-type="float" office:value="8">
            <text:p>8</text:p>
          </table:table-cell>
          <table:table-cell table:formula="of:=[.B2713]-[.B27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6">
            <text:p>4086</text:p>
          </table:table-cell>
          <table:table-cell table:formula="of:=MOD(ROW([.B2729]);16)" office:value-type="float" office:value="9">
            <text:p>9</text:p>
          </table:table-cell>
          <table:table-cell table:formula="of:=[.B2714]-[.B27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2">
            <text:p>4092</text:p>
          </table:table-cell>
          <table:table-cell table:formula="of:=MOD(ROW([.B2730]);16)" office:value-type="float" office:value="10">
            <text:p>10</text:p>
          </table:table-cell>
          <table:table-cell table:formula="of:=[.B2715]-[.B27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9">
            <text:p>4099</text:p>
          </table:table-cell>
          <table:table-cell table:formula="of:=MOD(ROW([.B2731]);16)" office:value-type="float" office:value="11">
            <text:p>11</text:p>
          </table:table-cell>
          <table:table-cell table:formula="of:=[.B2716]-[.B27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5">
            <text:p>4105</text:p>
          </table:table-cell>
          <table:table-cell table:formula="of:=MOD(ROW([.B2732]);16)" office:value-type="float" office:value="12">
            <text:p>12</text:p>
          </table:table-cell>
          <table:table-cell table:formula="of:=[.B2717]-[.B27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2">
            <text:p>4112</text:p>
          </table:table-cell>
          <table:table-cell table:formula="of:=MOD(ROW([.B2733]);16)" office:value-type="float" office:value="13">
            <text:p>13</text:p>
          </table:table-cell>
          <table:table-cell table:formula="of:=[.B2718]-[.B27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8">
            <text:p>4118</text:p>
          </table:table-cell>
          <table:table-cell table:formula="of:=MOD(ROW([.B2734]);16)" office:value-type="float" office:value="14">
            <text:p>14</text:p>
          </table:table-cell>
          <table:table-cell table:formula="of:=[.B2719]-[.B27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5">
            <text:p>4125</text:p>
          </table:table-cell>
          <table:table-cell table:formula="of:=MOD(ROW([.B2735]);16)" office:value-type="float" office:value="15">
            <text:p>15</text:p>
          </table:table-cell>
          <table:table-cell table:formula="of:=[.B2720]-[.B27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36]);16)" office:value-type="float" office:value="0">
            <text:p>0</text:p>
          </table:table-cell>
          <table:table-cell table:formula="of:=[.B2721]-[.B2720]" office:value-type="float" office:value="-4125">
            <text:p>-4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8">
            <text:p>3788</text:p>
          </table:table-cell>
          <table:table-cell table:formula="of:=MOD(ROW([.B2737]);16)" office:value-type="float" office:value="1">
            <text:p>1</text:p>
          </table:table-cell>
          <table:table-cell table:formula="of:=[.B2722]-[.B2721]" office:value-type="float" office:value="3788">
            <text:p>37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5">
            <text:p>3795</text:p>
          </table:table-cell>
          <table:table-cell table:formula="of:=MOD(ROW([.B2738]);16)" office:value-type="float" office:value="2">
            <text:p>2</text:p>
          </table:table-cell>
          <table:table-cell table:formula="of:=[.B2723]-[.B27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2">
            <text:p>3802</text:p>
          </table:table-cell>
          <table:table-cell table:formula="of:=MOD(ROW([.B2739]);16)" office:value-type="float" office:value="3">
            <text:p>3</text:p>
          </table:table-cell>
          <table:table-cell table:formula="of:=[.B2724]-[.B27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8">
            <text:p>3808</text:p>
          </table:table-cell>
          <table:table-cell table:formula="of:=MOD(ROW([.B2740]);16)" office:value-type="float" office:value="4">
            <text:p>4</text:p>
          </table:table-cell>
          <table:table-cell table:formula="of:=[.B2725]-[.B27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5">
            <text:p>3815</text:p>
          </table:table-cell>
          <table:table-cell table:formula="of:=MOD(ROW([.B2741]);16)" office:value-type="float" office:value="5">
            <text:p>5</text:p>
          </table:table-cell>
          <table:table-cell table:formula="of:=[.B2726]-[.B27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1">
            <text:p>3821</text:p>
          </table:table-cell>
          <table:table-cell table:formula="of:=MOD(ROW([.B2742]);16)" office:value-type="float" office:value="6">
            <text:p>6</text:p>
          </table:table-cell>
          <table:table-cell table:formula="of:=[.B2727]-[.B27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7">
            <text:p>3827</text:p>
          </table:table-cell>
          <table:table-cell table:formula="of:=MOD(ROW([.B2743]);16)" office:value-type="float" office:value="7">
            <text:p>7</text:p>
          </table:table-cell>
          <table:table-cell table:formula="of:=[.B2728]-[.B27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4">
            <text:p>3834</text:p>
          </table:table-cell>
          <table:table-cell table:formula="of:=MOD(ROW([.B2744]);16)" office:value-type="float" office:value="8">
            <text:p>8</text:p>
          </table:table-cell>
          <table:table-cell table:formula="of:=[.B2729]-[.B27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0">
            <text:p>3840</text:p>
          </table:table-cell>
          <table:table-cell table:formula="of:=MOD(ROW([.B2745]);16)" office:value-type="float" office:value="9">
            <text:p>9</text:p>
          </table:table-cell>
          <table:table-cell table:formula="of:=[.B2730]-[.B27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7">
            <text:p>3847</text:p>
          </table:table-cell>
          <table:table-cell table:formula="of:=MOD(ROW([.B2746]);16)" office:value-type="float" office:value="10">
            <text:p>10</text:p>
          </table:table-cell>
          <table:table-cell table:formula="of:=[.B2731]-[.B27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3">
            <text:p>3853</text:p>
          </table:table-cell>
          <table:table-cell table:formula="of:=MOD(ROW([.B2747]);16)" office:value-type="float" office:value="11">
            <text:p>11</text:p>
          </table:table-cell>
          <table:table-cell table:formula="of:=[.B2732]-[.B27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0">
            <text:p>3860</text:p>
          </table:table-cell>
          <table:table-cell table:formula="of:=MOD(ROW([.B2748]);16)" office:value-type="float" office:value="12">
            <text:p>12</text:p>
          </table:table-cell>
          <table:table-cell table:formula="of:=[.B2733]-[.B27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6">
            <text:p>3866</text:p>
          </table:table-cell>
          <table:table-cell table:formula="of:=MOD(ROW([.B2749]);16)" office:value-type="float" office:value="13">
            <text:p>13</text:p>
          </table:table-cell>
          <table:table-cell table:formula="of:=[.B2734]-[.B27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2">
            <text:p>3872</text:p>
          </table:table-cell>
          <table:table-cell table:formula="of:=MOD(ROW([.B2750]);16)" office:value-type="float" office:value="14">
            <text:p>14</text:p>
          </table:table-cell>
          <table:table-cell table:formula="of:=[.B2735]-[.B27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9">
            <text:p>3879</text:p>
          </table:table-cell>
          <table:table-cell table:formula="of:=MOD(ROW([.B2751]);16)" office:value-type="float" office:value="15">
            <text:p>15</text:p>
          </table:table-cell>
          <table:table-cell table:formula="of:=[.B2736]-[.B27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52]);16)" office:value-type="float" office:value="0">
            <text:p>0</text:p>
          </table:table-cell>
          <table:table-cell table:formula="of:=[.B2737]-[.B2736]" office:value-type="float" office:value="-3879">
            <text:p>-38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8">
            <text:p>4028</text:p>
          </table:table-cell>
          <table:table-cell table:formula="of:=MOD(ROW([.B2753]);16)" office:value-type="float" office:value="1">
            <text:p>1</text:p>
          </table:table-cell>
          <table:table-cell table:formula="of:=[.B2738]-[.B2737]" office:value-type="float" office:value="4028">
            <text:p>40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4">
            <text:p>4034</text:p>
          </table:table-cell>
          <table:table-cell table:formula="of:=MOD(ROW([.B2754]);16)" office:value-type="float" office:value="2">
            <text:p>2</text:p>
          </table:table-cell>
          <table:table-cell table:formula="of:=[.B2739]-[.B27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1">
            <text:p>4041</text:p>
          </table:table-cell>
          <table:table-cell table:formula="of:=MOD(ROW([.B2755]);16)" office:value-type="float" office:value="3">
            <text:p>3</text:p>
          </table:table-cell>
          <table:table-cell table:formula="of:=[.B2740]-[.B27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7">
            <text:p>4047</text:p>
          </table:table-cell>
          <table:table-cell table:formula="of:=MOD(ROW([.B2756]);16)" office:value-type="float" office:value="4">
            <text:p>4</text:p>
          </table:table-cell>
          <table:table-cell table:formula="of:=[.B2741]-[.B27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3">
            <text:p>4053</text:p>
          </table:table-cell>
          <table:table-cell table:formula="of:=MOD(ROW([.B2757]);16)" office:value-type="float" office:value="5">
            <text:p>5</text:p>
          </table:table-cell>
          <table:table-cell table:formula="of:=[.B2742]-[.B27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9">
            <text:p>4059</text:p>
          </table:table-cell>
          <table:table-cell table:formula="of:=MOD(ROW([.B2758]);16)" office:value-type="float" office:value="6">
            <text:p>6</text:p>
          </table:table-cell>
          <table:table-cell table:formula="of:=[.B2743]-[.B27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6">
            <text:p>4066</text:p>
          </table:table-cell>
          <table:table-cell table:formula="of:=MOD(ROW([.B2759]);16)" office:value-type="float" office:value="7">
            <text:p>7</text:p>
          </table:table-cell>
          <table:table-cell table:formula="of:=[.B2744]-[.B27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2">
            <text:p>4072</text:p>
          </table:table-cell>
          <table:table-cell table:formula="of:=MOD(ROW([.B2760]);16)" office:value-type="float" office:value="8">
            <text:p>8</text:p>
          </table:table-cell>
          <table:table-cell table:formula="of:=[.B2745]-[.B27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9">
            <text:p>4079</text:p>
          </table:table-cell>
          <table:table-cell table:formula="of:=MOD(ROW([.B2761]);16)" office:value-type="float" office:value="9">
            <text:p>9</text:p>
          </table:table-cell>
          <table:table-cell table:formula="of:=[.B2746]-[.B27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5">
            <text:p>4085</text:p>
          </table:table-cell>
          <table:table-cell table:formula="of:=MOD(ROW([.B2762]);16)" office:value-type="float" office:value="10">
            <text:p>10</text:p>
          </table:table-cell>
          <table:table-cell table:formula="of:=[.B2747]-[.B27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1">
            <text:p>4091</text:p>
          </table:table-cell>
          <table:table-cell table:formula="of:=MOD(ROW([.B2763]);16)" office:value-type="float" office:value="11">
            <text:p>11</text:p>
          </table:table-cell>
          <table:table-cell table:formula="of:=[.B2748]-[.B27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8">
            <text:p>4098</text:p>
          </table:table-cell>
          <table:table-cell table:formula="of:=MOD(ROW([.B2764]);16)" office:value-type="float" office:value="12">
            <text:p>12</text:p>
          </table:table-cell>
          <table:table-cell table:formula="of:=[.B2749]-[.B27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4">
            <text:p>4104</text:p>
          </table:table-cell>
          <table:table-cell table:formula="of:=MOD(ROW([.B2765]);16)" office:value-type="float" office:value="13">
            <text:p>13</text:p>
          </table:table-cell>
          <table:table-cell table:formula="of:=[.B2750]-[.B27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1">
            <text:p>4111</text:p>
          </table:table-cell>
          <table:table-cell table:formula="of:=MOD(ROW([.B2766]);16)" office:value-type="float" office:value="14">
            <text:p>14</text:p>
          </table:table-cell>
          <table:table-cell table:formula="of:=[.B2751]-[.B27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7">
            <text:p>4117</text:p>
          </table:table-cell>
          <table:table-cell table:formula="of:=MOD(ROW([.B2767]);16)" office:value-type="float" office:value="15">
            <text:p>15</text:p>
          </table:table-cell>
          <table:table-cell table:formula="of:=[.B2752]-[.B27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68]);16)" office:value-type="float" office:value="0">
            <text:p>0</text:p>
          </table:table-cell>
          <table:table-cell table:formula="of:=[.B2753]-[.B2752]" office:value-type="float" office:value="-4117">
            <text:p>-41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3">
            <text:p>4593</text:p>
          </table:table-cell>
          <table:table-cell table:formula="of:=MOD(ROW([.B2769]);16)" office:value-type="float" office:value="1">
            <text:p>1</text:p>
          </table:table-cell>
          <table:table-cell table:formula="of:=[.B2754]-[.B2753]" office:value-type="float" office:value="4593">
            <text:p>45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99">
            <text:p>4599</text:p>
          </table:table-cell>
          <table:table-cell table:formula="of:=MOD(ROW([.B2770]);16)" office:value-type="float" office:value="2">
            <text:p>2</text:p>
          </table:table-cell>
          <table:table-cell table:formula="of:=[.B2755]-[.B27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6">
            <text:p>4606</text:p>
          </table:table-cell>
          <table:table-cell table:formula="of:=MOD(ROW([.B2771]);16)" office:value-type="float" office:value="3">
            <text:p>3</text:p>
          </table:table-cell>
          <table:table-cell table:formula="of:=[.B2756]-[.B27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2">
            <text:p>4612</text:p>
          </table:table-cell>
          <table:table-cell table:formula="of:=MOD(ROW([.B2772]);16)" office:value-type="float" office:value="4">
            <text:p>4</text:p>
          </table:table-cell>
          <table:table-cell table:formula="of:=[.B2757]-[.B27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9">
            <text:p>4619</text:p>
          </table:table-cell>
          <table:table-cell table:formula="of:=MOD(ROW([.B2773]);16)" office:value-type="float" office:value="5">
            <text:p>5</text:p>
          </table:table-cell>
          <table:table-cell table:formula="of:=[.B2758]-[.B27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5">
            <text:p>4625</text:p>
          </table:table-cell>
          <table:table-cell table:formula="of:=MOD(ROW([.B2774]);16)" office:value-type="float" office:value="6">
            <text:p>6</text:p>
          </table:table-cell>
          <table:table-cell table:formula="of:=[.B2759]-[.B27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2">
            <text:p>4632</text:p>
          </table:table-cell>
          <table:table-cell table:formula="of:=MOD(ROW([.B2775]);16)" office:value-type="float" office:value="7">
            <text:p>7</text:p>
          </table:table-cell>
          <table:table-cell table:formula="of:=[.B2760]-[.B27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8">
            <text:p>4638</text:p>
          </table:table-cell>
          <table:table-cell table:formula="of:=MOD(ROW([.B2776]);16)" office:value-type="float" office:value="8">
            <text:p>8</text:p>
          </table:table-cell>
          <table:table-cell table:formula="of:=[.B2761]-[.B27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5">
            <text:p>4645</text:p>
          </table:table-cell>
          <table:table-cell table:formula="of:=MOD(ROW([.B2777]);16)" office:value-type="float" office:value="9">
            <text:p>9</text:p>
          </table:table-cell>
          <table:table-cell table:formula="of:=[.B2762]-[.B27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1">
            <text:p>4651</text:p>
          </table:table-cell>
          <table:table-cell table:formula="of:=MOD(ROW([.B2778]);16)" office:value-type="float" office:value="10">
            <text:p>10</text:p>
          </table:table-cell>
          <table:table-cell table:formula="of:=[.B2763]-[.B27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8">
            <text:p>4658</text:p>
          </table:table-cell>
          <table:table-cell table:formula="of:=MOD(ROW([.B2779]);16)" office:value-type="float" office:value="11">
            <text:p>11</text:p>
          </table:table-cell>
          <table:table-cell table:formula="of:=[.B2764]-[.B27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4">
            <text:p>4664</text:p>
          </table:table-cell>
          <table:table-cell table:formula="of:=MOD(ROW([.B2780]);16)" office:value-type="float" office:value="12">
            <text:p>12</text:p>
          </table:table-cell>
          <table:table-cell table:formula="of:=[.B2765]-[.B27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1">
            <text:p>4671</text:p>
          </table:table-cell>
          <table:table-cell table:formula="of:=MOD(ROW([.B2781]);16)" office:value-type="float" office:value="13">
            <text:p>13</text:p>
          </table:table-cell>
          <table:table-cell table:formula="of:=[.B2766]-[.B27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7">
            <text:p>4677</text:p>
          </table:table-cell>
          <table:table-cell table:formula="of:=MOD(ROW([.B2782]);16)" office:value-type="float" office:value="14">
            <text:p>14</text:p>
          </table:table-cell>
          <table:table-cell table:formula="of:=[.B2767]-[.B27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4">
            <text:p>4684</text:p>
          </table:table-cell>
          <table:table-cell table:formula="of:=MOD(ROW([.B2783]);16)" office:value-type="float" office:value="15">
            <text:p>15</text:p>
          </table:table-cell>
          <table:table-cell table:formula="of:=[.B2768]-[.B27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84]);16)" office:value-type="float" office:value="0">
            <text:p>0</text:p>
          </table:table-cell>
          <table:table-cell table:formula="of:=[.B2769]-[.B2768]" office:value-type="float" office:value="-4684">
            <text:p>-46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4">
            <text:p>3654</text:p>
          </table:table-cell>
          <table:table-cell table:formula="of:=MOD(ROW([.B2785]);16)" office:value-type="float" office:value="1">
            <text:p>1</text:p>
          </table:table-cell>
          <table:table-cell table:formula="of:=[.B2770]-[.B2769]" office:value-type="float" office:value="3654">
            <text:p>36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0">
            <text:p>3660</text:p>
          </table:table-cell>
          <table:table-cell table:formula="of:=MOD(ROW([.B2786]);16)" office:value-type="float" office:value="2">
            <text:p>2</text:p>
          </table:table-cell>
          <table:table-cell table:formula="of:=[.B2771]-[.B27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7">
            <text:p>3667</text:p>
          </table:table-cell>
          <table:table-cell table:formula="of:=MOD(ROW([.B2787]);16)" office:value-type="float" office:value="3">
            <text:p>3</text:p>
          </table:table-cell>
          <table:table-cell table:formula="of:=[.B2772]-[.B27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4">
            <text:p>3674</text:p>
          </table:table-cell>
          <table:table-cell table:formula="of:=MOD(ROW([.B2788]);16)" office:value-type="float" office:value="4">
            <text:p>4</text:p>
          </table:table-cell>
          <table:table-cell table:formula="of:=[.B2773]-[.B27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0">
            <text:p>3680</text:p>
          </table:table-cell>
          <table:table-cell table:formula="of:=MOD(ROW([.B2789]);16)" office:value-type="float" office:value="5">
            <text:p>5</text:p>
          </table:table-cell>
          <table:table-cell table:formula="of:=[.B2774]-[.B27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6">
            <text:p>3686</text:p>
          </table:table-cell>
          <table:table-cell table:formula="of:=MOD(ROW([.B2790]);16)" office:value-type="float" office:value="6">
            <text:p>6</text:p>
          </table:table-cell>
          <table:table-cell table:formula="of:=[.B2775]-[.B27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3">
            <text:p>3693</text:p>
          </table:table-cell>
          <table:table-cell table:formula="of:=MOD(ROW([.B2791]);16)" office:value-type="float" office:value="7">
            <text:p>7</text:p>
          </table:table-cell>
          <table:table-cell table:formula="of:=[.B2776]-[.B27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0">
            <text:p>3700</text:p>
          </table:table-cell>
          <table:table-cell table:formula="of:=MOD(ROW([.B2792]);16)" office:value-type="float" office:value="8">
            <text:p>8</text:p>
          </table:table-cell>
          <table:table-cell table:formula="of:=[.B2777]-[.B27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6">
            <text:p>3706</text:p>
          </table:table-cell>
          <table:table-cell table:formula="of:=MOD(ROW([.B2793]);16)" office:value-type="float" office:value="9">
            <text:p>9</text:p>
          </table:table-cell>
          <table:table-cell table:formula="of:=[.B2778]-[.B27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3">
            <text:p>3713</text:p>
          </table:table-cell>
          <table:table-cell table:formula="of:=MOD(ROW([.B2794]);16)" office:value-type="float" office:value="10">
            <text:p>10</text:p>
          </table:table-cell>
          <table:table-cell table:formula="of:=[.B2779]-[.B27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0">
            <text:p>3720</text:p>
          </table:table-cell>
          <table:table-cell table:formula="of:=MOD(ROW([.B2795]);16)" office:value-type="float" office:value="11">
            <text:p>11</text:p>
          </table:table-cell>
          <table:table-cell table:formula="of:=[.B2780]-[.B27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6">
            <text:p>3726</text:p>
          </table:table-cell>
          <table:table-cell table:formula="of:=MOD(ROW([.B2796]);16)" office:value-type="float" office:value="12">
            <text:p>12</text:p>
          </table:table-cell>
          <table:table-cell table:formula="of:=[.B2781]-[.B27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3">
            <text:p>3733</text:p>
          </table:table-cell>
          <table:table-cell table:formula="of:=MOD(ROW([.B2797]);16)" office:value-type="float" office:value="13">
            <text:p>13</text:p>
          </table:table-cell>
          <table:table-cell table:formula="of:=[.B2782]-[.B27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9">
            <text:p>3739</text:p>
          </table:table-cell>
          <table:table-cell table:formula="of:=MOD(ROW([.B2798]);16)" office:value-type="float" office:value="14">
            <text:p>14</text:p>
          </table:table-cell>
          <table:table-cell table:formula="of:=[.B2783]-[.B27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6">
            <text:p>3746</text:p>
          </table:table-cell>
          <table:table-cell table:formula="of:=MOD(ROW([.B2799]);16)" office:value-type="float" office:value="15">
            <text:p>15</text:p>
          </table:table-cell>
          <table:table-cell table:formula="of:=[.B2784]-[.B27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00]);16)" office:value-type="float" office:value="0">
            <text:p>0</text:p>
          </table:table-cell>
          <table:table-cell table:formula="of:=[.B2785]-[.B2784]" office:value-type="float" office:value="-3746">
            <text:p>-37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4">
            <text:p>3634</text:p>
          </table:table-cell>
          <table:table-cell table:formula="of:=MOD(ROW([.B2801]);16)" office:value-type="float" office:value="1">
            <text:p>1</text:p>
          </table:table-cell>
          <table:table-cell table:formula="of:=[.B2786]-[.B2785]" office:value-type="float" office:value="3634">
            <text:p>36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1">
            <text:p>3641</text:p>
          </table:table-cell>
          <table:table-cell table:formula="of:=MOD(ROW([.B2802]);16)" office:value-type="float" office:value="2">
            <text:p>2</text:p>
          </table:table-cell>
          <table:table-cell table:formula="of:=[.B2787]-[.B278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8">
            <text:p>3648</text:p>
          </table:table-cell>
          <table:table-cell table:formula="of:=MOD(ROW([.B2803]);16)" office:value-type="float" office:value="3">
            <text:p>3</text:p>
          </table:table-cell>
          <table:table-cell table:formula="of:=[.B2788]-[.B27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4">
            <text:p>3654</text:p>
          </table:table-cell>
          <table:table-cell table:formula="of:=MOD(ROW([.B2804]);16)" office:value-type="float" office:value="4">
            <text:p>4</text:p>
          </table:table-cell>
          <table:table-cell table:formula="of:=[.B2789]-[.B27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0">
            <text:p>3660</text:p>
          </table:table-cell>
          <table:table-cell table:formula="of:=MOD(ROW([.B2805]);16)" office:value-type="float" office:value="5">
            <text:p>5</text:p>
          </table:table-cell>
          <table:table-cell table:formula="of:=[.B2790]-[.B27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7">
            <text:p>3667</text:p>
          </table:table-cell>
          <table:table-cell table:formula="of:=MOD(ROW([.B2806]);16)" office:value-type="float" office:value="6">
            <text:p>6</text:p>
          </table:table-cell>
          <table:table-cell table:formula="of:=[.B2791]-[.B27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3">
            <text:p>3673</text:p>
          </table:table-cell>
          <table:table-cell table:formula="of:=MOD(ROW([.B2807]);16)" office:value-type="float" office:value="7">
            <text:p>7</text:p>
          </table:table-cell>
          <table:table-cell table:formula="of:=[.B2792]-[.B27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0">
            <text:p>3680</text:p>
          </table:table-cell>
          <table:table-cell table:formula="of:=MOD(ROW([.B2808]);16)" office:value-type="float" office:value="8">
            <text:p>8</text:p>
          </table:table-cell>
          <table:table-cell table:formula="of:=[.B2793]-[.B27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7">
            <text:p>3687</text:p>
          </table:table-cell>
          <table:table-cell table:formula="of:=MOD(ROW([.B2809]);16)" office:value-type="float" office:value="9">
            <text:p>9</text:p>
          </table:table-cell>
          <table:table-cell table:formula="of:=[.B2794]-[.B27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3">
            <text:p>3693</text:p>
          </table:table-cell>
          <table:table-cell table:formula="of:=MOD(ROW([.B2810]);16)" office:value-type="float" office:value="10">
            <text:p>10</text:p>
          </table:table-cell>
          <table:table-cell table:formula="of:=[.B2795]-[.B27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0">
            <text:p>3700</text:p>
          </table:table-cell>
          <table:table-cell table:formula="of:=MOD(ROW([.B2811]);16)" office:value-type="float" office:value="11">
            <text:p>11</text:p>
          </table:table-cell>
          <table:table-cell table:formula="of:=[.B2796]-[.B27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7">
            <text:p>3707</text:p>
          </table:table-cell>
          <table:table-cell table:formula="of:=MOD(ROW([.B2812]);16)" office:value-type="float" office:value="12">
            <text:p>12</text:p>
          </table:table-cell>
          <table:table-cell table:formula="of:=[.B2797]-[.B27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3">
            <text:p>3713</text:p>
          </table:table-cell>
          <table:table-cell table:formula="of:=MOD(ROW([.B2813]);16)" office:value-type="float" office:value="13">
            <text:p>13</text:p>
          </table:table-cell>
          <table:table-cell table:formula="of:=[.B2798]-[.B27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0">
            <text:p>3720</text:p>
          </table:table-cell>
          <table:table-cell table:formula="of:=MOD(ROW([.B2814]);16)" office:value-type="float" office:value="14">
            <text:p>14</text:p>
          </table:table-cell>
          <table:table-cell table:formula="of:=[.B2799]-[.B27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6">
            <text:p>3726</text:p>
          </table:table-cell>
          <table:table-cell table:formula="of:=MOD(ROW([.B2815]);16)" office:value-type="float" office:value="15">
            <text:p>15</text:p>
          </table:table-cell>
          <table:table-cell table:formula="of:=[.B2800]-[.B27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16]);16)" office:value-type="float" office:value="0">
            <text:p>0</text:p>
          </table:table-cell>
          <table:table-cell table:formula="of:=[.B2801]-[.B2800]" office:value-type="float" office:value="-3726">
            <text:p>-37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0">
            <text:p>4240</text:p>
          </table:table-cell>
          <table:table-cell table:formula="of:=MOD(ROW([.B2817]);16)" office:value-type="float" office:value="1">
            <text:p>1</text:p>
          </table:table-cell>
          <table:table-cell table:formula="of:=[.B2802]-[.B2801]" office:value-type="float" office:value="4240">
            <text:p>42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7">
            <text:p>4247</text:p>
          </table:table-cell>
          <table:table-cell table:formula="of:=MOD(ROW([.B2818]);16)" office:value-type="float" office:value="2">
            <text:p>2</text:p>
          </table:table-cell>
          <table:table-cell table:formula="of:=[.B2803]-[.B28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3">
            <text:p>4253</text:p>
          </table:table-cell>
          <table:table-cell table:formula="of:=MOD(ROW([.B2819]);16)" office:value-type="float" office:value="3">
            <text:p>3</text:p>
          </table:table-cell>
          <table:table-cell table:formula="of:=[.B2804]-[.B28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60">
            <text:p>4260</text:p>
          </table:table-cell>
          <table:table-cell table:formula="of:=MOD(ROW([.B2820]);16)" office:value-type="float" office:value="4">
            <text:p>4</text:p>
          </table:table-cell>
          <table:table-cell table:formula="of:=[.B2805]-[.B28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66">
            <text:p>4266</text:p>
          </table:table-cell>
          <table:table-cell table:formula="of:=MOD(ROW([.B2821]);16)" office:value-type="float" office:value="5">
            <text:p>5</text:p>
          </table:table-cell>
          <table:table-cell table:formula="of:=[.B2806]-[.B28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73">
            <text:p>4273</text:p>
          </table:table-cell>
          <table:table-cell table:formula="of:=MOD(ROW([.B2822]);16)" office:value-type="float" office:value="6">
            <text:p>6</text:p>
          </table:table-cell>
          <table:table-cell table:formula="of:=[.B2807]-[.B28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80">
            <text:p>4280</text:p>
          </table:table-cell>
          <table:table-cell table:formula="of:=MOD(ROW([.B2823]);16)" office:value-type="float" office:value="7">
            <text:p>7</text:p>
          </table:table-cell>
          <table:table-cell table:formula="of:=[.B2808]-[.B28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86">
            <text:p>4286</text:p>
          </table:table-cell>
          <table:table-cell table:formula="of:=MOD(ROW([.B2824]);16)" office:value-type="float" office:value="8">
            <text:p>8</text:p>
          </table:table-cell>
          <table:table-cell table:formula="of:=[.B2809]-[.B280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93">
            <text:p>4293</text:p>
          </table:table-cell>
          <table:table-cell table:formula="of:=MOD(ROW([.B2825]);16)" office:value-type="float" office:value="9">
            <text:p>9</text:p>
          </table:table-cell>
          <table:table-cell table:formula="of:=[.B2810]-[.B280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99">
            <text:p>4299</text:p>
          </table:table-cell>
          <table:table-cell table:formula="of:=MOD(ROW([.B2826]);16)" office:value-type="float" office:value="10">
            <text:p>10</text:p>
          </table:table-cell>
          <table:table-cell table:formula="of:=[.B2811]-[.B28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6">
            <text:p>4306</text:p>
          </table:table-cell>
          <table:table-cell table:formula="of:=MOD(ROW([.B2827]);16)" office:value-type="float" office:value="11">
            <text:p>11</text:p>
          </table:table-cell>
          <table:table-cell table:formula="of:=[.B2812]-[.B28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3">
            <text:p>4313</text:p>
          </table:table-cell>
          <table:table-cell table:formula="of:=MOD(ROW([.B2828]);16)" office:value-type="float" office:value="12">
            <text:p>12</text:p>
          </table:table-cell>
          <table:table-cell table:formula="of:=[.B2813]-[.B28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9">
            <text:p>4319</text:p>
          </table:table-cell>
          <table:table-cell table:formula="of:=MOD(ROW([.B2829]);16)" office:value-type="float" office:value="13">
            <text:p>13</text:p>
          </table:table-cell>
          <table:table-cell table:formula="of:=[.B2814]-[.B28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6">
            <text:p>4326</text:p>
          </table:table-cell>
          <table:table-cell table:formula="of:=MOD(ROW([.B2830]);16)" office:value-type="float" office:value="14">
            <text:p>14</text:p>
          </table:table-cell>
          <table:table-cell table:formula="of:=[.B2815]-[.B28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2">
            <text:p>4332</text:p>
          </table:table-cell>
          <table:table-cell table:formula="of:=MOD(ROW([.B2831]);16)" office:value-type="float" office:value="15">
            <text:p>15</text:p>
          </table:table-cell>
          <table:table-cell table:formula="of:=[.B2816]-[.B28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32]);16)" office:value-type="float" office:value="0">
            <text:p>0</text:p>
          </table:table-cell>
          <table:table-cell table:formula="of:=[.B2817]-[.B2816]" office:value-type="float" office:value="-4332">
            <text:p>-43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89">
            <text:p>5589</text:p>
          </table:table-cell>
          <table:table-cell table:formula="of:=MOD(ROW([.B2833]);16)" office:value-type="float" office:value="1">
            <text:p>1</text:p>
          </table:table-cell>
          <table:table-cell table:formula="of:=[.B2818]-[.B2817]" office:value-type="float" office:value="5589">
            <text:p>55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97">
            <text:p>5597</text:p>
          </table:table-cell>
          <table:table-cell table:formula="of:=MOD(ROW([.B2834]);16)" office:value-type="float" office:value="2">
            <text:p>2</text:p>
          </table:table-cell>
          <table:table-cell table:formula="of:=[.B2819]-[.B2818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04">
            <text:p>5604</text:p>
          </table:table-cell>
          <table:table-cell table:formula="of:=MOD(ROW([.B2835]);16)" office:value-type="float" office:value="3">
            <text:p>3</text:p>
          </table:table-cell>
          <table:table-cell table:formula="of:=[.B2820]-[.B28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11">
            <text:p>5611</text:p>
          </table:table-cell>
          <table:table-cell table:formula="of:=MOD(ROW([.B2836]);16)" office:value-type="float" office:value="4">
            <text:p>4</text:p>
          </table:table-cell>
          <table:table-cell table:formula="of:=[.B2821]-[.B28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18">
            <text:p>5618</text:p>
          </table:table-cell>
          <table:table-cell table:formula="of:=MOD(ROW([.B2837]);16)" office:value-type="float" office:value="5">
            <text:p>5</text:p>
          </table:table-cell>
          <table:table-cell table:formula="of:=[.B2822]-[.B28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27">
            <text:p>5627</text:p>
          </table:table-cell>
          <table:table-cell table:formula="of:=MOD(ROW([.B2838]);16)" office:value-type="float" office:value="6">
            <text:p>6</text:p>
          </table:table-cell>
          <table:table-cell table:formula="of:=[.B2823]-[.B2822]" office:value-type="float" office:value="9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34">
            <text:p>5634</text:p>
          </table:table-cell>
          <table:table-cell table:formula="of:=MOD(ROW([.B2839]);16)" office:value-type="float" office:value="7">
            <text:p>7</text:p>
          </table:table-cell>
          <table:table-cell table:formula="of:=[.B2824]-[.B28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42">
            <text:p>5642</text:p>
          </table:table-cell>
          <table:table-cell table:formula="of:=MOD(ROW([.B2840]);16)" office:value-type="float" office:value="8">
            <text:p>8</text:p>
          </table:table-cell>
          <table:table-cell table:formula="of:=[.B2825]-[.B282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49">
            <text:p>5649</text:p>
          </table:table-cell>
          <table:table-cell table:formula="of:=MOD(ROW([.B2841]);16)" office:value-type="float" office:value="9">
            <text:p>9</text:p>
          </table:table-cell>
          <table:table-cell table:formula="of:=[.B2826]-[.B28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57">
            <text:p>5657</text:p>
          </table:table-cell>
          <table:table-cell table:formula="of:=MOD(ROW([.B2842]);16)" office:value-type="float" office:value="10">
            <text:p>10</text:p>
          </table:table-cell>
          <table:table-cell table:formula="of:=[.B2827]-[.B282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65">
            <text:p>5665</text:p>
          </table:table-cell>
          <table:table-cell table:formula="of:=MOD(ROW([.B2843]);16)" office:value-type="float" office:value="11">
            <text:p>11</text:p>
          </table:table-cell>
          <table:table-cell table:formula="of:=[.B2828]-[.B282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73">
            <text:p>5673</text:p>
          </table:table-cell>
          <table:table-cell table:formula="of:=MOD(ROW([.B2844]);16)" office:value-type="float" office:value="12">
            <text:p>12</text:p>
          </table:table-cell>
          <table:table-cell table:formula="of:=[.B2829]-[.B2828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80">
            <text:p>5680</text:p>
          </table:table-cell>
          <table:table-cell table:formula="of:=MOD(ROW([.B2845]);16)" office:value-type="float" office:value="13">
            <text:p>13</text:p>
          </table:table-cell>
          <table:table-cell table:formula="of:=[.B2830]-[.B28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87">
            <text:p>5687</text:p>
          </table:table-cell>
          <table:table-cell table:formula="of:=MOD(ROW([.B2846]);16)" office:value-type="float" office:value="14">
            <text:p>14</text:p>
          </table:table-cell>
          <table:table-cell table:formula="of:=[.B2831]-[.B28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95">
            <text:p>5695</text:p>
          </table:table-cell>
          <table:table-cell table:formula="of:=MOD(ROW([.B2847]);16)" office:value-type="float" office:value="15">
            <text:p>15</text:p>
          </table:table-cell>
          <table:table-cell table:formula="of:=[.B2832]-[.B283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48]);16)" office:value-type="float" office:value="0">
            <text:p>0</text:p>
          </table:table-cell>
          <table:table-cell table:formula="of:=[.B2833]-[.B2832]" office:value-type="float" office:value="-5695">
            <text:p>-56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2">
            <text:p>4802</text:p>
          </table:table-cell>
          <table:table-cell table:formula="of:=MOD(ROW([.B2849]);16)" office:value-type="float" office:value="1">
            <text:p>1</text:p>
          </table:table-cell>
          <table:table-cell table:formula="of:=[.B2834]-[.B2833]" office:value-type="float" office:value="4802">
            <text:p>48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9">
            <text:p>4809</text:p>
          </table:table-cell>
          <table:table-cell table:formula="of:=MOD(ROW([.B2850]);16)" office:value-type="float" office:value="2">
            <text:p>2</text:p>
          </table:table-cell>
          <table:table-cell table:formula="of:=[.B2835]-[.B28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15">
            <text:p>4815</text:p>
          </table:table-cell>
          <table:table-cell table:formula="of:=MOD(ROW([.B2851]);16)" office:value-type="float" office:value="3">
            <text:p>3</text:p>
          </table:table-cell>
          <table:table-cell table:formula="of:=[.B2836]-[.B28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22">
            <text:p>4822</text:p>
          </table:table-cell>
          <table:table-cell table:formula="of:=MOD(ROW([.B2852]);16)" office:value-type="float" office:value="4">
            <text:p>4</text:p>
          </table:table-cell>
          <table:table-cell table:formula="of:=[.B2837]-[.B28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29">
            <text:p>4829</text:p>
          </table:table-cell>
          <table:table-cell table:formula="of:=MOD(ROW([.B2853]);16)" office:value-type="float" office:value="5">
            <text:p>5</text:p>
          </table:table-cell>
          <table:table-cell table:formula="of:=[.B2838]-[.B283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35">
            <text:p>4835</text:p>
          </table:table-cell>
          <table:table-cell table:formula="of:=MOD(ROW([.B2854]);16)" office:value-type="float" office:value="6">
            <text:p>6</text:p>
          </table:table-cell>
          <table:table-cell table:formula="of:=[.B2839]-[.B28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42">
            <text:p>4842</text:p>
          </table:table-cell>
          <table:table-cell table:formula="of:=MOD(ROW([.B2855]);16)" office:value-type="float" office:value="7">
            <text:p>7</text:p>
          </table:table-cell>
          <table:table-cell table:formula="of:=[.B2840]-[.B28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49">
            <text:p>4849</text:p>
          </table:table-cell>
          <table:table-cell table:formula="of:=MOD(ROW([.B2856]);16)" office:value-type="float" office:value="8">
            <text:p>8</text:p>
          </table:table-cell>
          <table:table-cell table:formula="of:=[.B2841]-[.B28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56">
            <text:p>4856</text:p>
          </table:table-cell>
          <table:table-cell table:formula="of:=MOD(ROW([.B2857]);16)" office:value-type="float" office:value="9">
            <text:p>9</text:p>
          </table:table-cell>
          <table:table-cell table:formula="of:=[.B2842]-[.B28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63">
            <text:p>4863</text:p>
          </table:table-cell>
          <table:table-cell table:formula="of:=MOD(ROW([.B2858]);16)" office:value-type="float" office:value="10">
            <text:p>10</text:p>
          </table:table-cell>
          <table:table-cell table:formula="of:=[.B2843]-[.B28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69">
            <text:p>4869</text:p>
          </table:table-cell>
          <table:table-cell table:formula="of:=MOD(ROW([.B2859]);16)" office:value-type="float" office:value="11">
            <text:p>11</text:p>
          </table:table-cell>
          <table:table-cell table:formula="of:=[.B2844]-[.B28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76">
            <text:p>4876</text:p>
          </table:table-cell>
          <table:table-cell table:formula="of:=MOD(ROW([.B2860]);16)" office:value-type="float" office:value="12">
            <text:p>12</text:p>
          </table:table-cell>
          <table:table-cell table:formula="of:=[.B2845]-[.B28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83">
            <text:p>4883</text:p>
          </table:table-cell>
          <table:table-cell table:formula="of:=MOD(ROW([.B2861]);16)" office:value-type="float" office:value="13">
            <text:p>13</text:p>
          </table:table-cell>
          <table:table-cell table:formula="of:=[.B2846]-[.B28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90">
            <text:p>4890</text:p>
          </table:table-cell>
          <table:table-cell table:formula="of:=MOD(ROW([.B2862]);16)" office:value-type="float" office:value="14">
            <text:p>14</text:p>
          </table:table-cell>
          <table:table-cell table:formula="of:=[.B2847]-[.B28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96">
            <text:p>4896</text:p>
          </table:table-cell>
          <table:table-cell table:formula="of:=MOD(ROW([.B2863]);16)" office:value-type="float" office:value="15">
            <text:p>15</text:p>
          </table:table-cell>
          <table:table-cell table:formula="of:=[.B2848]-[.B28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64]);16)" office:value-type="float" office:value="0">
            <text:p>0</text:p>
          </table:table-cell>
          <table:table-cell table:formula="of:=[.B2849]-[.B2848]" office:value-type="float" office:value="-4896">
            <text:p>-48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8">
            <text:p>4228</text:p>
          </table:table-cell>
          <table:table-cell table:formula="of:=MOD(ROW([.B2865]);16)" office:value-type="float" office:value="1">
            <text:p>1</text:p>
          </table:table-cell>
          <table:table-cell table:formula="of:=[.B2850]-[.B2849]" office:value-type="float" office:value="4228">
            <text:p>42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5">
            <text:p>4235</text:p>
          </table:table-cell>
          <table:table-cell table:formula="of:=MOD(ROW([.B2866]);16)" office:value-type="float" office:value="2">
            <text:p>2</text:p>
          </table:table-cell>
          <table:table-cell table:formula="of:=[.B2851]-[.B28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1">
            <text:p>4241</text:p>
          </table:table-cell>
          <table:table-cell table:formula="of:=MOD(ROW([.B2867]);16)" office:value-type="float" office:value="3">
            <text:p>3</text:p>
          </table:table-cell>
          <table:table-cell table:formula="of:=[.B2852]-[.B28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8">
            <text:p>4248</text:p>
          </table:table-cell>
          <table:table-cell table:formula="of:=MOD(ROW([.B2868]);16)" office:value-type="float" office:value="4">
            <text:p>4</text:p>
          </table:table-cell>
          <table:table-cell table:formula="of:=[.B2853]-[.B285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4">
            <text:p>4254</text:p>
          </table:table-cell>
          <table:table-cell table:formula="of:=MOD(ROW([.B2869]);16)" office:value-type="float" office:value="5">
            <text:p>5</text:p>
          </table:table-cell>
          <table:table-cell table:formula="of:=[.B2854]-[.B28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61">
            <text:p>4261</text:p>
          </table:table-cell>
          <table:table-cell table:formula="of:=MOD(ROW([.B2870]);16)" office:value-type="float" office:value="6">
            <text:p>6</text:p>
          </table:table-cell>
          <table:table-cell table:formula="of:=[.B2855]-[.B28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68">
            <text:p>4268</text:p>
          </table:table-cell>
          <table:table-cell table:formula="of:=MOD(ROW([.B2871]);16)" office:value-type="float" office:value="7">
            <text:p>7</text:p>
          </table:table-cell>
          <table:table-cell table:formula="of:=[.B2856]-[.B28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74">
            <text:p>4274</text:p>
          </table:table-cell>
          <table:table-cell table:formula="of:=MOD(ROW([.B2872]);16)" office:value-type="float" office:value="8">
            <text:p>8</text:p>
          </table:table-cell>
          <table:table-cell table:formula="of:=[.B2857]-[.B28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81">
            <text:p>4281</text:p>
          </table:table-cell>
          <table:table-cell table:formula="of:=MOD(ROW([.B2873]);16)" office:value-type="float" office:value="9">
            <text:p>9</text:p>
          </table:table-cell>
          <table:table-cell table:formula="of:=[.B2858]-[.B28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88">
            <text:p>4288</text:p>
          </table:table-cell>
          <table:table-cell table:formula="of:=MOD(ROW([.B2874]);16)" office:value-type="float" office:value="10">
            <text:p>10</text:p>
          </table:table-cell>
          <table:table-cell table:formula="of:=[.B2859]-[.B28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95">
            <text:p>4295</text:p>
          </table:table-cell>
          <table:table-cell table:formula="of:=MOD(ROW([.B2875]);16)" office:value-type="float" office:value="11">
            <text:p>11</text:p>
          </table:table-cell>
          <table:table-cell table:formula="of:=[.B2860]-[.B28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1">
            <text:p>4301</text:p>
          </table:table-cell>
          <table:table-cell table:formula="of:=MOD(ROW([.B2876]);16)" office:value-type="float" office:value="12">
            <text:p>12</text:p>
          </table:table-cell>
          <table:table-cell table:formula="of:=[.B2861]-[.B28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8">
            <text:p>4308</text:p>
          </table:table-cell>
          <table:table-cell table:formula="of:=MOD(ROW([.B2877]);16)" office:value-type="float" office:value="13">
            <text:p>13</text:p>
          </table:table-cell>
          <table:table-cell table:formula="of:=[.B2862]-[.B28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5">
            <text:p>4315</text:p>
          </table:table-cell>
          <table:table-cell table:formula="of:=MOD(ROW([.B2878]);16)" office:value-type="float" office:value="14">
            <text:p>14</text:p>
          </table:table-cell>
          <table:table-cell table:formula="of:=[.B2863]-[.B28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21">
            <text:p>4321</text:p>
          </table:table-cell>
          <table:table-cell table:formula="of:=MOD(ROW([.B2879]);16)" office:value-type="float" office:value="15">
            <text:p>15</text:p>
          </table:table-cell>
          <table:table-cell table:formula="of:=[.B2864]-[.B28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80]);16)" office:value-type="float" office:value="0">
            <text:p>0</text:p>
          </table:table-cell>
          <table:table-cell table:formula="of:=[.B2865]-[.B2864]" office:value-type="float" office:value="-4321">
            <text:p>-43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33">
            <text:p>4333</text:p>
          </table:table-cell>
          <table:table-cell table:formula="of:=MOD(ROW([.B2881]);16)" office:value-type="float" office:value="1">
            <text:p>1</text:p>
          </table:table-cell>
          <table:table-cell table:formula="of:=[.B2866]-[.B2865]" office:value-type="float" office:value="4333">
            <text:p>43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0">
            <text:p>4340</text:p>
          </table:table-cell>
          <table:table-cell table:formula="of:=MOD(ROW([.B2882]);16)" office:value-type="float" office:value="2">
            <text:p>2</text:p>
          </table:table-cell>
          <table:table-cell table:formula="of:=[.B2867]-[.B28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47">
            <text:p>4347</text:p>
          </table:table-cell>
          <table:table-cell table:formula="of:=MOD(ROW([.B2883]);16)" office:value-type="float" office:value="3">
            <text:p>3</text:p>
          </table:table-cell>
          <table:table-cell table:formula="of:=[.B2868]-[.B28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4">
            <text:p>4354</text:p>
          </table:table-cell>
          <table:table-cell table:formula="of:=MOD(ROW([.B2884]);16)" office:value-type="float" office:value="4">
            <text:p>4</text:p>
          </table:table-cell>
          <table:table-cell table:formula="of:=[.B2869]-[.B28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1">
            <text:p>4361</text:p>
          </table:table-cell>
          <table:table-cell table:formula="of:=MOD(ROW([.B2885]);16)" office:value-type="float" office:value="5">
            <text:p>5</text:p>
          </table:table-cell>
          <table:table-cell table:formula="of:=[.B2870]-[.B28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8">
            <text:p>4368</text:p>
          </table:table-cell>
          <table:table-cell table:formula="of:=MOD(ROW([.B2886]);16)" office:value-type="float" office:value="6">
            <text:p>6</text:p>
          </table:table-cell>
          <table:table-cell table:formula="of:=[.B2871]-[.B28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4">
            <text:p>4374</text:p>
          </table:table-cell>
          <table:table-cell table:formula="of:=MOD(ROW([.B2887]);16)" office:value-type="float" office:value="7">
            <text:p>7</text:p>
          </table:table-cell>
          <table:table-cell table:formula="of:=[.B2872]-[.B28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1">
            <text:p>4381</text:p>
          </table:table-cell>
          <table:table-cell table:formula="of:=MOD(ROW([.B2888]);16)" office:value-type="float" office:value="8">
            <text:p>8</text:p>
          </table:table-cell>
          <table:table-cell table:formula="of:=[.B2873]-[.B28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8">
            <text:p>4388</text:p>
          </table:table-cell>
          <table:table-cell table:formula="of:=MOD(ROW([.B2889]);16)" office:value-type="float" office:value="9">
            <text:p>9</text:p>
          </table:table-cell>
          <table:table-cell table:formula="of:=[.B2874]-[.B28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5">
            <text:p>4395</text:p>
          </table:table-cell>
          <table:table-cell table:formula="of:=MOD(ROW([.B2890]);16)" office:value-type="float" office:value="10">
            <text:p>10</text:p>
          </table:table-cell>
          <table:table-cell table:formula="of:=[.B2875]-[.B28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2">
            <text:p>4402</text:p>
          </table:table-cell>
          <table:table-cell table:formula="of:=MOD(ROW([.B2891]);16)" office:value-type="float" office:value="11">
            <text:p>11</text:p>
          </table:table-cell>
          <table:table-cell table:formula="of:=[.B2876]-[.B28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9">
            <text:p>4409</text:p>
          </table:table-cell>
          <table:table-cell table:formula="of:=MOD(ROW([.B2892]);16)" office:value-type="float" office:value="12">
            <text:p>12</text:p>
          </table:table-cell>
          <table:table-cell table:formula="of:=[.B2877]-[.B28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6">
            <text:p>4416</text:p>
          </table:table-cell>
          <table:table-cell table:formula="of:=MOD(ROW([.B2893]);16)" office:value-type="float" office:value="13">
            <text:p>13</text:p>
          </table:table-cell>
          <table:table-cell table:formula="of:=[.B2878]-[.B28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2">
            <text:p>4422</text:p>
          </table:table-cell>
          <table:table-cell table:formula="of:=MOD(ROW([.B2894]);16)" office:value-type="float" office:value="14">
            <text:p>14</text:p>
          </table:table-cell>
          <table:table-cell table:formula="of:=[.B2879]-[.B28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9">
            <text:p>4429</text:p>
          </table:table-cell>
          <table:table-cell table:formula="of:=MOD(ROW([.B2895]);16)" office:value-type="float" office:value="15">
            <text:p>15</text:p>
          </table:table-cell>
          <table:table-cell table:formula="of:=[.B2880]-[.B28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96]);16)" office:value-type="float" office:value="0">
            <text:p>0</text:p>
          </table:table-cell>
          <table:table-cell table:formula="of:=[.B2881]-[.B2880]" office:value-type="float" office:value="-4429">
            <text:p>-44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1">
            <text:p>4601</text:p>
          </table:table-cell>
          <table:table-cell table:formula="of:=MOD(ROW([.B2897]);16)" office:value-type="float" office:value="1">
            <text:p>1</text:p>
          </table:table-cell>
          <table:table-cell table:formula="of:=[.B2882]-[.B2881]" office:value-type="float" office:value="4601">
            <text:p>46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08">
            <text:p>4608</text:p>
          </table:table-cell>
          <table:table-cell table:formula="of:=MOD(ROW([.B2898]);16)" office:value-type="float" office:value="2">
            <text:p>2</text:p>
          </table:table-cell>
          <table:table-cell table:formula="of:=[.B2883]-[.B28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5">
            <text:p>4615</text:p>
          </table:table-cell>
          <table:table-cell table:formula="of:=MOD(ROW([.B2899]);16)" office:value-type="float" office:value="3">
            <text:p>3</text:p>
          </table:table-cell>
          <table:table-cell table:formula="of:=[.B2884]-[.B28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2">
            <text:p>4622</text:p>
          </table:table-cell>
          <table:table-cell table:formula="of:=MOD(ROW([.B2900]);16)" office:value-type="float" office:value="4">
            <text:p>4</text:p>
          </table:table-cell>
          <table:table-cell table:formula="of:=[.B2885]-[.B288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9">
            <text:p>4629</text:p>
          </table:table-cell>
          <table:table-cell table:formula="of:=MOD(ROW([.B2901]);16)" office:value-type="float" office:value="5">
            <text:p>5</text:p>
          </table:table-cell>
          <table:table-cell table:formula="of:=[.B2886]-[.B28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6">
            <text:p>4636</text:p>
          </table:table-cell>
          <table:table-cell table:formula="of:=MOD(ROW([.B2902]);16)" office:value-type="float" office:value="6">
            <text:p>6</text:p>
          </table:table-cell>
          <table:table-cell table:formula="of:=[.B2887]-[.B288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2">
            <text:p>4642</text:p>
          </table:table-cell>
          <table:table-cell table:formula="of:=MOD(ROW([.B2903]);16)" office:value-type="float" office:value="7">
            <text:p>7</text:p>
          </table:table-cell>
          <table:table-cell table:formula="of:=[.B2888]-[.B28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9">
            <text:p>4649</text:p>
          </table:table-cell>
          <table:table-cell table:formula="of:=MOD(ROW([.B2904]);16)" office:value-type="float" office:value="8">
            <text:p>8</text:p>
          </table:table-cell>
          <table:table-cell table:formula="of:=[.B2889]-[.B28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6">
            <text:p>4656</text:p>
          </table:table-cell>
          <table:table-cell table:formula="of:=MOD(ROW([.B2905]);16)" office:value-type="float" office:value="9">
            <text:p>9</text:p>
          </table:table-cell>
          <table:table-cell table:formula="of:=[.B2890]-[.B288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3">
            <text:p>4663</text:p>
          </table:table-cell>
          <table:table-cell table:formula="of:=MOD(ROW([.B2906]);16)" office:value-type="float" office:value="10">
            <text:p>10</text:p>
          </table:table-cell>
          <table:table-cell table:formula="of:=[.B2891]-[.B28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0">
            <text:p>4670</text:p>
          </table:table-cell>
          <table:table-cell table:formula="of:=MOD(ROW([.B2907]);16)" office:value-type="float" office:value="11">
            <text:p>11</text:p>
          </table:table-cell>
          <table:table-cell table:formula="of:=[.B2892]-[.B28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7">
            <text:p>4677</text:p>
          </table:table-cell>
          <table:table-cell table:formula="of:=MOD(ROW([.B2908]);16)" office:value-type="float" office:value="12">
            <text:p>12</text:p>
          </table:table-cell>
          <table:table-cell table:formula="of:=[.B2893]-[.B28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4">
            <text:p>4684</text:p>
          </table:table-cell>
          <table:table-cell table:formula="of:=MOD(ROW([.B2909]);16)" office:value-type="float" office:value="13">
            <text:p>13</text:p>
          </table:table-cell>
          <table:table-cell table:formula="of:=[.B2894]-[.B28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0">
            <text:p>4690</text:p>
          </table:table-cell>
          <table:table-cell table:formula="of:=MOD(ROW([.B2910]);16)" office:value-type="float" office:value="14">
            <text:p>14</text:p>
          </table:table-cell>
          <table:table-cell table:formula="of:=[.B2895]-[.B28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7">
            <text:p>4697</text:p>
          </table:table-cell>
          <table:table-cell table:formula="of:=MOD(ROW([.B2911]);16)" office:value-type="float" office:value="15">
            <text:p>15</text:p>
          </table:table-cell>
          <table:table-cell table:formula="of:=[.B2896]-[.B289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12]);16)" office:value-type="float" office:value="0">
            <text:p>0</text:p>
          </table:table-cell>
          <table:table-cell table:formula="of:=[.B2897]-[.B2896]" office:value-type="float" office:value="-4697">
            <text:p>-46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15">
            <text:p>4615</text:p>
          </table:table-cell>
          <table:table-cell table:formula="of:=MOD(ROW([.B2913]);16)" office:value-type="float" office:value="1">
            <text:p>1</text:p>
          </table:table-cell>
          <table:table-cell table:formula="of:=[.B2898]-[.B2897]" office:value-type="float" office:value="4615">
            <text:p>46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2">
            <text:p>4622</text:p>
          </table:table-cell>
          <table:table-cell table:formula="of:=MOD(ROW([.B2914]);16)" office:value-type="float" office:value="2">
            <text:p>2</text:p>
          </table:table-cell>
          <table:table-cell table:formula="of:=[.B2899]-[.B28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29">
            <text:p>4629</text:p>
          </table:table-cell>
          <table:table-cell table:formula="of:=MOD(ROW([.B2915]);16)" office:value-type="float" office:value="3">
            <text:p>3</text:p>
          </table:table-cell>
          <table:table-cell table:formula="of:=[.B2900]-[.B28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36">
            <text:p>4636</text:p>
          </table:table-cell>
          <table:table-cell table:formula="of:=MOD(ROW([.B2916]);16)" office:value-type="float" office:value="4">
            <text:p>4</text:p>
          </table:table-cell>
          <table:table-cell table:formula="of:=[.B2901]-[.B290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43">
            <text:p>4643</text:p>
          </table:table-cell>
          <table:table-cell table:formula="of:=MOD(ROW([.B2917]);16)" office:value-type="float" office:value="5">
            <text:p>5</text:p>
          </table:table-cell>
          <table:table-cell table:formula="of:=[.B2902]-[.B29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0">
            <text:p>4650</text:p>
          </table:table-cell>
          <table:table-cell table:formula="of:=MOD(ROW([.B2918]);16)" office:value-type="float" office:value="6">
            <text:p>6</text:p>
          </table:table-cell>
          <table:table-cell table:formula="of:=[.B2903]-[.B29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56">
            <text:p>4656</text:p>
          </table:table-cell>
          <table:table-cell table:formula="of:=MOD(ROW([.B2919]);16)" office:value-type="float" office:value="7">
            <text:p>7</text:p>
          </table:table-cell>
          <table:table-cell table:formula="of:=[.B2904]-[.B29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63">
            <text:p>4663</text:p>
          </table:table-cell>
          <table:table-cell table:formula="of:=MOD(ROW([.B2920]);16)" office:value-type="float" office:value="8">
            <text:p>8</text:p>
          </table:table-cell>
          <table:table-cell table:formula="of:=[.B2905]-[.B29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0">
            <text:p>4670</text:p>
          </table:table-cell>
          <table:table-cell table:formula="of:=MOD(ROW([.B2921]);16)" office:value-type="float" office:value="9">
            <text:p>9</text:p>
          </table:table-cell>
          <table:table-cell table:formula="of:=[.B2906]-[.B29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77">
            <text:p>4677</text:p>
          </table:table-cell>
          <table:table-cell table:formula="of:=MOD(ROW([.B2922]);16)" office:value-type="float" office:value="10">
            <text:p>10</text:p>
          </table:table-cell>
          <table:table-cell table:formula="of:=[.B2907]-[.B29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84">
            <text:p>4684</text:p>
          </table:table-cell>
          <table:table-cell table:formula="of:=MOD(ROW([.B2923]);16)" office:value-type="float" office:value="11">
            <text:p>11</text:p>
          </table:table-cell>
          <table:table-cell table:formula="of:=[.B2908]-[.B29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1">
            <text:p>4691</text:p>
          </table:table-cell>
          <table:table-cell table:formula="of:=MOD(ROW([.B2924]);16)" office:value-type="float" office:value="12">
            <text:p>12</text:p>
          </table:table-cell>
          <table:table-cell table:formula="of:=[.B2909]-[.B29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98">
            <text:p>4698</text:p>
          </table:table-cell>
          <table:table-cell table:formula="of:=MOD(ROW([.B2925]);16)" office:value-type="float" office:value="13">
            <text:p>13</text:p>
          </table:table-cell>
          <table:table-cell table:formula="of:=[.B2910]-[.B290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05">
            <text:p>4705</text:p>
          </table:table-cell>
          <table:table-cell table:formula="of:=MOD(ROW([.B2926]);16)" office:value-type="float" office:value="14">
            <text:p>14</text:p>
          </table:table-cell>
          <table:table-cell table:formula="of:=[.B2911]-[.B29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12">
            <text:p>4712</text:p>
          </table:table-cell>
          <table:table-cell table:formula="of:=MOD(ROW([.B2927]);16)" office:value-type="float" office:value="15">
            <text:p>15</text:p>
          </table:table-cell>
          <table:table-cell table:formula="of:=[.B2912]-[.B29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28]);16)" office:value-type="float" office:value="0">
            <text:p>0</text:p>
          </table:table-cell>
          <table:table-cell table:formula="of:=[.B2913]-[.B2912]" office:value-type="float" office:value="-4712">
            <text:p>-47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8">
            <text:p>5008</text:p>
          </table:table-cell>
          <table:table-cell table:formula="of:=MOD(ROW([.B2929]);16)" office:value-type="float" office:value="1">
            <text:p>1</text:p>
          </table:table-cell>
          <table:table-cell table:formula="of:=[.B2914]-[.B2913]" office:value-type="float" office:value="5008">
            <text:p>50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6">
            <text:p>5016</text:p>
          </table:table-cell>
          <table:table-cell table:formula="of:=MOD(ROW([.B2930]);16)" office:value-type="float" office:value="2">
            <text:p>2</text:p>
          </table:table-cell>
          <table:table-cell table:formula="of:=[.B2915]-[.B291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3">
            <text:p>5023</text:p>
          </table:table-cell>
          <table:table-cell table:formula="of:=MOD(ROW([.B2931]);16)" office:value-type="float" office:value="3">
            <text:p>3</text:p>
          </table:table-cell>
          <table:table-cell table:formula="of:=[.B2916]-[.B29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1">
            <text:p>5031</text:p>
          </table:table-cell>
          <table:table-cell table:formula="of:=MOD(ROW([.B2932]);16)" office:value-type="float" office:value="4">
            <text:p>4</text:p>
          </table:table-cell>
          <table:table-cell table:formula="of:=[.B2917]-[.B291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8">
            <text:p>5038</text:p>
          </table:table-cell>
          <table:table-cell table:formula="of:=MOD(ROW([.B2933]);16)" office:value-type="float" office:value="5">
            <text:p>5</text:p>
          </table:table-cell>
          <table:table-cell table:formula="of:=[.B2918]-[.B29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5">
            <text:p>5045</text:p>
          </table:table-cell>
          <table:table-cell table:formula="of:=MOD(ROW([.B2934]);16)" office:value-type="float" office:value="6">
            <text:p>6</text:p>
          </table:table-cell>
          <table:table-cell table:formula="of:=[.B2919]-[.B29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3">
            <text:p>5053</text:p>
          </table:table-cell>
          <table:table-cell table:formula="of:=MOD(ROW([.B2935]);16)" office:value-type="float" office:value="7">
            <text:p>7</text:p>
          </table:table-cell>
          <table:table-cell table:formula="of:=[.B2920]-[.B291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0">
            <text:p>5060</text:p>
          </table:table-cell>
          <table:table-cell table:formula="of:=MOD(ROW([.B2936]);16)" office:value-type="float" office:value="8">
            <text:p>8</text:p>
          </table:table-cell>
          <table:table-cell table:formula="of:=[.B2921]-[.B29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8">
            <text:p>5068</text:p>
          </table:table-cell>
          <table:table-cell table:formula="of:=MOD(ROW([.B2937]);16)" office:value-type="float" office:value="9">
            <text:p>9</text:p>
          </table:table-cell>
          <table:table-cell table:formula="of:=[.B2922]-[.B292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5">
            <text:p>5075</text:p>
          </table:table-cell>
          <table:table-cell table:formula="of:=MOD(ROW([.B2938]);16)" office:value-type="float" office:value="10">
            <text:p>10</text:p>
          </table:table-cell>
          <table:table-cell table:formula="of:=[.B2923]-[.B29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3">
            <text:p>5083</text:p>
          </table:table-cell>
          <table:table-cell table:formula="of:=MOD(ROW([.B2939]);16)" office:value-type="float" office:value="11">
            <text:p>11</text:p>
          </table:table-cell>
          <table:table-cell table:formula="of:=[.B2924]-[.B292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0">
            <text:p>5090</text:p>
          </table:table-cell>
          <table:table-cell table:formula="of:=MOD(ROW([.B2940]);16)" office:value-type="float" office:value="12">
            <text:p>12</text:p>
          </table:table-cell>
          <table:table-cell table:formula="of:=[.B2925]-[.B29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8">
            <text:p>5098</text:p>
          </table:table-cell>
          <table:table-cell table:formula="of:=MOD(ROW([.B2941]);16)" office:value-type="float" office:value="13">
            <text:p>13</text:p>
          </table:table-cell>
          <table:table-cell table:formula="of:=[.B2926]-[.B292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05">
            <text:p>5105</text:p>
          </table:table-cell>
          <table:table-cell table:formula="of:=MOD(ROW([.B2942]);16)" office:value-type="float" office:value="14">
            <text:p>14</text:p>
          </table:table-cell>
          <table:table-cell table:formula="of:=[.B2927]-[.B29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3">
            <text:p>5113</text:p>
          </table:table-cell>
          <table:table-cell table:formula="of:=MOD(ROW([.B2943]);16)" office:value-type="float" office:value="15">
            <text:p>15</text:p>
          </table:table-cell>
          <table:table-cell table:formula="of:=[.B2928]-[.B292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44]);16)" office:value-type="float" office:value="0">
            <text:p>0</text:p>
          </table:table-cell>
          <table:table-cell table:formula="of:=[.B2929]-[.B2928]" office:value-type="float" office:value="-5113">
            <text:p>-51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87">
            <text:p>4887</text:p>
          </table:table-cell>
          <table:table-cell table:formula="of:=MOD(ROW([.B2945]);16)" office:value-type="float" office:value="1">
            <text:p>1</text:p>
          </table:table-cell>
          <table:table-cell table:formula="of:=[.B2930]-[.B2929]" office:value-type="float" office:value="4887">
            <text:p>48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95">
            <text:p>4895</text:p>
          </table:table-cell>
          <table:table-cell table:formula="of:=MOD(ROW([.B2946]);16)" office:value-type="float" office:value="2">
            <text:p>2</text:p>
          </table:table-cell>
          <table:table-cell table:formula="of:=[.B2931]-[.B293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02">
            <text:p>4902</text:p>
          </table:table-cell>
          <table:table-cell table:formula="of:=MOD(ROW([.B2947]);16)" office:value-type="float" office:value="3">
            <text:p>3</text:p>
          </table:table-cell>
          <table:table-cell table:formula="of:=[.B2932]-[.B29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10">
            <text:p>4910</text:p>
          </table:table-cell>
          <table:table-cell table:formula="of:=MOD(ROW([.B2948]);16)" office:value-type="float" office:value="4">
            <text:p>4</text:p>
          </table:table-cell>
          <table:table-cell table:formula="of:=[.B2933]-[.B293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17">
            <text:p>4917</text:p>
          </table:table-cell>
          <table:table-cell table:formula="of:=MOD(ROW([.B2949]);16)" office:value-type="float" office:value="5">
            <text:p>5</text:p>
          </table:table-cell>
          <table:table-cell table:formula="of:=[.B2934]-[.B29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24">
            <text:p>4924</text:p>
          </table:table-cell>
          <table:table-cell table:formula="of:=MOD(ROW([.B2950]);16)" office:value-type="float" office:value="6">
            <text:p>6</text:p>
          </table:table-cell>
          <table:table-cell table:formula="of:=[.B2935]-[.B29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32">
            <text:p>4932</text:p>
          </table:table-cell>
          <table:table-cell table:formula="of:=MOD(ROW([.B2951]);16)" office:value-type="float" office:value="7">
            <text:p>7</text:p>
          </table:table-cell>
          <table:table-cell table:formula="of:=[.B2936]-[.B293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39">
            <text:p>4939</text:p>
          </table:table-cell>
          <table:table-cell table:formula="of:=MOD(ROW([.B2952]);16)" office:value-type="float" office:value="8">
            <text:p>8</text:p>
          </table:table-cell>
          <table:table-cell table:formula="of:=[.B2937]-[.B29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47">
            <text:p>4947</text:p>
          </table:table-cell>
          <table:table-cell table:formula="of:=MOD(ROW([.B2953]);16)" office:value-type="float" office:value="9">
            <text:p>9</text:p>
          </table:table-cell>
          <table:table-cell table:formula="of:=[.B2938]-[.B293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54">
            <text:p>4954</text:p>
          </table:table-cell>
          <table:table-cell table:formula="of:=MOD(ROW([.B2954]);16)" office:value-type="float" office:value="10">
            <text:p>10</text:p>
          </table:table-cell>
          <table:table-cell table:formula="of:=[.B2939]-[.B29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62">
            <text:p>4962</text:p>
          </table:table-cell>
          <table:table-cell table:formula="of:=MOD(ROW([.B2955]);16)" office:value-type="float" office:value="11">
            <text:p>11</text:p>
          </table:table-cell>
          <table:table-cell table:formula="of:=[.B2940]-[.B293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69">
            <text:p>4969</text:p>
          </table:table-cell>
          <table:table-cell table:formula="of:=MOD(ROW([.B2956]);16)" office:value-type="float" office:value="12">
            <text:p>12</text:p>
          </table:table-cell>
          <table:table-cell table:formula="of:=[.B2941]-[.B29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76">
            <text:p>4976</text:p>
          </table:table-cell>
          <table:table-cell table:formula="of:=MOD(ROW([.B2957]);16)" office:value-type="float" office:value="13">
            <text:p>13</text:p>
          </table:table-cell>
          <table:table-cell table:formula="of:=[.B2942]-[.B29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84">
            <text:p>4984</text:p>
          </table:table-cell>
          <table:table-cell table:formula="of:=MOD(ROW([.B2958]);16)" office:value-type="float" office:value="14">
            <text:p>14</text:p>
          </table:table-cell>
          <table:table-cell table:formula="of:=[.B2943]-[.B294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91">
            <text:p>4991</text:p>
          </table:table-cell>
          <table:table-cell table:formula="of:=MOD(ROW([.B2959]);16)" office:value-type="float" office:value="15">
            <text:p>15</text:p>
          </table:table-cell>
          <table:table-cell table:formula="of:=[.B2944]-[.B29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60]);16)" office:value-type="float" office:value="0">
            <text:p>0</text:p>
          </table:table-cell>
          <table:table-cell table:formula="of:=[.B2945]-[.B2944]" office:value-type="float" office:value="-4991">
            <text:p>-49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5">
            <text:p>3895</text:p>
          </table:table-cell>
          <table:table-cell table:formula="of:=MOD(ROW([.B2961]);16)" office:value-type="float" office:value="1">
            <text:p>1</text:p>
          </table:table-cell>
          <table:table-cell table:formula="of:=[.B2946]-[.B2945]" office:value-type="float" office:value="3895">
            <text:p>38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1">
            <text:p>3901</text:p>
          </table:table-cell>
          <table:table-cell table:formula="of:=MOD(ROW([.B2962]);16)" office:value-type="float" office:value="2">
            <text:p>2</text:p>
          </table:table-cell>
          <table:table-cell table:formula="of:=[.B2947]-[.B29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7">
            <text:p>3907</text:p>
          </table:table-cell>
          <table:table-cell table:formula="of:=MOD(ROW([.B2963]);16)" office:value-type="float" office:value="3">
            <text:p>3</text:p>
          </table:table-cell>
          <table:table-cell table:formula="of:=[.B2948]-[.B29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3">
            <text:p>3913</text:p>
          </table:table-cell>
          <table:table-cell table:formula="of:=MOD(ROW([.B2964]);16)" office:value-type="float" office:value="4">
            <text:p>4</text:p>
          </table:table-cell>
          <table:table-cell table:formula="of:=[.B2949]-[.B29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9">
            <text:p>3919</text:p>
          </table:table-cell>
          <table:table-cell table:formula="of:=MOD(ROW([.B2965]);16)" office:value-type="float" office:value="5">
            <text:p>5</text:p>
          </table:table-cell>
          <table:table-cell table:formula="of:=[.B2950]-[.B29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5">
            <text:p>3925</text:p>
          </table:table-cell>
          <table:table-cell table:formula="of:=MOD(ROW([.B2966]);16)" office:value-type="float" office:value="6">
            <text:p>6</text:p>
          </table:table-cell>
          <table:table-cell table:formula="of:=[.B2951]-[.B29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1">
            <text:p>3931</text:p>
          </table:table-cell>
          <table:table-cell table:formula="of:=MOD(ROW([.B2967]);16)" office:value-type="float" office:value="7">
            <text:p>7</text:p>
          </table:table-cell>
          <table:table-cell table:formula="of:=[.B2952]-[.B29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7">
            <text:p>3937</text:p>
          </table:table-cell>
          <table:table-cell table:formula="of:=MOD(ROW([.B2968]);16)" office:value-type="float" office:value="8">
            <text:p>8</text:p>
          </table:table-cell>
          <table:table-cell table:formula="of:=[.B2953]-[.B29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3">
            <text:p>3943</text:p>
          </table:table-cell>
          <table:table-cell table:formula="of:=MOD(ROW([.B2969]);16)" office:value-type="float" office:value="9">
            <text:p>9</text:p>
          </table:table-cell>
          <table:table-cell table:formula="of:=[.B2954]-[.B29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9">
            <text:p>3949</text:p>
          </table:table-cell>
          <table:table-cell table:formula="of:=MOD(ROW([.B2970]);16)" office:value-type="float" office:value="10">
            <text:p>10</text:p>
          </table:table-cell>
          <table:table-cell table:formula="of:=[.B2955]-[.B29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5">
            <text:p>3955</text:p>
          </table:table-cell>
          <table:table-cell table:formula="of:=MOD(ROW([.B2971]);16)" office:value-type="float" office:value="11">
            <text:p>11</text:p>
          </table:table-cell>
          <table:table-cell table:formula="of:=[.B2956]-[.B29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2">
            <text:p>3962</text:p>
          </table:table-cell>
          <table:table-cell table:formula="of:=MOD(ROW([.B2972]);16)" office:value-type="float" office:value="12">
            <text:p>12</text:p>
          </table:table-cell>
          <table:table-cell table:formula="of:=[.B2957]-[.B29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8">
            <text:p>3968</text:p>
          </table:table-cell>
          <table:table-cell table:formula="of:=MOD(ROW([.B2973]);16)" office:value-type="float" office:value="13">
            <text:p>13</text:p>
          </table:table-cell>
          <table:table-cell table:formula="of:=[.B2958]-[.B29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4">
            <text:p>3974</text:p>
          </table:table-cell>
          <table:table-cell table:formula="of:=MOD(ROW([.B2974]);16)" office:value-type="float" office:value="14">
            <text:p>14</text:p>
          </table:table-cell>
          <table:table-cell table:formula="of:=[.B2959]-[.B29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0">
            <text:p>3980</text:p>
          </table:table-cell>
          <table:table-cell table:formula="of:=MOD(ROW([.B2975]);16)" office:value-type="float" office:value="15">
            <text:p>15</text:p>
          </table:table-cell>
          <table:table-cell table:formula="of:=[.B2960]-[.B29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76]);16)" office:value-type="float" office:value="0">
            <text:p>0</text:p>
          </table:table-cell>
          <table:table-cell table:formula="of:=[.B2961]-[.B2960]" office:value-type="float" office:value="-3980">
            <text:p>-39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29">
            <text:p>5529</text:p>
          </table:table-cell>
          <table:table-cell table:formula="of:=MOD(ROW([.B2977]);16)" office:value-type="float" office:value="1">
            <text:p>1</text:p>
          </table:table-cell>
          <table:table-cell table:formula="of:=[.B2962]-[.B2961]" office:value-type="float" office:value="5529">
            <text:p>55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36">
            <text:p>5536</text:p>
          </table:table-cell>
          <table:table-cell table:formula="of:=MOD(ROW([.B2978]);16)" office:value-type="float" office:value="2">
            <text:p>2</text:p>
          </table:table-cell>
          <table:table-cell table:formula="of:=[.B2963]-[.B29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44">
            <text:p>5544</text:p>
          </table:table-cell>
          <table:table-cell table:formula="of:=MOD(ROW([.B2979]);16)" office:value-type="float" office:value="3">
            <text:p>3</text:p>
          </table:table-cell>
          <table:table-cell table:formula="of:=[.B2964]-[.B296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51">
            <text:p>5551</text:p>
          </table:table-cell>
          <table:table-cell table:formula="of:=MOD(ROW([.B2980]);16)" office:value-type="float" office:value="4">
            <text:p>4</text:p>
          </table:table-cell>
          <table:table-cell table:formula="of:=[.B2965]-[.B29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59">
            <text:p>5559</text:p>
          </table:table-cell>
          <table:table-cell table:formula="of:=MOD(ROW([.B2981]);16)" office:value-type="float" office:value="5">
            <text:p>5</text:p>
          </table:table-cell>
          <table:table-cell table:formula="of:=[.B2966]-[.B296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66">
            <text:p>5566</text:p>
          </table:table-cell>
          <table:table-cell table:formula="of:=MOD(ROW([.B2982]);16)" office:value-type="float" office:value="6">
            <text:p>6</text:p>
          </table:table-cell>
          <table:table-cell table:formula="of:=[.B2967]-[.B29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74">
            <text:p>5574</text:p>
          </table:table-cell>
          <table:table-cell table:formula="of:=MOD(ROW([.B2983]);16)" office:value-type="float" office:value="7">
            <text:p>7</text:p>
          </table:table-cell>
          <table:table-cell table:formula="of:=[.B2968]-[.B296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81">
            <text:p>5581</text:p>
          </table:table-cell>
          <table:table-cell table:formula="of:=MOD(ROW([.B2984]);16)" office:value-type="float" office:value="8">
            <text:p>8</text:p>
          </table:table-cell>
          <table:table-cell table:formula="of:=[.B2969]-[.B29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89">
            <text:p>5589</text:p>
          </table:table-cell>
          <table:table-cell table:formula="of:=MOD(ROW([.B2985]);16)" office:value-type="float" office:value="9">
            <text:p>9</text:p>
          </table:table-cell>
          <table:table-cell table:formula="of:=[.B2970]-[.B296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96">
            <text:p>5596</text:p>
          </table:table-cell>
          <table:table-cell table:formula="of:=MOD(ROW([.B2986]);16)" office:value-type="float" office:value="10">
            <text:p>10</text:p>
          </table:table-cell>
          <table:table-cell table:formula="of:=[.B2971]-[.B29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04">
            <text:p>5604</text:p>
          </table:table-cell>
          <table:table-cell table:formula="of:=MOD(ROW([.B2987]);16)" office:value-type="float" office:value="11">
            <text:p>11</text:p>
          </table:table-cell>
          <table:table-cell table:formula="of:=[.B2972]-[.B297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11">
            <text:p>5611</text:p>
          </table:table-cell>
          <table:table-cell table:formula="of:=MOD(ROW([.B2988]);16)" office:value-type="float" office:value="12">
            <text:p>12</text:p>
          </table:table-cell>
          <table:table-cell table:formula="of:=[.B2973]-[.B29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19">
            <text:p>5619</text:p>
          </table:table-cell>
          <table:table-cell table:formula="of:=MOD(ROW([.B2989]);16)" office:value-type="float" office:value="13">
            <text:p>13</text:p>
          </table:table-cell>
          <table:table-cell table:formula="of:=[.B2974]-[.B297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26">
            <text:p>5626</text:p>
          </table:table-cell>
          <table:table-cell table:formula="of:=MOD(ROW([.B2990]);16)" office:value-type="float" office:value="14">
            <text:p>14</text:p>
          </table:table-cell>
          <table:table-cell table:formula="of:=[.B2975]-[.B29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34">
            <text:p>5634</text:p>
          </table:table-cell>
          <table:table-cell table:formula="of:=MOD(ROW([.B2991]);16)" office:value-type="float" office:value="15">
            <text:p>15</text:p>
          </table:table-cell>
          <table:table-cell table:formula="of:=[.B2976]-[.B297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92]);16)" office:value-type="float" office:value="0">
            <text:p>0</text:p>
          </table:table-cell>
          <table:table-cell table:formula="of:=[.B2977]-[.B2976]" office:value-type="float" office:value="-5634">
            <text:p>-56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28">
            <text:p>5228</text:p>
          </table:table-cell>
          <table:table-cell table:formula="of:=MOD(ROW([.B2993]);16)" office:value-type="float" office:value="1">
            <text:p>1</text:p>
          </table:table-cell>
          <table:table-cell table:formula="of:=[.B2978]-[.B2977]" office:value-type="float" office:value="5228">
            <text:p>52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36">
            <text:p>5236</text:p>
          </table:table-cell>
          <table:table-cell table:formula="of:=MOD(ROW([.B2994]);16)" office:value-type="float" office:value="2">
            <text:p>2</text:p>
          </table:table-cell>
          <table:table-cell table:formula="of:=[.B2979]-[.B2978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43">
            <text:p>5243</text:p>
          </table:table-cell>
          <table:table-cell table:formula="of:=MOD(ROW([.B2995]);16)" office:value-type="float" office:value="3">
            <text:p>3</text:p>
          </table:table-cell>
          <table:table-cell table:formula="of:=[.B2980]-[.B29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51">
            <text:p>5251</text:p>
          </table:table-cell>
          <table:table-cell table:formula="of:=MOD(ROW([.B2996]);16)" office:value-type="float" office:value="4">
            <text:p>4</text:p>
          </table:table-cell>
          <table:table-cell table:formula="of:=[.B2981]-[.B298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58">
            <text:p>5258</text:p>
          </table:table-cell>
          <table:table-cell table:formula="of:=MOD(ROW([.B2997]);16)" office:value-type="float" office:value="5">
            <text:p>5</text:p>
          </table:table-cell>
          <table:table-cell table:formula="of:=[.B2982]-[.B29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66">
            <text:p>5266</text:p>
          </table:table-cell>
          <table:table-cell table:formula="of:=MOD(ROW([.B2998]);16)" office:value-type="float" office:value="6">
            <text:p>6</text:p>
          </table:table-cell>
          <table:table-cell table:formula="of:=[.B2983]-[.B298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73">
            <text:p>5273</text:p>
          </table:table-cell>
          <table:table-cell table:formula="of:=MOD(ROW([.B2999]);16)" office:value-type="float" office:value="7">
            <text:p>7</text:p>
          </table:table-cell>
          <table:table-cell table:formula="of:=[.B2984]-[.B29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81">
            <text:p>5281</text:p>
          </table:table-cell>
          <table:table-cell table:formula="of:=MOD(ROW([.B3000]);16)" office:value-type="float" office:value="8">
            <text:p>8</text:p>
          </table:table-cell>
          <table:table-cell table:formula="of:=[.B2985]-[.B298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89">
            <text:p>5289</text:p>
          </table:table-cell>
          <table:table-cell table:formula="of:=MOD(ROW([.B3001]);16)" office:value-type="float" office:value="9">
            <text:p>9</text:p>
          </table:table-cell>
          <table:table-cell table:formula="of:=[.B2986]-[.B298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96">
            <text:p>5296</text:p>
          </table:table-cell>
          <table:table-cell table:formula="of:=MOD(ROW([.B3002]);16)" office:value-type="float" office:value="10">
            <text:p>10</text:p>
          </table:table-cell>
          <table:table-cell table:formula="of:=[.B2987]-[.B298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04">
            <text:p>5304</text:p>
          </table:table-cell>
          <table:table-cell table:formula="of:=MOD(ROW([.B3003]);16)" office:value-type="float" office:value="11">
            <text:p>11</text:p>
          </table:table-cell>
          <table:table-cell table:formula="of:=[.B2988]-[.B298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12">
            <text:p>5312</text:p>
          </table:table-cell>
          <table:table-cell table:formula="of:=MOD(ROW([.B3004]);16)" office:value-type="float" office:value="12">
            <text:p>12</text:p>
          </table:table-cell>
          <table:table-cell table:formula="of:=[.B2989]-[.B2988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19">
            <text:p>5319</text:p>
          </table:table-cell>
          <table:table-cell table:formula="of:=MOD(ROW([.B3005]);16)" office:value-type="float" office:value="13">
            <text:p>13</text:p>
          </table:table-cell>
          <table:table-cell table:formula="of:=[.B2990]-[.B298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27">
            <text:p>5327</text:p>
          </table:table-cell>
          <table:table-cell table:formula="of:=MOD(ROW([.B3006]);16)" office:value-type="float" office:value="14">
            <text:p>14</text:p>
          </table:table-cell>
          <table:table-cell table:formula="of:=[.B2991]-[.B299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34">
            <text:p>5334</text:p>
          </table:table-cell>
          <table:table-cell table:formula="of:=MOD(ROW([.B3007]);16)" office:value-type="float" office:value="15">
            <text:p>15</text:p>
          </table:table-cell>
          <table:table-cell table:formula="of:=[.B2992]-[.B29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08]);16)" office:value-type="float" office:value="0">
            <text:p>0</text:p>
          </table:table-cell>
          <table:table-cell table:formula="of:=[.B2993]-[.B2992]" office:value-type="float" office:value="-5334">
            <text:p>-53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2">
            <text:p>5012</text:p>
          </table:table-cell>
          <table:table-cell table:formula="of:=MOD(ROW([.B3009]);16)" office:value-type="float" office:value="1">
            <text:p>1</text:p>
          </table:table-cell>
          <table:table-cell table:formula="of:=[.B2994]-[.B2993]" office:value-type="float" office:value="5012">
            <text:p>50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0">
            <text:p>5020</text:p>
          </table:table-cell>
          <table:table-cell table:formula="of:=MOD(ROW([.B3010]);16)" office:value-type="float" office:value="2">
            <text:p>2</text:p>
          </table:table-cell>
          <table:table-cell table:formula="of:=[.B2995]-[.B299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8">
            <text:p>5028</text:p>
          </table:table-cell>
          <table:table-cell table:formula="of:=MOD(ROW([.B3011]);16)" office:value-type="float" office:value="3">
            <text:p>3</text:p>
          </table:table-cell>
          <table:table-cell table:formula="of:=[.B2996]-[.B299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5">
            <text:p>5035</text:p>
          </table:table-cell>
          <table:table-cell table:formula="of:=MOD(ROW([.B3012]);16)" office:value-type="float" office:value="4">
            <text:p>4</text:p>
          </table:table-cell>
          <table:table-cell table:formula="of:=[.B2997]-[.B29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3">
            <text:p>5043</text:p>
          </table:table-cell>
          <table:table-cell table:formula="of:=MOD(ROW([.B3013]);16)" office:value-type="float" office:value="5">
            <text:p>5</text:p>
          </table:table-cell>
          <table:table-cell table:formula="of:=[.B2998]-[.B299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0">
            <text:p>5050</text:p>
          </table:table-cell>
          <table:table-cell table:formula="of:=MOD(ROW([.B3014]);16)" office:value-type="float" office:value="6">
            <text:p>6</text:p>
          </table:table-cell>
          <table:table-cell table:formula="of:=[.B2999]-[.B29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8">
            <text:p>5058</text:p>
          </table:table-cell>
          <table:table-cell table:formula="of:=MOD(ROW([.B3015]);16)" office:value-type="float" office:value="7">
            <text:p>7</text:p>
          </table:table-cell>
          <table:table-cell table:formula="of:=[.B3000]-[.B299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6">
            <text:p>5066</text:p>
          </table:table-cell>
          <table:table-cell table:formula="of:=MOD(ROW([.B3016]);16)" office:value-type="float" office:value="8">
            <text:p>8</text:p>
          </table:table-cell>
          <table:table-cell table:formula="of:=[.B3001]-[.B300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3">
            <text:p>5073</text:p>
          </table:table-cell>
          <table:table-cell table:formula="of:=MOD(ROW([.B3017]);16)" office:value-type="float" office:value="9">
            <text:p>9</text:p>
          </table:table-cell>
          <table:table-cell table:formula="of:=[.B3002]-[.B30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1">
            <text:p>5081</text:p>
          </table:table-cell>
          <table:table-cell table:formula="of:=MOD(ROW([.B3018]);16)" office:value-type="float" office:value="10">
            <text:p>10</text:p>
          </table:table-cell>
          <table:table-cell table:formula="of:=[.B3003]-[.B300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9">
            <text:p>5089</text:p>
          </table:table-cell>
          <table:table-cell table:formula="of:=MOD(ROW([.B3019]);16)" office:value-type="float" office:value="11">
            <text:p>11</text:p>
          </table:table-cell>
          <table:table-cell table:formula="of:=[.B3004]-[.B300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6">
            <text:p>5096</text:p>
          </table:table-cell>
          <table:table-cell table:formula="of:=MOD(ROW([.B3020]);16)" office:value-type="float" office:value="12">
            <text:p>12</text:p>
          </table:table-cell>
          <table:table-cell table:formula="of:=[.B3005]-[.B30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04">
            <text:p>5104</text:p>
          </table:table-cell>
          <table:table-cell table:formula="of:=MOD(ROW([.B3021]);16)" office:value-type="float" office:value="13">
            <text:p>13</text:p>
          </table:table-cell>
          <table:table-cell table:formula="of:=[.B3006]-[.B300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2">
            <text:p>5112</text:p>
          </table:table-cell>
          <table:table-cell table:formula="of:=MOD(ROW([.B3022]);16)" office:value-type="float" office:value="14">
            <text:p>14</text:p>
          </table:table-cell>
          <table:table-cell table:formula="of:=[.B3007]-[.B300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9">
            <text:p>5119</text:p>
          </table:table-cell>
          <table:table-cell table:formula="of:=MOD(ROW([.B3023]);16)" office:value-type="float" office:value="15">
            <text:p>15</text:p>
          </table:table-cell>
          <table:table-cell table:formula="of:=[.B3008]-[.B30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24]);16)" office:value-type="float" office:value="0">
            <text:p>0</text:p>
          </table:table-cell>
          <table:table-cell table:formula="of:=[.B3009]-[.B3008]" office:value-type="float" office:value="-5119">
            <text:p>-51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8">
            <text:p>5038</text:p>
          </table:table-cell>
          <table:table-cell table:formula="of:=MOD(ROW([.B3025]);16)" office:value-type="float" office:value="1">
            <text:p>1</text:p>
          </table:table-cell>
          <table:table-cell table:formula="of:=[.B3010]-[.B3009]" office:value-type="float" office:value="5038">
            <text:p>50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6">
            <text:p>5046</text:p>
          </table:table-cell>
          <table:table-cell table:formula="of:=MOD(ROW([.B3026]);16)" office:value-type="float" office:value="2">
            <text:p>2</text:p>
          </table:table-cell>
          <table:table-cell table:formula="of:=[.B3011]-[.B301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4">
            <text:p>5054</text:p>
          </table:table-cell>
          <table:table-cell table:formula="of:=MOD(ROW([.B3027]);16)" office:value-type="float" office:value="3">
            <text:p>3</text:p>
          </table:table-cell>
          <table:table-cell table:formula="of:=[.B3012]-[.B301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1">
            <text:p>5061</text:p>
          </table:table-cell>
          <table:table-cell table:formula="of:=MOD(ROW([.B3028]);16)" office:value-type="float" office:value="4">
            <text:p>4</text:p>
          </table:table-cell>
          <table:table-cell table:formula="of:=[.B3013]-[.B30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9">
            <text:p>5069</text:p>
          </table:table-cell>
          <table:table-cell table:formula="of:=MOD(ROW([.B3029]);16)" office:value-type="float" office:value="5">
            <text:p>5</text:p>
          </table:table-cell>
          <table:table-cell table:formula="of:=[.B3014]-[.B301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6">
            <text:p>5076</text:p>
          </table:table-cell>
          <table:table-cell table:formula="of:=MOD(ROW([.B3030]);16)" office:value-type="float" office:value="6">
            <text:p>6</text:p>
          </table:table-cell>
          <table:table-cell table:formula="of:=[.B3015]-[.B30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4">
            <text:p>5084</text:p>
          </table:table-cell>
          <table:table-cell table:formula="of:=MOD(ROW([.B3031]);16)" office:value-type="float" office:value="7">
            <text:p>7</text:p>
          </table:table-cell>
          <table:table-cell table:formula="of:=[.B3016]-[.B301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2">
            <text:p>5092</text:p>
          </table:table-cell>
          <table:table-cell table:formula="of:=MOD(ROW([.B3032]);16)" office:value-type="float" office:value="8">
            <text:p>8</text:p>
          </table:table-cell>
          <table:table-cell table:formula="of:=[.B3017]-[.B301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00">
            <text:p>5100</text:p>
          </table:table-cell>
          <table:table-cell table:formula="of:=MOD(ROW([.B3033]);16)" office:value-type="float" office:value="9">
            <text:p>9</text:p>
          </table:table-cell>
          <table:table-cell table:formula="of:=[.B3018]-[.B301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07">
            <text:p>5107</text:p>
          </table:table-cell>
          <table:table-cell table:formula="of:=MOD(ROW([.B3034]);16)" office:value-type="float" office:value="10">
            <text:p>10</text:p>
          </table:table-cell>
          <table:table-cell table:formula="of:=[.B3019]-[.B30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5">
            <text:p>5115</text:p>
          </table:table-cell>
          <table:table-cell table:formula="of:=MOD(ROW([.B3035]);16)" office:value-type="float" office:value="11">
            <text:p>11</text:p>
          </table:table-cell>
          <table:table-cell table:formula="of:=[.B3020]-[.B301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23">
            <text:p>5123</text:p>
          </table:table-cell>
          <table:table-cell table:formula="of:=MOD(ROW([.B3036]);16)" office:value-type="float" office:value="12">
            <text:p>12</text:p>
          </table:table-cell>
          <table:table-cell table:formula="of:=[.B3021]-[.B302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31">
            <text:p>5131</text:p>
          </table:table-cell>
          <table:table-cell table:formula="of:=MOD(ROW([.B3037]);16)" office:value-type="float" office:value="13">
            <text:p>13</text:p>
          </table:table-cell>
          <table:table-cell table:formula="of:=[.B3022]-[.B302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38">
            <text:p>5138</text:p>
          </table:table-cell>
          <table:table-cell table:formula="of:=MOD(ROW([.B3038]);16)" office:value-type="float" office:value="14">
            <text:p>14</text:p>
          </table:table-cell>
          <table:table-cell table:formula="of:=[.B3023]-[.B30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46">
            <text:p>5146</text:p>
          </table:table-cell>
          <table:table-cell table:formula="of:=MOD(ROW([.B3039]);16)" office:value-type="float" office:value="15">
            <text:p>15</text:p>
          </table:table-cell>
          <table:table-cell table:formula="of:=[.B3024]-[.B302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40]);16)" office:value-type="float" office:value="0">
            <text:p>0</text:p>
          </table:table-cell>
          <table:table-cell table:formula="of:=[.B3025]-[.B3024]" office:value-type="float" office:value="-5146">
            <text:p>-51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77">
            <text:p>4977</text:p>
          </table:table-cell>
          <table:table-cell table:formula="of:=MOD(ROW([.B3041]);16)" office:value-type="float" office:value="1">
            <text:p>1</text:p>
          </table:table-cell>
          <table:table-cell table:formula="of:=[.B3026]-[.B3025]" office:value-type="float" office:value="4977">
            <text:p>49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85">
            <text:p>4985</text:p>
          </table:table-cell>
          <table:table-cell table:formula="of:=MOD(ROW([.B3042]);16)" office:value-type="float" office:value="2">
            <text:p>2</text:p>
          </table:table-cell>
          <table:table-cell table:formula="of:=[.B3027]-[.B302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94">
            <text:p>4994</text:p>
          </table:table-cell>
          <table:table-cell table:formula="of:=MOD(ROW([.B3043]);16)" office:value-type="float" office:value="3">
            <text:p>3</text:p>
          </table:table-cell>
          <table:table-cell table:formula="of:=[.B3028]-[.B3027]" office:value-type="float" office:value="9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1">
            <text:p>5001</text:p>
          </table:table-cell>
          <table:table-cell table:formula="of:=MOD(ROW([.B3044]);16)" office:value-type="float" office:value="4">
            <text:p>4</text:p>
          </table:table-cell>
          <table:table-cell table:formula="of:=[.B3029]-[.B30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9">
            <text:p>5009</text:p>
          </table:table-cell>
          <table:table-cell table:formula="of:=MOD(ROW([.B3045]);16)" office:value-type="float" office:value="5">
            <text:p>5</text:p>
          </table:table-cell>
          <table:table-cell table:formula="of:=[.B3030]-[.B302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7">
            <text:p>5017</text:p>
          </table:table-cell>
          <table:table-cell table:formula="of:=MOD(ROW([.B3046]);16)" office:value-type="float" office:value="6">
            <text:p>6</text:p>
          </table:table-cell>
          <table:table-cell table:formula="of:=[.B3031]-[.B303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5">
            <text:p>5025</text:p>
          </table:table-cell>
          <table:table-cell table:formula="of:=MOD(ROW([.B3047]);16)" office:value-type="float" office:value="7">
            <text:p>7</text:p>
          </table:table-cell>
          <table:table-cell table:formula="of:=[.B3032]-[.B303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3">
            <text:p>5033</text:p>
          </table:table-cell>
          <table:table-cell table:formula="of:=MOD(ROW([.B3048]);16)" office:value-type="float" office:value="8">
            <text:p>8</text:p>
          </table:table-cell>
          <table:table-cell table:formula="of:=[.B3033]-[.B303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0">
            <text:p>5040</text:p>
          </table:table-cell>
          <table:table-cell table:formula="of:=MOD(ROW([.B3049]);16)" office:value-type="float" office:value="9">
            <text:p>9</text:p>
          </table:table-cell>
          <table:table-cell table:formula="of:=[.B3034]-[.B30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8">
            <text:p>5048</text:p>
          </table:table-cell>
          <table:table-cell table:formula="of:=MOD(ROW([.B3050]);16)" office:value-type="float" office:value="10">
            <text:p>10</text:p>
          </table:table-cell>
          <table:table-cell table:formula="of:=[.B3035]-[.B303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6">
            <text:p>5056</text:p>
          </table:table-cell>
          <table:table-cell table:formula="of:=MOD(ROW([.B3051]);16)" office:value-type="float" office:value="11">
            <text:p>11</text:p>
          </table:table-cell>
          <table:table-cell table:formula="of:=[.B3036]-[.B303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4">
            <text:p>5064</text:p>
          </table:table-cell>
          <table:table-cell table:formula="of:=MOD(ROW([.B3052]);16)" office:value-type="float" office:value="12">
            <text:p>12</text:p>
          </table:table-cell>
          <table:table-cell table:formula="of:=[.B3037]-[.B303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2">
            <text:p>5072</text:p>
          </table:table-cell>
          <table:table-cell table:formula="of:=MOD(ROW([.B3053]);16)" office:value-type="float" office:value="13">
            <text:p>13</text:p>
          </table:table-cell>
          <table:table-cell table:formula="of:=[.B3038]-[.B303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9">
            <text:p>5079</text:p>
          </table:table-cell>
          <table:table-cell table:formula="of:=MOD(ROW([.B3054]);16)" office:value-type="float" office:value="14">
            <text:p>14</text:p>
          </table:table-cell>
          <table:table-cell table:formula="of:=[.B3039]-[.B30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7">
            <text:p>5087</text:p>
          </table:table-cell>
          <table:table-cell table:formula="of:=MOD(ROW([.B3055]);16)" office:value-type="float" office:value="15">
            <text:p>15</text:p>
          </table:table-cell>
          <table:table-cell table:formula="of:=[.B3040]-[.B3039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56]);16)" office:value-type="float" office:value="0">
            <text:p>0</text:p>
          </table:table-cell>
          <table:table-cell table:formula="of:=[.B3041]-[.B3040]" office:value-type="float" office:value="-5087">
            <text:p>-50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4">
            <text:p>5094</text:p>
          </table:table-cell>
          <table:table-cell table:formula="of:=MOD(ROW([.B3057]);16)" office:value-type="float" office:value="1">
            <text:p>1</text:p>
          </table:table-cell>
          <table:table-cell table:formula="of:=[.B3042]-[.B3041]" office:value-type="float" office:value="5094">
            <text:p>50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02">
            <text:p>5102</text:p>
          </table:table-cell>
          <table:table-cell table:formula="of:=MOD(ROW([.B3058]);16)" office:value-type="float" office:value="2">
            <text:p>2</text:p>
          </table:table-cell>
          <table:table-cell table:formula="of:=[.B3043]-[.B304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0">
            <text:p>5110</text:p>
          </table:table-cell>
          <table:table-cell table:formula="of:=MOD(ROW([.B3059]);16)" office:value-type="float" office:value="3">
            <text:p>3</text:p>
          </table:table-cell>
          <table:table-cell table:formula="of:=[.B3044]-[.B304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18">
            <text:p>5118</text:p>
          </table:table-cell>
          <table:table-cell table:formula="of:=MOD(ROW([.B3060]);16)" office:value-type="float" office:value="4">
            <text:p>4</text:p>
          </table:table-cell>
          <table:table-cell table:formula="of:=[.B3045]-[.B3044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25">
            <text:p>5125</text:p>
          </table:table-cell>
          <table:table-cell table:formula="of:=MOD(ROW([.B3061]);16)" office:value-type="float" office:value="5">
            <text:p>5</text:p>
          </table:table-cell>
          <table:table-cell table:formula="of:=[.B3046]-[.B30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33">
            <text:p>5133</text:p>
          </table:table-cell>
          <table:table-cell table:formula="of:=MOD(ROW([.B3062]);16)" office:value-type="float" office:value="6">
            <text:p>6</text:p>
          </table:table-cell>
          <table:table-cell table:formula="of:=[.B3047]-[.B3046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41">
            <text:p>5141</text:p>
          </table:table-cell>
          <table:table-cell table:formula="of:=MOD(ROW([.B3063]);16)" office:value-type="float" office:value="7">
            <text:p>7</text:p>
          </table:table-cell>
          <table:table-cell table:formula="of:=[.B3048]-[.B304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49">
            <text:p>5149</text:p>
          </table:table-cell>
          <table:table-cell table:formula="of:=MOD(ROW([.B3064]);16)" office:value-type="float" office:value="8">
            <text:p>8</text:p>
          </table:table-cell>
          <table:table-cell table:formula="of:=[.B3049]-[.B3048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56">
            <text:p>5156</text:p>
          </table:table-cell>
          <table:table-cell table:formula="of:=MOD(ROW([.B3065]);16)" office:value-type="float" office:value="9">
            <text:p>9</text:p>
          </table:table-cell>
          <table:table-cell table:formula="of:=[.B3050]-[.B30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64">
            <text:p>5164</text:p>
          </table:table-cell>
          <table:table-cell table:formula="of:=MOD(ROW([.B3066]);16)" office:value-type="float" office:value="10">
            <text:p>10</text:p>
          </table:table-cell>
          <table:table-cell table:formula="of:=[.B3051]-[.B305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72">
            <text:p>5172</text:p>
          </table:table-cell>
          <table:table-cell table:formula="of:=MOD(ROW([.B3067]);16)" office:value-type="float" office:value="11">
            <text:p>11</text:p>
          </table:table-cell>
          <table:table-cell table:formula="of:=[.B3052]-[.B305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80">
            <text:p>5180</text:p>
          </table:table-cell>
          <table:table-cell table:formula="of:=MOD(ROW([.B3068]);16)" office:value-type="float" office:value="12">
            <text:p>12</text:p>
          </table:table-cell>
          <table:table-cell table:formula="of:=[.B3053]-[.B305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88">
            <text:p>5188</text:p>
          </table:table-cell>
          <table:table-cell table:formula="of:=MOD(ROW([.B3069]);16)" office:value-type="float" office:value="13">
            <text:p>13</text:p>
          </table:table-cell>
          <table:table-cell table:formula="of:=[.B3054]-[.B305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95">
            <text:p>5195</text:p>
          </table:table-cell>
          <table:table-cell table:formula="of:=MOD(ROW([.B3070]);16)" office:value-type="float" office:value="14">
            <text:p>14</text:p>
          </table:table-cell>
          <table:table-cell table:formula="of:=[.B3055]-[.B30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03">
            <text:p>5203</text:p>
          </table:table-cell>
          <table:table-cell table:formula="of:=MOD(ROW([.B3071]);16)" office:value-type="float" office:value="15">
            <text:p>15</text:p>
          </table:table-cell>
          <table:table-cell table:formula="of:=[.B3056]-[.B3055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72]);16)" office:value-type="float" office:value="0">
            <text:p>0</text:p>
          </table:table-cell>
          <table:table-cell table:formula="of:=[.B3057]-[.B3056]" office:value-type="float" office:value="-5203">
            <text:p>-52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8">
            <text:p>5018</text:p>
          </table:table-cell>
          <table:table-cell table:formula="of:=MOD(ROW([.B3073]);16)" office:value-type="float" office:value="1">
            <text:p>1</text:p>
          </table:table-cell>
          <table:table-cell table:formula="of:=[.B3058]-[.B3057]" office:value-type="float" office:value="5018">
            <text:p>50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4">
            <text:p>5024</text:p>
          </table:table-cell>
          <table:table-cell table:formula="of:=MOD(ROW([.B3074]);16)" office:value-type="float" office:value="2">
            <text:p>2</text:p>
          </table:table-cell>
          <table:table-cell table:formula="of:=[.B3059]-[.B30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9">
            <text:p>5029</text:p>
          </table:table-cell>
          <table:table-cell table:formula="of:=MOD(ROW([.B3075]);16)" office:value-type="float" office:value="3">
            <text:p>3</text:p>
          </table:table-cell>
          <table:table-cell table:formula="of:=[.B3060]-[.B305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4">
            <text:p>5034</text:p>
          </table:table-cell>
          <table:table-cell table:formula="of:=MOD(ROW([.B3076]);16)" office:value-type="float" office:value="4">
            <text:p>4</text:p>
          </table:table-cell>
          <table:table-cell table:formula="of:=[.B3061]-[.B306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0">
            <text:p>5040</text:p>
          </table:table-cell>
          <table:table-cell table:formula="of:=MOD(ROW([.B3077]);16)" office:value-type="float" office:value="5">
            <text:p>5</text:p>
          </table:table-cell>
          <table:table-cell table:formula="of:=[.B3062]-[.B30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5">
            <text:p>5045</text:p>
          </table:table-cell>
          <table:table-cell table:formula="of:=MOD(ROW([.B3078]);16)" office:value-type="float" office:value="6">
            <text:p>6</text:p>
          </table:table-cell>
          <table:table-cell table:formula="of:=[.B3063]-[.B306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1">
            <text:p>5051</text:p>
          </table:table-cell>
          <table:table-cell table:formula="of:=MOD(ROW([.B3079]);16)" office:value-type="float" office:value="7">
            <text:p>7</text:p>
          </table:table-cell>
          <table:table-cell table:formula="of:=[.B3064]-[.B30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6">
            <text:p>5056</text:p>
          </table:table-cell>
          <table:table-cell table:formula="of:=MOD(ROW([.B3080]);16)" office:value-type="float" office:value="8">
            <text:p>8</text:p>
          </table:table-cell>
          <table:table-cell table:formula="of:=[.B3065]-[.B306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2">
            <text:p>5062</text:p>
          </table:table-cell>
          <table:table-cell table:formula="of:=MOD(ROW([.B3081]);16)" office:value-type="float" office:value="9">
            <text:p>9</text:p>
          </table:table-cell>
          <table:table-cell table:formula="of:=[.B3066]-[.B306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7">
            <text:p>5067</text:p>
          </table:table-cell>
          <table:table-cell table:formula="of:=MOD(ROW([.B3082]);16)" office:value-type="float" office:value="10">
            <text:p>10</text:p>
          </table:table-cell>
          <table:table-cell table:formula="of:=[.B3067]-[.B306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3">
            <text:p>5073</text:p>
          </table:table-cell>
          <table:table-cell table:formula="of:=MOD(ROW([.B3083]);16)" office:value-type="float" office:value="11">
            <text:p>11</text:p>
          </table:table-cell>
          <table:table-cell table:formula="of:=[.B3068]-[.B30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8">
            <text:p>5078</text:p>
          </table:table-cell>
          <table:table-cell table:formula="of:=MOD(ROW([.B3084]);16)" office:value-type="float" office:value="12">
            <text:p>12</text:p>
          </table:table-cell>
          <table:table-cell table:formula="of:=[.B3069]-[.B306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4">
            <text:p>5084</text:p>
          </table:table-cell>
          <table:table-cell table:formula="of:=MOD(ROW([.B3085]);16)" office:value-type="float" office:value="13">
            <text:p>13</text:p>
          </table:table-cell>
          <table:table-cell table:formula="of:=[.B3070]-[.B30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89">
            <text:p>5089</text:p>
          </table:table-cell>
          <table:table-cell table:formula="of:=MOD(ROW([.B3086]);16)" office:value-type="float" office:value="14">
            <text:p>14</text:p>
          </table:table-cell>
          <table:table-cell table:formula="of:=[.B3071]-[.B3070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95">
            <text:p>5095</text:p>
          </table:table-cell>
          <table:table-cell table:formula="of:=MOD(ROW([.B3087]);16)" office:value-type="float" office:value="15">
            <text:p>15</text:p>
          </table:table-cell>
          <table:table-cell table:formula="of:=[.B3072]-[.B30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88]);16)" office:value-type="float" office:value="0">
            <text:p>0</text:p>
          </table:table-cell>
          <table:table-cell table:formula="of:=[.B3073]-[.B3072]" office:value-type="float" office:value="-5095">
            <text:p>-50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6">
            <text:p>3506</text:p>
          </table:table-cell>
          <table:table-cell table:formula="of:=MOD(ROW([.B3089]);16)" office:value-type="float" office:value="1">
            <text:p>1</text:p>
          </table:table-cell>
          <table:table-cell table:formula="of:=[.B3074]-[.B3073]" office:value-type="float" office:value="3506">
            <text:p>35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1">
            <text:p>3511</text:p>
          </table:table-cell>
          <table:table-cell table:formula="of:=MOD(ROW([.B3090]);16)" office:value-type="float" office:value="2">
            <text:p>2</text:p>
          </table:table-cell>
          <table:table-cell table:formula="of:=[.B3075]-[.B307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6">
            <text:p>3516</text:p>
          </table:table-cell>
          <table:table-cell table:formula="of:=MOD(ROW([.B3091]);16)" office:value-type="float" office:value="3">
            <text:p>3</text:p>
          </table:table-cell>
          <table:table-cell table:formula="of:=[.B3076]-[.B307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2">
            <text:p>3522</text:p>
          </table:table-cell>
          <table:table-cell table:formula="of:=MOD(ROW([.B3092]);16)" office:value-type="float" office:value="4">
            <text:p>4</text:p>
          </table:table-cell>
          <table:table-cell table:formula="of:=[.B3077]-[.B30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3093]);16)" office:value-type="float" office:value="5">
            <text:p>5</text:p>
          </table:table-cell>
          <table:table-cell table:formula="of:=[.B3078]-[.B307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2">
            <text:p>3532</text:p>
          </table:table-cell>
          <table:table-cell table:formula="of:=MOD(ROW([.B3094]);16)" office:value-type="float" office:value="6">
            <text:p>6</text:p>
          </table:table-cell>
          <table:table-cell table:formula="of:=[.B3079]-[.B307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7">
            <text:p>3537</text:p>
          </table:table-cell>
          <table:table-cell table:formula="of:=MOD(ROW([.B3095]);16)" office:value-type="float" office:value="7">
            <text:p>7</text:p>
          </table:table-cell>
          <table:table-cell table:formula="of:=[.B3080]-[.B307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3">
            <text:p>3543</text:p>
          </table:table-cell>
          <table:table-cell table:formula="of:=MOD(ROW([.B3096]);16)" office:value-type="float" office:value="8">
            <text:p>8</text:p>
          </table:table-cell>
          <table:table-cell table:formula="of:=[.B3081]-[.B30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8">
            <text:p>3548</text:p>
          </table:table-cell>
          <table:table-cell table:formula="of:=MOD(ROW([.B3097]);16)" office:value-type="float" office:value="9">
            <text:p>9</text:p>
          </table:table-cell>
          <table:table-cell table:formula="of:=[.B3082]-[.B308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4">
            <text:p>3554</text:p>
          </table:table-cell>
          <table:table-cell table:formula="of:=MOD(ROW([.B3098]);16)" office:value-type="float" office:value="10">
            <text:p>10</text:p>
          </table:table-cell>
          <table:table-cell table:formula="of:=[.B3083]-[.B30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9">
            <text:p>3559</text:p>
          </table:table-cell>
          <table:table-cell table:formula="of:=MOD(ROW([.B3099]);16)" office:value-type="float" office:value="11">
            <text:p>11</text:p>
          </table:table-cell>
          <table:table-cell table:formula="of:=[.B3084]-[.B308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65">
            <text:p>3565</text:p>
          </table:table-cell>
          <table:table-cell table:formula="of:=MOD(ROW([.B3100]);16)" office:value-type="float" office:value="12">
            <text:p>12</text:p>
          </table:table-cell>
          <table:table-cell table:formula="of:=[.B3085]-[.B30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0">
            <text:p>3570</text:p>
          </table:table-cell>
          <table:table-cell table:formula="of:=MOD(ROW([.B3101]);16)" office:value-type="float" office:value="13">
            <text:p>13</text:p>
          </table:table-cell>
          <table:table-cell table:formula="of:=[.B3086]-[.B308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75">
            <text:p>3575</text:p>
          </table:table-cell>
          <table:table-cell table:formula="of:=MOD(ROW([.B3102]);16)" office:value-type="float" office:value="14">
            <text:p>14</text:p>
          </table:table-cell>
          <table:table-cell table:formula="of:=[.B3087]-[.B3086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81">
            <text:p>3581</text:p>
          </table:table-cell>
          <table:table-cell table:formula="of:=MOD(ROW([.B3103]);16)" office:value-type="float" office:value="15">
            <text:p>15</text:p>
          </table:table-cell>
          <table:table-cell table:formula="of:=[.B3088]-[.B30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04]);16)" office:value-type="float" office:value="0">
            <text:p>0</text:p>
          </table:table-cell>
          <table:table-cell table:formula="of:=[.B3089]-[.B3088]" office:value-type="float" office:value="-3581">
            <text:p>-35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6">
            <text:p>3416</text:p>
          </table:table-cell>
          <table:table-cell table:formula="of:=MOD(ROW([.B3105]);16)" office:value-type="float" office:value="1">
            <text:p>1</text:p>
          </table:table-cell>
          <table:table-cell table:formula="of:=[.B3090]-[.B3089]" office:value-type="float" office:value="3416">
            <text:p>34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2">
            <text:p>3422</text:p>
          </table:table-cell>
          <table:table-cell table:formula="of:=MOD(ROW([.B3106]);16)" office:value-type="float" office:value="2">
            <text:p>2</text:p>
          </table:table-cell>
          <table:table-cell table:formula="of:=[.B3091]-[.B30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9">
            <text:p>3429</text:p>
          </table:table-cell>
          <table:table-cell table:formula="of:=MOD(ROW([.B3107]);16)" office:value-type="float" office:value="3">
            <text:p>3</text:p>
          </table:table-cell>
          <table:table-cell table:formula="of:=[.B3092]-[.B30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5">
            <text:p>3435</text:p>
          </table:table-cell>
          <table:table-cell table:formula="of:=MOD(ROW([.B3108]);16)" office:value-type="float" office:value="4">
            <text:p>4</text:p>
          </table:table-cell>
          <table:table-cell table:formula="of:=[.B3093]-[.B30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1">
            <text:p>3441</text:p>
          </table:table-cell>
          <table:table-cell table:formula="of:=MOD(ROW([.B3109]);16)" office:value-type="float" office:value="5">
            <text:p>5</text:p>
          </table:table-cell>
          <table:table-cell table:formula="of:=[.B3094]-[.B30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7">
            <text:p>3447</text:p>
          </table:table-cell>
          <table:table-cell table:formula="of:=MOD(ROW([.B3110]);16)" office:value-type="float" office:value="6">
            <text:p>6</text:p>
          </table:table-cell>
          <table:table-cell table:formula="of:=[.B3095]-[.B30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2">
            <text:p>3452</text:p>
          </table:table-cell>
          <table:table-cell table:formula="of:=MOD(ROW([.B3111]);16)" office:value-type="float" office:value="7">
            <text:p>7</text:p>
          </table:table-cell>
          <table:table-cell table:formula="of:=[.B3096]-[.B3095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8">
            <text:p>3458</text:p>
          </table:table-cell>
          <table:table-cell table:formula="of:=MOD(ROW([.B3112]);16)" office:value-type="float" office:value="8">
            <text:p>8</text:p>
          </table:table-cell>
          <table:table-cell table:formula="of:=[.B3097]-[.B30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4">
            <text:p>3464</text:p>
          </table:table-cell>
          <table:table-cell table:formula="of:=MOD(ROW([.B3113]);16)" office:value-type="float" office:value="9">
            <text:p>9</text:p>
          </table:table-cell>
          <table:table-cell table:formula="of:=[.B3098]-[.B30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0">
            <text:p>3470</text:p>
          </table:table-cell>
          <table:table-cell table:formula="of:=MOD(ROW([.B3114]);16)" office:value-type="float" office:value="10">
            <text:p>10</text:p>
          </table:table-cell>
          <table:table-cell table:formula="of:=[.B3099]-[.B30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6">
            <text:p>3476</text:p>
          </table:table-cell>
          <table:table-cell table:formula="of:=MOD(ROW([.B3115]);16)" office:value-type="float" office:value="11">
            <text:p>11</text:p>
          </table:table-cell>
          <table:table-cell table:formula="of:=[.B3100]-[.B30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2">
            <text:p>3482</text:p>
          </table:table-cell>
          <table:table-cell table:formula="of:=MOD(ROW([.B3116]);16)" office:value-type="float" office:value="12">
            <text:p>12</text:p>
          </table:table-cell>
          <table:table-cell table:formula="of:=[.B3101]-[.B31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7">
            <text:p>3487</text:p>
          </table:table-cell>
          <table:table-cell table:formula="of:=MOD(ROW([.B3117]);16)" office:value-type="float" office:value="13">
            <text:p>13</text:p>
          </table:table-cell>
          <table:table-cell table:formula="of:=[.B3102]-[.B310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3">
            <text:p>3493</text:p>
          </table:table-cell>
          <table:table-cell table:formula="of:=MOD(ROW([.B3118]);16)" office:value-type="float" office:value="14">
            <text:p>14</text:p>
          </table:table-cell>
          <table:table-cell table:formula="of:=[.B3103]-[.B31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9">
            <text:p>3499</text:p>
          </table:table-cell>
          <table:table-cell table:formula="of:=MOD(ROW([.B3119]);16)" office:value-type="float" office:value="15">
            <text:p>15</text:p>
          </table:table-cell>
          <table:table-cell table:formula="of:=[.B3104]-[.B31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20]);16)" office:value-type="float" office:value="0">
            <text:p>0</text:p>
          </table:table-cell>
          <table:table-cell table:formula="of:=[.B3105]-[.B3104]" office:value-type="float" office:value="-3499">
            <text:p>-34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97">
            <text:p>4997</text:p>
          </table:table-cell>
          <table:table-cell table:formula="of:=MOD(ROW([.B3121]);16)" office:value-type="float" office:value="1">
            <text:p>1</text:p>
          </table:table-cell>
          <table:table-cell table:formula="of:=[.B3106]-[.B3105]" office:value-type="float" office:value="4997">
            <text:p>49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3">
            <text:p>5003</text:p>
          </table:table-cell>
          <table:table-cell table:formula="of:=MOD(ROW([.B3122]);16)" office:value-type="float" office:value="2">
            <text:p>2</text:p>
          </table:table-cell>
          <table:table-cell table:formula="of:=[.B3107]-[.B31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9">
            <text:p>5009</text:p>
          </table:table-cell>
          <table:table-cell table:formula="of:=MOD(ROW([.B3123]);16)" office:value-type="float" office:value="3">
            <text:p>3</text:p>
          </table:table-cell>
          <table:table-cell table:formula="of:=[.B3108]-[.B31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15">
            <text:p>5015</text:p>
          </table:table-cell>
          <table:table-cell table:formula="of:=MOD(ROW([.B3124]);16)" office:value-type="float" office:value="4">
            <text:p>4</text:p>
          </table:table-cell>
          <table:table-cell table:formula="of:=[.B3109]-[.B310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0">
            <text:p>5020</text:p>
          </table:table-cell>
          <table:table-cell table:formula="of:=MOD(ROW([.B3125]);16)" office:value-type="float" office:value="5">
            <text:p>5</text:p>
          </table:table-cell>
          <table:table-cell table:formula="of:=[.B3110]-[.B3109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26">
            <text:p>5026</text:p>
          </table:table-cell>
          <table:table-cell table:formula="of:=MOD(ROW([.B3126]);16)" office:value-type="float" office:value="6">
            <text:p>6</text:p>
          </table:table-cell>
          <table:table-cell table:formula="of:=[.B3111]-[.B31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2">
            <text:p>5032</text:p>
          </table:table-cell>
          <table:table-cell table:formula="of:=MOD(ROW([.B3127]);16)" office:value-type="float" office:value="7">
            <text:p>7</text:p>
          </table:table-cell>
          <table:table-cell table:formula="of:=[.B3112]-[.B31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38">
            <text:p>5038</text:p>
          </table:table-cell>
          <table:table-cell table:formula="of:=MOD(ROW([.B3128]);16)" office:value-type="float" office:value="8">
            <text:p>8</text:p>
          </table:table-cell>
          <table:table-cell table:formula="of:=[.B3113]-[.B311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44">
            <text:p>5044</text:p>
          </table:table-cell>
          <table:table-cell table:formula="of:=MOD(ROW([.B3129]);16)" office:value-type="float" office:value="9">
            <text:p>9</text:p>
          </table:table-cell>
          <table:table-cell table:formula="of:=[.B3114]-[.B31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0">
            <text:p>5050</text:p>
          </table:table-cell>
          <table:table-cell table:formula="of:=MOD(ROW([.B3130]);16)" office:value-type="float" office:value="10">
            <text:p>10</text:p>
          </table:table-cell>
          <table:table-cell table:formula="of:=[.B3115]-[.B31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56">
            <text:p>5056</text:p>
          </table:table-cell>
          <table:table-cell table:formula="of:=MOD(ROW([.B3131]);16)" office:value-type="float" office:value="11">
            <text:p>11</text:p>
          </table:table-cell>
          <table:table-cell table:formula="of:=[.B3116]-[.B31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2">
            <text:p>5062</text:p>
          </table:table-cell>
          <table:table-cell table:formula="of:=MOD(ROW([.B3132]);16)" office:value-type="float" office:value="12">
            <text:p>12</text:p>
          </table:table-cell>
          <table:table-cell table:formula="of:=[.B3117]-[.B31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67">
            <text:p>5067</text:p>
          </table:table-cell>
          <table:table-cell table:formula="of:=MOD(ROW([.B3133]);16)" office:value-type="float" office:value="13">
            <text:p>13</text:p>
          </table:table-cell>
          <table:table-cell table:formula="of:=[.B3118]-[.B311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3">
            <text:p>5073</text:p>
          </table:table-cell>
          <table:table-cell table:formula="of:=MOD(ROW([.B3134]);16)" office:value-type="float" office:value="14">
            <text:p>14</text:p>
          </table:table-cell>
          <table:table-cell table:formula="of:=[.B3119]-[.B31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79">
            <text:p>5079</text:p>
          </table:table-cell>
          <table:table-cell table:formula="of:=MOD(ROW([.B3135]);16)" office:value-type="float" office:value="15">
            <text:p>15</text:p>
          </table:table-cell>
          <table:table-cell table:formula="of:=[.B3120]-[.B31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36]);16)" office:value-type="float" office:value="0">
            <text:p>0</text:p>
          </table:table-cell>
          <table:table-cell table:formula="of:=[.B3121]-[.B3120]" office:value-type="float" office:value="-5079">
            <text:p>-50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8">
            <text:p>3848</text:p>
          </table:table-cell>
          <table:table-cell table:formula="of:=MOD(ROW([.B3137]);16)" office:value-type="float" office:value="1">
            <text:p>1</text:p>
          </table:table-cell>
          <table:table-cell table:formula="of:=[.B3122]-[.B3121]" office:value-type="float" office:value="3848">
            <text:p>38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4">
            <text:p>3854</text:p>
          </table:table-cell>
          <table:table-cell table:formula="of:=MOD(ROW([.B3138]);16)" office:value-type="float" office:value="2">
            <text:p>2</text:p>
          </table:table-cell>
          <table:table-cell table:formula="of:=[.B3123]-[.B31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1">
            <text:p>3861</text:p>
          </table:table-cell>
          <table:table-cell table:formula="of:=MOD(ROW([.B3139]);16)" office:value-type="float" office:value="3">
            <text:p>3</text:p>
          </table:table-cell>
          <table:table-cell table:formula="of:=[.B3124]-[.B31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7">
            <text:p>3867</text:p>
          </table:table-cell>
          <table:table-cell table:formula="of:=MOD(ROW([.B3140]);16)" office:value-type="float" office:value="4">
            <text:p>4</text:p>
          </table:table-cell>
          <table:table-cell table:formula="of:=[.B3125]-[.B31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3">
            <text:p>3873</text:p>
          </table:table-cell>
          <table:table-cell table:formula="of:=MOD(ROW([.B3141]);16)" office:value-type="float" office:value="5">
            <text:p>5</text:p>
          </table:table-cell>
          <table:table-cell table:formula="of:=[.B3126]-[.B31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9">
            <text:p>3879</text:p>
          </table:table-cell>
          <table:table-cell table:formula="of:=MOD(ROW([.B3142]);16)" office:value-type="float" office:value="6">
            <text:p>6</text:p>
          </table:table-cell>
          <table:table-cell table:formula="of:=[.B3127]-[.B31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5">
            <text:p>3885</text:p>
          </table:table-cell>
          <table:table-cell table:formula="of:=MOD(ROW([.B3143]);16)" office:value-type="float" office:value="7">
            <text:p>7</text:p>
          </table:table-cell>
          <table:table-cell table:formula="of:=[.B3128]-[.B31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1">
            <text:p>3891</text:p>
          </table:table-cell>
          <table:table-cell table:formula="of:=MOD(ROW([.B3144]);16)" office:value-type="float" office:value="8">
            <text:p>8</text:p>
          </table:table-cell>
          <table:table-cell table:formula="of:=[.B3129]-[.B31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7">
            <text:p>3897</text:p>
          </table:table-cell>
          <table:table-cell table:formula="of:=MOD(ROW([.B3145]);16)" office:value-type="float" office:value="9">
            <text:p>9</text:p>
          </table:table-cell>
          <table:table-cell table:formula="of:=[.B3130]-[.B31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3">
            <text:p>3903</text:p>
          </table:table-cell>
          <table:table-cell table:formula="of:=MOD(ROW([.B3146]);16)" office:value-type="float" office:value="10">
            <text:p>10</text:p>
          </table:table-cell>
          <table:table-cell table:formula="of:=[.B3131]-[.B31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0">
            <text:p>3910</text:p>
          </table:table-cell>
          <table:table-cell table:formula="of:=MOD(ROW([.B3147]);16)" office:value-type="float" office:value="11">
            <text:p>11</text:p>
          </table:table-cell>
          <table:table-cell table:formula="of:=[.B3132]-[.B31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6">
            <text:p>3916</text:p>
          </table:table-cell>
          <table:table-cell table:formula="of:=MOD(ROW([.B3148]);16)" office:value-type="float" office:value="12">
            <text:p>12</text:p>
          </table:table-cell>
          <table:table-cell table:formula="of:=[.B3133]-[.B31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2">
            <text:p>3922</text:p>
          </table:table-cell>
          <table:table-cell table:formula="of:=MOD(ROW([.B3149]);16)" office:value-type="float" office:value="13">
            <text:p>13</text:p>
          </table:table-cell>
          <table:table-cell table:formula="of:=[.B3134]-[.B31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8">
            <text:p>3928</text:p>
          </table:table-cell>
          <table:table-cell table:formula="of:=MOD(ROW([.B3150]);16)" office:value-type="float" office:value="14">
            <text:p>14</text:p>
          </table:table-cell>
          <table:table-cell table:formula="of:=[.B3135]-[.B31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4">
            <text:p>3934</text:p>
          </table:table-cell>
          <table:table-cell table:formula="of:=MOD(ROW([.B3151]);16)" office:value-type="float" office:value="15">
            <text:p>15</text:p>
          </table:table-cell>
          <table:table-cell table:formula="of:=[.B3136]-[.B31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52]);16)" office:value-type="float" office:value="0">
            <text:p>0</text:p>
          </table:table-cell>
          <table:table-cell table:formula="of:=[.B3137]-[.B3136]" office:value-type="float" office:value="-3934">
            <text:p>-39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1">
            <text:p>3471</text:p>
          </table:table-cell>
          <table:table-cell table:formula="of:=MOD(ROW([.B3153]);16)" office:value-type="float" office:value="1">
            <text:p>1</text:p>
          </table:table-cell>
          <table:table-cell table:formula="of:=[.B3138]-[.B3137]" office:value-type="float" office:value="3471">
            <text:p>34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7">
            <text:p>3477</text:p>
          </table:table-cell>
          <table:table-cell table:formula="of:=MOD(ROW([.B3154]);16)" office:value-type="float" office:value="2">
            <text:p>2</text:p>
          </table:table-cell>
          <table:table-cell table:formula="of:=[.B3139]-[.B31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3">
            <text:p>3483</text:p>
          </table:table-cell>
          <table:table-cell table:formula="of:=MOD(ROW([.B3155]);16)" office:value-type="float" office:value="3">
            <text:p>3</text:p>
          </table:table-cell>
          <table:table-cell table:formula="of:=[.B3140]-[.B31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9">
            <text:p>3489</text:p>
          </table:table-cell>
          <table:table-cell table:formula="of:=MOD(ROW([.B3156]);16)" office:value-type="float" office:value="4">
            <text:p>4</text:p>
          </table:table-cell>
          <table:table-cell table:formula="of:=[.B3141]-[.B31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5">
            <text:p>3495</text:p>
          </table:table-cell>
          <table:table-cell table:formula="of:=MOD(ROW([.B3157]);16)" office:value-type="float" office:value="5">
            <text:p>5</text:p>
          </table:table-cell>
          <table:table-cell table:formula="of:=[.B3142]-[.B31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MOD(ROW([.B3158]);16)" office:value-type="float" office:value="6">
            <text:p>6</text:p>
          </table:table-cell>
          <table:table-cell table:formula="of:=[.B3143]-[.B3142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6">
            <text:p>3506</text:p>
          </table:table-cell>
          <table:table-cell table:formula="of:=MOD(ROW([.B3159]);16)" office:value-type="float" office:value="7">
            <text:p>7</text:p>
          </table:table-cell>
          <table:table-cell table:formula="of:=[.B3144]-[.B31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2">
            <text:p>3512</text:p>
          </table:table-cell>
          <table:table-cell table:formula="of:=MOD(ROW([.B3160]);16)" office:value-type="float" office:value="8">
            <text:p>8</text:p>
          </table:table-cell>
          <table:table-cell table:formula="of:=[.B3145]-[.B31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8">
            <text:p>3518</text:p>
          </table:table-cell>
          <table:table-cell table:formula="of:=MOD(ROW([.B3161]);16)" office:value-type="float" office:value="9">
            <text:p>9</text:p>
          </table:table-cell>
          <table:table-cell table:formula="of:=[.B3146]-[.B31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4">
            <text:p>3524</text:p>
          </table:table-cell>
          <table:table-cell table:formula="of:=MOD(ROW([.B3162]);16)" office:value-type="float" office:value="10">
            <text:p>10</text:p>
          </table:table-cell>
          <table:table-cell table:formula="of:=[.B3147]-[.B31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0">
            <text:p>3530</text:p>
          </table:table-cell>
          <table:table-cell table:formula="of:=MOD(ROW([.B3163]);16)" office:value-type="float" office:value="11">
            <text:p>11</text:p>
          </table:table-cell>
          <table:table-cell table:formula="of:=[.B3148]-[.B31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6">
            <text:p>3536</text:p>
          </table:table-cell>
          <table:table-cell table:formula="of:=MOD(ROW([.B3164]);16)" office:value-type="float" office:value="12">
            <text:p>12</text:p>
          </table:table-cell>
          <table:table-cell table:formula="of:=[.B3149]-[.B31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2">
            <text:p>3542</text:p>
          </table:table-cell>
          <table:table-cell table:formula="of:=MOD(ROW([.B3165]);16)" office:value-type="float" office:value="13">
            <text:p>13</text:p>
          </table:table-cell>
          <table:table-cell table:formula="of:=[.B3150]-[.B31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8">
            <text:p>3548</text:p>
          </table:table-cell>
          <table:table-cell table:formula="of:=MOD(ROW([.B3166]);16)" office:value-type="float" office:value="14">
            <text:p>14</text:p>
          </table:table-cell>
          <table:table-cell table:formula="of:=[.B3151]-[.B31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54">
            <text:p>3554</text:p>
          </table:table-cell>
          <table:table-cell table:formula="of:=MOD(ROW([.B3167]);16)" office:value-type="float" office:value="15">
            <text:p>15</text:p>
          </table:table-cell>
          <table:table-cell table:formula="of:=[.B3152]-[.B31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68]);16)" office:value-type="float" office:value="0">
            <text:p>0</text:p>
          </table:table-cell>
          <table:table-cell table:formula="of:=[.B3153]-[.B3152]" office:value-type="float" office:value="-3554">
            <text:p>-35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5">
            <text:p>3405</text:p>
          </table:table-cell>
          <table:table-cell table:formula="of:=MOD(ROW([.B3169]);16)" office:value-type="float" office:value="1">
            <text:p>1</text:p>
          </table:table-cell>
          <table:table-cell table:formula="of:=[.B3154]-[.B3153]" office:value-type="float" office:value="3405">
            <text:p>34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1">
            <text:p>3411</text:p>
          </table:table-cell>
          <table:table-cell table:formula="of:=MOD(ROW([.B3170]);16)" office:value-type="float" office:value="2">
            <text:p>2</text:p>
          </table:table-cell>
          <table:table-cell table:formula="of:=[.B3155]-[.B31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7">
            <text:p>3417</text:p>
          </table:table-cell>
          <table:table-cell table:formula="of:=MOD(ROW([.B3171]);16)" office:value-type="float" office:value="3">
            <text:p>3</text:p>
          </table:table-cell>
          <table:table-cell table:formula="of:=[.B3156]-[.B31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3">
            <text:p>3423</text:p>
          </table:table-cell>
          <table:table-cell table:formula="of:=MOD(ROW([.B3172]);16)" office:value-type="float" office:value="4">
            <text:p>4</text:p>
          </table:table-cell>
          <table:table-cell table:formula="of:=[.B3157]-[.B31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9">
            <text:p>3429</text:p>
          </table:table-cell>
          <table:table-cell table:formula="of:=MOD(ROW([.B3173]);16)" office:value-type="float" office:value="5">
            <text:p>5</text:p>
          </table:table-cell>
          <table:table-cell table:formula="of:=[.B3158]-[.B31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5">
            <text:p>3435</text:p>
          </table:table-cell>
          <table:table-cell table:formula="of:=MOD(ROW([.B3174]);16)" office:value-type="float" office:value="6">
            <text:p>6</text:p>
          </table:table-cell>
          <table:table-cell table:formula="of:=[.B3159]-[.B31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1">
            <text:p>3441</text:p>
          </table:table-cell>
          <table:table-cell table:formula="of:=MOD(ROW([.B3175]);16)" office:value-type="float" office:value="7">
            <text:p>7</text:p>
          </table:table-cell>
          <table:table-cell table:formula="of:=[.B3160]-[.B31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7">
            <text:p>3447</text:p>
          </table:table-cell>
          <table:table-cell table:formula="of:=MOD(ROW([.B3176]);16)" office:value-type="float" office:value="8">
            <text:p>8</text:p>
          </table:table-cell>
          <table:table-cell table:formula="of:=[.B3161]-[.B31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3">
            <text:p>3453</text:p>
          </table:table-cell>
          <table:table-cell table:formula="of:=MOD(ROW([.B3177]);16)" office:value-type="float" office:value="9">
            <text:p>9</text:p>
          </table:table-cell>
          <table:table-cell table:formula="of:=[.B3162]-[.B31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9">
            <text:p>3459</text:p>
          </table:table-cell>
          <table:table-cell table:formula="of:=MOD(ROW([.B3178]);16)" office:value-type="float" office:value="10">
            <text:p>10</text:p>
          </table:table-cell>
          <table:table-cell table:formula="of:=[.B3163]-[.B31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5">
            <text:p>3465</text:p>
          </table:table-cell>
          <table:table-cell table:formula="of:=MOD(ROW([.B3179]);16)" office:value-type="float" office:value="11">
            <text:p>11</text:p>
          </table:table-cell>
          <table:table-cell table:formula="of:=[.B3164]-[.B31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1">
            <text:p>3471</text:p>
          </table:table-cell>
          <table:table-cell table:formula="of:=MOD(ROW([.B3180]);16)" office:value-type="float" office:value="12">
            <text:p>12</text:p>
          </table:table-cell>
          <table:table-cell table:formula="of:=[.B3165]-[.B31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8">
            <text:p>3478</text:p>
          </table:table-cell>
          <table:table-cell table:formula="of:=MOD(ROW([.B3181]);16)" office:value-type="float" office:value="13">
            <text:p>13</text:p>
          </table:table-cell>
          <table:table-cell table:formula="of:=[.B3166]-[.B31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4">
            <text:p>3484</text:p>
          </table:table-cell>
          <table:table-cell table:formula="of:=MOD(ROW([.B3182]);16)" office:value-type="float" office:value="14">
            <text:p>14</text:p>
          </table:table-cell>
          <table:table-cell table:formula="of:=[.B3167]-[.B31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0">
            <text:p>3490</text:p>
          </table:table-cell>
          <table:table-cell table:formula="of:=MOD(ROW([.B3183]);16)" office:value-type="float" office:value="15">
            <text:p>15</text:p>
          </table:table-cell>
          <table:table-cell table:formula="of:=[.B3168]-[.B31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84]);16)" office:value-type="float" office:value="0">
            <text:p>0</text:p>
          </table:table-cell>
          <table:table-cell table:formula="of:=[.B3169]-[.B3168]" office:value-type="float" office:value="-3490">
            <text:p>-34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7">
            <text:p>3407</text:p>
          </table:table-cell>
          <table:table-cell table:formula="of:=MOD(ROW([.B3185]);16)" office:value-type="float" office:value="1">
            <text:p>1</text:p>
          </table:table-cell>
          <table:table-cell table:formula="of:=[.B3170]-[.B3169]" office:value-type="float" office:value="3407">
            <text:p>34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3">
            <text:p>3413</text:p>
          </table:table-cell>
          <table:table-cell table:formula="of:=MOD(ROW([.B3186]);16)" office:value-type="float" office:value="2">
            <text:p>2</text:p>
          </table:table-cell>
          <table:table-cell table:formula="of:=[.B3171]-[.B31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8">
            <text:p>3418</text:p>
          </table:table-cell>
          <table:table-cell table:formula="of:=MOD(ROW([.B3187]);16)" office:value-type="float" office:value="3">
            <text:p>3</text:p>
          </table:table-cell>
          <table:table-cell table:formula="of:=[.B3172]-[.B3171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4">
            <text:p>3424</text:p>
          </table:table-cell>
          <table:table-cell table:formula="of:=MOD(ROW([.B3188]);16)" office:value-type="float" office:value="4">
            <text:p>4</text:p>
          </table:table-cell>
          <table:table-cell table:formula="of:=[.B3173]-[.B31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0">
            <text:p>3430</text:p>
          </table:table-cell>
          <table:table-cell table:formula="of:=MOD(ROW([.B3189]);16)" office:value-type="float" office:value="5">
            <text:p>5</text:p>
          </table:table-cell>
          <table:table-cell table:formula="of:=[.B3174]-[.B31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6">
            <text:p>3436</text:p>
          </table:table-cell>
          <table:table-cell table:formula="of:=MOD(ROW([.B3190]);16)" office:value-type="float" office:value="6">
            <text:p>6</text:p>
          </table:table-cell>
          <table:table-cell table:formula="of:=[.B3175]-[.B31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2">
            <text:p>3442</text:p>
          </table:table-cell>
          <table:table-cell table:formula="of:=MOD(ROW([.B3191]);16)" office:value-type="float" office:value="7">
            <text:p>7</text:p>
          </table:table-cell>
          <table:table-cell table:formula="of:=[.B3176]-[.B31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8">
            <text:p>3448</text:p>
          </table:table-cell>
          <table:table-cell table:formula="of:=MOD(ROW([.B3192]);16)" office:value-type="float" office:value="8">
            <text:p>8</text:p>
          </table:table-cell>
          <table:table-cell table:formula="of:=[.B3177]-[.B31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4">
            <text:p>3454</text:p>
          </table:table-cell>
          <table:table-cell table:formula="of:=MOD(ROW([.B3193]);16)" office:value-type="float" office:value="9">
            <text:p>9</text:p>
          </table:table-cell>
          <table:table-cell table:formula="of:=[.B3178]-[.B31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0">
            <text:p>3460</text:p>
          </table:table-cell>
          <table:table-cell table:formula="of:=MOD(ROW([.B3194]);16)" office:value-type="float" office:value="10">
            <text:p>10</text:p>
          </table:table-cell>
          <table:table-cell table:formula="of:=[.B3179]-[.B31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6">
            <text:p>3466</text:p>
          </table:table-cell>
          <table:table-cell table:formula="of:=MOD(ROW([.B3195]);16)" office:value-type="float" office:value="11">
            <text:p>11</text:p>
          </table:table-cell>
          <table:table-cell table:formula="of:=[.B3180]-[.B31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2">
            <text:p>3472</text:p>
          </table:table-cell>
          <table:table-cell table:formula="of:=MOD(ROW([.B3196]);16)" office:value-type="float" office:value="12">
            <text:p>12</text:p>
          </table:table-cell>
          <table:table-cell table:formula="of:=[.B3181]-[.B31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8">
            <text:p>3478</text:p>
          </table:table-cell>
          <table:table-cell table:formula="of:=MOD(ROW([.B3197]);16)" office:value-type="float" office:value="13">
            <text:p>13</text:p>
          </table:table-cell>
          <table:table-cell table:formula="of:=[.B3182]-[.B31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4">
            <text:p>3484</text:p>
          </table:table-cell>
          <table:table-cell table:formula="of:=MOD(ROW([.B3198]);16)" office:value-type="float" office:value="14">
            <text:p>14</text:p>
          </table:table-cell>
          <table:table-cell table:formula="of:=[.B3183]-[.B31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9">
            <text:p>3489</text:p>
          </table:table-cell>
          <table:table-cell table:formula="of:=MOD(ROW([.B3199]);16)" office:value-type="float" office:value="15">
            <text:p>15</text:p>
          </table:table-cell>
          <table:table-cell table:formula="of:=[.B3184]-[.B3183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00]);16)" office:value-type="float" office:value="0">
            <text:p>0</text:p>
          </table:table-cell>
          <table:table-cell table:formula="of:=[.B3185]-[.B3184]" office:value-type="float" office:value="-3489">
            <text:p>-34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15">
            <text:p>3215</text:p>
          </table:table-cell>
          <table:table-cell table:formula="of:=MOD(ROW([.B3201]);16)" office:value-type="float" office:value="1">
            <text:p>1</text:p>
          </table:table-cell>
          <table:table-cell table:formula="of:=[.B3186]-[.B3185]" office:value-type="float" office:value="3215">
            <text:p>32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1">
            <text:p>3221</text:p>
          </table:table-cell>
          <table:table-cell table:formula="of:=MOD(ROW([.B3202]);16)" office:value-type="float" office:value="2">
            <text:p>2</text:p>
          </table:table-cell>
          <table:table-cell table:formula="of:=[.B3187]-[.B31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28">
            <text:p>3228</text:p>
          </table:table-cell>
          <table:table-cell table:formula="of:=MOD(ROW([.B3203]);16)" office:value-type="float" office:value="3">
            <text:p>3</text:p>
          </table:table-cell>
          <table:table-cell table:formula="of:=[.B3188]-[.B31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3">
            <text:p>3233</text:p>
          </table:table-cell>
          <table:table-cell table:formula="of:=MOD(ROW([.B3204]);16)" office:value-type="float" office:value="4">
            <text:p>4</text:p>
          </table:table-cell>
          <table:table-cell table:formula="of:=[.B3189]-[.B318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39">
            <text:p>3239</text:p>
          </table:table-cell>
          <table:table-cell table:formula="of:=MOD(ROW([.B3205]);16)" office:value-type="float" office:value="5">
            <text:p>5</text:p>
          </table:table-cell>
          <table:table-cell table:formula="of:=[.B3190]-[.B31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45">
            <text:p>3245</text:p>
          </table:table-cell>
          <table:table-cell table:formula="of:=MOD(ROW([.B3206]);16)" office:value-type="float" office:value="6">
            <text:p>6</text:p>
          </table:table-cell>
          <table:table-cell table:formula="of:=[.B3191]-[.B31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1">
            <text:p>3251</text:p>
          </table:table-cell>
          <table:table-cell table:formula="of:=MOD(ROW([.B3207]);16)" office:value-type="float" office:value="7">
            <text:p>7</text:p>
          </table:table-cell>
          <table:table-cell table:formula="of:=[.B3192]-[.B31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57">
            <text:p>3257</text:p>
          </table:table-cell>
          <table:table-cell table:formula="of:=MOD(ROW([.B3208]);16)" office:value-type="float" office:value="8">
            <text:p>8</text:p>
          </table:table-cell>
          <table:table-cell table:formula="of:=[.B3193]-[.B31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3">
            <text:p>3263</text:p>
          </table:table-cell>
          <table:table-cell table:formula="of:=MOD(ROW([.B3209]);16)" office:value-type="float" office:value="9">
            <text:p>9</text:p>
          </table:table-cell>
          <table:table-cell table:formula="of:=[.B3194]-[.B31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69">
            <text:p>3269</text:p>
          </table:table-cell>
          <table:table-cell table:formula="of:=MOD(ROW([.B3210]);16)" office:value-type="float" office:value="10">
            <text:p>10</text:p>
          </table:table-cell>
          <table:table-cell table:formula="of:=[.B3195]-[.B31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75">
            <text:p>3275</text:p>
          </table:table-cell>
          <table:table-cell table:formula="of:=MOD(ROW([.B3211]);16)" office:value-type="float" office:value="11">
            <text:p>11</text:p>
          </table:table-cell>
          <table:table-cell table:formula="of:=[.B3196]-[.B31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1">
            <text:p>3281</text:p>
          </table:table-cell>
          <table:table-cell table:formula="of:=MOD(ROW([.B3212]);16)" office:value-type="float" office:value="12">
            <text:p>12</text:p>
          </table:table-cell>
          <table:table-cell table:formula="of:=[.B3197]-[.B31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89">
            <text:p>3289</text:p>
          </table:table-cell>
          <table:table-cell table:formula="of:=MOD(ROW([.B3213]);16)" office:value-type="float" office:value="13">
            <text:p>13</text:p>
          </table:table-cell>
          <table:table-cell table:formula="of:=[.B3198]-[.B3197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95">
            <text:p>3295</text:p>
          </table:table-cell>
          <table:table-cell table:formula="of:=MOD(ROW([.B3214]);16)" office:value-type="float" office:value="14">
            <text:p>14</text:p>
          </table:table-cell>
          <table:table-cell table:formula="of:=[.B3199]-[.B31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1">
            <text:p>3301</text:p>
          </table:table-cell>
          <table:table-cell table:formula="of:=MOD(ROW([.B3215]);16)" office:value-type="float" office:value="15">
            <text:p>15</text:p>
          </table:table-cell>
          <table:table-cell table:formula="of:=[.B3200]-[.B31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16]);16)" office:value-type="float" office:value="0">
            <text:p>0</text:p>
          </table:table-cell>
          <table:table-cell table:formula="of:=[.B3201]-[.B3200]" office:value-type="float" office:value="-3301">
            <text:p>-33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23">
            <text:p>5923</text:p>
          </table:table-cell>
          <table:table-cell table:formula="of:=MOD(ROW([.B3217]);16)" office:value-type="float" office:value="1">
            <text:p>1</text:p>
          </table:table-cell>
          <table:table-cell table:formula="of:=[.B3202]-[.B3201]" office:value-type="float" office:value="5923">
            <text:p>59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29">
            <text:p>5929</text:p>
          </table:table-cell>
          <table:table-cell table:formula="of:=MOD(ROW([.B3218]);16)" office:value-type="float" office:value="2">
            <text:p>2</text:p>
          </table:table-cell>
          <table:table-cell table:formula="of:=[.B3203]-[.B32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35">
            <text:p>5935</text:p>
          </table:table-cell>
          <table:table-cell table:formula="of:=MOD(ROW([.B3219]);16)" office:value-type="float" office:value="3">
            <text:p>3</text:p>
          </table:table-cell>
          <table:table-cell table:formula="of:=[.B3204]-[.B32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41">
            <text:p>5941</text:p>
          </table:table-cell>
          <table:table-cell table:formula="of:=MOD(ROW([.B3220]);16)" office:value-type="float" office:value="4">
            <text:p>4</text:p>
          </table:table-cell>
          <table:table-cell table:formula="of:=[.B3205]-[.B32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47">
            <text:p>5947</text:p>
          </table:table-cell>
          <table:table-cell table:formula="of:=MOD(ROW([.B3221]);16)" office:value-type="float" office:value="5">
            <text:p>5</text:p>
          </table:table-cell>
          <table:table-cell table:formula="of:=[.B3206]-[.B32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53">
            <text:p>5953</text:p>
          </table:table-cell>
          <table:table-cell table:formula="of:=MOD(ROW([.B3222]);16)" office:value-type="float" office:value="6">
            <text:p>6</text:p>
          </table:table-cell>
          <table:table-cell table:formula="of:=[.B3207]-[.B32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59">
            <text:p>5959</text:p>
          </table:table-cell>
          <table:table-cell table:formula="of:=MOD(ROW([.B3223]);16)" office:value-type="float" office:value="7">
            <text:p>7</text:p>
          </table:table-cell>
          <table:table-cell table:formula="of:=[.B3208]-[.B32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65">
            <text:p>5965</text:p>
          </table:table-cell>
          <table:table-cell table:formula="of:=MOD(ROW([.B3224]);16)" office:value-type="float" office:value="8">
            <text:p>8</text:p>
          </table:table-cell>
          <table:table-cell table:formula="of:=[.B3209]-[.B320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71">
            <text:p>5971</text:p>
          </table:table-cell>
          <table:table-cell table:formula="of:=MOD(ROW([.B3225]);16)" office:value-type="float" office:value="9">
            <text:p>9</text:p>
          </table:table-cell>
          <table:table-cell table:formula="of:=[.B3210]-[.B32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77">
            <text:p>5977</text:p>
          </table:table-cell>
          <table:table-cell table:formula="of:=MOD(ROW([.B3226]);16)" office:value-type="float" office:value="10">
            <text:p>10</text:p>
          </table:table-cell>
          <table:table-cell table:formula="of:=[.B3211]-[.B32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83">
            <text:p>5983</text:p>
          </table:table-cell>
          <table:table-cell table:formula="of:=MOD(ROW([.B3227]);16)" office:value-type="float" office:value="11">
            <text:p>11</text:p>
          </table:table-cell>
          <table:table-cell table:formula="of:=[.B3212]-[.B32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89">
            <text:p>5989</text:p>
          </table:table-cell>
          <table:table-cell table:formula="of:=MOD(ROW([.B3228]);16)" office:value-type="float" office:value="12">
            <text:p>12</text:p>
          </table:table-cell>
          <table:table-cell table:formula="of:=[.B3213]-[.B321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95">
            <text:p>5995</text:p>
          </table:table-cell>
          <table:table-cell table:formula="of:=MOD(ROW([.B3229]);16)" office:value-type="float" office:value="13">
            <text:p>13</text:p>
          </table:table-cell>
          <table:table-cell table:formula="of:=[.B3214]-[.B32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01">
            <text:p>6001</text:p>
          </table:table-cell>
          <table:table-cell table:formula="of:=MOD(ROW([.B3230]);16)" office:value-type="float" office:value="14">
            <text:p>14</text:p>
          </table:table-cell>
          <table:table-cell table:formula="of:=[.B3215]-[.B32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07">
            <text:p>6007</text:p>
          </table:table-cell>
          <table:table-cell table:formula="of:=MOD(ROW([.B3231]);16)" office:value-type="float" office:value="15">
            <text:p>15</text:p>
          </table:table-cell>
          <table:table-cell table:formula="of:=[.B3216]-[.B32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32]);16)" office:value-type="float" office:value="0">
            <text:p>0</text:p>
          </table:table-cell>
          <table:table-cell table:formula="of:=[.B3217]-[.B3216]" office:value-type="float" office:value="-6007">
            <text:p>-60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4">
            <text:p>4004</text:p>
          </table:table-cell>
          <table:table-cell table:formula="of:=MOD(ROW([.B3233]);16)" office:value-type="float" office:value="1">
            <text:p>1</text:p>
          </table:table-cell>
          <table:table-cell table:formula="of:=[.B3218]-[.B3217]" office:value-type="float" office:value="4004">
            <text:p>40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0">
            <text:p>4010</text:p>
          </table:table-cell>
          <table:table-cell table:formula="of:=MOD(ROW([.B3234]);16)" office:value-type="float" office:value="2">
            <text:p>2</text:p>
          </table:table-cell>
          <table:table-cell table:formula="of:=[.B3219]-[.B32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6">
            <text:p>4016</text:p>
          </table:table-cell>
          <table:table-cell table:formula="of:=MOD(ROW([.B3235]);16)" office:value-type="float" office:value="3">
            <text:p>3</text:p>
          </table:table-cell>
          <table:table-cell table:formula="of:=[.B3220]-[.B32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2">
            <text:p>4022</text:p>
          </table:table-cell>
          <table:table-cell table:formula="of:=MOD(ROW([.B3236]);16)" office:value-type="float" office:value="4">
            <text:p>4</text:p>
          </table:table-cell>
          <table:table-cell table:formula="of:=[.B3221]-[.B32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8">
            <text:p>4028</text:p>
          </table:table-cell>
          <table:table-cell table:formula="of:=MOD(ROW([.B3237]);16)" office:value-type="float" office:value="5">
            <text:p>5</text:p>
          </table:table-cell>
          <table:table-cell table:formula="of:=[.B3222]-[.B322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4">
            <text:p>4034</text:p>
          </table:table-cell>
          <table:table-cell table:formula="of:=MOD(ROW([.B3238]);16)" office:value-type="float" office:value="6">
            <text:p>6</text:p>
          </table:table-cell>
          <table:table-cell table:formula="of:=[.B3223]-[.B32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0">
            <text:p>4040</text:p>
          </table:table-cell>
          <table:table-cell table:formula="of:=MOD(ROW([.B3239]);16)" office:value-type="float" office:value="7">
            <text:p>7</text:p>
          </table:table-cell>
          <table:table-cell table:formula="of:=[.B3224]-[.B32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6">
            <text:p>4046</text:p>
          </table:table-cell>
          <table:table-cell table:formula="of:=MOD(ROW([.B3240]);16)" office:value-type="float" office:value="8">
            <text:p>8</text:p>
          </table:table-cell>
          <table:table-cell table:formula="of:=[.B3225]-[.B32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2">
            <text:p>4052</text:p>
          </table:table-cell>
          <table:table-cell table:formula="of:=MOD(ROW([.B3241]);16)" office:value-type="float" office:value="9">
            <text:p>9</text:p>
          </table:table-cell>
          <table:table-cell table:formula="of:=[.B3226]-[.B322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8">
            <text:p>4058</text:p>
          </table:table-cell>
          <table:table-cell table:formula="of:=MOD(ROW([.B3242]);16)" office:value-type="float" office:value="10">
            <text:p>10</text:p>
          </table:table-cell>
          <table:table-cell table:formula="of:=[.B3227]-[.B32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5">
            <text:p>4065</text:p>
          </table:table-cell>
          <table:table-cell table:formula="of:=MOD(ROW([.B3243]);16)" office:value-type="float" office:value="11">
            <text:p>11</text:p>
          </table:table-cell>
          <table:table-cell table:formula="of:=[.B3228]-[.B32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1">
            <text:p>4071</text:p>
          </table:table-cell>
          <table:table-cell table:formula="of:=MOD(ROW([.B3244]);16)" office:value-type="float" office:value="12">
            <text:p>12</text:p>
          </table:table-cell>
          <table:table-cell table:formula="of:=[.B3229]-[.B32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7">
            <text:p>4077</text:p>
          </table:table-cell>
          <table:table-cell table:formula="of:=MOD(ROW([.B3245]);16)" office:value-type="float" office:value="13">
            <text:p>13</text:p>
          </table:table-cell>
          <table:table-cell table:formula="of:=[.B3230]-[.B322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3">
            <text:p>4083</text:p>
          </table:table-cell>
          <table:table-cell table:formula="of:=MOD(ROW([.B3246]);16)" office:value-type="float" office:value="14">
            <text:p>14</text:p>
          </table:table-cell>
          <table:table-cell table:formula="of:=[.B3231]-[.B32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9">
            <text:p>4089</text:p>
          </table:table-cell>
          <table:table-cell table:formula="of:=MOD(ROW([.B3247]);16)" office:value-type="float" office:value="15">
            <text:p>15</text:p>
          </table:table-cell>
          <table:table-cell table:formula="of:=[.B3232]-[.B32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48]);16)" office:value-type="float" office:value="0">
            <text:p>0</text:p>
          </table:table-cell>
          <table:table-cell table:formula="of:=[.B3233]-[.B3232]" office:value-type="float" office:value="-4089">
            <text:p>-40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9">
            <text:p>3659</text:p>
          </table:table-cell>
          <table:table-cell table:formula="of:=MOD(ROW([.B3249]);16)" office:value-type="float" office:value="1">
            <text:p>1</text:p>
          </table:table-cell>
          <table:table-cell table:formula="of:=[.B3234]-[.B3233]" office:value-type="float" office:value="3659">
            <text:p>36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5">
            <text:p>3665</text:p>
          </table:table-cell>
          <table:table-cell table:formula="of:=MOD(ROW([.B3250]);16)" office:value-type="float" office:value="2">
            <text:p>2</text:p>
          </table:table-cell>
          <table:table-cell table:formula="of:=[.B3235]-[.B32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1">
            <text:p>3671</text:p>
          </table:table-cell>
          <table:table-cell table:formula="of:=MOD(ROW([.B3251]);16)" office:value-type="float" office:value="3">
            <text:p>3</text:p>
          </table:table-cell>
          <table:table-cell table:formula="of:=[.B3236]-[.B32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7">
            <text:p>3677</text:p>
          </table:table-cell>
          <table:table-cell table:formula="of:=MOD(ROW([.B3252]);16)" office:value-type="float" office:value="4">
            <text:p>4</text:p>
          </table:table-cell>
          <table:table-cell table:formula="of:=[.B3237]-[.B32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3">
            <text:p>3683</text:p>
          </table:table-cell>
          <table:table-cell table:formula="of:=MOD(ROW([.B3253]);16)" office:value-type="float" office:value="5">
            <text:p>5</text:p>
          </table:table-cell>
          <table:table-cell table:formula="of:=[.B3238]-[.B32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9">
            <text:p>3689</text:p>
          </table:table-cell>
          <table:table-cell table:formula="of:=MOD(ROW([.B3254]);16)" office:value-type="float" office:value="6">
            <text:p>6</text:p>
          </table:table-cell>
          <table:table-cell table:formula="of:=[.B3239]-[.B323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5">
            <text:p>3695</text:p>
          </table:table-cell>
          <table:table-cell table:formula="of:=MOD(ROW([.B3255]);16)" office:value-type="float" office:value="7">
            <text:p>7</text:p>
          </table:table-cell>
          <table:table-cell table:formula="of:=[.B3240]-[.B32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1">
            <text:p>3701</text:p>
          </table:table-cell>
          <table:table-cell table:formula="of:=MOD(ROW([.B3256]);16)" office:value-type="float" office:value="8">
            <text:p>8</text:p>
          </table:table-cell>
          <table:table-cell table:formula="of:=[.B3241]-[.B32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7">
            <text:p>3707</text:p>
          </table:table-cell>
          <table:table-cell table:formula="of:=MOD(ROW([.B3257]);16)" office:value-type="float" office:value="9">
            <text:p>9</text:p>
          </table:table-cell>
          <table:table-cell table:formula="of:=[.B3242]-[.B324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4">
            <text:p>3714</text:p>
          </table:table-cell>
          <table:table-cell table:formula="of:=MOD(ROW([.B3258]);16)" office:value-type="float" office:value="10">
            <text:p>10</text:p>
          </table:table-cell>
          <table:table-cell table:formula="of:=[.B3243]-[.B32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0">
            <text:p>3720</text:p>
          </table:table-cell>
          <table:table-cell table:formula="of:=MOD(ROW([.B3259]);16)" office:value-type="float" office:value="11">
            <text:p>11</text:p>
          </table:table-cell>
          <table:table-cell table:formula="of:=[.B3244]-[.B32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6">
            <text:p>3726</text:p>
          </table:table-cell>
          <table:table-cell table:formula="of:=MOD(ROW([.B3260]);16)" office:value-type="float" office:value="12">
            <text:p>12</text:p>
          </table:table-cell>
          <table:table-cell table:formula="of:=[.B3245]-[.B32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2">
            <text:p>3732</text:p>
          </table:table-cell>
          <table:table-cell table:formula="of:=MOD(ROW([.B3261]);16)" office:value-type="float" office:value="13">
            <text:p>13</text:p>
          </table:table-cell>
          <table:table-cell table:formula="of:=[.B3246]-[.B32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8">
            <text:p>3738</text:p>
          </table:table-cell>
          <table:table-cell table:formula="of:=MOD(ROW([.B3262]);16)" office:value-type="float" office:value="14">
            <text:p>14</text:p>
          </table:table-cell>
          <table:table-cell table:formula="of:=[.B3247]-[.B32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44">
            <text:p>3744</text:p>
          </table:table-cell>
          <table:table-cell table:formula="of:=MOD(ROW([.B3263]);16)" office:value-type="float" office:value="15">
            <text:p>15</text:p>
          </table:table-cell>
          <table:table-cell table:formula="of:=[.B3248]-[.B32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64]);16)" office:value-type="float" office:value="0">
            <text:p>0</text:p>
          </table:table-cell>
          <table:table-cell table:formula="of:=[.B3249]-[.B3248]" office:value-type="float" office:value="-3744">
            <text:p>-37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82">
            <text:p>5182</text:p>
          </table:table-cell>
          <table:table-cell table:formula="of:=MOD(ROW([.B3265]);16)" office:value-type="float" office:value="1">
            <text:p>1</text:p>
          </table:table-cell>
          <table:table-cell table:formula="of:=[.B3250]-[.B3249]" office:value-type="float" office:value="5182">
            <text:p>51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89">
            <text:p>5189</text:p>
          </table:table-cell>
          <table:table-cell table:formula="of:=MOD(ROW([.B3266]);16)" office:value-type="float" office:value="2">
            <text:p>2</text:p>
          </table:table-cell>
          <table:table-cell table:formula="of:=[.B3251]-[.B32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95">
            <text:p>5195</text:p>
          </table:table-cell>
          <table:table-cell table:formula="of:=MOD(ROW([.B3267]);16)" office:value-type="float" office:value="3">
            <text:p>3</text:p>
          </table:table-cell>
          <table:table-cell table:formula="of:=[.B3252]-[.B32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01">
            <text:p>5201</text:p>
          </table:table-cell>
          <table:table-cell table:formula="of:=MOD(ROW([.B3268]);16)" office:value-type="float" office:value="4">
            <text:p>4</text:p>
          </table:table-cell>
          <table:table-cell table:formula="of:=[.B3253]-[.B325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07">
            <text:p>5207</text:p>
          </table:table-cell>
          <table:table-cell table:formula="of:=MOD(ROW([.B3269]);16)" office:value-type="float" office:value="5">
            <text:p>5</text:p>
          </table:table-cell>
          <table:table-cell table:formula="of:=[.B3254]-[.B32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13">
            <text:p>5213</text:p>
          </table:table-cell>
          <table:table-cell table:formula="of:=MOD(ROW([.B3270]);16)" office:value-type="float" office:value="6">
            <text:p>6</text:p>
          </table:table-cell>
          <table:table-cell table:formula="of:=[.B3255]-[.B325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19">
            <text:p>5219</text:p>
          </table:table-cell>
          <table:table-cell table:formula="of:=MOD(ROW([.B3271]);16)" office:value-type="float" office:value="7">
            <text:p>7</text:p>
          </table:table-cell>
          <table:table-cell table:formula="of:=[.B3256]-[.B32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25">
            <text:p>5225</text:p>
          </table:table-cell>
          <table:table-cell table:formula="of:=MOD(ROW([.B3272]);16)" office:value-type="float" office:value="8">
            <text:p>8</text:p>
          </table:table-cell>
          <table:table-cell table:formula="of:=[.B3257]-[.B32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31">
            <text:p>5231</text:p>
          </table:table-cell>
          <table:table-cell table:formula="of:=MOD(ROW([.B3273]);16)" office:value-type="float" office:value="9">
            <text:p>9</text:p>
          </table:table-cell>
          <table:table-cell table:formula="of:=[.B3258]-[.B325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37">
            <text:p>5237</text:p>
          </table:table-cell>
          <table:table-cell table:formula="of:=MOD(ROW([.B3274]);16)" office:value-type="float" office:value="10">
            <text:p>10</text:p>
          </table:table-cell>
          <table:table-cell table:formula="of:=[.B3259]-[.B32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43">
            <text:p>5243</text:p>
          </table:table-cell>
          <table:table-cell table:formula="of:=MOD(ROW([.B3275]);16)" office:value-type="float" office:value="11">
            <text:p>11</text:p>
          </table:table-cell>
          <table:table-cell table:formula="of:=[.B3260]-[.B32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49">
            <text:p>5249</text:p>
          </table:table-cell>
          <table:table-cell table:formula="of:=MOD(ROW([.B3276]);16)" office:value-type="float" office:value="12">
            <text:p>12</text:p>
          </table:table-cell>
          <table:table-cell table:formula="of:=[.B3261]-[.B32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55">
            <text:p>5255</text:p>
          </table:table-cell>
          <table:table-cell table:formula="of:=MOD(ROW([.B3277]);16)" office:value-type="float" office:value="13">
            <text:p>13</text:p>
          </table:table-cell>
          <table:table-cell table:formula="of:=[.B3262]-[.B32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62">
            <text:p>5262</text:p>
          </table:table-cell>
          <table:table-cell table:formula="of:=MOD(ROW([.B3278]);16)" office:value-type="float" office:value="14">
            <text:p>14</text:p>
          </table:table-cell>
          <table:table-cell table:formula="of:=[.B3263]-[.B32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68">
            <text:p>5268</text:p>
          </table:table-cell>
          <table:table-cell table:formula="of:=MOD(ROW([.B3279]);16)" office:value-type="float" office:value="15">
            <text:p>15</text:p>
          </table:table-cell>
          <table:table-cell table:formula="of:=[.B3264]-[.B32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80]);16)" office:value-type="float" office:value="0">
            <text:p>0</text:p>
          </table:table-cell>
          <table:table-cell table:formula="of:=[.B3265]-[.B3264]" office:value-type="float" office:value="-5268">
            <text:p>-52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2">
            <text:p>3652</text:p>
          </table:table-cell>
          <table:table-cell table:formula="of:=MOD(ROW([.B3281]);16)" office:value-type="float" office:value="1">
            <text:p>1</text:p>
          </table:table-cell>
          <table:table-cell table:formula="of:=[.B3266]-[.B3265]" office:value-type="float" office:value="3652">
            <text:p>36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8">
            <text:p>3658</text:p>
          </table:table-cell>
          <table:table-cell table:formula="of:=MOD(ROW([.B3282]);16)" office:value-type="float" office:value="2">
            <text:p>2</text:p>
          </table:table-cell>
          <table:table-cell table:formula="of:=[.B3267]-[.B32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4">
            <text:p>3664</text:p>
          </table:table-cell>
          <table:table-cell table:formula="of:=MOD(ROW([.B3283]);16)" office:value-type="float" office:value="3">
            <text:p>3</text:p>
          </table:table-cell>
          <table:table-cell table:formula="of:=[.B3268]-[.B32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0">
            <text:p>3670</text:p>
          </table:table-cell>
          <table:table-cell table:formula="of:=MOD(ROW([.B3284]);16)" office:value-type="float" office:value="4">
            <text:p>4</text:p>
          </table:table-cell>
          <table:table-cell table:formula="of:=[.B3269]-[.B32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6">
            <text:p>3676</text:p>
          </table:table-cell>
          <table:table-cell table:formula="of:=MOD(ROW([.B3285]);16)" office:value-type="float" office:value="5">
            <text:p>5</text:p>
          </table:table-cell>
          <table:table-cell table:formula="of:=[.B3270]-[.B326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2">
            <text:p>3682</text:p>
          </table:table-cell>
          <table:table-cell table:formula="of:=MOD(ROW([.B3286]);16)" office:value-type="float" office:value="6">
            <text:p>6</text:p>
          </table:table-cell>
          <table:table-cell table:formula="of:=[.B3271]-[.B32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8">
            <text:p>3688</text:p>
          </table:table-cell>
          <table:table-cell table:formula="of:=MOD(ROW([.B3287]);16)" office:value-type="float" office:value="7">
            <text:p>7</text:p>
          </table:table-cell>
          <table:table-cell table:formula="of:=[.B3272]-[.B327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5">
            <text:p>3695</text:p>
          </table:table-cell>
          <table:table-cell table:formula="of:=MOD(ROW([.B3288]);16)" office:value-type="float" office:value="8">
            <text:p>8</text:p>
          </table:table-cell>
          <table:table-cell table:formula="of:=[.B3273]-[.B32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1">
            <text:p>3701</text:p>
          </table:table-cell>
          <table:table-cell table:formula="of:=MOD(ROW([.B3289]);16)" office:value-type="float" office:value="9">
            <text:p>9</text:p>
          </table:table-cell>
          <table:table-cell table:formula="of:=[.B3274]-[.B32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7">
            <text:p>3707</text:p>
          </table:table-cell>
          <table:table-cell table:formula="of:=MOD(ROW([.B3290]);16)" office:value-type="float" office:value="10">
            <text:p>10</text:p>
          </table:table-cell>
          <table:table-cell table:formula="of:=[.B3275]-[.B32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3">
            <text:p>3713</text:p>
          </table:table-cell>
          <table:table-cell table:formula="of:=MOD(ROW([.B3291]);16)" office:value-type="float" office:value="11">
            <text:p>11</text:p>
          </table:table-cell>
          <table:table-cell table:formula="of:=[.B3276]-[.B32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9">
            <text:p>3719</text:p>
          </table:table-cell>
          <table:table-cell table:formula="of:=MOD(ROW([.B3292]);16)" office:value-type="float" office:value="12">
            <text:p>12</text:p>
          </table:table-cell>
          <table:table-cell table:formula="of:=[.B3277]-[.B327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25">
            <text:p>3725</text:p>
          </table:table-cell>
          <table:table-cell table:formula="of:=MOD(ROW([.B3293]);16)" office:value-type="float" office:value="13">
            <text:p>13</text:p>
          </table:table-cell>
          <table:table-cell table:formula="of:=[.B3278]-[.B327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2">
            <text:p>3732</text:p>
          </table:table-cell>
          <table:table-cell table:formula="of:=MOD(ROW([.B3294]);16)" office:value-type="float" office:value="14">
            <text:p>14</text:p>
          </table:table-cell>
          <table:table-cell table:formula="of:=[.B3279]-[.B32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38">
            <text:p>3738</text:p>
          </table:table-cell>
          <table:table-cell table:formula="of:=MOD(ROW([.B3295]);16)" office:value-type="float" office:value="15">
            <text:p>15</text:p>
          </table:table-cell>
          <table:table-cell table:formula="of:=[.B3280]-[.B32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96]);16)" office:value-type="float" office:value="0">
            <text:p>0</text:p>
          </table:table-cell>
          <table:table-cell table:formula="of:=[.B3281]-[.B3280]" office:value-type="float" office:value="-3738">
            <text:p>-37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1">
            <text:p>3761</text:p>
          </table:table-cell>
          <table:table-cell table:formula="of:=MOD(ROW([.B3297]);16)" office:value-type="float" office:value="1">
            <text:p>1</text:p>
          </table:table-cell>
          <table:table-cell table:formula="of:=[.B3282]-[.B3281]" office:value-type="float" office:value="3761">
            <text:p>37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7">
            <text:p>3767</text:p>
          </table:table-cell>
          <table:table-cell table:formula="of:=MOD(ROW([.B3298]);16)" office:value-type="float" office:value="2">
            <text:p>2</text:p>
          </table:table-cell>
          <table:table-cell table:formula="of:=[.B3283]-[.B32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4">
            <text:p>3774</text:p>
          </table:table-cell>
          <table:table-cell table:formula="of:=MOD(ROW([.B3299]);16)" office:value-type="float" office:value="3">
            <text:p>3</text:p>
          </table:table-cell>
          <table:table-cell table:formula="of:=[.B3284]-[.B32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0">
            <text:p>3780</text:p>
          </table:table-cell>
          <table:table-cell table:formula="of:=MOD(ROW([.B3300]);16)" office:value-type="float" office:value="4">
            <text:p>4</text:p>
          </table:table-cell>
          <table:table-cell table:formula="of:=[.B3285]-[.B32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6">
            <text:p>3786</text:p>
          </table:table-cell>
          <table:table-cell table:formula="of:=MOD(ROW([.B3301]);16)" office:value-type="float" office:value="5">
            <text:p>5</text:p>
          </table:table-cell>
          <table:table-cell table:formula="of:=[.B3286]-[.B32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2">
            <text:p>3792</text:p>
          </table:table-cell>
          <table:table-cell table:formula="of:=MOD(ROW([.B3302]);16)" office:value-type="float" office:value="6">
            <text:p>6</text:p>
          </table:table-cell>
          <table:table-cell table:formula="of:=[.B3287]-[.B32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8">
            <text:p>3798</text:p>
          </table:table-cell>
          <table:table-cell table:formula="of:=MOD(ROW([.B3303]);16)" office:value-type="float" office:value="7">
            <text:p>7</text:p>
          </table:table-cell>
          <table:table-cell table:formula="of:=[.B3288]-[.B32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4">
            <text:p>3804</text:p>
          </table:table-cell>
          <table:table-cell table:formula="of:=MOD(ROW([.B3304]);16)" office:value-type="float" office:value="8">
            <text:p>8</text:p>
          </table:table-cell>
          <table:table-cell table:formula="of:=[.B3289]-[.B32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1">
            <text:p>3811</text:p>
          </table:table-cell>
          <table:table-cell table:formula="of:=MOD(ROW([.B3305]);16)" office:value-type="float" office:value="9">
            <text:p>9</text:p>
          </table:table-cell>
          <table:table-cell table:formula="of:=[.B3290]-[.B328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7">
            <text:p>3817</text:p>
          </table:table-cell>
          <table:table-cell table:formula="of:=MOD(ROW([.B3306]);16)" office:value-type="float" office:value="10">
            <text:p>10</text:p>
          </table:table-cell>
          <table:table-cell table:formula="of:=[.B3291]-[.B32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4">
            <text:p>3824</text:p>
          </table:table-cell>
          <table:table-cell table:formula="of:=MOD(ROW([.B3307]);16)" office:value-type="float" office:value="11">
            <text:p>11</text:p>
          </table:table-cell>
          <table:table-cell table:formula="of:=[.B3292]-[.B32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0">
            <text:p>3830</text:p>
          </table:table-cell>
          <table:table-cell table:formula="of:=MOD(ROW([.B3308]);16)" office:value-type="float" office:value="12">
            <text:p>12</text:p>
          </table:table-cell>
          <table:table-cell table:formula="of:=[.B3293]-[.B32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6">
            <text:p>3836</text:p>
          </table:table-cell>
          <table:table-cell table:formula="of:=MOD(ROW([.B3309]);16)" office:value-type="float" office:value="13">
            <text:p>13</text:p>
          </table:table-cell>
          <table:table-cell table:formula="of:=[.B3294]-[.B32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2">
            <text:p>3842</text:p>
          </table:table-cell>
          <table:table-cell table:formula="of:=MOD(ROW([.B3310]);16)" office:value-type="float" office:value="14">
            <text:p>14</text:p>
          </table:table-cell>
          <table:table-cell table:formula="of:=[.B3295]-[.B32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8">
            <text:p>3848</text:p>
          </table:table-cell>
          <table:table-cell table:formula="of:=MOD(ROW([.B3311]);16)" office:value-type="float" office:value="15">
            <text:p>15</text:p>
          </table:table-cell>
          <table:table-cell table:formula="of:=[.B3296]-[.B32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312]);16)" office:value-type="float" office:value="0">
            <text:p>0</text:p>
          </table:table-cell>
          <table:table-cell table:formula="of:=[.B3297]-[.B3296]" office:value-type="float" office:value="-3848">
            <text:p>-38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9">
            <text:p>3899</text:p>
          </table:table-cell>
          <table:table-cell table:formula="of:=MOD(ROW([.B3313]);16)" office:value-type="float" office:value="1">
            <text:p>1</text:p>
          </table:table-cell>
          <table:table-cell table:formula="of:=[.B3298]-[.B3297]" office:value-type="float" office:value="3899">
            <text:p>38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5">
            <text:p>3905</text:p>
          </table:table-cell>
          <table:table-cell table:formula="of:=MOD(ROW([.B3314]);16)" office:value-type="float" office:value="2">
            <text:p>2</text:p>
          </table:table-cell>
          <table:table-cell table:formula="of:=[.B3299]-[.B32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2">
            <text:p>3912</text:p>
          </table:table-cell>
          <table:table-cell table:formula="of:=MOD(ROW([.B3315]);16)" office:value-type="float" office:value="3">
            <text:p>3</text:p>
          </table:table-cell>
          <table:table-cell table:formula="of:=[.B3300]-[.B329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8">
            <text:p>3918</text:p>
          </table:table-cell>
          <table:table-cell table:formula="of:=MOD(ROW([.B3316]);16)" office:value-type="float" office:value="4">
            <text:p>4</text:p>
          </table:table-cell>
          <table:table-cell table:formula="of:=[.B3301]-[.B330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4">
            <text:p>3924</text:p>
          </table:table-cell>
          <table:table-cell table:formula="of:=MOD(ROW([.B3317]);16)" office:value-type="float" office:value="5">
            <text:p>5</text:p>
          </table:table-cell>
          <table:table-cell table:formula="of:=[.B3302]-[.B33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0">
            <text:p>3930</text:p>
          </table:table-cell>
          <table:table-cell table:formula="of:=MOD(ROW([.B3318]);16)" office:value-type="float" office:value="6">
            <text:p>6</text:p>
          </table:table-cell>
          <table:table-cell table:formula="of:=[.B3303]-[.B33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6">
            <text:p>3936</text:p>
          </table:table-cell>
          <table:table-cell table:formula="of:=MOD(ROW([.B3319]);16)" office:value-type="float" office:value="7">
            <text:p>7</text:p>
          </table:table-cell>
          <table:table-cell table:formula="of:=[.B3304]-[.B33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3">
            <text:p>3943</text:p>
          </table:table-cell>
          <table:table-cell table:formula="of:=MOD(ROW([.B3320]);16)" office:value-type="float" office:value="8">
            <text:p>8</text:p>
          </table:table-cell>
          <table:table-cell table:formula="of:=[.B3305]-[.B33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9">
            <text:p>3949</text:p>
          </table:table-cell>
          <table:table-cell table:formula="of:=MOD(ROW([.B3321]);16)" office:value-type="float" office:value="9">
            <text:p>9</text:p>
          </table:table-cell>
          <table:table-cell table:formula="of:=[.B3306]-[.B330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5">
            <text:p>3955</text:p>
          </table:table-cell>
          <table:table-cell table:formula="of:=MOD(ROW([.B3322]);16)" office:value-type="float" office:value="10">
            <text:p>10</text:p>
          </table:table-cell>
          <table:table-cell table:formula="of:=[.B3307]-[.B33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1">
            <text:p>3961</text:p>
          </table:table-cell>
          <table:table-cell table:formula="of:=MOD(ROW([.B3323]);16)" office:value-type="float" office:value="11">
            <text:p>11</text:p>
          </table:table-cell>
          <table:table-cell table:formula="of:=[.B3308]-[.B330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8">
            <text:p>3968</text:p>
          </table:table-cell>
          <table:table-cell table:formula="of:=MOD(ROW([.B3324]);16)" office:value-type="float" office:value="12">
            <text:p>12</text:p>
          </table:table-cell>
          <table:table-cell table:formula="of:=[.B3309]-[.B33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4">
            <text:p>3974</text:p>
          </table:table-cell>
          <table:table-cell table:formula="of:=MOD(ROW([.B3325]);16)" office:value-type="float" office:value="13">
            <text:p>13</text:p>
          </table:table-cell>
          <table:table-cell table:formula="of:=[.B3310]-[.B33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0">
            <text:p>3980</text:p>
          </table:table-cell>
          <table:table-cell table:formula="of:=MOD(ROW([.B3326]);16)" office:value-type="float" office:value="14">
            <text:p>14</text:p>
          </table:table-cell>
          <table:table-cell table:formula="of:=[.B3311]-[.B331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6">
            <text:p>3986</text:p>
          </table:table-cell>
          <table:table-cell table:formula="of:=MOD(ROW([.B3327]);16)" office:value-type="float" office:value="15">
            <text:p>15</text:p>
          </table:table-cell>
          <table:table-cell table:formula="of:=[.B3312]-[.B33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328]);16)" office:value-type="float" office:value="0">
            <text:p>0</text:p>
          </table:table-cell>
          <table:table-cell table:formula="of:=[.B3313]-[.B3312]" office:value-type="float" office:value="-3986">
            <text:p>-39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49">
            <text:p>3349</text:p>
          </table:table-cell>
          <table:table-cell table:formula="of:=MOD(ROW([.B3329]);16)" office:value-type="float" office:value="1">
            <text:p>1</text:p>
          </table:table-cell>
          <table:table-cell table:formula="of:=[.B3314]-[.B3313]" office:value-type="float" office:value="3349">
            <text:p>33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55">
            <text:p>3355</text:p>
          </table:table-cell>
          <table:table-cell table:formula="of:=MOD(ROW([.B3330]);16)" office:value-type="float" office:value="2">
            <text:p>2</text:p>
          </table:table-cell>
          <table:table-cell table:formula="of:=[.B3315]-[.B33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2">
            <text:p>3362</text:p>
          </table:table-cell>
          <table:table-cell table:formula="of:=MOD(ROW([.B3331]);16)" office:value-type="float" office:value="3">
            <text:p>3</text:p>
          </table:table-cell>
          <table:table-cell table:formula="of:=[.B3316]-[.B33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68">
            <text:p>3368</text:p>
          </table:table-cell>
          <table:table-cell table:formula="of:=MOD(ROW([.B3332]);16)" office:value-type="float" office:value="4">
            <text:p>4</text:p>
          </table:table-cell>
          <table:table-cell table:formula="of:=[.B3317]-[.B33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74">
            <text:p>3374</text:p>
          </table:table-cell>
          <table:table-cell table:formula="of:=MOD(ROW([.B3333]);16)" office:value-type="float" office:value="5">
            <text:p>5</text:p>
          </table:table-cell>
          <table:table-cell table:formula="of:=[.B3318]-[.B33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1">
            <text:p>3381</text:p>
          </table:table-cell>
          <table:table-cell table:formula="of:=MOD(ROW([.B3334]);16)" office:value-type="float" office:value="6">
            <text:p>6</text:p>
          </table:table-cell>
          <table:table-cell table:formula="of:=[.B3319]-[.B33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87">
            <text:p>3387</text:p>
          </table:table-cell>
          <table:table-cell table:formula="of:=MOD(ROW([.B3335]);16)" office:value-type="float" office:value="7">
            <text:p>7</text:p>
          </table:table-cell>
          <table:table-cell table:formula="of:=[.B3320]-[.B331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3">
            <text:p>3393</text:p>
          </table:table-cell>
          <table:table-cell table:formula="of:=MOD(ROW([.B3336]);16)" office:value-type="float" office:value="8">
            <text:p>8</text:p>
          </table:table-cell>
          <table:table-cell table:formula="of:=[.B3321]-[.B33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99">
            <text:p>3399</text:p>
          </table:table-cell>
          <table:table-cell table:formula="of:=MOD(ROW([.B3337]);16)" office:value-type="float" office:value="9">
            <text:p>9</text:p>
          </table:table-cell>
          <table:table-cell table:formula="of:=[.B3322]-[.B332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06">
            <text:p>3406</text:p>
          </table:table-cell>
          <table:table-cell table:formula="of:=MOD(ROW([.B3338]);16)" office:value-type="float" office:value="10">
            <text:p>10</text:p>
          </table:table-cell>
          <table:table-cell table:formula="of:=[.B3323]-[.B332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2">
            <text:p>3412</text:p>
          </table:table-cell>
          <table:table-cell table:formula="of:=MOD(ROW([.B3339]);16)" office:value-type="float" office:value="11">
            <text:p>11</text:p>
          </table:table-cell>
          <table:table-cell table:formula="of:=[.B3324]-[.B33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18">
            <text:p>3418</text:p>
          </table:table-cell>
          <table:table-cell table:formula="of:=MOD(ROW([.B3340]);16)" office:value-type="float" office:value="12">
            <text:p>12</text:p>
          </table:table-cell>
          <table:table-cell table:formula="of:=[.B3325]-[.B33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5">
            <text:p>3425</text:p>
          </table:table-cell>
          <table:table-cell table:formula="of:=MOD(ROW([.B3341]);16)" office:value-type="float" office:value="13">
            <text:p>13</text:p>
          </table:table-cell>
          <table:table-cell table:formula="of:=[.B3326]-[.B33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1">
            <text:p>3431</text:p>
          </table:table-cell>
          <table:table-cell table:formula="of:=MOD(ROW([.B3342]);16)" office:value-type="float" office:value="14">
            <text:p>14</text:p>
          </table:table-cell>
          <table:table-cell table:formula="of:=[.B3327]-[.B332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7">
            <text:p>3437</text:p>
          </table:table-cell>
          <table:table-cell table:formula="of:=MOD(ROW([.B3343]);16)" office:value-type="float" office:value="15">
            <text:p>15</text:p>
          </table:table-cell>
          <table:table-cell table:formula="of:=[.B3328]-[.B33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344]);16)" office:value-type="float" office:value="0">
            <text:p>0</text:p>
          </table:table-cell>
          <table:table-cell table:formula="of:=[.B3329]-[.B3328]" office:value-type="float" office:value="-3437">
            <text:p>-34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39">
            <text:p>3439</text:p>
          </table:table-cell>
          <table:table-cell table:formula="of:=MOD(ROW([.B3345]);16)" office:value-type="float" office:value="1">
            <text:p>1</text:p>
          </table:table-cell>
          <table:table-cell table:formula="of:=[.B3330]-[.B3329]" office:value-type="float" office:value="3439">
            <text:p>34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6">
            <text:p>3446</text:p>
          </table:table-cell>
          <table:table-cell table:formula="of:=MOD(ROW([.B3346]);16)" office:value-type="float" office:value="2">
            <text:p>2</text:p>
          </table:table-cell>
          <table:table-cell table:formula="of:=[.B3331]-[.B33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2">
            <text:p>3452</text:p>
          </table:table-cell>
          <table:table-cell table:formula="of:=MOD(ROW([.B3347]);16)" office:value-type="float" office:value="3">
            <text:p>3</text:p>
          </table:table-cell>
          <table:table-cell table:formula="of:=[.B3332]-[.B33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8">
            <text:p>3458</text:p>
          </table:table-cell>
          <table:table-cell table:formula="of:=MOD(ROW([.B3348]);16)" office:value-type="float" office:value="4">
            <text:p>4</text:p>
          </table:table-cell>
          <table:table-cell table:formula="of:=[.B3333]-[.B33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4">
            <text:p>3464</text:p>
          </table:table-cell>
          <table:table-cell table:formula="of:=MOD(ROW([.B3349]);16)" office:value-type="float" office:value="5">
            <text:p>5</text:p>
          </table:table-cell>
          <table:table-cell table:formula="of:=[.B3334]-[.B333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0">
            <text:p>3470</text:p>
          </table:table-cell>
          <table:table-cell table:formula="of:=MOD(ROW([.B3350]);16)" office:value-type="float" office:value="6">
            <text:p>6</text:p>
          </table:table-cell>
          <table:table-cell table:formula="of:=[.B3335]-[.B33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7">
            <text:p>3477</text:p>
          </table:table-cell>
          <table:table-cell table:formula="of:=MOD(ROW([.B3351]);16)" office:value-type="float" office:value="7">
            <text:p>7</text:p>
          </table:table-cell>
          <table:table-cell table:formula="of:=[.B3336]-[.B33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3">
            <text:p>3483</text:p>
          </table:table-cell>
          <table:table-cell table:formula="of:=MOD(ROW([.B3352]);16)" office:value-type="float" office:value="8">
            <text:p>8</text:p>
          </table:table-cell>
          <table:table-cell table:formula="of:=[.B3337]-[.B33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9">
            <text:p>3489</text:p>
          </table:table-cell>
          <table:table-cell table:formula="of:=MOD(ROW([.B3353]);16)" office:value-type="float" office:value="9">
            <text:p>9</text:p>
          </table:table-cell>
          <table:table-cell table:formula="of:=[.B3338]-[.B33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6">
            <text:p>3496</text:p>
          </table:table-cell>
          <table:table-cell table:formula="of:=MOD(ROW([.B3354]);16)" office:value-type="float" office:value="10">
            <text:p>10</text:p>
          </table:table-cell>
          <table:table-cell table:formula="of:=[.B3339]-[.B33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2">
            <text:p>3502</text:p>
          </table:table-cell>
          <table:table-cell table:formula="of:=MOD(ROW([.B3355]);16)" office:value-type="float" office:value="11">
            <text:p>11</text:p>
          </table:table-cell>
          <table:table-cell table:formula="of:=[.B3340]-[.B33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8">
            <text:p>3508</text:p>
          </table:table-cell>
          <table:table-cell table:formula="of:=MOD(ROW([.B3356]);16)" office:value-type="float" office:value="12">
            <text:p>12</text:p>
          </table:table-cell>
          <table:table-cell table:formula="of:=[.B3341]-[.B334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5">
            <text:p>3515</text:p>
          </table:table-cell>
          <table:table-cell table:formula="of:=MOD(ROW([.B3357]);16)" office:value-type="float" office:value="13">
            <text:p>13</text:p>
          </table:table-cell>
          <table:table-cell table:formula="of:=[.B3342]-[.B33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1">
            <text:p>3521</text:p>
          </table:table-cell>
          <table:table-cell table:formula="of:=MOD(ROW([.B3358]);16)" office:value-type="float" office:value="14">
            <text:p>14</text:p>
          </table:table-cell>
          <table:table-cell table:formula="of:=[.B3343]-[.B33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3359]);16)" office:value-type="float" office:value="15">
            <text:p>15</text:p>
          </table:table-cell>
          <table:table-cell table:formula="of:=[.B3344]-[.B334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360]);16)" office:value-type="float" office:value="0">
            <text:p>0</text:p>
          </table:table-cell>
          <table:table-cell table:formula="of:=[.B3345]-[.B3344]" office:value-type="float" office:value="-3527">
            <text:p>-3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697">
            <text:p>5697</text:p>
          </table:table-cell>
          <table:table-cell table:formula="of:=MOD(ROW([.B3361]);16)" office:value-type="float" office:value="1">
            <text:p>1</text:p>
          </table:table-cell>
          <table:table-cell table:formula="of:=[.B3346]-[.B3345]" office:value-type="float" office:value="5697">
            <text:p>56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04">
            <text:p>5704</text:p>
          </table:table-cell>
          <table:table-cell table:formula="of:=MOD(ROW([.B3362]);16)" office:value-type="float" office:value="2">
            <text:p>2</text:p>
          </table:table-cell>
          <table:table-cell table:formula="of:=[.B3347]-[.B33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10">
            <text:p>5710</text:p>
          </table:table-cell>
          <table:table-cell table:formula="of:=MOD(ROW([.B3363]);16)" office:value-type="float" office:value="3">
            <text:p>3</text:p>
          </table:table-cell>
          <table:table-cell table:formula="of:=[.B3348]-[.B334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17">
            <text:p>5717</text:p>
          </table:table-cell>
          <table:table-cell table:formula="of:=MOD(ROW([.B3364]);16)" office:value-type="float" office:value="4">
            <text:p>4</text:p>
          </table:table-cell>
          <table:table-cell table:formula="of:=[.B3349]-[.B33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23">
            <text:p>5723</text:p>
          </table:table-cell>
          <table:table-cell table:formula="of:=MOD(ROW([.B3365]);16)" office:value-type="float" office:value="5">
            <text:p>5</text:p>
          </table:table-cell>
          <table:table-cell table:formula="of:=[.B3350]-[.B33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29">
            <text:p>5729</text:p>
          </table:table-cell>
          <table:table-cell table:formula="of:=MOD(ROW([.B3366]);16)" office:value-type="float" office:value="6">
            <text:p>6</text:p>
          </table:table-cell>
          <table:table-cell table:formula="of:=[.B3351]-[.B335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36">
            <text:p>5736</text:p>
          </table:table-cell>
          <table:table-cell table:formula="of:=MOD(ROW([.B3367]);16)" office:value-type="float" office:value="7">
            <text:p>7</text:p>
          </table:table-cell>
          <table:table-cell table:formula="of:=[.B3352]-[.B33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44">
            <text:p>5744</text:p>
          </table:table-cell>
          <table:table-cell table:formula="of:=MOD(ROW([.B3368]);16)" office:value-type="float" office:value="8">
            <text:p>8</text:p>
          </table:table-cell>
          <table:table-cell table:formula="of:=[.B3353]-[.B335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52">
            <text:p>5752</text:p>
          </table:table-cell>
          <table:table-cell table:formula="of:=MOD(ROW([.B3369]);16)" office:value-type="float" office:value="9">
            <text:p>9</text:p>
          </table:table-cell>
          <table:table-cell table:formula="of:=[.B3354]-[.B3353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59">
            <text:p>5759</text:p>
          </table:table-cell>
          <table:table-cell table:formula="of:=MOD(ROW([.B3370]);16)" office:value-type="float" office:value="10">
            <text:p>10</text:p>
          </table:table-cell>
          <table:table-cell table:formula="of:=[.B3355]-[.B33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65">
            <text:p>5765</text:p>
          </table:table-cell>
          <table:table-cell table:formula="of:=MOD(ROW([.B3371]);16)" office:value-type="float" office:value="11">
            <text:p>11</text:p>
          </table:table-cell>
          <table:table-cell table:formula="of:=[.B3356]-[.B33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72">
            <text:p>5772</text:p>
          </table:table-cell>
          <table:table-cell table:formula="of:=MOD(ROW([.B3372]);16)" office:value-type="float" office:value="12">
            <text:p>12</text:p>
          </table:table-cell>
          <table:table-cell table:formula="of:=[.B3357]-[.B33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79">
            <text:p>5779</text:p>
          </table:table-cell>
          <table:table-cell table:formula="of:=MOD(ROW([.B3373]);16)" office:value-type="float" office:value="13">
            <text:p>13</text:p>
          </table:table-cell>
          <table:table-cell table:formula="of:=[.B3358]-[.B33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85">
            <text:p>5785</text:p>
          </table:table-cell>
          <table:table-cell table:formula="of:=MOD(ROW([.B3374]);16)" office:value-type="float" office:value="14">
            <text:p>14</text:p>
          </table:table-cell>
          <table:table-cell table:formula="of:=[.B3359]-[.B335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792">
            <text:p>5792</text:p>
          </table:table-cell>
          <table:table-cell table:formula="of:=MOD(ROW([.B3375]);16)" office:value-type="float" office:value="15">
            <text:p>15</text:p>
          </table:table-cell>
          <table:table-cell table:formula="of:=[.B3360]-[.B33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376]);16)" office:value-type="float" office:value="0">
            <text:p>0</text:p>
          </table:table-cell>
          <table:table-cell table:formula="of:=[.B3361]-[.B3360]" office:value-type="float" office:value="-5792">
            <text:p>-57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98">
            <text:p>3998</text:p>
          </table:table-cell>
          <table:table-cell table:formula="of:=MOD(ROW([.B3377]);16)" office:value-type="float" office:value="1">
            <text:p>1</text:p>
          </table:table-cell>
          <table:table-cell table:formula="of:=[.B3362]-[.B3361]" office:value-type="float" office:value="3998">
            <text:p>39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5">
            <text:p>4005</text:p>
          </table:table-cell>
          <table:table-cell table:formula="of:=MOD(ROW([.B3378]);16)" office:value-type="float" office:value="2">
            <text:p>2</text:p>
          </table:table-cell>
          <table:table-cell table:formula="of:=[.B3363]-[.B33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1">
            <text:p>4011</text:p>
          </table:table-cell>
          <table:table-cell table:formula="of:=MOD(ROW([.B3379]);16)" office:value-type="float" office:value="3">
            <text:p>3</text:p>
          </table:table-cell>
          <table:table-cell table:formula="of:=[.B3364]-[.B33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7">
            <text:p>4017</text:p>
          </table:table-cell>
          <table:table-cell table:formula="of:=MOD(ROW([.B3380]);16)" office:value-type="float" office:value="4">
            <text:p>4</text:p>
          </table:table-cell>
          <table:table-cell table:formula="of:=[.B3365]-[.B336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4">
            <text:p>4024</text:p>
          </table:table-cell>
          <table:table-cell table:formula="of:=MOD(ROW([.B3381]);16)" office:value-type="float" office:value="5">
            <text:p>5</text:p>
          </table:table-cell>
          <table:table-cell table:formula="of:=[.B3366]-[.B33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0">
            <text:p>4030</text:p>
          </table:table-cell>
          <table:table-cell table:formula="of:=MOD(ROW([.B3382]);16)" office:value-type="float" office:value="6">
            <text:p>6</text:p>
          </table:table-cell>
          <table:table-cell table:formula="of:=[.B3367]-[.B33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6">
            <text:p>4036</text:p>
          </table:table-cell>
          <table:table-cell table:formula="of:=MOD(ROW([.B3383]);16)" office:value-type="float" office:value="7">
            <text:p>7</text:p>
          </table:table-cell>
          <table:table-cell table:formula="of:=[.B3368]-[.B336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2">
            <text:p>4042</text:p>
          </table:table-cell>
          <table:table-cell table:formula="of:=MOD(ROW([.B3384]);16)" office:value-type="float" office:value="8">
            <text:p>8</text:p>
          </table:table-cell>
          <table:table-cell table:formula="of:=[.B3369]-[.B33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9">
            <text:p>4049</text:p>
          </table:table-cell>
          <table:table-cell table:formula="of:=MOD(ROW([.B3385]);16)" office:value-type="float" office:value="9">
            <text:p>9</text:p>
          </table:table-cell>
          <table:table-cell table:formula="of:=[.B3370]-[.B33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5">
            <text:p>4055</text:p>
          </table:table-cell>
          <table:table-cell table:formula="of:=MOD(ROW([.B3386]);16)" office:value-type="float" office:value="10">
            <text:p>10</text:p>
          </table:table-cell>
          <table:table-cell table:formula="of:=[.B3371]-[.B33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2">
            <text:p>4062</text:p>
          </table:table-cell>
          <table:table-cell table:formula="of:=MOD(ROW([.B3387]);16)" office:value-type="float" office:value="11">
            <text:p>11</text:p>
          </table:table-cell>
          <table:table-cell table:formula="of:=[.B3372]-[.B33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8">
            <text:p>4068</text:p>
          </table:table-cell>
          <table:table-cell table:formula="of:=MOD(ROW([.B3388]);16)" office:value-type="float" office:value="12">
            <text:p>12</text:p>
          </table:table-cell>
          <table:table-cell table:formula="of:=[.B3373]-[.B337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4">
            <text:p>4074</text:p>
          </table:table-cell>
          <table:table-cell table:formula="of:=MOD(ROW([.B3389]);16)" office:value-type="float" office:value="13">
            <text:p>13</text:p>
          </table:table-cell>
          <table:table-cell table:formula="of:=[.B3374]-[.B337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1">
            <text:p>4081</text:p>
          </table:table-cell>
          <table:table-cell table:formula="of:=MOD(ROW([.B3390]);16)" office:value-type="float" office:value="14">
            <text:p>14</text:p>
          </table:table-cell>
          <table:table-cell table:formula="of:=[.B3375]-[.B33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7">
            <text:p>4087</text:p>
          </table:table-cell>
          <table:table-cell table:formula="of:=MOD(ROW([.B3391]);16)" office:value-type="float" office:value="15">
            <text:p>15</text:p>
          </table:table-cell>
          <table:table-cell table:formula="of:=[.B3376]-[.B33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392]);16)" office:value-type="float" office:value="0">
            <text:p>0</text:p>
          </table:table-cell>
          <table:table-cell table:formula="of:=[.B3377]-[.B3376]" office:value-type="float" office:value="-4087">
            <text:p>-40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3">
            <text:p>3623</text:p>
          </table:table-cell>
          <table:table-cell table:formula="of:=MOD(ROW([.B3393]);16)" office:value-type="float" office:value="1">
            <text:p>1</text:p>
          </table:table-cell>
          <table:table-cell table:formula="of:=[.B3378]-[.B3377]" office:value-type="float" office:value="3623">
            <text:p>36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29">
            <text:p>3629</text:p>
          </table:table-cell>
          <table:table-cell table:formula="of:=MOD(ROW([.B3394]);16)" office:value-type="float" office:value="2">
            <text:p>2</text:p>
          </table:table-cell>
          <table:table-cell table:formula="of:=[.B3379]-[.B337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36">
            <text:p>3636</text:p>
          </table:table-cell>
          <table:table-cell table:formula="of:=MOD(ROW([.B3395]);16)" office:value-type="float" office:value="3">
            <text:p>3</text:p>
          </table:table-cell>
          <table:table-cell table:formula="of:=[.B3380]-[.B33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2">
            <text:p>3642</text:p>
          </table:table-cell>
          <table:table-cell table:formula="of:=MOD(ROW([.B3396]);16)" office:value-type="float" office:value="4">
            <text:p>4</text:p>
          </table:table-cell>
          <table:table-cell table:formula="of:=[.B3381]-[.B33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8">
            <text:p>3648</text:p>
          </table:table-cell>
          <table:table-cell table:formula="of:=MOD(ROW([.B3397]);16)" office:value-type="float" office:value="5">
            <text:p>5</text:p>
          </table:table-cell>
          <table:table-cell table:formula="of:=[.B3382]-[.B33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55">
            <text:p>3655</text:p>
          </table:table-cell>
          <table:table-cell table:formula="of:=MOD(ROW([.B3398]);16)" office:value-type="float" office:value="6">
            <text:p>6</text:p>
          </table:table-cell>
          <table:table-cell table:formula="of:=[.B3383]-[.B338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1">
            <text:p>3661</text:p>
          </table:table-cell>
          <table:table-cell table:formula="of:=MOD(ROW([.B3399]);16)" office:value-type="float" office:value="7">
            <text:p>7</text:p>
          </table:table-cell>
          <table:table-cell table:formula="of:=[.B3384]-[.B338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67">
            <text:p>3667</text:p>
          </table:table-cell>
          <table:table-cell table:formula="of:=MOD(ROW([.B3400]);16)" office:value-type="float" office:value="8">
            <text:p>8</text:p>
          </table:table-cell>
          <table:table-cell table:formula="of:=[.B3385]-[.B33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74">
            <text:p>3674</text:p>
          </table:table-cell>
          <table:table-cell table:formula="of:=MOD(ROW([.B3401]);16)" office:value-type="float" office:value="9">
            <text:p>9</text:p>
          </table:table-cell>
          <table:table-cell table:formula="of:=[.B3386]-[.B338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0">
            <text:p>3680</text:p>
          </table:table-cell>
          <table:table-cell table:formula="of:=MOD(ROW([.B3402]);16)" office:value-type="float" office:value="10">
            <text:p>10</text:p>
          </table:table-cell>
          <table:table-cell table:formula="of:=[.B3387]-[.B33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86">
            <text:p>3686</text:p>
          </table:table-cell>
          <table:table-cell table:formula="of:=MOD(ROW([.B3403]);16)" office:value-type="float" office:value="11">
            <text:p>11</text:p>
          </table:table-cell>
          <table:table-cell table:formula="of:=[.B3388]-[.B33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3">
            <text:p>3693</text:p>
          </table:table-cell>
          <table:table-cell table:formula="of:=MOD(ROW([.B3404]);16)" office:value-type="float" office:value="12">
            <text:p>12</text:p>
          </table:table-cell>
          <table:table-cell table:formula="of:=[.B3389]-[.B338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9">
            <text:p>3699</text:p>
          </table:table-cell>
          <table:table-cell table:formula="of:=MOD(ROW([.B3405]);16)" office:value-type="float" office:value="13">
            <text:p>13</text:p>
          </table:table-cell>
          <table:table-cell table:formula="of:=[.B3390]-[.B33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05">
            <text:p>3705</text:p>
          </table:table-cell>
          <table:table-cell table:formula="of:=MOD(ROW([.B3406]);16)" office:value-type="float" office:value="14">
            <text:p>14</text:p>
          </table:table-cell>
          <table:table-cell table:formula="of:=[.B3391]-[.B33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12">
            <text:p>3712</text:p>
          </table:table-cell>
          <table:table-cell table:formula="of:=MOD(ROW([.B3407]);16)" office:value-type="float" office:value="15">
            <text:p>15</text:p>
          </table:table-cell>
          <table:table-cell table:formula="of:=[.B3392]-[.B339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408]);16)" office:value-type="float" office:value="0">
            <text:p>0</text:p>
          </table:table-cell>
          <table:table-cell table:formula="of:=[.B3393]-[.B3392]" office:value-type="float" office:value="-3712">
            <text:p>-37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47">
            <text:p>5247</text:p>
          </table:table-cell>
          <table:table-cell table:formula="of:=MOD(ROW([.B3409]);16)" office:value-type="float" office:value="1">
            <text:p>1</text:p>
          </table:table-cell>
          <table:table-cell table:formula="of:=[.B3394]-[.B3393]" office:value-type="float" office:value="5247">
            <text:p>52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54">
            <text:p>5254</text:p>
          </table:table-cell>
          <table:table-cell table:formula="of:=MOD(ROW([.B3410]);16)" office:value-type="float" office:value="2">
            <text:p>2</text:p>
          </table:table-cell>
          <table:table-cell table:formula="of:=[.B3395]-[.B33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60">
            <text:p>5260</text:p>
          </table:table-cell>
          <table:table-cell table:formula="of:=MOD(ROW([.B3411]);16)" office:value-type="float" office:value="3">
            <text:p>3</text:p>
          </table:table-cell>
          <table:table-cell table:formula="of:=[.B3396]-[.B33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67">
            <text:p>5267</text:p>
          </table:table-cell>
          <table:table-cell table:formula="of:=MOD(ROW([.B3412]);16)" office:value-type="float" office:value="4">
            <text:p>4</text:p>
          </table:table-cell>
          <table:table-cell table:formula="of:=[.B3397]-[.B33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73">
            <text:p>5273</text:p>
          </table:table-cell>
          <table:table-cell table:formula="of:=MOD(ROW([.B3413]);16)" office:value-type="float" office:value="5">
            <text:p>5</text:p>
          </table:table-cell>
          <table:table-cell table:formula="of:=[.B3398]-[.B339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79">
            <text:p>5279</text:p>
          </table:table-cell>
          <table:table-cell table:formula="of:=MOD(ROW([.B3414]);16)" office:value-type="float" office:value="6">
            <text:p>6</text:p>
          </table:table-cell>
          <table:table-cell table:formula="of:=[.B3399]-[.B33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85">
            <text:p>5285</text:p>
          </table:table-cell>
          <table:table-cell table:formula="of:=MOD(ROW([.B3415]);16)" office:value-type="float" office:value="7">
            <text:p>7</text:p>
          </table:table-cell>
          <table:table-cell table:formula="of:=[.B3400]-[.B33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92">
            <text:p>5292</text:p>
          </table:table-cell>
          <table:table-cell table:formula="of:=MOD(ROW([.B3416]);16)" office:value-type="float" office:value="8">
            <text:p>8</text:p>
          </table:table-cell>
          <table:table-cell table:formula="of:=[.B3401]-[.B340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98">
            <text:p>5298</text:p>
          </table:table-cell>
          <table:table-cell table:formula="of:=MOD(ROW([.B3417]);16)" office:value-type="float" office:value="9">
            <text:p>9</text:p>
          </table:table-cell>
          <table:table-cell table:formula="of:=[.B3402]-[.B340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05">
            <text:p>5305</text:p>
          </table:table-cell>
          <table:table-cell table:formula="of:=MOD(ROW([.B3418]);16)" office:value-type="float" office:value="10">
            <text:p>10</text:p>
          </table:table-cell>
          <table:table-cell table:formula="of:=[.B3403]-[.B340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11">
            <text:p>5311</text:p>
          </table:table-cell>
          <table:table-cell table:formula="of:=MOD(ROW([.B3419]);16)" office:value-type="float" office:value="11">
            <text:p>11</text:p>
          </table:table-cell>
          <table:table-cell table:formula="of:=[.B3404]-[.B34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17">
            <text:p>5317</text:p>
          </table:table-cell>
          <table:table-cell table:formula="of:=MOD(ROW([.B3420]);16)" office:value-type="float" office:value="12">
            <text:p>12</text:p>
          </table:table-cell>
          <table:table-cell table:formula="of:=[.B3405]-[.B340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24">
            <text:p>5324</text:p>
          </table:table-cell>
          <table:table-cell table:formula="of:=MOD(ROW([.B3421]);16)" office:value-type="float" office:value="13">
            <text:p>13</text:p>
          </table:table-cell>
          <table:table-cell table:formula="of:=[.B3406]-[.B34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30">
            <text:p>5330</text:p>
          </table:table-cell>
          <table:table-cell table:formula="of:=MOD(ROW([.B3422]);16)" office:value-type="float" office:value="14">
            <text:p>14</text:p>
          </table:table-cell>
          <table:table-cell table:formula="of:=[.B3407]-[.B340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37">
            <text:p>5337</text:p>
          </table:table-cell>
          <table:table-cell table:formula="of:=MOD(ROW([.B3423]);16)" office:value-type="float" office:value="15">
            <text:p>15</text:p>
          </table:table-cell>
          <table:table-cell table:formula="of:=[.B3408]-[.B34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424]);16)" office:value-type="float" office:value="0">
            <text:p>0</text:p>
          </table:table-cell>
          <table:table-cell table:formula="of:=[.B3409]-[.B3408]" office:value-type="float" office:value="-5337">
            <text:p>-53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6">
            <text:p>3766</text:p>
          </table:table-cell>
          <table:table-cell table:formula="of:=MOD(ROW([.B3425]);16)" office:value-type="float" office:value="1">
            <text:p>1</text:p>
          </table:table-cell>
          <table:table-cell table:formula="of:=[.B3410]-[.B3409]" office:value-type="float" office:value="3766">
            <text:p>37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3">
            <text:p>3773</text:p>
          </table:table-cell>
          <table:table-cell table:formula="of:=MOD(ROW([.B3426]);16)" office:value-type="float" office:value="2">
            <text:p>2</text:p>
          </table:table-cell>
          <table:table-cell table:formula="of:=[.B3411]-[.B34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9">
            <text:p>3779</text:p>
          </table:table-cell>
          <table:table-cell table:formula="of:=MOD(ROW([.B3427]);16)" office:value-type="float" office:value="3">
            <text:p>3</text:p>
          </table:table-cell>
          <table:table-cell table:formula="of:=[.B3412]-[.B34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6">
            <text:p>3786</text:p>
          </table:table-cell>
          <table:table-cell table:formula="of:=MOD(ROW([.B3428]);16)" office:value-type="float" office:value="4">
            <text:p>4</text:p>
          </table:table-cell>
          <table:table-cell table:formula="of:=[.B3413]-[.B34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2">
            <text:p>3792</text:p>
          </table:table-cell>
          <table:table-cell table:formula="of:=MOD(ROW([.B3429]);16)" office:value-type="float" office:value="5">
            <text:p>5</text:p>
          </table:table-cell>
          <table:table-cell table:formula="of:=[.B3414]-[.B341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8">
            <text:p>3798</text:p>
          </table:table-cell>
          <table:table-cell table:formula="of:=MOD(ROW([.B3430]);16)" office:value-type="float" office:value="6">
            <text:p>6</text:p>
          </table:table-cell>
          <table:table-cell table:formula="of:=[.B3415]-[.B34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5">
            <text:p>3805</text:p>
          </table:table-cell>
          <table:table-cell table:formula="of:=MOD(ROW([.B3431]);16)" office:value-type="float" office:value="7">
            <text:p>7</text:p>
          </table:table-cell>
          <table:table-cell table:formula="of:=[.B3416]-[.B34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1">
            <text:p>3811</text:p>
          </table:table-cell>
          <table:table-cell table:formula="of:=MOD(ROW([.B3432]);16)" office:value-type="float" office:value="8">
            <text:p>8</text:p>
          </table:table-cell>
          <table:table-cell table:formula="of:=[.B3417]-[.B341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8">
            <text:p>3818</text:p>
          </table:table-cell>
          <table:table-cell table:formula="of:=MOD(ROW([.B3433]);16)" office:value-type="float" office:value="9">
            <text:p>9</text:p>
          </table:table-cell>
          <table:table-cell table:formula="of:=[.B3418]-[.B341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4">
            <text:p>3824</text:p>
          </table:table-cell>
          <table:table-cell table:formula="of:=MOD(ROW([.B3434]);16)" office:value-type="float" office:value="10">
            <text:p>10</text:p>
          </table:table-cell>
          <table:table-cell table:formula="of:=[.B3419]-[.B341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1">
            <text:p>3831</text:p>
          </table:table-cell>
          <table:table-cell table:formula="of:=MOD(ROW([.B3435]);16)" office:value-type="float" office:value="11">
            <text:p>11</text:p>
          </table:table-cell>
          <table:table-cell table:formula="of:=[.B3420]-[.B34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7">
            <text:p>3837</text:p>
          </table:table-cell>
          <table:table-cell table:formula="of:=MOD(ROW([.B3436]);16)" office:value-type="float" office:value="12">
            <text:p>12</text:p>
          </table:table-cell>
          <table:table-cell table:formula="of:=[.B3421]-[.B342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4">
            <text:p>3844</text:p>
          </table:table-cell>
          <table:table-cell table:formula="of:=MOD(ROW([.B3437]);16)" office:value-type="float" office:value="13">
            <text:p>13</text:p>
          </table:table-cell>
          <table:table-cell table:formula="of:=[.B3422]-[.B34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0">
            <text:p>3850</text:p>
          </table:table-cell>
          <table:table-cell table:formula="of:=MOD(ROW([.B3438]);16)" office:value-type="float" office:value="14">
            <text:p>14</text:p>
          </table:table-cell>
          <table:table-cell table:formula="of:=[.B3423]-[.B34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6">
            <text:p>3856</text:p>
          </table:table-cell>
          <table:table-cell table:formula="of:=MOD(ROW([.B3439]);16)" office:value-type="float" office:value="15">
            <text:p>15</text:p>
          </table:table-cell>
          <table:table-cell table:formula="of:=[.B3424]-[.B342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440]);16)" office:value-type="float" office:value="0">
            <text:p>0</text:p>
          </table:table-cell>
          <table:table-cell table:formula="of:=[.B3425]-[.B3424]" office:value-type="float" office:value="-3856">
            <text:p>-38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6">
            <text:p>3856</text:p>
          </table:table-cell>
          <table:table-cell table:formula="of:=MOD(ROW([.B3441]);16)" office:value-type="float" office:value="1">
            <text:p>1</text:p>
          </table:table-cell>
          <table:table-cell table:formula="of:=[.B3426]-[.B3425]" office:value-type="float" office:value="3856">
            <text:p>38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3">
            <text:p>3863</text:p>
          </table:table-cell>
          <table:table-cell table:formula="of:=MOD(ROW([.B3442]);16)" office:value-type="float" office:value="2">
            <text:p>2</text:p>
          </table:table-cell>
          <table:table-cell table:formula="of:=[.B3427]-[.B34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9">
            <text:p>3869</text:p>
          </table:table-cell>
          <table:table-cell table:formula="of:=MOD(ROW([.B3443]);16)" office:value-type="float" office:value="3">
            <text:p>3</text:p>
          </table:table-cell>
          <table:table-cell table:formula="of:=[.B3428]-[.B34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5">
            <text:p>3875</text:p>
          </table:table-cell>
          <table:table-cell table:formula="of:=MOD(ROW([.B3444]);16)" office:value-type="float" office:value="4">
            <text:p>4</text:p>
          </table:table-cell>
          <table:table-cell table:formula="of:=[.B3429]-[.B342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2">
            <text:p>3882</text:p>
          </table:table-cell>
          <table:table-cell table:formula="of:=MOD(ROW([.B3445]);16)" office:value-type="float" office:value="5">
            <text:p>5</text:p>
          </table:table-cell>
          <table:table-cell table:formula="of:=[.B3430]-[.B34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8">
            <text:p>3888</text:p>
          </table:table-cell>
          <table:table-cell table:formula="of:=MOD(ROW([.B3446]);16)" office:value-type="float" office:value="6">
            <text:p>6</text:p>
          </table:table-cell>
          <table:table-cell table:formula="of:=[.B3431]-[.B343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5">
            <text:p>3895</text:p>
          </table:table-cell>
          <table:table-cell table:formula="of:=MOD(ROW([.B3447]);16)" office:value-type="float" office:value="7">
            <text:p>7</text:p>
          </table:table-cell>
          <table:table-cell table:formula="of:=[.B3432]-[.B34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1">
            <text:p>3901</text:p>
          </table:table-cell>
          <table:table-cell table:formula="of:=MOD(ROW([.B3448]);16)" office:value-type="float" office:value="8">
            <text:p>8</text:p>
          </table:table-cell>
          <table:table-cell table:formula="of:=[.B3433]-[.B343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8">
            <text:p>3908</text:p>
          </table:table-cell>
          <table:table-cell table:formula="of:=MOD(ROW([.B3449]);16)" office:value-type="float" office:value="9">
            <text:p>9</text:p>
          </table:table-cell>
          <table:table-cell table:formula="of:=[.B3434]-[.B34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4">
            <text:p>3914</text:p>
          </table:table-cell>
          <table:table-cell table:formula="of:=MOD(ROW([.B3450]);16)" office:value-type="float" office:value="10">
            <text:p>10</text:p>
          </table:table-cell>
          <table:table-cell table:formula="of:=[.B3435]-[.B343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1">
            <text:p>3921</text:p>
          </table:table-cell>
          <table:table-cell table:formula="of:=MOD(ROW([.B3451]);16)" office:value-type="float" office:value="11">
            <text:p>11</text:p>
          </table:table-cell>
          <table:table-cell table:formula="of:=[.B3436]-[.B34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7">
            <text:p>3927</text:p>
          </table:table-cell>
          <table:table-cell table:formula="of:=MOD(ROW([.B3452]);16)" office:value-type="float" office:value="12">
            <text:p>12</text:p>
          </table:table-cell>
          <table:table-cell table:formula="of:=[.B3437]-[.B343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4">
            <text:p>3934</text:p>
          </table:table-cell>
          <table:table-cell table:formula="of:=MOD(ROW([.B3453]);16)" office:value-type="float" office:value="13">
            <text:p>13</text:p>
          </table:table-cell>
          <table:table-cell table:formula="of:=[.B3438]-[.B343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1">
            <text:p>3941</text:p>
          </table:table-cell>
          <table:table-cell table:formula="of:=MOD(ROW([.B3454]);16)" office:value-type="float" office:value="14">
            <text:p>14</text:p>
          </table:table-cell>
          <table:table-cell table:formula="of:=[.B3439]-[.B34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7">
            <text:p>3947</text:p>
          </table:table-cell>
          <table:table-cell table:formula="of:=MOD(ROW([.B3455]);16)" office:value-type="float" office:value="15">
            <text:p>15</text:p>
          </table:table-cell>
          <table:table-cell table:formula="of:=[.B3440]-[.B34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456]);16)" office:value-type="float" office:value="0">
            <text:p>0</text:p>
          </table:table-cell>
          <table:table-cell table:formula="of:=[.B3441]-[.B3440]" office:value-type="float" office:value="-3947">
            <text:p>-39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1">
            <text:p>3451</text:p>
          </table:table-cell>
          <table:table-cell table:formula="of:=MOD(ROW([.B3457]);16)" office:value-type="float" office:value="1">
            <text:p>1</text:p>
          </table:table-cell>
          <table:table-cell table:formula="of:=[.B3442]-[.B3441]" office:value-type="float" office:value="3451">
            <text:p>34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8">
            <text:p>3458</text:p>
          </table:table-cell>
          <table:table-cell table:formula="of:=MOD(ROW([.B3458]);16)" office:value-type="float" office:value="2">
            <text:p>2</text:p>
          </table:table-cell>
          <table:table-cell table:formula="of:=[.B3443]-[.B34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5">
            <text:p>3465</text:p>
          </table:table-cell>
          <table:table-cell table:formula="of:=MOD(ROW([.B3459]);16)" office:value-type="float" office:value="3">
            <text:p>3</text:p>
          </table:table-cell>
          <table:table-cell table:formula="of:=[.B3444]-[.B34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1">
            <text:p>3471</text:p>
          </table:table-cell>
          <table:table-cell table:formula="of:=MOD(ROW([.B3460]);16)" office:value-type="float" office:value="4">
            <text:p>4</text:p>
          </table:table-cell>
          <table:table-cell table:formula="of:=[.B3445]-[.B344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8">
            <text:p>3478</text:p>
          </table:table-cell>
          <table:table-cell table:formula="of:=MOD(ROW([.B3461]);16)" office:value-type="float" office:value="5">
            <text:p>5</text:p>
          </table:table-cell>
          <table:table-cell table:formula="of:=[.B3446]-[.B34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4">
            <text:p>3484</text:p>
          </table:table-cell>
          <table:table-cell table:formula="of:=MOD(ROW([.B3462]);16)" office:value-type="float" office:value="6">
            <text:p>6</text:p>
          </table:table-cell>
          <table:table-cell table:formula="of:=[.B3447]-[.B344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1">
            <text:p>3491</text:p>
          </table:table-cell>
          <table:table-cell table:formula="of:=MOD(ROW([.B3463]);16)" office:value-type="float" office:value="7">
            <text:p>7</text:p>
          </table:table-cell>
          <table:table-cell table:formula="of:=[.B3448]-[.B34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7">
            <text:p>3497</text:p>
          </table:table-cell>
          <table:table-cell table:formula="of:=MOD(ROW([.B3464]);16)" office:value-type="float" office:value="8">
            <text:p>8</text:p>
          </table:table-cell>
          <table:table-cell table:formula="of:=[.B3449]-[.B344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4">
            <text:p>3504</text:p>
          </table:table-cell>
          <table:table-cell table:formula="of:=MOD(ROW([.B3465]);16)" office:value-type="float" office:value="9">
            <text:p>9</text:p>
          </table:table-cell>
          <table:table-cell table:formula="of:=[.B3450]-[.B344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1">
            <text:p>3511</text:p>
          </table:table-cell>
          <table:table-cell table:formula="of:=MOD(ROW([.B3466]);16)" office:value-type="float" office:value="10">
            <text:p>10</text:p>
          </table:table-cell>
          <table:table-cell table:formula="of:=[.B3451]-[.B34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7">
            <text:p>3517</text:p>
          </table:table-cell>
          <table:table-cell table:formula="of:=MOD(ROW([.B3467]);16)" office:value-type="float" office:value="11">
            <text:p>11</text:p>
          </table:table-cell>
          <table:table-cell table:formula="of:=[.B3452]-[.B345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4">
            <text:p>3524</text:p>
          </table:table-cell>
          <table:table-cell table:formula="of:=MOD(ROW([.B3468]);16)" office:value-type="float" office:value="12">
            <text:p>12</text:p>
          </table:table-cell>
          <table:table-cell table:formula="of:=[.B3453]-[.B345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0">
            <text:p>3530</text:p>
          </table:table-cell>
          <table:table-cell table:formula="of:=MOD(ROW([.B3469]);16)" office:value-type="float" office:value="13">
            <text:p>13</text:p>
          </table:table-cell>
          <table:table-cell table:formula="of:=[.B3454]-[.B34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7">
            <text:p>3537</text:p>
          </table:table-cell>
          <table:table-cell table:formula="of:=MOD(ROW([.B3470]);16)" office:value-type="float" office:value="14">
            <text:p>14</text:p>
          </table:table-cell>
          <table:table-cell table:formula="of:=[.B3455]-[.B34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3">
            <text:p>3543</text:p>
          </table:table-cell>
          <table:table-cell table:formula="of:=MOD(ROW([.B3471]);16)" office:value-type="float" office:value="15">
            <text:p>15</text:p>
          </table:table-cell>
          <table:table-cell table:formula="of:=[.B3456]-[.B345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472]);16)" office:value-type="float" office:value="0">
            <text:p>0</text:p>
          </table:table-cell>
          <table:table-cell table:formula="of:=[.B3457]-[.B3456]" office:value-type="float" office:value="-3543">
            <text:p>-35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48">
            <text:p>3448</text:p>
          </table:table-cell>
          <table:table-cell table:formula="of:=MOD(ROW([.B3473]);16)" office:value-type="float" office:value="1">
            <text:p>1</text:p>
          </table:table-cell>
          <table:table-cell table:formula="of:=[.B3458]-[.B3457]" office:value-type="float" office:value="3448">
            <text:p>34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55">
            <text:p>3455</text:p>
          </table:table-cell>
          <table:table-cell table:formula="of:=MOD(ROW([.B3474]);16)" office:value-type="float" office:value="2">
            <text:p>2</text:p>
          </table:table-cell>
          <table:table-cell table:formula="of:=[.B3459]-[.B34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2">
            <text:p>3462</text:p>
          </table:table-cell>
          <table:table-cell table:formula="of:=MOD(ROW([.B3475]);16)" office:value-type="float" office:value="3">
            <text:p>3</text:p>
          </table:table-cell>
          <table:table-cell table:formula="of:=[.B3460]-[.B34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68">
            <text:p>3468</text:p>
          </table:table-cell>
          <table:table-cell table:formula="of:=MOD(ROW([.B3476]);16)" office:value-type="float" office:value="4">
            <text:p>4</text:p>
          </table:table-cell>
          <table:table-cell table:formula="of:=[.B3461]-[.B346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74">
            <text:p>3474</text:p>
          </table:table-cell>
          <table:table-cell table:formula="of:=MOD(ROW([.B3477]);16)" office:value-type="float" office:value="5">
            <text:p>5</text:p>
          </table:table-cell>
          <table:table-cell table:formula="of:=[.B3462]-[.B346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1">
            <text:p>3481</text:p>
          </table:table-cell>
          <table:table-cell table:formula="of:=MOD(ROW([.B3478]);16)" office:value-type="float" office:value="6">
            <text:p>6</text:p>
          </table:table-cell>
          <table:table-cell table:formula="of:=[.B3463]-[.B34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87">
            <text:p>3487</text:p>
          </table:table-cell>
          <table:table-cell table:formula="of:=MOD(ROW([.B3479]);16)" office:value-type="float" office:value="7">
            <text:p>7</text:p>
          </table:table-cell>
          <table:table-cell table:formula="of:=[.B3464]-[.B346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94">
            <text:p>3494</text:p>
          </table:table-cell>
          <table:table-cell table:formula="of:=MOD(ROW([.B3480]);16)" office:value-type="float" office:value="8">
            <text:p>8</text:p>
          </table:table-cell>
          <table:table-cell table:formula="of:=[.B3465]-[.B34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1">
            <text:p>3501</text:p>
          </table:table-cell>
          <table:table-cell table:formula="of:=MOD(ROW([.B3481]);16)" office:value-type="float" office:value="9">
            <text:p>9</text:p>
          </table:table-cell>
          <table:table-cell table:formula="of:=[.B3466]-[.B34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07">
            <text:p>3507</text:p>
          </table:table-cell>
          <table:table-cell table:formula="of:=MOD(ROW([.B3482]);16)" office:value-type="float" office:value="10">
            <text:p>10</text:p>
          </table:table-cell>
          <table:table-cell table:formula="of:=[.B3467]-[.B34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4">
            <text:p>3514</text:p>
          </table:table-cell>
          <table:table-cell table:formula="of:=MOD(ROW([.B3483]);16)" office:value-type="float" office:value="11">
            <text:p>11</text:p>
          </table:table-cell>
          <table:table-cell table:formula="of:=[.B3468]-[.B34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0">
            <text:p>3520</text:p>
          </table:table-cell>
          <table:table-cell table:formula="of:=MOD(ROW([.B3484]);16)" office:value-type="float" office:value="12">
            <text:p>12</text:p>
          </table:table-cell>
          <table:table-cell table:formula="of:=[.B3469]-[.B346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7">
            <text:p>3527</text:p>
          </table:table-cell>
          <table:table-cell table:formula="of:=MOD(ROW([.B3485]);16)" office:value-type="float" office:value="13">
            <text:p>13</text:p>
          </table:table-cell>
          <table:table-cell table:formula="of:=[.B3470]-[.B34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33">
            <text:p>3533</text:p>
          </table:table-cell>
          <table:table-cell table:formula="of:=MOD(ROW([.B3486]);16)" office:value-type="float" office:value="14">
            <text:p>14</text:p>
          </table:table-cell>
          <table:table-cell table:formula="of:=[.B3471]-[.B347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41">
            <text:p>3541</text:p>
          </table:table-cell>
          <table:table-cell table:formula="of:=MOD(ROW([.B3487]);16)" office:value-type="float" office:value="15">
            <text:p>15</text:p>
          </table:table-cell>
          <table:table-cell table:formula="of:=[.B3472]-[.B347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488]);16)" office:value-type="float" office:value="0">
            <text:p>0</text:p>
          </table:table-cell>
          <table:table-cell table:formula="of:=[.B3473]-[.B3472]" office:value-type="float" office:value="-3541">
            <text:p>-35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1">
            <text:p>3761</text:p>
          </table:table-cell>
          <table:table-cell table:formula="of:=MOD(ROW([.B3489]);16)" office:value-type="float" office:value="1">
            <text:p>1</text:p>
          </table:table-cell>
          <table:table-cell table:formula="of:=[.B3474]-[.B3473]" office:value-type="float" office:value="3761">
            <text:p>37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67">
            <text:p>3767</text:p>
          </table:table-cell>
          <table:table-cell table:formula="of:=MOD(ROW([.B3490]);16)" office:value-type="float" office:value="2">
            <text:p>2</text:p>
          </table:table-cell>
          <table:table-cell table:formula="of:=[.B3475]-[.B347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73">
            <text:p>3773</text:p>
          </table:table-cell>
          <table:table-cell table:formula="of:=MOD(ROW([.B3491]);16)" office:value-type="float" office:value="3">
            <text:p>3</text:p>
          </table:table-cell>
          <table:table-cell table:formula="of:=[.B3476]-[.B34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0">
            <text:p>3780</text:p>
          </table:table-cell>
          <table:table-cell table:formula="of:=MOD(ROW([.B3492]);16)" office:value-type="float" office:value="4">
            <text:p>4</text:p>
          </table:table-cell>
          <table:table-cell table:formula="of:=[.B3477]-[.B34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85">
            <text:p>3785</text:p>
          </table:table-cell>
          <table:table-cell table:formula="of:=MOD(ROW([.B3493]);16)" office:value-type="float" office:value="5">
            <text:p>5</text:p>
          </table:table-cell>
          <table:table-cell table:formula="of:=[.B3478]-[.B3477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2">
            <text:p>3792</text:p>
          </table:table-cell>
          <table:table-cell table:formula="of:=MOD(ROW([.B3494]);16)" office:value-type="float" office:value="6">
            <text:p>6</text:p>
          </table:table-cell>
          <table:table-cell table:formula="of:=[.B3479]-[.B34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8">
            <text:p>3798</text:p>
          </table:table-cell>
          <table:table-cell table:formula="of:=MOD(ROW([.B3495]);16)" office:value-type="float" office:value="7">
            <text:p>7</text:p>
          </table:table-cell>
          <table:table-cell table:formula="of:=[.B3480]-[.B347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4">
            <text:p>3804</text:p>
          </table:table-cell>
          <table:table-cell table:formula="of:=MOD(ROW([.B3496]);16)" office:value-type="float" office:value="8">
            <text:p>8</text:p>
          </table:table-cell>
          <table:table-cell table:formula="of:=[.B3481]-[.B348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">
            <text:p>3810</text:p>
          </table:table-cell>
          <table:table-cell table:formula="of:=MOD(ROW([.B3497]);16)" office:value-type="float" office:value="9">
            <text:p>9</text:p>
          </table:table-cell>
          <table:table-cell table:formula="of:=[.B3482]-[.B348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6">
            <text:p>3816</text:p>
          </table:table-cell>
          <table:table-cell table:formula="of:=MOD(ROW([.B3498]);16)" office:value-type="float" office:value="10">
            <text:p>10</text:p>
          </table:table-cell>
          <table:table-cell table:formula="of:=[.B3483]-[.B34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3">
            <text:p>3823</text:p>
          </table:table-cell>
          <table:table-cell table:formula="of:=MOD(ROW([.B3499]);16)" office:value-type="float" office:value="11">
            <text:p>11</text:p>
          </table:table-cell>
          <table:table-cell table:formula="of:=[.B3484]-[.B34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9">
            <text:p>3829</text:p>
          </table:table-cell>
          <table:table-cell table:formula="of:=MOD(ROW([.B3500]);16)" office:value-type="float" office:value="12">
            <text:p>12</text:p>
          </table:table-cell>
          <table:table-cell table:formula="of:=[.B3485]-[.B34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5">
            <text:p>3835</text:p>
          </table:table-cell>
          <table:table-cell table:formula="of:=MOD(ROW([.B3501]);16)" office:value-type="float" office:value="13">
            <text:p>13</text:p>
          </table:table-cell>
          <table:table-cell table:formula="of:=[.B3486]-[.B34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1">
            <text:p>3841</text:p>
          </table:table-cell>
          <table:table-cell table:formula="of:=MOD(ROW([.B3502]);16)" office:value-type="float" office:value="14">
            <text:p>14</text:p>
          </table:table-cell>
          <table:table-cell table:formula="of:=[.B3487]-[.B34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7">
            <text:p>3847</text:p>
          </table:table-cell>
          <table:table-cell table:formula="of:=MOD(ROW([.B3503]);16)" office:value-type="float" office:value="15">
            <text:p>15</text:p>
          </table:table-cell>
          <table:table-cell table:formula="of:=[.B3488]-[.B348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504]);16)" office:value-type="float" office:value="0">
            <text:p>0</text:p>
          </table:table-cell>
          <table:table-cell table:formula="of:=[.B3489]-[.B3488]" office:value-type="float" office:value="-3847">
            <text:p>-38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4">
            <text:p>4004</text:p>
          </table:table-cell>
          <table:table-cell table:formula="of:=MOD(ROW([.B3505]);16)" office:value-type="float" office:value="1">
            <text:p>1</text:p>
          </table:table-cell>
          <table:table-cell table:formula="of:=[.B3490]-[.B3489]" office:value-type="float" office:value="4004">
            <text:p>40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1">
            <text:p>4011</text:p>
          </table:table-cell>
          <table:table-cell table:formula="of:=MOD(ROW([.B3506]);16)" office:value-type="float" office:value="2">
            <text:p>2</text:p>
          </table:table-cell>
          <table:table-cell table:formula="of:=[.B3491]-[.B34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7">
            <text:p>4017</text:p>
          </table:table-cell>
          <table:table-cell table:formula="of:=MOD(ROW([.B3507]);16)" office:value-type="float" office:value="3">
            <text:p>3</text:p>
          </table:table-cell>
          <table:table-cell table:formula="of:=[.B3492]-[.B34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4">
            <text:p>4024</text:p>
          </table:table-cell>
          <table:table-cell table:formula="of:=MOD(ROW([.B3508]);16)" office:value-type="float" office:value="4">
            <text:p>4</text:p>
          </table:table-cell>
          <table:table-cell table:formula="of:=[.B3493]-[.B34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0">
            <text:p>4030</text:p>
          </table:table-cell>
          <table:table-cell table:formula="of:=MOD(ROW([.B3509]);16)" office:value-type="float" office:value="5">
            <text:p>5</text:p>
          </table:table-cell>
          <table:table-cell table:formula="of:=[.B3494]-[.B34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7">
            <text:p>4037</text:p>
          </table:table-cell>
          <table:table-cell table:formula="of:=MOD(ROW([.B3510]);16)" office:value-type="float" office:value="6">
            <text:p>6</text:p>
          </table:table-cell>
          <table:table-cell table:formula="of:=[.B3495]-[.B349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3">
            <text:p>4043</text:p>
          </table:table-cell>
          <table:table-cell table:formula="of:=MOD(ROW([.B3511]);16)" office:value-type="float" office:value="7">
            <text:p>7</text:p>
          </table:table-cell>
          <table:table-cell table:formula="of:=[.B3496]-[.B34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0">
            <text:p>4050</text:p>
          </table:table-cell>
          <table:table-cell table:formula="of:=MOD(ROW([.B3512]);16)" office:value-type="float" office:value="8">
            <text:p>8</text:p>
          </table:table-cell>
          <table:table-cell table:formula="of:=[.B3497]-[.B349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7">
            <text:p>4057</text:p>
          </table:table-cell>
          <table:table-cell table:formula="of:=MOD(ROW([.B3513]);16)" office:value-type="float" office:value="9">
            <text:p>9</text:p>
          </table:table-cell>
          <table:table-cell table:formula="of:=[.B3498]-[.B34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4">
            <text:p>4064</text:p>
          </table:table-cell>
          <table:table-cell table:formula="of:=MOD(ROW([.B3514]);16)" office:value-type="float" office:value="10">
            <text:p>10</text:p>
          </table:table-cell>
          <table:table-cell table:formula="of:=[.B3499]-[.B349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0">
            <text:p>4070</text:p>
          </table:table-cell>
          <table:table-cell table:formula="of:=MOD(ROW([.B3515]);16)" office:value-type="float" office:value="11">
            <text:p>11</text:p>
          </table:table-cell>
          <table:table-cell table:formula="of:=[.B3500]-[.B34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7">
            <text:p>4077</text:p>
          </table:table-cell>
          <table:table-cell table:formula="of:=MOD(ROW([.B3516]);16)" office:value-type="float" office:value="12">
            <text:p>12</text:p>
          </table:table-cell>
          <table:table-cell table:formula="of:=[.B3501]-[.B350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4">
            <text:p>4084</text:p>
          </table:table-cell>
          <table:table-cell table:formula="of:=MOD(ROW([.B3517]);16)" office:value-type="float" office:value="13">
            <text:p>13</text:p>
          </table:table-cell>
          <table:table-cell table:formula="of:=[.B3502]-[.B350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0">
            <text:p>4090</text:p>
          </table:table-cell>
          <table:table-cell table:formula="of:=MOD(ROW([.B3518]);16)" office:value-type="float" office:value="14">
            <text:p>14</text:p>
          </table:table-cell>
          <table:table-cell table:formula="of:=[.B3503]-[.B350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7">
            <text:p>4097</text:p>
          </table:table-cell>
          <table:table-cell table:formula="of:=MOD(ROW([.B3519]);16)" office:value-type="float" office:value="15">
            <text:p>15</text:p>
          </table:table-cell>
          <table:table-cell table:formula="of:=[.B3504]-[.B350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520]);16)" office:value-type="float" office:value="0">
            <text:p>0</text:p>
          </table:table-cell>
          <table:table-cell table:formula="of:=[.B3505]-[.B3504]" office:value-type="float" office:value="-4097">
            <text:p>-40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0">
            <text:p>3890</text:p>
          </table:table-cell>
          <table:table-cell table:formula="of:=MOD(ROW([.B3521]);16)" office:value-type="float" office:value="1">
            <text:p>1</text:p>
          </table:table-cell>
          <table:table-cell table:formula="of:=[.B3506]-[.B3505]" office:value-type="float" office:value="3890">
            <text:p>389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7">
            <text:p>3897</text:p>
          </table:table-cell>
          <table:table-cell table:formula="of:=MOD(ROW([.B3522]);16)" office:value-type="float" office:value="2">
            <text:p>2</text:p>
          </table:table-cell>
          <table:table-cell table:formula="of:=[.B3507]-[.B35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4">
            <text:p>3904</text:p>
          </table:table-cell>
          <table:table-cell table:formula="of:=MOD(ROW([.B3523]);16)" office:value-type="float" office:value="3">
            <text:p>3</text:p>
          </table:table-cell>
          <table:table-cell table:formula="of:=[.B3508]-[.B35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1">
            <text:p>3911</text:p>
          </table:table-cell>
          <table:table-cell table:formula="of:=MOD(ROW([.B3524]);16)" office:value-type="float" office:value="4">
            <text:p>4</text:p>
          </table:table-cell>
          <table:table-cell table:formula="of:=[.B3509]-[.B350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7">
            <text:p>3917</text:p>
          </table:table-cell>
          <table:table-cell table:formula="of:=MOD(ROW([.B3525]);16)" office:value-type="float" office:value="5">
            <text:p>5</text:p>
          </table:table-cell>
          <table:table-cell table:formula="of:=[.B3510]-[.B350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4">
            <text:p>3924</text:p>
          </table:table-cell>
          <table:table-cell table:formula="of:=MOD(ROW([.B3526]);16)" office:value-type="float" office:value="6">
            <text:p>6</text:p>
          </table:table-cell>
          <table:table-cell table:formula="of:=[.B3511]-[.B35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0">
            <text:p>3930</text:p>
          </table:table-cell>
          <table:table-cell table:formula="of:=MOD(ROW([.B3527]);16)" office:value-type="float" office:value="7">
            <text:p>7</text:p>
          </table:table-cell>
          <table:table-cell table:formula="of:=[.B3512]-[.B351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7">
            <text:p>3937</text:p>
          </table:table-cell>
          <table:table-cell table:formula="of:=MOD(ROW([.B3528]);16)" office:value-type="float" office:value="8">
            <text:p>8</text:p>
          </table:table-cell>
          <table:table-cell table:formula="of:=[.B3513]-[.B35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44">
            <text:p>3944</text:p>
          </table:table-cell>
          <table:table-cell table:formula="of:=MOD(ROW([.B3529]);16)" office:value-type="float" office:value="9">
            <text:p>9</text:p>
          </table:table-cell>
          <table:table-cell table:formula="of:=[.B3514]-[.B35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0">
            <text:p>3950</text:p>
          </table:table-cell>
          <table:table-cell table:formula="of:=MOD(ROW([.B3530]);16)" office:value-type="float" office:value="10">
            <text:p>10</text:p>
          </table:table-cell>
          <table:table-cell table:formula="of:=[.B3515]-[.B351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57">
            <text:p>3957</text:p>
          </table:table-cell>
          <table:table-cell table:formula="of:=MOD(ROW([.B3531]);16)" office:value-type="float" office:value="11">
            <text:p>11</text:p>
          </table:table-cell>
          <table:table-cell table:formula="of:=[.B3516]-[.B351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4">
            <text:p>3964</text:p>
          </table:table-cell>
          <table:table-cell table:formula="of:=MOD(ROW([.B3532]);16)" office:value-type="float" office:value="12">
            <text:p>12</text:p>
          </table:table-cell>
          <table:table-cell table:formula="of:=[.B3517]-[.B351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0">
            <text:p>3970</text:p>
          </table:table-cell>
          <table:table-cell table:formula="of:=MOD(ROW([.B3533]);16)" office:value-type="float" office:value="13">
            <text:p>13</text:p>
          </table:table-cell>
          <table:table-cell table:formula="of:=[.B3518]-[.B351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77">
            <text:p>3977</text:p>
          </table:table-cell>
          <table:table-cell table:formula="of:=MOD(ROW([.B3534]);16)" office:value-type="float" office:value="14">
            <text:p>14</text:p>
          </table:table-cell>
          <table:table-cell table:formula="of:=[.B3519]-[.B35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84">
            <text:p>3984</text:p>
          </table:table-cell>
          <table:table-cell table:formula="of:=MOD(ROW([.B3535]);16)" office:value-type="float" office:value="15">
            <text:p>15</text:p>
          </table:table-cell>
          <table:table-cell table:formula="of:=[.B3520]-[.B35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536]);16)" office:value-type="float" office:value="0">
            <text:p>0</text:p>
          </table:table-cell>
          <table:table-cell table:formula="of:=[.B3521]-[.B3520]" office:value-type="float" office:value="-3984">
            <text:p>-39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0">
            <text:p>4030</text:p>
          </table:table-cell>
          <table:table-cell table:formula="of:=MOD(ROW([.B3537]);16)" office:value-type="float" office:value="1">
            <text:p>1</text:p>
          </table:table-cell>
          <table:table-cell table:formula="of:=[.B3522]-[.B3521]" office:value-type="float" office:value="4030">
            <text:p>40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6">
            <text:p>4036</text:p>
          </table:table-cell>
          <table:table-cell table:formula="of:=MOD(ROW([.B3538]);16)" office:value-type="float" office:value="2">
            <text:p>2</text:p>
          </table:table-cell>
          <table:table-cell table:formula="of:=[.B3523]-[.B35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3">
            <text:p>4043</text:p>
          </table:table-cell>
          <table:table-cell table:formula="of:=MOD(ROW([.B3539]);16)" office:value-type="float" office:value="3">
            <text:p>3</text:p>
          </table:table-cell>
          <table:table-cell table:formula="of:=[.B3524]-[.B35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9">
            <text:p>4049</text:p>
          </table:table-cell>
          <table:table-cell table:formula="of:=MOD(ROW([.B3540]);16)" office:value-type="float" office:value="4">
            <text:p>4</text:p>
          </table:table-cell>
          <table:table-cell table:formula="of:=[.B3525]-[.B352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6">
            <text:p>4056</text:p>
          </table:table-cell>
          <table:table-cell table:formula="of:=MOD(ROW([.B3541]);16)" office:value-type="float" office:value="5">
            <text:p>5</text:p>
          </table:table-cell>
          <table:table-cell table:formula="of:=[.B3526]-[.B35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3">
            <text:p>4063</text:p>
          </table:table-cell>
          <table:table-cell table:formula="of:=MOD(ROW([.B3542]);16)" office:value-type="float" office:value="6">
            <text:p>6</text:p>
          </table:table-cell>
          <table:table-cell table:formula="of:=[.B3527]-[.B35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9">
            <text:p>4069</text:p>
          </table:table-cell>
          <table:table-cell table:formula="of:=MOD(ROW([.B3543]);16)" office:value-type="float" office:value="7">
            <text:p>7</text:p>
          </table:table-cell>
          <table:table-cell table:formula="of:=[.B3528]-[.B352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6">
            <text:p>4076</text:p>
          </table:table-cell>
          <table:table-cell table:formula="of:=MOD(ROW([.B3544]);16)" office:value-type="float" office:value="8">
            <text:p>8</text:p>
          </table:table-cell>
          <table:table-cell table:formula="of:=[.B3529]-[.B35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3">
            <text:p>4083</text:p>
          </table:table-cell>
          <table:table-cell table:formula="of:=MOD(ROW([.B3545]);16)" office:value-type="float" office:value="9">
            <text:p>9</text:p>
          </table:table-cell>
          <table:table-cell table:formula="of:=[.B3530]-[.B35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0">
            <text:p>4090</text:p>
          </table:table-cell>
          <table:table-cell table:formula="of:=MOD(ROW([.B3546]);16)" office:value-type="float" office:value="10">
            <text:p>10</text:p>
          </table:table-cell>
          <table:table-cell table:formula="of:=[.B3531]-[.B35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formula="of:=MOD(ROW([.B3547]);16)" office:value-type="float" office:value="11">
            <text:p>11</text:p>
          </table:table-cell>
          <table:table-cell table:formula="of:=[.B3532]-[.B353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3">
            <text:p>4103</text:p>
          </table:table-cell>
          <table:table-cell table:formula="of:=MOD(ROW([.B3548]);16)" office:value-type="float" office:value="12">
            <text:p>12</text:p>
          </table:table-cell>
          <table:table-cell table:formula="of:=[.B3533]-[.B353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0">
            <text:p>4110</text:p>
          </table:table-cell>
          <table:table-cell table:formula="of:=MOD(ROW([.B3549]);16)" office:value-type="float" office:value="13">
            <text:p>13</text:p>
          </table:table-cell>
          <table:table-cell table:formula="of:=[.B3534]-[.B353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7">
            <text:p>4117</text:p>
          </table:table-cell>
          <table:table-cell table:formula="of:=MOD(ROW([.B3550]);16)" office:value-type="float" office:value="14">
            <text:p>14</text:p>
          </table:table-cell>
          <table:table-cell table:formula="of:=[.B3535]-[.B35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3">
            <text:p>4123</text:p>
          </table:table-cell>
          <table:table-cell table:formula="of:=MOD(ROW([.B3551]);16)" office:value-type="float" office:value="15">
            <text:p>15</text:p>
          </table:table-cell>
          <table:table-cell table:formula="of:=[.B3536]-[.B353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552]);16)" office:value-type="float" office:value="0">
            <text:p>0</text:p>
          </table:table-cell>
          <table:table-cell table:formula="of:=[.B3537]-[.B3536]" office:value-type="float" office:value="-4123">
            <text:p>-41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1">
            <text:p>4011</text:p>
          </table:table-cell>
          <table:table-cell table:formula="of:=MOD(ROW([.B3553]);16)" office:value-type="float" office:value="1">
            <text:p>1</text:p>
          </table:table-cell>
          <table:table-cell table:formula="of:=[.B3538]-[.B3537]" office:value-type="float" office:value="4011">
            <text:p>40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18">
            <text:p>4018</text:p>
          </table:table-cell>
          <table:table-cell table:formula="of:=MOD(ROW([.B3554]);16)" office:value-type="float" office:value="2">
            <text:p>2</text:p>
          </table:table-cell>
          <table:table-cell table:formula="of:=[.B3539]-[.B35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4">
            <text:p>4024</text:p>
          </table:table-cell>
          <table:table-cell table:formula="of:=MOD(ROW([.B3555]);16)" office:value-type="float" office:value="3">
            <text:p>3</text:p>
          </table:table-cell>
          <table:table-cell table:formula="of:=[.B3540]-[.B353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1">
            <text:p>4031</text:p>
          </table:table-cell>
          <table:table-cell table:formula="of:=MOD(ROW([.B3556]);16)" office:value-type="float" office:value="4">
            <text:p>4</text:p>
          </table:table-cell>
          <table:table-cell table:formula="of:=[.B3541]-[.B35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8">
            <text:p>4038</text:p>
          </table:table-cell>
          <table:table-cell table:formula="of:=MOD(ROW([.B3557]);16)" office:value-type="float" office:value="5">
            <text:p>5</text:p>
          </table:table-cell>
          <table:table-cell table:formula="of:=[.B3542]-[.B35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4">
            <text:p>4044</text:p>
          </table:table-cell>
          <table:table-cell table:formula="of:=MOD(ROW([.B3558]);16)" office:value-type="float" office:value="6">
            <text:p>6</text:p>
          </table:table-cell>
          <table:table-cell table:formula="of:=[.B3543]-[.B354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1">
            <text:p>4051</text:p>
          </table:table-cell>
          <table:table-cell table:formula="of:=MOD(ROW([.B3559]);16)" office:value-type="float" office:value="7">
            <text:p>7</text:p>
          </table:table-cell>
          <table:table-cell table:formula="of:=[.B3544]-[.B35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8">
            <text:p>4058</text:p>
          </table:table-cell>
          <table:table-cell table:formula="of:=MOD(ROW([.B3560]);16)" office:value-type="float" office:value="8">
            <text:p>8</text:p>
          </table:table-cell>
          <table:table-cell table:formula="of:=[.B3545]-[.B35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4">
            <text:p>4064</text:p>
          </table:table-cell>
          <table:table-cell table:formula="of:=MOD(ROW([.B3561]);16)" office:value-type="float" office:value="9">
            <text:p>9</text:p>
          </table:table-cell>
          <table:table-cell table:formula="of:=[.B3546]-[.B354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1">
            <text:p>4071</text:p>
          </table:table-cell>
          <table:table-cell table:formula="of:=MOD(ROW([.B3562]);16)" office:value-type="float" office:value="10">
            <text:p>10</text:p>
          </table:table-cell>
          <table:table-cell table:formula="of:=[.B3547]-[.B35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8">
            <text:p>4078</text:p>
          </table:table-cell>
          <table:table-cell table:formula="of:=MOD(ROW([.B3563]);16)" office:value-type="float" office:value="11">
            <text:p>11</text:p>
          </table:table-cell>
          <table:table-cell table:formula="of:=[.B3548]-[.B35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5">
            <text:p>4085</text:p>
          </table:table-cell>
          <table:table-cell table:formula="of:=MOD(ROW([.B3564]);16)" office:value-type="float" office:value="12">
            <text:p>12</text:p>
          </table:table-cell>
          <table:table-cell table:formula="of:=[.B3549]-[.B354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1">
            <text:p>4091</text:p>
          </table:table-cell>
          <table:table-cell table:formula="of:=MOD(ROW([.B3565]);16)" office:value-type="float" office:value="13">
            <text:p>13</text:p>
          </table:table-cell>
          <table:table-cell table:formula="of:=[.B3550]-[.B354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8">
            <text:p>4098</text:p>
          </table:table-cell>
          <table:table-cell table:formula="of:=MOD(ROW([.B3566]);16)" office:value-type="float" office:value="14">
            <text:p>14</text:p>
          </table:table-cell>
          <table:table-cell table:formula="of:=[.B3551]-[.B355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5">
            <text:p>4105</text:p>
          </table:table-cell>
          <table:table-cell table:formula="of:=MOD(ROW([.B3567]);16)" office:value-type="float" office:value="15">
            <text:p>15</text:p>
          </table:table-cell>
          <table:table-cell table:formula="of:=[.B3552]-[.B35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568]);16)" office:value-type="float" office:value="0">
            <text:p>0</text:p>
          </table:table-cell>
          <table:table-cell table:formula="of:=[.B3553]-[.B3552]" office:value-type="float" office:value="-4105">
            <text:p>-41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6">
            <text:p>3806</text:p>
          </table:table-cell>
          <table:table-cell table:formula="of:=MOD(ROW([.B3569]);16)" office:value-type="float" office:value="1">
            <text:p>1</text:p>
          </table:table-cell>
          <table:table-cell table:formula="of:=[.B3554]-[.B3553]" office:value-type="float" office:value="3806">
            <text:p>38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3">
            <text:p>3813</text:p>
          </table:table-cell>
          <table:table-cell table:formula="of:=MOD(ROW([.B3570]);16)" office:value-type="float" office:value="2">
            <text:p>2</text:p>
          </table:table-cell>
          <table:table-cell table:formula="of:=[.B3555]-[.B35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0">
            <text:p>3820</text:p>
          </table:table-cell>
          <table:table-cell table:formula="of:=MOD(ROW([.B3571]);16)" office:value-type="float" office:value="3">
            <text:p>3</text:p>
          </table:table-cell>
          <table:table-cell table:formula="of:=[.B3556]-[.B35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6">
            <text:p>3826</text:p>
          </table:table-cell>
          <table:table-cell table:formula="of:=MOD(ROW([.B3572]);16)" office:value-type="float" office:value="4">
            <text:p>4</text:p>
          </table:table-cell>
          <table:table-cell table:formula="of:=[.B3557]-[.B355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3">
            <text:p>3833</text:p>
          </table:table-cell>
          <table:table-cell table:formula="of:=MOD(ROW([.B3573]);16)" office:value-type="float" office:value="5">
            <text:p>5</text:p>
          </table:table-cell>
          <table:table-cell table:formula="of:=[.B3558]-[.B35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0">
            <text:p>3840</text:p>
          </table:table-cell>
          <table:table-cell table:formula="of:=MOD(ROW([.B3574]);16)" office:value-type="float" office:value="6">
            <text:p>6</text:p>
          </table:table-cell>
          <table:table-cell table:formula="of:=[.B3559]-[.B35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6">
            <text:p>3846</text:p>
          </table:table-cell>
          <table:table-cell table:formula="of:=MOD(ROW([.B3575]);16)" office:value-type="float" office:value="7">
            <text:p>7</text:p>
          </table:table-cell>
          <table:table-cell table:formula="of:=[.B3560]-[.B355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3">
            <text:p>3853</text:p>
          </table:table-cell>
          <table:table-cell table:formula="of:=MOD(ROW([.B3576]);16)" office:value-type="float" office:value="8">
            <text:p>8</text:p>
          </table:table-cell>
          <table:table-cell table:formula="of:=[.B3561]-[.B35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0">
            <text:p>3860</text:p>
          </table:table-cell>
          <table:table-cell table:formula="of:=MOD(ROW([.B3577]);16)" office:value-type="float" office:value="9">
            <text:p>9</text:p>
          </table:table-cell>
          <table:table-cell table:formula="of:=[.B3562]-[.B35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6">
            <text:p>3866</text:p>
          </table:table-cell>
          <table:table-cell table:formula="of:=MOD(ROW([.B3578]);16)" office:value-type="float" office:value="10">
            <text:p>10</text:p>
          </table:table-cell>
          <table:table-cell table:formula="of:=[.B3563]-[.B356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3">
            <text:p>3873</text:p>
          </table:table-cell>
          <table:table-cell table:formula="of:=MOD(ROW([.B3579]);16)" office:value-type="float" office:value="11">
            <text:p>11</text:p>
          </table:table-cell>
          <table:table-cell table:formula="of:=[.B3564]-[.B35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0">
            <text:p>3880</text:p>
          </table:table-cell>
          <table:table-cell table:formula="of:=MOD(ROW([.B3580]);16)" office:value-type="float" office:value="12">
            <text:p>12</text:p>
          </table:table-cell>
          <table:table-cell table:formula="of:=[.B3565]-[.B356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7">
            <text:p>3887</text:p>
          </table:table-cell>
          <table:table-cell table:formula="of:=MOD(ROW([.B3581]);16)" office:value-type="float" office:value="13">
            <text:p>13</text:p>
          </table:table-cell>
          <table:table-cell table:formula="of:=[.B3566]-[.B356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3">
            <text:p>3893</text:p>
          </table:table-cell>
          <table:table-cell table:formula="of:=MOD(ROW([.B3582]);16)" office:value-type="float" office:value="14">
            <text:p>14</text:p>
          </table:table-cell>
          <table:table-cell table:formula="of:=[.B3567]-[.B356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0">
            <text:p>3900</text:p>
          </table:table-cell>
          <table:table-cell table:formula="of:=MOD(ROW([.B3583]);16)" office:value-type="float" office:value="15">
            <text:p>15</text:p>
          </table:table-cell>
          <table:table-cell table:formula="of:=[.B3568]-[.B35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584]);16)" office:value-type="float" office:value="0">
            <text:p>0</text:p>
          </table:table-cell>
          <table:table-cell table:formula="of:=[.B3569]-[.B3568]" office:value-type="float" office:value="-3900">
            <text:p>-39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53">
            <text:p>4353</text:p>
          </table:table-cell>
          <table:table-cell table:formula="of:=MOD(ROW([.B3585]);16)" office:value-type="float" office:value="1">
            <text:p>1</text:p>
          </table:table-cell>
          <table:table-cell table:formula="of:=[.B3570]-[.B3569]" office:value-type="float" office:value="4353">
            <text:p>43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0">
            <text:p>4360</text:p>
          </table:table-cell>
          <table:table-cell table:formula="of:=MOD(ROW([.B3586]);16)" office:value-type="float" office:value="2">
            <text:p>2</text:p>
          </table:table-cell>
          <table:table-cell table:formula="of:=[.B3571]-[.B35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67">
            <text:p>4367</text:p>
          </table:table-cell>
          <table:table-cell table:formula="of:=MOD(ROW([.B3587]);16)" office:value-type="float" office:value="3">
            <text:p>3</text:p>
          </table:table-cell>
          <table:table-cell table:formula="of:=[.B3572]-[.B357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74">
            <text:p>4374</text:p>
          </table:table-cell>
          <table:table-cell table:formula="of:=MOD(ROW([.B3588]);16)" office:value-type="float" office:value="4">
            <text:p>4</text:p>
          </table:table-cell>
          <table:table-cell table:formula="of:=[.B3573]-[.B357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1">
            <text:p>4381</text:p>
          </table:table-cell>
          <table:table-cell table:formula="of:=MOD(ROW([.B3589]);16)" office:value-type="float" office:value="5">
            <text:p>5</text:p>
          </table:table-cell>
          <table:table-cell table:formula="of:=[.B3574]-[.B35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88">
            <text:p>4388</text:p>
          </table:table-cell>
          <table:table-cell table:formula="of:=MOD(ROW([.B3590]);16)" office:value-type="float" office:value="6">
            <text:p>6</text:p>
          </table:table-cell>
          <table:table-cell table:formula="of:=[.B3575]-[.B35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94">
            <text:p>4394</text:p>
          </table:table-cell>
          <table:table-cell table:formula="of:=MOD(ROW([.B3591]);16)" office:value-type="float" office:value="7">
            <text:p>7</text:p>
          </table:table-cell>
          <table:table-cell table:formula="of:=[.B3576]-[.B357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1">
            <text:p>4401</text:p>
          </table:table-cell>
          <table:table-cell table:formula="of:=MOD(ROW([.B3592]);16)" office:value-type="float" office:value="8">
            <text:p>8</text:p>
          </table:table-cell>
          <table:table-cell table:formula="of:=[.B3577]-[.B35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8">
            <text:p>4408</text:p>
          </table:table-cell>
          <table:table-cell table:formula="of:=MOD(ROW([.B3593]);16)" office:value-type="float" office:value="9">
            <text:p>9</text:p>
          </table:table-cell>
          <table:table-cell table:formula="of:=[.B3578]-[.B35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15">
            <text:p>4415</text:p>
          </table:table-cell>
          <table:table-cell table:formula="of:=MOD(ROW([.B3594]);16)" office:value-type="float" office:value="10">
            <text:p>10</text:p>
          </table:table-cell>
          <table:table-cell table:formula="of:=[.B3579]-[.B35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2">
            <text:p>4422</text:p>
          </table:table-cell>
          <table:table-cell table:formula="of:=MOD(ROW([.B3595]);16)" office:value-type="float" office:value="11">
            <text:p>11</text:p>
          </table:table-cell>
          <table:table-cell table:formula="of:=[.B3580]-[.B35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9">
            <text:p>4429</text:p>
          </table:table-cell>
          <table:table-cell table:formula="of:=MOD(ROW([.B3596]);16)" office:value-type="float" office:value="12">
            <text:p>12</text:p>
          </table:table-cell>
          <table:table-cell table:formula="of:=[.B3581]-[.B358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6">
            <text:p>4436</text:p>
          </table:table-cell>
          <table:table-cell table:formula="of:=MOD(ROW([.B3597]);16)" office:value-type="float" office:value="13">
            <text:p>13</text:p>
          </table:table-cell>
          <table:table-cell table:formula="of:=[.B3582]-[.B358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2">
            <text:p>4442</text:p>
          </table:table-cell>
          <table:table-cell table:formula="of:=MOD(ROW([.B3598]);16)" office:value-type="float" office:value="14">
            <text:p>14</text:p>
          </table:table-cell>
          <table:table-cell table:formula="of:=[.B3583]-[.B35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9">
            <text:p>4449</text:p>
          </table:table-cell>
          <table:table-cell table:formula="of:=MOD(ROW([.B3599]);16)" office:value-type="float" office:value="15">
            <text:p>15</text:p>
          </table:table-cell>
          <table:table-cell table:formula="of:=[.B3584]-[.B35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00]);16)" office:value-type="float" office:value="0">
            <text:p>0</text:p>
          </table:table-cell>
          <table:table-cell table:formula="of:=[.B3585]-[.B3584]" office:value-type="float" office:value="-4449">
            <text:p>-44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5">
            <text:p>3845</text:p>
          </table:table-cell>
          <table:table-cell table:formula="of:=MOD(ROW([.B3601]);16)" office:value-type="float" office:value="1">
            <text:p>1</text:p>
          </table:table-cell>
          <table:table-cell table:formula="of:=[.B3586]-[.B3585]" office:value-type="float" office:value="3845">
            <text:p>38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1">
            <text:p>3851</text:p>
          </table:table-cell>
          <table:table-cell table:formula="of:=MOD(ROW([.B3602]);16)" office:value-type="float" office:value="2">
            <text:p>2</text:p>
          </table:table-cell>
          <table:table-cell table:formula="of:=[.B3587]-[.B35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8">
            <text:p>3858</text:p>
          </table:table-cell>
          <table:table-cell table:formula="of:=MOD(ROW([.B3603]);16)" office:value-type="float" office:value="3">
            <text:p>3</text:p>
          </table:table-cell>
          <table:table-cell table:formula="of:=[.B3588]-[.B35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4">
            <text:p>3864</text:p>
          </table:table-cell>
          <table:table-cell table:formula="of:=MOD(ROW([.B3604]);16)" office:value-type="float" office:value="4">
            <text:p>4</text:p>
          </table:table-cell>
          <table:table-cell table:formula="of:=[.B3589]-[.B35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0">
            <text:p>3870</text:p>
          </table:table-cell>
          <table:table-cell table:formula="of:=MOD(ROW([.B3605]);16)" office:value-type="float" office:value="5">
            <text:p>5</text:p>
          </table:table-cell>
          <table:table-cell table:formula="of:=[.B3590]-[.B35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6">
            <text:p>3876</text:p>
          </table:table-cell>
          <table:table-cell table:formula="of:=MOD(ROW([.B3606]);16)" office:value-type="float" office:value="6">
            <text:p>6</text:p>
          </table:table-cell>
          <table:table-cell table:formula="of:=[.B3591]-[.B3590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2">
            <text:p>3882</text:p>
          </table:table-cell>
          <table:table-cell table:formula="of:=MOD(ROW([.B3607]);16)" office:value-type="float" office:value="7">
            <text:p>7</text:p>
          </table:table-cell>
          <table:table-cell table:formula="of:=[.B3592]-[.B35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8">
            <text:p>3888</text:p>
          </table:table-cell>
          <table:table-cell table:formula="of:=MOD(ROW([.B3608]);16)" office:value-type="float" office:value="8">
            <text:p>8</text:p>
          </table:table-cell>
          <table:table-cell table:formula="of:=[.B3593]-[.B359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5">
            <text:p>3895</text:p>
          </table:table-cell>
          <table:table-cell table:formula="of:=MOD(ROW([.B3609]);16)" office:value-type="float" office:value="9">
            <text:p>9</text:p>
          </table:table-cell>
          <table:table-cell table:formula="of:=[.B3594]-[.B359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1">
            <text:p>3901</text:p>
          </table:table-cell>
          <table:table-cell table:formula="of:=MOD(ROW([.B3610]);16)" office:value-type="float" office:value="10">
            <text:p>10</text:p>
          </table:table-cell>
          <table:table-cell table:formula="of:=[.B3595]-[.B35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07">
            <text:p>3907</text:p>
          </table:table-cell>
          <table:table-cell table:formula="of:=MOD(ROW([.B3611]);16)" office:value-type="float" office:value="11">
            <text:p>11</text:p>
          </table:table-cell>
          <table:table-cell table:formula="of:=[.B3596]-[.B35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13">
            <text:p>3913</text:p>
          </table:table-cell>
          <table:table-cell table:formula="of:=MOD(ROW([.B3612]);16)" office:value-type="float" office:value="12">
            <text:p>12</text:p>
          </table:table-cell>
          <table:table-cell table:formula="of:=[.B3597]-[.B359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0">
            <text:p>3920</text:p>
          </table:table-cell>
          <table:table-cell table:formula="of:=MOD(ROW([.B3613]);16)" office:value-type="float" office:value="13">
            <text:p>13</text:p>
          </table:table-cell>
          <table:table-cell table:formula="of:=[.B3598]-[.B359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26">
            <text:p>3926</text:p>
          </table:table-cell>
          <table:table-cell table:formula="of:=MOD(ROW([.B3614]);16)" office:value-type="float" office:value="14">
            <text:p>14</text:p>
          </table:table-cell>
          <table:table-cell table:formula="of:=[.B3599]-[.B359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2">
            <text:p>3932</text:p>
          </table:table-cell>
          <table:table-cell table:formula="of:=MOD(ROW([.B3615]);16)" office:value-type="float" office:value="15">
            <text:p>15</text:p>
          </table:table-cell>
          <table:table-cell table:formula="of:=[.B3600]-[.B359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16]);16)" office:value-type="float" office:value="0">
            <text:p>0</text:p>
          </table:table-cell>
          <table:table-cell table:formula="of:=[.B3601]-[.B3600]" office:value-type="float" office:value="-3932">
            <text:p>-39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5">
            <text:p>4095</text:p>
          </table:table-cell>
          <table:table-cell table:formula="of:=MOD(ROW([.B3617]);16)" office:value-type="float" office:value="1">
            <text:p>1</text:p>
          </table:table-cell>
          <table:table-cell table:formula="of:=[.B3602]-[.B3601]" office:value-type="float" office:value="4095">
            <text:p>40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3">
            <text:p>4103</text:p>
          </table:table-cell>
          <table:table-cell table:formula="of:=MOD(ROW([.B3618]);16)" office:value-type="float" office:value="2">
            <text:p>2</text:p>
          </table:table-cell>
          <table:table-cell table:formula="of:=[.B3603]-[.B360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9">
            <text:p>4109</text:p>
          </table:table-cell>
          <table:table-cell table:formula="of:=MOD(ROW([.B3619]);16)" office:value-type="float" office:value="3">
            <text:p>3</text:p>
          </table:table-cell>
          <table:table-cell table:formula="of:=[.B3604]-[.B360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6">
            <text:p>4116</text:p>
          </table:table-cell>
          <table:table-cell table:formula="of:=MOD(ROW([.B3620]);16)" office:value-type="float" office:value="4">
            <text:p>4</text:p>
          </table:table-cell>
          <table:table-cell table:formula="of:=[.B3605]-[.B360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3">
            <text:p>4123</text:p>
          </table:table-cell>
          <table:table-cell table:formula="of:=MOD(ROW([.B3621]);16)" office:value-type="float" office:value="5">
            <text:p>5</text:p>
          </table:table-cell>
          <table:table-cell table:formula="of:=[.B3606]-[.B360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0">
            <text:p>4130</text:p>
          </table:table-cell>
          <table:table-cell table:formula="of:=MOD(ROW([.B3622]);16)" office:value-type="float" office:value="6">
            <text:p>6</text:p>
          </table:table-cell>
          <table:table-cell table:formula="of:=[.B3607]-[.B360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7">
            <text:p>4137</text:p>
          </table:table-cell>
          <table:table-cell table:formula="of:=MOD(ROW([.B3623]);16)" office:value-type="float" office:value="7">
            <text:p>7</text:p>
          </table:table-cell>
          <table:table-cell table:formula="of:=[.B3608]-[.B360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3">
            <text:p>4143</text:p>
          </table:table-cell>
          <table:table-cell table:formula="of:=MOD(ROW([.B3624]);16)" office:value-type="float" office:value="8">
            <text:p>8</text:p>
          </table:table-cell>
          <table:table-cell table:formula="of:=[.B3609]-[.B360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0">
            <text:p>4150</text:p>
          </table:table-cell>
          <table:table-cell table:formula="of:=MOD(ROW([.B3625]);16)" office:value-type="float" office:value="9">
            <text:p>9</text:p>
          </table:table-cell>
          <table:table-cell table:formula="of:=[.B3610]-[.B360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7">
            <text:p>4157</text:p>
          </table:table-cell>
          <table:table-cell table:formula="of:=MOD(ROW([.B3626]);16)" office:value-type="float" office:value="10">
            <text:p>10</text:p>
          </table:table-cell>
          <table:table-cell table:formula="of:=[.B3611]-[.B361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64">
            <text:p>4164</text:p>
          </table:table-cell>
          <table:table-cell table:formula="of:=MOD(ROW([.B3627]);16)" office:value-type="float" office:value="11">
            <text:p>11</text:p>
          </table:table-cell>
          <table:table-cell table:formula="of:=[.B3612]-[.B361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1">
            <text:p>4171</text:p>
          </table:table-cell>
          <table:table-cell table:formula="of:=MOD(ROW([.B3628]);16)" office:value-type="float" office:value="12">
            <text:p>12</text:p>
          </table:table-cell>
          <table:table-cell table:formula="of:=[.B3613]-[.B361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78">
            <text:p>4178</text:p>
          </table:table-cell>
          <table:table-cell table:formula="of:=MOD(ROW([.B3629]);16)" office:value-type="float" office:value="13">
            <text:p>13</text:p>
          </table:table-cell>
          <table:table-cell table:formula="of:=[.B3614]-[.B361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85">
            <text:p>4185</text:p>
          </table:table-cell>
          <table:table-cell table:formula="of:=MOD(ROW([.B3630]);16)" office:value-type="float" office:value="14">
            <text:p>14</text:p>
          </table:table-cell>
          <table:table-cell table:formula="of:=[.B3615]-[.B361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91">
            <text:p>4191</text:p>
          </table:table-cell>
          <table:table-cell table:formula="of:=MOD(ROW([.B3631]);16)" office:value-type="float" office:value="15">
            <text:p>15</text:p>
          </table:table-cell>
          <table:table-cell table:formula="of:=[.B3616]-[.B361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32]);16)" office:value-type="float" office:value="0">
            <text:p>0</text:p>
          </table:table-cell>
          <table:table-cell table:formula="of:=[.B3617]-[.B3616]" office:value-type="float" office:value="-4191">
            <text:p>-41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29">
            <text:p>4029</text:p>
          </table:table-cell>
          <table:table-cell table:formula="of:=MOD(ROW([.B3633]);16)" office:value-type="float" office:value="1">
            <text:p>1</text:p>
          </table:table-cell>
          <table:table-cell table:formula="of:=[.B3618]-[.B3617]" office:value-type="float" office:value="4029">
            <text:p>40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36">
            <text:p>4036</text:p>
          </table:table-cell>
          <table:table-cell table:formula="of:=MOD(ROW([.B3634]);16)" office:value-type="float" office:value="2">
            <text:p>2</text:p>
          </table:table-cell>
          <table:table-cell table:formula="of:=[.B3619]-[.B361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43">
            <text:p>4043</text:p>
          </table:table-cell>
          <table:table-cell table:formula="of:=MOD(ROW([.B3635]);16)" office:value-type="float" office:value="3">
            <text:p>3</text:p>
          </table:table-cell>
          <table:table-cell table:formula="of:=[.B3620]-[.B361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0">
            <text:p>4050</text:p>
          </table:table-cell>
          <table:table-cell table:formula="of:=MOD(ROW([.B3636]);16)" office:value-type="float" office:value="4">
            <text:p>4</text:p>
          </table:table-cell>
          <table:table-cell table:formula="of:=[.B3621]-[.B362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57">
            <text:p>4057</text:p>
          </table:table-cell>
          <table:table-cell table:formula="of:=MOD(ROW([.B3637]);16)" office:value-type="float" office:value="5">
            <text:p>5</text:p>
          </table:table-cell>
          <table:table-cell table:formula="of:=[.B3622]-[.B362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3">
            <text:p>4063</text:p>
          </table:table-cell>
          <table:table-cell table:formula="of:=MOD(ROW([.B3638]);16)" office:value-type="float" office:value="6">
            <text:p>6</text:p>
          </table:table-cell>
          <table:table-cell table:formula="of:=[.B3623]-[.B362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0">
            <text:p>4070</text:p>
          </table:table-cell>
          <table:table-cell table:formula="of:=MOD(ROW([.B3639]);16)" office:value-type="float" office:value="7">
            <text:p>7</text:p>
          </table:table-cell>
          <table:table-cell table:formula="of:=[.B3624]-[.B362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7">
            <text:p>4077</text:p>
          </table:table-cell>
          <table:table-cell table:formula="of:=MOD(ROW([.B3640]);16)" office:value-type="float" office:value="8">
            <text:p>8</text:p>
          </table:table-cell>
          <table:table-cell table:formula="of:=[.B3625]-[.B362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4">
            <text:p>4084</text:p>
          </table:table-cell>
          <table:table-cell table:formula="of:=MOD(ROW([.B3641]);16)" office:value-type="float" office:value="9">
            <text:p>9</text:p>
          </table:table-cell>
          <table:table-cell table:formula="of:=[.B3626]-[.B362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1">
            <text:p>4091</text:p>
          </table:table-cell>
          <table:table-cell table:formula="of:=MOD(ROW([.B3642]);16)" office:value-type="float" office:value="10">
            <text:p>10</text:p>
          </table:table-cell>
          <table:table-cell table:formula="of:=[.B3627]-[.B362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8">
            <text:p>4098</text:p>
          </table:table-cell>
          <table:table-cell table:formula="of:=MOD(ROW([.B3643]);16)" office:value-type="float" office:value="11">
            <text:p>11</text:p>
          </table:table-cell>
          <table:table-cell table:formula="of:=[.B3628]-[.B362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5">
            <text:p>4105</text:p>
          </table:table-cell>
          <table:table-cell table:formula="of:=MOD(ROW([.B3644]);16)" office:value-type="float" office:value="12">
            <text:p>12</text:p>
          </table:table-cell>
          <table:table-cell table:formula="of:=[.B3629]-[.B362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2">
            <text:p>4112</text:p>
          </table:table-cell>
          <table:table-cell table:formula="of:=MOD(ROW([.B3645]);16)" office:value-type="float" office:value="13">
            <text:p>13</text:p>
          </table:table-cell>
          <table:table-cell table:formula="of:=[.B3630]-[.B362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9">
            <text:p>4119</text:p>
          </table:table-cell>
          <table:table-cell table:formula="of:=MOD(ROW([.B3646]);16)" office:value-type="float" office:value="14">
            <text:p>14</text:p>
          </table:table-cell>
          <table:table-cell table:formula="of:=[.B3631]-[.B363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6">
            <text:p>4126</text:p>
          </table:table-cell>
          <table:table-cell table:formula="of:=MOD(ROW([.B3647]);16)" office:value-type="float" office:value="15">
            <text:p>15</text:p>
          </table:table-cell>
          <table:table-cell table:formula="of:=[.B3632]-[.B363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48]);16)" office:value-type="float" office:value="0">
            <text:p>0</text:p>
          </table:table-cell>
          <table:table-cell table:formula="of:=[.B3633]-[.B3632]" office:value-type="float" office:value="-4126">
            <text:p>-41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6">
            <text:p>3796</text:p>
          </table:table-cell>
          <table:table-cell table:formula="of:=MOD(ROW([.B3649]);16)" office:value-type="float" office:value="1">
            <text:p>1</text:p>
          </table:table-cell>
          <table:table-cell table:formula="of:=[.B3634]-[.B3633]" office:value-type="float" office:value="3796">
            <text:p>37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03">
            <text:p>3803</text:p>
          </table:table-cell>
          <table:table-cell table:formula="of:=MOD(ROW([.B3650]);16)" office:value-type="float" office:value="2">
            <text:p>2</text:p>
          </table:table-cell>
          <table:table-cell table:formula="of:=[.B3635]-[.B363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0">
            <text:p>3810</text:p>
          </table:table-cell>
          <table:table-cell table:formula="of:=MOD(ROW([.B3651]);16)" office:value-type="float" office:value="3">
            <text:p>3</text:p>
          </table:table-cell>
          <table:table-cell table:formula="of:=[.B3636]-[.B363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17">
            <text:p>3817</text:p>
          </table:table-cell>
          <table:table-cell table:formula="of:=MOD(ROW([.B3652]);16)" office:value-type="float" office:value="4">
            <text:p>4</text:p>
          </table:table-cell>
          <table:table-cell table:formula="of:=[.B3637]-[.B36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23">
            <text:p>3823</text:p>
          </table:table-cell>
          <table:table-cell table:formula="of:=MOD(ROW([.B3653]);16)" office:value-type="float" office:value="5">
            <text:p>5</text:p>
          </table:table-cell>
          <table:table-cell table:formula="of:=[.B3638]-[.B3637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0">
            <text:p>3830</text:p>
          </table:table-cell>
          <table:table-cell table:formula="of:=MOD(ROW([.B3654]);16)" office:value-type="float" office:value="6">
            <text:p>6</text:p>
          </table:table-cell>
          <table:table-cell table:formula="of:=[.B3639]-[.B363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37">
            <text:p>3837</text:p>
          </table:table-cell>
          <table:table-cell table:formula="of:=MOD(ROW([.B3655]);16)" office:value-type="float" office:value="7">
            <text:p>7</text:p>
          </table:table-cell>
          <table:table-cell table:formula="of:=[.B3640]-[.B363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44">
            <text:p>3844</text:p>
          </table:table-cell>
          <table:table-cell table:formula="of:=MOD(ROW([.B3656]);16)" office:value-type="float" office:value="8">
            <text:p>8</text:p>
          </table:table-cell>
          <table:table-cell table:formula="of:=[.B3641]-[.B364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1">
            <text:p>3851</text:p>
          </table:table-cell>
          <table:table-cell table:formula="of:=MOD(ROW([.B3657]);16)" office:value-type="float" office:value="9">
            <text:p>9</text:p>
          </table:table-cell>
          <table:table-cell table:formula="of:=[.B3642]-[.B364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58">
            <text:p>3858</text:p>
          </table:table-cell>
          <table:table-cell table:formula="of:=MOD(ROW([.B3658]);16)" office:value-type="float" office:value="10">
            <text:p>10</text:p>
          </table:table-cell>
          <table:table-cell table:formula="of:=[.B3643]-[.B364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65">
            <text:p>3865</text:p>
          </table:table-cell>
          <table:table-cell table:formula="of:=MOD(ROW([.B3659]);16)" office:value-type="float" office:value="11">
            <text:p>11</text:p>
          </table:table-cell>
          <table:table-cell table:formula="of:=[.B3644]-[.B364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2">
            <text:p>3872</text:p>
          </table:table-cell>
          <table:table-cell table:formula="of:=MOD(ROW([.B3660]);16)" office:value-type="float" office:value="12">
            <text:p>12</text:p>
          </table:table-cell>
          <table:table-cell table:formula="of:=[.B3645]-[.B364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79">
            <text:p>3879</text:p>
          </table:table-cell>
          <table:table-cell table:formula="of:=MOD(ROW([.B3661]);16)" office:value-type="float" office:value="13">
            <text:p>13</text:p>
          </table:table-cell>
          <table:table-cell table:formula="of:=[.B3646]-[.B364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86">
            <text:p>3886</text:p>
          </table:table-cell>
          <table:table-cell table:formula="of:=MOD(ROW([.B3662]);16)" office:value-type="float" office:value="14">
            <text:p>14</text:p>
          </table:table-cell>
          <table:table-cell table:formula="of:=[.B3647]-[.B364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93">
            <text:p>3893</text:p>
          </table:table-cell>
          <table:table-cell table:formula="of:=MOD(ROW([.B3663]);16)" office:value-type="float" office:value="15">
            <text:p>15</text:p>
          </table:table-cell>
          <table:table-cell table:formula="of:=[.B3648]-[.B364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64]);16)" office:value-type="float" office:value="0">
            <text:p>0</text:p>
          </table:table-cell>
          <table:table-cell table:formula="of:=[.B3649]-[.B3648]" office:value-type="float" office:value="-3893">
            <text:p>-38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5">
            <text:p>4425</text:p>
          </table:table-cell>
          <table:table-cell table:formula="of:=MOD(ROW([.B3665]);16)" office:value-type="float" office:value="1">
            <text:p>1</text:p>
          </table:table-cell>
          <table:table-cell table:formula="of:=[.B3650]-[.B3649]" office:value-type="float" office:value="4425">
            <text:p>44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33">
            <text:p>4433</text:p>
          </table:table-cell>
          <table:table-cell table:formula="of:=MOD(ROW([.B3666]);16)" office:value-type="float" office:value="2">
            <text:p>2</text:p>
          </table:table-cell>
          <table:table-cell table:formula="of:=[.B3651]-[.B3650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0">
            <text:p>4440</text:p>
          </table:table-cell>
          <table:table-cell table:formula="of:=MOD(ROW([.B3667]);16)" office:value-type="float" office:value="3">
            <text:p>3</text:p>
          </table:table-cell>
          <table:table-cell table:formula="of:=[.B3652]-[.B365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47">
            <text:p>4447</text:p>
          </table:table-cell>
          <table:table-cell table:formula="of:=MOD(ROW([.B3668]);16)" office:value-type="float" office:value="4">
            <text:p>4</text:p>
          </table:table-cell>
          <table:table-cell table:formula="of:=[.B3653]-[.B365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3">
            <text:p>4453</text:p>
          </table:table-cell>
          <table:table-cell table:formula="of:=MOD(ROW([.B3669]);16)" office:value-type="float" office:value="5">
            <text:p>5</text:p>
          </table:table-cell>
          <table:table-cell table:formula="of:=[.B3654]-[.B365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0">
            <text:p>4460</text:p>
          </table:table-cell>
          <table:table-cell table:formula="of:=MOD(ROW([.B3670]);16)" office:value-type="float" office:value="6">
            <text:p>6</text:p>
          </table:table-cell>
          <table:table-cell table:formula="of:=[.B3655]-[.B365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67">
            <text:p>4467</text:p>
          </table:table-cell>
          <table:table-cell table:formula="of:=MOD(ROW([.B3671]);16)" office:value-type="float" office:value="7">
            <text:p>7</text:p>
          </table:table-cell>
          <table:table-cell table:formula="of:=[.B3656]-[.B365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74">
            <text:p>4474</text:p>
          </table:table-cell>
          <table:table-cell table:formula="of:=MOD(ROW([.B3672]);16)" office:value-type="float" office:value="8">
            <text:p>8</text:p>
          </table:table-cell>
          <table:table-cell table:formula="of:=[.B3657]-[.B365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1">
            <text:p>4481</text:p>
          </table:table-cell>
          <table:table-cell table:formula="of:=MOD(ROW([.B3673]);16)" office:value-type="float" office:value="9">
            <text:p>9</text:p>
          </table:table-cell>
          <table:table-cell table:formula="of:=[.B3658]-[.B365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88">
            <text:p>4488</text:p>
          </table:table-cell>
          <table:table-cell table:formula="of:=MOD(ROW([.B3674]);16)" office:value-type="float" office:value="10">
            <text:p>10</text:p>
          </table:table-cell>
          <table:table-cell table:formula="of:=[.B3659]-[.B365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95">
            <text:p>4495</text:p>
          </table:table-cell>
          <table:table-cell table:formula="of:=MOD(ROW([.B3675]);16)" office:value-type="float" office:value="11">
            <text:p>11</text:p>
          </table:table-cell>
          <table:table-cell table:formula="of:=[.B3660]-[.B365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2">
            <text:p>4502</text:p>
          </table:table-cell>
          <table:table-cell table:formula="of:=MOD(ROW([.B3676]);16)" office:value-type="float" office:value="12">
            <text:p>12</text:p>
          </table:table-cell>
          <table:table-cell table:formula="of:=[.B3661]-[.B366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09">
            <text:p>4509</text:p>
          </table:table-cell>
          <table:table-cell table:formula="of:=MOD(ROW([.B3677]);16)" office:value-type="float" office:value="13">
            <text:p>13</text:p>
          </table:table-cell>
          <table:table-cell table:formula="of:=[.B3662]-[.B3661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16">
            <text:p>4516</text:p>
          </table:table-cell>
          <table:table-cell table:formula="of:=MOD(ROW([.B3678]);16)" office:value-type="float" office:value="14">
            <text:p>14</text:p>
          </table:table-cell>
          <table:table-cell table:formula="of:=[.B3663]-[.B36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23">
            <text:p>4523</text:p>
          </table:table-cell>
          <table:table-cell table:formula="of:=MOD(ROW([.B3679]);16)" office:value-type="float" office:value="15">
            <text:p>15</text:p>
          </table:table-cell>
          <table:table-cell table:formula="of:=[.B3664]-[.B366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80]);16)" office:value-type="float" office:value="0">
            <text:p>0</text:p>
          </table:table-cell>
          <table:table-cell table:formula="of:=[.B3665]-[.B3664]" office:value-type="float" office:value="-4523">
            <text:p>-45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0">
            <text:p>4210</text:p>
          </table:table-cell>
          <table:table-cell table:formula="of:=MOD(ROW([.B3681]);16)" office:value-type="float" office:value="1">
            <text:p>1</text:p>
          </table:table-cell>
          <table:table-cell table:formula="of:=[.B3666]-[.B3665]" office:value-type="float" office:value="4210">
            <text:p>42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17">
            <text:p>4217</text:p>
          </table:table-cell>
          <table:table-cell table:formula="of:=MOD(ROW([.B3682]);16)" office:value-type="float" office:value="2">
            <text:p>2</text:p>
          </table:table-cell>
          <table:table-cell table:formula="of:=[.B3667]-[.B366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24">
            <text:p>4224</text:p>
          </table:table-cell>
          <table:table-cell table:formula="of:=MOD(ROW([.B3683]);16)" office:value-type="float" office:value="3">
            <text:p>3</text:p>
          </table:table-cell>
          <table:table-cell table:formula="of:=[.B3668]-[.B366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1">
            <text:p>4231</text:p>
          </table:table-cell>
          <table:table-cell table:formula="of:=MOD(ROW([.B3684]);16)" office:value-type="float" office:value="4">
            <text:p>4</text:p>
          </table:table-cell>
          <table:table-cell table:formula="of:=[.B3669]-[.B366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38">
            <text:p>4238</text:p>
          </table:table-cell>
          <table:table-cell table:formula="of:=MOD(ROW([.B3685]);16)" office:value-type="float" office:value="5">
            <text:p>5</text:p>
          </table:table-cell>
          <table:table-cell table:formula="of:=[.B3670]-[.B366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45">
            <text:p>4245</text:p>
          </table:table-cell>
          <table:table-cell table:formula="of:=MOD(ROW([.B3686]);16)" office:value-type="float" office:value="6">
            <text:p>6</text:p>
          </table:table-cell>
          <table:table-cell table:formula="of:=[.B3671]-[.B367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53">
            <text:p>4253</text:p>
          </table:table-cell>
          <table:table-cell table:formula="of:=MOD(ROW([.B3687]);16)" office:value-type="float" office:value="7">
            <text:p>7</text:p>
          </table:table-cell>
          <table:table-cell table:formula="of:=[.B3672]-[.B3671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61">
            <text:p>4261</text:p>
          </table:table-cell>
          <table:table-cell table:formula="of:=MOD(ROW([.B3688]);16)" office:value-type="float" office:value="8">
            <text:p>8</text:p>
          </table:table-cell>
          <table:table-cell table:formula="of:=[.B3673]-[.B3672]"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68">
            <text:p>4268</text:p>
          </table:table-cell>
          <table:table-cell table:formula="of:=MOD(ROW([.B3689]);16)" office:value-type="float" office:value="9">
            <text:p>9</text:p>
          </table:table-cell>
          <table:table-cell table:formula="of:=[.B3674]-[.B367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75">
            <text:p>4275</text:p>
          </table:table-cell>
          <table:table-cell table:formula="of:=MOD(ROW([.B3690]);16)" office:value-type="float" office:value="10">
            <text:p>10</text:p>
          </table:table-cell>
          <table:table-cell table:formula="of:=[.B3675]-[.B3674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82">
            <text:p>4282</text:p>
          </table:table-cell>
          <table:table-cell table:formula="of:=MOD(ROW([.B3691]);16)" office:value-type="float" office:value="11">
            <text:p>11</text:p>
          </table:table-cell>
          <table:table-cell table:formula="of:=[.B3676]-[.B3675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89">
            <text:p>4289</text:p>
          </table:table-cell>
          <table:table-cell table:formula="of:=MOD(ROW([.B3692]);16)" office:value-type="float" office:value="12">
            <text:p>12</text:p>
          </table:table-cell>
          <table:table-cell table:formula="of:=[.B3677]-[.B367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96">
            <text:p>4296</text:p>
          </table:table-cell>
          <table:table-cell table:formula="of:=MOD(ROW([.B3693]);16)" office:value-type="float" office:value="13">
            <text:p>13</text:p>
          </table:table-cell>
          <table:table-cell table:formula="of:=[.B3678]-[.B367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03">
            <text:p>4303</text:p>
          </table:table-cell>
          <table:table-cell table:formula="of:=MOD(ROW([.B3694]);16)" office:value-type="float" office:value="14">
            <text:p>14</text:p>
          </table:table-cell>
          <table:table-cell table:formula="of:=[.B3679]-[.B3678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10">
            <text:p>4310</text:p>
          </table:table-cell>
          <table:table-cell table:formula="of:=MOD(ROW([.B3695]);16)" office:value-type="float" office:value="15">
            <text:p>15</text:p>
          </table:table-cell>
          <table:table-cell table:formula="of:=[.B3680]-[.B3679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96]);16)" office:value-type="float" office:value="0">
            <text:p>0</text:p>
          </table:table-cell>
          <table:table-cell table:formula="of:=[.B3681]-[.B3680]" office:value-type="float" office:value="-4310">
            <text:p>-43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3">
            <text:p>4063</text:p>
          </table:table-cell>
          <table:table-cell table:formula="of:=MOD(ROW([.A3697]);16)" office:value-type="float" office:value="1">
            <text:p>1</text:p>
          </table:table-cell>
          <table:table-cell table:formula="of:=[.B3682]-[.B3681]" office:value-type="float" office:value="4063">
            <text:p>40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69">
            <text:p>4069</text:p>
          </table:table-cell>
          <table:table-cell table:formula="of:=MOD(ROW([.A3698]);16)" office:value-type="float" office:value="2">
            <text:p>2</text:p>
          </table:table-cell>
          <table:table-cell table:formula="of:=[.B3683]-[.B3682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76">
            <text:p>4076</text:p>
          </table:table-cell>
          <table:table-cell table:formula="of:=MOD(ROW([.A3699]);16)" office:value-type="float" office:value="3">
            <text:p>3</text:p>
          </table:table-cell>
          <table:table-cell table:formula="of:=[.B3684]-[.B3683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2">
            <text:p>4082</text:p>
          </table:table-cell>
          <table:table-cell table:formula="of:=MOD(ROW([.A3700]);16)" office:value-type="float" office:value="4">
            <text:p>4</text:p>
          </table:table-cell>
          <table:table-cell table:formula="of:=[.B3685]-[.B368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88">
            <text:p>4088</text:p>
          </table:table-cell>
          <table:table-cell table:formula="of:=MOD(ROW([.A3701]);16)" office:value-type="float" office:value="5">
            <text:p>5</text:p>
          </table:table-cell>
          <table:table-cell table:formula="of:=[.B3686]-[.B368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94">
            <text:p>4094</text:p>
          </table:table-cell>
          <table:table-cell table:formula="of:=MOD(ROW([.A3702]);16)" office:value-type="float" office:value="6">
            <text:p>6</text:p>
          </table:table-cell>
          <table:table-cell table:formula="of:=[.B3687]-[.B3686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1">
            <text:p>4101</text:p>
          </table:table-cell>
          <table:table-cell table:formula="of:=MOD(ROW([.A3703]);16)" office:value-type="float" office:value="7">
            <text:p>7</text:p>
          </table:table-cell>
          <table:table-cell table:formula="of:=[.B3688]-[.B3687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07">
            <text:p>4107</text:p>
          </table:table-cell>
          <table:table-cell table:formula="of:=MOD(ROW([.A3704]);16)" office:value-type="float" office:value="8">
            <text:p>8</text:p>
          </table:table-cell>
          <table:table-cell table:formula="of:=[.B3689]-[.B3688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13">
            <text:p>4113</text:p>
          </table:table-cell>
          <table:table-cell table:formula="of:=MOD(ROW([.A3705]);16)" office:value-type="float" office:value="9">
            <text:p>9</text:p>
          </table:table-cell>
          <table:table-cell table:formula="of:=[.B3690]-[.B3689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0">
            <text:p>4120</text:p>
          </table:table-cell>
          <table:table-cell table:formula="of:=MOD(ROW([.A3706]);16)" office:value-type="float" office:value="10">
            <text:p>10</text:p>
          </table:table-cell>
          <table:table-cell table:formula="of:=[.B3691]-[.B3690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6">
            <text:p>4126</text:p>
          </table:table-cell>
          <table:table-cell table:formula="of:=MOD(ROW([.A3707]);16)" office:value-type="float" office:value="11">
            <text:p>11</text:p>
          </table:table-cell>
          <table:table-cell table:formula="of:=[.B3692]-[.B3691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3">
            <text:p>4133</text:p>
          </table:table-cell>
          <table:table-cell table:formula="of:=MOD(ROW([.A3708]);16)" office:value-type="float" office:value="12">
            <text:p>12</text:p>
          </table:table-cell>
          <table:table-cell table:formula="of:=[.B3693]-[.B369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39">
            <text:p>4139</text:p>
          </table:table-cell>
          <table:table-cell table:formula="of:=MOD(ROW([.A3709]);16)" office:value-type="float" office:value="13">
            <text:p>13</text:p>
          </table:table-cell>
          <table:table-cell table:formula="of:=[.B3694]-[.B3693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45">
            <text:p>4145</text:p>
          </table:table-cell>
          <table:table-cell table:formula="of:=MOD(ROW([.A3710]);16)" office:value-type="float" office:value="14">
            <text:p>14</text:p>
          </table:table-cell>
          <table:table-cell table:formula="of:=[.B3695]-[.B3694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51">
            <text:p>4151</text:p>
          </table:table-cell>
          <table:table-cell table:formula="of:=MOD(ROW([.A3711]);16)" office:value-type="float" office:value="15">
            <text:p>15</text:p>
          </table:table-cell>
          <table:table-cell table:formula="of:=[.B3696]-[.B3695]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>
          <table:table-cell/>
          <table:table-cell table:number-columns-repeated="13"/>
        </table:table-row>
        <table:table-row table:style-name="ro1" table:number-rows-repeated="10448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9">
            <text:p>6079</text:p>
          </table:table-cell>
        </table:table-row>
        <table:table-row table:style-name="ro1"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6213">
            <text:p>6213</text:p>
          </table:table-cell>
        </table:table-row>
        <table:table-row table:style-name="ro1">
          <table:table-cell office:value-type="float" office:value="6252">
            <text:p>6252</text:p>
          </table:table-cell>
        </table:table-row>
        <table:table-row table:style-name="ro1"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6352">
            <text:p>6352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45">
            <text:p>6445</text:p>
          </table:table-cell>
        </table:table-row>
        <table:table-row table:style-name="ro1">
          <table:table-cell office:value-type="float" office:value="6491">
            <text:p>6491</text:p>
          </table:table-cell>
        </table:table-row>
        <table:table-row table:style-name="ro1">
          <table:table-cell office:value-type="float" office:value="6534">
            <text:p>6534</text:p>
          </table:table-cell>
        </table:table-row>
        <table:table-row table:style-name="ro1">
          <table:table-cell office:value-type="float" office:value="6576">
            <text:p>6576</text:p>
          </table:table-cell>
        </table:table-row>
        <table:table-row table:style-name="ro1">
          <table:table-cell office:value-type="float" office:value="6620">
            <text:p>6620</text:p>
          </table:table-cell>
        </table:table-row>
        <table:table-row table:style-name="ro1">
          <table:table-cell office:value-type="float" office:value="6662">
            <text:p>6662</text:p>
          </table:table-cell>
        </table:table-row>
        <table:table-row table:style-name="ro1">
          <table:table-cell office:value-type="float" office:value="6705">
            <text:p>6705</text:p>
          </table:table-cell>
        </table:table-row>
        <table:table-row table:style-name="ro1">
          <table:table-cell office:value-type="float" office:value="6806">
            <text:p>68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78">
            <text:p>5878</text:p>
          </table:table-cell>
        </table:table-row>
        <table:table-row table:style-name="ro1">
          <table:table-cell office:value-type="float" office:value="5920">
            <text:p>5920</text:p>
          </table:table-cell>
        </table:table-row>
        <table:table-row table:style-name="ro1">
          <table:table-cell office:value-type="float" office:value="6015">
            <text:p>6015</text:p>
          </table:table-cell>
        </table:table-row>
        <table:table-row table:style-name="ro1">
          <table:table-cell office:value-type="float" office:value="6061">
            <text:p>6061</text:p>
          </table:table-cell>
        </table:table-row>
        <table:table-row table:style-name="ro1">
          <table:table-cell office:value-type="float" office:value="6107">
            <text:p>6107</text:p>
          </table:table-cell>
        </table:table-row>
        <table:table-row table:style-name="ro1">
          <table:table-cell office:value-type="float" office:value="6154">
            <text:p>6154</text:p>
          </table:table-cell>
        </table:table-row>
        <table:table-row table:style-name="ro1"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6267">
            <text:p>6267</text:p>
          </table:table-cell>
        </table:table-row>
        <table:table-row table:style-name="ro1"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6364">
            <text:p>6364</text:p>
          </table:table-cell>
        </table:table-row>
        <table:table-row table:style-name="ro1">
          <table:table-cell office:value-type="float" office:value="6407">
            <text:p>6407</text:p>
          </table:table-cell>
        </table:table-row>
        <table:table-row table:style-name="ro1">
          <table:table-cell office:value-type="float" office:value="6450">
            <text:p>6450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536">
            <text:p>6536</text:p>
          </table:table-cell>
        </table:table-row>
        <table:table-row table:style-name="ro1"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1">
            <text:p>5891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072">
            <text:p>6072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6210">
            <text:p>6210</text:p>
          </table:table-cell>
        </table:table-row>
        <table:table-row table:style-name="ro1">
          <table:table-cell office:value-type="float" office:value="6261">
            <text:p>6261</text:p>
          </table:table-cell>
        </table:table-row>
        <table:table-row table:style-name="ro1">
          <table:table-cell office:value-type="float" office:value="6307">
            <text:p>6307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6393">
            <text:p>6393</text:p>
          </table:table-cell>
        </table:table-row>
        <table:table-row table:style-name="ro1">
          <table:table-cell office:value-type="float" office:value="6435">
            <text:p>6435</text:p>
          </table:table-cell>
        </table:table-row>
        <table:table-row table:style-name="ro1">
          <table:table-cell office:value-type="float" office:value="6478">
            <text:p>6478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64">
            <text:p>65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4">
            <text:p>5924</text:p>
          </table:table-cell>
        </table:table-row>
        <table:table-row table:style-name="ro1">
          <table:table-cell office:value-type="float" office:value="6017">
            <text:p>6017</text:p>
          </table:table-cell>
        </table:table-row>
        <table:table-row table:style-name="ro1"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6207">
            <text:p>6207</text:p>
          </table:table-cell>
        </table:table-row>
        <table:table-row table:style-name="ro1">
          <table:table-cell office:value-type="float" office:value="6253">
            <text:p>6253</text:p>
          </table:table-cell>
        </table:table-row>
        <table:table-row table:style-name="ro1">
          <table:table-cell office:value-type="float" office:value="6299">
            <text:p>6299</text:p>
          </table:table-cell>
        </table:table-row>
        <table:table-row table:style-name="ro1">
          <table:table-cell office:value-type="float" office:value="6345">
            <text:p>6345</text:p>
          </table:table-cell>
        </table:table-row>
        <table:table-row table:style-name="ro1"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6431">
            <text:p>6431</text:p>
          </table:table-cell>
        </table:table-row>
        <table:table-row table:style-name="ro1">
          <table:table-cell office:value-type="float" office:value="6475">
            <text:p>6475</text:p>
          </table:table-cell>
        </table:table-row>
        <table:table-row table:style-name="ro1">
          <table:table-cell office:value-type="float" office:value="6518">
            <text:p>6518</text:p>
          </table:table-cell>
        </table:table-row>
        <table:table-row table:style-name="ro1">
          <table:table-cell office:value-type="float" office:value="6561">
            <text:p>6561</text:p>
          </table:table-cell>
        </table:table-row>
        <table:table-row table:style-name="ro1">
          <table:table-cell office:value-type="float" office:value="6604">
            <text:p>660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6177">
            <text:p>6177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71">
            <text:p>6271</text:p>
          </table:table-cell>
        </table:table-row>
        <table:table-row table:style-name="ro1">
          <table:table-cell office:value-type="float" office:value="6319">
            <text:p>6319</text:p>
          </table:table-cell>
        </table:table-row>
        <table:table-row table:style-name="ro1">
          <table:table-cell office:value-type="float" office:value="6365">
            <text:p>6365</text:p>
          </table:table-cell>
        </table:table-row>
        <table:table-row table:style-name="ro1">
          <table:table-cell office:value-type="float" office:value="6411">
            <text:p>6411</text:p>
          </table:table-cell>
        </table:table-row>
        <table:table-row table:style-name="ro1">
          <table:table-cell office:value-type="float" office:value="6458">
            <text:p>6458</text:p>
          </table:table-cell>
        </table:table-row>
        <table:table-row table:style-name="ro1">
          <table:table-cell office:value-type="float" office:value="6504">
            <text:p>6504</text:p>
          </table:table-cell>
        </table:table-row>
        <table:table-row table:style-name="ro1">
          <table:table-cell office:value-type="float" office:value="6551">
            <text:p>6551</text:p>
          </table:table-cell>
        </table:table-row>
        <table:table-row table:style-name="ro1">
          <table:table-cell office:value-type="float" office:value="6594">
            <text:p>6594</text:p>
          </table:table-cell>
        </table:table-row>
        <table:table-row table:style-name="ro1">
          <table:table-cell office:value-type="float" office:value="6637">
            <text:p>6637</text:p>
          </table:table-cell>
        </table:table-row>
        <table:table-row table:style-name="ro1">
          <table:table-cell office:value-type="float" office:value="6680">
            <text:p>6680</text:p>
          </table:table-cell>
        </table:table-row>
        <table:table-row table:style-name="ro1">
          <table:table-cell office:value-type="float" office:value="6727">
            <text:p>6727</text:p>
          </table:table-cell>
        </table:table-row>
        <table:table-row table:style-name="ro1">
          <table:table-cell office:value-type="float" office:value="8245">
            <text:p>82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0">
            <text:p>6030</text:p>
          </table:table-cell>
        </table:table-row>
        <table:table-row table:style-name="ro1">
          <table:table-cell office:value-type="float" office:value="6092">
            <text:p>6092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5">
            <text:p>6185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6362">
            <text:p>6362</text:p>
          </table:table-cell>
        </table:table-row>
        <table:table-row table:style-name="ro1">
          <table:table-cell office:value-type="float" office:value="6409">
            <text:p>6409</text:p>
          </table:table-cell>
        </table:table-row>
        <table:table-row table:style-name="ro1">
          <table:table-cell office:value-type="float" office:value="6455">
            <text:p>6455</text:p>
          </table:table-cell>
        </table:table-row>
        <table:table-row table:style-name="ro1">
          <table:table-cell office:value-type="float" office:value="6501">
            <text:p>6501</text:p>
          </table:table-cell>
        </table:table-row>
        <table:table-row table:style-name="ro1">
          <table:table-cell office:value-type="float" office:value="6545">
            <text:p>6545</text:p>
          </table:table-cell>
        </table:table-row>
        <table:table-row table:style-name="ro1">
          <table:table-cell office:value-type="float" office:value="6589">
            <text:p>6589</text:p>
          </table:table-cell>
        </table:table-row>
        <table:table-row table:style-name="ro1"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6676">
            <text:p>6676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8">
            <text:p>6078</text:p>
          </table:table-cell>
        </table:table-row>
        <table:table-row table:style-name="ro1">
          <table:table-cell office:value-type="float" office:value="6141">
            <text:p>6141</text:p>
          </table:table-cell>
        </table:table-row>
        <table:table-row table:style-name="ro1"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6254">
            <text:p>6254</text:p>
          </table:table-cell>
        </table:table-row>
        <table:table-row table:style-name="ro1"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6347">
            <text:p>6347</text:p>
          </table:table-cell>
        </table:table-row>
        <table:table-row table:style-name="ro1">
          <table:table-cell office:value-type="float" office:value="6394">
            <text:p>6394</text:p>
          </table:table-cell>
        </table:table-row>
        <table:table-row table:style-name="ro1">
          <table:table-cell office:value-type="float" office:value="6441">
            <text:p>6441</text:p>
          </table:table-cell>
        </table:table-row>
        <table:table-row table:style-name="ro1">
          <table:table-cell office:value-type="float" office:value="6488">
            <text:p>6488</text:p>
          </table:table-cell>
        </table:table-row>
        <table:table-row table:style-name="ro1">
          <table:table-cell office:value-type="float" office:value="6531">
            <text:p>6531</text:p>
          </table:table-cell>
        </table:table-row>
        <table:table-row table:style-name="ro1">
          <table:table-cell office:value-type="float" office:value="6575">
            <text:p>6575</text:p>
          </table:table-cell>
        </table:table-row>
        <table:table-row table:style-name="ro1">
          <table:table-cell office:value-type="float" office:value="6619">
            <text:p>6619</text:p>
          </table:table-cell>
        </table:table-row>
        <table:table-row table:style-name="ro1">
          <table:table-cell office:value-type="float" office:value="6662">
            <text:p>6662</text:p>
          </table:table-cell>
        </table:table-row>
        <table:table-row table:style-name="ro1">
          <table:table-cell office:value-type="float" office:value="6706">
            <text:p>6706</text:p>
          </table:table-cell>
        </table:table-row>
        <table:table-row table:style-name="ro1"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8">
            <text:p>6068</text:p>
          </table:table-cell>
        </table:table-row>
        <table:table-row table:style-name="ro1">
          <table:table-cell office:value-type="float" office:value="6112">
            <text:p>6112</text:p>
          </table:table-cell>
        </table:table-row>
        <table:table-row table:style-name="ro1">
          <table:table-cell office:value-type="float" office:value="6184">
            <text:p>6184</text:p>
          </table:table-cell>
        </table:table-row>
        <table:table-row table:style-name="ro1">
          <table:table-cell office:value-type="float" office:value="6229">
            <text:p>6229</text:p>
          </table:table-cell>
        </table:table-row>
        <table:table-row table:style-name="ro1">
          <table:table-cell office:value-type="float" office:value="6273">
            <text:p>6273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70">
            <text:p>6370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50">
            <text:p>6550</text:p>
          </table:table-cell>
        </table:table-row>
        <table:table-row table:style-name="ro1">
          <table:table-cell office:value-type="float" office:value="6594">
            <text:p>6594</text:p>
          </table:table-cell>
        </table:table-row>
        <table:table-row table:style-name="ro1">
          <table:table-cell office:value-type="float" office:value="6638">
            <text:p>6638</text:p>
          </table:table-cell>
        </table:table-row>
        <table:table-row table:style-name="ro1">
          <table:table-cell office:value-type="float" office:value="6681">
            <text:p>6681</text:p>
          </table:table-cell>
        </table:table-row>
        <table:table-row table:style-name="ro1">
          <table:table-cell office:value-type="float" office:value="6725">
            <text:p>67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93">
            <text:p>6993</text:p>
          </table:table-cell>
        </table:table-row>
        <table:table-row table:style-name="ro1">
          <table:table-cell office:value-type="float" office:value="7057">
            <text:p>7057</text:p>
          </table:table-cell>
        </table:table-row>
        <table:table-row table:style-name="ro1">
          <table:table-cell office:value-type="float" office:value="7123">
            <text:p>7123</text:p>
          </table:table-cell>
        </table:table-row>
        <table:table-row table:style-name="ro1">
          <table:table-cell office:value-type="float" office:value="7171">
            <text:p>7171</text:p>
          </table:table-cell>
        </table:table-row>
        <table:table-row table:style-name="ro1">
          <table:table-cell office:value-type="float" office:value="7237">
            <text:p>7237</text:p>
          </table:table-cell>
        </table:table-row>
        <table:table-row table:style-name="ro1">
          <table:table-cell office:value-type="float" office:value="7285">
            <text:p>7285</text:p>
          </table:table-cell>
        </table:table-row>
        <table:table-row table:style-name="ro1">
          <table:table-cell office:value-type="float" office:value="7333">
            <text:p>7333</text:p>
          </table:table-cell>
        </table:table-row>
        <table:table-row table:style-name="ro1">
          <table:table-cell office:value-type="float" office:value="7387">
            <text:p>7387</text:p>
          </table:table-cell>
        </table:table-row>
        <table:table-row table:style-name="ro1">
          <table:table-cell office:value-type="float" office:value="7435">
            <text:p>7435</text:p>
          </table:table-cell>
        </table:table-row>
        <table:table-row table:style-name="ro1">
          <table:table-cell office:value-type="float" office:value="7479">
            <text:p>7479</text:p>
          </table:table-cell>
        </table:table-row>
        <table:table-row table:style-name="ro1">
          <table:table-cell office:value-type="float" office:value="7523">
            <text:p>7523</text:p>
          </table:table-cell>
        </table:table-row>
        <table:table-row table:style-name="ro1">
          <table:table-cell office:value-type="float" office:value="7567">
            <text:p>7567</text:p>
          </table:table-cell>
        </table:table-row>
        <table:table-row table:style-name="ro1">
          <table:table-cell office:value-type="float" office:value="7611">
            <text:p>7611</text:p>
          </table:table-cell>
        </table:table-row>
        <table:table-row table:style-name="ro1">
          <table:table-cell office:value-type="float" office:value="7655">
            <text:p>7655</text:p>
          </table:table-cell>
        </table:table-row>
        <table:table-row table:style-name="ro1">
          <table:table-cell office:value-type="float" office:value="7699">
            <text:p>76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2">
            <text:p>6262</text:p>
          </table:table-cell>
        </table:table-row>
        <table:table-row table:style-name="ro1">
          <table:table-cell office:value-type="float" office:value="6370">
            <text:p>6370</text:p>
          </table:table-cell>
        </table:table-row>
        <table:table-row table:style-name="ro1">
          <table:table-cell office:value-type="float" office:value="6419">
            <text:p>6419</text:p>
          </table:table-cell>
        </table:table-row>
        <table:table-row table:style-name="ro1">
          <table:table-cell office:value-type="float" office:value="6473">
            <text:p>6473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617">
            <text:p>6617</text:p>
          </table:table-cell>
        </table:table-row>
        <table:table-row table:style-name="ro1">
          <table:table-cell office:value-type="float" office:value="6665">
            <text:p>6665</text:p>
          </table:table-cell>
        </table:table-row>
        <table:table-row table:style-name="ro1">
          <table:table-cell office:value-type="float" office:value="6712">
            <text:p>6712</text:p>
          </table:table-cell>
        </table:table-row>
        <table:table-row table:style-name="ro1">
          <table:table-cell office:value-type="float" office:value="6756">
            <text:p>6756</text:p>
          </table:table-cell>
        </table:table-row>
        <table:table-row table:style-name="ro1">
          <table:table-cell office:value-type="float" office:value="6801">
            <text:p>6801</text:p>
          </table:table-cell>
        </table:table-row>
        <table:table-row table:style-name="ro1">
          <table:table-cell office:value-type="float" office:value="6846">
            <text:p>6846</text:p>
          </table:table-cell>
        </table:table-row>
        <table:table-row table:style-name="ro1">
          <table:table-cell office:value-type="float" office:value="6890">
            <text:p>6890</text:p>
          </table:table-cell>
        </table:table-row>
        <table:table-row table:style-name="ro1">
          <table:table-cell office:value-type="float" office:value="6934">
            <text:p>6934</text:p>
          </table:table-cell>
        </table:table-row>
        <table:table-row table:style-name="ro1">
          <table:table-cell office:value-type="float" office:value="6978">
            <text:p>69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4963">
            <text:p>4963</text:p>
          </table:table-cell>
        </table:table-row>
        <table:table-row table:style-name="ro1">
          <table:table-cell office:value-type="float" office:value="5019">
            <text:p>5019</text:p>
          </table:table-cell>
        </table:table-row>
        <table:table-row table:style-name="ro1"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53">
            <text:p>5153</text:p>
          </table:table-cell>
        </table:table-row>
        <table:table-row table:style-name="ro1">
          <table:table-cell office:value-type="float" office:value="6710">
            <text:p>6710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83">
            <text:p>6783</text:p>
          </table:table-cell>
        </table:table-row>
        <table:table-row table:style-name="ro1">
          <table:table-cell office:value-type="float" office:value="6819">
            <text:p>6819</text:p>
          </table:table-cell>
        </table:table-row>
        <table:table-row table:style-name="ro1">
          <table:table-cell office:value-type="float" office:value="6854">
            <text:p>6854</text:p>
          </table:table-cell>
        </table:table-row>
        <table:table-row table:style-name="ro1">
          <table:table-cell office:value-type="float" office:value="6889">
            <text:p>6889</text:p>
          </table:table-cell>
        </table:table-row>
        <table:table-row table:style-name="ro1">
          <table:table-cell office:value-type="float" office:value="6918">
            <text:p>6918</text:p>
          </table:table-cell>
        </table:table-row>
        <table:table-row table:style-name="ro1">
          <table:table-cell office:value-type="float" office:value="7021">
            <text:p>7021</text:p>
          </table:table-cell>
        </table:table-row>
        <table:table-row table:style-name="ro1">
          <table:table-cell office:value-type="float" office:value="9287">
            <text:p>928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6304">
            <text:p>6304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494">
            <text:p>6494</text:p>
          </table:table-cell>
        </table:table-row>
        <table:table-row table:style-name="ro1">
          <table:table-cell office:value-type="float" office:value="6542">
            <text:p>6542</text:p>
          </table:table-cell>
        </table:table-row>
        <table:table-row table:style-name="ro1">
          <table:table-cell office:value-type="float" office:value="6589">
            <text:p>6589</text:p>
          </table:table-cell>
        </table:table-row>
        <table:table-row table:style-name="ro1">
          <table:table-cell office:value-type="float" office:value="6633">
            <text:p>6633</text:p>
          </table:table-cell>
        </table:table-row>
        <table:table-row table:style-name="ro1">
          <table:table-cell office:value-type="float" office:value="6677">
            <text:p>6677</text:p>
          </table:table-cell>
        </table:table-row>
        <table:table-row table:style-name="ro1">
          <table:table-cell office:value-type="float" office:value="6722">
            <text:p>6722</text:p>
          </table:table-cell>
        </table:table-row>
        <table:table-row table:style-name="ro1">
          <table:table-cell office:value-type="float" office:value="6766">
            <text:p>6766</text:p>
          </table:table-cell>
        </table:table-row>
        <table:table-row table:style-name="ro1">
          <table:table-cell office:value-type="float" office:value="6810">
            <text:p>6810</text:p>
          </table:table-cell>
        </table:table-row>
        <table:table-row table:style-name="ro1">
          <table:table-cell office:value-type="float" office:value="6854">
            <text:p>6854</text:p>
          </table:table-cell>
        </table:table-row>
        <table:table-row table:style-name="ro1">
          <table:table-cell office:value-type="float" office:value="6898">
            <text:p>68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55">
            <text:p>6555</text:p>
          </table:table-cell>
        </table:table-row>
        <table:table-row table:style-name="ro1">
          <table:table-cell office:value-type="float" office:value="6606">
            <text:p>6606</text:p>
          </table:table-cell>
        </table:table-row>
        <table:table-row table:style-name="ro1"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52">
            <text:p>6752</text:p>
          </table:table-cell>
        </table:table-row>
        <table:table-row table:style-name="ro1">
          <table:table-cell office:value-type="float" office:value="6800">
            <text:p>6800</text:p>
          </table:table-cell>
        </table:table-row>
        <table:table-row table:style-name="ro1">
          <table:table-cell office:value-type="float" office:value="6846">
            <text:p>6846</text:p>
          </table:table-cell>
        </table:table-row>
        <table:table-row table:style-name="ro1">
          <table:table-cell office:value-type="float" office:value="6891">
            <text:p>6891</text:p>
          </table:table-cell>
        </table:table-row>
        <table:table-row table:style-name="ro1">
          <table:table-cell office:value-type="float" office:value="6936">
            <text:p>6936</text:p>
          </table:table-cell>
        </table:table-row>
        <table:table-row table:style-name="ro1">
          <table:table-cell office:value-type="float" office:value="6980">
            <text:p>6980</text:p>
          </table:table-cell>
        </table:table-row>
        <table:table-row table:style-name="ro1"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7069">
            <text:p>7069</text:p>
          </table:table-cell>
        </table:table-row>
        <table:table-row table:style-name="ro1">
          <table:table-cell office:value-type="float" office:value="7113">
            <text:p>71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9">
            <text:p>6419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73">
            <text:p>6573</text:p>
          </table:table-cell>
        </table:table-row>
        <table:table-row table:style-name="ro1">
          <table:table-cell office:value-type="float" office:value="6621">
            <text:p>6621</text:p>
          </table:table-cell>
        </table:table-row>
        <table:table-row table:style-name="ro1">
          <table:table-cell office:value-type="float" office:value="6671">
            <text:p>6671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67">
            <text:p>6767</text:p>
          </table:table-cell>
        </table:table-row>
        <table:table-row table:style-name="ro1">
          <table:table-cell office:value-type="float" office:value="6816">
            <text:p>6816</text:p>
          </table:table-cell>
        </table:table-row>
        <table:table-row table:style-name="ro1">
          <table:table-cell office:value-type="float" office:value="6861">
            <text:p>6861</text:p>
          </table:table-cell>
        </table:table-row>
        <table:table-row table:style-name="ro1">
          <table:table-cell office:value-type="float" office:value="6905">
            <text:p>6905</text:p>
          </table:table-cell>
        </table:table-row>
        <table:table-row table:style-name="ro1">
          <table:table-cell office:value-type="float" office:value="6950">
            <text:p>6950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41">
            <text:p>7041</text:p>
          </table:table-cell>
        </table:table-row>
        <table:table-row table:style-name="ro1">
          <table:table-cell office:value-type="float" office:value="7086">
            <text:p>7086</text:p>
          </table:table-cell>
        </table:table-row>
        <table:table-row table:style-name="ro1">
          <table:table-cell office:value-type="float" office:value="7131">
            <text:p>713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3">
            <text:p>6443</text:p>
          </table:table-cell>
        </table:table-row>
        <table:table-row table:style-name="ro1">
          <table:table-cell office:value-type="float" office:value="6548">
            <text:p>6548</text:p>
          </table:table-cell>
        </table:table-row>
        <table:table-row table:style-name="ro1">
          <table:table-cell office:value-type="float" office:value="6602">
            <text:p>6602</text:p>
          </table:table-cell>
        </table:table-row>
        <table:table-row table:style-name="ro1">
          <table:table-cell office:value-type="float" office:value="6651">
            <text:p>6651</text:p>
          </table:table-cell>
        </table:table-row>
        <table:table-row table:style-name="ro1">
          <table:table-cell office:value-type="float" office:value="6701">
            <text:p>6701</text:p>
          </table:table-cell>
        </table:table-row>
        <table:table-row table:style-name="ro1">
          <table:table-cell office:value-type="float" office:value="6751">
            <text:p>6751</text:p>
          </table:table-cell>
        </table:table-row>
        <table:table-row table:style-name="ro1">
          <table:table-cell office:value-type="float" office:value="6799">
            <text:p>6799</text:p>
          </table:table-cell>
        </table:table-row>
        <table:table-row table:style-name="ro1">
          <table:table-cell office:value-type="float" office:value="6848">
            <text:p>6848</text:p>
          </table:table-cell>
        </table:table-row>
        <table:table-row table:style-name="ro1">
          <table:table-cell office:value-type="float" office:value="6893">
            <text:p>6893</text:p>
          </table:table-cell>
        </table:table-row>
        <table:table-row table:style-name="ro1">
          <table:table-cell office:value-type="float" office:value="6938">
            <text:p>6938</text:p>
          </table:table-cell>
        </table:table-row>
        <table:table-row table:style-name="ro1">
          <table:table-cell office:value-type="float" office:value="6984">
            <text:p>6984</text:p>
          </table:table-cell>
        </table:table-row>
        <table:table-row table:style-name="ro1">
          <table:table-cell office:value-type="float" office:value="7029">
            <text:p>7029</text:p>
          </table:table-cell>
        </table:table-row>
        <table:table-row table:style-name="ro1">
          <table:table-cell office:value-type="float" office:value="7074">
            <text:p>7074</text:p>
          </table:table-cell>
        </table:table-row>
        <table:table-row table:style-name="ro1">
          <table:table-cell office:value-type="float" office:value="7117">
            <text:p>7117</text:p>
          </table:table-cell>
        </table:table-row>
        <table:table-row table:style-name="ro1">
          <table:table-cell office:value-type="float" office:value="7164">
            <text:p>71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5253">
            <text:p>5253</text:p>
          </table:table-cell>
        </table:table-row>
        <table:table-row table:style-name="ro1">
          <table:table-cell office:value-type="float" office:value="5292">
            <text:p>5292</text:p>
          </table:table-cell>
        </table:table-row>
        <table:table-row table:style-name="ro1">
          <table:table-cell office:value-type="float" office:value="5330">
            <text:p>5330</text:p>
          </table:table-cell>
        </table:table-row>
        <table:table-row table:style-name="ro1">
          <table:table-cell office:value-type="float" office:value="6818">
            <text:p>6818</text:p>
          </table:table-cell>
        </table:table-row>
        <table:table-row table:style-name="ro1">
          <table:table-cell office:value-type="float" office:value="6854">
            <text:p>6854</text:p>
          </table:table-cell>
        </table:table-row>
        <table:table-row table:style-name="ro1">
          <table:table-cell office:value-type="float" office:value="6889">
            <text:p>6889</text:p>
          </table:table-cell>
        </table:table-row>
        <table:table-row table:style-name="ro1"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7146">
            <text:p>7146</text:p>
          </table:table-cell>
        </table:table-row>
        <table:table-row table:style-name="ro1">
          <table:table-cell office:value-type="float" office:value="7185">
            <text:p>7185</text:p>
          </table:table-cell>
        </table:table-row>
        <table:table-row table:style-name="ro1">
          <table:table-cell office:value-type="float" office:value="7220">
            <text:p>7220</text:p>
          </table:table-cell>
        </table:table-row>
        <table:table-row table:style-name="ro1">
          <table:table-cell office:value-type="float" office:value="7248">
            <text:p>724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86">
            <text:p>10886</text:p>
          </table:table-cell>
        </table:table-row>
        <table:table-row table:style-name="ro1">
          <table:table-cell office:value-type="float" office:value="5293">
            <text:p>5293</text:p>
          </table:table-cell>
        </table:table-row>
        <table:table-row table:style-name="ro1">
          <table:table-cell office:value-type="float" office:value="5333">
            <text:p>5333</text:p>
          </table:table-cell>
        </table:table-row>
        <table:table-row table:style-name="ro1"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418">
            <text:p>5418</text:p>
          </table:table-cell>
        </table:table-row>
        <table:table-row table:style-name="ro1">
          <table:table-cell office:value-type="float" office:value="5458">
            <text:p>5458</text:p>
          </table:table-cell>
        </table:table-row>
        <table:table-row table:style-name="ro1"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5535">
            <text:p>5535</text:p>
          </table:table-cell>
        </table:table-row>
        <table:table-row table:style-name="ro1">
          <table:table-cell office:value-type="float" office:value="8074">
            <text:p>8074</text:p>
          </table:table-cell>
        </table:table-row>
        <table:table-row table:style-name="ro1"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8170">
            <text:p>8170</text:p>
          </table:table-cell>
        </table:table-row>
        <table:table-row table:style-name="ro1">
          <table:table-cell office:value-type="float" office:value="8269">
            <text:p>8269</text:p>
          </table:table-cell>
        </table:table-row>
        <table:table-row table:style-name="ro1">
          <table:table-cell office:value-type="float" office:value="8310">
            <text:p>8310</text:p>
          </table:table-cell>
        </table:table-row>
        <table:table-row table:style-name="ro1">
          <table:table-cell office:value-type="float" office:value="8360">
            <text:p>8360</text:p>
          </table:table-cell>
        </table:table-row>
        <table:table-row table:style-name="ro1">
          <table:table-cell office:value-type="float" office:value="8407">
            <text:p>84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0">
            <text:p>5010</text:p>
          </table:table-cell>
        </table:table-row>
        <table:table-row table:style-name="ro1">
          <table:table-cell office:value-type="float" office:value="5052">
            <text:p>5052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08">
            <text:p>5308</text:p>
          </table:table-cell>
        </table:table-row>
        <table:table-row table:style-name="ro1">
          <table:table-cell office:value-type="float" office:value="6911">
            <text:p>6911</text:p>
          </table:table-cell>
        </table:table-row>
        <table:table-row table:style-name="ro1">
          <table:table-cell office:value-type="float" office:value="6948">
            <text:p>6948</text:p>
          </table:table-cell>
        </table:table-row>
        <table:table-row table:style-name="ro1">
          <table:table-cell office:value-type="float" office:value="7098">
            <text:p>7098</text:p>
          </table:table-cell>
        </table:table-row>
        <table:table-row table:style-name="ro1">
          <table:table-cell office:value-type="float" office:value="7135">
            <text:p>7135</text:p>
          </table:table-cell>
        </table:table-row>
        <table:table-row table:style-name="ro1">
          <table:table-cell office:value-type="float" office:value="7171">
            <text:p>7171</text:p>
          </table:table-cell>
        </table:table-row>
        <table:table-row table:style-name="ro1">
          <table:table-cell office:value-type="float" office:value="7207">
            <text:p>7207</text:p>
          </table:table-cell>
        </table:table-row>
        <table:table-row table:style-name="ro1">
          <table:table-cell office:value-type="float" office:value="7244">
            <text:p>72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6">
            <text:p>4616</text:p>
          </table:table-cell>
        </table:table-row>
        <table:table-row table:style-name="ro1">
          <table:table-cell office:value-type="float" office:value="4669">
            <text:p>4669</text:p>
          </table:table-cell>
        </table:table-row>
        <table:table-row table:style-name="ro1">
          <table:table-cell office:value-type="float" office:value="4706">
            <text:p>4706</text:p>
          </table:table-cell>
        </table:table-row>
        <table:table-row table:style-name="ro1">
          <table:table-cell office:value-type="float" office:value="4760">
            <text:p>4760</text:p>
          </table:table-cell>
        </table:table-row>
        <table:table-row table:style-name="ro1">
          <table:table-cell office:value-type="float" office:value="4797">
            <text:p>4797</text:p>
          </table:table-cell>
        </table:table-row>
        <table:table-row table:style-name="ro1">
          <table:table-cell office:value-type="float" office:value="4834">
            <text:p>4834</text:p>
          </table:table-cell>
        </table:table-row>
        <table:table-row table:style-name="ro1">
          <table:table-cell office:value-type="float" office:value="4873">
            <text:p>4873</text:p>
          </table:table-cell>
        </table:table-row>
        <table:table-row table:style-name="ro1">
          <table:table-cell office:value-type="float" office:value="4911">
            <text:p>4911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988">
            <text:p>4988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499">
            <text:p>5499</text:p>
          </table:table-cell>
        </table:table-row>
        <table:table-row table:style-name="ro1">
          <table:table-cell office:value-type="float" office:value="5529">
            <text:p>5529</text:p>
          </table:table-cell>
        </table:table-row>
        <table:table-row table:style-name="ro1">
          <table:table-cell office:value-type="float" office:value="5955">
            <text:p>595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6">
            <text:p>4506</text:p>
          </table:table-cell>
        </table:table-row>
        <table:table-row table:style-name="ro1">
          <table:table-cell office:value-type="float" office:value="4544">
            <text:p>4544</text:p>
          </table:table-cell>
        </table:table-row>
        <table:table-row table:style-name="ro1">
          <table:table-cell office:value-type="float" office:value="4599">
            <text:p>4599</text:p>
          </table:table-cell>
        </table:table-row>
        <table:table-row table:style-name="ro1">
          <table:table-cell office:value-type="float" office:value="4637">
            <text:p>4637</text:p>
          </table:table-cell>
        </table:table-row>
        <table:table-row table:style-name="ro1"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4751">
            <text:p>4751</text:p>
          </table:table-cell>
        </table:table-row>
        <table:table-row table:style-name="ro1">
          <table:table-cell office:value-type="float" office:value="4789">
            <text:p>4789</text:p>
          </table:table-cell>
        </table:table-row>
        <table:table-row table:style-name="ro1">
          <table:table-cell office:value-type="float" office:value="4828">
            <text:p>4828</text:p>
          </table:table-cell>
        </table:table-row>
        <table:table-row table:style-name="ro1">
          <table:table-cell office:value-type="float" office:value="4866">
            <text:p>4866</text:p>
          </table:table-cell>
        </table:table-row>
        <table:table-row table:style-name="ro1">
          <table:table-cell office:value-type="float" office:value="4901">
            <text:p>4901</text:p>
          </table:table-cell>
        </table:table-row>
        <table:table-row table:style-name="ro1">
          <table:table-cell office:value-type="float" office:value="4968">
            <text:p>4968</text:p>
          </table:table-cell>
        </table:table-row>
        <table:table-row table:style-name="ro1">
          <table:table-cell office:value-type="float" office:value="5007">
            <text:p>5007</text:p>
          </table:table-cell>
        </table:table-row>
        <table:table-row table:style-name="ro1"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5127">
            <text:p>51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3">
            <text:p>4403</text:p>
          </table:table-cell>
        </table:table-row>
        <table:table-row table:style-name="ro1">
          <table:table-cell office:value-type="float" office:value="4475">
            <text:p>4475</text:p>
          </table:table-cell>
        </table:table-row>
        <table:table-row table:style-name="ro1">
          <table:table-cell office:value-type="float" office:value="4518">
            <text:p>4518</text:p>
          </table:table-cell>
        </table:table-row>
        <table:table-row table:style-name="ro1">
          <table:table-cell office:value-type="float" office:value="4554">
            <text:p>4554</text:p>
          </table:table-cell>
        </table:table-row>
        <table:table-row table:style-name="ro1">
          <table:table-cell office:value-type="float" office:value="4601">
            <text:p>4601</text:p>
          </table:table-cell>
        </table:table-row>
        <table:table-row table:style-name="ro1">
          <table:table-cell office:value-type="float" office:value="4643">
            <text:p>4643</text:p>
          </table:table-cell>
        </table:table-row>
        <table:table-row table:style-name="ro1"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4731">
            <text:p>4731</text:p>
          </table:table-cell>
        </table:table-row>
        <table:table-row table:style-name="ro1">
          <table:table-cell office:value-type="float" office:value="4774">
            <text:p>4774</text:p>
          </table:table-cell>
        </table:table-row>
        <table:table-row table:style-name="ro1"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4967">
            <text:p>4967</text:p>
          </table:table-cell>
        </table:table-row>
        <table:table-row table:style-name="ro1">
          <table:table-cell office:value-type="float" office:value="5391">
            <text:p>5391</text:p>
          </table:table-cell>
        </table:table-row>
        <table:table-row table:style-name="ro1">
          <table:table-cell office:value-type="float" office:value="5455">
            <text:p>545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9">
            <text:p>4489</text:p>
          </table:table-cell>
        </table:table-row>
        <table:table-row table:style-name="ro1">
          <table:table-cell office:value-type="float" office:value="4549">
            <text:p>4549</text:p>
          </table:table-cell>
        </table:table-row>
        <table:table-row table:style-name="ro1">
          <table:table-cell office:value-type="float" office:value="4591">
            <text:p>4591</text:p>
          </table:table-cell>
        </table:table-row>
        <table:table-row table:style-name="ro1">
          <table:table-cell office:value-type="float" office:value="4632">
            <text:p>4632</text:p>
          </table:table-cell>
        </table:table-row>
        <table:table-row table:style-name="ro1"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4718">
            <text:p>4718</text:p>
          </table:table-cell>
        </table:table-row>
        <table:table-row table:style-name="ro1"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948">
            <text:p>5948</text:p>
          </table:table-cell>
        </table:table-row>
        <table:table-row table:style-name="ro1">
          <table:table-cell office:value-type="float" office:value="5982">
            <text:p>5982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553">
            <text:p>65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21">
            <text:p>5521</text:p>
          </table:table-cell>
        </table:table-row>
        <table:table-row table:style-name="ro1">
          <table:table-cell office:value-type="float" office:value="5555">
            <text:p>5555</text:p>
          </table:table-cell>
        </table:table-row>
        <table:table-row table:style-name="ro1">
          <table:table-cell office:value-type="float" office:value="5588">
            <text:p>5588</text:p>
          </table:table-cell>
        </table:table-row>
        <table:table-row table:style-name="ro1">
          <table:table-cell office:value-type="float" office:value="5617">
            <text:p>5617</text:p>
          </table:table-cell>
        </table:table-row>
        <table:table-row table:style-name="ro1">
          <table:table-cell office:value-type="float" office:value="5651">
            <text:p>5651</text:p>
          </table:table-cell>
        </table:table-row>
        <table:table-row table:style-name="ro1">
          <table:table-cell office:value-type="float" office:value="5689">
            <text:p>5689</text:p>
          </table:table-cell>
        </table:table-row>
        <table:table-row table:style-name="ro1">
          <table:table-cell office:value-type="float" office:value="5722">
            <text:p>5722</text:p>
          </table:table-cell>
        </table:table-row>
        <table:table-row table:style-name="ro1">
          <table:table-cell office:value-type="float" office:value="5900">
            <text:p>5900</text:p>
          </table:table-cell>
        </table:table-row>
        <table:table-row table:style-name="ro1">
          <table:table-cell office:value-type="float" office:value="5942">
            <text:p>5942</text:p>
          </table:table-cell>
        </table:table-row>
        <table:table-row table:style-name="ro1">
          <table:table-cell office:value-type="float" office:value="5973">
            <text:p>5973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37">
            <text:p>6037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19">
            <text:p>611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4">
            <text:p>4354</text:p>
          </table:table-cell>
        </table:table-row>
        <table:table-row table:style-name="ro1">
          <table:table-cell office:value-type="float" office:value="4415">
            <text:p>4415</text:p>
          </table:table-cell>
        </table:table-row>
        <table:table-row table:style-name="ro1">
          <table:table-cell office:value-type="float" office:value="4456">
            <text:p>4456</text:p>
          </table:table-cell>
        </table:table-row>
        <table:table-row table:style-name="ro1">
          <table:table-cell office:value-type="float" office:value="4498">
            <text:p>4498</text:p>
          </table:table-cell>
        </table:table-row>
        <table:table-row table:style-name="ro1">
          <table:table-cell office:value-type="float" office:value="4536">
            <text:p>4536</text:p>
          </table:table-cell>
        </table:table-row>
        <table:table-row table:style-name="ro1">
          <table:table-cell office:value-type="float" office:value="4583">
            <text:p>4583</text:p>
          </table:table-cell>
        </table:table-row>
        <table:table-row table:style-name="ro1">
          <table:table-cell office:value-type="float" office:value="4625">
            <text:p>4625</text:p>
          </table:table-cell>
        </table:table-row>
        <table:table-row table:style-name="ro1">
          <table:table-cell office:value-type="float" office:value="4667">
            <text:p>4667</text:p>
          </table:table-cell>
        </table:table-row>
        <table:table-row table:style-name="ro1"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41">
            <text:p>5141</text:p>
          </table:table-cell>
        </table:table-row>
        <table:table-row table:style-name="ro1"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3">
            <text:p>4483</text:p>
          </table:table-cell>
        </table:table-row>
        <table:table-row table:style-name="ro1">
          <table:table-cell office:value-type="float" office:value="4542">
            <text:p>4542</text:p>
          </table:table-cell>
        </table:table-row>
        <table:table-row table:style-name="ro1">
          <table:table-cell office:value-type="float" office:value="4585">
            <text:p>4585</text:p>
          </table:table-cell>
        </table:table-row>
        <table:table-row table:style-name="ro1">
          <table:table-cell office:value-type="float" office:value="4627">
            <text:p>4627</text:p>
          </table:table-cell>
        </table:table-row>
        <table:table-row table:style-name="ro1">
          <table:table-cell office:value-type="float" office:value="4686">
            <text:p>4686</text:p>
          </table:table-cell>
        </table:table-row>
        <table:table-row table:style-name="ro1">
          <table:table-cell office:value-type="float" office:value="4723">
            <text:p>4723</text:p>
          </table:table-cell>
        </table:table-row>
        <table:table-row table:style-name="ro1">
          <table:table-cell office:value-type="float" office:value="4764">
            <text:p>4764</text:p>
          </table:table-cell>
        </table:table-row>
        <table:table-row table:style-name="ro1">
          <table:table-cell office:value-type="float" office:value="4806">
            <text:p>4806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5295">
            <text:p>5295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2">
            <text:p>5372</text:p>
          </table:table-cell>
        </table:table-row>
        <table:table-row table:style-name="ro1">
          <table:table-cell office:value-type="float" office:value="5446">
            <text:p>5446</text:p>
          </table:table-cell>
        </table:table-row>
        <table:table-row table:style-name="ro1">
          <table:table-cell office:value-type="float" office:value="5486">
            <text:p>5486</text:p>
          </table:table-cell>
        </table:table-row>
        <table:table-row table:style-name="ro1">
          <table:table-cell office:value-type="float" office:value="5525">
            <text:p>55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8">
            <text:p>4718</text:p>
          </table:table-cell>
        </table:table-row>
        <table:table-row table:style-name="ro1">
          <table:table-cell office:value-type="float" office:value="4779">
            <text:p>4779</text:p>
          </table:table-cell>
        </table:table-row>
        <table:table-row table:style-name="ro1">
          <table:table-cell office:value-type="float" office:value="4823">
            <text:p>4823</text:p>
          </table:table-cell>
        </table:table-row>
        <table:table-row table:style-name="ro1">
          <table:table-cell office:value-type="float" office:value="4865">
            <text:p>4865</text:p>
          </table:table-cell>
        </table:table-row>
        <table:table-row table:style-name="ro1">
          <table:table-cell office:value-type="float" office:value="4907">
            <text:p>4907</text:p>
          </table:table-cell>
        </table:table-row>
        <table:table-row table:style-name="ro1">
          <table:table-cell office:value-type="float" office:value="4949">
            <text:p>4949</text:p>
          </table:table-cell>
        </table:table-row>
        <table:table-row table:style-name="ro1"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035">
            <text:p>5035</text:p>
          </table:table-cell>
        </table:table-row>
        <table:table-row table:style-name="ro1"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5115">
            <text:p>5115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607">
            <text:p>5607</text:p>
          </table:table-cell>
        </table:table-row>
        <table:table-row table:style-name="ro1"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687">
            <text:p>5687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1">
            <text:p>4611</text:p>
          </table:table-cell>
        </table:table-row>
        <table:table-row table:style-name="ro1">
          <table:table-cell office:value-type="float" office:value="4663">
            <text:p>4663</text:p>
          </table:table-cell>
        </table:table-row>
        <table:table-row table:style-name="ro1">
          <table:table-cell office:value-type="float" office:value="4705">
            <text:p>4705</text:p>
          </table:table-cell>
        </table:table-row>
        <table:table-row table:style-name="ro1">
          <table:table-cell office:value-type="float" office:value="4746">
            <text:p>4746</text:p>
          </table:table-cell>
        </table:table-row>
        <table:table-row table:style-name="ro1">
          <table:table-cell office:value-type="float" office:value="4788">
            <text:p>4788</text:p>
          </table:table-cell>
        </table:table-row>
        <table:table-row table:style-name="ro1"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4873">
            <text:p>4873</text:p>
          </table:table-cell>
        </table:table-row>
        <table:table-row table:style-name="ro1">
          <table:table-cell office:value-type="float" office:value="4917">
            <text:p>4917</text:p>
          </table:table-cell>
        </table:table-row>
        <table:table-row table:style-name="ro1"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5247">
            <text:p>52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1">
            <text:p>4581</text:p>
          </table:table-cell>
        </table:table-row>
        <table:table-row table:style-name="ro1">
          <table:table-cell office:value-type="float" office:value="4642">
            <text:p>4642</text:p>
          </table:table-cell>
        </table:table-row>
        <table:table-row table:style-name="ro1"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770">
            <text:p>4770</text:p>
          </table:table-cell>
        </table:table-row>
        <table:table-row table:style-name="ro1"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4855">
            <text:p>4855</text:p>
          </table:table-cell>
        </table:table-row>
        <table:table-row table:style-name="ro1">
          <table:table-cell office:value-type="float" office:value="4897">
            <text:p>4897</text:p>
          </table:table-cell>
        </table:table-row>
        <table:table-row table:style-name="ro1">
          <table:table-cell office:value-type="float" office:value="4951">
            <text:p>4951</text:p>
          </table:table-cell>
        </table:table-row>
        <table:table-row table:style-name="ro1"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5111">
            <text:p>5111</text:p>
          </table:table-cell>
        </table:table-row>
        <table:table-row table:style-name="ro1">
          <table:table-cell office:value-type="float" office:value="5153">
            <text:p>5153</text:p>
          </table:table-cell>
        </table:table-row>
        <table:table-row table:style-name="ro1">
          <table:table-cell office:value-type="float" office:value="5192">
            <text:p>519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4730">
            <text:p>4730</text:p>
          </table:table-cell>
        </table:table-row>
        <table:table-row table:style-name="ro1">
          <table:table-cell office:value-type="float" office:value="4773">
            <text:p>4773</text:p>
          </table:table-cell>
        </table:table-row>
        <table:table-row table:style-name="ro1"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11">
            <text:p>4911</text:p>
          </table:table-cell>
        </table:table-row>
        <table:table-row table:style-name="ro1"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4995">
            <text:p>4995</text:p>
          </table:table-cell>
        </table:table-row>
        <table:table-row table:style-name="ro1">
          <table:table-cell office:value-type="float" office:value="5040">
            <text:p>5040</text:p>
          </table:table-cell>
        </table:table-row>
        <table:table-row table:style-name="ro1">
          <table:table-cell office:value-type="float" office:value="5079">
            <text:p>5079</text:p>
          </table:table-cell>
        </table:table-row>
        <table:table-row table:style-name="ro1">
          <table:table-cell office:value-type="float" office:value="5119">
            <text:p>5119</text:p>
          </table:table-cell>
        </table:table-row>
        <table:table-row table:style-name="ro1"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5199">
            <text:p>5199</text:p>
          </table:table-cell>
        </table:table-row>
        <table:table-row table:style-name="ro1">
          <table:table-cell office:value-type="float" office:value="5239">
            <text:p>5239</text:p>
          </table:table-cell>
        </table:table-row>
        <table:table-row table:style-name="ro1">
          <table:table-cell office:value-type="float" office:value="5279">
            <text:p>527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9">
            <text:p>4809</text:p>
          </table:table-cell>
        </table:table-row>
        <table:table-row table:style-name="ro1">
          <table:table-cell office:value-type="float" office:value="4872">
            <text:p>4872</text:p>
          </table:table-cell>
        </table:table-row>
        <table:table-row table:style-name="ro1"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4995">
            <text:p>4995</text:p>
          </table:table-cell>
        </table:table-row>
        <table:table-row table:style-name="ro1"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5082">
            <text:p>5082</text:p>
          </table:table-cell>
        </table:table-row>
        <table:table-row table:style-name="ro1">
          <table:table-cell office:value-type="float" office:value="5124">
            <text:p>5124</text:p>
          </table:table-cell>
        </table:table-row>
        <table:table-row table:style-name="ro1"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5209">
            <text:p>5209</text:p>
          </table:table-cell>
        </table:table-row>
        <table:table-row table:style-name="ro1"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5290">
            <text:p>5290</text:p>
          </table:table-cell>
        </table:table-row>
        <table:table-row table:style-name="ro1">
          <table:table-cell office:value-type="float" office:value="5333">
            <text:p>5333</text:p>
          </table:table-cell>
        </table:table-row>
        <table:table-row table:style-name="ro1">
          <table:table-cell office:value-type="float" office:value="5372">
            <text:p>5372</text:p>
          </table:table-cell>
        </table:table-row>
        <table:table-row table:style-name="ro1">
          <table:table-cell office:value-type="float" office:value="5412">
            <text:p>541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1">
            <text:p>5791</text:p>
          </table:table-cell>
        </table:table-row>
        <table:table-row table:style-name="ro1">
          <table:table-cell office:value-type="float" office:value="5825">
            <text:p>5825</text:p>
          </table:table-cell>
        </table:table-row>
        <table:table-row table:style-name="ro1">
          <table:table-cell office:value-type="float" office:value="5854">
            <text:p>5854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5924">
            <text:p>5924</text:p>
          </table:table-cell>
        </table:table-row>
        <table:table-row table:style-name="ro1">
          <table:table-cell office:value-type="float" office:value="5959">
            <text:p>5959</text:p>
          </table:table-cell>
        </table:table-row>
        <table:table-row table:style-name="ro1">
          <table:table-cell office:value-type="float" office:value="6061">
            <text:p>6061</text:p>
          </table:table-cell>
        </table:table-row>
        <table:table-row table:style-name="ro1"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09">
            <text:p>6409</text:p>
          </table:table-cell>
        </table:table-row>
        <table:table-row table:style-name="ro1">
          <table:table-cell office:value-type="float" office:value="6602">
            <text:p>6602</text:p>
          </table:table-cell>
        </table:table-row>
        <table:table-row table:style-name="ro1">
          <table:table-cell office:value-type="float" office:value="6634">
            <text:p>6634</text:p>
          </table:table-cell>
        </table:table-row>
        <table:table-row table:style-name="ro1">
          <table:table-cell office:value-type="float" office:value="6667">
            <text:p>6667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6745">
            <text:p>67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8">
            <text:p>5068</text:p>
          </table:table-cell>
        </table:table-row>
        <table:table-row table:style-name="ro1">
          <table:table-cell office:value-type="float" office:value="5150">
            <text:p>5150</text:p>
          </table:table-cell>
        </table:table-row>
        <table:table-row table:style-name="ro1">
          <table:table-cell office:value-type="float" office:value="5193">
            <text:p>5193</text:p>
          </table:table-cell>
        </table:table-row>
        <table:table-row table:style-name="ro1"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5279">
            <text:p>5279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5527">
            <text:p>5527</text:p>
          </table:table-cell>
        </table:table-row>
        <table:table-row table:style-name="ro1">
          <table:table-cell office:value-type="float" office:value="5571">
            <text:p>5571</text:p>
          </table:table-cell>
        </table:table-row>
        <table:table-row table:style-name="ro1">
          <table:table-cell office:value-type="float" office:value="5611">
            <text:p>5611</text:p>
          </table:table-cell>
        </table:table-row>
        <table:table-row table:style-name="ro1"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406">
            <text:p>5406</text:p>
          </table:table-cell>
        </table:table-row>
        <table:table-row table:style-name="ro1">
          <table:table-cell office:value-type="float" office:value="5455">
            <text:p>5455</text:p>
          </table:table-cell>
        </table:table-row>
        <table:table-row table:style-name="ro1">
          <table:table-cell office:value-type="float" office:value="5507">
            <text:p>5507</text:p>
          </table:table-cell>
        </table:table-row>
        <table:table-row table:style-name="ro1">
          <table:table-cell office:value-type="float" office:value="5542">
            <text:p>5542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612">
            <text:p>5612</text:p>
          </table:table-cell>
        </table:table-row>
        <table:table-row table:style-name="ro1">
          <table:table-cell office:value-type="float" office:value="5645">
            <text:p>5645</text:p>
          </table:table-cell>
        </table:table-row>
        <table:table-row table:style-name="ro1">
          <table:table-cell office:value-type="float" office:value="5678">
            <text:p>5678</text:p>
          </table:table-cell>
        </table:table-row>
        <table:table-row table:style-name="ro1">
          <table:table-cell office:value-type="float" office:value="5710">
            <text:p>5710</text:p>
          </table:table-cell>
        </table:table-row>
        <table:table-row table:style-name="ro1">
          <table:table-cell office:value-type="float" office:value="5742">
            <text:p>5742</text:p>
          </table:table-cell>
        </table:table-row>
        <table:table-row table:style-name="ro1">
          <table:table-cell office:value-type="float" office:value="5774">
            <text:p>5774</text:p>
          </table:table-cell>
        </table:table-row>
        <table:table-row table:style-name="ro1">
          <table:table-cell office:value-type="float" office:value="5805">
            <text:p>5805</text:p>
          </table:table-cell>
        </table:table-row>
        <table:table-row table:style-name="ro1">
          <table:table-cell office:value-type="float" office:value="5837">
            <text:p>58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0">
            <text:p>5090</text:p>
          </table:table-cell>
        </table:table-row>
        <table:table-row table:style-name="ro1">
          <table:table-cell office:value-type="float" office:value="5137">
            <text:p>5137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223">
            <text:p>5223</text:p>
          </table:table-cell>
        </table:table-row>
        <table:table-row table:style-name="ro1">
          <table:table-cell office:value-type="float" office:value="5279">
            <text:p>5279</text:p>
          </table:table-cell>
        </table:table-row>
        <table:table-row table:style-name="ro1">
          <table:table-cell office:value-type="float" office:value="5326">
            <text:p>5326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5471">
            <text:p>5471</text:p>
          </table:table-cell>
        </table:table-row>
        <table:table-row table:style-name="ro1">
          <table:table-cell office:value-type="float" office:value="5512">
            <text:p>5512</text:p>
          </table:table-cell>
        </table:table-row>
        <table:table-row table:style-name="ro1">
          <table:table-cell office:value-type="float" office:value="5554">
            <text:p>5554</text:p>
          </table:table-cell>
        </table:table-row>
        <table:table-row table:style-name="ro1">
          <table:table-cell office:value-type="float" office:value="5594">
            <text:p>5594</text:p>
          </table:table-cell>
        </table:table-row>
        <table:table-row table:style-name="ro1"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716">
            <text:p>57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5559">
            <text:p>5559</text:p>
          </table:table-cell>
        </table:table-row>
        <table:table-row table:style-name="ro1">
          <table:table-cell office:value-type="float" office:value="5603">
            <text:p>5603</text:p>
          </table:table-cell>
        </table:table-row>
        <table:table-row table:style-name="ro1">
          <table:table-cell office:value-type="float" office:value="5646">
            <text:p>5646</text:p>
          </table:table-cell>
        </table:table-row>
        <table:table-row table:style-name="ro1">
          <table:table-cell office:value-type="float" office:value="5689">
            <text:p>5689</text:p>
          </table:table-cell>
        </table:table-row>
        <table:table-row table:style-name="ro1">
          <table:table-cell office:value-type="float" office:value="5734">
            <text:p>5734</text:p>
          </table:table-cell>
        </table:table-row>
        <table:table-row table:style-name="ro1">
          <table:table-cell office:value-type="float" office:value="5775">
            <text:p>5775</text:p>
          </table:table-cell>
        </table:table-row>
        <table:table-row table:style-name="ro1">
          <table:table-cell office:value-type="float" office:value="5816">
            <text:p>5816</text:p>
          </table:table-cell>
        </table:table-row>
        <table:table-row table:style-name="ro1">
          <table:table-cell office:value-type="float" office:value="5853">
            <text:p>5853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37">
            <text:p>5937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5314">
            <text:p>5314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5407">
            <text:p>5407</text:p>
          </table:table-cell>
        </table:table-row>
        <table:table-row table:style-name="ro1">
          <table:table-cell office:value-type="float" office:value="5450">
            <text:p>5450</text:p>
          </table:table-cell>
        </table:table-row>
        <table:table-row table:style-name="ro1"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5659">
            <text:p>5659</text:p>
          </table:table-cell>
        </table:table-row>
        <table:table-row table:style-name="ro1">
          <table:table-cell office:value-type="float" office:value="5700">
            <text:p>5700</text:p>
          </table:table-cell>
        </table:table-row>
        <table:table-row table:style-name="ro1">
          <table:table-cell office:value-type="float" office:value="5740">
            <text:p>5740</text:p>
          </table:table-cell>
        </table:table-row>
        <table:table-row table:style-name="ro1">
          <table:table-cell office:value-type="float" office:value="5781">
            <text:p>5781</text:p>
          </table:table-cell>
        </table:table-row>
        <table:table-row table:style-name="ro1">
          <table:table-cell office:value-type="float" office:value="5822">
            <text:p>58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5510">
            <text:p>5510</text:p>
          </table:table-cell>
        </table:table-row>
        <table:table-row table:style-name="ro1">
          <table:table-cell office:value-type="float" office:value="5553">
            <text:p>5553</text:p>
          </table:table-cell>
        </table:table-row>
        <table:table-row table:style-name="ro1">
          <table:table-cell office:value-type="float" office:value="5597">
            <text:p>5597</text:p>
          </table:table-cell>
        </table:table-row>
        <table:table-row table:style-name="ro1">
          <table:table-cell office:value-type="float" office:value="5641">
            <text:p>5641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5772">
            <text:p>5772</text:p>
          </table:table-cell>
        </table:table-row>
        <table:table-row table:style-name="ro1">
          <table:table-cell office:value-type="float" office:value="5813">
            <text:p>5813</text:p>
          </table:table-cell>
        </table:table-row>
        <table:table-row table:style-name="ro1">
          <table:table-cell office:value-type="float" office:value="5851">
            <text:p>5851</text:p>
          </table:table-cell>
        </table:table-row>
        <table:table-row table:style-name="ro1">
          <table:table-cell office:value-type="float" office:value="5895">
            <text:p>5895</text:p>
          </table:table-cell>
        </table:table-row>
        <table:table-row table:style-name="ro1"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5977">
            <text:p>5977</text:p>
          </table:table-cell>
        </table:table-row>
        <table:table-row table:style-name="ro1"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6059">
            <text:p>605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5">
            <text:p>5315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39">
            <text:p>5439</text:p>
          </table:table-cell>
        </table:table-row>
        <table:table-row table:style-name="ro1">
          <table:table-cell office:value-type="float" office:value="5482">
            <text:p>5482</text:p>
          </table:table-cell>
        </table:table-row>
        <table:table-row table:style-name="ro1">
          <table:table-cell office:value-type="float" office:value="5526">
            <text:p>5526</text:p>
          </table:table-cell>
        </table:table-row>
        <table:table-row table:style-name="ro1">
          <table:table-cell office:value-type="float" office:value="5570">
            <text:p>5570</text:p>
          </table:table-cell>
        </table:table-row>
        <table:table-row table:style-name="ro1"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5657">
            <text:p>5657</text:p>
          </table:table-cell>
        </table:table-row>
        <table:table-row table:style-name="ro1">
          <table:table-cell office:value-type="float" office:value="5698">
            <text:p>5698</text:p>
          </table:table-cell>
        </table:table-row>
        <table:table-row table:style-name="ro1">
          <table:table-cell office:value-type="float" office:value="5739">
            <text:p>5739</text:p>
          </table:table-cell>
        </table:table-row>
        <table:table-row table:style-name="ro1"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5820">
            <text:p>5820</text:p>
          </table:table-cell>
        </table:table-row>
        <table:table-row table:style-name="ro1">
          <table:table-cell office:value-type="float" office:value="5861">
            <text:p>5861</text:p>
          </table:table-cell>
        </table:table-row>
        <table:table-row table:style-name="ro1">
          <table:table-cell office:value-type="float" office:value="5902">
            <text:p>5902</text:p>
          </table:table-cell>
        </table:table-row>
        <table:table-row table:style-name="ro1">
          <table:table-cell office:value-type="float" office:value="5943">
            <text:p>59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76">
            <text:p>6676</text:p>
          </table:table-cell>
        </table:table-row>
        <table:table-row table:style-name="ro1">
          <table:table-cell office:value-type="float" office:value="6811">
            <text:p>6811</text:p>
          </table:table-cell>
        </table:table-row>
        <table:table-row table:style-name="ro1">
          <table:table-cell office:value-type="float" office:value="6856">
            <text:p>6856</text:p>
          </table:table-cell>
        </table:table-row>
        <table:table-row table:style-name="ro1">
          <table:table-cell office:value-type="float" office:value="6899">
            <text:p>6899</text:p>
          </table:table-cell>
        </table:table-row>
        <table:table-row table:style-name="ro1">
          <table:table-cell office:value-type="float" office:value="6943">
            <text:p>6943</text:p>
          </table:table-cell>
        </table:table-row>
        <table:table-row table:style-name="ro1">
          <table:table-cell office:value-type="float" office:value="6988">
            <text:p>6988</text:p>
          </table:table-cell>
        </table:table-row>
        <table:table-row table:style-name="ro1">
          <table:table-cell office:value-type="float" office:value="7033">
            <text:p>7033</text:p>
          </table:table-cell>
        </table:table-row>
        <table:table-row table:style-name="ro1">
          <table:table-cell office:value-type="float" office:value="7078">
            <text:p>7078</text:p>
          </table:table-cell>
        </table:table-row>
        <table:table-row table:style-name="ro1">
          <table:table-cell office:value-type="float" office:value="7160">
            <text:p>7160</text:p>
          </table:table-cell>
        </table:table-row>
        <table:table-row table:style-name="ro1">
          <table:table-cell office:value-type="float" office:value="7234">
            <text:p>7234</text:p>
          </table:table-cell>
        </table:table-row>
        <table:table-row table:style-name="ro1">
          <table:table-cell office:value-type="float" office:value="7279">
            <text:p>7279</text:p>
          </table:table-cell>
        </table:table-row>
        <table:table-row table:style-name="ro1">
          <table:table-cell office:value-type="float" office:value="7321">
            <text:p>7321</text:p>
          </table:table-cell>
        </table:table-row>
        <table:table-row table:style-name="ro1">
          <table:table-cell office:value-type="float" office:value="7364">
            <text:p>7364</text:p>
          </table:table-cell>
        </table:table-row>
        <table:table-row table:style-name="ro1">
          <table:table-cell office:value-type="float" office:value="7405">
            <text:p>7405</text:p>
          </table:table-cell>
        </table:table-row>
        <table:table-row table:style-name="ro1">
          <table:table-cell office:value-type="float" office:value="7443">
            <text:p>74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">
            <text:p>4447</text:p>
          </table:table-cell>
        </table:table-row>
        <table:table-row table:style-name="ro1">
          <table:table-cell office:value-type="float" office:value="4496">
            <text:p>4496</text:p>
          </table:table-cell>
        </table:table-row>
        <table:table-row table:style-name="ro1">
          <table:table-cell office:value-type="float" office:value="4558">
            <text:p>4558</text:p>
          </table:table-cell>
        </table:table-row>
        <table:table-row table:style-name="ro1">
          <table:table-cell office:value-type="float" office:value="5585">
            <text:p>5585</text:p>
          </table:table-cell>
        </table:table-row>
        <table:table-row table:style-name="ro1">
          <table:table-cell office:value-type="float" office:value="5636">
            <text:p>5636</text:p>
          </table:table-cell>
        </table:table-row>
        <table:table-row table:style-name="ro1">
          <table:table-cell office:value-type="float" office:value="5681">
            <text:p>5681</text:p>
          </table:table-cell>
        </table:table-row>
        <table:table-row table:style-name="ro1">
          <table:table-cell office:value-type="float" office:value="5725">
            <text:p>5725</text:p>
          </table:table-cell>
        </table:table-row>
        <table:table-row table:style-name="ro1"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5900">
            <text:p>5900</text:p>
          </table:table-cell>
        </table:table-row>
        <table:table-row table:style-name="ro1">
          <table:table-cell office:value-type="float" office:value="5942">
            <text:p>5942</text:p>
          </table:table-cell>
        </table:table-row>
        <table:table-row table:style-name="ro1">
          <table:table-cell office:value-type="float" office:value="5983">
            <text:p>5983</text:p>
          </table:table-cell>
        </table:table-row>
        <table:table-row table:style-name="ro1">
          <table:table-cell office:value-type="float" office:value="6025">
            <text:p>6025</text:p>
          </table:table-cell>
        </table:table-row>
        <table:table-row table:style-name="ro1">
          <table:table-cell office:value-type="float" office:value="6067">
            <text:p>6067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5630">
            <text:p>5630</text:p>
          </table:table-cell>
        </table:table-row>
        <table:table-row table:style-name="ro1">
          <table:table-cell office:value-type="float" office:value="5674">
            <text:p>5674</text:p>
          </table:table-cell>
        </table:table-row>
        <table:table-row table:style-name="ro1">
          <table:table-cell office:value-type="float" office:value="5718">
            <text:p>5718</text:p>
          </table:table-cell>
        </table:table-row>
        <table:table-row table:style-name="ro1">
          <table:table-cell office:value-type="float" office:value="5762">
            <text:p>5762</text:p>
          </table:table-cell>
        </table:table-row>
        <table:table-row table:style-name="ro1">
          <table:table-cell office:value-type="float" office:value="5806">
            <text:p>5806</text:p>
          </table:table-cell>
        </table:table-row>
        <table:table-row table:style-name="ro1">
          <table:table-cell office:value-type="float" office:value="5851">
            <text:p>5851</text:p>
          </table:table-cell>
        </table:table-row>
        <table:table-row table:style-name="ro1">
          <table:table-cell office:value-type="float" office:value="5918">
            <text:p>5918</text:p>
          </table:table-cell>
        </table:table-row>
        <table:table-row table:style-name="ro1">
          <table:table-cell office:value-type="float" office:value="5959">
            <text:p>5959</text:p>
          </table:table-cell>
        </table:table-row>
        <table:table-row table:style-name="ro1">
          <table:table-cell office:value-type="float" office:value="6001">
            <text:p>6001</text:p>
          </table:table-cell>
        </table:table-row>
        <table:table-row table:style-name="ro1">
          <table:table-cell office:value-type="float" office:value="6043">
            <text:p>6043</text:p>
          </table:table-cell>
        </table:table-row>
        <table:table-row table:style-name="ro1">
          <table:table-cell office:value-type="float" office:value="6084">
            <text:p>6084</text:p>
          </table:table-cell>
        </table:table-row>
        <table:table-row table:style-name="ro1">
          <table:table-cell office:value-type="float" office:value="6124">
            <text:p>6124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23">
            <text:p>5723</text:p>
          </table:table-cell>
        </table:table-row>
        <table:table-row table:style-name="ro1">
          <table:table-cell office:value-type="float" office:value="5787">
            <text:p>5787</text:p>
          </table:table-cell>
        </table:table-row>
        <table:table-row table:style-name="ro1">
          <table:table-cell office:value-type="float" office:value="5832">
            <text:p>5832</text:p>
          </table:table-cell>
        </table:table-row>
        <table:table-row table:style-name="ro1">
          <table:table-cell office:value-type="float" office:value="5877">
            <text:p>5877</text:p>
          </table:table-cell>
        </table:table-row>
        <table:table-row table:style-name="ro1">
          <table:table-cell office:value-type="float" office:value="5922">
            <text:p>5922</text:p>
          </table:table-cell>
        </table:table-row>
        <table:table-row table:style-name="ro1">
          <table:table-cell office:value-type="float" office:value="5966">
            <text:p>5966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67">
            <text:p>6067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191">
            <text:p>6191</text:p>
          </table:table-cell>
        </table:table-row>
        <table:table-row table:style-name="ro1"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6273">
            <text:p>627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83">
            <text:p>6483</text:p>
          </table:table-cell>
        </table:table-row>
        <table:table-row table:style-name="ro1">
          <table:table-cell office:value-type="float" office:value="6528">
            <text:p>6528</text:p>
          </table:table-cell>
        </table:table-row>
        <table:table-row table:style-name="ro1">
          <table:table-cell office:value-type="float" office:value="6573">
            <text:p>6573</text:p>
          </table:table-cell>
        </table:table-row>
        <table:table-row table:style-name="ro1">
          <table:table-cell office:value-type="float" office:value="6617">
            <text:p>6617</text:p>
          </table:table-cell>
        </table:table-row>
        <table:table-row table:style-name="ro1">
          <table:table-cell office:value-type="float" office:value="6662">
            <text:p>6662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45">
            <text:p>6745</text:p>
          </table:table-cell>
        </table:table-row>
        <table:table-row table:style-name="ro1">
          <table:table-cell office:value-type="float" office:value="6786">
            <text:p>6786</text:p>
          </table:table-cell>
        </table:table-row>
        <table:table-row table:style-name="ro1">
          <table:table-cell office:value-type="float" office:value="6828">
            <text:p>6828</text:p>
          </table:table-cell>
        </table:table-row>
        <table:table-row table:style-name="ro1">
          <table:table-cell office:value-type="float" office:value="6869">
            <text:p>6869</text:p>
          </table:table-cell>
        </table:table-row>
        <table:table-row table:style-name="ro1">
          <table:table-cell office:value-type="float" office:value="6911">
            <text:p>6911</text:p>
          </table:table-cell>
        </table:table-row>
        <table:table-row table:style-name="ro1">
          <table:table-cell office:value-type="float" office:value="6952">
            <text:p>695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5730">
            <text:p>5730</text:p>
          </table:table-cell>
        </table:table-row>
        <table:table-row table:style-name="ro1"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5837">
            <text:p>5837</text:p>
          </table:table-cell>
        </table:table-row>
        <table:table-row table:style-name="ro1">
          <table:table-cell office:value-type="float" office:value="5882">
            <text:p>5882</text:p>
          </table:table-cell>
        </table:table-row>
        <table:table-row table:style-name="ro1">
          <table:table-cell office:value-type="float" office:value="5928">
            <text:p>5928</text:p>
          </table:table-cell>
        </table:table-row>
        <table:table-row table:style-name="ro1">
          <table:table-cell office:value-type="float" office:value="5972">
            <text:p>5972</text:p>
          </table:table-cell>
        </table:table-row>
        <table:table-row table:style-name="ro1">
          <table:table-cell office:value-type="float" office:value="6017">
            <text:p>6017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163">
            <text:p>6163</text:p>
          </table:table-cell>
        </table:table-row>
        <table:table-row table:style-name="ro1">
          <table:table-cell office:value-type="float" office:value="6205">
            <text:p>6205</text:p>
          </table:table-cell>
        </table:table-row>
        <table:table-row table:style-name="ro1">
          <table:table-cell office:value-type="float" office:value="6244">
            <text:p>6244</text:p>
          </table:table-cell>
        </table:table-row>
        <table:table-row table:style-name="ro1">
          <table:table-cell office:value-type="float" office:value="6289">
            <text:p>6289</text:p>
          </table:table-cell>
        </table:table-row>
        <table:table-row table:style-name="ro1">
          <table:table-cell office:value-type="float" office:value="6327">
            <text:p>63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5646">
            <text:p>5646</text:p>
          </table:table-cell>
        </table:table-row>
        <table:table-row table:style-name="ro1">
          <table:table-cell office:value-type="float" office:value="5707">
            <text:p>5707</text:p>
          </table:table-cell>
        </table:table-row>
        <table:table-row table:style-name="ro1">
          <table:table-cell office:value-type="float" office:value="5752">
            <text:p>5752</text:p>
          </table:table-cell>
        </table:table-row>
        <table:table-row table:style-name="ro1">
          <table:table-cell office:value-type="float" office:value="5796">
            <text:p>5796</text:p>
          </table:table-cell>
        </table:table-row>
        <table:table-row table:style-name="ro1">
          <table:table-cell office:value-type="float" office:value="5841">
            <text:p>5841</text:p>
          </table:table-cell>
        </table:table-row>
        <table:table-row table:style-name="ro1">
          <table:table-cell office:value-type="float" office:value="5886">
            <text:p>5886</text:p>
          </table:table-cell>
        </table:table-row>
        <table:table-row table:style-name="ro1">
          <table:table-cell office:value-type="float" office:value="5930">
            <text:p>5930</text:p>
          </table:table-cell>
        </table:table-row>
        <table:table-row table:style-name="ro1">
          <table:table-cell office:value-type="float" office:value="5972">
            <text:p>5972</text:p>
          </table:table-cell>
        </table:table-row>
        <table:table-row table:style-name="ro1">
          <table:table-cell office:value-type="float" office:value="6014">
            <text:p>6014</text:p>
          </table:table-cell>
        </table:table-row>
        <table:table-row table:style-name="ro1">
          <table:table-cell office:value-type="float" office:value="6056">
            <text:p>6056</text:p>
          </table:table-cell>
        </table:table-row>
        <table:table-row table:style-name="ro1">
          <table:table-cell office:value-type="float" office:value="6097">
            <text:p>6097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85">
            <text:p>5785</text:p>
          </table:table-cell>
        </table:table-row>
        <table:table-row table:style-name="ro1">
          <table:table-cell office:value-type="float" office:value="5886">
            <text:p>5886</text:p>
          </table:table-cell>
        </table:table-row>
        <table:table-row table:style-name="ro1">
          <table:table-cell office:value-type="float" office:value="5931">
            <text:p>5931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11">
            <text:p>6211</text:p>
          </table:table-cell>
        </table:table-row>
        <table:table-row table:style-name="ro1">
          <table:table-cell office:value-type="float" office:value="6252">
            <text:p>6252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5">
            <text:p>6315</text:p>
          </table:table-cell>
        </table:table-row>
        <table:table-row table:style-name="ro1">
          <table:table-cell office:value-type="float" office:value="6360">
            <text:p>6360</text:p>
          </table:table-cell>
        </table:table-row>
        <table:table-row table:style-name="ro1"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6461">
            <text:p>6461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613">
            <text:p>6613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6697">
            <text:p>6697</text:p>
          </table:table-cell>
        </table:table-row>
        <table:table-row table:style-name="ro1">
          <table:table-cell office:value-type="float" office:value="6739">
            <text:p>6739</text:p>
          </table:table-cell>
        </table:table-row>
        <table:table-row table:style-name="ro1">
          <table:table-cell office:value-type="float" office:value="6781">
            <text:p>6781</text:p>
          </table:table-cell>
        </table:table-row>
        <table:table-row table:style-name="ro1">
          <table:table-cell office:value-type="float" office:value="6823">
            <text:p>6823</text:p>
          </table:table-cell>
        </table:table-row>
        <table:table-row table:style-name="ro1">
          <table:table-cell office:value-type="float" office:value="6865">
            <text:p>68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2">
            <text:p>5722</text:p>
          </table:table-cell>
        </table:table-row>
        <table:table-row table:style-name="ro1">
          <table:table-cell office:value-type="float" office:value="5787">
            <text:p>5787</text:p>
          </table:table-cell>
        </table:table-row>
        <table:table-row table:style-name="ro1">
          <table:table-cell office:value-type="float" office:value="5833">
            <text:p>5833</text:p>
          </table:table-cell>
        </table:table-row>
        <table:table-row table:style-name="ro1">
          <table:table-cell office:value-type="float" office:value="5881">
            <text:p>5881</text:p>
          </table:table-cell>
        </table:table-row>
        <table:table-row table:style-name="ro1">
          <table:table-cell office:value-type="float" office:value="5927">
            <text:p>5927</text:p>
          </table:table-cell>
        </table:table-row>
        <table:table-row table:style-name="ro1">
          <table:table-cell office:value-type="float" office:value="5973">
            <text:p>5973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065">
            <text:p>6065</text:p>
          </table:table-cell>
        </table:table-row>
        <table:table-row table:style-name="ro1">
          <table:table-cell office:value-type="float" office:value="6107">
            <text:p>6107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192">
            <text:p>6192</text:p>
          </table:table-cell>
        </table:table-row>
        <table:table-row table:style-name="ro1"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5950">
            <text:p>5950</text:p>
          </table:table-cell>
        </table:table-row>
        <table:table-row table:style-name="ro1">
          <table:table-cell office:value-type="float" office:value="5998">
            <text:p>5998</text:p>
          </table:table-cell>
        </table:table-row>
        <table:table-row table:style-name="ro1">
          <table:table-cell office:value-type="float" office:value="6044">
            <text:p>6044</text:p>
          </table:table-cell>
        </table:table-row>
        <table:table-row table:style-name="ro1">
          <table:table-cell office:value-type="float" office:value="6089">
            <text:p>6089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65">
            <text:p>6265</text:p>
          </table:table-cell>
        </table:table-row>
        <table:table-row table:style-name="ro1">
          <table:table-cell office:value-type="float" office:value="6308">
            <text:p>6308</text:p>
          </table:table-cell>
        </table:table-row>
        <table:table-row table:style-name="ro1">
          <table:table-cell office:value-type="float" office:value="6351">
            <text:p>6351</text:p>
          </table:table-cell>
        </table:table-row>
        <table:table-row table:style-name="ro1">
          <table:table-cell office:value-type="float" office:value="6393">
            <text:p>6393</text:p>
          </table:table-cell>
        </table:table-row>
        <table:table-row table:style-name="ro1">
          <table:table-cell office:value-type="float" office:value="6436">
            <text:p>6436</text:p>
          </table:table-cell>
        </table:table-row>
        <table:table-row table:style-name="ro1">
          <table:table-cell office:value-type="float" office:value="6479">
            <text:p>647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6087">
            <text:p>6087</text:p>
          </table:table-cell>
        </table:table-row>
        <table:table-row table:style-name="ro1">
          <table:table-cell office:value-type="float" office:value="6133">
            <text:p>6133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2">
            <text:p>6312</text:p>
          </table:table-cell>
        </table:table-row>
        <table:table-row table:style-name="ro1">
          <table:table-cell office:value-type="float" office:value="6355">
            <text:p>6355</text:p>
          </table:table-cell>
        </table:table-row>
        <table:table-row table:style-name="ro1">
          <table:table-cell office:value-type="float" office:value="6397">
            <text:p>6397</text:p>
          </table:table-cell>
        </table:table-row>
        <table:table-row table:style-name="ro1">
          <table:table-cell office:value-type="float" office:value="6439">
            <text:p>6439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66">
            <text:p>656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4">
            <text:p>6074</text:p>
          </table:table-cell>
        </table:table-row>
        <table:table-row table:style-name="ro1"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6213">
            <text:p>6213</text:p>
          </table:table-cell>
        </table:table-row>
        <table:table-row table:style-name="ro1">
          <table:table-cell office:value-type="float" office:value="6263">
            <text:p>6263</text:p>
          </table:table-cell>
        </table:table-row>
        <table:table-row table:style-name="ro1">
          <table:table-cell office:value-type="float" office:value="6310">
            <text:p>6310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402">
            <text:p>6402</text:p>
          </table:table-cell>
        </table:table-row>
        <table:table-row table:style-name="ro1">
          <table:table-cell office:value-type="float" office:value="6448">
            <text:p>6448</text:p>
          </table:table-cell>
        </table:table-row>
        <table:table-row table:style-name="ro1">
          <table:table-cell office:value-type="float" office:value="6491">
            <text:p>6491</text:p>
          </table:table-cell>
        </table:table-row>
        <table:table-row table:style-name="ro1">
          <table:table-cell office:value-type="float" office:value="6533">
            <text:p>6533</text:p>
          </table:table-cell>
        </table:table-row>
        <table:table-row table:style-name="ro1">
          <table:table-cell office:value-type="float" office:value="6575">
            <text:p>6575</text:p>
          </table:table-cell>
        </table:table-row>
        <table:table-row table:style-name="ro1">
          <table:table-cell office:value-type="float" office:value="6617">
            <text:p>6617</text:p>
          </table:table-cell>
        </table:table-row>
        <table:table-row table:style-name="ro1">
          <table:table-cell office:value-type="float" office:value="6659">
            <text:p>6659</text:p>
          </table:table-cell>
        </table:table-row>
        <table:table-row table:style-name="ro1">
          <table:table-cell office:value-type="float" office:value="6702">
            <text:p>6702</text:p>
          </table:table-cell>
        </table:table-row>
        <table:table-row table:style-name="ro1">
          <table:table-cell office:value-type="float" office:value="6744">
            <text:p>67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4">
            <text:p>6034</text:p>
          </table:table-cell>
        </table:table-row>
        <table:table-row table:style-name="ro1">
          <table:table-cell office:value-type="float" office:value="6124">
            <text:p>6124</text:p>
          </table:table-cell>
        </table:table-row>
        <table:table-row table:style-name="ro1"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6217">
            <text:p>6217</text:p>
          </table:table-cell>
        </table:table-row>
        <table:table-row table:style-name="ro1">
          <table:table-cell office:value-type="float" office:value="6263">
            <text:p>6263</text:p>
          </table:table-cell>
        </table:table-row>
        <table:table-row table:style-name="ro1">
          <table:table-cell office:value-type="float" office:value="6309">
            <text:p>6309</text:p>
          </table:table-cell>
        </table:table-row>
        <table:table-row table:style-name="ro1">
          <table:table-cell office:value-type="float" office:value="6355">
            <text:p>6355</text:p>
          </table:table-cell>
        </table:table-row>
        <table:table-row table:style-name="ro1">
          <table:table-cell office:value-type="float" office:value="6401">
            <text:p>6401</text:p>
          </table:table-cell>
        </table:table-row>
        <table:table-row table:style-name="ro1">
          <table:table-cell office:value-type="float" office:value="6444">
            <text:p>6444</text:p>
          </table:table-cell>
        </table:table-row>
        <table:table-row table:style-name="ro1">
          <table:table-cell office:value-type="float" office:value="6487">
            <text:p>6487</text:p>
          </table:table-cell>
        </table:table-row>
        <table:table-row table:style-name="ro1">
          <table:table-cell office:value-type="float" office:value="6530">
            <text:p>6530</text:p>
          </table:table-cell>
        </table:table-row>
        <table:table-row table:style-name="ro1">
          <table:table-cell office:value-type="float" office:value="6572">
            <text:p>6572</text:p>
          </table:table-cell>
        </table:table-row>
        <table:table-row table:style-name="ro1">
          <table:table-cell office:value-type="float" office:value="6615">
            <text:p>6615</text:p>
          </table:table-cell>
        </table:table-row>
        <table:table-row table:style-name="ro1"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6699">
            <text:p>66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1">
            <text:p>5961</text:p>
          </table:table-cell>
        </table:table-row>
        <table:table-row table:style-name="ro1"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6088">
            <text:p>6088</text:p>
          </table:table-cell>
        </table:table-row>
        <table:table-row table:style-name="ro1">
          <table:table-cell office:value-type="float" office:value="6134">
            <text:p>6134</text:p>
          </table:table-cell>
        </table:table-row>
        <table:table-row table:style-name="ro1">
          <table:table-cell office:value-type="float" office:value="6179">
            <text:p>6179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364">
            <text:p>6364</text:p>
          </table:table-cell>
        </table:table-row>
        <table:table-row table:style-name="ro1">
          <table:table-cell office:value-type="float" office:value="6407">
            <text:p>6407</text:p>
          </table:table-cell>
        </table:table-row>
        <table:table-row table:style-name="ro1">
          <table:table-cell office:value-type="float" office:value="6449">
            <text:p>6449</text:p>
          </table:table-cell>
        </table:table-row>
        <table:table-row table:style-name="ro1"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6535">
            <text:p>6535</text:p>
          </table:table-cell>
        </table:table-row>
        <table:table-row table:style-name="ro1">
          <table:table-cell office:value-type="float" office:value="6581">
            <text:p>6581</text:p>
          </table:table-cell>
        </table:table-row>
        <table:table-row table:style-name="ro1">
          <table:table-cell office:value-type="float" office:value="6623">
            <text:p>66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6">
            <text:p>6106</text:p>
          </table:table-cell>
        </table:table-row>
        <table:table-row table:style-name="ro1">
          <table:table-cell office:value-type="float" office:value="6192">
            <text:p>6192</text:p>
          </table:table-cell>
        </table:table-row>
        <table:table-row table:style-name="ro1">
          <table:table-cell office:value-type="float" office:value="6243">
            <text:p>6243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35">
            <text:p>6335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7">
            <text:p>6427</text:p>
          </table:table-cell>
        </table:table-row>
        <table:table-row table:style-name="ro1">
          <table:table-cell office:value-type="float" office:value="6473">
            <text:p>6473</text:p>
          </table:table-cell>
        </table:table-row>
        <table:table-row table:style-name="ro1">
          <table:table-cell office:value-type="float" office:value="6516">
            <text:p>6516</text:p>
          </table:table-cell>
        </table:table-row>
        <table:table-row table:style-name="ro1">
          <table:table-cell office:value-type="float" office:value="6558">
            <text:p>6558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4">
            <text:p>6644</text:p>
          </table:table-cell>
        </table:table-row>
        <table:table-row table:style-name="ro1">
          <table:table-cell office:value-type="float" office:value="6687">
            <text:p>6687</text:p>
          </table:table-cell>
        </table:table-row>
        <table:table-row table:style-name="ro1">
          <table:table-cell office:value-type="float" office:value="6729">
            <text:p>6729</text:p>
          </table:table-cell>
        </table:table-row>
        <table:table-row table:style-name="ro1">
          <table:table-cell office:value-type="float" office:value="6772">
            <text:p>677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8">
            <text:p>6488</text:p>
          </table:table-cell>
        </table:table-row>
        <table:table-row table:style-name="ro1">
          <table:table-cell office:value-type="float" office:value="6581">
            <text:p>6581</text:p>
          </table:table-cell>
        </table:table-row>
        <table:table-row table:style-name="ro1"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671">
            <text:p>6671</text:p>
          </table:table-cell>
        </table:table-row>
        <table:table-row table:style-name="ro1">
          <table:table-cell office:value-type="float" office:value="6717">
            <text:p>6717</text:p>
          </table:table-cell>
        </table:table-row>
        <table:table-row table:style-name="ro1">
          <table:table-cell office:value-type="float" office:value="6764">
            <text:p>6764</text:p>
          </table:table-cell>
        </table:table-row>
        <table:table-row table:style-name="ro1">
          <table:table-cell office:value-type="float" office:value="6811">
            <text:p>6811</text:p>
          </table:table-cell>
        </table:table-row>
        <table:table-row table:style-name="ro1">
          <table:table-cell office:value-type="float" office:value="6858">
            <text:p>6858</text:p>
          </table:table-cell>
        </table:table-row>
        <table:table-row table:style-name="ro1">
          <table:table-cell office:value-type="float" office:value="6905">
            <text:p>6905</text:p>
          </table:table-cell>
        </table:table-row>
        <table:table-row table:style-name="ro1">
          <table:table-cell office:value-type="float" office:value="6949">
            <text:p>6949</text:p>
          </table:table-cell>
        </table:table-row>
        <table:table-row table:style-name="ro1">
          <table:table-cell office:value-type="float" office:value="6997">
            <text:p>6997</text:p>
          </table:table-cell>
        </table:table-row>
        <table:table-row table:style-name="ro1"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7083">
            <text:p>7083</text:p>
          </table:table-cell>
        </table:table-row>
        <table:table-row table:style-name="ro1">
          <table:table-cell office:value-type="float" office:value="7125">
            <text:p>7125</text:p>
          </table:table-cell>
        </table:table-row>
        <table:table-row table:style-name="ro1">
          <table:table-cell office:value-type="float" office:value="7168">
            <text:p>71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31">
            <text:p>6431</text:p>
          </table:table-cell>
        </table:table-row>
        <table:table-row table:style-name="ro1">
          <table:table-cell office:value-type="float" office:value="6477">
            <text:p>6477</text:p>
          </table:table-cell>
        </table:table-row>
        <table:table-row table:style-name="ro1"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6663">
            <text:p>6663</text:p>
          </table:table-cell>
        </table:table-row>
        <table:table-row table:style-name="ro1">
          <table:table-cell office:value-type="float" office:value="6706">
            <text:p>6706</text:p>
          </table:table-cell>
        </table:table-row>
        <table:table-row table:style-name="ro1"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6792">
            <text:p>6792</text:p>
          </table:table-cell>
        </table:table-row>
        <table:table-row table:style-name="ro1">
          <table:table-cell office:value-type="float" office:value="6835">
            <text:p>6835</text:p>
          </table:table-cell>
        </table:table-row>
        <table:table-row table:style-name="ro1">
          <table:table-cell office:value-type="float" office:value="6879">
            <text:p>6879</text:p>
          </table:table-cell>
        </table:table-row>
        <table:table-row table:style-name="ro1">
          <table:table-cell office:value-type="float" office:value="6921">
            <text:p>6921</text:p>
          </table:table-cell>
        </table:table-row>
        <table:table-row table:style-name="ro1">
          <table:table-cell office:value-type="float" office:value="6964">
            <text:p>69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5">
            <text:p>6275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6462">
            <text:p>6462</text:p>
          </table:table-cell>
        </table:table-row>
        <table:table-row table:style-name="ro1">
          <table:table-cell office:value-type="float" office:value="6509">
            <text:p>6509</text:p>
          </table:table-cell>
        </table:table-row>
        <table:table-row table:style-name="ro1">
          <table:table-cell office:value-type="float" office:value="6555">
            <text:p>6555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8">
            <text:p>6648</text:p>
          </table:table-cell>
        </table:table-row>
        <table:table-row table:style-name="ro1">
          <table:table-cell office:value-type="float" office:value="6692">
            <text:p>6692</text:p>
          </table:table-cell>
        </table:table-row>
        <table:table-row table:style-name="ro1">
          <table:table-cell office:value-type="float" office:value="6735">
            <text:p>6735</text:p>
          </table:table-cell>
        </table:table-row>
        <table:table-row table:style-name="ro1">
          <table:table-cell office:value-type="float" office:value="6779">
            <text:p>6779</text:p>
          </table:table-cell>
        </table:table-row>
        <table:table-row table:style-name="ro1">
          <table:table-cell office:value-type="float" office:value="6819">
            <text:p>6819</text:p>
          </table:table-cell>
        </table:table-row>
        <table:table-row table:style-name="ro1">
          <table:table-cell office:value-type="float" office:value="6865">
            <text:p>6865</text:p>
          </table:table-cell>
        </table:table-row>
        <table:table-row table:style-name="ro1">
          <table:table-cell office:value-type="float" office:value="6909">
            <text:p>6909</text:p>
          </table:table-cell>
        </table:table-row>
        <table:table-row table:style-name="ro1">
          <table:table-cell office:value-type="float" office:value="6952">
            <text:p>695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5">
            <text:p>6425</text:p>
          </table:table-cell>
        </table:table-row>
        <table:table-row table:style-name="ro1">
          <table:table-cell office:value-type="float" office:value="6511">
            <text:p>6511</text:p>
          </table:table-cell>
        </table:table-row>
        <table:table-row table:style-name="ro1">
          <table:table-cell office:value-type="float" office:value="6556">
            <text:p>6556</text:p>
          </table:table-cell>
        </table:table-row>
        <table:table-row table:style-name="ro1">
          <table:table-cell office:value-type="float" office:value="6603">
            <text:p>6603</text:p>
          </table:table-cell>
        </table:table-row>
        <table:table-row table:style-name="ro1">
          <table:table-cell office:value-type="float" office:value="6649">
            <text:p>6649</text:p>
          </table:table-cell>
        </table:table-row>
        <table:table-row table:style-name="ro1">
          <table:table-cell office:value-type="float" office:value="6695">
            <text:p>6695</text:p>
          </table:table-cell>
        </table:table-row>
        <table:table-row table:style-name="ro1">
          <table:table-cell office:value-type="float" office:value="6743">
            <text:p>6743</text:p>
          </table:table-cell>
        </table:table-row>
        <table:table-row table:style-name="ro1">
          <table:table-cell office:value-type="float" office:value="6789">
            <text:p>6789</text:p>
          </table:table-cell>
        </table:table-row>
        <table:table-row table:style-name="ro1">
          <table:table-cell office:value-type="float" office:value="6838">
            <text:p>6838</text:p>
          </table:table-cell>
        </table:table-row>
        <table:table-row table:style-name="ro1">
          <table:table-cell office:value-type="float" office:value="6881">
            <text:p>6881</text:p>
          </table:table-cell>
        </table:table-row>
        <table:table-row table:style-name="ro1"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6968">
            <text:p>6968</text:p>
          </table:table-cell>
        </table:table-row>
        <table:table-row table:style-name="ro1">
          <table:table-cell office:value-type="float" office:value="7012">
            <text:p>7012</text:p>
          </table:table-cell>
        </table:table-row>
        <table:table-row table:style-name="ro1">
          <table:table-cell office:value-type="float" office:value="7056">
            <text:p>7056</text:p>
          </table:table-cell>
        </table:table-row>
        <table:table-row table:style-name="ro1">
          <table:table-cell office:value-type="float" office:value="7099">
            <text:p>70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7">
            <text:p>6147</text:p>
          </table:table-cell>
        </table:table-row>
        <table:table-row table:style-name="ro1">
          <table:table-cell office:value-type="float" office:value="6241">
            <text:p>6241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6383">
            <text:p>6383</text:p>
          </table:table-cell>
        </table:table-row>
        <table:table-row table:style-name="ro1">
          <table:table-cell office:value-type="float" office:value="6430">
            <text:p>6430</text:p>
          </table:table-cell>
        </table:table-row>
        <table:table-row table:style-name="ro1">
          <table:table-cell office:value-type="float" office:value="6477">
            <text:p>6477</text:p>
          </table:table-cell>
        </table:table-row>
        <table:table-row table:style-name="ro1">
          <table:table-cell office:value-type="float" office:value="6523">
            <text:p>6523</text:p>
          </table:table-cell>
        </table:table-row>
        <table:table-row table:style-name="ro1">
          <table:table-cell office:value-type="float" office:value="6567">
            <text:p>6567</text:p>
          </table:table-cell>
        </table:table-row>
        <table:table-row table:style-name="ro1">
          <table:table-cell office:value-type="float" office:value="6610">
            <text:p>6610</text:p>
          </table:table-cell>
        </table:table-row>
        <table:table-row table:style-name="ro1">
          <table:table-cell office:value-type="float" office:value="6654">
            <text:p>6654</text:p>
          </table:table-cell>
        </table:table-row>
        <table:table-row table:style-name="ro1">
          <table:table-cell office:value-type="float" office:value="6697">
            <text:p>6697</text:p>
          </table:table-cell>
        </table:table-row>
        <table:table-row table:style-name="ro1">
          <table:table-cell office:value-type="float" office:value="6741">
            <text:p>6741</text:p>
          </table:table-cell>
        </table:table-row>
        <table:table-row table:style-name="ro1">
          <table:table-cell office:value-type="float" office:value="6783">
            <text:p>6783</text:p>
          </table:table-cell>
        </table:table-row>
        <table:table-row table:style-name="ro1">
          <table:table-cell office:value-type="float" office:value="6826">
            <text:p>68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6516">
            <text:p>6516</text:p>
          </table:table-cell>
        </table:table-row>
        <table:table-row table:style-name="ro1">
          <table:table-cell office:value-type="float" office:value="6562">
            <text:p>6562</text:p>
          </table:table-cell>
        </table:table-row>
        <table:table-row table:style-name="ro1">
          <table:table-cell office:value-type="float" office:value="6607">
            <text:p>6607</text:p>
          </table:table-cell>
        </table:table-row>
        <table:table-row table:style-name="ro1"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709">
            <text:p>6709</text:p>
          </table:table-cell>
        </table:table-row>
        <table:table-row table:style-name="ro1">
          <table:table-cell office:value-type="float" office:value="6756">
            <text:p>6756</text:p>
          </table:table-cell>
        </table:table-row>
        <table:table-row table:style-name="ro1">
          <table:table-cell office:value-type="float" office:value="6803">
            <text:p>6803</text:p>
          </table:table-cell>
        </table:table-row>
        <table:table-row table:style-name="ro1">
          <table:table-cell office:value-type="float" office:value="6849">
            <text:p>6849</text:p>
          </table:table-cell>
        </table:table-row>
        <table:table-row table:style-name="ro1">
          <table:table-cell office:value-type="float" office:value="6892">
            <text:p>6892</text:p>
          </table:table-cell>
        </table:table-row>
        <table:table-row table:style-name="ro1">
          <table:table-cell office:value-type="float" office:value="6935">
            <text:p>6935</text:p>
          </table:table-cell>
        </table:table-row>
        <table:table-row table:style-name="ro1">
          <table:table-cell office:value-type="float" office:value="6979">
            <text:p>6979</text:p>
          </table:table-cell>
        </table:table-row>
        <table:table-row table:style-name="ro1">
          <table:table-cell office:value-type="float" office:value="7023">
            <text:p>7023</text:p>
          </table:table-cell>
        </table:table-row>
        <table:table-row table:style-name="ro1">
          <table:table-cell office:value-type="float" office:value="7066">
            <text:p>7066</text:p>
          </table:table-cell>
        </table:table-row>
        <table:table-row table:style-name="ro1">
          <table:table-cell office:value-type="float" office:value="7109">
            <text:p>71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6">
            <text:p>6346</text:p>
          </table:table-cell>
        </table:table-row>
        <table:table-row table:style-name="ro1">
          <table:table-cell office:value-type="float" office:value="6437">
            <text:p>6437</text:p>
          </table:table-cell>
        </table:table-row>
        <table:table-row table:style-name="ro1">
          <table:table-cell office:value-type="float" office:value="6487">
            <text:p>6487</text:p>
          </table:table-cell>
        </table:table-row>
        <table:table-row table:style-name="ro1">
          <table:table-cell office:value-type="float" office:value="6534">
            <text:p>6534</text:p>
          </table:table-cell>
        </table:table-row>
        <table:table-row table:style-name="ro1">
          <table:table-cell office:value-type="float" office:value="6581">
            <text:p>6581</text:p>
          </table:table-cell>
        </table:table-row>
        <table:table-row table:style-name="ro1">
          <table:table-cell office:value-type="float" office:value="6629">
            <text:p>6629</text:p>
          </table:table-cell>
        </table:table-row>
        <table:table-row table:style-name="ro1">
          <table:table-cell office:value-type="float" office:value="6669">
            <text:p>6669</text:p>
          </table:table-cell>
        </table:table-row>
        <table:table-row table:style-name="ro1">
          <table:table-cell office:value-type="float" office:value="6722">
            <text:p>6722</text:p>
          </table:table-cell>
        </table:table-row>
        <table:table-row table:style-name="ro1">
          <table:table-cell office:value-type="float" office:value="6767">
            <text:p>6767</text:p>
          </table:table-cell>
        </table:table-row>
        <table:table-row table:style-name="ro1">
          <table:table-cell office:value-type="float" office:value="6811">
            <text:p>6811</text:p>
          </table:table-cell>
        </table:table-row>
        <table:table-row table:style-name="ro1">
          <table:table-cell office:value-type="float" office:value="6854">
            <text:p>6854</text:p>
          </table:table-cell>
        </table:table-row>
        <table:table-row table:style-name="ro1">
          <table:table-cell office:value-type="float" office:value="6897">
            <text:p>6897</text:p>
          </table:table-cell>
        </table:table-row>
        <table:table-row table:style-name="ro1">
          <table:table-cell office:value-type="float" office:value="6941">
            <text:p>6941</text:p>
          </table:table-cell>
        </table:table-row>
        <table:table-row table:style-name="ro1">
          <table:table-cell office:value-type="float" office:value="6984">
            <text:p>6984</text:p>
          </table:table-cell>
        </table:table-row>
        <table:table-row table:style-name="ro1">
          <table:table-cell office:value-type="float" office:value="7028">
            <text:p>70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8">
            <text:p>6468</text:p>
          </table:table-cell>
        </table:table-row>
        <table:table-row table:style-name="ro1"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6607">
            <text:p>6607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6702">
            <text:p>6702</text:p>
          </table:table-cell>
        </table:table-row>
        <table:table-row table:style-name="ro1">
          <table:table-cell office:value-type="float" office:value="6754">
            <text:p>6754</text:p>
          </table:table-cell>
        </table:table-row>
        <table:table-row table:style-name="ro1">
          <table:table-cell office:value-type="float" office:value="6803">
            <text:p>6803</text:p>
          </table:table-cell>
        </table:table-row>
        <table:table-row table:style-name="ro1">
          <table:table-cell office:value-type="float" office:value="6853">
            <text:p>6853</text:p>
          </table:table-cell>
        </table:table-row>
        <table:table-row table:style-name="ro1">
          <table:table-cell office:value-type="float" office:value="6898">
            <text:p>6898</text:p>
          </table:table-cell>
        </table:table-row>
        <table:table-row table:style-name="ro1">
          <table:table-cell office:value-type="float" office:value="6942">
            <text:p>6942</text:p>
          </table:table-cell>
        </table:table-row>
        <table:table-row table:style-name="ro1">
          <table:table-cell office:value-type="float" office:value="6986">
            <text:p>6986</text:p>
          </table:table-cell>
        </table:table-row>
        <table:table-row table:style-name="ro1">
          <table:table-cell office:value-type="float" office:value="7032">
            <text:p>7032</text:p>
          </table:table-cell>
        </table:table-row>
        <table:table-row table:style-name="ro1"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7119">
            <text:p>7119</text:p>
          </table:table-cell>
        </table:table-row>
        <table:table-row table:style-name="ro1">
          <table:table-cell office:value-type="float" office:value="7163">
            <text:p>71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81">
            <text:p>6881</text:p>
          </table:table-cell>
        </table:table-row>
        <table:table-row table:style-name="ro1">
          <table:table-cell office:value-type="float" office:value="6990">
            <text:p>6990</text:p>
          </table:table-cell>
        </table:table-row>
        <table:table-row table:style-name="ro1">
          <table:table-cell office:value-type="float" office:value="7038">
            <text:p>7038</text:p>
          </table:table-cell>
        </table:table-row>
        <table:table-row table:style-name="ro1">
          <table:table-cell office:value-type="float" office:value="7086">
            <text:p>7086</text:p>
          </table:table-cell>
        </table:table-row>
        <table:table-row table:style-name="ro1">
          <table:table-cell office:value-type="float" office:value="7134">
            <text:p>7134</text:p>
          </table:table-cell>
        </table:table-row>
        <table:table-row table:style-name="ro1">
          <table:table-cell office:value-type="float" office:value="7181">
            <text:p>7181</text:p>
          </table:table-cell>
        </table:table-row>
        <table:table-row table:style-name="ro1">
          <table:table-cell office:value-type="float" office:value="7231">
            <text:p>7231</text:p>
          </table:table-cell>
        </table:table-row>
        <table:table-row table:style-name="ro1">
          <table:table-cell office:value-type="float" office:value="8058">
            <text:p>8058</text:p>
          </table:table-cell>
        </table:table-row>
        <table:table-row table:style-name="ro1">
          <table:table-cell office:value-type="float" office:value="8102">
            <text:p>8102</text:p>
          </table:table-cell>
        </table:table-row>
        <table:table-row table:style-name="ro1">
          <table:table-cell office:value-type="float" office:value="8146">
            <text:p>8146</text:p>
          </table:table-cell>
        </table:table-row>
        <table:table-row table:style-name="ro1">
          <table:table-cell office:value-type="float" office:value="8190">
            <text:p>8190</text:p>
          </table:table-cell>
        </table:table-row>
        <table:table-row table:style-name="ro1">
          <table:table-cell office:value-type="float" office:value="8235">
            <text:p>8235</text:p>
          </table:table-cell>
        </table:table-row>
        <table:table-row table:style-name="ro1">
          <table:table-cell office:value-type="float" office:value="8279">
            <text:p>8279</text:p>
          </table:table-cell>
        </table:table-row>
        <table:table-row table:style-name="ro1">
          <table:table-cell office:value-type="float" office:value="8324">
            <text:p>8324</text:p>
          </table:table-cell>
        </table:table-row>
        <table:table-row table:style-name="ro1">
          <table:table-cell office:value-type="float" office:value="8368">
            <text:p>83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6586">
            <text:p>6586</text:p>
          </table:table-cell>
        </table:table-row>
        <table:table-row table:style-name="ro1"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683">
            <text:p>6683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8">
            <text:p>6798</text:p>
          </table:table-cell>
        </table:table-row>
        <table:table-row table:style-name="ro1">
          <table:table-cell office:value-type="float" office:value="6846">
            <text:p>6846</text:p>
          </table:table-cell>
        </table:table-row>
        <table:table-row table:style-name="ro1">
          <table:table-cell office:value-type="float" office:value="6891">
            <text:p>6891</text:p>
          </table:table-cell>
        </table:table-row>
        <table:table-row table:style-name="ro1">
          <table:table-cell office:value-type="float" office:value="6936">
            <text:p>6936</text:p>
          </table:table-cell>
        </table:table-row>
        <table:table-row table:style-name="ro1">
          <table:table-cell office:value-type="float" office:value="6977">
            <text:p>6977</text:p>
          </table:table-cell>
        </table:table-row>
        <table:table-row table:style-name="ro1">
          <table:table-cell office:value-type="float" office:value="7027">
            <text:p>7027</text:p>
          </table:table-cell>
        </table:table-row>
        <table:table-row table:style-name="ro1">
          <table:table-cell office:value-type="float" office:value="7084">
            <text:p>7084</text:p>
          </table:table-cell>
        </table:table-row>
        <table:table-row table:style-name="ro1">
          <table:table-cell office:value-type="float" office:value="7129">
            <text:p>7129</text:p>
          </table:table-cell>
        </table:table-row>
        <table:table-row table:style-name="ro1">
          <table:table-cell office:value-type="float" office:value="7174">
            <text:p>71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3">
            <text:p>6523</text:p>
          </table:table-cell>
        </table:table-row>
        <table:table-row table:style-name="ro1">
          <table:table-cell office:value-type="float" office:value="6574">
            <text:p>6574</text:p>
          </table:table-cell>
        </table:table-row>
        <table:table-row table:style-name="ro1">
          <table:table-cell office:value-type="float" office:value="6623">
            <text:p>6623</text:p>
          </table:table-cell>
        </table:table-row>
        <table:table-row table:style-name="ro1">
          <table:table-cell office:value-type="float" office:value="6671">
            <text:p>6671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79">
            <text:p>6779</text:p>
          </table:table-cell>
        </table:table-row>
        <table:table-row table:style-name="ro1">
          <table:table-cell office:value-type="float" office:value="6827">
            <text:p>6827</text:p>
          </table:table-cell>
        </table:table-row>
        <table:table-row table:style-name="ro1">
          <table:table-cell office:value-type="float" office:value="6874">
            <text:p>6874</text:p>
          </table:table-cell>
        </table:table-row>
        <table:table-row table:style-name="ro1">
          <table:table-cell office:value-type="float" office:value="6926">
            <text:p>6926</text:p>
          </table:table-cell>
        </table:table-row>
        <table:table-row table:style-name="ro1">
          <table:table-cell office:value-type="float" office:value="6971">
            <text:p>6971</text:p>
          </table:table-cell>
        </table:table-row>
        <table:table-row table:style-name="ro1">
          <table:table-cell office:value-type="float" office:value="7015">
            <text:p>7015</text:p>
          </table:table-cell>
        </table:table-row>
        <table:table-row table:style-name="ro1">
          <table:table-cell office:value-type="float" office:value="7060">
            <text:p>7060</text:p>
          </table:table-cell>
        </table:table-row>
        <table:table-row table:style-name="ro1">
          <table:table-cell office:value-type="float" office:value="7105">
            <text:p>7105</text:p>
          </table:table-cell>
        </table:table-row>
        <table:table-row table:style-name="ro1">
          <table:table-cell office:value-type="float" office:value="7971">
            <text:p>7971</text:p>
          </table:table-cell>
        </table:table-row>
        <table:table-row table:style-name="ro1">
          <table:table-cell office:value-type="float" office:value="8015">
            <text:p>801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4">
            <text:p>5234</text:p>
          </table:table-cell>
        </table:table-row>
        <table:table-row table:style-name="ro1">
          <table:table-cell office:value-type="float" office:value="5329">
            <text:p>5329</text:p>
          </table:table-cell>
        </table:table-row>
        <table:table-row table:style-name="ro1"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5432">
            <text:p>5432</text:p>
          </table:table-cell>
        </table:table-row>
        <table:table-row table:style-name="ro1">
          <table:table-cell office:value-type="float" office:value="5479">
            <text:p>5479</text:p>
          </table:table-cell>
        </table:table-row>
        <table:table-row table:style-name="ro1">
          <table:table-cell office:value-type="float" office:value="5528">
            <text:p>5528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625">
            <text:p>5625</text:p>
          </table:table-cell>
        </table:table-row>
        <table:table-row table:style-name="ro1">
          <table:table-cell office:value-type="float" office:value="7210">
            <text:p>7210</text:p>
          </table:table-cell>
        </table:table-row>
        <table:table-row table:style-name="ro1">
          <table:table-cell office:value-type="float" office:value="7255">
            <text:p>7255</text:p>
          </table:table-cell>
        </table:table-row>
        <table:table-row table:style-name="ro1">
          <table:table-cell office:value-type="float" office:value="7299">
            <text:p>7299</text:p>
          </table:table-cell>
        </table:table-row>
        <table:table-row table:style-name="ro1"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8236">
            <text:p>8236</text:p>
          </table:table-cell>
        </table:table-row>
        <table:table-row table:style-name="ro1">
          <table:table-cell office:value-type="float" office:value="8283">
            <text:p>8283</text:p>
          </table:table-cell>
        </table:table-row>
        <table:table-row table:style-name="ro1">
          <table:table-cell office:value-type="float" office:value="8329">
            <text:p>832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209">
            <text:p>5209</text:p>
          </table:table-cell>
        </table:table-row>
        <table:table-row table:style-name="ro1">
          <table:table-cell office:value-type="float" office:value="5265">
            <text:p>5265</text:p>
          </table:table-cell>
        </table:table-row>
        <table:table-row table:style-name="ro1"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44">
            <text:p>5444</text:p>
          </table:table-cell>
        </table:table-row>
        <table:table-row table:style-name="ro1">
          <table:table-cell office:value-type="float" office:value="5510">
            <text:p>5510</text:p>
          </table:table-cell>
        </table:table-row>
        <table:table-row table:style-name="ro1">
          <table:table-cell office:value-type="float" office:value="6801">
            <text:p>6801</text:p>
          </table:table-cell>
        </table:table-row>
        <table:table-row table:style-name="ro1">
          <table:table-cell office:value-type="float" office:value="6870">
            <text:p>6870</text:p>
          </table:table-cell>
        </table:table-row>
        <table:table-row table:style-name="ro1">
          <table:table-cell office:value-type="float" office:value="7205">
            <text:p>7205</text:p>
          </table:table-cell>
        </table:table-row>
        <table:table-row table:style-name="ro1">
          <table:table-cell office:value-type="float" office:value="7250">
            <text:p>7250</text:p>
          </table:table-cell>
        </table:table-row>
        <table:table-row table:style-name="ro1">
          <table:table-cell office:value-type="float" office:value="7302">
            <text:p>7302</text:p>
          </table:table-cell>
        </table:table-row>
        <table:table-row table:style-name="ro1">
          <table:table-cell office:value-type="float" office:value="7347">
            <text:p>7347</text:p>
          </table:table-cell>
        </table:table-row>
        <table:table-row table:style-name="ro1">
          <table:table-cell office:value-type="float" office:value="7392">
            <text:p>7392</text:p>
          </table:table-cell>
        </table:table-row>
        <table:table-row table:style-name="ro1">
          <table:table-cell office:value-type="float" office:value="7481">
            <text:p>74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85">
            <text:p>6685</text:p>
          </table:table-cell>
        </table:table-row>
        <table:table-row table:style-name="ro1">
          <table:table-cell office:value-type="float" office:value="6780">
            <text:p>6780</text:p>
          </table:table-cell>
        </table:table-row>
        <table:table-row table:style-name="ro1">
          <table:table-cell office:value-type="float" office:value="6828">
            <text:p>6828</text:p>
          </table:table-cell>
        </table:table-row>
        <table:table-row table:style-name="ro1">
          <table:table-cell office:value-type="float" office:value="6878">
            <text:p>6878</text:p>
          </table:table-cell>
        </table:table-row>
        <table:table-row table:style-name="ro1"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6973">
            <text:p>6973</text:p>
          </table:table-cell>
        </table:table-row>
        <table:table-row table:style-name="ro1">
          <table:table-cell office:value-type="float" office:value="7021">
            <text:p>7021</text:p>
          </table:table-cell>
        </table:table-row>
        <table:table-row table:style-name="ro1">
          <table:table-cell office:value-type="float" office:value="7064">
            <text:p>7064</text:p>
          </table:table-cell>
        </table:table-row>
        <table:table-row table:style-name="ro1">
          <table:table-cell office:value-type="float" office:value="7993">
            <text:p>7993</text:p>
          </table:table-cell>
        </table:table-row>
        <table:table-row table:style-name="ro1">
          <table:table-cell office:value-type="float" office:value="8038">
            <text:p>8038</text:p>
          </table:table-cell>
        </table:table-row>
        <table:table-row table:style-name="ro1">
          <table:table-cell office:value-type="float" office:value="8083">
            <text:p>8083</text:p>
          </table:table-cell>
        </table:table-row>
        <table:table-row table:style-name="ro1">
          <table:table-cell office:value-type="float" office:value="8127">
            <text:p>8127</text:p>
          </table:table-cell>
        </table:table-row>
        <table:table-row table:style-name="ro1">
          <table:table-cell office:value-type="float" office:value="8172">
            <text:p>8172</text:p>
          </table:table-cell>
        </table:table-row>
        <table:table-row table:style-name="ro1">
          <table:table-cell office:value-type="float" office:value="8217">
            <text:p>8217</text:p>
          </table:table-cell>
        </table:table-row>
        <table:table-row table:style-name="ro1">
          <table:table-cell office:value-type="float" office:value="8262">
            <text:p>82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9">
            <text:p>4839</text:p>
          </table:table-cell>
        </table:table-row>
        <table:table-row table:style-name="ro1">
          <table:table-cell office:value-type="float" office:value="4906">
            <text:p>4906</text:p>
          </table:table-cell>
        </table:table-row>
        <table:table-row table:style-name="ro1">
          <table:table-cell office:value-type="float" office:value="4986">
            <text:p>4986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5148">
            <text:p>5148</text:p>
          </table:table-cell>
        </table:table-row>
        <table:table-row table:style-name="ro1"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5295">
            <text:p>5295</text:p>
          </table:table-cell>
        </table:table-row>
        <table:table-row table:style-name="ro1"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5683">
            <text:p>5683</text:p>
          </table:table-cell>
        </table:table-row>
        <table:table-row table:style-name="ro1">
          <table:table-cell office:value-type="float" office:value="5714">
            <text:p>5714</text:p>
          </table:table-cell>
        </table:table-row>
        <table:table-row table:style-name="ro1">
          <table:table-cell office:value-type="float" office:value="6144">
            <text:p>61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5">
            <text:p>4265</text:p>
          </table:table-cell>
        </table:table-row>
        <table:table-row table:style-name="ro1">
          <table:table-cell office:value-type="float" office:value="4303">
            <text:p>4303</text:p>
          </table:table-cell>
        </table:table-row>
        <table:table-row table:style-name="ro1">
          <table:table-cell office:value-type="float" office:value="4342">
            <text:p>4342</text:p>
          </table:table-cell>
        </table:table-row>
        <table:table-row table:style-name="ro1"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450">
            <text:p>4450</text:p>
          </table:table-cell>
        </table:table-row>
        <table:table-row table:style-name="ro1">
          <table:table-cell office:value-type="float" office:value="4488">
            <text:p>4488</text:p>
          </table:table-cell>
        </table:table-row>
        <table:table-row table:style-name="ro1">
          <table:table-cell office:value-type="float" office:value="4526">
            <text:p>4526</text:p>
          </table:table-cell>
        </table:table-row>
        <table:table-row table:style-name="ro1"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4601">
            <text:p>4601</text:p>
          </table:table-cell>
        </table:table-row>
        <table:table-row table:style-name="ro1">
          <table:table-cell office:value-type="float" office:value="4637">
            <text:p>4637</text:p>
          </table:table-cell>
        </table:table-row>
        <table:table-row table:style-name="ro1">
          <table:table-cell office:value-type="float" office:value="4701">
            <text:p>4701</text:p>
          </table:table-cell>
        </table:table-row>
        <table:table-row table:style-name="ro1"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4772">
            <text:p>4772</text:p>
          </table:table-cell>
        </table:table-row>
        <table:table-row table:style-name="ro1">
          <table:table-cell office:value-type="float" office:value="4808">
            <text:p>4808</text:p>
          </table:table-cell>
        </table:table-row>
        <table:table-row table:style-name="ro1">
          <table:table-cell office:value-type="float" office:value="4847">
            <text:p>48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9">
            <text:p>4239</text:p>
          </table:table-cell>
        </table:table-row>
        <table:table-row table:style-name="ro1">
          <table:table-cell office:value-type="float" office:value="4318">
            <text:p>4318</text:p>
          </table:table-cell>
        </table:table-row>
        <table:table-row table:style-name="ro1">
          <table:table-cell office:value-type="float" office:value="4361">
            <text:p>4361</text:p>
          </table:table-cell>
        </table:table-row>
        <table:table-row table:style-name="ro1">
          <table:table-cell office:value-type="float" office:value="4406">
            <text:p>4406</text:p>
          </table:table-cell>
        </table:table-row>
        <table:table-row table:style-name="ro1">
          <table:table-cell office:value-type="float" office:value="4450">
            <text:p>4450</text:p>
          </table:table-cell>
        </table:table-row>
        <table:table-row table:style-name="ro1">
          <table:table-cell office:value-type="float" office:value="4493">
            <text:p>4493</text:p>
          </table:table-cell>
        </table:table-row>
        <table:table-row table:style-name="ro1">
          <table:table-cell office:value-type="float" office:value="4536">
            <text:p>4536</text:p>
          </table:table-cell>
        </table:table-row>
        <table:table-row table:style-name="ro1"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5052">
            <text:p>5052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51">
            <text:p>5151</text:p>
          </table:table-cell>
        </table:table-row>
        <table:table-row table:style-name="ro1"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5354">
            <text:p>5354</text:p>
          </table:table-cell>
        </table:table-row>
        <table:table-row table:style-name="ro1">
          <table:table-cell office:value-type="float" office:value="5407">
            <text:p>54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4">
            <text:p>4334</text:p>
          </table:table-cell>
        </table:table-row>
        <table:table-row table:style-name="ro1">
          <table:table-cell office:value-type="float" office:value="4393">
            <text:p>4393</text:p>
          </table:table-cell>
        </table:table-row>
        <table:table-row table:style-name="ro1">
          <table:table-cell office:value-type="float" office:value="4435">
            <text:p>4435</text:p>
          </table:table-cell>
        </table:table-row>
        <table:table-row table:style-name="ro1">
          <table:table-cell office:value-type="float" office:value="4477">
            <text:p>4477</text:p>
          </table:table-cell>
        </table:table-row>
        <table:table-row table:style-name="ro1">
          <table:table-cell office:value-type="float" office:value="4520">
            <text:p>4520</text:p>
          </table:table-cell>
        </table:table-row>
        <table:table-row table:style-name="ro1">
          <table:table-cell office:value-type="float" office:value="4562">
            <text:p>4562</text:p>
          </table:table-cell>
        </table:table-row>
        <table:table-row table:style-name="ro1">
          <table:table-cell office:value-type="float" office:value="4605">
            <text:p>4605</text:p>
          </table:table-cell>
        </table:table-row>
        <table:table-row table:style-name="ro1">
          <table:table-cell office:value-type="float" office:value="4666">
            <text:p>4666</text:p>
          </table:table-cell>
        </table:table-row>
        <table:table-row table:style-name="ro1">
          <table:table-cell office:value-type="float" office:value="4709">
            <text:p>4709</text:p>
          </table:table-cell>
        </table:table-row>
        <table:table-row table:style-name="ro1">
          <table:table-cell office:value-type="float" office:value="4748">
            <text:p>4748</text:p>
          </table:table-cell>
        </table:table-row>
        <table:table-row table:style-name="ro1">
          <table:table-cell office:value-type="float" office:value="4788">
            <text:p>4788</text:p>
          </table:table-cell>
        </table:table-row>
        <table:table-row table:style-name="ro1">
          <table:table-cell office:value-type="float" office:value="4828">
            <text:p>4828</text:p>
          </table:table-cell>
        </table:table-row>
        <table:table-row table:style-name="ro1">
          <table:table-cell office:value-type="float" office:value="4870">
            <text:p>4870</text:p>
          </table:table-cell>
        </table:table-row>
        <table:table-row table:style-name="ro1"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1">
            <text:p>4341</text:p>
          </table:table-cell>
        </table:table-row>
        <table:table-row table:style-name="ro1">
          <table:table-cell office:value-type="float" office:value="4403">
            <text:p>4403</text:p>
          </table:table-cell>
        </table:table-row>
        <table:table-row table:style-name="ro1">
          <table:table-cell office:value-type="float" office:value="4444">
            <text:p>4444</text:p>
          </table:table-cell>
        </table:table-row>
        <table:table-row table:style-name="ro1">
          <table:table-cell office:value-type="float" office:value="4486">
            <text:p>4486</text:p>
          </table:table-cell>
        </table:table-row>
        <table:table-row table:style-name="ro1">
          <table:table-cell office:value-type="float" office:value="4528">
            <text:p>4528</text:p>
          </table:table-cell>
        </table:table-row>
        <table:table-row table:style-name="ro1">
          <table:table-cell office:value-type="float" office:value="4569">
            <text:p>4569</text:p>
          </table:table-cell>
        </table:table-row>
        <table:table-row table:style-name="ro1">
          <table:table-cell office:value-type="float" office:value="4612">
            <text:p>4612</text:p>
          </table:table-cell>
        </table:table-row>
        <table:table-row table:style-name="ro1">
          <table:table-cell office:value-type="float" office:value="4654">
            <text:p>4654</text:p>
          </table:table-cell>
        </table:table-row>
        <table:table-row table:style-name="ro1">
          <table:table-cell office:value-type="float" office:value="4696">
            <text:p>4696</text:p>
          </table:table-cell>
        </table:table-row>
        <table:table-row table:style-name="ro1">
          <table:table-cell office:value-type="float" office:value="4735">
            <text:p>4735</text:p>
          </table:table-cell>
        </table:table-row>
        <table:table-row table:style-name="ro1">
          <table:table-cell office:value-type="float" office:value="4775">
            <text:p>4775</text:p>
          </table:table-cell>
        </table:table-row>
        <table:table-row table:style-name="ro1"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4894">
            <text:p>4894</text:p>
          </table:table-cell>
        </table:table-row>
        <table:table-row table:style-name="ro1">
          <table:table-cell office:value-type="float" office:value="5362">
            <text:p>53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9">
            <text:p>4369</text:p>
          </table:table-cell>
        </table:table-row>
        <table:table-row table:style-name="ro1">
          <table:table-cell office:value-type="float" office:value="4427">
            <text:p>4427</text:p>
          </table:table-cell>
        </table:table-row>
        <table:table-row table:style-name="ro1">
          <table:table-cell office:value-type="float" office:value="4484">
            <text:p>4484</text:p>
          </table:table-cell>
        </table:table-row>
        <table:table-row table:style-name="ro1">
          <table:table-cell office:value-type="float" office:value="4527">
            <text:p>4527</text:p>
          </table:table-cell>
        </table:table-row>
        <table:table-row table:style-name="ro1">
          <table:table-cell office:value-type="float" office:value="4568">
            <text:p>4568</text:p>
          </table:table-cell>
        </table:table-row>
        <table:table-row table:style-name="ro1">
          <table:table-cell office:value-type="float" office:value="4610">
            <text:p>4610</text:p>
          </table:table-cell>
        </table:table-row>
        <table:table-row table:style-name="ro1">
          <table:table-cell office:value-type="float" office:value="4653">
            <text:p>4653</text:p>
          </table:table-cell>
        </table:table-row>
        <table:table-row table:style-name="ro1">
          <table:table-cell office:value-type="float" office:value="4695">
            <text:p>4695</text:p>
          </table:table-cell>
        </table:table-row>
        <table:table-row table:style-name="ro1">
          <table:table-cell office:value-type="float" office:value="4737">
            <text:p>4737</text:p>
          </table:table-cell>
        </table:table-row>
        <table:table-row table:style-name="ro1">
          <table:table-cell office:value-type="float" office:value="4773">
            <text:p>4773</text:p>
          </table:table-cell>
        </table:table-row>
        <table:table-row table:style-name="ro1">
          <table:table-cell office:value-type="float" office:value="4816">
            <text:p>4816</text:p>
          </table:table-cell>
        </table:table-row>
        <table:table-row table:style-name="ro1">
          <table:table-cell office:value-type="float" office:value="4885">
            <text:p>4885</text:p>
          </table:table-cell>
        </table:table-row>
        <table:table-row table:style-name="ro1">
          <table:table-cell office:value-type="float" office:value="4925">
            <text:p>4925</text:p>
          </table:table-cell>
        </table:table-row>
        <table:table-row table:style-name="ro1"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2">
            <text:p>4412</text:p>
          </table:table-cell>
        </table:table-row>
        <table:table-row table:style-name="ro1">
          <table:table-cell office:value-type="float" office:value="4456">
            <text:p>4456</text:p>
          </table:table-cell>
        </table:table-row>
        <table:table-row table:style-name="ro1"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557">
            <text:p>4557</text:p>
          </table:table-cell>
        </table:table-row>
        <table:table-row table:style-name="ro1">
          <table:table-cell office:value-type="float" office:value="4599">
            <text:p>4599</text:p>
          </table:table-cell>
        </table:table-row>
        <table:table-row table:style-name="ro1">
          <table:table-cell office:value-type="float" office:value="4641">
            <text:p>4641</text:p>
          </table:table-cell>
        </table:table-row>
        <table:table-row table:style-name="ro1">
          <table:table-cell office:value-type="float" office:value="4684">
            <text:p>4684</text:p>
          </table:table-cell>
        </table:table-row>
        <table:table-row table:style-name="ro1"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08">
            <text:p>4808</text:p>
          </table:table-cell>
        </table:table-row>
        <table:table-row table:style-name="ro1">
          <table:table-cell office:value-type="float" office:value="4847">
            <text:p>4847</text:p>
          </table:table-cell>
        </table:table-row>
        <table:table-row table:style-name="ro1">
          <table:table-cell office:value-type="float" office:value="4887">
            <text:p>4887</text:p>
          </table:table-cell>
        </table:table-row>
        <table:table-row table:style-name="ro1">
          <table:table-cell office:value-type="float" office:value="4926">
            <text:p>4926</text:p>
          </table:table-cell>
        </table:table-row>
        <table:table-row table:style-name="ro1"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95">
            <text:p>6595</text:p>
          </table:table-cell>
        </table:table-row>
        <table:table-row table:style-name="ro1">
          <table:table-cell office:value-type="float" office:value="6637">
            <text:p>6637</text:p>
          </table:table-cell>
        </table:table-row>
        <table:table-row table:style-name="ro1">
          <table:table-cell office:value-type="float" office:value="6679">
            <text:p>6679</text:p>
          </table:table-cell>
        </table:table-row>
        <table:table-row table:style-name="ro1">
          <table:table-cell office:value-type="float" office:value="6721">
            <text:p>6721</text:p>
          </table:table-cell>
        </table:table-row>
        <table:table-row table:style-name="ro1">
          <table:table-cell office:value-type="float" office:value="6764">
            <text:p>6764</text:p>
          </table:table-cell>
        </table:table-row>
        <table:table-row table:style-name="ro1">
          <table:table-cell office:value-type="float" office:value="6806">
            <text:p>6806</text:p>
          </table:table-cell>
        </table:table-row>
        <table:table-row table:style-name="ro1">
          <table:table-cell office:value-type="float" office:value="6849">
            <text:p>6849</text:p>
          </table:table-cell>
        </table:table-row>
        <table:table-row table:style-name="ro1">
          <table:table-cell office:value-type="float" office:value="6891">
            <text:p>6891</text:p>
          </table:table-cell>
        </table:table-row>
        <table:table-row table:style-name="ro1">
          <table:table-cell office:value-type="float" office:value="6931">
            <text:p>6931</text:p>
          </table:table-cell>
        </table:table-row>
        <table:table-row table:style-name="ro1">
          <table:table-cell office:value-type="float" office:value="6971">
            <text:p>6971</text:p>
          </table:table-cell>
        </table:table-row>
        <table:table-row table:style-name="ro1">
          <table:table-cell office:value-type="float" office:value="7011">
            <text:p>7011</text:p>
          </table:table-cell>
        </table:table-row>
        <table:table-row table:style-name="ro1">
          <table:table-cell office:value-type="float" office:value="7050">
            <text:p>7050</text:p>
          </table:table-cell>
        </table:table-row>
        <table:table-row table:style-name="ro1">
          <table:table-cell office:value-type="float" office:value="7090">
            <text:p>7090</text:p>
          </table:table-cell>
        </table:table-row>
        <table:table-row table:style-name="ro1">
          <table:table-cell office:value-type="float" office:value="7307">
            <text:p>73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61">
            <text:p>5361</text:p>
          </table:table-cell>
        </table:table-row>
        <table:table-row table:style-name="ro1"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5441">
            <text:p>5441</text:p>
          </table:table-cell>
        </table:table-row>
        <table:table-row table:style-name="ro1">
          <table:table-cell office:value-type="float" office:value="5484">
            <text:p>5484</text:p>
          </table:table-cell>
        </table:table-row>
        <table:table-row table:style-name="ro1"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2">
            <text:p>3832</text:p>
          </table:table-cell>
        </table:table-row>
        <table:table-row table:style-name="ro1">
          <table:table-cell office:value-type="float" office:value="3869">
            <text:p>3869</text:p>
          </table:table-cell>
        </table:table-row>
        <table:table-row table:style-name="ro1">
          <table:table-cell office:value-type="float" office:value="3905">
            <text:p>3905</text:p>
          </table:table-cell>
        </table:table-row>
        <table:table-row table:style-name="ro1"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4006">
            <text:p>4006</text:p>
          </table:table-cell>
        </table:table-row>
        <table:table-row table:style-name="ro1">
          <table:table-cell office:value-type="float" office:value="4043">
            <text:p>4043</text:p>
          </table:table-cell>
        </table:table-row>
        <table:table-row table:style-name="ro1">
          <table:table-cell office:value-type="float" office:value="4932">
            <text:p>4932</text:p>
          </table:table-cell>
        </table:table-row>
        <table:table-row table:style-name="ro1"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59">
            <text:p>5059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14">
            <text:p>5114</text:p>
          </table:table-cell>
        </table:table-row>
        <table:table-row table:style-name="ro1">
          <table:table-cell office:value-type="float" office:value="5143">
            <text:p>51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4954">
            <text:p>4954</text:p>
          </table:table-cell>
        </table:table-row>
        <table:table-row table:style-name="ro1">
          <table:table-cell office:value-type="float" office:value="4996">
            <text:p>4996</text:p>
          </table:table-cell>
        </table:table-row>
        <table:table-row table:style-name="ro1">
          <table:table-cell office:value-type="float" office:value="5039">
            <text:p>5039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5202">
            <text:p>5202</text:p>
          </table:table-cell>
        </table:table-row>
        <table:table-row table:style-name="ro1">
          <table:table-cell office:value-type="float" office:value="5245">
            <text:p>5245</text:p>
          </table:table-cell>
        </table:table-row>
        <table:table-row table:style-name="ro1">
          <table:table-cell office:value-type="float" office:value="5288">
            <text:p>5288</text:p>
          </table:table-cell>
        </table:table-row>
        <table:table-row table:style-name="ro1">
          <table:table-cell office:value-type="float" office:value="5328">
            <text:p>5328</text:p>
          </table:table-cell>
        </table:table-row>
        <table:table-row table:style-name="ro1">
          <table:table-cell office:value-type="float" office:value="5368">
            <text:p>5368</text:p>
          </table:table-cell>
        </table:table-row>
        <table:table-row table:style-name="ro1"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5487">
            <text:p>5487</text:p>
          </table:table-cell>
        </table:table-row>
        <table:table-row table:style-name="ro1">
          <table:table-cell office:value-type="float" office:value="5530">
            <text:p>55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3">
            <text:p>4933</text:p>
          </table:table-cell>
        </table:table-row>
        <table:table-row table:style-name="ro1"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5036">
            <text:p>5036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21">
            <text:p>5121</text:p>
          </table:table-cell>
        </table:table-row>
        <table:table-row table:style-name="ro1">
          <table:table-cell office:value-type="float" office:value="5164">
            <text:p>5164</text:p>
          </table:table-cell>
        </table:table-row>
        <table:table-row table:style-name="ro1"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74">
            <text:p>5374</text:p>
          </table:table-cell>
        </table:table-row>
        <table:table-row table:style-name="ro1">
          <table:table-cell office:value-type="float" office:value="5415">
            <text:p>5415</text:p>
          </table:table-cell>
        </table:table-row>
        <table:table-row table:style-name="ro1">
          <table:table-cell office:value-type="float" office:value="5454">
            <text:p>5454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540">
            <text:p>55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1">
            <text:p>4851</text:p>
          </table:table-cell>
        </table:table-row>
        <table:table-row table:style-name="ro1">
          <table:table-cell office:value-type="float" office:value="4917">
            <text:p>4917</text:p>
          </table:table-cell>
        </table:table-row>
        <table:table-row table:style-name="ro1">
          <table:table-cell office:value-type="float" office:value="4975">
            <text:p>4975</text:p>
          </table:table-cell>
        </table:table-row>
        <table:table-row table:style-name="ro1">
          <table:table-cell office:value-type="float" office:value="5018">
            <text:p>5018</text:p>
          </table:table-cell>
        </table:table-row>
        <table:table-row table:style-name="ro1"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147">
            <text:p>5147</text:p>
          </table:table-cell>
        </table:table-row>
        <table:table-row table:style-name="ro1">
          <table:table-cell office:value-type="float" office:value="5191">
            <text:p>5191</text:p>
          </table:table-cell>
        </table:table-row>
        <table:table-row table:style-name="ro1"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274">
            <text:p>5274</text:p>
          </table:table-cell>
        </table:table-row>
        <table:table-row table:style-name="ro1">
          <table:table-cell office:value-type="float" office:value="5314">
            <text:p>5314</text:p>
          </table:table-cell>
        </table:table-row>
        <table:table-row table:style-name="ro1">
          <table:table-cell office:value-type="float" office:value="5354">
            <text:p>5354</text:p>
          </table:table-cell>
        </table:table-row>
        <table:table-row table:style-name="ro1">
          <table:table-cell office:value-type="float" office:value="5394">
            <text:p>5394</text:p>
          </table:table-cell>
        </table:table-row>
        <table:table-row table:style-name="ro1">
          <table:table-cell office:value-type="float" office:value="5434">
            <text:p>5434</text:p>
          </table:table-cell>
        </table:table-row>
        <table:table-row table:style-name="ro1">
          <table:table-cell office:value-type="float" office:value="5477">
            <text:p>547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4">
            <text:p>4934</text:p>
          </table:table-cell>
        </table:table-row>
        <table:table-row table:style-name="ro1">
          <table:table-cell office:value-type="float" office:value="5001">
            <text:p>5001</text:p>
          </table:table-cell>
        </table:table-row>
        <table:table-row table:style-name="ro1"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5257">
            <text:p>5257</text:p>
          </table:table-cell>
        </table:table-row>
        <table:table-row table:style-name="ro1">
          <table:table-cell office:value-type="float" office:value="5301">
            <text:p>5301</text:p>
          </table:table-cell>
        </table:table-row>
        <table:table-row table:style-name="ro1"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5463">
            <text:p>5463</text:p>
          </table:table-cell>
        </table:table-row>
        <table:table-row table:style-name="ro1">
          <table:table-cell office:value-type="float" office:value="5939">
            <text:p>5939</text:p>
          </table:table-cell>
        </table:table-row>
        <table:table-row table:style-name="ro1">
          <table:table-cell office:value-type="float" office:value="6015">
            <text:p>601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7">
            <text:p>4907</text:p>
          </table:table-cell>
        </table:table-row>
        <table:table-row table:style-name="ro1">
          <table:table-cell office:value-type="float" office:value="4968">
            <text:p>4968</text:p>
          </table:table-cell>
        </table:table-row>
        <table:table-row table:style-name="ro1">
          <table:table-cell office:value-type="float" office:value="5012">
            <text:p>5012</text:p>
          </table:table-cell>
        </table:table-row>
        <table:table-row table:style-name="ro1"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5097">
            <text:p>5097</text:p>
          </table:table-cell>
        </table:table-row>
        <table:table-row table:style-name="ro1">
          <table:table-cell office:value-type="float" office:value="5138">
            <text:p>5138</text:p>
          </table:table-cell>
        </table:table-row>
        <table:table-row table:style-name="ro1"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5225">
            <text:p>5225</text:p>
          </table:table-cell>
        </table:table-row>
        <table:table-row table:style-name="ro1">
          <table:table-cell office:value-type="float" office:value="5268">
            <text:p>5268</text:p>
          </table:table-cell>
        </table:table-row>
        <table:table-row table:style-name="ro1"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5349">
            <text:p>5349</text:p>
          </table:table-cell>
        </table:table-row>
        <table:table-row table:style-name="ro1"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5469">
            <text:p>5469</text:p>
          </table:table-cell>
        </table:table-row>
        <table:table-row table:style-name="ro1">
          <table:table-cell office:value-type="float" office:value="5991">
            <text:p>599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3">
            <text:p>5833</text:p>
          </table:table-cell>
        </table:table-row>
        <table:table-row table:style-name="ro1">
          <table:table-cell office:value-type="float" office:value="5868">
            <text:p>5868</text:p>
          </table:table-cell>
        </table:table-row>
        <table:table-row table:style-name="ro1">
          <table:table-cell office:value-type="float" office:value="5903">
            <text:p>5903</text:p>
          </table:table-cell>
        </table:table-row>
        <table:table-row table:style-name="ro1">
          <table:table-cell office:value-type="float" office:value="5997">
            <text:p>5997</text:p>
          </table:table-cell>
        </table:table-row>
        <table:table-row table:style-name="ro1">
          <table:table-cell office:value-type="float" office:value="6042">
            <text:p>6042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6130">
            <text:p>6130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49">
            <text:p>6549</text:p>
          </table:table-cell>
        </table:table-row>
        <table:table-row table:style-name="ro1">
          <table:table-cell office:value-type="float" office:value="6590">
            <text:p>6590</text:p>
          </table:table-cell>
        </table:table-row>
        <table:table-row table:style-name="ro1"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6674">
            <text:p>6674</text:p>
          </table:table-cell>
        </table:table-row>
        <table:table-row table:style-name="ro1">
          <table:table-cell office:value-type="float" office:value="6910">
            <text:p>691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5263">
            <text:p>5263</text:p>
          </table:table-cell>
        </table:table-row>
        <table:table-row table:style-name="ro1">
          <table:table-cell office:value-type="float" office:value="5306">
            <text:p>5306</text:p>
          </table:table-cell>
        </table:table-row>
        <table:table-row table:style-name="ro1">
          <table:table-cell office:value-type="float" office:value="5349">
            <text:p>5349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37">
            <text:p>5437</text:p>
          </table:table-cell>
        </table:table-row>
        <table:table-row table:style-name="ro1">
          <table:table-cell office:value-type="float" office:value="5481">
            <text:p>5481</text:p>
          </table:table-cell>
        </table:table-row>
        <table:table-row table:style-name="ro1">
          <table:table-cell office:value-type="float" office:value="5525">
            <text:p>5525</text:p>
          </table:table-cell>
        </table:table-row>
        <table:table-row table:style-name="ro1">
          <table:table-cell office:value-type="float" office:value="5569">
            <text:p>5569</text:p>
          </table:table-cell>
        </table:table-row>
        <table:table-row table:style-name="ro1">
          <table:table-cell office:value-type="float" office:value="5610">
            <text:p>5610</text:p>
          </table:table-cell>
        </table:table-row>
        <table:table-row table:style-name="ro1">
          <table:table-cell office:value-type="float" office:value="5650">
            <text:p>5650</text:p>
          </table:table-cell>
        </table:table-row>
        <table:table-row table:style-name="ro1"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5733">
            <text:p>5733</text:p>
          </table:table-cell>
        </table:table-row>
        <table:table-row table:style-name="ro1">
          <table:table-cell office:value-type="float" office:value="5774">
            <text:p>5774</text:p>
          </table:table-cell>
        </table:table-row>
        <table:table-row table:style-name="ro1">
          <table:table-cell office:value-type="float" office:value="5849">
            <text:p>58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0">
            <text:p>4090</text:p>
          </table:table-cell>
        </table:table-row>
        <table:table-row table:style-name="ro1">
          <table:table-cell office:value-type="float" office:value="4125">
            <text:p>4125</text:p>
          </table:table-cell>
        </table:table-row>
        <table:table-row table:style-name="ro1">
          <table:table-cell office:value-type="float" office:value="4162">
            <text:p>4162</text:p>
          </table:table-cell>
        </table:table-row>
        <table:table-row table:style-name="ro1">
          <table:table-cell office:value-type="float" office:value="4197">
            <text:p>4197</text:p>
          </table:table-cell>
        </table:table-row>
        <table:table-row table:style-name="ro1">
          <table:table-cell office:value-type="float" office:value="4240">
            <text:p>4240</text:p>
          </table:table-cell>
        </table:table-row>
        <table:table-row table:style-name="ro1">
          <table:table-cell office:value-type="float" office:value="4278">
            <text:p>4278</text:p>
          </table:table-cell>
        </table:table-row>
        <table:table-row table:style-name="ro1"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5466">
            <text:p>5466</text:p>
          </table:table-cell>
        </table:table-row>
        <table:table-row table:style-name="ro1">
          <table:table-cell office:value-type="float" office:value="5560">
            <text:p>5560</text:p>
          </table:table-cell>
        </table:table-row>
        <table:table-row table:style-name="ro1"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5657">
            <text:p>5657</text:p>
          </table:table-cell>
        </table:table-row>
        <table:table-row table:style-name="ro1">
          <table:table-cell office:value-type="float" office:value="5689">
            <text:p>5689</text:p>
          </table:table-cell>
        </table:table-row>
        <table:table-row table:style-name="ro1">
          <table:table-cell office:value-type="float" office:value="5721">
            <text:p>5721</text:p>
          </table:table-cell>
        </table:table-row>
        <table:table-row table:style-name="ro1">
          <table:table-cell office:value-type="float" office:value="5755">
            <text:p>575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35">
            <text:p>5435</text:p>
          </table:table-cell>
        </table:table-row>
        <table:table-row table:style-name="ro1"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5559">
            <text:p>5559</text:p>
          </table:table-cell>
        </table:table-row>
        <table:table-row table:style-name="ro1">
          <table:table-cell office:value-type="float" office:value="5604">
            <text:p>5604</text:p>
          </table:table-cell>
        </table:table-row>
        <table:table-row table:style-name="ro1">
          <table:table-cell office:value-type="float" office:value="5641">
            <text:p>5641</text:p>
          </table:table-cell>
        </table:table-row>
        <table:table-row table:style-name="ro1"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5736">
            <text:p>5736</text:p>
          </table:table-cell>
        </table:table-row>
        <table:table-row table:style-name="ro1">
          <table:table-cell office:value-type="float" office:value="5781">
            <text:p>5781</text:p>
          </table:table-cell>
        </table:table-row>
        <table:table-row table:style-name="ro1">
          <table:table-cell office:value-type="float" office:value="5823">
            <text:p>5823</text:p>
          </table:table-cell>
        </table:table-row>
        <table:table-row table:style-name="ro1"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5905">
            <text:p>5905</text:p>
          </table:table-cell>
        </table:table-row>
        <table:table-row table:style-name="ro1">
          <table:table-cell office:value-type="float" office:value="5946">
            <text:p>5946</text:p>
          </table:table-cell>
        </table:table-row>
        <table:table-row table:style-name="ro1">
          <table:table-cell office:value-type="float" office:value="5987">
            <text:p>5987</text:p>
          </table:table-cell>
        </table:table-row>
        <table:table-row table:style-name="ro1">
          <table:table-cell office:value-type="float" office:value="6028">
            <text:p>6028</text:p>
          </table:table-cell>
        </table:table-row>
        <table:table-row table:style-name="ro1">
          <table:table-cell office:value-type="float" office:value="7437">
            <text:p>74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300">
            <text:p>5300</text:p>
          </table:table-cell>
        </table:table-row>
        <table:table-row table:style-name="ro1">
          <table:table-cell office:value-type="float" office:value="5344">
            <text:p>5344</text:p>
          </table:table-cell>
        </table:table-row>
        <table:table-row table:style-name="ro1"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5477">
            <text:p>5477</text:p>
          </table:table-cell>
        </table:table-row>
        <table:table-row table:style-name="ro1">
          <table:table-cell office:value-type="float" office:value="5521">
            <text:p>5521</text:p>
          </table:table-cell>
        </table:table-row>
        <table:table-row table:style-name="ro1">
          <table:table-cell office:value-type="float" office:value="5562">
            <text:p>5562</text:p>
          </table:table-cell>
        </table:table-row>
        <table:table-row table:style-name="ro1">
          <table:table-cell office:value-type="float" office:value="5602">
            <text:p>5602</text:p>
          </table:table-cell>
        </table:table-row>
        <table:table-row table:style-name="ro1"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5725">
            <text:p>5725</text:p>
          </table:table-cell>
        </table:table-row>
        <table:table-row table:style-name="ro1">
          <table:table-cell office:value-type="float" office:value="5765">
            <text:p>5765</text:p>
          </table:table-cell>
        </table:table-row>
        <table:table-row table:style-name="ro1">
          <table:table-cell office:value-type="float" office:value="5806">
            <text:p>58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8">
            <text:p>4138</text:p>
          </table:table-cell>
        </table:table-row>
        <table:table-row table:style-name="ro1">
          <table:table-cell office:value-type="float" office:value="4174">
            <text:p>4174</text:p>
          </table:table-cell>
        </table:table-row>
        <table:table-row table:style-name="ro1">
          <table:table-cell office:value-type="float" office:value="4209">
            <text:p>4209</text:p>
          </table:table-cell>
        </table:table-row>
        <table:table-row table:style-name="ro1">
          <table:table-cell office:value-type="float" office:value="4246">
            <text:p>4246</text:p>
          </table:table-cell>
        </table:table-row>
        <table:table-row table:style-name="ro1">
          <table:table-cell office:value-type="float" office:value="4287">
            <text:p>4287</text:p>
          </table:table-cell>
        </table:table-row>
        <table:table-row table:style-name="ro1">
          <table:table-cell office:value-type="float" office:value="4325">
            <text:p>4325</text:p>
          </table:table-cell>
        </table:table-row>
        <table:table-row table:style-name="ro1">
          <table:table-cell office:value-type="float" office:value="4363">
            <text:p>4363</text:p>
          </table:table-cell>
        </table:table-row>
        <table:table-row table:style-name="ro1">
          <table:table-cell office:value-type="float" office:value="4411">
            <text:p>4411</text:p>
          </table:table-cell>
        </table:table-row>
        <table:table-row table:style-name="ro1"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5610">
            <text:p>5610</text:p>
          </table:table-cell>
        </table:table-row>
        <table:table-row table:style-name="ro1"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708">
            <text:p>5708</text:p>
          </table:table-cell>
        </table:table-row>
        <table:table-row table:style-name="ro1">
          <table:table-cell office:value-type="float" office:value="5740">
            <text:p>5740</text:p>
          </table:table-cell>
        </table:table-row>
        <table:table-row table:style-name="ro1">
          <table:table-cell office:value-type="float" office:value="5773">
            <text:p>577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462">
            <text:p>5462</text:p>
          </table:table-cell>
        </table:table-row>
        <table:table-row table:style-name="ro1">
          <table:table-cell office:value-type="float" office:value="5507">
            <text:p>5507</text:p>
          </table:table-cell>
        </table:table-row>
        <table:table-row table:style-name="ro1"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5590">
            <text:p>5590</text:p>
          </table:table-cell>
        </table:table-row>
        <table:table-row table:style-name="ro1"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693">
            <text:p>5693</text:p>
          </table:table-cell>
        </table:table-row>
        <table:table-row table:style-name="ro1">
          <table:table-cell office:value-type="float" office:value="5737">
            <text:p>5737</text:p>
          </table:table-cell>
        </table:table-row>
        <table:table-row table:style-name="ro1"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5820">
            <text:p>5820</text:p>
          </table:table-cell>
        </table:table-row>
        <table:table-row table:style-name="ro1">
          <table:table-cell office:value-type="float" office:value="5861">
            <text:p>5861</text:p>
          </table:table-cell>
        </table:table-row>
        <table:table-row table:style-name="ro1">
          <table:table-cell office:value-type="float" office:value="5902">
            <text:p>5902</text:p>
          </table:table-cell>
        </table:table-row>
        <table:table-row table:style-name="ro1">
          <table:table-cell office:value-type="float" office:value="5944">
            <text:p>5944</text:p>
          </table:table-cell>
        </table:table-row>
        <table:table-row table:style-name="ro1"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5617">
            <text:p>5617</text:p>
          </table:table-cell>
        </table:table-row>
        <table:table-row table:style-name="ro1">
          <table:table-cell office:value-type="float" office:value="5654">
            <text:p>5654</text:p>
          </table:table-cell>
        </table:table-row>
        <table:table-row table:style-name="ro1">
          <table:table-cell office:value-type="float" office:value="5705">
            <text:p>5705</text:p>
          </table:table-cell>
        </table:table-row>
        <table:table-row table:style-name="ro1">
          <table:table-cell office:value-type="float" office:value="5749">
            <text:p>5749</text:p>
          </table:table-cell>
        </table:table-row>
        <table:table-row table:style-name="ro1"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5839">
            <text:p>5839</text:p>
          </table:table-cell>
        </table:table-row>
        <table:table-row table:style-name="ro1">
          <table:table-cell office:value-type="float" office:value="5883">
            <text:p>5883</text:p>
          </table:table-cell>
        </table:table-row>
        <table:table-row table:style-name="ro1">
          <table:table-cell office:value-type="float" office:value="5924">
            <text:p>5924</text:p>
          </table:table-cell>
        </table:table-row>
        <table:table-row table:style-name="ro1">
          <table:table-cell office:value-type="float" office:value="5965">
            <text:p>5965</text:p>
          </table:table-cell>
        </table:table-row>
        <table:table-row table:style-name="ro1">
          <table:table-cell office:value-type="float" office:value="6006">
            <text:p>6006</text:p>
          </table:table-cell>
        </table:table-row>
        <table:table-row table:style-name="ro1">
          <table:table-cell office:value-type="float" office:value="6047">
            <text:p>6047</text:p>
          </table:table-cell>
        </table:table-row>
        <table:table-row table:style-name="ro1">
          <table:table-cell office:value-type="float" office:value="6088">
            <text:p>6088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0">
            <text:p>6730</text:p>
          </table:table-cell>
        </table:table-row>
        <table:table-row table:style-name="ro1">
          <table:table-cell office:value-type="float" office:value="6791">
            <text:p>6791</text:p>
          </table:table-cell>
        </table:table-row>
        <table:table-row table:style-name="ro1">
          <table:table-cell office:value-type="float" office:value="6853">
            <text:p>6853</text:p>
          </table:table-cell>
        </table:table-row>
        <table:table-row table:style-name="ro1">
          <table:table-cell office:value-type="float" office:value="6899">
            <text:p>6899</text:p>
          </table:table-cell>
        </table:table-row>
        <table:table-row table:style-name="ro1">
          <table:table-cell office:value-type="float" office:value="6943">
            <text:p>6943</text:p>
          </table:table-cell>
        </table:table-row>
        <table:table-row table:style-name="ro1">
          <table:table-cell office:value-type="float" office:value="6988">
            <text:p>6988</text:p>
          </table:table-cell>
        </table:table-row>
        <table:table-row table:style-name="ro1">
          <table:table-cell office:value-type="float" office:value="7033">
            <text:p>7033</text:p>
          </table:table-cell>
        </table:table-row>
        <table:table-row table:style-name="ro1">
          <table:table-cell office:value-type="float" office:value="7077">
            <text:p>7077</text:p>
          </table:table-cell>
        </table:table-row>
        <table:table-row table:style-name="ro1">
          <table:table-cell office:value-type="float" office:value="7165">
            <text:p>7165</text:p>
          </table:table-cell>
        </table:table-row>
        <table:table-row table:style-name="ro1">
          <table:table-cell office:value-type="float" office:value="7233">
            <text:p>7233</text:p>
          </table:table-cell>
        </table:table-row>
        <table:table-row table:style-name="ro1">
          <table:table-cell office:value-type="float" office:value="7275">
            <text:p>7275</text:p>
          </table:table-cell>
        </table:table-row>
        <table:table-row table:style-name="ro1">
          <table:table-cell office:value-type="float" office:value="7315">
            <text:p>7315</text:p>
          </table:table-cell>
        </table:table-row>
        <table:table-row table:style-name="ro1">
          <table:table-cell office:value-type="float" office:value="7362">
            <text:p>7362</text:p>
          </table:table-cell>
        </table:table-row>
        <table:table-row table:style-name="ro1">
          <table:table-cell office:value-type="float" office:value="7405">
            <text:p>7405</text:p>
          </table:table-cell>
        </table:table-row>
        <table:table-row table:style-name="ro1">
          <table:table-cell office:value-type="float" office:value="7447">
            <text:p>74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17">
            <text:p>5417</text:p>
          </table:table-cell>
        </table:table-row>
        <table:table-row table:style-name="ro1">
          <table:table-cell office:value-type="float" office:value="5479">
            <text:p>5479</text:p>
          </table:table-cell>
        </table:table-row>
        <table:table-row table:style-name="ro1"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5612">
            <text:p>5612</text:p>
          </table:table-cell>
        </table:table-row>
        <table:table-row table:style-name="ro1">
          <table:table-cell office:value-type="float" office:value="5656">
            <text:p>5656</text:p>
          </table:table-cell>
        </table:table-row>
        <table:table-row table:style-name="ro1">
          <table:table-cell office:value-type="float" office:value="5700">
            <text:p>5700</text:p>
          </table:table-cell>
        </table:table-row>
        <table:table-row table:style-name="ro1">
          <table:table-cell office:value-type="float" office:value="5745">
            <text:p>5745</text:p>
          </table:table-cell>
        </table:table-row>
        <table:table-row table:style-name="ro1">
          <table:table-cell office:value-type="float" office:value="5787">
            <text:p>5787</text:p>
          </table:table-cell>
        </table:table-row>
        <table:table-row table:style-name="ro1">
          <table:table-cell office:value-type="float" office:value="5829">
            <text:p>5829</text:p>
          </table:table-cell>
        </table:table-row>
        <table:table-row table:style-name="ro1">
          <table:table-cell office:value-type="float" office:value="5870">
            <text:p>5870</text:p>
          </table:table-cell>
        </table:table-row>
        <table:table-row table:style-name="ro1">
          <table:table-cell office:value-type="float" office:value="5912">
            <text:p>5912</text:p>
          </table:table-cell>
        </table:table-row>
        <table:table-row table:style-name="ro1">
          <table:table-cell office:value-type="float" office:value="5950">
            <text:p>5950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7">
            <text:p>5747</text:p>
          </table:table-cell>
        </table:table-row>
        <table:table-row table:style-name="ro1">
          <table:table-cell office:value-type="float" office:value="5828">
            <text:p>5828</text:p>
          </table:table-cell>
        </table:table-row>
        <table:table-row table:style-name="ro1">
          <table:table-cell office:value-type="float" office:value="5873">
            <text:p>5873</text:p>
          </table:table-cell>
        </table:table-row>
        <table:table-row table:style-name="ro1">
          <table:table-cell office:value-type="float" office:value="5917">
            <text:p>5917</text:p>
          </table:table-cell>
        </table:table-row>
        <table:table-row table:style-name="ro1"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6050">
            <text:p>6050</text:p>
          </table:table-cell>
        </table:table-row>
        <table:table-row table:style-name="ro1">
          <table:table-cell office:value-type="float" office:value="6094">
            <text:p>6094</text:p>
          </table:table-cell>
        </table:table-row>
        <table:table-row table:style-name="ro1">
          <table:table-cell office:value-type="float" office:value="6136">
            <text:p>6136</text:p>
          </table:table-cell>
        </table:table-row>
        <table:table-row table:style-name="ro1">
          <table:table-cell office:value-type="float" office:value="6177">
            <text:p>6177</text:p>
          </table:table-cell>
        </table:table-row>
        <table:table-row table:style-name="ro1">
          <table:table-cell office:value-type="float" office:value="6219">
            <text:p>6219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301">
            <text:p>6301</text:p>
          </table:table-cell>
        </table:table-row>
        <table:table-row table:style-name="ro1">
          <table:table-cell office:value-type="float" office:value="6343">
            <text:p>6343</text:p>
          </table:table-cell>
        </table:table-row>
        <table:table-row table:style-name="ro1">
          <table:table-cell office:value-type="float" office:value="6385">
            <text:p>63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61">
            <text:p>5761</text:p>
          </table:table-cell>
        </table:table-row>
        <table:table-row table:style-name="ro1">
          <table:table-cell office:value-type="float" office:value="5805">
            <text:p>5805</text:p>
          </table:table-cell>
        </table:table-row>
        <table:table-row table:style-name="ro1">
          <table:table-cell office:value-type="float" office:value="5850">
            <text:p>5850</text:p>
          </table:table-cell>
        </table:table-row>
        <table:table-row table:style-name="ro1">
          <table:table-cell office:value-type="float" office:value="5895">
            <text:p>5895</text:p>
          </table:table-cell>
        </table:table-row>
        <table:table-row table:style-name="ro1">
          <table:table-cell office:value-type="float" office:value="5939">
            <text:p>5939</text:p>
          </table:table-cell>
        </table:table-row>
        <table:table-row table:style-name="ro1">
          <table:table-cell office:value-type="float" office:value="5984">
            <text:p>5984</text:p>
          </table:table-cell>
        </table:table-row>
        <table:table-row table:style-name="ro1">
          <table:table-cell office:value-type="float" office:value="6029">
            <text:p>6029</text:p>
          </table:table-cell>
        </table:table-row>
        <table:table-row table:style-name="ro1">
          <table:table-cell office:value-type="float" office:value="6070">
            <text:p>6070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54">
            <text:p>6154</text:p>
          </table:table-cell>
        </table:table-row>
        <table:table-row table:style-name="ro1">
          <table:table-cell office:value-type="float" office:value="6195">
            <text:p>6195</text:p>
          </table:table-cell>
        </table:table-row>
        <table:table-row table:style-name="ro1">
          <table:table-cell office:value-type="float" office:value="6237">
            <text:p>6237</text:p>
          </table:table-cell>
        </table:table-row>
        <table:table-row table:style-name="ro1">
          <table:table-cell office:value-type="float" office:value="6278">
            <text:p>6278</text:p>
          </table:table-cell>
        </table:table-row>
        <table:table-row table:style-name="ro1">
          <table:table-cell office:value-type="float" office:value="6320">
            <text:p>63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0">
            <text:p>5700</text:p>
          </table:table-cell>
        </table:table-row>
        <table:table-row table:style-name="ro1">
          <table:table-cell office:value-type="float" office:value="5784">
            <text:p>5784</text:p>
          </table:table-cell>
        </table:table-row>
        <table:table-row table:style-name="ro1">
          <table:table-cell office:value-type="float" office:value="5829">
            <text:p>5829</text:p>
          </table:table-cell>
        </table:table-row>
        <table:table-row table:style-name="ro1">
          <table:table-cell office:value-type="float" office:value="5873">
            <text:p>5873</text:p>
          </table:table-cell>
        </table:table-row>
        <table:table-row table:style-name="ro1">
          <table:table-cell office:value-type="float" office:value="5919">
            <text:p>5919</text:p>
          </table:table-cell>
        </table:table-row>
        <table:table-row table:style-name="ro1">
          <table:table-cell office:value-type="float" office:value="5964">
            <text:p>5964</text:p>
          </table:table-cell>
        </table:table-row>
        <table:table-row table:style-name="ro1"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6055">
            <text:p>6055</text:p>
          </table:table-cell>
        </table:table-row>
        <table:table-row table:style-name="ro1">
          <table:table-cell office:value-type="float" office:value="6097">
            <text:p>6097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66">
            <text:p>6266</text:p>
          </table:table-cell>
        </table:table-row>
        <table:table-row table:style-name="ro1">
          <table:table-cell office:value-type="float" office:value="6308">
            <text:p>6308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7">
            <text:p>4517</text:p>
          </table:table-cell>
        </table:table-row>
        <table:table-row table:style-name="ro1">
          <table:table-cell office:value-type="float" office:value="4581">
            <text:p>4581</text:p>
          </table:table-cell>
        </table:table-row>
        <table:table-row table:style-name="ro1">
          <table:table-cell office:value-type="float" office:value="4657">
            <text:p>4657</text:p>
          </table:table-cell>
        </table:table-row>
        <table:table-row table:style-name="ro1"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4746">
            <text:p>4746</text:p>
          </table:table-cell>
        </table:table-row>
        <table:table-row table:style-name="ro1">
          <table:table-cell office:value-type="float" office:value="4821">
            <text:p>4821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14">
            <text:p>4914</text:p>
          </table:table-cell>
        </table:table-row>
        <table:table-row table:style-name="ro1">
          <table:table-cell office:value-type="float" office:value="6272">
            <text:p>6272</text:p>
          </table:table-cell>
        </table:table-row>
        <table:table-row table:style-name="ro1">
          <table:table-cell office:value-type="float" office:value="6315">
            <text:p>6315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09">
            <text:p>6409</text:p>
          </table:table-cell>
        </table:table-row>
        <table:table-row table:style-name="ro1">
          <table:table-cell office:value-type="float" office:value="6452">
            <text:p>6452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11">
            <text:p>661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4">
            <text:p>4524</text:p>
          </table:table-cell>
        </table:table-row>
        <table:table-row table:style-name="ro1">
          <table:table-cell office:value-type="float" office:value="4583">
            <text:p>4583</text:p>
          </table:table-cell>
        </table:table-row>
        <table:table-row table:style-name="ro1">
          <table:table-cell office:value-type="float" office:value="4649">
            <text:p>4649</text:p>
          </table:table-cell>
        </table:table-row>
        <table:table-row table:style-name="ro1"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4759">
            <text:p>4759</text:p>
          </table:table-cell>
        </table:table-row>
        <table:table-row table:style-name="ro1">
          <table:table-cell office:value-type="float" office:value="4797">
            <text:p>4797</text:p>
          </table:table-cell>
        </table:table-row>
        <table:table-row table:style-name="ro1">
          <table:table-cell office:value-type="float" office:value="4849">
            <text:p>4849</text:p>
          </table:table-cell>
        </table:table-row>
        <table:table-row table:style-name="ro1"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6228">
            <text:p>6228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0">
            <text:p>6310</text:p>
          </table:table-cell>
        </table:table-row>
        <table:table-row table:style-name="ro1">
          <table:table-cell office:value-type="float" office:value="6359">
            <text:p>6359</text:p>
          </table:table-cell>
        </table:table-row>
        <table:table-row table:style-name="ro1">
          <table:table-cell office:value-type="float" office:value="6402">
            <text:p>6402</text:p>
          </table:table-cell>
        </table:table-row>
        <table:table-row table:style-name="ro1">
          <table:table-cell office:value-type="float" office:value="6444">
            <text:p>6444</text:p>
          </table:table-cell>
        </table:table-row>
        <table:table-row table:style-name="ro1">
          <table:table-cell office:value-type="float" office:value="6535">
            <text:p>653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4">
            <text:p>5794</text:p>
          </table:table-cell>
        </table:table-row>
        <table:table-row table:style-name="ro1"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5906">
            <text:p>5906</text:p>
          </table:table-cell>
        </table:table-row>
        <table:table-row table:style-name="ro1">
          <table:table-cell office:value-type="float" office:value="5964">
            <text:p>5964</text:p>
          </table:table-cell>
        </table:table-row>
        <table:table-row table:style-name="ro1">
          <table:table-cell office:value-type="float" office:value="6009">
            <text:p>6009</text:p>
          </table:table-cell>
        </table:table-row>
        <table:table-row table:style-name="ro1">
          <table:table-cell office:value-type="float" office:value="6056">
            <text:p>6056</text:p>
          </table:table-cell>
        </table:table-row>
        <table:table-row table:style-name="ro1">
          <table:table-cell office:value-type="float" office:value="6096">
            <text:p>6096</text:p>
          </table:table-cell>
        </table:table-row>
        <table:table-row table:style-name="ro1">
          <table:table-cell office:value-type="float" office:value="6148">
            <text:p>6148</text:p>
          </table:table-cell>
        </table:table-row>
        <table:table-row table:style-name="ro1">
          <table:table-cell office:value-type="float" office:value="6196">
            <text:p>6196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281">
            <text:p>6281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66">
            <text:p>6366</text:p>
          </table:table-cell>
        </table:table-row>
        <table:table-row table:style-name="ro1">
          <table:table-cell office:value-type="float" office:value="6408">
            <text:p>6408</text:p>
          </table:table-cell>
        </table:table-row>
        <table:table-row table:style-name="ro1">
          <table:table-cell office:value-type="float" office:value="6446">
            <text:p>644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5">
            <text:p>6505</text:p>
          </table:table-cell>
        </table:table-row>
        <table:table-row table:style-name="ro1">
          <table:table-cell office:value-type="float" office:value="6595">
            <text:p>6595</text:p>
          </table:table-cell>
        </table:table-row>
        <table:table-row table:style-name="ro1">
          <table:table-cell office:value-type="float" office:value="6640">
            <text:p>6640</text:p>
          </table:table-cell>
        </table:table-row>
        <table:table-row table:style-name="ro1">
          <table:table-cell office:value-type="float" office:value="6686">
            <text:p>6686</text:p>
          </table:table-cell>
        </table:table-row>
        <table:table-row table:style-name="ro1">
          <table:table-cell office:value-type="float" office:value="6733">
            <text:p>6733</text:p>
          </table:table-cell>
        </table:table-row>
        <table:table-row table:style-name="ro1">
          <table:table-cell office:value-type="float" office:value="6771">
            <text:p>6771</text:p>
          </table:table-cell>
        </table:table-row>
        <table:table-row table:style-name="ro1">
          <table:table-cell office:value-type="float" office:value="6823">
            <text:p>6823</text:p>
          </table:table-cell>
        </table:table-row>
        <table:table-row table:style-name="ro1">
          <table:table-cell office:value-type="float" office:value="6868">
            <text:p>6868</text:p>
          </table:table-cell>
        </table:table-row>
        <table:table-row table:style-name="ro1">
          <table:table-cell office:value-type="float" office:value="6912">
            <text:p>6912</text:p>
          </table:table-cell>
        </table:table-row>
        <table:table-row table:style-name="ro1">
          <table:table-cell office:value-type="float" office:value="6954">
            <text:p>6954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7082">
            <text:p>7082</text:p>
          </table:table-cell>
        </table:table-row>
        <table:table-row table:style-name="ro1">
          <table:table-cell office:value-type="float" office:value="7125">
            <text:p>7125</text:p>
          </table:table-cell>
        </table:table-row>
        <table:table-row table:style-name="ro1">
          <table:table-cell office:value-type="float" office:value="7168">
            <text:p>71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9">
            <text:p>5859</text:p>
          </table:table-cell>
        </table:table-row>
        <table:table-row table:style-name="ro1">
          <table:table-cell office:value-type="float" office:value="5928">
            <text:p>5928</text:p>
          </table:table-cell>
        </table:table-row>
        <table:table-row table:style-name="ro1">
          <table:table-cell office:value-type="float" office:value="5983">
            <text:p>5983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74">
            <text:p>6174</text:p>
          </table:table-cell>
        </table:table-row>
        <table:table-row table:style-name="ro1">
          <table:table-cell office:value-type="float" office:value="6217">
            <text:p>6217</text:p>
          </table:table-cell>
        </table:table-row>
        <table:table-row table:style-name="ro1">
          <table:table-cell office:value-type="float" office:value="6265">
            <text:p>6265</text:p>
          </table:table-cell>
        </table:table-row>
        <table:table-row table:style-name="ro1">
          <table:table-cell office:value-type="float" office:value="6308">
            <text:p>6308</text:p>
          </table:table-cell>
        </table:table-row>
        <table:table-row table:style-name="ro1">
          <table:table-cell office:value-type="float" office:value="6351">
            <text:p>6351</text:p>
          </table:table-cell>
        </table:table-row>
        <table:table-row table:style-name="ro1">
          <table:table-cell office:value-type="float" office:value="6393">
            <text:p>6393</text:p>
          </table:table-cell>
        </table:table-row>
        <table:table-row table:style-name="ro1">
          <table:table-cell office:value-type="float" office:value="6436">
            <text:p>6436</text:p>
          </table:table-cell>
        </table:table-row>
        <table:table-row table:style-name="ro1">
          <table:table-cell office:value-type="float" office:value="6478">
            <text:p>6478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6073">
            <text:p>6073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6279">
            <text:p>6279</text:p>
          </table:table-cell>
        </table:table-row>
        <table:table-row table:style-name="ro1">
          <table:table-cell office:value-type="float" office:value="6325">
            <text:p>6325</text:p>
          </table:table-cell>
        </table:table-row>
        <table:table-row table:style-name="ro1">
          <table:table-cell office:value-type="float" office:value="6395">
            <text:p>6395</text:p>
          </table:table-cell>
        </table:table-row>
        <table:table-row table:style-name="ro1">
          <table:table-cell office:value-type="float" office:value="6439">
            <text:p>6439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13">
            <text:p>6613</text:p>
          </table:table-cell>
        </table:table-row>
        <table:table-row table:style-name="ro1"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6700">
            <text:p>670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2">
            <text:p>6092</text:p>
          </table:table-cell>
        </table:table-row>
        <table:table-row table:style-name="ro1">
          <table:table-cell office:value-type="float" office:value="6154">
            <text:p>6154</text:p>
          </table:table-cell>
        </table:table-row>
        <table:table-row table:style-name="ro1">
          <table:table-cell office:value-type="float" office:value="6222">
            <text:p>6222</text:p>
          </table:table-cell>
        </table:table-row>
        <table:table-row table:style-name="ro1"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6311">
            <text:p>6311</text:p>
          </table:table-cell>
        </table:table-row>
        <table:table-row table:style-name="ro1">
          <table:table-cell office:value-type="float" office:value="6363">
            <text:p>6363</text:p>
          </table:table-cell>
        </table:table-row>
        <table:table-row table:style-name="ro1">
          <table:table-cell office:value-type="float" office:value="6408">
            <text:p>6408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498">
            <text:p>6498</text:p>
          </table:table-cell>
        </table:table-row>
        <table:table-row table:style-name="ro1">
          <table:table-cell office:value-type="float" office:value="6541">
            <text:p>6541</text:p>
          </table:table-cell>
        </table:table-row>
        <table:table-row table:style-name="ro1">
          <table:table-cell office:value-type="float" office:value="6584">
            <text:p>6584</text:p>
          </table:table-cell>
        </table:table-row>
        <table:table-row table:style-name="ro1">
          <table:table-cell office:value-type="float" office:value="6628">
            <text:p>6628</text:p>
          </table:table-cell>
        </table:table-row>
        <table:table-row table:style-name="ro1">
          <table:table-cell office:value-type="float" office:value="6671">
            <text:p>6671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6758">
            <text:p>67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25">
            <text:p>6025</text:p>
          </table:table-cell>
        </table:table-row>
        <table:table-row table:style-name="ro1">
          <table:table-cell office:value-type="float" office:value="6116">
            <text:p>6116</text:p>
          </table:table-cell>
        </table:table-row>
        <table:table-row table:style-name="ro1">
          <table:table-cell office:value-type="float" office:value="6162">
            <text:p>6162</text:p>
          </table:table-cell>
        </table:table-row>
        <table:table-row table:style-name="ro1">
          <table:table-cell office:value-type="float" office:value="6212">
            <text:p>6212</text:p>
          </table:table-cell>
        </table:table-row>
        <table:table-row table:style-name="ro1">
          <table:table-cell office:value-type="float" office:value="6259">
            <text:p>6259</text:p>
          </table:table-cell>
        </table:table-row>
        <table:table-row table:style-name="ro1">
          <table:table-cell office:value-type="float" office:value="6307">
            <text:p>6307</text:p>
          </table:table-cell>
        </table:table-row>
        <table:table-row table:style-name="ro1">
          <table:table-cell office:value-type="float" office:value="6353">
            <text:p>6353</text:p>
          </table:table-cell>
        </table:table-row>
        <table:table-row table:style-name="ro1">
          <table:table-cell office:value-type="float" office:value="6401">
            <text:p>6401</text:p>
          </table:table-cell>
        </table:table-row>
        <table:table-row table:style-name="ro1">
          <table:table-cell office:value-type="float" office:value="6452">
            <text:p>6452</text:p>
          </table:table-cell>
        </table:table-row>
        <table:table-row table:style-name="ro1"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6539">
            <text:p>6539</text:p>
          </table:table-cell>
        </table:table-row>
        <table:table-row table:style-name="ro1">
          <table:table-cell office:value-type="float" office:value="6582">
            <text:p>6582</text:p>
          </table:table-cell>
        </table:table-row>
        <table:table-row table:style-name="ro1"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669">
            <text:p>6669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5">
            <text:p>6185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40">
            <text:p>6340</text:p>
          </table:table-cell>
        </table:table-row>
        <table:table-row table:style-name="ro1"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6435">
            <text:p>6435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75">
            <text:p>6575</text:p>
          </table:table-cell>
        </table:table-row>
        <table:table-row table:style-name="ro1">
          <table:table-cell office:value-type="float" office:value="6619">
            <text:p>6619</text:p>
          </table:table-cell>
        </table:table-row>
        <table:table-row table:style-name="ro1">
          <table:table-cell office:value-type="float" office:value="6662">
            <text:p>6662</text:p>
          </table:table-cell>
        </table:table-row>
        <table:table-row table:style-name="ro1">
          <table:table-cell office:value-type="float" office:value="6706">
            <text:p>6706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4">
            <text:p>6794</text:p>
          </table:table-cell>
        </table:table-row>
        <table:table-row table:style-name="ro1"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6881">
            <text:p>68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85">
            <text:p>6285</text:p>
          </table:table-cell>
        </table:table-row>
        <table:table-row table:style-name="ro1">
          <table:table-cell office:value-type="float" office:value="6332">
            <text:p>6332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450">
            <text:p>6450</text:p>
          </table:table-cell>
        </table:table-row>
        <table:table-row table:style-name="ro1">
          <table:table-cell office:value-type="float" office:value="6498">
            <text:p>6498</text:p>
          </table:table-cell>
        </table:table-row>
        <table:table-row table:style-name="ro1"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6588">
            <text:p>6588</text:p>
          </table:table-cell>
        </table:table-row>
        <table:table-row table:style-name="ro1">
          <table:table-cell office:value-type="float" office:value="6628">
            <text:p>6628</text:p>
          </table:table-cell>
        </table:table-row>
        <table:table-row table:style-name="ro1">
          <table:table-cell office:value-type="float" office:value="6675">
            <text:p>6675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62">
            <text:p>6762</text:p>
          </table:table-cell>
        </table:table-row>
        <table:table-row table:style-name="ro1">
          <table:table-cell office:value-type="float" office:value="6806">
            <text:p>6806</text:p>
          </table:table-cell>
        </table:table-row>
        <table:table-row table:style-name="ro1">
          <table:table-cell office:value-type="float" office:value="6849">
            <text:p>68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460">
            <text:p>6460</text:p>
          </table:table-cell>
        </table:table-row>
        <table:table-row table:style-name="ro1">
          <table:table-cell office:value-type="float" office:value="6508">
            <text:p>6508</text:p>
          </table:table-cell>
        </table:table-row>
        <table:table-row table:style-name="ro1">
          <table:table-cell office:value-type="float" office:value="6555">
            <text:p>6555</text:p>
          </table:table-cell>
        </table:table-row>
        <table:table-row table:style-name="ro1">
          <table:table-cell office:value-type="float" office:value="6603">
            <text:p>6603</text:p>
          </table:table-cell>
        </table:table-row>
        <table:table-row table:style-name="ro1"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6694">
            <text:p>6694</text:p>
          </table:table-cell>
        </table:table-row>
        <table:table-row table:style-name="ro1">
          <table:table-cell office:value-type="float" office:value="6738">
            <text:p>6738</text:p>
          </table:table-cell>
        </table:table-row>
        <table:table-row table:style-name="ro1">
          <table:table-cell office:value-type="float" office:value="6782">
            <text:p>6782</text:p>
          </table:table-cell>
        </table:table-row>
        <table:table-row table:style-name="ro1">
          <table:table-cell office:value-type="float" office:value="6827">
            <text:p>6827</text:p>
          </table:table-cell>
        </table:table-row>
        <table:table-row table:style-name="ro1">
          <table:table-cell office:value-type="float" office:value="6871">
            <text:p>6871</text:p>
          </table:table-cell>
        </table:table-row>
        <table:table-row table:style-name="ro1">
          <table:table-cell office:value-type="float" office:value="6915">
            <text:p>6915</text:p>
          </table:table-cell>
        </table:table-row>
        <table:table-row table:style-name="ro1">
          <table:table-cell office:value-type="float" office:value="6958">
            <text:p>69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6">
            <text:p>6716</text:p>
          </table:table-cell>
        </table:table-row>
        <table:table-row table:style-name="ro1">
          <table:table-cell office:value-type="float" office:value="6813">
            <text:p>6813</text:p>
          </table:table-cell>
        </table:table-row>
        <table:table-row table:style-name="ro1">
          <table:table-cell office:value-type="float" office:value="6862">
            <text:p>6862</text:p>
          </table:table-cell>
        </table:table-row>
        <table:table-row table:style-name="ro1">
          <table:table-cell office:value-type="float" office:value="6908">
            <text:p>6908</text:p>
          </table:table-cell>
        </table:table-row>
        <table:table-row table:style-name="ro1">
          <table:table-cell office:value-type="float" office:value="6955">
            <text:p>6955</text:p>
          </table:table-cell>
        </table:table-row>
        <table:table-row table:style-name="ro1">
          <table:table-cell office:value-type="float" office:value="7002">
            <text:p>7002</text:p>
          </table:table-cell>
        </table:table-row>
        <table:table-row table:style-name="ro1">
          <table:table-cell office:value-type="float" office:value="7048">
            <text:p>7048</text:p>
          </table:table-cell>
        </table:table-row>
        <table:table-row table:style-name="ro1">
          <table:table-cell office:value-type="float" office:value="7094">
            <text:p>7094</text:p>
          </table:table-cell>
        </table:table-row>
        <table:table-row table:style-name="ro1">
          <table:table-cell office:value-type="float" office:value="7138">
            <text:p>7138</text:p>
          </table:table-cell>
        </table:table-row>
        <table:table-row table:style-name="ro1">
          <table:table-cell office:value-type="float" office:value="7178">
            <text:p>7178</text:p>
          </table:table-cell>
        </table:table-row>
        <table:table-row table:style-name="ro1">
          <table:table-cell office:value-type="float" office:value="7225">
            <text:p>7225</text:p>
          </table:table-cell>
        </table:table-row>
        <table:table-row table:style-name="ro1">
          <table:table-cell office:value-type="float" office:value="7269">
            <text:p>7269</text:p>
          </table:table-cell>
        </table:table-row>
        <table:table-row table:style-name="ro1">
          <table:table-cell office:value-type="float" office:value="7309">
            <text:p>7309</text:p>
          </table:table-cell>
        </table:table-row>
        <table:table-row table:style-name="ro1">
          <table:table-cell office:value-type="float" office:value="7356">
            <text:p>7356</text:p>
          </table:table-cell>
        </table:table-row>
        <table:table-row table:style-name="ro1">
          <table:table-cell office:value-type="float" office:value="7399">
            <text:p>73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2">
            <text:p>6272</text:p>
          </table:table-cell>
        </table:table-row>
        <table:table-row table:style-name="ro1">
          <table:table-cell office:value-type="float" office:value="6369">
            <text:p>6369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6561">
            <text:p>6561</text:p>
          </table:table-cell>
        </table:table-row>
        <table:table-row table:style-name="ro1">
          <table:table-cell office:value-type="float" office:value="6603">
            <text:p>6603</text:p>
          </table:table-cell>
        </table:table-row>
        <table:table-row table:style-name="ro1"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706">
            <text:p>6706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4">
            <text:p>6794</text:p>
          </table:table-cell>
        </table:table-row>
        <table:table-row table:style-name="ro1">
          <table:table-cell office:value-type="float" office:value="6838">
            <text:p>6838</text:p>
          </table:table-cell>
        </table:table-row>
        <table:table-row table:style-name="ro1">
          <table:table-cell office:value-type="float" office:value="6882">
            <text:p>6882</text:p>
          </table:table-cell>
        </table:table-row>
        <table:table-row table:style-name="ro1">
          <table:table-cell office:value-type="float" office:value="6926">
            <text:p>6926</text:p>
          </table:table-cell>
        </table:table-row>
        <table:table-row table:style-name="ro1">
          <table:table-cell office:value-type="float" office:value="6969">
            <text:p>696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3">
            <text:p>4973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33">
            <text:p>5133</text:p>
          </table:table-cell>
        </table:table-row>
        <table:table-row table:style-name="ro1"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300">
            <text:p>5300</text:p>
          </table:table-cell>
        </table:table-row>
        <table:table-row table:style-name="ro1">
          <table:table-cell office:value-type="float" office:value="5347">
            <text:p>5347</text:p>
          </table:table-cell>
        </table:table-row>
        <table:table-row table:style-name="ro1">
          <table:table-cell office:value-type="float" office:value="5394">
            <text:p>5394</text:p>
          </table:table-cell>
        </table:table-row>
        <table:table-row table:style-name="ro1">
          <table:table-cell office:value-type="float" office:value="6852">
            <text:p>6852</text:p>
          </table:table-cell>
        </table:table-row>
        <table:table-row table:style-name="ro1">
          <table:table-cell office:value-type="float" office:value="6897">
            <text:p>6897</text:p>
          </table:table-cell>
        </table:table-row>
        <table:table-row table:style-name="ro1">
          <table:table-cell office:value-type="float" office:value="6940">
            <text:p>6940</text:p>
          </table:table-cell>
        </table:table-row>
        <table:table-row table:style-name="ro1">
          <table:table-cell office:value-type="float" office:value="6981">
            <text:p>6981</text:p>
          </table:table-cell>
        </table:table-row>
        <table:table-row table:style-name="ro1">
          <table:table-cell office:value-type="float" office:value="7028">
            <text:p>7028</text:p>
          </table:table-cell>
        </table:table-row>
        <table:table-row table:style-name="ro1">
          <table:table-cell office:value-type="float" office:value="7072">
            <text:p>7072</text:p>
          </table:table-cell>
        </table:table-row>
        <table:table-row table:style-name="ro1">
          <table:table-cell office:value-type="float" office:value="7117">
            <text:p>71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3">
            <text:p>5013</text:p>
          </table:table-cell>
        </table:table-row>
        <table:table-row table:style-name="ro1">
          <table:table-cell office:value-type="float" office:value="5111">
            <text:p>5111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5333">
            <text:p>5333</text:p>
          </table:table-cell>
        </table:table-row>
        <table:table-row table:style-name="ro1"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6585">
            <text:p>6585</text:p>
          </table:table-cell>
        </table:table-row>
        <table:table-row table:style-name="ro1">
          <table:table-cell office:value-type="float" office:value="6911">
            <text:p>6911</text:p>
          </table:table-cell>
        </table:table-row>
        <table:table-row table:style-name="ro1">
          <table:table-cell office:value-type="float" office:value="6962">
            <text:p>6962</text:p>
          </table:table-cell>
        </table:table-row>
        <table:table-row table:style-name="ro1">
          <table:table-cell office:value-type="float" office:value="7006">
            <text:p>7006</text:p>
          </table:table-cell>
        </table:table-row>
        <table:table-row table:style-name="ro1">
          <table:table-cell office:value-type="float" office:value="7051">
            <text:p>7051</text:p>
          </table:table-cell>
        </table:table-row>
        <table:table-row table:style-name="ro1">
          <table:table-cell office:value-type="float" office:value="7101">
            <text:p>710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18">
            <text:p>6518</text:p>
          </table:table-cell>
        </table:table-row>
        <table:table-row table:style-name="ro1">
          <table:table-cell office:value-type="float" office:value="6612">
            <text:p>6612</text:p>
          </table:table-cell>
        </table:table-row>
        <table:table-row table:style-name="ro1">
          <table:table-cell office:value-type="float" office:value="6660">
            <text:p>6660</text:p>
          </table:table-cell>
        </table:table-row>
        <table:table-row table:style-name="ro1">
          <table:table-cell office:value-type="float" office:value="6709">
            <text:p>6709</text:p>
          </table:table-cell>
        </table:table-row>
        <table:table-row table:style-name="ro1"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6809">
            <text:p>6809</text:p>
          </table:table-cell>
        </table:table-row>
        <table:table-row table:style-name="ro1">
          <table:table-cell office:value-type="float" office:value="6857">
            <text:p>6857</text:p>
          </table:table-cell>
        </table:table-row>
        <table:table-row table:style-name="ro1">
          <table:table-cell office:value-type="float" office:value="6906">
            <text:p>6906</text:p>
          </table:table-cell>
        </table:table-row>
        <table:table-row table:style-name="ro1">
          <table:table-cell office:value-type="float" office:value="6951">
            <text:p>6951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39">
            <text:p>7039</text:p>
          </table:table-cell>
        </table:table-row>
        <table:table-row table:style-name="ro1">
          <table:table-cell office:value-type="float" office:value="7084">
            <text:p>7084</text:p>
          </table:table-cell>
        </table:table-row>
        <table:table-row table:style-name="ro1">
          <table:table-cell office:value-type="float" office:value="7126">
            <text:p>7126</text:p>
          </table:table-cell>
        </table:table-row>
        <table:table-row table:style-name="ro1">
          <table:table-cell office:value-type="float" office:value="7173">
            <text:p>7173</text:p>
          </table:table-cell>
        </table:table-row>
        <table:table-row table:style-name="ro1">
          <table:table-cell office:value-type="float" office:value="7217">
            <text:p>72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73">
            <text:p>6573</text:p>
          </table:table-cell>
        </table:table-row>
        <table:table-row table:style-name="ro1">
          <table:table-cell office:value-type="float" office:value="6641">
            <text:p>6641</text:p>
          </table:table-cell>
        </table:table-row>
        <table:table-row table:style-name="ro1">
          <table:table-cell office:value-type="float" office:value="6690">
            <text:p>6690</text:p>
          </table:table-cell>
        </table:table-row>
        <table:table-row table:style-name="ro1">
          <table:table-cell office:value-type="float" office:value="6740">
            <text:p>6740</text:p>
          </table:table-cell>
        </table:table-row>
        <table:table-row table:style-name="ro1">
          <table:table-cell office:value-type="float" office:value="6787">
            <text:p>6787</text:p>
          </table:table-cell>
        </table:table-row>
        <table:table-row table:style-name="ro1"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6884">
            <text:p>6884</text:p>
          </table:table-cell>
        </table:table-row>
        <table:table-row table:style-name="ro1">
          <table:table-cell office:value-type="float" office:value="6928">
            <text:p>6928</text:p>
          </table:table-cell>
        </table:table-row>
        <table:table-row table:style-name="ro1">
          <table:table-cell office:value-type="float" office:value="6972">
            <text:p>6972</text:p>
          </table:table-cell>
        </table:table-row>
        <table:table-row table:style-name="ro1">
          <table:table-cell office:value-type="float" office:value="7016">
            <text:p>7016</text:p>
          </table:table-cell>
        </table:table-row>
        <table:table-row table:style-name="ro1">
          <table:table-cell office:value-type="float" office:value="7060">
            <text:p>7060</text:p>
          </table:table-cell>
        </table:table-row>
        <table:table-row table:style-name="ro1">
          <table:table-cell office:value-type="float" office:value="7105">
            <text:p>7105</text:p>
          </table:table-cell>
        </table:table-row>
        <table:table-row table:style-name="ro1">
          <table:table-cell office:value-type="float" office:value="7150">
            <text:p>7150</text:p>
          </table:table-cell>
        </table:table-row>
        <table:table-row table:style-name="ro1">
          <table:table-cell office:value-type="float" office:value="7194">
            <text:p>719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5237">
            <text:p>5237</text:p>
          </table:table-cell>
        </table:table-row>
        <table:table-row table:style-name="ro1"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5405">
            <text:p>5405</text:p>
          </table:table-cell>
        </table:table-row>
        <table:table-row table:style-name="ro1"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7105">
            <text:p>7105</text:p>
          </table:table-cell>
        </table:table-row>
        <table:table-row table:style-name="ro1">
          <table:table-cell office:value-type="float" office:value="7150">
            <text:p>7150</text:p>
          </table:table-cell>
        </table:table-row>
        <table:table-row table:style-name="ro1">
          <table:table-cell office:value-type="float" office:value="7194">
            <text:p>7194</text:p>
          </table:table-cell>
        </table:table-row>
        <table:table-row table:style-name="ro1">
          <table:table-cell office:value-type="float" office:value="7239">
            <text:p>7239</text:p>
          </table:table-cell>
        </table:table-row>
        <table:table-row table:style-name="ro1">
          <table:table-cell office:value-type="float" office:value="7284">
            <text:p>7284</text:p>
          </table:table-cell>
        </table:table-row>
        <table:table-row table:style-name="ro1">
          <table:table-cell office:value-type="float" office:value="7329">
            <text:p>7329</text:p>
          </table:table-cell>
        </table:table-row>
        <table:table-row table:style-name="ro1">
          <table:table-cell office:value-type="float" office:value="7374">
            <text:p>7374</text:p>
          </table:table-cell>
        </table:table-row>
        <table:table-row table:style-name="ro1">
          <table:table-cell office:value-type="float" office:value="7409">
            <text:p>74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8">
            <text:p>4898</text:p>
          </table:table-cell>
        </table:table-row>
        <table:table-row table:style-name="ro1">
          <table:table-cell office:value-type="float" office:value="4978">
            <text:p>4978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5146">
            <text:p>5146</text:p>
          </table:table-cell>
        </table:table-row>
        <table:table-row table:style-name="ro1"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5399">
            <text:p>5399</text:p>
          </table:table-cell>
        </table:table-row>
        <table:table-row table:style-name="ro1">
          <table:table-cell office:value-type="float" office:value="7009">
            <text:p>7009</text:p>
          </table:table-cell>
        </table:table-row>
        <table:table-row table:style-name="ro1">
          <table:table-cell office:value-type="float" office:value="7056">
            <text:p>7056</text:p>
          </table:table-cell>
        </table:table-row>
        <table:table-row table:style-name="ro1"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7146">
            <text:p>7146</text:p>
          </table:table-cell>
        </table:table-row>
        <table:table-row table:style-name="ro1">
          <table:table-cell office:value-type="float" office:value="7191">
            <text:p>7191</text:p>
          </table:table-cell>
        </table:table-row>
        <table:table-row table:style-name="ro1">
          <table:table-cell office:value-type="float" office:value="7236">
            <text:p>7236</text:p>
          </table:table-cell>
        </table:table-row>
        <table:table-row table:style-name="ro1">
          <table:table-cell office:value-type="float" office:value="7281">
            <text:p>72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24">
            <text:p>7024</text:p>
          </table:table-cell>
        </table:table-row>
        <table:table-row table:style-name="ro1">
          <table:table-cell office:value-type="float" office:value="7129">
            <text:p>7129</text:p>
          </table:table-cell>
        </table:table-row>
        <table:table-row table:style-name="ro1">
          <table:table-cell office:value-type="float" office:value="7179">
            <text:p>7179</text:p>
          </table:table-cell>
        </table:table-row>
        <table:table-row table:style-name="ro1">
          <table:table-cell office:value-type="float" office:value="7227">
            <text:p>7227</text:p>
          </table:table-cell>
        </table:table-row>
        <table:table-row table:style-name="ro1">
          <table:table-cell office:value-type="float" office:value="7277">
            <text:p>7277</text:p>
          </table:table-cell>
        </table:table-row>
        <table:table-row table:style-name="ro1">
          <table:table-cell office:value-type="float" office:value="7325">
            <text:p>7325</text:p>
          </table:table-cell>
        </table:table-row>
        <table:table-row table:style-name="ro1">
          <table:table-cell office:value-type="float" office:value="7373">
            <text:p>7373</text:p>
          </table:table-cell>
        </table:table-row>
        <table:table-row table:style-name="ro1">
          <table:table-cell office:value-type="float" office:value="7422">
            <text:p>7422</text:p>
          </table:table-cell>
        </table:table-row>
        <table:table-row table:style-name="ro1">
          <table:table-cell office:value-type="float" office:value="7469">
            <text:p>7469</text:p>
          </table:table-cell>
        </table:table-row>
        <table:table-row table:style-name="ro1">
          <table:table-cell office:value-type="float" office:value="8345">
            <text:p>8345</text:p>
          </table:table-cell>
        </table:table-row>
        <table:table-row table:style-name="ro1">
          <table:table-cell office:value-type="float" office:value="8390">
            <text:p>8390</text:p>
          </table:table-cell>
        </table:table-row>
        <table:table-row table:style-name="ro1">
          <table:table-cell office:value-type="float" office:value="8435">
            <text:p>8435</text:p>
          </table:table-cell>
        </table:table-row>
        <table:table-row table:style-name="ro1">
          <table:table-cell office:value-type="float" office:value="8480">
            <text:p>8480</text:p>
          </table:table-cell>
        </table:table-row>
        <table:table-row table:style-name="ro1">
          <table:table-cell office:value-type="float" office:value="8525">
            <text:p>8525</text:p>
          </table:table-cell>
        </table:table-row>
        <table:table-row table:style-name="ro1">
          <table:table-cell office:value-type="float" office:value="8570">
            <text:p>857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7">
            <text:p>6707</text:p>
          </table:table-cell>
        </table:table-row>
        <table:table-row table:style-name="ro1">
          <table:table-cell office:value-type="float" office:value="6800">
            <text:p>6800</text:p>
          </table:table-cell>
        </table:table-row>
        <table:table-row table:style-name="ro1">
          <table:table-cell office:value-type="float" office:value="6848">
            <text:p>6848</text:p>
          </table:table-cell>
        </table:table-row>
        <table:table-row table:style-name="ro1">
          <table:table-cell office:value-type="float" office:value="6897">
            <text:p>6897</text:p>
          </table:table-cell>
        </table:table-row>
        <table:table-row table:style-name="ro1">
          <table:table-cell office:value-type="float" office:value="6947">
            <text:p>6947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46">
            <text:p>7046</text:p>
          </table:table-cell>
        </table:table-row>
        <table:table-row table:style-name="ro1"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7149">
            <text:p>7149</text:p>
          </table:table-cell>
        </table:table-row>
        <table:table-row table:style-name="ro1">
          <table:table-cell office:value-type="float" office:value="7194">
            <text:p>7194</text:p>
          </table:table-cell>
        </table:table-row>
        <table:table-row table:style-name="ro1">
          <table:table-cell office:value-type="float" office:value="8096">
            <text:p>8096</text:p>
          </table:table-cell>
        </table:table-row>
        <table:table-row table:style-name="ro1">
          <table:table-cell office:value-type="float" office:value="8143">
            <text:p>8143</text:p>
          </table:table-cell>
        </table:table-row>
        <table:table-row table:style-name="ro1">
          <table:table-cell office:value-type="float" office:value="8188">
            <text:p>8188</text:p>
          </table:table-cell>
        </table:table-row>
        <table:table-row table:style-name="ro1">
          <table:table-cell office:value-type="float" office:value="8233">
            <text:p>8233</text:p>
          </table:table-cell>
        </table:table-row>
        <table:table-row table:style-name="ro1">
          <table:table-cell office:value-type="float" office:value="8278">
            <text:p>82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5263">
            <text:p>5263</text:p>
          </table:table-cell>
        </table:table-row>
        <table:table-row table:style-name="ro1"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407">
            <text:p>5407</text:p>
          </table:table-cell>
        </table:table-row>
        <table:table-row table:style-name="ro1">
          <table:table-cell office:value-type="float" office:value="5456">
            <text:p>5456</text:p>
          </table:table-cell>
        </table:table-row>
        <table:table-row table:style-name="ro1"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7011">
            <text:p>7011</text:p>
          </table:table-cell>
        </table:table-row>
        <table:table-row table:style-name="ro1">
          <table:table-cell office:value-type="float" office:value="7056">
            <text:p>7056</text:p>
          </table:table-cell>
        </table:table-row>
        <table:table-row table:style-name="ro1">
          <table:table-cell office:value-type="float" office:value="7101">
            <text:p>7101</text:p>
          </table:table-cell>
        </table:table-row>
        <table:table-row table:style-name="ro1">
          <table:table-cell office:value-type="float" office:value="7147">
            <text:p>7147</text:p>
          </table:table-cell>
        </table:table-row>
        <table:table-row table:style-name="ro1">
          <table:table-cell office:value-type="float" office:value="7197">
            <text:p>7197</text:p>
          </table:table-cell>
        </table:table-row>
        <table:table-row table:style-name="ro1">
          <table:table-cell office:value-type="float" office:value="7243">
            <text:p>7243</text:p>
          </table:table-cell>
        </table:table-row>
        <table:table-row table:style-name="ro1">
          <table:table-cell office:value-type="float" office:value="7288">
            <text:p>728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7">
            <text:p>4337</text:p>
          </table:table-cell>
        </table:table-row>
        <table:table-row table:style-name="ro1">
          <table:table-cell office:value-type="float" office:value="4373">
            <text:p>4373</text:p>
          </table:table-cell>
        </table:table-row>
        <table:table-row table:style-name="ro1">
          <table:table-cell office:value-type="float" office:value="4411">
            <text:p>4411</text:p>
          </table:table-cell>
        </table:table-row>
        <table:table-row table:style-name="ro1">
          <table:table-cell office:value-type="float" office:value="4441">
            <text:p>4441</text:p>
          </table:table-cell>
        </table:table-row>
        <table:table-row table:style-name="ro1">
          <table:table-cell office:value-type="float" office:value="4502">
            <text:p>4502</text:p>
          </table:table-cell>
        </table:table-row>
        <table:table-row table:style-name="ro1">
          <table:table-cell office:value-type="float" office:value="4549">
            <text:p>4549</text:p>
          </table:table-cell>
        </table:table-row>
        <table:table-row table:style-name="ro1">
          <table:table-cell office:value-type="float" office:value="4606">
            <text:p>4606</text:p>
          </table:table-cell>
        </table:table-row>
        <table:table-row table:style-name="ro1">
          <table:table-cell office:value-type="float" office:value="4645">
            <text:p>4645</text:p>
          </table:table-cell>
        </table:table-row>
        <table:table-row table:style-name="ro1">
          <table:table-cell office:value-type="float" office:value="4684">
            <text:p>4684</text:p>
          </table:table-cell>
        </table:table-row>
        <table:table-row table:style-name="ro1">
          <table:table-cell office:value-type="float" office:value="4720">
            <text:p>4720</text:p>
          </table:table-cell>
        </table:table-row>
        <table:table-row table:style-name="ro1">
          <table:table-cell office:value-type="float" office:value="4762">
            <text:p>4762</text:p>
          </table:table-cell>
        </table:table-row>
        <table:table-row table:style-name="ro1">
          <table:table-cell office:value-type="float" office:value="4834">
            <text:p>4834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2">
            <text:p>4552</text:p>
          </table:table-cell>
        </table:table-row>
        <table:table-row table:style-name="ro1">
          <table:table-cell office:value-type="float" office:value="4606">
            <text:p>4606</text:p>
          </table:table-cell>
        </table:table-row>
        <table:table-row table:style-name="ro1">
          <table:table-cell office:value-type="float" office:value="4643">
            <text:p>4643</text:p>
          </table:table-cell>
        </table:table-row>
        <table:table-row table:style-name="ro1">
          <table:table-cell office:value-type="float" office:value="4681">
            <text:p>4681</text:p>
          </table:table-cell>
        </table:table-row>
        <table:table-row table:style-name="ro1">
          <table:table-cell office:value-type="float" office:value="4718">
            <text:p>4718</text:p>
          </table:table-cell>
        </table:table-row>
        <table:table-row table:style-name="ro1">
          <table:table-cell office:value-type="float" office:value="4756">
            <text:p>4756</text:p>
          </table:table-cell>
        </table:table-row>
        <table:table-row table:style-name="ro1">
          <table:table-cell office:value-type="float" office:value="4797">
            <text:p>4797</text:p>
          </table:table-cell>
        </table:table-row>
        <table:table-row table:style-name="ro1">
          <table:table-cell office:value-type="float" office:value="4834">
            <text:p>4834</text:p>
          </table:table-cell>
        </table:table-row>
        <table:table-row table:style-name="ro1">
          <table:table-cell office:value-type="float" office:value="4869">
            <text:p>4869</text:p>
          </table:table-cell>
        </table:table-row>
        <table:table-row table:style-name="ro1">
          <table:table-cell office:value-type="float" office:value="4904">
            <text:p>4904</text:p>
          </table:table-cell>
        </table:table-row>
        <table:table-row table:style-name="ro1">
          <table:table-cell office:value-type="float" office:value="4940">
            <text:p>4940</text:p>
          </table:table-cell>
        </table:table-row>
        <table:table-row table:style-name="ro1"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5097">
            <text:p>5097</text:p>
          </table:table-cell>
        </table:table-row>
        <table:table-row table:style-name="ro1"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8">
            <text:p>4458</text:p>
          </table:table-cell>
        </table:table-row>
        <table:table-row table:style-name="ro1">
          <table:table-cell office:value-type="float" office:value="4518">
            <text:p>4518</text:p>
          </table:table-cell>
        </table:table-row>
        <table:table-row table:style-name="ro1">
          <table:table-cell office:value-type="float" office:value="4560">
            <text:p>4560</text:p>
          </table:table-cell>
        </table:table-row>
        <table:table-row table:style-name="ro1">
          <table:table-cell office:value-type="float" office:value="4602">
            <text:p>4602</text:p>
          </table:table-cell>
        </table:table-row>
        <table:table-row table:style-name="ro1">
          <table:table-cell office:value-type="float" office:value="4643">
            <text:p>4643</text:p>
          </table:table-cell>
        </table:table-row>
        <table:table-row table:style-name="ro1"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4727">
            <text:p>4727</text:p>
          </table:table-cell>
        </table:table-row>
        <table:table-row table:style-name="ro1">
          <table:table-cell office:value-type="float" office:value="4769">
            <text:p>4769</text:p>
          </table:table-cell>
        </table:table-row>
        <table:table-row table:style-name="ro1">
          <table:table-cell office:value-type="float" office:value="4809">
            <text:p>4809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4888">
            <text:p>4888</text:p>
          </table:table-cell>
        </table:table-row>
        <table:table-row table:style-name="ro1">
          <table:table-cell office:value-type="float" office:value="4927">
            <text:p>4927</text:p>
          </table:table-cell>
        </table:table-row>
        <table:table-row table:style-name="ro1">
          <table:table-cell office:value-type="float" office:value="4966">
            <text:p>4966</text:p>
          </table:table-cell>
        </table:table-row>
        <table:table-row table:style-name="ro1"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5045">
            <text:p>50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3">
            <text:p>4203</text:p>
          </table:table-cell>
        </table:table-row>
        <table:table-row table:style-name="ro1"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4305">
            <text:p>4305</text:p>
          </table:table-cell>
        </table:table-row>
        <table:table-row table:style-name="ro1"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391">
            <text:p>4391</text:p>
          </table:table-cell>
        </table:table-row>
        <table:table-row table:style-name="ro1">
          <table:table-cell office:value-type="float" office:value="4431">
            <text:p>4431</text:p>
          </table:table-cell>
        </table:table-row>
        <table:table-row table:style-name="ro1">
          <table:table-cell office:value-type="float" office:value="4474">
            <text:p>4474</text:p>
          </table:table-cell>
        </table:table-row>
        <table:table-row table:style-name="ro1"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555">
            <text:p>4555</text:p>
          </table:table-cell>
        </table:table-row>
        <table:table-row table:style-name="ro1">
          <table:table-cell office:value-type="float" office:value="4595">
            <text:p>4595</text:p>
          </table:table-cell>
        </table:table-row>
        <table:table-row table:style-name="ro1">
          <table:table-cell office:value-type="float" office:value="4634">
            <text:p>4634</text:p>
          </table:table-cell>
        </table:table-row>
        <table:table-row table:style-name="ro1">
          <table:table-cell office:value-type="float" office:value="4674">
            <text:p>4674</text:p>
          </table:table-cell>
        </table:table-row>
        <table:table-row table:style-name="ro1">
          <table:table-cell office:value-type="float" office:value="4758">
            <text:p>4758</text:p>
          </table:table-cell>
        </table:table-row>
        <table:table-row table:style-name="ro1">
          <table:table-cell office:value-type="float" office:value="4801">
            <text:p>4801</text:p>
          </table:table-cell>
        </table:table-row>
        <table:table-row table:style-name="ro1">
          <table:table-cell office:value-type="float" office:value="4841">
            <text:p>48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9">
            <text:p>4339</text:p>
          </table:table-cell>
        </table:table-row>
        <table:table-row table:style-name="ro1">
          <table:table-cell office:value-type="float" office:value="4399">
            <text:p>4399</text:p>
          </table:table-cell>
        </table:table-row>
        <table:table-row table:style-name="ro1">
          <table:table-cell office:value-type="float" office:value="4441">
            <text:p>4441</text:p>
          </table:table-cell>
        </table:table-row>
        <table:table-row table:style-name="ro1">
          <table:table-cell office:value-type="float" office:value="4483">
            <text:p>4483</text:p>
          </table:table-cell>
        </table:table-row>
        <table:table-row table:style-name="ro1">
          <table:table-cell office:value-type="float" office:value="4525">
            <text:p>4525</text:p>
          </table:table-cell>
        </table:table-row>
        <table:table-row table:style-name="ro1">
          <table:table-cell office:value-type="float" office:value="4567">
            <text:p>4567</text:p>
          </table:table-cell>
        </table:table-row>
        <table:table-row table:style-name="ro1">
          <table:table-cell office:value-type="float" office:value="4603">
            <text:p>4603</text:p>
          </table:table-cell>
        </table:table-row>
        <table:table-row table:style-name="ro1">
          <table:table-cell office:value-type="float" office:value="4650">
            <text:p>4650</text:p>
          </table:table-cell>
        </table:table-row>
        <table:table-row table:style-name="ro1">
          <table:table-cell office:value-type="float" office:value="5022">
            <text:p>5022</text:p>
          </table:table-cell>
        </table:table-row>
        <table:table-row table:style-name="ro1">
          <table:table-cell office:value-type="float" office:value="5062">
            <text:p>5062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41">
            <text:p>5141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220">
            <text:p>5220</text:p>
          </table:table-cell>
        </table:table-row>
        <table:table-row table:style-name="ro1"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4">
            <text:p>4394</text:p>
          </table:table-cell>
        </table:table-row>
        <table:table-row table:style-name="ro1">
          <table:table-cell office:value-type="float" office:value="4426">
            <text:p>4426</text:p>
          </table:table-cell>
        </table:table-row>
        <table:table-row table:style-name="ro1">
          <table:table-cell office:value-type="float" office:value="4455">
            <text:p>4455</text:p>
          </table:table-cell>
        </table:table-row>
        <table:table-row table:style-name="ro1">
          <table:table-cell office:value-type="float" office:value="4485">
            <text:p>4485</text:p>
          </table:table-cell>
        </table:table-row>
        <table:table-row table:style-name="ro1">
          <table:table-cell office:value-type="float" office:value="4578">
            <text:p>4578</text:p>
          </table:table-cell>
        </table:table-row>
        <table:table-row table:style-name="ro1">
          <table:table-cell office:value-type="float" office:value="4628">
            <text:p>4628</text:p>
          </table:table-cell>
        </table:table-row>
        <table:table-row table:style-name="ro1"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43">
            <text:p>5443</text:p>
          </table:table-cell>
        </table:table-row>
        <table:table-row table:style-name="ro1">
          <table:table-cell office:value-type="float" office:value="5483">
            <text:p>5483</text:p>
          </table:table-cell>
        </table:table-row>
        <table:table-row table:style-name="ro1"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4874">
            <text:p>4874</text:p>
          </table:table-cell>
        </table:table-row>
        <table:table-row table:style-name="ro1"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5042">
            <text:p>5042</text:p>
          </table:table-cell>
        </table:table-row>
        <table:table-row table:style-name="ro1"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5126">
            <text:p>5126</text:p>
          </table:table-cell>
        </table:table-row>
        <table:table-row table:style-name="ro1"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5206">
            <text:p>5206</text:p>
          </table:table-cell>
        </table:table-row>
        <table:table-row table:style-name="ro1">
          <table:table-cell office:value-type="float" office:value="5245">
            <text:p>5245</text:p>
          </table:table-cell>
        </table:table-row>
        <table:table-row table:style-name="ro1"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6">
            <text:p>54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7">
            <text:p>4727</text:p>
          </table:table-cell>
        </table:table-row>
        <table:table-row table:style-name="ro1">
          <table:table-cell office:value-type="float" office:value="4771">
            <text:p>4771</text:p>
          </table:table-cell>
        </table:table-row>
        <table:table-row table:style-name="ro1"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4887">
            <text:p>4887</text:p>
          </table:table-cell>
        </table:table-row>
        <table:table-row table:style-name="ro1">
          <table:table-cell office:value-type="float" office:value="4929">
            <text:p>4929</text:p>
          </table:table-cell>
        </table:table-row>
        <table:table-row table:style-name="ro1">
          <table:table-cell office:value-type="float" office:value="4971">
            <text:p>4971</text:p>
          </table:table-cell>
        </table:table-row>
        <table:table-row table:style-name="ro1">
          <table:table-cell office:value-type="float" office:value="5014">
            <text:p>5014</text:p>
          </table:table-cell>
        </table:table-row>
        <table:table-row table:style-name="ro1">
          <table:table-cell office:value-type="float" office:value="5056">
            <text:p>5056</text:p>
          </table:table-cell>
        </table:table-row>
        <table:table-row table:style-name="ro1"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5136">
            <text:p>5136</text:p>
          </table:table-cell>
        </table:table-row>
        <table:table-row table:style-name="ro1"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5215">
            <text:p>5215</text:p>
          </table:table-cell>
        </table:table-row>
        <table:table-row table:style-name="ro1"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5347">
            <text:p>5347</text:p>
          </table:table-cell>
        </table:table-row>
        <table:table-row table:style-name="ro1">
          <table:table-cell office:value-type="float" office:value="5388">
            <text:p>538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9">
            <text:p>3899</text:p>
          </table:table-cell>
        </table:table-row>
        <table:table-row table:style-name="ro1">
          <table:table-cell office:value-type="float" office:value="3933">
            <text:p>3933</text:p>
          </table:table-cell>
        </table:table-row>
        <table:table-row table:style-name="ro1"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4001">
            <text:p>4001</text:p>
          </table:table-cell>
        </table:table-row>
        <table:table-row table:style-name="ro1">
          <table:table-cell office:value-type="float" office:value="4035">
            <text:p>4035</text:p>
          </table:table-cell>
        </table:table-row>
        <table:table-row table:style-name="ro1">
          <table:table-cell office:value-type="float" office:value="4618">
            <text:p>4618</text:p>
          </table:table-cell>
        </table:table-row>
        <table:table-row table:style-name="ro1"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5152">
            <text:p>5152</text:p>
          </table:table-cell>
        </table:table-row>
        <table:table-row table:style-name="ro1">
          <table:table-cell office:value-type="float" office:value="5282">
            <text:p>5282</text:p>
          </table:table-cell>
        </table:table-row>
        <table:table-row table:style-name="ro1"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344">
            <text:p>5344</text:p>
          </table:table-cell>
        </table:table-row>
        <table:table-row table:style-name="ro1"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5406">
            <text:p>5406</text:p>
          </table:table-cell>
        </table:table-row>
        <table:table-row table:style-name="ro1">
          <table:table-cell office:value-type="float" office:value="5437">
            <text:p>5437</text:p>
          </table:table-cell>
        </table:table-row>
        <table:table-row table:style-name="ro1">
          <table:table-cell office:value-type="float" office:value="5469">
            <text:p>546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7">
            <text:p>4617</text:p>
          </table:table-cell>
        </table:table-row>
        <table:table-row table:style-name="ro1">
          <table:table-cell office:value-type="float" office:value="4666">
            <text:p>4666</text:p>
          </table:table-cell>
        </table:table-row>
        <table:table-row table:style-name="ro1"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775">
            <text:p>4775</text:p>
          </table:table-cell>
        </table:table-row>
        <table:table-row table:style-name="ro1">
          <table:table-cell office:value-type="float" office:value="4816">
            <text:p>4816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45">
            <text:p>4945</text:p>
          </table:table-cell>
        </table:table-row>
        <table:table-row table:style-name="ro1">
          <table:table-cell office:value-type="float" office:value="4985">
            <text:p>4985</text:p>
          </table:table-cell>
        </table:table-row>
        <table:table-row table:style-name="ro1"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5223">
            <text:p>52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8">
            <text:p>4538</text:p>
          </table:table-cell>
        </table:table-row>
        <table:table-row table:style-name="ro1"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642">
            <text:p>4642</text:p>
          </table:table-cell>
        </table:table-row>
        <table:table-row table:style-name="ro1">
          <table:table-cell office:value-type="float" office:value="4687">
            <text:p>4687</text:p>
          </table:table-cell>
        </table:table-row>
        <table:table-row table:style-name="ro1">
          <table:table-cell office:value-type="float" office:value="4723">
            <text:p>4723</text:p>
          </table:table-cell>
        </table:table-row>
        <table:table-row table:style-name="ro1">
          <table:table-cell office:value-type="float" office:value="4772">
            <text:p>4772</text:p>
          </table:table-cell>
        </table:table-row>
        <table:table-row table:style-name="ro1">
          <table:table-cell office:value-type="float" office:value="4814">
            <text:p>4814</text:p>
          </table:table-cell>
        </table:table-row>
        <table:table-row table:style-name="ro1"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4900">
            <text:p>4900</text:p>
          </table:table-cell>
        </table:table-row>
        <table:table-row table:style-name="ro1">
          <table:table-cell office:value-type="float" office:value="4939">
            <text:p>4939</text:p>
          </table:table-cell>
        </table:table-row>
        <table:table-row table:style-name="ro1">
          <table:table-cell office:value-type="float" office:value="4979">
            <text:p>4979</text:p>
          </table:table-cell>
        </table:table-row>
        <table:table-row table:style-name="ro1"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510">
            <text:p>5510</text:p>
          </table:table-cell>
        </table:table-row>
        <table:table-row table:style-name="ro1">
          <table:table-cell office:value-type="float" office:value="5571">
            <text:p>557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4">
            <text:p>4624</text:p>
          </table:table-cell>
        </table:table-row>
        <table:table-row table:style-name="ro1">
          <table:table-cell office:value-type="float" office:value="4689">
            <text:p>4689</text:p>
          </table:table-cell>
        </table:table-row>
        <table:table-row table:style-name="ro1">
          <table:table-cell office:value-type="float" office:value="4731">
            <text:p>4731</text:p>
          </table:table-cell>
        </table:table-row>
        <table:table-row table:style-name="ro1">
          <table:table-cell office:value-type="float" office:value="4775">
            <text:p>4775</text:p>
          </table:table-cell>
        </table:table-row>
        <table:table-row table:style-name="ro1">
          <table:table-cell office:value-type="float" office:value="4811">
            <text:p>4811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4938">
            <text:p>4938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3">
            <text:p>5063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42">
            <text:p>5142</text:p>
          </table:table-cell>
        </table:table-row>
        <table:table-row table:style-name="ro1"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7">
            <text:p>3597</text:p>
          </table:table-cell>
        </table:table-row>
        <table:table-row table:style-name="ro1">
          <table:table-cell office:value-type="float" office:value="3632">
            <text:p>3632</text:p>
          </table:table-cell>
        </table:table-row>
        <table:table-row table:style-name="ro1">
          <table:table-cell office:value-type="float" office:value="3667">
            <text:p>3667</text:p>
          </table:table-cell>
        </table:table-row>
        <table:table-row table:style-name="ro1">
          <table:table-cell office:value-type="float" office:value="3708">
            <text:p>3708</text:p>
          </table:table-cell>
        </table:table-row>
        <table:table-row table:style-name="ro1">
          <table:table-cell office:value-type="float" office:value="3743">
            <text:p>3743</text:p>
          </table:table-cell>
        </table:table-row>
        <table:table-row table:style-name="ro1"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3823">
            <text:p>3823</text:p>
          </table:table-cell>
        </table:table-row>
        <table:table-row table:style-name="ro1">
          <table:table-cell office:value-type="float" office:value="3859">
            <text:p>3859</text:p>
          </table:table-cell>
        </table:table-row>
        <table:table-row table:style-name="ro1"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49">
            <text:p>5149</text:p>
          </table:table-cell>
        </table:table-row>
        <table:table-row table:style-name="ro1"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5245">
            <text:p>52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96">
            <text:p>5496</text:p>
          </table:table-cell>
        </table:table-row>
        <table:table-row table:style-name="ro1"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5567">
            <text:p>5567</text:p>
          </table:table-cell>
        </table:table-row>
        <table:table-row table:style-name="ro1">
          <table:table-cell office:value-type="float" office:value="6098">
            <text:p>6098</text:p>
          </table:table-cell>
        </table:table-row>
        <table:table-row table:style-name="ro1">
          <table:table-cell office:value-type="float" office:value="6130">
            <text:p>6130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02">
            <text:p>6202</text:p>
          </table:table-cell>
        </table:table-row>
        <table:table-row table:style-name="ro1"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6267">
            <text:p>6267</text:p>
          </table:table-cell>
        </table:table-row>
        <table:table-row table:style-name="ro1"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">
            <text:p>4467</text:p>
          </table:table-cell>
        </table:table-row>
        <table:table-row table:style-name="ro1">
          <table:table-cell office:value-type="float" office:value="4529">
            <text:p>4529</text:p>
          </table:table-cell>
        </table:table-row>
        <table:table-row table:style-name="ro1">
          <table:table-cell office:value-type="float" office:value="4572">
            <text:p>4572</text:p>
          </table:table-cell>
        </table:table-row>
        <table:table-row table:style-name="ro1">
          <table:table-cell office:value-type="float" office:value="4615">
            <text:p>4615</text:p>
          </table:table-cell>
        </table:table-row>
        <table:table-row table:style-name="ro1">
          <table:table-cell office:value-type="float" office:value="4659">
            <text:p>4659</text:p>
          </table:table-cell>
        </table:table-row>
        <table:table-row table:style-name="ro1">
          <table:table-cell office:value-type="float" office:value="4702">
            <text:p>4702</text:p>
          </table:table-cell>
        </table:table-row>
        <table:table-row table:style-name="ro1">
          <table:table-cell office:value-type="float" office:value="4745">
            <text:p>4745</text:p>
          </table:table-cell>
        </table:table-row>
        <table:table-row table:style-name="ro1">
          <table:table-cell office:value-type="float" office:value="4788">
            <text:p>4788</text:p>
          </table:table-cell>
        </table:table-row>
        <table:table-row table:style-name="ro1">
          <table:table-cell office:value-type="float" office:value="5604">
            <text:p>5604</text:p>
          </table:table-cell>
        </table:table-row>
        <table:table-row table:style-name="ro1">
          <table:table-cell office:value-type="float" office:value="5645">
            <text:p>5645</text:p>
          </table:table-cell>
        </table:table-row>
        <table:table-row table:style-name="ro1">
          <table:table-cell office:value-type="float" office:value="5686">
            <text:p>5686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5810">
            <text:p>5810</text:p>
          </table:table-cell>
        </table:table-row>
        <table:table-row table:style-name="ro1">
          <table:table-cell office:value-type="float" office:value="5851">
            <text:p>58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5232">
            <text:p>5232</text:p>
          </table:table-cell>
        </table:table-row>
        <table:table-row table:style-name="ro1"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8">
            <text:p>5368</text:p>
          </table:table-cell>
        </table:table-row>
        <table:table-row table:style-name="ro1"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5454">
            <text:p>5454</text:p>
          </table:table-cell>
        </table:table-row>
        <table:table-row table:style-name="ro1">
          <table:table-cell office:value-type="float" office:value="5498">
            <text:p>5498</text:p>
          </table:table-cell>
        </table:table-row>
        <table:table-row table:style-name="ro1"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5579">
            <text:p>5579</text:p>
          </table:table-cell>
        </table:table-row>
        <table:table-row table:style-name="ro1"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5703">
            <text:p>5703</text:p>
          </table:table-cell>
        </table:table-row>
        <table:table-row table:style-name="ro1">
          <table:table-cell office:value-type="float" office:value="5743">
            <text:p>5743</text:p>
          </table:table-cell>
        </table:table-row>
        <table:table-row table:style-name="ro1">
          <table:table-cell office:value-type="float" office:value="5784">
            <text:p>578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5232">
            <text:p>5232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40">
            <text:p>5340</text:p>
          </table:table-cell>
        </table:table-row>
        <table:table-row table:style-name="ro1"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5557">
            <text:p>5557</text:p>
          </table:table-cell>
        </table:table-row>
        <table:table-row table:style-name="ro1">
          <table:table-cell office:value-type="float" office:value="5597">
            <text:p>5597</text:p>
          </table:table-cell>
        </table:table-row>
        <table:table-row table:style-name="ro1"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5680">
            <text:p>5680</text:p>
          </table:table-cell>
        </table:table-row>
        <table:table-row table:style-name="ro1">
          <table:table-cell office:value-type="float" office:value="5723">
            <text:p>5723</text:p>
          </table:table-cell>
        </table:table-row>
        <table:table-row table:style-name="ro1">
          <table:table-cell office:value-type="float" office:value="5764">
            <text:p>5764</text:p>
          </table:table-cell>
        </table:table-row>
        <table:table-row table:style-name="ro1">
          <table:table-cell office:value-type="float" office:value="5804">
            <text:p>580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5156">
            <text:p>5156</text:p>
          </table:table-cell>
        </table:table-row>
        <table:table-row table:style-name="ro1"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295">
            <text:p>5295</text:p>
          </table:table-cell>
        </table:table-row>
        <table:table-row table:style-name="ro1"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5383">
            <text:p>5383</text:p>
          </table:table-cell>
        </table:table-row>
        <table:table-row table:style-name="ro1">
          <table:table-cell office:value-type="float" office:value="5424">
            <text:p>5424</text:p>
          </table:table-cell>
        </table:table-row>
        <table:table-row table:style-name="ro1">
          <table:table-cell office:value-type="float" office:value="5467">
            <text:p>5467</text:p>
          </table:table-cell>
        </table:table-row>
        <table:table-row table:style-name="ro1">
          <table:table-cell office:value-type="float" office:value="5507">
            <text:p>5507</text:p>
          </table:table-cell>
        </table:table-row>
        <table:table-row table:style-name="ro1"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5630">
            <text:p>56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9">
            <text:p>5299</text:p>
          </table:table-cell>
        </table:table-row>
        <table:table-row table:style-name="ro1">
          <table:table-cell office:value-type="float" office:value="5358">
            <text:p>5358</text:p>
          </table:table-cell>
        </table:table-row>
        <table:table-row table:style-name="ro1">
          <table:table-cell office:value-type="float" office:value="5419">
            <text:p>5419</text:p>
          </table:table-cell>
        </table:table-row>
        <table:table-row table:style-name="ro1">
          <table:table-cell office:value-type="float" office:value="5462">
            <text:p>5462</text:p>
          </table:table-cell>
        </table:table-row>
        <table:table-row table:style-name="ro1">
          <table:table-cell office:value-type="float" office:value="5506">
            <text:p>5506</text:p>
          </table:table-cell>
        </table:table-row>
        <table:table-row table:style-name="ro1"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5595">
            <text:p>5595</text:p>
          </table:table-cell>
        </table:table-row>
        <table:table-row table:style-name="ro1"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5680">
            <text:p>5680</text:p>
          </table:table-cell>
        </table:table-row>
        <table:table-row table:style-name="ro1">
          <table:table-cell office:value-type="float" office:value="5721">
            <text:p>5721</text:p>
          </table:table-cell>
        </table:table-row>
        <table:table-row table:style-name="ro1">
          <table:table-cell office:value-type="float" office:value="5763">
            <text:p>5763</text:p>
          </table:table-cell>
        </table:table-row>
        <table:table-row table:style-name="ro1">
          <table:table-cell office:value-type="float" office:value="5805">
            <text:p>5805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5986">
            <text:p>5986</text:p>
          </table:table-cell>
        </table:table-row>
        <table:table-row table:style-name="ro1">
          <table:table-cell office:value-type="float" office:value="6028">
            <text:p>60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97">
            <text:p>5397</text:p>
          </table:table-cell>
        </table:table-row>
        <table:table-row table:style-name="ro1">
          <table:table-cell office:value-type="float" office:value="5481">
            <text:p>5481</text:p>
          </table:table-cell>
        </table:table-row>
        <table:table-row table:style-name="ro1"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5612">
            <text:p>5612</text:p>
          </table:table-cell>
        </table:table-row>
        <table:table-row table:style-name="ro1">
          <table:table-cell office:value-type="float" office:value="5657">
            <text:p>5657</text:p>
          </table:table-cell>
        </table:table-row>
        <table:table-row table:style-name="ro1">
          <table:table-cell office:value-type="float" office:value="5703">
            <text:p>5703</text:p>
          </table:table-cell>
        </table:table-row>
        <table:table-row table:style-name="ro1">
          <table:table-cell office:value-type="float" office:value="5747">
            <text:p>5747</text:p>
          </table:table-cell>
        </table:table-row>
        <table:table-row table:style-name="ro1">
          <table:table-cell office:value-type="float" office:value="5954">
            <text:p>5954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6095">
            <text:p>6095</text:p>
          </table:table-cell>
        </table:table-row>
        <table:table-row table:style-name="ro1">
          <table:table-cell office:value-type="float" office:value="6141">
            <text:p>6141</text:p>
          </table:table-cell>
        </table:table-row>
        <table:table-row table:style-name="ro1">
          <table:table-cell office:value-type="float" office:value="6183">
            <text:p>6183</text:p>
          </table:table-cell>
        </table:table-row>
        <table:table-row table:style-name="ro1">
          <table:table-cell office:value-type="float" office:value="6225">
            <text:p>62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8">
            <text:p>5028</text:p>
          </table:table-cell>
        </table:table-row>
        <table:table-row table:style-name="ro1">
          <table:table-cell office:value-type="float" office:value="5098">
            <text:p>5098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5246">
            <text:p>5246</text:p>
          </table:table-cell>
        </table:table-row>
        <table:table-row table:style-name="ro1">
          <table:table-cell office:value-type="float" office:value="5290">
            <text:p>5290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5579">
            <text:p>5579</text:p>
          </table:table-cell>
        </table:table-row>
        <table:table-row table:style-name="ro1">
          <table:table-cell office:value-type="float" office:value="5621">
            <text:p>5621</text:p>
          </table:table-cell>
        </table:table-row>
        <table:table-row table:style-name="ro1">
          <table:table-cell office:value-type="float" office:value="5710">
            <text:p>5710</text:p>
          </table:table-cell>
        </table:table-row>
        <table:table-row table:style-name="ro1">
          <table:table-cell office:value-type="float" office:value="5753">
            <text:p>5753</text:p>
          </table:table-cell>
        </table:table-row>
        <table:table-row table:style-name="ro1">
          <table:table-cell office:value-type="float" office:value="5797">
            <text:p>5797</text:p>
          </table:table-cell>
        </table:table-row>
        <table:table-row table:style-name="ro1">
          <table:table-cell office:value-type="float" office:value="5838">
            <text:p>5838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3">
            <text:p>5823</text:p>
          </table:table-cell>
        </table:table-row>
        <table:table-row table:style-name="ro1">
          <table:table-cell office:value-type="float" office:value="5889">
            <text:p>5889</text:p>
          </table:table-cell>
        </table:table-row>
        <table:table-row table:style-name="ro1">
          <table:table-cell office:value-type="float" office:value="5938">
            <text:p>5938</text:p>
          </table:table-cell>
        </table:table-row>
        <table:table-row table:style-name="ro1">
          <table:table-cell office:value-type="float" office:value="6013">
            <text:p>6013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6125">
            <text:p>6125</text:p>
          </table:table-cell>
        </table:table-row>
        <table:table-row table:style-name="ro1">
          <table:table-cell office:value-type="float" office:value="6171">
            <text:p>6171</text:p>
          </table:table-cell>
        </table:table-row>
        <table:table-row table:style-name="ro1">
          <table:table-cell office:value-type="float" office:value="6215">
            <text:p>6215</text:p>
          </table:table-cell>
        </table:table-row>
        <table:table-row table:style-name="ro1">
          <table:table-cell office:value-type="float" office:value="6280">
            <text:p>6280</text:p>
          </table:table-cell>
        </table:table-row>
        <table:table-row table:style-name="ro1">
          <table:table-cell office:value-type="float" office:value="6322">
            <text:p>6322</text:p>
          </table:table-cell>
        </table:table-row>
        <table:table-row table:style-name="ro1">
          <table:table-cell office:value-type="float" office:value="6364">
            <text:p>6364</text:p>
          </table:table-cell>
        </table:table-row>
        <table:table-row table:style-name="ro1">
          <table:table-cell office:value-type="float" office:value="6427">
            <text:p>6427</text:p>
          </table:table-cell>
        </table:table-row>
        <table:table-row table:style-name="ro1">
          <table:table-cell office:value-type="float" office:value="6474">
            <text:p>6474</text:p>
          </table:table-cell>
        </table:table-row>
        <table:table-row table:style-name="ro1"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6556">
            <text:p>65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5270">
            <text:p>5270</text:p>
          </table:table-cell>
        </table:table-row>
        <table:table-row table:style-name="ro1"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5445">
            <text:p>5445</text:p>
          </table:table-cell>
        </table:table-row>
        <table:table-row table:style-name="ro1"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5537">
            <text:p>5537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716">
            <text:p>5716</text:p>
          </table:table-cell>
        </table:table-row>
        <table:table-row table:style-name="ro1">
          <table:table-cell office:value-type="float" office:value="5835">
            <text:p>5835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88">
            <text:p>5988</text:p>
          </table:table-cell>
        </table:table-row>
        <table:table-row table:style-name="ro1">
          <table:table-cell office:value-type="float" office:value="6039">
            <text:p>6039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5223">
            <text:p>5223</text:p>
          </table:table-cell>
        </table:table-row>
        <table:table-row table:style-name="ro1">
          <table:table-cell office:value-type="float" office:value="5267">
            <text:p>5267</text:p>
          </table:table-cell>
        </table:table-row>
        <table:table-row table:style-name="ro1">
          <table:table-cell office:value-type="float" office:value="5311">
            <text:p>5311</text:p>
          </table:table-cell>
        </table:table-row>
        <table:table-row table:style-name="ro1"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5616">
            <text:p>5616</text:p>
          </table:table-cell>
        </table:table-row>
        <table:table-row table:style-name="ro1"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713">
            <text:p>5713</text:p>
          </table:table-cell>
        </table:table-row>
        <table:table-row table:style-name="ro1">
          <table:table-cell office:value-type="float" office:value="5758">
            <text:p>5758</text:p>
          </table:table-cell>
        </table:table-row>
        <table:table-row table:style-name="ro1">
          <table:table-cell office:value-type="float" office:value="5799">
            <text:p>5799</text:p>
          </table:table-cell>
        </table:table-row>
        <table:table-row table:style-name="ro1">
          <table:table-cell office:value-type="float" office:value="5840">
            <text:p>5840</text:p>
          </table:table-cell>
        </table:table-row>
        <table:table-row table:style-name="ro1">
          <table:table-cell office:value-type="float" office:value="5881">
            <text:p>58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0">
            <text:p>5100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68">
            <text:p>5468</text:p>
          </table:table-cell>
        </table:table-row>
        <table:table-row table:style-name="ro1">
          <table:table-cell office:value-type="float" office:value="5506">
            <text:p>5506</text:p>
          </table:table-cell>
        </table:table-row>
        <table:table-row table:style-name="ro1">
          <table:table-cell office:value-type="float" office:value="5556">
            <text:p>5556</text:p>
          </table:table-cell>
        </table:table-row>
        <table:table-row table:style-name="ro1">
          <table:table-cell office:value-type="float" office:value="5601">
            <text:p>5601</text:p>
          </table:table-cell>
        </table:table-row>
        <table:table-row table:style-name="ro1">
          <table:table-cell office:value-type="float" office:value="5741">
            <text:p>5741</text:p>
          </table:table-cell>
        </table:table-row>
        <table:table-row table:style-name="ro1">
          <table:table-cell office:value-type="float" office:value="6126">
            <text:p>6126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3">
            <text:p>63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5215">
            <text:p>5215</text:p>
          </table:table-cell>
        </table:table-row>
        <table:table-row table:style-name="ro1"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37">
            <text:p>5437</text:p>
          </table:table-cell>
        </table:table-row>
        <table:table-row table:style-name="ro1">
          <table:table-cell office:value-type="float" office:value="5480">
            <text:p>5480</text:p>
          </table:table-cell>
        </table:table-row>
        <table:table-row table:style-name="ro1">
          <table:table-cell office:value-type="float" office:value="5701">
            <text:p>5701</text:p>
          </table:table-cell>
        </table:table-row>
        <table:table-row table:style-name="ro1">
          <table:table-cell office:value-type="float" office:value="5761">
            <text:p>5761</text:p>
          </table:table-cell>
        </table:table-row>
        <table:table-row table:style-name="ro1">
          <table:table-cell office:value-type="float" office:value="5803">
            <text:p>5803</text:p>
          </table:table-cell>
        </table:table-row>
        <table:table-row table:style-name="ro1">
          <table:table-cell office:value-type="float" office:value="5844">
            <text:p>5844</text:p>
          </table:table-cell>
        </table:table-row>
        <table:table-row table:style-name="ro1"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5946">
            <text:p>594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42">
            <text:p>5342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31">
            <text:p>5431</text:p>
          </table:table-cell>
        </table:table-row>
        <table:table-row table:style-name="ro1">
          <table:table-cell office:value-type="float" office:value="5475">
            <text:p>5475</text:p>
          </table:table-cell>
        </table:table-row>
        <table:table-row table:style-name="ro1">
          <table:table-cell office:value-type="float" office:value="5519">
            <text:p>5519</text:p>
          </table:table-cell>
        </table:table-row>
        <table:table-row table:style-name="ro1">
          <table:table-cell office:value-type="float" office:value="5560">
            <text:p>5560</text:p>
          </table:table-cell>
        </table:table-row>
        <table:table-row table:style-name="ro1">
          <table:table-cell office:value-type="float" office:value="5673">
            <text:p>5673</text:p>
          </table:table-cell>
        </table:table-row>
        <table:table-row table:style-name="ro1">
          <table:table-cell office:value-type="float" office:value="5715">
            <text:p>5715</text:p>
          </table:table-cell>
        </table:table-row>
        <table:table-row table:style-name="ro1">
          <table:table-cell office:value-type="float" office:value="5847">
            <text:p>5847</text:p>
          </table:table-cell>
        </table:table-row>
        <table:table-row table:style-name="ro1"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5975">
            <text:p>5975</text:p>
          </table:table-cell>
        </table:table-row>
        <table:table-row table:style-name="ro1"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225">
            <text:p>5225</text:p>
          </table:table-cell>
        </table:table-row>
        <table:table-row table:style-name="ro1">
          <table:table-cell office:value-type="float" office:value="5268">
            <text:p>5268</text:p>
          </table:table-cell>
        </table:table-row>
        <table:table-row table:style-name="ro1"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5446">
            <text:p>5446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767">
            <text:p>5767</text:p>
          </table:table-cell>
        </table:table-row>
        <table:table-row table:style-name="ro1">
          <table:table-cell office:value-type="float" office:value="5811">
            <text:p>5811</text:p>
          </table:table-cell>
        </table:table-row>
        <table:table-row table:style-name="ro1">
          <table:table-cell office:value-type="float" office:value="5853">
            <text:p>5853</text:p>
          </table:table-cell>
        </table:table-row>
        <table:table-row table:style-name="ro1">
          <table:table-cell office:value-type="float" office:value="5912">
            <text:p>5912</text:p>
          </table:table-cell>
        </table:table-row>
        <table:table-row table:style-name="ro1">
          <table:table-cell office:value-type="float" office:value="5953">
            <text:p>59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7">
            <text:p>5517</text:p>
          </table:table-cell>
        </table:table-row>
        <table:table-row table:style-name="ro1">
          <table:table-cell office:value-type="float" office:value="5605">
            <text:p>5605</text:p>
          </table:table-cell>
        </table:table-row>
        <table:table-row table:style-name="ro1"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694">
            <text:p>5694</text:p>
          </table:table-cell>
        </table:table-row>
        <table:table-row table:style-name="ro1">
          <table:table-cell office:value-type="float" office:value="5733">
            <text:p>5733</text:p>
          </table:table-cell>
        </table:table-row>
        <table:table-row table:style-name="ro1">
          <table:table-cell office:value-type="float" office:value="5783">
            <text:p>5783</text:p>
          </table:table-cell>
        </table:table-row>
        <table:table-row table:style-name="ro1">
          <table:table-cell office:value-type="float" office:value="5828">
            <text:p>5828</text:p>
          </table:table-cell>
        </table:table-row>
        <table:table-row table:style-name="ro1">
          <table:table-cell office:value-type="float" office:value="5873">
            <text:p>5873</text:p>
          </table:table-cell>
        </table:table-row>
        <table:table-row table:style-name="ro1">
          <table:table-cell office:value-type="float" office:value="5915">
            <text:p>5915</text:p>
          </table:table-cell>
        </table:table-row>
        <table:table-row table:style-name="ro1">
          <table:table-cell office:value-type="float" office:value="5957">
            <text:p>5957</text:p>
          </table:table-cell>
        </table:table-row>
        <table:table-row table:style-name="ro1">
          <table:table-cell office:value-type="float" office:value="5999">
            <text:p>5999</text:p>
          </table:table-cell>
        </table:table-row>
        <table:table-row table:style-name="ro1">
          <table:table-cell office:value-type="float" office:value="6201">
            <text:p>6201</text:p>
          </table:table-cell>
        </table:table-row>
        <table:table-row table:style-name="ro1">
          <table:table-cell office:value-type="float" office:value="6244">
            <text:p>6244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85">
            <text:p>63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9">
            <text:p>5889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25">
            <text:p>6025</text:p>
          </table:table-cell>
        </table:table-row>
        <table:table-row table:style-name="ro1">
          <table:table-cell office:value-type="float" office:value="6073">
            <text:p>6073</text:p>
          </table:table-cell>
        </table:table-row>
        <table:table-row table:style-name="ro1">
          <table:table-cell office:value-type="float" office:value="6119">
            <text:p>6119</text:p>
          </table:table-cell>
        </table:table-row>
        <table:table-row table:style-name="ro1"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877">
            <text:p>6877</text:p>
          </table:table-cell>
        </table:table-row>
        <table:table-row table:style-name="ro1">
          <table:table-cell office:value-type="float" office:value="6919">
            <text:p>6919</text:p>
          </table:table-cell>
        </table:table-row>
        <table:table-row table:style-name="ro1">
          <table:table-cell office:value-type="float" office:value="7381">
            <text:p>7381</text:p>
          </table:table-cell>
        </table:table-row>
        <table:table-row table:style-name="ro1">
          <table:table-cell office:value-type="float" office:value="7424">
            <text:p>7424</text:p>
          </table:table-cell>
        </table:table-row>
        <table:table-row table:style-name="ro1">
          <table:table-cell office:value-type="float" office:value="7466">
            <text:p>7466</text:p>
          </table:table-cell>
        </table:table-row>
        <table:table-row table:style-name="ro1">
          <table:table-cell office:value-type="float" office:value="7508">
            <text:p>7508</text:p>
          </table:table-cell>
        </table:table-row>
        <table:table-row table:style-name="ro1">
          <table:table-cell office:value-type="float" office:value="7551">
            <text:p>75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291">
            <text:p>5291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5425">
            <text:p>5425</text:p>
          </table:table-cell>
        </table:table-row>
        <table:table-row table:style-name="ro1">
          <table:table-cell office:value-type="float" office:value="5469">
            <text:p>5469</text:p>
          </table:table-cell>
        </table:table-row>
        <table:table-row table:style-name="ro1">
          <table:table-cell office:value-type="float" office:value="5514">
            <text:p>5514</text:p>
          </table:table-cell>
        </table:table-row>
        <table:table-row table:style-name="ro1">
          <table:table-cell office:value-type="float" office:value="5559">
            <text:p>5559</text:p>
          </table:table-cell>
        </table:table-row>
        <table:table-row table:style-name="ro1">
          <table:table-cell office:value-type="float" office:value="5601">
            <text:p>5601</text:p>
          </table:table-cell>
        </table:table-row>
        <table:table-row table:style-name="ro1"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687">
            <text:p>5687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5844">
            <text:p>5844</text:p>
          </table:table-cell>
        </table:table-row>
        <table:table-row table:style-name="ro1">
          <table:table-cell office:value-type="float" office:value="5883">
            <text:p>5883</text:p>
          </table:table-cell>
        </table:table-row>
        <table:table-row table:style-name="ro1">
          <table:table-cell office:value-type="float" office:value="5927">
            <text:p>59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25">
            <text:p>5725</text:p>
          </table:table-cell>
        </table:table-row>
        <table:table-row table:style-name="ro1">
          <table:table-cell office:value-type="float" office:value="5789">
            <text:p>5789</text:p>
          </table:table-cell>
        </table:table-row>
        <table:table-row table:style-name="ro1">
          <table:table-cell office:value-type="float" office:value="5834">
            <text:p>5834</text:p>
          </table:table-cell>
        </table:table-row>
        <table:table-row table:style-name="ro1">
          <table:table-cell office:value-type="float" office:value="5879">
            <text:p>5879</text:p>
          </table:table-cell>
        </table:table-row>
        <table:table-row table:style-name="ro1">
          <table:table-cell office:value-type="float" office:value="5923">
            <text:p>5923</text:p>
          </table:table-cell>
        </table:table-row>
        <table:table-row table:style-name="ro1"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6011">
            <text:p>6011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6363">
            <text:p>6363</text:p>
          </table:table-cell>
        </table:table-row>
        <table:table-row table:style-name="ro1">
          <table:table-cell office:value-type="float" office:value="6440">
            <text:p>6440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5708">
            <text:p>5708</text:p>
          </table:table-cell>
        </table:table-row>
        <table:table-row table:style-name="ro1">
          <table:table-cell office:value-type="float" office:value="5754">
            <text:p>5754</text:p>
          </table:table-cell>
        </table:table-row>
        <table:table-row table:style-name="ro1">
          <table:table-cell office:value-type="float" office:value="5815">
            <text:p>5815</text:p>
          </table:table-cell>
        </table:table-row>
        <table:table-row table:style-name="ro1">
          <table:table-cell office:value-type="float" office:value="5861">
            <text:p>5861</text:p>
          </table:table-cell>
        </table:table-row>
        <table:table-row table:style-name="ro1">
          <table:table-cell office:value-type="float" office:value="5906">
            <text:p>5906</text:p>
          </table:table-cell>
        </table:table-row>
        <table:table-row table:style-name="ro1">
          <table:table-cell office:value-type="float" office:value="5948">
            <text:p>5948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40">
            <text:p>6040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27">
            <text:p>6127</text:p>
          </table:table-cell>
        </table:table-row>
        <table:table-row table:style-name="ro1"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43">
            <text:p>6443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3">
            <text:p>5663</text:p>
          </table:table-cell>
        </table:table-row>
        <table:table-row table:style-name="ro1">
          <table:table-cell office:value-type="float" office:value="5756">
            <text:p>5756</text:p>
          </table:table-cell>
        </table:table-row>
        <table:table-row table:style-name="ro1">
          <table:table-cell office:value-type="float" office:value="5819">
            <text:p>5819</text:p>
          </table:table-cell>
        </table:table-row>
        <table:table-row table:style-name="ro1"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5910">
            <text:p>5910</text:p>
          </table:table-cell>
        </table:table-row>
        <table:table-row table:style-name="ro1">
          <table:table-cell office:value-type="float" office:value="5950">
            <text:p>5950</text:p>
          </table:table-cell>
        </table:table-row>
        <table:table-row table:style-name="ro1">
          <table:table-cell office:value-type="float" office:value="6001">
            <text:p>6001</text:p>
          </table:table-cell>
        </table:table-row>
        <table:table-row table:style-name="ro1">
          <table:table-cell office:value-type="float" office:value="6046">
            <text:p>6046</text:p>
          </table:table-cell>
        </table:table-row>
        <table:table-row table:style-name="ro1">
          <table:table-cell office:value-type="float" office:value="6088">
            <text:p>6088</text:p>
          </table:table-cell>
        </table:table-row>
        <table:table-row table:style-name="ro1"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6175">
            <text:p>6175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434">
            <text:p>6434</text:p>
          </table:table-cell>
        </table:table-row>
        <table:table-row table:style-name="ro1">
          <table:table-cell office:value-type="float" office:value="6497">
            <text:p>6497</text:p>
          </table:table-cell>
        </table:table-row>
        <table:table-row table:style-name="ro1"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5865">
            <text:p>5865</text:p>
          </table:table-cell>
        </table:table-row>
        <table:table-row table:style-name="ro1">
          <table:table-cell office:value-type="float" office:value="5910">
            <text:p>5910</text:p>
          </table:table-cell>
        </table:table-row>
        <table:table-row table:style-name="ro1">
          <table:table-cell office:value-type="float" office:value="5956">
            <text:p>5956</text:p>
          </table:table-cell>
        </table:table-row>
        <table:table-row table:style-name="ro1">
          <table:table-cell office:value-type="float" office:value="6001">
            <text:p>6001</text:p>
          </table:table-cell>
        </table:table-row>
        <table:table-row table:style-name="ro1">
          <table:table-cell office:value-type="float" office:value="6046">
            <text:p>6046</text:p>
          </table:table-cell>
        </table:table-row>
        <table:table-row table:style-name="ro1">
          <table:table-cell office:value-type="float" office:value="6091">
            <text:p>6091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372">
            <text:p>6372</text:p>
          </table:table-cell>
        </table:table-row>
        <table:table-row table:style-name="ro1">
          <table:table-cell office:value-type="float" office:value="6488">
            <text:p>6488</text:p>
          </table:table-cell>
        </table:table-row>
        <table:table-row table:style-name="ro1">
          <table:table-cell office:value-type="float" office:value="6553">
            <text:p>6553</text:p>
          </table:table-cell>
        </table:table-row>
        <table:table-row table:style-name="ro1">
          <table:table-cell office:value-type="float" office:value="6612">
            <text:p>6612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5940">
            <text:p>5940</text:p>
          </table:table-cell>
        </table:table-row>
        <table:table-row table:style-name="ro1">
          <table:table-cell office:value-type="float" office:value="5994">
            <text:p>5994</text:p>
          </table:table-cell>
        </table:table-row>
        <table:table-row table:style-name="ro1">
          <table:table-cell office:value-type="float" office:value="6033">
            <text:p>6033</text:p>
          </table:table-cell>
        </table:table-row>
        <table:table-row table:style-name="ro1">
          <table:table-cell office:value-type="float" office:value="6084">
            <text:p>6084</text:p>
          </table:table-cell>
        </table:table-row>
        <table:table-row table:style-name="ro1"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6173">
            <text:p>6173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9">
            <text:p>6319</text:p>
          </table:table-cell>
        </table:table-row>
        <table:table-row table:style-name="ro1"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404">
            <text:p>6404</text:p>
          </table:table-cell>
        </table:table-row>
        <table:table-row table:style-name="ro1">
          <table:table-cell office:value-type="float" office:value="6471">
            <text:p>6471</text:p>
          </table:table-cell>
        </table:table-row>
        <table:table-row table:style-name="ro1">
          <table:table-cell office:value-type="float" office:value="6591">
            <text:p>6591</text:p>
          </table:table-cell>
        </table:table-row>
        <table:table-row table:style-name="ro1"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6">
            <text:p>5906</text:p>
          </table:table-cell>
        </table:table-row>
        <table:table-row table:style-name="ro1">
          <table:table-cell office:value-type="float" office:value="5967">
            <text:p>5967</text:p>
          </table:table-cell>
        </table:table-row>
        <table:table-row table:style-name="ro1">
          <table:table-cell office:value-type="float" office:value="6030">
            <text:p>6030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66">
            <text:p>6166</text:p>
          </table:table-cell>
        </table:table-row>
        <table:table-row table:style-name="ro1">
          <table:table-cell office:value-type="float" office:value="6211">
            <text:p>6211</text:p>
          </table:table-cell>
        </table:table-row>
        <table:table-row table:style-name="ro1">
          <table:table-cell office:value-type="float" office:value="6256">
            <text:p>6256</text:p>
          </table:table-cell>
        </table:table-row>
        <table:table-row table:style-name="ro1">
          <table:table-cell office:value-type="float" office:value="6304">
            <text:p>6304</text:p>
          </table:table-cell>
        </table:table-row>
        <table:table-row table:style-name="ro1">
          <table:table-cell office:value-type="float" office:value="6348">
            <text:p>6348</text:p>
          </table:table-cell>
        </table:table-row>
        <table:table-row table:style-name="ro1">
          <table:table-cell office:value-type="float" office:value="6413">
            <text:p>6413</text:p>
          </table:table-cell>
        </table:table-row>
        <table:table-row table:style-name="ro1">
          <table:table-cell office:value-type="float" office:value="6460">
            <text:p>6460</text:p>
          </table:table-cell>
        </table:table-row>
        <table:table-row table:style-name="ro1">
          <table:table-cell office:value-type="float" office:value="6502">
            <text:p>6502</text:p>
          </table:table-cell>
        </table:table-row>
        <table:table-row table:style-name="ro1">
          <table:table-cell office:value-type="float" office:value="6636">
            <text:p>6636</text:p>
          </table:table-cell>
        </table:table-row>
        <table:table-row table:style-name="ro1">
          <table:table-cell office:value-type="float" office:value="6679">
            <text:p>667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3">
            <text:p>6083</text:p>
          </table:table-cell>
        </table:table-row>
        <table:table-row table:style-name="ro1">
          <table:table-cell office:value-type="float" office:value="6176">
            <text:p>6176</text:p>
          </table:table-cell>
        </table:table-row>
        <table:table-row table:style-name="ro1">
          <table:table-cell office:value-type="float" office:value="6243">
            <text:p>6243</text:p>
          </table:table-cell>
        </table:table-row>
        <table:table-row table:style-name="ro1">
          <table:table-cell office:value-type="float" office:value="6289">
            <text:p>6289</text:p>
          </table:table-cell>
        </table:table-row>
        <table:table-row table:style-name="ro1"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6381">
            <text:p>6381</text:p>
          </table:table-cell>
        </table:table-row>
        <table:table-row table:style-name="ro1">
          <table:table-cell office:value-type="float" office:value="6438">
            <text:p>6438</text:p>
          </table:table-cell>
        </table:table-row>
        <table:table-row table:style-name="ro1">
          <table:table-cell office:value-type="float" office:value="6553">
            <text:p>6553</text:p>
          </table:table-cell>
        </table:table-row>
        <table:table-row table:style-name="ro1">
          <table:table-cell office:value-type="float" office:value="7236">
            <text:p>7236</text:p>
          </table:table-cell>
        </table:table-row>
        <table:table-row table:style-name="ro1">
          <table:table-cell office:value-type="float" office:value="7279">
            <text:p>7279</text:p>
          </table:table-cell>
        </table:table-row>
        <table:table-row table:style-name="ro1">
          <table:table-cell office:value-type="float" office:value="7322">
            <text:p>7322</text:p>
          </table:table-cell>
        </table:table-row>
        <table:table-row table:style-name="ro1">
          <table:table-cell office:value-type="float" office:value="7365">
            <text:p>7365</text:p>
          </table:table-cell>
        </table:table-row>
        <table:table-row table:style-name="ro1">
          <table:table-cell office:value-type="float" office:value="7407">
            <text:p>7407</text:p>
          </table:table-cell>
        </table:table-row>
        <table:table-row table:style-name="ro1">
          <table:table-cell office:value-type="float" office:value="7450">
            <text:p>7450</text:p>
          </table:table-cell>
        </table:table-row>
        <table:table-row table:style-name="ro1">
          <table:table-cell office:value-type="float" office:value="7493">
            <text:p>74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5">
            <text:p>5955</text:p>
          </table:table-cell>
        </table:table-row>
        <table:table-row table:style-name="ro1">
          <table:table-cell office:value-type="float" office:value="6044">
            <text:p>6044</text:p>
          </table:table-cell>
        </table:table-row>
        <table:table-row table:style-name="ro1">
          <table:table-cell office:value-type="float" office:value="6089">
            <text:p>6089</text:p>
          </table:table-cell>
        </table:table-row>
        <table:table-row table:style-name="ro1">
          <table:table-cell office:value-type="float" office:value="6133">
            <text:p>6133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6314">
            <text:p>6314</text:p>
          </table:table-cell>
        </table:table-row>
        <table:table-row table:style-name="ro1">
          <table:table-cell office:value-type="float" office:value="6914">
            <text:p>6914</text:p>
          </table:table-cell>
        </table:table-row>
        <table:table-row table:style-name="ro1">
          <table:table-cell office:value-type="float" office:value="6957">
            <text:p>6957</text:p>
          </table:table-cell>
        </table:table-row>
        <table:table-row table:style-name="ro1"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7042">
            <text:p>7042</text:p>
          </table:table-cell>
        </table:table-row>
        <table:table-row table:style-name="ro1">
          <table:table-cell office:value-type="float" office:value="7095">
            <text:p>7095</text:p>
          </table:table-cell>
        </table:table-row>
        <table:table-row table:style-name="ro1">
          <table:table-cell office:value-type="float" office:value="7137">
            <text:p>7137</text:p>
          </table:table-cell>
        </table:table-row>
        <table:table-row table:style-name="ro1">
          <table:table-cell office:value-type="float" office:value="7359">
            <text:p>735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4">
            <text:p>5834</text:p>
          </table:table-cell>
        </table:table-row>
        <table:table-row table:style-name="ro1">
          <table:table-cell office:value-type="float" office:value="5894">
            <text:p>5894</text:p>
          </table:table-cell>
        </table:table-row>
        <table:table-row table:style-name="ro1">
          <table:table-cell office:value-type="float" office:value="5947">
            <text:p>5947</text:p>
          </table:table-cell>
        </table:table-row>
        <table:table-row table:style-name="ro1">
          <table:table-cell office:value-type="float" office:value="5991">
            <text:p>5991</text:p>
          </table:table-cell>
        </table:table-row>
        <table:table-row table:style-name="ro1">
          <table:table-cell office:value-type="float" office:value="6037">
            <text:p>6037</text:p>
          </table:table-cell>
        </table:table-row>
        <table:table-row table:style-name="ro1">
          <table:table-cell office:value-type="float" office:value="6082">
            <text:p>6082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73">
            <text:p>6173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65">
            <text:p>6265</text:p>
          </table:table-cell>
        </table:table-row>
        <table:table-row table:style-name="ro1"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460">
            <text:p>6460</text:p>
          </table:table-cell>
        </table:table-row>
        <table:table-row table:style-name="ro1">
          <table:table-cell office:value-type="float" office:value="6590">
            <text:p>6590</text:p>
          </table:table-cell>
        </table:table-row>
        <table:table-row table:style-name="ro1">
          <table:table-cell office:value-type="float" office:value="6633">
            <text:p>66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2">
            <text:p>5822</text:p>
          </table:table-cell>
        </table:table-row>
        <table:table-row table:style-name="ro1">
          <table:table-cell office:value-type="float" office:value="5913">
            <text:p>5913</text:p>
          </table:table-cell>
        </table:table-row>
        <table:table-row table:style-name="ro1">
          <table:table-cell office:value-type="float" office:value="5959">
            <text:p>5959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50">
            <text:p>6050</text:p>
          </table:table-cell>
        </table:table-row>
        <table:table-row table:style-name="ro1">
          <table:table-cell office:value-type="float" office:value="6096">
            <text:p>6096</text:p>
          </table:table-cell>
        </table:table-row>
        <table:table-row table:style-name="ro1">
          <table:table-cell office:value-type="float" office:value="6141">
            <text:p>6141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29">
            <text:p>6229</text:p>
          </table:table-cell>
        </table:table-row>
        <table:table-row table:style-name="ro1">
          <table:table-cell office:value-type="float" office:value="6272">
            <text:p>6272</text:p>
          </table:table-cell>
        </table:table-row>
        <table:table-row table:style-name="ro1">
          <table:table-cell office:value-type="float" office:value="6314">
            <text:p>6314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43">
            <text:p>6443</text:p>
          </table:table-cell>
        </table:table-row>
        <table:table-row table:style-name="ro1"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8">
            <text:p>6118</text:p>
          </table:table-cell>
        </table:table-row>
        <table:table-row table:style-name="ro1">
          <table:table-cell office:value-type="float" office:value="6205">
            <text:p>6205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297">
            <text:p>6297</text:p>
          </table:table-cell>
        </table:table-row>
        <table:table-row table:style-name="ro1">
          <table:table-cell office:value-type="float" office:value="6342">
            <text:p>6342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33">
            <text:p>6433</text:p>
          </table:table-cell>
        </table:table-row>
        <table:table-row table:style-name="ro1">
          <table:table-cell office:value-type="float" office:value="6478">
            <text:p>6478</text:p>
          </table:table-cell>
        </table:table-row>
        <table:table-row table:style-name="ro1">
          <table:table-cell office:value-type="float" office:value="6532">
            <text:p>6532</text:p>
          </table:table-cell>
        </table:table-row>
        <table:table-row table:style-name="ro1">
          <table:table-cell office:value-type="float" office:value="6576">
            <text:p>6576</text:p>
          </table:table-cell>
        </table:table-row>
        <table:table-row table:style-name="ro1">
          <table:table-cell office:value-type="float" office:value="6646">
            <text:p>6646</text:p>
          </table:table-cell>
        </table:table-row>
        <table:table-row table:style-name="ro1">
          <table:table-cell office:value-type="float" office:value="6693">
            <text:p>6693</text:p>
          </table:table-cell>
        </table:table-row>
        <table:table-row table:style-name="ro1">
          <table:table-cell office:value-type="float" office:value="6736">
            <text:p>6736</text:p>
          </table:table-cell>
        </table:table-row>
        <table:table-row table:style-name="ro1">
          <table:table-cell office:value-type="float" office:value="6796">
            <text:p>6796</text:p>
          </table:table-cell>
        </table:table-row>
        <table:table-row table:style-name="ro1">
          <table:table-cell office:value-type="float" office:value="6914">
            <text:p>691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6029">
            <text:p>6029</text:p>
          </table:table-cell>
        </table:table-row>
        <table:table-row table:style-name="ro1">
          <table:table-cell office:value-type="float" office:value="6074">
            <text:p>6074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66">
            <text:p>6166</text:p>
          </table:table-cell>
        </table:table-row>
        <table:table-row table:style-name="ro1">
          <table:table-cell office:value-type="float" office:value="6212">
            <text:p>6212</text:p>
          </table:table-cell>
        </table:table-row>
        <table:table-row table:style-name="ro1">
          <table:table-cell office:value-type="float" office:value="6258">
            <text:p>6258</text:p>
          </table:table-cell>
        </table:table-row>
        <table:table-row table:style-name="ro1">
          <table:table-cell office:value-type="float" office:value="6304">
            <text:p>6304</text:p>
          </table:table-cell>
        </table:table-row>
        <table:table-row table:style-name="ro1">
          <table:table-cell office:value-type="float" office:value="6346">
            <text:p>6346</text:p>
          </table:table-cell>
        </table:table-row>
        <table:table-row table:style-name="ro1">
          <table:table-cell office:value-type="float" office:value="6390">
            <text:p>6390</text:p>
          </table:table-cell>
        </table:table-row>
        <table:table-row table:style-name="ro1">
          <table:table-cell office:value-type="float" office:value="6438">
            <text:p>6438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630">
            <text:p>6630</text:p>
          </table:table-cell>
        </table:table-row>
        <table:table-row table:style-name="ro1">
          <table:table-cell office:value-type="float" office:value="6678">
            <text:p>6678</text:p>
          </table:table-cell>
        </table:table-row>
        <table:table-row table:style-name="ro1">
          <table:table-cell office:value-type="float" office:value="6740">
            <text:p>67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6">
            <text:p>6176</text:p>
          </table:table-cell>
        </table:table-row>
        <table:table-row table:style-name="ro1"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6313">
            <text:p>6313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405">
            <text:p>6405</text:p>
          </table:table-cell>
        </table:table-row>
        <table:table-row table:style-name="ro1">
          <table:table-cell office:value-type="float" office:value="6450">
            <text:p>6450</text:p>
          </table:table-cell>
        </table:table-row>
        <table:table-row table:style-name="ro1">
          <table:table-cell office:value-type="float" office:value="6496">
            <text:p>6496</text:p>
          </table:table-cell>
        </table:table-row>
        <table:table-row table:style-name="ro1"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6587">
            <text:p>6587</text:p>
          </table:table-cell>
        </table:table-row>
        <table:table-row table:style-name="ro1">
          <table:table-cell office:value-type="float" office:value="6631">
            <text:p>6631</text:p>
          </table:table-cell>
        </table:table-row>
        <table:table-row table:style-name="ro1">
          <table:table-cell office:value-type="float" office:value="6674">
            <text:p>6674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6952">
            <text:p>6952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39">
            <text:p>703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7">
            <text:p>6047</text:p>
          </table:table-cell>
        </table:table-row>
        <table:table-row table:style-name="ro1">
          <table:table-cell office:value-type="float" office:value="6111">
            <text:p>6111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202">
            <text:p>6202</text:p>
          </table:table-cell>
        </table:table-row>
        <table:table-row table:style-name="ro1">
          <table:table-cell office:value-type="float" office:value="6249">
            <text:p>6249</text:p>
          </table:table-cell>
        </table:table-row>
        <table:table-row table:style-name="ro1">
          <table:table-cell office:value-type="float" office:value="6294">
            <text:p>6294</text:p>
          </table:table-cell>
        </table:table-row>
        <table:table-row table:style-name="ro1">
          <table:table-cell office:value-type="float" office:value="6347">
            <text:p>6347</text:p>
          </table:table-cell>
        </table:table-row>
        <table:table-row table:style-name="ro1">
          <table:table-cell office:value-type="float" office:value="6389">
            <text:p>6389</text:p>
          </table:table-cell>
        </table:table-row>
        <table:table-row table:style-name="ro1">
          <table:table-cell office:value-type="float" office:value="6440">
            <text:p>6440</text:p>
          </table:table-cell>
        </table:table-row>
        <table:table-row table:style-name="ro1">
          <table:table-cell office:value-type="float" office:value="6483">
            <text:p>6483</text:p>
          </table:table-cell>
        </table:table-row>
        <table:table-row table:style-name="ro1">
          <table:table-cell office:value-type="float" office:value="6522">
            <text:p>6522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08">
            <text:p>6608</text:p>
          </table:table-cell>
        </table:table-row>
        <table:table-row table:style-name="ro1">
          <table:table-cell office:value-type="float" office:value="6764">
            <text:p>6764</text:p>
          </table:table-cell>
        </table:table-row>
        <table:table-row table:style-name="ro1">
          <table:table-cell office:value-type="float" office:value="6809">
            <text:p>68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0">
            <text:p>6280</text:p>
          </table:table-cell>
        </table:table-row>
        <table:table-row table:style-name="ro1">
          <table:table-cell office:value-type="float" office:value="6346">
            <text:p>6346</text:p>
          </table:table-cell>
        </table:table-row>
        <table:table-row table:style-name="ro1"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513">
            <text:p>6513</text:p>
          </table:table-cell>
        </table:table-row>
        <table:table-row table:style-name="ro1">
          <table:table-cell office:value-type="float" office:value="6558">
            <text:p>6558</text:p>
          </table:table-cell>
        </table:table-row>
        <table:table-row table:style-name="ro1">
          <table:table-cell office:value-type="float" office:value="6600">
            <text:p>6600</text:p>
          </table:table-cell>
        </table:table-row>
        <table:table-row table:style-name="ro1">
          <table:table-cell office:value-type="float" office:value="6652">
            <text:p>6652</text:p>
          </table:table-cell>
        </table:table-row>
        <table:table-row table:style-name="ro1">
          <table:table-cell office:value-type="float" office:value="6772">
            <text:p>6772</text:p>
          </table:table-cell>
        </table:table-row>
        <table:table-row table:style-name="ro1">
          <table:table-cell office:value-type="float" office:value="6831">
            <text:p>6831</text:p>
          </table:table-cell>
        </table:table-row>
        <table:table-row table:style-name="ro1">
          <table:table-cell office:value-type="float" office:value="6874">
            <text:p>6874</text:p>
          </table:table-cell>
        </table:table-row>
        <table:table-row table:style-name="ro1">
          <table:table-cell office:value-type="float" office:value="6917">
            <text:p>6917</text:p>
          </table:table-cell>
        </table:table-row>
        <table:table-row table:style-name="ro1">
          <table:table-cell office:value-type="float" office:value="6960">
            <text:p>6960</text:p>
          </table:table-cell>
        </table:table-row>
        <table:table-row table:style-name="ro1">
          <table:table-cell office:value-type="float" office:value="7004">
            <text:p>7004</text:p>
          </table:table-cell>
        </table:table-row>
        <table:table-row table:style-name="ro1">
          <table:table-cell office:value-type="float" office:value="7047">
            <text:p>70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165">
            <text:p>6165</text:p>
          </table:table-cell>
        </table:table-row>
        <table:table-row table:style-name="ro1">
          <table:table-cell office:value-type="float" office:value="6211">
            <text:p>6211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19">
            <text:p>6319</text:p>
          </table:table-cell>
        </table:table-row>
        <table:table-row table:style-name="ro1">
          <table:table-cell office:value-type="float" office:value="6365">
            <text:p>6365</text:p>
          </table:table-cell>
        </table:table-row>
        <table:table-row table:style-name="ro1">
          <table:table-cell office:value-type="float" office:value="6411">
            <text:p>6411</text:p>
          </table:table-cell>
        </table:table-row>
        <table:table-row table:style-name="ro1">
          <table:table-cell office:value-type="float" office:value="6456">
            <text:p>6456</text:p>
          </table:table-cell>
        </table:table-row>
        <table:table-row table:style-name="ro1">
          <table:table-cell office:value-type="float" office:value="7155">
            <text:p>7155</text:p>
          </table:table-cell>
        </table:table-row>
        <table:table-row table:style-name="ro1">
          <table:table-cell office:value-type="float" office:value="7198">
            <text:p>7198</text:p>
          </table:table-cell>
        </table:table-row>
        <table:table-row table:style-name="ro1">
          <table:table-cell office:value-type="float" office:value="7241">
            <text:p>7241</text:p>
          </table:table-cell>
        </table:table-row>
        <table:table-row table:style-name="ro1">
          <table:table-cell office:value-type="float" office:value="7285">
            <text:p>7285</text:p>
          </table:table-cell>
        </table:table-row>
        <table:table-row table:style-name="ro1">
          <table:table-cell office:value-type="float" office:value="7329">
            <text:p>7329</text:p>
          </table:table-cell>
        </table:table-row>
        <table:table-row table:style-name="ro1">
          <table:table-cell office:value-type="float" office:value="7371">
            <text:p>7371</text:p>
          </table:table-cell>
        </table:table-row>
        <table:table-row table:style-name="ro1">
          <table:table-cell office:value-type="float" office:value="7414">
            <text:p>741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2">
            <text:p>6002</text:p>
          </table:table-cell>
        </table:table-row>
        <table:table-row table:style-name="ro1">
          <table:table-cell office:value-type="float" office:value="6094">
            <text:p>6094</text:p>
          </table:table-cell>
        </table:table-row>
        <table:table-row table:style-name="ro1"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69">
            <text:p>6369</text:p>
          </table:table-cell>
        </table:table-row>
        <table:table-row table:style-name="ro1"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454">
            <text:p>6454</text:p>
          </table:table-cell>
        </table:table-row>
        <table:table-row table:style-name="ro1">
          <table:table-cell office:value-type="float" office:value="6498">
            <text:p>6498</text:p>
          </table:table-cell>
        </table:table-row>
        <table:table-row table:style-name="ro1"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617">
            <text:p>6617</text:p>
          </table:table-cell>
        </table:table-row>
        <table:table-row table:style-name="ro1">
          <table:table-cell office:value-type="float" office:value="6661">
            <text:p>6661</text:p>
          </table:table-cell>
        </table:table-row>
        <table:table-row table:style-name="ro1">
          <table:table-cell office:value-type="float" office:value="6897">
            <text:p>689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26">
            <text:p>6326</text:p>
          </table:table-cell>
        </table:table-row>
        <table:table-row table:style-name="ro1"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6461">
            <text:p>6461</text:p>
          </table:table-cell>
        </table:table-row>
        <table:table-row table:style-name="ro1">
          <table:table-cell office:value-type="float" office:value="6508">
            <text:p>6508</text:p>
          </table:table-cell>
        </table:table-row>
        <table:table-row table:style-name="ro1">
          <table:table-cell office:value-type="float" office:value="6548">
            <text:p>6548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8">
            <text:p>6648</text:p>
          </table:table-cell>
        </table:table-row>
        <table:table-row table:style-name="ro1">
          <table:table-cell office:value-type="float" office:value="6694">
            <text:p>6694</text:p>
          </table:table-cell>
        </table:table-row>
        <table:table-row table:style-name="ro1">
          <table:table-cell office:value-type="float" office:value="6745">
            <text:p>6745</text:p>
          </table:table-cell>
        </table:table-row>
        <table:table-row table:style-name="ro1">
          <table:table-cell office:value-type="float" office:value="6788">
            <text:p>6788</text:p>
          </table:table-cell>
        </table:table-row>
        <table:table-row table:style-name="ro1">
          <table:table-cell office:value-type="float" office:value="6832">
            <text:p>6832</text:p>
          </table:table-cell>
        </table:table-row>
        <table:table-row table:style-name="ro1">
          <table:table-cell office:value-type="float" office:value="6876">
            <text:p>6876</text:p>
          </table:table-cell>
        </table:table-row>
        <table:table-row table:style-name="ro1">
          <table:table-cell office:value-type="float" office:value="6919">
            <text:p>6919</text:p>
          </table:table-cell>
        </table:table-row>
        <table:table-row table:style-name="ro1">
          <table:table-cell office:value-type="float" office:value="6963">
            <text:p>6963</text:p>
          </table:table-cell>
        </table:table-row>
        <table:table-row table:style-name="ro1">
          <table:table-cell office:value-type="float" office:value="7006">
            <text:p>70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4">
            <text:p>6284</text:p>
          </table:table-cell>
        </table:table-row>
        <table:table-row table:style-name="ro1">
          <table:table-cell office:value-type="float" office:value="6375">
            <text:p>6375</text:p>
          </table:table-cell>
        </table:table-row>
        <table:table-row table:style-name="ro1"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513">
            <text:p>6513</text:p>
          </table:table-cell>
        </table:table-row>
        <table:table-row table:style-name="ro1">
          <table:table-cell office:value-type="float" office:value="6559">
            <text:p>6559</text:p>
          </table:table-cell>
        </table:table-row>
        <table:table-row table:style-name="ro1">
          <table:table-cell office:value-type="float" office:value="6605">
            <text:p>6605</text:p>
          </table:table-cell>
        </table:table-row>
        <table:table-row table:style-name="ro1">
          <table:table-cell office:value-type="float" office:value="6652">
            <text:p>6652</text:p>
          </table:table-cell>
        </table:table-row>
        <table:table-row table:style-name="ro1">
          <table:table-cell office:value-type="float" office:value="6701">
            <text:p>6701</text:p>
          </table:table-cell>
        </table:table-row>
        <table:table-row table:style-name="ro1">
          <table:table-cell office:value-type="float" office:value="6744">
            <text:p>6744</text:p>
          </table:table-cell>
        </table:table-row>
        <table:table-row table:style-name="ro1">
          <table:table-cell office:value-type="float" office:value="6787">
            <text:p>6787</text:p>
          </table:table-cell>
        </table:table-row>
        <table:table-row table:style-name="ro1">
          <table:table-cell office:value-type="float" office:value="6830">
            <text:p>6830</text:p>
          </table:table-cell>
        </table:table-row>
        <table:table-row table:style-name="ro1">
          <table:table-cell office:value-type="float" office:value="6899">
            <text:p>6899</text:p>
          </table:table-cell>
        </table:table-row>
        <table:table-row table:style-name="ro1">
          <table:table-cell office:value-type="float" office:value="6943">
            <text:p>6943</text:p>
          </table:table-cell>
        </table:table-row>
        <table:table-row table:style-name="ro1">
          <table:table-cell office:value-type="float" office:value="6986">
            <text:p>698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100">
            <text:p>4100</text:p>
          </table:table-cell>
        </table:table-row>
        <table:table-row table:style-name="ro1">
          <table:table-cell office:value-type="float" office:value="4158">
            <text:p>4158</text:p>
          </table:table-cell>
        </table:table-row>
        <table:table-row table:style-name="ro1">
          <table:table-cell office:value-type="float" office:value="4200">
            <text:p>4200</text:p>
          </table:table-cell>
        </table:table-row>
        <table:table-row table:style-name="ro1">
          <table:table-cell office:value-type="float" office:value="4251">
            <text:p>4251</text:p>
          </table:table-cell>
        </table:table-row>
        <table:table-row table:style-name="ro1">
          <table:table-cell office:value-type="float" office:value="4311">
            <text:p>4311</text:p>
          </table:table-cell>
        </table:table-row>
        <table:table-row table:style-name="ro1">
          <table:table-cell office:value-type="float" office:value="4749">
            <text:p>4749</text:p>
          </table:table-cell>
        </table:table-row>
        <table:table-row table:style-name="ro1">
          <table:table-cell office:value-type="float" office:value="4787">
            <text:p>4787</text:p>
          </table:table-cell>
        </table:table-row>
        <table:table-row table:style-name="ro1">
          <table:table-cell office:value-type="float" office:value="4824">
            <text:p>4824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893">
            <text:p>4893</text:p>
          </table:table-cell>
        </table:table-row>
        <table:table-row table:style-name="ro1">
          <table:table-cell office:value-type="float" office:value="4929">
            <text:p>4929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526">
            <text:p>5526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4171">
            <text:p>4171</text:p>
          </table:table-cell>
        </table:table-row>
        <table:table-row table:style-name="ro1">
          <table:table-cell office:value-type="float" office:value="4208">
            <text:p>4208</text:p>
          </table:table-cell>
        </table:table-row>
        <table:table-row table:style-name="ro1">
          <table:table-cell office:value-type="float" office:value="4259">
            <text:p>4259</text:p>
          </table:table-cell>
        </table:table-row>
        <table:table-row table:style-name="ro1">
          <table:table-cell office:value-type="float" office:value="4297">
            <text:p>4297</text:p>
          </table:table-cell>
        </table:table-row>
        <table:table-row table:style-name="ro1">
          <table:table-cell office:value-type="float" office:value="4335">
            <text:p>4335</text:p>
          </table:table-cell>
        </table:table-row>
        <table:table-row table:style-name="ro1">
          <table:table-cell office:value-type="float" office:value="4373">
            <text:p>4373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06">
            <text:p>4806</text:p>
          </table:table-cell>
        </table:table-row>
        <table:table-row table:style-name="ro1">
          <table:table-cell office:value-type="float" office:value="4842">
            <text:p>4842</text:p>
          </table:table-cell>
        </table:table-row>
        <table:table-row table:style-name="ro1"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4913">
            <text:p>4913</text:p>
          </table:table-cell>
        </table:table-row>
        <table:table-row table:style-name="ro1">
          <table:table-cell office:value-type="float" office:value="4949">
            <text:p>4949</text:p>
          </table:table-cell>
        </table:table-row>
        <table:table-row table:style-name="ro1">
          <table:table-cell office:value-type="float" office:value="4984">
            <text:p>4984</text:p>
          </table:table-cell>
        </table:table-row>
        <table:table-row table:style-name="ro1"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5">
            <text:p>4115</text:p>
          </table:table-cell>
        </table:table-row>
        <table:table-row table:style-name="ro1">
          <table:table-cell office:value-type="float" office:value="4194">
            <text:p>4194</text:p>
          </table:table-cell>
        </table:table-row>
        <table:table-row table:style-name="ro1">
          <table:table-cell office:value-type="float" office:value="4246">
            <text:p>4246</text:p>
          </table:table-cell>
        </table:table-row>
        <table:table-row table:style-name="ro1">
          <table:table-cell office:value-type="float" office:value="4290">
            <text:p>4290</text:p>
          </table:table-cell>
        </table:table-row>
        <table:table-row table:style-name="ro1">
          <table:table-cell office:value-type="float" office:value="4350">
            <text:p>4350</text:p>
          </table:table-cell>
        </table:table-row>
        <table:table-row table:style-name="ro1">
          <table:table-cell office:value-type="float" office:value="4392">
            <text:p>4392</text:p>
          </table:table-cell>
        </table:table-row>
        <table:table-row table:style-name="ro1">
          <table:table-cell office:value-type="float" office:value="4434">
            <text:p>4434</text:p>
          </table:table-cell>
        </table:table-row>
        <table:table-row table:style-name="ro1">
          <table:table-cell office:value-type="float" office:value="4822">
            <text:p>4822</text:p>
          </table:table-cell>
        </table:table-row>
        <table:table-row table:style-name="ro1">
          <table:table-cell office:value-type="float" office:value="4861">
            <text:p>4861</text:p>
          </table:table-cell>
        </table:table-row>
        <table:table-row table:style-name="ro1">
          <table:table-cell office:value-type="float" office:value="4901">
            <text:p>4901</text:p>
          </table:table-cell>
        </table:table-row>
        <table:table-row table:style-name="ro1">
          <table:table-cell office:value-type="float" office:value="4943">
            <text:p>4943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2">
            <text:p>5062</text:p>
          </table:table-cell>
        </table:table-row>
        <table:table-row table:style-name="ro1"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4">
            <text:p>4234</text:p>
          </table:table-cell>
        </table:table-row>
        <table:table-row table:style-name="ro1">
          <table:table-cell office:value-type="float" office:value="4620">
            <text:p>4620</text:p>
          </table:table-cell>
        </table:table-row>
        <table:table-row table:style-name="ro1">
          <table:table-cell office:value-type="float" office:value="4662">
            <text:p>4662</text:p>
          </table:table-cell>
        </table:table-row>
        <table:table-row table:style-name="ro1"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4746">
            <text:p>4746</text:p>
          </table:table-cell>
        </table:table-row>
        <table:table-row table:style-name="ro1">
          <table:table-cell office:value-type="float" office:value="4807">
            <text:p>4807</text:p>
          </table:table-cell>
        </table:table-row>
        <table:table-row table:style-name="ro1"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4920">
            <text:p>4920</text:p>
          </table:table-cell>
        </table:table-row>
        <table:table-row table:style-name="ro1">
          <table:table-cell office:value-type="float" office:value="4959">
            <text:p>4959</text:p>
          </table:table-cell>
        </table:table-row>
        <table:table-row table:style-name="ro1"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5039">
            <text:p>5039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5701">
            <text:p>5701</text:p>
          </table:table-cell>
        </table:table-row>
        <table:table-row table:style-name="ro1">
          <table:table-cell office:value-type="float" office:value="6342">
            <text:p>63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7">
            <text:p>4187</text:p>
          </table:table-cell>
        </table:table-row>
        <table:table-row table:style-name="ro1">
          <table:table-cell office:value-type="float" office:value="4247">
            <text:p>4247</text:p>
          </table:table-cell>
        </table:table-row>
        <table:table-row table:style-name="ro1">
          <table:table-cell office:value-type="float" office:value="4297">
            <text:p>4297</text:p>
          </table:table-cell>
        </table:table-row>
        <table:table-row table:style-name="ro1">
          <table:table-cell office:value-type="float" office:value="4363">
            <text:p>4363</text:p>
          </table:table-cell>
        </table:table-row>
        <table:table-row table:style-name="ro1">
          <table:table-cell office:value-type="float" office:value="4405">
            <text:p>4405</text:p>
          </table:table-cell>
        </table:table-row>
        <table:table-row table:style-name="ro1">
          <table:table-cell office:value-type="float" office:value="4466">
            <text:p>4466</text:p>
          </table:table-cell>
        </table:table-row>
        <table:table-row table:style-name="ro1">
          <table:table-cell office:value-type="float" office:value="4833">
            <text:p>4833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41">
            <text:p>4941</text:p>
          </table:table-cell>
        </table:table-row>
        <table:table-row table:style-name="ro1">
          <table:table-cell office:value-type="float" office:value="4981">
            <text:p>4981</text:p>
          </table:table-cell>
        </table:table-row>
        <table:table-row table:style-name="ro1">
          <table:table-cell office:value-type="float" office:value="5021">
            <text:p>5021</text:p>
          </table:table-cell>
        </table:table-row>
        <table:table-row table:style-name="ro1">
          <table:table-cell office:value-type="float" office:value="5060">
            <text:p>5060</text:p>
          </table:table-cell>
        </table:table-row>
        <table:table-row table:style-name="ro1">
          <table:table-cell office:value-type="float" office:value="5099">
            <text:p>5099</text:p>
          </table:table-cell>
        </table:table-row>
        <table:table-row table:style-name="ro1">
          <table:table-cell office:value-type="float" office:value="5142">
            <text:p>5142</text:p>
          </table:table-cell>
        </table:table-row>
        <table:table-row table:style-name="ro1"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9">
            <text:p>4209</text:p>
          </table:table-cell>
        </table:table-row>
        <table:table-row table:style-name="ro1">
          <table:table-cell office:value-type="float" office:value="4274">
            <text:p>4274</text:p>
          </table:table-cell>
        </table:table-row>
        <table:table-row table:style-name="ro1">
          <table:table-cell office:value-type="float" office:value="4341">
            <text:p>4341</text:p>
          </table:table-cell>
        </table:table-row>
        <table:table-row table:style-name="ro1">
          <table:table-cell office:value-type="float" office:value="4410">
            <text:p>4410</text:p>
          </table:table-cell>
        </table:table-row>
        <table:table-row table:style-name="ro1">
          <table:table-cell office:value-type="float" office:value="4455">
            <text:p>4455</text:p>
          </table:table-cell>
        </table:table-row>
        <table:table-row table:style-name="ro1">
          <table:table-cell office:value-type="float" office:value="4515">
            <text:p>4515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18">
            <text:p>4918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5">
            <text:p>5065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147">
            <text:p>5147</text:p>
          </table:table-cell>
        </table:table-row>
        <table:table-row table:style-name="ro1"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662">
            <text:p>4662</text:p>
          </table:table-cell>
        </table:table-row>
        <table:table-row table:style-name="ro1">
          <table:table-cell office:value-type="float" office:value="4703">
            <text:p>4703</text:p>
          </table:table-cell>
        </table:table-row>
        <table:table-row table:style-name="ro1">
          <table:table-cell office:value-type="float" office:value="4762">
            <text:p>4762</text:p>
          </table:table-cell>
        </table:table-row>
        <table:table-row table:style-name="ro1">
          <table:table-cell office:value-type="float" office:value="4805">
            <text:p>4805</text:p>
          </table:table-cell>
        </table:table-row>
        <table:table-row table:style-name="ro1">
          <table:table-cell office:value-type="float" office:value="4846">
            <text:p>4846</text:p>
          </table:table-cell>
        </table:table-row>
        <table:table-row table:style-name="ro1">
          <table:table-cell office:value-type="float" office:value="4889">
            <text:p>4889</text:p>
          </table:table-cell>
        </table:table-row>
        <table:table-row table:style-name="ro1"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5421">
            <text:p>5421</text:p>
          </table:table-cell>
        </table:table-row>
        <table:table-row table:style-name="ro1">
          <table:table-cell office:value-type="float" office:value="5461">
            <text:p>5461</text:p>
          </table:table-cell>
        </table:table-row>
        <table:table-row table:style-name="ro1">
          <table:table-cell office:value-type="float" office:value="5501">
            <text:p>5501</text:p>
          </table:table-cell>
        </table:table-row>
        <table:table-row table:style-name="ro1">
          <table:table-cell office:value-type="float" office:value="5541">
            <text:p>5541</text:p>
          </table:table-cell>
        </table:table-row>
        <table:table-row table:style-name="ro1"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5658">
            <text:p>56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4">
            <text:p>4174</text:p>
          </table:table-cell>
        </table:table-row>
        <table:table-row table:style-name="ro1">
          <table:table-cell office:value-type="float" office:value="4308">
            <text:p>4308</text:p>
          </table:table-cell>
        </table:table-row>
        <table:table-row table:style-name="ro1"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32">
            <text:p>4832</text:p>
          </table:table-cell>
        </table:table-row>
        <table:table-row table:style-name="ro1">
          <table:table-cell office:value-type="float" office:value="4874">
            <text:p>4874</text:p>
          </table:table-cell>
        </table:table-row>
        <table:table-row table:style-name="ro1"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39">
            <text:p>5039</text:p>
          </table:table-cell>
        </table:table-row>
        <table:table-row table:style-name="ro1"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5140">
            <text:p>5140</text:p>
          </table:table-cell>
        </table:table-row>
        <table:table-row table:style-name="ro1"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5262">
            <text:p>52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3">
            <text:p>4143</text:p>
          </table:table-cell>
        </table:table-row>
        <table:table-row table:style-name="ro1"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311">
            <text:p>4311</text:p>
          </table:table-cell>
        </table:table-row>
        <table:table-row table:style-name="ro1">
          <table:table-cell office:value-type="float" office:value="4353">
            <text:p>4353</text:p>
          </table:table-cell>
        </table:table-row>
        <table:table-row table:style-name="ro1">
          <table:table-cell office:value-type="float" office:value="4412">
            <text:p>4412</text:p>
          </table:table-cell>
        </table:table-row>
        <table:table-row table:style-name="ro1">
          <table:table-cell office:value-type="float" office:value="4456">
            <text:p>4456</text:p>
          </table:table-cell>
        </table:table-row>
        <table:table-row table:style-name="ro1">
          <table:table-cell office:value-type="float" office:value="4831">
            <text:p>4831</text:p>
          </table:table-cell>
        </table:table-row>
        <table:table-row table:style-name="ro1">
          <table:table-cell office:value-type="float" office:value="4891">
            <text:p>4891</text:p>
          </table:table-cell>
        </table:table-row>
        <table:table-row table:style-name="ro1">
          <table:table-cell office:value-type="float" office:value="4972">
            <text:p>4972</text:p>
          </table:table-cell>
        </table:table-row>
        <table:table-row table:style-name="ro1"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5050">
            <text:p>5050</text:p>
          </table:table-cell>
        </table:table-row>
        <table:table-row table:style-name="ro1">
          <table:table-cell office:value-type="float" office:value="5090">
            <text:p>5090</text:p>
          </table:table-cell>
        </table:table-row>
        <table:table-row table:style-name="ro1">
          <table:table-cell office:value-type="float" office:value="5129">
            <text:p>5129</text:p>
          </table:table-cell>
        </table:table-row>
        <table:table-row table:style-name="ro1"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5217">
            <text:p>52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3">
            <text:p>4243</text:p>
          </table:table-cell>
        </table:table-row>
        <table:table-row table:style-name="ro1">
          <table:table-cell office:value-type="float" office:value="4297">
            <text:p>4297</text:p>
          </table:table-cell>
        </table:table-row>
        <table:table-row table:style-name="ro1">
          <table:table-cell office:value-type="float" office:value="4363">
            <text:p>4363</text:p>
          </table:table-cell>
        </table:table-row>
        <table:table-row table:style-name="ro1">
          <table:table-cell office:value-type="float" office:value="4404">
            <text:p>4404</text:p>
          </table:table-cell>
        </table:table-row>
        <table:table-row table:style-name="ro1">
          <table:table-cell office:value-type="float" office:value="4446">
            <text:p>4446</text:p>
          </table:table-cell>
        </table:table-row>
        <table:table-row table:style-name="ro1">
          <table:table-cell office:value-type="float" office:value="4488">
            <text:p>4488</text:p>
          </table:table-cell>
        </table:table-row>
        <table:table-row table:style-name="ro1">
          <table:table-cell office:value-type="float" office:value="4532">
            <text:p>4532</text:p>
          </table:table-cell>
        </table:table-row>
        <table:table-row table:style-name="ro1">
          <table:table-cell office:value-type="float" office:value="4573">
            <text:p>4573</text:p>
          </table:table-cell>
        </table:table-row>
        <table:table-row table:style-name="ro1"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5045">
            <text:p>5045</text:p>
          </table:table-cell>
        </table:table-row>
        <table:table-row table:style-name="ro1"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5123">
            <text:p>5123</text:p>
          </table:table-cell>
        </table:table-row>
        <table:table-row table:style-name="ro1"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2">
            <text:p>52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4">
            <text:p>4224</text:p>
          </table:table-cell>
        </table:table-row>
        <table:table-row table:style-name="ro1">
          <table:table-cell office:value-type="float" office:value="4283">
            <text:p>4283</text:p>
          </table:table-cell>
        </table:table-row>
        <table:table-row table:style-name="ro1">
          <table:table-cell office:value-type="float" office:value="4347">
            <text:p>4347</text:p>
          </table:table-cell>
        </table:table-row>
        <table:table-row table:style-name="ro1">
          <table:table-cell office:value-type="float" office:value="4391">
            <text:p>4391</text:p>
          </table:table-cell>
        </table:table-row>
        <table:table-row table:style-name="ro1">
          <table:table-cell office:value-type="float" office:value="4455">
            <text:p>4455</text:p>
          </table:table-cell>
        </table:table-row>
        <table:table-row table:style-name="ro1">
          <table:table-cell office:value-type="float" office:value="4498">
            <text:p>4498</text:p>
          </table:table-cell>
        </table:table-row>
        <table:table-row table:style-name="ro1">
          <table:table-cell office:value-type="float" office:value="4541">
            <text:p>4541</text:p>
          </table:table-cell>
        </table:table-row>
        <table:table-row table:style-name="ro1">
          <table:table-cell office:value-type="float" office:value="4588">
            <text:p>4588</text:p>
          </table:table-cell>
        </table:table-row>
        <table:table-row table:style-name="ro1">
          <table:table-cell office:value-type="float" office:value="5138">
            <text:p>5138</text:p>
          </table:table-cell>
        </table:table-row>
        <table:table-row table:style-name="ro1"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5218">
            <text:p>5218</text:p>
          </table:table-cell>
        </table:table-row>
        <table:table-row table:style-name="ro1">
          <table:table-cell office:value-type="float" office:value="5258">
            <text:p>5258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37">
            <text:p>5337</text:p>
          </table:table-cell>
        </table:table-row>
        <table:table-row table:style-name="ro1">
          <table:table-cell office:value-type="float" office:value="5376">
            <text:p>537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6">
            <text:p>4306</text:p>
          </table:table-cell>
        </table:table-row>
        <table:table-row table:style-name="ro1">
          <table:table-cell office:value-type="float" office:value="4714">
            <text:p>4714</text:p>
          </table:table-cell>
        </table:table-row>
        <table:table-row table:style-name="ro1">
          <table:table-cell office:value-type="float" office:value="4755">
            <text:p>4755</text:p>
          </table:table-cell>
        </table:table-row>
        <table:table-row table:style-name="ro1">
          <table:table-cell office:value-type="float" office:value="4792">
            <text:p>4792</text:p>
          </table:table-cell>
        </table:table-row>
        <table:table-row table:style-name="ro1">
          <table:table-cell office:value-type="float" office:value="4839">
            <text:p>4839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4970">
            <text:p>4970</text:p>
          </table:table-cell>
        </table:table-row>
        <table:table-row table:style-name="ro1"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5230">
            <text:p>5230</text:p>
          </table:table-cell>
        </table:table-row>
        <table:table-row table:style-name="ro1"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5308">
            <text:p>5308</text:p>
          </table:table-cell>
        </table:table-row>
        <table:table-row table:style-name="ro1"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1">
            <text:p>4521</text:p>
          </table:table-cell>
        </table:table-row>
        <table:table-row table:style-name="ro1">
          <table:table-cell office:value-type="float" office:value="4589">
            <text:p>4589</text:p>
          </table:table-cell>
        </table:table-row>
        <table:table-row table:style-name="ro1">
          <table:table-cell office:value-type="float" office:value="4631">
            <text:p>4631</text:p>
          </table:table-cell>
        </table:table-row>
        <table:table-row table:style-name="ro1">
          <table:table-cell office:value-type="float" office:value="4674">
            <text:p>4674</text:p>
          </table:table-cell>
        </table:table-row>
        <table:table-row table:style-name="ro1">
          <table:table-cell office:value-type="float" office:value="4717">
            <text:p>4717</text:p>
          </table:table-cell>
        </table:table-row>
        <table:table-row table:style-name="ro1">
          <table:table-cell office:value-type="float" office:value="4758">
            <text:p>4758</text:p>
          </table:table-cell>
        </table:table-row>
        <table:table-row table:style-name="ro1"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4842">
            <text:p>4842</text:p>
          </table:table-cell>
        </table:table-row>
        <table:table-row table:style-name="ro1">
          <table:table-cell office:value-type="float" office:value="5042">
            <text:p>5042</text:p>
          </table:table-cell>
        </table:table-row>
        <table:table-row table:style-name="ro1">
          <table:table-cell office:value-type="float" office:value="5083">
            <text:p>5083</text:p>
          </table:table-cell>
        </table:table-row>
        <table:table-row table:style-name="ro1">
          <table:table-cell office:value-type="float" office:value="5133">
            <text:p>5133</text:p>
          </table:table-cell>
        </table:table-row>
        <table:table-row table:style-name="ro1"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8">
            <text:p>4618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4742">
            <text:p>4742</text:p>
          </table:table-cell>
        </table:table-row>
        <table:table-row table:style-name="ro1">
          <table:table-cell office:value-type="float" office:value="4785">
            <text:p>4785</text:p>
          </table:table-cell>
        </table:table-row>
        <table:table-row table:style-name="ro1">
          <table:table-cell office:value-type="float" office:value="4827">
            <text:p>4827</text:p>
          </table:table-cell>
        </table:table-row>
        <table:table-row table:style-name="ro1">
          <table:table-cell office:value-type="float" office:value="4869">
            <text:p>4869</text:p>
          </table:table-cell>
        </table:table-row>
        <table:table-row table:style-name="ro1">
          <table:table-cell office:value-type="float" office:value="4912">
            <text:p>4912</text:p>
          </table:table-cell>
        </table:table-row>
        <table:table-row table:style-name="ro1">
          <table:table-cell office:value-type="float" office:value="4954">
            <text:p>4954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308">
            <text:p>5308</text:p>
          </table:table-cell>
        </table:table-row>
        <table:table-row table:style-name="ro1"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38">
            <text:p>543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802">
            <text:p>4802</text:p>
          </table:table-cell>
        </table:table-row>
        <table:table-row table:style-name="ro1">
          <table:table-cell office:value-type="float" office:value="4849">
            <text:p>4849</text:p>
          </table:table-cell>
        </table:table-row>
        <table:table-row table:style-name="ro1">
          <table:table-cell office:value-type="float" office:value="4892">
            <text:p>4892</text:p>
          </table:table-cell>
        </table:table-row>
        <table:table-row table:style-name="ro1">
          <table:table-cell office:value-type="float" office:value="4935">
            <text:p>4935</text:p>
          </table:table-cell>
        </table:table-row>
        <table:table-row table:style-name="ro1">
          <table:table-cell office:value-type="float" office:value="4977">
            <text:p>4977</text:p>
          </table:table-cell>
        </table:table-row>
        <table:table-row table:style-name="ro1">
          <table:table-cell office:value-type="float" office:value="5024">
            <text:p>5024</text:p>
          </table:table-cell>
        </table:table-row>
        <table:table-row table:style-name="ro1"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5783">
            <text:p>5783</text:p>
          </table:table-cell>
        </table:table-row>
        <table:table-row table:style-name="ro1">
          <table:table-cell office:value-type="float" office:value="5823">
            <text:p>5823</text:p>
          </table:table-cell>
        </table:table-row>
        <table:table-row table:style-name="ro1">
          <table:table-cell office:value-type="float" office:value="5862">
            <text:p>5862</text:p>
          </table:table-cell>
        </table:table-row>
        <table:table-row table:style-name="ro1">
          <table:table-cell office:value-type="float" office:value="5902">
            <text:p>5902</text:p>
          </table:table-cell>
        </table:table-row>
        <table:table-row table:style-name="ro1">
          <table:table-cell office:value-type="float" office:value="5942">
            <text:p>5942</text:p>
          </table:table-cell>
        </table:table-row>
        <table:table-row table:style-name="ro1">
          <table:table-cell office:value-type="float" office:value="5982">
            <text:p>5982</text:p>
          </table:table-cell>
        </table:table-row>
        <table:table-row table:style-name="ro1">
          <table:table-cell office:value-type="float" office:value="6022">
            <text:p>60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5">
            <text:p>4435</text:p>
          </table:table-cell>
        </table:table-row>
        <table:table-row table:style-name="ro1">
          <table:table-cell office:value-type="float" office:value="4489">
            <text:p>4489</text:p>
          </table:table-cell>
        </table:table-row>
        <table:table-row table:style-name="ro1">
          <table:table-cell office:value-type="float" office:value="4547">
            <text:p>4547</text:p>
          </table:table-cell>
        </table:table-row>
        <table:table-row table:style-name="ro1">
          <table:table-cell office:value-type="float" office:value="4588">
            <text:p>4588</text:p>
          </table:table-cell>
        </table:table-row>
        <table:table-row table:style-name="ro1">
          <table:table-cell office:value-type="float" office:value="4630">
            <text:p>4630</text:p>
          </table:table-cell>
        </table:table-row>
        <table:table-row table:style-name="ro1">
          <table:table-cell office:value-type="float" office:value="4673">
            <text:p>4673</text:p>
          </table:table-cell>
        </table:table-row>
        <table:table-row table:style-name="ro1">
          <table:table-cell office:value-type="float" office:value="4715">
            <text:p>4715</text:p>
          </table:table-cell>
        </table:table-row>
        <table:table-row table:style-name="ro1">
          <table:table-cell office:value-type="float" office:value="4758">
            <text:p>4758</text:p>
          </table:table-cell>
        </table:table-row>
        <table:table-row table:style-name="ro1">
          <table:table-cell office:value-type="float" office:value="4961">
            <text:p>4961</text:p>
          </table:table-cell>
        </table:table-row>
        <table:table-row table:style-name="ro1">
          <table:table-cell office:value-type="float" office:value="5001">
            <text:p>5001</text:p>
          </table:table-cell>
        </table:table-row>
        <table:table-row table:style-name="ro1"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5148">
            <text:p>5148</text:p>
          </table:table-cell>
        </table:table-row>
        <table:table-row table:style-name="ro1"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5227">
            <text:p>52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7">
            <text:p>4627</text:p>
          </table:table-cell>
        </table:table-row>
        <table:table-row table:style-name="ro1">
          <table:table-cell office:value-type="float" office:value="4691">
            <text:p>4691</text:p>
          </table:table-cell>
        </table:table-row>
        <table:table-row table:style-name="ro1">
          <table:table-cell office:value-type="float" office:value="4748">
            <text:p>4748</text:p>
          </table:table-cell>
        </table:table-row>
        <table:table-row table:style-name="ro1">
          <table:table-cell office:value-type="float" office:value="4790">
            <text:p>4790</text:p>
          </table:table-cell>
        </table:table-row>
        <table:table-row table:style-name="ro1">
          <table:table-cell office:value-type="float" office:value="4828">
            <text:p>4828</text:p>
          </table:table-cell>
        </table:table-row>
        <table:table-row table:style-name="ro1"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4919">
            <text:p>4919</text:p>
          </table:table-cell>
        </table:table-row>
        <table:table-row table:style-name="ro1"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6">
            <text:p>54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5">
            <text:p>4635</text:p>
          </table:table-cell>
        </table:table-row>
        <table:table-row table:style-name="ro1">
          <table:table-cell office:value-type="float" office:value="4695">
            <text:p>4695</text:p>
          </table:table-cell>
        </table:table-row>
        <table:table-row table:style-name="ro1">
          <table:table-cell office:value-type="float" office:value="4737">
            <text:p>4737</text:p>
          </table:table-cell>
        </table:table-row>
        <table:table-row table:style-name="ro1">
          <table:table-cell office:value-type="float" office:value="4779">
            <text:p>4779</text:p>
          </table:table-cell>
        </table:table-row>
        <table:table-row table:style-name="ro1">
          <table:table-cell office:value-type="float" office:value="4822">
            <text:p>4822</text:p>
          </table:table-cell>
        </table:table-row>
        <table:table-row table:style-name="ro1">
          <table:table-cell office:value-type="float" office:value="4864">
            <text:p>4864</text:p>
          </table:table-cell>
        </table:table-row>
        <table:table-row table:style-name="ro1"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5151">
            <text:p>5151</text:p>
          </table:table-cell>
        </table:table-row>
        <table:table-row table:style-name="ro1"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248">
            <text:p>5248</text:p>
          </table:table-cell>
        </table:table-row>
        <table:table-row table:style-name="ro1"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5328">
            <text:p>5328</text:p>
          </table:table-cell>
        </table:table-row>
        <table:table-row table:style-name="ro1"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5422">
            <text:p>54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7">
            <text:p>4617</text:p>
          </table:table-cell>
        </table:table-row>
        <table:table-row table:style-name="ro1">
          <table:table-cell office:value-type="float" office:value="4663">
            <text:p>4663</text:p>
          </table:table-cell>
        </table:table-row>
        <table:table-row table:style-name="ro1">
          <table:table-cell office:value-type="float" office:value="4722">
            <text:p>4722</text:p>
          </table:table-cell>
        </table:table-row>
        <table:table-row table:style-name="ro1">
          <table:table-cell office:value-type="float" office:value="4764">
            <text:p>4764</text:p>
          </table:table-cell>
        </table:table-row>
        <table:table-row table:style-name="ro1">
          <table:table-cell office:value-type="float" office:value="4807">
            <text:p>4807</text:p>
          </table:table-cell>
        </table:table-row>
        <table:table-row table:style-name="ro1">
          <table:table-cell office:value-type="float" office:value="4850">
            <text:p>4850</text:p>
          </table:table-cell>
        </table:table-row>
        <table:table-row table:style-name="ro1">
          <table:table-cell office:value-type="float" office:value="4892">
            <text:p>4892</text:p>
          </table:table-cell>
        </table:table-row>
        <table:table-row table:style-name="ro1">
          <table:table-cell office:value-type="float" office:value="4935">
            <text:p>4935</text:p>
          </table:table-cell>
        </table:table-row>
        <table:table-row table:style-name="ro1"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5209">
            <text:p>5209</text:p>
          </table:table-cell>
        </table:table-row>
        <table:table-row table:style-name="ro1">
          <table:table-cell office:value-type="float" office:value="5274">
            <text:p>5274</text:p>
          </table:table-cell>
        </table:table-row>
        <table:table-row table:style-name="ro1">
          <table:table-cell office:value-type="float" office:value="5327">
            <text:p>5327</text:p>
          </table:table-cell>
        </table:table-row>
        <table:table-row table:style-name="ro1"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3">
            <text:p>4623</text:p>
          </table:table-cell>
        </table:table-row>
        <table:table-row table:style-name="ro1">
          <table:table-cell office:value-type="float" office:value="4674">
            <text:p>4674</text:p>
          </table:table-cell>
        </table:table-row>
        <table:table-row table:style-name="ro1">
          <table:table-cell office:value-type="float" office:value="4734">
            <text:p>4734</text:p>
          </table:table-cell>
        </table:table-row>
        <table:table-row table:style-name="ro1">
          <table:table-cell office:value-type="float" office:value="4772">
            <text:p>4772</text:p>
          </table:table-cell>
        </table:table-row>
        <table:table-row table:style-name="ro1"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4863">
            <text:p>4863</text:p>
          </table:table-cell>
        </table:table-row>
        <table:table-row table:style-name="ro1"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5192">
            <text:p>5192</text:p>
          </table:table-cell>
        </table:table-row>
        <table:table-row table:style-name="ro1">
          <table:table-cell office:value-type="float" office:value="5250">
            <text:p>5250</text:p>
          </table:table-cell>
        </table:table-row>
        <table:table-row table:style-name="ro1">
          <table:table-cell office:value-type="float" office:value="5291">
            <text:p>5291</text:p>
          </table:table-cell>
        </table:table-row>
        <table:table-row table:style-name="ro1"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413">
            <text:p>54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6">
            <text:p>4846</text:p>
          </table:table-cell>
        </table:table-row>
        <table:table-row table:style-name="ro1">
          <table:table-cell office:value-type="float" office:value="4908">
            <text:p>4908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5079">
            <text:p>5079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5206">
            <text:p>5206</text:p>
          </table:table-cell>
        </table:table-row>
        <table:table-row table:style-name="ro1">
          <table:table-cell office:value-type="float" office:value="5247">
            <text:p>5247</text:p>
          </table:table-cell>
        </table:table-row>
        <table:table-row table:style-name="ro1">
          <table:table-cell office:value-type="float" office:value="5288">
            <text:p>5288</text:p>
          </table:table-cell>
        </table:table-row>
        <table:table-row table:style-name="ro1">
          <table:table-cell office:value-type="float" office:value="5328">
            <text:p>5328</text:p>
          </table:table-cell>
        </table:table-row>
        <table:table-row table:style-name="ro1">
          <table:table-cell office:value-type="float" office:value="5369">
            <text:p>5369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1">
            <text:p>4721</text:p>
          </table:table-cell>
        </table:table-row>
        <table:table-row table:style-name="ro1">
          <table:table-cell office:value-type="float" office:value="4781">
            <text:p>4781</text:p>
          </table:table-cell>
        </table:table-row>
        <table:table-row table:style-name="ro1">
          <table:table-cell office:value-type="float" office:value="4839">
            <text:p>4839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25">
            <text:p>4925</text:p>
          </table:table-cell>
        </table:table-row>
        <table:table-row table:style-name="ro1">
          <table:table-cell office:value-type="float" office:value="4963">
            <text:p>4963</text:p>
          </table:table-cell>
        </table:table-row>
        <table:table-row table:style-name="ro1">
          <table:table-cell office:value-type="float" office:value="5012">
            <text:p>5012</text:p>
          </table:table-cell>
        </table:table-row>
        <table:table-row table:style-name="ro1"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5140">
            <text:p>5140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5452">
            <text:p>5452</text:p>
          </table:table-cell>
        </table:table-row>
        <table:table-row table:style-name="ro1">
          <table:table-cell office:value-type="float" office:value="5493">
            <text:p>54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5139">
            <text:p>5139</text:p>
          </table:table-cell>
        </table:table-row>
        <table:table-row table:style-name="ro1"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5535">
            <text:p>5535</text:p>
          </table:table-cell>
        </table:table-row>
        <table:table-row table:style-name="ro1"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6138">
            <text:p>6138</text:p>
          </table:table-cell>
        </table:table-row>
        <table:table-row table:style-name="ro1"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6240">
            <text:p>6240</text:p>
          </table:table-cell>
        </table:table-row>
        <table:table-row table:style-name="ro1">
          <table:table-cell office:value-type="float" office:value="6280">
            <text:p>628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0">
            <text:p>4690</text:p>
          </table:table-cell>
        </table:table-row>
        <table:table-row table:style-name="ro1">
          <table:table-cell office:value-type="float" office:value="4757">
            <text:p>4757</text:p>
          </table:table-cell>
        </table:table-row>
        <table:table-row table:style-name="ro1">
          <table:table-cell office:value-type="float" office:value="4801">
            <text:p>4801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47">
            <text:p>4947</text:p>
          </table:table-cell>
        </table:table-row>
        <table:table-row table:style-name="ro1">
          <table:table-cell office:value-type="float" office:value="4990">
            <text:p>4990</text:p>
          </table:table-cell>
        </table:table-row>
        <table:table-row table:style-name="ro1">
          <table:table-cell office:value-type="float" office:value="5033">
            <text:p>5033</text:p>
          </table:table-cell>
        </table:table-row>
        <table:table-row table:style-name="ro1"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5306">
            <text:p>5306</text:p>
          </table:table-cell>
        </table:table-row>
        <table:table-row table:style-name="ro1">
          <table:table-cell office:value-type="float" office:value="5345">
            <text:p>5345</text:p>
          </table:table-cell>
        </table:table-row>
        <table:table-row table:style-name="ro1">
          <table:table-cell office:value-type="float" office:value="5388">
            <text:p>5388</text:p>
          </table:table-cell>
        </table:table-row>
        <table:table-row table:style-name="ro1">
          <table:table-cell office:value-type="float" office:value="5441">
            <text:p>5441</text:p>
          </table:table-cell>
        </table:table-row>
        <table:table-row table:style-name="ro1">
          <table:table-cell office:value-type="float" office:value="5482">
            <text:p>5482</text:p>
          </table:table-cell>
        </table:table-row>
        <table:table-row table:style-name="ro1">
          <table:table-cell office:value-type="float" office:value="5522">
            <text:p>55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6">
            <text:p>4766</text:p>
          </table:table-cell>
        </table:table-row>
        <table:table-row table:style-name="ro1">
          <table:table-cell office:value-type="float" office:value="4827">
            <text:p>4827</text:p>
          </table:table-cell>
        </table:table-row>
        <table:table-row table:style-name="ro1">
          <table:table-cell office:value-type="float" office:value="4870">
            <text:p>4870</text:p>
          </table:table-cell>
        </table:table-row>
        <table:table-row table:style-name="ro1">
          <table:table-cell office:value-type="float" office:value="4914">
            <text:p>4914</text:p>
          </table:table-cell>
        </table:table-row>
        <table:table-row table:style-name="ro1"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5001">
            <text:p>5001</text:p>
          </table:table-cell>
        </table:table-row>
        <table:table-row table:style-name="ro1"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217">
            <text:p>5217</text:p>
          </table:table-cell>
        </table:table-row>
        <table:table-row table:style-name="ro1">
          <table:table-cell office:value-type="float" office:value="5258">
            <text:p>5258</text:p>
          </table:table-cell>
        </table:table-row>
        <table:table-row table:style-name="ro1">
          <table:table-cell office:value-type="float" office:value="5298">
            <text:p>5298</text:p>
          </table:table-cell>
        </table:table-row>
        <table:table-row table:style-name="ro1"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5376">
            <text:p>5376</text:p>
          </table:table-cell>
        </table:table-row>
        <table:table-row table:style-name="ro1"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7">
            <text:p>4677</text:p>
          </table:table-cell>
        </table:table-row>
        <table:table-row table:style-name="ro1">
          <table:table-cell office:value-type="float" office:value="4739">
            <text:p>4739</text:p>
          </table:table-cell>
        </table:table-row>
        <table:table-row table:style-name="ro1">
          <table:table-cell office:value-type="float" office:value="4782">
            <text:p>4782</text:p>
          </table:table-cell>
        </table:table-row>
        <table:table-row table:style-name="ro1"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12">
            <text:p>4912</text:p>
          </table:table-cell>
        </table:table-row>
        <table:table-row table:style-name="ro1">
          <table:table-cell office:value-type="float" office:value="4954">
            <text:p>4954</text:p>
          </table:table-cell>
        </table:table-row>
        <table:table-row table:style-name="ro1">
          <table:table-cell office:value-type="float" office:value="4997">
            <text:p>4997</text:p>
          </table:table-cell>
        </table:table-row>
        <table:table-row table:style-name="ro1">
          <table:table-cell office:value-type="float" office:value="5131">
            <text:p>5131</text:p>
          </table:table-cell>
        </table:table-row>
        <table:table-row table:style-name="ro1">
          <table:table-cell office:value-type="float" office:value="5248">
            <text:p>5248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413">
            <text:p>5413</text:p>
          </table:table-cell>
        </table:table-row>
        <table:table-row table:style-name="ro1">
          <table:table-cell office:value-type="float" office:value="5475">
            <text:p>547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8">
            <text:p>4748</text:p>
          </table:table-cell>
        </table:table-row>
        <table:table-row table:style-name="ro1"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4944">
            <text:p>4944</text:p>
          </table:table-cell>
        </table:table-row>
        <table:table-row table:style-name="ro1">
          <table:table-cell office:value-type="float" office:value="4988">
            <text:p>4988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5272">
            <text:p>5272</text:p>
          </table:table-cell>
        </table:table-row>
        <table:table-row table:style-name="ro1">
          <table:table-cell office:value-type="float" office:value="5314">
            <text:p>5314</text:p>
          </table:table-cell>
        </table:table-row>
        <table:table-row table:style-name="ro1"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422">
            <text:p>5422</text:p>
          </table:table-cell>
        </table:table-row>
        <table:table-row table:style-name="ro1"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5506">
            <text:p>5506</text:p>
          </table:table-cell>
        </table:table-row>
        <table:table-row table:style-name="ro1">
          <table:table-cell office:value-type="float" office:value="5547">
            <text:p>55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0">
            <text:p>4780</text:p>
          </table:table-cell>
        </table:table-row>
        <table:table-row table:style-name="ro1"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4882">
            <text:p>4882</text:p>
          </table:table-cell>
        </table:table-row>
        <table:table-row table:style-name="ro1">
          <table:table-cell office:value-type="float" office:value="4931">
            <text:p>4931</text:p>
          </table:table-cell>
        </table:table-row>
        <table:table-row table:style-name="ro1">
          <table:table-cell office:value-type="float" office:value="4973">
            <text:p>4973</text:p>
          </table:table-cell>
        </table:table-row>
        <table:table-row table:style-name="ro1">
          <table:table-cell office:value-type="float" office:value="5016">
            <text:p>5016</text:p>
          </table:table-cell>
        </table:table-row>
        <table:table-row table:style-name="ro1">
          <table:table-cell office:value-type="float" office:value="5060">
            <text:p>5060</text:p>
          </table:table-cell>
        </table:table-row>
        <table:table-row table:style-name="ro1">
          <table:table-cell office:value-type="float" office:value="5103">
            <text:p>5103</text:p>
          </table:table-cell>
        </table:table-row>
        <table:table-row table:style-name="ro1">
          <table:table-cell office:value-type="float" office:value="5143">
            <text:p>5143</text:p>
          </table:table-cell>
        </table:table-row>
        <table:table-row table:style-name="ro1"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5370">
            <text:p>5370</text:p>
          </table:table-cell>
        </table:table-row>
        <table:table-row table:style-name="ro1">
          <table:table-cell office:value-type="float" office:value="5410">
            <text:p>5410</text:p>
          </table:table-cell>
        </table:table-row>
        <table:table-row table:style-name="ro1"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5518">
            <text:p>5518</text:p>
          </table:table-cell>
        </table:table-row>
        <table:table-row table:style-name="ro1"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7">
            <text:p>4767</text:p>
          </table:table-cell>
        </table:table-row>
        <table:table-row table:style-name="ro1"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4873">
            <text:p>4873</text:p>
          </table:table-cell>
        </table:table-row>
        <table:table-row table:style-name="ro1">
          <table:table-cell office:value-type="float" office:value="4911">
            <text:p>4911</text:p>
          </table:table-cell>
        </table:table-row>
        <table:table-row table:style-name="ro1">
          <table:table-cell office:value-type="float" office:value="4955">
            <text:p>4955</text:p>
          </table:table-cell>
        </table:table-row>
        <table:table-row table:style-name="ro1">
          <table:table-cell office:value-type="float" office:value="5002">
            <text:p>5002</text:p>
          </table:table-cell>
        </table:table-row>
        <table:table-row table:style-name="ro1">
          <table:table-cell office:value-type="float" office:value="5046">
            <text:p>5046</text:p>
          </table:table-cell>
        </table:table-row>
        <table:table-row table:style-name="ro1">
          <table:table-cell office:value-type="float" office:value="5090">
            <text:p>5090</text:p>
          </table:table-cell>
        </table:table-row>
        <table:table-row table:style-name="ro1">
          <table:table-cell office:value-type="float" office:value="5224">
            <text:p>5224</text:p>
          </table:table-cell>
        </table:table-row>
        <table:table-row table:style-name="ro1">
          <table:table-cell office:value-type="float" office:value="5272">
            <text:p>5272</text:p>
          </table:table-cell>
        </table:table-row>
        <table:table-row table:style-name="ro1"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5582">
            <text:p>558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3">
            <text:p>4863</text:p>
          </table:table-cell>
        </table:table-row>
        <table:table-row table:style-name="ro1">
          <table:table-cell office:value-type="float" office:value="4925">
            <text:p>4925</text:p>
          </table:table-cell>
        </table:table-row>
        <table:table-row table:style-name="ro1">
          <table:table-cell office:value-type="float" office:value="4984">
            <text:p>4984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2">
            <text:p>5062</text:p>
          </table:table-cell>
        </table:table-row>
        <table:table-row table:style-name="ro1">
          <table:table-cell office:value-type="float" office:value="5116">
            <text:p>5116</text:p>
          </table:table-cell>
        </table:table-row>
        <table:table-row table:style-name="ro1"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5204">
            <text:p>5204</text:p>
          </table:table-cell>
        </table:table-row>
        <table:table-row table:style-name="ro1"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5510">
            <text:p>5510</text:p>
          </table:table-cell>
        </table:table-row>
        <table:table-row table:style-name="ro1"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5677">
            <text:p>567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77">
            <text:p>13177</text:p>
          </table:table-cell>
        </table:table-row>
        <table:table-row table:style-name="ro1">
          <table:table-cell office:value-type="float" office:value="4987">
            <text:p>4987</text:p>
          </table:table-cell>
        </table:table-row>
        <table:table-row table:style-name="ro1"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5133">
            <text:p>5133</text:p>
          </table:table-cell>
        </table:table-row>
        <table:table-row table:style-name="ro1"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5241">
            <text:p>5241</text:p>
          </table:table-cell>
        </table:table-row>
        <table:table-row table:style-name="ro1"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5859">
            <text:p>5859</text:p>
          </table:table-cell>
        </table:table-row>
        <table:table-row table:style-name="ro1">
          <table:table-cell office:value-type="float" office:value="5903">
            <text:p>5903</text:p>
          </table:table-cell>
        </table:table-row>
        <table:table-row table:style-name="ro1">
          <table:table-cell office:value-type="float" office:value="5943">
            <text:p>5943</text:p>
          </table:table-cell>
        </table:table-row>
        <table:table-row table:style-name="ro1">
          <table:table-cell office:value-type="float" office:value="5984">
            <text:p>5984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66">
            <text:p>6066</text:p>
          </table:table-cell>
        </table:table-row>
        <table:table-row table:style-name="ro1">
          <table:table-cell office:value-type="float" office:value="6473">
            <text:p>6473</text:p>
          </table:table-cell>
        </table:table-row>
        <table:table-row table:style-name="ro1"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0">
            <text:p>4940</text:p>
          </table:table-cell>
        </table:table-row>
        <table:table-row table:style-name="ro1"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56">
            <text:p>5156</text:p>
          </table:table-cell>
        </table:table-row>
        <table:table-row table:style-name="ro1"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5242">
            <text:p>5242</text:p>
          </table:table-cell>
        </table:table-row>
        <table:table-row table:style-name="ro1"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5330">
            <text:p>5330</text:p>
          </table:table-cell>
        </table:table-row>
        <table:table-row table:style-name="ro1">
          <table:table-cell office:value-type="float" office:value="5459">
            <text:p>5459</text:p>
          </table:table-cell>
        </table:table-row>
        <table:table-row table:style-name="ro1">
          <table:table-cell office:value-type="float" office:value="5503">
            <text:p>5503</text:p>
          </table:table-cell>
        </table:table-row>
        <table:table-row table:style-name="ro1">
          <table:table-cell office:value-type="float" office:value="5625">
            <text:p>5625</text:p>
          </table:table-cell>
        </table:table-row>
        <table:table-row table:style-name="ro1">
          <table:table-cell office:value-type="float" office:value="5698">
            <text:p>5698</text:p>
          </table:table-cell>
        </table:table-row>
        <table:table-row table:style-name="ro1">
          <table:table-cell office:value-type="float" office:value="5752">
            <text:p>5752</text:p>
          </table:table-cell>
        </table:table-row>
        <table:table-row table:style-name="ro1"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81">
            <text:p>4981</text:p>
          </table:table-cell>
        </table:table-row>
        <table:table-row table:style-name="ro1">
          <table:table-cell office:value-type="float" office:value="5033">
            <text:p>5033</text:p>
          </table:table-cell>
        </table:table-row>
        <table:table-row table:style-name="ro1">
          <table:table-cell office:value-type="float" office:value="5093">
            <text:p>5093</text:p>
          </table:table-cell>
        </table:table-row>
        <table:table-row table:style-name="ro1">
          <table:table-cell office:value-type="float" office:value="5138">
            <text:p>5138</text:p>
          </table:table-cell>
        </table:table-row>
        <table:table-row table:style-name="ro1"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71">
            <text:p>5271</text:p>
          </table:table-cell>
        </table:table-row>
        <table:table-row table:style-name="ro1">
          <table:table-cell office:value-type="float" office:value="5315">
            <text:p>5315</text:p>
          </table:table-cell>
        </table:table-row>
        <table:table-row table:style-name="ro1">
          <table:table-cell office:value-type="float" office:value="5364">
            <text:p>5364</text:p>
          </table:table-cell>
        </table:table-row>
        <table:table-row table:style-name="ro1"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5530">
            <text:p>5530</text:p>
          </table:table-cell>
        </table:table-row>
        <table:table-row table:style-name="ro1">
          <table:table-cell office:value-type="float" office:value="5571">
            <text:p>5571</text:p>
          </table:table-cell>
        </table:table-row>
        <table:table-row table:style-name="ro1">
          <table:table-cell office:value-type="float" office:value="5710">
            <text:p>5710</text:p>
          </table:table-cell>
        </table:table-row>
        <table:table-row table:style-name="ro1">
          <table:table-cell office:value-type="float" office:value="5749">
            <text:p>5749</text:p>
          </table:table-cell>
        </table:table-row>
        <table:table-row table:style-name="ro1"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85">
            <text:p>4985</text:p>
          </table:table-cell>
        </table:table-row>
        <table:table-row table:style-name="ro1"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5131">
            <text:p>5131</text:p>
          </table:table-cell>
        </table:table-row>
        <table:table-row table:style-name="ro1"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5220">
            <text:p>5220</text:p>
          </table:table-cell>
        </table:table-row>
        <table:table-row table:style-name="ro1">
          <table:table-cell office:value-type="float" office:value="5264">
            <text:p>5264</text:p>
          </table:table-cell>
        </table:table-row>
        <table:table-row table:style-name="ro1"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5345">
            <text:p>5345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9">
            <text:p>5459</text:p>
          </table:table-cell>
        </table:table-row>
        <table:table-row table:style-name="ro1"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5540">
            <text:p>5540</text:p>
          </table:table-cell>
        </table:table-row>
        <table:table-row table:style-name="ro1"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4933">
            <text:p>4933</text:p>
          </table:table-cell>
        </table:table-row>
        <table:table-row table:style-name="ro1">
          <table:table-cell office:value-type="float" office:value="4982">
            <text:p>4982</text:p>
          </table:table-cell>
        </table:table-row>
        <table:table-row table:style-name="ro1"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5156">
            <text:p>5156</text:p>
          </table:table-cell>
        </table:table-row>
        <table:table-row table:style-name="ro1"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5332">
            <text:p>5332</text:p>
          </table:table-cell>
        </table:table-row>
        <table:table-row table:style-name="ro1">
          <table:table-cell office:value-type="float" office:value="5374">
            <text:p>5374</text:p>
          </table:table-cell>
        </table:table-row>
        <table:table-row table:style-name="ro1"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5545">
            <text:p>5545</text:p>
          </table:table-cell>
        </table:table-row>
        <table:table-row table:style-name="ro1">
          <table:table-cell office:value-type="float" office:value="5587">
            <text:p>5587</text:p>
          </table:table-cell>
        </table:table-row>
        <table:table-row table:style-name="ro1">
          <table:table-cell office:value-type="float" office:value="5627">
            <text:p>56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4906">
            <text:p>4906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5081">
            <text:p>5081</text:p>
          </table:table-cell>
        </table:table-row>
        <table:table-row table:style-name="ro1"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5210">
            <text:p>5210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367">
            <text:p>5367</text:p>
          </table:table-cell>
        </table:table-row>
        <table:table-row table:style-name="ro1"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6">
            <text:p>5006</text:p>
          </table:table-cell>
        </table:table-row>
        <table:table-row table:style-name="ro1"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5199">
            <text:p>5199</text:p>
          </table:table-cell>
        </table:table-row>
        <table:table-row table:style-name="ro1"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5289">
            <text:p>5289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5461">
            <text:p>5461</text:p>
          </table:table-cell>
        </table:table-row>
        <table:table-row table:style-name="ro1">
          <table:table-cell office:value-type="float" office:value="5526">
            <text:p>5526</text:p>
          </table:table-cell>
        </table:table-row>
        <table:table-row table:style-name="ro1">
          <table:table-cell office:value-type="float" office:value="5567">
            <text:p>5567</text:p>
          </table:table-cell>
        </table:table-row>
        <table:table-row table:style-name="ro1"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5733">
            <text:p>57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5100">
            <text:p>5100</text:p>
          </table:table-cell>
        </table:table-row>
        <table:table-row table:style-name="ro1"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5192">
            <text:p>5192</text:p>
          </table:table-cell>
        </table:table-row>
        <table:table-row table:style-name="ro1"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5279">
            <text:p>5279</text:p>
          </table:table-cell>
        </table:table-row>
        <table:table-row table:style-name="ro1"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5367">
            <text:p>5367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597">
            <text:p>5597</text:p>
          </table:table-cell>
        </table:table-row>
        <table:table-row table:style-name="ro1"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5686">
            <text:p>5686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5789">
            <text:p>5789</text:p>
          </table:table-cell>
        </table:table-row>
        <table:table-row table:style-name="ro1">
          <table:table-cell office:value-type="float" office:value="5830">
            <text:p>58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3">
            <text:p>6083</text:p>
          </table:table-cell>
        </table:table-row>
        <table:table-row table:style-name="ro1">
          <table:table-cell office:value-type="float" office:value="6183">
            <text:p>6183</text:p>
          </table:table-cell>
        </table:table-row>
        <table:table-row table:style-name="ro1">
          <table:table-cell office:value-type="float" office:value="6233">
            <text:p>6233</text:p>
          </table:table-cell>
        </table:table-row>
        <table:table-row table:style-name="ro1">
          <table:table-cell office:value-type="float" office:value="6279">
            <text:p>6279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457">
            <text:p>6457</text:p>
          </table:table-cell>
        </table:table-row>
        <table:table-row table:style-name="ro1">
          <table:table-cell office:value-type="float" office:value="6594">
            <text:p>6594</text:p>
          </table:table-cell>
        </table:table-row>
        <table:table-row table:style-name="ro1"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677">
            <text:p>6677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60">
            <text:p>6760</text:p>
          </table:table-cell>
        </table:table-row>
        <table:table-row table:style-name="ro1">
          <table:table-cell office:value-type="float" office:value="6801">
            <text:p>6801</text:p>
          </table:table-cell>
        </table:table-row>
        <table:table-row table:style-name="ro1">
          <table:table-cell office:value-type="float" office:value="6843">
            <text:p>68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6">
            <text:p>5196</text:p>
          </table:table-cell>
        </table:table-row>
        <table:table-row table:style-name="ro1"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5325">
            <text:p>5325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418">
            <text:p>5418</text:p>
          </table:table-cell>
        </table:table-row>
        <table:table-row table:style-name="ro1">
          <table:table-cell office:value-type="float" office:value="5461">
            <text:p>5461</text:p>
          </table:table-cell>
        </table:table-row>
        <table:table-row table:style-name="ro1"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5544">
            <text:p>5544</text:p>
          </table:table-cell>
        </table:table-row>
        <table:table-row table:style-name="ro1">
          <table:table-cell office:value-type="float" office:value="6083">
            <text:p>6083</text:p>
          </table:table-cell>
        </table:table-row>
        <table:table-row table:style-name="ro1">
          <table:table-cell office:value-type="float" office:value="6125">
            <text:p>6125</text:p>
          </table:table-cell>
        </table:table-row>
        <table:table-row table:style-name="ro1">
          <table:table-cell office:value-type="float" office:value="6166">
            <text:p>6166</text:p>
          </table:table-cell>
        </table:table-row>
        <table:table-row table:style-name="ro1"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4">
            <text:p>633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227">
            <text:p>5227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44">
            <text:p>5344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39">
            <text:p>5439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28">
            <text:p>5528</text:p>
          </table:table-cell>
        </table:table-row>
        <table:table-row table:style-name="ro1">
          <table:table-cell office:value-type="float" office:value="6068">
            <text:p>6068</text:p>
          </table:table-cell>
        </table:table-row>
        <table:table-row table:style-name="ro1">
          <table:table-cell office:value-type="float" office:value="6110">
            <text:p>6110</text:p>
          </table:table-cell>
        </table:table-row>
        <table:table-row table:style-name="ro1">
          <table:table-cell office:value-type="float" office:value="6151">
            <text:p>6151</text:p>
          </table:table-cell>
        </table:table-row>
        <table:table-row table:style-name="ro1">
          <table:table-cell office:value-type="float" office:value="6192">
            <text:p>6192</text:p>
          </table:table-cell>
        </table:table-row>
        <table:table-row table:style-name="ro1">
          <table:table-cell office:value-type="float" office:value="6233">
            <text:p>6233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9">
            <text:p>5319</text:p>
          </table:table-cell>
        </table:table-row>
        <table:table-row table:style-name="ro1"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5476">
            <text:p>5476</text:p>
          </table:table-cell>
        </table:table-row>
        <table:table-row table:style-name="ro1">
          <table:table-cell office:value-type="float" office:value="5522">
            <text:p>5522</text:p>
          </table:table-cell>
        </table:table-row>
        <table:table-row table:style-name="ro1">
          <table:table-cell office:value-type="float" office:value="5567">
            <text:p>5567</text:p>
          </table:table-cell>
        </table:table-row>
        <table:table-row table:style-name="ro1">
          <table:table-cell office:value-type="float" office:value="5606">
            <text:p>5606</text:p>
          </table:table-cell>
        </table:table-row>
        <table:table-row table:style-name="ro1">
          <table:table-cell office:value-type="float" office:value="5656">
            <text:p>5656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4">
            <text:p>6334</text:p>
          </table:table-cell>
        </table:table-row>
        <table:table-row table:style-name="ro1">
          <table:table-cell office:value-type="float" office:value="6374">
            <text:p>6374</text:p>
          </table:table-cell>
        </table:table-row>
        <table:table-row table:style-name="ro1"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6458">
            <text:p>64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302">
            <text:p>5302</text:p>
          </table:table-cell>
        </table:table-row>
        <table:table-row table:style-name="ro1">
          <table:table-cell office:value-type="float" office:value="5374">
            <text:p>5374</text:p>
          </table:table-cell>
        </table:table-row>
        <table:table-row table:style-name="ro1">
          <table:table-cell office:value-type="float" office:value="5424">
            <text:p>5424</text:p>
          </table:table-cell>
        </table:table-row>
        <table:table-row table:style-name="ro1">
          <table:table-cell office:value-type="float" office:value="5471">
            <text:p>5471</text:p>
          </table:table-cell>
        </table:table-row>
        <table:table-row table:style-name="ro1"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6158">
            <text:p>6158</text:p>
          </table:table-cell>
        </table:table-row>
        <table:table-row table:style-name="ro1">
          <table:table-cell office:value-type="float" office:value="6207">
            <text:p>6207</text:p>
          </table:table-cell>
        </table:table-row>
        <table:table-row table:style-name="ro1">
          <table:table-cell office:value-type="float" office:value="6249">
            <text:p>6249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3">
            <text:p>6333</text:p>
          </table:table-cell>
        </table:table-row>
        <table:table-row table:style-name="ro1">
          <table:table-cell office:value-type="float" office:value="6376">
            <text:p>6376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15">
            <text:p>5315</text:p>
          </table:table-cell>
        </table:table-row>
        <table:table-row table:style-name="ro1"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434">
            <text:p>5434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30">
            <text:p>5530</text:p>
          </table:table-cell>
        </table:table-row>
        <table:table-row table:style-name="ro1">
          <table:table-cell office:value-type="float" office:value="5574">
            <text:p>5574</text:p>
          </table:table-cell>
        </table:table-row>
        <table:table-row table:style-name="ro1"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272">
            <text:p>6272</text:p>
          </table:table-cell>
        </table:table-row>
        <table:table-row table:style-name="ro1">
          <table:table-cell office:value-type="float" office:value="6314">
            <text:p>6314</text:p>
          </table:table-cell>
        </table:table-row>
        <table:table-row table:style-name="ro1">
          <table:table-cell office:value-type="float" office:value="6355">
            <text:p>6355</text:p>
          </table:table-cell>
        </table:table-row>
        <table:table-row table:style-name="ro1">
          <table:table-cell office:value-type="float" office:value="6397">
            <text:p>6397</text:p>
          </table:table-cell>
        </table:table-row>
        <table:table-row table:style-name="ro1">
          <table:table-cell office:value-type="float" office:value="6438">
            <text:p>643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5509">
            <text:p>5509</text:p>
          </table:table-cell>
        </table:table-row>
        <table:table-row table:style-name="ro1">
          <table:table-cell office:value-type="float" office:value="5558">
            <text:p>5558</text:p>
          </table:table-cell>
        </table:table-row>
        <table:table-row table:style-name="ro1">
          <table:table-cell office:value-type="float" office:value="5602">
            <text:p>5602</text:p>
          </table:table-cell>
        </table:table-row>
        <table:table-row table:style-name="ro1">
          <table:table-cell office:value-type="float" office:value="5647">
            <text:p>5647</text:p>
          </table:table-cell>
        </table:table-row>
        <table:table-row table:style-name="ro1">
          <table:table-cell office:value-type="float" office:value="5691">
            <text:p>5691</text:p>
          </table:table-cell>
        </table:table-row>
        <table:table-row table:style-name="ro1">
          <table:table-cell office:value-type="float" office:value="5736">
            <text:p>5736</text:p>
          </table:table-cell>
        </table:table-row>
        <table:table-row table:style-name="ro1">
          <table:table-cell office:value-type="float" office:value="6318">
            <text:p>6318</text:p>
          </table:table-cell>
        </table:table-row>
        <table:table-row table:style-name="ro1">
          <table:table-cell office:value-type="float" office:value="6363">
            <text:p>6363</text:p>
          </table:table-cell>
        </table:table-row>
        <table:table-row table:style-name="ro1">
          <table:table-cell office:value-type="float" office:value="6404">
            <text:p>6404</text:p>
          </table:table-cell>
        </table:table-row>
        <table:table-row table:style-name="ro1">
          <table:table-cell office:value-type="float" office:value="6451">
            <text:p>6451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535">
            <text:p>6535</text:p>
          </table:table-cell>
        </table:table-row>
        <table:table-row table:style-name="ro1">
          <table:table-cell office:value-type="float" office:value="6578">
            <text:p>65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1">
            <text:p>5231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50">
            <text:p>5350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41">
            <text:p>5441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29">
            <text:p>5529</text:p>
          </table:table-cell>
        </table:table-row>
        <table:table-row table:style-name="ro1">
          <table:table-cell office:value-type="float" office:value="5575">
            <text:p>5575</text:p>
          </table:table-cell>
        </table:table-row>
        <table:table-row table:style-name="ro1">
          <table:table-cell office:value-type="float" office:value="6166">
            <text:p>6166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4">
            <text:p>6334</text:p>
          </table:table-cell>
        </table:table-row>
        <table:table-row table:style-name="ro1">
          <table:table-cell office:value-type="float" office:value="6375">
            <text:p>6375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8">
            <text:p>6048</text:p>
          </table:table-cell>
        </table:table-row>
        <table:table-row table:style-name="ro1">
          <table:table-cell office:value-type="float" office:value="6111">
            <text:p>6111</text:p>
          </table:table-cell>
        </table:table-row>
        <table:table-row table:style-name="ro1">
          <table:table-cell office:value-type="float" office:value="6155">
            <text:p>6155</text:p>
          </table:table-cell>
        </table:table-row>
        <table:table-row table:style-name="ro1">
          <table:table-cell office:value-type="float" office:value="6199">
            <text:p>6199</text:p>
          </table:table-cell>
        </table:table-row>
        <table:table-row table:style-name="ro1">
          <table:table-cell office:value-type="float" office:value="6242">
            <text:p>6242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34">
            <text:p>6334</text:p>
          </table:table-cell>
        </table:table-row>
        <table:table-row table:style-name="ro1">
          <table:table-cell office:value-type="float" office:value="6379">
            <text:p>6379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505">
            <text:p>6505</text:p>
          </table:table-cell>
        </table:table-row>
        <table:table-row table:style-name="ro1">
          <table:table-cell office:value-type="float" office:value="6547">
            <text:p>6547</text:p>
          </table:table-cell>
        </table:table-row>
        <table:table-row table:style-name="ro1">
          <table:table-cell office:value-type="float" office:value="6590">
            <text:p>6590</text:p>
          </table:table-cell>
        </table:table-row>
        <table:table-row table:style-name="ro1">
          <table:table-cell office:value-type="float" office:value="6667">
            <text:p>6667</text:p>
          </table:table-cell>
        </table:table-row>
        <table:table-row table:style-name="ro1">
          <table:table-cell office:value-type="float" office:value="6730">
            <text:p>67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5473">
            <text:p>5473</text:p>
          </table:table-cell>
        </table:table-row>
        <table:table-row table:style-name="ro1">
          <table:table-cell office:value-type="float" office:value="5527">
            <text:p>5527</text:p>
          </table:table-cell>
        </table:table-row>
        <table:table-row table:style-name="ro1">
          <table:table-cell office:value-type="float" office:value="5572">
            <text:p>5572</text:p>
          </table:table-cell>
        </table:table-row>
        <table:table-row table:style-name="ro1">
          <table:table-cell office:value-type="float" office:value="5618">
            <text:p>5618</text:p>
          </table:table-cell>
        </table:table-row>
        <table:table-row table:style-name="ro1"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5707">
            <text:p>5707</text:p>
          </table:table-cell>
        </table:table-row>
        <table:table-row table:style-name="ro1">
          <table:table-cell office:value-type="float" office:value="6328">
            <text:p>6328</text:p>
          </table:table-cell>
        </table:table-row>
        <table:table-row table:style-name="ro1">
          <table:table-cell office:value-type="float" office:value="6369">
            <text:p>6369</text:p>
          </table:table-cell>
        </table:table-row>
        <table:table-row table:style-name="ro1">
          <table:table-cell office:value-type="float" office:value="6413">
            <text:p>6413</text:p>
          </table:table-cell>
        </table:table-row>
        <table:table-row table:style-name="ro1">
          <table:table-cell office:value-type="float" office:value="6454">
            <text:p>6454</text:p>
          </table:table-cell>
        </table:table-row>
        <table:table-row table:style-name="ro1">
          <table:table-cell office:value-type="float" office:value="6496">
            <text:p>6496</text:p>
          </table:table-cell>
        </table:table-row>
        <table:table-row table:style-name="ro1"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6578">
            <text:p>65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93">
            <text:p>5493</text:p>
          </table:table-cell>
        </table:table-row>
        <table:table-row table:style-name="ro1">
          <table:table-cell office:value-type="float" office:value="5562">
            <text:p>5562</text:p>
          </table:table-cell>
        </table:table-row>
        <table:table-row table:style-name="ro1"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5681">
            <text:p>5681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2">
            <text:p>6322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535">
            <text:p>6535</text:p>
          </table:table-cell>
        </table:table-row>
        <table:table-row table:style-name="ro1">
          <table:table-cell office:value-type="float" office:value="6577">
            <text:p>6577</text:p>
          </table:table-cell>
        </table:table-row>
        <table:table-row table:style-name="ro1">
          <table:table-cell office:value-type="float" office:value="6618">
            <text:p>6618</text:p>
          </table:table-cell>
        </table:table-row>
        <table:table-row table:style-name="ro1">
          <table:table-cell office:value-type="float" office:value="6658">
            <text:p>6658</text:p>
          </table:table-cell>
        </table:table-row>
        <table:table-row table:style-name="ro1">
          <table:table-cell office:value-type="float" office:value="6702">
            <text:p>6702</text:p>
          </table:table-cell>
        </table:table-row>
        <table:table-row table:style-name="ro1">
          <table:table-cell office:value-type="float" office:value="6744">
            <text:p>67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9">
            <text:p>5519</text:p>
          </table:table-cell>
        </table:table-row>
        <table:table-row table:style-name="ro1">
          <table:table-cell office:value-type="float" office:value="5591">
            <text:p>5591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61">
            <text:p>6261</text:p>
          </table:table-cell>
        </table:table-row>
        <table:table-row table:style-name="ro1">
          <table:table-cell office:value-type="float" office:value="6312">
            <text:p>6312</text:p>
          </table:table-cell>
        </table:table-row>
        <table:table-row table:style-name="ro1">
          <table:table-cell office:value-type="float" office:value="6357">
            <text:p>6357</text:p>
          </table:table-cell>
        </table:table-row>
        <table:table-row table:style-name="ro1">
          <table:table-cell office:value-type="float" office:value="6403">
            <text:p>6403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529">
            <text:p>6529</text:p>
          </table:table-cell>
        </table:table-row>
        <table:table-row table:style-name="ro1">
          <table:table-cell office:value-type="float" office:value="6572">
            <text:p>6572</text:p>
          </table:table-cell>
        </table:table-row>
        <table:table-row table:style-name="ro1">
          <table:table-cell office:value-type="float" office:value="6615">
            <text:p>6615</text:p>
          </table:table-cell>
        </table:table-row>
        <table:table-row table:style-name="ro1"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6699">
            <text:p>6699</text:p>
          </table:table-cell>
        </table:table-row>
        <table:table-row table:style-name="ro1">
          <table:table-cell office:value-type="float" office:value="6740">
            <text:p>6740</text:p>
          </table:table-cell>
        </table:table-row>
        <table:table-row table:style-name="ro1">
          <table:table-cell office:value-type="float" office:value="6782">
            <text:p>678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0">
            <text:p>4710</text:p>
          </table:table-cell>
        </table:table-row>
        <table:table-row table:style-name="ro1">
          <table:table-cell office:value-type="float" office:value="4747">
            <text:p>4747</text:p>
          </table:table-cell>
        </table:table-row>
        <table:table-row table:style-name="ro1"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4836">
            <text:p>4836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5147">
            <text:p>5147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896">
            <text:p>5896</text:p>
          </table:table-cell>
        </table:table-row>
        <table:table-row table:style-name="ro1">
          <table:table-cell office:value-type="float" office:value="5927">
            <text:p>5927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4">
            <text:p>4184</text:p>
          </table:table-cell>
        </table:table-row>
        <table:table-row table:style-name="ro1">
          <table:table-cell office:value-type="float" office:value="4222">
            <text:p>4222</text:p>
          </table:table-cell>
        </table:table-row>
        <table:table-row table:style-name="ro1">
          <table:table-cell office:value-type="float" office:value="4289">
            <text:p>4289</text:p>
          </table:table-cell>
        </table:table-row>
        <table:table-row table:style-name="ro1">
          <table:table-cell office:value-type="float" office:value="4342">
            <text:p>4342</text:p>
          </table:table-cell>
        </table:table-row>
        <table:table-row table:style-name="ro1">
          <table:table-cell office:value-type="float" office:value="4379">
            <text:p>4379</text:p>
          </table:table-cell>
        </table:table-row>
        <table:table-row table:style-name="ro1"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4774">
            <text:p>4774</text:p>
          </table:table-cell>
        </table:table-row>
        <table:table-row table:style-name="ro1">
          <table:table-cell office:value-type="float" office:value="4813">
            <text:p>4813</text:p>
          </table:table-cell>
        </table:table-row>
        <table:table-row table:style-name="ro1">
          <table:table-cell office:value-type="float" office:value="4851">
            <text:p>4851</text:p>
          </table:table-cell>
        </table:table-row>
        <table:table-row table:style-name="ro1">
          <table:table-cell office:value-type="float" office:value="4887">
            <text:p>4887</text:p>
          </table:table-cell>
        </table:table-row>
        <table:table-row table:style-name="ro1"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4996">
            <text:p>4996</text:p>
          </table:table-cell>
        </table:table-row>
        <table:table-row table:style-name="ro1">
          <table:table-cell office:value-type="float" office:value="5085">
            <text:p>5085</text:p>
          </table:table-cell>
        </table:table-row>
        <table:table-row table:style-name="ro1">
          <table:table-cell office:value-type="float" office:value="5126">
            <text:p>51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1">
            <text:p>4171</text:p>
          </table:table-cell>
        </table:table-row>
        <table:table-row table:style-name="ro1">
          <table:table-cell office:value-type="float" office:value="4243">
            <text:p>4243</text:p>
          </table:table-cell>
        </table:table-row>
        <table:table-row table:style-name="ro1">
          <table:table-cell office:value-type="float" office:value="4287">
            <text:p>4287</text:p>
          </table:table-cell>
        </table:table-row>
        <table:table-row table:style-name="ro1">
          <table:table-cell office:value-type="float" office:value="4328">
            <text:p>4328</text:p>
          </table:table-cell>
        </table:table-row>
        <table:table-row table:style-name="ro1">
          <table:table-cell office:value-type="float" office:value="4371">
            <text:p>4371</text:p>
          </table:table-cell>
        </table:table-row>
        <table:table-row table:style-name="ro1">
          <table:table-cell office:value-type="float" office:value="4414">
            <text:p>4414</text:p>
          </table:table-cell>
        </table:table-row>
        <table:table-row table:style-name="ro1">
          <table:table-cell office:value-type="float" office:value="4456">
            <text:p>4456</text:p>
          </table:table-cell>
        </table:table-row>
        <table:table-row table:style-name="ro1">
          <table:table-cell office:value-type="float" office:value="4826">
            <text:p>4826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08">
            <text:p>4908</text:p>
          </table:table-cell>
        </table:table-row>
        <table:table-row table:style-name="ro1">
          <table:table-cell office:value-type="float" office:value="4949">
            <text:p>4949</text:p>
          </table:table-cell>
        </table:table-row>
        <table:table-row table:style-name="ro1">
          <table:table-cell office:value-type="float" office:value="5042">
            <text:p>5042</text:p>
          </table:table-cell>
        </table:table-row>
        <table:table-row table:style-name="ro1">
          <table:table-cell office:value-type="float" office:value="5082">
            <text:p>5082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2">
            <text:p>4372</text:p>
          </table:table-cell>
        </table:table-row>
        <table:table-row table:style-name="ro1">
          <table:table-cell office:value-type="float" office:value="4757">
            <text:p>4757</text:p>
          </table:table-cell>
        </table:table-row>
        <table:table-row table:style-name="ro1"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4945">
            <text:p>4945</text:p>
          </table:table-cell>
        </table:table-row>
        <table:table-row table:style-name="ro1">
          <table:table-cell office:value-type="float" office:value="4988">
            <text:p>4988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4">
            <text:p>5074</text:p>
          </table:table-cell>
        </table:table-row>
        <table:table-row table:style-name="ro1"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4">
            <text:p>5244</text:p>
          </table:table-cell>
        </table:table-row>
        <table:table-row table:style-name="ro1">
          <table:table-cell office:value-type="float" office:value="5283">
            <text:p>5283</text:p>
          </table:table-cell>
        </table:table-row>
        <table:table-row table:style-name="ro1">
          <table:table-cell office:value-type="float" office:value="5326">
            <text:p>5326</text:p>
          </table:table-cell>
        </table:table-row>
        <table:table-row table:style-name="ro1">
          <table:table-cell office:value-type="float" office:value="5370">
            <text:p>537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9">
            <text:p>4369</text:p>
          </table:table-cell>
        </table:table-row>
        <table:table-row table:style-name="ro1">
          <table:table-cell office:value-type="float" office:value="4433">
            <text:p>4433</text:p>
          </table:table-cell>
        </table:table-row>
        <table:table-row table:style-name="ro1">
          <table:table-cell office:value-type="float" office:value="4476">
            <text:p>4476</text:p>
          </table:table-cell>
        </table:table-row>
        <table:table-row table:style-name="ro1">
          <table:table-cell office:value-type="float" office:value="4518">
            <text:p>4518</text:p>
          </table:table-cell>
        </table:table-row>
        <table:table-row table:style-name="ro1">
          <table:table-cell office:value-type="float" office:value="4560">
            <text:p>4560</text:p>
          </table:table-cell>
        </table:table-row>
        <table:table-row table:style-name="ro1">
          <table:table-cell office:value-type="float" office:value="4602">
            <text:p>4602</text:p>
          </table:table-cell>
        </table:table-row>
        <table:table-row table:style-name="ro1">
          <table:table-cell office:value-type="float" office:value="4644">
            <text:p>4644</text:p>
          </table:table-cell>
        </table:table-row>
        <table:table-row table:style-name="ro1">
          <table:table-cell office:value-type="float" office:value="4686">
            <text:p>4686</text:p>
          </table:table-cell>
        </table:table-row>
        <table:table-row table:style-name="ro1">
          <table:table-cell office:value-type="float" office:value="4729">
            <text:p>4729</text:p>
          </table:table-cell>
        </table:table-row>
        <table:table-row table:style-name="ro1">
          <table:table-cell office:value-type="float" office:value="4769">
            <text:p>4769</text:p>
          </table:table-cell>
        </table:table-row>
        <table:table-row table:style-name="ro1">
          <table:table-cell office:value-type="float" office:value="4809">
            <text:p>4809</text:p>
          </table:table-cell>
        </table:table-row>
        <table:table-row table:style-name="ro1">
          <table:table-cell office:value-type="float" office:value="5239">
            <text:p>5239</text:p>
          </table:table-cell>
        </table:table-row>
        <table:table-row table:style-name="ro1"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4">
            <text:p>53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0">
            <text:p>4410</text:p>
          </table:table-cell>
        </table:table-row>
        <table:table-row table:style-name="ro1">
          <table:table-cell office:value-type="float" office:value="4470">
            <text:p>4470</text:p>
          </table:table-cell>
        </table:table-row>
        <table:table-row table:style-name="ro1">
          <table:table-cell office:value-type="float" office:value="4512">
            <text:p>4512</text:p>
          </table:table-cell>
        </table:table-row>
        <table:table-row table:style-name="ro1">
          <table:table-cell office:value-type="float" office:value="4554">
            <text:p>4554</text:p>
          </table:table-cell>
        </table:table-row>
        <table:table-row table:style-name="ro1">
          <table:table-cell office:value-type="float" office:value="4614">
            <text:p>4614</text:p>
          </table:table-cell>
        </table:table-row>
        <table:table-row table:style-name="ro1"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4692">
            <text:p>4692</text:p>
          </table:table-cell>
        </table:table-row>
        <table:table-row table:style-name="ro1">
          <table:table-cell office:value-type="float" office:value="4739">
            <text:p>4739</text:p>
          </table:table-cell>
        </table:table-row>
        <table:table-row table:style-name="ro1">
          <table:table-cell office:value-type="float" office:value="4782">
            <text:p>4782</text:p>
          </table:table-cell>
        </table:table-row>
        <table:table-row table:style-name="ro1">
          <table:table-cell office:value-type="float" office:value="4821">
            <text:p>4821</text:p>
          </table:table-cell>
        </table:table-row>
        <table:table-row table:style-name="ro1"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238">
            <text:p>5238</text:p>
          </table:table-cell>
        </table:table-row>
        <table:table-row table:style-name="ro1">
          <table:table-cell office:value-type="float" office:value="5278">
            <text:p>5278</text:p>
          </table:table-cell>
        </table:table-row>
        <table:table-row table:style-name="ro1">
          <table:table-cell office:value-type="float" office:value="5318">
            <text:p>5318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87">
            <text:p>5487</text:p>
          </table:table-cell>
        </table:table-row>
        <table:table-row table:style-name="ro1">
          <table:table-cell office:value-type="float" office:value="5515">
            <text:p>5515</text:p>
          </table:table-cell>
        </table:table-row>
        <table:table-row table:style-name="ro1"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5594">
            <text:p>5594</text:p>
          </table:table-cell>
        </table:table-row>
        <table:table-row table:style-name="ro1">
          <table:table-cell office:value-type="float" office:value="5917">
            <text:p>5917</text:p>
          </table:table-cell>
        </table:table-row>
        <table:table-row table:style-name="ro1">
          <table:table-cell office:value-type="float" office:value="5948">
            <text:p>5948</text:p>
          </table:table-cell>
        </table:table-row>
        <table:table-row table:style-name="ro1">
          <table:table-cell office:value-type="float" office:value="5978">
            <text:p>5978</text:p>
          </table:table-cell>
        </table:table-row>
        <table:table-row table:style-name="ro1">
          <table:table-cell office:value-type="float" office:value="6011">
            <text:p>6011</text:p>
          </table:table-cell>
        </table:table-row>
        <table:table-row table:style-name="ro1">
          <table:table-cell office:value-type="float" office:value="6043">
            <text:p>6043</text:p>
          </table:table-cell>
        </table:table-row>
        <table:table-row table:style-name="ro1">
          <table:table-cell office:value-type="float" office:value="6074">
            <text:p>6074</text:p>
          </table:table-cell>
        </table:table-row>
        <table:table-row table:style-name="ro1">
          <table:table-cell office:value-type="float" office:value="6106">
            <text:p>6106</text:p>
          </table:table-cell>
        </table:table-row>
        <table:table-row table:style-name="ro1"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4917">
            <text:p>4917</text:p>
          </table:table-cell>
        </table:table-row>
        <table:table-row table:style-name="ro1"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5002">
            <text:p>5002</text:p>
          </table:table-cell>
        </table:table-row>
        <table:table-row table:style-name="ro1"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37">
            <text:p>5337</text:p>
          </table:table-cell>
        </table:table-row>
        <table:table-row table:style-name="ro1"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418">
            <text:p>5418</text:p>
          </table:table-cell>
        </table:table-row>
        <table:table-row table:style-name="ro1">
          <table:table-cell office:value-type="float" office:value="5458">
            <text:p>54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8">
            <text:p>3738</text:p>
          </table:table-cell>
        </table:table-row>
        <table:table-row table:style-name="ro1">
          <table:table-cell office:value-type="float" office:value="3777">
            <text:p>3777</text:p>
          </table:table-cell>
        </table:table-row>
        <table:table-row table:style-name="ro1">
          <table:table-cell office:value-type="float" office:value="3811">
            <text:p>3811</text:p>
          </table:table-cell>
        </table:table-row>
        <table:table-row table:style-name="ro1">
          <table:table-cell office:value-type="float" office:value="3845">
            <text:p>3845</text:p>
          </table:table-cell>
        </table:table-row>
        <table:table-row table:style-name="ro1">
          <table:table-cell office:value-type="float" office:value="3879">
            <text:p>3879</text:p>
          </table:table-cell>
        </table:table-row>
        <table:table-row table:style-name="ro1"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3947">
            <text:p>3947</text:p>
          </table:table-cell>
        </table:table-row>
        <table:table-row table:style-name="ro1">
          <table:table-cell office:value-type="float" office:value="3981">
            <text:p>3981</text:p>
          </table:table-cell>
        </table:table-row>
        <table:table-row table:style-name="ro1"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5196">
            <text:p>5196</text:p>
          </table:table-cell>
        </table:table-row>
        <table:table-row table:style-name="ro1">
          <table:table-cell office:value-type="float" office:value="5243">
            <text:p>5243</text:p>
          </table:table-cell>
        </table:table-row>
        <table:table-row table:style-name="ro1">
          <table:table-cell office:value-type="float" office:value="5275">
            <text:p>5275</text:p>
          </table:table-cell>
        </table:table-row>
        <table:table-row table:style-name="ro1">
          <table:table-cell office:value-type="float" office:value="5306">
            <text:p>5306</text:p>
          </table:table-cell>
        </table:table-row>
        <table:table-row table:style-name="ro1"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4893">
            <text:p>4893</text:p>
          </table:table-cell>
        </table:table-row>
        <table:table-row table:style-name="ro1">
          <table:table-cell office:value-type="float" office:value="4952">
            <text:p>4952</text:p>
          </table:table-cell>
        </table:table-row>
        <table:table-row table:style-name="ro1">
          <table:table-cell office:value-type="float" office:value="4995">
            <text:p>4995</text:p>
          </table:table-cell>
        </table:table-row>
        <table:table-row table:style-name="ro1"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5091">
            <text:p>5091</text:p>
          </table:table-cell>
        </table:table-row>
        <table:table-row table:style-name="ro1">
          <table:table-cell office:value-type="float" office:value="5139">
            <text:p>5139</text:p>
          </table:table-cell>
        </table:table-row>
        <table:table-row table:style-name="ro1"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5262">
            <text:p>5262</text:p>
          </table:table-cell>
        </table:table-row>
        <table:table-row table:style-name="ro1"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5343">
            <text:p>5343</text:p>
          </table:table-cell>
        </table:table-row>
        <table:table-row table:style-name="ro1">
          <table:table-cell office:value-type="float" office:value="5383">
            <text:p>5383</text:p>
          </table:table-cell>
        </table:table-row>
        <table:table-row table:style-name="ro1"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5463">
            <text:p>54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8">
            <text:p>3868</text:p>
          </table:table-cell>
        </table:table-row>
        <table:table-row table:style-name="ro1">
          <table:table-cell office:value-type="float" office:value="3904">
            <text:p>3904</text:p>
          </table:table-cell>
        </table:table-row>
        <table:table-row table:style-name="ro1"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4009">
            <text:p>4009</text:p>
          </table:table-cell>
        </table:table-row>
        <table:table-row table:style-name="ro1"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97">
            <text:p>4097</text:p>
          </table:table-cell>
        </table:table-row>
        <table:table-row table:style-name="ro1">
          <table:table-cell office:value-type="float" office:value="4132">
            <text:p>4132</text:p>
          </table:table-cell>
        </table:table-row>
        <table:table-row table:style-name="ro1">
          <table:table-cell office:value-type="float" office:value="5250">
            <text:p>5250</text:p>
          </table:table-cell>
        </table:table-row>
        <table:table-row table:style-name="ro1">
          <table:table-cell office:value-type="float" office:value="5282">
            <text:p>5282</text:p>
          </table:table-cell>
        </table:table-row>
        <table:table-row table:style-name="ro1"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345">
            <text:p>5345</text:p>
          </table:table-cell>
        </table:table-row>
        <table:table-row table:style-name="ro1">
          <table:table-cell office:value-type="float" office:value="5377">
            <text:p>5377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506">
            <text:p>55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8">
            <text:p>4798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69">
            <text:p>4969</text:p>
          </table:table-cell>
        </table:table-row>
        <table:table-row table:style-name="ro1"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5098">
            <text:p>5098</text:p>
          </table:table-cell>
        </table:table-row>
        <table:table-row table:style-name="ro1">
          <table:table-cell office:value-type="float" office:value="5140">
            <text:p>5140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220">
            <text:p>5220</text:p>
          </table:table-cell>
        </table:table-row>
        <table:table-row table:style-name="ro1"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5302">
            <text:p>5302</text:p>
          </table:table-cell>
        </table:table-row>
        <table:table-row table:style-name="ro1">
          <table:table-cell office:value-type="float" office:value="5342">
            <text:p>5342</text:p>
          </table:table-cell>
        </table:table-row>
        <table:table-row table:style-name="ro1">
          <table:table-cell office:value-type="float" office:value="5383">
            <text:p>5383</text:p>
          </table:table-cell>
        </table:table-row>
        <table:table-row table:style-name="ro1">
          <table:table-cell office:value-type="float" office:value="5421">
            <text:p>542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0">
            <text:p>3610</text:p>
          </table:table-cell>
        </table:table-row>
        <table:table-row table:style-name="ro1">
          <table:table-cell office:value-type="float" office:value="3649">
            <text:p>3649</text:p>
          </table:table-cell>
        </table:table-row>
        <table:table-row table:style-name="ro1">
          <table:table-cell office:value-type="float" office:value="3683">
            <text:p>3683</text:p>
          </table:table-cell>
        </table:table-row>
        <table:table-row table:style-name="ro1">
          <table:table-cell office:value-type="float" office:value="3718">
            <text:p>3718</text:p>
          </table:table-cell>
        </table:table-row>
        <table:table-row table:style-name="ro1">
          <table:table-cell office:value-type="float" office:value="3753">
            <text:p>3753</text:p>
          </table:table-cell>
        </table:table-row>
        <table:table-row table:style-name="ro1">
          <table:table-cell office:value-type="float" office:value="3785">
            <text:p>3785</text:p>
          </table:table-cell>
        </table:table-row>
        <table:table-row table:style-name="ro1">
          <table:table-cell office:value-type="float" office:value="3824">
            <text:p>3824</text:p>
          </table:table-cell>
        </table:table-row>
        <table:table-row table:style-name="ro1">
          <table:table-cell office:value-type="float" office:value="4938">
            <text:p>4938</text:p>
          </table:table-cell>
        </table:table-row>
        <table:table-row table:style-name="ro1"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261">
            <text:p>526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3">
            <text:p>4893</text:p>
          </table:table-cell>
        </table:table-row>
        <table:table-row table:style-name="ro1">
          <table:table-cell office:value-type="float" office:value="4954">
            <text:p>4954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40">
            <text:p>5040</text:p>
          </table:table-cell>
        </table:table-row>
        <table:table-row table:style-name="ro1">
          <table:table-cell office:value-type="float" office:value="5083">
            <text:p>5083</text:p>
          </table:table-cell>
        </table:table-row>
        <table:table-row table:style-name="ro1">
          <table:table-cell office:value-type="float" office:value="5126">
            <text:p>5126</text:p>
          </table:table-cell>
        </table:table-row>
        <table:table-row table:style-name="ro1"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5781">
            <text:p>5781</text:p>
          </table:table-cell>
        </table:table-row>
        <table:table-row table:style-name="ro1"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5865">
            <text:p>58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25">
            <text:p>14425</text:p>
          </table:table-cell>
        </table:table-row>
        <table:table-row table:style-name="ro1">
          <table:table-cell office:value-type="float" office:value="14509">
            <text:p>14509</text:p>
          </table:table-cell>
        </table:table-row>
        <table:table-row table:style-name="ro1">
          <table:table-cell office:value-type="float" office:value="14545">
            <text:p>14545</text:p>
          </table:table-cell>
        </table:table-row>
        <table:table-row table:style-name="ro1">
          <table:table-cell office:value-type="float" office:value="5426">
            <text:p>5426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46">
            <text:p>5546</text:p>
          </table:table-cell>
        </table:table-row>
        <table:table-row table:style-name="ro1"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5633">
            <text:p>5633</text:p>
          </table:table-cell>
        </table:table-row>
        <table:table-row table:style-name="ro1">
          <table:table-cell office:value-type="float" office:value="5676">
            <text:p>5676</text:p>
          </table:table-cell>
        </table:table-row>
        <table:table-row table:style-name="ro1">
          <table:table-cell office:value-type="float" office:value="5721">
            <text:p>5721</text:p>
          </table:table-cell>
        </table:table-row>
        <table:table-row table:style-name="ro1">
          <table:table-cell office:value-type="float" office:value="5765">
            <text:p>5765</text:p>
          </table:table-cell>
        </table:table-row>
        <table:table-row table:style-name="ro1">
          <table:table-cell office:value-type="float" office:value="5808">
            <text:p>5808</text:p>
          </table:table-cell>
        </table:table-row>
        <table:table-row table:style-name="ro1">
          <table:table-cell office:value-type="float" office:value="6639">
            <text:p>6639</text:p>
          </table:table-cell>
        </table:table-row>
        <table:table-row table:style-name="ro1">
          <table:table-cell office:value-type="float" office:value="9040">
            <text:p>90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5232">
            <text:p>5232</text:p>
          </table:table-cell>
        </table:table-row>
        <table:table-row table:style-name="ro1"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10">
            <text:p>5410</text:p>
          </table:table-cell>
        </table:table-row>
        <table:table-row table:style-name="ro1"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5575">
            <text:p>5575</text:p>
          </table:table-cell>
        </table:table-row>
        <table:table-row table:style-name="ro1">
          <table:table-cell office:value-type="float" office:value="5615">
            <text:p>5615</text:p>
          </table:table-cell>
        </table:table-row>
        <table:table-row table:style-name="ro1">
          <table:table-cell office:value-type="float" office:value="5656">
            <text:p>5656</text:p>
          </table:table-cell>
        </table:table-row>
        <table:table-row table:style-name="ro1">
          <table:table-cell office:value-type="float" office:value="5696">
            <text:p>5696</text:p>
          </table:table-cell>
        </table:table-row>
        <table:table-row table:style-name="ro1">
          <table:table-cell office:value-type="float" office:value="5736">
            <text:p>573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9">
            <text:p>5049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54">
            <text:p>5154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6">
            <text:p>5246</text:p>
          </table:table-cell>
        </table:table-row>
        <table:table-row table:style-name="ro1"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419">
            <text:p>5419</text:p>
          </table:table-cell>
        </table:table-row>
        <table:table-row table:style-name="ro1">
          <table:table-cell office:value-type="float" office:value="5838">
            <text:p>5838</text:p>
          </table:table-cell>
        </table:table-row>
        <table:table-row table:style-name="ro1"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5921">
            <text:p>5921</text:p>
          </table:table-cell>
        </table:table-row>
        <table:table-row table:style-name="ro1"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03">
            <text:p>6003</text:p>
          </table:table-cell>
        </table:table-row>
        <table:table-row table:style-name="ro1">
          <table:table-cell office:value-type="float" office:value="6042">
            <text:p>60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273">
            <text:p>5273</text:p>
          </table:table-cell>
        </table:table-row>
        <table:table-row table:style-name="ro1"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403">
            <text:p>5403</text:p>
          </table:table-cell>
        </table:table-row>
        <table:table-row table:style-name="ro1">
          <table:table-cell office:value-type="float" office:value="5442">
            <text:p>5442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915">
            <text:p>5915</text:p>
          </table:table-cell>
        </table:table-row>
        <table:table-row table:style-name="ro1">
          <table:table-cell office:value-type="float" office:value="5956">
            <text:p>5956</text:p>
          </table:table-cell>
        </table:table-row>
        <table:table-row table:style-name="ro1">
          <table:table-cell office:value-type="float" office:value="5997">
            <text:p>5997</text:p>
          </table:table-cell>
        </table:table-row>
        <table:table-row table:style-name="ro1">
          <table:table-cell office:value-type="float" office:value="6039">
            <text:p>6039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123">
            <text:p>6123</text:p>
          </table:table-cell>
        </table:table-row>
        <table:table-row table:style-name="ro1"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216">
            <text:p>5216</text:p>
          </table:table-cell>
        </table:table-row>
        <table:table-row table:style-name="ro1">
          <table:table-cell office:value-type="float" office:value="5264">
            <text:p>5264</text:p>
          </table:table-cell>
        </table:table-row>
        <table:table-row table:style-name="ro1"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5353">
            <text:p>5353</text:p>
          </table:table-cell>
        </table:table-row>
        <table:table-row table:style-name="ro1">
          <table:table-cell office:value-type="float" office:value="5397">
            <text:p>5397</text:p>
          </table:table-cell>
        </table:table-row>
        <table:table-row table:style-name="ro1">
          <table:table-cell office:value-type="float" office:value="5441">
            <text:p>5441</text:p>
          </table:table-cell>
        </table:table-row>
        <table:table-row table:style-name="ro1">
          <table:table-cell office:value-type="float" office:value="5486">
            <text:p>5486</text:p>
          </table:table-cell>
        </table:table-row>
        <table:table-row table:style-name="ro1">
          <table:table-cell office:value-type="float" office:value="5916">
            <text:p>5916</text:p>
          </table:table-cell>
        </table:table-row>
        <table:table-row table:style-name="ro1">
          <table:table-cell office:value-type="float" office:value="5957">
            <text:p>5957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39">
            <text:p>6039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5">
            <text:p>5255</text:p>
          </table:table-cell>
        </table:table-row>
        <table:table-row table:style-name="ro1"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5447">
            <text:p>5447</text:p>
          </table:table-cell>
        </table:table-row>
        <table:table-row table:style-name="ro1"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5531">
            <text:p>5531</text:p>
          </table:table-cell>
        </table:table-row>
        <table:table-row table:style-name="ro1"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6011">
            <text:p>6011</text:p>
          </table:table-cell>
        </table:table-row>
        <table:table-row table:style-name="ro1">
          <table:table-cell office:value-type="float" office:value="6052">
            <text:p>6052</text:p>
          </table:table-cell>
        </table:table-row>
        <table:table-row table:style-name="ro1">
          <table:table-cell office:value-type="float" office:value="6093">
            <text:p>6093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76">
            <text:p>6176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3">
            <text:p>5273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5473">
            <text:p>5473</text:p>
          </table:table-cell>
        </table:table-row>
        <table:table-row table:style-name="ro1">
          <table:table-cell office:value-type="float" office:value="5518">
            <text:p>5518</text:p>
          </table:table-cell>
        </table:table-row>
        <table:table-row table:style-name="ro1">
          <table:table-cell office:value-type="float" office:value="5562">
            <text:p>5562</text:p>
          </table:table-cell>
        </table:table-row>
        <table:table-row table:style-name="ro1">
          <table:table-cell office:value-type="float" office:value="5606">
            <text:p>5606</text:p>
          </table:table-cell>
        </table:table-row>
        <table:table-row table:style-name="ro1">
          <table:table-cell office:value-type="float" office:value="6045">
            <text:p>6045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11">
            <text:p>6211</text:p>
          </table:table-cell>
        </table:table-row>
        <table:table-row table:style-name="ro1">
          <table:table-cell office:value-type="float" office:value="6253">
            <text:p>6253</text:p>
          </table:table-cell>
        </table:table-row>
        <table:table-row table:style-name="ro1">
          <table:table-cell office:value-type="float" office:value="6296">
            <text:p>629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6">
            <text:p>5386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5960">
            <text:p>5960</text:p>
          </table:table-cell>
        </table:table-row>
        <table:table-row table:style-name="ro1">
          <table:table-cell office:value-type="float" office:value="6006">
            <text:p>6006</text:p>
          </table:table-cell>
        </table:table-row>
        <table:table-row table:style-name="ro1">
          <table:table-cell office:value-type="float" office:value="6050">
            <text:p>6050</text:p>
          </table:table-cell>
        </table:table-row>
        <table:table-row table:style-name="ro1">
          <table:table-cell office:value-type="float" office:value="6095">
            <text:p>6095</text:p>
          </table:table-cell>
        </table:table-row>
        <table:table-row table:style-name="ro1"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65">
            <text:p>6265</text:p>
          </table:table-cell>
        </table:table-row>
        <table:table-row table:style-name="ro1">
          <table:table-cell office:value-type="float" office:value="6307">
            <text:p>6307</text:p>
          </table:table-cell>
        </table:table-row>
        <table:table-row table:style-name="ro1">
          <table:table-cell office:value-type="float" office:value="6345">
            <text:p>6345</text:p>
          </table:table-cell>
        </table:table-row>
        <table:table-row table:style-name="ro1">
          <table:table-cell office:value-type="float" office:value="6387">
            <text:p>6387</text:p>
          </table:table-cell>
        </table:table-row>
        <table:table-row table:style-name="ro1">
          <table:table-cell office:value-type="float" office:value="6430">
            <text:p>64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1">
            <text:p>5961</text:p>
          </table:table-cell>
        </table:table-row>
        <table:table-row table:style-name="ro1">
          <table:table-cell office:value-type="float" office:value="6050">
            <text:p>6050</text:p>
          </table:table-cell>
        </table:table-row>
        <table:table-row table:style-name="ro1">
          <table:table-cell office:value-type="float" office:value="6096">
            <text:p>6096</text:p>
          </table:table-cell>
        </table:table-row>
        <table:table-row table:style-name="ro1">
          <table:table-cell office:value-type="float" office:value="6141">
            <text:p>6141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2">
            <text:p>6322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5">
            <text:p>6465</text:p>
          </table:table-cell>
        </table:table-row>
        <table:table-row table:style-name="ro1">
          <table:table-cell office:value-type="float" office:value="6508">
            <text:p>6508</text:p>
          </table:table-cell>
        </table:table-row>
        <table:table-row table:style-name="ro1">
          <table:table-cell office:value-type="float" office:value="6551">
            <text:p>6551</text:p>
          </table:table-cell>
        </table:table-row>
        <table:table-row table:style-name="ro1">
          <table:table-cell office:value-type="float" office:value="6593">
            <text:p>6593</text:p>
          </table:table-cell>
        </table:table-row>
        <table:table-row table:style-name="ro1"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678">
            <text:p>66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3">
            <text:p>5383</text:p>
          </table:table-cell>
        </table:table-row>
        <table:table-row table:style-name="ro1">
          <table:table-cell office:value-type="float" office:value="5442">
            <text:p>5442</text:p>
          </table:table-cell>
        </table:table-row>
        <table:table-row table:style-name="ro1"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5549">
            <text:p>5549</text:p>
          </table:table-cell>
        </table:table-row>
        <table:table-row table:style-name="ro1"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5637">
            <text:p>5637</text:p>
          </table:table-cell>
        </table:table-row>
        <table:table-row table:style-name="ro1">
          <table:table-cell office:value-type="float" office:value="5682">
            <text:p>5682</text:p>
          </table:table-cell>
        </table:table-row>
        <table:table-row table:style-name="ro1">
          <table:table-cell office:value-type="float" office:value="5726">
            <text:p>5726</text:p>
          </table:table-cell>
        </table:table-row>
        <table:table-row table:style-name="ro1">
          <table:table-cell office:value-type="float" office:value="6196">
            <text:p>6196</text:p>
          </table:table-cell>
        </table:table-row>
        <table:table-row table:style-name="ro1">
          <table:table-cell office:value-type="float" office:value="6238">
            <text:p>6238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6363">
            <text:p>6363</text:p>
          </table:table-cell>
        </table:table-row>
        <table:table-row table:style-name="ro1">
          <table:table-cell office:value-type="float" office:value="6404">
            <text:p>6404</text:p>
          </table:table-cell>
        </table:table-row>
        <table:table-row table:style-name="ro1">
          <table:table-cell office:value-type="float" office:value="6446">
            <text:p>644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5618">
            <text:p>5618</text:p>
          </table:table-cell>
        </table:table-row>
        <table:table-row table:style-name="ro1"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5708">
            <text:p>5708</text:p>
          </table:table-cell>
        </table:table-row>
        <table:table-row table:style-name="ro1">
          <table:table-cell office:value-type="float" office:value="5772">
            <text:p>5772</text:p>
          </table:table-cell>
        </table:table-row>
        <table:table-row table:style-name="ro1">
          <table:table-cell office:value-type="float" office:value="5817">
            <text:p>5817</text:p>
          </table:table-cell>
        </table:table-row>
        <table:table-row table:style-name="ro1">
          <table:table-cell office:value-type="float" office:value="5862">
            <text:p>5862</text:p>
          </table:table-cell>
        </table:table-row>
        <table:table-row table:style-name="ro1">
          <table:table-cell office:value-type="float" office:value="5908">
            <text:p>5908</text:p>
          </table:table-cell>
        </table:table-row>
        <table:table-row table:style-name="ro1">
          <table:table-cell office:value-type="float" office:value="5951">
            <text:p>5951</text:p>
          </table:table-cell>
        </table:table-row>
        <table:table-row table:style-name="ro1">
          <table:table-cell office:value-type="float" office:value="5993">
            <text:p>5993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6079">
            <text:p>6079</text:p>
          </table:table-cell>
        </table:table-row>
        <table:table-row table:style-name="ro1">
          <table:table-cell office:value-type="float" office:value="6121">
            <text:p>6121</text:p>
          </table:table-cell>
        </table:table-row>
        <table:table-row table:style-name="ro1">
          <table:table-cell office:value-type="float" office:value="6163">
            <text:p>6163</text:p>
          </table:table-cell>
        </table:table-row>
        <table:table-row table:style-name="ro1">
          <table:table-cell office:value-type="float" office:value="6206">
            <text:p>62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7">
            <text:p>5667</text:p>
          </table:table-cell>
        </table:table-row>
        <table:table-row table:style-name="ro1">
          <table:table-cell office:value-type="float" office:value="5761">
            <text:p>5761</text:p>
          </table:table-cell>
        </table:table-row>
        <table:table-row table:style-name="ro1">
          <table:table-cell office:value-type="float" office:value="5812">
            <text:p>5812</text:p>
          </table:table-cell>
        </table:table-row>
        <table:table-row table:style-name="ro1">
          <table:table-cell office:value-type="float" office:value="5857">
            <text:p>5857</text:p>
          </table:table-cell>
        </table:table-row>
        <table:table-row table:style-name="ro1"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5950">
            <text:p>5950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42">
            <text:p>6042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6172">
            <text:p>6172</text:p>
          </table:table-cell>
        </table:table-row>
        <table:table-row table:style-name="ro1">
          <table:table-cell office:value-type="float" office:value="6214">
            <text:p>6214</text:p>
          </table:table-cell>
        </table:table-row>
        <table:table-row table:style-name="ro1">
          <table:table-cell office:value-type="float" office:value="6256">
            <text:p>6256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6340">
            <text:p>63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3">
            <text:p>5663</text:p>
          </table:table-cell>
        </table:table-row>
        <table:table-row table:style-name="ro1">
          <table:table-cell office:value-type="float" office:value="5763">
            <text:p>5763</text:p>
          </table:table-cell>
        </table:table-row>
        <table:table-row table:style-name="ro1">
          <table:table-cell office:value-type="float" office:value="5814">
            <text:p>5814</text:p>
          </table:table-cell>
        </table:table-row>
        <table:table-row table:style-name="ro1">
          <table:table-cell office:value-type="float" office:value="5861">
            <text:p>5861</text:p>
          </table:table-cell>
        </table:table-row>
        <table:table-row table:style-name="ro1">
          <table:table-cell office:value-type="float" office:value="5907">
            <text:p>5907</text:p>
          </table:table-cell>
        </table:table-row>
        <table:table-row table:style-name="ro1">
          <table:table-cell office:value-type="float" office:value="5952">
            <text:p>5952</text:p>
          </table:table-cell>
        </table:table-row>
        <table:table-row table:style-name="ro1">
          <table:table-cell office:value-type="float" office:value="5991">
            <text:p>5991</text:p>
          </table:table-cell>
        </table:table-row>
        <table:table-row table:style-name="ro1">
          <table:table-cell office:value-type="float" office:value="6043">
            <text:p>6043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27">
            <text:p>6127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13">
            <text:p>6213</text:p>
          </table:table-cell>
        </table:table-row>
        <table:table-row table:style-name="ro1">
          <table:table-cell office:value-type="float" office:value="6255">
            <text:p>6255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6340">
            <text:p>63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1">
            <text:p>4491</text:p>
          </table:table-cell>
        </table:table-row>
        <table:table-row table:style-name="ro1">
          <table:table-cell office:value-type="float" office:value="4529">
            <text:p>4529</text:p>
          </table:table-cell>
        </table:table-row>
        <table:table-row table:style-name="ro1">
          <table:table-cell office:value-type="float" office:value="4568">
            <text:p>4568</text:p>
          </table:table-cell>
        </table:table-row>
        <table:table-row table:style-name="ro1">
          <table:table-cell office:value-type="float" office:value="4607">
            <text:p>4607</text:p>
          </table:table-cell>
        </table:table-row>
        <table:table-row table:style-name="ro1"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691">
            <text:p>4691</text:p>
          </table:table-cell>
        </table:table-row>
        <table:table-row table:style-name="ro1">
          <table:table-cell office:value-type="float" office:value="4792">
            <text:p>4792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53">
            <text:p>6153</text:p>
          </table:table-cell>
        </table:table-row>
        <table:table-row table:style-name="ro1">
          <table:table-cell office:value-type="float" office:value="6249">
            <text:p>6249</text:p>
          </table:table-cell>
        </table:table-row>
        <table:table-row table:style-name="ro1">
          <table:table-cell office:value-type="float" office:value="6283">
            <text:p>6283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1">
            <text:p>5741</text:p>
          </table:table-cell>
        </table:table-row>
        <table:table-row table:style-name="ro1"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5888">
            <text:p>5888</text:p>
          </table:table-cell>
        </table:table-row>
        <table:table-row table:style-name="ro1">
          <table:table-cell office:value-type="float" office:value="5934">
            <text:p>5934</text:p>
          </table:table-cell>
        </table:table-row>
        <table:table-row table:style-name="ro1">
          <table:table-cell office:value-type="float" office:value="5981">
            <text:p>5981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73">
            <text:p>6073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62">
            <text:p>6162</text:p>
          </table:table-cell>
        </table:table-row>
        <table:table-row table:style-name="ro1">
          <table:table-cell office:value-type="float" office:value="6205">
            <text:p>6205</text:p>
          </table:table-cell>
        </table:table-row>
        <table:table-row table:style-name="ro1">
          <table:table-cell office:value-type="float" office:value="6247">
            <text:p>6247</text:p>
          </table:table-cell>
        </table:table-row>
        <table:table-row table:style-name="ro1">
          <table:table-cell office:value-type="float" office:value="6291">
            <text:p>6291</text:p>
          </table:table-cell>
        </table:table-row>
        <table:table-row table:style-name="ro1">
          <table:table-cell office:value-type="float" office:value="6333">
            <text:p>6333</text:p>
          </table:table-cell>
        </table:table-row>
        <table:table-row table:style-name="ro1">
          <table:table-cell office:value-type="float" office:value="6375">
            <text:p>6375</text:p>
          </table:table-cell>
        </table:table-row>
        <table:table-row table:style-name="ro1">
          <table:table-cell office:value-type="float" office:value="6418">
            <text:p>641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5940">
            <text:p>5940</text:p>
          </table:table-cell>
        </table:table-row>
        <table:table-row table:style-name="ro1"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31">
            <text:p>6031</text:p>
          </table:table-cell>
        </table:table-row>
        <table:table-row table:style-name="ro1">
          <table:table-cell office:value-type="float" office:value="6077">
            <text:p>6077</text:p>
          </table:table-cell>
        </table:table-row>
        <table:table-row table:style-name="ro1">
          <table:table-cell office:value-type="float" office:value="6116">
            <text:p>6116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33">
            <text:p>6233</text:p>
          </table:table-cell>
        </table:table-row>
        <table:table-row table:style-name="ro1">
          <table:table-cell office:value-type="float" office:value="6276">
            <text:p>6276</text:p>
          </table:table-cell>
        </table:table-row>
        <table:table-row table:style-name="ro1">
          <table:table-cell office:value-type="float" office:value="6318">
            <text:p>6318</text:p>
          </table:table-cell>
        </table:table-row>
        <table:table-row table:style-name="ro1"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404">
            <text:p>6404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490">
            <text:p>6490</text:p>
          </table:table-cell>
        </table:table-row>
        <table:table-row table:style-name="ro1">
          <table:table-cell office:value-type="float" office:value="6533">
            <text:p>65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3">
            <text:p>6533</text:p>
          </table:table-cell>
        </table:table-row>
        <table:table-row table:style-name="ro1">
          <table:table-cell office:value-type="float" office:value="6594">
            <text:p>6594</text:p>
          </table:table-cell>
        </table:table-row>
        <table:table-row table:style-name="ro1">
          <table:table-cell office:value-type="float" office:value="6658">
            <text:p>6658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5">
            <text:p>6795</text:p>
          </table:table-cell>
        </table:table-row>
        <table:table-row table:style-name="ro1">
          <table:table-cell office:value-type="float" office:value="6841">
            <text:p>6841</text:p>
          </table:table-cell>
        </table:table-row>
        <table:table-row table:style-name="ro1">
          <table:table-cell office:value-type="float" office:value="6887">
            <text:p>6887</text:p>
          </table:table-cell>
        </table:table-row>
        <table:table-row table:style-name="ro1">
          <table:table-cell office:value-type="float" office:value="6930">
            <text:p>6930</text:p>
          </table:table-cell>
        </table:table-row>
        <table:table-row table:style-name="ro1">
          <table:table-cell office:value-type="float" office:value="6972">
            <text:p>6972</text:p>
          </table:table-cell>
        </table:table-row>
        <table:table-row table:style-name="ro1">
          <table:table-cell office:value-type="float" office:value="7015">
            <text:p>7015</text:p>
          </table:table-cell>
        </table:table-row>
        <table:table-row table:style-name="ro1">
          <table:table-cell office:value-type="float" office:value="7057">
            <text:p>7057</text:p>
          </table:table-cell>
        </table:table-row>
        <table:table-row table:style-name="ro1"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7142">
            <text:p>7142</text:p>
          </table:table-cell>
        </table:table-row>
        <table:table-row table:style-name="ro1">
          <table:table-cell office:value-type="float" office:value="7185">
            <text:p>71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4">
            <text:p>4544</text:p>
          </table:table-cell>
        </table:table-row>
        <table:table-row table:style-name="ro1">
          <table:table-cell office:value-type="float" office:value="4582">
            <text:p>4582</text:p>
          </table:table-cell>
        </table:table-row>
        <table:table-row table:style-name="ro1">
          <table:table-cell office:value-type="float" office:value="4612">
            <text:p>4612</text:p>
          </table:table-cell>
        </table:table-row>
        <table:table-row table:style-name="ro1">
          <table:table-cell office:value-type="float" office:value="4642">
            <text:p>4642</text:p>
          </table:table-cell>
        </table:table-row>
        <table:table-row table:style-name="ro1">
          <table:table-cell office:value-type="float" office:value="4703">
            <text:p>4703</text:p>
          </table:table-cell>
        </table:table-row>
        <table:table-row table:style-name="ro1">
          <table:table-cell office:value-type="float" office:value="4744">
            <text:p>4744</text:p>
          </table:table-cell>
        </table:table-row>
        <table:table-row table:style-name="ro1">
          <table:table-cell office:value-type="float" office:value="4782">
            <text:p>4782</text:p>
          </table:table-cell>
        </table:table-row>
        <table:table-row table:style-name="ro1">
          <table:table-cell office:value-type="float" office:value="4814">
            <text:p>4814</text:p>
          </table:table-cell>
        </table:table-row>
        <table:table-row table:style-name="ro1">
          <table:table-cell office:value-type="float" office:value="5520">
            <text:p>5520</text:p>
          </table:table-cell>
        </table:table-row>
        <table:table-row table:style-name="ro1">
          <table:table-cell office:value-type="float" office:value="5644">
            <text:p>5644</text:p>
          </table:table-cell>
        </table:table-row>
        <table:table-row table:style-name="ro1">
          <table:table-cell office:value-type="float" office:value="5677">
            <text:p>5677</text:p>
          </table:table-cell>
        </table:table-row>
        <table:table-row table:style-name="ro1">
          <table:table-cell office:value-type="float" office:value="5711">
            <text:p>5711</text:p>
          </table:table-cell>
        </table:table-row>
        <table:table-row table:style-name="ro1">
          <table:table-cell office:value-type="float" office:value="5745">
            <text:p>5745</text:p>
          </table:table-cell>
        </table:table-row>
        <table:table-row table:style-name="ro1"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5810">
            <text:p>581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3">
            <text:p>4573</text:p>
          </table:table-cell>
        </table:table-row>
        <table:table-row table:style-name="ro1">
          <table:table-cell office:value-type="float" office:value="4606">
            <text:p>4606</text:p>
          </table:table-cell>
        </table:table-row>
        <table:table-row table:style-name="ro1">
          <table:table-cell office:value-type="float" office:value="4651">
            <text:p>4651</text:p>
          </table:table-cell>
        </table:table-row>
        <table:table-row table:style-name="ro1">
          <table:table-cell office:value-type="float" office:value="4695">
            <text:p>4695</text:p>
          </table:table-cell>
        </table:table-row>
        <table:table-row table:style-name="ro1"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5571">
            <text:p>5571</text:p>
          </table:table-cell>
        </table:table-row>
        <table:table-row table:style-name="ro1">
          <table:table-cell office:value-type="float" office:value="5605">
            <text:p>5605</text:p>
          </table:table-cell>
        </table:table-row>
        <table:table-row table:style-name="ro1">
          <table:table-cell office:value-type="float" office:value="5640">
            <text:p>5640</text:p>
          </table:table-cell>
        </table:table-row>
        <table:table-row table:style-name="ro1">
          <table:table-cell office:value-type="float" office:value="5740">
            <text:p>5740</text:p>
          </table:table-cell>
        </table:table-row>
        <table:table-row table:style-name="ro1"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33">
            <text:p>64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5867">
            <text:p>5867</text:p>
          </table:table-cell>
        </table:table-row>
        <table:table-row table:style-name="ro1">
          <table:table-cell office:value-type="float" office:value="5913">
            <text:p>5913</text:p>
          </table:table-cell>
        </table:table-row>
        <table:table-row table:style-name="ro1">
          <table:table-cell office:value-type="float" office:value="5953">
            <text:p>5953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45">
            <text:p>6045</text:p>
          </table:table-cell>
        </table:table-row>
        <table:table-row table:style-name="ro1">
          <table:table-cell office:value-type="float" office:value="6098">
            <text:p>6098</text:p>
          </table:table-cell>
        </table:table-row>
        <table:table-row table:style-name="ro1"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6189">
            <text:p>6189</text:p>
          </table:table-cell>
        </table:table-row>
        <table:table-row table:style-name="ro1"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6275">
            <text:p>6275</text:p>
          </table:table-cell>
        </table:table-row>
        <table:table-row table:style-name="ro1">
          <table:table-cell office:value-type="float" office:value="6318">
            <text:p>6318</text:p>
          </table:table-cell>
        </table:table-row>
        <table:table-row table:style-name="ro1"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446">
            <text:p>644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8">
            <text:p>5938</text:p>
          </table:table-cell>
        </table:table-row>
        <table:table-row table:style-name="ro1">
          <table:table-cell office:value-type="float" office:value="6003">
            <text:p>6003</text:p>
          </table:table-cell>
        </table:table-row>
        <table:table-row table:style-name="ro1">
          <table:table-cell office:value-type="float" office:value="6067">
            <text:p>6067</text:p>
          </table:table-cell>
        </table:table-row>
        <table:table-row table:style-name="ro1">
          <table:table-cell office:value-type="float" office:value="6113">
            <text:p>6113</text:p>
          </table:table-cell>
        </table:table-row>
        <table:table-row table:style-name="ro1"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6204">
            <text:p>6204</text:p>
          </table:table-cell>
        </table:table-row>
        <table:table-row table:style-name="ro1"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297">
            <text:p>6297</text:p>
          </table:table-cell>
        </table:table-row>
        <table:table-row table:style-name="ro1">
          <table:table-cell office:value-type="float" office:value="6341">
            <text:p>6341</text:p>
          </table:table-cell>
        </table:table-row>
        <table:table-row table:style-name="ro1">
          <table:table-cell office:value-type="float" office:value="6383">
            <text:p>6383</text:p>
          </table:table-cell>
        </table:table-row>
        <table:table-row table:style-name="ro1">
          <table:table-cell office:value-type="float" office:value="6427">
            <text:p>6427</text:p>
          </table:table-cell>
        </table:table-row>
        <table:table-row table:style-name="ro1">
          <table:table-cell office:value-type="float" office:value="6470">
            <text:p>6470</text:p>
          </table:table-cell>
        </table:table-row>
        <table:table-row table:style-name="ro1">
          <table:table-cell office:value-type="float" office:value="6513">
            <text:p>6513</text:p>
          </table:table-cell>
        </table:table-row>
        <table:table-row table:style-name="ro1">
          <table:table-cell office:value-type="float" office:value="6556">
            <text:p>6556</text:p>
          </table:table-cell>
        </table:table-row>
        <table:table-row table:style-name="ro1">
          <table:table-cell office:value-type="float" office:value="6598">
            <text:p>65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6152">
            <text:p>6152</text:p>
          </table:table-cell>
        </table:table-row>
        <table:table-row table:style-name="ro1">
          <table:table-cell office:value-type="float" office:value="6198">
            <text:p>6198</text:p>
          </table:table-cell>
        </table:table-row>
        <table:table-row table:style-name="ro1">
          <table:table-cell office:value-type="float" office:value="6245">
            <text:p>6245</text:p>
          </table:table-cell>
        </table:table-row>
        <table:table-row table:style-name="ro1">
          <table:table-cell office:value-type="float" office:value="6291">
            <text:p>6291</text:p>
          </table:table-cell>
        </table:table-row>
        <table:table-row table:style-name="ro1">
          <table:table-cell office:value-type="float" office:value="6338">
            <text:p>6338</text:p>
          </table:table-cell>
        </table:table-row>
        <table:table-row table:style-name="ro1">
          <table:table-cell office:value-type="float" office:value="6384">
            <text:p>6384</text:p>
          </table:table-cell>
        </table:table-row>
        <table:table-row table:style-name="ro1">
          <table:table-cell office:value-type="float" office:value="6428">
            <text:p>6428</text:p>
          </table:table-cell>
        </table:table-row>
        <table:table-row table:style-name="ro1">
          <table:table-cell office:value-type="float" office:value="6471">
            <text:p>6471</text:p>
          </table:table-cell>
        </table:table-row>
        <table:table-row table:style-name="ro1">
          <table:table-cell office:value-type="float" office:value="6514">
            <text:p>6514</text:p>
          </table:table-cell>
        </table:table-row>
        <table:table-row table:style-name="ro1">
          <table:table-cell office:value-type="float" office:value="6557">
            <text:p>6557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4">
            <text:p>6644</text:p>
          </table:table-cell>
        </table:table-row>
        <table:table-row table:style-name="ro1">
          <table:table-cell office:value-type="float" office:value="6687">
            <text:p>668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7">
            <text:p>6077</text:p>
          </table:table-cell>
        </table:table-row>
        <table:table-row table:style-name="ro1">
          <table:table-cell office:value-type="float" office:value="6133">
            <text:p>6133</text:p>
          </table:table-cell>
        </table:table-row>
        <table:table-row table:style-name="ro1">
          <table:table-cell office:value-type="float" office:value="6203">
            <text:p>6203</text:p>
          </table:table-cell>
        </table:table-row>
        <table:table-row table:style-name="ro1"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42">
            <text:p>6342</text:p>
          </table:table-cell>
        </table:table-row>
        <table:table-row table:style-name="ro1">
          <table:table-cell office:value-type="float" office:value="6390">
            <text:p>6390</text:p>
          </table:table-cell>
        </table:table-row>
        <table:table-row table:style-name="ro1">
          <table:table-cell office:value-type="float" office:value="6437">
            <text:p>6437</text:p>
          </table:table-cell>
        </table:table-row>
        <table:table-row table:style-name="ro1">
          <table:table-cell office:value-type="float" office:value="6481">
            <text:p>6481</text:p>
          </table:table-cell>
        </table:table-row>
        <table:table-row table:style-name="ro1"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12">
            <text:p>6612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6694">
            <text:p>6694</text:p>
          </table:table-cell>
        </table:table-row>
        <table:table-row table:style-name="ro1">
          <table:table-cell office:value-type="float" office:value="6742">
            <text:p>67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5">
            <text:p>6105</text:p>
          </table:table-cell>
        </table:table-row>
        <table:table-row table:style-name="ro1">
          <table:table-cell office:value-type="float" office:value="6196">
            <text:p>6196</text:p>
          </table:table-cell>
        </table:table-row>
        <table:table-row table:style-name="ro1">
          <table:table-cell office:value-type="float" office:value="6245">
            <text:p>6245</text:p>
          </table:table-cell>
        </table:table-row>
        <table:table-row table:style-name="ro1">
          <table:table-cell office:value-type="float" office:value="6309">
            <text:p>6309</text:p>
          </table:table-cell>
        </table:table-row>
        <table:table-row table:style-name="ro1">
          <table:table-cell office:value-type="float" office:value="6355">
            <text:p>6355</text:p>
          </table:table-cell>
        </table:table-row>
        <table:table-row table:style-name="ro1">
          <table:table-cell office:value-type="float" office:value="6403">
            <text:p>6403</text:p>
          </table:table-cell>
        </table:table-row>
        <table:table-row table:style-name="ro1">
          <table:table-cell office:value-type="float" office:value="6449">
            <text:p>6449</text:p>
          </table:table-cell>
        </table:table-row>
        <table:table-row table:style-name="ro1">
          <table:table-cell office:value-type="float" office:value="6497">
            <text:p>6497</text:p>
          </table:table-cell>
        </table:table-row>
        <table:table-row table:style-name="ro1">
          <table:table-cell office:value-type="float" office:value="6540">
            <text:p>6540</text:p>
          </table:table-cell>
        </table:table-row>
        <table:table-row table:style-name="ro1"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670">
            <text:p>6670</text:p>
          </table:table-cell>
        </table:table-row>
        <table:table-row table:style-name="ro1">
          <table:table-cell office:value-type="float" office:value="6714">
            <text:p>6714</text:p>
          </table:table-cell>
        </table:table-row>
        <table:table-row table:style-name="ro1"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6802">
            <text:p>680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440">
            <text:p>6440</text:p>
          </table:table-cell>
        </table:table-row>
        <table:table-row table:style-name="ro1">
          <table:table-cell office:value-type="float" office:value="6504">
            <text:p>6504</text:p>
          </table:table-cell>
        </table:table-row>
        <table:table-row table:style-name="ro1">
          <table:table-cell office:value-type="float" office:value="6551">
            <text:p>6551</text:p>
          </table:table-cell>
        </table:table-row>
        <table:table-row table:style-name="ro1"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645">
            <text:p>6645</text:p>
          </table:table-cell>
        </table:table-row>
        <table:table-row table:style-name="ro1">
          <table:table-cell office:value-type="float" office:value="6692">
            <text:p>6692</text:p>
          </table:table-cell>
        </table:table-row>
        <table:table-row table:style-name="ro1">
          <table:table-cell office:value-type="float" office:value="6739">
            <text:p>6739</text:p>
          </table:table-cell>
        </table:table-row>
        <table:table-row table:style-name="ro1">
          <table:table-cell office:value-type="float" office:value="7508">
            <text:p>7508</text:p>
          </table:table-cell>
        </table:table-row>
        <table:table-row table:style-name="ro1">
          <table:table-cell office:value-type="float" office:value="7553">
            <text:p>7553</text:p>
          </table:table-cell>
        </table:table-row>
        <table:table-row table:style-name="ro1">
          <table:table-cell office:value-type="float" office:value="7600">
            <text:p>7600</text:p>
          </table:table-cell>
        </table:table-row>
        <table:table-row table:style-name="ro1">
          <table:table-cell office:value-type="float" office:value="7644">
            <text:p>7644</text:p>
          </table:table-cell>
        </table:table-row>
        <table:table-row table:style-name="ro1">
          <table:table-cell office:value-type="float" office:value="7688">
            <text:p>7688</text:p>
          </table:table-cell>
        </table:table-row>
        <table:table-row table:style-name="ro1">
          <table:table-cell office:value-type="float" office:value="7732">
            <text:p>7732</text:p>
          </table:table-cell>
        </table:table-row>
        <table:table-row table:style-name="ro1">
          <table:table-cell office:value-type="float" office:value="7776">
            <text:p>777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6358">
            <text:p>6358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70">
            <text:p>6470</text:p>
          </table:table-cell>
        </table:table-row>
        <table:table-row table:style-name="ro1">
          <table:table-cell office:value-type="float" office:value="6510">
            <text:p>6510</text:p>
          </table:table-cell>
        </table:table-row>
        <table:table-row table:style-name="ro1">
          <table:table-cell office:value-type="float" office:value="6564">
            <text:p>6564</text:p>
          </table:table-cell>
        </table:table-row>
        <table:table-row table:style-name="ro1">
          <table:table-cell office:value-type="float" office:value="6612">
            <text:p>6612</text:p>
          </table:table-cell>
        </table:table-row>
        <table:table-row table:style-name="ro1">
          <table:table-cell office:value-type="float" office:value="6659">
            <text:p>6659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92">
            <text:p>6792</text:p>
          </table:table-cell>
        </table:table-row>
        <table:table-row table:style-name="ro1">
          <table:table-cell office:value-type="float" office:value="6836">
            <text:p>6836</text:p>
          </table:table-cell>
        </table:table-row>
        <table:table-row table:style-name="ro1">
          <table:table-cell office:value-type="float" office:value="6880">
            <text:p>6880</text:p>
          </table:table-cell>
        </table:table-row>
        <table:table-row table:style-name="ro1">
          <table:table-cell office:value-type="float" office:value="6926">
            <text:p>6926</text:p>
          </table:table-cell>
        </table:table-row>
        <table:table-row table:style-name="ro1">
          <table:table-cell office:value-type="float" office:value="6970">
            <text:p>697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6379">
            <text:p>6379</text:p>
          </table:table-cell>
        </table:table-row>
        <table:table-row table:style-name="ro1">
          <table:table-cell office:value-type="float" office:value="6428">
            <text:p>6428</text:p>
          </table:table-cell>
        </table:table-row>
        <table:table-row table:style-name="ro1">
          <table:table-cell office:value-type="float" office:value="6475">
            <text:p>6475</text:p>
          </table:table-cell>
        </table:table-row>
        <table:table-row table:style-name="ro1">
          <table:table-cell office:value-type="float" office:value="6522">
            <text:p>6522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6665">
            <text:p>6665</text:p>
          </table:table-cell>
        </table:table-row>
        <table:table-row table:style-name="ro1">
          <table:table-cell office:value-type="float" office:value="6705">
            <text:p>6705</text:p>
          </table:table-cell>
        </table:table-row>
        <table:table-row table:style-name="ro1">
          <table:table-cell office:value-type="float" office:value="6751">
            <text:p>6751</text:p>
          </table:table-cell>
        </table:table-row>
        <table:table-row table:style-name="ro1">
          <table:table-cell office:value-type="float" office:value="6795">
            <text:p>6795</text:p>
          </table:table-cell>
        </table:table-row>
        <table:table-row table:style-name="ro1">
          <table:table-cell office:value-type="float" office:value="6839">
            <text:p>6839</text:p>
          </table:table-cell>
        </table:table-row>
        <table:table-row table:style-name="ro1">
          <table:table-cell office:value-type="float" office:value="6882">
            <text:p>6882</text:p>
          </table:table-cell>
        </table:table-row>
        <table:table-row table:style-name="ro1">
          <table:table-cell office:value-type="float" office:value="6928">
            <text:p>69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59">
            <text:p>6359</text:p>
          </table:table-cell>
        </table:table-row>
        <table:table-row table:style-name="ro1">
          <table:table-cell office:value-type="float" office:value="6424">
            <text:p>6424</text:p>
          </table:table-cell>
        </table:table-row>
        <table:table-row table:style-name="ro1">
          <table:table-cell office:value-type="float" office:value="6472">
            <text:p>6472</text:p>
          </table:table-cell>
        </table:table-row>
        <table:table-row table:style-name="ro1">
          <table:table-cell office:value-type="float" office:value="6541">
            <text:p>6541</text:p>
          </table:table-cell>
        </table:table-row>
        <table:table-row table:style-name="ro1">
          <table:table-cell office:value-type="float" office:value="6587">
            <text:p>6587</text:p>
          </table:table-cell>
        </table:table-row>
        <table:table-row table:style-name="ro1"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685">
            <text:p>6685</text:p>
          </table:table-cell>
        </table:table-row>
        <table:table-row table:style-name="ro1">
          <table:table-cell office:value-type="float" office:value="6730">
            <text:p>6730</text:p>
          </table:table-cell>
        </table:table-row>
        <table:table-row table:style-name="ro1">
          <table:table-cell office:value-type="float" office:value="6773">
            <text:p>6773</text:p>
          </table:table-cell>
        </table:table-row>
        <table:table-row table:style-name="ro1">
          <table:table-cell office:value-type="float" office:value="6818">
            <text:p>6818</text:p>
          </table:table-cell>
        </table:table-row>
        <table:table-row table:style-name="ro1">
          <table:table-cell office:value-type="float" office:value="6861">
            <text:p>6861</text:p>
          </table:table-cell>
        </table:table-row>
        <table:table-row table:style-name="ro1">
          <table:table-cell office:value-type="float" office:value="6902">
            <text:p>6902</text:p>
          </table:table-cell>
        </table:table-row>
        <table:table-row table:style-name="ro1">
          <table:table-cell office:value-type="float" office:value="6949">
            <text:p>6949</text:p>
          </table:table-cell>
        </table:table-row>
        <table:table-row table:style-name="ro1">
          <table:table-cell office:value-type="float" office:value="6993">
            <text:p>69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6">
            <text:p>6256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6402">
            <text:p>6402</text:p>
          </table:table-cell>
        </table:table-row>
        <table:table-row table:style-name="ro1">
          <table:table-cell office:value-type="float" office:value="6449">
            <text:p>6449</text:p>
          </table:table-cell>
        </table:table-row>
        <table:table-row table:style-name="ro1">
          <table:table-cell office:value-type="float" office:value="6497">
            <text:p>6497</text:p>
          </table:table-cell>
        </table:table-row>
        <table:table-row table:style-name="ro1"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6592">
            <text:p>6592</text:p>
          </table:table-cell>
        </table:table-row>
        <table:table-row table:style-name="ro1">
          <table:table-cell office:value-type="float" office:value="6639">
            <text:p>6639</text:p>
          </table:table-cell>
        </table:table-row>
        <table:table-row table:style-name="ro1">
          <table:table-cell office:value-type="float" office:value="6685">
            <text:p>6685</text:p>
          </table:table-cell>
        </table:table-row>
        <table:table-row table:style-name="ro1">
          <table:table-cell office:value-type="float" office:value="6724">
            <text:p>6724</text:p>
          </table:table-cell>
        </table:table-row>
        <table:table-row table:style-name="ro1">
          <table:table-cell office:value-type="float" office:value="6773">
            <text:p>6773</text:p>
          </table:table-cell>
        </table:table-row>
        <table:table-row table:style-name="ro1">
          <table:table-cell office:value-type="float" office:value="6817">
            <text:p>6817</text:p>
          </table:table-cell>
        </table:table-row>
        <table:table-row table:style-name="ro1">
          <table:table-cell office:value-type="float" office:value="6860">
            <text:p>6860</text:p>
          </table:table-cell>
        </table:table-row>
        <table:table-row table:style-name="ro1">
          <table:table-cell office:value-type="float" office:value="6904">
            <text:p>6904</text:p>
          </table:table-cell>
        </table:table-row>
        <table:table-row table:style-name="ro1">
          <table:table-cell office:value-type="float" office:value="6948">
            <text:p>694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0">
            <text:p>6430</text:p>
          </table:table-cell>
        </table:table-row>
        <table:table-row table:style-name="ro1">
          <table:table-cell office:value-type="float" office:value="6494">
            <text:p>6494</text:p>
          </table:table-cell>
        </table:table-row>
        <table:table-row table:style-name="ro1">
          <table:table-cell office:value-type="float" office:value="6562">
            <text:p>6562</text:p>
          </table:table-cell>
        </table:table-row>
        <table:table-row table:style-name="ro1">
          <table:table-cell office:value-type="float" office:value="6609">
            <text:p>6609</text:p>
          </table:table-cell>
        </table:table-row>
        <table:table-row table:style-name="ro1"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8">
            <text:p>6798</text:p>
          </table:table-cell>
        </table:table-row>
        <table:table-row table:style-name="ro1">
          <table:table-cell office:value-type="float" office:value="6843">
            <text:p>6843</text:p>
          </table:table-cell>
        </table:table-row>
        <table:table-row table:style-name="ro1">
          <table:table-cell office:value-type="float" office:value="6887">
            <text:p>6887</text:p>
          </table:table-cell>
        </table:table-row>
        <table:table-row table:style-name="ro1">
          <table:table-cell office:value-type="float" office:value="6931">
            <text:p>6931</text:p>
          </table:table-cell>
        </table:table-row>
        <table:table-row table:style-name="ro1">
          <table:table-cell office:value-type="float" office:value="6972">
            <text:p>6972</text:p>
          </table:table-cell>
        </table:table-row>
        <table:table-row table:style-name="ro1"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7064">
            <text:p>7064</text:p>
          </table:table-cell>
        </table:table-row>
        <table:table-row table:style-name="ro1">
          <table:table-cell office:value-type="float" office:value="7108">
            <text:p>710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413">
            <text:p>6413</text:p>
          </table:table-cell>
        </table:table-row>
        <table:table-row table:style-name="ro1">
          <table:table-cell office:value-type="float" office:value="6461">
            <text:p>6461</text:p>
          </table:table-cell>
        </table:table-row>
        <table:table-row table:style-name="ro1">
          <table:table-cell office:value-type="float" office:value="6510">
            <text:p>6510</text:p>
          </table:table-cell>
        </table:table-row>
        <table:table-row table:style-name="ro1">
          <table:table-cell office:value-type="float" office:value="6557">
            <text:p>6557</text:p>
          </table:table-cell>
        </table:table-row>
        <table:table-row table:style-name="ro1">
          <table:table-cell office:value-type="float" office:value="6605">
            <text:p>6605</text:p>
          </table:table-cell>
        </table:table-row>
        <table:table-row table:style-name="ro1"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703">
            <text:p>6703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92">
            <text:p>6792</text:p>
          </table:table-cell>
        </table:table-row>
        <table:table-row table:style-name="ro1">
          <table:table-cell office:value-type="float" office:value="6836">
            <text:p>6836</text:p>
          </table:table-cell>
        </table:table-row>
        <table:table-row table:style-name="ro1">
          <table:table-cell office:value-type="float" office:value="6880">
            <text:p>6880</text:p>
          </table:table-cell>
        </table:table-row>
        <table:table-row table:style-name="ro1">
          <table:table-cell office:value-type="float" office:value="6924">
            <text:p>6924</text:p>
          </table:table-cell>
        </table:table-row>
        <table:table-row table:style-name="ro1">
          <table:table-cell office:value-type="float" office:value="6969">
            <text:p>6969</text:p>
          </table:table-cell>
        </table:table-row>
        <table:table-row table:style-name="ro1">
          <table:table-cell office:value-type="float" office:value="7011">
            <text:p>701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53">
            <text:p>6453</text:p>
          </table:table-cell>
        </table:table-row>
        <table:table-row table:style-name="ro1">
          <table:table-cell office:value-type="float" office:value="6548">
            <text:p>6548</text:p>
          </table:table-cell>
        </table:table-row>
        <table:table-row table:style-name="ro1"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645">
            <text:p>6645</text:p>
          </table:table-cell>
        </table:table-row>
        <table:table-row table:style-name="ro1">
          <table:table-cell office:value-type="float" office:value="6687">
            <text:p>6687</text:p>
          </table:table-cell>
        </table:table-row>
        <table:table-row table:style-name="ro1">
          <table:table-cell office:value-type="float" office:value="6742">
            <text:p>6742</text:p>
          </table:table-cell>
        </table:table-row>
        <table:table-row table:style-name="ro1">
          <table:table-cell office:value-type="float" office:value="6790">
            <text:p>6790</text:p>
          </table:table-cell>
        </table:table-row>
        <table:table-row table:style-name="ro1">
          <table:table-cell office:value-type="float" office:value="6836">
            <text:p>6836</text:p>
          </table:table-cell>
        </table:table-row>
        <table:table-row table:style-name="ro1">
          <table:table-cell office:value-type="float" office:value="6882">
            <text:p>6882</text:p>
          </table:table-cell>
        </table:table-row>
        <table:table-row table:style-name="ro1">
          <table:table-cell office:value-type="float" office:value="6927">
            <text:p>6927</text:p>
          </table:table-cell>
        </table:table-row>
        <table:table-row table:style-name="ro1">
          <table:table-cell office:value-type="float" office:value="6971">
            <text:p>6971</text:p>
          </table:table-cell>
        </table:table-row>
        <table:table-row table:style-name="ro1">
          <table:table-cell office:value-type="float" office:value="7015">
            <text:p>7015</text:p>
          </table:table-cell>
        </table:table-row>
        <table:table-row table:style-name="ro1">
          <table:table-cell office:value-type="float" office:value="7060">
            <text:p>7060</text:p>
          </table:table-cell>
        </table:table-row>
        <table:table-row table:style-name="ro1">
          <table:table-cell office:value-type="float" office:value="7104">
            <text:p>7104</text:p>
          </table:table-cell>
        </table:table-row>
        <table:table-row table:style-name="ro1">
          <table:table-cell office:value-type="float" office:value="7149">
            <text:p>71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76">
            <text:p>7376</text:p>
          </table:table-cell>
        </table:table-row>
        <table:table-row table:style-name="ro1">
          <table:table-cell office:value-type="float" office:value="7471">
            <text:p>7471</text:p>
          </table:table-cell>
        </table:table-row>
        <table:table-row table:style-name="ro1">
          <table:table-cell office:value-type="float" office:value="7519">
            <text:p>7519</text:p>
          </table:table-cell>
        </table:table-row>
        <table:table-row table:style-name="ro1">
          <table:table-cell office:value-type="float" office:value="7567">
            <text:p>7567</text:p>
          </table:table-cell>
        </table:table-row>
        <table:table-row table:style-name="ro1">
          <table:table-cell office:value-type="float" office:value="7615">
            <text:p>7615</text:p>
          </table:table-cell>
        </table:table-row>
        <table:table-row table:style-name="ro1">
          <table:table-cell office:value-type="float" office:value="7664">
            <text:p>7664</text:p>
          </table:table-cell>
        </table:table-row>
        <table:table-row table:style-name="ro1">
          <table:table-cell office:value-type="float" office:value="7715">
            <text:p>7715</text:p>
          </table:table-cell>
        </table:table-row>
        <table:table-row table:style-name="ro1">
          <table:table-cell office:value-type="float" office:value="7763">
            <text:p>7763</text:p>
          </table:table-cell>
        </table:table-row>
        <table:table-row table:style-name="ro1">
          <table:table-cell office:value-type="float" office:value="7871">
            <text:p>7871</text:p>
          </table:table-cell>
        </table:table-row>
        <table:table-row table:style-name="ro1">
          <table:table-cell office:value-type="float" office:value="7916">
            <text:p>7916</text:p>
          </table:table-cell>
        </table:table-row>
        <table:table-row table:style-name="ro1">
          <table:table-cell office:value-type="float" office:value="7961">
            <text:p>7961</text:p>
          </table:table-cell>
        </table:table-row>
        <table:table-row table:style-name="ro1">
          <table:table-cell office:value-type="float" office:value="8006">
            <text:p>8006</text:p>
          </table:table-cell>
        </table:table-row>
        <table:table-row table:style-name="ro1">
          <table:table-cell office:value-type="float" office:value="8051">
            <text:p>8051</text:p>
          </table:table-cell>
        </table:table-row>
        <table:table-row table:style-name="ro1">
          <table:table-cell office:value-type="float" office:value="8096">
            <text:p>8096</text:p>
          </table:table-cell>
        </table:table-row>
        <table:table-row table:style-name="ro1">
          <table:table-cell office:value-type="float" office:value="8141">
            <text:p>81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691">
            <text:p>6691</text:p>
          </table:table-cell>
        </table:table-row>
        <table:table-row table:style-name="ro1">
          <table:table-cell office:value-type="float" office:value="6766">
            <text:p>6766</text:p>
          </table:table-cell>
        </table:table-row>
        <table:table-row table:style-name="ro1">
          <table:table-cell office:value-type="float" office:value="6814">
            <text:p>6814</text:p>
          </table:table-cell>
        </table:table-row>
        <table:table-row table:style-name="ro1">
          <table:table-cell office:value-type="float" office:value="6863">
            <text:p>6863</text:p>
          </table:table-cell>
        </table:table-row>
        <table:table-row table:style-name="ro1">
          <table:table-cell office:value-type="float" office:value="6906">
            <text:p>6906</text:p>
          </table:table-cell>
        </table:table-row>
        <table:table-row table:style-name="ro1">
          <table:table-cell office:value-type="float" office:value="6961">
            <text:p>6961</text:p>
          </table:table-cell>
        </table:table-row>
        <table:table-row table:style-name="ro1">
          <table:table-cell office:value-type="float" office:value="7010">
            <text:p>7010</text:p>
          </table:table-cell>
        </table:table-row>
        <table:table-row table:style-name="ro1">
          <table:table-cell office:value-type="float" office:value="7897">
            <text:p>7897</text:p>
          </table:table-cell>
        </table:table-row>
        <table:table-row table:style-name="ro1">
          <table:table-cell office:value-type="float" office:value="7942">
            <text:p>7942</text:p>
          </table:table-cell>
        </table:table-row>
        <table:table-row table:style-name="ro1">
          <table:table-cell office:value-type="float" office:value="7987">
            <text:p>7987</text:p>
          </table:table-cell>
        </table:table-row>
        <table:table-row table:style-name="ro1">
          <table:table-cell office:value-type="float" office:value="8033">
            <text:p>8033</text:p>
          </table:table-cell>
        </table:table-row>
        <table:table-row table:style-name="ro1">
          <table:table-cell office:value-type="float" office:value="8075">
            <text:p>8075</text:p>
          </table:table-cell>
        </table:table-row>
        <table:table-row table:style-name="ro1">
          <table:table-cell office:value-type="float" office:value="8123">
            <text:p>8123</text:p>
          </table:table-cell>
        </table:table-row>
        <table:table-row table:style-name="ro1">
          <table:table-cell office:value-type="float" office:value="8169">
            <text:p>816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1">
            <text:p>5131</text:p>
          </table:table-cell>
        </table:table-row>
        <table:table-row table:style-name="ro1"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5219">
            <text:p>5219</text:p>
          </table:table-cell>
        </table:table-row>
        <table:table-row table:style-name="ro1"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5305">
            <text:p>5305</text:p>
          </table:table-cell>
        </table:table-row>
        <table:table-row table:style-name="ro1"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5394">
            <text:p>5394</text:p>
          </table:table-cell>
        </table:table-row>
        <table:table-row table:style-name="ro1">
          <table:table-cell office:value-type="float" office:value="5452">
            <text:p>5452</text:p>
          </table:table-cell>
        </table:table-row>
        <table:table-row table:style-name="ro1">
          <table:table-cell office:value-type="float" office:value="6995">
            <text:p>6995</text:p>
          </table:table-cell>
        </table:table-row>
        <table:table-row table:style-name="ro1">
          <table:table-cell office:value-type="float" office:value="7045">
            <text:p>7045</text:p>
          </table:table-cell>
        </table:table-row>
        <table:table-row table:style-name="ro1">
          <table:table-cell office:value-type="float" office:value="7092">
            <text:p>7092</text:p>
          </table:table-cell>
        </table:table-row>
        <table:table-row table:style-name="ro1">
          <table:table-cell office:value-type="float" office:value="7136">
            <text:p>7136</text:p>
          </table:table-cell>
        </table:table-row>
        <table:table-row table:style-name="ro1">
          <table:table-cell office:value-type="float" office:value="7192">
            <text:p>7192</text:p>
          </table:table-cell>
        </table:table-row>
        <table:table-row table:style-name="ro1">
          <table:table-cell office:value-type="float" office:value="7235">
            <text:p>7235</text:p>
          </table:table-cell>
        </table:table-row>
        <table:table-row table:style-name="ro1">
          <table:table-cell office:value-type="float" office:value="7311">
            <text:p>731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5340">
            <text:p>5340</text:p>
          </table:table-cell>
        </table:table-row>
        <table:table-row table:style-name="ro1"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434">
            <text:p>5434</text:p>
          </table:table-cell>
        </table:table-row>
        <table:table-row table:style-name="ro1">
          <table:table-cell office:value-type="float" office:value="5488">
            <text:p>5488</text:p>
          </table:table-cell>
        </table:table-row>
        <table:table-row table:style-name="ro1">
          <table:table-cell office:value-type="float" office:value="5537">
            <text:p>5537</text:p>
          </table:table-cell>
        </table:table-row>
        <table:table-row table:style-name="ro1"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5631">
            <text:p>5631</text:p>
          </table:table-cell>
        </table:table-row>
        <table:table-row table:style-name="ro1">
          <table:table-cell office:value-type="float" office:value="5676">
            <text:p>5676</text:p>
          </table:table-cell>
        </table:table-row>
        <table:table-row table:style-name="ro1">
          <table:table-cell office:value-type="float" office:value="5722">
            <text:p>5722</text:p>
          </table:table-cell>
        </table:table-row>
        <table:table-row table:style-name="ro1">
          <table:table-cell office:value-type="float" office:value="5771">
            <text:p>5771</text:p>
          </table:table-cell>
        </table:table-row>
        <table:table-row table:style-name="ro1">
          <table:table-cell office:value-type="float" office:value="5822">
            <text:p>5822</text:p>
          </table:table-cell>
        </table:table-row>
        <table:table-row table:style-name="ro1">
          <table:table-cell office:value-type="float" office:value="5909">
            <text:p>5909</text:p>
          </table:table-cell>
        </table:table-row>
        <table:table-row table:style-name="ro1">
          <table:table-cell office:value-type="float" office:value="5956">
            <text:p>59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0">
            <text:p>4430</text:p>
          </table:table-cell>
        </table:table-row>
        <table:table-row table:style-name="ro1">
          <table:table-cell office:value-type="float" office:value="4483">
            <text:p>4483</text:p>
          </table:table-cell>
        </table:table-row>
        <table:table-row table:style-name="ro1">
          <table:table-cell office:value-type="float" office:value="4519">
            <text:p>4519</text:p>
          </table:table-cell>
        </table:table-row>
        <table:table-row table:style-name="ro1">
          <table:table-cell office:value-type="float" office:value="4556">
            <text:p>4556</text:p>
          </table:table-cell>
        </table:table-row>
        <table:table-row table:style-name="ro1">
          <table:table-cell office:value-type="float" office:value="4593">
            <text:p>4593</text:p>
          </table:table-cell>
        </table:table-row>
        <table:table-row table:style-name="ro1">
          <table:table-cell office:value-type="float" office:value="4631">
            <text:p>4631</text:p>
          </table:table-cell>
        </table:table-row>
        <table:table-row table:style-name="ro1">
          <table:table-cell office:value-type="float" office:value="4669">
            <text:p>4669</text:p>
          </table:table-cell>
        </table:table-row>
        <table:table-row table:style-name="ro1">
          <table:table-cell office:value-type="float" office:value="4706">
            <text:p>4706</text:p>
          </table:table-cell>
        </table:table-row>
        <table:table-row table:style-name="ro1">
          <table:table-cell office:value-type="float" office:value="4743">
            <text:p>4743</text:p>
          </table:table-cell>
        </table:table-row>
        <table:table-row table:style-name="ro1">
          <table:table-cell office:value-type="float" office:value="4778">
            <text:p>4778</text:p>
          </table:table-cell>
        </table:table-row>
        <table:table-row table:style-name="ro1">
          <table:table-cell office:value-type="float" office:value="4813">
            <text:p>4813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5371">
            <text:p>5371</text:p>
          </table:table-cell>
        </table:table-row>
        <table:table-row table:style-name="ro1">
          <table:table-cell office:value-type="float" office:value="5813">
            <text:p>58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7">
            <text:p>4437</text:p>
          </table:table-cell>
        </table:table-row>
        <table:table-row table:style-name="ro1">
          <table:table-cell office:value-type="float" office:value="4474">
            <text:p>4474</text:p>
          </table:table-cell>
        </table:table-row>
        <table:table-row table:style-name="ro1">
          <table:table-cell office:value-type="float" office:value="4512">
            <text:p>4512</text:p>
          </table:table-cell>
        </table:table-row>
        <table:table-row table:style-name="ro1">
          <table:table-cell office:value-type="float" office:value="4568">
            <text:p>4568</text:p>
          </table:table-cell>
        </table:table-row>
        <table:table-row table:style-name="ro1">
          <table:table-cell office:value-type="float" office:value="4605">
            <text:p>4605</text:p>
          </table:table-cell>
        </table:table-row>
        <table:table-row table:style-name="ro1">
          <table:table-cell office:value-type="float" office:value="4638">
            <text:p>4638</text:p>
          </table:table-cell>
        </table:table-row>
        <table:table-row table:style-name="ro1">
          <table:table-cell office:value-type="float" office:value="4682">
            <text:p>4682</text:p>
          </table:table-cell>
        </table:table-row>
        <table:table-row table:style-name="ro1">
          <table:table-cell office:value-type="float" office:value="4720">
            <text:p>4720</text:p>
          </table:table-cell>
        </table:table-row>
        <table:table-row table:style-name="ro1">
          <table:table-cell office:value-type="float" office:value="4757">
            <text:p>4757</text:p>
          </table:table-cell>
        </table:table-row>
        <table:table-row table:style-name="ro1">
          <table:table-cell office:value-type="float" office:value="4793">
            <text:p>4793</text:p>
          </table:table-cell>
        </table:table-row>
        <table:table-row table:style-name="ro1"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4912">
            <text:p>4912</text:p>
          </table:table-cell>
        </table:table-row>
        <table:table-row table:style-name="ro1"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4984">
            <text:p>4984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4083">
            <text:p>4083</text:p>
          </table:table-cell>
        </table:table-row>
        <table:table-row table:style-name="ro1">
          <table:table-cell office:value-type="float" office:value="4116">
            <text:p>4116</text:p>
          </table:table-cell>
        </table:table-row>
        <table:table-row table:style-name="ro1">
          <table:table-cell office:value-type="float" office:value="4148">
            <text:p>4148</text:p>
          </table:table-cell>
        </table:table-row>
        <table:table-row table:style-name="ro1">
          <table:table-cell office:value-type="float" office:value="4180">
            <text:p>4180</text:p>
          </table:table-cell>
        </table:table-row>
        <table:table-row table:style-name="ro1">
          <table:table-cell office:value-type="float" office:value="4214">
            <text:p>4214</text:p>
          </table:table-cell>
        </table:table-row>
        <table:table-row table:style-name="ro1">
          <table:table-cell office:value-type="float" office:value="4247">
            <text:p>4247</text:p>
          </table:table-cell>
        </table:table-row>
        <table:table-row table:style-name="ro1">
          <table:table-cell office:value-type="float" office:value="4280">
            <text:p>4280</text:p>
          </table:table-cell>
        </table:table-row>
        <table:table-row table:style-name="ro1">
          <table:table-cell office:value-type="float" office:value="4313">
            <text:p>4313</text:p>
          </table:table-cell>
        </table:table-row>
        <table:table-row table:style-name="ro1">
          <table:table-cell office:value-type="float" office:value="4343">
            <text:p>4343</text:p>
          </table:table-cell>
        </table:table-row>
        <table:table-row table:style-name="ro1">
          <table:table-cell office:value-type="float" office:value="4374">
            <text:p>4374</text:p>
          </table:table-cell>
        </table:table-row>
        <table:table-row table:style-name="ro1">
          <table:table-cell office:value-type="float" office:value="4405">
            <text:p>4405</text:p>
          </table:table-cell>
        </table:table-row>
        <table:table-row table:style-name="ro1">
          <table:table-cell office:value-type="float" office:value="4437">
            <text:p>4437</text:p>
          </table:table-cell>
        </table:table-row>
        <table:table-row table:style-name="ro1">
          <table:table-cell office:value-type="float" office:value="4467">
            <text:p>4467</text:p>
          </table:table-cell>
        </table:table-row>
        <table:table-row table:style-name="ro1">
          <table:table-cell office:value-type="float" office:value="4526">
            <text:p>45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7">
            <text:p>4587</text:p>
          </table:table-cell>
        </table:table-row>
        <table:table-row table:style-name="ro1">
          <table:table-cell office:value-type="float" office:value="4620">
            <text:p>4620</text:p>
          </table:table-cell>
        </table:table-row>
        <table:table-row table:style-name="ro1">
          <table:table-cell office:value-type="float" office:value="4654">
            <text:p>4654</text:p>
          </table:table-cell>
        </table:table-row>
        <table:table-row table:style-name="ro1">
          <table:table-cell office:value-type="float" office:value="4682">
            <text:p>4682</text:p>
          </table:table-cell>
        </table:table-row>
        <table:table-row table:style-name="ro1">
          <table:table-cell office:value-type="float" office:value="4721">
            <text:p>4721</text:p>
          </table:table-cell>
        </table:table-row>
        <table:table-row table:style-name="ro1">
          <table:table-cell office:value-type="float" office:value="4754">
            <text:p>4754</text:p>
          </table:table-cell>
        </table:table-row>
        <table:table-row table:style-name="ro1">
          <table:table-cell office:value-type="float" office:value="4788">
            <text:p>4788</text:p>
          </table:table-cell>
        </table:table-row>
        <table:table-row table:style-name="ro1">
          <table:table-cell office:value-type="float" office:value="4843">
            <text:p>4843</text:p>
          </table:table-cell>
        </table:table-row>
        <table:table-row table:style-name="ro1"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5034">
            <text:p>5034</text:p>
          </table:table-cell>
        </table:table-row>
        <table:table-row table:style-name="ro1"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5115">
            <text:p>5115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9">
            <text:p>4629</text:p>
          </table:table-cell>
        </table:table-row>
        <table:table-row table:style-name="ro1"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4717">
            <text:p>4717</text:p>
          </table:table-cell>
        </table:table-row>
        <table:table-row table:style-name="ro1">
          <table:table-cell office:value-type="float" office:value="4759">
            <text:p>4759</text:p>
          </table:table-cell>
        </table:table-row>
        <table:table-row table:style-name="ro1">
          <table:table-cell office:value-type="float" office:value="4801">
            <text:p>4801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914">
            <text:p>4914</text:p>
          </table:table-cell>
        </table:table-row>
        <table:table-row table:style-name="ro1"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5040">
            <text:p>5040</text:p>
          </table:table-cell>
        </table:table-row>
        <table:table-row table:style-name="ro1">
          <table:table-cell office:value-type="float" office:value="5079">
            <text:p>5079</text:p>
          </table:table-cell>
        </table:table-row>
        <table:table-row table:style-name="ro1">
          <table:table-cell office:value-type="float" office:value="5119">
            <text:p>5119</text:p>
          </table:table-cell>
        </table:table-row>
        <table:table-row table:style-name="ro1"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5238">
            <text:p>5238</text:p>
          </table:table-cell>
        </table:table-row>
        <table:table-row table:style-name="ro1">
          <table:table-cell office:value-type="float" office:value="5278">
            <text:p>52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9">
            <text:p>4759</text:p>
          </table:table-cell>
        </table:table-row>
        <table:table-row table:style-name="ro1"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4862">
            <text:p>4862</text:p>
          </table:table-cell>
        </table:table-row>
        <table:table-row table:style-name="ro1"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4947">
            <text:p>4947</text:p>
          </table:table-cell>
        </table:table-row>
        <table:table-row table:style-name="ro1">
          <table:table-cell office:value-type="float" office:value="4989">
            <text:p>4989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3">
            <text:p>5073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5234">
            <text:p>5234</text:p>
          </table:table-cell>
        </table:table-row>
        <table:table-row table:style-name="ro1">
          <table:table-cell office:value-type="float" office:value="5274">
            <text:p>5274</text:p>
          </table:table-cell>
        </table:table-row>
        <table:table-row table:style-name="ro1"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353">
            <text:p>53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0">
            <text:p>3640</text:p>
          </table:table-cell>
        </table:table-row>
        <table:table-row table:style-name="ro1">
          <table:table-cell office:value-type="float" office:value="3679">
            <text:p>3679</text:p>
          </table:table-cell>
        </table:table-row>
        <table:table-row table:style-name="ro1">
          <table:table-cell office:value-type="float" office:value="3716">
            <text:p>3716</text:p>
          </table:table-cell>
        </table:table-row>
        <table:table-row table:style-name="ro1">
          <table:table-cell office:value-type="float" office:value="3749">
            <text:p>3749</text:p>
          </table:table-cell>
        </table:table-row>
        <table:table-row table:style-name="ro1">
          <table:table-cell office:value-type="float" office:value="3782">
            <text:p>3782</text:p>
          </table:table-cell>
        </table:table-row>
        <table:table-row table:style-name="ro1">
          <table:table-cell office:value-type="float" office:value="3816">
            <text:p>3816</text:p>
          </table:table-cell>
        </table:table-row>
        <table:table-row table:style-name="ro1">
          <table:table-cell office:value-type="float" office:value="3845">
            <text:p>3845</text:p>
          </table:table-cell>
        </table:table-row>
        <table:table-row table:style-name="ro1"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57">
            <text:p>525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9">
            <text:p>4789</text:p>
          </table:table-cell>
        </table:table-row>
        <table:table-row table:style-name="ro1">
          <table:table-cell office:value-type="float" office:value="4849">
            <text:p>4849</text:p>
          </table:table-cell>
        </table:table-row>
        <table:table-row table:style-name="ro1">
          <table:table-cell office:value-type="float" office:value="4899">
            <text:p>4899</text:p>
          </table:table-cell>
        </table:table-row>
        <table:table-row table:style-name="ro1">
          <table:table-cell office:value-type="float" office:value="4941">
            <text:p>4941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5068">
            <text:p>5068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54">
            <text:p>5154</text:p>
          </table:table-cell>
        </table:table-row>
        <table:table-row table:style-name="ro1"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4871">
            <text:p>4871</text:p>
          </table:table-cell>
        </table:table-row>
        <table:table-row table:style-name="ro1">
          <table:table-cell office:value-type="float" office:value="4913">
            <text:p>4913</text:p>
          </table:table-cell>
        </table:table-row>
        <table:table-row table:style-name="ro1">
          <table:table-cell office:value-type="float" office:value="4955">
            <text:p>4955</text:p>
          </table:table-cell>
        </table:table-row>
        <table:table-row table:style-name="ro1">
          <table:table-cell office:value-type="float" office:value="4997">
            <text:p>4997</text:p>
          </table:table-cell>
        </table:table-row>
        <table:table-row table:style-name="ro1">
          <table:table-cell office:value-type="float" office:value="5040">
            <text:p>5040</text:p>
          </table:table-cell>
        </table:table-row>
        <table:table-row table:style-name="ro1">
          <table:table-cell office:value-type="float" office:value="5082">
            <text:p>5082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3">
            <text:p>5243</text:p>
          </table:table-cell>
        </table:table-row>
        <table:table-row table:style-name="ro1">
          <table:table-cell office:value-type="float" office:value="5283">
            <text:p>5283</text:p>
          </table:table-cell>
        </table:table-row>
        <table:table-row table:style-name="ro1"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3">
            <text:p>4523</text:p>
          </table:table-cell>
        </table:table-row>
        <table:table-row table:style-name="ro1">
          <table:table-cell office:value-type="float" office:value="4577">
            <text:p>4577</text:p>
          </table:table-cell>
        </table:table-row>
        <table:table-row table:style-name="ro1">
          <table:table-cell office:value-type="float" office:value="4620">
            <text:p>4620</text:p>
          </table:table-cell>
        </table:table-row>
        <table:table-row table:style-name="ro1">
          <table:table-cell office:value-type="float" office:value="4663">
            <text:p>4663</text:p>
          </table:table-cell>
        </table:table-row>
        <table:table-row table:style-name="ro1">
          <table:table-cell office:value-type="float" office:value="4705">
            <text:p>4705</text:p>
          </table:table-cell>
        </table:table-row>
        <table:table-row table:style-name="ro1">
          <table:table-cell office:value-type="float" office:value="4747">
            <text:p>4747</text:p>
          </table:table-cell>
        </table:table-row>
        <table:table-row table:style-name="ro1">
          <table:table-cell office:value-type="float" office:value="4790">
            <text:p>4790</text:p>
          </table:table-cell>
        </table:table-row>
        <table:table-row table:style-name="ro1">
          <table:table-cell office:value-type="float" office:value="4833">
            <text:p>4833</text:p>
          </table:table-cell>
        </table:table-row>
        <table:table-row table:style-name="ro1"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4918">
            <text:p>4918</text:p>
          </table:table-cell>
        </table:table-row>
        <table:table-row table:style-name="ro1"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9">
            <text:p>4559</text:p>
          </table:table-cell>
        </table:table-row>
        <table:table-row table:style-name="ro1">
          <table:table-cell office:value-type="float" office:value="4619">
            <text:p>4619</text:p>
          </table:table-cell>
        </table:table-row>
        <table:table-row table:style-name="ro1">
          <table:table-cell office:value-type="float" office:value="4661">
            <text:p>4661</text:p>
          </table:table-cell>
        </table:table-row>
        <table:table-row table:style-name="ro1"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4747">
            <text:p>4747</text:p>
          </table:table-cell>
        </table:table-row>
        <table:table-row table:style-name="ro1">
          <table:table-cell office:value-type="float" office:value="4789">
            <text:p>4789</text:p>
          </table:table-cell>
        </table:table-row>
        <table:table-row table:style-name="ro1">
          <table:table-cell office:value-type="float" office:value="4832">
            <text:p>4832</text:p>
          </table:table-cell>
        </table:table-row>
        <table:table-row table:style-name="ro1"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4957">
            <text:p>4957</text:p>
          </table:table-cell>
        </table:table-row>
        <table:table-row table:style-name="ro1">
          <table:table-cell office:value-type="float" office:value="4997">
            <text:p>4997</text:p>
          </table:table-cell>
        </table:table-row>
        <table:table-row table:style-name="ro1">
          <table:table-cell office:value-type="float" office:value="5033">
            <text:p>5033</text:p>
          </table:table-cell>
        </table:table-row>
        <table:table-row table:style-name="ro1">
          <table:table-cell office:value-type="float" office:value="5077">
            <text:p>5077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2">
            <text:p>4732</text:p>
          </table:table-cell>
        </table:table-row>
        <table:table-row table:style-name="ro1">
          <table:table-cell office:value-type="float" office:value="4793">
            <text:p>4793</text:p>
          </table:table-cell>
        </table:table-row>
        <table:table-row table:style-name="ro1">
          <table:table-cell office:value-type="float" office:value="4835">
            <text:p>4835</text:p>
          </table:table-cell>
        </table:table-row>
        <table:table-row table:style-name="ro1">
          <table:table-cell office:value-type="float" office:value="4878">
            <text:p>4878</text:p>
          </table:table-cell>
        </table:table-row>
        <table:table-row table:style-name="ro1">
          <table:table-cell office:value-type="float" office:value="4920">
            <text:p>4920</text:p>
          </table:table-cell>
        </table:table-row>
        <table:table-row table:style-name="ro1">
          <table:table-cell office:value-type="float" office:value="4962">
            <text:p>4962</text:p>
          </table:table-cell>
        </table:table-row>
        <table:table-row table:style-name="ro1"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5048">
            <text:p>5048</text:p>
          </table:table-cell>
        </table:table-row>
        <table:table-row table:style-name="ro1"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300">
            <text:p>5300</text:p>
          </table:table-cell>
        </table:table-row>
        <table:table-row table:style-name="ro1"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1">
            <text:p>4841</text:p>
          </table:table-cell>
        </table:table-row>
        <table:table-row table:style-name="ro1">
          <table:table-cell office:value-type="float" office:value="4901">
            <text:p>4901</text:p>
          </table:table-cell>
        </table:table-row>
        <table:table-row table:style-name="ro1">
          <table:table-cell office:value-type="float" office:value="4944">
            <text:p>4944</text:p>
          </table:table-cell>
        </table:table-row>
        <table:table-row table:style-name="ro1">
          <table:table-cell office:value-type="float" office:value="4986">
            <text:p>4986</text:p>
          </table:table-cell>
        </table:table-row>
        <table:table-row table:style-name="ro1">
          <table:table-cell office:value-type="float" office:value="5029">
            <text:p>5029</text:p>
          </table:table-cell>
        </table:table-row>
        <table:table-row table:style-name="ro1">
          <table:table-cell office:value-type="float" office:value="5072">
            <text:p>5072</text:p>
          </table:table-cell>
        </table:table-row>
        <table:table-row table:style-name="ro1">
          <table:table-cell office:value-type="float" office:value="5115">
            <text:p>5115</text:p>
          </table:table-cell>
        </table:table-row>
        <table:table-row table:style-name="ro1">
          <table:table-cell office:value-type="float" office:value="5156">
            <text:p>5156</text:p>
          </table:table-cell>
        </table:table-row>
        <table:table-row table:style-name="ro1"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36">
            <text:p>543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2">
            <text:p>4802</text:p>
          </table:table-cell>
        </table:table-row>
        <table:table-row table:style-name="ro1">
          <table:table-cell office:value-type="float" office:value="4847">
            <text:p>4847</text:p>
          </table:table-cell>
        </table:table-row>
        <table:table-row table:style-name="ro1">
          <table:table-cell office:value-type="float" office:value="4908">
            <text:p>4908</text:p>
          </table:table-cell>
        </table:table-row>
        <table:table-row table:style-name="ro1">
          <table:table-cell office:value-type="float" office:value="4951">
            <text:p>4951</text:p>
          </table:table-cell>
        </table:table-row>
        <table:table-row table:style-name="ro1">
          <table:table-cell office:value-type="float" office:value="4994">
            <text:p>4994</text:p>
          </table:table-cell>
        </table:table-row>
        <table:table-row table:style-name="ro1">
          <table:table-cell office:value-type="float" office:value="5030">
            <text:p>5030</text:p>
          </table:table-cell>
        </table:table-row>
        <table:table-row table:style-name="ro1">
          <table:table-cell office:value-type="float" office:value="5079">
            <text:p>5079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2">
            <text:p>5162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4">
            <text:p>5244</text:p>
          </table:table-cell>
        </table:table-row>
        <table:table-row table:style-name="ro1"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5405">
            <text:p>540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8">
            <text:p>5008</text:p>
          </table:table-cell>
        </table:table-row>
        <table:table-row table:style-name="ro1">
          <table:table-cell office:value-type="float" office:value="5054">
            <text:p>5054</text:p>
          </table:table-cell>
        </table:table-row>
        <table:table-row table:style-name="ro1">
          <table:table-cell office:value-type="float" office:value="5114">
            <text:p>5114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5242">
            <text:p>5242</text:p>
          </table:table-cell>
        </table:table-row>
        <table:table-row table:style-name="ro1"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5328">
            <text:p>5328</text:p>
          </table:table-cell>
        </table:table-row>
        <table:table-row table:style-name="ro1">
          <table:table-cell office:value-type="float" office:value="5369">
            <text:p>5369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450">
            <text:p>5450</text:p>
          </table:table-cell>
        </table:table-row>
        <table:table-row table:style-name="ro1"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5911">
            <text:p>5911</text:p>
          </table:table-cell>
        </table:table-row>
        <table:table-row table:style-name="ro1">
          <table:table-cell office:value-type="float" office:value="5952">
            <text:p>5952</text:p>
          </table:table-cell>
        </table:table-row>
        <table:table-row table:style-name="ro1">
          <table:table-cell office:value-type="float" office:value="5993">
            <text:p>59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3">
            <text:p>5013</text:p>
          </table:table-cell>
        </table:table-row>
        <table:table-row table:style-name="ro1">
          <table:table-cell office:value-type="float" office:value="5066">
            <text:p>5066</text:p>
          </table:table-cell>
        </table:table-row>
        <table:table-row table:style-name="ro1"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5211">
            <text:p>5211</text:p>
          </table:table-cell>
        </table:table-row>
        <table:table-row table:style-name="ro1"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40">
            <text:p>5340</text:p>
          </table:table-cell>
        </table:table-row>
        <table:table-row table:style-name="ro1">
          <table:table-cell office:value-type="float" office:value="5385">
            <text:p>5385</text:p>
          </table:table-cell>
        </table:table-row>
        <table:table-row table:style-name="ro1">
          <table:table-cell office:value-type="float" office:value="5426">
            <text:p>5426</text:p>
          </table:table-cell>
        </table:table-row>
        <table:table-row table:style-name="ro1">
          <table:table-cell office:value-type="float" office:value="5467">
            <text:p>5467</text:p>
          </table:table-cell>
        </table:table-row>
        <table:table-row table:style-name="ro1">
          <table:table-cell office:value-type="float" office:value="5508">
            <text:p>5508</text:p>
          </table:table-cell>
        </table:table-row>
        <table:table-row table:style-name="ro1"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5974">
            <text:p>5974</text:p>
          </table:table-cell>
        </table:table-row>
        <table:table-row table:style-name="ro1">
          <table:table-cell office:value-type="float" office:value="6016">
            <text:p>60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191">
            <text:p>5191</text:p>
          </table:table-cell>
        </table:table-row>
        <table:table-row table:style-name="ro1">
          <table:table-cell office:value-type="float" office:value="5235">
            <text:p>5235</text:p>
          </table:table-cell>
        </table:table-row>
        <table:table-row table:style-name="ro1">
          <table:table-cell office:value-type="float" office:value="5278">
            <text:p>5278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5921">
            <text:p>5921</text:p>
          </table:table-cell>
        </table:table-row>
        <table:table-row table:style-name="ro1"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03">
            <text:p>6003</text:p>
          </table:table-cell>
        </table:table-row>
        <table:table-row table:style-name="ro1">
          <table:table-cell office:value-type="float" office:value="6044">
            <text:p>6044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4">
            <text:p>5574</text:p>
          </table:table-cell>
        </table:table-row>
        <table:table-row table:style-name="ro1">
          <table:table-cell office:value-type="float" office:value="5621">
            <text:p>5621</text:p>
          </table:table-cell>
        </table:table-row>
        <table:table-row table:style-name="ro1"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5726">
            <text:p>5726</text:p>
          </table:table-cell>
        </table:table-row>
        <table:table-row table:style-name="ro1">
          <table:table-cell office:value-type="float" office:value="5770">
            <text:p>5770</text:p>
          </table:table-cell>
        </table:table-row>
        <table:table-row table:style-name="ro1">
          <table:table-cell office:value-type="float" office:value="5814">
            <text:p>5814</text:p>
          </table:table-cell>
        </table:table-row>
        <table:table-row table:style-name="ro1">
          <table:table-cell office:value-type="float" office:value="5860">
            <text:p>5860</text:p>
          </table:table-cell>
        </table:table-row>
        <table:table-row table:style-name="ro1">
          <table:table-cell office:value-type="float" office:value="5921">
            <text:p>5921</text:p>
          </table:table-cell>
        </table:table-row>
        <table:table-row table:style-name="ro1">
          <table:table-cell office:value-type="float" office:value="5964">
            <text:p>5964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46">
            <text:p>6046</text:p>
          </table:table-cell>
        </table:table-row>
        <table:table-row table:style-name="ro1">
          <table:table-cell office:value-type="float" office:value="6087">
            <text:p>6087</text:p>
          </table:table-cell>
        </table:table-row>
        <table:table-row table:style-name="ro1"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6222">
            <text:p>6222</text:p>
          </table:table-cell>
        </table:table-row>
        <table:table-row table:style-name="ro1">
          <table:table-cell office:value-type="float" office:value="6263">
            <text:p>62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5218">
            <text:p>5218</text:p>
          </table:table-cell>
        </table:table-row>
        <table:table-row table:style-name="ro1">
          <table:table-cell office:value-type="float" office:value="5278">
            <text:p>5278</text:p>
          </table:table-cell>
        </table:table-row>
        <table:table-row table:style-name="ro1">
          <table:table-cell office:value-type="float" office:value="5322">
            <text:p>5322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5455">
            <text:p>5455</text:p>
          </table:table-cell>
        </table:table-row>
        <table:table-row table:style-name="ro1"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5543">
            <text:p>5543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21">
            <text:p>6021</text:p>
          </table:table-cell>
        </table:table-row>
        <table:table-row table:style-name="ro1"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145">
            <text:p>6145</text:p>
          </table:table-cell>
        </table:table-row>
        <table:table-row table:style-name="ro1">
          <table:table-cell office:value-type="float" office:value="6187">
            <text:p>618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1">
            <text:p>5221</text:p>
          </table:table-cell>
        </table:table-row>
        <table:table-row table:style-name="ro1">
          <table:table-cell office:value-type="float" office:value="5287">
            <text:p>5287</text:p>
          </table:table-cell>
        </table:table-row>
        <table:table-row table:style-name="ro1"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5377">
            <text:p>5377</text:p>
          </table:table-cell>
        </table:table-row>
        <table:table-row table:style-name="ro1"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5507">
            <text:p>5507</text:p>
          </table:table-cell>
        </table:table-row>
        <table:table-row table:style-name="ro1"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38">
            <text:p>6038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121">
            <text:p>6121</text:p>
          </table:table-cell>
        </table:table-row>
        <table:table-row table:style-name="ro1">
          <table:table-cell office:value-type="float" office:value="6163">
            <text:p>6163</text:p>
          </table:table-cell>
        </table:table-row>
        <table:table-row table:style-name="ro1">
          <table:table-cell office:value-type="float" office:value="6204">
            <text:p>6204</text:p>
          </table:table-cell>
        </table:table-row>
        <table:table-row table:style-name="ro1">
          <table:table-cell office:value-type="float" office:value="6245">
            <text:p>62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5">
            <text:p>5835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47">
            <text:p>5947</text:p>
          </table:table-cell>
        </table:table-row>
        <table:table-row table:style-name="ro1">
          <table:table-cell office:value-type="float" office:value="5992">
            <text:p>5992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125">
            <text:p>6125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17">
            <text:p>6217</text:p>
          </table:table-cell>
        </table:table-row>
        <table:table-row table:style-name="ro1">
          <table:table-cell office:value-type="float" office:value="6258">
            <text:p>6258</text:p>
          </table:table-cell>
        </table:table-row>
        <table:table-row table:style-name="ro1"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6341">
            <text:p>6341</text:p>
          </table:table-cell>
        </table:table-row>
        <table:table-row table:style-name="ro1">
          <table:table-cell office:value-type="float" office:value="6383">
            <text:p>6383</text:p>
          </table:table-cell>
        </table:table-row>
        <table:table-row table:style-name="ro1">
          <table:table-cell office:value-type="float" office:value="6424">
            <text:p>6424</text:p>
          </table:table-cell>
        </table:table-row>
        <table:table-row table:style-name="ro1">
          <table:table-cell office:value-type="float" office:value="6465">
            <text:p>64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2">
            <text:p>5352</text:p>
          </table:table-cell>
        </table:table-row>
        <table:table-row table:style-name="ro1">
          <table:table-cell office:value-type="float" office:value="5405">
            <text:p>5405</text:p>
          </table:table-cell>
        </table:table-row>
        <table:table-row table:style-name="ro1">
          <table:table-cell office:value-type="float" office:value="5457">
            <text:p>5457</text:p>
          </table:table-cell>
        </table:table-row>
        <table:table-row table:style-name="ro1">
          <table:table-cell office:value-type="float" office:value="5502">
            <text:p>5502</text:p>
          </table:table-cell>
        </table:table-row>
        <table:table-row table:style-name="ro1">
          <table:table-cell office:value-type="float" office:value="5546">
            <text:p>5546</text:p>
          </table:table-cell>
        </table:table-row>
        <table:table-row table:style-name="ro1">
          <table:table-cell office:value-type="float" office:value="5590">
            <text:p>5590</text:p>
          </table:table-cell>
        </table:table-row>
        <table:table-row table:style-name="ro1"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77">
            <text:p>6177</text:p>
          </table:table-cell>
        </table:table-row>
        <table:table-row table:style-name="ro1">
          <table:table-cell office:value-type="float" office:value="6216">
            <text:p>6216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301">
            <text:p>6301</text:p>
          </table:table-cell>
        </table:table-row>
        <table:table-row table:style-name="ro1">
          <table:table-cell office:value-type="float" office:value="6343">
            <text:p>6343</text:p>
          </table:table-cell>
        </table:table-row>
        <table:table-row table:style-name="ro1">
          <table:table-cell office:value-type="float" office:value="6385">
            <text:p>63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3">
            <text:p>5963</text:p>
          </table:table-cell>
        </table:table-row>
        <table:table-row table:style-name="ro1">
          <table:table-cell office:value-type="float" office:value="6046">
            <text:p>6046</text:p>
          </table:table-cell>
        </table:table-row>
        <table:table-row table:style-name="ro1">
          <table:table-cell office:value-type="float" office:value="6091">
            <text:p>6091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80">
            <text:p>6180</text:p>
          </table:table-cell>
        </table:table-row>
        <table:table-row table:style-name="ro1">
          <table:table-cell office:value-type="float" office:value="6225">
            <text:p>6225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5">
            <text:p>6315</text:p>
          </table:table-cell>
        </table:table-row>
        <table:table-row table:style-name="ro1">
          <table:table-cell office:value-type="float" office:value="6357">
            <text:p>6357</text:p>
          </table:table-cell>
        </table:table-row>
        <table:table-row table:style-name="ro1">
          <table:table-cell office:value-type="float" office:value="6405">
            <text:p>6405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489">
            <text:p>6489</text:p>
          </table:table-cell>
        </table:table-row>
        <table:table-row table:style-name="ro1">
          <table:table-cell office:value-type="float" office:value="6531">
            <text:p>6531</text:p>
          </table:table-cell>
        </table:table-row>
        <table:table-row table:style-name="ro1">
          <table:table-cell office:value-type="float" office:value="6573">
            <text:p>6573</text:p>
          </table:table-cell>
        </table:table-row>
        <table:table-row table:style-name="ro1">
          <table:table-cell office:value-type="float" office:value="6615">
            <text:p>661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5380">
            <text:p>5380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5541">
            <text:p>5541</text:p>
          </table:table-cell>
        </table:table-row>
        <table:table-row table:style-name="ro1">
          <table:table-cell office:value-type="float" office:value="5587">
            <text:p>5587</text:p>
          </table:table-cell>
        </table:table-row>
        <table:table-row table:style-name="ro1">
          <table:table-cell office:value-type="float" office:value="5632">
            <text:p>5632</text:p>
          </table:table-cell>
        </table:table-row>
        <table:table-row table:style-name="ro1">
          <table:table-cell office:value-type="float" office:value="5677">
            <text:p>5677</text:p>
          </table:table-cell>
        </table:table-row>
        <table:table-row table:style-name="ro1">
          <table:table-cell office:value-type="float" office:value="5719">
            <text:p>5719</text:p>
          </table:table-cell>
        </table:table-row>
        <table:table-row table:style-name="ro1">
          <table:table-cell office:value-type="float" office:value="5761">
            <text:p>5761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357">
            <text:p>6357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76">
            <text:p>5376</text:p>
          </table:table-cell>
        </table:table-row>
        <table:table-row table:style-name="ro1"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952">
            <text:p>5952</text:p>
          </table:table-cell>
        </table:table-row>
        <table:table-row table:style-name="ro1">
          <table:table-cell office:value-type="float" office:value="5998">
            <text:p>5998</text:p>
          </table:table-cell>
        </table:table-row>
        <table:table-row table:style-name="ro1">
          <table:table-cell office:value-type="float" office:value="6044">
            <text:p>6044</text:p>
          </table:table-cell>
        </table:table-row>
        <table:table-row table:style-name="ro1">
          <table:table-cell office:value-type="float" office:value="6089">
            <text:p>6089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76">
            <text:p>6176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302">
            <text:p>6302</text:p>
          </table:table-cell>
        </table:table-row>
        <table:table-row table:style-name="ro1">
          <table:table-cell office:value-type="float" office:value="6344">
            <text:p>6344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28">
            <text:p>64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4">
            <text:p>5914</text:p>
          </table:table-cell>
        </table:table-row>
        <table:table-row table:style-name="ro1">
          <table:table-cell office:value-type="float" office:value="5979">
            <text:p>5979</text:p>
          </table:table-cell>
        </table:table-row>
        <table:table-row table:style-name="ro1">
          <table:table-cell office:value-type="float" office:value="6025">
            <text:p>6025</text:p>
          </table:table-cell>
        </table:table-row>
        <table:table-row table:style-name="ro1">
          <table:table-cell office:value-type="float" office:value="6087">
            <text:p>6087</text:p>
          </table:table-cell>
        </table:table-row>
        <table:table-row table:style-name="ro1"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2">
            <text:p>6312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41">
            <text:p>6441</text:p>
          </table:table-cell>
        </table:table-row>
        <table:table-row table:style-name="ro1">
          <table:table-cell office:value-type="float" office:value="6483">
            <text:p>6483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68">
            <text:p>65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08">
            <text:p>5508</text:p>
          </table:table-cell>
        </table:table-row>
        <table:table-row table:style-name="ro1"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5629">
            <text:p>5629</text:p>
          </table:table-cell>
        </table:table-row>
        <table:table-row table:style-name="ro1">
          <table:table-cell office:value-type="float" office:value="5674">
            <text:p>5674</text:p>
          </table:table-cell>
        </table:table-row>
        <table:table-row table:style-name="ro1">
          <table:table-cell office:value-type="float" office:value="5720">
            <text:p>5720</text:p>
          </table:table-cell>
        </table:table-row>
        <table:table-row table:style-name="ro1">
          <table:table-cell office:value-type="float" office:value="5767">
            <text:p>5767</text:p>
          </table:table-cell>
        </table:table-row>
        <table:table-row table:style-name="ro1">
          <table:table-cell office:value-type="float" office:value="5813">
            <text:p>5813</text:p>
          </table:table-cell>
        </table:table-row>
        <table:table-row table:style-name="ro1">
          <table:table-cell office:value-type="float" office:value="5859">
            <text:p>5859</text:p>
          </table:table-cell>
        </table:table-row>
        <table:table-row table:style-name="ro1"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392">
            <text:p>6392</text:p>
          </table:table-cell>
        </table:table-row>
        <table:table-row table:style-name="ro1">
          <table:table-cell office:value-type="float" office:value="6434">
            <text:p>6434</text:p>
          </table:table-cell>
        </table:table-row>
        <table:table-row table:style-name="ro1">
          <table:table-cell office:value-type="float" office:value="6477">
            <text:p>6477</text:p>
          </table:table-cell>
        </table:table-row>
        <table:table-row table:style-name="ro1">
          <table:table-cell office:value-type="float" office:value="6519">
            <text:p>6519</text:p>
          </table:table-cell>
        </table:table-row>
        <table:table-row table:style-name="ro1">
          <table:table-cell office:value-type="float" office:value="6563">
            <text:p>6563</text:p>
          </table:table-cell>
        </table:table-row>
        <table:table-row table:style-name="ro1">
          <table:table-cell office:value-type="float" office:value="6607">
            <text:p>66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3">
            <text:p>5853</text:p>
          </table:table-cell>
        </table:table-row>
        <table:table-row table:style-name="ro1">
          <table:table-cell office:value-type="float" office:value="5938">
            <text:p>5938</text:p>
          </table:table-cell>
        </table:table-row>
        <table:table-row table:style-name="ro1">
          <table:table-cell office:value-type="float" office:value="5984">
            <text:p>5984</text:p>
          </table:table-cell>
        </table:table-row>
        <table:table-row table:style-name="ro1">
          <table:table-cell office:value-type="float" office:value="6030">
            <text:p>6030</text:p>
          </table:table-cell>
        </table:table-row>
        <table:table-row table:style-name="ro1">
          <table:table-cell office:value-type="float" office:value="6077">
            <text:p>6077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6214">
            <text:p>6214</text:p>
          </table:table-cell>
        </table:table-row>
        <table:table-row table:style-name="ro1">
          <table:table-cell office:value-type="float" office:value="6676">
            <text:p>6676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62">
            <text:p>6762</text:p>
          </table:table-cell>
        </table:table-row>
        <table:table-row table:style-name="ro1">
          <table:table-cell office:value-type="float" office:value="6805">
            <text:p>6805</text:p>
          </table:table-cell>
        </table:table-row>
        <table:table-row table:style-name="ro1">
          <table:table-cell office:value-type="float" office:value="6847">
            <text:p>6847</text:p>
          </table:table-cell>
        </table:table-row>
        <table:table-row table:style-name="ro1">
          <table:table-cell office:value-type="float" office:value="6890">
            <text:p>6890</text:p>
          </table:table-cell>
        </table:table-row>
        <table:table-row table:style-name="ro1">
          <table:table-cell office:value-type="float" office:value="6933">
            <text:p>69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5">
            <text:p>5035</text:p>
          </table:table-cell>
        </table:table-row>
        <table:table-row table:style-name="ro1"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5206">
            <text:p>5206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296">
            <text:p>5296</text:p>
          </table:table-cell>
        </table:table-row>
        <table:table-row table:style-name="ro1">
          <table:table-cell office:value-type="float" office:value="5342">
            <text:p>5342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6578">
            <text:p>6578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6742">
            <text:p>6742</text:p>
          </table:table-cell>
        </table:table-row>
        <table:table-row table:style-name="ro1">
          <table:table-cell office:value-type="float" office:value="6785">
            <text:p>6785</text:p>
          </table:table-cell>
        </table:table-row>
        <table:table-row table:style-name="ro1">
          <table:table-cell office:value-type="float" office:value="6834">
            <text:p>6834</text:p>
          </table:table-cell>
        </table:table-row>
        <table:table-row table:style-name="ro1">
          <table:table-cell office:value-type="float" office:value="6876">
            <text:p>687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3">
            <text:p>4463</text:p>
          </table:table-cell>
        </table:table-row>
        <table:table-row table:style-name="ro1">
          <table:table-cell office:value-type="float" office:value="4494">
            <text:p>4494</text:p>
          </table:table-cell>
        </table:table-row>
        <table:table-row table:style-name="ro1">
          <table:table-cell office:value-type="float" office:value="4537">
            <text:p>4537</text:p>
          </table:table-cell>
        </table:table-row>
        <table:table-row table:style-name="ro1">
          <table:table-cell office:value-type="float" office:value="4573">
            <text:p>4573</text:p>
          </table:table-cell>
        </table:table-row>
        <table:table-row table:style-name="ro1">
          <table:table-cell office:value-type="float" office:value="4610">
            <text:p>4610</text:p>
          </table:table-cell>
        </table:table-row>
        <table:table-row table:style-name="ro1">
          <table:table-cell office:value-type="float" office:value="4646">
            <text:p>4646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4720">
            <text:p>4720</text:p>
          </table:table-cell>
        </table:table-row>
        <table:table-row table:style-name="ro1">
          <table:table-cell office:value-type="float" office:value="6034">
            <text:p>6034</text:p>
          </table:table-cell>
        </table:table-row>
        <table:table-row table:style-name="ro1">
          <table:table-cell office:value-type="float" office:value="6069">
            <text:p>6069</text:p>
          </table:table-cell>
        </table:table-row>
        <table:table-row table:style-name="ro1">
          <table:table-cell office:value-type="float" office:value="6121">
            <text:p>6121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13">
            <text:p>6213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7">
            <text:p>5767</text:p>
          </table:table-cell>
        </table:table-row>
        <table:table-row table:style-name="ro1">
          <table:table-cell office:value-type="float" office:value="5852">
            <text:p>5852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43">
            <text:p>5943</text:p>
          </table:table-cell>
        </table:table-row>
        <table:table-row table:style-name="ro1">
          <table:table-cell office:value-type="float" office:value="5988">
            <text:p>5988</text:p>
          </table:table-cell>
        </table:table-row>
        <table:table-row table:style-name="ro1">
          <table:table-cell office:value-type="float" office:value="6033">
            <text:p>6033</text:p>
          </table:table-cell>
        </table:table-row>
        <table:table-row table:style-name="ro1">
          <table:table-cell office:value-type="float" office:value="6079">
            <text:p>6079</text:p>
          </table:table-cell>
        </table:table-row>
        <table:table-row table:style-name="ro1">
          <table:table-cell office:value-type="float" office:value="6117">
            <text:p>6117</text:p>
          </table:table-cell>
        </table:table-row>
        <table:table-row table:style-name="ro1"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294">
            <text:p>6294</text:p>
          </table:table-cell>
        </table:table-row>
        <table:table-row table:style-name="ro1">
          <table:table-cell office:value-type="float" office:value="6336">
            <text:p>6336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1">
            <text:p>642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5856">
            <text:p>5856</text:p>
          </table:table-cell>
        </table:table-row>
        <table:table-row table:style-name="ro1">
          <table:table-cell office:value-type="float" office:value="5896">
            <text:p>5896</text:p>
          </table:table-cell>
        </table:table-row>
        <table:table-row table:style-name="ro1">
          <table:table-cell office:value-type="float" office:value="5949">
            <text:p>5949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40">
            <text:p>6040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31">
            <text:p>6131</text:p>
          </table:table-cell>
        </table:table-row>
        <table:table-row table:style-name="ro1">
          <table:table-cell office:value-type="float" office:value="6174">
            <text:p>6174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6344">
            <text:p>6344</text:p>
          </table:table-cell>
        </table:table-row>
        <table:table-row table:style-name="ro1">
          <table:table-cell office:value-type="float" office:value="6387">
            <text:p>6387</text:p>
          </table:table-cell>
        </table:table-row>
        <table:table-row table:style-name="ro1">
          <table:table-cell office:value-type="float" office:value="6430">
            <text:p>64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0">
            <text:p>5840</text:p>
          </table:table-cell>
        </table:table-row>
        <table:table-row table:style-name="ro1">
          <table:table-cell office:value-type="float" office:value="5928">
            <text:p>5928</text:p>
          </table:table-cell>
        </table:table-row>
        <table:table-row table:style-name="ro1">
          <table:table-cell office:value-type="float" office:value="5974">
            <text:p>5974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066">
            <text:p>6066</text:p>
          </table:table-cell>
        </table:table-row>
        <table:table-row table:style-name="ro1">
          <table:table-cell office:value-type="float" office:value="6112">
            <text:p>6112</text:p>
          </table:table-cell>
        </table:table-row>
        <table:table-row table:style-name="ro1">
          <table:table-cell office:value-type="float" office:value="6158">
            <text:p>6158</text:p>
          </table:table-cell>
        </table:table-row>
        <table:table-row table:style-name="ro1">
          <table:table-cell office:value-type="float" office:value="6203">
            <text:p>6203</text:p>
          </table:table-cell>
        </table:table-row>
        <table:table-row table:style-name="ro1">
          <table:table-cell office:value-type="float" office:value="6246">
            <text:p>6246</text:p>
          </table:table-cell>
        </table:table-row>
        <table:table-row table:style-name="ro1">
          <table:table-cell office:value-type="float" office:value="6288">
            <text:p>6288</text:p>
          </table:table-cell>
        </table:table-row>
        <table:table-row table:style-name="ro1"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6370">
            <text:p>6370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59">
            <text:p>6459</text:p>
          </table:table-cell>
        </table:table-row>
        <table:table-row table:style-name="ro1">
          <table:table-cell office:value-type="float" office:value="6502">
            <text:p>650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0">
            <text:p>4560</text:p>
          </table:table-cell>
        </table:table-row>
        <table:table-row table:style-name="ro1">
          <table:table-cell office:value-type="float" office:value="4598">
            <text:p>4598</text:p>
          </table:table-cell>
        </table:table-row>
        <table:table-row table:style-name="ro1">
          <table:table-cell office:value-type="float" office:value="4636">
            <text:p>4636</text:p>
          </table:table-cell>
        </table:table-row>
        <table:table-row table:style-name="ro1"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4749">
            <text:p>4749</text:p>
          </table:table-cell>
        </table:table-row>
        <table:table-row table:style-name="ro1">
          <table:table-cell office:value-type="float" office:value="4787">
            <text:p>4787</text:p>
          </table:table-cell>
        </table:table-row>
        <table:table-row table:style-name="ro1"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6161">
            <text:p>6161</text:p>
          </table:table-cell>
        </table:table-row>
        <table:table-row table:style-name="ro1">
          <table:table-cell office:value-type="float" office:value="6195">
            <text:p>6195</text:p>
          </table:table-cell>
        </table:table-row>
        <table:table-row table:style-name="ro1">
          <table:table-cell office:value-type="float" office:value="6229">
            <text:p>6229</text:p>
          </table:table-cell>
        </table:table-row>
        <table:table-row table:style-name="ro1"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6332">
            <text:p>6332</text:p>
          </table:table-cell>
        </table:table-row>
        <table:table-row table:style-name="ro1">
          <table:table-cell office:value-type="float" office:value="7820">
            <text:p>78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62">
            <text:p>6062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201">
            <text:p>6201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41">
            <text:p>6341</text:p>
          </table:table-cell>
        </table:table-row>
        <table:table-row table:style-name="ro1">
          <table:table-cell office:value-type="float" office:value="6389">
            <text:p>6389</text:p>
          </table:table-cell>
        </table:table-row>
        <table:table-row table:style-name="ro1">
          <table:table-cell office:value-type="float" office:value="6432">
            <text:p>6432</text:p>
          </table:table-cell>
        </table:table-row>
        <table:table-row table:style-name="ro1">
          <table:table-cell office:value-type="float" office:value="6479">
            <text:p>6479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65">
            <text:p>6565</text:p>
          </table:table-cell>
        </table:table-row>
        <table:table-row table:style-name="ro1">
          <table:table-cell office:value-type="float" office:value="6611">
            <text:p>6611</text:p>
          </table:table-cell>
        </table:table-row>
        <table:table-row table:style-name="ro1">
          <table:table-cell office:value-type="float" office:value="6654">
            <text:p>665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9">
            <text:p>6049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35">
            <text:p>6235</text:p>
          </table:table-cell>
        </table:table-row>
        <table:table-row table:style-name="ro1">
          <table:table-cell office:value-type="float" office:value="6281">
            <text:p>6281</text:p>
          </table:table-cell>
        </table:table-row>
        <table:table-row table:style-name="ro1">
          <table:table-cell office:value-type="float" office:value="6327">
            <text:p>6327</text:p>
          </table:table-cell>
        </table:table-row>
        <table:table-row table:style-name="ro1">
          <table:table-cell office:value-type="float" office:value="6366">
            <text:p>6366</text:p>
          </table:table-cell>
        </table:table-row>
        <table:table-row table:style-name="ro1">
          <table:table-cell office:value-type="float" office:value="6419">
            <text:p>6419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47">
            <text:p>6547</text:p>
          </table:table-cell>
        </table:table-row>
        <table:table-row table:style-name="ro1">
          <table:table-cell office:value-type="float" office:value="6593">
            <text:p>6593</text:p>
          </table:table-cell>
        </table:table-row>
        <table:table-row table:style-name="ro1">
          <table:table-cell office:value-type="float" office:value="6636">
            <text:p>6636</text:p>
          </table:table-cell>
        </table:table-row>
        <table:table-row table:style-name="ro1">
          <table:table-cell office:value-type="float" office:value="6680">
            <text:p>6680</text:p>
          </table:table-cell>
        </table:table-row>
        <table:table-row table:style-name="ro1">
          <table:table-cell office:value-type="float" office:value="6723">
            <text:p>67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8">
            <text:p>6038</text:p>
          </table:table-cell>
        </table:table-row>
        <table:table-row table:style-name="ro1">
          <table:table-cell office:value-type="float" office:value="6134">
            <text:p>6134</text:p>
          </table:table-cell>
        </table:table-row>
        <table:table-row table:style-name="ro1">
          <table:table-cell office:value-type="float" office:value="6183">
            <text:p>6183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76">
            <text:p>6276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71">
            <text:p>6371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59">
            <text:p>6459</text:p>
          </table:table-cell>
        </table:table-row>
        <table:table-row table:style-name="ro1">
          <table:table-cell office:value-type="float" office:value="6503">
            <text:p>6503</text:p>
          </table:table-cell>
        </table:table-row>
        <table:table-row table:style-name="ro1">
          <table:table-cell office:value-type="float" office:value="6546">
            <text:p>6546</text:p>
          </table:table-cell>
        </table:table-row>
        <table:table-row table:style-name="ro1">
          <table:table-cell office:value-type="float" office:value="6589">
            <text:p>6589</text:p>
          </table:table-cell>
        </table:table-row>
        <table:table-row table:style-name="ro1">
          <table:table-cell office:value-type="float" office:value="6634">
            <text:p>6634</text:p>
          </table:table-cell>
        </table:table-row>
        <table:table-row table:style-name="ro1">
          <table:table-cell office:value-type="float" office:value="6684">
            <text:p>6684</text:p>
          </table:table-cell>
        </table:table-row>
        <table:table-row table:style-name="ro1">
          <table:table-cell office:value-type="float" office:value="6737">
            <text:p>67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5">
            <text:p>6015</text:p>
          </table:table-cell>
        </table:table-row>
        <table:table-row table:style-name="ro1">
          <table:table-cell office:value-type="float" office:value="6105">
            <text:p>6105</text:p>
          </table:table-cell>
        </table:table-row>
        <table:table-row table:style-name="ro1">
          <table:table-cell office:value-type="float" office:value="6152">
            <text:p>6152</text:p>
          </table:table-cell>
        </table:table-row>
        <table:table-row table:style-name="ro1">
          <table:table-cell office:value-type="float" office:value="6199">
            <text:p>6199</text:p>
          </table:table-cell>
        </table:table-row>
        <table:table-row table:style-name="ro1">
          <table:table-cell office:value-type="float" office:value="6246">
            <text:p>6246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40">
            <text:p>6340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29">
            <text:p>6429</text:p>
          </table:table-cell>
        </table:table-row>
        <table:table-row table:style-name="ro1">
          <table:table-cell office:value-type="float" office:value="6472">
            <text:p>6472</text:p>
          </table:table-cell>
        </table:table-row>
        <table:table-row table:style-name="ro1"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6603">
            <text:p>6603</text:p>
          </table:table-cell>
        </table:table-row>
        <table:table-row table:style-name="ro1">
          <table:table-cell office:value-type="float" office:value="6647">
            <text:p>6647</text:p>
          </table:table-cell>
        </table:table-row>
        <table:table-row table:style-name="ro1">
          <table:table-cell office:value-type="float" office:value="6690">
            <text:p>669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7">
            <text:p>6097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287">
            <text:p>6287</text:p>
          </table:table-cell>
        </table:table-row>
        <table:table-row table:style-name="ro1">
          <table:table-cell office:value-type="float" office:value="6326">
            <text:p>6326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5">
            <text:p>6425</text:p>
          </table:table-cell>
        </table:table-row>
        <table:table-row table:style-name="ro1">
          <table:table-cell office:value-type="float" office:value="6474">
            <text:p>6474</text:p>
          </table:table-cell>
        </table:table-row>
        <table:table-row table:style-name="ro1">
          <table:table-cell office:value-type="float" office:value="6518">
            <text:p>6518</text:p>
          </table:table-cell>
        </table:table-row>
        <table:table-row table:style-name="ro1">
          <table:table-cell office:value-type="float" office:value="6561">
            <text:p>6561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8">
            <text:p>6648</text:p>
          </table:table-cell>
        </table:table-row>
        <table:table-row table:style-name="ro1">
          <table:table-cell office:value-type="float" office:value="6694">
            <text:p>6694</text:p>
          </table:table-cell>
        </table:table-row>
        <table:table-row table:style-name="ro1">
          <table:table-cell office:value-type="float" office:value="6737">
            <text:p>6737</text:p>
          </table:table-cell>
        </table:table-row>
        <table:table-row table:style-name="ro1">
          <table:table-cell office:value-type="float" office:value="6780">
            <text:p>678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8">
            <text:p>6068</text:p>
          </table:table-cell>
        </table:table-row>
        <table:table-row table:style-name="ro1"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6229">
            <text:p>6229</text:p>
          </table:table-cell>
        </table:table-row>
        <table:table-row table:style-name="ro1">
          <table:table-cell office:value-type="float" office:value="6278">
            <text:p>6278</text:p>
          </table:table-cell>
        </table:table-row>
        <table:table-row table:style-name="ro1">
          <table:table-cell office:value-type="float" office:value="6330">
            <text:p>6330</text:p>
          </table:table-cell>
        </table:table-row>
        <table:table-row table:style-name="ro1">
          <table:table-cell office:value-type="float" office:value="6377">
            <text:p>6377</text:p>
          </table:table-cell>
        </table:table-row>
        <table:table-row table:style-name="ro1">
          <table:table-cell office:value-type="float" office:value="6426">
            <text:p>6426</text:p>
          </table:table-cell>
        </table:table-row>
        <table:table-row table:style-name="ro1">
          <table:table-cell office:value-type="float" office:value="6472">
            <text:p>6472</text:p>
          </table:table-cell>
        </table:table-row>
        <table:table-row table:style-name="ro1">
          <table:table-cell office:value-type="float" office:value="6517">
            <text:p>6517</text:p>
          </table:table-cell>
        </table:table-row>
        <table:table-row table:style-name="ro1"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6604">
            <text:p>6604</text:p>
          </table:table-cell>
        </table:table-row>
        <table:table-row table:style-name="ro1">
          <table:table-cell office:value-type="float" office:value="6647">
            <text:p>6647</text:p>
          </table:table-cell>
        </table:table-row>
        <table:table-row table:style-name="ro1">
          <table:table-cell office:value-type="float" office:value="6700">
            <text:p>6700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91">
            <text:p>679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5">
            <text:p>6205</text:p>
          </table:table-cell>
        </table:table-row>
        <table:table-row table:style-name="ro1">
          <table:table-cell office:value-type="float" office:value="6310">
            <text:p>6310</text:p>
          </table:table-cell>
        </table:table-row>
        <table:table-row table:style-name="ro1">
          <table:table-cell office:value-type="float" office:value="6358">
            <text:p>6358</text:p>
          </table:table-cell>
        </table:table-row>
        <table:table-row table:style-name="ro1">
          <table:table-cell office:value-type="float" office:value="6406">
            <text:p>6406</text:p>
          </table:table-cell>
        </table:table-row>
        <table:table-row table:style-name="ro1">
          <table:table-cell office:value-type="float" office:value="6455">
            <text:p>6455</text:p>
          </table:table-cell>
        </table:table-row>
        <table:table-row table:style-name="ro1">
          <table:table-cell office:value-type="float" office:value="6503">
            <text:p>6503</text:p>
          </table:table-cell>
        </table:table-row>
        <table:table-row table:style-name="ro1">
          <table:table-cell office:value-type="float" office:value="6550">
            <text:p>6550</text:p>
          </table:table-cell>
        </table:table-row>
        <table:table-row table:style-name="ro1">
          <table:table-cell office:value-type="float" office:value="6598">
            <text:p>6598</text:p>
          </table:table-cell>
        </table:table-row>
        <table:table-row table:style-name="ro1">
          <table:table-cell office:value-type="float" office:value="6647">
            <text:p>6647</text:p>
          </table:table-cell>
        </table:table-row>
        <table:table-row table:style-name="ro1">
          <table:table-cell office:value-type="float" office:value="6691">
            <text:p>6691</text:p>
          </table:table-cell>
        </table:table-row>
        <table:table-row table:style-name="ro1">
          <table:table-cell office:value-type="float" office:value="6735">
            <text:p>6735</text:p>
          </table:table-cell>
        </table:table-row>
        <table:table-row table:style-name="ro1">
          <table:table-cell office:value-type="float" office:value="6780">
            <text:p>6780</text:p>
          </table:table-cell>
        </table:table-row>
        <table:table-row table:style-name="ro1">
          <table:table-cell office:value-type="float" office:value="6824">
            <text:p>6824</text:p>
          </table:table-cell>
        </table:table-row>
        <table:table-row table:style-name="ro1">
          <table:table-cell office:value-type="float" office:value="6869">
            <text:p>6869</text:p>
          </table:table-cell>
        </table:table-row>
        <table:table-row table:style-name="ro1">
          <table:table-cell office:value-type="float" office:value="6912">
            <text:p>691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0">
            <text:p>6190</text:p>
          </table:table-cell>
        </table:table-row>
        <table:table-row table:style-name="ro1">
          <table:table-cell office:value-type="float" office:value="6288">
            <text:p>6288</text:p>
          </table:table-cell>
        </table:table-row>
        <table:table-row table:style-name="ro1">
          <table:table-cell office:value-type="float" office:value="6338">
            <text:p>6338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33">
            <text:p>6433</text:p>
          </table:table-cell>
        </table:table-row>
        <table:table-row table:style-name="ro1">
          <table:table-cell office:value-type="float" office:value="6480">
            <text:p>6480</text:p>
          </table:table-cell>
        </table:table-row>
        <table:table-row table:style-name="ro1">
          <table:table-cell office:value-type="float" office:value="6527">
            <text:p>6527</text:p>
          </table:table-cell>
        </table:table-row>
        <table:table-row table:style-name="ro1">
          <table:table-cell office:value-type="float" office:value="6574">
            <text:p>6574</text:p>
          </table:table-cell>
        </table:table-row>
        <table:table-row table:style-name="ro1">
          <table:table-cell office:value-type="float" office:value="6620">
            <text:p>6620</text:p>
          </table:table-cell>
        </table:table-row>
        <table:table-row table:style-name="ro1">
          <table:table-cell office:value-type="float" office:value="6664">
            <text:p>6664</text:p>
          </table:table-cell>
        </table:table-row>
        <table:table-row table:style-name="ro1">
          <table:table-cell office:value-type="float" office:value="6709">
            <text:p>6709</text:p>
          </table:table-cell>
        </table:table-row>
        <table:table-row table:style-name="ro1">
          <table:table-cell office:value-type="float" office:value="6752">
            <text:p>6752</text:p>
          </table:table-cell>
        </table:table-row>
        <table:table-row table:style-name="ro1">
          <table:table-cell office:value-type="float" office:value="6796">
            <text:p>6796</text:p>
          </table:table-cell>
        </table:table-row>
        <table:table-row table:style-name="ro1">
          <table:table-cell office:value-type="float" office:value="6841">
            <text:p>6841</text:p>
          </table:table-cell>
        </table:table-row>
        <table:table-row table:style-name="ro1">
          <table:table-cell office:value-type="float" office:value="6885">
            <text:p>68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305">
            <text:p>6305</text:p>
          </table:table-cell>
        </table:table-row>
        <table:table-row table:style-name="ro1"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408">
            <text:p>6408</text:p>
          </table:table-cell>
        </table:table-row>
        <table:table-row table:style-name="ro1">
          <table:table-cell office:value-type="float" office:value="6457">
            <text:p>6457</text:p>
          </table:table-cell>
        </table:table-row>
        <table:table-row table:style-name="ro1">
          <table:table-cell office:value-type="float" office:value="6504">
            <text:p>6504</text:p>
          </table:table-cell>
        </table:table-row>
        <table:table-row table:style-name="ro1">
          <table:table-cell office:value-type="float" office:value="6552">
            <text:p>6552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51">
            <text:p>6651</text:p>
          </table:table-cell>
        </table:table-row>
        <table:table-row table:style-name="ro1">
          <table:table-cell office:value-type="float" office:value="6695">
            <text:p>6695</text:p>
          </table:table-cell>
        </table:table-row>
        <table:table-row table:style-name="ro1">
          <table:table-cell office:value-type="float" office:value="6742">
            <text:p>6742</text:p>
          </table:table-cell>
        </table:table-row>
        <table:table-row table:style-name="ro1">
          <table:table-cell office:value-type="float" office:value="6783">
            <text:p>6783</text:p>
          </table:table-cell>
        </table:table-row>
        <table:table-row table:style-name="ro1">
          <table:table-cell office:value-type="float" office:value="6831">
            <text:p>6831</text:p>
          </table:table-cell>
        </table:table-row>
        <table:table-row table:style-name="ro1">
          <table:table-cell office:value-type="float" office:value="6876">
            <text:p>6876</text:p>
          </table:table-cell>
        </table:table-row>
        <table:table-row table:style-name="ro1">
          <table:table-cell office:value-type="float" office:value="6920">
            <text:p>69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513">
            <text:p>6513</text:p>
          </table:table-cell>
        </table:table-row>
        <table:table-row table:style-name="ro1">
          <table:table-cell office:value-type="float" office:value="6554">
            <text:p>6554</text:p>
          </table:table-cell>
        </table:table-row>
        <table:table-row table:style-name="ro1">
          <table:table-cell office:value-type="float" office:value="6610">
            <text:p>6610</text:p>
          </table:table-cell>
        </table:table-row>
        <table:table-row table:style-name="ro1">
          <table:table-cell office:value-type="float" office:value="6659">
            <text:p>6659</text:p>
          </table:table-cell>
        </table:table-row>
        <table:table-row table:style-name="ro1">
          <table:table-cell office:value-type="float" office:value="6707">
            <text:p>6707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99">
            <text:p>6799</text:p>
          </table:table-cell>
        </table:table-row>
        <table:table-row table:style-name="ro1">
          <table:table-cell office:value-type="float" office:value="6850">
            <text:p>6850</text:p>
          </table:table-cell>
        </table:table-row>
        <table:table-row table:style-name="ro1">
          <table:table-cell office:value-type="float" office:value="6894">
            <text:p>6894</text:p>
          </table:table-cell>
        </table:table-row>
        <table:table-row table:style-name="ro1">
          <table:table-cell office:value-type="float" office:value="6938">
            <text:p>6938</text:p>
          </table:table-cell>
        </table:table-row>
        <table:table-row table:style-name="ro1">
          <table:table-cell office:value-type="float" office:value="6983">
            <text:p>6983</text:p>
          </table:table-cell>
        </table:table-row>
        <table:table-row table:style-name="ro1">
          <table:table-cell office:value-type="float" office:value="7025">
            <text:p>7025</text:p>
          </table:table-cell>
        </table:table-row>
        <table:table-row table:style-name="ro1">
          <table:table-cell office:value-type="float" office:value="7072">
            <text:p>7072</text:p>
          </table:table-cell>
        </table:table-row>
        <table:table-row table:style-name="ro1">
          <table:table-cell office:value-type="float" office:value="7113">
            <text:p>71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71">
            <text:p>6371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547">
            <text:p>6547</text:p>
          </table:table-cell>
        </table:table-row>
        <table:table-row table:style-name="ro1"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645">
            <text:p>6645</text:p>
          </table:table-cell>
        </table:table-row>
        <table:table-row table:style-name="ro1">
          <table:table-cell office:value-type="float" office:value="6693">
            <text:p>6693</text:p>
          </table:table-cell>
        </table:table-row>
        <table:table-row table:style-name="ro1">
          <table:table-cell office:value-type="float" office:value="6741">
            <text:p>6741</text:p>
          </table:table-cell>
        </table:table-row>
        <table:table-row table:style-name="ro1">
          <table:table-cell office:value-type="float" office:value="6789">
            <text:p>6789</text:p>
          </table:table-cell>
        </table:table-row>
        <table:table-row table:style-name="ro1">
          <table:table-cell office:value-type="float" office:value="6834">
            <text:p>6834</text:p>
          </table:table-cell>
        </table:table-row>
        <table:table-row table:style-name="ro1">
          <table:table-cell office:value-type="float" office:value="6880">
            <text:p>6880</text:p>
          </table:table-cell>
        </table:table-row>
        <table:table-row table:style-name="ro1">
          <table:table-cell office:value-type="float" office:value="6924">
            <text:p>6924</text:p>
          </table:table-cell>
        </table:table-row>
        <table:table-row table:style-name="ro1">
          <table:table-cell office:value-type="float" office:value="6969">
            <text:p>6969</text:p>
          </table:table-cell>
        </table:table-row>
        <table:table-row table:style-name="ro1">
          <table:table-cell office:value-type="float" office:value="7013">
            <text:p>7013</text:p>
          </table:table-cell>
        </table:table-row>
        <table:table-row table:style-name="ro1">
          <table:table-cell office:value-type="float" office:value="7058">
            <text:p>7058</text:p>
          </table:table-cell>
        </table:table-row>
        <table:table-row table:style-name="ro1">
          <table:table-cell office:value-type="float" office:value="7103">
            <text:p>710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414">
            <text:p>6414</text:p>
          </table:table-cell>
        </table:table-row>
        <table:table-row table:style-name="ro1">
          <table:table-cell office:value-type="float" office:value="6464">
            <text:p>6464</text:p>
          </table:table-cell>
        </table:table-row>
        <table:table-row table:style-name="ro1">
          <table:table-cell office:value-type="float" office:value="6512">
            <text:p>6512</text:p>
          </table:table-cell>
        </table:table-row>
        <table:table-row table:style-name="ro1">
          <table:table-cell office:value-type="float" office:value="6583">
            <text:p>6583</text:p>
          </table:table-cell>
        </table:table-row>
        <table:table-row table:style-name="ro1">
          <table:table-cell office:value-type="float" office:value="6631">
            <text:p>6631</text:p>
          </table:table-cell>
        </table:table-row>
        <table:table-row table:style-name="ro1">
          <table:table-cell office:value-type="float" office:value="6679">
            <text:p>6679</text:p>
          </table:table-cell>
        </table:table-row>
        <table:table-row table:style-name="ro1">
          <table:table-cell office:value-type="float" office:value="6727">
            <text:p>6727</text:p>
          </table:table-cell>
        </table:table-row>
        <table:table-row table:style-name="ro1">
          <table:table-cell office:value-type="float" office:value="6773">
            <text:p>6773</text:p>
          </table:table-cell>
        </table:table-row>
        <table:table-row table:style-name="ro1">
          <table:table-cell office:value-type="float" office:value="6818">
            <text:p>6818</text:p>
          </table:table-cell>
        </table:table-row>
        <table:table-row table:style-name="ro1">
          <table:table-cell office:value-type="float" office:value="6862">
            <text:p>6862</text:p>
          </table:table-cell>
        </table:table-row>
        <table:table-row table:style-name="ro1">
          <table:table-cell office:value-type="float" office:value="6907">
            <text:p>6907</text:p>
          </table:table-cell>
        </table:table-row>
        <table:table-row table:style-name="ro1">
          <table:table-cell office:value-type="float" office:value="6952">
            <text:p>6952</text:p>
          </table:table-cell>
        </table:table-row>
        <table:table-row table:style-name="ro1">
          <table:table-cell office:value-type="float" office:value="6997">
            <text:p>6997</text:p>
          </table:table-cell>
        </table:table-row>
        <table:table-row table:style-name="ro1">
          <table:table-cell office:value-type="float" office:value="7042">
            <text:p>70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6">
            <text:p>6486</text:p>
          </table:table-cell>
        </table:table-row>
        <table:table-row table:style-name="ro1">
          <table:table-cell office:value-type="float" office:value="6622">
            <text:p>6622</text:p>
          </table:table-cell>
        </table:table-row>
        <table:table-row table:style-name="ro1">
          <table:table-cell office:value-type="float" office:value="6664">
            <text:p>6664</text:p>
          </table:table-cell>
        </table:table-row>
        <table:table-row table:style-name="ro1">
          <table:table-cell office:value-type="float" office:value="6722">
            <text:p>6722</text:p>
          </table:table-cell>
        </table:table-row>
        <table:table-row table:style-name="ro1">
          <table:table-cell office:value-type="float" office:value="6770">
            <text:p>6770</text:p>
          </table:table-cell>
        </table:table-row>
        <table:table-row table:style-name="ro1">
          <table:table-cell office:value-type="float" office:value="6817">
            <text:p>6817</text:p>
          </table:table-cell>
        </table:table-row>
        <table:table-row table:style-name="ro1">
          <table:table-cell office:value-type="float" office:value="6869">
            <text:p>6869</text:p>
          </table:table-cell>
        </table:table-row>
        <table:table-row table:style-name="ro1">
          <table:table-cell office:value-type="float" office:value="6918">
            <text:p>6918</text:p>
          </table:table-cell>
        </table:table-row>
        <table:table-row table:style-name="ro1">
          <table:table-cell office:value-type="float" office:value="6963">
            <text:p>6963</text:p>
          </table:table-cell>
        </table:table-row>
        <table:table-row table:style-name="ro1">
          <table:table-cell office:value-type="float" office:value="7008">
            <text:p>7008</text:p>
          </table:table-cell>
        </table:table-row>
        <table:table-row table:style-name="ro1">
          <table:table-cell office:value-type="float" office:value="7054">
            <text:p>7054</text:p>
          </table:table-cell>
        </table:table-row>
        <table:table-row table:style-name="ro1">
          <table:table-cell office:value-type="float" office:value="7099">
            <text:p>7099</text:p>
          </table:table-cell>
        </table:table-row>
        <table:table-row table:style-name="ro1">
          <table:table-cell office:value-type="float" office:value="7144">
            <text:p>7144</text:p>
          </table:table-cell>
        </table:table-row>
        <table:table-row table:style-name="ro1">
          <table:table-cell office:value-type="float" office:value="7189">
            <text:p>7189</text:p>
          </table:table-cell>
        </table:table-row>
        <table:table-row table:style-name="ro1">
          <table:table-cell office:value-type="float" office:value="8562">
            <text:p>85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6686">
            <text:p>6686</text:p>
          </table:table-cell>
        </table:table-row>
        <table:table-row table:style-name="ro1">
          <table:table-cell office:value-type="float" office:value="6735">
            <text:p>6735</text:p>
          </table:table-cell>
        </table:table-row>
        <table:table-row table:style-name="ro1">
          <table:table-cell office:value-type="float" office:value="6786">
            <text:p>6786</text:p>
          </table:table-cell>
        </table:table-row>
        <table:table-row table:style-name="ro1">
          <table:table-cell office:value-type="float" office:value="6835">
            <text:p>6835</text:p>
          </table:table-cell>
        </table:table-row>
        <table:table-row table:style-name="ro1">
          <table:table-cell office:value-type="float" office:value="6884">
            <text:p>6884</text:p>
          </table:table-cell>
        </table:table-row>
        <table:table-row table:style-name="ro1">
          <table:table-cell office:value-type="float" office:value="6933">
            <text:p>6933</text:p>
          </table:table-cell>
        </table:table-row>
        <table:table-row table:style-name="ro1">
          <table:table-cell office:value-type="float" office:value="6978">
            <text:p>6978</text:p>
          </table:table-cell>
        </table:table-row>
        <table:table-row table:style-name="ro1">
          <table:table-cell office:value-type="float" office:value="7023">
            <text:p>7023</text:p>
          </table:table-cell>
        </table:table-row>
        <table:table-row table:style-name="ro1">
          <table:table-cell office:value-type="float" office:value="7069">
            <text:p>7069</text:p>
          </table:table-cell>
        </table:table-row>
        <table:table-row table:style-name="ro1">
          <table:table-cell office:value-type="float" office:value="7115">
            <text:p>7115</text:p>
          </table:table-cell>
        </table:table-row>
        <table:table-row table:style-name="ro1">
          <table:table-cell office:value-type="float" office:value="7160">
            <text:p>7160</text:p>
          </table:table-cell>
        </table:table-row>
        <table:table-row table:style-name="ro1">
          <table:table-cell office:value-type="float" office:value="7205">
            <text:p>7205</text:p>
          </table:table-cell>
        </table:table-row>
        <table:table-row table:style-name="ro1">
          <table:table-cell office:value-type="float" office:value="7251">
            <text:p>72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5">
            <text:p>5035</text:p>
          </table:table-cell>
        </table:table-row>
        <table:table-row table:style-name="ro1"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5237">
            <text:p>5237</text:p>
          </table:table-cell>
        </table:table-row>
        <table:table-row table:style-name="ro1">
          <table:table-cell office:value-type="float" office:value="5277">
            <text:p>5277</text:p>
          </table:table-cell>
        </table:table-row>
        <table:table-row table:style-name="ro1"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6942">
            <text:p>6942</text:p>
          </table:table-cell>
        </table:table-row>
        <table:table-row table:style-name="ro1">
          <table:table-cell office:value-type="float" office:value="6978">
            <text:p>6978</text:p>
          </table:table-cell>
        </table:table-row>
        <table:table-row table:style-name="ro1">
          <table:table-cell office:value-type="float" office:value="7014">
            <text:p>7014</text:p>
          </table:table-cell>
        </table:table-row>
        <table:table-row table:style-name="ro1">
          <table:table-cell office:value-type="float" office:value="7164">
            <text:p>7164</text:p>
          </table:table-cell>
        </table:table-row>
        <table:table-row table:style-name="ro1">
          <table:table-cell office:value-type="float" office:value="7201">
            <text:p>7201</text:p>
          </table:table-cell>
        </table:table-row>
        <table:table-row table:style-name="ro1">
          <table:table-cell office:value-type="float" office:value="7236">
            <text:p>7236</text:p>
          </table:table-cell>
        </table:table-row>
        <table:table-row table:style-name="ro1"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40">
            <text:p>6540</text:p>
          </table:table-cell>
        </table:table-row>
        <table:table-row table:style-name="ro1"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651">
            <text:p>6651</text:p>
          </table:table-cell>
        </table:table-row>
        <table:table-row table:style-name="ro1">
          <table:table-cell office:value-type="float" office:value="6700">
            <text:p>6700</text:p>
          </table:table-cell>
        </table:table-row>
        <table:table-row table:style-name="ro1"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6798">
            <text:p>6798</text:p>
          </table:table-cell>
        </table:table-row>
        <table:table-row table:style-name="ro1">
          <table:table-cell office:value-type="float" office:value="6847">
            <text:p>6847</text:p>
          </table:table-cell>
        </table:table-row>
        <table:table-row table:style-name="ro1">
          <table:table-cell office:value-type="float" office:value="6895">
            <text:p>6895</text:p>
          </table:table-cell>
        </table:table-row>
        <table:table-row table:style-name="ro1">
          <table:table-cell office:value-type="float" office:value="6946">
            <text:p>6946</text:p>
          </table:table-cell>
        </table:table-row>
        <table:table-row table:style-name="ro1">
          <table:table-cell office:value-type="float" office:value="6992">
            <text:p>6992</text:p>
          </table:table-cell>
        </table:table-row>
        <table:table-row table:style-name="ro1">
          <table:table-cell office:value-type="float" office:value="7037">
            <text:p>7037</text:p>
          </table:table-cell>
        </table:table-row>
        <table:table-row table:style-name="ro1">
          <table:table-cell office:value-type="float" office:value="7971">
            <text:p>7971</text:p>
          </table:table-cell>
        </table:table-row>
        <table:table-row table:style-name="ro1">
          <table:table-cell office:value-type="float" office:value="8018">
            <text:p>8018</text:p>
          </table:table-cell>
        </table:table-row>
        <table:table-row table:style-name="ro1">
          <table:table-cell office:value-type="float" office:value="8063">
            <text:p>8063</text:p>
          </table:table-cell>
        </table:table-row>
        <table:table-row table:style-name="ro1">
          <table:table-cell office:value-type="float" office:value="8109">
            <text:p>81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268">
            <text:p>5268</text:p>
          </table:table-cell>
        </table:table-row>
        <table:table-row table:style-name="ro1"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536">
            <text:p>5536</text:p>
          </table:table-cell>
        </table:table-row>
        <table:table-row table:style-name="ro1">
          <table:table-cell office:value-type="float" office:value="5566">
            <text:p>5566</text:p>
          </table:table-cell>
        </table:table-row>
        <table:table-row table:style-name="ro1">
          <table:table-cell office:value-type="float" office:value="5596">
            <text:p>5596</text:p>
          </table:table-cell>
        </table:table-row>
        <table:table-row table:style-name="ro1">
          <table:table-cell office:value-type="float" office:value="6266">
            <text:p>6266</text:p>
          </table:table-cell>
        </table:table-row>
        <table:table-row table:style-name="ro1">
          <table:table-cell office:value-type="float" office:value="6302">
            <text:p>6302</text:p>
          </table:table-cell>
        </table:table-row>
        <table:table-row table:style-name="ro1"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6658">
            <text:p>66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3">
            <text:p>4513</text:p>
          </table:table-cell>
        </table:table-row>
        <table:table-row table:style-name="ro1">
          <table:table-cell office:value-type="float" office:value="4566">
            <text:p>4566</text:p>
          </table:table-cell>
        </table:table-row>
        <table:table-row table:style-name="ro1">
          <table:table-cell office:value-type="float" office:value="4631">
            <text:p>4631</text:p>
          </table:table-cell>
        </table:table-row>
        <table:table-row table:style-name="ro1">
          <table:table-cell office:value-type="float" office:value="4669">
            <text:p>4669</text:p>
          </table:table-cell>
        </table:table-row>
        <table:table-row table:style-name="ro1">
          <table:table-cell office:value-type="float" office:value="4707">
            <text:p>4707</text:p>
          </table:table-cell>
        </table:table-row>
        <table:table-row table:style-name="ro1">
          <table:table-cell office:value-type="float" office:value="4745">
            <text:p>4745</text:p>
          </table:table-cell>
        </table:table-row>
        <table:table-row table:style-name="ro1">
          <table:table-cell office:value-type="float" office:value="4783">
            <text:p>4783</text:p>
          </table:table-cell>
        </table:table-row>
        <table:table-row table:style-name="ro1">
          <table:table-cell office:value-type="float" office:value="4821">
            <text:p>4821</text:p>
          </table:table-cell>
        </table:table-row>
        <table:table-row table:style-name="ro1">
          <table:table-cell office:value-type="float" office:value="4858">
            <text:p>4858</text:p>
          </table:table-cell>
        </table:table-row>
        <table:table-row table:style-name="ro1">
          <table:table-cell office:value-type="float" office:value="4894">
            <text:p>4894</text:p>
          </table:table-cell>
        </table:table-row>
        <table:table-row table:style-name="ro1">
          <table:table-cell office:value-type="float" office:value="4930">
            <text:p>4930</text:p>
          </table:table-cell>
        </table:table-row>
        <table:table-row table:style-name="ro1">
          <table:table-cell office:value-type="float" office:value="4966">
            <text:p>4966</text:p>
          </table:table-cell>
        </table:table-row>
        <table:table-row table:style-name="ro1">
          <table:table-cell office:value-type="float" office:value="5049">
            <text:p>5049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91">
            <text:p>5591</text:p>
          </table:table-cell>
        </table:table-row>
        <table:table-row table:style-name="ro1">
          <table:table-cell office:value-type="float" office:value="5672">
            <text:p>5672</text:p>
          </table:table-cell>
        </table:table-row>
        <table:table-row table:style-name="ro1">
          <table:table-cell office:value-type="float" office:value="5715">
            <text:p>5715</text:p>
          </table:table-cell>
        </table:table-row>
        <table:table-row table:style-name="ro1">
          <table:table-cell office:value-type="float" office:value="5757">
            <text:p>5757</text:p>
          </table:table-cell>
        </table:table-row>
        <table:table-row table:style-name="ro1">
          <table:table-cell office:value-type="float" office:value="5798">
            <text:p>5798</text:p>
          </table:table-cell>
        </table:table-row>
        <table:table-row table:style-name="ro1">
          <table:table-cell office:value-type="float" office:value="5839">
            <text:p>5839</text:p>
          </table:table-cell>
        </table:table-row>
        <table:table-row table:style-name="ro1"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5922">
            <text:p>5922</text:p>
          </table:table-cell>
        </table:table-row>
        <table:table-row table:style-name="ro1">
          <table:table-cell office:value-type="float" office:value="5966">
            <text:p>5966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45">
            <text:p>6045</text:p>
          </table:table-cell>
        </table:table-row>
        <table:table-row table:style-name="ro1">
          <table:table-cell office:value-type="float" office:value="6084">
            <text:p>6084</text:p>
          </table:table-cell>
        </table:table-row>
        <table:table-row table:style-name="ro1">
          <table:table-cell office:value-type="float" office:value="6174">
            <text:p>6174</text:p>
          </table:table-cell>
        </table:table-row>
        <table:table-row table:style-name="ro1">
          <table:table-cell office:value-type="float" office:value="6217">
            <text:p>6217</text:p>
          </table:table-cell>
        </table:table-row>
        <table:table-row table:style-name="ro1">
          <table:table-cell office:value-type="float" office:value="6674">
            <text:p>66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0">
            <text:p>4390</text:p>
          </table:table-cell>
        </table:table-row>
        <table:table-row table:style-name="ro1">
          <table:table-cell office:value-type="float" office:value="4448">
            <text:p>4448</text:p>
          </table:table-cell>
        </table:table-row>
        <table:table-row table:style-name="ro1">
          <table:table-cell office:value-type="float" office:value="4489">
            <text:p>4489</text:p>
          </table:table-cell>
        </table:table-row>
        <table:table-row table:style-name="ro1">
          <table:table-cell office:value-type="float" office:value="4531">
            <text:p>4531</text:p>
          </table:table-cell>
        </table:table-row>
        <table:table-row table:style-name="ro1">
          <table:table-cell office:value-type="float" office:value="4572">
            <text:p>4572</text:p>
          </table:table-cell>
        </table:table-row>
        <table:table-row table:style-name="ro1">
          <table:table-cell office:value-type="float" office:value="4613">
            <text:p>4613</text:p>
          </table:table-cell>
        </table:table-row>
        <table:table-row table:style-name="ro1"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4696">
            <text:p>4696</text:p>
          </table:table-cell>
        </table:table-row>
        <table:table-row table:style-name="ro1">
          <table:table-cell office:value-type="float" office:value="4732">
            <text:p>4732</text:p>
          </table:table-cell>
        </table:table-row>
        <table:table-row table:style-name="ro1">
          <table:table-cell office:value-type="float" office:value="4776">
            <text:p>4776</text:p>
          </table:table-cell>
        </table:table-row>
        <table:table-row table:style-name="ro1">
          <table:table-cell office:value-type="float" office:value="4864">
            <text:p>4864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42">
            <text:p>4942</text:p>
          </table:table-cell>
        </table:table-row>
        <table:table-row table:style-name="ro1">
          <table:table-cell office:value-type="float" office:value="4982">
            <text:p>4982</text:p>
          </table:table-cell>
        </table:table-row>
        <table:table-row table:style-name="ro1">
          <table:table-cell office:value-type="float" office:value="5024">
            <text:p>50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9">
            <text:p>4369</text:p>
          </table:table-cell>
        </table:table-row>
        <table:table-row table:style-name="ro1">
          <table:table-cell office:value-type="float" office:value="4413">
            <text:p>4413</text:p>
          </table:table-cell>
        </table:table-row>
        <table:table-row table:style-name="ro1">
          <table:table-cell office:value-type="float" office:value="4470">
            <text:p>4470</text:p>
          </table:table-cell>
        </table:table-row>
        <table:table-row table:style-name="ro1">
          <table:table-cell office:value-type="float" office:value="4511">
            <text:p>4511</text:p>
          </table:table-cell>
        </table:table-row>
        <table:table-row table:style-name="ro1">
          <table:table-cell office:value-type="float" office:value="4552">
            <text:p>4552</text:p>
          </table:table-cell>
        </table:table-row>
        <table:table-row table:style-name="ro1">
          <table:table-cell office:value-type="float" office:value="4594">
            <text:p>4594</text:p>
          </table:table-cell>
        </table:table-row>
        <table:table-row table:style-name="ro1">
          <table:table-cell office:value-type="float" office:value="4654">
            <text:p>4654</text:p>
          </table:table-cell>
        </table:table-row>
        <table:table-row table:style-name="ro1">
          <table:table-cell office:value-type="float" office:value="4697">
            <text:p>4697</text:p>
          </table:table-cell>
        </table:table-row>
        <table:table-row table:style-name="ro1">
          <table:table-cell office:value-type="float" office:value="4738">
            <text:p>4738</text:p>
          </table:table-cell>
        </table:table-row>
        <table:table-row table:style-name="ro1"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899">
            <text:p>4899</text:p>
          </table:table-cell>
        </table:table-row>
        <table:table-row table:style-name="ro1">
          <table:table-cell office:value-type="float" office:value="4939">
            <text:p>4939</text:p>
          </table:table-cell>
        </table:table-row>
        <table:table-row table:style-name="ro1">
          <table:table-cell office:value-type="float" office:value="4979">
            <text:p>4979</text:p>
          </table:table-cell>
        </table:table-row>
        <table:table-row table:style-name="ro1">
          <table:table-cell office:value-type="float" office:value="5020">
            <text:p>50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5">
            <text:p>4295</text:p>
          </table:table-cell>
        </table:table-row>
        <table:table-row table:style-name="ro1">
          <table:table-cell office:value-type="float" office:value="4355">
            <text:p>4355</text:p>
          </table:table-cell>
        </table:table-row>
        <table:table-row table:style-name="ro1"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438">
            <text:p>4438</text:p>
          </table:table-cell>
        </table:table-row>
        <table:table-row table:style-name="ro1">
          <table:table-cell office:value-type="float" office:value="4479">
            <text:p>4479</text:p>
          </table:table-cell>
        </table:table-row>
        <table:table-row table:style-name="ro1">
          <table:table-cell office:value-type="float" office:value="4521">
            <text:p>4521</text:p>
          </table:table-cell>
        </table:table-row>
        <table:table-row table:style-name="ro1">
          <table:table-cell office:value-type="float" office:value="4562">
            <text:p>4562</text:p>
          </table:table-cell>
        </table:table-row>
        <table:table-row table:style-name="ro1">
          <table:table-cell office:value-type="float" office:value="4604">
            <text:p>4604</text:p>
          </table:table-cell>
        </table:table-row>
        <table:table-row table:style-name="ro1">
          <table:table-cell office:value-type="float" office:value="4645">
            <text:p>4645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4723">
            <text:p>4723</text:p>
          </table:table-cell>
        </table:table-row>
        <table:table-row table:style-name="ro1">
          <table:table-cell office:value-type="float" office:value="4761">
            <text:p>4761</text:p>
          </table:table-cell>
        </table:table-row>
        <table:table-row table:style-name="ro1"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6965">
            <text:p>69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2">
            <text:p>4322</text:p>
          </table:table-cell>
        </table:table-row>
        <table:table-row table:style-name="ro1">
          <table:table-cell office:value-type="float" office:value="4406">
            <text:p>4406</text:p>
          </table:table-cell>
        </table:table-row>
        <table:table-row table:style-name="ro1">
          <table:table-cell office:value-type="float" office:value="4465">
            <text:p>4465</text:p>
          </table:table-cell>
        </table:table-row>
        <table:table-row table:style-name="ro1">
          <table:table-cell office:value-type="float" office:value="4507">
            <text:p>4507</text:p>
          </table:table-cell>
        </table:table-row>
        <table:table-row table:style-name="ro1">
          <table:table-cell office:value-type="float" office:value="4548">
            <text:p>4548</text:p>
          </table:table-cell>
        </table:table-row>
        <table:table-row table:style-name="ro1">
          <table:table-cell office:value-type="float" office:value="4590">
            <text:p>4590</text:p>
          </table:table-cell>
        </table:table-row>
        <table:table-row table:style-name="ro1">
          <table:table-cell office:value-type="float" office:value="4631">
            <text:p>4631</text:p>
          </table:table-cell>
        </table:table-row>
        <table:table-row table:style-name="ro1">
          <table:table-cell office:value-type="float" office:value="4672">
            <text:p>4672</text:p>
          </table:table-cell>
        </table:table-row>
        <table:table-row table:style-name="ro1">
          <table:table-cell office:value-type="float" office:value="4714">
            <text:p>4714</text:p>
          </table:table-cell>
        </table:table-row>
        <table:table-row table:style-name="ro1">
          <table:table-cell office:value-type="float" office:value="4752">
            <text:p>4752</text:p>
          </table:table-cell>
        </table:table-row>
        <table:table-row table:style-name="ro1">
          <table:table-cell office:value-type="float" office:value="4791">
            <text:p>4791</text:p>
          </table:table-cell>
        </table:table-row>
        <table:table-row table:style-name="ro1"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4870">
            <text:p>4870</text:p>
          </table:table-cell>
        </table:table-row>
        <table:table-row table:style-name="ro1"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5351">
            <text:p>53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6">
            <text:p>4326</text:p>
          </table:table-cell>
        </table:table-row>
        <table:table-row table:style-name="ro1">
          <table:table-cell office:value-type="float" office:value="4385">
            <text:p>4385</text:p>
          </table:table-cell>
        </table:table-row>
        <table:table-row table:style-name="ro1">
          <table:table-cell office:value-type="float" office:value="4427">
            <text:p>4427</text:p>
          </table:table-cell>
        </table:table-row>
        <table:table-row table:style-name="ro1">
          <table:table-cell office:value-type="float" office:value="4469">
            <text:p>4469</text:p>
          </table:table-cell>
        </table:table-row>
        <table:table-row table:style-name="ro1">
          <table:table-cell office:value-type="float" office:value="4511">
            <text:p>4511</text:p>
          </table:table-cell>
        </table:table-row>
        <table:table-row table:style-name="ro1">
          <table:table-cell office:value-type="float" office:value="4552">
            <text:p>4552</text:p>
          </table:table-cell>
        </table:table-row>
        <table:table-row table:style-name="ro1">
          <table:table-cell office:value-type="float" office:value="4594">
            <text:p>4594</text:p>
          </table:table-cell>
        </table:table-row>
        <table:table-row table:style-name="ro1">
          <table:table-cell office:value-type="float" office:value="4635">
            <text:p>4635</text:p>
          </table:table-cell>
        </table:table-row>
        <table:table-row table:style-name="ro1">
          <table:table-cell office:value-type="float" office:value="4677">
            <text:p>4677</text:p>
          </table:table-cell>
        </table:table-row>
        <table:table-row table:style-name="ro1">
          <table:table-cell office:value-type="float" office:value="4716">
            <text:p>4716</text:p>
          </table:table-cell>
        </table:table-row>
        <table:table-row table:style-name="ro1">
          <table:table-cell office:value-type="float" office:value="4755">
            <text:p>4755</text:p>
          </table:table-cell>
        </table:table-row>
        <table:table-row table:style-name="ro1">
          <table:table-cell office:value-type="float" office:value="4794">
            <text:p>4794</text:p>
          </table:table-cell>
        </table:table-row>
        <table:table-row table:style-name="ro1">
          <table:table-cell office:value-type="float" office:value="4833">
            <text:p>4833</text:p>
          </table:table-cell>
        </table:table-row>
        <table:table-row table:style-name="ro1"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20">
            <text:p>11520</text:p>
          </table:table-cell>
        </table:table-row>
        <table:table-row table:style-name="ro1">
          <table:table-cell office:value-type="float" office:value="5093">
            <text:p>5093</text:p>
          </table:table-cell>
        </table:table-row>
        <table:table-row table:style-name="ro1">
          <table:table-cell office:value-type="float" office:value="5129">
            <text:p>5129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5235">
            <text:p>5235</text:p>
          </table:table-cell>
        </table:table-row>
        <table:table-row table:style-name="ro1"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5552">
            <text:p>5552</text:p>
          </table:table-cell>
        </table:table-row>
        <table:table-row table:style-name="ro1"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916">
            <text:p>5916</text:p>
          </table:table-cell>
        </table:table-row>
        <table:table-row table:style-name="ro1">
          <table:table-cell office:value-type="float" office:value="5948">
            <text:p>594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5095">
            <text:p>5095</text:p>
          </table:table-cell>
        </table:table-row>
        <table:table-row table:style-name="ro1">
          <table:table-cell office:value-type="float" office:value="5136">
            <text:p>5136</text:p>
          </table:table-cell>
        </table:table-row>
        <table:table-row table:style-name="ro1"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5347">
            <text:p>5347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5467">
            <text:p>546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4">
            <text:p>3684</text:p>
          </table:table-cell>
        </table:table-row>
        <table:table-row table:style-name="ro1"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755">
            <text:p>3755</text:p>
          </table:table-cell>
        </table:table-row>
        <table:table-row table:style-name="ro1"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3832">
            <text:p>3832</text:p>
          </table:table-cell>
        </table:table-row>
        <table:table-row table:style-name="ro1"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3901">
            <text:p>3901</text:p>
          </table:table-cell>
        </table:table-row>
        <table:table-row table:style-name="ro1">
          <table:table-cell office:value-type="float" office:value="5017">
            <text:p>5017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43">
            <text:p>5143</text:p>
          </table:table-cell>
        </table:table-row>
        <table:table-row table:style-name="ro1"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5207">
            <text:p>5207</text:p>
          </table:table-cell>
        </table:table-row>
        <table:table-row table:style-name="ro1">
          <table:table-cell office:value-type="float" office:value="5239">
            <text:p>5239</text:p>
          </table:table-cell>
        </table:table-row>
        <table:table-row table:style-name="ro1">
          <table:table-cell office:value-type="float" office:value="5271">
            <text:p>5271</text:p>
          </table:table-cell>
        </table:table-row>
        <table:table-row table:style-name="ro1">
          <table:table-cell office:value-type="float" office:value="5305">
            <text:p>530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0">
            <text:p>4920</text:p>
          </table:table-cell>
        </table:table-row>
        <table:table-row table:style-name="ro1">
          <table:table-cell office:value-type="float" office:value="4982">
            <text:p>4982</text:p>
          </table:table-cell>
        </table:table-row>
        <table:table-row table:style-name="ro1"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5216">
            <text:p>5216</text:p>
          </table:table-cell>
        </table:table-row>
        <table:table-row table:style-name="ro1">
          <table:table-cell office:value-type="float" office:value="5267">
            <text:p>5267</text:p>
          </table:table-cell>
        </table:table-row>
        <table:table-row table:style-name="ro1"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15">
            <text:p>5415</text:p>
          </table:table-cell>
        </table:table-row>
        <table:table-row table:style-name="ro1"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5583">
            <text:p>5583</text:p>
          </table:table-cell>
        </table:table-row>
        <table:table-row table:style-name="ro1">
          <table:table-cell office:value-type="float" office:value="5627">
            <text:p>5627</text:p>
          </table:table-cell>
        </table:table-row>
        <table:table-row table:style-name="ro1">
          <table:table-cell office:value-type="float" office:value="5671">
            <text:p>5671</text:p>
          </table:table-cell>
        </table:table-row>
        <table:table-row table:style-name="ro1">
          <table:table-cell office:value-type="float" office:value="5720">
            <text:p>57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5">
            <text:p>3755</text:p>
          </table:table-cell>
        </table:table-row>
        <table:table-row table:style-name="ro1">
          <table:table-cell office:value-type="float" office:value="3791">
            <text:p>3791</text:p>
          </table:table-cell>
        </table:table-row>
        <table:table-row table:style-name="ro1">
          <table:table-cell office:value-type="float" office:value="3825">
            <text:p>3825</text:p>
          </table:table-cell>
        </table:table-row>
        <table:table-row table:style-name="ro1">
          <table:table-cell office:value-type="float" office:value="3860">
            <text:p>3860</text:p>
          </table:table-cell>
        </table:table-row>
        <table:table-row table:style-name="ro1">
          <table:table-cell office:value-type="float" office:value="3893">
            <text:p>3893</text:p>
          </table:table-cell>
        </table:table-row>
        <table:table-row table:style-name="ro1">
          <table:table-cell office:value-type="float" office:value="3941">
            <text:p>3941</text:p>
          </table:table-cell>
        </table:table-row>
        <table:table-row table:style-name="ro1"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5127">
            <text:p>5127</text:p>
          </table:table-cell>
        </table:table-row>
        <table:table-row table:style-name="ro1"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5253">
            <text:p>5253</text:p>
          </table:table-cell>
        </table:table-row>
        <table:table-row table:style-name="ro1"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5349">
            <text:p>5349</text:p>
          </table:table-cell>
        </table:table-row>
        <table:table-row table:style-name="ro1"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4965">
            <text:p>4965</text:p>
          </table:table-cell>
        </table:table-row>
        <table:table-row table:style-name="ro1">
          <table:table-cell office:value-type="float" office:value="5007">
            <text:p>5007</text:p>
          </table:table-cell>
        </table:table-row>
        <table:table-row table:style-name="ro1">
          <table:table-cell office:value-type="float" office:value="5050">
            <text:p>5050</text:p>
          </table:table-cell>
        </table:table-row>
        <table:table-row table:style-name="ro1">
          <table:table-cell office:value-type="float" office:value="5093">
            <text:p>5093</text:p>
          </table:table-cell>
        </table:table-row>
        <table:table-row table:style-name="ro1">
          <table:table-cell office:value-type="float" office:value="5135">
            <text:p>5135</text:p>
          </table:table-cell>
        </table:table-row>
        <table:table-row table:style-name="ro1"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5219">
            <text:p>5219</text:p>
          </table:table-cell>
        </table:table-row>
        <table:table-row table:style-name="ro1"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5299">
            <text:p>5299</text:p>
          </table:table-cell>
        </table:table-row>
        <table:table-row table:style-name="ro1">
          <table:table-cell office:value-type="float" office:value="5340">
            <text:p>5340</text:p>
          </table:table-cell>
        </table:table-row>
        <table:table-row table:style-name="ro1">
          <table:table-cell office:value-type="float" office:value="5380">
            <text:p>5380</text:p>
          </table:table-cell>
        </table:table-row>
        <table:table-row table:style-name="ro1">
          <table:table-cell office:value-type="float" office:value="5851">
            <text:p>58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921">
            <text:p>4921</text:p>
          </table:table-cell>
        </table:table-row>
        <table:table-row table:style-name="ro1">
          <table:table-cell office:value-type="float" office:value="4980">
            <text:p>4980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6">
            <text:p>5066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54">
            <text:p>5154</text:p>
          </table:table-cell>
        </table:table-row>
        <table:table-row table:style-name="ro1"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5282">
            <text:p>5282</text:p>
          </table:table-cell>
        </table:table-row>
        <table:table-row table:style-name="ro1"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5445">
            <text:p>5445</text:p>
          </table:table-cell>
        </table:table-row>
        <table:table-row table:style-name="ro1">
          <table:table-cell office:value-type="float" office:value="5540">
            <text:p>55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5224">
            <text:p>5224</text:p>
          </table:table-cell>
        </table:table-row>
        <table:table-row table:style-name="ro1">
          <table:table-cell office:value-type="float" office:value="5642">
            <text:p>5642</text:p>
          </table:table-cell>
        </table:table-row>
        <table:table-row table:style-name="ro1"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5772">
            <text:p>5772</text:p>
          </table:table-cell>
        </table:table-row>
        <table:table-row table:style-name="ro1">
          <table:table-cell office:value-type="float" office:value="5816">
            <text:p>5816</text:p>
          </table:table-cell>
        </table:table-row>
        <table:table-row table:style-name="ro1">
          <table:table-cell office:value-type="float" office:value="5859">
            <text:p>5859</text:p>
          </table:table-cell>
        </table:table-row>
        <table:table-row table:style-name="ro1">
          <table:table-cell office:value-type="float" office:value="5903">
            <text:p>5903</text:p>
          </table:table-cell>
        </table:table-row>
        <table:table-row table:style-name="ro1">
          <table:table-cell office:value-type="float" office:value="5944">
            <text:p>5944</text:p>
          </table:table-cell>
        </table:table-row>
        <table:table-row table:style-name="ro1"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66">
            <text:p>6066</text:p>
          </table:table-cell>
        </table:table-row>
        <table:table-row table:style-name="ro1">
          <table:table-cell office:value-type="float" office:value="6107">
            <text:p>6107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0">
            <text:p>5020</text:p>
          </table:table-cell>
        </table:table-row>
        <table:table-row table:style-name="ro1">
          <table:table-cell office:value-type="float" office:value="5114">
            <text:p>5114</text:p>
          </table:table-cell>
        </table:table-row>
        <table:table-row table:style-name="ro1">
          <table:table-cell office:value-type="float" office:value="5466">
            <text:p>5466</text:p>
          </table:table-cell>
        </table:table-row>
        <table:table-row table:style-name="ro1">
          <table:table-cell office:value-type="float" office:value="5750">
            <text:p>5750</text:p>
          </table:table-cell>
        </table:table-row>
        <table:table-row table:style-name="ro1">
          <table:table-cell office:value-type="float" office:value="5791">
            <text:p>5791</text:p>
          </table:table-cell>
        </table:table-row>
        <table:table-row table:style-name="ro1">
          <table:table-cell office:value-type="float" office:value="5832">
            <text:p>5832</text:p>
          </table:table-cell>
        </table:table-row>
        <table:table-row table:style-name="ro1">
          <table:table-cell office:value-type="float" office:value="6183">
            <text:p>6183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59">
            <text:p>6259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24">
            <text:p>6324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389">
            <text:p>6389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542">
            <text:p>65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65">
            <text:p>11465</text:p>
          </table:table-cell>
        </table:table-row>
        <table:table-row table:style-name="ro1">
          <table:table-cell office:value-type="float" office:value="5326">
            <text:p>5326</text:p>
          </table:table-cell>
        </table:table-row>
        <table:table-row table:style-name="ro1"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5447">
            <text:p>5447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535">
            <text:p>5535</text:p>
          </table:table-cell>
        </table:table-row>
        <table:table-row table:style-name="ro1"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5622">
            <text:p>5622</text:p>
          </table:table-cell>
        </table:table-row>
        <table:table-row table:style-name="ro1">
          <table:table-cell office:value-type="float" office:value="5665">
            <text:p>5665</text:p>
          </table:table-cell>
        </table:table-row>
        <table:table-row table:style-name="ro1">
          <table:table-cell office:value-type="float" office:value="5709">
            <text:p>5709</text:p>
          </table:table-cell>
        </table:table-row>
        <table:table-row table:style-name="ro1">
          <table:table-cell office:value-type="float" office:value="5750">
            <text:p>5750</text:p>
          </table:table-cell>
        </table:table-row>
        <table:table-row table:style-name="ro1">
          <table:table-cell office:value-type="float" office:value="5790">
            <text:p>5790</text:p>
          </table:table-cell>
        </table:table-row>
        <table:table-row table:style-name="ro1">
          <table:table-cell office:value-type="float" office:value="5831">
            <text:p>5831</text:p>
          </table:table-cell>
        </table:table-row>
        <table:table-row table:style-name="ro1">
          <table:table-cell office:value-type="float" office:value="5872">
            <text:p>5872</text:p>
          </table:table-cell>
        </table:table-row>
        <table:table-row table:style-name="ro1">
          <table:table-cell office:value-type="float" office:value="5978">
            <text:p>59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98">
            <text:p>10598</text:p>
          </table:table-cell>
        </table:table-row>
        <table:table-row table:style-name="ro1"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5561">
            <text:p>5561</text:p>
          </table:table-cell>
        </table:table-row>
        <table:table-row table:style-name="ro1">
          <table:table-cell office:value-type="float" office:value="5606">
            <text:p>5606</text:p>
          </table:table-cell>
        </table:table-row>
        <table:table-row table:style-name="ro1">
          <table:table-cell office:value-type="float" office:value="5649">
            <text:p>5649</text:p>
          </table:table-cell>
        </table:table-row>
        <table:table-row table:style-name="ro1">
          <table:table-cell office:value-type="float" office:value="5693">
            <text:p>5693</text:p>
          </table:table-cell>
        </table:table-row>
        <table:table-row table:style-name="ro1">
          <table:table-cell office:value-type="float" office:value="5738">
            <text:p>5738</text:p>
          </table:table-cell>
        </table:table-row>
        <table:table-row table:style-name="ro1">
          <table:table-cell office:value-type="float" office:value="5782">
            <text:p>5782</text:p>
          </table:table-cell>
        </table:table-row>
        <table:table-row table:style-name="ro1">
          <table:table-cell office:value-type="float" office:value="5823">
            <text:p>5823</text:p>
          </table:table-cell>
        </table:table-row>
        <table:table-row table:style-name="ro1"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5905">
            <text:p>5905</text:p>
          </table:table-cell>
        </table:table-row>
        <table:table-row table:style-name="ro1">
          <table:table-cell office:value-type="float" office:value="5999">
            <text:p>5999</text:p>
          </table:table-cell>
        </table:table-row>
        <table:table-row table:style-name="ro1"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0">
            <text:p>5270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5561">
            <text:p>5561</text:p>
          </table:table-cell>
        </table:table-row>
        <table:table-row table:style-name="ro1">
          <table:table-cell office:value-type="float" office:value="5605">
            <text:p>5605</text:p>
          </table:table-cell>
        </table:table-row>
        <table:table-row table:style-name="ro1">
          <table:table-cell office:value-type="float" office:value="5649">
            <text:p>5649</text:p>
          </table:table-cell>
        </table:table-row>
        <table:table-row table:style-name="ro1">
          <table:table-cell office:value-type="float" office:value="5690">
            <text:p>5690</text:p>
          </table:table-cell>
        </table:table-row>
        <table:table-row table:style-name="ro1">
          <table:table-cell office:value-type="float" office:value="5731">
            <text:p>5731</text:p>
          </table:table-cell>
        </table:table-row>
        <table:table-row table:style-name="ro1">
          <table:table-cell office:value-type="float" office:value="5773">
            <text:p>5773</text:p>
          </table:table-cell>
        </table:table-row>
        <table:table-row table:style-name="ro1">
          <table:table-cell office:value-type="float" office:value="5814">
            <text:p>5814</text:p>
          </table:table-cell>
        </table:table-row>
        <table:table-row table:style-name="ro1">
          <table:table-cell office:value-type="float" office:value="5910">
            <text:p>5910</text:p>
          </table:table-cell>
        </table:table-row>
        <table:table-row table:style-name="ro1">
          <table:table-cell office:value-type="float" office:value="7354">
            <text:p>735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45">
            <text:p>5545</text:p>
          </table:table-cell>
        </table:table-row>
        <table:table-row table:style-name="ro1">
          <table:table-cell office:value-type="float" office:value="5604">
            <text:p>5604</text:p>
          </table:table-cell>
        </table:table-row>
        <table:table-row table:style-name="ro1"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709">
            <text:p>5709</text:p>
          </table:table-cell>
        </table:table-row>
        <table:table-row table:style-name="ro1"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5813">
            <text:p>5813</text:p>
          </table:table-cell>
        </table:table-row>
        <table:table-row table:style-name="ro1">
          <table:table-cell office:value-type="float" office:value="5858">
            <text:p>5858</text:p>
          </table:table-cell>
        </table:table-row>
        <table:table-row table:style-name="ro1">
          <table:table-cell office:value-type="float" office:value="5902">
            <text:p>5902</text:p>
          </table:table-cell>
        </table:table-row>
        <table:table-row table:style-name="ro1">
          <table:table-cell office:value-type="float" office:value="5946">
            <text:p>5946</text:p>
          </table:table-cell>
        </table:table-row>
        <table:table-row table:style-name="ro1">
          <table:table-cell office:value-type="float" office:value="5987">
            <text:p>5987</text:p>
          </table:table-cell>
        </table:table-row>
        <table:table-row table:style-name="ro1">
          <table:table-cell office:value-type="float" office:value="6028">
            <text:p>6028</text:p>
          </table:table-cell>
        </table:table-row>
        <table:table-row table:style-name="ro1">
          <table:table-cell office:value-type="float" office:value="6070">
            <text:p>6070</text:p>
          </table:table-cell>
        </table:table-row>
        <table:table-row table:style-name="ro1">
          <table:table-cell office:value-type="float" office:value="6161">
            <text:p>6161</text:p>
          </table:table-cell>
        </table:table-row>
        <table:table-row table:style-name="ro1">
          <table:table-cell office:value-type="float" office:value="6203">
            <text:p>6203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5458">
            <text:p>5458</text:p>
          </table:table-cell>
        </table:table-row>
        <table:table-row table:style-name="ro1">
          <table:table-cell office:value-type="float" office:value="5501">
            <text:p>5501</text:p>
          </table:table-cell>
        </table:table-row>
        <table:table-row table:style-name="ro1">
          <table:table-cell office:value-type="float" office:value="5546">
            <text:p>5546</text:p>
          </table:table-cell>
        </table:table-row>
        <table:table-row table:style-name="ro1"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5636">
            <text:p>5636</text:p>
          </table:table-cell>
        </table:table-row>
        <table:table-row table:style-name="ro1">
          <table:table-cell office:value-type="float" office:value="5681">
            <text:p>5681</text:p>
          </table:table-cell>
        </table:table-row>
        <table:table-row table:style-name="ro1">
          <table:table-cell office:value-type="float" office:value="5725">
            <text:p>5725</text:p>
          </table:table-cell>
        </table:table-row>
        <table:table-row table:style-name="ro1"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5810">
            <text:p>5810</text:p>
          </table:table-cell>
        </table:table-row>
        <table:table-row table:style-name="ro1">
          <table:table-cell office:value-type="float" office:value="5852">
            <text:p>5852</text:p>
          </table:table-cell>
        </table:table-row>
        <table:table-row table:style-name="ro1">
          <table:table-cell office:value-type="float" office:value="5893">
            <text:p>5893</text:p>
          </table:table-cell>
        </table:table-row>
        <table:table-row table:style-name="ro1">
          <table:table-cell office:value-type="float" office:value="5935">
            <text:p>5935</text:p>
          </table:table-cell>
        </table:table-row>
        <table:table-row table:style-name="ro1">
          <table:table-cell office:value-type="float" office:value="5976">
            <text:p>5976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24">
            <text:p>5424</text:p>
          </table:table-cell>
        </table:table-row>
        <table:table-row table:style-name="ro1"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5515">
            <text:p>5515</text:p>
          </table:table-cell>
        </table:table-row>
        <table:table-row table:style-name="ro1"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5740">
            <text:p>5740</text:p>
          </table:table-cell>
        </table:table-row>
        <table:table-row table:style-name="ro1">
          <table:table-cell office:value-type="float" office:value="5777">
            <text:p>5777</text:p>
          </table:table-cell>
        </table:table-row>
        <table:table-row table:style-name="ro1">
          <table:table-cell office:value-type="float" office:value="5807">
            <text:p>5807</text:p>
          </table:table-cell>
        </table:table-row>
        <table:table-row table:style-name="ro1">
          <table:table-cell office:value-type="float" office:value="5846">
            <text:p>5846</text:p>
          </table:table-cell>
        </table:table-row>
        <table:table-row table:style-name="ro1">
          <table:table-cell office:value-type="float" office:value="5878">
            <text:p>5878</text:p>
          </table:table-cell>
        </table:table-row>
        <table:table-row table:style-name="ro1">
          <table:table-cell office:value-type="float" office:value="5911">
            <text:p>5911</text:p>
          </table:table-cell>
        </table:table-row>
        <table:table-row table:style-name="ro1">
          <table:table-cell office:value-type="float" office:value="5944">
            <text:p>5944</text:p>
          </table:table-cell>
        </table:table-row>
        <table:table-row table:style-name="ro1">
          <table:table-cell office:value-type="float" office:value="5977">
            <text:p>5977</text:p>
          </table:table-cell>
        </table:table-row>
        <table:table-row table:style-name="ro1"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5554">
            <text:p>5554</text:p>
          </table:table-cell>
        </table:table-row>
        <table:table-row table:style-name="ro1">
          <table:table-cell office:value-type="float" office:value="5596">
            <text:p>5596</text:p>
          </table:table-cell>
        </table:table-row>
        <table:table-row table:style-name="ro1">
          <table:table-cell office:value-type="float" office:value="5644">
            <text:p>5644</text:p>
          </table:table-cell>
        </table:table-row>
        <table:table-row table:style-name="ro1">
          <table:table-cell office:value-type="float" office:value="5688">
            <text:p>5688</text:p>
          </table:table-cell>
        </table:table-row>
        <table:table-row table:style-name="ro1">
          <table:table-cell office:value-type="float" office:value="5732">
            <text:p>5732</text:p>
          </table:table-cell>
        </table:table-row>
        <table:table-row table:style-name="ro1">
          <table:table-cell office:value-type="float" office:value="5777">
            <text:p>5777</text:p>
          </table:table-cell>
        </table:table-row>
        <table:table-row table:style-name="ro1">
          <table:table-cell office:value-type="float" office:value="5821">
            <text:p>5821</text:p>
          </table:table-cell>
        </table:table-row>
        <table:table-row table:style-name="ro1">
          <table:table-cell office:value-type="float" office:value="5867">
            <text:p>5867</text:p>
          </table:table-cell>
        </table:table-row>
        <table:table-row table:style-name="ro1">
          <table:table-cell office:value-type="float" office:value="5909">
            <text:p>5909</text:p>
          </table:table-cell>
        </table:table-row>
        <table:table-row table:style-name="ro1">
          <table:table-cell office:value-type="float" office:value="5951">
            <text:p>5951</text:p>
          </table:table-cell>
        </table:table-row>
        <table:table-row table:style-name="ro1">
          <table:table-cell office:value-type="float" office:value="5993">
            <text:p>5993</text:p>
          </table:table-cell>
        </table:table-row>
        <table:table-row table:style-name="ro1">
          <table:table-cell office:value-type="float" office:value="6034">
            <text:p>6034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6174">
            <text:p>61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7">
            <text:p>5757</text:p>
          </table:table-cell>
        </table:table-row>
        <table:table-row table:style-name="ro1"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5881">
            <text:p>5881</text:p>
          </table:table-cell>
        </table:table-row>
        <table:table-row table:style-name="ro1">
          <table:table-cell office:value-type="float" office:value="5930">
            <text:p>5930</text:p>
          </table:table-cell>
        </table:table-row>
        <table:table-row table:style-name="ro1">
          <table:table-cell office:value-type="float" office:value="5975">
            <text:p>5975</text:p>
          </table:table-cell>
        </table:table-row>
        <table:table-row table:style-name="ro1">
          <table:table-cell office:value-type="float" office:value="6448">
            <text:p>6448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6583">
            <text:p>6583</text:p>
          </table:table-cell>
        </table:table-row>
        <table:table-row table:style-name="ro1">
          <table:table-cell office:value-type="float" office:value="6625">
            <text:p>6625</text:p>
          </table:table-cell>
        </table:table-row>
        <table:table-row table:style-name="ro1">
          <table:table-cell office:value-type="float" office:value="6666">
            <text:p>6666</text:p>
          </table:table-cell>
        </table:table-row>
        <table:table-row table:style-name="ro1">
          <table:table-cell office:value-type="float" office:value="6707">
            <text:p>6707</text:p>
          </table:table-cell>
        </table:table-row>
        <table:table-row table:style-name="ro1">
          <table:table-cell office:value-type="float" office:value="6778">
            <text:p>6778</text:p>
          </table:table-cell>
        </table:table-row>
        <table:table-row table:style-name="ro1">
          <table:table-cell office:value-type="float" office:value="6820">
            <text:p>6820</text:p>
          </table:table-cell>
        </table:table-row>
        <table:table-row table:style-name="ro1">
          <table:table-cell office:value-type="float" office:value="6862">
            <text:p>68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8">
            <text:p>5518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634">
            <text:p>5634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41">
            <text:p>5741</text:p>
          </table:table-cell>
        </table:table-row>
        <table:table-row table:style-name="ro1">
          <table:table-cell office:value-type="float" office:value="5786">
            <text:p>5786</text:p>
          </table:table-cell>
        </table:table-row>
        <table:table-row table:style-name="ro1"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5881">
            <text:p>5881</text:p>
          </table:table-cell>
        </table:table-row>
        <table:table-row table:style-name="ro1">
          <table:table-cell office:value-type="float" office:value="5926">
            <text:p>5926</text:p>
          </table:table-cell>
        </table:table-row>
        <table:table-row table:style-name="ro1"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6052">
            <text:p>6052</text:p>
          </table:table-cell>
        </table:table-row>
        <table:table-row table:style-name="ro1">
          <table:table-cell office:value-type="float" office:value="6094">
            <text:p>6094</text:p>
          </table:table-cell>
        </table:table-row>
        <table:table-row table:style-name="ro1"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233">
            <text:p>62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5702">
            <text:p>5702</text:p>
          </table:table-cell>
        </table:table-row>
        <table:table-row table:style-name="ro1">
          <table:table-cell office:value-type="float" office:value="5746">
            <text:p>5746</text:p>
          </table:table-cell>
        </table:table-row>
        <table:table-row table:style-name="ro1">
          <table:table-cell office:value-type="float" office:value="5796">
            <text:p>5796</text:p>
          </table:table-cell>
        </table:table-row>
        <table:table-row table:style-name="ro1">
          <table:table-cell office:value-type="float" office:value="5841">
            <text:p>5841</text:p>
          </table:table-cell>
        </table:table-row>
        <table:table-row table:style-name="ro1">
          <table:table-cell office:value-type="float" office:value="5886">
            <text:p>5886</text:p>
          </table:table-cell>
        </table:table-row>
        <table:table-row table:style-name="ro1">
          <table:table-cell office:value-type="float" office:value="5931">
            <text:p>5931</text:p>
          </table:table-cell>
        </table:table-row>
        <table:table-row table:style-name="ro1">
          <table:table-cell office:value-type="float" office:value="5977">
            <text:p>5977</text:p>
          </table:table-cell>
        </table:table-row>
        <table:table-row table:style-name="ro1">
          <table:table-cell office:value-type="float" office:value="6021">
            <text:p>6021</text:p>
          </table:table-cell>
        </table:table-row>
        <table:table-row table:style-name="ro1"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146">
            <text:p>6146</text:p>
          </table:table-cell>
        </table:table-row>
        <table:table-row table:style-name="ro1"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7">
            <text:p>4417</text:p>
          </table:table-cell>
        </table:table-row>
        <table:table-row table:style-name="ro1">
          <table:table-cell office:value-type="float" office:value="4453">
            <text:p>4453</text:p>
          </table:table-cell>
        </table:table-row>
        <table:table-row table:style-name="ro1">
          <table:table-cell office:value-type="float" office:value="4492">
            <text:p>4492</text:p>
          </table:table-cell>
        </table:table-row>
        <table:table-row table:style-name="ro1">
          <table:table-cell office:value-type="float" office:value="4534">
            <text:p>4534</text:p>
          </table:table-cell>
        </table:table-row>
        <table:table-row table:style-name="ro1">
          <table:table-cell office:value-type="float" office:value="4576">
            <text:p>4576</text:p>
          </table:table-cell>
        </table:table-row>
        <table:table-row table:style-name="ro1">
          <table:table-cell office:value-type="float" office:value="4614">
            <text:p>4614</text:p>
          </table:table-cell>
        </table:table-row>
        <table:table-row table:style-name="ro1">
          <table:table-cell office:value-type="float" office:value="4651">
            <text:p>4651</text:p>
          </table:table-cell>
        </table:table-row>
        <table:table-row table:style-name="ro1">
          <table:table-cell office:value-type="float" office:value="5915">
            <text:p>5915</text:p>
          </table:table-cell>
        </table:table-row>
        <table:table-row table:style-name="ro1">
          <table:table-cell office:value-type="float" office:value="5952">
            <text:p>5952</text:p>
          </table:table-cell>
        </table:table-row>
        <table:table-row table:style-name="ro1">
          <table:table-cell office:value-type="float" office:value="5987">
            <text:p>5987</text:p>
          </table:table-cell>
        </table:table-row>
        <table:table-row table:style-name="ro1">
          <table:table-cell office:value-type="float" office:value="6021">
            <text:p>6021</text:p>
          </table:table-cell>
        </table:table-row>
        <table:table-row table:style-name="ro1">
          <table:table-cell office:value-type="float" office:value="6054">
            <text:p>6054</text:p>
          </table:table-cell>
        </table:table-row>
        <table:table-row table:style-name="ro1">
          <table:table-cell office:value-type="float" office:value="6088">
            <text:p>6088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347">
            <text:p>63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5748">
            <text:p>5748</text:p>
          </table:table-cell>
        </table:table-row>
        <table:table-row table:style-name="ro1"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5837">
            <text:p>5837</text:p>
          </table:table-cell>
        </table:table-row>
        <table:table-row table:style-name="ro1">
          <table:table-cell office:value-type="float" office:value="5882">
            <text:p>5882</text:p>
          </table:table-cell>
        </table:table-row>
        <table:table-row table:style-name="ro1">
          <table:table-cell office:value-type="float" office:value="5927">
            <text:p>5927</text:p>
          </table:table-cell>
        </table:table-row>
        <table:table-row table:style-name="ro1">
          <table:table-cell office:value-type="float" office:value="5972">
            <text:p>5972</text:p>
          </table:table-cell>
        </table:table-row>
        <table:table-row table:style-name="ro1"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6105">
            <text:p>6105</text:p>
          </table:table-cell>
        </table:table-row>
        <table:table-row table:style-name="ro1">
          <table:table-cell office:value-type="float" office:value="6147">
            <text:p>6147</text:p>
          </table:table-cell>
        </table:table-row>
        <table:table-row table:style-name="ro1">
          <table:table-cell office:value-type="float" office:value="6189">
            <text:p>6189</text:p>
          </table:table-cell>
        </table:table-row>
        <table:table-row table:style-name="ro1"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9">
            <text:p>5709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5915">
            <text:p>5915</text:p>
          </table:table-cell>
        </table:table-row>
        <table:table-row table:style-name="ro1"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08">
            <text:p>6008</text:p>
          </table:table-cell>
        </table:table-row>
        <table:table-row table:style-name="ro1">
          <table:table-cell office:value-type="float" office:value="6054">
            <text:p>6054</text:p>
          </table:table-cell>
        </table:table-row>
        <table:table-row table:style-name="ro1">
          <table:table-cell office:value-type="float" office:value="6099">
            <text:p>6099</text:p>
          </table:table-cell>
        </table:table-row>
        <table:table-row table:style-name="ro1">
          <table:table-cell office:value-type="float" office:value="6145">
            <text:p>6145</text:p>
          </table:table-cell>
        </table:table-row>
        <table:table-row table:style-name="ro1"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273">
            <text:p>6273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358">
            <text:p>6358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2">
            <text:p>5762</text:p>
          </table:table-cell>
        </table:table-row>
        <table:table-row table:style-name="ro1">
          <table:table-cell office:value-type="float" office:value="5831">
            <text:p>5831</text:p>
          </table:table-cell>
        </table:table-row>
        <table:table-row table:style-name="ro1">
          <table:table-cell office:value-type="float" office:value="5892">
            <text:p>5892</text:p>
          </table:table-cell>
        </table:table-row>
        <table:table-row table:style-name="ro1">
          <table:table-cell office:value-type="float" office:value="5939">
            <text:p>5939</text:p>
          </table:table-cell>
        </table:table-row>
        <table:table-row table:style-name="ro1"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31">
            <text:p>6031</text:p>
          </table:table-cell>
        </table:table-row>
        <table:table-row table:style-name="ro1">
          <table:table-cell office:value-type="float" office:value="6077">
            <text:p>6077</text:p>
          </table:table-cell>
        </table:table-row>
        <table:table-row table:style-name="ro1">
          <table:table-cell office:value-type="float" office:value="6123">
            <text:p>6123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6210">
            <text:p>6210</text:p>
          </table:table-cell>
        </table:table-row>
        <table:table-row table:style-name="ro1">
          <table:table-cell office:value-type="float" office:value="6253">
            <text:p>6253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38">
            <text:p>6338</text:p>
          </table:table-cell>
        </table:table-row>
        <table:table-row table:style-name="ro1">
          <table:table-cell office:value-type="float" office:value="6380">
            <text:p>6380</text:p>
          </table:table-cell>
        </table:table-row>
        <table:table-row table:style-name="ro1">
          <table:table-cell office:value-type="float" office:value="6423">
            <text:p>64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6">
            <text:p>6066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238">
            <text:p>6238</text:p>
          </table:table-cell>
        </table:table-row>
        <table:table-row table:style-name="ro1">
          <table:table-cell office:value-type="float" office:value="6284">
            <text:p>6284</text:p>
          </table:table-cell>
        </table:table-row>
        <table:table-row table:style-name="ro1">
          <table:table-cell office:value-type="float" office:value="6329">
            <text:p>6329</text:p>
          </table:table-cell>
        </table:table-row>
        <table:table-row table:style-name="ro1">
          <table:table-cell office:value-type="float" office:value="6376">
            <text:p>6376</text:p>
          </table:table-cell>
        </table:table-row>
        <table:table-row table:style-name="ro1">
          <table:table-cell office:value-type="float" office:value="6423">
            <text:p>6423</text:p>
          </table:table-cell>
        </table:table-row>
        <table:table-row table:style-name="ro1">
          <table:table-cell office:value-type="float" office:value="6469">
            <text:p>6469</text:p>
          </table:table-cell>
        </table:table-row>
        <table:table-row table:style-name="ro1">
          <table:table-cell office:value-type="float" office:value="6514">
            <text:p>6514</text:p>
          </table:table-cell>
        </table:table-row>
        <table:table-row table:style-name="ro1">
          <table:table-cell office:value-type="float" office:value="6556">
            <text:p>6556</text:p>
          </table:table-cell>
        </table:table-row>
        <table:table-row table:style-name="ro1">
          <table:table-cell office:value-type="float" office:value="6599">
            <text:p>6599</text:p>
          </table:table-cell>
        </table:table-row>
        <table:table-row table:style-name="ro1">
          <table:table-cell office:value-type="float" office:value="6639">
            <text:p>6639</text:p>
          </table:table-cell>
        </table:table-row>
        <table:table-row table:style-name="ro1">
          <table:table-cell office:value-type="float" office:value="6684">
            <text:p>6684</text:p>
          </table:table-cell>
        </table:table-row>
        <table:table-row table:style-name="ro1">
          <table:table-cell office:value-type="float" office:value="6726">
            <text:p>6726</text:p>
          </table:table-cell>
        </table:table-row>
        <table:table-row table:style-name="ro1">
          <table:table-cell office:value-type="float" office:value="6768">
            <text:p>6768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percentage-style style:name="N112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03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21T20:53:55</meta:creation-date>
    <dc:date>2011-04-24T03:45:07</dc:date>
    <dc:creator>Chris </dc:creator>
    <meta:editing-duration>PT05H48M51S</meta:editing-duration>
    <meta:editing-cycles>16</meta:editing-cycles>
    <meta:generator>OpenOffice.org/3.2$Linux OpenOffice.org_project/320m19$Build-9505</meta:generator>
    <meta:document-statistic meta:table-count="3" meta:cell-count="17116" meta:object-count="0"/>
  </office:meta>
</office:document-meta>
</file>